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1">
      <style:text-properties fo:font-variant="normal" fo:text-transform="none" style:use-window-font-color="true" loext:opacity="0%" style:text-underline-style="none"/>
    </style:style>
    <style:style style:name="P3" style:family="paragraph" style:parent-style-name="Heading_20_1">
      <style:paragraph-properties fo:break-before="page"/>
      <style:text-properties fo:font-variant="normal" fo:text-transform="none" style:use-window-font-color="true" loext:opacity="0%" style:text-underline-style="none"/>
    </style:style>
    <style:style style:name="P4" style:family="paragraph" style:parent-style-name="Heading_20_2">
      <style:paragraph-properties fo:break-before="page"/>
    </style:style>
    <style:style style:name="P5" style:family="paragraph">
      <style:paragraph-properties fo:break-before="page"/>
    </style:style>
    <style:style style:name="P6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/>
    </style:style>
    <style:style style:name="P7" style:family="paragraph" style:parent-style-name="Standard">
      <style:paragraph-properties fo:margin-left="0cm" fo:margin-right="0cm" fo:orphans="0" fo:widows="0" fo:text-indent="0.635cm" style:auto-text-indent="false" fo:break-before="page"/>
      <style:text-properties fo:font-variant="normal" fo:text-transform="none" style:use-window-font-color="true" loext:opacity="0%" style:text-underline-style="none"/>
    </style:style>
    <style:style style:name="P8" style:family="paragraph" style:parent-style-name="Standard">
      <style:paragraph-properties fo:orphans="0" fo:widows="0" fo:break-before="page"/>
      <style:text-properties fo:font-variant="normal" fo:text-transform="none" style:use-window-font-color="true" loext:opacity="0%" style:text-underline-style="none"/>
    </style:style>
    <style:style style:name="P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/>
    </style:style>
    <style:style style:name="P11" style:family="paragraph" style:parent-style-name="Standard">
      <style:paragraph-properties fo:orphans="0" fo:widows="0" fo:break-before="page">
        <style:tab-stops>
          <style:tab-stop style:position="4.83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435cm"/>
        </style:tab-stops>
      </style:paragraph-properties>
      <style:text-properties fo:font-variant="normal" fo:text-transform="none" style:use-window-font-color="true" loext:opacity="0%" style:text-underline-style="none" officeooo:paragraph-rsid="00126fd4"/>
    </style:style>
    <style:style style:name="P13" style:family="paragraph" style:parent-style-name="Standard">
      <style:paragraph-properties fo:orphans="0" fo:widows="0" fo:break-before="page">
        <style:tab-stops>
          <style:tab-stop style:position="3.094cm"/>
          <style:tab-stop style:position="3.833cm"/>
          <style:tab-stop style:position="4.44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06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" style:family="paragraph" style:parent-style-name="Standard">
      <style:paragraph-properties fo:margin-left="0.635cm" fo:margin-right="0cm" fo:orphans="0" fo:widows="0" fo:text-indent="-0.635cm" style:auto-text-indent="false"/>
      <style:text-properties fo:font-variant="normal" fo:text-transform="none" style:use-window-font-color="true" loext:opacity="0%" style:text-underline-style="none"/>
    </style:style>
    <style:style style:name="P16" style:family="paragraph" style:parent-style-name="Standard">
      <style:paragraph-properties fo:margin-left="0.635cm" fo:margin-right="0cm" fo:orphans="0" fo:widows="0" fo:text-indent="-0.635cm" style:auto-text-indent="false" fo:break-before="page"/>
      <style:text-properties fo:font-variant="normal" fo:text-transform="none" style:use-window-font-color="true" loext:opacity="0%" style:text-underline-style="none"/>
    </style:style>
    <style:style style:name="P1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34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8" style:family="paragraph" style:parent-style-name="Standard">
      <style:paragraph-properties fo:orphans="0" fo:widows="0" fo:break-before="page">
        <style:tab-stops>
          <style:tab-stop style:position="7.181cm"/>
          <style:tab-stop style:position="8.09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9" style:family="paragraph" style:parent-style-name="Standard">
      <style:paragraph-properties fo:orphans="0" fo:widows="0">
        <style:tab-stops>
          <style:tab-stop style:position="3.78cm"/>
          <style:tab-stop style:position="7.24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46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1" style:family="paragraph" style:parent-style-name="Standard">
      <style:paragraph-properties fo:orphans="0" fo:widows="0" fo:break-before="page">
        <style:tab-stops>
          <style:tab-stop style:position="0.908cm" style:leader-style="solid" style:leader-text="-"/>
          <style:tab-stop style:position="1.524cm" style:leader-style="solid" style:leader-text="-"/>
          <style:tab-stop style:position="2.078cm" style:leader-style="solid" style:leader-text="-"/>
          <style:tab-stop style:position="2.97cm" style:leader-style="solid" style:leader-text="-"/>
          <style:tab-stop style:position="3.902cm" style:leader-style="solid" style:leader-text="-"/>
          <style:tab-stop style:position="4.142cm" style:leader-style="solid" style:leader-text="-"/>
          <style:tab-stop style:position="6.313cm" style:leader-style="solid" style:leader-text="-"/>
          <style:tab-stop style:position="7.437cm" style:leader-style="solid" style:leader-text="-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2" style:family="paragraph" style:parent-style-name="Standard">
      <style:paragraph-properties fo:orphans="0" fo:widows="0" fo:break-before="page">
        <style:tab-stops>
          <style:tab-stop style:position="6.56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3" style:family="paragraph" style:parent-style-name="Standard">
      <style:paragraph-properties fo:orphans="0" fo:widows="0" fo:break-before="page">
        <style:tab-stops>
          <style:tab-stop style:position="5.40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39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729cm"/>
        </style:tab-stops>
      </style:paragraph-properties>
      <style:text-properties fo:font-variant="normal" fo:text-transform="none" style:use-window-font-color="true" loext:opacity="0%" style:text-underline-style="none" officeooo:paragraph-rsid="00126fd4"/>
    </style:style>
    <style:style style:name="P26" style:family="paragraph" style:parent-style-name="Standard">
      <style:paragraph-properties fo:orphans="0" fo:widows="0" fo:break-before="page">
        <style:tab-stops>
          <style:tab-stop style:position="0.57cm"/>
          <style:tab-stop style:position="1.393cm"/>
          <style:tab-stop style:position="1.947cm" style:leader-style="solid" style:leader-text="-"/>
          <style:tab-stop style:position="2.54cm" style:leader-style="solid" style:leader-text="-"/>
          <style:tab-stop style:position="3.002cm" style:leader-style="solid" style:leader-text="-"/>
          <style:tab-stop style:position="3.741cm"/>
          <style:tab-stop style:position="6.20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7" style:family="paragraph" style:parent-style-name="Standard">
      <style:paragraph-properties fo:orphans="0" fo:widows="0">
        <style:tab-stops>
          <style:tab-stop style:position="7.174cm"/>
          <style:tab-stop style:position="7.73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8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581cm"/>
          <style:tab-stop style:position="3.45cm"/>
          <style:tab-stop style:position="5.043cm"/>
          <style:tab-stop style:position="6.006cm"/>
          <style:tab-stop style:position="7.21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9" style:family="paragraph" style:parent-style-name="Standard">
      <style:paragraph-properties fo:orphans="0" fo:widows="0" fo:break-before="page">
        <style:tab-stops>
          <style:tab-stop style:position="0.293cm"/>
          <style:tab-stop style:position="0.901cm"/>
          <style:tab-stop style:position="2.117cm"/>
          <style:tab-stop style:position="3.671cm"/>
          <style:tab-stop style:position="4.464cm"/>
          <style:tab-stop style:position="5.419cm"/>
          <style:tab-stop style:position="7.72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79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1" style:family="paragraph" style:parent-style-name="Standard">
      <style:paragraph-properties fo:orphans="0" fo:widows="0">
        <style:tab-stops>
          <style:tab-stop style:position="6.26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2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1.034cm" style:leader-style="solid" style:leader-text="-"/>
          <style:tab-stop style:position="1.48cm" style:leader-style="solid" style:leader-text="-"/>
          <style:tab-stop style:position="2.85cm"/>
          <style:tab-stop style:position="4.66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3" style:family="paragraph" style:parent-style-name="Standard">
      <style:paragraph-properties fo:orphans="0" fo:widows="0" fo:break-before="page">
        <style:tab-stops>
          <style:tab-stop style:position="4.872cm"/>
          <style:tab-stop style:position="5.226cm" style:leader-style="solid" style:leader-text="-"/>
          <style:tab-stop style:position="5.579cm"/>
          <style:tab-stop style:position="8.066cm" style:leader-style="solid" style:leader-text="-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055cm"/>
        </style:tab-stops>
      </style:paragraph-properties>
      <style:text-properties fo:font-variant="normal" fo:text-transform="none" style:use-window-font-color="true" loext:opacity="0%" style:text-underline-style="none" officeooo:paragraph-rsid="00126fd4"/>
    </style:style>
    <style:style style:name="P3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378cm"/>
        </style:tab-stops>
      </style:paragraph-properties>
      <style:text-properties fo:font-variant="normal" fo:text-transform="none" style:use-window-font-color="true" loext:opacity="0%" style:text-underline-style="none" officeooo:paragraph-rsid="00126fd4"/>
    </style:style>
    <style:style style:name="P36" style:family="paragraph" style:parent-style-name="Standard">
      <style:paragraph-properties fo:orphans="0" fo:widows="0" fo:break-before="page">
        <style:tab-stops>
          <style:tab-stop style:position="5.1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069cm"/>
          <style:tab-stop style:position="4.662cm"/>
          <style:tab-stop style:position="6.43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8" style:family="paragraph" style:parent-style-name="Standard">
      <style:paragraph-properties fo:orphans="0" fo:widows="0">
        <style:tab-stops>
          <style:tab-stop style:position="8.10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9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1.997cm"/>
          <style:tab-stop style:position="2.62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36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1" style:family="paragraph" style:parent-style-name="Standard">
      <style:paragraph-properties fo:orphans="0" fo:widows="0" fo:break-before="page">
        <style:tab-stops>
          <style:tab-stop style:position="0.293cm"/>
          <style:tab-stop style:position="1.117cm"/>
          <style:tab-stop style:position="1.709cm"/>
          <style:tab-stop style:position="3.018cm"/>
          <style:tab-stop style:position="5.08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28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3" style:family="paragraph" style:parent-style-name="Standard">
      <style:paragraph-properties fo:orphans="0" fo:widows="0" fo:break-before="page">
        <style:tab-stops>
          <style:tab-stop style:position="1.185cm" style:leader-style="solid" style:leader-text="-"/>
          <style:tab-stop style:position="1.856cm" style:leader-style="solid" style:leader-text="-"/>
          <style:tab-stop style:position="2.524cm" style:leader-style="solid" style:leader-text="-"/>
          <style:tab-stop style:position="3.032cm" style:leader-style="solid" style:leader-text="-"/>
          <style:tab-stop style:position="3.272cm" style:leader-style="solid" style:leader-text="-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4" style:family="paragraph" style:parent-style-name="Standard">
      <style:paragraph-properties fo:orphans="0" fo:widows="0">
        <style:tab-stops>
          <style:tab-stop style:position="5.5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5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496cm"/>
          <style:tab-stop style:position="3.597cm"/>
          <style:tab-stop style:position="5.8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47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7" style:family="paragraph" style:parent-style-name="Standard">
      <style:paragraph-properties fo:orphans="0" fo:widows="0" fo:break-before="page">
        <style:tab-stops>
          <style:tab-stop style:position="1.801cm"/>
          <style:tab-stop style:position="4.725cm"/>
          <style:tab-stop style:position="6.33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8" style:family="paragraph" style:parent-style-name="Standard">
      <style:paragraph-properties fo:orphans="0" fo:widows="0" fo:break-before="page">
        <style:tab-stops>
          <style:tab-stop style:position="4.12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9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469cm"/>
          <style:tab-stop style:position="4.54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36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10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30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3" style:family="paragraph" style:parent-style-name="Standard">
      <style:paragraph-properties fo:orphans="0" fo:widows="0" fo:break-before="page">
        <style:tab-stops>
          <style:tab-stop style:position="6.5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4" style:family="paragraph" style:parent-style-name="Standard">
      <style:paragraph-properties fo:orphans="0" fo:widows="0" fo:break-before="page">
        <style:tab-stops>
          <style:tab-stop style:position="4.63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39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6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31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01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8" style:family="paragraph" style:parent-style-name="Standard">
      <style:paragraph-properties fo:orphans="0" fo:widows="0" fo:break-before="page">
        <style:tab-stops>
          <style:tab-stop style:position="0.654cm"/>
          <style:tab-stop style:position="2.641cm"/>
          <style:tab-stop style:position="4.263cm"/>
          <style:tab-stop style:position="4.904cm"/>
          <style:tab-stop style:position="5.38cm" style:leader-style="solid" style:leader-text="-"/>
          <style:tab-stop style:position="7.02cm" style:leader-style="solid" style:leader-text="-"/>
          <style:tab-stop style:position="7.844cm" style:leader-style="solid" style:leader-text="-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9" style:family="paragraph" style:parent-style-name="Standard">
      <style:paragraph-properties fo:orphans="0" fo:widows="0">
        <style:tab-stops>
          <style:tab-stop style:position="5.523cm"/>
          <style:tab-stop style:position="6.93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28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1" style:family="paragraph" style:parent-style-name="Standard">
      <style:paragraph-properties fo:orphans="0" fo:widows="0" fo:break-before="page">
        <style:tab-stops>
          <style:tab-stop style:position="0.77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2" style:family="paragraph" style:parent-style-name="Standard">
      <style:paragraph-properties fo:orphans="0" fo:widows="0" fo:break-before="page">
        <style:tab-stops>
          <style:tab-stop style:position="0.377cm"/>
          <style:tab-stop style:position="1.409cm"/>
          <style:tab-stop style:position="3.826cm"/>
          <style:tab-stop style:position="4.464cm"/>
          <style:tab-stop style:position="4.865cm"/>
          <style:tab-stop style:position="5.519cm"/>
          <style:tab-stop style:position="5.872cm"/>
          <style:tab-stop style:position="7.373cm"/>
          <style:tab-stop style:position="7.959cm" style:leader-style="solid" style:leader-text="-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3" style:family="paragraph" style:parent-style-name="Standard">
      <style:paragraph-properties fo:orphans="0" fo:widows="0" fo:break-before="page">
        <style:tab-stops>
          <style:tab-stop style:position="2.371cm" style:leader-style="solid" style:leader-text="-"/>
          <style:tab-stop style:position="2.916cm" style:leader-style="solid" style:leader-text="-"/>
          <style:tab-stop style:position="4.23cm" style:leader-style="solid" style:leader-text="-"/>
          <style:tab-stop style:position="4.38cm"/>
          <style:tab-stop style:position="5.094cm" style:leader-style="solid" style:leader-text="-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32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98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6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552cm"/>
          <style:tab-stop style:position="5.63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7" style:family="paragraph" style:parent-style-name="Standard">
      <style:paragraph-properties fo:orphans="0" fo:widows="0" fo:break-before="page">
        <style:tab-stops>
          <style:tab-stop style:position="1.032cm"/>
          <style:tab-stop style:position="3.279cm"/>
          <style:tab-stop style:position="3.949cm" style:leader-style="solid" style:leader-text="-"/>
          <style:tab-stop style:position="4.934cm" style:leader-style="solid" style:leader-text="-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82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9" style:family="paragraph" style:parent-style-name="Standard">
      <style:paragraph-properties fo:orphans="0" fo:widows="0" fo:break-before="page">
        <style:tab-stops>
          <style:tab-stop style:position="1.416cm" style:leader-style="solid" style:leader-text="-"/>
          <style:tab-stop style:position="1.879cm" style:leader-style="solid" style:leader-text="-"/>
          <style:tab-stop style:position="2.602cm" style:leader-style="solid" style:leader-text="-"/>
          <style:tab-stop style:position="3.54cm" style:leader-style="solid" style:leader-text="-"/>
          <style:tab-stop style:position="4.126cm" style:leader-style="solid" style:leader-text="-"/>
          <style:tab-stop style:position="6.288cm" style:leader-style="solid" style:leader-text="-"/>
          <style:tab-stop style:position="7.366cm" style:leader-style="solid" style:leader-text="-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11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1" style:family="paragraph" style:parent-style-name="Standard">
      <style:paragraph-properties fo:orphans="0" fo:widows="0">
        <style:tab-stops>
          <style:tab-stop style:position="5.9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2" style:family="paragraph" style:parent-style-name="Standard">
      <style:paragraph-properties fo:orphans="0" fo:widows="0" fo:break-before="page">
        <style:tab-stops>
          <style:tab-stop style:position="1.039cm"/>
          <style:tab-stop style:position="4.041cm"/>
          <style:tab-stop style:position="4.787cm"/>
          <style:tab-stop style:position="6.01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3" style:family="paragraph" style:parent-style-name="Standard">
      <style:paragraph-properties fo:orphans="0" fo:widows="0" fo:break-before="page">
        <style:tab-stops>
          <style:tab-stop style:position="2.67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381cm"/>
          <style:tab-stop style:position="4.944cm"/>
          <style:tab-stop style:position="6.18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934cm"/>
        </style:tab-stops>
      </style:paragraph-properties>
      <style:text-properties fo:font-variant="normal" fo:text-transform="none" style:use-window-font-color="true" loext:opacity="0%" style:text-underline-style="none" officeooo:paragraph-rsid="00126fd4"/>
    </style:style>
    <style:style style:name="P76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1.258cm"/>
          <style:tab-stop style:position="2.889cm"/>
          <style:tab-stop style:position="3.45cm" style:leader-style="solid" style:leader-text="-"/>
          <style:tab-stop style:position="3.921cm"/>
          <style:tab-stop style:position="4.489cm" style:leader-style="solid" style:leader-text="-"/>
          <style:tab-stop style:position="5.198cm"/>
          <style:tab-stop style:position="6.299cm"/>
          <style:tab-stop style:position="6.645cm"/>
          <style:tab-stop style:position="7.022cm" style:leader-style="solid" style:leader-text="-"/>
          <style:tab-stop style:position="8.253cm" style:leader-style="solid" style:leader-text="-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76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8" style:family="paragraph" style:parent-style-name="Standard">
      <style:paragraph-properties fo:orphans="0" fo:widows="0" fo:break-before="page">
        <style:tab-stops>
          <style:tab-stop style:position="5.64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923cm"/>
          <style:tab-stop style:position="5.17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0" style:family="paragraph" style:parent-style-name="Standard">
      <style:paragraph-properties fo:orphans="0" fo:widows="0">
        <style:tab-stops>
          <style:tab-stop style:position="2.923cm"/>
          <style:tab-stop style:position="5.17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923cm"/>
          <style:tab-stop style:position="5.172cm"/>
          <style:tab-stop style:position="8.341cm" style:type="right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11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106cm"/>
          <style:tab-stop style:position="2.923cm"/>
          <style:tab-stop style:position="5.17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143cm"/>
          <style:tab-stop style:position="2.923cm"/>
          <style:tab-stop style:position="5.172cm"/>
        </style:tab-stops>
      </style:paragraph-properties>
      <style:text-properties fo:font-variant="normal" fo:text-transform="none" style:use-window-font-color="true" loext:opacity="0%" style:text-underline-style="none" officeooo:paragraph-rsid="0014191c"/>
    </style:style>
    <style:style style:name="P8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129cm"/>
          <style:tab-stop style:position="2.923cm"/>
          <style:tab-stop style:position="5.17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6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683cm"/>
          <style:tab-stop style:position="4.89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7" style:family="paragraph" style:parent-style-name="Standard">
      <style:paragraph-properties fo:orphans="0" fo:widows="0">
        <style:tab-stops>
          <style:tab-stop style:position="2.683cm"/>
          <style:tab-stop style:position="4.89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8" style:family="paragraph" style:parent-style-name="Standard">
      <style:paragraph-properties fo:orphans="0" fo:widows="0">
        <style:tab-stops>
          <style:tab-stop style:position="0.7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9" style:family="paragraph" style:parent-style-name="Standard">
      <style:paragraph-properties fo:orphans="0" fo:widows="0">
        <style:tab-stops>
          <style:tab-stop style:position="0.70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0" style:family="paragraph" style:parent-style-name="Standard">
      <style:paragraph-properties fo:orphans="0" fo:widows="0">
        <style:tab-stops>
          <style:tab-stop style:position="0.654cm"/>
          <style:tab-stop style:position="0.721cm"/>
          <style:tab-stop style:position="2.683cm"/>
          <style:tab-stop style:position="4.89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1" style:family="paragraph" style:parent-style-name="Standard">
      <style:paragraph-properties fo:orphans="0" fo:widows="0">
        <style:tab-stops>
          <style:tab-stop style:position="7.89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2" style:family="paragraph" style:parent-style-name="Standard">
      <style:paragraph-properties fo:orphans="0" fo:widows="0">
        <style:tab-stops>
          <style:tab-stop style:position="0.73cm"/>
          <style:tab-stop style:position="2.683cm"/>
          <style:tab-stop style:position="4.89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3" style:family="paragraph" style:parent-style-name="Standard">
      <style:paragraph-properties fo:orphans="0" fo:widows="0">
        <style:tab-stops>
          <style:tab-stop style:position="0.67cm"/>
          <style:tab-stop style:position="0.73cm"/>
          <style:tab-stop style:position="2.683cm"/>
          <style:tab-stop style:position="4.89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4" style:family="paragraph" style:parent-style-name="Standard">
      <style:paragraph-properties fo:orphans="0" fo:widows="0">
        <style:tab-stops>
          <style:tab-stop style:position="0.721cm"/>
          <style:tab-stop style:position="2.683cm"/>
          <style:tab-stop style:position="4.89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5" style:family="paragraph" style:parent-style-name="Standard">
      <style:paragraph-properties fo:orphans="0" fo:widows="0">
        <style:tab-stops>
          <style:tab-stop style:position="0.746cm"/>
          <style:tab-stop style:position="2.683cm"/>
          <style:tab-stop style:position="4.89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6" style:family="paragraph" style:parent-style-name="Standard">
      <style:paragraph-properties fo:orphans="0" fo:widows="0">
        <style:tab-stops>
          <style:tab-stop style:position="2.68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7" style:family="paragraph" style:parent-style-name="Standard">
      <style:paragraph-properties fo:orphans="0" fo:widows="0" fo:break-before="page">
        <style:tab-stops>
          <style:tab-stop style:position="4.70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08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9" style:family="paragraph" style:parent-style-name="Standard">
      <style:paragraph-properties fo:margin-left="0.635cm" fo:margin-right="0cm" fo:orphans="0" fo:widows="0" fo:text-indent="-0.635cm" style:auto-text-indent="false" fo:break-before="page">
        <style:tab-stops>
          <style:tab-stop style:position="1.677cm"/>
          <style:tab-stop style:position="2.48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0" style:family="paragraph" style:parent-style-name="Standard">
      <style:paragraph-properties fo:orphans="0" fo:widows="0">
        <style:tab-stops>
          <style:tab-stop style:position="6.25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1" style:family="paragraph" style:parent-style-name="Standard">
      <style:paragraph-properties fo:orphans="0" fo:widows="0" fo:break-before="page">
        <style:tab-stops>
          <style:tab-stop style:position="5.581cm"/>
          <style:tab-stop style:position="7.45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2" style:family="paragraph" style:parent-style-name="Standard">
      <style:paragraph-properties fo:orphans="0" fo:widows="0" fo:break-before="page">
        <style:tab-stops>
          <style:tab-stop style:position="5.719cm"/>
          <style:tab-stop style:position="6.3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3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536cm"/>
          <style:tab-stop style:position="5.861cm"/>
          <style:tab-stop style:position="7.01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08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5" style:family="paragraph" style:parent-style-name="Standard">
      <style:paragraph-properties fo:orphans="0" fo:widows="0" fo:break-before="page">
        <style:tab-stops>
          <style:tab-stop style:position="3.1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6" style:family="paragraph" style:parent-style-name="Standard">
      <style:paragraph-properties fo:orphans="0" fo:widows="0">
        <style:tab-stops>
          <style:tab-stop style:position="2.16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7" style:family="paragraph" style:parent-style-name="Standard">
      <style:paragraph-properties fo:orphans="0" fo:widows="0" fo:break-before="page">
        <style:tab-stops>
          <style:tab-stop style:position="7.05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8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221cm"/>
          <style:tab-stop style:position="4.013cm"/>
          <style:tab-stop style:position="4.59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9" style:family="paragraph" style:parent-style-name="Standard">
      <style:paragraph-properties fo:orphans="0" fo:widows="0">
        <style:tab-stops>
          <style:tab-stop style:position="2.18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0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625cm"/>
          <style:tab-stop style:position="5.4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1" style:family="paragraph" style:parent-style-name="Standard">
      <style:paragraph-properties fo:orphans="0" fo:widows="0" fo:break-before="page">
        <style:tab-stops>
          <style:tab-stop style:position="1.24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2" style:family="paragraph" style:parent-style-name="Standard">
      <style:paragraph-properties fo:orphans="0" fo:widows="0">
        <style:tab-stops>
          <style:tab-stop style:position="0.531cm"/>
          <style:tab-stop style:position="1.602cm"/>
          <style:tab-stop style:position="3.348cm"/>
          <style:tab-stop style:position="3.63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3" style:family="paragraph" style:parent-style-name="Standard">
      <style:paragraph-properties fo:orphans="0" fo:widows="0" fo:break-before="page">
        <style:tab-stops>
          <style:tab-stop style:position="1.101cm" style:leader-style="solid" style:leader-text="-"/>
          <style:tab-stop style:position="4.54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4" style:family="paragraph" style:parent-style-name="Standard">
      <style:paragraph-properties fo:orphans="0" fo:widows="0" fo:break-before="page">
        <style:tab-stops>
          <style:tab-stop style:position="5.279cm" style:leader-style="solid" style:leader-text="-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5" style:family="paragraph" style:parent-style-name="Standard">
      <style:paragraph-properties fo:orphans="0" fo:widows="0" fo:break-before="page">
        <style:tab-stops>
          <style:tab-stop style:position="6.58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6" style:family="paragraph" style:parent-style-name="Standard">
      <style:paragraph-properties fo:orphans="0" fo:widows="0" fo:break-before="page">
        <style:tab-stops>
          <style:tab-stop style:position="5.49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7" style:family="paragraph" style:parent-style-name="Standard">
      <style:paragraph-properties fo:orphans="0" fo:widows="0" fo:break-before="page">
        <style:tab-stops>
          <style:tab-stop style:position="3.032cm"/>
          <style:tab-stop style:position="3.84cm"/>
          <style:tab-stop style:position="4.5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11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9" style:family="paragraph" style:parent-style-name="Standard">
      <style:paragraph-properties fo:orphans="0" fo:widows="0" fo:break-before="page">
        <style:tab-stops>
          <style:tab-stop style:position="8.11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0" style:family="paragraph" style:parent-style-name="Standard">
      <style:paragraph-properties fo:orphans="0" fo:widows="0" fo:break-before="page">
        <style:tab-stops>
          <style:tab-stop style:position="6.11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1" style:family="paragraph" style:parent-style-name="Standard">
      <style:paragraph-properties fo:orphans="0" fo:widows="0" fo:break-before="page">
        <style:tab-stops>
          <style:tab-stop style:position="3.54cm"/>
          <style:tab-stop style:position="5.304cm"/>
          <style:tab-stop style:position="5.9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2" style:family="paragraph" style:parent-style-name="Standard">
      <style:paragraph-properties fo:orphans="0" fo:widows="0" fo:break-before="page">
        <style:tab-stops>
          <style:tab-stop style:position="7.25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3" style:family="paragraph" style:parent-style-name="Standard">
      <style:paragraph-properties fo:orphans="0" fo:widows="0">
        <style:tab-stops>
          <style:tab-stop style:position="5.59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4" style:family="paragraph" style:parent-style-name="Standard">
      <style:paragraph-properties fo:orphans="0" fo:widows="0">
        <style:tab-stops>
          <style:tab-stop style:position="1.28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5" style:family="paragraph" style:parent-style-name="Standard">
      <style:paragraph-properties fo:orphans="0" fo:widows="0" fo:break-before="page">
        <style:tab-stops>
          <style:tab-stop style:position="8.08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6" style:family="paragraph" style:parent-style-name="Standard">
      <style:paragraph-properties fo:orphans="0" fo:widows="0" fo:break-before="page">
        <style:tab-stops>
          <style:tab-stop style:position="3.078cm" style:leader-style="solid" style:leader-text="-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75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8" style:family="paragraph" style:parent-style-name="Standard">
      <style:paragraph-properties fo:orphans="0" fo:widows="0" fo:break-before="page">
        <style:tab-stops>
          <style:tab-stop style:position="5.565cm"/>
          <style:tab-stop style:position="6.69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9" style:family="paragraph" style:parent-style-name="Standard">
      <style:paragraph-properties fo:orphans="0" fo:widows="0" fo:break-before="page">
        <style:tab-stops>
          <style:tab-stop style:position="2.263cm"/>
          <style:tab-stop style:position="4.56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0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1.584cm" style:leader-style="solid" style:leader-text="-"/>
          <style:tab-stop style:position="2.115cm" style:leader-style="solid" style:leader-text="-"/>
          <style:tab-stop style:position="2.731cm" style:leader-style="solid" style:leader-text="-"/>
          <style:tab-stop style:position="3.711cm"/>
          <style:tab-stop style:position="3.925cm" style:leader-style="solid" style:leader-text="-"/>
          <style:tab-stop style:position="4.655cm" style:leader-style="solid" style:leader-text="-"/>
          <style:tab-stop style:position="5.532cm"/>
          <style:tab-stop style:position="5.801cm" style:leader-style="solid" style:leader-text="-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17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2" style:family="paragraph" style:parent-style-name="Standard">
      <style:paragraph-properties fo:margin-left="0.635cm" fo:margin-right="0cm" fo:orphans="0" fo:widows="0" fo:text-indent="-0.635cm" style:auto-text-indent="false" fo:break-before="page">
        <style:tab-stops>
          <style:tab-stop style:position="2.14cm"/>
          <style:tab-stop style:position="5.00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3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538cm"/>
          <style:tab-stop style:position="5.763cm"/>
          <style:tab-stop style:position="6.49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4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2.021cm"/>
          <style:tab-stop style:position="4.177cm"/>
          <style:tab-stop style:position="6.75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5" style:family="paragraph" style:parent-style-name="Standard">
      <style:paragraph-properties fo:orphans="0" fo:widows="0">
        <style:tab-stops>
          <style:tab-stop style:position="3.1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6" style:family="paragraph" style:parent-style-name="Standard">
      <style:paragraph-properties fo:orphans="0" fo:widows="0" fo:break-before="page">
        <style:tab-stops>
          <style:tab-stop style:position="7.68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7" style:family="paragraph" style:parent-style-name="Standard">
      <style:paragraph-properties fo:orphans="0" fo:widows="0" fo:break-before="page">
        <style:tab-stops>
          <style:tab-stop style:position="4.826cm"/>
          <style:tab-stop style:position="5.93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8" style:family="paragraph" style:parent-style-name="Standard">
      <style:paragraph-properties fo:orphans="0" fo:widows="0" fo:break-before="page">
        <style:tab-stops>
          <style:tab-stop style:position="7.10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9" style:family="paragraph" style:parent-style-name="Standard">
      <style:paragraph-properties fo:orphans="0" fo:widows="0" fo:break-before="page">
        <style:tab-stops>
          <style:tab-stop style:position="1.47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0" style:family="paragraph" style:parent-style-name="Standard">
      <style:paragraph-properties fo:orphans="0" fo:widows="0" fo:break-before="page">
        <style:tab-stops>
          <style:tab-stop style:position="0.439cm" style:leader-style="solid" style:leader-text="-"/>
          <style:tab-stop style:position="1.593cm"/>
          <style:tab-stop style:position="2.341cm"/>
          <style:tab-stop style:position="4.071cm"/>
          <style:tab-stop style:position="6.45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1" style:family="paragraph" style:parent-style-name="Standard">
      <style:paragraph-properties fo:orphans="0" fo:widows="0" fo:break-before="page">
        <style:tab-stops>
          <style:tab-stop style:position="5.41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2" style:family="paragraph" style:parent-style-name="Standard">
      <style:paragraph-properties fo:orphans="0" fo:widows="0" fo:break-before="page">
        <style:tab-stops>
          <style:tab-stop style:position="5.63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3" style:family="paragraph" style:parent-style-name="Standard">
      <style:paragraph-properties fo:orphans="0" fo:widows="0" fo:break-before="page">
        <style:tab-stops>
          <style:tab-stop style:position="2.917cm"/>
          <style:tab-stop style:position="3.695cm"/>
          <style:tab-stop style:position="4.6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4" style:family="paragraph" style:parent-style-name="Standard">
      <style:paragraph-properties fo:orphans="0" fo:widows="0" fo:break-before="page">
        <style:tab-stops>
          <style:tab-stop style:position="6.78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5" style:family="paragraph" style:parent-style-name="Standard">
      <style:paragraph-properties fo:orphans="0" fo:widows="0" fo:break-before="page">
        <style:tab-stops>
          <style:tab-stop style:position="2.27cm"/>
          <style:tab-stop style:position="6.01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6" style:family="paragraph" style:parent-style-name="Standard">
      <style:paragraph-properties fo:orphans="0" fo:widows="0" fo:break-before="page">
        <style:tab-stops>
          <style:tab-stop style:position="5.673cm"/>
          <style:tab-stop style:position="7.30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7" style:family="paragraph" style:parent-style-name="Standard">
      <style:paragraph-properties fo:orphans="0" fo:widows="0" fo:break-before="page">
        <style:tab-stops>
          <style:tab-stop style:position="5.74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8" style:family="paragraph" style:parent-style-name="Standard">
      <style:paragraph-properties fo:orphans="0" fo:widows="0" fo:break-before="page">
        <style:tab-stops>
          <style:tab-stop style:position="6.119cm"/>
          <style:tab-stop style:position="7.373cm"/>
          <style:tab-stop style:position="8.05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9" style:family="paragraph" style:parent-style-name="Standard">
      <style:paragraph-properties fo:orphans="0" fo:widows="0" fo:break-before="page">
        <style:tab-stops>
          <style:tab-stop style:position="2.54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0" style:family="paragraph" style:parent-style-name="Standard">
      <style:paragraph-properties fo:orphans="0" fo:widows="0" fo:break-before="page">
        <style:tab-stops>
          <style:tab-stop style:position="3.27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1" style:family="paragraph" style:parent-style-name="Standard">
      <style:paragraph-properties fo:margin-left="0cm" fo:margin-right="0cm" fo:orphans="0" fo:widows="0" fo:text-indent="0cm" style:auto-text-indent="false" fo:break-before="page"/>
      <style:text-properties fo:font-variant="normal" fo:text-transform="none" style:use-window-font-color="true" loext:opacity="0%" style:text-underline-style="none"/>
    </style:style>
    <style:style style:name="P152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officeooo:paragraph-rsid="00126fd4"/>
    </style:style>
    <style:style style:name="P153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 officeooo:paragraph-rsid="00126fd4"/>
    </style:style>
    <style:style style:name="P154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 officeooo:paragraph-rsid="0014191c"/>
    </style:style>
    <style:style style:name="P155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officeooo:paragraph-rsid="0015982c"/>
    </style:style>
    <style:style style:name="P156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 officeooo:paragraph-rsid="0015982c"/>
    </style:style>
    <style:style style:name="P157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 officeooo:paragraph-rsid="0016cd2e"/>
    </style:style>
    <style:style style:name="P158" style:family="paragraph" style:parent-style-name="Standard">
      <style:paragraph-properties fo:orphans="0" fo:widows="0" fo:break-before="page"/>
      <style:text-properties fo:font-variant="normal" fo:text-transform="none" style:use-window-font-color="true" loext:opacity="0%" style:text-underline-style="none" officeooo:paragraph-rsid="0016cd2e"/>
    </style:style>
    <style:style style:name="P159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officeooo:paragraph-rsid="0016cd2e"/>
    </style:style>
    <style:style style:name="P160" style:family="paragraph" style:parent-style-name="Standard">
      <style:paragraph-properties fo:orphans="0" fo:widows="0" fo:break-before="page"/>
      <style:text-properties fo:font-variant="normal" fo:text-transform="none" style:use-window-font-color="true" loext:opacity="0%" style:text-underline-style="none" officeooo:paragraph-rsid="00186c98"/>
    </style:style>
    <style:style style:name="P161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 officeooo:paragraph-rsid="00186c98"/>
    </style:style>
    <style:style style:name="P162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officeooo:paragraph-rsid="00186c98"/>
    </style:style>
    <style:style style:name="P163" style:family="paragraph">
      <style:paragraph-properties fo:break-before="page"/>
      <style:text-properties fo:font-variant="normal" fo:text-transform="none" style:use-window-font-color="true" loext:opacity="0%" style:text-underline-style="none"/>
    </style:style>
    <style:style style:name="P164" style:family="paragraph" style:parent-style-name="Standard">
      <style:paragraph-properties fo:orphans="0" fo:widows="0" fo:break-before="page"/>
      <style:text-properties fo:font-variant="normal" fo:text-transform="none" style:use-window-font-color="true" loext:opacity="0%" style:text-underline-style="none" fo:font-weight="normal" style:font-weight-asian="normal" style:font-weight-complex="normal"/>
    </style:style>
    <style:style style:name="P165" style:family="paragraph" style:parent-style-name="Standard">
      <style:paragraph-properties fo:orphans="0" fo:widows="0" fo:break-before="page">
        <style:tab-stops>
          <style:tab-stop style:position="4.009cm"/>
        </style:tab-stops>
      </style:paragraph-properties>
      <style:text-properties fo:font-variant="normal" fo:text-transform="none" style:use-window-font-color="true" loext:opacity="0%" fo:font-style="normal" style:text-underline-style="none" style:font-style-asian="normal" style:font-style-complex="normal"/>
    </style:style>
    <style:style style:name="T1" style:family="text">
      <style:text-properties fo:language="el" fo:country="GR" style:language-asian="el" style:country-asian="GR" style:language-complex="el" style:country-complex="GR"/>
    </style:style>
    <style:style style:name="T2" style:family="text">
      <style:text-properties fo:language="el" fo:country="GR" officeooo:rsid="000afa29" style:language-asian="el" style:country-asian="GR" style:language-complex="el" style:country-complex="GR"/>
    </style:style>
    <style:style style:name="T3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4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5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6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7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8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9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10" style:family="text">
      <style:text-properties fo:language="el" fo:country="GR" fo:font-style="normal" fo:font-weight="normal" officeooo:rsid="00186c98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11" style:family="text">
      <style:text-properties fo:language="el" fo:country="GR" fo:font-style="normal" fo:font-weight="bold" style:language-asian="el" style:country-asian="GR" style:font-style-asian="normal" style:font-weight-asian="bold" style:language-complex="el" style:country-complex="GR" style:font-style-complex="normal" style:font-weight-complex="bold"/>
    </style:style>
    <style:style style:name="T12" style:family="text">
      <style:text-properties fo:language="el" fo:country="GR" fo:font-style="normal" fo:font-weight="bold" style:language-asian="el" style:country-asian="GR" style:font-style-asian="normal" style:font-weight-asian="bold" style:language-complex="el" style:country-complex="GR" style:font-style-complex="normal" style:font-weight-complex="bold"/>
    </style:style>
    <style:style style:name="T13" style:family="text">
      <style:text-properties fo:language="el" fo:country="GR" fo:font-style="normal" fo:font-weight="bold" style:language-asian="el" style:country-asian="GR" style:font-style-asian="normal" style:font-weight-asian="bold" style:language-complex="el" style:country-complex="GR" style:font-style-complex="normal" style:font-weight-complex="bold"/>
    </style:style>
    <style:style style:name="T14" style:family="text">
      <style:text-properties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15" style:family="text">
      <style:text-properties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16" style:family="text">
      <style:text-properties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17" style:family="text">
      <style:text-properties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18" style:family="text">
      <style:text-properties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19" style:family="text">
      <style:text-properties fo:color="#000000" loext:opacity="100%" style:font-name="Microsoft Sans Serif" fo:font-size="12pt" fo:letter-spacing="normal" style:rfc-language-tag="la-001" fo:language="la" officeooo:rsid="000cb102" fo:background-color="transparent" loext:char-shading-value="0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 style:text-scale="100%"/>
    </style:style>
    <style:style style:name="T20" style:family="text">
      <style:text-properties fo:color="#000000" loext:opacity="100%" style:font-name="Liberation Sans" fo:font-size="16.1000003814697pt" fo:letter-spacing="normal" style:rfc-language-tag="la-001" fo:language="la" fo:font-weight="bold" officeooo:rsid="0014191c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1" style:font-size-complex="16.1000003814697pt" style:rfc-language-tag-complex="la-001" style:language-complex="la" style:font-weight-complex="bold" style:text-scale="100%"/>
    </style:style>
    <style:style style:name="T21" style:family="text">
      <style:text-properties fo:color="#000000" loext:opacity="100%" style:font-name="Liberation Sans" fo:font-size="16.1000003814697pt" fo:letter-spacing="normal" style:rfc-language-tag="la-001" fo:language="la" fo:font-weight="bold" officeooo:rsid="0016cd2e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1" style:font-size-complex="16.1000003814697pt" style:rfc-language-tag-complex="la-001" style:language-complex="la" style:font-weight-complex="bold" style:text-scale="100%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0afa29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0da25b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0da25b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0f6f58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14191c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15982c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15982c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16cd2e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16cd2e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0afa29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10a491" style:font-style-asian="normal" style:font-weight-asian="bold" style:font-style-complex="normal" style:font-weight-complex="bold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186c98" style:font-style-asian="italic" style:font-weight-asian="normal" style:font-style-complex="italic" style:font-weight-complex="normal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style:text-position="sub 58%"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63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64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65" style:family="text">
      <style:text-properties style:text-position="sub 58%"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66" style:family="text">
      <style:text-properties style:text-position="sub 58%"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67" style:family="text">
      <style:text-properties style:text-position="sub 58%"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68" style:family="text">
      <style:text-properties style:text-position="sub 58%" fo:font-weight="normal" style:font-weight-asian="normal" style:font-weight-complex="normal"/>
    </style:style>
    <style:style style:name="T69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70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71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72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73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74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75" style:family="text">
      <style:text-properties style:text-position="super 58%" fo:font-style="normal" fo:font-weight="bold" style:font-style-asian="normal" style:font-weight-asian="bold" style:font-style-complex="normal" style:font-weight-complex="bold"/>
    </style:style>
    <style:style style:name="T76" style:family="text">
      <style:text-properties style:text-position="super 58%"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77" style:family="text">
      <style:text-properties style:text-position="super 58%"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78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79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80" style:family="text">
      <style:text-properties style:font-name="Microsoft Sans Serif" fo:font-size="12pt" fo:letter-spacing="normal" fo:language="el" fo:country="GR" officeooo:rsid="000afa29" fo:background-color="transparent" loext:char-shading-value="0" style:font-name-asian="Microsoft Sans Serif1" style:font-size-asian="12pt" style:language-asian="el" style:country-asian="GR" style:font-name-complex="Microsoft Sans Serif1" style:font-size-complex="12pt" style:language-complex="el" style:country-complex="GR" style:text-scale="100%"/>
    </style:style>
    <style:style style:name="T81" style:family="text">
      <style:text-properties style:font-name="Microsoft Sans Serif" fo:font-size="12pt" fo:letter-spacing="normal" style:rfc-language-tag="la-001" fo:language="la" fo:font-style="normal" fo:font-weight="bold" officeooo:rsid="000afa29" fo:background-color="transparent" loext:char-shading-value="0" style:font-name-asian="Microsoft Sans Serif1" style:font-size-asian="12pt" style:rfc-language-tag-asian="la-001" style:language-asian="la" style:font-style-asian="normal" style:font-weight-asian="bold" style:font-name-complex="Microsoft Sans Serif1" style:font-size-complex="12pt" style:rfc-language-tag-complex="la-001" style:language-complex="la" style:font-style-complex="normal" style:font-weight-complex="bold" style:text-scale="100%"/>
    </style:style>
    <style:style style:name="T82" style:family="text">
      <style:text-properties style:font-name="Microsoft Sans Serif" fo:font-size="12pt" fo:letter-spacing="normal" style:rfc-language-tag="la-001" fo:language="la" fo:font-style="normal" fo:font-weight="normal" officeooo:rsid="000afa29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83" style:family="text">
      <style:text-properties style:font-name="Microsoft Sans Serif" fo:font-size="12pt" fo:letter-spacing="normal" style:rfc-language-tag="la-001" fo:language="la" fo:font-style="normal" fo:font-weight="normal" officeooo:rsid="000da25b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84" style:family="text">
      <style:text-properties style:font-name="Microsoft Sans Serif" fo:font-size="12pt" fo:letter-spacing="normal" style:rfc-language-tag="la-001" fo:language="la" fo:font-style="normal" fo:font-weight="normal" officeooo:rsid="000f6f58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85" style:family="text">
      <style:text-properties style:font-name="Microsoft Sans Serif" fo:font-size="12pt" fo:letter-spacing="normal" style:rfc-language-tag="la-001" fo:language="la" fo:font-style="normal" fo:font-weight="normal" officeooo:rsid="001063ae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86" style:family="text">
      <style:text-properties style:font-name="Microsoft Sans Serif" fo:font-size="12pt" fo:letter-spacing="normal" style:rfc-language-tag="la-001" fo:language="la" fo:font-style="normal" fo:font-weight="normal" officeooo:rsid="00126fd4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87" style:family="text">
      <style:text-properties style:font-name="Microsoft Sans Serif" fo:font-size="12pt" fo:letter-spacing="normal" style:rfc-language-tag="la-001" fo:language="la" fo:font-style="normal" fo:font-weight="normal" officeooo:rsid="0014191c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88" style:family="text">
      <style:text-properties style:font-name="Microsoft Sans Serif" fo:font-size="12pt" fo:letter-spacing="normal" style:rfc-language-tag="la-001" fo:language="la" fo:font-style="normal" fo:font-weight="normal" officeooo:rsid="0015982c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89" style:family="text">
      <style:text-properties style:font-name="Microsoft Sans Serif" fo:font-size="12pt" fo:letter-spacing="normal" style:rfc-language-tag="la-001" fo:language="la" fo:font-style="normal" fo:font-weight="normal" officeooo:rsid="0015982c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90" style:family="text">
      <style:text-properties style:font-name="Microsoft Sans Serif" fo:font-size="12pt" fo:letter-spacing="normal" style:rfc-language-tag="la-001" fo:language="la" fo:font-style="italic" fo:font-weight="normal" officeooo:rsid="0015982c" fo:background-color="transparent" loext:char-shading-value="0" style:font-name-asian="Microsoft Sans Serif1" style:font-size-asian="12pt" style:rfc-language-tag-asian="la-001" style:language-asian="la" style:font-style-asian="italic" style:font-weight-asian="normal" style:font-name-complex="Microsoft Sans Serif1" style:font-size-complex="12pt" style:rfc-language-tag-complex="la-001" style:language-complex="la" style:font-style-complex="italic" style:font-weight-complex="normal" style:text-scale="100%"/>
    </style:style>
    <style:style style:name="T91" style:family="text">
      <style:text-properties style:font-name="Microsoft Sans Serif" fo:font-size="12pt" fo:letter-spacing="normal" style:rfc-language-tag="la-001" fo:language="la" fo:font-style="italic" fo:font-weight="normal" officeooo:rsid="00186c98" fo:background-color="transparent" loext:char-shading-value="0" style:font-name-asian="Microsoft Sans Serif1" style:font-size-asian="12pt" style:rfc-language-tag-asian="la-001" style:language-asian="la" style:font-style-asian="italic" style:font-weight-asian="normal" style:font-name-complex="Microsoft Sans Serif1" style:font-size-complex="12pt" style:rfc-language-tag-complex="la-001" style:language-complex="la" style:font-style-complex="italic" style:font-weight-complex="normal" style:text-scale="100%"/>
    </style:style>
    <style:style style:name="T92" style:family="text">
      <style:text-properties style:font-name="Liberation Sans" fo:font-size="18.2000007629395pt" fo:letter-spacing="normal" style:rfc-language-tag="la-001" fo:language="la" fo:font-weight="bold" officeooo:rsid="000afa29" fo:background-color="transparent" loext:char-shading-value="0" style:font-name-asian="Noto Sans CJK SC" style:font-size-asian="18.2000007629395pt" style:rfc-language-tag-asian="la-001" style:language-asian="la" style:font-weight-asian="bold" style:font-name-complex="Lohit Devanagari1" style:font-size-complex="18.2000007629395pt" style:rfc-language-tag-complex="la-001" style:language-complex="la" style:font-weight-complex="bold" style:text-scale="100%"/>
    </style:style>
    <style:style style:name="T93" style:family="text">
      <style:text-properties fo:language="en" fo:country="US" fo:font-style="italic" fo:font-weight="normal" style:language-asian="en" style:country-asian="US" style:font-style-asian="italic" style:font-weight-asian="normal" style:language-complex="en" style:country-complex="US" style:font-style-complex="italic" style:font-weight-complex="normal"/>
    </style:style>
    <style:style style:name="T94" style:family="text">
      <style:text-properties fo:language="en" fo:country="US" fo:font-style="normal" fo:font-weight="normal" style:language-asian="en" style:country-asian="US" style:font-style-asian="normal" style:font-weight-asian="normal" style:language-complex="en" style:country-complex="US" style:font-style-complex="normal" style:font-weight-complex="normal"/>
    </style:style>
    <style:style style:name="T95" style:family="text">
      <style:text-properties officeooo:rsid="000cb102"/>
    </style:style>
    <style:style style:name="T96" style:family="text">
      <style:text-properties officeooo:rsid="00126fd4"/>
    </style:style>
    <style:style style:name="T97" style:family="text">
      <style:text-properties style:rfc-language-tag="la-001" fo:language="la" style:rfc-language-tag-asian="la-001" style:language-asian="la" style:rfc-language-tag-complex="la-001" style:language-complex="la"/>
    </style:style>
    <style:style style:name="T98" style:family="text">
      <style:text-properties officeooo:rsid="0014191c"/>
    </style:style>
    <style:style style:name="T99" style:family="text">
      <style:text-properties officeooo:rsid="0015982c"/>
    </style:style>
    <style:style style:name="T100" style:family="text">
      <style:text-properties officeooo:rsid="0016cd2e"/>
    </style:style>
    <style:style style:name="T101" style:family="text">
      <style:text-properties officeooo:rsid="00186c98"/>
    </style:style>
    <style:style style:name="T102" style:family="text">
      <style:text-properties fo:font-weight="normal" style:font-weight-asian="normal" style:font-weight-complex="normal"/>
    </style:style>
    <style:style style:name="T103" style:family="text">
      <style:text-properties fo:font-weight="normal" style:font-weight-asian="normal" style:font-weight-complex="normal"/>
    </style:style>
    <style:style style:name="T10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bookmark0"/>GALENI DE CAUSIS PULSUUM<text:line-break/>LIBER I<text:bookmark-end text:name="bookmark0"/></text:h>
      <text:h text:style-name="Heading_20_2" text:outline-level="2">Cap. I.</text:h>
      <text:p text:style-name="P152"><text:span text:style-name="T22">k-iausarum quae pulsus variant aliae ge-<text:line-break/>nerationis eorum sunt causae, aliae tantum alterationis. Ge-<text:line-break/>neratiouis tum usus cujus gratia fiunt tum facultas a<text:line-break/>qua, tum instrumenta per quae distenduntur: alteratio-<text:line-break/>nis caeterae omnes et quae antecedentes appellantur et quae<text:line-break/>his succedunt externae. Nam triplex quidem est causa-<text:line-break/>rum genus non in pulsibus modo, sed et in aliis cunctis r*<text:line-break/>unum quod primum est et praecipuum, quod quidem etiam</text:span></text:p>
      <text:p text:style-name="P8"><text:span text:style-name="T22">continens appellant, </text:span><text:span text:style-name="T22">cujus inde appellatio </text:span><text:span text:style-name="T22">deducta est, quod<text:line-break/>illorum essentiam </text:span><text:span text:style-name="T22">contineat, quae, ut </text:span><text:span text:style-name="T22">modo diximus, gene-<text:line-break/>rationis est </text:span><text:span text:style-name="T22">causa: reliqua </text:span><text:span text:style-name="T22">duo </text:span><text:span text:style-name="T22">genera </text:span><text:span text:style-name="T22">ut fiant pulsus in<text:line-break/>causa non sunt, sed </text:span><text:span text:style-name="T22">causa </text:span><text:span text:style-name="T22">sunt illorum, qui jam geniti sunt<text:line-break/>mutationis. Nam humorum crassities, abundantia, lentor,<text:line-break/>acrimonia essicere non valent pulsus, alterare valent; ita<text:line-break/>frigidum baluenm vel calidum et hiems aestasque, breviter<text:line-break/>frigus et calor alterandorum pulsuum sunt, non generando-<text:line-break/>rum causae. Ac quas nunc commemoravimus, externae<text:line-break/>appellantur, quae </text:span><text:span text:style-name="T22">has </text:span><text:span text:style-name="T22">etiam praecedunt quae quidem in hu-<text:line-break/>moribus sunt praecedentes. Breviter sic habeto: quaecun-<text:line-break/>que extra corpus </text:span><text:span text:style-name="T22">positae </text:span><text:span text:style-name="T22">quicquam in corpore alterant<text:line-break/>externae vocantur, quae has etiam antecedunt antecedentes<text:line-break/>causae corporis affectuum. Hi affectus ubi eontinentes<text:line-break/>moveant, evadunt antecedentes illarum causae. Densetur<text:line-break/>enim ab occursu externi frigoris cutis, cujus densitas natu-<text:line-break/>ralem halitus digestionem impediat, impeditus ille </text:span><text:span text:style-name="T47">coacerve-<text:line-break/>tur ,</text:span><text:span text:style-name="T22"> tandem accendat febrem, ob quam usus pulsuum mute-.</text:span></text:p>
      <text:p text:style-name="P8"><text:span text:style-name="T22">tur, itaque etiam ipsi pulsus hic externa causa est occursus<text:line-break/>externi frigoris, caeterae usque ad usum pulsuum omnes<text:line-break/>antecedentes. Causia igitur externa mediis causis anteceden-<text:line-break/>tibus, quia variat usum pulsuum quae una ex continentibus<text:line-break/>causis est, etiam immutat ipsus pulsus, neque enim possit ulla<text:line-break/>continens capsa mulari, ut immutabilis maneat affectus ejus:<text:line-break/>sed prius quam continentes attingat alteratio non possunt<text:line-break/>immutari pulsus. Ideoque principes hae et praecipuae sunt<text:line-break/>primae causae pulsuum, caeterae sunt herum gratia, nam<text:line-break/>quod externa illa alteratio ad continentes penetravit, prop-<text:line-break/>terea pulsuum causae dicuntur, quum sua sponte et per le<text:line-break/>alterare illos nequaquam possint. Quare qui peritus evadere<text:line-break/>artis de pulsibus volet, hic versatus in causarum omnibus<text:line-break/>generibus mirifice debet esse, ut quicquid propositum ipsi sit,<text:line-break/>explicare pulsuum alterationem possit. Principium exerci-.<text:line-break/>talionis optimum est, - ut continentes causas, quamohrem ge-</text:span></text:p>
      <text:p text:style-name="P8"><text:span text:style-name="T22">nerare quaeque pulsum possit, perpendas. Qua enim ra-<text:line-break/>tione generandorum eorum sunt causae, eadem etiam alte-<text:line-break/>randorum, siquidem causarum in quantitate et qualitate dis-<text:line-break/>serentiae pulsuum differentias in quantitate et qualitate<text:line-break/>efficiunt.</text:span></text:p>
      <text:h text:style-name="Heading_20_2" text:outline-level="2">Cap. II.</text:h>
      <text:p text:style-name="P152"><text:span text:style-name="T22">Videtur porro perpetuo cum omnibus ar-<text:line-break/>teriis cor motum illum pulsatilem, ut vocant, dum superstes<text:line-break/>animans sit, habere, ubi interiit, nec ullam arteriam nec-<text:line-break/>vero ipsum cor amplius pulsare xideas. Quo fuisse tum<text:line-break/>quandam constat causam, a quo moveretur; at quae haec-<text:line-break/>sit, non proclive inventu est. Unus nativum calorem,<text:line-break/>alius contentionem, alius temperamenti proprietatem, hic-<text:line-break/>universam structuram corporum, ille spiritum tantum, est<text:line-break/>qui quaedam horum-, alius etiam omnia simul affirmat. Et<text:line-break/>vero quidam etiam facultatem quandam nullo praeditam<text:line-break/>corpore introduxerunt; quae peculiaribus instrumentis mo-.<text:line-break/>tus, quae retulimus, utatur, vel omnibus, vel pluribus,<text:line-break/>vel uno. Hanc causam quae pulsus molitur, quaecunqne</text:span></text:p>
      <text:p text:style-name="P8"><text:span text:style-name="T22">illa sit, licet ejus nos </text:span><text:span text:style-name="T22">fugiat </text:span><text:span text:style-name="T22">essentia, quod facultatem habeat<text:line-break/>pulsus efficiendi, facultatem illam vocavimus, ut quamlibet<text:line-break/>puto aliam facultatem a facultate faciendi cujus liabet facul-<text:line-break/>tatem solemus nominare, alicujus enim est facultas et ejus<text:line-break/>notio est relationi subjecta. Itaque quando essentia ipsius<text:line-break/>incognita nobis sit, hoc appellamus eam nomine. At vero<text:line-break/>quum robur facultatis, vel virtutem, dicimus aut contra;<text:line-break/>iusirmitatem et vitium, ad functionem liaec nomina sunt<text:line-break/>referenda, quippe quae obit et essicit creatque functionem<text:line-break/>causa, interim ad eam melius est disposita, inierim dete-<text:line-break/>rius. Quo fit ut modo praeclarius, postea, si res ferat, de-<text:line-break/>terius functio administretur, ac praestantior ad functionem<text:line-break/>dispositio facultatis virtus </text:span><text:span text:style-name="T22">est et </text:span><text:span text:style-name="T22">robur, </text:span><text:span text:style-name="T22">deterior </text:span><text:span text:style-name="T22">infirmi-<text:line-break/>tas atque vitium. Sed de facultate pulsus effectrice haec<text:line-break/>fatis est hoc loco nosse.</text:span></text:p>
      <text:h text:style-name="Heading_20_2" text:outline-level="2">Cap. <text:span text:style-name="T96">II</text:span>I.</text:h>
      <text:p text:style-name="P152"><text:span text:style-name="T22">De usn eornm illa sunt, quae alio loco de-<text:line-break/>monstravimus commemoranda, quod tuendi caufii caloris</text:span></text:p>
      <text:p text:style-name="P8"><text:span text:style-name="T22">uni versi corporis creati sunt, quem refrigerent et si quid<text:line-break/>sit fusiginis ex succorum adustione contractum, id excer-<text:line-break/>r.ant e vestigio. Etiam illo loco hoc dictum est, ad gignen-<text:line-break/>dum hos reierre animalem spiritum.</text:span></text:p>
      <text:h text:style-name="Heading_20_2" text:outline-level="2">Cap. IV.</text:h>
      <text:p text:style-name="P152"><text:span text:style-name="T22">Reliqua et tertia gignendorum pulsuum con-<text:line-break/>tinens causa ipsum est arteriarum corpus. Nam omnis facul-<text:line-break/>tas, quae alicujus causa agit, instrumenta quaerit ad opus<text:line-break/>apposita; erat autem hic accommodatum instrumentum quod<text:line-break/>spissis tunicis et catum esset intus. Nam ut artifices hi,<text:line-break/>quos in urbibus conspicimus</text:span><text:span text:style-name="T22">, </text:span><text:span text:style-name="T22">sutores, excusores, pictores,<text:line-break/>certis instrumentis opus suum efficiunt, ita quae pulsus effi-<text:line-break/>cit facultas suum opus, tutelam nativi caloris, lustnunen-<text:line-break/>tis peragit arteriis. Hoc tantum inter hanc et alios opifi-<text:line-break/>ces interest, quod instrumentis haec indita est ac per ea tota<text:line-break/>permanavit, non foris ut illi attingit. Itaque ubi refrige-<text:line-break/>ranlem substantiam trahit, arteriarum distenditur corpus.</text:span></text:p>
      <text:p text:style-name="P8"><text:span text:style-name="T22">quum fuliginosam expurgat, 'contrahitur. </text:span><text:span text:style-name="T22">Jam </text:span><text:span text:style-name="T22">praepollet'<text:line-break/>modo distentionis usus, </text:span><text:span text:style-name="T22">modo </text:span><text:span text:style-name="T22">contractionis, ac consequitur<text:line-break/>omnino alteram motus partem reliqua. Itaque quum ex<text:line-break/>his causis pulsus proficiscantur, necesse est omnes illarum<text:line-break/>diversitates sequi causarum alterationes, unde tot primae<text:line-break/>funt et generales pulsuum differentiae, quot sunt causa-<text:line-break/>rum. Et facultatis quidem differentiae robur et imbecillitas,<text:line-break/>nativi caloris adustio refrigeratioque, arteriae tunicae du-<text:line-break/>rities ac mollities, atque prae his omnibus in singulis gene-<text:line-break/>ribus commemoratorum mediocritates. Verum mediocrita-<text:line-break/>tes naturales efficiunt pulsus, qui mediunr locum obtinent<text:line-break/>inter excedentes, excessus vero pulsus praeter naturam.<text:line-break/>Atque alii perspicui sunt, qui autem in firmitate consistunt<text:line-break/>facultatis, quiddam lignum habent quaestione, quod pro-.'<text:line-break/>gressus disputationis dispiciet. Porro robur facultatis ne-.<text:line-break/>cessario vehementem pulsum sarit, infirmitas languidum<text:line-break/>et instrumentorum durities durum, mollities mollem.</text:span></text:p>
      <text:p text:style-name="P8"><text:span text:style-name="T22">Non tamen incremento 'nativi caloris vel imminutioni unum<text:line-break/>semper et idem pulsuum genus ex necessitate consequitur:<text:line-break/>nec enim celer, quod nonnulli sunt opinati, nec magnus<text:line-break/>vel creber semper incidit, ubi aduritur natura, nec quum<text:line-break/>extinguitur, tardus, vel parvus, vel rarus. Sed de his,<text:line-break/>qui ambigunt perinde ac Archigenes errant, qui in Ma-<text:line-break/>gnum disputat de pulsus celeritate, quod non a robore po-<text:line-break/>tius quam ab imbecillitate proficiscatur facultatis; nam neu-<text:line-break/>trum sequitur necessario. At tamen peculiaris magis est<text:line-break/>celeritas quidem robori facultatis et caloris abundantiae,<text:line-break/>praeterea mollitiei instrumentorum, tarditas vero contrariis.<text:line-break/>Eodem modo validae facultati magnitudo et copiae caloris,<text:line-break/>tum etiam mollibus instrumentis est familiaris, parvitas vero<text:line-break/>contrariis. Crebritas item nulli necessario ex commemora-<text:line-break/>tis adhaeret, magis tamen propria facultatis est imbecillitati,<text:line-break/>copiae caloris, duritiei instrumentorum, et raritas item ma- ,<text:line-break/>gis ad contraria spectat, non annexa illis est perpetuo ta-</text:span></text:p>
      <text:p text:style-name="P8"><text:span text:style-name="T22">men. Fariam autem ut haec repetita ab initio oratione<text:line-break/>sigillatim demonstrem.</text:span></text:p>
      <text:h text:style-name="Heading_20_2" text:outline-level="2">Cap. V.</text:h>
      <text:p text:style-name="P152"><text:span text:style-name="T22">Si amplior in corpore fit collectus calor,<text:line-break/>animanti opus erit cum majore respiratione tum majoribus<text:line-break/>pulsibus, et quia majoribus , continuo etiam celerioribus et<text:line-break/>crebrioribus; sicut enim qui sitiunt non multum modo,<text:line-break/>scd et celeriter potant ac crebro, fic qui indigent refrige-<text:line-break/>rio, copiosnin simul id et celeriter crebroque attrahunt.<text:line-break/>Quamohrem peculiares dixi esse pulsus copioso calori ma-<text:line-break/>gnum, celerem crebrumque, non tamen necessario comi-<text:line-break/>tari, postulant enim, quo tales evadant, facultatem.validam<text:line-break/>atque instrumenta mollia. Sin infirma facultas., aut durum<text:line-break/>sit instrumentum., neque magni esse neque celeres possint,<text:line-break/>quod instrumentum sit per duritiem adversus moventem fa-<text:line-break/>cultatem contumax: illa vero attollere, quatenus oportet,<text:line-break/>arterias per imbecillitatem impos. Quare ut celer pulsus<text:line-break/>vel magnus fiat, tria oportet causarum genera inter sc con-</text:span></text:p>
      <text:p text:style-name="P8"><text:span text:style-name="T22">spirent, ut usus illorum generationis urgeat, lacullas valida<text:line-break/>sit, mollesque arteriarum tunicae, aut certe </text:span><text:span text:style-name="T22">non </text:span><text:span text:style-name="T22">durae. </text:span><text:span text:style-name="T22">Ut<text:line-break/></text:span><text:span text:style-name="T22">enim impellere velociter, aut </text:span><text:span text:style-name="T22">multum </text:span><text:span text:style-name="T22">progredi</text:span><text:span text:style-name="T22">, ut </text:span><text:span text:style-name="T22">maxime<text:line-break/>concitato motu indigeant, nec senes valent, nec parvi pue-<text:line-break/>ri, ita nec imbecilla facultas, etiam si usus postulet, vel<text:line-break/>celeriter, vel multum attollere arterias potesu Jam etiam<text:line-break/>sicut mollis vesica prompte multum distenditur, dura </text:span><text:span text:style-name="T22">ne </text:span><text:span text:style-name="T22">si<text:line-break/>admodum quidem etiam atque etiam contendas, sic arteria- </text:span><text:span text:style-name="T22">.<text:line-break/>rum </text:span><text:span text:style-name="T22">tunica mollis quidem perfacile attollitur plurimum,<text:line-break/>vel facultate infirma, at dura, licet facultas funimopere il- .<text:line-break/>lam impellat, resistit facultati motrici renititurque. Via<text:line-break/></text:span><text:span text:style-name="T22">omnium </text:span><text:span text:style-name="T22">horum ratioque una est; nam ut caufa quae' in<text:line-break/></text:span><text:span text:style-name="T22">examen </text:span><text:span text:style-name="T22">venit, sola convertatur, reliquae maneant omnes<text:line-break/></text:span><text:span text:style-name="T22">in </text:span><text:span text:style-name="T22">eodem statu, </text:span><text:span text:style-name="T47">ita</text:span><text:span text:style-name="T22"> discernes alterationes pulsuum. Nam<text:line-break/></text:span><text:span text:style-name="T22">si </text:span><text:span text:style-name="T22">quum multae immutatae sunt, attendes, </text:span><text:span text:style-name="T22">primum </text:span><text:span text:style-name="T22">obscu-<text:line-break/></text:span><text:span text:style-name="T22">rum </text:span><text:span text:style-name="T22">erit, propter acervumne omnium lu unum coacta-<text:line-break/></text:span><text:span text:style-name="T22">rum mutatio evenerit, an propter </text:span><text:span text:style-name="T22">unam </text:span><text:span text:style-name="T22">quandam ex </text:span><text:span text:style-name="T22">illis;</text:span><text:span text:style-name="T22">.</text:span></text:p>
      <text:p text:style-name="P8"><text:span text:style-name="T22">deinde ut conveniat propter unam, .quaenam sit haec una<text:line-break/>de illis, nondum constat. Nam si calor increverit solus et ••<text:line-break/>maneant facultas tunicaeque arteriarum immotae, pulsus -.<text:line-break/>necessario majores et celeriores fient</text:span><text:span text:style-name="T22">, </text:span><text:span text:style-name="T22">unaque cum calore, •<text:line-break/>dum ad maximam perveniant distentionem, augebuntur, ce- &gt;<text:line-break/>Ierrimi vero ne sic- quidem prius quam maximam calor </text:span><text:span text:style-name="T22">»<text:line-break/></text:span><text:span text:style-name="T22">distentionem superaverit apparebunt. Tunc autem ultra </text:span><text:span text:style-name="T22">'•<text:line-break/></text:span><text:span text:style-name="T22">maximam distentionem extendetur quum ab ea refrigeratur •<text:line-break/>parcius, quare celeritate motus resarcitur defectus, itaque<text:line-break/>pullus fiunt celerrimi. Jam vero neque haec satisfaciunt<text:line-break/>calori vehementer incenso, sed quod temporis quo ante in-<text:line-break/>ter duos motus quiescebat, nunc quid praesecat etiam. Sub- -<text:line-break/>inde etiam tam reddit breve, ut perpetuos putes motus esse",<text:line-break/>nulla quiete interpellatos; sed hoc accidit, ubi ad ultimum<text:line-break/>incensus calor sit. .Et quum tres sintlu omnibus excessibus<text:line-break/>rationes opis, omnibus simul utitur, nam consequitur re<text:line-break/>refrigerantis substantiae quum plurimum tum celerrime et</text:span></text:p>
      <text:p text:style-name="P8"><text:span text:style-name="T22">inaxime continenter, quorum primum maximos pulsus<text:line-break/>creat, alterum celerrimos, creberrimos tertium. Neque<text:line-break/>ubi liberaliter illum magnitudo refrigerat distentionis, irritat<text:line-break/>celeritatem, neque crebritatem ubi ab ambabus auxilium<text:line-break/>consequitur: alterius enim illarum semper desectus corrigi-<text:line-break/>tur altera,' magnitudinis celeritate, celeritatis crebritate.<text:line-break/>Qnid multis ? crebritatis pulsuum caula una est prioris actio-<text:line-break/>aris defectus. Accidit id quum aliis de causis, quas deinceps<text:line-break/>recensebimus, tum de copia caloris, uti modo est ostensum.<text:line-break/>Propeniodum jam quod erat institiitum consectum esu De-<text:line-break/>claravimus enim abundantiam caloris nullum consequi ne-<text:line-break/>eessario pulsum magnum, celerem, crebrum , sed peculiares -<text:line-break/>esse in primis magnum et celerem et nonnunquam crebrum<text:line-break/>etiam, secundum accidens quoddam.</text:span></text:p>
      <text:h text:style-name="Heading_20_2" text:outline-level="2">Cap. VI.</text:h>
      <text:p text:style-name="P152"><text:span text:style-name="T22">Puto jam quoque constare quinam e pul-<text:line-break/>fihus caloris nativi defectum comitentur, hunc scilicet nul-<text:line-break/>lum necessario comitari. Eamiliares tamen suiit ei parvus<text:line-break/>-et turdus praecipue, mox etiam rarus. Nam ut natura,</text:span></text:p>
      <text:p text:style-name="P8"><text:span text:style-name="T22">quae jam pridem refrigerata est, nec multum requirit, nec<text:line-break/>celere refrigerium, sic nec brevibus intervallis. Brevibus<text:line-break/>lutervallis idem est quod crebrum, et longis intervallis idem<text:line-break/>quod rarum.</text:span></text:p>
      <text:h text:style-name="Heading_20_2" text:outline-level="2">Cap. VII.</text:h>
      <text:p text:style-name="P152"><text:span text:style-name="T22">Sed quoniam sutis de his dictum est, si<text:line-break/>quod produximus dudum, quantum disputationi conducat<text:line-break/>perspexerimus, seriem orationis proseqnemur. Inter ma-<text:line-break/>gnum pulsum et parvum naturalis intercedit et moderatus:,<text:line-break/>cum quo comparantes et aestimantes reliquos omnes, qui<text:line-break/>majores sunt eo, hos magnos vocamus, qui minores, par-<text:line-break/>vos. Itidem inter celerem et lardum medius moderatusque’<text:line-break/>naturalis est: sic inter crebrum et rarum. Ad haec inter<text:line-break/>durum et mollem medii naturales sunt. At naturalis non<text:line-break/>item videtur, qui inter vehementem medius est et langui-<text:line-break/>dum, validae enim est facultatis opus vehemens pulsus, ut<text:line-break/>languidus infirmae. Cujus sane firmitas non est contra na--<text:line-break/>turam, imo haec virtus est et secundum naturam, infirmi- </text:span><text:span text:style-name="T22">..</text:span></text:p>
      <text:p text:style-name="P7"><text:span text:style-name="T22">tas vero facultatis </text:span><text:span text:style-name="T22">nitrum </text:span><text:span text:style-name="T22">praeterque naturam esu Quan-<text:line-break/>tum jatn in via, quae intercedit inter robur et imbecissita-<text:line-break/>tem, est ab altero ad alterum in cousinio alicubi utriusque<text:line-break/>positum, tanto id praestat infirmitate, quanto robore iuserius<text:line-break/>est, contraque tentum firmitati cedit, quantum superat in-<text:line-break/>firmitatem. Proinde non hic quaerendum ajunt esse natu-<text:line-break/>ralem pulsum, sed in summo et valido, atque ex hoc pro-.<text:line-break/>venire vehementem puliuin, Sunt qui verum fateantur hoc<text:line-break/>esse, sed dubitent hoc undequaque ita habere: quorum haec<text:line-break/>sententia est, naturalem pulsum in hoc genere fieri quoque<text:line-break/>ipsum a summo et optimo statu non secus ac alios in om-<text:line-break/>nibus generibus, non summum tamen et extremum esse, sed<text:line-break/>esse non ex naturalibus quendam alium hoc vehementio-<text:line-break/>rem. Nam singulare quiddam huic pulsuum generi acci-<text:line-break/>disse ac extra ordinem autumant: quo factum esse ut in<text:line-break/>haesitationem illi erroresque, qui assequi illud non possent,<text:line-break/>incurrerint: siquidem fieri quidem valente sacultate vehe-<text:line-break/></text:span><text:span text:style-name="T22">x </text:span><text:span text:style-name="T22">mentem pulsum, attamen certum esse et hujus modum ve-</text:span></text:p>
      <text:p text:style-name="P8"><text:span text:style-name="T22">hementiae, quem si praetereat, de natura </text:span><text:span text:style-name="T47">recedat.</text:span><text:span text:style-name="T22"> Certe<text:line-break/>quidem in ira dicunt, subindeque in exercitationibus atque<text:line-break/>potionibus vini vehementius offendi ac natura postulat<text:line-break/>motas arterias: at hoc inter omnes convenire, naturaliter<text:line-break/>pulsum ad unguem comparatum 'in animante esse spectan-<text:line-break/>durn, in quiete posito omnium magnarum ac validarum<text:line-break/>alterationum, validam autem alterationem ira, exercitatio,<text:line-break/>vinum concitant: quare non nunc esse naturalem, sed qui<text:line-break/>valente natura simul et per extraneam causam quae vio-<text:line-break/>lenta sit nullam commota fiat, itaque quadam ratione esse<text:line-break/>medium, quadam non esse naturalem in hoc genere pul-.<text:line-break/>sum. Quatenus eo enim alii quidam sunt vehementiores<text:line-break/>pulsus et vero assi minus vehementes, hactenus esse rne-<text:line-break/>dium, quatenus autem, quum tres sunt hujus generis dissie-<text:line-break/>reutiae, vehementia, imbecillitas et utriusque medium, non<text:line-break/>ex medio est, </text:span><text:span text:style-name="T47">sed una</text:span><text:span text:style-name="T22"> de suminis, hactenus medium non<text:line-break/>esse, omnino ergo esse reliquum, recte de illo pariter ac</text:span></text:p>
      <text:p text:style-name="P8"><text:span text:style-name="T22">vere dictam esse, naturalem pulsum hujus generis medium<text:line-break/>locum lu altera extrema differentia obtinere. Sunt qui<text:line-break/>hoc.impugnent etiam, qui ajunt vehementes pulsus non<text:line-break/>fieri iis temporibus, quae commemorata sunt, sed videri<text:line-break/>fieri; salli autem illos, qui negligentius tangunt, </text:span><text:span text:style-name="T22">a </text:span><text:span text:style-name="T22">celeritate<text:line-break/>cum iis conjuncta et magnitudine, atque interim etiam<text:line-break/>altitudine, ut fit in ira. At hujus controversiae cousiat ju-<text:line-break/>dicium ad dignotionem pertinere. Quae est ergo vera<text:line-break/>dignotio ? Dicendum est enim- quod perspicimus. Vino po-<text:line-break/>tato, modice certe, pulsus aperte quum majores et celerio-<text:line-break/>res ' tum vehementiores evadunt, in ira vero et in modicis<text:line-break/>exercitationibus non perinde aperte- Imo si quid illis ac-<text:line-break/>cedat vehementiae, id adeo est minutum, ut animadverti,<text:line-break/>aegre possit. Utcunque sit, quin, quod in manibus habe-<text:line-break/>mus, conficiamus, nihil causae est, hoc fi tantum quaera-<text:line-break/>mus, an' magnitudo celeritasque pulsuum pertineant all<text:line-break/>robustam facultatem : quod esse his videtur, qui summa cu-</text:span></text:p>
      <text:p text:style-name="P8"><text:span text:style-name="T22">ra aestimant ex ipsa rerum natura. Quando enim in con-<text:line-break/>fesso est distendi </text:span><text:span text:style-name="T47">a facultate</text:span><text:span text:style-name="T22"> arterias, plus eas probabile est<text:line-break/>validam attollere et infirmam parum, celerius item validam,<text:line-break/>tardius infirmum; quod quidem vel in nobis ipsis conspici-<text:line-break/>tur, quum ambulamus, currimus, metimus, fodimus, deni-<text:line-break/>que quicquid agimus. Nam in his qui fortior est non ma-<text:line-break/>jorem modo, fed et celeriorem operam praestat, fiquidem<text:line-break/>alia utrique paria sint. Quod si infirmiorem ad opus necessi-<text:line-break/>tas urgeat, fortior autem aut plane eo nihil indigeat, aut<text:line-break/>quam paucissimo, celerius sic imbecillior aget. Sed inepta<text:line-break/>ista est comparatio, imo si, ut ante est dictum, alia utrique<text:line-break/>paria fint et unum tantummodo quodque, quod quoqueioco<text:line-break/>in disquisitionem venit commutetur. Ut fi imminentibus<text:line-break/>latronibus fugiendum sit, profecto non paria conficient spa-<text:line-break/>cia nec aequali velocitate current juvenis valens utque<text:line-break/>imbecillus senex. Quod si tamen motum senis qui inva-</text:span></text:p>
      <text:p text:style-name="P8"><text:span text:style-name="T22">sionem timet latronum ad juvenis motum conseras qui<text:line-break/>segniter in urbe obambulat, velorior sic atque major tibi<text:line-break/>senis videatur, non quo celerius moveri juvene possit vel<text:line-break/>magis artus transferre, caeterum-quod motu indigeat con-<text:line-break/>ci tatior e ob metum, </text:span><text:span text:style-name="T47">a</text:span><text:span text:style-name="T22"> quo compulsus omnes vires accommodat<text:line-break/>ad opus. Juvenis viribus est quidem robustioribus, sed ad<text:line-break/>opus eas non requirit, nam si opus ipsi, ut leni, sit, hoc ce-<text:line-break/>lerius aget, atque magis quo vires illi sunt melius compa-<text:line-break/>ratae. Quamobrem accusare hic operae pretium est tum<text:line-break/>Archigenem tum Magnum, tamen longe Archigenem magis:<text:line-break/>nam Magnus quidem, etsi non undequaque verum, certe<text:line-break/>aliqua ex parte animadvertit Archigenes vero, 'quum<text:line-break/></text:span><text:span text:style-name="T22">quod </text:span><text:span text:style-name="T22">desiderabatur, deberet addere, etiam quod recte esset<text:line-break/>inventum, studet labefactare, qui ita scribit, aequum est<text:line-break/>enim ut adfcribam ipsa verba: </text:span><text:span text:style-name="T22">- </text:span><text:span text:style-name="T47">Nam infantes parvum<text:line-break/>prorjus pulsum habent, nec vehementem, tum mire crebrum<text:line-break/>et celerem.</text:span><text:span text:style-name="T22"> Magnus eum negat esse celerem, in perpe-<text:line-break/>tuum constituere volens hoc, non proprium imbecillitati</text:span></text:p>
      <text:p text:style-name="P8"><text:span text:style-name="T22">celerem pulsum esse, sed crebrum; funt enim imbecilli illi.<text:line-break/>Ac paulo inferius Archigenes, </text:span><text:span text:style-name="T47">Mihi quidem non in robore,<text:line-break/></text:span><text:span text:style-name="T22">inquit, </text:span><text:span text:style-name="T47">videtur 'celeritas posita esce, quum in oholericis re-<text:line-break/>periam et cardiacis arteriarum contractum motum.</text:span><text:span text:style-name="T22"> Haec<text:line-break/>Archigenis verba sunt, multum quidem probabilia, quae<text:line-break/>facile auditorem ciccum veniant, utpote ex lemmatibua col-<text:line-break/>lecta, quae vulgus medicorum comprobat, siquidem in hac<text:line-break/>sententia sunt pene omnes, cholericorurn et cardiacorum ce-<text:line-break/>lerem pulsum esse. Nos vero satis in primo libro De pul-<text:line-break/>sibus dignoscendis diximus de celeritate et tarditate: ubi<text:line-break/>alium monstravimus celerem esse, alium non diuturnum<text:line-break/>pulsum, itidem de tarditate, non eundem tardum esse at-<text:line-break/>que diuturnum. Nihil est igitur quod eadem hic repeta-<text:line-break/>mus, sed conclusione duntaxat commemorata, in illis asse-<text:line-break/>ctibus non diuturnum quidem pulsum esse, tamen non,cele-<text:line-break/>rem, tum. ad institutum est redeundum. Jam enim Arcui-</text:span></text:p>
      <text:p text:style-name="P8"><text:span text:style-name="T22">geni nihil efficietur, quum negatum sit pulsus in cholericis<text:line-break/></text:span><text:span text:style-name="T22">cardiacisque </text:span><text:span text:style-name="T22">affectibus esse celeres. </text:span><text:span text:style-name="T22">Et </text:span><text:span text:style-name="T22">quidem, </text:span><text:span text:style-name="T22">ut </text:span><text:span text:style-name="T22">hoc </text:span><text:span text:style-name="T22">con-<text:line-break/>cessum sit, </text:span><text:span text:style-name="T22">non fuerit facultatis </text:span><text:span text:style-name="T22">roboris </text:span><text:span text:style-name="T22">certum </text:span><text:span text:style-name="T22">signum cele-<text:line-break/>ritas, sed </text:span><text:span text:style-name="T22">familiare illi quin fit, nihil obstat, quandoquidem<text:line-break/></text:span><text:span text:style-name="T22">jam </text:span><text:span text:style-name="T22">satis aperte declaravimus, quosdam necessario pulsus<text:line-break/></text:span><text:span text:style-name="T22">consequi </text:span><text:span text:style-name="T22">continentes causas, aliquos esse illis familiares, ne-<text:line-break/></text:span><text:span text:style-name="T22">cessario </text:span><text:span text:style-name="T22">conjunctos non esse. Nam quorum pulsuum postu-<text:line-break/>lat generatio unam causam, hanc perpetuo illi comitabuntur<text:line-break/>et hercle indicium erunt causae fidelissimum, ut vehemens<text:line-break/></text:span><text:span text:style-name="T22">valentis </text:span><text:span text:style-name="T22">facultatis, languidus infirmae, at quorum, nisi plu-<text:line-break/>res concurrant causae, constitui generatio nequeat, hos fa-<text:line-break/></text:span><text:span text:style-name="T22">miliares </text:span><text:span text:style-name="T22">esse causis dicemus, non autem significare certam<text:line-break/>ex </text:span><text:span text:style-name="T22">illis </text:span><text:span text:style-name="T22">aliquam. Eodem modo fi ex una aliquando causa<text:line-break/></text:span><text:span text:style-name="T22">pulsus </text:span><text:span text:style-name="T22">proficiscatur, sed non ah eadem perpetuo, familiaris<text:line-break/></text:span><text:span text:style-name="T22">quidem </text:span><text:span text:style-name="T22">omnibus causis erit quae efficiunt eum, constanter<text:line-break/></text:span><text:span text:style-name="T22">vero ex illis </text:span><text:span text:style-name="T22">indicabit nullam. Neque si celeritas sit </text:span><text:span text:style-name="T22">pul-<text:line-break/>fuum, </text:span><text:span text:style-name="T22">statini </text:span><text:span text:style-name="T22">robur </text:span><text:span text:style-name="T22">quoque necessario facultatis erit, </text:span><text:span text:style-name="T22">imo</text:span></text:p>
      <text:p text:style-name="P8"><text:span text:style-name="T22">est quum major sit usus generationis animalis spiritus et<text:line-break/>est quum caloris sit copia, vel instrumentorum, mollities,<text:line-break/>vel horum quaedam, vel omnia simul. Haud aliter, si ma-<text:line-break/>guitudo sit pulsuum, erit val robur facultatis,, vel impen-<text:line-break/>dium animalis spiritus majus , vel calor in corde abundan-<text:line-break/>tior, vel instrumentorum mollities, vel quaedam horum,<text:line-break/>vel etiam universa. Itaque Magnus, qui familiarem esse<text:line-break/>celeritatem dixit facultati validae, nihll peccat, siquidem est<text:line-break/>quum velocicr hujus, occasione pulsus' fiat. Archigenes ve-<text:line-break/>ro, qui eum oppugnat, errat primum, quod lu eo mentia-<text:line-break/>tur , quod perspicuum est, qui omnes durat non diuturnos<text:line-break/>pulfus esse celeres, deinde quod si sint celeres, hoc existi-<text:line-break/>mat consequi, haudquaquam validae.facultati eos familiares<text:line-break/>esse, id quod plane falsum esu Neque enim, quin pulsus<text:line-break/>celeres aliquando a robore, facultatis proficiscantur, verum<text:line-break/>quod ab illo, non semper. sulo., coulequetur ut illos,. . quos<text:line-break/>diximus, pulsus fateamini celeres esse? Quod ssexistimavit<text:line-break/>non familiares esse tantum valenti facultati Magnus pullus</text:span></text:p>
      <text:p text:style-name="P8"><text:span text:style-name="T22">celeres, sed etiam </text:span><text:span text:style-name="T22">ut signis semper est </text:span><text:span text:style-name="T22">usus, lapsus esu Et-<text:line-break/></text:span><text:span text:style-name="T22">enim </text:span><text:span text:style-name="T22">non fi celeritas est pulsuum, continuo robur etiam est<text:line-break/>facultatis, imo </text:span><text:span text:style-name="T47">pero,</text:span><text:span text:style-name="T22"> </text:span><text:span text:style-name="T22">ut </text:span><text:span text:style-name="T22">supra diximus, si vel usus urgeat,<text:line-break/></text:span><text:span text:style-name="T22">vel fint </text:span><text:span text:style-name="T22">molliora instrumenta, velocius arteriae moventur.<text:line-break/></text:span><text:span text:style-name="T22">Omnino </text:span><text:span text:style-name="T22">quando robur facultatis sequitur celeritas et quando<text:line-break/></text:span><text:span text:style-name="T22">caloris </text:span><text:span text:style-name="T22">coplam, aut exhaustum animalem fpicitum, aut mol-<text:line-break/></text:span><text:span text:style-name="T22">litiem </text:span><text:span text:style-name="T22">instrumentorum</text:span><text:span text:style-name="T22">, </text:span><text:span text:style-name="T22">melius fecisset Arclugenes, si </text:span><text:span text:style-name="T22">Magni<text:line-break/>sermoni </text:span><text:span text:style-name="T22">investigatum adjunxisset; ita enim absolutus sit sa-<text:line-break/></text:span><text:span text:style-name="T22">tisque ad </text:span><text:span text:style-name="T22">omnes dignotiones. Quod ille quando praeteriit,<text:line-break/></text:span><text:span text:style-name="T22">etsi prius </text:span><text:span text:style-name="T22">ab Herophile motum, </text:span><text:span text:style-name="T22">nos </text:span><text:span text:style-name="T22">quibus bene Magnus et<text:line-break/></text:span><text:span text:style-name="T22">melius </text:span><text:span text:style-name="T22">etiam Herophilns scripsit, residuum addemns, ac. do-<text:line-break/></text:span><text:span text:style-name="T22">ctrinam </text:span><text:span text:style-name="T22">dignoscendarum quae celeritatem efficiunt cau-<text:line-break/></text:span><text:span text:style-name="T22">sarum </text:span><text:span text:style-name="T22">omnibus suis numeris absolvemus. Prius tamen fa-<text:line-break/></text:span><text:span text:style-name="T22">ciendum mihi </text:span><text:span text:style-name="T22">est ut illorum admoneam quae in secundo<text:line-break/></text:span><text:span text:style-name="T22">De pulsibus </text:span><text:span text:style-name="T22">dignoscendis libro docuimus, quo significationes<text:line-break/></text:span><text:span text:style-name="T22">assequentes </text:span><text:span text:style-name="T22">horum nominum, nihil secus in sermone acri-<text:line-break/></text:span><text:span text:style-name="T22">piamus., Celeres </text:span><text:span text:style-name="T22">dicimus pulsus, itemque tardos non </text:span><text:span text:style-name="T47">aegro-<text:line-break/></text:span><text:span text:style-name="T47">tis </text:span><text:span text:style-name="T47">modo,</text:span><text:span text:style-name="T22"> verum </text:span><text:span text:style-name="T22">etiam valentibus nonnullis, quod naturali-</text:span></text:p>
      <text:p text:style-name="P8"><text:span text:style-name="T22">ter quidem iis luesse dicimus, quemadmodum etiam alios,<text:line-break/>qnibus comparatum optime corpus est, nec tardos, nec ci»<text:line-break/>tatus, sed moderatos natura habere pulsus, eosdemque nec<text:line-break/>magnos, nec parvos, sed medios inter utrosque moderatos,<text:line-break/>neque item crebros, vel raros, scd et lu hoc genere mode-<text:line-break/>ratos. Atque de hoc, qui corpore optime est constituto,<text:line-break/>priore </text:span><text:span text:style-name="T22">loco </text:span><text:span text:style-name="T22">dicamus, ut qui regula sit et modus eaeterorum<text:line-break/>omnium hominum; magnos enim et parvos pulsus, celeres,<text:line-break/>tardos, denique qui ad hunc modum sin gulis in generibus<text:line-break/>appellantur, ac excessus denotant, ad nullum alium quen-<text:line-break/>quam praeter hunc, quum illos nominamus, resciimus. Hic<text:line-break/>ergo homo si calidior solito evaserit, atque hac re fit tan-<text:line-break/>tum alteratus, vehementiam is pulsuum non immutaverit,<text:line-break/>imo nec duritiei et mollitiei genus, at in magnitudinem et<text:line-break/>celeritatem vertet: interim etiam in crebritatem, prout ma-<text:line-break/>gis vel minus calor increverit. Paulo enim si quam solet</text:span></text:p>
      <text:p text:style-name="P8"><text:span text:style-name="T22">factus calidior sit,: manifesto pulsus habebit majores, ve-<text:line-break/>rumtamen non celeriores aperte. Quod si amplius illi ca-<text:line-break/>lor increverit, una cum illo magnitudo pulsuum proportione<text:line-break/>augebitur; ad haec elucebit celeritas. At si calor plurimum<text:line-break/>auctus sit, maximi erunt pulsus, celerrimi vero nondum,<text:line-break/></text:span><text:span text:style-name="T38">sed </text:span><text:span text:style-name="T22">ut antea tradidimus, tum demum, ubi maximam, ex-<text:line-break/>cesserit distentionem, jam tum crebritas quoque clare ani-<text:line-break/>madvertitur. Horum cur ita appareant rationem partim<text:line-break/>jam ante explicavimus; partim non magno negotio ex com-<text:line-break/>memoratis invenias. At si frigidior justo is homo factus sit,<text:line-break/>primum raritas perspicua erit, deinde tarditas, postremo<text:line-break/>parvitas. Putaverit aliquis haec evidentia eventa et inter<text:line-break/>sc et cum positis causis pugnare, par esse enim ut quemad-<text:line-break/>moduni in calore prima erat magnitudo, celeritas altera,<text:line-break/>crebritas tertia et in frigiditate item prima parvitas, secun-<text:line-break/>da tarditas, tertia raritas sit. Ergo quae ratio est expli-</text:span></text:p>
      <text:p text:style-name="P8"><text:span text:style-name="T22">candr hujus modi? Quod quum valida facultas est, etsi<text:line-break/>paulo minor sit usus, primam actionem nec parvam necesse<text:line-break/>est nec tardam </text:span><text:span text:style-name="T22">esset. </text:span><text:span text:style-name="T22">alteram vero 'multo, pest, si usus non<text:line-break/>flagitet, verisimile </text:span><text:span text:style-name="T22">est </text:span><text:span text:style-name="T22">sore. Ut enim quum urgebat, facul-<text:line-break/></text:span><text:span text:style-name="T22">tatem </text:span><text:span text:style-name="T22">stimulabat </text:span><text:span text:style-name="T22">et </text:span><text:span text:style-name="T22">.excitabat ad officium, ita etiam quietem<text:line-break/>longissimam concedit, ubi non urgeat. Jam si major refri-<text:line-break/>geratio sit, eoque usus sit magnopere remissus, </text:span><text:span text:style-name="T47">una elau-<text:line-break/></text:span><text:span text:style-name="T22">guescet </text:span><text:span text:style-name="T22">celeritas </text:span><text:span text:style-name="T22">motus </text:span><text:span text:style-name="T22">atque inluor statirn erit distentio.<text:line-break/>Si plurimum progressa refrigeratio fit, rarissimi quidem,- sed<text:line-break/>non tardissimi tamen et minimi necesse erit ut fint pulsus.<text:line-break/>Sed sut est, si tardiores semper et minores fiant nativis,<text:line-break/></text:span><text:span text:style-name="T22">exacte </text:span><text:span text:style-name="T22">quidem </text:span><text:span text:style-name="T22">cerle tardi, </text:span><text:span text:style-name="T22">vel parvi, si </text:span><text:span text:style-name="T22">valida </text:span><text:span text:style-name="T22">facultas sit,<text:line-break/></text:span><text:span text:style-name="T22">quamvis multum fit usus </text:span><text:span text:style-name="T22">remissus, </text:span><text:span text:style-name="T22">nunquam stanti Eadem<text:line-break/>caeleris </text:span><text:span text:style-name="T22">actionibus </text:span><text:span text:style-name="T22">videas </text:span><text:span text:style-name="T22">usui </text:span><text:span text:style-name="T22">venire </text:span><text:span text:style-name="T22">, </text:span><text:span text:style-name="T22">iit </text:span><text:span text:style-name="T22">ambulationi aucta<text:line-break/>necessitatc, id est </text:span><text:span text:style-name="T22">si </text:span><text:span text:style-name="T22">multa singulis diebus </text:span><text:span text:style-name="T22">siiit </text:span><text:span text:style-name="T22">stadia coufi-<text:line-break/>cienda, velocius </text:span><text:span text:style-name="T22">et </text:span><text:span text:style-name="T22">magis progredimur, nec </text:span><text:span text:style-name="T22">in diversoriis</text:span></text:p>
      <text:p text:style-name="P8"><text:span text:style-name="T22">diu commoramur. Sin adeo sit imminuta, ut singulis die-<text:line-break/>bus habeamus quina dena stadia verbi gratia duntaxat<text:line-break/>perficienda, diutissime subsistimus in diversoriis, attamen<text:line-break/>non ad extremam tarditalem et parvitatem actionem remit-<text:line-break/>timus. Eadem in respiratione ratio est, de qua late egimus<text:line-break/>iu commentariis De dyspnoea.</text:span></text:p>
      <text:p text:style-name="P6"><text:span text:style-name="T22">Cap.</text:span><text:span text:style-name="T56">x</text:span><text:span text:style-name="T22"> VIll. Ad pulsus redeamus ac repetamus,<text:line-break/>quando aut per solum calorem, aut frigiditatem alterantur,<text:line-break/>nec causa alia continens a pristina natura desciscat ulla, </text:span><text:span text:style-name="T47">al-<text:line-break/>teratio</text:span><text:span text:style-name="T22"> eorum talis necessario exisset, qualem diximus. At<text:line-break/>ubi non modo usus, verum etiam mutatur facultas, quatuor<text:line-break/>tum in universum differentiae diversae erunt, in quarum<text:line-break/>singulis moveri arteriae in hunc modum videntur, ln de-<text:line-break/>biliore pariter et calida, si multum ab utraque caufa vinca-<text:line-break/>tur, ut magnopere imbecillis sit lacullas et calor igneus,<text:line-break/>parvi et lardi pulsus creberrimique fiunt: sin modica noxa</text:span></text:p>
      <text:p text:style-name="P8"><text:span text:style-name="T22">fit, aeque fiunt crebri, sed moderati in distentione et mour'<text:line-break/>Quid, autem crebri perinde,. non autem ex aequo parvi,<text:line-break/>nec tardi? quoniam nihil extrema crebrius est crebritate,<text:line-break/>ubi similiter habeant ambo. Quod quidem si hac fieri etiam<text:line-break/>alia frequentior posset, omnino eam imbeclllimi haberent<text:line-break/>hoc quidem nomine, quod nondum usum compleant. Quid<text:line-break/>vero lu modicis offensionibus, tum facultatis, tum caloris<text:line-break/>pulsus frequentes fiunt, sed nequaquam parvi, neque etiam<text:line-break/>turdi, verum moderati? an quia quum imbecilla facultas sit,<text:line-break/>non plane tamen dejecta, moderata distentio etmotusnon-<text:line-break/>nunquam fiet, sicut hominibus debilioribus quidem, sied<text:line-break/>compulsis necessitate, moderata est ambulatio? quod enim<text:line-break/>robustis citra insignem necessitatem accidit, eo compelluntur<text:line-break/>imbecilliores. Idem hi hoc habent, ut ubi usus lusset et vel-<text:line-break/>uti compellat, in perpetua sint actione: nihilominus hi<text:line-break/>tametsi aegre, at usum, implent. ' Qui vero plane sunt im-<text:line-break/>becilli, etiam si maxime contendant quam plurimum possint</text:span></text:p>
      <text:p text:style-name="P9"><text:span text:style-name="T47">i<text:tab/>.</text:span></text:p>
      <text:p text:style-name="P8"><text:span text:style-name="T22">augere actionis magnitudinem, celeritatem erebritatemque,<text:line-break/></text:span><text:span text:style-name="T22">ne </text:span><text:span text:style-name="T22">sic </text:span><text:span text:style-name="T22">quidem respondent </text:span><text:span text:style-name="T22">usui. Porro pulsum quibus, de-<text:line-break/>hilis </text:span><text:span text:style-name="T22">est </text:span><text:span text:style-name="T22">facultas </text:span><text:span text:style-name="T22">omnibus </text:span><text:span text:style-name="T22">languidum esse diximus antea et<text:line-break/></text:span><text:span text:style-name="T22">tam </text:span><text:span text:style-name="T22">languidum, quam maxime allecta facultas sit. Atque<text:line-break/></text:span><text:span text:style-name="T22">de pulsu depravato per caloris </text:span><text:span text:style-name="T22">copiam et. </text:span><text:span text:style-name="T22">infirmitatem facul-<text:line-break/>tatis </text:span><text:span text:style-name="T22">haec sufficiunt. Jam ad alteram conjugationem confe—<text:line-break/></text:span><text:span text:style-name="T22">ramus, </text:span><text:span text:style-name="T22">quae in imbecillitate constat et refrigeratione cui<text:line-break/></text:span><text:span text:style-name="T22">pulfus </text:span><text:span text:style-name="T22">competit </text:span><text:span text:style-name="T22">qunm </text:span><text:span text:style-name="T22">imbecillus </text:span><text:span text:style-name="T22">pro offensa </text:span><text:span text:style-name="T22">quidem facul-<text:line-break/></text:span><text:span text:style-name="T22">tatis</text:span><text:span text:style-name="T22">, tum parvus tardusque sicut pulsus prioris conjugatio-<text:line-break/></text:span><text:span text:style-name="T22">nis</text:span><text:span text:style-name="T22">, sed non aeque, ut </text:span><text:span text:style-name="T22">illi </text:span><text:span text:style-name="T22">ad extremam devenit crebrita-<text:line-break/></text:span><text:span text:style-name="T22">tum </text:span><text:span text:style-name="T22">: . praeterquam si quando omnino facultas prostrata fit,<text:line-break/></text:span><text:span text:style-name="T22">tunc plane </text:span><text:span text:style-name="T22">pulsus minimus erit interrnittetque et desiciet<text:line-break/></text:span><text:span text:style-name="T22">frequenter. At modice </text:span><text:span text:style-name="T22">si facultas infirma </text:span><text:span text:style-name="T22">sit </text:span><text:span text:style-name="T22">validaque re-<text:line-break/></text:span><text:span text:style-name="T22">frigeratio, creber: minime </text:span><text:span text:style-name="T22">evadit pulsus, utique quod satis<text:line-break/></text:span><text:span text:style-name="T22">efficiat, vel ejuscemodi </text:span><text:span text:style-name="T22">facultas usui. Tertia est conjugatio<text:line-break/></text:span><text:span text:style-name="T22">pulsuum alterationis, quum </text:span><text:span text:style-name="T22">simul calor increscit </text:span><text:span text:style-name="T22">et </text:span><text:span text:style-name="T22">lacullas.</text:span></text:p>
      <text:p text:style-name="P8"><text:span text:style-name="T22">quam vehementissimi pulsus et 'maximi comitantur, sed non<text:line-break/>perinde celerrimi, creberrimi vero fere non sunt aperte;<text:line-break/>est tamen quum perspicue naturam excedant, id quod ac-<text:line-break/>cidit, ubi plurimum calor increvit; tunc enim etsi pulsus<text:line-break/>sit maximus celerrimusque, tamen qiiae copia est caloris,<text:line-break/>non respondet risui. Reliquum est quarta alterationis, quae<text:line-break/>in hoc incidit genus pulsuum, conjugatio; ubi coierint<text:line-break/>robur facultatis et caloris defectus. Hi magnitudine mode-<text:line-break/>rata fnut, fed tardiores et bene ruri, maxime ubi praepol-<text:line-break/>leat refrigeratio; nam quum sit paucus tum pulsuum usus,<text:line-break/>universumque magnitudo distentionis facile tueatur, recte<text:line-break/>fane' diutissime quiescunt arteriae. Etenim, ut quum usus<text:line-break/>flagitabat, illarum erat perpetuus motus; ita nunc quum<text:line-break/></text:span><text:span text:style-name="T38">est </text:span><text:span text:style-name="T22">remissus, longis intervallis fit, tamen ob facultatis ro-<text:line-break/>bur, distentionis non impeditur aperte, veI dilucide quan-<text:line-break/>titas. At nec multum tarditas eadem de causa pollet, siqui-<text:line-break/>dem valens facultas naturales motionis.tuetur modos, etiam</text:span></text:p>
      <text:p text:style-name="P8"><text:span text:style-name="T22">si non postulet ulus. Omnino ut manifeste pulsus evadat,<text:line-break/>magnopere dissolutum oportet usum esse, frigore admodum<text:line-break/>superante; plerumque vero distentionis tuetur naturalem<text:line-break/>quantitatem, aut paulum, </text:span><text:span text:style-name="T22">neque </text:span><text:span text:style-name="T22">id admodum perspicuo<text:line-break/>imminuitur. Caeterum multo tardior quam minor lu re-<text:line-break/>frigerationibus apparet, perinde atque illi qui iter faciunt,<text:line-break/>quum non opus sit concitato motu; hi enim mluus de ma-<text:line-break/>gnitudine gressus quam de celeritate detrahunt; quod si<text:line-break/>quando festinato opus sit, plus ad magnitudinem addunt<text:line-break/>quam ad celeritatem. Hic ne male haec accipiamus et quo-<text:line-break/>libet in statu ducamus variationem magnitudinis et parvita-<text:line-break/>tis mutationem superare celeritatis et tarditatis, animo',<text:line-break/>etiam atque etiam opus est attento; neque enim perpetuo<text:line-break/>praestat, caeterum promptior est, itaque prior; nam a mo-<text:line-break/>derato conversionem ad magnitudinem et parvitatem pro</text:span><text:span text:style-name="T3">-τ<text:line-break/></text:span><text:span text:style-name="T22">clivius videas fieri hac, quae ad celeritatem tarditatemque.<text:line-break/>Attamen si quum ad insignem magnitudinem mutatio per-</text:span></text:p>
      <text:p text:style-name="P8"><text:span text:style-name="T22">venit, adhuc fiat ut crescat calor, celeritas tum affatim ex-<text:line-break/>tenditur; quod sicut diximus prius, non immerito accidit,<text:line-break/>nam ad implendum usum satis est cordi si distentionis au-<text:line-break/>geat magnitudinem; neque velocitatem perinde ac illam re-<text:line-break/>quirit auctam. Quum vero luculenta jam sit magnitudo,<text:line-break/>praeterea urgeat usus, hic tum omne quod desideratur, adjicit<text:line-break/>celeritas; sin parum sit ea contentum, perpetuos </text:span><text:span text:style-name="T47">ciet, motus,<text:line-break/>quod perinde</text:span><text:span text:style-name="T22"> est ac crebros facit- Atque de his hactenus.</text:span></text:p>
      <text:h text:style-name="Heading_20_2" text:outline-level="2">Cap. IX.</text:h>
      <text:p text:style-name="P152"><text:span text:style-name="T22">Transeamus jam ad instrumentorum diffe-<text:line-break/>rentias ac inspiciamus primum peetlllares utriusque earum<text:line-break/>pulsus; deinde' aliarum etiam causarum immutationes, uti<text:line-break/>fecimus paulo ante. Quod igitur, quum durius solitu vel<text:line-break/>mollius evnserit corpus arteriae, ipsus pulsus'id ibi simul,<text:line-break/>reddat vel duros vel molles ante explicatum est; nec<text:line-break/>quaerit hoc longiorem probationem quum id omnia perspi-<text:line-break/>cua eventa approbent, ferientis naturae respondere qualita-<text:line-break/>tem ictus. Quod vero mollitiei instrumentorum familiaris</text:span></text:p>
      <text:p text:style-name="P8"><text:span text:style-name="T22">sit magnitudo, </text:span><text:span text:style-name="T22">parvitasque </text:span><text:span text:style-name="T22">duritiei, quanquam de his antea<text:line-break/>verba fecimus, tamen </text:span><text:span text:style-name="T22">quia ita </text:span><text:span text:style-name="T22">fluit series orationis, etiam<text:line-break/>hoc loco. exponemus. Molle instrumentum, quoniam<text:line-break/>prompte extenditur in omnem partem, facile distenditur;<text:line-break/>durum non absque magno negotio. Jam comes est prom-<text:line-break/>ptitudiuis distentionis magnitudo, renisus et contumaciae<text:line-break/>parvitas. Itemque celeritas prioris, tarditas alterius gene-<text:line-break/>ris est comes, non tamen ex aequo ac magnitudo et parvi-<text:line-break/>tas. Paulo enim celerior pulsus est ex mollitie profectus<text:line-break/>iusirumentorurn pulsu quem creat durities, major per-<text:line-break/>multo, quia corporis arteriae membranosi tas, quamvis du-<text:line-break/>rior interim sit, ad celeritatem quandam motus parata est </text:span><text:span text:style-name="T22">et<text:line-break/></text:span><text:span text:style-name="T22">facilis, ad magnitudinem vero distentionis omnium ineptis-<text:line-break/></text:span><text:span text:style-name="T22">sima </text:span><text:span text:style-name="T22">; </text:span><text:span text:style-name="T22">nam </text:span><text:span text:style-name="T22">opus est ut in omnem partem extendatur facile<text:line-break/></text:span><text:span text:style-name="T22">quod </text:span><text:span text:style-name="T22">maximam distentionem fit affecturum; hujusmodi<text:line-break/></text:span><text:span text:style-name="T22">molle </text:span><text:span text:style-name="T22">est. Quumque a natura longissime aut ad mollitiem,<text:line-break/></text:span><text:span text:style-name="T22">aut </text:span><text:span text:style-name="T22">ad duritiem corpus arteriarum recesserit, tardior fit</text:span></text:p>
      <text:p text:style-name="P8"><text:span text:style-name="T22">mollis pulsus duro; nam corpus paulo mollius justo, quia<text:line-break/>paulo duriore ad magnitudinem sequacius est,: idcirco etiam<text:line-break/>ad motus velocitatem. At vero quod ad' extremam dissolu-<text:line-break/>tum mollitiem est et veluti laxum-et luse ipsum per nimiam<text:line-break/>humiditatem confidet, neque ad distentionis magnitudinem<text:line-break/>perinde sequax est, neque ad celeri satem motus itaque 00-<text:line-break/>leritate cedit duro, magnitudine tamen'nunc non durum<text:line-break/>tantum superat, sed ipsum etiam quod in naturali statu est.<text:line-break/>Et ejuscenrodi certe status, qui ad immodicum arterias ex-<text:line-break/>cessum adducunt duritiei et 'mollitiei, non fiunt -sine'muta-<text:line-break/>tione aliarum continentium causarum; neque enim</text:span><text:span text:style-name="T69">1</text:span><text:span text:style-name="T22"> constare<text:line-break/>amplius facultas lu suo robore, nec in ‘tennnns calor a<text:line-break/>natura praescriptis poterit. Quamohrem, ubi spfius lolius<text:line-break/>vel mollitiei, vel duritiei; remotis aliis causis, proprios<text:line-break/>pulsus pronuntiamus, majores et celeriores dicemus </text:span><text:span text:style-name="T22">a </text:span><text:span text:style-name="T22">mol-<text:line-break/>litie, minores lardioresque </text:span><text:span text:style-name="T47">a</text:span><text:span text:style-name="T22"> duritie fieri; et multo qui-<text:line-break/>dem majores quam celeriores ob</text:span><text:span text:style-name="T69">;</text:span><text:span text:style-name="T22">-causam quam exili-</text:span></text:p>
      <text:p text:style-name="P8"><text:span text:style-name="T22">cavimus nuper</text:span><text:span text:style-name="T3">; </text:span><text:span text:style-name="T22">crebritate vero ac raritate tantum a se<text:line-break/>mutuo et </text:span><text:span text:style-name="T47">a</text:span><text:span text:style-name="T22"> mediocri variare quantum magnitudine, par-<text:line-break/>vitate , celeritate; . tarditate </text:span><text:span text:style-name="T22">a </text:span><text:span text:style-name="T22">natura recedunt. Dictum<text:line-break/>praeterea ante est, unam omnino causam esse crebritatis om-<text:line-break/>nium actionum, quum quemque usum non assequantur. At-<text:line-break/>que durorum instrumentorum est minor distentio, itaque,<text:line-break/>minor usus actio obitui-; mollium contra insignis est disten-<text:line-break/>tio, impleturque abunde usus: jure itaque cum duris pul-<text:line-break/>sibus crebritates, cum mollibus raritates cohaerenti Quod<text:line-break/>si quando incidat ut cum duritie refrigeratio concurrat et.<text:line-break/>calor cum mollitie, tum pulsus duri mollibus evadent ra-<text:line-break/>riores; haec tamen pulsuum alteratio fit, concurrentibus<text:line-break/>differentiis continentium causarum. Quando autem eo pro-,<text:line-break/>cessit oratio, ut primam commemorarem duritiei et resti-<text:line-break/>gerationis conjugationem, summam ejus explicemus. Si<text:line-break/>durum corpus arteriarum.sit conjunctum cum innati caloris'</text:span></text:p>
      <text:p text:style-name="P8"><text:span text:style-name="T22">refrigeratione, pulsus efficiet </text:span><text:span text:style-name="T22">justo </text:span><text:span text:style-name="T22">minores et tardiores; si<text:line-break/>superet durities, minores </text:span><text:span text:style-name="T22">magis </text:span><text:span text:style-name="T22">quam tardiores; sin au-<text:line-break/>tem refrigeratio, ' contra tardiores magis quam minores.<text:line-break/>Ad eundem modum crebriores, fi durities refrigeratione fu-<text:line-break/>perior sit; fin vincat refrigeratio, rariores; at si par fuerit<text:line-break/>ntriusque' a natura recessus; tanto reddet minores quanto<text:line-break/>tardiores, a raritate vero et crebritate naturali non abdu-<text:line-break/>cet, siquidem quantum usus eorum generationis detraxit ob<text:line-break/>refrigerationem, tantumdem fimus de 'quantitate distentio-<text:line-break/></text:span><text:span text:style-name="T47">nis</text:span><text:span text:style-name="T22"> temporeque motus abstulit; quare nihil causae est cur<text:line-break/>arteriarum magis natura continuet ructumsicut in pleris-<text:line-break/>que parris pulsibus, ubi infra usum manet distentio. Quod<text:line-break/>sit-tamen insignis durities et pauca omnino fuerit frigiditas,-<text:line-break/>tum id ipsum existet quod commemoravimus, nempe dis-<text:line-break/>tentionem, quae uium non assequitur, perpetuos creare<text:line-break/>motus At si contra accidat, ut permultum. sit frigiditatis<text:line-break/>duritiesque naturali pulsu •quam-'minimo’'minor, tum piil-</text:span><text:span text:style-name="T69">;</text:span></text:p>
      <text:p text:style-name="P8"><text:span text:style-name="T22">sus multo rariores necesse est sint quam minores, quod<text:line-break/>usus etiam longe inferior sit quantitate distentionis. Habes<text:line-break/>causarum primam conjugationem. Altera erat, in qua cum<text:line-break/>calore pollebat mossities, quae etiam tres necessario primas<text:line-break/>differentias producit; interim enim par mollitiei est et ca-<text:line-break/>loris mutatio, luterim praepollet vel mossities vel calor.<text:line-break/>Quare si quantum naturam mossities relinquat, tantnndem<text:line-break/>desciscat ab ea etiam 'calor, magnos necesse est et celeres<text:line-break/>fieri pulsus, non statini tamen crebros; verum ubi generan-<text:line-break/>dorum eorum usus superet magnitudinem distentionis, si<text:line-break/>mossities praestet, magnitudo etiam vincet celeritatem; si<text:line-break/>calor, non item statuendum est absolute, sed- distinctione.est,<text:line-break/>opus. Si ita abundet calor, ut usmn actio complere ne-<text:line-break/>queat, multo celeriores fiant necesse est quam majores<text:line-break/>pulsus, sirnulque.etiam,crebri; ubi vero-naturae satisfacit,<text:line-break/>usus, aequc magni, atque celeres. Porro autem tertia erit</text:span></text:p>
      <text:p text:style-name="P8"><text:span text:style-name="T22">causarum conjugatio, quae pulsum in hoc genere, variant,<text:line-break/>ubi calori adjuncta durities sit. Atque quum uterque niul-.<text:line-break/>tum a natura recedit, pulsus erunt celerrimi creberrimique,<text:line-break/>minimi autem nequaquam, uifi simul facultas affecta sit (sed<text:line-break/>id hic non posuimus) sed minores illi quidem justo, rion ad<text:line-break/>ultimam tamen parvitatem delabentur. . At si immodicus<text:line-break/>calor sit et instrumentum non magnopere durum, verum<text:line-break/>paululum a moderato varietur, tantum abest ut justo fiat<text:line-break/>dissentio arteriarum minor, ut etiam major evadat. Nam<text:line-break/>quum peculiaris duritiei instrumentorum parvus sit et. ina-'<text:line-break/>gnus immodico calori, jure pulsus in istis statibus' fit ma-<text:line-break/>gnus, assirnllatus vincenti, sicut quum praepolleat durities,<text:line-break/>parvus. At celer erit, utra causarum excellat, maxime<text:line-break/>tamen quum calor; tum vero etiam luculentior erit crebri-<text:line-break/>tas. Restat conjugatio in propositis pulsuum generibus, ubi<text:line-break/>concurrant mossities frigiditasque. Quia vero magnus</text:span></text:p>
      <text:p text:style-name="P8"><text:span text:style-name="T22">pulsus hic quoque mollitiei peculiaris est et parvus frigidi-<text:line-break/>tati, utra longius a natura recedat, illi necesse est pulfus<text:line-break/>assimilentur. Itaque magni, instrumentorum praepollente<text:line-break/>mossitiei, parvi in frigiditatibus erunt; moderati autem,<text:line-break/>quum quantum a mollitie in magnitudinem producantur,<text:line-break/>tantumdem a frigore contrahantur in parvitatem. Nam ut<text:line-break/>semel dicam, moderati pulsus non ex hisce tantum causis,<text:line-break/>sed et ex caeleris praeter naturam omnibus fiunt, quum am-<text:line-break/>bae, quae in contrarias partes distrahunt eos, parem vim<text:line-break/>habeant;, unde falsos illos, qui in eum modum laborant,<text:line-break/>vulgus putat medicorum naturaliter comparatus esse; ve-<text:line-break/>rum de his fufius dicam in commentariis De praesagitione<text:line-break/>ex pulsibus. In praesentia hoc tantum satis est declarasse<text:line-break/>(quod quidem ad hanc commentationem pertinet) omnes </text:span><text:span text:style-name="T47">na-<text:line-break/>turales</text:span><text:span text:style-name="T22"> pulsus inter excessus medios moderatosque esse;<text:line-break/>non tamen quicunque moderati sunt etiam naturales om-</text:span></text:p>
      <text:p text:style-name="P8"><text:span text:style-name="T22">nes esse. Rari quidem et , tardi certe id genus omnes sunt<text:line-break/>pulsus, maxime si superior sit frigiditas.</text:span></text:p>
      <text:h text:style-name="Heading_20_2" text:outline-level="2">Cap. X.</text:h>
      <text:p text:style-name="P152"><text:span text:style-name="T22">Sed quandoquidem et de his quae par<text:line-break/>erat exposuimus, deinceps instrumentorum •differentias va-<text:line-break/>rias faciamus ex differentiis facultatis, illud prius in memo-<text:line-break/>riam revocantes, quot excellentiam caloris affectus sequun-<text:line-break/>tur pulsuum, tot generandi animalis spiritus usus. Igitur<text:line-break/>instrumentorum durities conjuncta imbecillitati facultatis<text:line-break/>parvos pulsus et tardos et crebros concitat, robori parvos<text:line-break/>atque crebros, non etiam tardos, imo longe inierim justo<text:line-break/>celeriores; quod quantum dissensionis mediocritati propter<text:line-break/>duritiem organorum desit, tantum a.celeritate resarcitur et<text:line-break/>a crebritate. Si </text:span><text:span text:style-name="T47">vero</text:span><text:span text:style-name="T22"> instrumentum molle sit, facultas au-<text:line-break/>tem valida, majores quidem manifesto pulsus fiunt, at ali-<text:line-break/>quanto tardiores rarioresque. Quod si ad mollitiem in-<text:line-break/>strumentorum infirmitas adjuncta fit facultatis, st quidem<text:line-break/>aequus utriusque sirnulque modicus fuerit a natura' recessus.</text:span></text:p>
      <text:p text:style-name="P8"><text:span text:style-name="T22">et moderatos ridentur et naturales plane ni pullus </text:span><text:span text:style-name="T22">referre,<text:line-break/></text:span><text:span text:style-name="T22">nisi quantum variant mollitie, sin valde immodicus sit, </text:span><text:span text:style-name="T22">par-<text:line-break/>ui et </text:span><text:span text:style-name="T22">tardi et crebri fiunt. Haud aliter </text:span><text:span text:style-name="T22">si multo imbecilli-<text:line-break/></text:span><text:span text:style-name="T22">tas praepolleat; etenim tum quoque generantur </text:span><text:span text:style-name="T22">parvi, tardi,<text:line-break/>crebri. </text:span><text:span text:style-name="T22">Verum si superior mossities sit, </text:span><text:span text:style-name="T22">accedunt </text:span><text:span text:style-name="T22">pulsus ad<text:line-break/>moderatos, quod facultas, quum paulo </text:span><text:span text:style-name="T22">quam </text:span><text:span text:style-name="T22">naturae </text:span><text:span text:style-name="T22">lex<text:line-break/></text:span><text:span text:style-name="T22">postulat </text:span><text:span text:style-name="T22">debilior </text:span><text:span text:style-name="T22">sit, non impediatur quin retineat et quan-<text:line-break/>titatem distentionis et qualitatem motus, </text:span><text:span text:style-name="T22">sicut </text:span><text:span text:style-name="T22">quum incur-<text:line-break/></text:span><text:span text:style-name="T22">rit </text:span><text:span text:style-name="T22">in duritiem instrumentorum; siquidem quum impeditur<text:line-break/>ibi distentio, -tum vero tanto fiunt necessario crebriores pul-<text:line-break/>fus, quanto actio quoque fiat imperfectior. Quum autem<text:line-break/>facultas aliquantum imbecilla </text:span><text:span text:style-name="T22">et </text:span><text:span text:style-name="T22">molles tunicae arteriarum<text:line-break/></text:span><text:span text:style-name="T22">fint, quia </text:span><text:span text:style-name="T22">nihilo </text:span><text:span text:style-name="T22">fit </text:span><text:span text:style-name="T22">tardior motus, neque minor distentio,<text:line-break/></text:span><text:span text:style-name="T22">ideoque </text:span><text:span text:style-name="T22">satis usui efficitur, </text:span><text:span text:style-name="T22">nulla sit pulsuum in </text:span><text:span text:style-name="T22">crebritatem<text:line-break/></text:span><text:span text:style-name="T22">mutatio. </text:span><text:span text:style-name="T69">7</text:span></text:p>
      <text:h text:style-name="Heading_20_2" text:outline-level="2">Cap. X<text:span text:style-name="T96">I</text:span>.</text:h>
      <text:p text:style-name="P152"><text:span text:style-name="T22">Restat </text:span><text:span text:style-name="T22">jam </text:span><text:span text:style-name="T22">ut omnes </text:span><text:span text:style-name="T22">simul </text:span><text:span text:style-name="T22">corrigamus<text:line-break/></text:span><text:span text:style-name="T22">continentium causarum </text:span><text:span text:style-name="T22">differentias, et fiunt conjugationes</text:span></text:p>
      <text:p text:style-name="P8"><text:span text:style-name="T22">numero octo; </text:span><text:span text:style-name="T22">duae, </text:span><text:span text:style-name="T22">quum remissa facultate pariter et usu<text:line-break/></text:span><text:span text:style-name="T22">modo </text:span><text:span text:style-name="T22">mollius solito .sit instrumentum, modo durius; duae<text:line-break/>alterae</text:span><text:span text:style-name="T22">, </text:span><text:span text:style-name="T22">ubi languescat facultas et usus auctus </text:span><text:span text:style-name="T22">fit </text:span><text:span text:style-name="T22">instrumen-<text:line-break/>taque vel mollia vel dura; praeterea aliae duae, quando<text:line-break/>valida fit facultas, sed remissus usus, una cum variante in- .<text:line-break/>strumentorunr disserentia; reliquae duae, quum valens fa-<text:line-break/>cultas fit, auctus usus, accedatque instrumentorum quam<text:line-break/>diximus differentia. Ac languida quidem . facultate simul<text:line-break/>et remisso usu omnino in parvitatem et tarditatem mutan-<text:line-break/>tur in utraque differentia instrumentorum pulsus; caeterum<text:line-break/>non redduntur necessario crebri, vel rari; sed vicissirn hoc<text:line-break/>pro instrumentorum iis differentia contingit et pro quanti-<text:line-break/>tate laesionis singularum causarum continentium. Nam si<text:line-break/>parva facultatis laesio sit, nec insignis instrumentorum du-<text:line-break/>rities, nihil crebritate pullus immutantur, nam hoc do-<text:line-break/>cuimus ante, non pullus modo, sed omnes plane actiones</text:span></text:p>
      <text:p text:style-name="P10"><text:span text:style-name="T22">z</text:span></text:p>
      <text:p text:style-name="P8"><text:span text:style-name="T22">fieri </text:span><text:span text:style-name="T22">crebriores ex desectu qui accidit cuique. Jam dese-<text:line-break/></text:span><text:span text:style-name="T22">ctum usu aestimari, id </text:span><text:span text:style-name="T22">supra exposuimus. Quum ergo re-<text:line-break/></text:span><text:span text:style-name="T22">missus hic sit parvaque laesio </text:span><text:span text:style-name="T22">facultatis, nisi </text:span><text:span text:style-name="T22">per </text:span><text:span text:style-name="T22">instrumen-<text:line-break/></text:span><text:span text:style-name="T22">torum nimiam duritiem, </text:span><text:span text:style-name="T22">nihil desiderabitur in actione. At-<text:line-break/></text:span><text:span text:style-name="T22">qui </text:span><text:span text:style-name="T22">si facultas </text:span><text:span text:style-name="T22">magnopere </text:span><text:span text:style-name="T22">sit laesa, modice remissus usus,<text:line-break/></text:span><text:span text:style-name="T22">instrumenta bene dura </text:span><text:span text:style-name="T22">evaserint, non poterunt pulsus non<text:line-break/></text:span><text:span text:style-name="T22">fieri quam usus postulat </text:span><text:span text:style-name="T22">minores; itaque imperfectum<text:line-break/></text:span><text:span text:style-name="T22">simul officium, </text:span><text:span text:style-name="T22">ac </text:span><text:span text:style-name="T22">quanto </text:span><text:span text:style-name="T22">quidem impeyiectius, tanto etiam<text:line-break/></text:span><text:span text:style-name="T22">crebrius. </text:span><text:span text:style-name="T22">Jam vero nec ipsa </text:span><text:span text:style-name="T22">horum </text:span><text:span text:style-name="T22">pulsuum pervisas et<text:line-break/></text:span><text:span text:style-name="T22">tarditas potest perpetuo </text:span><text:span text:style-name="T22">similis esse; </text:span><text:span text:style-name="T22">nam </text:span><text:span text:style-name="T22">prout facultas<text:line-break/></text:span><text:span text:style-name="T22">plus vel minus </text:span><text:span text:style-name="T22">aut </text:span><text:span text:style-name="T22">usus </text:span><text:span text:style-name="T22">offensus est, etiam pulsus ipsi<text:line-break/></text:span><text:span text:style-name="T22">necesse est plus </text:span><text:span text:style-name="T22">vel minus ad parvitatem transeant et ad<text:line-break/></text:span><text:span text:style-name="T22">tarditatem; minores enim </text:span><text:span text:style-name="T22">redduntur et ob sacullatis irnbe-<text:line-break/></text:span><text:span text:style-name="T22">clliitateni' </text:span><text:span text:style-name="T22">et </text:span><text:span text:style-name="T22">ob usum </text:span><text:span text:style-name="T22">remissum et duritiem instrumentorum.<text:line-break/></text:span><text:span text:style-name="T22">Hoc tamen pro quantitate' </text:span><text:span text:style-name="T22">alterationis causarum aut </text:span><text:span text:style-name="T22">singula-<text:line-break/>rum, </text:span><text:span text:style-name="T22">aut binarum, </text:span><text:span text:style-name="T22">aut </text:span><text:span text:style-name="T22">universarum </text:span><text:span text:style-name="T22">affectarum </text:span><text:span text:style-name="T22">plus </text:span><text:span text:style-name="T22">vel</text:span></text:p>
      <text:p text:style-name="P8"><text:span text:style-name="T22">minus habent. Singularum, ubi minimus factus pulsus sit;<text:line-break/>vel usu penitus remisso</text:span><text:span text:style-name="T22">, </text:span><text:span text:style-name="T22">vel instrumentis durioribus reddi- &gt;<text:line-break/>tis, vel facullate prorsus infirma; valet enim, vel alter-<text:line-break/>utrum eorum, ut dictum est, si ostensum sit, minorem essi-t<text:line-break/>cere pulsum ; binarum , ut quum prorsus factus -parvus </text:span><text:span text:style-name="T22">sit,<text:line-break/></text:span><text:span text:style-name="T22">neutra tamen ex memoratis causis summe laesa sit, sed utra-<text:line-break/>que earum hactenus absit ab extrema offensione,. ut pulsus,<text:line-break/>quem, ambae constituunt, perinde alteretur atque is quem<text:line-break/>altera summe oflensa. Ita etiamsi tria genera causarum ad.<text:line-break/>unum concurrant pulsum constituendum, .inducant rnterirn<text:line-break/>tantam alterationeni quantam committat etiam una de illis:<text:line-break/>maxime offensa; quod memoria per omnem disputationem.<text:line-break/>tenendum est, ut ne deceptus quispiam alterationeni putet-<text:line-break/>quae ex omnibus offensis causis constat majorem oportere-<text:line-break/>ea esse quam lacit una; valent enim, sicut docuimus, vel.<text:line-break/>de una qualibet causa, quae prorsus laesa sit; ad ultimam<text:line-break/>pulsus devenire alterationem. Facultatis igitur -ad- extre-</text:span></text:p>
      <text:p text:style-name="P8"><text:span text:style-name="T22">nrum dejectio minimos essicit pulsus, etiam si molles qui-,<text:line-break/>dem tunicae fint instrumentorum, urgeat autem usus. Qua-<text:line-break/></text:span><text:span text:style-name="T38">re </text:span><text:span text:style-name="T22">vel liujus iterum operae pretium 'est in universum rnemi-<text:line-break/>nisse, ad pulsus extremos constituendos identidem plures<text:line-break/>caulas requiri, identidem satis esse unam; nam maximus<text:line-break/>fieri ob facultatis summum robor non possit citra caetera-<text:line-break/>rrrni opem, minimus autem nonnunquam ob imbecillitatem<text:line-break/>possit; et quod eo magis mirandum est, licet reliquae causae<text:line-break/>frequenter diversissimum pulsum habeant peculiarem, tamen<text:line-break/>ex unius earuni victoria fit mutatio. Vincit autem alias<text:line-break/>alia; modo verbi gratia imbecillitas facultatis, ex qua or-<text:line-break/>tus minimus pulsus est, modo instrumentorum durities; in-<text:line-break/>terdum remissio usus. Nam ut languida scmel facultate<text:line-break/>magnitudinem nec mollities instrumentorum, nec incitatio<text:line-break/>usus augeat, fic instrumentis exsiccatis nll conferet ad ma-<text:line-break/>gnitudinem nec facultas valida, nec usus incitatio. Et ut<text:line-break/>per unam causam, quae offensa omnino sit, pulsuum saepe</text:span></text:p>
      <text:p text:style-name="P8"><text:span text:style-name="T22">extrema mutatio accidit, sic interdum, etiam si conjunctae<text:line-break/>sint cunctae causae ad unum pulsum generandum, pulsus<text:line-break/>quem constituunt, haudquaquam summam assequatur al-<text:line-break/>terationern. Nam si simul et imbecilla facultas et dura sint<text:line-break/>instrumenta et vere etiam dissolutus usus, tametsi omnes hae<text:line-break/>valent causae pulsum parvum reddere, tamen ne sic quidem<text:line-break/>minimum necesse est pulsum fieri, verum si nec ulla inter<text:line-break/>illas summe laesa sit, neque collectus ex omnibus acervus<text:line-break/>aequet maxirnam unius offensionem</text:span><text:span text:style-name="T22">, </text:span><text:span text:style-name="T47">non</text:span><text:span text:style-name="T22"> poterit fieri pulsus<text:line-break/>minimus. Quanjobrem, ut dixi, ante omnia lu pulsuum<text:line-break/>alterationibus attendenda quantitas est causarum ostensionis.<text:line-break/>Sed de hoc etiam in libris de praesagitione ex pulsibus, age-<text:line-break/>mus. Nunc ad tertiam et quartam </text:span><text:span text:style-name="T47">octo</text:span><text:span text:style-name="T22"> commemoratarum<text:line-break/>conjugationem digrediamur atque,hic aliquando dicendi<text:line-break/>finem faciamus de'duabus primis; etenim si quid sit in iis<text:line-break/>praeteritum, facile ex iis quae ante diximus invenies. Er-<text:line-break/>go ubi lai)guescat facultas,, urgeat usus, d urum que instlu-,</text:span></text:p>
      <text:p text:style-name="P8"><text:span text:style-name="T22">mentum fit, potissimum </text:span><text:span text:style-name="T47">ad crebritatem, deinde</text:span><text:span text:style-name="T22"> ad parvi-<text:line-break/>tatem, postea ad tarditatem pulsus videbis vergere; non ne-<text:line-break/>cessario tamen nec perpetuo, nec etiam in quolibet illorum<text:line-break/>nec fimus concurrunt omnia. Siquidem ubi laesae insigni-<text:line-break/>ter-fint omnes causae, minimi et creberrimi et tardi pulsus<text:line-break/>fiunt; tardi, quod sit infirma facultas; minimi quum ob<text:line-break/></text:span><text:span text:style-name="T22">hanc </text:span><text:span text:style-name="T22">tum </text:span><text:span text:style-name="T22">vero </text:span><text:span text:style-name="T22">ob duritiem instrumentorum; qui quod ta-<text:line-break/>les sint</text:span><text:span text:style-name="T22">, </text:span><text:span text:style-name="T22">idcirco sunt iidem creberrimi, adeoque quia im—<text:line-break/>pellit usus; quinetiam citra eum sacullatis imbecillitas et in-<text:line-break/>strnmentorurn durities conjunctae minimos possunt creber-<text:line-break/></text:span><text:span text:style-name="T22">rimosque pulsus </text:span><text:span text:style-name="T22">reddere. Huc si cumulus accesserit vis<text:line-break/>usus, non parvum erit illud quidem ad exitum momentum,<text:line-break/>nihilo-tamen pulsus efsicict crebriores, quum sint vel sine<text:line-break/>hoc frequentiffimi. At si'offensio sit instrumentorum et fa-<text:line-break/>cultatis', parva, ac generationis eorum multus usus, hi irou<text:line-break/>erunt justo'minores, nec tardiores, imo. interdum manifeste</text:span></text:p>
      <text:p text:style-name="P8"><text:span text:style-name="T22">celeriores, majores autem, si non aperte, pares </text:span><text:span text:style-name="T22">certe </text:span><text:span text:style-name="T22">per-<text:line-break/>spicuo moderatis. Etenim ubi multum instat usus</text:span><text:span text:style-name="T22">, </text:span><text:span text:style-name="T22">quam-<text:line-break/>vis sit imbecillior justo facultas, celeriter movetur, ac longe<text:line-break/>vero ancturus ultra celeritatem magnitudinem erat, ni duri-<text:line-break/>ties impedimento fuisset, nunc eo apertior evadit celeritas<text:line-break/>magnitudine, quod huic nulli impedimento sit instrumentum<text:line-break/>paulo durius, solito., ac hoc magnitudini repugnat praeter<text:line-break/>caetera. </text:span><text:span text:style-name="T47">-r</text:span><text:span text:style-name="T22"> </text:span><text:span text:style-name="T22">Crebri porro in eo genere pulsus fiunt, ut usus<text:line-break/>impleatur;' qui quidem si etiam paulum divertat </text:span><text:span text:style-name="T22">a </text:span><text:span text:style-name="T22">natura,<text:line-break/>omnino parva, ut dignosci vix possit, erit crebritas, quod<text:line-break/>usui tum satisfaciat celeritas et magnitudo. Et quid<text:line-break/>multis? in hac conjugatione comparanda cum quantitate<text:line-break/>usus functio est, quam per organa obit facultas. Quanto<text:line-break/>enim inferior functio usu est, tantum crescit .in crebri-,<text:line-break/>talem; contra tanto minores fiunt et tardiores ita com-<text:line-break/>paratis, quantum vel. facultas, vel instrumenta naturalem</text:span></text:p>
      <text:p text:style-name="P8"><text:span text:style-name="T22">relinquant modum. At </text:span><text:span text:style-name="T22">de </text:span><text:span text:style-name="T22">caularum tertia variatione satis<text:line-break/>haec sunt. Accedamus jam ad quartam conjugationem, ubi<text:line-break/>infirma facultas est et major est usus, una cum instrurnen-<text:line-break/>turuin mossitie. Sane in hac quoque fi permultum usus in-.<text:line-break/>crescat </text:span><text:span text:style-name="T22">et </text:span><text:span text:style-name="T22">non multum a natura facultas discedat et instru-<text:line-break/>menta, omnino longe magis lu magnitudinem increscent<text:line-break/>pulsus quam lu celeritatem. Nam durities instrumentorum<text:line-break/>lu proxima superiore conjugatione magnitudini distentionis<text:line-break/>resistebat; in hac non tantum non ossicit distentioni molli-<text:line-break/>ties illorum, sed prae caeleris adjuvat etiam. Itaque </text:span><text:span text:style-name="T47">j</text:span><text:span text:style-name="T22"> usio<text:line-break/>major plane pulsus erit, sisd non perinde celer aperte. Jam<text:line-break/>crebrior etiam jusio erit is pulsus, </text:span><text:span text:style-name="T47">nec</text:span><text:span text:style-name="T22"> tamen hic perinde<text:line-break/>ac ille tertii complexus, quod usu hic magis quam illic<text:line-break/>satisfiat. Quod fi paululum usus et facultas a naturali fletu<text:line-break/>recedant, instrumenta, vero multum ad mollitiem desciscant.</text:span></text:p>
      <text:p text:style-name="P8"><text:span text:style-name="T22">ad mediocritatem pulsus horum affectuum accedent, tum<text:line-break/>quantitate distentionis tum motus qualitate, praeterea<text:line-break/>quietis tempore, una tantum occursus mollitie (nam hoc<text:line-break/>proprium iis inseparabile) excedent statum naturalem. Quod<text:line-break/>si non ita deflectant multum usus et instrumenta, facultas<text:line-break/>autem vehementer laboret, tales pulsus satis parvi erunt et<text:line-break/>crebri, modice vero tardi. Atque hactenus satis etiam sit<text:line-break/>de hac concursione egisse. Couferamns nos jam ad proxi-<text:line-break/>mas duas, quae commune habent robur facultatis usumque<text:line-break/>pulsuum generandorum remissum , sed distant instrumentis.<text:line-break/>Itaque altera illarum, in qua durum instrumentum est, va-<text:line-break/>lida facultas, minor usus, minores plane pulsus creat, non<text:line-break/>tardiores tamen, nec crebriores necessario. Verum si ad-<text:line-break/>modum remissus sit usus et dura modice instrumenta, non<text:line-break/>minores modo, verum etiam perspicuo tardiores rariores-<text:line-break/>qne fient. Sin vitium instrumentorum vincat .vitium usus,</text:span></text:p>
      <text:p text:style-name="P8"><text:span text:style-name="T22">abunde fit is pulsus parvus, itaque creber, eademque de<text:line-break/>causa mluus tardus illo prioris fletus; si enim nec usus<text:line-break/>completur et valida est facultas, non ita insigniter fiet tar-<text:line-break/>dus. Atqui non completur usus propter distentionis per-<text:line-break/>vitalem, quae quidem duritiem comitabatur instrumento-<text:line-break/>runr; haec enim si mollia essent, non minor, quod animad-<text:line-break/>verti </text:span><text:span text:style-name="T22">posset’, </text:span><text:span text:style-name="T22">foret naturali, nisi .singulariter usus fit immi-<text:line-break/>nutus, et omnino hoc rarior apparebit, quo dissolutior fit<text:line-break/>usus. Et vero etiam tardus aperte quidem in mutationibus<text:line-break/>insignibus usus, non aperte lu minoribus- At quando et<text:line-break/>sutis de his' concursibus disputavimus, ad reliquos jam duos<text:line-break/>accedamus; in quibus tunicae arteriae, usu aucto, valente<text:line-break/>facultate, nunc molles sunt, nunc durae. At molles si<text:line-break/>sint, prorsus pulsus magni et celeres erunt; crebri non sem-<text:line-break/>per, sed ubi immodicum usus sit incrementum; nam tum<text:line-break/>quidem nec magnitudo distentionis nec celeritas motus</text:span></text:p>
      <text:p text:style-name="P8"><text:span text:style-name="T22">complendo est usui; ubi vero parvus excessus sit,, abunde<text:line-break/>vel sola suppeditat magnitudo. Nam si arteriarum durae<text:line-break/>sint tunicae, varie in ejuscemodi fletibus mutantur pulsus.<text:line-break/>Parva enim si durities sit, sed usus iusignis mutatio, </text:span><text:span text:style-name="T47">majo-<text:line-break/>res,</text:span><text:span text:style-name="T22"> celeriores crebrioresque quum justum sit evadent.<text:line-break/>Sin autem aequo utraque causa intervallo recesserit a natu-<text:line-break/>ra, neutraque admodum longo, pares quidem naturalibus,<text:line-break/>sed celeriores atque crebriores fiunt. Jam si insignis ossen-<text:line-break/>sio usus et instrumentorum sit, ut haec plane duriora sint<text:line-break/>reddita, ille urgeat nimium, celeriores etiarnnum erunt mo-<text:line-break/>deratis, at minores ac crebriores.</text:span></text:p>
      <text:h text:style-name="Heading_20_2" text:outline-level="2">Cap. XII.</text:h>
      <text:p text:style-name="P152"><text:span text:style-name="T22">Quia vero quae de his dicenda erant<text:line-break/>diximus, superest ut pulsum unum aliquem proponamus, lu<text:line-break/>quo doceamus usum et fructum hujus exercitationis. Sit<text:line-break/>vero celer, quem pecusiarem robori faculsatis esse usuique<text:line-break/>urgenti et mollitiei instrumentorum docuimus. Quonam</text:span></text:p>
      <text:p text:style-name="P8"><text:span text:style-name="T22">hunc pacto, quum eum ostenderimus, in uno aegroto explo-<text:line-break/>rabimus; quando ex una illarum causarum, quando ex dua-<text:line-break/>bus, quando etiam ex omnibus natus fit? Ad hunc moduin.<text:line-break/>Quandoquidem a valida facultate vehemens non potest se-<text:line-break/>jungi,: nec a mollibus insseumentis mollis, si cum neutro hc-<text:line-break/>rum sit •celeritas conjuncta, ab usu solo provenit urgente.<text:line-break/>Ubi vero cum altero, omnluo ex illo oritur, quod signum<text:line-break/>hoc edit, et etiam necessario ex usus incremento; ostensum<text:line-break/>enim est ante celeres pullus non posse existere, nec vero<text:line-break/>etiam'magnos, nisi postulet usus; at quatenus ad robur, vel<text:line-break/>imbecillitatem facultas trausit, ex propriis ejus pulsibus di-<text:line-break/>gnoscas licet. Eadem est ratio in qualitate instrumentorum;<text:line-break/>etenim hanc etiam pulsus habemus qui prodant. Quan-<text:line-break/>tus autem generationis eorum sit usus, conjectandum est<text:line-break/>atque colligendum ex commutatione magnitudinis, crebri-<text:line-break/>tatis et celeritatis. Si enim maximus pariter et creberri-<text:line-break/>mus idem sit et celerrimus etiam, summe urget usus; sin</text:span></text:p>
      <text:p text:style-name="P8"><text:span text:style-name="T22">magnus tantum et paulo celerior, nec etiam maximus et<text:line-break/>creber, usus non fit magna immutatio. Etiam poterit ex<text:line-break/>aliis quoque signis citra pulsus ut usus habeat praesciri.<text:line-break/>Sive enim copiosus fit calor, sive exhauriatur animalis spi-<text:line-break/>ritus , haud id magno negotio explorabis, quod tactum ca-<text:line-break/>lor non fugiat et hercle saepenumero etiam ex forma diffi-<text:line-break/>cultatis spirandi fitique prodatur, atque interno laboran-<text:line-break/>tis sensu; animalis autem spiritus consumitur in exercita-<text:line-break/>tionibus et immodicis per halitum digestionibus fluxioni-<text:line-break/>busque intro vergentibus, quorum nihil est, quod medicum<text:line-break/>praeterire possit. Nec hoc loco ista longiorem quaerunt<text:line-break/>orationem; neque enim ad propositam commentationem<text:line-break/>nisi obiter, sed ad praesagitionem pertinet ea disputatio.<text:line-break/>Attingimus autem hic eam, quo Archigeni ostenderemus<text:line-break/>quum errasse ipsum in prodenda celeris pulsus origine, tum<text:line-break/>in promptu semper esse essirientis causae inventionem. Erit-<text:line-break/>que id ipsum ex sequentibus multo apertius, si prius de</text:span></text:p>
      <text:p text:style-name="P8"><text:span text:style-name="T22">origine narremus reliquorum pulsuum, ut inordinatorum,<text:line-break/>afrhythmorum - et inaequalium, quos vocant; praecipue si<text:line-break/>tales lu arteriae una distentione sint.</text:span></text:p>
      <text:h text:style-name="P3" text:outline-level="1"><text:bookmark-start text:name="bookmark2"/>GALENI DE CAUSIS PVLSUUM<text:line-break/>LIBER II.<text:bookmark-end text:name="bookmark2"/></text:h>
      <text:h text:style-name="Heading_20_2" text:outline-level="2">Cap. I.</text:h>
      <text:p text:style-name="P152"><text:span text:style-name="T22">Ac de vehementi quidem pulsu et duro<text:line-break/>atque magno, praeterea celeri, crebro contrariisque ho-<text:line-break/>rum lu primo libro explicavimus, quae cujusque origo fit<text:line-break/>et quot iudigeat causis, tum quemadmodum inter se conspi-<text:line-break/>rantibus; ad haec qui illorum necessario efficientes comi- -<text:line-break/>tentur causas, ac qui familiares quidem fint iis, non </text:span><text:span text:style-name="T47">confe-<text:line-break/></text:span><text:span text:style-name="T22">quantur tamen necessario. Reliquum est de caeterorum<text:line-break/>pulsuum ut agamus generatione, atque primum inaequa-</text:span></text:p>
      <text:p text:style-name="P8"><text:span text:style-name="T22">linm. Quia vero quidam de his aequalitatem in arteriae<text:line-break/>uno motu labefactant, alii in pluribus, quam medici colle-<text:line-break/>ctivam inaequalitatem solent appellare; quoniam est longe<text:line-break/>haec apertior inaequalitate unius pulsus, satius primo loco<text:line-break/>sit de hac tractare. Sane comites sunt ejuscernodi pulsus,<text:line-break/>ut uno verbo dicam, inaequalis temperiei cordis, atque vi-<text:line-break/>tiorum instrumentorum vel facultatis; nam aut obstructio-<text:line-break/></text:span><text:span text:style-name="T22">nes , </text:span><text:span text:style-name="T22">aut compressiones, aut durities, aut plenitudines sub-<text:line-break/>sequuntur, ut plenitudinem nunc accipias quae ad facul-<text:line-break/>tatem aestimatur. At non satis est hoc de illis nosse, sed<text:line-break/>sunt singulae partes explicandae suisque confirmandae de-<text:line-break/>monstrationibus. Itaque quum tres causae sint continentes<text:line-break/>pulsuum generationis, instrumentum, facultas, usus, non<text:line-break/>poterit ex usus alteratione constitui in pulsibus collectiva<text:line-break/>quae apertu sit inaequalitas; quod nec repente, nec cumu-<text:line-break/>lale adeo unquam immutari usus possit, ut pulsus verbi<text:line-break/>gratia prior sit magnus, vel celer, vel crebrior, alter tar-</text:span></text:p>
      <text:p text:style-name="P8"><text:span text:style-name="T22">dus, parvus, vel rarus. Sive enim augeatur innatus ca-<text:line-break/>lor , sive imminuatur, sive plus animalis spiritus, sive mi-<text:line-break/>nus exhauriatur, horum nihil adeo affatim mutetur, ut in-<text:line-break/>aequales efficiat pulsus. Id quod plane ex accessionibus in<text:line-break/>omnibus lenibus febribus perfpicias, veluti iis, quae ex bu-<text:line-break/>bouibus concitantur et sicceris tertianis, iisque etiam quae<text:line-break/>ex adustione, vel frigore, vel .quocunque alio ejus generis<text:line-break/>oriuntur. Totum enim inde usque a principio eorum tem-<text:line-break/>pus ad rigorem pro incremento caloris pulsus convertens lu<text:line-break/>magnitudinem, celeritatem crebritalemque nusquam fecun-<text:line-break/>dum pulsum clare a primo variat: verum si multum tempo-<text:line-break/>ris interponas, dilucide major, celerior, crebrior apparet.<text:line-break/>E vestigio autem diversus non ridebitur, nisi quando ex<text:line-break/>illis quae commemoravimus aliquod accesserit; vel pleni-<text:line-break/>tudines, illae inquam quae ad facultatem lutelliguntur,<text:line-break/>vel obstructio, vel compressio, vel durities instrumentorum,<text:line-break/>vel ipsius cordis aliqua inaequalis intemperies, quae certe<text:line-break/>excedunt jam lenem morbum. Siquidem ipsis, etiam valen-</text:span></text:p>
      <text:p text:style-name="P8"><text:span text:style-name="T22">tibus, ubi laverint, vel exercitationem subierint, exhausio<text:line-break/>spiritu, calore aucto, majores, celeriores, crebriores justo<text:line-break/>videntur pulsus este; at manifeste nunquam a primo differt<text:line-break/>iecundus. Si quis inaequales esse etiam eos pulsus conten-<text:line-break/>dat, licet non rideantur, hic dum usum nominum repu-<text:line-break/>diat, nihil tamen ad doctrinam affert lucis; neque enim<text:line-break/>quos ratio esse collegit impures, eos solemus inaequales vo-<text:line-break/>care, caeterum quos dilucide scnfu comperimus tales esse.<text:line-break/>At vocaveris vel hos inaequales, verum hoc scito, in seuli-<text:line-break/>bilibus inaequalitatibus quae ex alteratione usus fiat esse<text:line-break/>nullam. Ac fontaHe quidem haec sufficiebat dixisse ad pro-<text:line-break/>bandum collectivam quam vocant inaequalitatem variationi<text:line-break/>nunquam usus succedere: adjiciamus tamen et hoc quod<text:line-break/>animadvertitur nonuunquanr in ira, quando videtur et haec<text:line-break/>imiati caloris esse veluti quidam fervor. Sane habet in-<text:line-break/>aequales interdum haec quoque pulsus, non illos quidem sua<text:line-break/>sponte (semper enim haberet tales) ied ubi adjunctus ad</text:span></text:p>
      <text:p text:style-name="P8"><text:span text:style-name="T22">eam aliquis timor sio Jure ergo varii tunc </text:span><text:span text:style-name="T22">et </text:span><text:span text:style-name="T22">inaequales<text:line-break/>apparent, quum non tantum a diversis causis alterentur,<text:line-break/>scd etiam natura contrariis; nam propter vindictae cupidi-<text:line-break/>tatem alti, magni, celeres, vehementes</text:span><text:span text:style-name="T22">; </text:span><text:span text:style-name="T22">quia vero timor est<text:line-break/>major accipiendi mali quam spes dandi, parui, humiles,<text:line-break/>languidi et tardi fiunt. Quare invicem utrique pro causae<text:line-break/>praepollentis natura ridentur evariari, ac excessit modo<text:line-break/>ira, modo metus; qninimo ipfe timor, si quidem ingens sit,<text:line-break/>quod laedatur facultas et alteretur usus, pulsus reddit in-<text:line-break/>aequales. Quomodo ergo pulsus facultas affectu inaequales<text:line-break/>facit ? nam hoc deinceps est dicendum. Quod non omnino<text:line-break/>imperet instrumentis; nam quum imperat, cunctos similes<text:line-break/>efficit et pares; sicubi autem offendat in agendo et veluti<text:line-break/>claudicet, ibi evertit qualitatem. Quod dico, diligenter<text:line-break/>attendendum est, ne omni putes offensioni facultatis necessa-<text:line-break/>rio succedere collectivam inaequalitatem; nam aliter se res<text:line-break/>habet; scd qunm per se infirma fit, creat pulsus non ita</text:span></text:p>
      <text:p text:style-name="P8"><text:span text:style-name="T22">crebro inaequales</text:span><text:span text:style-name="T3">; </text:span><text:span text:style-name="T22">ubi vero valida fit sua jsponte, oppriina-<text:line-break/>tur autem a copla humorum, aut plane contumacia habeat<text:line-break/>instrumenta, ibi illam efficit inaequalitatem. Mentem meam<text:line-break/>exemplo perspicies facilius. Ob oculos ponamus duos ho-<text:line-break/>miues qui incedunt pedetentiur; sit alter robustissimus simul<text:line-break/>et florentissima aetate, verum pondus portet gravissimum;<text:line-break/>alter prorsus nihil bajulet, at valde sit imbecillis ex morbo,<text:line-break/>aut ex senectute; jam nec multum progrediantur hi, nec<text:line-break/>celeriter; itaque nihil disserent in actione; sed in eo disse-<text:line-break/>rent, quod aequis plerumque passibus procedet imbecillis;<text:line-break/>diversis validus ac inaequalibus et alias aliis. Nam ille<text:line-break/>quidem, ne </text:span><text:span text:style-name="T22">si </text:span><text:span text:style-name="T22">contendat quidem, poterit unquam vel ma-<text:line-break/>gnam vel celerem actionem obire; robustus vero etiam<text:line-break/></text:span><text:span text:style-name="T47">fere</text:span><text:span text:style-name="T22"> perinde, inlerim tamen majore alacritate celerius ali-<text:line-break/>quantisper et magis aget, deinde ab onere pressus ad pri-<text:line-break/>mam tarditatem et actionis parvitatem redibit. Idem usu</text:span></text:p>
      <text:p text:style-name="P8"><text:span text:style-name="T22">venit arteriarum actioni. Nam quum est delapsa in imbe-<text:line-break/>cillitatem facultas insignem, pulsus 'eduntur languidi, parvi,<text:line-break/>tardi; sin illa, quantum'lu ea est, valeat, sed alia copia<text:line-break/>gravetur, 'varios tum inaequalesque efficit; plurimos quum<text:line-break/>grani onere pressa sit, languidos et turdos et parvos quum<text:line-break/>leni, plerosque vehementes, celeres, magnos; quum vero<text:line-break/>nec admodum granis, nec nimiunr lenis offensio sit fere, ut<text:line-break/>in copia, contrarios; ut nec plures postis dicere nec pau-<text:line-break/>ciores vel vehementes esse imbecillibus, vel magnos parvis,<text:line-break/>vel celeres tardis. Atque liunc in modum pulsus inaequa-<text:line-break/>les facultatis noxae efficiunt.</text:span></text:p>
      <text:h text:style-name="Heading_20_2" text:outline-level="2"><text:span text:style-name="T97">C</text:span>ap. <text:span text:style-name="T97">II.</text:span></text:h>
      <text:p text:style-name="P152"><text:span text:style-name="T22">instrumentorum vitia in hunc modum. Ubi<text:line-break/>circumjectus regiones arteriae, quae ad hoc creatae sunt,<text:line-break/>ut eam distentam excipiant, aliud corpus insederit, non<text:line-break/>possunt per illud coarctatae arteriae satis distendi. Itaque<text:line-break/>singularum actionum desectio summam interitu magnam<text:line-break/>coacervat, ut longe ab usu absit officium. Ibi jam violenter</text:span></text:p>
      <text:p text:style-name="P8"><text:span text:style-name="T22">agere et vehementer facultas cogitur, rejicere et propellere<text:line-break/>illa studens, quae fua instrumenta obsederunt et motu pro-<text:line-break/>hibuerunt; ubi majorem prioribus et vehementiorein et<text:line-break/>etiam celeriorem necesse est pulsum evadere; crebrior non<text:line-break/>nunc primum, sed statim </text:span><text:span text:style-name="T47">a</text:span><text:span text:style-name="T22"> principio fueraui .Ostendimus .<text:line-break/>enim in superiori libro, imparium usui actionum necessa-<text:line-break/>rio comitem esse erebritatem pulsuum. ’ Itaque si parem<text:line-break/>impetum </text:span><text:span text:style-name="T22">facultas </text:span><text:span text:style-name="T22">in omnibus, quae consequuntur, distentio-<text:line-break/>nibus retineret, aeque magni semper fierent et vehementes<text:line-break/>et celeres ; nunc quia non servat, sed refert fe ad pristinum<text:line-break/>motum, varia hic inaequalitas existit et continua. Quo mi-<text:line-break/>nus conservet in causa </text:span><text:span text:style-name="T22">est, </text:span><text:span text:style-name="T22">quod quum uihll sere proficiat,<text:line-break/>nequicquam defatigetur. Ac si humor fit aliquis effusus in<text:line-break/>arterias, vehementibus </text:span><text:span text:style-name="T22">et </text:span><text:span text:style-name="T22">violentis motibus propulsus, de<text:line-break/>loco lu locum cogitur defluere dum in meatum impingat,<text:line-break/>qui educere ipsum possit, itaque emanet ex corpore; vel<text:line-break/>etiam tempore tenuatus, aut totus resolutus, in halitum</text:span></text:p>
      <text:p text:style-name="P8"><text:span text:style-name="T22">digeratur. . Ubi diversu etiam et continens inaequalitas ne-<text:line-break/>cessario fit, quod nec pari, copia humores perpetuo dein-<text:line-break/>ceps maneant, nec easdem coarctent arterias, scd ex parti-<text:line-break/>hur saepe ignobilioribus lu nobiliores, atque ex iisdem rur-<text:line-break/>sus migrent ni ignobiliores. .. Quod fi qua inflammatio, aut<text:line-break/>abscessus, aut scirrhus arteriis, circumfusa corpora afficiat,<text:line-break/></text:span><text:span text:style-name="T47">a quo comprimantur et coarctentur,</text:span><text:span text:style-name="T22"> tum longioribus co-<text:line-break/>guiitur intervallis inaequales pulsus interpolare aequales;<text:line-break/>semper enim earumdem arteriarum premuntur eaedem par-<text:line-break/>tes ah iisdem, vel paribus magnitudine, vel similibus tu-<text:line-break/>moribus. Accidit etiam pulsuum inaequalitas interim ex<text:line-break/>sanguinis copia, qui aut in venas, aut arterias ipsas sit in-<text:line-break/>fusus, at haec quidem sanguinis missione sedatur facillime;<text:line-break/>etenim copia illa in venis arterias iion sceus ac tumor<text:line-break/>praeter naturam, utpote iis vicinas, spremit et coarctat;<text:line-break/>vacuata per sanguinis missionem illico venarum tumorem<text:line-break/>contrahit, statimque etiam locum arteriis amplum ad inotunr</text:span></text:p>
      <text:p text:style-name="P8"><text:span text:style-name="T22">dat; ubi quia solitam functionem nemine interpellante te-<text:line-break/></text:span><text:span text:style-name="T22">nent, </text:span><text:span text:style-name="T22">simul cum ea aequalitatem naturalem pulsuum recu-<text:line-break/>perant. At vero hic sanguis, qui in arteriis est, quemad-<text:line-break/>modum occupet spiritus rivos quid referi narrare ? </text:span><text:span text:style-name="T22">potissi </text:span><text:span text:style-name="T22">-<text:line-break/>mum </text:span><text:span text:style-name="T22">si </text:span><text:span text:style-name="T22">crassus, vel lentus, vel fi extremis earum sinibus </text:span><text:span text:style-name="T22">sit<text:line-break/></text:span><text:span text:style-name="T22">impactus; tunc enim quia nec allicere spiritum, nec reddere<text:line-break/>valent, diversas simul et difficillimas faciunt luaequalitates,<text:line-break/>praecipue si vel prope ipsum cor, vel procul quidem, </text:span><text:span text:style-name="T22">scd </text:span><text:span text:style-name="T22">in<text:line-break/>nobiles partes impingant, obstruantque illi lucci. Quare ut<text:line-break/>uno verbo dicam, quum aut valide comprimuntur arteriae,<text:line-break/>aut quum obstruunto, ut integra omnino facultas sit, in-<text:line-break/>aequalitas quaedam corripit pulsus. At si facultas una sit<text:line-break/>affecta cum eo affectu instrumentorum, clarissimum est ma-<text:line-break/>gis variam oportere inaequalitatem existere; itemque si ip-<text:line-break/>furn cor infestet </text:span><text:span text:style-name="T22">aequalis </text:span><text:span text:style-name="T22">intemperies , de qua accuratissime<text:line-break/>in libris de praesagitione scribam. At vero si instrumento-<text:line-break/>rum illaesus </text:span><text:span text:style-name="T22">status sit, </text:span><text:span text:style-name="T22">sed magnopere facultas infirma, </text:span><text:span text:style-name="T22">in- </text:span><text:span text:style-name="T22">'</text:span></text:p>
      <text:p text:style-name="P7"><text:span text:style-name="T22">aequalitas illa, de qua jam diximus, non existet, scd mutila<text:line-break/></text:span><text:span text:style-name="T22">et </text:span><text:span text:style-name="T22">decurtata, quam vocant, inaequalitas; ab admotis enim<text:line-break/>digitis victa facultas minores semper imbecillicresque pul-<text:line-break/>sus creat. Demonstrationem oratio ampliorem non quae-<text:line-break/>rit, quum abunde in libris de dignoscendis pulsibus decla-<text:line-break/>raverim ; quod vero refert ad hunc locum, </text:span><text:span text:style-name="T47">hoc</text:span><text:span text:style-name="T22"> faciam ut<text:line-break/>adjiciam.</text:span></text:p>
      <text:h text:style-name="Heading_20_2" text:outline-level="2">Cap. <text:span text:style-name="T96">II</text:span>I.</text:h>
      <text:p text:style-name="P152"><text:span text:style-name="T22">Facultatis quae creat pulsus non est<text:line-break/></text:span><text:span text:style-name="T22">* </text:span><text:span text:style-name="T22">necesse imbecillitatem in omnibus affectibus parem esse, sed<text:line-break/>in ea permagnus est excessus et desectus; nam prima qui-<text:line-break/>dem et parva minores languidioresque, non autem decur-<text:line-break/>tatos pulsus farit; quae vero est hac tanto major, ut jam<text:line-break/>facultati fint oneri applicati digiti, haec pulsuum decurta-<text:line-break/>torum auctor esu Sed quia duplex est in his ipsis disse-<text:line-break/>rentia, (quidam enim illorum ad pristinum motum re-<text:line-break/>vertuntur, quos decurtatos vocant reciprocos; aliqui illic<text:line-break/>alibi permanent) priores scito minorem indicare imbecilli-</text:span></text:p>
      <text:p text:style-name="P8"><text:span text:style-name="T22">talem; adhuc enim resistit quodammodo facultas et veluti<text:line-break/>colligens sc ipsam et saepe concitans magnitudinem ita<text:line-break/>auget pulsuum, auget item contentionem. At qui perma-<text:line-break/>nent in extrema parvitate, nec omnino recipiunt scse, lan-<text:line-break/>guidiorem quam in his ostendunt facultatem esse. Sic si<text:line-break/>prorsus deficiant, significabunt ultimam quandam imbecilli-<text:line-break/>tatem. Verum haec explorari omnia applicandis digitis ar-<text:line-break/>teriae, nequaquam fufpenfis, apertissimum est; nam si ele- '<text:line-break/>vatis iis et mox applicatis inveniamus in singulis applicationi-<text:line-break/>bus motum destcientem, veram abolitionem pulsus vocamus,<text:line-break/>non deficientem pulsum. Equidem longe abesse abolitionem<text:line-break/>puto </text:span><text:span text:style-name="T47">a</text:span><text:span text:style-name="T22"> pulsu deficiente; illa enim velut est defectus, ut sen-<text:line-break/>sus quidem indicat, totius functionis, hic dimidiatae amissio..<text:line-break/>Ergo ubi admoventi digitos rideatur motus exolutus, et te-<text:line-break/>nenti applicatos paulatim prorsus desinat, eos pulsus voca-<text:line-break/>mus definientes, illumque statum medium numeramus inter</text:span></text:p>
      <text:p text:style-name="P7"><text:span text:style-name="T47">L</text:span></text:p>
      <text:p text:style-name="P6"><text:span text:style-name="T22">decurtatos pullus et perfectam pulsus abolitionem, et<text:line-break/>quanto decurtatis graviorem,-tanto leniorem pulsus aboli-<text:line-break/>tione. Ac hi quidem tres status quantitate noxae differunt.<text:line-break/>Quartus reciprocorum est decurtatorum, qui est omnium<text:line-break/>levissimus. Quintus his addatur intermittentium, qui<text:line-break/>praecessit deficientium statum; quod enim lu uno, aut altero<text:line-break/>erat, aut certe ni numero pulfumn certo, id status deficien-<text:line-break/>tium in omnibus efficit. Manifestae etiam ipforum inter-<text:line-break/>mittentium differentiae sunt; gravius enim facultas offensa<text:line-break/></text:span><text:span text:style-name="T22">&lt; </text:span><text:span text:style-name="T22">est; ubi plures-, levius, ubi pauciores motus defiriunt. Jam<text:line-break/>vero intercurrentium, quos vocant, pulsuum allectio con-<text:line-break/>traria est affectioni intermittentium; qui quidem item inter<text:line-break/>inaequales, qui acervatim fiunt, sunt; inciduntque, ubi<text:line-break/>facultas valens copia humorum, vel instrumentorum ob-<text:line-break/>structione impeditur. Ut ergo ad repellenda quae mole-<text:line-break/>stant majores saepe et vehementiores edit, celerioresque<text:line-break/>pulsus, ita plures quoque lu ejuscemodi praesertim stati-</text:span></text:p>
      <text:p text:style-name="P8"><text:span text:style-name="T22">bus atque alti pulsus fiunt, itaque portendunt decretoriam<text:line-break/>excretionem. Porro 'non solum facultatis infirmitas inducit<text:line-break/>intermittentem pulsum, sed et instrumentorum valida ob-<text:line-break/>structio , aut compressio et constrictio, ubi lu se nihil pror-<text:line-break/>sus arteriae allicere valeant. Hactenus de pulsuum inae-<text:line-break/>qualitate collectiva satis dictum est.</text:span></text:p>
      <text:h text:style-name="Heading_20_2" text:outline-level="2">Cap. IV.</text:h>
      <text:p text:style-name="P152"><text:span text:style-name="T22">Nunc de inaequalitate unius pulsus agen-<text:line-break/>dum est, cujus sunt complures singulares differentiae. Has<text:line-break/>laborandum nobis est ut ad universales reducamus cunctas;<text:line-break/>quibus perspectis, etiam si quid desideretur singulare, ex<text:line-break/>ante dictis prompte reliqua invenientur. Orationis etiam<text:line-break/>idem sit initium quod in sermone de differentiis illorum<text:line-break/>fuit, ubi initium fecimus </text:span><text:span text:style-name="T47">a</text:span><text:span text:style-name="T22"> dividenda primum motus inae-<text:line-break/>qualitate, qui vel interpellatur, vel,perpetuus est, vel re-<text:line-break/>ciprocus. Ac novem differentias docuimus fieri, quum dis-<text:line-break/>tentionem arteriae quies aliqua intersecans, totam eam lu<text:line-break/>tria partiatur tempora. Ergo hic singulas ordine considere-<text:line-break/>mus, ut caulas inveniamus; ac primo quidem loco quam</text:span></text:p>
      <text:p text:style-name="P8"><text:span text:style-name="T22">illarum primam exposuimus, quum celeriter primum con-<text:line-break/>citata arteria, deinde parva interposita quiete residuum<text:line-break/>denique addat distentioni tarde mota. Hoc enim accidit,<text:line-break/>quum usus urgeat et facultas quantum in ea est obsequa-<text:line-break/>tur, sed aut a vitio interrumpatur lustrumentorurn, aut ab<text:line-break/>humorum insigni abundantia; nam ui interrumpatur usquam<text:line-break/>distentio quiete, omnino magna sit; qualis nunquam, nisi<text:line-break/>.flagitet usus, </text:span><text:span text:style-name="T22">et </text:span><text:span text:style-name="T22">morem gerat facultas, fiat. Nam parvam<text:line-break/>distentionem quiete intercipi non posse perspicias, si intel-<text:line-break/>ligas nullum esse parvum pulsum, qui dissecari in partes<text:line-break/>duas</text:span><text:span text:style-name="T69">;</text:span><text:span text:style-name="T22"> ut animadvertere possis valeat; at hic vero, de quo<text:line-break/>nunc agimus, in duos manifestos est divisus pulsus, alterum,<text:line-break/>ante quietem, qni celer est, et alterum </text:span><text:span text:style-name="T22">a </text:span><text:span text:style-name="T22">quiete, qui tardus.<text:line-break/>Ac siquidem insigni uterque magnitudine praeditus sit, tum<text:line-break/>erit, totus ex maximis; sin minus, non parvus certe est<text:line-break/>prorsus, licet ex parvis quidem duobus conflare lutelligatur.<text:line-break/>Porro facultatis robur prioris motus demonstrat celeritas et</text:span></text:p>
      <text:p text:style-name="P8"><text:span text:style-name="T22">usum etiam urgentem motus indicat ille secundum quietem;<text:line-break/>nam si absque eo esset, nunquam inceptum motum lacullas<text:line-break/>absolveret; sed ubi inhibitus primum motus ejus esset, ibi<text:line-break/>desineret distentionem, unumque hunc faceret parvum pul-<text:line-break/>sum. Quomodo rnillies in collectivis inaequalitatibus par-<text:line-break/>vurn factum cernas pulsum, non quin moveri facultas possit,<text:line-break/>sed quod impediatur; unde sequentem saepe maximum affi-<text:line-break/>cit, concitans, ut ita dicam, se ipsam et veluti colligens,<text:line-break/>viresque. recuperans, denique omnem contentionem vim-<text:line-break/>que advocans. Hoc autem quum posset etiam hic moliri,<text:line-break/>quia non fecit, usum declaravit urgere. At unde quod im-<text:line-break/>modici humores, vel instrumentorum compressio, aut ob-’<text:line-break/>structio motum impediunt? primum hinc quod valeat facul-<text:line-break/>tas </text:span><text:span text:style-name="T47">et</text:span><text:span text:style-name="T22"> usus instet, necne enim extra illa quod noxam<text:line-break/>inducat reliquum qnicquarn siti Delude etiam ex ipsu<text:line-break/>natura illorum; </text:span><text:span text:style-name="T47">nara</text:span><text:span text:style-name="T22"> sive copia sit humorum., quae gravet,<text:line-break/>nihil obstabit quo minus in media distentione, subsistat fa-</text:span></text:p>
      <text:p text:style-name="P7"><text:span text:style-name="T22">cultas et quasi respiret atque inde residuum apponat;, sive<text:line-break/>sit valida instiumentorum obstructio, sive compressio vio-<text:line-break/>lenta, retineri hactenus verisimile est motum, quatenus spi-<text:line-break/>ritu deficitur locum distentionis impleturo. At quia omnino<text:line-break/>consistere et retineri omnino significat obstructas esse semi-<text:line-break/>tas spiritus,' ideo etiam compressionem et obstructionem<text:line-break/>validam esse dicimus. Atque hoc omnibus distentionibus<text:line-break/>commune est, quas quies dividit; singulis autem scparatim<text:line-break/></text:span><text:span text:style-name="T22">ea </text:span><text:span text:style-name="T22">quae nunc exponemus; primae admodum onerari, </text:span><text:span text:style-name="T47">a<text:line-break/></text:span><text:span text:style-name="T22">copia hurnorum facultatem, quum ex abundantia certe hu-<text:line-break/>morum gignatur is pulsus; posterior enim motus, qui se-<text:line-break/>cundum quietem fit, quum prior esset celer, non posset tar-<text:line-break/>dus fieri, nisi oppressa tum et graviter onerata facultas<text:line-break/>sit ab humorum copia. Contra est in altera differentia, in<text:line-break/>qua motus utrinque celer est; videtur enim attollere facul-<text:line-break/>tas et retluere contentionem copiaeque humorum re-<text:line-break/></text:span><text:span text:style-name="T22">• </text:span><text:span text:style-name="T22">pugnare. Jam-medius est inter utrumque status, ubi motus<text:line-break/></text:span><text:span text:style-name="T69">r</text:span><text:span text:style-name="T22"> </text:span><text:span text:style-name="T22">quoque secundus medius est inter celerem et tardum</text:span><text:span text:style-name="T22">, qui</text:span><text:span text:style-name="T69">7<text:line-break/></text:span><text:span text:style-name="T22">; </text:span><text:span text:style-name="T22">/</text:span></text:p>
      <text:p text:style-name="P8"><text:span text:style-name="T22">est moderatus. Hae sunt distentionum quiete interpellata-<text:line-break/>ruin tres differentiae. Aliae tres sunt differentiae, ubi prio-<text:line-break/>re motu turdo, alter trifariam variet, ut aut tardus, aut<text:line-break/>celer, aut moderatus fiat. Sane hic quoque pessimus est<text:line-break/>qui utrumque motum tardum habet, ac longe hoc commo-<text:line-break/>dior in quo celer alter, medius inter utrumque ubi sit<text:line-break/>moderatus. Haud aliter quum a primo motu moderato<text:line-break/>alter tribus modis convertatur, commodiorem significabit<text:line-break/>statum celer motus, perniciosiorem tardus, medium mode-<text:line-break/>ratus. Omnium harum novem differentiarum, a quacunque<text:line-break/>causa proficiscantur, quae est utroque motu tardo deterri-<text:line-break/>ma est, commodissima cujus celer est uterque motus, me-<text:line-break/>dia lu qua uterque moderatus; jam </text:span><text:span text:style-name="T47">allae,</text:span><text:span text:style-name="T22"> quae intercedunt<text:line-break/>intermediam et extremam utram que, proportione. Quin<text:line-break/>etiam tempus hoc quietis quo sit in quaque novem herum<text:line-break/>differentiarum longius, hoc est deterius; e diversu diutur-<text:line-break/>nius motuum tempus meliorem declarat statum. Praeterea</text:span></text:p>
      <text:p text:style-name="P8"><text:span text:style-name="T22">utriusque distentionis magnitudo optima; contra pessima est<text:line-break/>parvitas. Similiter vehementia optima, remissio pessima.<text:line-break/>Quod fi omnia quae commemoravimus mala in uno </text:span><text:span text:style-name="T38">pulsu<text:line-break/></text:span><text:span text:style-name="T22">conveniant, hic illorum scilicet pessimus erit: contra si<text:line-break/>omnia commoda, optimus. Ille enim, fi copia humorum fit<text:line-break/>quae facultatem oneret, valde declarat superatam naturam<text:line-break/>esse, si obstructio arteriarum, quum praecipuarum esse ha-<text:line-break/>rum, nec remotarum longe a principio, tum hanc obstructio-<text:line-break/>nem indicat insignem esse; si compressio fit et constrictio,<text:line-break/>innuit arteriarum locum occupatum pene omnem. At vero<text:line-break/>commodissimus inter illos, cujus inquam, uterque est motus<text:line-break/>celer, magnus vehemens, ac quietis breve tempus, quum<text:line-break/>facultatem denuntiabit superiorem abundantia humorum esse,<text:line-break/>tum obstructiones et compressiones arteriarum, vel parvas,<text:line-break/>vel non in nobilioribus partibus, vel procul a principio.<text:line-break/>Sed haec ad contemplationem proprie pertinent praesagiendi,<text:line-break/>nos quod a propofito non essent aliena, adscripsimus.</text:span></text:p>
      <text:h text:style-name="P4" text:outline-level="2">Cap. V.</text:h>
      <text:p text:style-name="P153"><text:span text:style-name="T22">Nmrc </text:span><text:span text:style-name="T22">ad pulsus </text:span><text:span text:style-name="T22">commentandos transeamus,<text:line-break/>qui totius distentionis habent </text:span><text:span text:style-name="T22">quidem </text:span><text:span text:style-name="T22">perpetuum motum, non<text:line-break/>universum tamen pari celeritate</text:span><text:span text:style-name="T22">; de </text:span><text:span text:style-name="T22">quibus in libro de diffe-<text:line-break/>rentiis pulsuum abunde diximus, et quot omnes hujus ge-<text:line-break/></text:span><text:span text:style-name="T22">neris </text:span><text:span text:style-name="T22">differentiae sint,, qnotque </text:span><text:span text:style-name="T22">in </text:span><text:span text:style-name="T22">quaque earum pulsus.<text:line-break/>Quominus horum hic numerus recensendus est, scd ad cau-<text:line-break/>sas illorum accedamus, easque quo brevior tota disputatio<text:line-break/>fit, quoad ejus assequi poterimus, generatim explicemus.<text:line-break/></text:span><text:span text:style-name="T22">Ac </text:span><text:span text:style-name="T22">qui jam lude ab initio </text:span><text:span text:style-name="T22">ad </text:span><text:span text:style-name="T22">finem usque in celeritatem in-<text:line-break/>surgunt, nnnus onerari annuntiant facultatem; qui contra,<text:line-break/>magis, verum tamen foluta quidem facultate nullus horum<text:line-break/>existit; fiquidem omnes </text:span><text:span text:style-name="T22">magni </text:span><text:span text:style-name="T22">sunt, praefertim quatenus<text:line-break/></text:span><text:span text:style-name="T22">in </text:span><text:span text:style-name="T22">tria intervalla, triaque </text:span><text:span text:style-name="T22">tempora, </text:span><text:span text:style-name="T22">aut quatuor, quae fen-<text:line-break/></text:span><text:span text:style-name="T22">tiri </text:span><text:span text:style-name="T22">possint, motus valet </text:span><text:span text:style-name="T22">extendi. </text:span><text:span text:style-name="T22">Est autem proprium iis,<text:line-break/></text:span><text:span text:style-name="T22">'qui in,</text:span><text:span text:style-name="T22">contraria affatim mutantur, non solum gravari facul-<text:line-break/></text:span><text:span text:style-name="T22">talem, </text:span><text:span text:style-name="T22">sed etiam obstrui et premi instrumenta. In contra-<text:line-break/></text:span><text:span text:style-name="T22">rta affatim </text:span><text:span text:style-name="T22">mutari dico, fi quum moveantur celeriter, subito</text:span></text:p>
      <text:p text:style-name="P8"><text:span text:style-name="T22">fiant tardi; aut qui ex tardo primo motu evadant celeres.<text:line-break/>Oriuntur enim- hi quum ex obstructionibus quibusdam et<text:line-break/>constrictionibus, . sed minus dissirilibus quam intermittenti- -<text:line-break/>bus; tum ex facultate ipsa copiosis humoribus onerata, mi-<text:line-break/>nus illa tamen quam in intermittentibus, etenim non.aeque<text:line-break/>magnum est incommodum mutari motum ac impediri. Sed<text:line-break/>enim hujus generis inaequalitatis singuli pulsus qua re mu-<text:line-break/>tuo differant, quique inter eos exitialissimi fint, quique le-<text:line-break/>nissimi, quinis prompte vel de vulgo adminiculo illorum<text:line-break/>quae de intermittentibus tradidimus inveniat; faciam tamen<text:line-break/>ut in .commentariis de praesagitione ex pulsibus aperiam;<text:line-break/>nam proposita quidem disputatio non requirit jam eos, ut<text:line-break/>qui pro communi genere communes habeant generationis<text:line-break/>caulas, de quibus modo nixi.</text:span></text:p>
      <text:h text:style-name="Heading_20_2" text:outline-level="2">Cap. VI.</text:h>
      <text:p text:style-name="P152"><text:span text:style-name="T22">Porro ad reliquum jam genus inaequalita-<text:line-break/>tis in una parte positae, quos dicrotos pulsus vocamus, per-<text:line-break/>gendum esu Hos diximus non posse esse, nisi vibrati sint;</text:span></text:p>
      <text:p text:style-name="P8"><text:span text:style-name="T22">quamobrem eorum caulas nulla ratione exacte luvenias prius<text:line-break/>quam vibrati causas accurate perspexeris. Fit autem hic,<text:line-break/>ubi valida fit facultas, instrumentum durum, urgeatque<text:line-break/>usus; quorum certe unum si absit, non fiat vibratus: quae ,<text:line-break/>enim • constituit ejus generationem, est violenta distentio du-<text:line-break/></text:span><text:span text:style-name="T47">-rae</text:span><text:span text:style-name="T22"> arteriae; nam. nili ambo fint haec conjuncta, non vi-<text:line-break/>bretur et undequaque concutiatur. Quod fi arteria indu-<text:line-break/>rata sit sola, nec cogatur distendere eam plurimum facultas,<text:line-break/>nulla erit plane vibratio, sed </text:span><text:span text:style-name="T22">hoc </text:span><text:span text:style-name="T22">tantum, durus quem<text:line-break/>vocant pulsus. Sin plurimum dilatare arterias facultas<text:line-break/>studeat, illae autem moderata mollitie sequantur, magnus<text:line-break/>tunc erit, non vibratus, minimeque durus. Quare si fiet<text:line-break/>ut vibratus fit, plane distendere amplius eas quam possint<text:line-break/>facultas molietur. Atqui nisi ab usu urgeatur et cornpesta-<text:line-break/>tur, violentam facultas actionem nunquam obeat. Recte<text:line-break/>ergo robusta facultate diximus opus esse, induratis arteriis</text:span></text:p>
      <text:p text:style-name="P8"><text:span text:style-name="T22">atque urgente ulu. Ut autem urgeat, a quanam procedat<text:line-break/>causa, exponendum est; hoc enim minime est praeterrnit-<text:line-break/>tendurn; una est, ut sic dicam, finitima causa, cujus multae<text:line-break/>auctores sunt. Quae tandem haec una est et quae multae<text:line-break/>illae ? una haec est, quum usum sunctio non impleat; mul-<text:line-break/>tae illae hujus auctores, breviter imbecillitas facultatis, in-<text:line-break/>strumentorurn cotumacia et major usus. At de proposito<text:line-break/>pulsuum genere demenda facultis imbecillitas est; namque<text:line-break/>eam probavimus sumam esse. Relinquitur igitur ut vel<text:line-break/>usu increscente, vel instrumentis renitentibus, vel utrisque<text:line-break/>copulatis distentio in vibratis pulsibus non assequatur usum.<text:line-break/>Atqui usus abundantia caloris augetur, vel exhausto animali<text:line-break/>spiritu; contumacia instrumenta fiunt per obstructiones,<text:line-break/>compressiones et duritiem; atque haec durities existit, si<text:line-break/>inflammata sint, induruerint, desiccata sset, refrigerata,<text:line-break/>contenta instrumenta. Itaque omnes jam invenimus causas<text:line-break/>originis vibratorum pulsuum; nam intemperata inaequalitas</text:span></text:p>
      <text:p text:style-name="P8"><text:span text:style-name="T22">si progrediatur, augebit quidem vibrationem, non tamen<text:line-break/>causa est eorum generationis. Caeterum inaequalitas pul-<text:line-break/>suum in diversis arteriae partibus comitatur proxime talem<text:line-break/>intemperiem, quod ubi hurnidior simul et calidior fit pars<text:line-break/>arteriae, major illic citatiorque fiat pulsus; ubi vel </text:span><text:span text:style-name="T47">frigi-<text:line-break/>dior, vel</text:span><text:span text:style-name="T22"> durior, ibidem minor et tardior. Jam etiam ad<text:line-break/>motum prius concitatur pars illa prior, p5stea orditur altera.<text:line-break/>Quare ex eo quum augebit simul vibratos, tum erit finitima<text:line-break/>causa inaequalis lu partibus diversis arteriarum motus. Igi-<text:line-break/>tur pulsus, qui vocatur dicrotus, ut tandem aliquando ad<text:line-break/>hunc veniamus, ad hunc modum siti Ubi partes arteriae,<text:line-break/>quam attingimus, duriores sint frigidioresque, etobiddss-<text:line-break/>ficilius etiam moveantur partes utrinque, quas non attingi-<text:line-break/>mus; ac delude partem mediam prae ipsis in distentione •<text:line-break/>concitatam retrahant intro, iterumque sucum attollant; his<text:line-break/>necesse est feriatur tactus. Ejuscemodi pulsus dicrotus est</text:span></text:p>
      <text:p text:style-name="P8"><text:span text:style-name="T22">duntaxat, non autem vibratus perspicue. Alter qui juxta<text:line-break/>et satis vibratus est et dicrotus fit ad hunc modum. Ubi<text:line-break/>cum vibratione sublatae arteriae pars ea, quae sola cute<text:line-break/>tecta est, facile attollatur, aliae autem utrinque partes crassi-<text:line-break/>tudine numeroque onerentur corporum incumbentium, ad-<text:line-break/>eo ut ne motus quidem eurum tangentibus occurrat, necesse<text:line-break/>tum ex parte hac, quae aperta </text:span><text:span text:style-name="T47">eft, omni</text:span><text:span text:style-name="T22"> jam sublata, par-<text:line-break/>tes illas non manifestas, quae utrinque sunt, adhuc attolli,<text:line-break/>itaque mediam, quae delata jam dudum est, de integro una<text:line-break/>cum illis, quae utrinque sunt, attolli ita ut redeat et oc-<text:line-break/>currat iterum foris ipsam tangentibus. Prolude constat eum<text:line-break/>dicrotum futurum, qui lu eo tantum vincit vibratum, quod<text:line-break/>motus inaequalitatem in magnis obtineat partibus arteriae,<text:line-break/>quum enim pars, quae digitis occurrit, omnis,. nili quate-<text:line-break/>nus vibratur, aequaliter moveatur, ac partes ex utroque<text:line-break/>latere ab illa differant, efficitur dicrotus; vibratus cui nihil<text:line-break/>suppetit amplius quam quod vibrantur concutiunturque</text:span></text:p>
      <text:p text:style-name="P8"><text:span text:style-name="T22">paulatim omnes partes, motus lu tam magnis partibus di-<text:line-break/>versitate, quam habet dicrotus, vacat. Planum est igitur ex<text:line-break/>praedictis dicrotum interim ex magna intemperie oriundum<text:line-break/>esse, parvaque duritie arteriae in eum modum motae, inte-,<text:line-break/>rim ex ingenti duritie conjuncta cum quadam intemperie,<text:line-break/></text:span><text:span text:style-name="T22">vel </text:span><text:span text:style-name="T22">crassitudine, vel abundantia humorum et </text:span><text:span text:style-name="T22">carnis.</text:span></text:p>
      <text:h text:style-name="Heading_20_2" text:outline-level="2">Cap. VII.</text:h>
      <text:p text:style-name="P152"><text:span text:style-name="T22">Caprizans </text:span><text:span text:style-name="T22">vero </text:span><text:span text:style-name="T22">quem vocant hoc cum<text:line-break/>dicroto commune habat, quod bis pulsat, non communem<text:line-break/>tamen causam habet. Neque enim cum instrumentorum du-<text:line-break/>ritie necesse isti est nec cum intemperie ut conjungatur.<text:line-break/>Verum ubi retinet facultas quantum illa quidem praestare<text:line-break/>potest contentionem nativam, arcetur </text:span><text:span text:style-name="T22">• </text:span><text:span text:style-name="T22">autem a motu, vel ,<text:line-break/>ob humorum immodicam copiam, vel propter obstructio- .<text:line-break/>nem, vel compressionem instrumentorum, quies tunc disten-<text:line-break/>tionem interpellat. Jure itaque altera </text:span><text:span text:style-name="T22">ejus pars </text:span><text:span text:style-name="T22">fecundum<text:line-break/>quietem robustior illa, quae eam antecedit </text:span><text:span text:style-name="T22">ridetur. </text:span><text:span text:style-name="T22">Siqui-<text:line-break/></text:span><text:span text:style-name="T22">dem </text:span><text:span text:style-name="T22">ubi fele </text:span><text:span text:style-name="T22">facultas, </text:span><text:span text:style-name="T22">quae prius fuit nicta, collegit, </text:span><text:span text:style-name="T22">ut<text:line-break/></text:span><text:span text:style-name="T22">ita dicam, et confirmavit, viresque reparavit, imminet gra-</text:span></text:p>
      <text:p text:style-name="P8"><text:span text:style-name="T22">vius, et ut superet rejiciatque quae molesta funt contendit,<text:line-break/>id quod frequenter facit. 'Quod si in altero etiam impetu sit<text:line-break/>inferior, suerit is sane caprizante deterior pulsus. Nomen<text:line-break/>hic non est sortitus, tametsi hos quidam omnes, quorum<text:line-break/>continuitatem distentionis interpellat quies</text:span><text:span text:style-name="T22">, </text:span><text:span text:style-name="T22">appellent capri-<text:line-break/>zantes. Nos vero de nominibus nihil solliciti sumus, nisi<text:line-break/>quatenus flagitat institutionis perspicuitas.</text:span></text:p>
      <text:h text:style-name="Heading_20_2" text:outline-level="2">Cap. VIll.</text:h>
      <text:p text:style-name="P152"><text:span text:style-name="T22">Nunc </text:span><text:span text:style-name="T22">quum res aperte declarata sit, ad<text:line-break/>aliud genus pulsuum veniendum .est inaequalium, quos un-<text:line-break/>dofos, noununquam etiam vermiculantes vocant. Diximus<text:line-break/>vero de his quoque sola eos distere quantitate, </text:span><text:span text:style-name="T22">sub </text:span><text:span text:style-name="T22">uno ta-<text:line-break/>men ambos genere .positos </text:span><text:span text:style-name="T22">• </text:span><text:span text:style-name="T22">esse; ac sunt quidem in </text:span><text:span text:style-name="T47">eo-<text:line-break/>rum</text:span><text:span text:style-name="T22"> numero, qui in diversis partibus arteriae luaequalita- .<text:line-break/>tem idque in una distentione habeant. Causae sunt illo—<text:line-break/>rum generationis facultatis imbecillitas, vel copia humo-<text:line-break/>rum, vel summa instrumentorum mollities; nam quum a<text:line-break/>principio in singulas arterias permeans contentio pari fir-<text:line-break/>mitate totum attollere vas nequeat, hic propinquior prlu-</text:span></text:p>
      <text:p text:style-name="P8"><text:span text:style-name="T22">cipio motum orditur primum, </text:span><text:span text:style-name="T22">remotior </text:span><text:span text:style-name="T22">serius; atqui aequa-<text:line-break/>liter si. hoc </text:span><text:span text:style-name="T47">flat per,</text:span><text:span text:style-name="T22"> omnes arterias</text:span><text:span text:style-name="T22">, </text:span><text:span text:style-name="T22">ejus semper prior pera<text:line-break/>prius videbitur moveri; veluti si fluente quopiam per eas<text:line-break/>libere, vel spiritu, vel humore, pulsus contingeret effici.<text:line-break/>Qnod quidem Erasistratus perpetuum autumat esse, in quo<text:line-break/>mentitur de rebus evidentibus; aliorum vero nullus non<text:line-break/>modo medicorum, scd nec philosophorum, nec irnperito-<text:line-break/>rum; omnes enim clare cernunt omnes partes arteriarum<text:line-break/>eodem distendi tempore; ruro </text:span><text:span text:style-name="T47">et</text:span><text:span text:style-name="T22"> iam praeter nataram par-<text:line-break/>tes cordi riciniores moveri prius, deinde longinquiores. At<text:line-break/>talis pulsus non undosus jam, </text:span><text:span text:style-name="T22">nec </text:span><text:span text:style-name="T22">vermiculans est, verum<text:line-break/>quum er hoc accesserit, ut </text:span><text:span text:style-name="T22">quod </text:span><text:span text:style-name="T22">speciem habet fluentis per<text:line-break/>arterias, morari alicubi et subsistere videatur quiescereque,<text:line-break/>mox iterum fluere, iterumque retineri, atque per totam<text:line-break/>hoc arteriam accidere; is pulsus vel undufus, vel verrnicu-<text:line-break/>laus est; nam quum singuli motus semper terminentur quiete<text:line-break/>seriem veluti undarum vel vermis perrepentis speciem con-</text:span></text:p>
      <text:p text:style-name="P8"><text:span text:style-name="T22">tingit repraesentari. </text:span><text:span text:style-name="T22">Si </text:span><text:span text:style-name="T22">igitur </text:span><text:span text:style-name="T47">facultas</text:span><text:span text:style-name="T22"> a copia humorum<text:line-break/>oneretur, haec moratur contentionem ac interpellat at-<text:line-break/>que diffindit illic quo plurima confluxit. Itaque existunt<text:line-break/>multae distentiones in modum undarum sese mutuo </text:span><text:span text:style-name="T47">exci-<text:line-break/>pientes,</text:span><text:span text:style-name="T22"> atque quo loci divisu contentio est, illic terminat<text:line-break/>undain quies- Quod fi ipsa facultas etiam citra humorem<text:line-break/>languescat sola, nec universam possit arteriam distendere,<text:line-break/>sed hoc particulatirn sariat, et tum exissent velnii. undurum<text:line-break/>quarundam multae circumscriptiones succedentium mutuo<text:line-break/>distentionum. 'Porro quod inter hos pulsus intefest. er isses<text:line-break/>quos copia humorum constituit, magnitudo est; unde lu ob<text:line-break/>parvitatem vermiculantes, oh magnitudinem: illi undosi </text:span><text:span text:style-name="T47">vo-<text:line-break/>cati</text:span><text:span text:style-name="T22"> sunt. Et causam habent, illi facultatis imbecillitatem,<text:line-break/>lu humorum abundantiam. Jani consequuntur etiam extre-<text:line-break/>mam mollitiem instrumentorum ejuscemodi pulsus simili<text:line-break/>modo ac in rnossibus ac tenellis virgis, quae quum ex ver-<text:line-break/>tice apprehenduntur, quaedam partes, praecipue vicinae<text:line-break/>parti prehensae, mia attolluntur, quaedam quum flectun-</text:span></text:p>
      <text:p text:style-name="P11"><text:span text:style-name="T22">-tur,</text:span><text:span text:style-name="T69">:</text:span><text:span text:style-name="T22"> adhuc demissae manent et sturni; at vero duris virgis<text:line-break/>'et'siccis hoc non accidit; sed pari contentione si attollere<text:line-break/>velis ,t: quacunque partu. prehendas</text:span><text:span text:style-name="T22">,i. </text:span><text:span text:style-name="T22">tota, simul attollitur.<text:line-break/>Idem arteriis usu venit, quum multa hnmiditate imbutae<text:line-break/>suut. . Neque enim tum a principio contentionem aequaliter<text:line-break/>omnibus partibus accipiunt; scd quasi flecterentur et </text:span><text:span text:style-name="T47">fran-<text:line-break/>gerentur,</text:span><text:span text:style-name="T22"> multis partibus dissecant; in eoque undosus ple-<text:line-break/>rumque,. nonnunquam vermiculans erit • Nam validam fa-<text:line-break/>cultatem habet undosus, quippe magnas sic partes arteria-<text:line-break/>rum poterit attollere, imbecilliorem vermiculans, quod<text:line-break/>parvis intervallis tum contentio vincatur.. Caeterum sta-<text:line-break/>tim hunc necesse est inaequalem alloqui et etiam lutermitten-<text:line-break/>tem fieri, ut fit in hydropicis, quibus quum resistat adhuc<text:line-break/>contentio, quemadmodum, inferius ubi tractabimus de illis<text:line-break/>dicemus, latus undofusque est; ubi vero sit ricta, varie fit<text:line-break/>luaequalis.,<text:tab/></text:span><text:span text:style-name="T22">st</text:span></text:p>
      <text:h text:style-name="P4" text:outline-level="2">Cap. IX.</text:h>
      <text:p text:style-name="P152"><text:span text:style-name="T22">Sed quia salis .est dictumale his, de de-<text:line-break/>curtatis jam agamus qui imbeclllitatenr consequuntur facul-<text:line-break/>tatis, a qua pulsus'urcantur,, quum enim a corde permeet<text:line-break/>iu singulas arterias contentio et. magis, ac magis in pastibus<text:line-break/>remotioribus dissolvatur, minores tum languidioresque ne-<text:line-break/>cessario earum motus fiunt.- Qui tandem igitur in partibus<text:line-break/>quidam principio propinquioribus luveniri ajunt nonnun-<text:line-break/>quam minores motus ?• neque enim hic poterimus dicere,<text:line-break/>contentionem, quae ex principio oritur, in vicinioribus, ma-<text:line-break/>gis quam in remotioribus remitti.. Equidem puto iis aut<text:line-break/>propter arteriarum inaequalem situm, eam speciem Ablatam<text:line-break/>esse, aut si plane vera praedicant, intemperiei inaequalitati<text:line-break/>origo omnium istorum pulsuum referenda accepta, est; ut a<text:line-break/>principe parte facultas lu arterias diffusa, partibus earum<text:line-break/>temperatis merito utatur meliusintemperatis deterius;<text:line-break/>siquidem instrumentum a pari robore eodem que, si humi-<text:line-break/>ditate </text:span><text:span text:style-name="T22">et </text:span><text:span text:style-name="T22">calore sit modico temperatum, facilius ac magis</text:span></text:p>
      <text:p text:style-name="P8"><text:span text:style-name="T22">movetur, squalidum, aut nimium humrdum , aut frigidum,<text:line-break/>tardius minusque.</text:span></text:p>
      <text:h text:style-name="Heading_20_2" text:outline-level="2">Cap. X.</text:h>
      <text:p text:style-name="P12"><text:span text:style-name="T22">Igitur naturam innuentium et circumnuen-<text:line-break/>tiurn pulsuum simili ratione commentabimur. Possint forsi-<text:line-break/>tan pari modo ac simili aliquando fieri ? nam saepe luculen-<text:line-break/>ter mini certe apparuerunt aliis de causis accidisse. Ubi<text:line-break/>enim imbecilla fit facultas, corpora autem, quae ambiunt<text:line-break/>arterias, marcescunt, qua parte illorum maxime marcida,<text:line-break/>atque eo levissima, emicare motus possit, ibi etiam maxiine<text:line-break/>elucescit ejus magnitudo; comparata enim hujus partis dis-<text:line-break/>tentione aliis utrinque minoribus, decurtatum in utrisque<text:line-break/>partibus motum ostendit. - Hoc fieri in validissimis sacultati-<text:line-break/>hus non potest, quod immolem oporteat eam esse </text:span><text:span text:style-name="T22">, </text:span><text:span text:style-name="T22">nec susti-<text:line-break/>nere incumbentium corporum pondus, ut manifestam efficiat<text:line-break/>excellentiam' distentionis 'lu' partilius nudioribus prae </text:span><text:span text:style-name="T22">illis,<text:line-break/>quae </text:span><text:span text:style-name="T22">sunt in partibus oneratis.<text:tab/></text:span><text:span text:style-name="T22">-</text:span></text:p>
      <text:h text:style-name="P4" text:outline-level="2">Cap. XI.</text:h>
      <text:p text:style-name="P152"><text:span text:style-name="T22">At quomodo ex situ arteriae fit pulsuum<text:line-break/>inaequalitas? hoc enim deesse orationi adhuc videtur. Qui<text:line-break/>vero aliter, ac dixit Hippocrates, qui de omni nos distor-<text:line-break/>tione in communi docuit ? Etenim uterus similiter et spina<text:line-break/>musculique distorquentur, quum in corporis illas partes ten-<text:line-break/>duntur, in quas distorqueantur, sed quia multae causae<text:line-break/>sunt, quae tensioneminducunt, universum plerisque veteribus<text:line-break/>medicis difficillimum fuit luvestigatu. Inflammationes enim,<text:line-break/>scirrhi, abscessus ac crudorum quorundam generatio tuber-<text:line-break/>culorum, breviter omnes praeter naturam tumores, vicinas<text:line-break/>partes ad sc retrahere valent. Praeterea squalida siccitas<text:line-break/>frigusque immodicum quiddam </text:span><text:span text:style-name="T47">faciat in</text:span><text:span text:style-name="T22"> modum gelu et<text:line-break/>convulsiva intentio, quorum alias aliud arterias distorquet.<text:line-break/>Praeter caetera distorquere inaequalis intemperies censen-<text:line-break/>da esu</text:span></text:p>
      <text:h text:style-name="Heading_20_2" text:outline-level="2">Cap. Xll.</text:h>
      <text:p text:style-name="P152"><text:span text:style-name="T22">Sed quoniam denis quae nobis nisa sunt<text:line-break/>exposuimus, jam de convulsivo pulsu etiam disputandum<text:line-break/>est; qui nomen recte invenit ex ipfaspecie et affectu, quem</text:span></text:p>
      <text:p text:style-name="P8"><text:span text:style-name="T22">solet denotare</text:span><text:span text:style-name="T22">; </text:span><text:span text:style-name="T22">tendi enim ad utrumque terminuni arteriam<text:line-break/>putaveris et statim corripit hominem convulsio. At quis<text:line-break/>tandem hic scrupulus est et ob quid propositus? Si ut ar-,<text:line-break/>teriarum cor, </text:span><text:span text:style-name="T22">sic </text:span><text:span text:style-name="T22">nervorum est fons, nihil est scrupusi et<text:line-break/>frustra est propositus </text:span><text:span text:style-name="T22">; </text:span><text:span text:style-name="T22">sin aliud principium nervorum, aliud<text:line-break/>arteriarum, atque harum pulsus functio est, illorum sensus<text:line-break/>et motus voluntarius</text:span><text:span text:style-name="T22">; </text:span><text:span text:style-name="T22">ut frictionum illis nulla societas est,<text:line-break/>ita nec erit astectuum.. An vero errant lu eo etmentiun-.<text:line-break/>tur qui putarunt illis nullum commercium esse? Nam<text:line-break/>princeps quidem hujus placiti divinus ille Hippocrates, </text:span><text:span text:style-name="T47">Con-<text:line-break/>siuxio una,,</text:span><text:span text:style-name="T22"> inquit, esi </text:span><text:span text:style-name="T47">conspiratio una, omnia omnibus<text:line-break/>consentiunt, natura communis, nam nisi hoc ejsct, duo<text:line-break/>animalia ejsct, nec unum unusquisque nostrum.</text:span><text:span text:style-name="T22"> Nunc<text:line-break/>arterias magnas cor cerebro vinculum societatis transmittit,<text:line-break/>cerebrum nervos cordi ; qui quanquarn non magni sint, man-<text:line-break/>datum tamen rationis possunt transmittere. Ad haec. sin-<text:line-break/>gulis arteriis fibrae a nervis deductae. ad societatem .veniunt, -</text:span></text:p>
      <text:p text:style-name="P8"><text:span text:style-name="T22">per quas se sinunt mutuo in consensum venire, non modo<text:line-break/>actionum, scd affectuum etiaru.</text:span><text:span text:style-name="T22">i. </text:span><text:span text:style-name="T22">Nec jam quicquam habet<text:line-break/>admirationis, si quum universum nervosum genus conjun-<text:line-break/>ctum cum arteriis i sit, singulique eorum ramuli sibi mutuo<text:line-break/>immixti, principiaque, ut dictum est, luter se conjuncta sint,<text:line-break/>communis appareat affectus.</text:span></text:p>
      <text:h text:style-name="Heading_20_2" text:outline-level="2">Cap. XllL.</text:h>
      <text:p text:style-name="P152"><text:span text:style-name="T22">Sed quia de convulsivo pulsu diximus,<text:line-break/>residuum ad commentationem omnium inaequalitatum adji-</text:span><text:span text:style-name="T22">.<text:line-break/></text:span><text:span text:style-name="T22">ciam. Superest nimirum quemadmodum alti, humiles, lati,<text:line-break/>angusti, longi et breves pulsus fiant, maximus est enim ho-<text:line-break/>rum numerus et variant maxime omnes luaequalitates quum<text:line-break/>in uno pulsu, tum vero longe magis in </text:span><text:span text:style-name="T47">acervo.</text:span><text:span text:style-name="T22"> Accidit<text:line-break/>autem tale quippiarn,. dum distenduntur arteriae et in va-<text:line-break/>lentibus omnibus et aegrotis plerisque, ut supernam ipsam<text:line-break/>superficiem moveri alarius sentiamus, quam partes obliquas,<text:line-break/>quod propior illa sit nostro tactui et congrediatur paucioxi-<text:line-break/>bus interpositis corporibus; parles ex utroque latere hujus<text:line-break/>quum remotiores sunt, tum pluribus corporibus, quae lu-</text:span></text:p>
      <text:p text:style-name="P8"><text:span text:style-name="T22">terposita sunt, ludutae. Prolude ipse naturalis pulsus", </text:span><text:span text:style-name="T22">si<text:line-break/></text:span><text:span text:style-name="T22">diligenter expendas, altior est; quod deficiat femper ejus in<text:line-break/>latum motus, praepolleat autem motus, lu altum. Verum<text:line-break/></text:span><text:span text:style-name="T22">quia </text:span><text:span text:style-name="T22">mensura nobis haec est, reliquorumque regula aliorum,<text:line-break/>nec altum eum, nec angusium appellamus, red nt par est et<text:line-break/>postulat aequitas, moderatum et inter omnes excessus me-<text:line-break/>dium. Cui quia assueti nos sumus et una cum eo crevimus,<text:line-break/></text:span><text:span text:style-name="T22">ac </text:span><text:span text:style-name="T22">saepe eum invenimus, non in sanis modo, sed et in ae-<text:line-break/>grotis facile cognoscimus, qui superantur ab eo et qui eum<text:line-break/>superant </text:span><text:span text:style-name="T22">in </text:span><text:span text:style-name="T22">quacunque dimensione; etenim longus et brevis<text:line-break/>ad hunc collatus ditatur. Ac quicunque non est lu hoc ver-<text:line-break/>fatus, non lentum non alti, humilis, lati, angusti,.sit </text:span><text:span text:style-name="T22">pro-<text:line-break/>bus </text:span><text:span text:style-name="T22">explorator, sed nec.longi et brevis. Nam </text:span><text:span text:style-name="T22">ut </text:span><text:span text:style-name="T22">homluetn<text:line-break/>dicimus aliquem nndequaque moderatum</text:span><text:span text:style-name="T22">, </text:span><text:span text:style-name="T22">non obvia illa ad.<text:line-break/>sensum-paritate longum cimi lato </text:span><text:span text:style-name="T22">et </text:span><text:span text:style-name="T22">prosundo comparantes,<text:line-break/></text:span><text:span text:style-name="T22">scd </text:span><text:span text:style-name="T22">puritate in </text:span><text:span text:style-name="T22">potestate,’ </text:span><text:span text:style-name="T22">neque enim </text:span><text:span text:style-name="T22">tam est quisquam.bre-i<text:line-break/>xis ut </text:span><text:span text:style-name="T22">concedat </text:span><text:span text:style-name="T22">longitudo latitudini, sic vocamus modera-</text:span></text:p>
      <text:p text:style-name="P8"><text:span text:style-name="T22">tum pulsum, naturalem proportionem et mediocritatem<text:line-break/>normam aequalitatis, non sensum facientes. In hoc om-<text:line-break/>nino longitudo praestat profunditati atque haec latitudluu<text:line-break/>Nam si ipsam solam arteriam fingamus omnibus circumjectis<text:line-break/>corporibus nudatam, aequabit profunditatem latitudo, atque<text:line-break/>adeo,in ea certe nec dicere poterimus quidem, quae latitudo,<text:line-break/>quae profunditas sit; scd sicut undique sibi est finisse corpus<text:line-break/>plane circulare, ita nulla dimensionum differentia essi At<text:line-break/>si lu alio sit corpore ea collocata, deorsum jam dicetur, qui-<text:line-break/>bus partibus sustentatur et defixa est; sursum quod est e re-<text:line-break/>gione, quod interponitur his intervallis ex imo sursum, lu-'<text:line-break/>telligunt altitudinem, et desuper deorsum profunditatem; ubi<text:line-break/>autem altitudo et latitudo est,, illic alterutra dimenfionum<text:line-break/>profunditas er latitudo est. Quod si non tantum spiciatur<text:line-break/>aliqua parte, fed etiam ex ipsis obliquis partibus et superio-<text:line-break/>ribus complectatur quaedam corpora, planissime partes, quas<text:line-break/>perpauciora tegumenta contingimus, apertiorem motum</text:span></text:p>
      <text:p text:style-name="P8"><text:span text:style-name="T22">quum quae tangimus per plura edent. Atqui quae arteriae<text:line-break/>fub cute positae sunt, (tales autem sunt quas dignoscendis<text:line-break/>pulsibus attingimus) harum superiorem partem interposita<text:line-break/>sola cute tangimus; partes utrinque alias, quantum recedunt<text:line-break/>in obliquum, tanto per longius intervallum et per pIura lue<text:line-break/>terposita corpora- Qua necessitate fit ut omnis pulsus, </text:span><text:span text:style-name="T47">qui<text:line-break/>naturalis</text:span><text:span text:style-name="T22"> sit, si mutuo compares dimensiones, sit semper<text:line-break/>longior; vocatur autem moderatus et aliorum regula, ut Po-<text:line-break/>Iycleti regula; nam ut quum alias statuas ad hanc conseri-<text:line-break/>mns, crassas, graciles, latas et angustas vocamus, .aut si<text:line-break/>quo alio excessus nomine; sic pulsus cum naturali cornpa-<text:line-break/>rautes, altos, humiles, latos, angustos, longos, breves, cras-<text:line-break/>sos, graciles, magnos, .atque parvos appellamus. At quae-<text:line-break/>nam sunt causiae, unde oriuntur ? quod institueramus dicere.<text:line-break/>Ad manum erat quidem uti in instrumentorum intemperiem<text:line-break/>inaequalem causam conferremus, aut distortionem situs;.-<text:line-break/>siquidem quemadmodum appareant lu ejusmodi affectibus</text:span></text:p>
      <text:p text:style-name="P8"><text:span text:style-name="T22">motus inaequales declaratum </text:span><text:span text:style-name="T22">esu </text:span><text:span text:style-name="T22">Sed altos ego lu ira et<text:line-break/>ante judicationes .comperio fieri, latos plurimum in decre- _<text:line-break/>-toriis excretionibus. Non possum igitur instrumentorum<text:line-break/>jam lutemperiem, aut distortum situm solos in culpa ponere,<text:line-break/>fane quidem interim etiam de aliqua harum caularum inci-<text:line-break/>dat. Verum plerique affectus, in quibus luveniuntur ejus-<text:line-break/>cemodi pulsus sunt expertes causarum, quas diximus ; ne-<text:line-break/>que enim. temperamenti inaequalitas, quae immutat adeo<text:line-break/>naturam instrumentorum, ut inaequales efficiat pulsus, nec<text:line-break/>vero situs immutatio unquam inveniatur citra ingentem no-<text:line-break/>xam.tempusque longum; quorum suppetit nihil nec iratis,<text:line-break/>nec modo judicatis, nec jam jamque judicandis. Sed quod<text:line-break/>illis accidit hoc osu Magnus pulsus fit iratis et judicandis,<text:line-break/>non tamen quanto quicquid majus evadit, tantum etiam<text:line-break/>animadvertitur; motus enim in aItum et distentio arteriae,<text:line-break/>quousque progrediatur, universa conspicua est; motus obli-<text:line-break/>quus fere occultatur, eodem scilicet modo, quo inculpata</text:span></text:p>
      <text:p text:style-name="P8"><text:span text:style-name="T22">valetudine praeditis semper ostendimus praepollere, motum<text:line-break/>in altum. Itaque memores illius status pulsuum, quos mo-<text:line-break/>deratos appellamus, si jam comperianms bene auctam alti-<text:line-break/>tudinem motus, nec multum latitudinem , sed omnino pa-<text:line-break/>iurn, vel nihil prorsus, recte vocamus eos pulsus altos.<text:line-break/>Quod si manifestum accedat inerementum latitudini, magnos<text:line-break/>simul et altus vocamus; sin omnino obscurum, altos mul-<text:line-break/>tum. Si ambo inereverint, altitudo et latitudo, sed non<text:line-break/>multum latitudinem vincat altitudo, hos vocamus, magnos<text:line-break/>tantum; quum enim eadem proportione altitudo </text:span><text:span text:style-name="T56">(</text:span><text:span text:style-name="T22">adaucta<text:line-break/>vincat latitudinem, qua etiam lu naturali pulsu superaret,<text:line-break/>eandem speciem ac moderatus quem vocant retineat hic<text:line-break/>oportet. Itaque non altus, ut nec ille, sed major tantum<text:line-break/>illo ridetur</text:span><text:span text:style-name="T22">; </text:span><text:span text:style-name="T22">siquidem eorum, quae eandem servant formam,<text:line-break/>non decet unum moderatum, alterum vocare altum; sed si<text:line-break/>eadem undequaque proportione alter erexit, majorem tan-<text:line-break/>tum. Quinetiam in longitudine eadem est ratio; quae quum</text:span></text:p>
      <text:p text:style-name="P8"><text:span text:style-name="T22">eadem proportione augetur, qua profunditas et latitudo,<text:line-break/>universum pulsum, uti diximus modo, majorem repraesen-<text:line-break/>tat. Unde ut magnus fiat pulsus, non requiritur ut plane<text:line-break/>pares fint motus, qui in tribus dimensionibus augentur, ve-<text:line-break/>rum ut proportione sint aequales. Quare qui naturalem<text:line-break/>proportionem explorare consueverunt, nullo negotio quan-<text:line-break/>tum accessio discessit a proportione perspicient. Hoc pacto<text:line-break/>generantur propositi pulsus. Restat ut causas aperiamus,<text:line-break/>quamobrem naturalis eorum proportio constare, vel perire<text:line-break/>sulet. Cousiat sane, ubi nulla praeter 'naturam insignis in<text:line-break/>crassitudinem mutatio, aut in gracilitatem corporis fiat; prae-<text:line-break/>terea nec siccitas immodica, vel hmniditas, vel necessitas<text:line-break/>quaedam maximae prorsus distentionis; perit vero atque<text:line-break/>conturbatur' cujrtspiam horum praesentia. Exempli gratia,<text:line-break/>reliqua, omnia se recte habeant, facultas autem compellatur<text:line-break/>ita magnam distentionem facere, ut ejus tumorem circum-<text:line-break/>jecta arteriis loca non capiant; lu </text:span><text:span text:style-name="T47">eo</text:span><text:span text:style-name="T22"> utique statu, ut alia</text:span></text:p>
      <text:p text:style-name="P8"><text:span text:style-name="T22">sint inculpata omnia, </text:span><text:span text:style-name="T22">altus </text:span><text:span text:style-name="T22">i pulsus appareat oportet. Dum<text:line-break/>enim in eam attollitur- magnitudinem distentio arteriae,' ut<text:line-break/>nondum coarctetur , .naturalem tuebitur, trium dimensionum<text:line-break/>proportionem: • coarctata vero tantum detrahet de illa di-<text:line-break/>mensione quantum progressu prohibita eft. . Quocirca ira-<text:line-break/>tis, licet corpore sint optime comparato, sit pulsus altus;<text:line-break/>distentionis enim' summum excessum ne is quidem commode<text:line-break/>ferat 'habitus; fed jam ex imo premitur et ex obliquo </text:span><text:span text:style-name="T47">ar-<text:line-break/>teria.</text:span><text:span text:style-name="T22"> Sola ergo pars illius ea, quae instrata fola cute est,<text:line-break/>omnem calorem excipit- Ubi, vero in aliis omnibus impe-<text:line-break/>dita distentio sit,- pars autem ejus duutaxat superna servetur -<text:line-break/>soluta et libera, non poterit illius motus non praestare-cae-<text:line-break/>leris, quod aliud erat nihil ac,. altus pulsus. 'Quia porro<text:line-break/>valentibus cunctis et aegrotantibus pIerisque in maximis<text:line-break/>distentionibus arteriarum manifestarum, quas tangimus, par-t<text:line-break/>tes comprimuntur aliae omnes et in angustum coguntur ac<text:line-break/>Iuo motu libero prohibentur, partes autem eminentes libe- </text:span><text:span text:style-name="T22">*.</text:span></text:p>
      <text:p text:style-name="P8"><text:span text:style-name="T22">rum obtinent et haud impeditum motum; hinc factum est<text:line-break/>ut observaverint medici et scriptis prodiderint pulsum ira-<text:line-break/>torum altum esse. Qui certe aut rurum exemplum non<text:line-break/>animadvertunt, aut negligenter attenderunt, aut hunc du-<text:line-break/>xerunt singulis affectibus pulsum proprium, quem cum iis<text:line-break/>cernerent frequenter esse conjunctum. Quidam etiam ultro<text:line-break/>rura exempla, ubi causa deficiuntur, reticent, quos hoc sane<text:line-break/>nomine accuses, si alia omnia ignoscas, ita enim scitu digna<text:line-break/>infinita silentio praetermittentur. Oportet enim veritatis<text:line-break/>studiosum omne quod planum est, etiamsi ejus, causam<text:line-break/>ignoret, sedulo exponere. At quod tandem est illud </text:span><text:span text:style-name="T47">evi-<text:line-break/>dens</text:span><text:span text:style-name="T22"> exemplum? Multis gracili corpore, nec facultate ad-<text:line-break/>modum firma, pulsus, si irascantur, magni et non alti ri-<text:line-break/>dentur esse. Quae vero tandem hujus est causa ? neque<text:line-break/>enim multum videtur ab istis, quae luitio jam polita sunt,<text:line-break/>abesse; siquidem robur facultatis diximus esse tantum debere<text:line-break/>in .altis pulsibus '.ut. maximam distentionem possit moliri.</text:span></text:p>
      <text:p text:style-name="P8"><text:span text:style-name="T22">nec loca cingentia arterias capere eam valeant. Quod si est,<text:line-break/>in commemoratos affectus planissimum est non posse altum<text:line-break/>pulsum incidere, quum nec valeat facultas et circum arte-<text:line-break/>rias loca sint amplissima ex marcore. • Sed hoc quum prae-<text:line-break/></text:span><text:span text:style-name="T47">ter expectationem</text:span><text:span text:style-name="T22"> celerius sit inventum, apertum arbitror<text:line-break/>simul cum hoc esse, quaenam laturum pulsuum sit cansa.<text:line-break/>Nam quum naturali robore facultas aliquatenus deficiatur et<text:line-break/>latitudo sit insignis locorum, pondusque accedat arteriis ex<text:line-break/>superioribus partibus, hic pulsus collatus ad moderatum la-<text:line-break/>tior esu Pondus hoc quod accessit, saepe sunt ipsius cutis<text:line-break/>rugae; quod accidit feuibus et gracilibus, qui tamen habitu<text:line-break/>non iunt exsiccato; de quo genere sunt et qui recenter funt<text:line-break/>judicati. Saepe etiam ex humiditale, praecipue si irrigua<text:line-break/>sint ipsa corpora arteriarum, ut fit in.hydropicis; partes<text:line-break/>enim earum, quae in summo cacumine sunt positae, dele-<text:line-break/>buntur demittunturque partim in ipsam arteriarum cavitab<text:line-break/>tem, partim lu obliquum. Quare hactenus ascensu ne-</text:span></text:p>
      <text:p text:style-name="P8"><text:span text:style-name="T22">cesse est pulsus prohibeantur,. quatenus infra arteriae dor-<text:line-break/>sum demittitur. Ac- nimirum latitudinem jam bifariam<text:line-break/>oportet praepollere, tum quod iu obliquum dilabautur arte-<text:line-break/>riae partes ac comprimant; atque eo </text:span><text:span text:style-name="T47">inferiorem</text:span><text:span text:style-name="T22"> regionem<text:line-break/>dilatari; tum vero quod imminuta ipsa altitudo sit; quarum<text:line-break/>certe </text:span><text:span text:style-name="T47">vel</text:span><text:span text:style-name="T22"> altera reddere pulsum latum valeat, aut imminuta<text:line-break/>altitudo, aut latitudo aucta, quia vero ambae conjunctae<text:line-break/>sunt, hinc clare iu ejuscemodi affectibus et ampla conspici-<text:line-break/>tur latitudo. Quomodo jam pulsus fit longus, quem </text:span><text:span text:style-name="T47">vo-<text:line-break/>canti</text:span><text:span text:style-name="T22"> invenitur enim motus nonuunquam, qui quatuor di-<text:line-break/>gitis occurrat, scd ita angustus et obscurus ut speciem<text:line-break/>tenuis fidis referat. At ne hoc quidem ex iis quae dixi-<text:line-break/>mus inventu difficile est, sive euirn fidem tenuem quandam<text:line-break/>occursus, sive pilum repraesentet, durities ex </text:span><text:span text:style-name="T47">eo</text:span><text:span text:style-name="T22"> arteriarum<text:line-break/>tunicae ingens significatur. Verum uon ea modo, durus<text:line-break/>enim tantum pulsus fit; imo, quia angustus hurnilisque est,<text:line-break/>oportet imbecilliorem facultatem esse quam quae magna ni</text:span></text:p>
      <text:p text:style-name="P8"><text:span text:style-name="T22">instrumentum distendere propter duritiem contumax possit.<text:line-break/>Quid jam, fi hoc verum est, num et brevis continuo is pul-<text:line-break/>sus est? </text:span><text:span text:style-name="T47">an</text:span><text:span text:style-name="T22"> hujus etiam causam invenerimus, fi affectus com-<text:line-break/>memoremus, qui praediti eo pulsu sunt? Qui tandem sunt<text:line-break/>illi affectus ? habitus corporis tenuis, circumtenta aliquan-<text:line-break/>toque ficcior cutis; proinde fi laxa et crassa magnam par-<text:line-break/>tem motus tegit, tenuis contentaque prorsus omnem conser-<text:line-break/>vati Unde liquet conspirare gracilitatem totius habitus<text:line-break/>oportere et duritiem cutis, ad haec duritiem iusirmnento-<text:line-break/>rum, tum imbecillitatem facultatis, non ultimam tamen;<text:line-break/>perdiderit enim sic pulsum homo, non longum habuerit, om-<text:line-break/>niuo enim non attollit in seusibilem motum facultas prorsus<text:line-break/>languida ne vas quidem molle, nedum durum. Sane per<text:line-break/>excellentiam longus pulsus hoc nomen Iortitus est; pro-<text:line-break/>prium autem nomen </text:span><text:span text:style-name="T47">est tenuis et</text:span><text:span text:style-name="T22"> gracilis. Qui absolute est<text:line-break/>et proprie longus, cmn quo quantitatem non concipimus<text:line-break/>dimeusionum duarum reliquarum, aut ex corporis tenuitate.</text:span></text:p>
      <text:p text:style-name="P8"><text:span text:style-name="T22">aut ex sua ipsius magnitudine talis evadit. Porro autem<text:line-break/>brevis sit, ubi in parte quapiam parva, arteria sola cute mu-<text:line-break/>niatur et partes ex utroque illius latere omnes in profundum<text:line-break/>affatim demergantur; namque pars ejus illa sublimis, quae'<text:line-break/>subter cutem est, aperte omnem motum prodat oportet,<text:line-break/>profundae contra, quod multa objecta sint corpora, occul-<text:line-break/>tentur. Hoc multis inest a natura; in morbosis affectibus,<text:line-break/>sane paucis, quum situ distorqueatur aliquo modo arteria •<text:line-break/>ac parva sit ejus pars conspicua, reliquae intro omnes in<text:line-break/>profundum depressae suit. Est vero et hic pulsus de illis<text:line-break/>qui breves per excellentium dicuntur; nam proprium hujus<text:line-break/>nomen est crassus et turgidus, quandoquidem qui simpli-<text:line-break/>citer brevis est, vel ex corpulentia nascitur, vel ex parvi-<text:line-break/>tate. Percurri jam omnes pene quae luaequalitatem indu-<text:line-break/>cunt causas; quod si qua res parva praeterita sit, facile in-<text:line-break/>venias ex commemoratis,</text:span></text:p>
      <text:h text:style-name="Heading_20_2" text:outline-level="2">Cap. XIV.</text:h>
      <text:p text:style-name="P152"><text:span text:style-name="T22">Proximum est ut de inordinatis et or-<text:line-break/>dinatis dicamus. Ili pulsus quando inaequales omnes funt.</text:span></text:p>
      <text:p text:style-name="P8"><text:span text:style-name="T22">commode docuimus in libris de differentiis pulsuum; sed in<text:line-break/>eo variant, quod paritatem lu certis circuitibus tueantur,<text:line-break/>illi confusi undequaque sint. Hoc in communi unum breve<text:line-break/>caput de omnibus iis cognoscendum est, causam quaecunque<text:line-break/>inaequalitatem efficiat, semper firmam lu ordinatis et fixam<text:line-break/>esse, in pulsibus luordinatis non fixam. Insuper ordo,.ut<text:line-break/>aequalitas, naturae, si quid aliud, familiaris est; quare si al-<text:line-break/>teram eoruui sit conturbatum, mluorem designat offensam;<text:line-break/>sin utrunque, majorem; concurrunt autem ni inordinatis<text:line-break/>ambo; alterum in ordinatis, qui inaequales suut.</text:span></text:p>
      <text:h text:style-name="Heading_20_2" text:outline-level="2">Cap. XV.</text:h>
      <text:p text:style-name="P152"><text:span text:style-name="T22">Porro et mutationum rhythmorum causas,<text:line-break/>(hae enim reflant explicandae) si perscquare superiora, fa-<text:line-break/>cile luveuias. </text:span><text:span text:style-name="T22">Si </text:span><text:span text:style-name="T22">enim recte demonstratum est, allici per<text:line-break/>distentiones arteriarum aeream quandam substantiam; in<text:line-break/>contractionibus autem excrementa excerni et quasi fuligine»<text:line-break/>adusiorum humorum, necesse est, quum distentionis usus<text:line-break/>instet, majorem fieri; ceIerioremque distentioncm, quum</text:span></text:p>
      <text:p text:style-name="P8"><text:span text:style-name="T22">contractionis, contractionem. Quamobrem quibus in aeta-<text:line-break/>tibus multi humores insumuntur, quae sunt usque ad ju-<text:line-break/>ventutem, in his parum distentio cedit contractioni; in qui-<text:line-break/>bus paucissimi, quod in senibus fit, longe in his majus est<text:line-break/>contractionis tempore distentionis tempus, siquidem diffla-<text:line-break/>tus per totum corpus contractionis est arteriarum munus,<text:line-break/>ln distentionibus enim in sc attrahunt, ut aliis omnibus osril-<text:line-break/>lis, ita illis etiam, quae ad cutem pertinent; nihil ergo hic<text:line-break/>quicquarn ex corpore excernitur, imo vero prorsus intro<text:line-break/>trahitur. Contra iu contractionibus ipsis excernitur quidem,<text:line-break/>attrahitur autem nihil. Jam in' quibus aetatibus humores<text:line-break/>natura non ad nutrimentum modo, sed etiam ad incre-<text:line-break/>mentum conficit, in his excrementa oportere .magis </text:span><text:span text:style-name="T47">af-<text:line-break/>fluere</text:span><text:span text:style-name="T22"> in aperto est; semper enim quantitati consectorum<text:line-break/>succorum quantitas respondet excrementorum. Proinde<text:line-break/>ubi pluriini considuntur, lllic plurima sunt excrementa, et<text:line-break/>ubi plurima excrementa, perpetua hic et multa opus est</text:span></text:p>
      <text:p text:style-name="P8"><text:span text:style-name="T22">excretione; ut scilicet lu ventris et vesicae excrementis fit.<text:line-break/>Caeterum horum excretiones perspicimus sensibus, illorum<text:line-break/>vero, quae lu arteriis sunt, assequitur ratio. Ac micor,<text:line-break/>ecquis erit, qui aut per externam superficiem negabit'arte-<text:line-break/>rias vacuari, aut non quo diximus modo. Demonstrari<text:line-break/>autem haec, quantum opus erat, lu libro de ulu pulsuum;<text:line-break/>ad propositam disputationem satis haec sunt.</text:span></text:p>
      <text:h text:style-name="P3" text:outline-level="1"><text:bookmark-start text:name="bookmark4"/>GALENI DE CAUSIS PULSVVM<text:line-break/>LIBER III<text:bookmark-end text:name="bookmark4"/>.</text:h>
      <text:h text:style-name="Heading_20_2" text:outline-level="2">Cap. I.</text:h>
      <text:p text:style-name="P152"><text:span text:style-name="T22">Postquam de pulsuum alterationibus., quae<text:line-break/>ex primis et praecipuis causis proficiscuntur, fatis superiori<text:line-break/>sermone disputavimus, illas nunc explicabimus, quae ab<text:line-break/>aliis omnibus fiunt; quae non per sc plane, quod mutent<text:line-break/>primas, caulae pulsuum vocantur. Hae autem quia par-<text:line-break/>tirn praeter naturam sunt, partim naturales, partim etiam,<text:line-break/>inter has mediae, quas non naturales vocant, ut a natura-<text:line-break/>libus exordiamur par est, eodemque ordine dicamus’ quem<text:line-break/>lu libro tironibus scripto instituimus. Nam praeter alia</text:span></text:p>
      <text:p text:style-name="P8"><text:span text:style-name="T22">enarrabuntur etiam, quae illic recte tradidimus; simulque<text:line-break/>ostendentur, quae congrue illic sunt praeterita. Ac reliqui-<text:line-break/>rnus quaedam prorsus; aliqua hactenus, ut non 'distincte<text:line-break/>explicaremus; quicquid enim initiatis huic commentationi<text:line-break/>allaturum erat obscuritatem, hoc risum est praeterire: po-<text:line-break/>tissimum autem omissa est causarum explicatio. Praestabat<text:line-break/>enim initiatis in ipsis exerceri operosius primum per expe-<text:line-break/>rientiam, deinde universam aliquando perdiscere ratione es-<text:line-break/>sentiam rei. Itaque ut exercitatis jam illis et assequenti-<text:line-break/>hus absolutiorem narrationem hanc lucubrationem conscripsi,<text:line-break/>quae prioribus duobus commentariis quantum de causis<text:line-break/>quas continentes appellant fatis erat disseruit, duobus re- </text:span><text:span text:style-name="T22">•<text:line-break/></text:span><text:span text:style-name="T22">liquis, hoc </text:span><text:span text:style-name="T22">et </text:span><text:span text:style-name="T22">proximo, caetera omnia plana faciet. Itaque<text:line-break/>aggrediamur narrationem ac singula capita quae in illo<text:line-break/>libro conscripsimus proponamus, eaque inde interprete-<text:line-break/>wur. Primum ex iis quae accommodata instituto nostro sunt<text:line-break/>hoc sit.</text:span></text:p>
      <text:h text:style-name="P4" text:outline-level="2">Cap. II.</text:h>
      <text:p text:style-name="P152"><text:span text:style-name="T47">Voiri mulieribus pulsum sare habent longe<text:line-break/>tum majorem tum vdhementiorem</text:span><text:span text:style-name="T47">, </text:span><text:span text:style-name="T47">paulo tardiorem, satis-<text:line-break/>que rariorem.</text:span></text:p>
      <text:p text:style-name="P6"><text:span text:style-name="T22">Hoc est caput. Cur autem accommodatior haec oratio<text:line-break/>sit </text:span><text:span text:style-name="T47">nt</text:span><text:span text:style-name="T22"> primo loco referatur, iu illo libro est explicatum-<text:line-break/>Itaque quia non est nostri instituti saepius de rebus iisdem<text:line-break/>scribere; ad causas jam pergendum est declarandurnque<text:line-break/>quae imponatur necessitas iiaturae rei, quamohrem virorum<text:line-break/>et mrllierum pulsus aliter </text:span><text:span text:style-name="T22">atque </text:span><text:span text:style-name="T22">aliter comparati fint, ad<text:line-break/>hunc modum. Quandoquidem calidior et siccior foemina<text:line-break/>mas' est, ut praestantissimi quique senserunt veterum me-<text:line-break/>dicorum et philosophorum, nosque alias demonstravimus,<text:line-break/>usum generationis pulsuum et instrumentorum praeparatio-<text:line-break/>nem </text:span><text:span text:style-name="T47">differre in</text:span><text:span text:style-name="T22"> illis oportet; quod si haec, tum ipsos<text:line-break/>etiam pulsus; etenim copioso calori in superioribus libris<text:line-break/>ostendi magnunr pulsum familiarem esse. Itaque si calidior<text:line-break/>mas foemina est," etiam pulsus statim habebit majores; si<text:line-break/>multo calidior, multo majores; at enim tum calidior; tum</text:span></text:p>
      <text:p text:style-name="P13"><text:span text:style-name="T3">' </text:span><text:span text:style-name="T69">r</text:span><text:span text:style-name="T22"> * </text:span><text:span text:style-name="T69">v</text:span><text:span text:style-name="T22"><text:tab/>S<text:tab/>/v<text:tab/>/ *</text:span></text:p>
      <text:p text:style-name="P10"><text:span text:style-name="T22">multo est calidior, prolude et majores et multo majores pul-<text:line-break/>fus obtinebit. Nam calidiorem esse cum in libris quos<text:line-break/>De temperamentis jam edidimus tum vero antea etiam in<text:line-break/>veterum scriptis satis probatum est; jam vero multo cali-<text:line-break/>diorem, id nondum nec vos, nec quisquam demonstravit<text:line-break/>alius; quare sariendum nunc id nobis est, ut demonstremus,<text:line-break/>alioqui nequaquam constituta erit </text:span><text:span text:style-name="T47">et</text:span><text:span text:style-name="T22"> confirmata tota oratio.<text:line-break/>Primum initium capitis commemorandum est atque ipsum<text:line-break/>tutum legendum, singulaque verba attendenda. Nam quid<text:line-break/>dicit? </text:span><text:span text:style-name="T47">Viri mulieribus pulsum in universum habent multo<text:line-break/>majorem.</text:span><text:span text:style-name="T22"> Quid hoc sit, </text:span><text:span text:style-name="T47">in universum,</text:span><text:span text:style-name="T22"> summa diligentia<text:line-break/>expendendum est; certe enimmon temere quidem appositum<text:line-break/>est, </text:span><text:span text:style-name="T47">fed</text:span><text:span text:style-name="T22"> totum firmamentum in eo et cardo versatur oratio-<text:line-break/>nis. Nam quia nec lude ab initio perinde nos temperati<text:line-break/>omnes sumus, nec vitae institutis iisdem, nec nictu usi, uni-<text:line-break/>verfalis affirmatio tollitur, quum inveniri inierim possit<text:line-break/>mulier, cujus non solum non multo minor pulsus, sed om-<text:line-break/>nino ne parvus quidem sit, nec par, fed plane -etiam quam</text:span></text:p>
      <text:p text:style-name="P14"><text:span text:style-name="T11">ι.<text:tab/>ι</text:span></text:p>
      <text:p text:style-name="P15"><text:span text:style-name="T3">&lt; </text:span><text:span text:style-name="T22">quorundam virorum major. Fac vicum mihi fingas natura<text:line-break/>pituitosiore; frigidum hoc erit temperamentum humidum-<text:line-break/>que, si cum rnusiere couferas natura biliosiore, . id est<text:line-break/>calidiore et fictiore. Nec lue consistamus, sed incolat ille<text:line-break/>Pontum, haec Aegyptum</text:span><text:span text:style-name="T22">, </text:span><text:span text:style-name="T22">praeterea vir in umbra rivat et<text:line-break/>otio ac multis in delitus rnolliterque, musier ruri agat<text:line-break/>ac multa in exercitationibus fit et victu utatur modico, hu-<text:line-break/>jus mulieris pulsus quam viri major erit. Verum fi ut<text:line-break/>postulat natura, niventem utrumque </text:span><text:span text:style-name="T47">obferves et</text:span><text:span text:style-name="T22"> lu sua pro-<text:line-break/>pria ab initio temperie constitutum‘, unaque et eadem com-<text:line-break/>morantem in regione, non major tantum, sed multo etiam<text:line-break/>major sit hujus viri pulsus; nam pro naturali quidem tempe-<text:line-break/>ramento major tantum, non multo major erit. Verum<text:line-break/>quum accessit a peculiaribus vitae institutis utrique differen-<text:line-break/>tia, illa lu otio rivat, hic in multis laboribus, multo sane<text:line-break/>ita calidior vir efficitur, itaque pulsibus est multo quam<text:line-break/>mulier majoribus. Additum est autem capiti, </text:span><text:span text:style-name="T47">in univer-</text:span></text:p>
      <text:p text:style-name="P8"><text:span text:style-name="T3">ί</text:span></text:p>
      <text:p text:style-name="P10"><text:span text:style-name="T47">sium</text:span><text:span text:style-name="T14">,</text:span><text:span text:style-name="T3"> </text:span><text:span text:style-name="T22">quod sagacioribus tironibus pro stimulo quodam ex-<text:line-break/>citante est et ad totius rei perscrutandam naturam instigante.'<text:line-break/>Statim enim de naturali disserentia viri et musieris medita-<text:line-break/>buntur et intuebuntur universum genus in omnibus animan-<text:line-break/>tibus, rnascusinum valentius soerninino esse; atque foemellae<text:line-break/>esse officia concipere lactareque denique foetus naturales<text:line-break/>educare, maris vero nutrimenta iis suppeditare et si petan-<text:line-break/>tur insidiis defendere. Unde perspicient semper differen-<text:line-break/>tiam ut maris ad foemellam majores tantum pulsus creare,<text:line-break/>at differentiam ut viri ad musierem multo majores. Sic<text:line-break/>etiam vehementiores tantum, si naturam spectes, pulsus<text:line-break/>marium, longe vero vehementiores virorum quam mulie-<text:line-break/>rum, quia contentionem illis naturalem in laboribus crescere<text:line-break/>oportet, his, quia oriantur, remitti. Horum etiam si aperte<text:line-break/>nihil tua sponte inveneris, at in opinionem eorum inquiren-<text:line-break/>do venies; aut certe, veluti siti eorum ardens, quae cupis<text:line-break/>invenire, neque dum invenisti, si ad magistrum, qui docere</text:span></text:p>
      <text:p text:style-name="P8"><text:span text:style-name="T22">ea valeat, applicaveris, et citissime disces et optime memoria<text:line-break/>complectere. Atque haec sic habent. Robur jam facultatis,<text:line-break/>quod muribus adest, couferet aliquid et ipsum pulsibus ma-<text:line-break/>gnitudinis; quare non folunr ex caloris abundantia, verum<text:line-break/>etiam ex robore marium majores pulsus fient. Sed hoc<text:line-break/>etiam in libro primo probavi, validis facultatibus esse </text:span><text:span text:style-name="T47">ma-<text:line-break/>gnos</text:span><text:span text:style-name="T22"> pulsus peculiares. Quid jam viri nunquid hactenus<text:line-break/>tantum a musieribus distant in causis pulsuum; an etiam<text:line-break/>momentum utrisque ex corporis habitu non leve accedit ?<text:line-break/>llli enim totum corpus ad perspiratum habent probe compa-<text:line-break/>ratum, purum, excrementis vacuum, non compressum;<text:line-break/>his contra arctae inter </text:span><text:span text:style-name="T47">vafa</text:span><text:span text:style-name="T22"> regiones sunt, quas adeps rnol-<text:line-break/>lisque cero atque excrementa quaedam occupant pituitosa;<text:line-break/>ad haec spissum est et quod difficile perspiret corpus; prae-<text:line-break/>terea coguntur quidam in plerisque corporis partibus illa-<text:line-break/>borati, crassi crudique humores, a quibus comprimi omni-<text:line-break/>bus arterias earum sua natura alloqui longe miuore mole</text:span></text:p>
      <text:p text:style-name="P8"><text:span text:style-name="T22">praeditas coarctarique necesse esu Quare habitus lis omnino<text:line-break/>est undequaque </text:span><text:span text:style-name="T47">ad parvitatem</text:span><text:span text:style-name="T22"> pulsuum dispositus. Unum<text:line-break/>modo ad magnitudinem consecutae sunt appositum, mollitiem<text:line-break/>instrumentorum quae illis etiam nulsi usui est; primum, quia<text:line-break/>sunt plures parvitatis fortioresque causae: deinde, quod<text:line-break/>quum late in illis viri </text:span><text:span text:style-name="T47">a</text:span><text:span text:style-name="T22"> mulieribus distent, minimum dissi-<text:line-break/>deant in mollitie instrumentorum. Neque enim perinde sic-<text:line-break/>cius virorum dicitur corpus collatum ad mulierem, ut si<text:line-break/>verbi gratia lapis sit coeno sicrius; neque multum invenias<text:line-break/>excessum lu arteriarum ipsis tunicis; imo vero instrumentum<text:line-break/>virorum ita comparatum est, ut ad functionem sit sequax.<text:line-break/>Quin si major excessus sit , et multo rnusieris instrumentum<text:line-break/>mollius, id ipsum sane sit in eausa cur minores fiunt pul-<text:line-break/>sus. Siquidem ubi nihil est quod gravet, vel comprimat,<text:line-break/>vel coarctet, illic accommodatius ad magnam distentionem<text:line-break/>est mollius instrumentum; at ubi, 'ut modo in mulierum<text:line-break/>ostendimus habitu,- pressus, pondera atque coarctationes</text:span></text:p>
      <text:p text:style-name="P8"><text:span text:style-name="T3">και γέγραπται καλῶς τοις εισαγομένοις, βραχεΐ βραδύτερος ό<text:line-break/></text:span><text:span text:style-name="T22">mulsae</text:span><text:span text:style-name="T3">, </text:span><text:span text:style-name="T22">hic instrumentum mollius</text:span><text:span text:style-name="T3">, </text:span><text:span text:style-name="T22">ut quod omnibus quae<text:line-break/>infestant facile cedat, ad distentionem est ineptius. Verum<text:line-break/>de corporibus haec omnia optime constitutis referri et con-<text:line-break/>stitutioni viventibus convenienter, vel ex his planum est,<text:line-break/>quae commemoravimus; at absoluta de his et integra dispu-<text:line-break/>tatio ac demonstratione confirmata lu. fecundo libro de<text:line-break/>pulfibus dignoscendis prodita est; quare qui cornmernora-<text:line-break/>tionem probe de pulfibus gestit assequi, ei illo opere opus<text:line-break/>est revoluto. Iam </text:span><text:span text:style-name="T47">vero</text:span><text:span text:style-name="T22"> etiam de celeri pulsu est lu tertio<text:line-break/>illorum commentariorum demonstratum, quantus error fit<text:line-break/>plurimorum in eo dignoscendo, qui pulsum brevi tempore<text:line-break/>durantem statim etiam velocem arbitrantur esse. Et nimi-<text:line-break/>rum musieris pulsum (nam causa praesentis disputationis me-<text:line-break/>mini , quae demonstravi illic) bene celerem putant esse; est<text:line-break/>vero ille celerior quidem, non infigni tamen et magna diffe-<text:line-break/>rentia excessit pulsum virorum. Sic se res habet et recte<text:line-break/>tironibus scriptum est paulo esse virorum tardiorem pul-</text:span></text:p>
      <text:p text:style-name="P17"><text:span text:style-name="T38">OALENUS </text:span><text:span text:style-name="T11">ΤΟΜ. </text:span><text:span text:style-name="T38">IX.<text:tab/>H</text:span></text:p>
      <text:p text:style-name="P8"><text:span text:style-name="T47">psp., </text:span><text:span text:style-name="T14">ου </text:span><text:span text:style-name="T47">p</text:span><text:span text:style-name="T14">-ην </text:span><text:span text:style-name="T14">πάντη</text:span><text:span text:style-name="T3"> /ε </text:span><text:span text:style-name="T14">ώσαντως, </text:span><text:span text:style-name="T47">alX</text:span><text:span text:style-name="T22"> </text:span><text:span text:style-name="T3">ώς ὲμπροσθεν </text:span><text:span text:style-name="T47">itnopiV.</text:span></text:p>
      <text:p text:style-name="P10"><text:span text:style-name="T22">sum quam mulierum; at </text:span><text:span text:style-name="T22">causa </text:span><text:span text:style-name="T22">illic, ut in omnibus </text:span><text:span text:style-name="T47">eo</text:span><text:span text:style-name="T22"> loco<text:line-break/>traditis', omissa est, quam </text:span><text:span text:style-name="T22">nunc </text:span><text:span text:style-name="T22">aperiemus. Quatenus qui-<text:line-break/>dem infirmior sacnitas est et </text:span><text:span text:style-name="T22">calor </text:span><text:span text:style-name="T22">parcior mulierum,- debe-<text:line-break/>bat tardior etiam pulsus esse</text:span><text:span text:style-name="T22">, </text:span><text:span text:style-name="T22">quod eum 'utrique huic causae<text:line-break/>ostendimus esse peculiarem; caeterum, qnia multo est mi-<text:line-break/>nor, eoque minus usui fatis fit, auget, quantum potest, ce-<text:line-break/>Ieritatern; quippe hoc primus liber esse necessarium proba-<text:line-break/>vit; itaque cui illa exciderunt, quae in illo libro docui-<text:line-break/>mus, nequicquam haec legit. At fi quidem celeritatis tanta<text:line-break/>accessio sit, ut omni Usui foret complendo, non quaereretur<text:line-break/>crebritas; sed quoniam multum usui cedit functio ob dis-<text:line-break/>tentionis parvitatem, aliquantum autem adiuvatur a celeri-<text:line-break/>tate, oportet jam fatis pulsus sit creber; id quod etiam iu<text:line-break/>primo libro est declaratum. Ergo mulieres ad hunc modum<text:line-break/></text:span><text:span text:style-name="T47">a</text:span><text:span text:style-name="T22"> viris pulsu dissenti Masculi insaniis ad soeminam similis<text:line-break/>ratio est; non undique tamen eadem , sed quomodo diximus</text:span></text:p>
      <text:p text:style-name="P8"><text:span text:style-name="T22">antea; nam majorem tantum, vehementiorem, rariorem,<text:line-break/>non multo item pulsum habet masculus ’qusm foemina.<text:line-break/>Atque </text:span><text:span text:style-name="T22">de </text:span><text:span text:style-name="T22">his hactenus. Nunc ad proximum caput digredia-<text:line-break/>mur, quod de disserentia docet ex temperamento.</text:span></text:p>
      <text:h text:style-name="Heading_20_2" text:outline-level="2">Cap. III.</text:h>
      <text:p text:style-name="P152"><text:span text:style-name="T47">Calidi natura multo habent majorem, ce-<text:line-break/>leriorem, crebriorem, vehementiorem non item multo.</text:span></text:p>
      <text:p text:style-name="P6"><text:span text:style-name="T22">Complectitur et haec oratio quaestionem maximam, </text:span><text:span text:style-name="T38">cui<text:line-break/></text:span><text:span text:style-name="T22">ne adhibere quidem, nisi praeditus singulari prudentia sit,<text:line-break/>ullus tironum animum potest; etenim qui natura calidi sunt,<text:line-break/>partim eos esse humidos ajunt, partim siccos. Quo mluus<text:line-break/>absoluto sermone pronuntiatos oportuit eorum pulsus, qui<text:line-break/>natura calidi sunt; scd prius illorum", qui simul humidi.sunt,<text:line-break/>secundo loco eorum, qui sicci; neque enim qui natura calida<text:line-break/>sunt, eundem omnes pulsum edunfp imo vero sunt quidam<text:line-break/>tertii, temperati illi quidem humiditate et siccitate, at calore<text:line-break/>intemperati; at eos neglexisse parum recte, qui ante nos<text:line-break/>temperamenta discreverunt, in commentariis, quos scripsi<text:line-break/>de temperamentis., ostendi. Ergo hos moris est calidos vo-</text:span></text:p>
      <text:p text:style-name="P10"><text:span text:style-name="T22">H 2</text:span></text:p>
      <text:p text:style-name="P8"><text:span text:style-name="T3">θεωρίας </text:span><text:span text:style-name="T3">καί </text:span><text:span text:style-name="T3">λόγων </text:span><text:span text:style-name="T3">μακρῶν </text:span><text:span text:style-name="T3">καὶ </text:span><text:span text:style-name="T3">χρόνον πολλοΰ. άλλ</text:span><text:span text:style-name="T76">?</text:span><text:span text:style-name="T3"> ἡμεῖς</text:span></text:p>
      <text:p text:style-name="P10"><text:span text:style-name="T22">cari, qui de quatuor temperamentis unum hoc solum vin-<text:line-break/>cens reliqua obtinent: qui quidem quo calidiores sunt tem-<text:line-break/>peratis, hoc majores habent et celeriores pulsus crebriores-<text:line-break/>que. Causa, si retinuisti quae prodidi in primo libro,<text:line-break/>aperta esu At quid vehementiores diximus non multo esse<text:line-break/>eos pulsus, quum in hujus operis primo libro quaesierimus,<text:line-break/>ecquis possit pulsus citra opem roboris facultatis vehemen-<text:line-break/>tior fieri? Quoniam si pulsus tironibus omnes ridentur ve-<text:line-break/>hementiores esse, adjacet enim quodammodo prima specie<text:line-break/>celer simul et magnus pulsus vehementi; quare quidam<text:line-break/>etiam medici, qui libros nobis scriptos reliquerunt, alium<text:line-break/>negaverunt esse vehementem pulsum, ac conflatum ex </text:span><text:span text:style-name="T47">ma-<text:line-break/>gnitudine et</text:span><text:span text:style-name="T22"> celeritate. Prolude tironibus non erant mo-<text:line-break/>vendae tantae quaestiones; incertum enim identidem illis<text:line-break/>nec distributum consusmnque conducibilius certo est et de-<text:line-break/>finito, ubi profundam hoc contemplationem postulet decla-<text:line-break/>rationemque prolixam ad longum tempus. Verum quan-</text:span></text:p>
      <text:p text:style-name="P18"><text:span text:style-name="T3">δφδὸῥδτερδϊ δὲ </text:span><text:span text:style-name="T3">τοσοϋτον </text:span><text:span text:style-name="T3">φανοννται </text:span><text:span text:style-name="T14">οσω </text:span><text:span text:style-name="T47">Sta </text:span><text:span text:style-name="T14">λιπτοτέρων<text:line-break/></text:span><text:span text:style-name="T47">doquidem</text:span><text:span text:style-name="T22"> abunde in primo libro hujus operis disseruimus de<text:line-break/>bis, dicturi etiam nonnihil posthac, quum perduxerimus ad<text:line-break/>rhythmos fermonem, hic enarrationem in praesentia finiam,<text:line-break/>ac me jam conferam ad aliud caput.<text:tab/>' </text:span><text:span text:style-name="T22">'<text:tab/>•'</text:span></text:p>
      <text:h text:style-name="Heading_20_2" text:outline-level="2">Cap. IV.</text:h>
      <text:p text:style-name="P152"><text:span text:style-name="T47">Graciliores majorem</text:span><text:span text:style-name="T22"> rarioremque </text:span><text:span text:style-name="T47">multo,<text:line-break/>vehementiorem paulo. Atque natura sic disterunt.</text:span></text:p>
      <text:p text:style-name="P6"><text:span text:style-name="T22">Accipiendi hic etiam absque ullo affectu alio graciles;<text:line-break/>nam si ex converso temperamento, vel facultate, vel ex<text:line-break/>alio affectu graciliores facti sint, pulsuum composita immu-<text:line-break/>tatio erit, non vero ex una gracilitate. At gracilitas, quia<text:line-break/>sua sponte sola magis regiones arteriarum dilatat, atque le-<text:line-break/>viora iinposita corpora reddit, magnitudinem pulsibus non<text:line-break/>contemnendam conciliati </text:span><text:span text:style-name="T22">, </text:span><text:span text:style-name="T22">Atqui ubi pari relictu usu cre-<text:line-break/>scit magnitudo, hic rariores necesse est pulsus fiant, id-<text:line-break/>que tanto quanto scllicet sint majores; majores vero erant<text:line-break/>inulto , proinde rariores etlarn multo erunt; at vehementio-<text:line-break/>res hoc invenientur, quo tangentibus per subtiliora occur-</text:span></text:p>
      <text:p text:style-name="P8"><text:span text:style-name="T22">rant corpora. Quamobrem non quod acquisierint uIlam<text:line-break/>contentionem, sed quod magis, quam obtinent, produnt,<text:line-break/>tales videntur esse. De celeritate et tarditate nihil hic me-<text:line-break/>mini, quod neutram de his gracilitati acceptam reserat, sed<text:line-break/>perinde habeant ut crassiores, quum illis robore et usu re-<text:line-break/>spondeant. De aetatibus deinceps in hunc modum est scri-<text:line-break/>ptum.</text:span></text:p>
      <text:h text:style-name="Heading_20_2" text:outline-level="2">Cap. V.</text:h>
      <text:p text:style-name="P152"><text:span text:style-name="T47">Porro pro aetatibus hoc pacto immutantur^<text:line-break/>Infantis pulsus creberrimus esi; rarijsimus fenis- omnes<text:line-break/>qui inter hos intercedunt, proportionem servant, prout<text:line-break/>vel ad puerum, vel ad senem propius accedant• celerri-<text:line-break/>mus item pueri pulsius, senis tardijsimus • reliquarum ae-<text:line-break/>tatum puljus ambigunt inter hos , at senex a puero longe<text:line-break/>magis raritate - quarn celeritate distat. Jn vehementiae<text:line-break/>et magnitudinis dijscrentia maximus esi, ut in aetatibus,<text:line-break/>Pulsus juvenum- minimus fenum- medius et paulo major</text:span></text:p>
      <text:p text:style-name="P8"><text:span text:style-name="T47">kvytp, ya </text:span><text:span text:style-name="T14">,νυν </text:span><text:span text:style-name="T14">§η</text:span><text:span text:style-name="T3"> </text:span><text:span text:style-name="T3">προκειμένης ἡμιν πρα/ματείας μηκἑτι<text:line-break/>τῶν εισα/ομένων </text:span><text:span text:style-name="T3">στοχαξομενης, </text:span><text:span text:style-name="T3">ἀλλ’ </text:span><text:span text:style-name="T3">ἅπαν </text:span><text:span text:style-name="T3">τὸ άληθὲς ἐκδι-</text:span></text:p>
      <text:p text:style-name="P10"><text:span text:style-name="T47">pulsas puerorum. </text:span><text:span text:style-name="T47">Jam vehementifsimus </text:span><text:span text:style-name="T47">juvenum, langui-<text:line-break/>dijsirnus sonum; medius esi </text:span><text:span text:style-name="T47">inter </text:span><text:span text:style-name="T47">hos puerorum pulsas.</text:span></text:p>
      <text:p text:style-name="P6"><text:span text:style-name="T22">Bifariam crebritatem et raritatem intelligi, aliter ah<text:line-break/>illis, qui et contractionem consumant sentiri, aliter' ab illis,<text:line-break/>qui negant, apertius in libris de differentiis pulsuum dispu-<text:line-break/>tavirnus; et vero etiam lu ipso hoc tironibus descripto libro<text:line-break/>declaratum esu Sane illos volebamus prius lu contractione,<text:line-break/>quasi insensibili, versari- Ac multo quidem tutius est pa-<text:line-break/>riterque commodius, fi lu quietum quantitate ponas genus<text:line-break/>hoc pulsuum; ita enim fiet, ut simul in notitiam exactum<text:line-break/>veniamus rhythmorum; verum quod status, qui crebri, vel<text:line-break/>rari pulsus sunt auctores, fere talem eum utrique huic se-<text:line-break/>ctae repraesentant, erit causae etiam utrique assignatio com-<text:line-break/>munis. At praestiterit, ut eam ad veritatem reducamus,<text:line-break/>hancque in hoc fermone sectemur</text:span><text:span text:style-name="T22">; </text:span><text:span text:style-name="T22">quandoquidem proposi-<text:line-break/>tum opus minime ad tirones dirigitur, scd plane docet ve-</text:span></text:p>
      <text:p text:style-name="P8"><text:span text:style-name="T3">πλεοναξοντο; ἐν ἐπικτητω θερμότηη, </text:span><text:span text:style-name="T14">τουτο εν.</text:span><text:span text:style-name="T3"> τῆς διά </text:span><text:span text:style-name="T14">το</text:span></text:p>
      <text:p text:style-name="P10"><text:span text:style-name="T22">rum. Ergo quum calore pueri non pauco praediti sint,<text:line-break/>substantiam quoque, quae refrigeret illum, non paucam re-<text:line-break/>quirunt; quapropter magnis egent pulsibus. Quia vero hu-<text:line-break/>mores etiam exhauriunt quamplurimos (quippe qui illis non<text:line-break/>ad nutrimentum modo, verum etiam ad incrementum sup-<text:line-break/>petant) necessario lu conficiendis iis contrahent per totum<text:line-break/>corpus vaporosorum et ut </text:span><text:span text:style-name="T22">ita </text:span><text:span text:style-name="T22">dicam suliginosorum acervum<text:line-break/>excrementorum; itaque etiam desiderant maximas arteria-<text:line-break/>rum contractiones. Et vero etiam animalis spiritus non<text:line-break/>tantum nutriri substantiam oportet, sicut in adultis, sed una<text:line-break/>etiam cum instrumentis augeri; itaque vel hoc nomine majo-<text:line-break/>res distentiones flagitabunt. Adeoque usus contractionis ar-<text:line-break/>teriarum in infantibus aequat pene usum distentionis; etenim<text:line-break/>sunt plurima excrementa, itaque majorem quaerunt con-<text:line-break/>tractionem. Calor autem , ut non sit omnino copiosissimus,<text:line-break/>at quod augeatur animalis spiritus , aequat in illis distentio-</text:span></text:p>
      <text:p text:style-name="P8"><text:span text:style-name="T22">nis usum er, quem postulat plurimus calor:- quo enim juve-<text:line-break/>nibus cedunt exuperantibns adventitio calore, hoc </text:span><text:span text:style-name="T22">usu,<text:line-break/></text:span><text:span text:style-name="T22">quem imponit spiritus, resarcitur. Maximum ergo simul-<text:line-break/>que celerrimum pueri utrunque motum requirunt; sicque<text:line-break/>infra usum est functio in iis, nam licet quam maxime ce-,<text:line-break/>leres sint et magni</text:span><text:span text:style-name="T22">, </text:span><text:span text:style-name="T22">non satis tamen faciunt usui; quare hic<text:line-break/>crebris opus motibus esu In senibus plane contra habet;<text:line-break/>calor paucus, cui </text:span><text:span text:style-name="T47">par est</text:span><text:span text:style-name="T22"> generatio suligluosorum excremen-<text:line-break/>torum ; spiritusque animalis nutritio; jure habent;ergo con-<text:line-break/>trarios illis pulsus parvos, turdos, raros. Hic meminisse ,<text:line-break/>oportet eorum, quae in secundo libro De pulsibus digno-<text:line-break/>scendis diximus; ut quo adducti errore intelligamus com-<text:line-break/>plures medici puerorum pulsus putaverunt parvos esse, ta-<text:line-break/>metsi surt magni, si cum magnitudine eos arteriarum com-<text:line-break/>pares; parui, si ex prima specie aestimes, id est si quantita-<text:line-break/>tem tantum distentionis spectes, eam que conferas ad juve-<text:line-break/>num pulsus. Sed tamen non maximos habent pulsus pueri,</text:span></text:p>
      <text:p text:style-name="P8"><text:span text:style-name="T3">χρείαν τῶν σφνγμῶν </text:span><text:span text:style-name="T14">ον </text:span><text:span text:style-name="T14">μονον πληζονσ&amp;αι</text:span><text:span text:style-name="T3"> τελἑως </text:span><text:span text:style-name="T14">νπο της</text:span></text:p>
      <text:p text:style-name="P10"><text:span text:style-name="T22">ne si ad magnitudinem quidem eos arteriarum perpendas;<text:line-break/>siquidem, quod nec.facultas eorum perveniat ad summum<text:line-break/>robur, et coarctentur etiarnnnm molles arteriarum tunicae,<text:line-break/>multum de maxima distentione detrahitur; nihilominus ta-<text:line-break/>men tantum retinent pulsum, ut medium iuperet. Ac cele-<text:line-break/>ritatem habent parem in distentione et contractione; nam et<text:line-break/>inotus utriusque par usus est, non ut in senibus; quo enim<text:line-break/>minor contractionis usus est quam distentionis, hoc con-<text:line-break/>tractio tardior distentione esu </text:span><text:span text:style-name="T22">Nec </text:span><text:span text:style-name="T22">injuria quidein senes<text:line-break/>minorem habent, quoniam parum omnino, aut nihil ex<text:line-break/>adustis humoribus excrementi provenit, est enim imbecillus<text:line-break/>calor; praeterea, quod non magnopere nutriantur, nec </text:span><text:span text:style-name="T22">ullo<text:line-break/></text:span><text:span text:style-name="T22">modo augeantur. Tamen usus distentionis, etsi non magnus,<text:line-break/>mediocris tamen adhuc senibus manet; etenim ventilari<text:line-break/>oportet innatum </text:span><text:span text:style-name="T22">calorem</text:span><text:span text:style-name="T22">, atque nutriri </text:span><text:span text:style-name="T22">animalem </text:span><text:span text:style-name="T22">spiritum.<text:line-break/>Quia vero </text:span><text:span text:style-name="T22">usus pulsuum </text:span><text:span text:style-name="T22">non </text:span><text:span text:style-name="T22">completur’tantum unilequaqiie<text:line-break/>a </text:span><text:span text:style-name="T22">functione</text:span><text:span text:style-name="T22">, scd et exoletus </text:span><text:span text:style-name="T22">per se </text:span><text:span text:style-name="T22">est omnino, longe magis</text:span></text:p>
      <text:p text:style-name="P8"><text:span text:style-name="T22">lu raritatem immutant pulsus senes quam </text:span><text:span text:style-name="T22">in </text:span><text:span text:style-name="T22">tarditatem;<text:line-break/>quare hic oportet longissimam quietem fieri</text:span><text:span text:style-name="T22">; </text:span><text:span text:style-name="T22">quomodo quum<text:line-break/>non impleretur, praeter quod magnopere augebat, perpe-<text:line-break/>tuos etiam concitabat motus. Nam non solum in infantibus<text:line-break/>non esse auctum ad summum usum generandorum pulsuum,<text:line-break/>verum etiam de maxima distentione, quae compleret forsi-<text:line-break/>tan una usum, non parum discessisse ante demonstravimus,<text:line-break/>quum tantum detrahi diceremus quantum facultas a summo<text:line-break/>robore absit, ac degraventur coarctenturque instrumenta,<text:line-break/>quae infantes ex humiditate habent mollia. Sane hoc quo-<text:line-break/>que diximus supra, iusirmnentoruin mollitiem, quae remota<text:line-break/>est a compressione, nec gravatus-, vel coarctatur, referre<text:line-break/>ad pulsuum magnitudinem; quae vero his conjuncta est, ad<text:line-break/>parvitatem, praecipue si robore facultas deficiatur. At<text:line-break/>quantum lenam pulsus ex puerorum degeneravit crebritate<text:line-break/>iu raritatem, tantumdem prope motus contractionis in, far- .<text:line-break/>dilatem ex celeritale. Nec obscura est causa, siquideir; </text:span><text:span text:style-name="T47">fe-</text:span></text:p>
      <text:p text:style-name="P8"><text:span text:style-name="T3">πολΰ μᾶλλον </text:span><text:span text:style-name="T3">ἐν </text:span><text:span text:style-name="T3">τῆ μελλονση γράφεσθαι πραγμαίείφ. ούκ ἄδη-<text:line-break/></text:span><text:span text:style-name="T22">mel usum contractionis exoletum esse recte docuimus lu iis<text:line-break/>aetatibus, non tamen distentionis usus periit totus; nam<text:line-break/>hoc etiam tradidimus; quo minus est lu hac tardus motus<text:line-break/>quam lu contractione; atqui hanc tiro solam poterat digno-<text:line-break/>lcere. Probe ergo dictum est; </text:span><text:span text:style-name="T47">senex </text:span><text:span text:style-name="T47">a </text:span><text:span text:style-name="T47">puero longe magis<text:line-break/>raritate quam celeritate disiiit.</text:span><text:span text:style-name="T22"> Jam omne declaratum<text:line-break/>est, quod deficiebat huic ipsi differentiae; praeterea, quod<text:line-break/>mutationi rhythmorum pro aetatibus; quos (quoniam obscu-<text:line-break/>riorem esse sermonem quam qui tironibus accommodatus<text:line-break/>esset, arbitratus sum) non attigimus. Nam nt de crebritate,<text:line-break/>ita de rhythmis exiterunt duae </text:span><text:span text:style-name="T47">suctae; </text:span><text:span text:style-name="T22">una prorsus negabat<text:line-break/>fontiri contractionem, quae distentionis tempus comparat<text:line-break/>cum toto reliquo, quod non tantum constat ex contractione;<text:line-break/>fed ex binis etiam quietibus; altera sentiri contendebat, ac<text:line-break/>rhythmos in motuum temporibus ponebat. Haec quanto<text:line-break/>secta ,sit perfectior et utilior ad praesagiendum, clarius in<text:line-break/>proxima lucubratione aperiemus; nec tamen nunc obscurum</text:span></text:p>
      <text:p text:style-name="P7"><text:span text:style-name="T14">Κιφ. στ</text:span><text:span text:style-name="T14">. </text:span><text:span text:style-name="T47">Kitxa</text:span><text:span text:style-name="T22"> </text:span><text:span text:style-name="T3">δὲ τάς ῶρας, ήρος </text:span><text:span text:style-name="T14">μέν</text:span><text:span text:style-name="T3"> τὰ μέσα<text:line-break/></text:span><text:span text:style-name="T22">est</text:span><text:span text:style-name="T3">, </text:span><text:span text:style-name="T22">nisi obiter superiora et negligenter attendisti; nam ex<text:line-break/>iisdem etiam differentiae rhythmorum pro aetatibus, a qua<text:line-break/>proficiscuntur causa, nullo negotio invenias. Quum enim<text:line-break/>utriusque motus plurimus infantibus usus sit, minimus seni-<text:line-break/>bus et omne interpositum., tempus aetatum utrunque usum<text:line-break/>exolvat, magis tamen contractionis, rationi consonum est,<text:line-break/>ut, quantum </text:span><text:span text:style-name="T47">a pueris</text:span><text:span text:style-name="T22"> recedant ad senes, tanto semper<text:line-break/>utrunque motum habeant tardiorem, magis autem contra-<text:line-break/>ctionis. Ex his nufcuntur differentiae rhythmorum pro ae-<text:line-break/>tatibus , . de quibus latius, lu Commentariis De praesagitione<text:line-break/>ex pulsibus agemus. Jam etiam quamobrem vehementissi-<text:line-break/>mus sit juvenum pulsus, senum contra languidissimus, in<text:line-break/>aperto est; juvenibus enim validissima facultas est, senibus<text:line-break/>vero debilissima. Eadem etiam estis in aetatibus ratione,<text:line-break/>pro robore earum vel imbecillitate pulsus remissione, et ve-<text:line-break/>hementia disserent.</text:span></text:p>
      <text:h text:style-name="Heading_20_2" text:outline-level="2">Cap. VI.</text:h>
      <text:p text:style-name="P152"><text:span text:style-name="T47">Pro anni temporibus. Medio vere pulsus</text:span></text:p>
      <text:p text:style-name="P8"><text:span text:style-name="T47">ovill</text:span><text:span text:style-name="T22"> </text:span><text:span text:style-name="T3">ούτως </text:span><text:span text:style-name="T3">άμνδροὶ χειμῶνος </text:span><text:span text:style-name="T14">ώς φέρους, </text:span><text:span text:style-name="T47">sttsi </text:span><text:span text:style-name="T14">ηττον χίΐμώνος'</text:span></text:p>
      <text:p text:style-name="P19"><text:span text:style-name="T47">maximi siunt et vehementisiirni</text:span><text:span text:style-name="T14">, </text:span><text:span text:style-name="T47">ut in temporiH.. ; celeri-<text:line-break/>tate et crebritate moderatio pari modo medio autumno'<text:line-break/>progrediens autem ver nonnihil de magnitudine et vehe-<text:line-break/>mentia detrahit, Jed auget celeritatem atque crebritatem-<text:line-break/>tandemque ineunte sam aestate languidi., parvi,- celeres<text:line-break/>crdbrique siunt,-- Autumni progrejsus cuncta imminuit,<text:line-break/>riagnitudinem, vehementiam, celeritatem, crebritatem-<text:line-break/>ita ineunte hieme in parvitatem convertuntur et remis-<text:line-break/>sionem et tarditatem et</text:span><text:span text:style-name="T22"> raritatem. </text:span><text:span text:style-name="T47">Respondet autem<text:line-break/>initium veris sini autumni, illius sinis initio hujus- ae-<text:line-break/>statis item principium suo,</text:span><text:span text:style-name="T22"> et </text:span><text:span text:style-name="T47">principium hiemis suo sini.<text:line-break/>Proinde</text:span><text:span text:style-name="T22"> quae </text:span><text:span text:style-name="T47">pari spatio a media aestate et media hiemo<text:line-break/></text:span><text:span text:style-name="T47">in </text:span><text:span text:style-name="T47">utranque partem deflexerunt similiter</text:span><text:span text:style-name="T22"> variant.- </text:span><text:span text:style-name="T47">Porro<text:line-break/>media aesias partim convenit ciim media hieme, partim<text:line-break/>dijsidet; nam parvi utrdbiqrir. et languidisiunt •, scd cele-<text:line-break/>res atque crebri aestate', tardi rarique hieme- -non peri,<text:line-break/>inde tamen par-vi </text:span><text:span text:style-name="T47">aesiate, </text:span><text:span text:style-name="T47">.ut hierne, scd aestate minus</text:span><text:span text:style-name="T47">sc<text:line-break/></text:span><text:span text:style-name="T47">isP/, tJ</text:span><text:span text:style-name="T14">/Ί </text:span><text:span text:style-name="T47">/nvmr&gt; IrnsmriA,<text:tab/>nartfilo</text:span><text:span text:style-name="T22"><text:tab/>7_</text:span></text:p>
      <text:p text:style-name="P7"><text:span text:style-name="T47">siiyscot xal eqoSpoi </text:span><text:span text:style-name="T14">χίνήσονται,</text:span><text:span text:style-name="T3"> διὰ τοΰ πρῶτον </text:span><text:span text:style-name="T14">δίδηΚωται</text:span></text:p>
      <text:p text:style-name="P10"><text:span text:style-name="T22">Qua- accidunt ex temporibus, in tres reseruntur hasce<text:line-break/>causas, lu usum, facultatem et instrumenta. Nam prout iu<text:line-break/>iis haec singula variant, mutantur pulsus. Ac medio vere<text:line-break/>status aeris nos arnplectentis temperatissimus est, itaque cor-<text:line-break/>pora etiam sunt salubria. Hoc enim semper memoria tenen-<text:line-break/>dum est, hoc tempore prae caeleris, a quibus vivens afficitur,<text:line-break/>facultatem robusiissimam esse er calorem temperatissimum et<text:line-break/>etiam instrumenta lu summa medioeritate esse </text:span><text:span text:style-name="T22">, </text:span><text:span text:style-name="T22">quod nec<text:line-break/>humiditate immodica madeant, nec siccitate squalleant, ne-<text:line-break/>que veluti rigeant gelu, ac congelascant, neque calore quasi<text:line-break/>remittantur languescantque. ' Unde et pulsus corporibus<text:line-break/>, quidem optime comparatis maximi et vehernentissimi fiunt.<text:line-break/>Nam in illis pulsuum pro aetatibus, temporibus, regionibus<text:line-break/>et id genus aliis- mutationes prodidisse litteris medicos de-<text:line-break/>clarari, ut alia loca ne citem, «ni secundo libro De pulfibus<text:line-break/>dignoscendis; itemque eos, qui ejus,status sunt,, magnos esse<text:line-break/>edituros et vehementes pulsus, • in primo libro docuimus.</text:span></text:p>
      <text:p text:style-name="P8"><text:span text:style-name="T3">ισχνροτέρα </text:span><text:span text:style-name="T3">μὲν </text:span><text:span text:style-name="T3">ὴ </text:span><text:span text:style-name="T14">δύναμις,</text:span><text:span text:style-name="T3"> πλήν ούκ εις τοσοῦτον εις ο'σον</text:span></text:p>
      <text:p text:style-name="P10"><text:span text:style-name="T22">Siquidem hi facultati validae peculiares Eunt t. moderato<text:line-break/>usui lustrumentisque naturali lege constitutis. Nam fi quid<text:line-break/>mediocritatem usus excedat, non magni solum et vehemen-<text:line-break/>tes, scd et celeres fient. Si vero longius excedant, ut usum<text:line-break/>jam actio non compleat, illico mutatio addetur in </text:span><text:span text:style-name="T47">crebrita-<text:line-break/>tem.</text:span><text:span text:style-name="T22"> Quia vero usus est moderatus, non tendunt, nec ad<text:line-break/>celeritatem nec ad crebritatem. At enim adjecimus ora-<text:line-break/>tioni, ut in temporibus, recte sane. Neque enim .simpliciter<text:line-break/>maximi tum atque vehernentissimi fiunt, quum multo aliis<text:line-break/>alii pulsus in naturis vehementiores atque majores repe-<text:line-break/>riantur. Sed si pulsus cum aliis temporibus compares, tales<text:line-break/>medio vere evadunt Nam aestate quidem cresrit usus, </text:span><text:span text:style-name="T38">sed<text:line-break/></text:span><text:span text:style-name="T22">languescit facultas. Quarnobrern aliquatenus decrescit illa<text:line-break/>vehementia simul etmagnitudo; scd tamen haec minus; nam<text:line-break/>quia urget usus, augetur nonnihil; ideinque momentum ce-<text:line-break/>leritati et crebritati non lene adscrt. Contra hieme est ac<text:line-break/>aestate validior facultas, non aeque tamen ac vere; sed</text:span></text:p>
      <text:p text:style-name="P8"><text:span text:style-name="T22">usus remittitur generationis pulsuum. Quare languidiores<text:line-break/>pulsus hieme quam vere sunt et vehementiores quam aesta-<text:line-break/>te, atque veluti medium locum occupant luter utraque tem-<text:line-break/>pora, nempe quod et facultas teneat locum medium. Ve-<text:line-break/>rum fatis sunt parvi, quoniam quum facultas infra summum<text:line-break/>robur est, tum usus insigniter est remissus. Quae ipsa in<text:line-break/>causa remissio est cm simul-turdi et rari fint. Hic rursus<text:line-break/>memoria tenendum est dictum, quod aliquando declarari,<text:line-break/>Hippocratis; usus est enim ejus in mutationibus ex aetati-<text:line-break/>bus, temporibus, regionibus, fletibus omnibusque ejus ge-<text:line-break/>neris , ne me quis cum illo existimet pugnare. Neque enim<text:line-break/>ille absolute dixit: </text:span><text:span text:style-name="T47">Quae augentur, plurimum ha-bent ca-<text:line-break/>lidi,</text:span><text:span text:style-name="T22"> scd, </text:span><text:span text:style-name="T47">innati,</text:span><text:span text:style-name="T22"> addidit, ut qui alterum sciret calidum ac-<text:line-break/>quisititium este, quod plurimum juvenibus suppeditat. Nam<text:line-break/>temperatus est nativus calor; acquifititius autem intemperatus<text:line-break/>et quasi igneus est. Sic etiam. </text:span><text:span text:style-name="T47">Ventres,</text:span><text:span text:style-name="T22"> inquit, </text:span><text:span text:style-name="T47">hieme et<text:line-break/>vere calidistsimi natura sunt.</text:span><text:span text:style-name="T22"> Imo ne hiqnidem calidissimi</text:span></text:p>
      <text:p text:style-name="P20"><text:span text:style-name="T22">galenus tom. tx.</text:span><text:span text:style-name="T38"><text:tab/>T</text:span></text:p>
      <text:p text:style-name="P8"><text:span text:style-name="T22">absolute, sed calore nativo. Aestate paucissimu </text:span><text:span text:style-name="T47">a.</text:span><text:span text:style-name="T22"> hunc ha-<text:line-break/>bent; abundant vero adventitio calore et squalido, qui col-<text:line-break/>liquat potius quam nutriat corpus. Praeterea functiones<text:line-break/>tantum abest ut meliores reddat, ut illae ne aequent qui-<text:line-break/>dem illas, quae in moderato obeuntur. Haec si retinuerint<text:line-break/>lectores, nihil me nec in hac oratione nec in reliquis<text:line-break/>dissidere ab Hippocrate ullus arbitrabitur. Posthac de re-<text:line-break/>gionibus et statibus praescriptum est tironibus. Quae ora-<text:line-break/>tio ex superioribus clara est ac causam habet apertissimam.<text:line-break/>Itaque solum ipsum adscribam caput, quod hoc est</text:span></text:p>
      <text:h text:style-name="Heading_20_2" text:outline-level="2">Cap. VII.</text:h>
      <text:p text:style-name="P152"><text:span text:style-name="T47">Pro regionibus perinde ut pro tempori-<text:line-break/>bus. /n vehementer calidis sicut media aestate. In ma-<text:line-break/>gnopere scLgidis ut media hieme. Jn temperatis ita us<text:line-break/>medio vere. Ad harum pronortionem in iis , quae medium<text:line-break/>locum sunt' Jortitae. Porro aeris nos circumdantis alii<text:line-break/>siatus , qui calidi sunt, calidis temporibus, frigidi frigi-<text:line-break/>dis, medii medio veri respondent.</text:span></text:p>
      <text:p text:style-name="P8"><text:span text:style-name="T3">άμυδρότητα, </text:span><text:span text:style-name="T3">φνλάττονσι δὲ </text:span><text:span text:style-name="T3">βραδύτητα καί άραιότητα.</text:span></text:p>
      <text:h text:style-name="Heading_20_2" text:outline-level="2">Cap. Vlll.</text:h>
      <text:p text:style-name="P152"><text:span text:style-name="T47">Pragnantium majores</text:span><text:span text:style-name="T14">,</text:span><text:span text:style-name="T3"> </text:span><text:span text:style-name="T22">crebriores ceie-<text:line-break/></text:span><text:span text:style-name="T47">rioresque pulsus sunt. Praeterea nihil mutatur.</text:span></text:p>
      <text:p text:style-name="P6"><text:span text:style-name="T22">In praegnantibus praeter usum mutatum priorum ni-<text:line-break/>hil est. Quicunque hic sit, omnino. increscit et augetur;<text:line-break/>quod rnusier non sibi jam soli respiret et pulset, scd soetui<text:line-break/>etiam cogatur. Rationis ergo est ut celeriores et majores<text:line-break/>fint crebrioresque. Nihilo tamen vehementiores sunt, vel<text:line-break/>languidiores, vel duriores, vel molliores, pro ipsa sane con-<text:line-break/>ceptus ratione. Neque enim, ut ex eo, ulla facultatis, vel<text:line-break/>instrumenti, praegnantium lacta mutatio est.</text:span></text:p>
      <text:h text:style-name="Heading_20_2" text:outline-level="2">Cap. IX.</text:h>
      <text:p text:style-name="P152"><text:span text:style-name="T47">Jam siomni</text:span><text:span text:style-name="T22"> etiam </text:span><text:span text:style-name="T47">sint, si quid Aliud, se-<text:line-break/>cundum naturam, qui et ipsi variant pulsus.,, -dum inci-<text:line-break/>piunt, minores, languidiorestardiores raidonesqug red-<text:line-break/>dunt. Dum procedunt, tarditatem pedetentiin augent et<text:line-break/>raritatem, praesertim a cibo •, at majores sunt et vehemens<text:line-break/>tiores. Tandem eum diuturniores fuerint ad remijsionem<text:line-break/>et parvitatem redeunt, tarditatem et raritatem retinent.</text:span></text:p>
      <text:p text:style-name="P10"><text:span text:style-name="T38">T o</text:span></text:p>
      <text:p text:style-name="P8"><text:span text:style-name="T14">ίργαζοντΜ, </text:span><text:span text:style-name="T14">ύΖστ αν</text:span><text:span text:style-name="T3"> ῆμιν ἐφνσιολογειτο τὰ κατὰ τάς ἐν</text:span></text:p>
      <text:p text:style-name="P6"><text:span text:style-name="T22">Quae sit causia, cur concoctiones </text:span><text:span text:style-name="T22">per </text:span><text:span text:style-name="T22">somnum melio-<text:line-break/>res fint non in ventriculo modo, verum etiam in venis, in<text:line-break/>arteriis, lu omni denique animalis habitu, non est hujus<text:line-break/>loci explicare. Neque enim de causa, quaenam illa sit, con-<text:line-break/>venit inter </text:span><text:span text:style-name="T22">omnes </text:span><text:span text:style-name="T22">medicos; equidem hoc in praesentiarum<text:line-break/>de illa breviter dico. Facullas concoctrix se intro per so-<text:line-break/>mnum recipit magis,et in altum; ergo quia intro movetur et<text:line-break/>materiam conficit, primo veluti imbecillior redditur ac<text:line-break/>oneratur, paulo post </text:span><text:span text:style-name="T22">quum </text:span><text:span text:style-name="T22">fluitur alimento, quod conficit,<text:line-break/>roboratur ipsa ac calor crescit animautis, ut qui frigidio -<text:line-break/>res cibos . comederunt, illico frigidiores se animadvertunt,<text:line-break/>multique-adeo </text:span><text:span text:style-name="T22">illorum </text:span><text:span text:style-name="T22">manifeste et </text:span><text:span text:style-name="T22">horrent </text:span><text:span text:style-name="T22">.et rigent„ haud<text:line-break/>multo </text:span><text:span text:style-name="T22">post fiunt calidiores. Proinde si nativus calor </text:span><text:span text:style-name="T22">est, </text:span><text:span text:style-name="T22">qni<text:line-break/></text:span><text:span text:style-name="T22">concoquit cibos, ac </text:span><text:span text:style-name="T22">qui </text:span><text:span text:style-name="T22">huic.praesunt </text:span><text:span text:style-name="T22">motus, </text:span><text:span text:style-name="T22">ut </text:span><text:span text:style-name="T22">ratio </text:span><text:span text:style-name="T22">fuit<text:line-break/>Hippocratis, qui foras.</text:span><text:span text:style-name="T22">tendunt,, vigilias</text:span><text:span text:style-name="T3">ΐ'</text:span><text:span text:style-name="T22">qui intro, </text:span><text:span text:style-name="T22">somnos<text:line-break/>conciliant; facillime - </text:span><text:span text:style-name="T22">rationem </text:span><text:span text:style-name="T47">ac-,</text:span><text:span text:style-name="T22"> naturam .cummentemur</text:span></text:p>
      <text:p text:style-name="P8"><text:span text:style-name="T22">pulsuum juutationis, quae ex somno proficiscitur. Quod si<text:line-break/>qua est alia hujus estectrix facultas, certe quia consensum<text:line-break/>esse traditum est mutuum omnium facultatum, quae animali<text:line-break/>moderantur; sed mirum est, si quid haec facultas naturalis<text:line-break/>consentiat cum illa. Sed hoc si semel admissum sit, roborari<text:line-break/>et debilitari vicissim facultatem, quae pulsum creat, prompte<text:line-break/>expedias causam. Nam quia oneratur illa initio somni at-<text:line-break/>que debilitatur, minores et languidiores pulsus oportet<text:line-break/>existere, at mox ea. roborata, e diverso majores vehe-<text:line-break/>mentioresque. At enim quid simul tardiores et rariores<text:line-break/>fiunt ? Erafistratus quidem causam confert in motuum vo-<text:line-break/>luntariorum quietem, quae idcirco concoquat probe; non<text:line-break/>somnum in causa ponit. Hippocrates ac caeteri, qui ver-<text:line-break/>gere </text:span><text:span text:style-name="T47">calorem intro serunt per samnum,</text:span><text:span text:style-name="T22"> qui quidem medi-<text:line-break/>corum </text:span><text:span text:style-name="T22">ac </text:span><text:span text:style-name="T22">philosophorum sunt plane omnium probatissimi,<text:line-break/>in hujus incrementa et decrementa motusque diversos cau-<text:line-break/>las conserunt. Imminui enim dicunt' ac veluti suffocari.</text:span></text:p>
      <text:p text:style-name="P8"><text:span text:style-name="T14">των</text:span><text:span text:style-name="T3"> </text:span><text:span text:style-name="T3">ούδετερον </text:span><text:span text:style-name="T3">ἁπλῶς </text:span><text:span text:style-name="T3">χρή </text:span><text:span text:style-name="T3">λαλειν, </text:span><text:span text:style-name="T3">οντε ταχύν ουτε βραδΰν,<text:line-break/></text:span><text:span text:style-name="T22">ubi in acervum subito incurrat ingestae materiae; quomodo<text:line-break/>ignem quoque, quum in lignorum ingentem struem incidat.<text:line-break/>Atque ut idem ignis, ubi superior evasit materia, roboratur<text:line-break/>ac in magnitudinem elevaturi sic lunatus calor quumfruatur<text:line-break/>alimento, consectis jam succis, in quos invaserat, copiosior<text:line-break/>quam ante fit et validior. At causas adhuc tarditatis et ra-<text:line-break/>ritatis non expedivimus, imo vero aliter me judice res ha-<text:line-break/>bet. Quando dormientibus motus caloris, qui suras tenuit,<text:line-break/>imminutus est, viget autem qui intro, contractionem opor-<text:line-break/>tet celeriorem fieri, distentionem vero tardiorem. Ac sic<text:line-break/>quidem manifesto fit. Qui contractionem non assequuntur<text:line-break/>arteriarum, sed discernunt ex sola distentione pulsus, hi<text:line-break/>tardum absolute volunt dormientium pulsum esse, llle au-<text:line-break/>tem absolute non est tardus , sed altera ex parte tardus, to-<text:line-break/>tus non tardus potius quum celer. Nam cujus tarda dis-<text:line-break/>tentio et celeris est contractio, is neutro horum nominum<text:line-break/>appellandus est, nec celer nec tardus, sed sunt dllliguerrdae</text:span></text:p>
      <text:p text:style-name="P8"><text:span text:style-name="T22">ejus partes. Quod in respiratione ferit Hippocrates. Jam<text:line-break/>vero etiam allera sui parte parvus est dormientium pulsus,<text:line-break/>siquidem plurimum contrahitur, distenditur autem non plu-<text:line-break/>rirnum, scd quantum contrarius motus necesse habet reddere<text:line-break/>contractioni. Porro arteria in pari semper intervallo mo-<text:line-break/>vetur in contractione ac distentione, nisi quando rhyth-<text:line-break/>mum subito immutet; terminis vero unde proficiscitur et<text:line-break/>quibus finitur variati Nam quum motus, qui intro per-<text:line-break/>git, praepolleat atque prorsus consideat, rursusque inde<text:line-break/>incipiat, qui foras tendit motus, haudquaquam hic disten-<text:line-break/>tionem plurimum producit. Contra quum praepolleat mo-<text:line-break/>tus qui foras concitatur, contrario existeute debili, minime<text:line-break/>tunc ab extremo orditur collapsu lu distentione, ac summam<text:line-break/>tandem magnitudinem assequitur. Quumque inde coeperit<text:line-break/>denuo qui intro fertur motus, finem contractionis, unde in-<text:line-break/>cepit distendi, facit. Ita quum sarit semper veluti motuum<text:line-break/>quendam orbem, modo intro magis, uiodo foras fertur,</text:span></text:p>
      <text:p text:style-name="P8"><text:span text:style-name="T14">5ον ηδη</text:span><text:span text:style-name="T3"> το σνμπαν νπνων πέρι, σαφηνείας δ’ ἔνεκα<text:line-break/>προσκείσεται </text:span><text:span text:style-name="T3">το νπολοιπον. </text:span><text:span text:style-name="T14">ο σφνγμοζ ό</text:span><text:span text:style-name="T3"> τῶν κοιμωμένων</text:span></text:p>
      <text:p text:style-name="P6"><text:span text:style-name="T22">Quamobrem qui duntaxat distentionem sentiunt; his pulsus<text:line-break/>necesse est in somnis parvus et tardus rideatur, lisdem ne-<text:line-break/></text:span><text:span text:style-name="T22">, </text:span><text:span text:style-name="T22">cesse est ut imperitioribus lu dignoscendo pusillam partem<text:line-break/>conspici motus distentionis et sugere maximam. Quippe in<text:line-break/>eo motu arteriarum internos motuum terminos ne exercr-<text:line-break/>tatissimi quidem attendunt, scd contractionis hos finis sugit<text:line-break/>et principium distentionis. Quo magis imperitos immensam<text:line-break/>partem motus praeterire par est, totam prope contractionem<text:line-break/>et partem non mediocrem distentionis. Quae autem pars<text:line-break/>motus </text:span><text:span text:style-name="T47">lateat,</text:span><text:span text:style-name="T22"> quam non sentiat, qui tangunt, ea quum ad-<text:line-break/>jungatur ad tempus quietum,. speciem praebet pulsus rari;<text:line-break/>tainessi re vera dormientium pulsus nihilo rarior sit; ut nec<text:line-break/>respiratio.; sed aperte etiam in hac expiratio, quae cum .<text:line-break/>efflatione fiat, major est; quietis tempori nullum accedit in-<text:line-break/>cremeutum. Explicavi jam summam fere de fomnis; tamen<text:line-break/>quo res clarior sit, addam reliquum. Pulsus dormientium</text:span></text:p>
      <text:p text:style-name="P7"><text:span text:style-name="T47">vov</text:span><text:span text:style-name="T22"> </text:span><text:span text:style-name="T3">ύπάρχει </text:span><text:span text:style-name="T47">stovov nsos </text:span><text:span text:style-name="T14">τουί</text:span><text:span text:style-name="T3"> ζῶντας, ὴ περὶ τήν τροφήν<text:line-break/></text:span><text:span text:style-name="T22">lu externa quidem quiete similes sunt vigilantium pulsibus,<text:line-break/>in interna vero permultum videntur distere, quia terminos<text:line-break/>internos motuum non assequitur noster sensus; fed tum mi-<text:line-break/>nor est tum languidior quam pulsus vigilantium, praeser-<text:line-break/>tim a principio statiin. Nam postea magnitudo ei quaedam<text:line-break/>et vehementia adjungitur et jam turdus in distentionibus est,<text:line-break/>in contractionibus velox, et in summa intro magis movetur.<text:line-break/>Quare si vehementem iu contractionibus eum dicas, nihil erres.<text:line-break/>Etenim excrementum succorum consectorum’veluti fuligino-<text:line-break/>surn excernere arteria per somnos, quod copiosius tum colle-<text:line-break/>ctum sit, vehementius avet; unde motus, qui intro fertus,<text:line-break/>vel hoc nomine praepollet At vero ubi absolute succi con-<text:line-break/>fecti suntsi in somno homo permaneat, immoderatus erit uti-<text:line-break/>que talis somnus. Motus autem merito sit uterque minor, tar-<text:line-break/>dus, imbecillus, rarus. Somnus enim (quod vel ex poetis au-<text:line-break/>dias) mortis est frater. Una illi haec convenit cum xiven-<text:line-break/>tibus, consectio alimenti. Reliqua mortuis sunt similia.</text:span></text:p>
      <text:p text:style-name="P7"><text:span text:style-name="T22">non videre, non audire, nihil lutelligere, vel cogitare, vel<text:line-break/>loqui, vel sentire, ratione carere, prostratum esse. Et vero<text:line-break/>quid aliud, si illud unum quod commune adhuc cum viven-<text:line-break/>tibus habet, sit ablatum, nisi recte via ad mortem dicatur ?<text:line-break/>Jam etiam primum esse et nativum caloris motum, quum fo-<text:line-break/>ras et extra feipsurn movetur, secundum, quum intro et in<text:line-break/>seipsum, qui propter nutrimentum comparatus est, id jam<text:line-break/>pridem multis locis diximus- Qui ubi non amplius in nu-<text:line-break/>trimento detineatur, neque proprium suum motum, quo fer-<text:line-break/>tur foras, repetat, fed otiosus sit utrinque, habet tum certe<text:line-break/>imaginem mortis exolviturque ejus contentio, unde oritur<text:line-break/>languidus pulsus; dissolvitur porro motus, quam ob rem<text:line-break/>parvus et tardus et etiam rarus fit. Quod si increscat etiam<text:line-break/>atque etiam parvitas, tarditas raritasque, propemodum ni-<text:line-break/>hil movebitur, at haec mors erat. Habes omnia de su-<text:line-break/>•mnis. Quauquam praeterea Archigenes plenissimos, dicat<text:line-break/>.pulsus in somnis rideri, Apolloindes maxime vacuos, mihi</text:span></text:p>
      <text:p text:style-name="P7"><text:span text:style-name="T47">pol </text:span><text:span text:style-name="T14">τοΐς</text:span><text:span text:style-name="T3"> μὲν </text:span><text:span text:style-name="T3">οντω </text:span><text:span text:style-name="T3">μεταπίπτονσιν ἑναργέστατα </text:span><text:span text:style-name="T14">φαίνονται,</text:span></text:p>
      <text:p text:style-name="P10"><text:span text:style-name="T22">videtur de his non producere orationem, quum in superio-<text:line-break/>ribus lucubrationibus falso hoc probaverimus genus pulsuum<text:line-break/>inductum ab Herophili successoribus esse, sicut multa alia.<text:line-break/>Neque quicquam habet admirationis, si in re, quae plane<text:line-break/>discerni nequit, inter se Archigenes et Apollonides dissi-<text:line-break/>deant. Neque enim communis sensus affectum, sed suas<text:line-break/>utefque opiniones scripsit.</text:span></text:p>
      <text:h text:style-name="Heading_20_2" text:outline-level="2">Cap. X.</text:h>
      <text:p text:style-name="P152"><text:span text:style-name="T47">Qui expergiscuntur, e vestigio pulsus ma-<text:line-break/>gnos, vehementes, celeres , crebros et cum quadam vibra-<text:line-break/>tione habent; qui mox mediocritatem ajsequuntur.</text:span></text:p>
      <text:p text:style-name="P6"><text:span text:style-name="T22">Non perinde in somnum incidimus vigiles; ac ex so-<text:line-break/>mno evigilamur, quod hoc fere subito, illud omnino pede-<text:line-break/>tentirn fiat. Etenim turbulenta insomnia, vel si quis voci-<text:line-break/>feretur, perstrepat, tangat dormientem, celerem et subita-<text:line-break/>neam concitat mutationem. Quocirca pulsus illos, quos<text:line-break/>commemoravimus, qui ni eum modum immutantur, cla</text:span><text:span text:style-name="T3">-ι</text:span></text:p>
      <text:p text:style-name="P21"><text:span text:style-name="T47"><text:tab/> <text:tab/><text:tab/><text:tab/> <text:tab/><text:tab/> — -----<text:tab/>g </text:span><text:span text:style-name="T47">’<text:tab/>-<text:line-break/></text:span><text:span text:style-name="T3">γαστέρα τῶν </text:span><text:span text:style-name="T14">υπνων </text:span><text:span text:style-name="T47">ytvopsvow,</text:span><text:span text:style-name="T22"> </text:span><text:span text:style-name="T3">αύτάρκως δ’ ὰπολαύσαντος</text:span></text:p>
      <text:p text:style-name="P6"><text:span text:style-name="T22">rissime perripiunt. Nec tamen </text:span><text:span text:style-name="T22">lu </text:span><text:span text:style-name="T22">aliis, qui, motu lunati<text:line-break/>caloris foras progrediente, excitati sunt, fugiunt exercita-<text:line-break/>los. Nam somnus incidit, quum nativus calor aut ex fati-<text:line-break/>gatione et nimia siccitate ad alimentum fe convertat, aut ob<text:line-break/>immodicam hurniditatem foras nequeat progredi. Quorum<text:line-break/>est salubris primus et naturalis, alter quem memoravimus<text:line-break/>veluti somnus, qui est in comatibns et lethargis. Cui op-<text:line-break/>posita est phrenitidum et vigiliarum praeter naturam vigi-<text:line-break/>lantia,; ubi supra modum siccatus nativus calor est et quasi<text:line-break/>ignitus, atque idcirco .foras quoque movetur immodice. Sed<text:line-break/>affectus praeter naturam, quos nec vigilantiam nec somnum,<text:line-break/>fed vigilias et conlata potius voces</text:span><text:span text:style-name="T22">, </text:span><text:span text:style-name="T22">relinquam in praesenti.<text:line-break/>At somni naturales simulque vigilantiae ita, quomodo ante<text:line-break/>diximus, gignuntur. Nam quum indigeat, simulque deside-<text:line-break/>ret naturalis animalium calor copiosam hunriditatem, ideo-<text:line-break/>que lu viscera conveniat et ventrem, fit somnus; qui simul</text:span></text:p>
      <text:p text:style-name="P8"><text:span text:style-name="T14">Ιηποκρκτης εν τ&lt;5</text:span><text:span text:style-name="T3"> περὶ τῶν ἅρθρων </text:span><text:span text:style-name="T14">ίίπων,</text:span><text:span text:style-name="T3"> διαφέρὲι </text:span><text:span text:style-name="T14">μέντοι<text:line-break/></text:span><text:span text:style-name="T22">atque </text:span><text:span text:style-name="T22">ea </text:span><text:span text:style-name="T22">satis fruitus est, ut naturalem jam qualitatem re-<text:line-break/>cuperaverit, expergiscuntur; quo quidem tempore illae<text:line-break/>conversiones nullo modo citra vim aliquam fiant. Nam in<text:line-break/>alimento concoquendo quia succrescit humiditas vaporosa<text:line-break/>large quum lu ipsa cute, tum in poris, corporibusque ad<text:line-break/>externam superficiem usque interpositis omnibus, non per-<text:line-break/>inde jam calori proclivis est ad externa motus. Quare ut<text:line-break/>hanc discutiat removeatque et meatus repurget et etiam<text:line-break/>corpus undequaque sibi penetrabile reddat, postulat primos<text:line-break/>vehementes atque violentos motus. Quod ubi perspicabile<text:line-break/>purumque reddidit, mediocritatis naturalis recordatus. Hinc<text:line-break/>pulsus illico experrectis ex somno magni et vehementes et<text:line-break/>celeres eduntur. Praeterea ob motus vim nonnihil vi-<text:line-break/>brantur. Paulo post ad nativam’ mediocritatem revertun...<text:line-break/>tur. . Deinceps tironibus scripsimus de corporis adventitiis •<text:line-break/>habitudinibus, quas </text:span><text:span text:style-name="T3">σχεσεις </text:span><text:span text:style-name="T22">nos Hippocratem secuti appella-<text:line-break/>mus, qui in libro De articulis dixit, </text:span><text:span text:style-name="T47">Caeterum reseri</text:span></text:p>
      <text:p text:style-name="P22"><text:span text:style-name="T75">r</text:span><text:span text:style-name="T38"><text:tab/></text:span><text:span text:style-name="T38">t</text:span></text:p>
      <text:p text:style-name="P10"><text:span text:style-name="T47">etiam </text:span><text:span text:style-name="T47">nonnihil </text:span><text:span text:style-name="T47">corporis </text:span><text:span text:style-name="T47">habitudo.</text:span><text:span text:style-name="T22"> </text:span><text:span text:style-name="T22">Ac pulsus nos utraque<text:line-break/>illarum maxime conspicuos prodemus, quorum facile nunc<text:line-break/>sit adjungere causas ex commemoratis: nam quae de natu-<text:line-break/>ralibus differentiis corporis tradita sunt, eadem dicentur de<text:line-break/>adventitiis. Quo brevior </text:span><text:span text:style-name="T22">ero</text:span><text:span text:style-name="T22">, solumque ipsum illinc ca-<text:line-break/>put subjiciendarum causa rerum huc transferam, quod ita<text:line-break/>habet</text:span></text:p>
      <text:h text:style-name="Heading_20_2" text:outline-level="2">Cap. XI.</text:h>
      <text:p text:style-name="P152"><text:span text:style-name="T47">Ascititiae habitudines corporis perinde<text:line-break/>pulsas, ut naturales immutant, diiizm gracilis natura si<text:line-break/>quadratus evaserit, huic, qui talis natura esi, ajsimilern<text:line-break/>pulsum habet. Sin quadratus suctus gracilis sit, ajsirni-<text:line-break/>lem gracilibus natura. Constat autem gracilitatis et qua-<text:line-break/>drati corporis citra facultatis immutationem, aesiimarulam<text:line-break/>dijsierentiam ejse; itaque in omnibus aliis, ut unum id<text:line-break/>tantum ubique de quo in praesenti disputemus mutetur.<text:line-break/>Quae diximus de quadratis, eadem etiam </text:span><text:span text:style-name="T47">de </text:span><text:span text:style-name="T47">corpulentis</text:span><text:span text:style-name="T22"> </text:span><text:span text:style-name="T22">a<text:line-break/></text:span><text:span text:style-name="T47">nobis ejse dicta putandum esi, nisi quod magis sunt </text:span><text:span text:style-name="T47">in-<text:line-break/>tensa.</text:span></text:p>
      <text:p text:style-name="P7"><text:span text:style-name="T3">ί</text:span></text:p>
      <text:p text:style-name="P6"><text:span text:style-name="T22">In eum illic modum de habitudinibus corporis disse-<text:line-break/>ruimus. Apposuimus itidem de temperamentis; caput<text:line-break/>etiam hic memoriae gratia satis est adscripfisse. Est autem<text:line-break/>hoc.</text:span></text:p>
      <text:h text:style-name="Heading_20_2" text:outline-level="2">Cap. XII.</text:h>
      <text:p text:style-name="P152"><text:span text:style-name="T47">Jam etiam temperamenta corporis asici-<text:line-break/>titia pulsus ea proportione, mutant, qua naturalia tempe-<text:line-break/>ramenta.</text:span></text:p>
      <text:p text:style-name="P6"><text:span text:style-name="T22">Scilicet ad eundem hic modum ut de anni temporibus<text:line-break/>diximus; . calida calidis, frigida frigidis assimiles pulsus<text:line-break/>creant. Nam temperamentorum in humiditate et siccitate<text:line-break/>differentia continebatur in habitudinibus corporis; siquidem<text:line-break/>siccis gracilitas, corpulentia est humidis familiaris. Verum<text:line-break/>haec in libris De temperamentis declaravimus. Praeterea<text:line-break/>hoc quoque, corporis duritiem temperamenta sicca rnolli-<text:line-break/>tiem comitari humida. Itaque pulsus his mollis est; illis<text:line-break/>durus*</text:span></text:p>
      <text:h text:style-name="Heading_20_2" text:outline-level="2">Cap. XIll.</text:h>
      <text:p text:style-name="P152"><text:span text:style-name="T47">Nunc alias mutationes, quae, causas</text:span></text:p>
      <text:p text:style-name="P23"><text:span text:style-name="T47">habent non naturales recenjeamus. Exercitationes pri-<text:line-break/>mo quae moderatae Junt vehementes, magnos, celeres,<text:line-break/>crebros pulsus esisicirmt; si multae sint et vires excedant<text:line-break/>laborantis, parvos, languidos, celeres et crebros in summo.<text:line-break/>Nimium immodicae, adeo ut aegre jam scpojsit movere et<text:line-break/>multis interpositis quietibus , aut nihil prorsus postit, scd<text:line-break/>exolutae vires impensa sint, puilsius mire parvos et langui-<text:line-break/>dos tardosque et raros. Quod si ad virium dijsolutionem<text:line-break/>perveniant, puljus creant illis proprios. Quales autem<text:line-break/>excitet puljus facultas quae distsiolvitur, dicemus paulo<text:line-break/>inferius.<text:tab/></text:span><text:span text:style-name="T62">v</text:span></text:p>
      <text:p text:style-name="P6"><text:span text:style-name="T22">Habes caput, quod illo in libro conscripsi. Nunc jam<text:line-break/>addam causam.. Facultas in exercitationibus universam ad-<text:line-break/>hibet contentio nem, unde pulsus vehementes excitantur;<text:line-break/>usus autem increscit, unde magni' celeresque. Hic quan-<text:line-break/>doquidem binis accessionibus augetur, spiritu exhauriendo<text:line-break/></text:span><text:span text:style-name="T47">ei</text:span><text:span text:style-name="T22"> caloris incremento, .ideo etiam, quoniam non satis magni-</text:span></text:p>
      <text:p text:style-name="P8"><text:span text:style-name="T22">tudine illorum et celeritate completur; crebri fiunti At<text:line-break/>quae vires excedunt exercitantis se, efficiunt parvos et lan—<text:line-break/>guidos propter earum imbeclllitatenr; tamen illos quidem<text:line-break/>adhuc, quia urget usus, crebros, at non celerrimos, pro-<text:line-break/>pter iacultatis infirmitatem, sed pro his creberrimos; id-<text:line-break/>que quatenus actio longe usu inferior est. Quod si adeo<text:line-break/>quis cogatur laborare, ut non modo superiores facultate, la-<text:line-break/>bores sint-, fed continenter necesse habeat interquiescere,<text:line-break/>huic refrigeratur universum corpus. Pulsus autem ob<text:line-break/>imbecillam facultatem languidi sunt et parvi, ob frigus<text:line-break/>nec celeres nec crebri. In aperto ratio est, fi memineris<text:line-break/>priorum. .</text:span></text:p>
      <text:h text:style-name="Heading_20_2" text:outline-level="2">Cap. XIV.</text:h>
      <text:p text:style-name="P152"><text:span text:style-name="T47">Balneae calidae, dum sint moderatae,<text:line-break/>pulsus creant magnos, celeres, crebros, vehementes. Im~.<text:line-break/>modicae parvos et languidos, tamen adhuc celeres ac cre-<text:line-break/>bros. Quod si hio relinquantur, parvos, languidos, tar-<text:line-break/>dos atque raros.</text:span></text:p>
      <text:p text:style-name="P24"><text:span text:style-name="T38">GAurNus </text:span><text:span text:style-name="T11">τον. </text:span><text:span text:style-name="T38">ix.<text:tab/>K</text:span></text:p>
      <text:p text:style-name="P7"><text:span text:style-name="T22">Ex balneis, si in tempore utaris, omnino corpus com-<text:line-break/>moditatem aliquam percipit. Nam quum defessi fumus; in-'<text:line-break/>caluimus, fumus refrigerati, exiccati, anxietatem aut tem-<text:line-break/></text:span><text:span text:style-name="T22">periem </text:span><text:span text:style-name="T22">inaequalem sentimus, denique si vacuatione opus fit<text:line-break/>nobis, illas nuo subimus. In illis autem omnibus tempori-.<text:line-break/></text:span><text:span text:style-name="T22">bus </text:span><text:span text:style-name="T22">corpori restituitur mediocritas temperamenti, vires re-<text:line-break/>parantur, opportunus augetur quidam calor, ac pars digeri-<text:line-break/></text:span><text:span text:style-name="T22">tur </text:span><text:span text:style-name="T22">spiritus una cum sudoribus. Quare calidae balneae par<text:line-break/></text:span><text:span text:style-name="T22">est, si’</text:span><text:span text:style-name="T22">sint moderatae, ut ad eum modum mutent pulsum,<text:line-break/></text:span><text:span text:style-name="T22">sicut declaravimus </text:span><text:span text:style-name="T22">immutari, quum </text:span><text:span text:style-name="T22">facultati </text:span><text:span text:style-name="T22">commodatur et<text:line-break/></text:span><text:span text:style-name="T22">augetur </text:span><text:span text:style-name="T22">ufus. Immoderatas planum est facultatem dissol-<text:line-break/></text:span><text:span text:style-name="T22">vere, </text:span><text:span text:style-name="T22">usumque praeter modum intendere; unde fit ut cre-<text:line-break/></text:span><text:span text:style-name="T22">berrimos </text:span><text:span text:style-name="T22">creent; celeres autem perinde ut priores; nisi<text:line-break/></text:span><text:span text:style-name="T22">sune facultas ad </text:span><text:span text:style-name="T22">extremum usum devenerit; nam tum </text:span><text:span text:style-name="T22">qui-<text:line-break/>dem formicantes, quos </text:span><text:span text:style-name="T22">appellant, </text:span><text:span text:style-name="T22">prodibunt. Qucd si </text:span><text:span text:style-name="T22">ab<text:line-break/></text:span><text:span text:style-name="T22">immodicis balneis destiterint </text:span><text:span text:style-name="T22">nec </text:span><text:span text:style-name="T22">laventur amplius, manifev<text:line-break/></text:span><text:span text:style-name="T22">sium est quod et corporis habitus refrigeratus est et facultas</text:span></text:p>
      <text:p text:style-name="P8"><text:span text:style-name="T22">dissoluta. Quamobrem mutatio pulsuum ea existet,. quam<text:line-break/>lu libro primo docuimus excipere facultatis imbecillitatem<text:line-break/>et usus remissionem. Hoc .enim in praesenti satis est fi de-<text:line-break/>monsttrem, quemadmodum ex singulis antecedentibus et ex-<text:line-break/>tremis causas ad primas et praecipuas et continentes vocatas<text:line-break/>mutatio penetret; ut autem ex illis pulsus necessario alteren-<text:line-break/>tur, in primo aperuimus libro.</text:span></text:p>
      <text:h text:style-name="Heading_20_2" text:outline-level="2">Cap. XV.</text:h>
      <text:p text:style-name="P152"><text:span text:style-name="T47">Frigidae balneae illico parvos ac lan-<text:line-break/>guidiores et tardos rarosque pulsus</text:span><text:span text:style-name="T22"> ejsiciunt. </text:span><text:span text:style-name="T47">Postea,<text:line-break/>prout id sit, qttod induxerunt, omnino vel torporem indu-<text:line-break/>cunt , vel roburr (suae torporem intulerunt et 'refrigera-<text:line-break/>runt, parvos et languidiores et tardos rarosque esisiciunt.<text:line-break/>Quae calefecerunt et robur conciliarunt, magnos, vehe-<text:line-break/>mentes, celeritate et crellritate moderatos.</text:span></text:p>
      <text:p text:style-name="P6"><text:span text:style-name="T22">Balneae frigidae e vestigio refrigerant omnino, postea<text:line-break/></text:span><text:span text:style-name="T22">vel </text:span><text:span text:style-name="T22">roborant, vel obruunt facultatem unaque perfrigerant;<text:line-break/>nam id est torporem inducere. </text:span><text:span text:style-name="T22">* </text:span><text:span text:style-name="T22">Itaque et pulsus pro r</text:span><text:span text:style-name="T56">a</text:span><text:span text:style-name="T22">-</text:span></text:p>
      <text:p text:style-name="P8"><text:span text:style-name="T22">tione causarum immutantur. Quod vero non poterat tum<text:line-break/>tironibus explicari, id nunc declarabo. In frigida lotione<text:line-break/>arteriarum motus plus lutro quam foras fertur, quod et ca-<text:line-break/>lor illuc iliico magis feratur. Quod si intus arterias posse-<text:line-break/>mus contingere, omnia quae alias in distentionibus animad-<text:line-break/>vertimus, haec in contractionibus hic apparerent, rnagni-<text:line-break/>tudo, celeritas, vehementia; sed hoc quia non potest ulla<text:line-break/>ratione, ab iis, quae in distentionibus percipimus, totos pul-<text:line-break/>sus sic appellamus: parvos, quia multo minor distentio id<text:line-break/>temporis est quam ante; tardos item, quod aperte exsolutus<text:line-break/>est motus; jam raros quoque, quod alii etiam omnes, in<text:line-break/>quibus plus motus intro fertur, tales esse visi sint contra-<text:line-break/>ctionem non scntientibus. Causa ante explicata esu Lan-<text:line-break/>guidos non diximus abfolute, scd scripsimus languidiores,<text:line-break/>qua </text:span><text:span text:style-name="T47">voce</text:span><text:span text:style-name="T22"> parvam mutationem significavimus in remissionem<text:line-break/>effic-</text:span></text:p>
      <text:h text:style-name="Heading_20_2" text:outline-level="2"><text:span text:style-name="T86">Cap</text:span><text:span text:style-name="T22">. XVI.</text:span></text:h>
      <text:p text:style-name="P25"><text:span text:style-name="T47">Cibus largus ; ut etiam gravet saculta-</text:span></text:p>
      <text:p text:style-name="P26"><text:span text:style-name="T3">*<text:tab/></text:span><text:span text:style-name="T22">\<text:tab/><text:tab/> <text:tab/>l<text:tab/>S '<text:tab/>-----<text:tab/></text:span><text:span text:style-name="T47">f,,-,</text:span><text:span text:style-name="T22"> «wv </text:span><text:span text:style-name="T3">«.υγν</text:span></text:p>
      <text:p text:style-name="P10"><text:span text:style-name="T14">εαυτον εξίνρεΐν</text:span><text:span text:style-name="T3"> οπη μὲν άληθεύονσιν, ο'ττη δὲ καί σφάλ-</text:span></text:p>
      <text:p text:style-name="P27"><text:span text:style-name="T22">tem, </text:span><text:span text:style-name="T47">pulsas inaequales atque inordinatos concitat, Ard<text:line-break/>chigenes vult celerior-es quam crebriores. Modicus rna*,<text:line-break/>gnos, celeres, crebros</text:span><text:span text:style-name="T47">, </text:span><text:span text:style-name="T47">.vehementes.' Parcior quam qui<text:line-break/>f atis nutriat non , aeque ac </text:span><text:span text:style-name="T62">;</text:span><text:span text:style-name="T47"> moderatus, caeterum minus<text:line-break/>mutat, neque id diti. ’<text:tab/></text:span><text:span text:style-name="T22">.<text:tab/>j..„</text:span></text:p>
      <text:p text:style-name="P6"><text:span text:style-name="T22">Quum possimus lu singulis capitibus </text:span><text:span text:style-name="T22">lioc </text:span><text:span text:style-name="T22">in libro prae-<text:line-break/>scriptis, primum quae </text:span><text:span text:style-name="T22">.alii </text:span><text:span text:style-name="T22">de iis censuerunt commemorare,<text:line-break/>deinde esse salsos consutare,’ non hoc faciurus; scd statim ad<text:line-break/>id quod probatum et.verunr est accedimus, id agentes ,,ut</text:span><text:span text:style-name="T56">;<text:line-break/></text:span><text:span text:style-name="T22">operis, quoad ejus fieri possit, prolixitatejn contrahamus;<text:line-break/>Quod quum nunc et sua sponte longum'sit, quid fiet, si ve-<text:line-break/>terum praeterea opiniones una cmrr confutatione congrua<text:line-break/>complectatur, nonne in immensum ducetur? Atquitem--<text:line-break/>pore ad disciplinas abundat ardetque cupiditate medicorum<text:line-break/>omnes opiniones cognoscendi, huic lucubratio haec, certo<text:line-break/></text:span><text:span text:style-name="T22">scio </text:span><text:span text:style-name="T22">, viam muniet, </text:span><text:span text:style-name="T22">ut </text:span><text:span text:style-name="T22">per se luveniat.'ubi'.bene seirtiantal</text:span></text:p>
      <text:p text:style-name="P8"><text:span text:style-name="T22">ubi errent. Et quidem alio ipsi loco multa scripsimus, quae<text:line-break/>his qui in ea voluntate sint conducent. De proposita<text:line-break/>quaestione in libris ubi inquirimus in Erasistrati artem de<text:line-break/>pulsibus, opinionis errorem, ut puto, clare prodidimus. Ad<text:line-break/>haec ubi discrepamus ab illis qui peritissimi habentur in<text:line-break/>arte de pussibus, de his item vir qui sapientia sit praeditus<text:line-break/>facile mihi videtur horum praefinio quae nunc tradidimus<text:line-break/>existimaturus. Inveniet enim ea fere partim in sola dictio-<text:line-break/>ne, partim lu exactis et distinctis explicationibus consistere,<text:line-break/>ut etiam haec de quibus nunc agimus. Nam quum scribat<text:line-break/>Archigenes in hunc modum de cibo facultatem onerante:<text:line-break/></text:span><text:span text:style-name="T47">Hio quia premit, languidiores minoresque pulsus cond-<text:line-break/>iat et celeriores quam crebriores:</text:span><text:span text:style-name="T22"> nos non sic, sed quo-<text:line-break/>modo fcripfimus ? Cibus largus, ut etiam gravet faculta-<text:line-break/>tem, pulsus inaequales atque inordinatos concitat. Qui<text:line-break/>autem opera artis diligenter- observat, non in cibo tantum,<text:line-break/>scd et in aliis affectibus omnibus in quibus oneratur lacullas</text:span></text:p>
      <text:p text:style-name="P28"><text:span text:style-name="T3">'<text:tab/></text:span><text:span text:style-name="T22">Ct<text:tab/>&gt;<text:tab/></text:span><text:span text:style-name="T22">|<text:tab/></text:span><text:span text:style-name="T22">/<text:tab/></text:span><text:span text:style-name="T47">{ f</text:span></text:p>
      <text:p text:style-name="P10"><text:span text:style-name="T14">χανουσιν</text:span><text:span text:style-name="T3"> οντες, </text:span><text:span text:style-name="T14">ουτω χφν</text:span><text:span text:style-name="T3"> ταῖς κατα πνκνοτητα και ταχος. </text:span><text:span text:style-name="T3">’</text:span></text:p>
      <text:p text:style-name="P10"><text:span text:style-name="T22">reperiet inaequales pulsus. Atque, </text:span><text:span text:style-name="T22">hoc </text:span><text:span text:style-name="T22">scilicet ipfum </text:span><text:span text:style-name="T22">est<text:line-break/></text:span><text:span text:style-name="T22">quod imbecillam facultatem ab onerata distinguat, simulque<text:line-break/>cum eo proditur et noxae magnitudo. Si enim inter mul-<text:line-break/>tos magnos et vehementes pauci offendantur parvi lant-<text:line-break/>guidique, pusilla est offensio facultatis; contra si pauci<text:line-break/>magni et vehementes, parvi autem atque languidi multi<text:line-break/>sint, ingenti in ejuscemodi affectibus,onere opprimitur facul-<text:line-break/>tas. At vero parvi et languidi pulsus perpetuo fiunt, nul-<text:line-break/>lo interpellante contrariorum, non in iis quae onerantur,<text:line-break/>fed in iis quae dissolvuntur facultatibus. Dum vero: per sc<text:line-break/>quidem validae fint, sed a quopiam graventur et premantur,<text:line-break/>omnino vehementes et languidi pulsus commiscentur, etiam<text:line-break/>si summe offensae sint. .Oscitanter’ igitur scribit Archige-<text:line-break/>nes, languidiores et minores pulfus fieri, quum facultates<text:line-break/>cibo.gravantur; haec enim, quod facultas dissolvatur, non<text:line-break/>quod prematur, signa sunt. Atque ut lu’ differentiis magni-<text:line-break/>tudinis et vehementiae sunt inaequales, sic in differentiis</text:span></text:p>
      <text:p text:style-name="P29"><text:span text:style-name="T14">•<text:tab/>-<text:tab/>- </text:span><text:span text:style-name="T47">e<text:tab/>t</text:span><text:span text:style-name="T38"> </text:span><text:span text:style-name="T38">z<text:tab/></text:span><text:span text:style-name="T47">t</text:span><text:span text:style-name="T38"><text:tab/></text:span><text:span text:style-name="T38">- -<text:tab/>- </text:span><text:span text:style-name="T38">i — </text:span><text:span text:style-name="T47">rs ’<text:tab/>•</text:span><text:span text:style-name="T38"> s</text:span></text:p>
      <text:p text:style-name="P10"><text:span text:style-name="T22">crebritatis et celeritatis. Quare </text:span><text:span text:style-name="T22">ne </text:span><text:span text:style-name="T22">istuc quidem queo con-<text:line-break/>jicere, quemadmodum Archigenes scripserit; celeriores eos<text:line-break/>quam frequentiores esse; nisi si hoc dicere velit, licet sint<text:line-break/>hi inaequales, majore numero tamen celeres tardos vincunt<text:line-break/>quam raros crebri. Etsi ne hoc quidem verum est, scita<text:line-break/>nude proferatur, nec distincte; imo offensiones leviores<text:line-break/>celeres magis quam crebros, graviores e diverso crebriores<text:line-break/>pulsus quam celeriores reddunt. Causa in aperto est ex<text:line-break/>demonstratis in primo libro, siquidem celerisas facultati<text:line-break/>peculiaris validae est, crebritas imbecillae. Jam aliorum<text:line-break/>etiam, de quibus deinceps dicemus, nisi exciderunt ea tibi<text:line-break/>quae primo in libro docuimus, in promptu est causa.</text:span></text:p>
      <text:h text:style-name="Heading_20_2" text:outline-level="2">Cap. XVII.</text:h>
      <text:p text:style-name="P152"><text:span text:style-name="T47">Vinum caetera quidem peraeque ac<text:line-break/>cibus pulsus variat, hoc vero- inter esi, quod illico immu-<text:line-break/>tet et citius mutatio a vino profecta recedat quam illa<text:line-break/>quae a cibo, quod item celeritatem amplius' et rnagnitudi- .<text:line-break/>nem quam vehementiam et crebritatem augeat. Quanto.</text:span></text:p>
      <text:p text:style-name="P8"><text:span text:style-name="T47">enim vehementius moderatus cibus consiantiusque </text:span><text:span text:style-name="T47">robur<text:line-break/></text:span><text:span text:style-name="T47">cionciliat, tantum siere vinum extollit magnitudinem.</text:span></text:p>
      <text:p text:style-name="P6"><text:span text:style-name="T22">Haec quoque oratio seipsam interpretatur ac omnia<text:line-break/>subjiciit nobis quae de vini facultate sunt ab omnibus me- .<text:line-break/>dicis prodita. Quae enim ab ipso fit appositio celeris est,<text:line-break/>quod humrdum sit et calidum. </text:span><text:span text:style-name="T47">Quicunque enim celerem,<text:line-break/></text:span><text:span text:style-name="T22">inquit, requirunt </text:span><text:span text:style-name="T47">appositionem, ' his humidum medetur.<text:line-break/>Quando vero calor etiam dux esi humiditatis, multo jam<text:line-break/>magis. Ad haec quae affatim subitoque nutriunt, haec<text:line-break/>celeriter dejiciuntur.</text:span><text:span text:style-name="T22"> Quarnobrem ut celerem, ita minime<text:line-break/>diuturnam a vino appositionem corpora accipiunt. Facile<text:line-break/>enim digeritur per halitum. Porro quod nutriat, pulsus<text:line-break/>ita ut' cibus variabit, quod autem amplius quam ille cale-<text:line-break/>faciat, insigniorem adjicit illis et magnitudinem et celerita-<text:line-break/>tem ; id quod plane apertum est illis qui retinuerunt quae<text:line-break/>in primis exemplis docuimus. </text:span><text:span text:style-name="T22">Ac </text:span><text:span text:style-name="T22">reliquorum quae in isa-<text:line-break/>goge prodidimus, si .memoria teneas quae in primo libro<text:line-break/>scripsimus, omnes clarae sunt caulae. Quare praetermissa '</text:span></text:p>
      <text:p text:style-name="P8"><text:span text:style-name="T22">illorum magna parte causas tantum illorum quae sunt oli-<text:line-break/>scuriora reseramus; de quibus hoc est. Cur choleras, rna-<text:line-break/>gnos alvi fluores, profluvium muliebre vocatum et omnia<text:line-break/>quae ex vacuatione corporis facultatem dissolvunt, comiten-<text:line-break/>tur pulsus verrniculantes, at facultatem quae a sebre rna-<text:line-break/>ligna dissolvitur, formicantes consequatur? An quia pul-<text:line-break/>sus, quo vermiculans sit, tardus esse omnino et rarus debet?<text:line-break/>neque enim possit fieri ut prior arteriae pars prius moveri<text:line-break/>videatur-, neque ut fiant veluti circumscriptiones lu una<text:line-break/>distentione mullae, ni tardus simulque rarus fit motus. At<text:line-break/>in acutis febribus (necesse enim est malignas 'aculas esse) non<text:line-break/>sustinet pulsum caloris copis vel tardum lu summo, vel se-<text:line-break/>mel fieri rarum; caeterum tardus est, aut non celer certe<text:line-break/>pulsus, quum dissolvitur facultas, (tametsi in eo quidam<text:line-break/>dignoscendo hallucinentiir) scd non summe tardus tamen;<text:line-break/>rarus autem haudquaquam; imo creber semper, ac ubivis</text:span></text:p>
      <text:p text:style-name="Standard"><text:span text:style-name="T2">u</text:span><text:span text:style-name="T1">rgeat caloris, magnopere e</text:span><text:span text:style-name="T80">s</text:span><text:span text:style-name="T1">t creber. Mihi quidem jam vi</text:span><text:span text:style-name="T80">s</text:span><text:span text:style-name="T1">um<text:line-break/>e</text:span><text:span text:style-name="T80">s</text:span><text:span text:style-name="T1">t tertii huj</text:span><text:span text:style-name="T80">u</text:span><text:span text:style-name="T1">s libri hie finem facere. Reliqua in quarto<text:line-break/>perfequar, a</text:span><text:span text:style-name="T80">b</text:span><text:span text:style-name="T1"> af</text:span><text:span text:style-name="T80">f</text:span><text:span text:style-name="T1">ectionibus animi exorfus.</text:span></text:p>
      <text:h text:style-name="P3" text:outline-level="1"><text:bookmark-start text:name="bookmark6"/>GALENI DE CAUSIS PULSUUM<text:line-break/>LIBER I<text:span text:style-name="T92">V</text:span>.<text:bookmark-end text:name="bookmark6"/></text:h>
      <text:h text:style-name="Heading_20_2" text:outline-level="2">Cap. I.</text:h>
      <text:p text:style-name="P152"><text:span text:style-name="T22">Inter causas, unde pulsus alterantur, quae-<text:line-break/>cunque mutationem moliuntur per se, continentes eorum<text:line-break/>generationem, ex quo sunt continentes appellatae, priori-<text:line-break/>bus duobus libris exposuimus Quae has praecedunt, qua-<text:line-break/>rum consistit pars in ipsis animalium corporibus, pars ex-<text:line-break/>trinsecus accidit, has quum instituissemus duobus proximis<text:line-break/>explicare, quia ante etiam in libro illo quem tironibus<text:line-break/>scripsimus de pulsibus sumjpatim de his et citra demonstra-</text:span></text:p>
      <text:p text:style-name="P7"><text:span text:style-name="T47">wv ptv </text:span><text:span text:style-name="T14">ανα/χαιον </text:span><text:span text:style-name="T14">ηυη πφοσχΓειναι, </text:span><text:span text:style-name="T22">nort-<text:line-break/></text:span><text:span text:style-name="T3">ρον φαινεται </text:span><text:span text:style-name="T3">μονον </text:span><text:span text:style-name="T3">σφοδροτερος </text:span><text:span text:style-name="T14">ο τύάν </text:span><text:span text:style-name="T14">&amp;υμουμ.ένων σφυγ-<text:line-break/></text:span><text:span text:style-name="T3">μὸς, </text:span><text:span text:style-name="T3">ὴ </text:span><text:span text:style-name="T14">οντωζ τοιουτος γίνιται. κατιλίπομα’</text:span><text:span text:style-name="T14">•</text:span><text:span text:style-name="T3"> </text:span><text:span text:style-name="T3">γάρ </text:span><text:span text:style-name="T14">αύτο,</text:span></text:p>
      <text:p text:style-name="P10"><text:span text:style-name="T22">tionem tractavimus, operae pretium mihi est nisum, ut hic<text:line-break/>quoque de iis agerem citatis ipsis capitibus atque distincte<text:line-break/>explicarem, simulque causas adderenn Ac in tertio quidem ’<text:line-break/>libro de aetatibus, regionibus, armi temporibus, naturis,<text:line-break/>praeterea de exercitiis quae vocant et cibo potuque dixi-<text:line-break/>mus. lu hoc quarto, qui hujus commentationis est postre-<text:line-break/>mus, de causis praeter naturam sermonem habebo, exorsus<text:line-break/>ab affectibus animi; deinde etiam de corporis affectibus di-<text:line-break/>cturus. Jam hic quoque ad singula capita clausulas tradu-<text:line-break/>cam ex libro tironibus scriptu.</text:span></text:p>
      <text:h text:style-name="Heading_20_2" text:outline-level="2">Cap. <text:span text:style-name="T96">II</text:span>.</text:h>
      <text:p text:style-name="P152"><text:span text:style-name="T47">Irae altus esi pulsus, magnus, vehemens,<text:line-break/>celer, creber.</text:span></text:p>
      <text:p text:style-name="P6"><text:span text:style-name="T22">Qui superiorum est memor, huic etiam quae de ira di-<text:line-break/>cuntur aperta sunt. At de quo ante haud dum diximus,<text:line-break/>hoc est in praesentia adjiciendum, vehementiorne tantum<text:line-break/>appareat pulsus iratorum, an ejuscemodi sit vere. Id enim</text:span></text:p>
      <text:p text:style-name="P8"><text:span text:style-name="T22">omisimus, etsi latius lu primo libro disputaremus, </text:span><text:span text:style-name="T47">fere</text:span><text:span text:style-name="T22"> du-<text:line-break/>hiurn. Neque enim ita quis fidem tum haberet, si dicere-<text:line-break/>mus non apparere solum, sed esse etiam vehementiorem,<text:line-break/>ut jam adducetur, quum ante in sermone interposito multa<text:line-break/>ordine audierit, quae conferunt ad fidem, praesertim quae<text:line-break/>de inaequalitatibus narravimus, in quibus pulsus vicissim<text:line-break/>clare videtur fieri languidus et vehemens; non quo tam re-<text:line-break/>pente facultas in imbecillitatem variet et robur, sed quod<text:line-break/>cum causis eam laedentibus decertet, nec superet perpetuo<text:line-break/>eas. Apertissime autem pulsus per bonas judicationes ve-<text:line-break/>hementes fiunt. Etenim facultas tum ut quae molestiam<text:line-break/>exhibent repestat, excitat scipsam, quod et in animali cer-<text:line-break/>nas facultate, non tantum vitali. Exsoluti enim quidam ex-<text:line-break/>treme vel per senectutem, vel per morbum, vel aliam<text:line-break/>quampiam quae antecesserit lassitudinem, si latrones subito<text:line-break/>conspiciant ingruere, vel hostes, vel seram aliquam, conci-<text:line-break/>tato cursu aufugiunt periculum, neque in eo validis conce-<text:line-break/>dunt. Itemque in terrae motu ex aedibus exiliunt, </text:span><text:span text:style-name="T22">aut .per</text:span></text:p>
      <text:p text:style-name="P8"><text:span text:style-name="T3">- - —</text:span><text:span text:style-name="T22">~ ~Ijuuvqj c oj_»ry O I.C». </text:span><text:span text:style-name="T14">νυ.υν\Λι </text:span><text:span text:style-name="T47">i^\J svtvtjrtvv,^ j</text:span><text:span text:style-name="T22"> C4'-V<text:line-break/></text:span><text:span text:style-name="T3">κατα </text:span><text:span text:style-name="T3">συμβεβηκός </text:span><text:span text:style-name="T3">καὶ οἱ </text:span><text:span text:style-name="T47">ivavriot </text:span><text:span text:style-name="T14">γίνονται </text:span><text:span text:style-name="T14">σφυγμοΐ,</text:span><text:span text:style-name="T3"> τῆς<text:line-break/></text:span><text:span text:style-name="T22">incendium</text:span><text:span text:style-name="T3">, </text:span><text:span text:style-name="T22">atque ocissime discurrunt</text:span><text:span text:style-name="T3">, </text:span><text:span text:style-name="T22">quum antea per in-<text:line-break/>firmitatem progressi vix possent. Ex quibus omnibus li-<text:line-break/>quet facultates animalis moderatrices, fi quando impendeat<text:line-break/>necessitas, majore vi obire suas functiones. Quo minuo<text:line-break/>mirum est, fi in ira hoc contingat, quum videatur merito<text:line-break/>fieri; ut et in luis etiam animadvertas qui exercitationem<text:line-break/>subeunt, aut quum aliam navant operam, pulsus non </text:span><text:span text:style-name="T22">lu<text:line-break/></text:span><text:span text:style-name="T22">magnitudinem modo, sed et lu vehementiam converti.</text:span></text:p>
      <text:h text:style-name="Heading_20_2" text:outline-level="2">Cap. III.</text:h>
      <text:p text:style-name="P152"><text:span text:style-name="T47">Laetitiae magnus, rarus et tardus </text:span><text:span text:style-name="T47">esi<text:line-break/></text:span><text:span text:style-name="T47">pulsas, at vehementia nihil differt.</text:span></text:p>
      <text:p text:style-name="P6"><text:span text:style-name="T22">Laetis diffunditur per universum corpus calor atque<text:line-break/>plus foras ejus motus fertur, at in tristibus intro. Unde<text:line-break/>major fit merito pulsus illorum, at non vehernentior item.<text:line-break/>Neque enim ascititius ex affectu comparatur neque validio-<text:line-break/>ris actionis, usus. Planum autem est haec iutelligi debere<text:line-break/></text:span><text:span text:style-name="T22">de </text:span><text:span text:style-name="T22">moderata laetitia, quae propria ratione pulsus alterat.<text:line-break/>Nam fi nimia quidem laetitia sit, ut facultatem dissolvat, •</text:span></text:p>
      <text:p text:style-name="P8"><text:span text:style-name="T22">pulsus saepe per acridens contrarii existunt. At tunc pul-<text:line-break/>sus fient, qui dum virtus dissolxitur, fieri solent. Diximus<text:line-break/>enim ante, qui inter affectus sunt vehementiores, hos totam<text:line-break/>alterationem pulsuum per seipsos moliri.</text:span></text:p>
      <text:h text:style-name="Heading_20_2" text:outline-level="2">Cap. IV.</text:h>
      <text:p text:style-name="P152"><text:span text:style-name="T47">Trisiitiae parvus, languidus, tardus et<text:line-break/>rarus esi.</text:span></text:p>
      <text:p text:style-name="P6"><text:span text:style-name="T22">Et tristitia euim refrigerat et calorem intro concitati<text:line-break/>llaque non injuria contrarios pulsus efficit superioribus, quos<text:line-break/>consequi laetitiam dicebamus.</text:span></text:p>
      <text:h text:style-name="Heading_20_2" text:outline-level="2">Cap. V.</text:h>
      <text:p text:style-name="P152"><text:span text:style-name="T47">Timoris recentis et vehementis celer et vi-<text:line-break/>bratus et</text:span><text:span text:style-name="T22"> inordinatus est inaequaiisque. </text:span><text:span text:style-name="T47">Inveterati jam<text:line-break/>similis ei quem habet</text:span><text:span text:style-name="T22"> tristitia.</text:span></text:p>
      <text:p text:style-name="P6"><text:span text:style-name="T22">Timor e vestigio, quia statim mullam mentis contur-<text:line-break/>bationem facit, jure inaequales edit pulsus. Nam ante de<text:line-break/>hoc verba ferimus. Temporis diuturnitate pulsus creat<text:line-break/>quales tristitia. Neque qnicquam a tristitia abest diuturnus<text:line-break/>timor. Omnibus autem his, si diuturna sint, aut admodum</text:span></text:p>
      <text:p text:style-name="P8"><text:span text:style-name="T22">vehementia, pulsus succedunt ut solent dum facultas dissol-<text:line-break/>vitur. Etenim dissolvunt omnia haec facultatem brevi qui-<text:line-break/>dem vehementia, tempore </text:span><text:span text:style-name="T22">vero </text:span><text:span text:style-name="T22">contraria. Atqui paulo<text:line-break/>ante idem ex illis, quae de laetitia retulimus, ostendebatur;<text:line-break/>nunc etiam adscripfimus, quod illis hoc in isagoge subjun-<text:line-break/>ximus et etiam quod de similibus universaliter statuendum<text:line-break/>est item. Longiorem vero interpretationem haec oratio<text:line-break/>non quaerit; quare ad ea jain quae consequuntur trans-<text:line-break/>eamus.</text:span></text:p>
      <text:h text:style-name="Heading_20_2" text:outline-level="2">Cap. VI.</text:h>
      <text:p text:style-name="P152"><text:span text:style-name="T47">Dolor qui quidem variat pulsus, (pa-<text:line-break/>riat autem ingens, aut qui principes partes tenet, ut etiam<text:line-break/>insiammatusc dum parvus esi atque</text:span><text:span text:style-name="T22"> initio </text:span><text:span text:style-name="T47">pulsum edit ma-<text:line-break/>jorem, vdhernentiorem, celeriorem, crebriorem. Auctus<text:line-break/>vero jam et admodum validus, ut etiam vitalem contentio-<text:line-break/>nem offendat, minorem, languidiorem, celerem, crebrum.<text:line-break/>Ac quo diuturnior sit, vel vehememior efficiatur, hoc illo-<text:line-break/>rum quodque increscit magia. Qui vero sactdtatem jam</text:span></text:p>
      <text:p text:style-name="P8"><text:span text:style-name="T47">diffolvit, in remijsionem et </text:span><text:span text:style-name="T47">parvitatem </text:span><text:span text:style-name="T47">et </text:span><text:span text:style-name="T47">salsam </text:span><text:span text:style-name="T47">celeritatis<text:line-break/>spddem, ingenternque </text:span><text:span text:style-name="T47">crebritatem </text:span><text:span text:style-name="T47">commutat.</text:span></text:p>
      <text:p text:style-name="P6"><text:span text:style-name="T22">Ut in omni molestia </text:span><text:span text:style-name="T22">facultas, </text:span><text:span text:style-name="T22">ita in doloribus </text:span><text:span text:style-name="T38">sese so-<text:line-break/></text:span><text:span text:style-name="T22">let ad depugnandum </text:span><text:span text:style-name="T22">et </text:span><text:span text:style-name="T22">rejiciendum id quod infestat con-<text:line-break/>citare. Optimo igitur </text:span><text:span text:style-name="T47">jure</text:span><text:span text:style-name="T22"> in magnitudinem et celeritatem<text:line-break/>vehementiam </text:span><text:span text:style-name="T22">que </text:span><text:span text:style-name="T22">pulsus </text:span><text:span text:style-name="T22">mutat. </text:span><text:span text:style-name="T22">Quae si in eo nihil perfi-<text:line-break/>ciat, veluti ex inani labore vis ejus et contentio dissolvitur.<text:line-break/>Itaque in remissionem motus superata ab infestantibus fa-<text:line-break/>cultate recidunt. Qnid autem fassam celeritatis speciem di-<text:line-break/>xerirn, in tertio libro De dignoscendis pulsibus dcclaratunr<text:line-break/>esu . Jam etiam demonstravimus iu horum commentariorum<text:line-break/>libro primo, cur pernis pulfibus pene omnibus adjuncta<text:line-break/>crebritas sit.</text:span></text:p>
      <text:h text:style-name="Heading_20_2" text:outline-level="2">Cap. VII.</text:h>
      <text:p text:style-name="P152"><text:span text:style-name="T47">Inflammatio habet omnis communem<text:line-break/>pulsum veluti serrantem, ut alia para attolli arteriae,<text:line-break/>alia non videatur, quum illa scilicet videatur durior.<text:line-break/>Habet etiam vibrationis aliquid hic pulsus, ac celer qui-</text:span></text:p>
      <text:p text:style-name="P8"><text:span text:style-name="T47">dem et</text:span><text:span text:style-name="T22"> creber </text:span><text:span text:style-name="T22">esi, </text:span><text:span text:style-name="T47">non perpetuo magnus </text:span><text:span text:style-name="T47">tamen. </text:span><text:span text:style-name="T47">At</text:span><text:span text:style-name="T22"> sin-<text:line-break/></text:span><text:span text:style-name="T47">gulis esi suus proprius. Incipientibus quidem major susio<text:line-break/>et vehernenticrr et celerior et crebrior. Augescentibus ad~<text:line-break/>huc quum illa omnia incresciint tum clare jam durior et<text:line-break/>magis vibratus esi, Figentibus autem manifestior esi du.<text:line-break/>riorque atque vibratus magis, fed mincr ese quam du_<text:line-break/>dum, non tamen languidior, nifi facultatem excedat<text:line-break/>ajscctus; quinetinm creberrimus sit et celer • qume si diu-<text:line-break/>turnior sit atque in scirrhum jam indurescat, accedit<text:line-break/>illis gracilitas pulsus et durities. Haec inflammatio ha-<text:line-break/>bet quae pulsum p</text:span><text:span text:style-name="T62">er</text:span><text:span text:style-name="T47"> totum corpus immutat, vel quia ma_<text:line-break/>gna esi, vel qnia prineipi insidet. Si vero universum cor- .<text:line-break/>pus non afficiat, pulsus in parte instammata talis</text:span><text:span text:style-name="T22"> crit<text:line-break/></text:span><text:span text:style-name="T47">qualem dixim</text:span><text:span text:style-name="T62">US</text:span><text:span text:style-name="T47">„ Crescunt autem quae commemoravi-<text:line-break/>mus singula, minuunturque aut p</text:span><text:span text:style-name="T62">r0</text:span><text:span text:style-name="T47"> inflammationis quan-<text:line-break/>titate, aut pro ipsius instrumenti natu</text:span><text:span text:style-name="T62">ra</text:span><text:span text:style-name="T47"> inflammati. Si-<text:line-break/></text:span><text:span text:style-name="T22">quidem </text:span><text:span text:style-name="T47">partes ner</text:span><text:span text:style-name="T62">V0</text:span><text:span text:style-name="T47">si</text:span><text:span text:style-name="T62">0res</text:span><text:span text:style-name="T47"> duriores edunt puljus magis-<text:line-break/>que serrantes </text:span><text:span text:style-name="T62">e</text:span><text:span text:style-name="T47">t miuo</text:span><text:span text:style-name="T62">res</text:span><text:span text:style-name="T47">, venosiores vero</text:span><text:span text:style-name="T22"> et arteriosiores</text:span></text:p>
      <text:p text:style-name="P10"><text:span text:style-name="T11">τ </text:span><text:span text:style-name="T38">-</text:span></text:p>
      <text:p text:style-name="P8"><text:span text:style-name="T47">contrarios. Ac inter hos rnasar esi in arteriosioriibus at-<text:line-break/>que inaequalis facile sit inordinatusque. Ex his liquet,<text:line-break/>qui pulsus sit illorum quibus inflammatum jecur esi, </text:span><text:span text:style-name="T47">vel<text:line-break/></text:span><text:span text:style-name="T47">lien, renes, vesica, ctnlon , ventriculus; praeterea pleuri-<text:line-break/>ticorum etperipueumonicorian et breviter omnium, in qui-<text:line-break/>bus partis inflammationem comitatur febris. Nisi quibus<text:line-break/>in lods ob siymptomatum naturam, quae tum necejsario ea<text:line-break/></text:span><text:span text:style-name="T22">con/eqiiantur </text:span><text:span text:style-name="T47">tum casu adjuncta sunt, prout quodque<text:line-break/>postsit mutare, </text:span><text:span text:style-name="T47">ita </text:span><text:span text:style-name="T47">pulsus contingat variari • ut mixta sibi<text:line-break/>mutatio siuit et quae inflammationi congrua esi et quam<text:line-break/>loci natura, vel praesentis inducit siymptornatis. Quibus<text:line-break/>enim inflammatum ese septum transversum, hi convulsio-<text:line-break/>nibus sunt opportuni; quibus pulmo, suffocationibus </text:span><text:span text:style-name="T47">• qui-<text:line-break/></text:span><text:span text:style-name="T47">bus ventriculi os, suneopis • quibus sccur, atrophiae ; qui-<text:line-break/>bus ventriculus, orudirati </text:span><text:span text:style-name="T47">• </text:span><text:span text:style-name="T47">quibus renes, urinae fiippres-<text:line-break/>sioni. Adhaec par-tes insigniore praeditae sensu etiam<text:line-break/>dolorum nomine pulsus mutant; quae minus sentiunt</text:span><text:span text:style-name="T47">, </text:span><text:span text:style-name="T47">p</text:span><text:span text:style-name="T62">ro</text:span></text:p>
      <text:p text:style-name="P8"><text:span text:style-name="T47">vtVQtodtat</text:span><text:span text:style-name="T22"> </text:span><text:span text:style-name="T3">μορίοις, οτι καὶ τει'νεται </text:span><text:span text:style-name="T14">τανζα τών</text:span><text:span text:style-name="T3"> ἄλλων μᾶλλον<text:line-break/></text:span><text:span text:style-name="T47">affectu tantum. Igitur in inflammationibus varie pulsus<text:line-break/>ex his omnibus mutantur. Quae quemadmodum discer-<text:line-break/>nenda siunt</text:span><text:span text:style-name="T47">, </text:span><text:span text:style-name="T47">quum 'alio loco exacte tractavimus tum<text:line-break/>vero in praesentia quantum interesi tironibus persc-<text:line-break/>quemur.</text:span></text:p>
      <text:p text:style-name="P6"><text:span text:style-name="T22">Hoc caput est ex isagoge, quod pulsuum perfectam ab<text:line-break/>inflammationibus mutationem </text:span><text:span text:style-name="T22">clare </text:span><text:span text:style-name="T22">docet. Porro ut pri-<text:line-break/></text:span><text:span text:style-name="T22">nfae </text:span><text:span text:style-name="T22">causae et generationem eorum continentes afficiantur<text:line-break/></text:span><text:span text:style-name="T22">ab </text:span><text:span text:style-name="T22">inflammatione, </text:span><text:span text:style-name="T22">ut </text:span><text:span text:style-name="T22">illam mutationem inducant, explicare<text:line-break/>consequens </text:span><text:span text:style-name="T22">est </text:span><text:span text:style-name="T22">hinc exorsos. Omni parti quae iusiaminata<text:line-break/>sit haec necessario duo accidunt, calor immodicus et tensio.<text:line-break/>Quae universo corpori impartit ambo, ubi pars nobilis fit,<text:line-break/></text:span><text:span text:style-name="T22">vel </text:span><text:span text:style-name="T22">insigni </text:span><text:span text:style-name="T47">praedita</text:span><text:span text:style-name="T22"> inflammatione. Atqui immodicus ca-<text:line-break/></text:span><text:span text:style-name="T22">lor, qui </text:span><text:span text:style-name="T22">universum corpus </text:span><text:span text:style-name="T22">occupet, </text:span><text:span text:style-name="T22">febris est; quae </text:span><text:span text:style-name="T22">usum<text:line-break/></text:span><text:span text:style-name="T22">pulfnunr alterabit dilucide. At partis iusiarn matae tensio<text:line-break/>pervadit etiam arterias. Quamobrern durior pulsus </text:span><text:span text:style-name="T22">erit;<text:line-break/>eoquc sane </text:span><text:span text:style-name="T22">in </text:span><text:span text:style-name="T22">nervosis partibus durior,- quod praeter caele-</text:span></text:p>
      <text:p text:style-name="P8"><text:span text:style-name="T22">ras haein iusiammationibns tendantur, utqnaesint sua sponte<text:line-break/>etiam tensae; atque una </text:span><text:span text:style-name="T22">secum </text:span><text:span text:style-name="T22">partes virinas, quia sunt<text:line-break/>scilicet fortiores, intendunt. Nimium calorem autem osten-<text:line-break/>dimus efficere per se pulsum celerem et majorem; quod fi<text:line-break/>quid deficiat usui, ibi etiam crebrum. Recte igitur omnes<text:line-break/>quos ex inflammatione febris arripuit, habent pulsum du-<text:line-break/>rum et insuper etiam ob intemperiem arteriarum in uno<text:line-break/>occursu inaequalem. Quae si ambo conjuncta fint, exisset<text:line-break/>dubio procul species illa pulsus quae veluti serrat tactum;<text:line-break/>eam enim oportet qui tangit ut imaginem concipiat, ubi<text:line-break/>inaequaliter instrumentum durum occurrat Erit porro, ut<text:line-break/>diximus, manifeste celerior ac, nisi resistat durities, plane<text:line-break/>major; sin quid resistat, tantum sibi conciliabit vibrati mo-<text:line-break/>tus quantum imminuta magnitudo siti Jam etiam tanto<text:line-break/>hunc fore crebriorem, quanto minus distentio usum comple-<text:line-break/>vit, nosti, si quae ante demonstravimus recordaris. Prae-<text:line-break/>terea magnitudinibus paribus inflammationum variationem</text:span></text:p>
      <text:p text:style-name="P8"><text:span text:style-name="T14">ν.αμνονσης, αυτών τε τών ύζγάνων χαχώς διακιιμένων.</text:span><text:span text:style-name="T3"> τἁ δ’</text:span></text:p>
      <text:p text:style-name="P10"><text:span text:style-name="T22">pulsuum non parem comitari, scd inflammationes partium<text:line-break/>venosarum pulsus creare majores, sed eos duriores magis-<text:line-break/>que serrantes. . Nihil est enim in his quod non clarum fit,<text:line-break/>si retineamus arterias magis tendi oportere a partibus ner-<text:line-break/>vosis iusiarnmatis. Partes autem arteriosae plane etiam co-<text:line-break/>piam caloris in arteriis, uspote calidioribus, adaugebunt am-<text:line-break/>plius atque maximos idcicco excitant pulsus. Et si qua<text:line-break/>alicunde inaequalitas exoriatur, eam detegent manifestius.<text:line-break/>Duas, ni sallor, causas esse docuimus inaequalium pulsuum,<text:line-break/>facultatis quae arterias movet, ob nimios humores, qui<text:line-break/>ipsam degravent, imbecillitatem, praeterea ob ipsorum in-<text:line-break/>strumentornm' affectus, obstructiones inquam et constrictio-<text:line-break/>nes atque tensiones et compressiones. Quare nihil est mi-<text:line-break/>rum , si inaequales in arteriosis partibus inflammatis pulsus<text:line-break/>fiant, quum effectrix facultas illorum facillime in talibus<text:line-break/>defatigetur ipsaque instrumenta sint affecta. Reliqua quae</text:span></text:p>
      <text:p text:style-name="P8"><text:span text:style-name="T22">in libro tironibus nuncupato scripsimus de mutatis ab in-<text:line-break/>flammatione pulfibus non puto desiderare luterpretern.<text:line-break/>Itaque ad unum nunc de proximis capitibus est digre-<text:line-break/>diendum.</text:span></text:p>
      <text:h text:style-name="Heading_20_2" text:outline-level="2">Cap. VIII.</text:h>
      <text:p text:style-name="P152"><text:span text:style-name="T47">Pleuriticorum celer pulsas esi et cre-<text:line-break/>ber , neo admodum magnus</text:span><text:span text:style-name="T47">, </text:span><text:span text:style-name="T47">videatur etiam vehemens ejse.<text:line-break/>Esi ille vero non languidus quidem, scd tamen non vehe-<text:line-break/>mens siatim, quod ad affectum refert. Siquidem ubique<text:line-break/>hoc memoria servandum </text:span><text:span text:style-name="T47">esi, </text:span><text:span text:style-name="T47">in unaquaque re mutationem<text:line-break/>eso e pro tlla re aestimandam</text:span><text:span text:style-name="T47">, </text:span><text:span text:style-name="T47">disiinguendumque quod alia<text:line-break/>de re, non de illa </text:span><text:span text:style-name="T47">acciderit. </text:span><text:span text:style-name="T47">Pulsus itaque pleuriticorum,<text:line-break/>quia nervosiorem </text:span><text:span text:style-name="T47">quodammodo </text:span><text:span text:style-name="T47">durioremque efficit arte-<text:line-break/>riam, quasi converteret </text:span><text:span text:style-name="T47">in </text:span><text:span text:style-name="T47">vehementiam, imperitis 'impo-<text:line-break/>nit , quos quid intersit inter durum ictum et vehementem<text:line-break/>latet. Ita quoque vulgus medicorum, quod alias etiam<text:line-break/>differentias pulsuum discernere nesciat, has sortastls</text:span><text:span text:style-name="T22"> insti-<text:line-break/>tutiones </text:span><text:span text:style-name="T47">aocnsubit, atque ex sium ignorantia damnabit recta<text:line-break/>praecepta. Vorutnnon faciam ut</text:span><text:span text:style-name="T22"> hic </text:span><text:span text:style-name="T47">longior sim, quum.</text:span></text:p>
      <text:p text:style-name="P8"><text:span text:style-name="T47">scparatim de pulsibus dignoscendis scripsierim. Quare ut<text:line-break/>rationem exerceatis simul </text:span><text:span text:style-name="T47">et </text:span><text:span text:style-name="T47">tactum admoneo, ut in ex-<text:line-break/></text:span><text:span text:style-name="T22">periundo </text:span><text:span text:style-name="T47">pulsum valeat tactus cognoscere, non discernere<text:line-break/>salum ratione. Principium vero esi exercitationis ser-<text:line-break/>mone exprejsu doctrina. Quippe nequeas vel crebritatis<text:line-break/>quantitatem verbis explicare , tametsi multum intersit ,</text:span><text:span text:style-name="T22"> ex-<text:line-break/></text:span><text:span text:style-name="T47">cedat justum pleuritidis modum, an</text:span><text:span text:style-name="T22"> non asiequatur. </text:span><text:span text:style-name="T47">Si-<text:line-break/>quidem excejjus, ubi in perspneumoruam migret, </text:span><text:span text:style-name="T22">aut </text:span><text:span text:style-name="T47">de-<text:line-break/>nuntiet fyncopen, necestse esi siersc defectus in saporem,<text:line-break/>vel nervorum desinere laesionem. Simili modo illa inae-<text:line-break/>qualitatis species</text:span><text:span text:style-name="T22"> quae </text:span><text:span text:style-name="T47">serrantis imaginem</text:span><text:span text:style-name="T22"> praebet </text:span><text:span text:style-name="T47">in<text:line-break/>primis pleuritidis proprium esi signum, si remilsu esi, moU<text:line-break/>lis et probe maturandae; si vero magna., disisicilis et ad-<text:line-break/>modum crudae pleuritidis. Tales cum imbecilli facultate<text:line-break/>conjunctae periculum praesens habent; cum firma autem<text:line-break/>aut tarde concoquentur, aut ad suppurationem converten-<text:line-break/>tur , aut tabidus eus excipiet marcor. Atque ejus quag<text:line-break/>concoquitur pulsus pedetentim omnem deponit illam prae-</text:span></text:p>
      <text:p text:style-name="P8"><text:span text:style-name="T3">ειδος. εἰ μὲν ούν χολωδέστεροι τύχοιεν ο'ντες, </text:span><text:span text:style-name="T14">ο τε</text:span><text:span text:style-name="T3"> πυρετος<text:line-break/></text:span><text:span text:style-name="T22">ter </text:span><text:span text:style-name="T47">naturam mutationem. </text:span><text:span text:style-name="T47">Quae convertitur ad suppura-<text:line-break/>tionem, habet pulsus suppuratorum proprios-, ita quoque<text:line-break/>quae tabide marcescet, jpuljus marcorum.</text:span></text:p>
      <text:p text:style-name="P6"><text:span text:style-name="T22">Caput ex isagoge hoc est, ac quae aperte accidunt pleu-<text:line-break/>riticis, declarant, causas autem non item aperit. Quam-<text:line-break/>obrem eas hic exponaiu. Pleuritis inflammatio est fucrin-<text:line-break/>gentis costas membranae, itaque febricitant acute; quippe<text:line-break/>ricina est corni. Quia vero ad eum modum febricitant,<text:line-break/>ideo habent pulsum celerem. Quod nervosa etiam pars sit<text:line-break/>quae est assecla, hinc insigniter durus est. Jam quia itu<text:line-break/>habet,, ideo minor est quoque quam febri conveniat. Qua-<text:line-break/>re ut et creber fiat par est, quod magnos pulsus calor po-<text:line-break/>stulet, refragetur durities: diximus autem ante quantum ab<text:line-break/>usu absit magnitudo pulsus, resarcire crebritatem. Inae-<text:line-break/>qualis autem in iis est crebritas, quod nec humorum qui in-<text:line-break/>flammationein committunt una sit species. Quare si sint<text:line-break/>biliosiores, etiam febris acutior erit ac ostensio quaedam</text:span></text:p>
      <text:p text:style-name="P8"><text:span text:style-name="T14">οταν</text:span><text:span text:style-name="T3"> ἐκ τῶν φλε/ματωδών χυμῶν ἀτμιζόντων </text:span><text:span text:style-name="T14">6 ίχχέφαλος<text:line-break/></text:span><text:span text:style-name="T22">consequetur facultatis; sin pituitosiores, et lenior erit fe-<text:line-break/>bris et proclivior ad soporem. Nunquam enim in pleuri-<text:line-break/>tide et peripneumonia fit ut caput nou laedatur, quod hu-<text:line-break/>morum excipiat in inflammationibus putrium fuliginem. Ve-<text:line-break/>rurn quum putris humor sit biliosus, vaporem habet in mo-<text:line-break/>dum suliginis acrem; qui mordicat et erodit; irritatque ce-<text:line-break/>rebrum, itaque ad delirium perducit;-si pituitosus sit, nec<text:line-break/>fumo acri similis, fed caligini crassae turbulentae, quasi nu-<text:line-break/>bem quandam ad caput attollens, humectat id gravetque<text:line-break/>crebrum, cogitque in gravem fomnum deferri ac fopiri ho-<text:line-break/>minem. Recte ergo quum pulsus in majorem crebritatem<text:line-break/>mutantur, aut peripneurnoniarn, aut fyncopen annuntiant:,<text:line-break/>peripneumoniam, quod occupet semper offendatque lateris<text:line-break/>inflammatio vicinas partes</text:span><text:span text:style-name="T22">, </text:span><text:span text:style-name="T22">ut quae a calido gignatur </text:span><text:span text:style-name="T22">fer-<text:line-break/></text:span><text:span text:style-name="T22">venteque humore atque facile moto: syncopen vero ex<text:line-break/>assecla facultate, vel per nervorum laesionem, vel soporem</text:span><text:span text:style-name="T22">:'<text:line-break/></text:span><text:span text:style-name="T22">quum ex pituitosis humoribus vaporantibus cerebrum re-</text:span></text:p>
      <text:p text:style-name="P8"><text:span text:style-name="T47">naoaxttpspov </text:span><text:span text:style-name="T14">ταλλα </text:span><text:span text:style-name="T47">piv </text:span><text:span text:style-name="T14">πα(&gt;αηλήυυς,</text:span><text:span text:style-name="T3"> ἀλλ’ ἡμαλώκρβ?;</text:span></text:p>
      <text:p text:style-name="P10"><text:span text:style-name="T22">pletur. Jam hoc etiam si propellere offensam ad ramulos<text:line-break/>valeat, eonscquetur laesio nervorum; et sopor, si nequeat.<text:line-break/>Ac talibus quidem humoribus rariores, contrariis, puta bi-<text:line-break/>liosis, crebriores justo modo pleuritidis pulsus eveniunt.<text:line-break/>Porro autem medius est inter raritutern et crebritatem mo-<text:line-break/>alus in pleuritide, ubi qui morbum committit humor san-<text:line-break/>guineus siti Sic etiam modus meelius duritiei ex tali hu-<text:line-break/>more ac moderatu inflammatione oritur, augetur </text:span><text:span text:style-name="T22">vero aut<text:line-break/></text:span><text:span text:style-name="T22">ob inflammationis nimiam magnitudinem, aut ob </text:span><text:span text:style-name="T22">humores<text:line-break/></text:span><text:span text:style-name="T22">biliosos. Itemque per contraria minuitur- Juni hoc quo-<text:line-break/>que liquet, duros pulsus evidentius consecuturam speciem<text:line-break/>occursus veluti serrantis</text:span></text:p>
      <text:h text:style-name="Heading_20_2" text:outline-level="2">Cap. IX.</text:h>
      <text:p text:style-name="P152"><text:span text:style-name="T47">Suppuratorum puljus initia siatirn p</text:span><text:span text:style-name="T62">U</text:span><text:span text:style-name="T47">U<text:line-break/>sum refert vigentis inflammationis</text:span><text:span text:style-name="T62">}</text:span><text:span text:style-name="T47"> ipsa </text:span><text:span text:style-name="T62">ej</text:span><text:span text:style-name="T47">su</text:span><text:span text:style-name="T62">n</text:span><text:span text:style-name="T47"> isuscum esi<text:line-break/>suppurationum. Nonnunquam inaequatis ese et</text:span><text:span text:style-name="T22"> inordina-<text:line-break/></text:span><text:span text:style-name="T47">ttm, scd</text:span><text:span text:style-name="T22"> omnibus </text:span><text:span text:style-name="T47">hecticus. Qutirn autem pu</text:span><text:span text:style-name="T62">S</text:span><text:span text:style-name="T47"> </text:span><text:span text:style-name="T47">prope si</text:span><text:span text:style-name="T62">t</text:span></text:p>
      <text:p text:style-name="P8"><text:span text:style-name="T47">maturum, caetera similis esi, nisi quod aequalior sit; at<text:line-break/>quum erumpit , languidior, latior, tardior, rarior.</text:span></text:p>
      <text:p text:style-name="P6"><text:span text:style-name="T22">Qui inultum puris in capedine inter thoracem et pul-<text:line-break/>monem collectum habent, hos quidam </text:span><text:span text:style-name="T3">ἐμπύονς, </text:span><text:span text:style-name="T22">alii </text:span><text:span text:style-name="T3">ἐμπυι'-<text:line-break/></text:span><text:span text:style-name="T14">ν.σνζ</text:span><text:span text:style-name="T3"> </text:span><text:span text:style-name="T22">suppuratos appellant, qui fiunt quum magna ad costas<text:line-break/>inflammatio suppurat. Iuterim etiam comitantur peripneu-<text:line-break/>monias. Denique omnes quibus inflammatum riscus ali-<text:line-break/>quod suppuravit suppuratos vocant. Hoc ergo caput de<text:line-break/>suppuratis, quod ex isagoge proposuimus, quum praecipue<text:line-break/>est in primis quos commemoravimus verum, tum vero in<text:line-break/>reliquis oimnbus. Nam ubi suppurat inflammatio, quod<text:line-break/>iulliumenta vitiata et debilitata sit-facultas, non potest non<text:line-break/>pulsibus inaequalitas quaedam et ordinis perturbatio moveri;<text:line-break/>huic cumulus accedit naturae cunr symptomate certamen.<text:line-break/>Humor enim putridus, qui modo huc, modo illuc fine or-<text:line-break/>dine confluit, tum spiritum transitu intercludit tum ad<text:line-break/>propulsanda naturam incitat quae molesta funt, unde ma-</text:span></text:p>
      <text:p text:style-name="P8"><text:span text:style-name="T14">ίΐ^ημίνων</text:span><text:span text:style-name="T3"> καί </text:span><text:span text:style-name="T3">υψηλού σφνγμοΰ, καὶ μὴ </text:span><text:span text:style-name="T3">περὶ πάντων ἐθέλειν</text:span></text:p>
      <text:p text:style-name="P10"><text:span text:style-name="T22">gnr </text:span><text:span text:style-name="T22">vehemeutesque et alti cderesque pulsus oriuntur. Paulo<text:line-break/>post autem ubi defatigatur pugnando facultas, aut siqua fir-<text:line-break/></text:span><text:span text:style-name="T22">mius </text:span><text:span text:style-name="T22">pars obstruatur, in contraria recidunt, </text:span><text:span text:style-name="T22">dum feipfarn<text:line-break/></text:span><text:span text:style-name="T22">concitet vitalis facultas, ac ad rejicienda quae </text:span><text:span text:style-name="T22">sibi sunt in-<text:line-break/></text:span><text:span text:style-name="T22">festa </text:span><text:span text:style-name="T47">fe</text:span><text:span text:style-name="T22"> convertat, ubi denuo altiores atque </text:span><text:span text:style-name="T22">vehementiores<text:line-break/></text:span><text:span text:style-name="T22">prioribus evadunt pulsus. Ergo quum </text:span><text:span text:style-name="T22">perpetua haec sit<text:line-break/></text:span><text:span text:style-name="T22">mutatio, inaequalitas in iis necessario quaedam </text:span><text:span text:style-name="T22">et ordinis<text:line-break/></text:span><text:span text:style-name="T22">perturbatio nascitur, eaque dum fiat </text:span><text:span text:style-name="T22">eruptio perdurat.<text:line-break/></text:span><text:span text:style-name="T22">Quanrobrein hecticus est dictus pulsus </text:span><text:span text:style-name="T22">illorum; quod quidem<text:line-break/></text:span><text:span text:style-name="T22">nomen recentioribus medicis significat constanter manere<text:line-break/>illum eundem et non in orbem veluti accessiones quasdam<text:line-break/>facere rursusque intervalla, quod in aliis </text:span><text:span text:style-name="T22">fit febribus. Per-'<text:line-break/></text:span><text:span text:style-name="T22">petua est enim illa in motu arteriarum agitatio, donec fiat<text:line-break/>eruptio; at dirupta parte quae suppurat, plane </text:span><text:span text:style-name="T22">erunt om-<text:line-break/>nia contraria. Ad </text:span><text:span text:style-name="T22">meminisse </text:span><text:span text:style-name="T22">oportet eorum quae de lato<text:line-break/></text:span><text:span text:style-name="T22">pulsu in secundo libro et de </text:span><text:span text:style-name="T22">alto </text:span><text:span text:style-name="T22">docuimus, </text:span><text:span text:style-name="T22">neque </text:span><text:span text:style-name="T22">hoc </text:span><text:span text:style-name="T22">po-</text:span></text:p>
      <text:p text:style-name="P8"><text:span text:style-name="T14">ίΐναι τών πνριττόντων. έπεί</text:span><text:span text:style-name="T3"> </text:span><text:span text:style-name="T3">καὶ </text:span><text:span text:style-name="T3">πυρέττονσι μὲν, ἄῥρωστοι</text:span></text:p>
      <text:p text:style-name="P10"><text:span text:style-name="T22">stulandum, ut de omnibus saepius repetamus. Nam vasa<text:line-break/>jam erumpente pure desinunt tendi, facultasque defessa est<text:line-break/>ex colluctatione-, ac necessario homo est attenuatus, quae<text:line-break/>ubi convenerunt, latus fit pulsus. Augebit porro multo<text:line-break/>magis ad feusurn quidem ejus speciem ascensus ante eru-'<text:line-break/>ptionem arteriarum. Siquidem quia illius adhuc fumus me-<text:line-break/>mores ,,. eique comparamus quae nunc apparent, pulsum<text:line-break/>reddi bene latum arbitramur.</text:span></text:p>
      <text:h text:style-name="Heading_20_2" text:outline-level="2">Cap. X.</text:h>
      <text:p text:style-name="P152"><text:span text:style-name="T22">Proximum est de marcescentibus caput, de<text:line-break/>quo etiam quae ad causam inveniendam faciunt; primo loco<text:line-break/>tradam, deinde caput ipsum ex isagoge adscribam. Nomen<text:line-break/>hic affectus invenit a flammis marcescentibus, quae desectu<text:line-break/>nutrimenti extinguntur. Ac nbi calor eodem modo mar-<text:line-break/>cescit nativus animantium, pulsus oportet esse languidos.<text:line-break/>Nam ita affectis facultas efficitur debilis. Quocirca etiam<text:line-break/>parvi fiunt; jam celeritate etiam quadam ridentur praediti,<text:line-break/>quod nec haec abesse a febricitantibus possit. </text:span><text:span text:style-name="T47">Quia</text:span><text:span text:style-name="T22"> autem et</text:span></text:p>
      <text:p text:style-name="P8"><text:span text:style-name="T22">febricitant et facultate sunt imbecilla, itaque pulsum habent<text:line-break/>parvum, necessario jam simul crebrum obtinent; id quod et<text:line-break/>iu libris prioribus </text:span><text:span text:style-name="T22">est </text:span><text:span text:style-name="T22">ostensum, luibecillitatem autem </text:span><text:span text:style-name="T47">fa-<text:line-break/>cultatis</text:span><text:span text:style-name="T22"> comitari item pulsum circumnutantem declaravimus,<text:line-break/>qui decurtatus est in utraque parte. Atque planum est, eos<text:line-break/>semper pulsum habituros undequaque similem: quod non ex<text:line-break/>humoribus affectus, </text:span><text:span text:style-name="T22">nec </text:span><text:span text:style-name="T22">ex spiritu procedat, fed in ipsis<text:line-break/>consistat folidis partibus. In his enim corporis habitus uni-<text:line-break/>versus ut carbo quidam factus 'est, qua de </text:span><text:span text:style-name="T47">re</text:span><text:span text:style-name="T22"> hecticosju-<text:line-break/>niores medici hos pulsus appellant. At quibus jam calor<text:line-break/>extinctus est totus, quod accidit potissimum scnibus, rarior<text:line-break/>quoque pulsus fit Hunc marcorem Philippus vocat ex<text:line-break/>morbo senium; quem fere habent senescentes et'interdum<text:line-break/>rigentes etiam. De quibus optime Philippus-scripsit. </text:span><text:span text:style-name="T22">non<text:line-break/></text:span><text:span text:style-name="T22">plane ignitis carbonibus hunc affectum similem esse, fed his<text:line-break/>qui ita extiugutmtur ut in cinerem jam vertantur. Haec</text:span></text:p>
      <text:p text:style-name="P8"><text:span text:style-name="T22">viro prudentia praedito certe ad reliqua intelligenda satis<text:line-break/>sunt, itaque caput nunc ex isagoge adscribemus.</text:span></text:p>
      <text:p text:style-name="P30"><text:span text:style-name="T47">Marcescentium pulsus non uno modo variat. Quare<text:line-break/>differentiis hi quam apertijsimis discernendi sunt. Qui<text:line-break/>una cum inflammatione, quae non discnsa sit, ernar~<text:line-break/>cuerint, languidos et celeriores valdeque crebros puljus<text:line-break/>habent, ac decurtatos magnitudine in uno ictu-, quos Ar-<text:line-break/>chigenes nutantes et circumnutantes appellat, ut aperte<text:line-break/>declaret disientionis brevitatem cum utriusque extremitatis<text:line-break/>quasi inclinatione.<text:tab/>A!eque enim ut praecisis affatim, scd</text:span></text:p>
      <text:p text:style-name="P31"><text:span text:style-name="T47">ceu partibus utrinque insiexis contrahitur decurtatus ma-<text:line-break/>gnitudine et in utrisque partibus. Atque hoc quidem non<text:line-break/>hi modo, </text:span><text:span text:style-name="T47">*</text:span><text:span text:style-name="T47">scd marcescentes qualibet de occasione habent<text:line-break/>fere omnes sc qui ex inflammatione marcescant, omnes ; </text:span><text:span text:style-name="T47">et<text:line-break/></text:span><text:span text:style-name="T47">alii item multi • nisi illi sane, qui de occulta quapiam in-<text:line-break/>flammatione marcescunt. Eritque hic marcescentium, ex<text:line-break/>inflammatione proprius, nulli. conveniens qui aliam ob<text:line-break/></text:span><text:span text:style-name="T38">ilAT.lEhJTIs </text:span><text:span text:style-name="T11">τηχτ τ-τ-<text:tab/></text:span><text:span text:style-name="T38">Kf</text:span></text:p>
      <text:p text:style-name="P8"><text:span text:style-name="T47">causam marcuerit. At Jiecticus omnibus marcescentibus<text:line-break/>puljus esi, qui quidem iis esi communijsimus. Securu-<text:line-break/>durn illum inaequalitas fecundum magnitudinem distentio-<text:line-break/>nis decurtata, quae etiam adesi plepisque , deinde crebri-<text:line-break/>tas, etenim haec quoque omnibus qui ex inflammatione<text:line-break/>marcuerint perpetua adhaeret- omnibusque adeo .qui- ob<text:line-break/>siyncopen ex corde, vel stomacho prosectam </text:span><text:span text:style-name="T47">in </text:span><text:span text:style-name="T47">praesens pe-<text:line-break/>riculum venerunt, ac deinde vini potione praeceps dedi—<text:line-break/>naverunt periculum, scd tempore tamen marcuerunt: nisi<text:line-break/>sane hos quoque dicas ex parvis inflammationibus perire,<text:line-break/>nobis incognitis. Siquidem siunt inter eos qui nutantem<text:line-break/>habeant pulsum, nisi etiam hos dicas ex insiamrnatione,<text:line-break/>alios citra insiarnmationem marcescere. Verum hoc in<text:line-break/>dubio esi. Pulsum igitur hi habent hecticum, languidum,<text:line-break/>admodum crebricm, quem nutantem quidam appellant- at-<text:line-break/>que alteramhanc marcescentes differentiam pulsuumsiunt<text:line-break/>sortiti. Alia item tertia esi eorum qui rarum habent;<text:line-break/>verum et his quum antegrestsa febris nulsius reddidit ere-</text:span></text:p>
      <text:p text:style-name="P32"><text:span text:style-name="T3"><text:tab/></text:span><text:span text:style-name="T22">k.</text:span><text:span text:style-name="T22"><text:tab/></text:span><text:span text:style-name="T22">— - -<text:tab/></text:span><text:span text:style-name="T47">j</text:span><text:span text:style-name="T22"> — -- . - -<text:tab/>- vw.qyovuj oqv</text:span></text:p>
      <text:p text:style-name="P10"><text:span text:style-name="T14">τον σωματος αντων</text:span><text:span text:style-name="T3"> πνρετοΰ </text:span><text:span text:style-name="T3">ο </text:span><text:span text:style-name="T3">σφν/μός οντος όνομάξεται.</text:span></text:p>
      <text:p text:style-name="P10"><text:span text:style-name="T22">bros, </text:span><text:span text:style-name="T47">tum facultatis extrema dijsolutio abunde efficit cre-<text:line-break/>bros. Quod autem intercedit, omnibus refrigeratis febri-<text:line-break/>bus, nondum tamen extinctis iis, in raritatem commutat.<text:line-break/>Genus hoc marcoris senibus proprium esi, praej'ertim quum<text:line-break/>aliquid 'vitii pulmo ei thorax contraxit, pdi febrilem reti-<text:line-break/>nent pulsus duritiem, etiam si rarus sit. Omnino paucis<text:line-break/>marcescentibus in aliam inaequalitatem pulsus ac illam<text:line-break/>quam diximus, magnitudinis, vertitur.</text:span></text:p>
      <text:h text:style-name="Heading_20_2" text:outline-level="2">Cap. Xl.</text:h>
      <text:p text:style-name="P152"><text:span text:style-name="T47">Phthisicorum quas vocant pulsus par-<text:line-break/>vus et languidus esi, mollisque et modice celer atque he-<text:line-break/>cticus.</text:span></text:p>
      <text:p text:style-name="P6"><text:span text:style-name="T22">Proxima est oratio de phthisicis quos vocant, qui<text:line-break/>pulsum facultatis imbecillitate parvum et languidum habent,'<text:line-break/>at non nimium celerem ut plerique febricitantes, quod non<text:line-break/>detineantur urente febre. Hi habent etiam pulsum hecti-<text:line-break/>cum, quod et febrem habeant hecticam: fic a febre; quae<text:line-break/>corporis occupavit universum habitum, appellatur pulsus;</text:span></text:p>
      <text:p text:style-name="P8"><text:span text:style-name="T22">ab his in libro ad tirones scripto caput sequitur de pe-<text:line-break/>iipneumonicis. Quod quidem hic visum mihi est adscri-<text:line-break/>berer habet autem ad hunc modum.</text:span></text:p>
      <text:h text:style-name="Heading_20_2" text:outline-level="2">Cap. Xl<text:span text:style-name="T96">I</text:span>.</text:h>
      <text:p text:style-name="P152"><text:span text:style-name="T47">Peripneumonicorum magnus esi pulsus<text:line-break/></text:span><text:span text:style-name="T47">et </text:span><text:span text:style-name="T47">languidus, mollisque similiter atque lethargicorum pul-<text:line-break/></text:span><text:span text:style-name="T47">jus</text:span><text:span text:style-name="T47">, </text:span><text:span text:style-name="T47">nisi </text:span><text:span text:style-name="T47">quatenus praepollet inaequalitate et in uno pul-<text:line-break/></text:span><text:span text:style-name="T47">si u et collectiva </text:span><text:span text:style-name="T47">quam vocant. lu uno ictu, quum veluti<text:line-break/></text:span><text:span text:style-name="T47">interpellatur </text:span><text:span text:style-name="T47">et undojus est ac dicrotus </text:span><text:span text:style-name="T47">interdum </text:span><text:span text:style-name="T47">sit-, in<text:line-break/></text:span><text:span text:style-name="T47">collectiva, </text:span><text:span text:style-name="T47">eum alias difsierentias habet, tum modo inter-<text:line-break/></text:span><text:span text:style-name="T47">mittit, </text:span><text:span text:style-name="T47">modo intercurrit.</text:span></text:p>
      <text:p text:style-name="P6"><text:span text:style-name="T22">Hoc caput est quod accurate quae peripneumonicis<text:line-break/>accidunt docet. Causas vero, fi memoriam habes eorum<text:line-break/>quae docuimus in primis commentariis, nullo negotio inve-<text:line-break/></text:span><text:span text:style-name="T22">neris. Neque </text:span><text:span text:style-name="T22">enim est mirum vel magnum </text:span><text:span text:style-name="T22">esse pulsum<text:line-break/>illorum, vel </text:span><text:span text:style-name="T22">languidum, vel inaequalem ob pulmonis </text:span><text:span text:style-name="T22">an-<text:line-break/>flammationem, visceris tam </text:span><text:span text:style-name="T22">laxi et </text:span><text:span text:style-name="T22">mollis, Iocisque inani-</text:span></text:p>
      <text:p text:style-name="P8"><text:span text:style-name="T47">ptvpatoi </text:span><text:span text:style-name="T14">ονχ</text:span><text:span text:style-name="T3"> </text:span><text:span text:style-name="T3">οιόν </text:span><text:span text:style-name="T3">τε </text:span><text:span text:style-name="T3">κτήσασθαι. </text:span><text:span text:style-name="T3">τον </text:span><text:span text:style-name="T3">γάρ χολωδεστἑρον τὸ</text:span></text:p>
      <text:p text:style-name="P10"><text:span text:style-name="T22">bus infinitis, pleni, tam porro vicini cordi. Nam quia la-<text:line-break/>xum est et molle et undique vacuum, </text:span><text:span text:style-name="T22">a </text:span><text:span text:style-name="T22">pituitosiore atque;<text:line-break/>crassiore sanguine inflammatur, qmim tenuis biliofusque<text:line-break/>fluat fere, nec in viscere ulla ratione densari possit, talis *<text:line-break/>fluxio, pituitosa inquam, tunicam irrigat vasorum, frangit<text:line-break/>autem vim facultatis quae in illis esu Quo fit ut magnos<text:line-break/>simul et languidos pulsus reddat Quia vero cordi etiam<text:line-break/>riscus est vicinum, multiformis generatur inaequalitas. Siqui-<text:line-break/>dem compressionibus arteriarum et constrictionibus, denique,<text:line-break/>affectibus plethoricis ostendimus inaequalitatem succedere, po-<text:line-break/>tissimum si finitimae fint cordi. Atqui quod in peripneu-<text:line-break/>monia comprimantur et graventur constringanturque, atque<text:line-break/>debiles sint pulmonis arteriae, quid refert dicere? Qua-<text:line-break/>propter pulsus iis dicrotus infrequens est, quamvis aliam<text:line-break/>habeant mullam inaequalitatem ; quod dicrotus fere semper<text:line-break/>vasis requirat quandam duritiem, quam quidem non coiitra-</text:span></text:p>
      <text:p text:style-name="P8"><text:span text:style-name="T22">hat ex pituitosa fluxione. Siquidem biliosioris munus est<text:line-break/>cogere, siccare, tendere, indurare. Quae quando minus<text:line-break/>saepe pulmonem infestat, sane erit rara quoque durities, </text:span><text:span text:style-name="T22">et </text:span><text:span text:style-name="T22">si<text:line-break/>haec., simul dicrotus pulsus etiam. Jam pro offensae </text:span><text:span text:style-name="T22">ma-<text:line-break/></text:span><text:span text:style-name="T22">gnitudine vel intermittentes pulsus, vel intercurrentes fore,<text:line-break/>etiam secundo libro declaratum est, quae si exciderunt, ne-<text:line-break/>quicquam haec leges; si retines, prolixiorem interprelatio-<text:line-break/>nem non' puto jam te desiderare. Nam quae in isagoge<text:line-break/>deinceps de peripneumonicis retulimus si primorum me-<text:line-break/>moriam retines, non'habent obscuras caulas, quandoqui-<text:line-break/></text:span><text:span text:style-name="T22">dem </text:span><text:span text:style-name="T22">hic quoque ipsum satis est caput duntaxat adscri-<text:line-break/>psisse.</text:span></text:p>
      <text:p text:style-name="P6"><text:span text:style-name="T47">Quum autem febre teneantur acuta omnes peripneu-<text:line-break/>matici, atque habeant adiunctum nonnihil comatis, utrum<text:line-break/>superius horum sit, pro ejus ratione potijsimum quantitas<text:line-break/>crebritatis invenitur, Jdam insigniorem si peripneurnonia<text:line-break/>febrem habeat, puljus erit multum creber: sin majus co-<text:line-break/>ma,.minuis creber</text:span><text:span text:style-name="T22"> erit.;</text:span></text:p>
      <text:p text:style-name="P8"><text:span text:style-name="T3">θερμότερος ἡ. </text:span><text:span text:style-name="T14">οτι δε </text:span><text:span text:style-name="T14">καί </text:span><text:span text:style-name="T14">άνωμάλους μαλλον </text:span><text:span text:style-name="T47">tvl.oyov </text:span><text:span text:style-name="T14">/</text:span></text:p>
      <text:p text:style-name="P10"><text:span text:style-name="T47">f„ </text:span><text:span text:style-name="T14">'•</text:span></text:p>
      <text:h text:style-name="Heading_20_2" text:outline-level="2">Cap. XIII.</text:h>
      <text:p text:style-name="P152"><text:span text:style-name="T47">Lethargicorum pulsas similis peripnei^ </text:span><text:span text:style-name="T47">t<text:line-break/></text:span><text:span text:style-name="T47">rnonicorum esi, magnitudine, imbecillitate, mollitie: Jsug</text:span><text:span text:style-name="T22"> j;<text:line-break/>eo esi </text:span><text:span text:style-name="T47">tardior rariorque ac minus inaequalis, intermittens<text:line-break/>potius quam intercurrens. Esi quum dicrotus siat </text:span><text:span text:style-name="T47">•, </text:span><text:span text:style-name="T47">at'su<text:line-break/>undosius semper in altis quidem saporibus esi, de quibussc<text:line-break/>haec dicuntur. Morborum enim pulsus exponimus, qui<text:line-break/>omnibus suis indiciis constent: quo, si qui aliquatenus de-<text:line-break/>ficiant , neque dum sint integri</text:span><text:span text:style-name="T47">, </text:span><text:span text:style-name="T47">satis cognoscere</text:span><text:span text:style-name="T22"> magnitu-<text:line-break/>dinem et qua </text:span><text:span text:style-name="T47">jam sunt praediti et quae accidere iis potesi,<text:line-break/>valeamus.</text:span></text:p>
      <text:p text:style-name="P6"><text:span text:style-name="T22">Lethargum quoque ex humore pituitoso gigni, in com-<text:line-break/>mentariis quos scparatim scripsimus De morbis ostensum<text:line-break/>est; unde merito ejus pulsus simillimus est peripneumoni-<text:line-break/>corurn, verum hoc tardior, quod procul a corde remotum<text:line-break/>est cerebrum. Nam pulmo quidem ob viciniam, quae ipsi<text:line-break/>intercedit cum corde, pulsus suo jure, quum calidior sit,<text:line-break/>celeriores ac crebriores creat. Jam vero etiam magis lu-</text:span></text:p>
      <text:p text:style-name="P8"><text:span text:style-name="T3">ῆ </text:span><text:span text:style-name="T3">σφυγμωδῶς διαστελλομένη. κατά δὲ τὸν αύτόν τρόπον καὶ<text:line-break/></text:span><text:span text:style-name="T22">aequales </text:span><text:span text:style-name="T47">eos</text:span><text:span text:style-name="T22"> merito esse ob viciniam, ne hoc quidem est<text:line-break/>obscurum, si prima retinuisti. Itaque intermittens eft po-<text:line-break/>tius quam, intercurrens pulsus lethargicorum, longe enim<text:line-break/>frigidior, et ut ita dicam, magis lethalis peripneumonia est<text:line-break/>morbus lethargici. Atqui frigido erat affectui proprius fa-<text:line-break/>cultatique valde refrigeratae pulsus intermittens.</text:span></text:p>
      <text:h text:style-name="Heading_20_2" text:outline-level="2">Cap. XIV.</text:h>
      <text:p text:style-name="P152"><text:span text:style-name="T47">Phreniticorum parvus pulsas esi, ra-<text:line-break/>rijsime autem conspectus esi magnus esae, et contentus<text:line-break/>est modice, durus et nervosius esi, valde esi celer et<text:line-break/>creber •, habet praeterea nonnihil undosi, interdumque vel<text:line-break/>fub tremere tibi videbitur, interdum etiam praecisius cum<text:line-break/>convulsione quadam. Quod enim febres in celeritate pro-<text:line-break/>prium habent siymptoma, hic obtinet dlarijsime, in utroque<text:line-break/>termino distentionis, praecipue externo. Invenias etiam<text:line-break/>inaequalitatis in situ genus insigniter aliquando in illo<text:line-break/>apparere; imo totam subinde arteriam siua sede deserta<text:line-break/>conspicias attolli potius cum vibratione ebullientem quam</text:span></text:p>
      <text:p text:style-name="P8"><text:span text:style-name="T47">SiaartLhitv</text:span><text:span text:style-name="T22"> </text:span><text:span text:style-name="T3">αύτἄς </text:span><text:span text:style-name="T47">lypM-q, dtvtat ydp </text:span><text:span text:style-name="T14">τούτου</text:span><text:span text:style-name="T3"> </text:span><text:span text:style-name="T3">διὰ τὸ </text:span><text:span text:style-name="T14">πλή&amp;ος<text:line-break/></text:span><text:span text:style-name="T47">quam contractam. At vero immodica ejus</text:span><text:span text:style-name="T22"> crebritas </text:span><text:span text:style-name="T47">proxi-<text:line-break/></text:span><text:span text:style-name="T47">mam </text:span><text:span text:style-name="T47">denunciat siyncopen.</text:span></text:p>
      <text:p text:style-name="P6"><text:span text:style-name="T22">Neque hic quidem causas illorum quae diximus in-<text:line-break/>venire magni laboris fuerit, si scias generari a bilioso hu-<text:line-break/>morc phrenitidem, ut.lethargum a pituitoso; si item hoc<text:line-break/>teneas, lethargum ex ipso potius cerebro, phrenitidem<text:line-break/>praecipue gigni ex tenni meninge et ex septo transverso.<text:line-break/>Quae si memineris, etiam parvos merito pulsus et duros<text:line-break/>esse, non habebis necesse discere; atqui si affectus calidus<text:line-break/>est, pulsus autem parvi, omnino etiam crebri sunt. Etenim<text:line-break/>prioris distentionis desectum demonstravimus ante in cre-<text:line-break/>britatem pulsus mutare. Porro, ut peripneumonicus pul-<text:line-break/>sus raro dicrotus fit,' quod nihil prorsus habeat duritiei: sic<text:line-break/>phreniticus rarissime undosus efficitur, propterea quod et<text:line-break/>hic plane pareat mollitie. Nam quod subtremere facultatis<text:line-break/>sit signum imbecillae aliis locis ostendimus. Ubi ergo<text:line-break/>quae in arteriis est facultas amplius distendere eas conetur, </text:span><text:span text:style-name="T22">'</text:span></text:p>
      <text:p text:style-name="P8"><text:span text:style-name="T3">σκληρότητι. </text:span><text:span text:style-name="T14">οταν</text:span><text:span text:style-name="T3"> γάρ ἐπεἰγτ/ μὲν ἡ χρεἰα, καὶ διὰ τοΰθ’</text:span></text:p>
      <text:p text:style-name="P10"><text:span text:style-name="T22">nam hoc ob caloris abundantiam desiderat, idque durities<text:line-break/>tunicae prohibeat, videtur pulsus quodammodo subtremere.<text:line-break/>Plane tunc hoc potissimum accidit, ubi immineat syncope;<text:line-break/>quomodo ubi convulsio </text:span><text:span text:style-name="T22">, </text:span><text:span text:style-name="T22">etiam motus est pulsuum convulsi-<text:line-break/>vus. At hoc phrenitici habenfperpetuum, ut cum convul-<text:line-break/>sione quadam motus abrumpatur, non desinat paulatim; vi-<text:line-break/>get enim calor suntque dura instrumenta. Quum enim<text:line-break/>cupiat arterias amplius facultas distendere, obstat tunicarum<text:line-break/>durities; unde violentia procedit et praecisio illa convulsiva.<text:line-break/>Sic incipiunt etiam arteriae distendi subito et affatim, quasi<text:line-break/>exilientes magis quam pedetentim distentae. Sic etiam ex<text:line-break/>inflammatione febricitantibus cunctis id his plus, illis minus<text:line-break/>videtur accidere; non in motus tantum fine, scd ab initio<text:line-break/>statirn. Omnium horum causa est communis, usits pul-<text:line-break/>suum auctus, una cum duritie tunicae. Nam quum, instet<text:line-break/>usus, eoque quasi in magnam facultas celeremque erum-</text:span></text:p>
      <text:p text:style-name="P33"><text:span text:style-name="T14">&gt; ' </text:span><text:span text:style-name="T47">*» </text:span><text:span text:style-name="T47">i </text:span><text:span text:style-name="T47">!<text:tab/>’</text:span><text:span text:style-name="T47"><text:tab/></text:span><text:span text:style-name="T47">•<text:tab/>* </text:span><text:span text:style-name="T47">Si' </text:span><text:span text:style-name="T47">y </text:span><text:span text:style-name="T47"><text:tab/>.»</text:span></text:p>
      <text:p text:style-name="P10"><text:span text:style-name="T14">εγρυααν.</text:span></text:p>
      <text:p text:style-name="P10"><text:span text:style-name="T22">pat distentionem</text:span><text:span text:style-name="T22">, </text:span><text:span text:style-name="T22">renitatur autem durities instrumentorum,<text:line-break/>lu ideam illam quam retulimus necesse est ut incidat mo-<text:line-break/>tus. Quin etiam ob eandem hanc siccitatem et duritiem<text:line-break/>tensionemque. vasorum, non mirum est, si intelligant, qui<text:line-break/>priora meminerunt, rideri pulsum insitu inaequalem: at<text:line-break/>ne hoc quidem', insignem crebritatem instare, signisicare<text:line-break/>syncopen. Ab imbecllla enim facultate ostendimus oriri<text:line-break/>- . _<text:line-break/>crebritatem.</text:span></text:p>
      <text:h text:style-name="Heading_20_2" text:outline-level="2">Cap. XV.</text:h>
      <text:p text:style-name="P152"><text:span text:style-name="T22">Posthac sermo mihi est de affectu, qui<text:line-break/>mixtus esse ex phrenitide et lethargo videtur; qui ideo etiam<text:line-break/>pulsus habet inter utrunque affectum ambigentes. Naturam<text:line-break/>hujus affectus alibi declaravimus. Itaque pulsus eum me-<text:line-break/>rito habere mixtos, quum sit etiam ipse natura mixta, non<text:line-break/>mirum esu Quamobrem si id noris, non requiras jam<text:line-break/>longiorem interpretationem; scd fi caput hic quoque, ad-<text:line-break/>scripfero ex isagoge, satis erit. Habet autem ad hunc .<text:line-break/>modum.</text:span></text:p>
      <text:p text:style-name="P7"><text:span text:style-name="T47">Jam etiam alius esi asiecius, qui sive medio loco po~<text:line-break/>nendus sit inter lethargum et plirenitin , ut qui cum neutro<text:line-break/>in totum conveniat, sive communis ejse ambobus existiman-<text:line-break/>dus, ut ex phrenitidis speciebus et lethargi mixtus, juo<text:line-break/>loco considerabimus. Nunc de ejus pulsibus agemus ,• ut<text:line-break/>ne quasi aenigma quoddam propositum sit per signa, quae<text:line-break/>cum eo junt connexa, eum ob oculos ponam. Connivent<text:line-break/>sere oculis, somnolenti sunt, atque stertunt, rurjus oculis<text:line-break/>fixis ac inconniventibus diutisisime, ut catochi, intuen-<text:line-break/>tur ; et si quid roges atque ad colloquium, compellas,<text:line-break/>difficiles sunt ud respondendum et. tardi. Plerunque<text:line-break/>etiam stulte loquuntur, nec recte erejpondent, ac temere<text:line-break/>nugantur. Is esi astscctus, quem dico, qni ex signis sibi<text:line-break/>adjunctis desectu proprii nominis cognoscitur. Pulsus<text:line-break/>ejus celeres siunt et crebri, perinde ut phreniticorum, mi-<text:line-break/>nus tamen; et roboris item minus ac illi obtinent. Lati<text:line-break/>autem Juni et externum motum non habent sidito trtrn-</text:span></text:p>
      <text:p text:style-name="P7"><text:span text:style-name="T11">..... -</text:span><text:span text:style-name="T38">unuo o ijuuucv</text:span><text:span text:style-name="T22">uil,</text:span><text:span text:style-name="T38"> fucttx </text:span><text:span text:style-name="T11">Λνο </text:span><text:span text:style-name="T38">c tx ty-yyjvcx^.</text:span></text:p>
      <text:p text:style-name="P6"><text:span text:style-name="T47">catum; scd alio modo veluti intro sc proripientes siubter-<text:line-break/>sugiunt, ac concitant contradictionem, et quasi Jusisu-<text:line-break/>rantur distentionem- verum in eu pulsui phreniticorum<text:line-break/>non sunt similes, quod truncatione illa careant.</text:span></text:p>
      <text:h text:style-name="Heading_20_2" text:outline-level="2">Cap. XVI.</text:h>
      <text:p text:style-name="P34"><text:span text:style-name="T47">Catochorum puljus </text:span><text:span text:style-name="T14">, (κατογσυζ </text:span><text:span text:style-name="T47">enim et</text:span></text:p>
      <text:p text:style-name="P6"><text:span text:style-name="T14">κατίγομένονς </text:span><text:span text:style-name="T47">veteres appellabant; juniores ipsum ajsectum<text:line-break/></text:span><text:span text:style-name="T14">χατοχφν </text:span><text:span text:style-name="T47">et </text:span><text:span text:style-name="T14">ν.ατάληφιν~ </text:span><text:span text:style-name="T47">vocant) caetera lethargicis similes<text:line-break/>sunt, magnitudine, tarditate</text:span><text:span text:style-name="T47">, crebritate</text:span><text:span text:style-name="T47">; . ut nec totius<text:line-break/>hujus affectus species late ab eo dijsidet. Catochorum<text:line-break/>tamen non imbecillus esi pulsus, nec mollis, scd in sti</text:span><text:span text:style-name="T62">3<text:line-break/></text:span><text:span text:style-name="T62">t</text:span><text:span text:style-name="T47"> </text:span><text:span text:style-name="T47">sane multum dijscrt; ut etiam ifi Jioc, quod laxatur<text:line-break/>lethargicis atque intumescit universum corpus; contra<text:line-break/>stipatur et cogitur catodhis. Ad haec inaequalitate- et<text:line-break/>aequalitate inter sc distant. Aequalis erum pulsus dsi<text:line-break/>catochorum, inaequalis lethargicorum. Archigenes arte-<text:line-break/>riae locum auctor esi proprie in iis inveniri calidiorem,<text:line-break/>sicut illis quibus convulsio imminet</text:span><text:span text:style-name="T47">, - </text:span><text:span text:style-name="T47">aum sopore.</text:span></text:p>
      <text:p text:style-name="P8"><text:span text:style-name="T3">ως πεφρικος, οιον </text:span><text:span text:style-name="T3">το </text:span><text:span text:style-name="T3">πνρεκτικον, καὶ </text:span><text:span text:style-name="T14">μαλισθ? ως εν επιση-</text:span></text:p>
      <text:p text:style-name="P6"><text:span text:style-name="T22">Universa pene alia cum lethargicis conveniunt cato-<text:line-break/>clns, praeter quod immutescat habitus et veluti obstupescat,<text:line-break/>undepulfibus mutatur tum remissio tum mollities; illa, quod<text:line-break/>cum intemperies nondum universum habitum occupavit, firma<text:line-break/>sit facultas. Nec vero mclhtiem habent, quod nec tunicam<text:line-break/>etiam arteriae mollem. Arteriae vero regionem non scm-<text:line-break/>per equidem reperi calidiorem, fere tamen invenitur ma-<text:line-break/>nifeste calidior. Causa est et in hoc affectu et in aliis, ubi<text:line-break/>invenitur idem symptoma, quod refrigeratio habitus non<text:line-break/>aeque arterias attigerit. Etenim inaequali intemperiei' multa<text:line-break/>talia usu veniunt. Ac, videtur quidem calidior locus arte-,<text:line-break/>riarum finitimis circurnrirca, modo quod caleat magis; modo<text:line-break/>quod minus quam circurnpofita fit frigidus.</text:span></text:p>
      <text:h text:style-name="Heading_20_2" text:outline-level="2">Cap. X<text:span text:style-name="T98">VII</text:span>.</text:h>
      <text:p text:style-name="P152"><text:span text:style-name="T47">Convulsorum ipsum corpus arteriae<text:line-break/>videtur contractum et undequmque coarctatum, non ceu<text:line-break/>compreffum sit </text:span><text:span text:style-name="T14">α </text:span><text:span text:style-name="T47">quopiam , vel constipatum, nec etiam vel-<text:line-break/>uti rigidum, ut in scbrc, praesertim in accejsionibus.</text:span></text:p>
      <text:p text:style-name="P8"><text:span text:style-name="T47">necrvero ut prae duritie ad intentionem contumax • veluti<text:line-break/>quod sit diuturnitate temporis, praejeriim quum quid of-<text:line-break/>fensum sit, vel viscera vitiata - scd'ut corpus nervosum<text:line-break/>cavumque, veluti intestinum</text:span><text:span text:style-name="T47">, </text:span><text:span text:style-name="T47">awt simile, cx utroque sine<text:line-break/>intentum. Ad eundem modum inaequalis motus esi arte-<text:line-break/>riae in modum chordae sursum deorsumque agitatae.</text:span><text:span text:style-name="T22"> . 2Ve-<text:line-break/>que </text:span><text:span text:style-name="T47">enim Jpacies distentionis vel contractionis repraescrv-<text:line-break/>tatur: verum vibrationi potius similis esi, ceu exilientis<text:line-break/>sursum, iterumque retractae intro. Quod ne constituto<text:line-break/>quidem</text:span><text:span text:style-name="T22"> tempore </text:span><text:span text:style-name="T47">habet, scd uno suepe tempore dlia ejus<text:line-break/>pars videtur ferri sursum , veluti ejaculata- altera sintro<text:line-break/>ceu a quopiam attracta- atque 'una moveri celeriter, al-<text:line-break/>tera tarde. Jam vehemens quoque et magnus convulsio-<text:line-break/>rum puljus videtur ejse. Esi vero hic non imbecillus, ne-<text:line-break/>que parvus ; non perinde tamen, ut videtur, . vehemens,<text:line-break/>vel magnus. Ictus enim imponit, dum ob tensionem vali-<text:line-break/>dus , ob vibrationem exilire appareat. Quamdbrem altior<text:line-break/>interdum videtur ac veluti strepitum quendam ad tactum</text:span></text:p>
      <text:p text:style-name="P8"><text:span text:style-name="T47">edit ajperum. Sane neminem, qui quidem sit expertus,<text:line-break/>fugiat hic pulsius. Quippe nulli esi similis vel tensione<text:line-break/>in utranque partem, vel 'convulsione motusr At quando<text:line-break/>cum pulsa sopitorum commixtus esi, difficillime motus de-<text:line-break/>prehenditur • salusque qui ad amujsim utrunque cognoscere<text:line-break/>Jeparatim meditatus esi, poterit consusas cognoscere.</text:span></text:p>
      <text:p text:style-name="P6"><text:span text:style-name="T22">Habes caput ex isagoge. Causa autem illorum aperta<text:line-break/>est, si memineris inter se principia consentire.</text:span></text:p>
      <text:h text:style-name="Heading_20_2" text:outline-level="2">Cap. XVIII.</text:h>
      <text:p text:style-name="P152"><text:span text:style-name="T47">Paralyticorum parvus pulsus et lan-<text:line-break/>guidus tardusque esi. Nonnullis rarus quoque, alus<text:line-break/>creber , scd nonnihil^ inordinate intermittens.</text:span></text:p>
      <text:p text:style-name="P6"><text:span text:style-name="T22">Pulsus paralyticorum quia frigidus morbus est, par-<text:line-break/>vus est et tarduslanguidus etiam, quod facultas imbecil-<text:line-break/>lior sit. Quod si major in illis dissolutio facultatis exoria-<text:line-break/>tur, creber simul et inaequalis erit intennittensque nonnui-<text:line-break/>hss fao.rdinate. Causa est ante exposita in secundo libro<text:line-break/>hoium. commentari or um.</text:span></text:p>
      <text:h text:style-name="P4" text:outline-level="2">Cap. XIX.</text:h>
      <text:p text:style-name="P152"><text:span text:style-name="T47">Comitialium et attonitorum similes pul-<text:line-break/>sem siunt. Quare de comitialibus quae exponemus, eadem<text:line-break/>de attonitis, scd cumulatius accipienda Juni. Dum mo-<text:line-break/>dice infestatur natura, neque dum eam multum superavit<text:line-break/>morbus,. nullum invenias mutationem insignem, magnitu-<text:line-break/>dinis, vehementiae, celeritatis, crebritatis et duritiei-<text:line-break/>tantum esi convulsius, intenta jure utrinque arteria. Sin<text:line-break/>autem gravis sit affectus , ut oneret facultatem, inaequa-<text:line-break/>litatem quandam comparat atque tensionem validam, ac<text:line-break/>minor</text:span><text:span text:style-name="T47">, </text:span><text:span text:style-name="T47">languidior, rarus tardusque efficitur. Si com-<text:line-break/>primat magnopere et facultatem dejiciat, languidos, par-<text:line-break/>dos crdbrosque creat.</text:span></text:p>
      <text:p text:style-name="P6"><text:span text:style-name="T22">Caput hoc esu </text:span><text:span text:style-name="T22">- </text:span><text:span text:style-name="T22">At. tantum abest ut novam interpre-<text:line-break/>tationem hi pulsus </text:span><text:span text:style-name="T22">desiderent </text:span><text:span text:style-name="T22">ad causas luveniendas, ut etiam<text:line-break/>dilucide illa consument, quae in horum commentariorum<text:line-break/></text:span><text:span text:style-name="T22">primo </text:span><text:span text:style-name="T22">et secundo tradidimus.</text:span></text:p>
      <text:h text:style-name="Heading_20_2" text:outline-level="2">Cap. XX.</text:h>
      <text:p text:style-name="P35"><text:span text:style-name="T47">Anginae pulsus tensionem quandam ha-<text:line-break/></text:span><text:span text:style-name="T22">n AT/F.vrrs' </text:span><text:span text:style-name="T3">τίητ. </text:span><text:span text:style-name="T22">rsr.<text:tab/>M</text:span></text:p>
      <text:p text:style-name="P8"><text:span text:style-name="T47">bet ei </text:span><text:span text:style-name="T47">quam </text:span><text:span text:style-name="T47">convulsurus habet persimilem, magnus, esi et<text:line-break/>undojus, ut pulsus peripneumonicorum, ac utrum in-<text:line-break/>signiter in eo polleat, pro</text:span><text:span text:style-name="T22"> eo </text:span><text:span text:style-name="T47">expectanda mutatio esi. Nam<text:line-break/>si peripneumonica species superior sit, in peripneumortiam ;<text:line-break/>si vero convulsiva, in spascnum angina desinet. Quicun-<text:line-break/>que autem ex illis vehementer suffocantur, parvum hi ha-<text:line-break/>bent et rarum pulsum; ubi jam animam agant, crebrum<text:line-break/>atque inaequalem.</text:span></text:p>
      <text:p text:style-name="P6"><text:span text:style-name="T22">Omnis inflammatio, quae consentiens sibi principium<text:line-break/>habet, commune obtinet symptoma, tensionem pulsuum;<text:line-break/>verum hoc faciunt praecipue inflammationes nervosorum<text:line-break/>corporum et quae sunt principio finitimae; itaque nec an-<text:line-break/>ginae pulsus vacat tensione, sed vel plus;vel minus ejus<text:line-break/>habet; quod ex humore fit confluente, qui vel biliosior,<text:line-break/>vel pituitofior fit et ex ipsorum etiam instrumentorum cer-<text:line-break/>vicis djsserentia. Siquidem nervosiora et contentiora vehe-<text:line-break/>mentius pulsum tendunt, carnosa et remissa undosiorem</text:span></text:p>
      <text:p text:style-name="P8"><text:span text:style-name="T3">ατακτος, νπεκΛειπων, και τηςμεν μεσης τη κακιφ πνκνος,</text:span></text:p>
      <text:p text:style-name="P10"><text:span text:style-name="T22">reddunt Caetera </text:span><text:span text:style-name="T47">clara</text:span><text:span text:style-name="T22"> sunt hujus capitis, nisi quod dictum<text:line-break/>ad exitum est, qui illorum suffocantur, hos pulsum habere<text:line-break/></text:span><text:span text:style-name="T22">parvum </text:span><text:span text:style-name="T22">et rarum, inter moriendum crebrum ac inaequa-<text:line-break/>lem. Sic eniin res habet; quum incipiunt suffocari, fiunt<text:line-break/>arteriarum'minores et rariores distentiones; quod imbecilla<text:line-break/>jam facultas sit et usus imminutus. Inde ubi morti jam sunt<text:line-break/>proximi, molitur quidem facultas attrahere crebrius, quod<text:line-break/>substantia deficiat jam spiritus animalis: fed quuin imbecilla<text:line-break/>sit, parvas distentiones necessario efficit; et quia parvas,<text:line-break/>ideo crebras. Nam de hoc diximus ante. Postea subito<text:line-break/>veluti. nicta, saepe subsistit, saepe cupit subsistere. ’ Quo-<text:line-break/>rum alterum intermittentem, alternni rarum pulsum creat,<text:line-break/>ambo inaequalem in hujus generis differentia.</text:span></text:p>
      <text:h text:style-name="Heading_20_2" text:outline-level="2">Cap. XX<text:span text:style-name="T98">I</text:span>.</text:h>
      <text:p text:style-name="P153"><text:span text:style-name="T47">Orthopnoea </text:span><text:span text:style-name="T47">acuta </text:span><text:span text:style-name="T47">inaequalem et inor-<text:line-break/>dinatum </text:span><text:span text:style-name="T47">pulsum 'habet et nonsuihid </text:span><text:span text:style-name="T47">deficientem. Quae</text:span></text:p>
      <text:p text:style-name="P10"><text:span text:style-name="T47">N.</text:span><text:span text:style-name="T22"> </text:span><text:span text:style-name="T22">3</text:span></text:p>
      <text:p text:style-name="P36"><text:span text:style-name="T47">mediocriter esi gravis, crebrum; quae violentijsima, tar-<text:line-break/>dum et deficientem -, quae jam perimit hominem,</text:span><text:span text:style-name="T22"> crebrum<text:line-break/>et </text:span><text:span text:style-name="T47">languidum.,<text:tab/></text:span><text:span text:style-name="T47">• </text:span><text:span text:style-name="T47">•</text:span></text:p>
      <text:p text:style-name="P6"><text:span text:style-name="T22">Diuturni morbi, quem orthopnoeam appellant, aculae<text:line-break/>sunt accessiones, ut morbi comitialis.' Ergo cum lu his,<text:line-break/>tum marime in caeleris orthopnoeis omnibus, quae quo-<text:line-break/>cunque modo repente fiunt; pulsus omnino inaequales et in-<text:line-break/>ordinati sunt et nonnihil deficientes, propter causas quas<text:line-break/>commemorari paulo ante. Jam pro diverfitate offensae<text:line-break/>vel crebri magis, vel rari. Nam celeres quidem ob faculta-<text:line-break/>tis imbecillitatem fiunt nunquam. At fi mediocris offensa<text:line-break/>sit, creber magis simulque inaequalis </text:span><text:span text:style-name="T22">ac </text:span><text:span text:style-name="T22">nonnihil deficiens.<text:line-break/>Nam in orationis principio haec dicta sunt, ut inseparata.<text:line-break/>Quamobrem autem, ubi urgeat usus et facultas fit imbecilla,<text:line-break/>creber fiat, ante declaravimus: sicut quum extincta jam fa-<text:line-break/>cultas fit, tardus simul et deficiens; ambo enim adjunctae<text:line-break/>haec facultati sunt, quae moveri amplius nequeat. At in<text:line-break/>morte jam, quum spiritum animalem natura impensissime</text:span></text:p>
      <text:p text:style-name="P8"><text:span text:style-name="T3">καὶ </text:span><text:span text:style-name="T14">υφ ημα,ν εν τφ παροντι </text:span><text:span text:style-name="T14">το </text:span><text:span text:style-name="T14">στόμα της</text:span><text:span text:style-name="T3"> κοιλίας </text:span><text:span text:style-name="T3">διὰ </text:span><text:span text:style-name="T3">τὴν<text:line-break/></text:span><text:span text:style-name="T22">requirat, imbecilla autem facultas fit, ad movendum impel-<text:line-break/>lente usu fe confert; quia vero attollere tantum arteriam<text:line-break/>quantum postulat usus non valet, necessario pulsus reddit<text:line-break/>crebros, ibique modico post tempore, quum omnes suas </text:span><text:span text:style-name="T47">vi-<text:line-break/>res</text:span><text:span text:style-name="T22"> explicaverit, statim extinguitur universa.</text:span></text:p>
      <text:h text:style-name="Heading_20_2" text:outline-level="2">Cap. XXll.</text:h>
      <text:p text:style-name="P153"><text:span text:style-name="T47">Uterinae suffocationis pulsus, ut si<text:line-break/>convelleretur, protensus esi, et rarus- quod si exitialis<text:line-break/>sit fusiocatio , creber, inordinatus, et nonnihil deficiens.</text:span></text:p>
      <text:p text:style-name="P6"><text:span text:style-name="T22">Ne hic quidem dissirilis est causa, si priorum memo-<text:line-break/>riam retineas. Quum enim nervosus fit locus affectus, par<text:line-break/>est ut protendatur pulsus, quali convulfivus fit. Quia vero<text:line-break/>affectus frigidus est, adjuncta est raritas. At ubi jam prorsus<text:line-break/>dissolvatur facultas, recte creber fit, simulque inaequalis </text:span><text:span text:style-name="T56">e</text:span><text:span text:style-name="T22">t<text:line-break/>nonnihil deficiens. Nam de his ante declaravimus, ubi urgeat<text:line-break/>usus et affecta facultas fit, necessario eum pulsum generari.</text:span></text:p>
      <text:h text:style-name="Heading_20_2" text:outline-level="2">Cap. XX<text:span text:style-name="T98">II</text:span>I.</text:h>
      <text:p text:style-name="P152"><text:span text:style-name="T47">Stomachus, affectus, sut sic etium vo-<text:line-break/>cemus in praesentia os. ventriculi, quod is usus apud vusc .</text:span></text:p>
      <text:p text:style-name="P8"><text:span text:style-name="T47">gus obtinuit) non uno modo </text:span><text:span text:style-name="T47">commutat </text:span><text:span text:style-name="T47">pulsum. Nam si<text:line-break/>inflammatus sit duntaxat, ita mutat pulsum ut corporis<text:line-break/>nervosi diximui inflammationem salere - si comprimatur,<text:line-break/>vellicetur, langttascat, singultiat, vomad, nauseet, fasti-<text:line-break/>diat, doleat, pro genere sarnptornatis. Nam vellicatio-<text:line-break/>nes, vomitus, nauseae, singultus et languor</text:span><text:span text:style-name="T47">, </text:span><text:span text:style-name="T47">non solum<text:line-break/>parvum et languidum efficiunt, et interdum etiam modice<text:line-break/>celeriorem, vei-um etiam admodum crebrum. Sola vero<text:line-break/>Cornpresito, remotis illis omnibus rarum, tardum, parvum<text:line-break/>et languidum ,• </text:span><text:span text:style-name="T22">ea compressio </text:span><text:span text:style-name="T47">tum a cibis oritur</text:span><text:span text:style-name="T22"> gravanti-<text:line-break/></text:span><text:span text:style-name="T47">bus, neque ulla insigni praeditis virtute r scd scia abun-<text:line-break/>dantia</text:span><text:span text:style-name="T22"> moiesiis-,- • </text:span><text:span text:style-name="T47">tum</text:span><text:span text:style-name="T22"> ab </text:span><text:span text:style-name="T47">humoribus quibusdam, qui in<text:line-break/>eum constuant, non tnordicantibus. Quae si ab his simul<text:line-break/>refrigeretur, tum vero vel maxime tulis pulsus exisiet.<text:line-break/>Ac bultmo affectorum talis puljus esi. At omnes quidem<text:line-break/>affectus, qui in crebritatem mutent, si diuturni sint, vel<text:line-break/>evaserint graviores, pulsium vermiculantem creant. Qui<text:line-break/>frero in raritatem, praeter quod commemoratas differentias</text:span></text:p>
      <text:p text:style-name="P8"><text:span text:style-name="T14">εστι</text:span><text:span text:style-name="T3"> </text:span><text:span text:style-name="T3">δ’ </text:span><text:span text:style-name="T14">οπ καί </text:span><text:span text:style-name="T47">(suasa</text:span><text:span text:style-name="T22"> </text:span><text:span text:style-name="T3">θάττων. ῶσπερ γάρ </text:span><text:span text:style-name="T3">καί </text:span><text:span text:style-name="T3">ήμεις </text:span><text:span text:style-name="T14">αύτυί '<text:line-break/></text:span><text:span text:style-name="T47">adaugent</text:span><text:span text:style-name="T14">, </text:span><text:span text:style-name="T47">talem praeterea speciem inaequalitatis in uno<text:line-break/>pulsu generant, ut multis locis pertusum corpus arteriae<text:line-break/>videatur, neque </text:span><text:span text:style-name="T47">este </text:span><text:span text:style-name="T47">continuum • ac sentit tactiis in disien-<text:line-break/></text:span><text:span text:style-name="T22">tione </text:span><text:span text:style-name="T47">veluti arenae occursum.</text:span></text:p>
      <text:p text:style-name="P6"><text:span text:style-name="T22">Caput ex isagoge hoc est. Causas illorum, quaecunque •<text:line-break/>valde perspicuae sunt memori priorum, praeteribo, expo-<text:line-break/>nam autem obscuriores. Quum enim debilitetur facultas<text:line-break/>aut per se, puta ex intemperie: aut de causa aliqua exter-<text:line-break/>na, ut vel gravetur, vel irritetur prave, gravata quidem<text:line-break/>parvum, tardum, rarum pulsum edity parvum, quod facul-<text:line-break/>tas laesa fit; tardum, quum ob hoc, tum ob usum dissolu-<text:line-break/>tum. Frigidi sunt enim qui facultatem onerant affectus;<text:line-break/>itaque rarus quoque esu Nam dissoluto usu talem osten-<text:line-break/>dimus pulsum gigni. At ex irritantibus duntaxat et mole-<text:line-break/>stantibus facultatem affectibus parvus etiam fit et languidus<text:line-break/>ob offensionem facultatis, et creber, quod languidus sit.<text:line-break/>Nonnunquam aliquanto etiam celerior est. Quomodo suili-</text:span></text:p>
      <text:p text:style-name="P8"><text:span text:style-name="T22">cet nos </text:span><text:span text:style-name="T22">etiam, ubi </text:span><text:span text:style-name="T22">imbecilliores </text:span><text:span text:style-name="T22">simus ac necessitate qua-<text:line-break/>piam compellamur, plurimum quidem penibus progressi ne.<text:line-break/>quimus, scd quoad possimus, progressum nostrum magis<text:line-break/>concitamus et continuamus; ad eumdem modum facultas,<text:line-break/>quae arterias movet, ubi ad motum adigatur ab usu et sit<text:line-break/>imbecilla, non poterit moliri magnas distentiones, sed ali-<text:line-break/>quanto celeriores, ac tanto crebriores quanto minus usum<text:line-break/>compleant distentiones. Quare par est, ut quum affectus<text:line-break/>stomachi, qui in crebritatem pulsum convertunt, lucrescant,<text:line-break/>hos vermiculans quem vocant consequatur pulsus. Hic<text:line-break/>enim facultati quae dissolvitur peculiaris erat; at iis qui<text:line-break/>in raritatem, ille, qui veluti pertusus est, comitatur, qui ex<text:line-break/>intemperie ipsorum instrumentorum oritur.</text:span></text:p>
      <text:h text:style-name="Heading_20_2" text:outline-level="2">Cap. XXIV.</text:h>
      <text:p text:style-name="P152"><text:span text:style-name="T47">Hydropum puljus, ascitae parvus,<text:line-break/>crebrior, subdurus cum quadam tensione esi-, tympanitae,<text:line-break/>longior,</text:span><text:span text:style-name="T22"> non </text:span><text:span text:style-name="T47">imbecillus, celerior, crdbcr, subdurus, cum<text:line-break/>quadam tensione', illius</text:span><text:span text:style-name="T22"> </text:span><text:span text:style-name="T22">quem </text:span><text:span text:style-name="T47">anasarca vocant, undosus,<text:line-break/>latior, mollis que.</text:span></text:p>
      <text:p text:style-name="P8"><text:span text:style-name="T3">κειμένων αυταις σωμἁτων θλἰβωνται, μακρός δὲ ἐκ τῶν ἑναν-</text:span></text:p>
      <text:p text:style-name="P6"><text:span text:style-name="T22">Hydrops ascites copiam acervans non modicam in<text:line-break/>ventre humoris aquosi una fecum magnas arterias afficit,<text:line-break/>ut intendat pariter et gravet et refrigeret. Tenuit autem<text:line-break/>una cum aliis quae eo loci sunt; gravat ob pondus; resti-<text:line-break/>gerat ob nimiam humiditatem; ac tensionis quidem nomine<text:line-break/>pulsum reddit merito cum quadam tensione subdurum. Quia<text:line-break/>vero sacultas laesa et refrigerata est, minorem; jam quo mi-<text:line-break/>norem justo, hoc etiam crebriorem, praesertim ubi adjun-<text:line-break/>cta sit febris. Tympanites minus gravat et magnas arterias<text:line-break/>et semel universam facultatem, verum non minus tenuit,<text:line-break/>quae res facit ut perinde ac lu ascitis pulsus subdurus sit<text:line-break/>cum quadam tensione. At aliquanto illo est celerior rnluus-<text:line-break/>que imbecillus; creber vero iisdem de causis atque ille, lon-<text:line-break/>gior ob lenitatem tegentium arterias corporum. Siquidem<text:line-break/>brevem pulsum lu libro secundo ostendimus fieri, ubi pon-<text:line-break/>dere et numero incumbentium corporum arteriae et ciccum-<text:line-break/>dantium ipsas premantur; longum ex coutrariis causis, qua-</text:span></text:p>
      <text:p text:style-name="P8"><text:span text:style-name="T3">χιτῶνα </text:span><text:span text:style-name="T3">τῶν </text:span><text:span text:style-name="T3">άρτηριῶν σκληρότερον ἐργαξόμενος</text:span><text:span text:style-name="T3">, </text:span><text:span text:style-name="T3">ἅμα</text:span></text:p>
      <text:p text:style-name="P10"><text:span text:style-name="T22">rum est summa lucumbentium corporum lenitas; quae qui-<text:line-break/>dem fit etiam in tympanite. Etenim spiritu universum cor-<text:line-break/>pus impleti Restat hydrops qui </text:span><text:span text:style-name="T3">κατὰ σάρκα </text:span><text:span text:style-name="T22">et </text:span><text:span text:style-name="T3">άνἄ σάρκα<text:line-break/></text:span><text:span text:style-name="T22">appellatur. Haec quia imbuit totum habitum humore </text:span><text:span text:style-name="T47">co-<text:line-break/>pia </text:span><text:span text:style-name="T47">fo,</text:span><text:span text:style-name="T22"> </text:span><text:span text:style-name="T22">tum tunicas reddit arteriarum molles, tum pulsus<text:line-break/>molles, undosos latioresque facit.</text:span></text:p>
      <text:h text:style-name="Heading_20_2" text:outline-level="2">Cap. XXV.</text:h>
      <text:p text:style-name="P152"><text:span text:style-name="T47">Elephanticorum pulsus parvus, lan-<text:line-break/>guidus , tardus creherque esi.</text:span></text:p>
      <text:p text:style-name="P6"><text:span text:style-name="T22">Qui elephantiasi laborant, pulsum habent non statim<text:line-break/>ab initio, sed ubi plurimum creverit offensa, ut facultas in-<text:line-break/>firma iis sit, parvum, languidum, tardum </text:span><text:span text:style-name="T56">e</text:span><text:span text:style-name="T22">t rarum. Hos<text:line-break/>enim facultati una cum frigiditate laesae demonstravimus pe-<text:line-break/>culiares esse.</text:span></text:p>
      <text:h text:style-name="Heading_20_2" text:outline-level="2">Cap. XXVI.</text:h>
      <text:p text:style-name="P152"><text:span text:style-name="T47">Ictericorum pulsas esi, si absitscbris,<text:line-break/>rnirtor, durior, crebrior, non languidus, nec celer.</text:span></text:p>
      <text:p text:style-name="P6"><text:span text:style-name="T22">Vi quadam praeditus est flavae bilis succus exiccandi,<text:line-break/>ut murra </text:span><text:span text:style-name="T47">et mare.</text:span><text:span text:style-name="T22"> Quamobreni tumeam arterlarmn indu-</text:span></text:p>
      <text:p text:style-name="P7"><text:span text:style-name="T22">rando et exsiccando , pulsum quoque facit duriorem simul<text:line-break/>que minorem; quod dura instrumenta scilicet perfecte dis-<text:line-break/>tendi nequeant. Proinde rationi consonum est ut quanto<text:line-break/>fiat quam par est minor, tanto etiam crebrior evadat: non<text:line-break/>languidus est tamen, neque enim imbecilla facultas est. Ne-<text:line-break/>que vero etiam celer, quod absint febres: nam illae si ad-<text:line-break/></text:span><text:span text:style-name="T22">. </text:span><text:span text:style-name="T22">junctae sint, propterea quod urgeat usus, celer etiam siat.</text:span></text:p>
      <text:h text:style-name="Heading_20_2" text:outline-level="2">Cap. XXV<text:span text:style-name="T20">II</text:span>.</text:h>
      <text:p text:style-name="P152"><text:span text:style-name="T47">Veratrum qui sumpserunt, hi paulo<text:line-break/>ante vomitiim, ubi comprimantur, pulsam habent latum,<text:line-break/>rarum, languidiorem, tardiorem. Interea dum vomunt<text:line-break/>et divelluntur, inaequalem et inordinatum. Quum melius<text:line-break/>habere coeperint, ordinatum quidem, scd inaequalem ad-<text:line-break/>huc , minus tamen quam antea. Ubi vero sum ad natu-<text:line-break/>ralem statum prope reversi fuerint, aequalem ac majorem<text:line-break/>quam 'dudum vehementioremque. Qui horum siyncope<text:line-break/>corripiuntur, convelluntur atque singultiunt, parvum hi<text:line-break/>et languidum inordinaturnque et celeriorem atque mul-<text:line-break/>tum crebrum habent. Qui ex his suffocantur, parvum.</text:span></text:p>
      <text:p text:style-name="P8"><text:span text:style-name="T47">etiam nonnihil undosi et lati, atque parvam quandam in-<text:line-break/>terdum arteriae tensionem.</text:span></text:p>
      <text:p text:style-name="P6"><text:span text:style-name="T22">Ne lu his quidem, qui sumpserunt veratrum, a ratione<text:line-break/>alienum est, si pulsus, dum premuntur adhuc, tardiores,<text:line-break/>rariores languidioresque fiunt; nam sunt ni omnibus com-<text:line-break/>pressionibus communes. At propria lis est latitudo, quae<text:line-break/>hinc oritur, quod spiritus cum calore intro retrahatur uni-<text:line-break/>versus. Nam motae facultati ad extremitates familiaris est<text:line-break/>pulsus altus. Ruenti vero et intro' retractae humilis. At-<text:line-break/>que hic quidem est qui speciem praebet latitudinis. Reli-<text:line-break/>qua horum symptomata, si quae tradidimus antea retinuisti,<text:line-break/>plana sunt.</text:span></text:p>
      <text:h text:style-name="P1" text:outline-level="1"><text:bookmark-start text:name="bookmark8"/>GALENI DE PRAESAGITIONE EX<text:bookmark-end text:name="bookmark8"/><text:line-break/>PULSIBUS LIBER I.</text:h>
      <text:h text:style-name="Heading_20_2" text:outline-level="2">Cap. <text:span text:style-name="T20">I</text:span>.</text:h>
      <text:p text:style-name="P152"><text:span text:style-name="T22">Non esse luturorum tantum praescientiam,<text:line-break/>scd praesentium etiam atque praeteritorum, satis id olim<text:line-break/>demonstravit Hippocrates. Neque enim dicere, quae vis<text:line-break/>fit praescientiae hoc loco nisi obiter fletui, sed quibus est<text:line-break/>perspectum quid valeat de praesagitione per pulsus quae<text:line-break/>mihi perspecta sunt exponam. Quia vero bipartita est<text:line-break/>eorum disciplina, ut item remediorum, altera ex peculiari-<text:line-break/>bus facultatibus eorum, altera ex ipso affectu, in utraque</text:span></text:p>
      <text:p text:style-name="P8"><text:span text:style-name="T3">θεωρίας, εἰ γάρ ἐγώ μὲν </text:span><text:span text:style-name="T14">γράφοιμι τον ταχυν, η τον </text:span><text:span text:style-name="T47">ftspav,<text:line-break/></text:span><text:span text:style-name="T22">operaepretium misti vifurn est exercitari, ut quocunque pro-<text:line-break/>posito affectu, ejnsjn. promptu habeamus pulsus. Rursus-<text:line-break/>que perpetuo qui pulsus, quos prodidi singulorum, breviter<text:line-break/>admoneo quibus suleaut accidere. Si quis enim in utris-<text:line-break/>que probe versatus fit, ac in unoquoque pulsu accurate di-<text:line-break/>gnoscendo scsc exercuerit, lue demum eorum sit absolutam<text:line-break/>scientiam assequutus. Itaque etiam qui recte volet in hisce<text:line-break/>libris versari, lmic revolvendum prius est quod conscripsi-<text:line-break/>mus opus de dignoscendis pulsibus, ac ante illud de pul-<text:line-break/>suum differentiis, ubi quot sint universi et qualis quisque,<text:line-break/>atque quod sortitus nomen, aperuimus. Tertium jam opus<text:line-break/>de pulsuum causis est; quae omnis ad praesentem sermonem<text:line-break/>requirantur. Nam si primum absit, nihil omnino quid di-<text:line-break/>catur assequere, quum quae nomina quibus rebus assignen-<text:line-break/>tur non teneas prius. Secundum vere si te lateat, omnis<text:line-break/>cum eo hujus commentationis fructus perit. Etenim ego si<text:line-break/>celerem pulsum, vel magnum, vel vehementem, vel quem</text:span></text:p>
      <text:p text:style-name="P8"><text:span text:style-name="T22">alium designare tradam certam rem praeteritam, aut praes-<text:line-break/>entem, aut impendentem, nisi eos norit lector in .expe-<text:line-break/>riundo dignoscere, nec de veritate eorum quae dicuntur<text:line-break/>poterit judicium facere, nec ex illis unquam praesagire<text:line-break/>quicquam. Tertia lucubratio, quae causas docet unde va-<text:line-break/>riantur pulsus, tum ad demonstrationem est his quae dicenda<text:line-break/>sunt necessaria tum ad memoriam et reminiscentiam. Id<text:line-break/>quod etiam intelligemus apertius, proposito aliquo pulsu,<text:line-break/>verbi gratia magno. Hic homonymiam primum distin-<text:line-break/>guemus, quandoquidem bifariam dicitur pulsus magnus,<text:line-break/>deinde in utraque attendemus significatione, quid annuntiare<text:line-break/>praesens, vel praeteritum, vel futurum possit; quae qui-<text:line-break/>dem duae significationes hae sunt. Magnus vocatur pulsus,<text:line-break/>nunc cum moderato comparatus et naturali, nunc cum quo-<text:line-break/>libet/- Jam qnae praesciuntur ex utroque partim in com-<text:line-break/>muni pertinent ad ambos pulsus, partim utrique sunt pro-<text:line-break/>pria. Ac vero </text:span><text:span text:style-name="T47">jam omnia</text:span><text:span text:style-name="T22"> persequamur, exorsi a commn-</text:span></text:p>
      <text:p text:style-name="P8"><text:span text:style-name="T22">nibus. Sane horum in primis est proclivis inventio, si re-<text:line-break/>tinueris quae -lu lucubratione De pulsuum causis docuimus;<text:line-break/>ubi haec demonstravimus, caularum non esse unum genus<text:line-break/>eos alterantium, sed unum esse continuum, ut ajunt, gene-<text:line-break/>rationi ; quod scilicet naturale est; alterum contrarium esse,<text:line-break/>ac est causarum praeter' naturam. Postea tertium existit<text:line-break/>aliud, causarum non naturalium. Atque haec referuntur<text:line-break/>ad veram illorum essentiam et naturam; aliud quartum ad<text:line-break/>apparentem in specie; quod quia proprium in primis est<text:line-break/>commentationi praesagiendi, diligentissime est explicandum.<text:line-break/>Nam ex eo quod talis vel talis quisque appareat pulsus,<text:line-break/>initium nobis datur praesagiendi. Atqui non apparet per-<text:line-break/>petuo is qui vere </text:span><text:span text:style-name="T22">est. . </text:span><text:span text:style-name="T22">De boc etsi verba jam fecimus in<text:line-break/>libro secundo De pulsuum causis lu fine libri et etiam in<text:line-break/>tertio breviter attigimus, ubi ageremus de gracilibus, ta-<text:line-break/>men nunc quoque paulo,inferius declarabimus, si prius de<text:line-break/>causis quae immutant pulsus disseruerimus. Non posse</text:span></text:p>
      <text:p text:style-name="P8"><text:span text:style-name="T22">pulsum mutari ullum lu primo libro De causis pulsuum de-<text:line-break/>monstravimus, nisi, etiam effectrix ejus facultas, vel tunica<text:line-break/>arteriae, vel usus quamobrem fit, in aliqua sint mutatione<text:line-break/>et alteratione. • Ita etiam in proposita in magnitudinem pul-<text:line-break/>snirm mutatione qu0dnam de illis aut quaenam immutata<text:line-break/>sunt, advertemus; facultasne robustior fit, (didicimus enim<text:line-break/>eam quantum in ipsa sit pulsum majorem reddere).an haec<text:line-break/>eadem manserit, mollis autem evaserit tunica arteriae, si<text:line-break/>quidem hoc quoque accepimus ;lu magnitudinem mollio-<text:line-break/>rem tunicam attollere pulsum;an quod increverit usus, ea<text:line-break/>mutatio indiderit - Ergo facultas si robusta </text:span><text:span text:style-name="T22">sit, plane </text:span><text:span text:style-name="T22">fit ve-<text:line-break/>hementior; posuimus autem majorem duntaxat factum esse.<text:line-break/>Quod si tunica tantum arteriae emollita sit, etenim hoc quo-<text:line-break/>qusi didicimus, sicut et mollior arteriae tunica pulsum in<text:line-break/>magnitudinem attollit,, necessario mollior erit. Jam si neu-<text:line-break/>trum appareat, clarum est nec facultatem nec arteriae tu-<text:line-break/>nicam immutatam esse. Restat igitur ’mutatum aliquatenus</text:span></text:p>
      <text:p text:style-name="P37"><text:span text:style-name="T22">calemus tom. ix. </text:span><text:span text:style-name="T22">-<text:tab/></text:span><text:span text:style-name="T22">.<text:tab/>'<text:tab/></text:span><text:span text:style-name="T38">O</text:span></text:p>
      <text:p text:style-name="P8"><text:span text:style-name="T14">ταϋτ</text:span><text:span text:style-name="T3"> ούν ϊτροεπισταμενός τις ἐπὶ τάς διαγνώσεις ήκἑτω,</text:span></text:p>
      <text:p text:style-name="P38"><text:span text:style-name="T3">- ' </text:span><text:span text:style-name="T3">.' -• </text:span><text:span text:style-name="T3">I’ </text:span><text:span text:style-name="T3">•! </text:span><text:span text:style-name="T47">tfiiti </text:span><text:span text:style-name="T14">I.<text:tab/>,*•</text:span></text:p>
      <text:p text:style-name="P10"><text:span text:style-name="T22">esse et variasse ulum pulsuum generandorum. Quorum esse<text:line-break/>docuimus usum duplicem; primum atque maximum con-<text:line-break/>servationem nativi caloris, alterum animalis spiritus gene-<text:line-break/>rationem : , sic nunc voco quo, utitur anima ad functiones<text:line-break/>voluntarias. Ac horum cmnino praeter superiora aliquid<text:line-break/>est mutatum, ubi in,magnitudinem conversus pulsus sit. At<text:line-break/>vero si parvus fiat </text:span><text:span text:style-name="T22">n </text:span><text:span text:style-name="T22">natura recessus osculum, </text:span><text:span text:style-name="T22">sola </text:span><text:span text:style-name="T22">per-<text:line-break/>spicua erit magnitudo, nondum autem celeritas; si major,<text:line-break/>increscet magis, magnitudo . et clare celeritas apparebit, si<text:line-break/>adhuc, .amplificabitur</text:span><text:span text:style-name="T22">, </text:span><text:span text:style-name="T22">magnitudo celeritasque augebuntur,<text:line-break/>atque accedet crebritas, ut planum est ex opere De causis<text:line-break/>pulsuum. Quare </text:span><text:span text:style-name="T22">pulsus </text:span><text:span text:style-name="T22">si </text:span><text:span text:style-name="T22">diversus </text:span><text:span text:style-name="T22">esse magnitudine ridea-<text:line-break/>tur (nam hcc nunc, propositum est) necessarium </text:span><text:span text:style-name="T22">est </text:span><text:span text:style-name="T22">usum<text:line-break/>paululum esse immutatum. Sin autem non sit factus major<text:line-break/>pulsus, sed rideatur major, gracilius solito aliqua de causa<text:line-break/>evasit hominis corpus. </text:span><text:span text:style-name="T22">His jam </text:span><text:span text:style-name="T22">cognitis ad examinandum</text:span></text:p>
      <text:p text:style-name="P8"><text:span text:style-name="T22">accedas primum in corporibus simpliciter sanis; mox lu<text:line-break/>iis ubi adjunctus est aliquis asrititius motus; postea in<text:line-break/>corporibus quae aegrotant simpliciter; pofiremo. lu iis ubi<text:line-break/>alteratio quaepiam adest externa, lu corporibus enim quae<text:line-break/>sunt sanitate inculpata docebit magnus, pulsus et ,tempera-<text:line-break/>mentum hominis et corporis habitudinem; in corpori-<text:line-break/>bus ubi adjunctus est adventitius status illum, praepollere<text:line-break/>motum cui peculiaris magnus pulsus esu De omnibus<text:line-break/>hisce motibus in opere de causis pulsuum diximus.. Nec<text:line-break/>aliter in aegro</text:span><text:span text:style-name="T47">tan</text:span><text:span text:style-name="T22">tibus, si quidem aegrotant simpliciter, in-<text:line-break/>dicabit magnus pulsus morbi calidum affectum esse;, sin </text:span><text:span text:style-name="T47">re-<text:line-break/>cens</text:span><text:span text:style-name="T22"> aliqua adsit alteratio extrinsecus, illum vincere inotuin<text:line-break/>cui fit familiaris magnus pulsus; ut exempli gratia innsanis,<text:line-break/>qui pulsum magnum obtinent, ad moderatum scilicet rela-<text:line-break/>tum, ad memoriam est revocandum primum hoc quidem, qui<text:line-break/>sit in hoc genere moderatus pulsus et qua in corporis natura.<text:line-break/>Ostendimus lu secundo , libro De : pulfibus dignoscendis in</text:span></text:p>
      <text:p text:style-name="P10"><text:span text:style-name="T38">ni </text:span><text:span text:style-name="T38">o</text:span></text:p>
      <text:p text:style-name="P8"><text:span text:style-name="T22">corporibus optime comparatis pullum esse moderatum; non<text:line-break/>in his tamen perpetuo, verum cum omni qualitate adven-<text:line-break/>titia corpus liberum fit omnique motu, quae fiunt ex aliqua<text:line-break/>exercitatione, aut cibo, potu, balneis, medicamentis, animi<text:line-break/>aflectu. Quare revocandus est ad memoriam moderatus pul-<text:line-break/>sus et quem nunc invenimus, magnus, ut lu comparatione<text:line-break/>illius considerandus est, ex qua causa in magnitudinem lu-<text:line-break/>crevit. Aut enim ex gracilitate corporis, aut ex calore<text:line-break/>temperamenti, aut ex ascititio motu. Caeterum motus asci-<text:line-break/>titii mox desinunt, permanent vero amplius ob gracilitatem<text:line-break/>et temperamentum. Hac igitur ipsa re distinguendus est<text:line-break/>aliique quos dicam inferius; tantum praemonebo nonnihil<text:line-break/>quod necessarium ad omnem sequentem doctrinam esu Quod<text:line-break/>praemonere institui hoc esu Omnium alterationum quae<text:line-break/>corpori accidunt certissimam assequimur in issis corporibus<text:line-break/>cognitionem quorum noscimus naturam. Quantum enim<text:line-break/>a natura discesserint ob causas praeter naturam et illas etiam<text:line-break/>quae ium naturales appellantur, nulla poteris exacle inve-</text:span></text:p>
      <text:p text:style-name="P7"><text:span text:style-name="T22">z</text:span></text:p>
      <text:p text:style-name="P10"><text:span text:style-name="T22">nire alia ratione. Sed enim non cognoscimus hanc semper;<text:line-break/>quare nec in exactam ubique cognitionem veniemus ; verum<text:line-break/>-a cognitione absoluta tantum aberimus quantum a natura-<text:line-break/>lis status cognitione. At statuimus primum explorationem<text:line-break/>in hac disputatione fieri hcminis naturae, hocque habeat<text:line-break/>eximium unum, ut major sit pulsus moderato citra ullam<text:line-break/>alterationem ascititiam. Hunc hominem necesse est homine<text:line-break/>optime natura comparato esse vel calidiorem vel gracilio-<text:line-break/>rem , si quam habemus priorum duarum lucubrationum me-<text:line-break/>moriam De dignoscendis pulsibus et De pulsuum causis. At-<text:line-break/>que hujus quoque duxi admonendum esse in ejuscernodi<text:line-break/>omnibus orationibus, licet conjunctione disjunctiva utamur<text:line-break/></text:span><text:span text:style-name="T47">vel,</text:span><text:span text:style-name="T22"> omnes tamen posse partes in unum convenire; sive<text:line-break/>duae, ut nunc, calor et gracilitas, sive plures videantur<text:line-break/>quae mutationem efficiunt, Ac pulsus quidem qui abso-<text:line-break/>lute dicitur magnus, quem ad eum qui absolute est mode-<text:line-break/>ratus ostendimus conferri, aut temperamentum;, aut praes-</text:span></text:p>
      <text:p text:style-name="P8"><text:span text:style-name="T22">entem declarabit corporis statum. Qui vero magnus tlici-<text:line-break/>tur comparatus cum naturali uniuscujusque pulsu, etiam hic<text:line-break/>annunciahit aut calorem aliquem accessisse illius corporis'<text:line-break/>statui naturali, aut gracilitatem. At vero mutationes pul-<text:line-break/>suum ex causa externa in hunc modum sunt discernendae.<text:line-break/>Quae ex balneis, cursibus, frictionibus caeterisque moti-<text:line-break/>bus fit, non est diuturna, scd mox ad pristinum statum re-<text:line-break/>vertitur. Itaque tangendo pulsu iterumque tangendo<text:line-break/>paulo post poteris in manifestam mutationis cognitionem' ve-<text:line-break/>nire, altera enim tactio, ut brevissimum interponatur spa-<text:line-break/>tium, a priore videtur diversa esse. At magnitudo pul-<text:line-break/>suum ex vino et cibo prosecta diuturna esu Haec ex ve-<text:line-break/>hementia exploratur,: quae illi est conjuncta; neque enim<text:line-break/>his vehemens minus atque magnus est pulsus. ' Nunc au-<text:line-break/>tem is positus est qui duntaxat sit major-; itaque non est ah<text:line-break/>his immutatus. Jam etiam magnitudo quam ira concitat<text:line-break/>adjunctam habet vehementiam; quae alloqui prudentem non</text:span></text:p>
      <text:p text:style-name="P8"><text:span text:style-name="T14">νοντι φαξμα</text:span><text:span text:style-name="T47">-r.cp, </text:span><text:span text:style-name="T14">διχχνάδηζ</text:span><text:span text:style-name="T3"> τέ τις αισθησις </text:span><text:span text:style-name="T47">aittt </text:span><text:span text:style-name="T14">της</text:span><text:span text:style-name="T3"> θερμότη-’</text:span></text:p>
      <text:p text:style-name="P10"><text:span text:style-name="T22">lateat, si oculos respiciat uuiversumque vultum-; quod si<text:line-break/>quis reprimere iram et tegere velit, fit inaequalis pulsus‘<text:line-break/>magisque inaequalis his qui anguntur et verentur. Porro,<text:line-break/>magnitudinis incrementum; quod-fit, quum semicocti lu<text:line-break/>corpore humores concoquuntur aluntque naturam, perinde<text:line-break/>ut his qui cibum sumpserunt una sectun auget vehemen-<text:line-break/>tiam. Haud aliter, si quis in sole aut ad ignem calefactus<text:line-break/>sit, non folum non durat diualteratio; verum'etiam cutis'<text:line-break/>iis est fqualida nec humida ut erit a balneis'. Atque hi<text:line-break/>quidem quod ad mollitiem et hurniditatem cutis attinet con-<text:line-break/>tra </text:span><text:span text:style-name="T47">fe</text:span><text:span text:style-name="T22"> habent ac loti. Medium luter 'utrosque locum sunt<text:line-break/>sortiti in cutis mutatione humiditatis ' ac siccitatis fricti at-<text:line-break/>que exercitati. Jam vero 'etiam calor hic copiosior secun- ,<text:line-break/>dum pectus est exercitatis et iratis,-lotis parcior, asieoque<text:line-break/>ad extremas usque partes aequabiliter cum humiditate e,t<text:line-break/>mollitie extensus. Sic etiam si’ inunctus homo interea sitit<text:line-break/>medicamento calido, inter tangendum' mordacem calorem</text:span></text:p>
      <text:p text:style-name="P8"><text:span text:style-name="T14">σχοπος </text:span><text:span text:style-name="T14">εν </text:span><text:span text:style-name="T14">τονς</text:span><text:span text:style-name="T3"> τοιουτοις </text:span><text:span text:style-name="T14">ο παροξυνταος εστι</text:span><text:span text:style-name="T3"> χρονος" εφεξης<text:line-break/></text:span><text:span text:style-name="T22">senties</text:span><text:span text:style-name="T3">;, </text:span><text:span text:style-name="T22">quanquam fortassis nec illita cuti ex medicamento<text:line-break/>pinguedo te fallat. ’ Hi; sunt artificiales modi causarum di-<text:line-break/>gnoscendarum quae in magnitudinem pulsum sanis et<text:line-break/>aegrotis convertunt. Externi sunt partim per investiga-<text:line-break/>tionem, quum scilicet apud inimicos, autiusidiatores, aut ma-<text:line-break/>lignos tentatores quaestionem habeatis, partim ex eo quod<text:line-break/>non discesserit ab aegroto melicus; quos quidem optimos<text:line-break/>confirmamus esse dignoscendi modos; nam qui fiunt quum<text:line-break/>non semper aegrotis medicus praesto fuerit, neque verum<text:line-break/>illi. declarare voluerint , hi sunt difficillimi et medicum re-<text:line-break/>quirunt egregie prudentem. Etenim mihi usu venit, quum<text:line-break/>reliqua distinxissem , vestigiis illis quae comnremoravi ante,<text:line-break/>ut restaret quaerendnm, an aegrotus medicamentum calefa-<text:line-break/>ciens absentibusnobis inmpsisset, an ratione accessionis ma-<text:line-break/>gnitudinem pulsus nactus esset. His vero temporibus undi-<text:line-break/>que exploranda est et observanda veritas. Primus in illo<text:line-break/>genere scopus est tempus accessionis, deinde, aegroti con-</text:span></text:p>
      <text:p text:style-name="P8"><text:span text:style-name="T3">ἐνεδρεντικοί </text:span><text:span text:style-name="T3">τ </text:span><text:span text:style-name="T14">ίΐσΐ</text:span><text:span text:style-name="T3"> καὶ καταβλητικοὶ τῶν πύλας, ἐξελέγχειν</text:span></text:p>
      <text:p text:style-name="P10"><text:span text:style-name="T22">suetudo et mores. Nam si alio tempore et non accessionis<text:line-break/>major fit pulsus, a medicamento calefaciente probabilius est<text:line-break/>quam ratione accessionis incidisse alterationem; sin acces-<text:line-break/>sionis tempore, verisimilius est propter accessionem. Ex-<text:line-break/>ploraveris autem exacte, si paulo post iterum tetigeris; nam<text:line-break/>si calor a medicamento processit, a quo auctus fit pulsus, diu-<text:line-break/>turnitate magis semper ac magis remittetur; qui vero ah.<text:line-break/>accessione, increscet. Verum hic modus dignoscendi perti-<text:line-break/>net ad artem. Huc notitia quam consuetudo praebet et<text:line-break/>mores aegrotorum pro cumulo accedit. Quidam enim<text:line-break/>sunt insueti et abhorrent a medicamentorum potione, alii<text:line-break/>sunt adeo assueti ut nivere sine medicamentis non susti-<text:line-break/>neant; itaque praesagitio sumptum esse medicamentum cale-,<text:line-break/>faciens in his qui ab illis abhorreant difficilis est, iniis<text:line-break/>vero qui sunt assueti facilis. • At </text:span><text:span text:style-name="T47">vero</text:span><text:span text:style-name="T22"> mores etiam aegro-<text:line-break/>tantis ad talem praesagitionem non mediocriter • interfuntr<text:line-break/></text:span><text:span text:style-name="T47">Quidam</text:span><text:span text:style-name="T22"> enim natura insidiantur et familiaribus imponunt</text:span></text:p>
      <text:p text:style-name="P8"><text:span text:style-name="T14">ηφαμην αυτον τών σφνγμων. </text:span><text:span text:style-name="T47">ovStpitxv</text:span><text:span text:style-name="T22"> </text:span><text:span text:style-name="T3">ύποψίαν </text:span><text:span text:style-name="T14">ενδουζ.</text:span></text:p>
      <text:p text:style-name="P10"><text:span text:style-name="T22">atque laborant ut coarguant nihil quemquam firmi Icire;<text:line-break/>quidam simplices sunt niodestique atque omnia sariunt<text:line-break/>aperte, nec quicquam dissimulant vel tegunt. In his nihil<text:line-break/>factum clam suspicandum est; apud insidiantes omnia ha-<text:line-break/>benda sunt suspecta ac circumspicienda sunt et distinguenda<text:line-break/>tum quae propria artis ratione pertineant ad dignoscendum .<text:line-break/>tum quae extrinsecus adveniunt. Quod mihi fuit quondam<text:line-break/>necessarium facere in homine divite, qui gaudebat medica-<text:line-break/>mentis, eaque assidue sumebat; qui eo erat ingenio ut li-<text:line-break/>benter argueret familiares nullius certae scientiae. Hujus<text:line-break/>quum offendissem in magnitudinem pulsum increvisse, ab<text:line-break/>aliisque omnibus quas commemoravimus causis distin-<text:line-break/>xissem, ac una mini maneret distinctio, utrum a calefaciente<text:line-break/>medicamento, an accessionis ratione febrilis id accidisset<text:line-break/>(circa tempus enim erat febrilis accessionis) ego jussi ut lin-<text:line-break/>guam mihi ostenderet; quam quum a medicamento conspe-<text:line-break/>xissem insectam, iterum attigi ejus pulsum, nihil suspicans</text:span></text:p>
      <text:p text:style-name="P8"><text:span text:style-name="T22">etiam. </text:span><text:span text:style-name="T22">Interea occurrit mini </text:span><text:span text:style-name="T22">medicamentum </text:span><text:span text:style-name="T22">me, </text:span><text:span text:style-name="T22">quum<text:line-break/>voluisset </text:span><text:span text:style-name="T22">potare pridie, prohibuisse</text:span><text:span text:style-name="T22">, </text:span><text:span text:style-name="T22">atque </text:span><text:span text:style-name="T22">homini dixi sta-<text:line-break/>tim eum medicamentum </text:span><text:span text:style-name="T22">bibisse. </text:span><text:span text:style-name="T22">Quod </text:span><text:span text:style-name="T22">ille </text:span><text:span text:style-name="T22">quum animad-<text:line-break/>vertisset, a linguae </text:span><text:span text:style-name="T22">me colore </text:span><text:span text:style-name="T22">conjecturam </text:span><text:span text:style-name="T22">fecisse, </text:span><text:span text:style-name="T22">alias ite-<text:line-break/>rum pilulas parvas </text:span><text:span text:style-name="T22">medicamenti </text:span><text:span text:style-name="T22">fecit, </text:span><text:span text:style-name="T22">quas </text:span><text:span text:style-name="T22">devoravit ut<text:line-break/>lingua ne tingeretur; </text:span><text:span text:style-name="T22">at </text:span><text:span text:style-name="T22">hoc </text:span><text:span text:style-name="T22">quoque </text:span><text:span text:style-name="T22">deprehendi ejus com-<text:line-break/>mentum. Nam quum </text:span><text:span text:style-name="T22">linguam </text:span><text:span text:style-name="T22">inspexissem ac tetigissem<text:line-break/>iterum pulsum atque reliqua </text:span><text:span text:style-name="T22">quae </text:span><text:span text:style-name="T22">exposui paulo ante dis-<text:line-break/>cussissem, equidem suspicionem </text:span><text:span text:style-name="T22">ad </text:span><text:span text:style-name="T22">medicamentum potissimum<text:line-break/>converti retraxique manum, </text:span><text:span text:style-name="T22">ac </text:span><text:span text:style-name="T22">iterum paulo post injeci<text:line-break/>pulsui, (noveram enim hominis proterviam) itaque depre-<text:line-break/>hendi factum, nec’ dubitavi illi dicere, At tu rnedicarnen-<text:line-break/>tum mihi sumpsisse rideris; ille constantissime inficias ibat,<text:line-break/>simulque servos qui permanserant appellabat testes. Ego<text:line-break/>manum ejus tenens et pulsum 'tangens. Ergo, luquam,<text:line-break/>sustinebis conceptis verbis jurare mini ut tibi dictabo ? Ad<text:line-break/>hoc non prompte ille respondebat ac arteriarum habebat<text:line-break/>ut in angore iuaequalem motum. Prosecto, luquam, tu</text:span></text:p>
      <text:p text:style-name="P8"><text:span text:style-name="T22">medicamentum plane sumpsisti, cave jures. Igitur.adver-<text:line-break/>sus istos quidem ineptos ingenio opus est medico, at idiotae<text:line-break/>fere non tantum medicis non renituntur in explicandis et<text:line-break/>explorandis causis externis, fed et adjuvant ultroque expo-<text:line-break/>nunt omnia. Sed de pulsuum nos incremento magnitudinis<text:line-break/>sutis principia exposuimus; restat ut orationis seriem perse-<text:line-break/>quamur. Quia non ad unum modum magnus pullus dici-<text:line-break/>tur , scd nunc ut ad moderatum, nunc ad quemlibet confer-<text:line-break/>tur, ac quum duplex sit hic quilibet, aut minor moderato,<text:line-break/>aut major, deinceps de magnitudinis incremento dicendum<text:line-break/>est utriusque pulsus, minoris, inquam, eo qui moderatus est<text:line-break/>et majoris. Commune igitur est omnis incrementi ad ma-<text:line-break/>gnitudinem solum auctum calorem esse, quo scilicet tempore<text:line-break/>nec facultas affecta sit nec instrumenta ac immotus sit<text:line-break/>aegrotus. Proprium autem est recessui ejus a natura unius<text:line-break/>magnitudinis incrementum; reliquorum duorum etiam hoc<text:line-break/></text:span><text:span text:style-name="T22">et </text:span><text:span text:style-name="T22">celeritatis, nonnunquam crebritatis quoque. Age vero,</text:span></text:p>
      <text:p text:style-name="P8"><text:span text:style-name="T14">πνκνοτητα αατίΐΐίίγων. υποχίίσϋω §η πάλιν</text:span><text:span text:style-name="T3"> ε'τερος ἄῤῥιο,στος<text:line-break/></text:span><text:span text:style-name="T22">illius hominis pulsus,' exempli gratia, quem modo reliqui-<text:line-break/>mus, cui facti essent majores, offendamus amplius auctos<text:line-break/>esse; huic calorem etiam necesse est esse auctum; siquidem<text:line-break/>incrementis omnibus magnitudinis hoc commune erat; ac<text:line-break/>proprium praeter commune immutatam celeritatem esse; et<text:line-break/>si adhuc magis crescat magnitudo pulsuum, non celeritatem<text:line-break/>modo; scd jam crebritatem etiam. . Ostendimus enim in<text:line-break/>primo libro de causis pulsuum, sicubi paulo auctus calor sit;<text:line-break/>manifestum magnitudinis incrementum esse, celeritatis non<text:line-break/>manifestum. Si amplius erescat ille, non solum magnitu-<text:line-break/>dinem accumulabit, sed crescet etiam evidenter celeritas;<text:line-break/>praeterea nonnihil acquiret crebritatis. Sic si augeatur plu-<text:line-break/>rimum et pulsuum usus generandorum superet maximam<text:line-break/>distentionem, magnitudinem non auget, ubi auctus ad sum-<text:line-break/>mum fit; scd celeritatem cum crebritate, quantum potest,<text:line-break/>accumulat, ac ubi augeri celeritas amplius nequeat, conci-<text:line-break/>tat crebritatem. Jam alius fit aegrotus, cujus nec .facultas</text:span></text:p>
      <text:p text:style-name="P8"><text:span text:style-name="T3">τοϋμικροτέρον τὰς εἰς μικρότητα σνμβαίνει γίνεσθαι διαφορἀς.</text:span></text:p>
      <text:p text:style-name="P10"><text:span text:style-name="T22">nec instrumentum laesa sint, sed minorem naturali pulsum<text:line-break/>habeat; deinde huic quoque remoto externo motu, major<text:line-break/>fiat; huic etiam liquido dixeris ampliorem nunc calorem<text:line-break/>quam dudum esse. Ac in eo quidem commune habebit cum<text:line-break/>bis jam commemorato responsum; proprium autem habebit<text:line-break/>non ex parvo tantum pulsum in magnitudinem increvisse<text:line-break/>(fieri enim non possit, nisi simul tardior rariorque fiat, ut<text:line-break/>minor unquam naturali reddatur) sed nec majorern tantum<text:line-break/>fieri potuisse, nisi etiam fieret celerior et crebrior. Nam<text:line-break/>affectum in quo pulsus naturali minor sit raritatem etiam<text:line-break/>et tarditatem complecti perspectum illi est qui eorum me-<text:line-break/>minit quae docuimus lu libro primo De pulsuum causis;</text:span></text:p>
      <text:h text:style-name="Heading_20_2" text:outline-level="2">Cap. ll.</text:h>
      <text:p text:style-name="P152"><text:span text:style-name="T22">His ergo relictis de pulsuum commutatione<text:line-break/>in parvitatem cousideremus, cujus item sunt tres numero<text:line-break/>omnes differentiae. Aut enim ex naturali et moderato<text:line-break/>quem vocant, aut ex majore quam hic sit, aut ex miuore<text:line-break/>mutationes in parvitatem contingit fieri, vocatur autem qui</text:span></text:p>
      <text:p text:style-name="P39"><text:span text:style-name="T22">v </text:span><text:span text:style-name="T3">•<text:tab/></text:span><text:span text:style-name="T3">.<text:tab/>- </text:span><text:span text:style-name="T3">- - -</text:span></text:p>
      <text:p text:style-name="P10"><text:span text:style-name="T22">moderato major est abfolute magnus, qui minor parvus.’<text:line-break/>Exordiamur igitur hic de integro ab iis quae in his com-<text:line-break/>munia sunt, delude jam </text:span><text:span text:style-name="T47">ad propria siglllatim nos</text:span><text:span text:style-name="T22"> confera-<text:line-break/>mus; statim enim communis commentatio complectitur pro-<text:line-break/>priorum inveniendorum viam. Sit pulsus cuipiam homini<text:line-break/>minor quam dudum, mutatione praeditus praeterea nulla<text:line-break/>ullius generis, tum quaeratur quomodo nuper affectus esset,<text:line-break/>atque quomodo, nunc. Via inquirendi haec esu Mluor fo-<text:line-break/>lito pulsus fit, aut quum imbecillior facta fit facultas, aut<text:line-break/>instrumenta duriora, aut usus remissus. Sed enim nec im-<text:line-break/>becillior </text:span><text:span text:style-name="T47">facta</text:span><text:span text:style-name="T22"> nunc facultas est, alioquin omnino conjuncta<text:line-break/>sitcum parvitate remissio</text:span><text:span text:style-name="T22">; </text:span><text:span text:style-name="T22">nec corpus durius arteriae, ne-<text:line-break/>que enim tum minor ,tantum, fed et durior pulsus esset; '<text:line-break/>superest ergo folum alteratum esse ulum; ac si id temporis<text:line-break/>quietus horno fuerit, quantitati refrigerationis quantitatem<text:line-break/>respondere mutationis. Jam vero ex majore quam natu-<text:line-break/>ralis sit pulsus eam mutationem necessario accidisse norunt</text:span></text:p>
      <text:p text:style-name="P8"><text:span text:style-name="T14">ωστΐ ου</text:span><text:span text:style-name="T3"> μόνον μικρότερος, ἄλλα καὶ βραδύτεροςκαίἀραιότερος</text:span></text:p>
      <text:p text:style-name="P10"><text:span text:style-name="T22">qui retinent demonstrata- iu primo libro de causis pulsuum.'<text:line-break/>Nam de naturali statu ob frigiditatem mutatio ad parvitatem,<text:line-break/>simul etiam </text:span><text:span text:style-name="T22">rariorem </text:span><text:span text:style-name="T22">eum atque.taaliorern reddit, et mo-<text:line-break/>derati imminutio ex magno supra modum aucto statim ad-<text:line-break/>jungit sibi celeritatis aliquid et crebritatis, quod qui multum<text:line-break/>ultra modum sit auctus tribus in generibus variet. Quam-<text:line-break/>obrem qui magnitudinem tantum imminuit pulsus et reliqua<text:line-break/>fervat immota, hic est qui paulo major sit justo; hic enim<text:line-break/>salus ex parvo caloris incremento constat. ’ Reliquorum qui<text:line-break/>in magnitudinem mutantur, nisi simul celeritatem assumat,<text:line-break/>vel crebritatem, talis evadit nullus; quare nec quisquam<text:line-break/>praeter hunc alius magnitudinem minuet. Qui enim hujus<text:line-break/>accepit solius incrementum ex calore, unam eam ex refri-<text:line-break/>geratione minuet; qui vero hactenus est alteratus a calore<text:line-break/>ut non magnitudinem modo, verum etiam celeritatem et<text:line-break/>crebritatem immutet, contrarium iter per easdem genere </text:span><text:span text:style-name="T22">-<text:line-break/></text:span><text:span text:style-name="T22">alterationes tenebit; ita non modo minor, scd et tardior</text:span></text:p>
      <text:p text:style-name="P8"><text:span text:style-name="T22">erit ac prius rariorque. Pari modo mutatio in minorem<text:line-break/>ex moderato et mutatio quoque ex hoc in eum qui minor<text:line-break/>etiam sit continuo rariorem solito et tardiorem efficit pul-<text:line-break/>sum, siquidem medioalitatem habet quandam distentionis<text:line-break/>pulsus hominum naturalem statum tenentium, quam, si ca-<text:line-break/>lidius aut frigidius solito evaserit corpus, necessario amit-<text:line-break/>tit. Non idem tamen amissionis modus est; nam quum cale-<text:line-break/>fit, magnitudo plane prima, mox celeritas, inde crebritas<text:line-break/>accedit; contra quum refrigeratur, raritas manifeste prima,<text:line-break/>altera tarditas, postrema parvitas. De his abunde in primo<text:line-break/>libro De causis pulsuum diximus; quo minus hic jam im-<text:line-break/>morandum esu Itaque seriem orationis perfequamur, ac<text:line-break/>secundum commemorata explicemus causas quae refrige-<text:line-break/>rant, quae totidem genere sunt quot illae quae calefaciunt.<text:line-break/>Aer etenim frigidus qui foris occurrit, quemadmodum et<text:line-break/>aqua frigida vel balneum vel medicamentum quo corpus<text:line-break/>inungitur refrigerat; quin etiam longa quies et veluti late-.</text:span></text:p>
      <text:p text:style-name="P40"><text:span text:style-name="T22">cauexus </text:span><text:span text:style-name="T3">τον. </text:span><text:span text:style-name="T22">ix.<text:tab/>P</text:span></text:p>
      <text:p text:style-name="P8"><text:span text:style-name="T22">brae frigidius corpus efficiunt; praeterea quae </text:span><text:span text:style-name="T47">intro</text:span><text:span text:style-name="T22"> reci-<text:line-break/>piuntur, ut aer respiratione attractus, qui frigidus sit, cibus<text:line-break/>pituitosus, medicamentum natura frigidum, aquae frigidae<text:line-break/>immodicus usus; ex animi affectibus, metus diuturnus; ex<text:line-break/>ccntentis in corpore humoribus, qui frigidi temperamento,<text:line-break/>quum antea quiescerent, nunc commoti sunt, aut omnino<text:line-break/>tenuiores quodammodo calidis facti sunt. Haec separatim<text:line-break/>ita possunt distingui ut de calefacientibus causis diximus;<text:line-break/>neque enim ut de similibus bis dicamus necesse esu Atque<text:line-break/>pulsuum in magnitudine et parvitate mutatio a talibus et tot<text:line-break/>causis gignitur, quod certe ad naturam pertinet ipsius rei,<text:line-break/>quando quod ad nostram attinet cognitionem, adhuc desideret<text:line-break/>aliquid. Saepe enim arteria, quod in sc est, nfaxime diflen-<text:line-break/>ditur, fed occultatui' magnitudo dissensionis, vel interpella-<text:line-break/>tur a numero vel crassitie vel duritie ciccum jacentium cor-<text:line-break/>porum, vel objectorum. Haec enim essentia magnorum<text:line-break/>vel parvorum pulsuum lu arteriae circulo consistit, ubi Ion-</text:span></text:p>
      <text:p text:style-name="P8"><text:span text:style-name="T22">gitudo perpetuo par est; </text:span><text:span text:style-name="T22">at </text:span><text:span text:style-name="T22">non tamen apparet par, sed de-<text:line-break/>•litescit quaedam ejus pars. De quo quidem essi jam se-<text:line-break/>cundo iu libro De causi pulsuum exposuimus, nihilominus<text:line-break/>quod ad propositum iiijterest reminiscentiae gratia expo-<text:line-break/>nemus.</text:span></text:p>
      <text:h text:style-name="Heading_20_2" text:outline-level="2">Cap. III.</text:h>
      <text:p text:style-name="P152"><text:span text:style-name="T22">Arteriae altitudo semper aequalem latitu-<text:line-break/>dini distentionem habet; sed fit ut occultetur, aut arceatur<text:line-break/>saepe </text:span><text:span text:style-name="T47">a</text:span><text:span text:style-name="T22"> corporibus circumjectis et appofitis vel universus<text:line-break/>motus vel certe ejus quaedam pars, </text:span><text:span text:style-name="T22">ac </text:span><text:span text:style-name="T22">pa-vs illa quae ar-<text:line-break/>cetur aut in profunditate magis, aut in latitudine, aut firnul<text:line-break/>in utraque firnililer apparet. Quum </text:span><text:span text:style-name="T47">ergo non</text:span><text:span text:style-name="T22"> percipiatur<text:line-break/>nostro quidem tactui motus, atque hoc per totum animal<text:line-break/>accidat, ut nulla usquam arteria rideatur moveri, vocatur<text:line-break/>is astectus privatio pulsus; quae quidem, si ad veritatem<text:line-break/>exigas, in corpus nunquam vivum cadit, neque est enim<text:line-break/>unquam quin cor una cum arteriis, omnibus agitetur, at si<text:line-break/>referas ad nostrum tactum foris </text:span><text:span text:style-name="T47">injectam ; lu multis</text:span><text:span text:style-name="T22"> repe-<text:line-break/>p .</text:span></text:p>
      <text:p text:style-name="P8"><text:span text:style-name="T22">riatur sane frequenter, objecta enim arteriarnm corpori sunt<text:line-break/>omnino certae membranae et cutis, multis etiaui locis<text:line-break/>adeps atque caro, a quibus usu venit pulsui, ut non occul-<text:line-break/>tetur modo; sed et impediatur. Ac sic quidem, si motus<text:line-break/>occultetur omnis, atque in omnibus id partibus accidat om-<text:line-break/>nium «arteriarum, pulsus privationem appellant affectum,<text:line-break/>at si quibusdam in partibus videantur moveri, in quibusdam<text:line-break/>non rideantur, hic differentiam in longitudine habent pul-<text:line-break/>sus.. Et nimirum vocantur longi quibus sensibilis motus,<text:line-break/>longitudo naturalem excedit, breves quibus infra natura-<text:line-break/>lem statum est, quibus par est naturali statui, moderati..<text:line-break/>Tantum enim animadvertitur femper de motu arteriarum<text:line-break/>quantum opposita corpora permittunt; quamobrem fit ut<text:line-break/>corpulentis pulsus breves, gracilibus vero longi, quemadmo-<text:line-break/>dum et quadratis moderatisque esse ridentur moderati. Jam<text:line-break/>etiam apparentis motus his non semper aeque ut profundi-<text:line-break/>tas impeditur latitudo, verum ubi arteriam regiones in<text:line-break/>Iatera vel adipis vel carnis vel vaporum vel buniorum</text:span></text:p>
      <text:p text:style-name="P8"><text:span text:style-name="T3">μἑνοις. ει μέντοι μακρότερος ὸ </text:span><text:span text:style-name="T14">σφυγμος</text:span><text:span text:style-name="T3"> εἰή γε/ονῶς καὶ</text:span></text:p>
      <text:p text:style-name="P10"><text:span text:style-name="T22">plenae sint, ac incumbens superne cutis nihil eas oneret,'<text:line-break/>latitudinis tantum obscuratur motus; ac magis, si vehemens<text:line-break/>pulsus et magnus quantum in ipso est sit; quum vero re-<text:line-break/>giones vicinae sunt mundae, rugosa autem quae eas tegit<text:line-break/>cutis, magis profunditatis motus latet lu- eo corpore, ac<text:line-break/>magis, si non vehemens pulsus et magnus quantmn in eo<text:line-break/>est sit. Si ergo pulsum invenias naturali longiorem, siqui-<text:line-break/>dem una latitudo ejus et profunditas increverit, nide, gra-<text:line-break/>cilior homo solito an calidior evaserit, remoto adventitio<text:line-break/>motu, nam si factus gracilior sit, idque tanto quanto est<text:line-break/>pulsus major, unum hoc tantum eum immutavit; sin autem<text:line-break/>non lento, non hoc modo est causa, verum etiam calor.<text:line-break/>Quod si in eadem constiterit corpus habitudine, solus mu-<text:line-break/>tatus est calor; sin crassior evaserit, duplo auctum aestima<text:line-break/>calorem; at quanam de causa fit auctus, explorandum ex<text:line-break/>illis est quae exposuimus. Sin longior factus pulsus sit et •</text:span></text:p>
      <text:p text:style-name="P8"><text:span text:style-name="T14">εζγαζίται τον σφνχμον.</text:span><text:span text:style-name="T3"> ωστε μετὰ μὲντουτων γίνοιτ αν ποτε<text:line-break/></text:span><text:span text:style-name="T22">latior, non vero perinde profunditate auctus, fed perma-<text:line-break/>neat moderatus , praeter. superiores nolas hoc illi etiam<text:line-break/>extra ordinem necesse est adsit, rugosiorem evasisse supernae<text:line-break/>arteriae incumbentem cutem ac </text:span><text:span text:style-name="T22">si </text:span><text:span text:style-name="T22">convertas membrum;<text:line-break/>ut quae ejus pars modo superior’ erat nunc sit inferior,<text:line-break/>nulla tum profunditas re ridebitur impedita. Atque lu<text:line-break/>quidem duo pulsus in primo libro de eorum differentiis om-<text:line-break/>nium primi inter viginti septem pulsus in tabellam Iunt re-<text:line-break/>lati quam de illis secimus, qui constant externis simul di-<text:line-break/>mensionibus quantitatis distentionis. Ab his descriptus ter-<text:line-break/>tius est, qui longitudine et latitudine excedit naturalem ac<text:line-break/>in profunditatis dimensione est humilis; qui sane raro inve-<text:line-break/>nitur. Fit enim quum arteria magnopere objectorum cor-<text:line-break/>porum mole oneratur; id quod nunquam eveniat, nisi fa-<text:line-break/>cultas simul imbecillior sit et summe mollis tunica arteriae;<text:line-break/>quorum illud imbecilliorem naturali, hoc molliorem pulsum<text:line-break/>efficit, Itaque cum his quidem erit aliquando longus simul</text:span></text:p>
      <text:p text:style-name="P8"><text:span text:style-name="T22">et latus et humilis; alia ratione nunquam fiet; imo vero<text:line-break/>etiam quum videatur tusis, ne tum quidem procul a natura<text:line-break/>nec ad humilius nec ad latius deflectit; neque enim adsum-<text:line-break/>mam arteria in profunditate gravetur et in latitudine ne-<text:line-break/>quaquam; neque item plurimum ascendat altitudo, prorsus<text:line-break/>vero contrahatur in angustum, etenim vere fit ut plus<text:line-break/>altitudo crescat, praesertim si vehemens sit pulsus, at<text:line-break/>non hactenus tamen ut idem altissimus simul et angu-<text:line-break/>stissimus sit. Quod si hic quoque membrum invertas, ut<text:line-break/>quae modo partes superiores essent, sint nunc inferiores, et<text:line-break/>profunditatis eorum dimensio incrementum habebit, nec<text:line-break/>videbitur amplius humilis; fed ut longus et latus, ita etiam<text:line-break/>erit altus, quod est magnus; nam qui tribus est dimensioni-<text:line-break/>bus auctus, magnus vocatur. Proinde distentiones iu hoc<text:line-break/>sunt adbibendae praeter has quas nunc exposuimus etiam<text:line-break/>illae quae in primis omnium simt adhibitae. Jam illud</text:span></text:p>
      <text:p text:style-name="P10"><text:span text:style-name="T38">, e</text:span></text:p>
      <text:p text:style-name="P8"><text:span text:style-name="T22">quoque est animadvertendum, ecquid de latitudine simul<text:line-break/>detrahatur, quum inversum fit membrum, etenim hoc fit<text:line-break/>nonnunquam dernonstratque quanto antea ultra propor -<text:line-break/>tionem profunditatis dilataretur' vas. Jam quartus, qui<text:line-break/>longus fimul et altus et in latitudine est moderatus, quod ad<text:line-break/>le attinet latus est, quemadmodum et altus; fed quia in<text:line-break/>lateribus coarctatur arteria, ideo sic ejus motus impeditus<text:line-break/>esu Omnino enim ubi latitudo profunditatis proportionem<text:line-break/>excedat, aut profunditas proportionem latitudinis, altera<text:line-break/>impeditur earum, aut propter multitudinem, aut crassitiern,<text:line-break/>aut duritiem corporum objectorum, quae interposita sunt<text:line-break/>inter arteriam et admotum tactum. Et hercle etiam rugo-<text:line-break/>fitas numerum impositorum corporum auget, rugis cutem<text:line-break/>conduplicans. Itaque is pulsus, aut, quum vere magnus<text:line-break/>sit, secundum latitudinem obstaculum habet; aut quum vi-<text:line-break/>deri in macilento corpore magnus possit, non videtur tamen,<text:line-break/>quod secundum unam dimensionem factus sit angustus. Qui<text:line-break/>quintum in labella locum habet, longior naturali, in reliquis</text:span></text:p>
      <text:p text:style-name="P8"><text:span text:style-name="T22">autem duabus dimensionibus moderatus, graciliorem annun-<text:line-break/>tiat solito hominem esse factum et pinsum quantum in eo<text:line-break/>est naturali minorem. Quando enim longus pulsus aut<text:line-break/>ob propriam suam magnitudinem, aut propter tenuitatem<text:line-break/>rideatur ejuscemodi esse, nunc vero non appareat talis ex<text:line-break/>magnitudine esse, esset enim simul altus et latus, aut alte-<text:line-break/>ruter certe horum, restat ut per maciem factus sit longus.<text:line-break/>Caeterum quum graciliores habere videantur pulsus naturali<text:line-break/>majores, plane pulsus quod ad sc pertinet angustior aequo<text:line-break/>est et humilior, itaque etiam minor quod ad fe‘ attinet<text:line-break/>Qui sub hunc scriptus est sextus, puta longus et humilis<text:line-break/>atque latitudine moderatus, quunr ob causas ante expositas<text:line-break/>minor sit naturali, quantum in ipso est ob gracilitatem ap-<text:line-break/>paret longus esse. Sed hoc commune cum quinto habet;<text:line-break/>proprium autem hoc peculiariter, profunditatem ob causam<text:line-break/>paulo ante memoratam este imminutam. Septimus in ta-<text:line-break/>bella pulsus erat longus pariter et angustus altusque, qui<text:line-break/>videri perinde ac omnium primus magnus posset, nisi sit</text:span></text:p>
      <text:p text:style-name="P8"><text:span text:style-name="T14">μένοι </text:span><text:span text:style-name="T47">vvv </text:span><text:span text:style-name="T14">ευνέα σφυ</text:span><text:span text:style-name="T47">/wsc</text:span><text:span text:style-name="T22"> </text:span><text:span text:style-name="T3">μακροτερον </text:span><text:span text:style-name="T14">εχουσι</text:span><text:span text:style-name="T3"> τὸ μῆκος </text:span><text:span text:style-name="T14">τον</text:span></text:p>
      <text:p text:style-name="P10"><text:span text:style-name="T22">restricta latitudo</text:span><text:span text:style-name="T3">; </text:span><text:span text:style-name="T22">caetera hic ita ut in primo omnium sunt<text:line-break/>discernenda. Et etiam quae lu tertio explicavimus, ea sunt<text:line-break/>in hunc locum conferenda, non saepenumero scilicet hunc<text:line-break/>pulsum esse, neque quum incidat, plurimum moderatum al-<text:line-break/>titudine superare et inferiorem latitudine esse. Ab illo<text:line-break/>octavum, longum una et angustum et moderata profunditate,<text:line-break/>natura quidem esse parvum ex iis constat quae lu quinto<text:line-break/>jam retulimus, at quia roarcuit corpus, longior ridetur;<text:line-break/>eximium vero hoc praeter quintum habet, quod constrictam<text:line-break/>hic arteriam latitudinis angustia declarat. Nonus pulsus,<text:line-break/>longus, angustus, humilis, longe etiam magis ostenditur sua<text:line-break/>natura esse parvus, verum videri per marcorem corporis<text:line-break/>longus; fere adjuncta illi remissio est duritiesque, qui si<text:line-break/>neque durus fit, neque admodum languidus, a refrigeratione<text:line-break/>gignitur. Itaque novem quos nmrc percurrimus pulsus<text:line-break/>omnes longitudinem habent aequo longiorem, duabus disse-</text:span></text:p>
      <text:p text:style-name="P8"><text:span text:style-name="T14">το δέ πλατος</text:span><text:span text:style-name="T3"> ἐκτετασθαι δια . μαλακοτητα τῆς άρτηρίαςΐ</text:span></text:p>
      <text:p text:style-name="P10"><text:span text:style-name="T22">rentiis restquis diversi sunt, novem proximi longitudine mo-<text:line-break/>derata sunt</text:span><text:span text:style-name="T22">, </text:span><text:span text:style-name="T22">profunditatem autem et latitudinem immutant.<text:line-break/>Ac decimus quidem qui altus simul et latus videtur, uno<text:line-break/>in hornlue, si,cum moderato comparetur, nunquam exisset;<text:line-break/>nisi quando, id quod rarum est,' omnino arteria de sede sua<text:line-break/>migret. Sin autem conferatur ad eum qui est absolute<text:line-break/>moderatus, potest rnridere, ac causa ejus generandi in pro-<text:line-break/>prietatem consormationis confertur; siquidem symptoma ar-<text:line-break/>teriae est, quae sub profunda carne utrinque occultetur, sed<text:line-break/>in media parva parte sublimis extet. Undecimus qui una<text:line-break/>re differt a superiore, quod profunditatem moderato parem<text:line-break/>habeat, pro cumulo causam demittendi hujus habet adjun-<text:line-break/>ctam ; caetera cum decimo conveniunt. Duodecimus latus,<text:line-break/>humilis cum moderata longitudine inverso fit membro; aut<text:line-break/>enim undequaque ridebitur moderatus, aut magnus. Ac si<text:line-break/>omnino videatur moderatus, altitudinem declarabit prius<text:line-break/>nonnihil compressam esse, productamque ob mollitiem ar-</text:span></text:p>
      <text:p text:style-name="P8"><text:span text:style-name="T22">teriae latitudinem; sin magnus, plurimum fuisse compressam<text:line-break/>altitudinem. Decimus tertius, altus idemque dimensioni-<text:line-break/>bus duabus reliquis moderatus, perinde ut decimus, et ex<text:line-break/>naturali conformatione conficitur et etiam ex naturalis sedis<text:line-break/>mutatione; eximium autem, habet praeter illum latitudinis<text:line-break/>angustiam. Decimum quartum, qui omnibus tribus dimen-<text:line-break/>sionibus moderatus est, omnibus apertum est referre natu-<text:line-break/>ralem; an vero sit par revera naturali, exploratur ex cor-<text:line-break/>poris habitudine. Nam macrior si naturali sit, sic quum<text:line-break/>sit pulsus sua natura minor, par apparet moderato esse; sin<text:line-break/>crassius aequo sit corpus, pulsus tum de sua quidem natura<text:line-break/>magnus est, sed quod per corpulentiam coerceatur, esse rno-<text:line-break/>deratus videtur; quod si nec ad gracilitatem corpus nec ad<text:line-break/>corpulentiam deflectat, moderatum in eo non solum </text:span><text:span text:style-name="T47">reprae-<text:line-break/></text:span><text:span text:style-name="T22">fentari pulsum, verum etiam necesse est esse. Sane demon -<text:line-break/>stravimus in secundo libro . De pulsibus dignoscendis’ cae-<text:line-break/>teros pulsus ad hunc omnes relatos, magnos, parvos, lon-</text:span></text:p>
      <text:p text:style-name="P41"><text:span text:style-name="T14">•<text:tab/>•<text:tab/>• •<text:tab/></text:span><text:span text:style-name="T47">"»<text:tab/>n </text:span><text:span text:style-name="T14">. </text:span><text:span text:style-name="T47">s</text:span><text:span text:style-name="T22"><text:tab/>Is l e •s .</text:span></text:p>
      <text:p text:style-name="P10"><text:span text:style-name="T22">gos, breves, latos, angustos, altos, humiles appellari.<text:line-break/>Quintusdecimus, qui humilis profunditate est, reliquis dua-<text:line-break/>bus dimensionibus moderatus, omnino similis superiori est<text:line-break/>decimo quarto, praeter quod hujus compresse est profundi-<text:line-break/>tas; proinde quae, illic prius exposuimus, ea duces hic<text:line-break/>quoque dicta esse. Hoc vero est in lusce omnibus memoria<text:line-break/>tenendum, non amplius converso membro videri humilem.<text:line-break/>Sextus decimus, qui moderatus est longitudine, angustus<text:line-break/>altusque , aut ex consorujationis proprietate fit talis natura,<text:line-break/>aut per affectum aliquem compressis- </text:span><text:span text:style-name="T47">ad latera</text:span><text:span text:style-name="T22"> arteriis. Se-<text:line-break/>ptimum decimuiu, qui est moderatus longitudine et profun-<text:line-break/>ditate, in reliqua dinienfione angustus, iu latera contractum<text:line-break/>esse declarat moderata profunditas; in reliquis omnibus de-<text:line-break/>cimoquarto et decimoquinto respondet Octavus decimus<text:line-break/>qui longitudine moderata est et angustus humilisque, sua<text:line-break/>quidem natura parvus est; videtur autem esse ob gracilitatem<text:line-break/>moderata longitudine. Breviter enim quum praeter pro-<text:line-break/>funditatis proportionem et latitudinis extensa longitudo sit.</text:span></text:p>
      <text:p text:style-name="P8"><text:span text:style-name="T22">significat corporis gracilitatem; non tamen ubi contracta<text:line-break/>praeter proportionem profunditatis est, corpulentiam deno-<text:line-break/>tat, fed vel naturalem quampiam conformationem, vel litum<text:line-break/>arteriae luaequalem. Nonus decimus brevis, latus et altus,<text:line-break/>aut ob conformationis proprietatem talis natura ridetur, aut<text:line-break/>ex affectu arteriae in situ distortae. Vigesimus jam in aliis<text:line-break/>duabus dimensionibus similis est nono decimo, fed profunsii-<text:line-break/>tate est moderata. Hic habet hoc praecipuum, rescisam<text:line-break/>fuam altitudinem. Vigesimus primus brevis, latus et humi-<text:line-break/>lis praeter easdem causas etiam illas adjunget sibi quae<text:line-break/>latum simul et humilem efficiunt pulsum. Ad eundem nio-.<text:line-break/>dum vigesimus fecundus brevis simul et altus atque la-<text:line-break/>titudine moderata assumet ad easdem causas eas quae<text:line-break/>moderatum latitudine creant humilemque pulsum. Sic<text:line-break/>etiam vigesimus tertius, brevis ille quidem longitudine, ve-<text:line-break/>rum dimensionibus duabus reliquis inoderatis, ad eisdem<text:line-break/>causas reducetur. Vigesimus quartus sortietur praeter eas-</text:span></text:p>
      <text:p text:style-name="P8"><text:span text:style-name="T3">με/αλον, ταΰτα κφπὲ τούτου διοριζεσθαι χρή. κατά φύσιν<text:line-break/></text:span><text:span text:style-name="T22">dem causas extra ordinem causiam qtiae altitudinem depri-<text:line-break/>mit. Ad eundem modum proximi duo ad antedictas </text:span><text:span text:style-name="T47">refe-<text:line-break/>rentur</text:span><text:span text:style-name="T22"> causas, ut memoria teneamus, in quibuscunque pul-<text:line-break/>sibus cedat longitudo proportioni latitudinis et profunditatis,<text:line-break/>in his causam aut naturali conformationi, aut arteriae per-<text:line-break/>verso situi esse attribuendam. Demonstravimus porro, ubi<text:line-break/>latitudinis, vel profunditatis proportionem longitudo vincat,<text:line-break/>aut obsistere alteri earum foIam angustiam, aut auctam etiam<text:line-break/>alteram esse; atque obstaculum frequenter accidere, incre-<text:line-break/>mentum raro, in latitudine quidem, ubi per mollem arteriae<text:line-break/>tunicam gravetur altitudo, simulque nec vehementem esse<text:line-break/>ejuscemodr pulsum; -in profunditate vero, ubi coarctetur<text:line-break/>latitudo et pulsus vehemens simul et magnus ex sua natura<text:line-break/>sit. Reliquus est post omnes vigesimus septimus brevis,<text:line-break/>angustus humilisque, qui utique parvus vel apparet esse<text:line-break/>vel sus natura est, ac quae quidem in omnium primo distin-<text:line-break/>cta sunt magno, eadem sunt hic quoque distinguenda. Si</text:span></text:p>
      <text:p text:style-name="P8"><text:span text:style-name="T3">σφυ/μοΐ κατὰ' το </text:span><text:span text:style-name="T14">ποσον της διαστολης </text:span><text:span text:style-name="T47">tluiv</text:span><text:span text:style-name="T22"> </text:span><text:span text:style-name="T3">ώς πρὸς τήν</text:span></text:p>
      <text:p text:style-name="P10"><text:span text:style-name="T22">naturaliter comparata corporis sit habitudo, hic pulsus non<text:line-break/>modo videtur parvus, sed etiam est vere. At quum crassior<text:line-break/>sit, fi quo homo evasit se ipso crassior, hoc fit pulsus minor,<text:line-break/>erit tum quidem quod ad ipsum attinet moderatus, scd<text:line-break/>per corporis crassitudinem mluor videtur moderato. Si<text:line-break/>longe fit crassior quam pulsus minor, is pulsus qhantum<text:line-break/>in ipso est mediocri erit major. Sin autem minus fit crassus<text:line-break/>quam parvus pulsus hic, fi ejus naturam spectes, minor erit<text:line-break/>naturali. Quod si gracilius corpus fit quam videatur pulsus<text:line-break/>parvus, is sane est natura parvus, sed non perinde videtur<text:line-break/>parvus ac vere est; quod corporis gracilitas, quatenus decessit<text:line-break/>de natura, hactenus ei magnitudinis addit speciem. Quae de<text:line-break/>parvo et magno; pulsu adhibita distinctio est, eadem in aliis<text:line-break/>est adhibenda omnibus sciendumque illorum quemque vel<text:line-break/>parvum esse natura, vel magnum, vel moderatum. -4c tres<text:line-break/>hi pulsus lu quantitate dissensionis positi sunt quod attinet</text:span></text:p>
      <text:p text:style-name="P8"><text:span text:style-name="T14">των φαίνίται. </text:span><text:span text:style-name="T47">Sta </text:span><text:span text:style-name="T14">τί</text:span><text:span text:style-name="T3"> </text:span><text:span text:style-name="T3">πολνσαρκίαν καὶ </text:span><text:span text:style-name="T3">Οτι </text:span><text:span text:style-name="T3">μικρότερος ο'ντως</text:span></text:p>
      <text:p text:style-name="P10"><text:span text:style-name="T22">ad ipsius rei naturam. Videntur vero este viginti scptern<text:line-break/></text:span><text:span text:style-name="T22">ob </text:span><text:span text:style-name="T22">crassitudinem., </text:span><text:span text:style-name="T22">vel </text:span><text:span text:style-name="T22">gracilitatem corporis, vel ob cutem<text:line-break/>rugosiorem</text:span><text:span text:style-name="T22">, </text:span><text:span text:style-name="T22">vel regionum arteriarum inaequalem angusiiam,<text:line-break/>vel proprietatem couformationis. Ita unumquemque opor-<text:line-break/>tet qui' non luania verba </text:span><text:span text:style-name="T22">ambit, </text:span><text:span text:style-name="T22">scd ipsa opera studet medi-<text:line-break/>tari, omnium memorem quae jam percurri, simul atque<text:line-break/>aliquem animadvertat </text:span><text:span text:style-name="T22">pulsum </text:span><text:span text:style-name="T22">qui in quantitate consistit<text:line-break/>distentionis, primum qui sit de viginti septem, attendere</text:span><text:span text:style-name="T22">;<text:line-break/></text:span><text:span text:style-name="T22">deinde ubi ab eo quae ex ricinis corporibus </text:span><text:span text:style-name="T22">oriuntur </text:span><text:span text:style-name="T22">alte-<text:line-break/>rationes secreverit, indagare an moderatus sit, an magnus,<text:line-break/>an parvus</text:span><text:span text:style-name="T22">; </text:span><text:span text:style-name="T22">postea status, qui talem genuere, siquidem do-<text:line-break/>cent hi et praeterita et futura, ut in longo et angusto, et hu-<text:line-break/>mili; nam exempli gratia in hoc quod dico docebimus;<text:line-break/>Hunc quantum in ipio est liquet parvum esse </text:span><text:span text:style-name="T22">ex eo </text:span><text:span text:style-name="T22">quod<text:line-break/>ejus imminuta est circularis dimensio et aucta </text:span><text:span text:style-name="T22">dimensio lon-<text:line-break/></text:span><text:span text:style-name="T22">gitudinii</text:span><text:span text:style-name="T56">B</text:span><text:span text:style-name="T22"> Si enim duabus de </text:span><text:span text:style-name="T22">causis </text:span><text:span text:style-name="T22">minor circulus </text:span><text:span text:style-name="T22">disten- .<text:line-break/>tionis </text:span><text:span text:style-name="T22">apparet ob corpulentiam et </text:span><text:span text:style-name="T22">.quod </text:span><text:span text:style-name="T22">minor re </text:span><text:span text:style-name="T22">vera sit</text:span></text:p>
      <text:p text:style-name="P42"><text:span text:style-name="T38">CM.JENUS TOM. </text:span><text:span text:style-name="T38">IX.<text:tab/></text:span><text:span text:style-name="T38">Q</text:span></text:p>
      <text:p text:style-name="P8"><text:span text:style-name="T14">σασαι</text:span><text:span text:style-name="T3"> τόν </text:span><text:span text:style-name="T14">ννν φαινόμένονσφνγμον </text:span><text:span text:style-name="T47">par.obv </text:span><text:span text:style-name="T14">καί στα,ον ν.αΐ</text:span></text:p>
      <text:p text:style-name="P10"><text:span text:style-name="T22">pulsus; nunc autem abest corpulentia, sane enim non solum<text:line-break/>longitudo non crevisset, sed etiam imminuta esset, planum<text:line-break/>est pulsum sua natura esse parvum. Quum igitur remota<text:line-break/>sit longitudinis species</text:span><text:span text:style-name="T22">, </text:span><text:span text:style-name="T22">quam contraxit ex corporis habitu-<text:line-break/>dlue, quum sua natura parvus sit, videamus jam quanam<text:line-break/>de causa fit , factus parvus. Hic plurimi interest nosse </text:span><text:span text:style-name="T47">par-<text:line-break/>vitatis</text:span><text:span text:style-name="T22"> quantitatem et longitudinis, aut enim paulo est natu-<text:line-break/>rali minor, aut inulto, aut ut ita dicam modico; sic etiam<text:line-break/>lu longitudine aut parum, aut modice, aut longe naturales<text:line-break/>superat. Jam altera ex parte ad maximam longitudinem<text:line-break/>producatur, etiam ad uiaxiiuam deveniat parvitatem, id est<text:line-break/>angustus et humilis sit; hic pulsus natura longe est quam'<text:line-break/>apparet minor, sed eam quidem ex nimia, gracilitate compa-<text:line-break/>ravit speciem; ut vero fit natura minor, ex caulis quae<text:line-break/>efficiunt minorem, frigidi tale, "imbecillitate, gracilitate. At<text:line-break/>quae tandem causa est, vel caulae inter has; und . pulsus<text:line-break/>qui nobis nunc cernrtur longus, angusius hunnlisque gene-</text:span></text:p>
      <text:p text:style-name="P8"><text:span text:style-name="T47">pansu dux</text:span><text:span text:style-name="T22"> </text:span><text:span text:style-name="T3">τὸ μηδεμίαν ἀνά/κην </text:span><text:span text:style-name="T14">ίίναι </text:span><text:span text:style-name="T47">vcaptkiaopiv </text:span><text:span text:style-name="T14">άπίΐν,<text:line-break/></text:span><text:span text:style-name="T22">retur ? Declaravimus quidem ante signum esse perpetuum<text:line-break/>arteriarum duritiei pulsum durum, infirmae facultatis lan-<text:line-break/>guidum, qui etiam remissus et imbecillus vocatur; ut qui<text:line-break/>est contrarius, vehemens, contentus, validus. Verum scien-<text:line-break/>dum et hoc est in hoc pulsu, necessario emn-languidum esse,<text:line-break/>nunquam enim valente facultate parvus ad summum pulsus<text:line-break/>fiat; at duritiem nihil est necesse conjunctam esse. De fri-<text:line-break/>giditate vero non absolute est statuendum; sed illud primum<text:line-break/>nosse oportet, interesse, cor una esse cum arteriis refrige-<text:line-break/>ratum et refrigerari; ac quod refrigeratum esse laesam esse<text:line-break/>facultatem sit, refrigerari autem mutari usum. Hic animo<text:line-break/>mihi opus est plane attento, sciendumque non modo ad<text:line-break/>praesagitiones ex pulfibus, scd ad alias etiam pene omnes eo<text:line-break/>nihil esse conducibilius. Procedit autem universus hic<text:line-break/>sermo ex cognitione essentiae facultatis, quam in commen-<text:line-break/>tariis De causis pulsuum, quod nullo modo esset necessaria,<text:line-break/>n •&gt;</text:span></text:p>
      <text:p text:style-name="P8"><text:span text:style-name="T22">praeterivimus. Hoc loco, quia ad exacte intelligenda ea<text:line-break/>quae posthac docebimus hanc refert nosse, risum mihi est<text:line-break/>illam exponere ; neque hic tamen cum suis demonstrationi-<text:line-break/>bus , quippe alio eam loco prosecuti latius sumus, sed quan-<text:line-break/>turn summatinr explicatum ad institutum nostrum conducat</text:span></text:p>
      <text:h text:style-name="Heading_20_2" text:outline-level="2">Cap. IV.</text:h>
      <text:p text:style-name="P152"><text:span text:style-name="T22">Facultatis essentia singularum partium lu<text:line-break/>singularum illarum posita commodo temperamento est; nam<text:line-break/>trun demum suum quaeque munus obit strenue, ubi sit tem-<text:line-break/>peratissima; contra male fungitur, si intemperata sit, atque<text:line-break/>hactenus male quatenus sit intemperata. Ad eundem mo-<text:line-break/>dum cordis corpus, quum immodice refrigeratum sit, cale-<text:line-break/>factum, humectatum, exiccatum, pulsus pro suae lutem-<text:line-break/>periei modo sarit languidos; id quod illi est offensam facul-'<text:line-break/>satem esse. At vero consuetudinem habere cum sanguine<text:line-break/>contento lu illius sinibus, et cum saritu qui calidior longe<text:line-break/>ac naturalis status requirit sit, aut cum eo qui in involucro<text:line-break/>cor ambiente est, vel in pulmone, aut cum ipso etiam invo-<text:line-break/>lucro cor ambiente et pulmone, urum est tantum variasse</text:span></text:p>
      <text:p text:style-name="P8"><text:span text:style-name="T22">citra offensionem facultatis. Eandem habet rationem resci- '<text:line-break/>geratirni esse et refrigerari; .ubi lu ipsc cordis corpore<text:line-break/>temperando praepolleat elementum frigidum, laeditur facul-<text:line-break/>tas; sin lu tunica cor ambiente, et in pulmone, et sanguine,<text:line-break/>spirituque, qqos ejus ventriculi continent, usus est remissio.<text:line-break/>Jam humiditates et siccitates si in ipsc corpore cordis eoa-<text:line-break/>sistant, nocent facultati; si in quopiam vicino, noninjmu-<text:line-break/>taut usum, siquidem proba temperies et intemperies ex<text:line-break/>quatuor fiunt elementis; usus vero accessiones vel remissio-<text:line-break/>ues ex calido et frigido duntaxat. Ubi. jam ad ultimam<text:line-break/>usus exolutiunenr deveniat, corporibus vicinis cordi vehe-<text:line-break/>nienter refrigeratis, non poterit etiam cornis corpus, non<text:line-break/>intemperatum esse; id quod nihil estaliud quam .debiliorem<text:line-break/>fieri facultatem. Quamobrern dicebam fieri non posse ut<text:line-break/>de frigiditate uno veri o pronuntiarem. Neque ut foIa pro-<text:line-break/>stratioue. sacul tatis vel induratione foIa instrumentorum,<text:line-break/>pulsus interdum minor fit, ita etiam ob solam frigiditatem,</text:span></text:p>
      <text:p text:style-name="P43"><text:span text:style-name="T22">A </text:span><text:span text:style-name="T22">•<text:tab/> 4</text:span><text:span text:style-name="T22"><text:tab/></text:span><text:span text:style-name="T22">s</text:span><text:span text:style-name="T22"><text:tab/></text:span><text:span text:style-name="T22">J<text:tab/><text:tab/> </text:span><text:span text:style-name="T69">J</text:span><text:span text:style-name="T22"> ' / Ss</text:span></text:p>
      <text:p text:style-name="P10"><text:span text:style-name="T22">quomodo nunc diximus, non accepta refrigeratione pro usus<text:line-break/>exolutione; neque enim eo unquam cor, ut refrigeretur ve-<text:line-break/>hementer, deveniat, nisi sit ipsum refrigeratum. Quod dico<text:line-break/>lutelligas clarissime, si eos qui in itinere ex ingenti frigore<text:line-break/>obeunt confideres, omnes enim simul ut frigidum exspi-<text:line-break/>rant aerem, pulsum quoque minorem habent; minimum </text:span><text:span text:style-name="T47">ta-<text:line-break/>men</text:span><text:span text:style-name="T22"> illorum prius nullus quam ad extremam refrigeratio-<text:line-break/>nem sit perductus obtinet, ubi non tantum usus est immuta-<text:line-break/>tus generandorum pulsuum, qnod aderat ipsis a principio,<text:line-break/>verum etiam, quia perditus jam naturale cordis tempera-<text:line-break/>mentum, debilitatur facultas; id quod solet plerumque iis<text:line-break/>subito accidere, non ut in aliis affectibus, paulatim; de<text:line-break/>quibus est unus, quem hoc, loco habemus in manibus, per<text:line-break/>quem pariter et longus pulsus apparet et angustus humi-<text:line-break/>lisque in longis morbis. Qui enim ita habent, in periculum<text:line-break/>hi non minus praesens veniunt quam illi qni in itinere<text:line-break/>decedunt; non repente his tamen parvus pulsus, sed pede-<text:line-break/>tentim venit marcescentibus; unum enim et hoc genus est</text:span></text:p>
      <text:p text:style-name="P8"><text:span text:style-name="T47">pev </text:span><text:span text:style-name="T14">εν τοΐς χαυσωδίστατοις</text:span><text:span text:style-name="T3"> πνρετοις, </text:span><text:span text:style-name="T14">οταν </text:span><text:span text:style-name="T14">κακοή&amp;ως χρονί-</text:span></text:p>
      <text:p text:style-name="P10"><text:span text:style-name="T3">. </text:span><text:span text:style-name="T22">marcoris quod Philippus Penium ex morbo appellat. Nam<text:line-break/>rron ,ex frigiditate torridus marcor, caeterum ex facultatis<text:line-break/>sola imbecillitate imbecillos pulsus et paryos creat. Se-<text:line-break/>paratur a priore motus velocitate, et crebritate et duritie<text:line-break/>calorisque fervore. Verum de lris non est Jiiijus disputa-<text:line-break/>tionis disserere, scd ad institutum revertor. Longus, aii-<text:line-break/>gustus luunilisque pulsus, , quum longius a natura trinis<text:line-break/>dimensionibus discesserit,. si talis citra duritiem appareat, a<text:line-break/>quibusnam procedat et quot causis, abunde aperuimus.</text:span></text:p>
      <text:p text:style-name="P44"><text:span text:style-name="T22">- At ubi cum duritie conjunctus est, una jam bic .adest .val<text:line-break/>languidus pulsus, vel medius luter languidum </text:span><text:span text:style-name="T47">et vehe-<text:line-break/></text:span><text:span text:style-name="T22">nrentem, qui nec evertat tactum nec ali eo evertatur, ut<text:line-break/>memores simus nullum alioqnin inter languidum et vehe-<text:line-break/>mentem medium esse; declaratur autem in corpore is affe-<text:line-break/>ctus osse qui reddit arteriam duram. Haec est siccitas,<text:line-break/>vel constrictio a frigore, vel teri sio.<text:tab/>Siccitas .quidem in</text:span></text:p>
      <text:p text:style-name="P10"><text:span text:style-name="T22">ardeutilsimis febribus:, ubi maligne prodricmrtur, et prae-</text:span></text:p>
      <text:p text:style-name="P8"><text:span text:style-name="T22">cipue ex torrido marcore certisque melancholiae et quar-<text:line-break/>tanae febris generibus. Constiictio ex frigore fit per frigi-<text:line-break/>dae intempestivum potum et immodicum, vel per balneas<text:line-break/>similes, ex refrigerantibus item pomis intempestive ingestis<text:line-break/>vel praeter modum; denique ex iis quaecunque multum<text:line-break/>solent frigidae pituitae gignere, quem Praxagoras vitreum<text:line-break/>succum solet appellare. Tensio ex convellentibus affectibus<text:line-break/>et ingentibus inflammationibus. Ex fcirrlus vero cousirictio<text:line-break/>arteriarum atque tensio nascitur, quod quidem accidit po-<text:line-break/>tissimum ex jecinore et liene; ex his enim visceribus pul-<text:line-break/>sus,apertissime ridentur et perpetuo duri, scirrho praeser-<text:line-break/>tim affectis; - et vero etiam in magnis lustammationibus. Sed<text:line-break/>tactu ejusmodi affectus deprehendentur, et per urinas, et<text:line-break/>alvi</text:span><text:span text:style-name="T47">. excrementa</text:span><text:span text:style-name="T47">, </text:span><text:span text:style-name="T47">per</text:span><text:span text:style-name="T22"> universi corporis denique colorem<text:line-break/>et linguae; jam etiam per febrium genus. Qui porro alii<text:line-break/>corporis affectus pulsum creant durum, partim originem<text:line-break/>ex recentibus offensionibus repentinam -trahunt, reliqui<text:line-break/>omnes pedetentnn. Offensiones quae luducunt ejuscernodi</text:span></text:p>
      <text:p text:style-name="P45"><text:span text:style-name="T47">Or'</text:span><text:span text:style-name="T22"><text:tab/></text:span><text:span text:style-name="T3">, </text:span><text:span text:style-name="T22">5<text:tab/></text:span><text:span text:style-name="T47">r<text:tab/></text:span><text:span text:style-name="T14">,</text:span></text:p>
      <text:p text:style-name="P10"><text:span text:style-name="T14">φορουμίνων τί </text:span><text:span text:style-name="T47">y.at </text:span><text:span text:style-name="T14">αγα,νιωντων σφνγμοΐ μέγιστον γνωοΐΰρ,α.</text:span></text:p>
      <text:p text:style-name="P10"><text:span text:style-name="T22">affectus sunt vini potio intempestiva et frigidae, saepe<text:line-break/>etiam poma refrigerantia et frigidum balneum. Depre-<text:line-break/>hendes noxam a vino illatam, quum subito pulsus non du-<text:line-break/>rus modo sit, sed major etiam et celerior, et vehementior.<text:line-break/>Caeteras a vino lu communi discernes, quod nec magnitu-<text:line-break/>dineur adjunctam nec vehementiam nec celeritatem ha-<text:line-break/>beant; lingulas seorsum nunc clarius, nunc obscurius<text:line-break/>et per conjecturam. Clarius, ubi symptoma aliquod conse-<text:line-break/>quatur, quod pomis folet succedere, inflatio ventris inquam,<text:line-break/>aut mordicatio corruptorum, aut stomachi aliqua compressio,<text:line-break/>aut delirium, ut a pomis vinosis, aut vomitus, aut alvi<text:line-break/>dejectio humidior et largior. Haec scilicet non per- signa,<text:line-break/>sed ipsam aperte dernousiraut substantiam comestorum;<text:line-break/>quod nisi horum quid adsit,’ nec a vino signorum, aqua fri-<text:line-break/>gida est quae offendit vel pota vel intempestive in ipsa<text:line-break/>lotos. At vero ut haec securius omnia confirmare possis,<text:line-break/>metuentium et angore correpturum pulsus magno indicio</text:span></text:p>
      <text:p text:style-name="P7"><text:span text:style-name="T22">funt. At fi prius dictis postea hoc semper addas, aegrotum<text:line-break/>.aliter ac praescriptum fit fecisse</text:span><text:span text:style-name="T22">, </text:span><text:span text:style-name="T22">magis confirmatam prae-<text:line-break/>stabis , </text:span><text:span text:style-name="T47">et</text:span><text:span text:style-name="T22"> suspiciendam praedictionem, ut subinde fidem<text:line-break/>astantes'non habeant, nec ex pulfibus credant tale quid di-<text:line-break/>ctum esse, scd consciorum aliquem detulisse aegroti pecca-<text:line-break/>.tum. Tangendi autem accurate sunt pulsus, deinde quod<text:line-break/>indicant signa, proferendum: ac tum denuo sunt tangendi,<text:line-break/>animadvertendumque, ecquid aegrotus commotus sit. Qui<text:line-break/></text:span><text:span text:style-name="T38">si </text:span><text:span text:style-name="T22">omni sit• perturbatione liber, vide nunquid commemo-<text:line-break/>ratorum signorum aut omiseris, aut parum probe perpen-<text:line-break/>deris. Si, vero fit,perturbatus atque rideatur angi, vel<text:line-break/>vereri, cave mox signo adhibeas fidem; frequenter enim<text:line-break/>fit ut non, quo conscii libi talis admissi fint, angantur </text:span><text:span text:style-name="T47">ae-<text:line-break/>groti,</text:span><text:span text:style-name="T22"> scd quod ita fere fint comparati ut statim expave-<text:line-break/>scant; at his mox pulsus consistit. Qui vero plane in culpa<text:line-break/></text:span><text:span text:style-name="T38">, sunt, </text:span><text:span text:style-name="T22">quam tu diu de eo confirmes quicquam, tam diu me-</text:span></text:p>
      <text:p text:style-name="P6"><text:span text:style-name="T22">tus proprius pulsus apparet. Atque peccata quae .hacte-<text:line-break/>nus exposuimus omnia aut inflamniatiouibus, aut scirrhis,</text:span></text:p>
      <text:p text:style-name="P8"><text:span text:style-name="T47">te </text:span><text:span text:style-name="T14">αμα</text:span><text:span text:style-name="T3"> καὶ </text:span><text:span text:style-name="T3">μικρῶν σφνγμῶν ὲπίστασθαι </text:span><text:span text:style-name="T3">καλόν, </text:span><text:span text:style-name="T3">ώς κλονώδεις</text:span></text:p>
      <text:p text:style-name="P10"><text:span text:style-name="T22">'aut siccitatibus , aut viscerum per frigiditatem constrictioni-<text:line-break/>Tms augendis, alterationern quam diximus inducunt.<text:line-break/>Nervorum vero originem fi quid occupet tale, aflectum con-<text:line-break/>vulsivum creat: sic appello illos affectus, qui ante mortem<text:line-break/>necessario convulsionis aliquod habent symptoma. Qui qui-<text:line-break/>dem moriuntur omnes etiam calidi, contra ac illi qui cor-<text:line-break/>ripiuntur syncope; hi enim vehementer etiam frigidi vivunt<text:line-break/>adhuc. Quibus vero nervorum propaginem occupavit, con-<text:line-break/>vulsivus affectus, quum plane jam expiraverunt, diutissime<text:line-break/>permanent calidi. Horum pulsus omnium statirn primo oc-<text:line-break/>cursu exercitatis in tangendo tensionem produnt, et motum<text:line-break/>veluti convulfivum detegunt. Quod fi quis, cui comine-<text:line-break/>moratus pulsus est, ab alvo plura dejiciat, id quod evenit ex<text:line-break/>jecluoris scirrhis, non amplius hi habent pulsum longum,<text:line-break/>’ sed aut moderato assimilem longitudine, aut etiam brevio-<text:line-break/>'rem. Jam hoc quoque in omnibus duris pulfibus pariter-<text:line-break/>que'parvis operae pretium est nosse; citissime vibratos eos</text:span></text:p>
      <text:p text:style-name="P8"><text:span text:style-name="T3">κατά </text:span><text:span text:style-name="T14">φύοιν, </text:span><text:span text:style-name="T47">u'tX est</text:span><text:span text:style-name="T22"> </text:span><text:span text:style-name="T3">όλιγον δπισκέπτεσθαι προσήκει, πότερα<text:line-break/></text:span><text:span text:style-name="T22">effici; et qui vibrati non sunt, vel ob vitalis facultatis im-<text:line-break/>becillitatem vel ob remissionem usus, vel amborum concur-<text:line-break/>sum non recipere illos eum motum. Nam siquidem usus<text:line-break/>magnam distentionem postulet, sacultasque vitalis efficere<text:line-break/>valeat, sed unum refragetur corpus arteriae, quod attolli lu<text:line-break/>magnam distentionem per duritiem nequeat, vibratio in eum<text:line-break/>statum incidit. Nulla praeterea ratione fiat arteriae vibra-<text:line-break/>tus motus. Quocirca hic pulsus, qui ridetur vibratione<text:line-break/>vacare, aut extremam imbecillitatem facultatis, aut exolu-<text:line-break/>tionem usus declarat maximam. At vibratus si sit, conten-<text:line-break/>tionis continuo nonnihil annunciat facultatem obtinere, nec<text:line-break/>pulsuum usum generandorum semel esse exolutunr; nec vero<text:line-break/>devenit ad maximam parvitatem, sicuti diximus propositum<text:line-break/>pullum facere. Ad eundem modum, fi pulsus citra vibra-<text:line-break/>tionem longior justo sit angustiorque et humilior, non lon-<text:line-break/>gissime tamen a natura in singulis his recesserit, fed aliquan-<text:line-break/>tum, attendendum est durusne sit et non vibratus, aut</text:span></text:p>
      <text:p text:style-name="P8"><text:span text:style-name="T47">exariqov </text:span><text:span text:style-name="T14">αυτα,ν </text:span><text:span text:style-name="T93">sisi.app.soov,</text:span><text:span text:style-name="T94"> </text:span><text:span text:style-name="T3">ἐπὶ </text:span><text:span text:style-name="T14">μέν τής </text:span><text:span text:style-name="T47">5v raptant </text:span><text:span text:style-name="T14">η χατά</text:span></text:p>
      <text:p text:style-name="P10"><text:span text:style-name="T22">plane duritie liber fit; si enim durus sit, sed absque vibra-<text:line-break/>tione, frigiditatem, vel facultatis imbecillitatem indicat, vel<text:line-break/>utramque simul. Haec discernito ex consequentibus; nam<text:line-break/>cui talis pulsus ex sola resrigeratioue sit, statirn adjunctam<text:line-break/>tarditatem habet raritatemque; cui ex imbecillitate faculta-<text:line-break/>tis, sociam sibi remissionem habet. Quod si jam usus constet<text:line-break/>immotus, tanto erit pulsus celerior naturali et crebior<text:line-break/>quantum a modo deflexerit parvitas. Slu autem quo facul-<text:line-break/>tas fit imbecillior, eo exoletior usus sit, pulsus esse similis<text:line-break/>lu utraque differentia moderato videbitur, nec celerior, nec<text:line-break/>tardior, vel crebrior, vel rarior; at si excedat alterum,<text:line-break/>pro excessus ratione, sicut ante est </text:span><text:span text:style-name="T47">dictam,</text:span><text:span text:style-name="T22"> si vero simul et<text:line-break/>durus et xibratus sit, significabit eosdem affectus, a quibus<text:line-break/>diximus supra durum pulsum constitui, verum non imbecil-<text:line-break/>lam facultatem tamen, ut in illis, neque exolutum usum.<text:line-break/>Quanta vero ntriusque sit noxa lu facultate, declarabit ve-</text:span></text:p>
      <text:p text:style-name="P8"><text:span text:style-name="T3">λώσει. τῆς </text:span><text:span text:style-name="T14">μέν ουν ν,ατα,</text:span><text:span text:style-name="T3"> τήν </text:span><text:span text:style-name="T14">δυναμιν</text:span><text:span text:style-name="T3"> ὰῥῥώστίἀς το </text:span><text:span text:style-name="T14">ποδδίί</text:span></text:p>
      <text:p text:style-name="P10"><text:span text:style-name="T47">hementiae</text:span><text:span text:style-name="T22"> et remissionis disserentia, una cum quantitate<text:line-break/>vibrationis, in usu vero disserentia celeritatis et crebrita-<text:line-break/>tis cum vibrationis item quantitate. Reliqua ex ante dictis<text:line-break/>etiam conjicito. Haud aliter fi non paulum, nec multum"<text:line-break/>tribus differentiis </text:span><text:span text:style-name="T22">a </text:span><text:span text:style-name="T22">natura recedat, sed fic mediocriter et<text:line-break/>modice ex dictis discrimina notato. At saepe in eiufcemodi<text:line-break/>pulsibus, • iis dico qui exiguam a natura in longitudinem,<text:line-break/>angustiam et humilitatem habent mutationem, non modo<text:line-break/>nihil animadvertitur duritiei, verum mollitie etiam praediti<text:line-break/>sunt insigni, id quod et huic accidit ob easdem genere cau-<text:line-break/>sas : variatur autem quantitate in lingulis. Sive enim pro-<text:line-break/>pter facultatis imbecillitatem . minor moderato pulsus fiat,<text:line-break/>facultatis ostenditur major offensio; sive propter exolutio-<text:line-break/>nemufus; majus et hujus esse vitium, quo enim timicac<text:line-break/>mossities ad distentionis • magnitudinem est promptior, hoc<text:line-break/>causam quae moliatur parvum pulsum declarabit esse<text:line-break/>majorem. Sane imbecillitas facultatis quam sit magna, fatis</text:span></text:p>
      <text:p text:style-name="P8"><text:span text:style-name="T22">ex quantitate remissionis apparebat; huc cumulus accessit<text:line-break/>quod nunc diximus. At usus exolutio in quantum inriderit<text:line-break/>vitium, exsulis quae diximus signis invenitur; de quibus<text:line-break/>dicemus etiam inferius nonnihil, ubi connectumus mutuo<text:line-break/>pulsuum genera, lu praesentia enim hoc non instituimus,<text:line-break/>sed quum exponere de, genere quantitatis distentionis coepis-<text:line-break/>semns, simul alia attingere sumus coacti. Quare, redeamus<text:line-break/>ad primum institutum, ac ad reliqua genera transuamus;<text:line-break/>neque enim quod alios ilem ex tabella pulsus percurramus,<text:line-break/>causam arbitror ulIam esse; verum eadem ratione et via<text:line-break/>quam iusiituimus in longo, angusto et hirmili, reliquos<text:line-break/>singulos explorabimus. Ac primum removebimus qui<text:line-break/>propter corporis habitudinem longitudine , vel latitudine,<text:line-break/>vel profunditate variant, ut non magni tantum, vel parvi<text:line-break/>rideantur, deinde causas considerabimus per quas aut<text:line-break/>justo majores fiunt, aut minores. Atque de genere pulsuum</text:span></text:p>
      <text:p text:style-name="P8"><text:span text:style-name="T22">quidem quod consistit in quantitate distentionis satis in<text:line-break/>praesentia.</text:span></text:p>
      <text:h text:style-name="Heading_20_2" text:outline-level="2">Cap. V.</text:h>
      <text:p text:style-name="P152"><text:span text:style-name="T22">Posthac de illorum lu celeritatem et tar-<text:line-break/>ditatem mutatione, quod ipsius motus est arteriarum genus<text:line-break/>in primis proprium, agemus. Porro sumendum hic quo-<text:line-break/>que est ad distinguenda homonyma initium. Nam dicitur<text:line-break/>celer pulsus nunc ut cum moderato comparatur, nunc ut<text:line-break/>cum quolibet alio. Praeterea ipse ille moderatus interdum<text:line-break/>absolute dicitur, quem in optima conspicimus natura; in-<text:line-break/>terdum de unoquoque homine qui inculpata sit sanitate.<text:line-break/>Hic ex comparatione absolute moderati existimatur, docet-<text:line-break/>que quodnam sit temperamentum; ac celerior quidem cali-<text:line-break/>dius, tardior frigidius declarat temperamentum. Verum<text:line-break/>solam plane non est invenire mutationem in celeritatem et<text:line-break/>tarditatem nec in sanis nec in affectis corporibus; nam<text:line-break/>qui calidiore est temperamento quam simpliciter modera-<text:line-break/>tus, si pulsum habere videatur celeriorem, eum habet ne-</text:span></text:p>
      <text:p text:style-name="P8"><text:span text:style-name="T3">κις </text:span><text:span text:style-name="T3">δὲ καὶ </text:span><text:span text:style-name="T3">εἰς μικρότητα, </text:span><text:span text:style-name="T14">οταν έπιπλέον η γβνεα μίμίίωται'</text:span></text:p>
      <text:p text:style-name="P10"><text:span text:style-name="T22">cessatio etiam majorem; et cui pulsus est aliqua occasione<text:line-break/>solito celerior, omnino etiam major est. Neuter tamen est<text:line-break/>horum necessario crebrior, siquidem crebritas illis ubi calor<text:line-break/>cumulatus copiofior accedit. Itaque cum celeritate modo<text:line-break/>magnitudo, modo etiam crebritas conjuncta est, atque etiam<text:line-break/>interdum sola crebritas, quum aliquem praetereuntes, qui<text:line-break/>maximam quae eo tempore contingat distentionem obti-<text:line-break/>neat, delude reverfi parem offendamus magnitudinem, sed<text:line-break/>celeritatem majorem’, huic enim simul crebritatem necesse<text:line-break/>est increvisse. Quod si quem relinquamus qui usum ha-<text:line-break/>beat pulsuum exolutum, ac reversi lu •celerilatem pulsum<text:line-break/>'inveniamus auctum, tum non auctus tantum celeritate est,<text:line-break/>sedet crebritate plane et magnitudine, quandoquidem usus<text:line-break/>exolutio in raritatem darius, deinde in tarditatem, postea<text:line-break/>in parvitatem, pulsum convertit; Et item quoque muta-<text:line-break/>tiones in parvitatem pulsuum partim ex moderato statim in<text:line-break/>raritatem simul mutantur, subinde etiam in parvitatem, ubi</text:span></text:p>
      <text:p text:style-name="P46"><text:span text:style-name="T38">GAuEvus </text:span><text:span text:style-name="T11">ΤΟΜ. Τί,<text:tab/>Τί</text:span></text:p>
      <text:p text:style-name="P8"><text:span text:style-name="T22">amplius usus fit imminutus ; partim ex statibus non natura-<text:line-break/>libus nunc aucto usu, saepe una cum mutatione in parvita-<text:line-break/>tem , interdum cum raritates’ nonnunquam cum mutatione<text:line-break/>lu utramque, nunc diminuto usumutationes fiunt pulsuum<text:line-break/>in tarditatem cum raritate et parvitate. Habes . primas et<text:line-break/>simplicissimas pulsuum mutationes, in celeritatem et tardita-<text:line-break/>tem , harunrque causae antecedentes et externae eadem in-<text:line-break/>veniuntur ratione atque illae quas de magnitudine et<text:line-break/>parvitate exposuimus. Mixtae vero mutationes atque<text:line-break/>compositae cum vehementia et remissione, vel duritie, vel<text:line-break/>mollitie constant Quae etiam examinandae sunt atque<text:line-break/>discernendae eadem via rationeque, quam quum de longo,<text:line-break/>angusto et humili disputaremus, declaravimus, quo cogno-<text:line-break/>scamus quae causa sit quamobrem in celeritatem, vel tar-<text:line-break/>ditatem pulsus variavit; potest enim, uti diximus ob usum<text:line-break/>auctum pulsus iu celeritatem crevisse; potest etiam ob mol-<text:line-break/>litiem arteriae </text:span><text:span text:style-name="T47">et</text:span><text:span text:style-name="T22"> facultatis robur. Sed enim quum non</text:span></text:p>
      <text:p text:style-name="P16"><text:span text:style-name="T47">Qtopq </text:span><text:span text:style-name="T14">της δνναμίως </text:span><text:span text:style-name="T47">povov, asisea xal</text:span><text:span text:style-name="T22"> </text:span><text:span text:style-name="T3">ψύξις τις ήλλοίωσε τοὺς<text:line-break/></text:span><text:span text:style-name="T3">ν</text:span></text:p>
      <text:p text:style-name="P10"><text:span text:style-name="T22">diversus sit mollitie, duritie, vehementia, remissione, solus<text:line-break/>mutationem usus induxerit; at si cum horum aliquo, causa<text:line-break/>inquirenda et exploranda praepollens est, sicut ante de-<text:line-break/>claravimus. Exempli gratia -si simul et celerior esse et<text:line-break/>m0llior rideatur, animadvertendun est tautone celerior<text:line-break/>sit quanto mollior, au magis. Nam si quanto est mollior,<text:line-break/>tanto etiam celerior sit, alterationeni a sola mollitie mutua-<text:line-break/>vit; sin multo celerior quam mollior, non a mollitie tan-<text:line-break/>tum, scd et ab usu aucto; contra si multo mollior quam<text:line-break/>celerior, quanto mollior est tantum detraxit solius usus<text:line-break/>exolutio. Ad hunc modum si pariter celerior et vehe-<text:line-break/>mentior sit, num tanto celerior sit quanto vehementior,<text:line-break/>considerandum est, ita enim celeritatis solum facultatis robur<text:line-break/>causa sit; sin celerior quam vehementior, quo celerior est,<text:line-break/>hoc de usu aucto accepit; at si vehementior multo quam<text:line-break/>celerior, non robur tantum facultatis, sed etiam frigiditas</text:span></text:p>
      <text:p text:style-name="P10"><text:span text:style-name="T22">R a</text:span></text:p>
      <text:p text:style-name="P8"><text:span text:style-name="T14">δυναστείαν εν αυτφί </text:span><text:span text:style-name="T14">των </text:span><text:span text:style-name="T14">αιτίων ίυρησίΐς ίκ</text:span><text:span text:style-name="T3"> τῆς προς τὸν</text:span></text:p>
      <text:p text:style-name="P10"><text:span text:style-name="T22">aliqua alteravit pulsus. </text:span><text:span text:style-name="T22">Si </text:span><text:span text:style-name="T22">jam celerior simul et mollior<text:line-break/>vehementiorque appareat, singulari experientia opus est<text:line-break/>cognituro, utrum tanto celerior fit moderato, quanta ex<text:line-break/>ambabus causis sacta accessio est, ex mollitie et contentione,<text:line-break/>an non tanto. Nam si tanto, ob illa sola est immutatus; si<text:line-break/>magis, accessit incrementum usus; sin minus, etiam propter<text:line-break/>usum exoluturn. Eadem ratio in pulsuum mutatione in tar-<text:line-break/>ditatem ineunda est, ex usune dumtaxat exoluto, an ex<text:line-break/>imbecillitate facultatis, an ex duritie instrumentorum orta<text:line-break/>alteratio sit. Ac ob usum folum variatum fuisse probabile<text:line-break/>est pulsum, si quando nec durior nec imbecillior inveniatur,<text:line-break/>ob facultatis infirmitatem, ubi quanto languidior fit, tanto<text:line-break/>etiam tardior, atque ob duritiem item instrumentorum,<text:line-break/>quum tanto sit tardior quanto durior. Sin aulem multo<text:line-break/>tardior moderato rideatur quam languidior, in eum flatum<text:line-break/>ex imbecillitate et frigiditate incinit, causamque lu eo exu-</text:span></text:p>
      <text:p text:style-name="P8"><text:span text:style-name="T22">perantem ex collatione reperies </text:span><text:span text:style-name="T22">ad </text:span><text:span text:style-name="T22">naturalem et modera-<text:line-break/>tum. Si enim numeris forte quinque de natura remissio de-<text:line-break/>flectere rideatur et quindecim tarditas, praestare in eo<text:line-break/>pulsu constituendo frigidam causam, non imbecillitatem fa-<text:line-break/>cultatis esse causam dicendum esu Sin quindecim tarditas<text:line-break/>numeris appareat, decem autem remissio, in hujus pulsus<text:line-break/>constitutione frigiditatem excedit imbecillitas. Si vero mi-<text:line-break/>norr excessu fit tardior, majori vero sit languidior, ex fa-<text:line-break/>cultatis imbecillitate et calore quoque is natus sit. Ac<text:line-break/>magnitudinem quidem utriusque causae ex proportionis ex-<text:line-break/>cessu invenies. Atque hoc memoria tenendum est, haec<text:line-break/>omnia dici amoto ascititio motu. Pari modo, ubi cum<text:line-break/>mutatione in tarditatem invenitur aliqua durities, attenden-<text:line-break/>dum est, ex sola duritie mutatio, an ex ambabus, incidat.<text:line-break/>Si enim quanto tardior sit pulsus tanto etiam videatur du-<text:line-break/>rior, alterationis sola durities causa est; si vero multo ter-</text:span></text:p>
      <text:p text:style-name="P47"><text:span text:style-name="T47">VUktUi,<text:tab/>t,C LiA<text:tab/>r-UV<text:tab/>bU&gt; [tCMWV</text:span><text:span text:style-name="T22"> tu.</text:span></text:p>
      <text:p text:style-name="P10"><text:span text:style-name="T22">dior quam durior, non modo durities, verum etiam frigi-<text:line-break/>ditas, atque invenias ad eundem modum hic fortiorem<text:line-break/>causam atque declaratum est paulo ante. At si magis sit<text:line-break/>durior quam tardior, non nomine duritiei tantum, verum<text:line-break/>caloris etiam, talis evasit; ac vero hic quoque ex propor-<text:line-break/>tionis excessu perfpiries causae utrinsque magnitudinem.<text:line-break/>Jam vero si tardior simul et durior sit atque languidior,<text:line-break/>exercitatum hic quoque oportet esse, qui sit perspecturus,<text:line-break/>an tanto tardior sit moderato</text:span><text:span text:style-name="T22">, </text:span><text:span text:style-name="T22">quantum accessit ex utrisque<text:line-break/>causis, imbecillitate et duritie, necne. Etenim si tanto,<text:line-break/>ob illas est solas mutatus</text:span><text:span text:style-name="T22">; </text:span><text:span text:style-name="T22">quod si magis, adjuncta jam est<text:line-break/>usus exolntio, si minus, etiam propter usus luerementum.</text:span></text:p>
      <text:h text:style-name="Heading_20_2" text:outline-level="2">Cap. VI.</text:h>
      <text:p text:style-name="P152"><text:span text:style-name="T22">Quum vero jam satis de his tractaverimus,<text:line-break/>quod ad hunc locum attinet, hic disputationem aliquantisper<text:line-break/>sistamus, ac prius quam aliud genus in manus sumamus,<text:line-break/>quaedam faciamus ut commemoremus et ad'superiorem</text:span></text:p>
      <text:p text:style-name="P8"><text:span text:style-name="T14">ί</text:span></text:p>
      <text:p text:style-name="P10"><text:span text:style-name="T22">et sequentem sermonem accommoda. Nam quatuor quum<text:line-break/>sint in distentione arteriae generales dissefentiae, prima ea-,<text:line-break/>denique ante caeteras pulsuum propriae, quae in qualitate<text:line-break/>consistit motus; altera quae in quantitate distentionis; ne-<text:line-break/>que hic nos neque in primo De pulsuum, differentiis libro<text:line-break/>de priori magis propria verba fecimus, quod cognitu diffi-<text:line-break/>cllior sit, scd de illa quam dignoscant tirones clarius et<text:line-break/>quae ideo sit ad denuntiandum, aliquid utilior. Haec ha-<text:line-break/>bet extra ordinem illud quoque praeter alias omnes, ut<text:line-break/>complecti septem et viginti videatur pulsuum differentias,<text:line-break/>sint vero' re vera tres; nam in caeleris quidem omnibus ge-<text:line-break/>neribus quot natura sunt differentiae, tot apparenti Re-<text:line-break/>liqua sunt in distentione duo genera pulsuum, alterum fa-<text:line-break/>cultatem, alterum arteriae indicat tunicam, quod quidem<text:line-break/>est postremum, imo vero nec proprium, nec affine, sed<text:line-break/>genus pulsuum adventitium. Habent autem hoc duo haec<text:line-break/>genera, ut causam semper </text:span><text:span text:style-name="T47">a</text:span><text:span text:style-name="T22"> qua generantur ossendant</text:span></text:p>
      <text:p text:style-name="P48"><text:span text:style-name="T47">(JUUrsuUti</text:span><text:span text:style-name="T22"> </text:span><text:span text:style-name="T3">Τί </text:span><text:span text:style-name="T47">puiMJiAU<text:tab/>bVUttXTlTiOV tOTl TOV nooov</text:span></text:p>
      <text:p text:style-name="P10"><text:span text:style-name="T14">της </text:span><text:span text:style-name="T47">v.uxd</text:span><text:span text:style-name="T22"> </text:span><text:span text:style-name="T3">την </text:span><text:span text:style-name="T14">άζτηρίαν σκληροτητος καί μαλαχοτφτος.</text:span></text:p>
      <text:p text:style-name="P10"><text:span text:style-name="T22">aperte; duo illa genera superiora non perpetuo. Etenim<text:line-break/>duobus obvenit generibus posterioribus, ut ab una utrumque<text:line-break/>causa constituatur: primis vero duobus; ut ab omnibus cau-<text:line-break/>sis, quas tres frequentur demonstravimus esse; quo etiam in<text:line-break/>generibus duobus primis difficilior est oratio ac pluribus<text:line-break/>ad causam inveniendam distinctionibus indiget. lu reliquis<text:line-break/>duobus quum genus est causae unum utrobique tum vero<text:line-break/>quantitatis notitia certa.</text:span></text:p>
      <text:h text:style-name="Heading_20_2" text:outline-level="2">Cap. VII.</text:h>
      <text:p text:style-name="P152"><text:span text:style-name="T22">VSremens pulsus </text:span><text:span text:style-name="T47">a</text:span><text:span text:style-name="T22"> facultatis semper ro-<text:line-break/>bore fit, ac quo fit vehementior tanto robur fignificat ma-<text:line-break/>jus esse facultatis; languidus ex facultatis imbecillitate, ac<text:line-break/>quo fit languidior hoc facultatem quoque imbecilliorem esse<text:line-break/>demonstrat. Haud aliter durus pulsus efficitur ab arteriae<text:line-break/>tunica dura, mollis a molli. Praeterea quantitas pulsus<text:line-break/>duritiei et mollitiei arteriae declarat quantitatem duritiei</text:span></text:p>
      <text:p text:style-name="P8"><text:span text:style-name="T22">et mollitiei. Sed vero qui medius est luter durum et mol-<text:line-break/>lem, qui etiam vocatur moderatus, primus natura est luter<text:line-break/>eos solusque naturalis. At inter languidum et vehemen-<text:line-break/>tem hac ratione medius est nullus, quod languidus sit oriun-<text:line-break/>dus ex facultate imbecilla et a natura desciscente, vehe-<text:line-break/>mens autem ex firma et recte habente. Verum alio modo,<text:line-break/>ut ante retulimus, medius fit aliquis inter languidum et<text:line-break/>vehementem; modus autem dignoscendi per tactum adhibi-<text:line-break/>tum esu Nam quum a'pulsu evertitur, vehementem eum<text:line-break/>vocamus; quum ille evertat pulsum, languidum; ubi neu-<text:line-break/>trum fit, medium dicimus hunc sortitum locum esse luter<text:line-break/>languidum et vehementem; qui quidem non aliter atque<text:line-break/>languidus praeter naturum esu Alterationes pulsuum<text:line-break/>quaedam lu remissionem et vehementiam et solae fiunt<text:line-break/>frequenter et ab una causa; quum enim tunica arteriae<text:line-break/>una cum usu lu naturali constent statu et nonnihil faculta-</text:span></text:p>
      <text:p text:style-name="P8"><text:span text:style-name="T22">tis contentio alterata fit, languidior hic quam vehementior<text:line-break/>priore pulsus redditur; de assis vero generibus cnia eo ni-<text:line-break/>hil mutatur, atque hoc pacto solae fiunt et ab uria causa.<text:line-break/>Alio modo ab mia quidem causa,, sed non solae, nam ubi<text:line-break/>dissoluta admodum lacullas fit, vel contenta, ut nondum<text:line-break/>a causis aliis continentibus fit immutatus, mutari pulsus ab<text:line-break/>una causa accidet, genus vero non unum commutatum esse.</text:span></text:p>
      <text:p text:style-name="P15"><text:span text:style-name="T22">• Nam si longe facultas imbecillior sit, non languidum modo,<text:line-break/>verum etiam parvum pulsum creabit; et quia parvum, sta-<text:line-break/>tim etiam crebrum; at robustissima quum vehementissirnum<text:line-break/>tum etiam majorem excitat pulsum, simulque, si nihil im-<text:line-break/>rnutatus sit usus, rariorem. Mutatio jam pulsuum in duri-<text:line-break/>tiem et mollitiem, siquidem ab una causa procedat, omnino<text:line-break/>aliquod una de estis generibus mutabitur; quod si sola con-<text:line-break/>stet, ex concursu plurium causarum constituitur. Simul<text:line-break/>autem et sola et ab una causa nequaquam fiat, nisi mini-</text:span></text:p>
      <text:p text:style-name="P7"><text:span text:style-name="T47">pari 'pupoi re</text:span><text:span text:style-name="T22"> </text:span><text:span text:style-name="T3">τινες </text:span><text:span text:style-name="T3">εισιν </text:span><text:span text:style-name="T3">ήμἱπεπτοἰ </text:span><text:span text:style-name="T3">τε καὶ </text:span><text:span text:style-name="T3">απεπτοι, πετ-<text:line-break/>τομενοι νΰν, </text:span><text:span text:style-name="T3">η τ ἐπί τὴν </text:span><text:span text:style-name="T3">κρίσιν ὸρμὴ τῆς φύσεως,, ει μΰ</text:span></text:p>
      <text:p text:style-name="P10"><text:span text:style-name="T3">I</text:span></text:p>
      <text:p text:style-name="P6"><text:span text:style-name="T3">ιηο </text:span><text:span text:style-name="T22">plane spatio a natura recesserit, ut quam minimo fiat<text:line-break/>pulsus durior, pari tamen magnitudine; at sic nec celeritas<text:line-break/>mutabitur nec crebritas. Verum apertior si fiat majorque<text:line-break/>durities, non poterit pulsus non esse minor, tantoque etiam<text:line-break/>crebrior quanto minor. Si vero simul ot durior facta sit<text:line-break/>tunica arteriae et calor increverit, hoc pulsus moderato<text:line-break/>durior erit quo arteriae tunica, at magnitudine aequalis<text:line-break/>moderato; modo quantum calor mediocritatem excesserit,<text:line-break/>lento tunica arteriae naturali sit durior. Quando jam de<text:line-break/>his quoque sutis dictum est, quantum requirit praesens ar-<text:line-break/>gumentum, deinceps de antecedentibus et externis duoruni<text:line-break/>generum, quae nunc explicavimus, causis agemus.</text:span></text:p>
      <text:h text:style-name="Heading_20_2" text:outline-level="2">Cap. VIII.</text:h>
      <text:p text:style-name="P152"><text:span text:style-name="T22">Causae antecedentes, quae robur facul-<text:line-break/>tatis augent, partim in ipfo funt corpore; ac humores qui-<text:line-break/>dam sunt semicocti et crudi, qui jam concoquuntur, et na-</text:span></text:p>
      <text:p text:style-name="P7"><text:span text:style-name="T14">πρόσ&amp;ίν εν</text:span><text:span text:style-name="T3"> τῶ περὶ </text:span><text:span text:style-name="T3">τον </text:span><text:span text:style-name="T3">μακροΰ </text:span><text:span text:style-name="T3">τε </text:span><text:span text:style-name="T3">ἅμα καὶ στενοΰ καὶ</text:span></text:p>
      <text:p text:style-name="P6"><text:span text:style-name="T22">turae ad judicationem impetus, nisi hic fit etiam lu eodem<text:line-break/>genere, ad haec ira; partim extrinsecus adveniunt, ut. al-<text:line-break/>num, ribus, exercitationes modicae; et etiam qnae intem-<text:line-break/>periem corrigunt ipsius corporis et cordis et arteriarum,<text:line-break/>five llli cibi sint, sive potus, sive etiam medicamenta. Dis-<text:line-break/>solvunt vero facultatem inedia, vigiliae, folicitudines,<text:line-break/>moerores, vacuationes immodicae per alvum, vel per uri-<text:line-break/>nas, vel vomitum, vel alterum profluvium sanguinis, ve-<text:line-break/>hementes dolores, vel cum quadam proprietate evenientes,<text:line-break/>ut quem stomachicum affectum vocant qui fyncopen inducit.<text:line-break/>His adjunge omnia quae cordis vel arteriarum creant in-<text:line-break/>temperiem, five in corpore illa contineantur, ut in succis,<text:line-break/>vel solidis partibus; five foris etiam haec antecedant: quip-<text:line-break/>pe haec dissolvunt omnia facultatem immodice humectando,<text:line-break/>siccando, calefaciendo, refrigerando , digerendo. At vero<text:line-break/>quae causae antecedentes et externae pulsum duriorem<text:line-break/>efficiunt, supra exposuimus, quum de longo simul et an-</text:span></text:p>
      <text:p text:style-name="P49"><text:span text:style-name="T47">scpWtrV)</text:span><text:span text:style-name="T38"> CA<text:tab/></text:span><text:span text:style-name="T47">CVteUfACISWV<text:tab/>UlUVWtUl JaUifAsul&amp;VCielAle tiiiu</text:span></text:p>
      <text:p text:style-name="P15"><text:span text:style-name="T22">_. </text:span><text:span text:style-name="T22">gusto et humili dissereremus. Nihil est ergo, cur easdem<text:line-break/>hoc loco recenseamus, scd tantum fi mollis causas addideri-<text:line-break/>nrus, finem hic sariemus libri.</text:span></text:p>
      <text:h text:style-name="Heading_20_2" text:outline-level="2">Cap. IX.</text:h>
      <text:p text:style-name="P152"><text:span text:style-name="T22">Mollem reddunt arteriam humidus cibus<text:line-break/>ac frequentiores balueae, Iornni multi, mollior vita et vo-<text:line-break/>luptates, atque haec quidem intra septa manent naturae.<text:line-break/>Praeter naturam, in comate, lethargo, hydrope, etsi quae<text:line-break/></text:span><text:span text:style-name="T38">sunt </text:span><text:span text:style-name="T22">alia quae arteriarum tunicas imbuunt larga humidita-<text:line-break/>te, maxime pituitosa, de quibus infra, quum de morbis<text:line-break/>dicam, prolixius agam. Nunc jam tempus est ut hunc<text:line-break/>librum finiamus, si lu summam qui in eo sit fructus sub-<text:line-break/>duxerimus. Est autem hic. Praesentem dispositionem sin-<text:line-break/>gularum causarum continentium pulsus primam ludicant,<text:line-break/>qua cognita antecedentes et exlernae causae deprehendun-<text:line-break/>tur ipsius primae inter illas, atque in hoc constat praeteri-<text:line-break/>torum praesagitio, futurorum vero ex iis quae dispositiones</text:span></text:p>
      <text:p text:style-name="P8"><text:span text:style-name="T22">co</text:span><text:span text:style-name="T82">m</text:span><text:span text:style-name="T22">itantur, petuntur praefagia, quorum quemadmodum<text:line-break/>unumquodque poti</text:span><text:span text:style-name="T82">ss</text:span><text:span text:style-name="T22">im</text:span><text:span text:style-name="T82">u</text:span><text:span text:style-name="T22">m fiat in </text:span><text:span text:style-name="T82">s</text:span><text:span text:style-name="T22">equentibus libris declarabo,<text:line-break/>prius i</text:span><text:span text:style-name="T29">n</text:span><text:span text:style-name="T22"> fecundo tamen horum commentariorum quod<text:line-break/>re</text:span><text:span text:style-name="T82">s</text:span><text:span text:style-name="T22">tat adhuc infiituimus perfequi.</text:span></text:p>
      <text:h text:style-name="P1" text:outline-level="1"><text:bookmark-start text:name="bookmark11"/>GALENI DE PRAESAGITIONE EX<text:line-break/>PULSIBUS LIBER II.<text:bookmark-end text:name="bookmark11"/></text:h>
      <text:h text:style-name="Heading_20_2" text:outline-level="2">Cap. <text:span text:style-name="T98">I</text:span>.</text:h>
      <text:p text:style-name="P152"><text:span text:style-name="T22">De primis quidem et ut dixerit aliquis<text:line-break/>maxime elementariis pulsibus, quorum lu distentione arte-<text:line-break/>riae dignotio, superiore libro explicata est; de reliquis vero<text:line-break/>deinceps exorsi </text:span><text:span text:style-name="T47">a</text:span><text:span text:style-name="T22"> contractione tractabimus. Habet-quatuor<text:line-break/>haec quoque genera pulsuum quot scilicet distentio’; velocior<text:line-break/>etenim et tardior, major, minor, vehementior, languidior, si-<text:line-break/>naturam ipsam spectes .rei, contractionis motus fit; et hercle</text:span></text:p>
      <text:p text:style-name="P8"><text:span text:style-name="T22">etiam arteriae corpus aut durum efficitur, aut molle,’<text:line-break/>quare et ob id pulsus durus veli mollis efficitur; haud<text:line-break/>dignoscas lameu horum generum praeter tarditatem unam<text:line-break/>et celeritatem ullum, imo ne has quidem ubique, sed in illis<text:line-break/>pulsibus, ubi sensu contractio animadverti possit, ut in pri-<text:line-break/>mo libro De pulsibus dignoscendis docuimus. Jam etiam in<text:line-break/>libro de usu pulsuum arteriae sunctionem demonstravimus<text:line-break/>contractionem esse non secus ac distentionem, utraque<text:line-break/>enim naturalis caloris tuetur commoderationem, distentio<text:line-break/>veluti iuspicatio quaedam excessum ardoris refrigerando, et<text:line-break/>ventilatione quod extinguitur incendendo, contractio lu<text:line-break/>modum expirationis suliginem expurgando. Ergo celeritas<text:line-break/>contractionis indicio erit fuliginosortun excrementorum in-<text:line-break/>gentem colligi copiam expurgarique id temporis, quando-<text:line-break/>cunque inveniatur; tarditas contra, nec eius multum ex-<text:line-break/>erementi coacervari, eoque nec requirere evacuationem.<text:line-break/>Magna enim copia per putretlines humorum acervatur, quae</text:span></text:p>
      <text:p text:style-name="P8"><text:span text:style-name="T3">ἐν ταῖς τραχεἱαις ἀρτηρἱαις χνμοί </text:span><text:span text:style-name="T3">σηπόμενοι, μεταδιδόασι </text:span><text:span text:style-name="T3">γάρ</text:span></text:p>
      <text:p text:style-name="P10"><text:span text:style-name="T22">febres accendunt necessario</text:span><text:span text:style-name="T3">; </text:span><text:span text:style-name="T3">' </text:span><text:span text:style-name="T22">quum </text:span><text:span text:style-name="T22">corpus </text:span><text:span text:style-name="T22">bonos humores<text:line-break/>habeat, pauca omnino; in estis statibus, qui medii inter hos<text:line-break/>sunt, pro proportione singulorum statuum,' inter edendum<text:line-break/>et dormiendum plus, per vigilias et inedias minus. Ea-<text:line-break/>dem plane ratione pro ciborum natura; in illis qui pravos<text:line-break/>humores gignunt, plus; in his minus</text:span><text:span text:style-name="T22">, </text:span><text:span text:style-name="T22">qui probos. In fe-<text:line-break/>bribus ad eundem modum, in accessionibus plus, aliis<text:line-break/>temporibus minus. Adeoque plus ex crassis et lentis hu-<text:line-break/>moribus, cujusrnodi pituitofi sunt et quos appellant crudos;<text:line-break/>ex biliosis minus et melancholicis, medio modo ex sanguine,<text:line-break/>qui scilicet etiam putrescit in inflammationibus; unde oriun-<text:line-break/>tur febres quum aliis, tum illis quarum adeo est immo-<text:line-break/>dicum incendium ut cutem deurant et - affectum generent<text:line-break/>quem carbunculum vocant. Ejusdem fere naturae sunt her-<text:line-break/>petes depascentes, quos appellavit Hippocrates edentes, sci-<text:line-break/>licet in omnibus his affectibus putrescunt humores. Alio<text:line-break/>autem jam modo illi qui putrescunt in asperis arteriis</text:span></text:p>
      <text:p text:style-name="P50"><text:span text:style-name="T22">O.U.ENUS tom. rx.<text:tab/>S</text:span></text:p>
      <text:p text:style-name="P8"><text:span text:style-name="T22">succi; pulmoni enim sua vitia impertiunt, ac putrescit tem-<text:line-break/>poris progressu hoc etiam viscus. Ac coacervantur lu aspe-<text:line-break/>ris arteriis vel per distillationem e capite, vel ex pleuri-<text:line-break/>tide, velperipneumonia, vel pulmonis affectu, vel angina,<text:line-break/>vel ex empyemate transumptu. Originem hinc ducunt putre-<text:line-break/>dinis, quod minus probe expuanfur, nam ut sunt vitiosi<text:line-break/>et locus calidus, maturam desiderant evacuationem. Subin-<text:line-break/>de etiam fit ut, quum pulmonis rumpatur vas aliquod, im-<text:line-break/>mittat sanguinis in asperas arterias aliquid, qui quidem pu-<text:line-break/>trescens diuturnitate excilat tabem, quo etiam devenit ce-<text:line-break/>lerius quem vasa exulcerata emittunt. In omnibus .his<text:line-break/>quos collegi affectibus aliisque qui putredine sunt aliqua<text:line-break/>humorum praediti, arteriarum motus, quo intro feruntur,<text:line-break/>augetur et in quantitate, ut arctius illae contrahantur, sed<text:line-break/>hoc quidem sensu plane non dignoscas. At celeritatis clare<text:line-break/>animadvertitur incrementum, facileque viro experto in hoc<text:line-break/>opere, qui nec ingredi quidem ad experiendum prius possit</text:span></text:p>
      <text:p text:style-name="P8"><text:span text:style-name="T22">quam quae de dignoscendo prodidimus didicerit, quorum<text:line-break/>nos nihil ex priscis medicis docuit ullus, fed progrediuntur<text:line-break/>quidam usque ad verifirnllem orationem, commentationes<text:line-break/>scilicet Herophilias quasdam de pulsuum rhythmis conscri-<text:line-break/>bendo </text:span><text:span text:style-name="T22">; </text:span><text:span text:style-name="T22">aliqui inanem loquacitatem vocant eam meditationem<text:line-break/>penitusque eam repudiant, veritatem autem neutri cogno-<text:line-break/>verunt, quod scilicet in celeritatem et tarditatem distentio-<text:line-break/>nis contractionisque respicere oportet, quarum multa valet<text:line-break/>utraque indicare, ut sumrnatim nunc declaravimus, expli-<text:line-break/>caturi posthac, quum de morbis agemus latius.</text:span></text:p>
      <text:h text:style-name="Heading_20_2" text:outline-level="2">Cap. II.</text:h>
      <text:p text:style-name="P152"><text:span text:style-name="T22">Nunc quidem ad crebritatem me rarita-<text:line-break/>ternque convertam; quarum duplex est utraque, quod etiam<text:line-break/>quieti contigit arteriae duplici esse, uni a distentione ante<text:line-break/>contractionem, alteri post contractionem ante distentionem.<text:line-break/>At quiddam ambabus est commune, aliquid proprium utri-<text:line-break/>que; commune, quod duabus de causis breviantur, vel quod<text:line-break/>productus sit motus, vel quod sequens anticipet; contra</text:span></text:p>
      <text:p text:style-name="P51"><text:span text:style-name="T38">'<text:tab/></text:span><text:span text:style-name="T38">S o</text:span></text:p>
      <text:p text:style-name="P8"><text:span text:style-name="T14">μίαν </text:span><text:span text:style-name="T47">tsaaltv,</text:span><text:span text:style-name="T22"> </text:span><text:span text:style-name="T3">ει μὲν ἐπί τῶ </text:span><text:span text:style-name="T3">μηκυνθῆναι </text:span><text:span text:style-name="T3">τήν συστολήν</text:span></text:p>
      <text:p text:style-name="P10"><text:span text:style-name="T22">protenduntur, si vel brevior suerit prior motus</text:span><text:span text:style-name="T3">, </text:span><text:span text:style-name="T22">veI si ino-<text:line-break/>retur posterior: utrique proprium quod denotare solent,<text:line-break/>lllud autem ab iis planum est significari quod ex producto<text:line-break/>altero motu, vellanticipaute altero, potest prossi; aut con-<text:line-break/>tra a breviato altero motu et morante altero. Quando<text:line-break/>enim sincerus calor paucissimisque inquinatus excrementis<text:line-break/>distentionem concitat majorem simulque celeriorem; contra<text:line-break/>qui contusus excrementis est putribus, contractionem; ubi<text:line-break/>ex anticipatione et magnitudine distentionis pulsus crebrior<text:line-break/>fiat, calorem purum indicabit multum in corpore increvisse;<text:line-break/>ubi vero, quod maturius incipiat contractio, impuri copiam<text:line-break/>atque excrementis referti caloris arguet. Nec aliter, quum<text:line-break/>rarior pulsus externa quiete fit, fi quidem ob distentionis<text:line-break/>brevitatem, refrigeratum calorem demonstrabit esse;, sin<text:line-break/>ob moram contractionis , fumosa imminuta esse excrementa;<text:line-break/>iu quiete interna e diversu,., si ex productione contractionis</text:span></text:p>
      <text:p text:style-name="P8"><text:span text:style-name="T14">τος ίναο/ωξ αΐσ&amp;φτη,</text:span><text:span text:style-name="T3"> </text:span><text:span text:style-name="T3">τὴν δ’ </text:span><text:span text:style-name="T14">έντος ονχ </text:span><text:span text:style-name="T14">οπως </text:span><text:span text:style-name="T47">svapytng,</text:span><text:span text:style-name="T22"> </text:span><text:span text:style-name="T3">ἀλλ’</text:span></text:p>
      <text:p text:style-name="P10"><text:span text:style-name="T22">creber sit pulsus, ali- abundantiam fumosorum excremen-<text:line-break/>torum; fi ob maturiorem distentionis exorsum, auctum ca-<text:line-break/>lorem esse. . At vero quum rarior in hac qulete pulsus est,<text:line-break/>si ob imminutam contractionem, pauciora annunciabit ex-<text:line-break/>crementa; imminutum’calorem esse, si ob distentionis moram.<text:line-break/>Quod si conjuncta ambo fint, ut et protendatur motus prior<text:line-break/>et alter anticipet, sive lu externa hoc quiete, five acridat<text:line-break/>in interna, compositum declaraverit affectum ex issis, quo-<text:line-break/>rum sigillatim significabat utrunque. ltidern fi pulsus sit ra,- •<text:line-break/>rior, in utra haec coierint ambo quiete, contractus prior<text:line-break/>motus et multum tardans alter, erit status tum quoque<text:line-break/>duplex atque compositus ex utroque, quae jam ante decla-<text:line-break/>ravimus, quum alteruter diminutus sit motus, tardet autem<text:line-break/>ac rnultu post incipiat alter. Verum enimvero non perinde<text:line-break/>est aperta utriusque quietis cognitio, externa enim clare<text:line-break/>sentitur, internam vero ne obscuro quidem, nedum eviden-</text:span></text:p>
      <text:p text:style-name="P8"><text:span text:style-name="T14">τφζ διαστολης εστιν, ενίοτε δ</text:span><text:span text:style-name="T3"> ισοχρονός ἐστιν, ότὲ δὲ, ώς<text:line-break/></text:span><text:span text:style-name="T22">ter, sensu dignoscas</text:span><text:span text:style-name="T3">; </text:span><text:span text:style-name="T22">at sola ad hanc nspires conjectura, si<text:line-break/>cossigas ex impetu utriusque motus, praecipue in iis pulsi-<text:line-break/>bus in quibus clare sensus valet assequi, contractionem. Ac<text:line-break/></text:span><text:span text:style-name="T22">de </text:span><text:span text:style-name="T22">hoc quoque genere pulsuum quantum resert ad proposi-<text:line-break/>tum diximus.</text:span></text:p>
      <text:h text:style-name="Heading_20_2" text:outline-level="2">Cap. <text:span text:style-name="T98">III</text:span>.</text:h>
      <text:p text:style-name="P152"><text:span text:style-name="T22">Nunc postulat sermonis series ut de rhyth-<text:line-break/>mis exponamus, de quibus prolixius Herophilusdisputavit,<text:line-break/>observationem potius et experientiam prodens quam ratio-<text:line-break/>nalem docens methodum. Nam rhythmos pulsuum per sin-<text:line-break/>gulas fere animadversos, aetates conscribit, nec primum,<text:line-break/>quibus illos in naturis observaverit, nobis declarat, deinde<text:line-break/>ex ipsa institutione manifestus est quod confusam habuerit<text:line-break/>nec disseibutarn contractionis atque quietis notitiam. Nam<text:line-break/>si contractionem in senibus usque ad decem prima tempora<text:line-break/>extendi putet posse, planissime veram contractionem sensit<text:line-break/>nunquam. Haec enim interdum non tam diuturna est<text:line-break/>quum dissentio, interdum aeque diuturna, interdum, ut suri-</text:span></text:p>
      <text:p text:style-name="P8"><text:span text:style-name="T14">δΰναμιν νοονμΐνον, η</text:span><text:span text:style-name="T3"> τήν </text:span><text:span text:style-name="T3">τῆς </text:span><text:span text:style-name="T3">καρδίας άνώμαλον δνσκρασίαν</text:span></text:p>
      <text:p text:style-name="P10"><text:span text:style-name="T22">bitille, diuturna quidem est, non quintuplo tamen, ut au-<text:line-break/>tumat, sed paulo major. Reliqua errata et confusiones<text:line-break/>iuauditasque ahsurditates, quibus scripta scatent IIerophili<text:line-break/>de rhythmis dignoscendis, partim ex tertio commentario De<text:line-break/>dignoscendis pulfibus, partim ex illis quae seorsum in He-<text:line-break/>rophili artem de pulsibus scribam, cognoscas licet. </text:span><text:span text:style-name="T3">ΝηηΟ </text:span><text:span text:style-name="T22">vero,<text:line-break/>quia nec historiam hac lucubratione, nec confutationem<text:line-break/>complector, sed quae perspexi doceo, ad inaequales pulsus<text:line-break/>convertam orationem.</text:span></text:p>
      <text:h text:style-name="Heading_20_2" text:outline-level="2">Cap. IV.</text:h>
      <text:p text:style-name="P152"><text:span text:style-name="T22">Horum duplex est genus; quidam in uuo<text:line-break/>ictu inaequalitatem habent, alii in acervo, quam juniores<text:line-break/>medici inaequalitatem solent appellare collectivam, quod et,<text:line-break/>ut opinor, acervum collectionem appellant.. Igitur de inae-<text:line-break/>qualibus pulfibus hoc in communi omnibus sciendum est,<text:line-break/>quod in secundo libro de pulsuum causis ostendimus, ex ob-<text:line-break/>structionibus eos, aut ex compressionibus instrumentorum,<text:line-break/>aut humormn abuudantia ad facultatem quidem collata, aut</text:span></text:p>
      <text:p text:style-name="P8"><text:span text:style-name="T22">♦</text:span></text:p>
      <text:p text:style-name="P10"><text:span text:style-name="T22">ex cordis inaequali intemperie constare; difficiliorem porro<text:line-break/>esse unius pulsus inaequalitatem ea quae in acervo consistit.<text:line-break/>Quinetiarn haudquaquam moveri arteriarum, quod vocatur<text:line-break/>intermittere, " sive in unum pulsum, sive in acervum inci-<text:line-break/>derit, periculosum est, ut nulla omnium specierum alia,<text:line-break/>quae inaequales </text:span><text:span text:style-name="T22">sunt. </text:span><text:span text:style-name="T22">At seorsum de utriusque generis om-<text:line-break/>nibus speciebus dicendum est, incipiendumque a pulsuum col-<text:line-break/>lectiva inaequalitate. Meditemur vero orationem, primum<text:line-break/>in aequalisate collectiva, quod apertior inaequalitate sit unius<text:line-break/>pulsus. Intermittentes pulsus facultas, vel quod gravetur<text:line-break/>ab humorem copia, creat impedita quo mluus motum de-<text:line-break/>bito tempore auspicetur, vel per crassitudinem, vel per co-<text:line-break/>piam humorum, quae obstruat, aut oscilla cordi vicluarum<text:line-break/>arteriarum, qua attrahit materiam rurfusque emittit; aut<text:line-break/>ex oscillis quodamtenus universam vasorum capacitatem.<text:line-break/>Saepe etiam foris illis, quasi vinculum sit, copia ejuscemodi<text:line-break/>offunditur, nonnunquam instar oneris gravat; interdum</text:span></text:p>
      <text:p text:style-name="P8"><text:span text:style-name="T14">χυμοΐς </text:span><text:span text:style-name="T14">η </text:span><text:span text:style-name="T14">δύναμις</text:span><text:span text:style-name="T14">, </text:span><text:span text:style-name="T47">oaot</text:span><text:span text:style-name="T22"> </text:span><text:span text:style-name="T3">τε κατ’ </text:span><text:span text:style-name="T14">αυτην</text:span><text:span text:style-name="T3"> τήν καρδίαν </text:span><text:span text:style-name="T3">εισί</text:span></text:p>
      <text:p text:style-name="P10"><text:span text:style-name="T22">etiam spatia in quibus distenduntur, occupat;, est . quum<text:line-break/>inflammatio, vel scirrhus, vel alius id genus tumor, qui<text:line-break/>cingentia arterias corpora teneat, earum arceat distentiones;<text:line-break/>si vero ipsarum arteriarum tunicis tale quid insederit, ma-<text:line-break/>jus est discrimen ; at vero si ipsius corpus cordis, hoc jam<text:line-break/>malum est extremum, etenim lu subito syncope corripiuntur<text:line-break/>At intemperies cordis non est. perinde exitialis, imo vero<text:line-break/>inflammatione longe mitior; cujus quidem imbecillitas facul-<text:line-break/>tatis comes est, pulsus languidus, praeterque eum affectum<text:line-break/>indicat nihil. Nam moderato cor praeditum temperamento.<text:line-break/>pulsum edit vehementem, pravo languidum</text:span><text:span text:style-name="T22">; </text:span><text:span text:style-name="T22">ac est lu utro-<text:line-break/>que excessus et desectus, prout major vel minor sit tem-<text:line-break/>perarnenti mediocritas, etenim latitudinem demonstravimus<text:line-break/>habere, quam pulsus habent etiam non minus ex majore,<text:line-break/>vel minore intemperie. Verum parvum et languidum sola<text:line-break/>intemperies pulsum reddit, non statim inaequalem tamen;<text:line-break/>nisi cum humoribus lacullas comparata contentis in ipso</text:span></text:p>
      <text:p text:style-name="P8"><text:span text:style-name="T14">δὲ σφυχμον χρόνον η</text:span><text:span text:style-name="T3"> καὶ βραχεΐ πλέον πολλάκις ἐθεασάμεθα,</text:span></text:p>
      <text:p text:style-name="P10"><text:span text:style-name="T3">- X</text:span></text:p>
      <text:p text:style-name="P10"><text:span text:style-name="T22">corde, et in continentibus cum ipso arteriis veuisque ro-<text:line-break/>bore iis cedat; quod aliud nihil est ac copia humorum fa-<text:line-break/>cultate major. In ejuscemodi enim affectibus adjuncta ne-<text:line-break/>cessario ad parvos ac languidos pulsus luaequalitas esu At<text:line-break/>quum debilitata duntaxat facultas est cordis, non gravatur<text:line-break/>tamen ab humoribus, hic omnino pulsus parvi sunt et<text:line-break/>languidi ex sacullatis imbecillitate ; nulla vero illis adest in-<text:line-break/>aequalitas, infi quando ipsum etiam corpus cornis inaequali<text:line-break/>intemperie detineatur, de qua paulo post dicemus. Nunc<text:line-break/>ad intermittentes me resero, qui rarioribus suiitimi sunt,<text:line-break/>verum ab iis secernuntur, quod rhythmum pulsus totum<text:line-break/>intermittentes perdiderunt. Quod si non unius modo tern-<text:line-break/>pus quiescat, scd diutius etiam, clarius is intermittere videa-<text:line-break/>tur, periculosior que hoc erit priore quo quiescat diutius.<text:line-break/>Itaque quum duorum pulsuum tempus arteria quiescat, haud<text:line-break/>scio an superstes esse quisquam possit. Unius certe tempus<text:line-break/>pulsus aut paulo amplius saepenurnero conspeximus, in-</text:span></text:p>
      <text:p text:style-name="P8"><text:span text:style-name="T3">οἱ δὲ δή παΐδες ἑξῆς, οτι τήν τε πεπτικήν δύναμιν ισχνρό—.</text:span></text:p>
      <text:p text:style-name="P10"><text:span text:style-name="T22">termittente motu arteriarum superstitem hominem fuisse,<text:line-break/>praesertim quum aetatem ageret senilem, qnanquam hoc<text:line-break/>videri absurdum possit; etenim si vel sua sponte imbecillus<text:line-break/>senex est, laborantque ejus etiam ante valetudinis insirmita-<text:line-break/>tern facultates, quem expectemus eventum, si ad aetatis<text:line-break/>imbecillitatem altera accesserit ex morbo ? Nempe hac de<text:line-break/>re non est periculosum, sed eo potius leve</text:span><text:span text:style-name="T47">, quod imbecillae<text:line-break/></text:span><text:span text:style-name="T22">facultates </text:span><text:span text:style-name="T47">a parvis</text:span><text:span text:style-name="T22"> saepe causis fiat ut offendantur, at<text:line-break/>firmae tantum 'dejiciuntur a maximis. Itaque qui habitu<text:line-break/>sunt valente et admodum diu in morbos non inciderunt,<text:line-break/>periclitantur, si incidant, </text:span><text:span text:style-name="T47">at</text:span><text:span text:style-name="T22"> vero imbecilli, quique assidue<text:line-break/>objecti ad omnes causas sunt, facillime fervantur; quod sci-<text:line-break/>licet de his nemo, quum a qualibet laedatur vel minima,<text:line-break/>expectet causam magnam; robur validorum omnem excipit<text:line-break/>causam parvam, ut a solis magnis vincatur. Quamobrem<text:line-break/>intermittentes pulsus minus habent senes quam juvenes<text:line-break/>perniciales: mox pueri ab illis, quod (quia quum concoctri-</text:span></text:p>
      <text:p text:style-name="P8"><text:span text:style-name="T22">ce facultate sint validissima tum corpore mollissimo atque<text:line-break/>saclle perspicabili) concoquant, digerantque per halitum </text:span><text:span text:style-name="T22">in-<text:line-break/></text:span><text:span text:style-name="T22">temperies inaequales, copiamque humorum et crassitudi-<text:line-break/>nem. Quare etiam hi in minus periculum veniunt quam<text:line-break/>juvenes, quum pulsus intermittunt, duobus nominibus;<text:line-break/>nam tum quod facultate quae pulsibus praesidet imbecil-<text:line-break/>liore quam juvenes sint, ut a minoribus causis, sicut sc-<text:line-break/>nes, superentur proclivius, tum quod concoctrice firmiore,'<text:line-break/>ut facile offensae corrigantur. His additur perspiratus </text:span><text:span text:style-name="T22">ia-<text:line-break/></text:span><text:span text:style-name="T22">cilitas, non mediocre est tollendos morbos momentum, quod<text:line-break/>etiam Hippocrates confirmavit. Haesi tibi rationes </text:span><text:span text:style-name="T22">proban-<text:line-break/></text:span><text:span text:style-name="T22">tur, utaris licet; sin secus, at ut docet experientia, </text:span><text:span text:style-name="T22">rem<text:line-break/></text:span><text:span text:style-name="T22">scito ita ut diximus habere- Itaque praeter caeteros </text:span><text:span text:style-name="T22">in<text:line-break/></text:span><text:span text:style-name="T22">pulsibus intermittentibus juvenes, minus his pueri, </text:span><text:span text:style-name="T22">minime<text:line-break/></text:span><text:span text:style-name="T22">sencs in periculum vocantur. Neque vero quicquam habet<text:line-break/>admirationis inaequalium perniciosissimum este intermitten-<text:line-break/>tem; nam caeteri quidem vitiosi aliquatenus sunt </text:span><text:span text:style-name="T22">motus; at </text:span><text:span text:style-name="T22">-</text:span></text:p>
      <text:p text:style-name="P8"><text:span text:style-name="T22">intermittens in motus positus est abolitione; siquidem quo<text:line-break/>tempore .intermittit pulsus, tum nihil arteria movetur.. Ac<text:line-break/>fere quantum inter sc sanitas, mors et morbus disserunt,,<text:line-break/>tantum naturalis motus ab immobilitate et pravo motu;<text:line-break/>quod naturalis motus sit instar sanitatis, vitiosus motus<text:line-break/>morbi et immobilitas imaginem referat mortis. Nam qui<text:line-break/>in ipsis functionibus statuunt sanitatem et morbum, </text:span><text:span text:style-name="T22">' </text:span><text:span text:style-name="T22">non<text:line-break/>lu corporis dispositionibus, ex quibus functiones obimus,<text:line-break/>his non instar est sanitatis motus arteriarum naturalis</text:span><text:span text:style-name="T22">, </text:span><text:span text:style-name="T22">cae-<text:line-break/>teruni aperte dicetur sanitas, ite.mque vitiosius motus non<text:line-break/>infler morbi, scd ipsc scilicet morbus; ac immobilitas ex-<text:line-break/>tinctio quaedam atque mors, siquidem integra diutius con-<text:line-break/>stet; nam si hactenus procedat, ut unius' pulsus vel alte-<text:line-break/>rius videatur tempus quiescere, infler veterni est, aut apo-<text:line-break/>plexiae cuiuspiam, aut resolutionis actionum voluntariarum.<text:line-break/>Qualia enim hacc in aliud principiupj sunt, quod sedem ha-'<text:line-break/>bet in cerebro, tale quiddam pulsuum est quies adversus<text:line-break/>principium quod in corde situm est. Et ut recte de illo est</text:span></text:p>
      <text:p text:style-name="P7"><text:span text:style-name="T22">dictum, </text:span><text:span text:style-name="T47">apoplexiam salvere imposiibile esa, si ingens sit,<text:line-break/>sin levis sit , non sine magno negotio </text:span><text:span text:style-name="T47">,</text:span><text:span text:style-name="T22"> </text:span><text:span text:style-name="T22">ita etiam dicetur hic<text:line-break/>recte, quies pulsuum, si sit diuturna, ut tollatur non fieri<text:line-break/></text:span><text:span text:style-name="T22">, </text:span><text:span text:style-name="T22">posse; sin brevis sit, non citra negotium. Porro diuturna<text:line-break/>est quae excedit duorum pulsuum tempus; brevis quae </text:span><text:span text:style-name="T38">lutra<text:line-break/></text:span><text:span text:style-name="T22">duorum pulsuum tempus manet. Quies vero temporum<text:line-break/>unius pulsus inter omnes intermissiones moderatissima est,<text:line-break/>multique ex ea senes puriter et pueri evaserunt, juvenum<text:line-break/>autem ne ex hac quidem ullus. Verum longam raritatem<text:line-break/>quidam imperitia adducti, quod intermissionem existimarent<text:line-break/></text:span><text:span text:style-name="T38">esse, ex </text:span><text:span text:style-name="T22">hoc pulsus vitio quosdam arbitrati sunt juvenes<text:line-break/>fuisse superstites. Est quidem haec quoque gravis, praeci-<text:line-break/>pue juvenibus, non tamen plane exitialis, pueris et senibus<text:line-break/>multo etiam levior. Porro autem mors a pulsibus inter-<text:line-break/>' mittentibus repentina corripit, non aliter ac ab apoplexia,<text:line-break/>ntrobique enim cordis calor extinguitur destitutus respira-<text:line-break/>tione. ’ .At raritas quidem ab intermittente pulsu discernitur<text:line-break/>prolixitate temporis, interdum etiam quod raritas interim</text:span></text:p>
      <text:p text:style-name="P8"><text:span text:style-name="T47">vaortvso' r ill sisto </text:span><text:span text:style-name="T14">τινος </text:span><text:span text:style-name="T14">των </text:span><text:span text:style-name="T47">asckow</text:span><text:span text:style-name="T22"> </text:span><text:span text:style-name="T3">όρμωμἑνη τήν άραιό-</text:span></text:p>
      <text:p text:style-name="P10"><text:span text:style-name="T22">habet aequalitatem conjunctam omnium ictuum: lutermit-<text:line-break/>lens autem pulsus necessario est inaequalis; nunc enim lu<text:line-break/>trinis, nunc in quaternis, ac nonnunquam lu quinis ictibus,<text:line-break/>vel etiam in pluribus intermittere invenitur, et quiescere<text:line-break/>unum motus tempus</text:span><text:span text:style-name="T47">, aut etiam plura.</text:span><text:span text:style-name="T22"> Jam simul cum illo<text:line-break/>aliquod mutatur aliud genus, convertiturque ad inaequalita-<text:line-break/>tem. Et hoc etiam in raritatibus diuturnioribus est perpe-<text:line-break/>tuum, ut tardior quam per est reddatur motus, nunc<text:line-break/>tanto quanto raritas, nunc plus, aut rnluus, prout qni<text:line-break/>id pulsus vitium concitat comparatus affectus sit. Est au-<text:line-break/>tem eorum pulsuum ingens frigiditas causa generandorum,<text:line-break/>quae occupet vel corpus cordis, vel spiritum et sangui-<text:line-break/>nem , quem continent- ejus sinus, vel partem aliquam vici-<text:line-break/>nam. • Atque fi corpus ipsum cordis teneat ingens frigiditas,<text:line-break/>ita languidissimos reddit pulsus et tardissimos et minimos,<text:line-break/>ut maxime haec riget, quae vero proficiscatur’ ex parte alia,</text:span></text:p>
      <text:p text:style-name="P8"><text:span text:style-name="T22">raritatem longius quam caetera quae diximus genera a<text:line-break/>natura avertit. Itaque quidam in illis sunt, qui quum pul-<text:line-break/>fusliabeant, </text:span><text:span text:style-name="T3">ηοη </text:span><text:span text:style-name="T22">longe minores justo et tardiores langui-<text:line-break/>dioresque tamen e vestigio pereunt. Mors autem tum minus<text:line-break/>potest declinari, quum teneat frigiditas corpus ipsum cordis, </text:span><text:span text:style-name="T22">'<text:line-break/></text:span><text:span text:style-name="T22">repentina porro et in altera differentia fit. Ac moriuntur<text:line-break/>priores isti inter dormiendum potius, ut jam non amplius<text:line-break/>expergificantur; alteri ni quum illo modo tum etiam inter<text:line-break/>loquendum nonnulli eorum , ut imperitis commode videau- </text:span><text:span text:style-name="T22">'<text:line-break/></text:span><text:span text:style-name="T22">tur habere subito, ut qui.animo deficiunt, expirant; quo-<text:line-break/>rum quibusdam simul prorupit sudor, aliquibus non proru-<text:line-break/>pit. Hoc symptoma atque hic affectus quosdam aegrotantes,<text:line-break/>quum febre liberantur praeter rationem, ac etiam nonnullos<text:line-break/>sanos potissimum in senectute arripit , Ac raritas quidem<text:line-break/>pulsuum tantam habet perniciem, ac intermittentes multo<text:line-break/>majorem, siquidem generantur hi producta raritate, ac<text:line-break/>quum procurantur, revertuntur per raritatem ad pristinam</text:span></text:p>
      <text:p text:style-name="P8"><text:span text:style-name="T3">νομένης </text:span><text:span text:style-name="T3">γἰνεται τῆς καρδίας ύπὸ πλήθους, ὴ τῶν όργάνων<text:line-break/></text:span><text:span text:style-name="T22">mediocritatem. Nullus enim </text:span><text:span text:style-name="T22">suit </text:span><text:span text:style-name="T22">qui ab intermittentibus<text:line-break/>pulsibus alia ratione superstes esset, verum quomodo dixi<text:line-break/>omnes; producta enim primum admodum raritas excipit<text:line-break/>intermittentem pulsum, ab illa quies fit etiam, atque etiam<text:line-break/>brevior, dum reditum sit ad naturalem mediocritatem.</text:span></text:p>
      <text:h text:style-name="Heading_20_2" text:outline-level="2">Cap. V.</text:h>
      <text:p text:style-name="P152"><text:span text:style-name="T22">Illis pulfibus quos commemoravimus ad-<text:line-break/>versantur alteri duo, ruro creber, intermittenti intercur-<text:line-break/>rens, quos illis Arclugenes arbitratur perniciosiores esse, </text:span><text:span text:style-name="T47">a<text:line-break/></text:span><text:span text:style-name="T22">crebris falsus, quod et praecedant et socii sint syncopes, at-<text:line-break/>que</text:span><text:span text:style-name="T22">-ab </text:span><text:span text:style-name="T22">intercurrentibus, quod peripneumonicis interlui, qui<text:line-break/>in statu periculoso sunt, accidant, nonnunquanr itenr febri-<text:line-break/>bus, in quibus obstructae vel compressae sunt principes<text:line-break/>arteriae. Atqui fi origiuem respicias horum pulsuum, va-<text:line-break/>nam reperias sententiam Archigenis; nam intercurrens, ex<text:line-break/>crebritate fit inaequali</text:span><text:span text:style-name="T22">, </text:span><text:span text:style-name="T22">quod functionem obiit </text:span><text:span text:style-name="T22">cor </text:span><text:span text:style-name="T22">minus<text:line-break/>plenam ac postularet usus. Jam id ipsum fit</text:span><text:span text:style-name="T22">, </text:span><text:span text:style-name="T22">ubi a </text:span><text:span text:style-name="T22">copia<text:line-break/>humorum </text:span><text:span text:style-name="T22">oneratum cor sit, aut instrumenta obstructa</text:span><text:span text:style-name="T22">, aut</text:span></text:p>
      <text:p text:style-name="P52"><text:span text:style-name="T38">CALENUS TOM. ix.<text:tab/>'p</text:span></text:p>
      <text:p text:style-name="P8"><text:span text:style-name="T3">λῶς' </text:span><text:span text:style-name="T3">ὲχεί περὶ τῶν ἐν </text:span><text:span text:style-name="T14">απασι τοΐς των σφυγμών</text:span><text:span text:style-name="T3"> γένεσιν άκρο-</text:span></text:p>
      <text:p text:style-name="P10"><text:span text:style-name="T22">in </text:span><text:span text:style-name="T22">arctum coacta, quae quidem causae erunt etiam </text:span><text:span text:style-name="T22">intermit-<text:line-break/>tentium. </text:span><text:span text:style-name="T22">At dissident haec re inter sese, quod repugnat </text:span><text:span text:style-name="T22">iu </text:span><text:span text:style-name="T22">•<text:line-break/></text:span><text:span text:style-name="T22">intercurrentibus </text:span><text:span text:style-name="T22">et decertat cum noxiis causis facultas </text:span><text:span text:style-name="T22">in<text:line-break/>intermittentibus, </text:span><text:span text:style-name="T22">hoc piget illam facere. Sane judicationem<text:line-break/>saepe </text:span><text:span text:style-name="T22">pulsus </text:span><text:span text:style-name="T22">intercurrentes, attulerunt; est enim et veluti<text:line-break/></text:span><text:span text:style-name="T22">conatus </text:span><text:span text:style-name="T22">quidam naturae .ad pugnandum paratae. Quod si<text:line-break/></text:span><text:span text:style-name="T22">qui ex </text:span><text:span text:style-name="T22">ejusmodi judicationibus, extincti sunt, non hoc arguit<text:line-break/></text:span><text:span text:style-name="T22">majoris </text:span><text:span text:style-name="T22">periculi esse affectum pulsuum intercurrentium<text:line-break/></text:span><text:span text:style-name="T22">quam </text:span><text:span text:style-name="T22">intermittentium; multo enim major </text:span><text:span text:style-name="T22">numerus perit<text:line-break/>ex </text:span><text:span text:style-name="T22">intermittentibus et item quoque ex valde raris </text:span><text:span text:style-name="T22">quam<text:line-break/>ex </text:span><text:span text:style-name="T22">crebris. Certe quidem febres omnes valde urentes </text:span><text:span text:style-name="T22">pul-<text:line-break/>sum habent </text:span><text:span text:style-name="T22">crebrum, quarum extra periculum </text:span><text:span text:style-name="T22">quaedam<text:line-break/>sunt.’ Qui </text:span><text:span text:style-name="T22">vero in syncope sunt crebri, propter remissio-<text:line-break/></text:span><text:span text:style-name="T22">nem sunt periculosi, </text:span><text:span text:style-name="T22">quae perpetuo conjuncta est cum </text:span><text:span text:style-name="T22">om-<text:line-break/>nibus syncopis. </text:span><text:span text:style-name="T22">Et vero languidissimi pulsus, si qui </text:span><text:span text:style-name="T22">alii,,<text:line-break/>periculosi sunt </text:span><text:span text:style-name="T22">habendi;, quales in syncope sunt. Omnino<text:line-break/></text:span><text:span text:style-name="T22">attendere convenit </text:span><text:span text:style-name="T22">extremitates in omnibus generibus </text:span><text:span text:style-name="T22">pul-</text:span><text:span text:style-name="T69">-</text:span></text:p>
      <text:p text:style-name="P7"><text:span text:style-name="T22">suum; nam exitiosas esse vel Archigenes satetur. At quae<text:line-break/>; sit exitiosissima nec ille nec alius graviter expendit quis-<text:line-break/>quam; et quidem lu confesso est, quae pulsuum extremitas<text:line-break/>caeterarum perniciosissima videatur, genus etiam illius exi-<text:line-break/>tiosissimum merito existimandum reliquorum generum.. Ita<text:line-break/>etiam si quum alterum alteri comparamus, extremitatem al~.<text:line-break/>terius inveniamus exitiosiorem,, non immerito totum genus<text:line-break/>affirmemus exitiosius esse. .At crebritas quidem summa non<text:line-break/>fecus .ac syncopis adest febribus vehementer urentibus,<text:line-break/>quae non prorsus sunt peruiciufae. Raritas vero nunquam<text:line-break/>vacat periculo, sicut nec remissio, nec parvitas; siquidem<text:line-break/>tres hae pulsuum differentiae, qunrn ad summum perveniant,<text:line-break/>sperpetuo periculosae sunt; 'al hon magnitudo, nec vero<text:line-break/>etiam vehementia; sed haec omnium sola extremorum non<text:line-break/>modo libera periculo est, verum etiam summum commodum<text:line-break/>est, si dignoscere eam queas. Ultima magnitudo, ubi con-<text:line-break/>juncta sit cum mollitie morbosa, periculum creat, sin cum</text:span></text:p>
      <text:p text:style-name="P10"><text:span text:style-name="T22">. T a ,</text:span></text:p>
      <text:p text:style-name="P7"><text:span text:style-name="T22">salubri aliquo arteriae statu, tum nihil ei subesi mali; rnil-<text:line-break/>lies enim in febribus, tutis illis quidem, at calidis et valde<text:line-break/>urentibus, pulsus fit, quum robusia facultas sit, marinius.<text:line-break/>Quare nec ex comparatione extremorum pulsuum genus<text:line-break/>crebrorum perniciosius esse raris, vel genus lutercurreutium<text:line-break/>genere intermittentium. Quum vero huic orationi propofi-<text:line-break/>ta esset horum demonstratio folorurn, nunc autem etiam </text:span><text:span text:style-name="T47">at-<text:line-break/>tigit</text:span><text:span text:style-name="T22"> obiter alia quaedam genera; nihil est factum damni,<text:line-break/>quod accessorium, ut si instrumentum sit, perfecuta, ob<text:line-break/>oculos disciplinam illam propofuit de magno , parvo, vehe-<text:line-break/>menti languidoque pulsu. Jam praestiterit etiam ut reli-<text:line-break/>quam illis differentiam addamus tarditatis celeritatisque.<text:line-break/>Videtur enim et hic quoque velocium genus tardis esse sc-<text:line-break/>curius, siquidem extrema celeritas extrema tarditate, </text:span><text:span text:style-name="T47">et-<text:line-break/>enim</text:span><text:span text:style-name="T22"> summa tarditas non secus atque raritas tum incidit,<text:line-break/></text:span><text:span text:style-name="T22">- </text:span><text:span text:style-name="T22">quum calor nativus extinguitur. Celeritatis procedit in-<text:line-break/>crementum ab usu urgente atque omnino </text:span><text:span text:style-name="T47">a</text:span><text:span text:style-name="T22"> facultate valida.</text:span></text:p>
      <text:p text:style-name="P8"><text:span text:style-name="T14">αποχωρονν,ζίς ουκ αχα&amp;οι,</text:span><text:span text:style-name="T3"> ἀλλ’ ὸ μὲν άμνδρότατός τε καί</text:span></text:p>
      <text:p text:style-name="P10"><text:span text:style-name="T22">Archigenes vero etiam hic labitur, qui formicantem pulsum<text:line-break/>habeat pro celeri, neque is enim pulsus prorsus celer est,<text:line-break/>neque summum attingit crebritatis; nam leves esse crebrita-<text:line-break/>tis, magnitudinis celeritatisque extremitates hinc perspicias.<text:line-break/>Delige juvenem sanum ac velocissime jube currere; tres<text:line-break/>mox extremitates citra ullum incommodum hominis vel<text:line-break/>praesens vel imminens deprehenderis. Durissimus jam<text:line-break/>pulsus (neque enim haec praetereunda differentia est, quo<text:line-break/>sit integer et absolutus sermo) perinde est ut mollissimus<text:line-break/>periculosus. Nam ex scirrho ille, aut inflammatione in-<text:line-break/>signi visceris, aut ex constrictione per frigus, aut ex sicci-<text:line-break/>tate ab ardentissima febre prosecta, aut ex valida convulsio-<text:line-break/>ne; hic ex altu comate et hydrope, leucophlegmatia, uno-<text:line-break/>que verbo ex immodica humiditate habitus gignitur. Quare<text:line-break/>oratione summatim repetita sermonis hic finem sariamus. </text:span><text:span text:style-name="T22">-.<text:line-break/></text:span><text:span text:style-name="T22">Omnes pulsus, qui longe a naturali mediocritate discesse-<text:line-break/>runt, non sunt boni; languidissimus vero et tardissimus</text:span></text:p>
      <text:p text:style-name="P7"><text:span text:style-name="T22">rarissimusque omnium pessimi sunt; ab illis minimus, nrul-<text:line-break/>lissimus, durissimus; inde creberrimus, at non celerrimus,<text:line-break/>vel maximus, scd sunt lu modice periculosi, unus vero<text:line-break/>inter omnes extremos optimus est, veliementissimus. Ve-<text:line-break/>rum de his aliter sensit Archigenes, nec ullam tamen de-<text:line-break/>monstrationem in sermone protulit, quam enim haberet?<text:line-break/>nec ei assentiebatur experientia ; sed impositum ei est ab illis,<text:line-break/>quae paulo ante connumerari. Cui ergo stat opera artis<text:line-break/>gnaviter observare meditando ad aegrotos, quae docuimus<text:line-break/>expendat, quod quidem, certo scio, sarient qui veritatem<text:line-break/>colunt Sed'quoniam fatis haec explicavimus, nunc jam<text:line-break/>de inaequalitate in uno pulsu dicendum esu</text:span></text:p>
      <text:h text:style-name="Heading_20_2" text:outline-level="2">Cap. VI.</text:h>
      <text:p text:style-name="P152"><text:span text:style-name="T22">Est periculosissima hic quoque omnium<text:line-break/>lutermittens. Haec fit, ubi distentionem interpellat quies,<text:line-break/>cujus multae sunt </text:span><text:span text:style-name="T47">lpecies,-</text:span><text:span text:style-name="T22"> omnes illae quidem periculosae,<text:line-break/>ied inter se secundum magis aut minus dissidentes. Ubi<text:line-break/>enim vehementior secundus nictus sit priore, commodius</text:span></text:p>
      <text:p text:style-name="P7"><text:span text:style-name="T3">ἑπίσκεψιν άνωμάλω κατα σκληροτητα τε καὶ μαλακθίηία<text:line-break/>περιτυχειν σφνγμω. κλονωδεστερα μέντοι πολλακις ή δευτέρα</text:span></text:p>
      <text:p text:style-name="P6"><text:span text:style-name="T22">est; ubi languidior, periculosius. Jam tardior item signum<text:line-break/>est periculosius, celerior commodius, ali enim pulsus ge-<text:line-break/>nerantur, quum simul et certat natura et impeditur ab<text:line-break/>insalubribus causis. Ergo quum rejicere illas quodammodo,<text:line-break/>valet atque veluti vinculo aliquo soluta motum a quiete<text:line-break/>praestat priore potiorem, signum est commodius; quum de-<text:line-break/>teriorem , periculosius. Melior autem motus est vehemens<text:line-break/>et .celer languido et tardo. At vero prior motus alterum<text:line-break/>nihil excedit pene in magnitudinis pt parvitatis disterentia,<text:line-break/>, potest enim simili parique affectu nunc praecedens quietem</text:span></text:p>
      <text:p text:style-name="P6"><text:span text:style-name="T22">pars motus major esse, nunc sequens, nunc ambae esse<text:line-break/>pares. Caeterum duritie et mollitie nunquam distent<text:line-break/>arteriae duo occursus, eo quod majus spatium requirat ea<text:line-break/>mutatio, quum vel in collectivis inaequalitatibus raro lu<text:line-break/>una consideratione pulsum offendas duritie et mollitie in-<text:line-break/>aequalem. 'Vibratustamen magis alter faepe occursus tum ,</text:span></text:p>
      <text:p text:style-name="P7"><text:span text:style-name="T3">ἄλλα </text:span><text:span text:style-name="T3">κατά τον πρῶτον εύθΰς αύτόν. </text:span><text:span text:style-name="T3">ἅπερ ούν </text:span><text:span text:style-name="T14">επ ίκίίνης<text:line-break/></text:span><text:span text:style-name="T47">ttpqtat,</text:span><text:span text:style-name="T22"> </text:span><text:span text:style-name="T3">ταϋτα πάντα </text:span><text:span text:style-name="T3">κἠπὶ ταύτης </text:span><text:span text:style-name="T14">ίΐρησ&amp;αι χρη</text:span><text:span text:style-name="T14">, </text:span><text:span text:style-name="T3">, </text:span><text:span text:style-name="T3">δοχειν</text:span></text:p>
      <text:p text:style-name="P6"><text:span text:style-name="T22">lu unius pulsus inaequalitate tum in collectiva </text:span><text:span text:style-name="T22">apparet<text:line-break/></text:span><text:span text:style-name="T22">priore: quocirca imperitiores stillat fortasse, </text:span><text:span text:style-name="T22">quasi durior fit.<text:line-break/></text:span><text:span text:style-name="T22">Symptoma vero est vibratio durae arteriae, </text:span><text:span text:style-name="T22">quum amplius<text:line-break/></text:span><text:span text:style-name="T22">cogitur vi distendi; atqui non fit tum re vera </text:span><text:span text:style-name="T22">durior, sed<text:line-break/></text:span><text:span text:style-name="T22">vlolenter impulsa, ut distendatur amplius, hoc </text:span><text:span text:style-name="T22">habet sym-<text:line-break/></text:span><text:span text:style-name="T22">ptoma. Atque est quidem vibratus occursus </text:span><text:span text:style-name="T22">aequali deterior,<text:line-break/></text:span><text:span text:style-name="T22">nisi tunica arteriae ex causa repentina induruerit; </text:span><text:span text:style-name="T22">pessimus<text:line-break/></text:span><text:span text:style-name="T22">vero cujus tempus quietis fit prolixius. </text:span><text:span text:style-name="T22">Intermittens in<text:line-break/></text:span><text:span text:style-name="T22">uno pulsu inaequalitas omnium inaequalitatum </text:span><text:span text:style-name="T22">est incommo-<text:line-break/></text:span><text:span text:style-name="T22">dissima; causas enim habet genere easdem ac </text:span><text:span text:style-name="T22">collectiva,<text:line-break/></text:span><text:span text:style-name="T22">sed deterior illa est multo , nam illa si nihil aliud, </text:span><text:span text:style-name="T22">at sim-<text:line-break/></text:span><text:span text:style-name="T22">plices </text:span><text:span text:style-name="T22">motus </text:span><text:span text:style-name="T22">confiet praeter ullum obicem permittit, </text:span><text:span text:style-name="T22">haec<text:line-break/></text:span><text:span text:style-name="T22">ne hos </text:span><text:span text:style-name="T22">quidem pro </text:span><text:span text:style-name="T22">lege naturae obici sinit, fed </text:span><text:span text:style-name="T22">obstat mo-<text:line-break/></text:span><text:span text:style-name="T22">tuque </text:span><text:span text:style-name="T22">privat </text:span><text:span text:style-name="T22">arterias, non in tertio quoque, </text:span><text:span text:style-name="T22">veI quarto</text:span><text:span text:style-name="T22">, </text:span><text:span text:style-name="T47">vel<text:line-break/></text:span><text:span text:style-name="T22">pluribus - etiam pulsibus, fed in ipso </text:span><text:span text:style-name="T22">statim primo. Quae<text:line-break/></text:span><text:span text:style-name="T22">igitur diximus de illa, haec sunt ad hanc </text:span><text:span text:style-name="T22">omnia transferenda.</text:span></text:p>
      <text:p text:style-name="P53"><text:span text:style-name="T14">&amp;ουσι</text:span><text:span text:style-name="T3"> δυσκρασἱαις, </text:span><text:span text:style-name="T14">εν τωδί</text:span><text:span text:style-name="T3"> τώ </text:span><text:span text:style-name="T14">λόγω διέξιμίν,</text:span><text:span text:style-name="T3"> άοξάμενοι<text:line-break/></text:span><text:span text:style-name="T22">sed cum accessione</text:span><text:span text:style-name="T3">, </text:span><text:span text:style-name="T22">unaque hac diversitate , quod praesen-<text:line-break/>tem mortem denunciat. In </text:span><text:span text:style-name="T22">hoc </text:span><text:span text:style-name="T22">genere pulsuum caprizans<text:line-break/>est, cujus exposuimus naturam, aliorumque omnium in<text:line-break/>libro primo De eorum differentiis.<text:tab/>&lt;</text:span></text:p>
      <text:h text:style-name="Heading_20_2" text:outline-level="2">Cap. VII.</text:h>
      <text:p text:style-name="P152"><text:span text:style-name="T22">Porro aliud pulsuum genus est in una dis-<text:line-break/>tentione inaequalium, qui in communi habent binos ictus,<text:line-break/>causam tamen non habent communem. Caeterum horum<text:line-break/>sunt, ut declaravimus in secundo libro De pulsuum causis,<text:line-break/>tres unde generantur causae.. De duabus certe in illo libro<text:line-break/>diximus; nunc vero etiam commemorandi gratia dicemus<text:line-break/>de tertia causa: de qua tantum jam dictum est, inaequalem<text:line-break/>eam esse intemperiem ipfius corporis cordis, verum totam'<text:line-break/>ejus explicationem in hunc locum reiecimus. Nunc jam<text:line-break/>locus est ejus declarandae, atque etiam reliquos omnes pul-<text:line-break/>sus inaequales, quia oratio cohaeret, qui ipsius corporis<text:line-break/>cordis succedant inaequali intemperiei,, hoc sermone per-</text:span></text:p>
      <text:p text:style-name="P8"><text:span text:style-name="T22">curram, exordiarque hic rursus orationem ab apertissimis<text:line-break/>inaequalitatibus, quas collectivas appellanti Corpus cordis<text:line-break/>facultatem quandam obtinet, quae distendit et'contrahit,<text:line-break/>non temere illam quidem nec fortuito a natura donatam,<text:line-break/>neque otiosam, sed sicut aliis locis demonstravimus, tuendi<text:line-break/>gratia innati caloris. Haec in contractionibus suliginosum<text:line-break/>excrementum effundit, in distentionibus allicit refrigerium.<text:line-break/>Itaque quum exaequo calidum, vel frigidum, vel purum,<text:line-break/>vel turbidum sit, omnes ejus partes pari impetu </text:span><text:span text:style-name="T47">ad functio-<text:line-break/>nem</text:span><text:span text:style-name="T22"> contendunt: ubi vero aliae calidiores, aliae frigidiores<text:line-break/>sint ejus partes, ac hae omnino mundae, illae abundantia<text:line-break/>excrementorum consutae</text:span><text:span text:style-name="T22">, </text:span><text:span text:style-name="T22">non eodem omnes impetu ad mu-<text:line-break/>nus feruntur, fed </text:span><text:span text:style-name="T47">hae</text:span><text:span text:style-name="T22"> antevertunt, illae cunctantur. At-<text:line-break/>que hic majorem numerum et validius </text:span><text:span text:style-name="T47">ad</text:span><text:span text:style-name="T22"> opus contenden-<text:line-break/>tem pauciores imbecillioresque consequuntur, neque enim<text:line-break/>divelli illae, neque distrahi a fe mutuo, quae unius inftru- '<text:line-break/>menti sint partes, possunt. Ut autem plures et majori ni</text:span></text:p>
      <text:p text:style-name="P8"><text:span text:style-name="T3">ὲστω γαρ, ει </text:span><text:span text:style-name="T14">τυγοι,</text:span><text:span text:style-name="T3"> πλείω μὲν, </text:span><text:span text:style-name="T3">ού </text:span><text:span text:style-name="T3">μὴν πολλῶ γε' τινι τἄ ψυχρα<text:line-break/></text:span><text:span text:style-name="T22">ad actionem properantes, universum cor excitant; ita contra,<text:line-break/>ubi pauciores sint, quae ad motum properant, quae con-<text:line-break/>sistunt plures, universum in longiori quiete continent. Jam<text:line-break/>vero etiam motus qualitatem ex praepollentibus lu sc parti-<text:line-break/>bus comparat totum viscus</text:span><text:span text:style-name="T22">; </text:span><text:span text:style-name="T22">nam calidiores si motui praesint,<text:line-break/>maturior simul et celerior majorque fit distentio, sin fri-<text:line-break/>gidae, serior, tardior atque </text:span><text:span text:style-name="T47">minor, ac subinde motus</text:span><text:span text:style-name="T22"> prin-<text:line-break/>cipatus majori numero partium desertus; saepe etiam magni-<text:line-break/>tudini usus, quae enim essiictim quippiam desiderunt, haec<text:line-break/>expeditiores ad opus et intentiores sunt, etiam si.numerum<text:line-break/>aequent non requirentium. Quum igitur longe alterae plu-<text:line-break/>res sint asseris, pro illarum ratione movetur perpetuo ri-<text:line-break/>scus et agit; at si paulo alterae alteris vel plures suit<text:line-break/>vel plane pares, non possunt perpetuo alterae esse superio-<text:line-break/>res, scd vicissim vincunt atque vincuntur; itaque varios<text:line-break/>efficiunt et inaequales tutius visceris motus. Sint enim<text:line-break/>exempli gratia plures, at non multo, partes frigidae cali-</text:span></text:p>
      <text:p text:style-name="P54"><text:span text:style-name="T3">----- </text:span><text:span text:style-name="T22">’t </text:span><text:span text:style-name="T3">— — —— - , —</text:span><text:span text:style-name="T3">ν </text:span><text:span text:style-name="T3">ν»<text:tab/></text:span><text:span text:style-name="T47">o v^.:eiioLbv,f u&lt;jv~</text:span></text:p>
      <text:p text:style-name="P10"><text:span text:style-name="T3">γαροϋν ἐν τουτω τά μὲν κρατοϋντα όνμμέτρο»ς άπολαύειν</text:span></text:p>
      <text:p text:style-name="P10"><text:span text:style-name="T22">dis</text:span><text:span text:style-name="T3">; </text:span><text:span text:style-name="T22">hic primam actionem necesse est minorem tardiorem-<text:line-break/>que esse; nec non quietem in harum victoria longiorem,<text:line-break/>quam si superarent calidae. Jam etiam altera cornis actio<text:line-break/>vincentibus frigidis fiat; a qua iterum quies. Quin etiam<text:line-break/>tertia et quarta praeterea actio, et quies ex ] frigidarum<text:line-break/>victoria obeatur, quid </text:span><text:span text:style-name="T22">partes </text:span><text:span text:style-name="T22">calidiores, quibus majore<text:line-break/>pariterque celeriore atque crebriore motu est opus, nonne<text:line-break/>deficient eo quo indigent ? ltaque interea fient calidiores<text:line-break/>ac nonnihil impertient caloris etiam vicinis; quo minus cor-<text:line-break/>dis primiis fletus servabitur, siquidem et plures fient cali-<text:line-break/>diores partes et magis quam antea calidae. Quod quia •<text:line-break/>perpetuo fit, erit aliquando</text:span><text:span text:style-name="T22">, </text:span><text:span text:style-name="T22">quum hae etiam victurae con-<text:line-break/>traria sint, ut et maturius sc ad opus conserant ob usus sti-<text:line-break/>mulum ipsamque reddant actionem celeriorem atque rnajo-<text:line-break/>rem omnibus prioribus motibus, quibus praeerant frigidae.<text:line-break/>Accidet igitur interea ut qtiae excellebant justo fruantur</text:span></text:p>
      <text:p text:style-name="P8"><text:span text:style-name="T14">χνσν</text:span><text:span text:style-name="T3"> εις την σνστηματικήγ άνωμαλιαν καί ή τῶν</text:span></text:p>
      <text:p text:style-name="P10"><text:span text:style-name="T22">refrigerio</text:span><text:span text:style-name="T3">; </text:span><text:span text:style-name="T22">quae vero erant frigidiores, largius jam refrige-<text:line-break/>reutur; itaque diuturnitate immutetur iterum totius cordis<text:line-break/>status, ut vincant frigidiores. Nam quum abunde calidio-<text:line-break/>,res fruantur refrigerio, ipsae vero frigidiores praeter rno-<text:line-break/>dum refrigerentur, unaque finitimis frigiditatem impertiant,<text:line-break/>non poterunt sic frigidiores non fieri plures; simulque in-<text:line-break/>terdum motum totius cornis necesse est denuo ad talium<text:line-break/>usum fingi, fierique ejus raras, turdas et parvas distentiones,<text:line-break/>quales posuimus primo fieri. Proinde quae retulimus paulo<text:line-break/>ante de illarum immutatione, haec nunc commemorentur<text:line-break/>iterum; simulque de reditu in pristinum fletum quae dixi-<text:line-break/>mus ante ad memorium revoca; nam ita demum probatu-<text:line-break/>rum me puto tibi pulsuum continentem variationem, dum<text:line-break/>intemperies illa in corde consistat. Eodem modo postea-<text:line-break/>quam ob fumosorum excrementorum multitudinem intem-<text:line-break/>perie inaequali viscus corripiatur, in collectivam inaequali-</text:span></text:p>
      <text:p text:style-name="P8"><text:span text:style-name="T14">τών -ανησεων, τών</text:span><text:span text:style-name="T3"> μὲν εις τάχος αύτήν ἐξορμώντων, </text:span><text:span text:style-name="T14">ίνίων</text:span></text:p>
      <text:p text:style-name="P10"><text:span text:style-name="T22">tatem motus pulsuum erumpet. Neque vero mirum est<text:line-break/>vel inaequalitatem unius pulsus fieri ob cordis intemperiem;<text:line-break/>etenim partes arteriarum calidioribus ejus partibus </text:span><text:span text:style-name="T22">obductae<text:line-break/></text:span><text:span text:style-name="T22">et calidiores fient aliis et dilatabuntur </text:span><text:span text:style-name="T22">magis celeriusque<text:line-break/></text:span><text:span text:style-name="T22">movebuntur ; frigidioribus vero obductae et </text:span><text:span text:style-name="T22">ipsae erunt fri-<text:line-break/></text:span><text:span text:style-name="T22">gidiores et movebuntur tardius atque minus </text:span><text:span text:style-name="T22">dilatabuntur.’<text:line-break/></text:span><text:span text:style-name="T22">Quum vero, obductum suerit totum vas </text:span><text:span text:style-name="T22">calidioribus </text:span><text:span text:style-name="T22">cordis<text:line-break/>partibus, tum celerius movebitur tum magis </text:span><text:span text:style-name="T22">distendetur<text:line-break/></text:span><text:span text:style-name="T22">hoc quam illa, quae frigidioribrs obducta suut. </text:span><text:span text:style-name="T22">Et </text:span><text:span text:style-name="T22">etiam<text:line-break/>praeter cor intemperies quaedam arteriarum peculiariores<text:line-break/>inaequalitates illas commemoratas concitant magnitudinis,<text:line-break/>parvitatis, celeritatis, tarditatis, raritatis, crebritatis; </text:span><text:span text:style-name="T22">quae<text:line-break/></text:span><text:span text:style-name="T22">fi longe a natura recedant, etiam vehementiae et remissio-<text:line-break/>nis. Jam vero etiam </text:span><text:span text:style-name="T22">lu </text:span><text:span text:style-name="T22">ipsc corde ornnibnsque praeterea<text:line-break/>arteriis ex visceris illius inaequali intemperie plures in una<text:line-break/>distentione motuum differentiae prodibunt, partim illam ad<text:line-break/>celeritatem , concitantium, partim sustinentium et motuum</text:span></text:p>
      <text:p text:style-name="P8"><text:span text:style-name="T3">αιυαΛωοων περιττωματων </text:span><text:span text:style-name="T14">εν πθΑΛ,οίς των μοοιων αυτης.</text:span></text:p>
      <text:p text:style-name="P55"><text:span text:style-name="T3">.<text:tab/>'ί</text:span></text:p>
      <text:p text:style-name="P10"><text:span text:style-name="T22">cogentium adeo ut etiam lu medio interdum ascensu subsi-<text:line-break/>stat. Id quod et illis usu venit qui in itinere, vel alio<text:line-break/>quovis modo alteros cunctantes trahunt; retracti enim ab<text:line-break/>illis inordinato frangunt impetum et interpellant, ut non<text:line-break/>eodem semper modo moveantur, imo resistant frequenter.<text:line-break/>Qni si obtinentes ac retrahentes-trahant, non modo eorum<text:line-break/>impeditur motus, ut vel tardius, vel nequaquam interdum<text:line-break/>procedant, verum etiam retrahuntur aliquando rursum.<text:line-break/>Atque- haec quidem cordi et arteriis omnia accidunt per in-<text:line-break/>aequalem intemperiem.</text:span></text:p>
      <text:h text:style-name="Heading_20_2" text:outline-level="2">Cap. VIII.</text:h>
      <text:p text:style-name="P152"><text:span text:style-name="T22">Caprizans autem ex genere est illorum<text:line-break/>quidem qui in quiete intercipiuntur; nonnunqnam tamen<text:line-break/>fit in ejuscemodi cordis affectibus, ut .etiam dicrotus, qui<text:line-break/>ex genere est intro retractorum; comitatur tamen nonnun-<text:line-break/>quam et ille cordis inaequalem intemperiem, atque adeo<text:line-break/>quum collectus sit in multis ejus partibus ingens excrernen-</text:span></text:p>
      <text:p text:style-name="P8"><text:span text:style-name="T14">κατα ταυτα </text:span><text:span text:style-name="T47">Se </text:span><text:span text:style-name="T14">καί την συστολην η διαστολη</text:span><text:span text:style-name="T3"> ποτὲ μὲν ῆδη</text:span></text:p>
      <text:p text:style-name="P10"><text:span text:style-name="T22">torum fuliginosorurn acervus. Nam fi una contingat, ut<text:line-break/>quaedam omnino fint praecalidae, aliae sumosa fuligine<text:line-break/>praefocentur, ad contrarios prosilient motus; ut alterae<text:line-break/>distentionem moliantur, alterae cousidaut. Itaque sive<text:line-break/>quia dum distenditur arteria, partes, quae contrahunt,<text:line-break/>actione sint functae, succedet contractio interdum distentioni,<text:line-break/>vel ritra externam quietem, sive quia, dum contrahitur,<text:line-break/>partes quae dilatant actione sint’ functae. Quorum utrum-<text:line-break/>que pluribus modis fiet. Aut enim plane vincet fecundus<text:line-break/>motus priorem, aut aliquantum retrahet, victor autem prior<text:line-break/>modum institutum complebit, ut tres numero differentiae<text:line-break/>fiant et in distentione et contractione; prima, quum disten-<text:line-break/>tionern, priusquam mensuram impleverit, contractio exci-<text:line-break/>piat; altera, quum prorsus completae succedat externa<text:line-break/>quiete perdita; tertia, quum distentionem motus contrarius<text:line-break/>nondum absolutam retrahat, qui debilior redditus reliquum<text:line-break/>sinat compleri. Haud aliter etiam contractionem distentio</text:span></text:p>
      <text:p text:style-name="P8"><text:span text:style-name="T22">nunc abiolutam consequitur, nec permittit consistere, nunc<text:line-break/>etiam, priusquam confecta sit, impeditam et victam exci-<text:line-break/>pit; nonnunquanr retrahit nonnihil, superatur tamen. Hi<text:line-break/>motus arteriarum fiunt interdum vel extra affectum cordis,<text:line-break/>aut propter earum luaequalem intemperiem, aut facultatis<text:line-break/>imbecillitatem, aut propter duritiem tunicae; de quibus etsi<text:line-break/>sermonem jam ante habuimus in secundo libro De causis<text:line-break/>pulsuum, tamen hic exponam, sied fumnratim, fi hujus pri-<text:line-break/>mum admonuerimus qnod de inaequalis cordis intemperie<text:line-break/>modo explicavimus, lu hanc nos commentationem produ-<text:line-break/>xisse, quum ut etiam investigaremus eam et expenderemus<text:line-break/>longa experientia, ficnt alia omnia quae nixi et sum dictu-<text:line-break/>rus; tum quod nihil dum in illis commentariis attulimus </text:span><text:span text:style-name="T69">K<text:line-break/></text:span><text:span text:style-name="T22">de facultatis essentia. Neque enim prius hoc decretum<text:line-break/>quam omnibus particularibus repetissem consentiens pronun-<text:line-break/>ciere fui ausus. Nunc quando essentiam facul latum per'-<text:line-break/>suasi sumus nihil esse praeter qualitatem temperamenti, om-</text:span></text:p>
      <text:p text:style-name="P8"><text:span text:style-name="T22">niaque et in dignoscendo et praecognoscendo et curando<text:line-break/>convenire cum hoc decreto animadvertimus, non absurue<text:line-break/>nos arbitramur fecisse, qui pulsus hic comitantes cordis in-<text:line-break/>aequalem intemperiem explicavimus. In quibus sunt non-'<text:line-break/>nulli, uti dicebamus, qui etiam absque illa constent. Itaque<text:line-break/>dicrotus quidam est pulsus vibratus, quem primo quidem<text:line-break/>unum his ferire putavi verbis deceptus Archigenis, geminis<text:line-break/>ipsum mallei ictibus ad incudem assimulans. Quum enim<text:line-break/>durum quiddam resultare ab altero duro statuissem, a qui-<text:line-break/>bus adductus sum circa notionem rei lu errorem, ex iisdem<text:line-break/>in dignoscenda ipsa sum lapsus. At posteaquam incumbens<text:line-break/>semper et instans sedulo ut contractionem dignoscerem, </text:span><text:span text:style-name="T22">-<text:line-break/></text:span><text:span text:style-name="T22">tandem arteriam manifesto senii modo mollem et non vibra-<text:line-break/>tam cousidere aliquantum, moxque distentionem cousicere,<text:line-break/>posthac affectus obfervavi qui habent eos pulsus, et tandem<text:line-break/>aliquando a multa observatione haec potui constanter quae<text:line-break/>nunc expono affirmare. Sane mihi videtur etiam Archige-</text:span></text:p>
      <text:p text:style-name="P7"><text:span text:style-name="T22">nes accurate pulsus bis ferientes observasse, sed parum<text:line-break/>bene eos declarare et affectus quos comitantur ignorare.<text:line-break/>Neque enim ita nude </text:span><text:span text:style-name="T22">eos</text:span><text:span text:style-name="T22">, neque mallei geminis ictibus ad<text:line-break/>incudem assimilaret; neque praeterluet, unde procedant,<text:line-break/>originem. Id quod etiam nos multo post tempore assecuti<text:line-break/>fumus, necnon hujus commentationis alia complura. Tum-<text:line-break/></text:span><text:span text:style-name="T22">' </text:span><text:span text:style-name="T22">que </text:span><text:span text:style-name="T22">rem esse ita comperies, si modo diligentiam aliquam et<text:line-break/>studium in opus conferre volueris, quale nos adhibuimus;<text:line-break/>num absque eo nec cognoscere de illis quicquarn veri va-<text:line-break/>leas et ipsc operam ludas. Tres ergo affectus hactenus<text:line-break/>originesque bis ferientium pulsuum invenimus; unam vi-<text:line-break/>braturum, hac fola re ab illis distinctam, quod quum bre-<text:line-break/>vem pulsus longitudinem habeat ex utraque parte arteriae,<text:line-break/>obscura vibratio sit; quamobrem dicrotus, non vibratus<text:line-break/>videtur; alteram, in qua non vibratus est: pulsus, sed arte-<text:line-break/>ria dura adeoque facultas imbecilla, ut a corporibus incum-<text:line-break/>bentibus gravetur, tamen aliqua parte sita ad cutem attol-</text:span></text:p>
      <text:p text:style-name="P7"><text:span text:style-name="T22">latur libere</text:span><text:span text:style-name="T3">; </text:span><text:span text:style-name="T22">hanc enim quum folam sensu percipiant tan-<text:line-break/>gentes, erit aliquando pulsus dicrotus, ubi prae oneris<text:line-break/>lenitate exilientem illam partes utrinque confidentes, nec<text:line-break/>consequentes retrahant, a corporibus impositis gravatae;<text:line-break/>quae idcirco nec sensibilem concitant motum, nec quem<text:line-break/>concitant, hunc concitant similiter parti arteriae conspicuae,<text:line-break/>caeterum cunctantem et morantem. Interea enim fit ut ab<text:line-break/>illis quae prius exiliit retrahatur, quum dura est arteria,<text:line-break/>nam alias in ejuscemodi affectibus non fiat retractio. Atque<text:line-break/>hi quidem duo pulsus tum dicroti sunt tum duri. Tertius,<text:line-break/>qui ex intemperie nascitur, haud est dicrotus, fed bis niodo<text:line-break/>pulsans, neque necessario durus, quem fi velit quis dicro-<text:line-break/>tum appellare, nihil refert, hoc tantum meminerit, non<text:line-break/>esse fimilern corporibus duris, quae a duris repercutlan-<text:line-break/>tur, fed ut paulo ante diximus, concertantibus fit mutuo duo-<text:line-break/>bus facultatibus, et quae distendit et quae contrahit cor. At</text:span></text:p>
      <text:p text:style-name="P8"><text:span text:style-name="T22">quibus in morbis quibusque de causis et affectibus ad inaequa-<text:line-break/>lem cor intemperiem deveniat, nihil est quod nunc dicam, sed<text:line-break/>in proximis commentariis explicabitur. Tantum hoc loco ia-<text:line-break/>tis sit, inaequalem intemperiem cordis, quae </text:span><text:span text:style-name="T22">quidem </text:span><text:span text:style-name="T22">lu ipso<text:line-break/>corpore visceris consistat, comitari pulsum bis ferientem, con-<text:line-break/>sequi etiam illum qui perdidit externam quietem, ad haec<text:line-break/>illum cujus impeditur distentio. Praeterea </text:span><text:span text:style-name="T22">demonstravimus<text:line-break/></text:span><text:span text:style-name="T22">illos quorum motus interpellatur quiete, comitari omnes in-<text:line-break/>aequalem cornis intemperiem. Quin etiam citra interpellatam<text:line-break/>distentionem, qui inaequali repraesentantur tarditate et cre-<text:line-break/>britate, plane etiam hi praeter alias a quibus gigni eos demon-<text:line-break/>stravimus et hanc causam obtinebunt de qua sermo habetur,<text:line-break/>inaequalem cordis intemperiem; si quando inter se adeo<text:line-break/>contendant calidae partes cum frigidis, ut subsistere inter-<text:line-break/>dum necesse habeant calidae retentae a frigidis, interdum<text:line-break/>celerius frigidae moveri a calidis attractae.</text:span></text:p>
      <text:h text:style-name="Heading_20_2" text:outline-level="2">Cap. IX.</text:h>
      <text:p text:style-name="P154"><text:span text:style-name="T22">Aliud ad fuperiora genus e</text:span><text:span text:style-name="T33">s</text:span><text:span text:style-name="T22">t inaequalitatis</text:span></text:p>
      <text:p text:style-name="P7"><text:span text:style-name="T22">in uno pulsu, </text:span><text:span text:style-name="T22">quod </text:span><text:span text:style-name="T22">non raro animadvertitur', nec in paucis<text:line-break/>affectibus, imo praeter caetera frequenter atque lu multis,<text:line-break/>Invenitur hoc tum, quum arteriae propluquior pars prin-<text:line-break/>cipio prius movetur. In quo genere undosus atque ver-<text:line-break/>miculans pulsus sunt; quos mollis arteria et facultas non </text:span><text:span text:style-name="T47">va-<text:line-break/>llia</text:span><text:span text:style-name="T22"> constituunt. Ac vermiculans non modo non validam,<text:line-break/>fed et infirmam facultatem denunriat. Undosus interdum<text:line-break/>hoc ipsum duntaxat significat, non firmam esse, non statim<text:line-break/>•tamen infirmam, interdum etiam mediocriter firmam, quum<text:line-break/>praesertim decretorium sudorem promittit, in humidis enim<text:line-break/>invenitur et pituitofis morbis, quum ipsa solida corpora ni-<text:line-break/>mia humiditate imbuta emollita fint, id quod potissimum ac-<text:line-break/>cidit in morbis’lethargicis et febribus quotidianis, illisque<text:line-break/>etiam quas pnlustres et typhodes appellant. Jam etiam<text:line-break/>tarditatem et raritatem maguitudinemque in his omnibus ac-<text:line-break/>quirit pulsus; qui si praeterea altitudinem et vehementiam<text:line-break/>nactus sit, decretorium sudorem significabit Magis hic</text:span></text:p>
      <text:p text:style-name="P8"><text:span text:style-name="T22">sperandus est, si plures vehementes et alti appareant quam<text:line-break/>contrarii. Qui si aequaliter appareant, salubrem simul et<text:line-break/>brevi sudorem promittunt, maxime si. ludicia, appareant<text:line-break/>concoctionis morbi, siquidem liquet utique nec luflamrnatio-<text:line-break/>nem ullam, nec scirrhum, nec constiictionern ex frigore,<text:line-break/>nec immodicam siccitatem, nec affectum convellentem </text:span><text:span text:style-name="T47">cor-<text:line-break/>pus</text:span><text:span text:style-name="T22"> hominis, si undosus sit pulsus, tenere, quod nec indu-<text:line-break/>rescere in eo pulsus, nec tendi arteria possit; etenim molli<text:line-break/>omnino, ut modo dictum est, ea est opus, quo quum robur,<text:line-break/>quod excitat et distendit, claudicet alicubi, illic haec deci-<text:line-break/>dat atque velnt undae formam efficiat. At dura et con-<text:line-break/>tenta etiam sicubi infirma quae ipsam attollit facultate<text:line-break/>cesserit, ea ipsa tamen pars una cum illis quae ex utroque<text:line-break/>latere sunt attollito. Proinde iu dura arteria, ne si quando<text:line-break/>reperias quidem ejuscemodi pulsum, ut prior semper ejus<text:line-break/>pars prius distendatur, undosus tum vel vermiculans fiet;<text:line-break/>verum potius inaequalitatem habebit, quae consistit in pri-</text:span></text:p>
      <text:p text:style-name="P8"><text:span text:style-name="T22">ma et ultima parte arteriae quae movetur tunicae. Undosi<text:line-break/>et vermiculantes quum hoc habent tum vero cumulum ob-<text:line-break/>tinent quafi undarum formam, qui in lurmidis occurrunt<text:line-break/>affectibus</text:span><text:span text:style-name="T22">, </text:span><text:span text:style-name="T22">quum nulli visceri scirrhus inest, aut ruflamma-<text:line-break/></text:span><text:span text:style-name="T47">tio.</text:span><text:span text:style-name="T22"> Verum enimvero et lu hydrope, praecipue qui ana-<text:line-break/>sarca et leucophlegmatias vocatur, talem perpetuo pulsum<text:line-break/>reperies, nisi quia induruerint scirrho quaedam viscera,<text:line-break/>acciderit, quod frequens est, hydrops. Nam illum quidem<text:line-break/>quem suppressa haemorrhois, vel menstruorum suppressio<text:line-break/>commisit, attendimus exactos saepe undosos et vermiculan-<text:line-break/>tes pulsus comitari; quandoquidem frequenter lu ejusce-<text:line-break/>modi hydrope nullum indurescit scirrho riscus. Itaque ut<text:line-break/>de integro sermonem sumrnatirn resumam, undosus pulsus<text:line-break/>ex humida mollique arteria oritur, simulque ex facultate<text:line-break/>modice assecla; vermiculans ex molsi quidem, verum ex<text:line-break/>debilitata insigniter facultate. Quarnobrern etiam sine febri-<text:line-break/>bus vere solet largis vacuationibus succedere sariguinisque</text:span></text:p>
      <text:p text:style-name="P8"><text:span text:style-name="T22">profluviis et alni fluoribus, choleris, validis purgationibus,<text:line-break/>vomitibus vehementibus, urinis copiosis, denique mensium<text:line-break/>immodicis profluviis, ad haec vacuationibus per haernor-<text:line-break/>rhoidas sanguinisque ab utero profluviis. Jam fluorem<text:line-break/>etiam muliebrem quem vocant sudoresque pravos hic pul-<text:line-break/>sus excipit, et vero etiam hos quibus immodica humidi-<text:line-break/>tale computruit pulmo, id scilicet temporis, quum eorum<text:line-break/>jam laboret facultas. Verum fi qua tamen eum affectum<text:line-break/>inflammatio consequatur, additur illis' durities, neque am-<text:line-break/>plius videntur vermicuIantes. Prolude nec hecticas quas<text:line-break/>vocant febres, in quarum numero marcidae sunt omnes et<text:line-break/>quae tabi sunt adjunctae consequuntur pulsus vermiculan-<text:line-break/>tus, consequuturi omnino, quod ad affectam attinet sacul-<text:line-break/>tatem, nifi conjuncta lusce affectibus siccitas arterias red-<text:line-break/>deret duras. Attamen habent illi prorsus hujus generis<text:line-break/>pulsuunr inaequalitatem, ubi suerit insigniter facultas debili-<text:line-break/>tata, • ob quam iu priore arteriae parte diximus prius appa-</text:span></text:p>
      <text:p text:style-name="P8"><text:span text:style-name="T22">rere motum; quod esse Erasistratus perpetuum confirmat,<text:line-break/>verum sucus fe res habere cernitur, ut nunc declara-<text:line-break/>vimus.</text:span></text:p>
      <text:h text:style-name="Heading_20_2" text:outline-level="2">Cap. X.</text:h>
      <text:p text:style-name="P152"><text:span text:style-name="T22">Post praedictos pulsus sunt illi quos de-<text:line-break/>curtatos appellant. Horum duplex est genus, alterum iu<text:line-break/>una distentione arteriae, alterum lu acervo. Quod lu una<text:line-break/>elistentione fit, facultatis imbecillitatem una cum corporis<text:line-break/>gracilitate arguit. Est autem admotis digitis arteria tan-<text:line-break/>genda, deinde, si animadvertatur interea in arteriae primis<text:line-break/>partibus major pulflis vel vehementior, vel uterque, in<text:line-break/>postremis minor vel languidior vel ambo, primus digitorum<text:line-break/>applicatorum est attollendus, perspiciendumque utrum simi-<text:line-break/>lem illi qui ante erat quam hic sustolleretur sequentes<text:line-break/>digiti motum percipiant, </text:span><text:span text:style-name="T22">an </text:span><text:span text:style-name="T22">vehernentiorem et majorem;<text:line-break/>nam languidiorem quidem certe vel minorem, ubi eleva-<text:line-break/>tus sit primus digitus, omnino sentire nequeas. Ergo si mo-<text:line-break/>turn similem digiti sequentes sublatum digitum sentiant, sua<text:line-break/>sponte arteris decurtatam distentionem habebat, quod nobis</text:span></text:p>
      <text:p text:style-name="P7"><text:span text:style-name="T3">βαλλειν ἐν τοῖς τοιοντοις σφνγμοι- χρή τούς δακτυλονς ύπὲρ</text:span></text:p>
      <text:p text:style-name="P6"><text:span text:style-name="T22">infirmae facultatis erit vestigium, quam in illas docuimus ex<text:line-break/>corde influere. Nam illa quando bene comparata est, us-<text:line-break/>que ad finem arteriarum omnino contentio, quae attollit<text:line-break/>eas, similiter permeat, at in pulfibus decuriatis paulatim<text:line-break/>exolvitur tanto que efficitur solito imbecillior, quantum est<text:line-break/>a principio remota. Quod si elevato tu primo digito, postea<text:line-break/>motum percipias quam antea validiorem atque majorem,<text:line-break/>declarat ille quidem etiamnum facultatis. arteriae debilita-<text:line-break/>tem, scd minorem certe quam ille quem prius diximus,<text:line-break/>quod illic facultas exolveretur discedens a principio, hic<text:line-break/>maneat quantum lu ipsa est par, scd gravata ab injectis di-<text:line-break/>gitis imbecillius moveatur arleria'; quod quidem minus lra-<text:line-break/>bet periculi, neque enim ita ipsius cordis, ut arteriae quam<text:line-break/>tangimus ostendit afiectum, alterum ipsum potius debile<text:line-break/>esse cor significat, quod protendere non perinde ac prius<text:line-break/>a se actionem ad extremas usque partes animantis queat.<text:line-break/>Quareiu hoc genere pulsuum, ut exquirere ad unguem possis</text:span></text:p>
      <text:p text:style-name="P8"><text:span text:style-name="T14">τον </text:span><text:span text:style-name="T47">Sivnoov smwtvkov</text:span><text:span text:style-name="T22"> </text:span><text:span text:style-name="T3">τῶ φαινομένω, πρὶν ὰρθῆναι τόν</text:span></text:p>
      <text:p text:style-name="P10"><text:span text:style-name="T22">totum arteriarum affectum, varie admotis opus est digitis. -<text:line-break/>Nam arteriam digiti applicati si premant</text:span><text:span text:style-name="T22">, </text:span><text:span text:style-name="T22">abolitus esse pul-<text:line-break/>sus in hisce affectibus apparebit, sin attingas leniter, ima-<text:line-break/>ginem praebebit pulsus decurtati et vel duobus duntaxat<text:line-break/>digitis vel tribus vel etiam quatuor occurrentis. Hoc ex<text:line-break/>gracilitate animantis accidet et facultatis imbecillitate; quod<text:line-break/>quo sit gracilius, hoc plus arteria appareat, quo crassius,<text:line-break/>hoc minus. Et ex facultate item, quae quanto est firmior,<text:line-break/>tanto plus, et tanto minus, quanto imbecillior esu Atque<text:line-break/>in ea ratione tangendae arteriae, quum sublato primo di-<text:line-break/>gito non jam similis ad secundum pulsus permaneat, sed<text:line-break/>appareat major vehementiorque, est validior quidem cornis<text:line-break/>contentio, ut quae aequaliter usque ad finem lufluat, scd<text:line-break/>onerata admoto primo digito arteria deterius, quum ille<text:line-break/>adsit, distenditur, quocirca remoto illo qui gravabat, me-<text:line-break/>lius. Quod si assimilis pulsus ad fecundum digitum videa-</text:span></text:p>
      <text:p text:style-name="P8"><text:span text:style-name="T14">νοιτο καί κατα</text:span><text:span text:style-name="T3"> ταντην τὴν ἐπιβολὴν, </text:span><text:span text:style-name="T14">[27 3]</text:span><text:span text:style-name="T3"> Ιστέον ἐν ἐκεινω</text:span></text:p>
      <text:p text:style-name="P10"><text:span text:style-name="T22">tur ac videretur prius quam elevaretur primus, decur-<text:line-break/>tatus motus in ipsis arteriis est et non lu exploratione per<text:line-break/>tactum, id quod siit quum ex corde quae influit facultas re-<text:line-break/>mittitur paulatim. Slu moveri arteria sublato primo di-<text:line-break/>gito melius videatur, non plane tamen similiter ut ad pri-<text:line-break/>mum digitum, ambos affectus denotat conjunctos esse. Et<text:line-break/>sane sic fere Iolet fieri in ejuscemodi inaequalitatibus. Quare<text:line-break/>multi postea sunt pulsus respiciendi comparandique inter se<text:line-break/>accurate motus; etenim qualis erat lu prima applicatione,<text:line-break/>tales aliquando omnes fiunt. Saepe vero minores reddun-<text:line-break/>tur et languidiores, in quibus pariter debilis est facultas.<text:line-break/>Sin deficiant prorsus, tum multo sane magis declarabunt fa-<text:line-break/>cultatis imbecillitatem. Atqui hic sunt summovendi omnes<text:line-break/>digiti, deinde’ spatio parvo luterpofito de integro admo-<text:line-break/>vendi ; etenim invenies plerumque, quum iterum digitos<text:line-break/>admoveris, arterias pulsantes. Nam si omnino pulsus abo-<text:line-break/>litus rideatur etiam in hac applicatione, sciendum est ipso </text:span><text:span text:style-name="T47">esi</text:span></text:p>
      <text:p text:style-name="P8"><text:span text:style-name="T14">δια&amp;ίσις. επανέρχίταν δέ ποτε μέν άς</text:span><text:span text:style-name="T3"> άσφυξἱαν ἐσχάτην'</text:span></text:p>
      <text:p text:style-name="P10"><text:span text:style-name="T22">illo tempore primam applicationem factam esse, quo'arteriis<text:line-break/>usu venit ad abolitionem pulsus tendentibus parvam </text:span><text:span text:style-name="T47">ad-<text:line-break/>huc</text:span><text:span text:style-name="T22"> portionem motus retinere. Sed hoc, ut diri, est ra-<text:line-break/>rum; nam fere si paulo post iterum tangamus , offendimus<text:line-break/>pulsantes. Quare declaratur illas, quum admotos digitos<text:line-break/>non ferant, ad motus extremam remissionem devenire; </text:span><text:span text:style-name="T47">at-<text:line-break/>que</text:span><text:span text:style-name="T22"> hoc in causa erat, cur nos pulsus lateret. Etenim bi- .<text:line-break/>sariam et ipsc aboletur pulsus, vel quia prorsus non pulsant<text:line-break/>arteriae, quod extremum malum denotat, vel quia pulsant<text:line-break/>quidem, sed ita languide et parum ut sensum fugiant. Sane<text:line-break/>est hic affectus, si remotus sit ab omni .animi defectu repen- </text:span><text:span text:style-name="T22">i<text:line-break/></text:span><text:span text:style-name="T22">tino, gravissimus; fed vero musto etiam deterior alter, in<text:line-break/>quo vere non pulsant, </text:span><text:span text:style-name="T47">deterior</text:span><text:span text:style-name="T22">. autem multo, imo exitio-<text:line-break/>sissimus et pessimus, nimirum demortuis jam arteriis. At'<text:line-break/>vero si diutius applicatis leniter digitis palpent tantum,<text:line-break/>reciprocetur motus, is minus exitialis .affectus est. Reci-<text:line-break/>procatur modo ad ultimam pulsus abolitionem, modo </text:span><text:span text:style-name="T22">ad</text:span></text:p>
      <text:p text:style-name="P8"><text:span text:style-name="T14">οί επανίρχομΐνθί μνονροί, </text:span><text:span text:style-name="T47">nat</text:span><text:span text:style-name="T22"> </text:span><text:span text:style-name="T3">μᾶλλον, ἑπειδἄν ύποπἱπτωσιν<text:line-break/>αμ«' πλέἰοσι δακτύλοις " </text:span><text:span text:style-name="T3">ω καὶ </text:span><text:span text:style-name="T3">αύτω μάλιστα προσεχειν ἀξιῶ</text:span></text:p>
      <text:p text:style-name="P10"><text:span text:style-name="T22">parvum pulsum et languidum; quamobrcm vocantur</text:span><text:span text:style-name="T69">-</text:span><text:span text:style-name="T22">etiam<text:line-break/>reciproci utrique, sed hoc interest inter hos, quod illi de-<text:line-break/>curtati sint reciproci, lu deficientes reciproci. In hujus-<text:line-break/>cemodi aestimandis ita debemus partem componere, quam-<text:line-break/>cunque tangamus, ut subter arteriam noster tactus fit; ita<text:line-break/>fiet eninr ut quam minimum a digitis premantur et ah ob-<text:line-break/>jecta cute. Poterit autem re ipsa quilibet perspicere, quam<text:line-break/>haec digitorum applicatio ad dignoscendum conserat obscu-<text:line-break/>rum motum- Equidem non raro, quum admovissem fu-<text:line-break/>perne digitos arteriis,.nullummotum animadverti; quem, ut<text:line-break/>primum converti membrum, percepi statim. Omnium vero<text:line-break/>sunt pessimi qui ab amisso mctu minime reciprocantur- uni-<text:line-break/>verso membro; minus.liis qni inverso illo videntur moveri;<text:line-break/>quibus etiam minus qui sunt decurtati, non tamen perdunt<text:line-break/>plane omnem motum ;,jam etiamhis minus reciproci decurtati,<text:line-break/>adeoque si multissimul digitis occurrant Cui equidem maxime</text:span></text:p>
      <text:p text:style-name="P8"><text:span text:style-name="T14">δὲ </text:span><text:span text:style-name="T14">ταΐς </text:span><text:span text:style-name="T14">εξίσι</text:span><text:span text:style-name="T3"> τήν κατΰ </text:span><text:span text:style-name="T14">λίτΐτότητά Τί </text:span><text:span text:style-name="T47">V.&amp;l </text:span><text:span text:style-name="T14">ΐΐυλνίΐΰΐκΜΐ!.</text:span></text:p>
      <text:p text:style-name="P10"><text:span text:style-name="T22">animum advertendum censeo et attendendum accurate qua<text:line-break/>sit corpus gracilitate. Nam si corpore extreme gracili oc-<text:line-break/>currat motus arteriarum pluribus digitis, non hoc facultatis<text:line-break/>robur, caeterum corporis efficit colli quatio; fed quum rno-<text:line-break/>dice est grarile,' si tribus vel quatuoi’ digitis occurrat motus<text:line-break/>arteriae, non mediocre ut lu talibus bonum est; videtur enim<text:line-break/>in agendo aliquid retinere contentionis. Numerus autem<text:line-break/>digitorum, quibus motus -est occursurus, suus cuique ar-<text:line-break/>teriae est; neque enim aeque omnes extant et secnn-<text:line-break/>dum cutem positae sunt. Ad hanc rem magnopere refert<text:line-break/>naturam tenere ipsius aegroti; quibusdam enim sua sponte<text:line-break/>pulsus minor est, aliquibus brevior: unicuique enim modus<text:line-break/>quantitatis ad suam naturam referendus est. Haec si nos </text:span><text:span text:style-name="T3">ί<text:line-break/></text:span><text:span text:style-name="T22">naturae ipsius aegroti proprietas lateat, ex communioribus<text:line-break/>differentiis conjecturam facimus temperamenti corporis et<text:line-break/>habitudinis; ac in temperamento praesertim calidi et.frigidi<text:line-break/>differentiam respicimus; in habitudine gracilitas et corpu-</text:span></text:p>
      <text:p text:style-name="P8"><text:span text:style-name="T22">lentiae. Ac fit interdum ut ambae inaequalitates pul-<text:line-break/>suum , tum quae in uno pulsu tum quae in acervo consistit,<text:line-break/>concurrant. Saepe quoque illa, quae, ili uno pulsu consistit,<text:line-break/>non adest: quae autem in acervo, </text:span><text:span text:style-name="T22">repetitur </text:span><text:span text:style-name="T22">manifeste. At-<text:line-break/>que cur lateat inaequalitas unius </text:span><text:span text:style-name="T22">pulsus </text:span><text:span text:style-name="T22">causa duplex est,<text:line-break/>aut affectionis parvitas, aut ipsorum pulsuum brevitas. </text:span><text:span text:style-name="T22">Nam<text:line-break/></text:span><text:span text:style-name="T22">si affectio, quae decurtatos in acervo concitat, non perinde -<text:line-break/></text:span><text:span text:style-name="T22">gravis </text:span><text:span text:style-name="T22">sit, in una distentione est aequalis, in </text:span><text:span text:style-name="T22">pluribus </text:span><text:span text:style-name="T22">au-<text:line-break/></text:span><text:span text:style-name="T22">tem decurtatam </text:span><text:span text:style-name="T22">inaequalitatem acquirit; sin ingens </text:span><text:span text:style-name="T22">sit affe-<text:line-break/>ctio, </text:span><text:span text:style-name="T22">brevi autem pulsus quantitate, ut uni </text:span><text:span text:style-name="T22">duntaxat </text:span><text:span text:style-name="T22">digito<text:line-break/>occurrat, essi verissimus </text:span><text:span text:style-name="T22">sit certissimusqne decurtatus, </text:span><text:span text:style-name="T22">non<text:line-break/>perceperis ejus inaequalitatem; pluribus </text:span><text:span text:style-name="T22">enim digitis </text:span><text:span text:style-name="T22">oc-<text:line-break/>currat oportet quae in uno pulsu </text:span><text:span text:style-name="T22">inaequalitas decurtata<text:line-break/></text:span><text:span text:style-name="T22">erit. </text:span><text:span text:style-name="T22">Ex </text:span><text:span text:style-name="T22">his igitur liquet utrumque genus decurtatorum<text:line-break/></text:span><text:span text:style-name="T22">pulsuuui </text:span><text:span text:style-name="T22">significare, facultatis imbecillitate in</text:span><text:span text:style-name="T22">; verum </text:span><text:span text:style-name="T22">quod<text:line-break/></text:span><text:span text:style-name="T22">in una distentione est </text:span><text:span text:style-name="T22">aegroti etiam </text:span><text:span text:style-name="T22">gracilitatem corporis<text:line-break/>demonstrat, </text:span><text:span text:style-name="T22">quod autem lu acervo </text:span><text:span text:style-name="T22">est' posset nonnunquam</text:span></text:p>
      <text:p text:style-name="P56"><text:span text:style-name="T22">GAuxNus </text:span><text:span text:style-name="T3">τον. </text:span><text:span text:style-name="T22">IX.<text:tab/></text:span><text:span text:style-name="T22">X</text:span></text:p>
      <text:p text:style-name="P8"><text:span text:style-name="T22">vel sine gracilitate fieri. Magnitudinis noxae in utroque<text:line-break/>genere rationem docuimus inveniendae. Ac de decurtatis<text:line-break/>pulsibus' hactenus.</text:span></text:p>
      <text:h text:style-name="Heading_20_2" text:outline-level="2">Cap. XI.</text:h>
      <text:p text:style-name="P152"><text:span text:style-name="T22">Sunt qui memoriae prodiderunt repetisse<text:line-break/>aliquando se commemoratis genus pulsus contrarium. Nam<text:line-break/>in carpi arteria, qnae fere solet tangi, apparuisse sibi ajunt<text:line-break/>latiorem pulsum ad inferiorem terminum, decurtatum illum<text:line-break/>quidem etiam, verum partem ejus tenuiorem non deorsum<text:line-break/>versam veluti ad digitos esse, sed superiorem regionem et<text:line-break/>secundum cubitum tenere. Equidem arbitror illos horni-<text:line-break/>nes, quos cum ejuscemodi pulsibus se invenisse ajunt, non<text:line-break/>ob temporaneam, causam, sed propter nativam conformatio-<text:line-break/>nem partium secundum carpum ipsos habuisse. Siquidem<text:line-break/>raro quidem talis conformatio, sed reperitur tamen, ut pars<text:line-break/>arteriae, quae ad carpum est collocatu sub ipsam cutem<text:line-break/>sit', superna pars ejus tota, quae superior est, tecta fit ma-<text:line-break/>jore mole carnis, inserior, quae ad ipsum carpum tendit.</text:span></text:p>
      <text:p text:style-name="P8"><text:span text:style-name="T22">affatim demergatur in profunditatem. Hisce hominibus<text:line-break/>non per morbum solum, verum etiam per sanitatem pulsus<text:line-break/>decurtatus videtur; superne quidem et ad cubitum, quod<text:line-break/>angustiam habeat: inferne atque ad carpum, quod latitudi-<text:line-break/>nern. At istos, qui de hisce pulfibus ut insalubribus scri-<text:line-break/>pserunt, rem palum diligenter attendisse apertum fit quum<text:line-break/>ex aliis quae prodiderunt, tum quod non adscripserunt<text:line-break/>quid denotent. Scilicet hoc in aperto est, nihil eximium<text:line-break/>quod ab iis pulfibus denotetur cornperisse, quippe qui ex<text:line-break/>nativa conformatione, non ex insalubri affectione, profi-<text:line-break/>ciscantur. Quamobrem saepenumero dixi, nihil perinde<text:line-break/>facere ad dignoscendos pulsus ut pullus nativi quem quis-<text:line-break/>que habet notitiam. Etenim aliae </text:span><text:span text:style-name="T47">etiam</text:span><text:span text:style-name="T22"> arteriae sunt quae<text:line-break/>contra ac illae comparatae sunt, ut fola cute in superiore<text:line-break/>regione sint intectae, quum vero descenderint ad carpum,<text:line-break/>demergantur. Itaque horum etiam videtur decuriatus pul-<text:line-break/>sus. Aliorum item natura circumnotans pulsus est et nu-</text:span></text:p>
      <text:p text:style-name="P57"><text:span text:style-name="T38">V<text:tab/></text:span><text:span text:style-name="T38">X 9</text:span></text:p>
      <text:p text:style-name="P8"><text:span text:style-name="T22">tans utrinque praeter communem nataram; quem non<text:line-break/>morbus, aut ulla denique causa praeter naturam, sed creat<text:line-break/>conformatio nativa. Quae nisi cognoscamus, quando ex<text:line-break/>natura proficiscuntur, in maximos errores impingemus.<text:line-break/>Fit enim, uti docuimus, pulsus decurtatus in quibusdam ex<text:line-break/>causis praeter naturam, in nonnullis tamen invenitur etiam<text:line-break/>ex propria conformatione, quomodo etiam nutans et cir-<text:line-break/>cumuutans quem vocant, atque hic quidem, fi arteria ita<text:line-break/>sit conformata ut ejus pars duntaxat media nudae subjecta<text:line-break/>cuti sit, partes autem utrinque altius demergantur. Eit<text:line-break/>etiam ob imbecillitatem facultatis, quae attollere onus ne-<text:line-break/>queat; qui affectus quum fit‘ipsa validior, flexum in alto<text:line-break/>qnendam pulsus repraesentat, non circuli figuram; quem<text:line-break/>flexum non male Arclugenes appellavit angulositatem; nam<text:line-break/>altitudo arteriae non ut circuli jam figura, sed ut vertex<text:line-break/>trianguli inovet tactum. Et magis jam ei hoc accidit hor-<text:line-break/>rescenti et rigenti ex frigore, vel quomodolihet aliter indu-</text:span></text:p>
      <text:p text:style-name="P8"><text:span text:style-name="T14">έπΐίδη δέ,</text:span><text:span text:style-name="T3"> καθαπερ </text:span><text:span text:style-name="T47">htdsedwrcai. </text:span><text:span text:style-name="T14">ύιΰ τον δευτέραν των εν τοΐζ</text:span></text:p>
      <text:p text:style-name="P10"><text:span text:style-name="T22">ratae. Itaque' hunc subinde est cernere initio gravium ac-<text:line-break/>cessionum cum refrigeratione invadentium; non in his ta-<text:line-break/>men omnibus, vel solis, ut quidam putant. Nam si arteria-<text:line-break/>rurn durities flecti aegre queat facultasque imbecilla grave-<text:line-break/>tur utrinque, perdit circuli veluti circumferentiam, refert<text:line-break/>autem verticem trianguli, quod propter duritiem arteria<text:line-break/>nequeat paulatinr flecti et ad profunditatem utrinque incli-,<text:line-break/>nari, scd vibretur potius quam flectatur per duritiem.. Qui<text:line-break/>quidem illi affectus frequentes in accessionibus bene refrige-<text:line-break/>rantibus funi; accidunt tamen interdum fine invasione ac-<text:line-break/>cessionis, ut contra in accessiones quae non perfrigerant<text:line-break/>pulsus talis prorsus non canit. Sed quoniam de his latius<text:line-break/>posthac statuimus dicere, praestiterit non diutius huic loco<text:line-break/>immorari.</text:span></text:p>
      <text:h text:style-name="Heading_20_2" text:outline-level="2">Cap. XII.</text:h>
      <text:p text:style-name="P152"><text:span text:style-name="T22">Porro ex horum etiam genere est pulsus<text:line-break/>tremulus, qui non perinde est conspicuus. Quando vero,<text:line-break/>ut.in secundo libro De causis symptomatum declaravimus.</text:span></text:p>
      <text:p text:style-name="P8"><text:span text:style-name="T22">sum, </text:span><text:span text:style-name="T3">ἐνδείξεται τήν τε δύναμιν ἀσθενῆ </text:span><text:span text:style-name="T14">καί τον χιτ&amp;να τηζ<text:line-break/></text:span><text:span text:style-name="T22">imbecillitatem facultatis consequitur tremor</text:span><text:span text:style-name="T3">, </text:span><text:span text:style-name="T22">necessarium cst<text:line-break/>ideo tremulum pulsum etiam languidum simul et parvum<text:line-break/></text:span><text:span text:style-name="T38">esse, </text:span><text:span text:style-name="T22">atque hac de re fugiunt tremuli motus,' qui ut cognos-<text:line-break/>cantur, insignem distentionem requirunt. At tremulus pul-<text:line-break/>sus imperitis interdum videtur vibratus; unde adducuntur<text:line-break/>saepe euin vidisse. Verum hoc loco non requirunt haec<text:line-break/>prolixiorem orationem, quod secundo libro De causis sym-<text:line-break/>ptomatum quid inter tremorem et vibrationem interfit ex-<text:line-break/>plicavi, ex quibus clare qui pulsus vibratus sit lutelliges</text:span><text:span text:style-name="T22">;<text:line-break/></text:span><text:span text:style-name="T22">et hoc etiam, tremulum infrequentem essc et apparere id<text:line-break/>temporis tantum, quum nec facultas semel prostrata fit, at-<text:line-break/>que 'arteriae tunica mollis habitudoque corporis gracilis.<text:line-break/>Ita enim suturum est ut nec pulsus magnopere parvi fint,<text:line-break/>scd parum distantes a naturalibus, nec plane languidi, scd<text:line-break/>ul innoxie applicationem ferant digitorum, quorum ad hos<text:line-break/>pulsus dignoscendos necessario opus esu Quod fiquando<text:line-break/>pulsus tremulus incidat, facultatem imbecillam atque tu-</text:span></text:p>
      <text:p text:style-name="P8"><text:span text:style-name="T22">nicam arteriae renunciat mollem, et vero etiam corporis<text:line-break/>gracilem habitum. Sed de inaequalitate caufisque eam<text:line-break/>efficientibus haec sufficiunt; etenim si quid praetermissum<text:line-break/>sit, facile assequetur- qui haec quae nunc doeurmus dili-<text:line-break/>genter didicerit et illa quae in secundo libro De pulsuum<text:line-break/>causis exposuimus.</text:span></text:p>
      <text:h text:style-name="Heading_20_2" text:outline-level="2">Cap. XIll.</text:h>
      <text:p text:style-name="P152"><text:span text:style-name="T22">Restat ut de-ordine et ejus perturba-<text:line-break/>tion e . dicamus. Sane videtur quisque ordo perturbationi<text:line-break/>ejusdem generis praestare. Ejusdem generis addidi, quod<text:line-break/>fieri possit ut perturbatio ordinis ex altero genere praestet<text:line-break/>ordini alterius generis. Exempli gratia</text:span><text:span text:style-name="T22">, </text:span><text:span text:style-name="T22">qui magnitudine<text:line-break/>inordinatus est vel celeritate minus incommodus est inter-<text:line-break/>mittente in ordine aliquo. Item productus rarus, licet or-<text:line-break/>dinem aliquem servet, delerim est inaequali in vehementia<text:line-break/>et magnitudine et celeritate. At ejusdem generis ordo po-<text:line-break/>tior esse perturbatione ridetur, propterea quod naturae no-<text:line-break/>-strae ordo </text:span><text:span text:style-name="T22">fi </text:span><text:span text:style-name="T22">quid aliud familiaris sit. Non tamen ita ab-<text:line-break/>solute hoc pronuntiandum est, sed hac adhibita distinctione.</text:span></text:p>
      <text:p text:style-name="P8"><text:span text:style-name="T22">ordo fixam quodammodo causam </text:span><text:span text:style-name="T22">et </text:span><text:span text:style-name="T22">perpetuam esse</text:span><text:span text:style-name="T22">, </text:span><text:span text:style-name="T22">videtur<text:line-break/>indicare, perturbatio ordinis variantem nec lu una manen-<text:line-break/>tem vel magnitudine vel specie vel regione. Talis autem<text:line-break/>causa non perniciosior, sed incertior censenda est; potest<text:line-break/>enim haec commigrando nunc in regionem ignobiliorem,<text:line-break/>nunc in nobiliorem Ie conferre, itaque vel mortem repen-<text:line-break/>tinam, vel salutem afferre, ordo vero non fnexpectatum<text:line-break/></text:span><text:span text:style-name="T22">habet, </text:span><text:span text:style-name="T22">fed certum eventum. Ordo enim lu lucomrnoda<text:line-break/>inaequalitate, ut exempli gratia in intermittente , </text:span><text:span text:style-name="T47">certo</text:span><text:span text:style-name="T22"> cum </text:span><text:span text:style-name="T47">.1<text:line-break/></text:span><text:span text:style-name="T22">exitio </text:span><text:span text:style-name="T22">conjunctus est; qui vero est in moderata, ut in<text:line-break/></text:span><text:span text:style-name="T22">aequalitate </text:span><text:span text:style-name="T22">magnitudinis et parvitatis, constanter est.lenis.<text:line-break/></text:span><text:span text:style-name="T22">Perturbatio </text:span><text:span text:style-name="T22">ordinis, si in nobiliorem partem causa migret,<text:line-break/></text:span><text:span text:style-name="T22">quae </text:span><text:span text:style-name="T22">concitat inaequalitatem, lenem potest periculosam red-<text:line-break/></text:span><text:span text:style-name="T22">dere et </text:span><text:span text:style-name="T22">periculosam contra lenem, si hic quoque transeat<text:line-break/>causa lu ignobiliores ex nobilioribus. Nihil igitur certi,<text:line-break/></text:span><text:span text:style-name="T22">nihil </text:span><text:span text:style-name="T22">firmi perturbatio ordinis habet, neque tale quale ordo<text:line-break/></text:span><text:span text:style-name="T22">vel bonum </text:span><text:span text:style-name="T22">vel malum. Veiumtamen si cum vehementia<text:line-break/></text:span><text:span text:style-name="T22">pulsus </text:span><text:span text:style-name="T22">fiat aliqua ordinis perturbatio, sive aequalis, sive</text:span></text:p>
      <text:p text:style-name="Standard">inae<text:span text:style-name="T19">qualis</text:span> vehementia, quum <text:span text:style-name="T95">s</text:span>igna conjuncta <text:span text:style-name="T19">si</text:span>nt co<text:span text:style-name="T19">n</text:span>coc<text:span text:style-name="T19">ti</text:span>o<text:span text:style-name="T19">n</text:span>is,<text:line-break/>expectanda aliqua judicatio e<text:span text:style-name="T19">s</text:span>t, m<text:span text:style-name="T19">u</text:span>ltoque <text:span text:style-name="T19">m</text:span>agis, <text:span text:style-name="T19">si<text:line-break/>huc</text:span> alia <text:span text:style-name="T19">si</text:span>gna judicationis acce<text:span text:style-name="T19">ss</text:span>erint. Itaque hac etiam<text:line-break/>re pertarbationes ordinis a<text:span text:style-name="T19">n</text:span>tecellunt ordinibus, quatenus,<text:line-break/>quum caetera omnia paria <text:span text:style-name="T19">si</text:span>nt, ad j<text:span text:style-name="T95">u</text:span>dica<text:span text:style-name="T19">t</text:span>ionem proclivior<text:line-break/><text:span text:style-name="T19">n</text:span>at<text:span text:style-name="T19">u</text:span>ra <text:span text:style-name="T19">f</text:span>it in ordinis perturbationibus.</text:p>
      <text:h text:style-name="P1" text:outline-level="1"><text:bookmark-start text:name="bookmark13"/><text:span text:style-name="T38">GALENI DE PRAESAGITIONE EX</text:span><text:bookmark-end text:name="bookmark13"/><text:span text:style-name="T38"><text:line-break/>PULSIBUS LIBER II</text:span><text:span text:style-name="T81">I</text:span><text:span text:style-name="T38">.</text:span></text:h>
      <text:h text:style-name="Heading_20_2" text:outline-level="2">Cap. I.</text:h>
      <text:p text:style-name="P152"><text:span text:style-name="T22">Hactenus quae vis insit unicuique pulsui<text:line-break/>ante declaravimus</text:span><text:span text:style-name="T22">; </text:span><text:span text:style-name="T22">nunc de his agemus qui affectionibus<text:line-break/></text:span><text:span text:style-name="T22">funt </text:span><text:span text:style-name="T22">peculiares. Affectionem hic voco quicquid praeter<text:line-break/>natuiam est; ac peculiares cuique pulsus tum qui perpetuo<text:line-break/>illum comitentur tum qui frequenter. Quoniam autem<text:line-break/>quaecunque sunt praeter naturam, ut alias demonstravimus,<text:line-break/>aut sunt quidam affectus, a quibus primo functio laeditur,<text:line-break/></text:span><text:span text:style-name="T22">aut </text:span><text:span text:style-name="T22">causae horum, aut symptomata, dicam primo de assecti-<text:line-break/>bus. Et quando hos etiam partim ostendimus similaribus</text:span></text:p>
      <text:p text:style-name="P58"><text:span text:style-name="T14">'<text:tab/>' </text:span><text:span text:style-name="T14">'<text:tab/></text:span><text:span text:style-name="T47">'<text:tab/>i *<text:tab/>*<text:tab/> </text:span><text:span text:style-name="T47">i </text:span><text:span text:style-name="T47">f<text:tab/><text:tab/></text:span></text:p>
      <text:p text:style-name="P10"><text:span text:style-name="T22">corporibus </text:span><text:span text:style-name="T22">proprios esse, partim instrumentalibus , exordiar<text:line-break/></text:span><text:span text:style-name="T22">a </text:span><text:span text:style-name="T22">similarium </text:span><text:span text:style-name="T22">affectibus. </text:span><text:span text:style-name="T22">Hi sunt octo numero, ex intem-<text:line-break/>perie omnes prosecti; sed inter eos hoc interest, quod qui-<text:line-break/>dam simplices sunt, compositi alii. Simplices intemperies<text:line-break/>sunt calor,, frigiditas, siccitas, humiditas; compositae iri-<text:line-break/>giditas una cum siccitate, calor conjunctus cum siccitate,<text:line-break/>frigiditas cum humilitate, calor cum humilitate. Ostensum<text:line-break/>igitur est de hac intemperie in comurentariis De tempera-<text:line-break/>mentis, explicavirnusque quemadmodum interdum sanum esse,<text:line-break/>calidum et humidum dicamus, ac quemadmodum morbum, qui<text:line-break/>functionem aliquam immodica humiditate et calore offendat.<text:line-break/></text:span><text:span text:style-name="T22">Hujus </text:span><text:span text:style-name="T22">praeterea admonendum est pulsum per, intemperiem,<text:line-break/></text:span><text:span text:style-name="T22">nisi </text:span><text:span text:style-name="T22">affectae arteriae sint, vel dor, nunquam alterari, et posse<text:line-break/></text:span><text:span text:style-name="T22">etiam </text:span><text:span text:style-name="T22">arterias nihil laeso corde affectas esse; at affecto<text:line-break/>corde ut innoxiae permaneant arteriae haud fieri posse,<text:line-break/></text:span><text:span text:style-name="T22">scd </text:span><text:span text:style-name="T22">lu partem eas necesse esse venire intemperiei vel majo-<text:line-break/></text:span><text:span text:style-name="T22">rem </text:span><text:span text:style-name="T22">vel minorem. Igitur frigida et calida intemperies cor-</text:span></text:p>
      <text:p text:style-name="P8"><text:span text:style-name="T47">ptvqi dta&amp;sutcoQ</text:span><text:span text:style-name="T22"> </text:span><text:span text:style-name="T3">εισι, τινες δ ως το πο/.ν σνμπἰπτονσι. εισίν<text:line-break/></text:span><text:span text:style-name="T22">dis prompte permeat in omnes arterias, lrumida atque sicca<text:line-break/>aegrius.</text:span></text:p>
      <text:h text:style-name="Heading_20_2" text:outline-level="2">Cap. II.</text:h>
      <text:p text:style-name="P152"><text:span text:style-name="T22">Exordiar igitur a calida intemperie, iu<text:line-break/>qua hoc primum distinguam, posse quo hoc tempore fiat,<text:line-break/>vel naturaliter arterias comparatas esse, vel aliquid per-<text:line-break/>pellas, idque aut omnes, aut quasdam. Quae in naturali<text:line-break/>sunt statu, ex aequo cordis intemperiem recipient; quae<text:line-break/>vero praeter naturam assectae sunt, herum mixtus erit<text:line-break/>affectus, tum ut quae retineant proprii status affectum, tum<text:line-break/>quae praeterea alium a corde accipiant. Faciamus primum<text:line-break/>arterias ab initio liberas esse omni injuria, quum cor in-<text:line-break/>caluerit; deinde videamus jam quos hic affectus pulsus<text:line-break/>habeat necessario et quos, plerumque. Atque hoc rursus iu '<text:line-break/>memoriam revocemur, in proximo nos libro explicavisse et<text:line-break/>in opere etiam de pulsuum causis, praepollenti calori pulsus<text:line-break/>peculiares, eosque recenseamus, ut ex iis aestimemus qui<text:line-break/>huic affectui fint perpetui et qui fere accidant. Peculiares</text:span></text:p>
      <text:p text:style-name="P7"><text:span text:style-name="T22">copioso calori sunt magnus, celer, creber. At magnus non<text:line-break/>tantum calorem excellentem, sed instrumenta requirit mol-<text:line-break/>lia atque facultatem validam, itaque non erit calidae intem-<text:line-break/>periei perpetuus. Et celer item postulat firmam facultatem<text:line-break/>ac instrumenta, quae prompte distendantur; ita ne hic qui-<text:line-break/>dem perpetuus est. Nam creber quidem, si large usui a<text:line-break/>' magnitudine et celeritate satisfactum fit, nulla fiat ratione,<text:line-break/>siquidem hoc etiam ostendimus, si nou impleatur usus, fiat.<text:line-break/>Proinde perpetuus ne hic quidem est, quare nec ex pecu—<text:line-break/>liaribus sit perpetuus ullus. At ex illis qui peculiares<text:line-break/>sunt, non perpetui tamen, nunc'major vincet, nunc ccle-<text:line-break/>rior, nunc crebrior. Nam fi calor solus increverit et iu<text:line-break/>naturali statu maneat facultas instrumentaque, quum muta-<text:line-break/>tio est parva, magnitudo tantum pulsuum augetur, quum<text:line-break/>major, etiam celeritas, quum.insignis, jam etiam crebritas.<text:line-break/>Hic animadvertendus est etiam atque etiam in unoquoque<text:line-break/>genere pulsuum excessus desectusque. Nam si ad maguitu-</text:span></text:p>
      <text:p text:style-name="P8"><text:span text:style-name="T3">κλονώδης. </text:span><text:span text:style-name="T3">ει </text:span><text:span text:style-name="T3">'δὲ </text:span><text:span text:style-name="T3">καὶ χωρὶς κλόνου </text:span><text:span text:style-name="T3">σκληρος εἴη πνκνὸς </text:span><text:span text:style-name="T14">ων<text:line-break/></text:span><text:span text:style-name="T22">dinem dcclinent plus </text:span><text:span text:style-name="T22">quam </text:span><text:span text:style-name="T22">ad celeritatem ct crebritatem,<text:line-break/>non ita copiosum puta esse calorem cordis. Si vero ad tres<text:line-break/>illas juxta, continuo tum majorem in modunr immutahun-<text:line-break/>tur, tum largum prodent calorcm. Quod fi magnitudinem<text:line-break/>superaverit celeritas, multo jam magis; si item crebritas,<text:line-break/>adhuc •'magis. ' Si vero maximus pulsus, idernque celerri-<text:line-break/>mus sit et creberrimus, summum incrementum significabit<text:line-break/>caloris. Sin celerrimus atque creberrimus fit, non autem<text:line-break/>maximus, hoc nifi facultas fit imbecillior, vel arteria du-<text:line-break/>rior, nulla alia ratione accidat; at est lu pulsibus indiscretis<text:line-break/>utrunque explicatu facile, nihilominus cordis hic ctiam ca-<text:line-break/>loreni monstrat. Jam quoque ubi ingens fit crebritas, nec<text:line-break/>simul ccleritatis et magnitudinis par incrementum, calorenr<text:line-break/>quidcin etiam taic oportet esse copiosum, scd vcl facultatis<text:line-break/>imbecillitatem, vel instrumentorum duritiem. Imbecillitati<text:line-break/>autem adjunctus erit languidus; duritiei durus pariter ct<text:line-break/>vibratus. Si durus citra vibrationem fit atque summe cre-</text:span></text:p>
      <text:p text:style-name="P8"><text:span text:style-name="T14">μένης βτι της</text:span><text:span text:style-name="T3"> καρδίας πρὸς τὴν θερμαἰνουσαν </text:span><text:span text:style-name="T14">ονσίαν</text:span><text:span text:style-name="T3"> καὶ</text:span></text:p>
      <text:p text:style-name="P10"><text:span text:style-name="T22">ber, imbecillem facultatem conjunctam multo calori nun-<text:line-break/>tiabit. Omnino vero hic languidus etiam erit et in synco •<text:line-break/>pes periculum adducet. At commemorandum hic etiam est<text:line-break/>qui fieri possit ut calor cor teneat permultus et valeat fa-<text:line-break/>cultas. Nam fi robur temperiem, imbecillitas intempe-<text:line-break/>riem consequitur, intemperies in cor una cum immodico<text:line-break/>calore invadet; proinde debilitari facultatem oportebit Qui<text:line-break/>tandem igitur quum pulsus pariter et maximus et celerri-<text:line-break/>mus et creber vehemensque fit, non modo calorem in<text:line-break/>corde amplum, verum etiam facultatis firmitatem esse dixi-<text:line-break/>mus? nempe quod quum aliis loris tum in febribus di-*<text:line-break/>gnoscendis aliud esse demonstravimus incalescere et inca-<text:line-break/>luisse. Nam ubi corpus cordis a substantia calefiat, quam<text:line-break/>continent ejus ventriculi, potest firma facultas esse; quod<text:line-break/>etiam est in causa cur plurimum, celerrime et creberrime<text:line-break/>illi inspirent, ac maxime, celerrime creberrirneqne pullent,<text:line-break/>repugnante adhuc calefacienti substantiae corde et foris alte-</text:span></text:p>
      <text:p text:style-name="P8"><text:span text:style-name="T22">ram, quae refrigeret parem calori alliciente. Quod si<text:line-break/>quando succubuerit atque in eundem delapsum fit in quo<text:line-break/>est substantia quam ventriculi continent calorem, jam tum<text:line-break/>incaluit, nec posthac incalescit tantum, cujus sequitur intem-<text:line-break/>periem imbecillitas facultatis. Ac fi largius incaluerit et<text:line-break/>per ipsum totum </text:span><text:span text:style-name="T22">calor </text:span><text:span text:style-name="T22">febrilis permanaverit, febrem excitat, '<text:line-break/>quam lrecticam vocant. Interdmn contra fit ac nunc expo-<text:line-break/>fuimus-, quum substantia justo frigidior sit quam continent<text:line-break/>sinus, corpus autem ejus largius incaluerit; id quod luis<text:line-break/>usu venit, qui crudos frigidosque humores et pituitosos<text:line-break/>acervarunt, aut vehementistima ira concitati sunt, aut ni-<text:line-break/>mium vigilaverunt cum grani solicitudine, aut ob aerem<text:line-break/>pestilentem spiritu attractum offenso cordis corpore, deni-<text:line-break/>que ob venenosae cnjuspiam proprietatem qualitatis, quae<text:line-break/>aliquo modo ad cor penetraverit. Haec ego commemoravi,<text:line-break/>ut nequis in admirationem adducatur qui possit dominante<text:line-break/>calore rigere cordis robm'. Itaque unde digressi sumus.</text:span></text:p>
      <text:p text:style-name="P7"><text:span text:style-name="T47">s~</text:span></text:p>
      <text:p text:style-name="P59"><text:span text:style-name="T22">.<text:tab/></text:span><text:span text:style-name="T22">V<text:tab/></text:span><text:span text:style-name="T3">,</text:span></text:p>
      <text:p text:style-name="P10"><text:span text:style-name="T22">revertamur. Cordis calor </text:span><text:span text:style-name="T22">pulsus, </text:span><text:span text:style-name="T22">ut diximus, variat. Ve-<text:line-break/>rum quia specie duplex: est, alter quidem a putredine hu-<text:line-break/>morum genitus, cujus qualitas acris et fumosa est; alter<text:line-break/>cum humiditate suavi existit, quantitate sola a naturali<text:line-break/>statu remotus; ille prior conflens et aegre .solubilis est, hic<text:line-break/>non diuturnus, ac balneas., exercitationes, cibum calidum,<text:line-break/>vini potum animique affectus, verecundiam etiam atque<text:line-break/>iram comitatur.. An vero lu hoc genere sint ullae febres,<text:line-break/>ut illae quas lassitudo vel fervor vel frigus vel bubo vel ira<text:line-break/>committit, in controversia esu De quibus etsi lu com-<text:line-break/>mentariis de febribus longum sermonem habuimus, tamen<text:line-break/>hic tantum dicam; calor qui alterius generis est a nativo,<text:line-break/>brevem habet externam quietem, celeriorem autem quam<text:line-break/>pro distentionis proportione contractionem; qui autem<text:line-break/>quantitate sola variat, majorem simul et celeriorem disten-<text:line-break/>tionem quam contractionem, siquidem ejuscemodi calor<text:line-break/>quaerit solum refrigerium, quod ex distentione docuimus</text:span></text:p>
      <text:p text:style-name="P60"><text:span text:style-name="T22">calenus tom. ix.<text:tab/>Y</text:span></text:p>
      <text:p text:style-name="P8"><text:span text:style-name="T47">ttS</text:span><text:span text:style-name="T22"> </text:span><text:span text:style-name="T3">ἐστιν </text:span><text:span text:style-name="T22">o </text:span><text:span text:style-name="T3">διαστὲλλων τε </text:span><text:span text:style-name="T3">καὶ </text:span><text:span text:style-name="T3">σνστὲλλων ἅμα τὴ </text:span><text:span text:style-name="T47">r.aobia</text:span><text:span text:style-name="T22"> </text:span><text:span text:style-name="T3">τ.ας<text:line-break/>ἀρτηρίας, ἀναγκαΐον ἐστι </text:span><text:span text:style-name="T3">το </text:span><text:span text:style-name="T3">μεν τι ταύτὸν ύπαρχειν </text:span><text:span text:style-name="T3">τἡ </text:span><text:span text:style-name="T3">τε τῆς</text:span></text:p>
      <text:p text:style-name="P10"><text:span text:style-name="T22">suppeditari; at sumofus, quum hoc majus requirit, tum<text:line-break/>vero multo maxime excrementorum expulsionem, 'quod<text:line-break/>munus erat contractionis.; itaque distentionem quoque hic<text:line-break/>longe citatiorem reddet et contractionem minime commu-<text:line-break/>tabit; distentionem autem hactenus, quatenus septa transiliit<text:line-break/>moderati temperamenti. - Caeterum inferius haec amplius<text:line-break/>declarabimus, ubi de febribus tractatio fiet..-</text:span></text:p>
      <text:h text:style-name="Heading_20_2" text:outline-level="2">Cap. ll<text:span text:style-name="T98">I</text:span>.</text:h>
      <text:p text:style-name="P152"><text:span text:style-name="T22">Nunc de arteriis disputemus, quum con-<text:line-break/>tra ac cor affecta fint, quum illud, inquam, calidius justo fit,<text:line-break/>arteriae autem frigidiores, quod aut humores contineant<text:line-break/>siigidos, nondum tamen putrescentes; aut si qua polleat<text:line-break/>alia frigiditas., his tum necesse est ex suo proprio affectu<text:line-break/>refrigeratis esse </text:span><text:span text:style-name="T47">ac</text:span><text:span text:style-name="T22"> calefieri a .cordec Quia vero et facul-<text:line-break/>tatem, quae ipsus moveat, ab illo influentem habent, una-<text:line-break/>que est. contentio, quae una cum corde distendat arterias<text:line-break/>atque contrahat., quiddam necesse est motui cordis conve-</text:span></text:p>
      <text:p text:style-name="P8"><text:span text:style-name="T14">ίναογόίς</text:span><text:span text:style-name="T3"> δὲ διαγνωση το λεγβμενον, εἰ κατὰ τον αύτὸν Χρόνον</text:span></text:p>
      <text:p text:style-name="P10"><text:span text:style-name="T22">niat cum motu singularum arteriarum, et aliquid inter eos<text:line-break/>intersiti Nam motuum prima prluripia in idem incident<text:line-break/>tempus, siquidem ab illo facultatem citra omnem offensio-<text:line-break/>nem recipiant;: at magnitudinem et celeritatem et vehe-<text:line-break/>mentiam non ex aequo utraque obtinebunt, fed cor tunc<text:line-break/>singulis arteriis majorem, celeriorem, vehernentioremque<text:line-break/>pulsum habebit. Etenim illae motus principium a corde<text:line-break/>habent, rationem vero sui singulae motus, prout cordi con-<text:line-break/>sentiant.o Consentiunt autem quae Gmili sunt temperamento,<text:line-break/>quocunque modo cor agat; quae contrario, quatenus ex illo<text:line-break/>immutatae fuerint. Quocirca contingit aliquando ut arte-<text:line-break/>ria, quae frigida est, sed-a corde calefit, nec parvum- pul-<text:line-break/>sum, qui frigidae est, edat, nec magnum, qui' calidae, sed<text:line-break/>inter, utrumque medium, qui moderatus est et naturalis.<text:line-break/>Et celeritate etiam moderata pulsus erit horum affectuum,<text:line-break/>itemque vehementia moderata. Quod dico clare inselliges,<text:line-break/>V </text:span><text:span text:style-name="T3">Λ</text:span></text:p>
      <text:p text:style-name="P8"><text:span text:style-name="T14">ν,ς,ασίων</text:span><text:span text:style-name="T3"> ’ύπεναντίώσις. ἐνίοτε μὲν γάρ αύτὸ το σῶμα τοϋ<text:line-break/></text:span><text:span text:style-name="T22">si altera manu eodem tempore cor, altera aliquam arteriam<text:line-break/>tangas; principia enim motuum animadvertes una fieri; sed<text:line-break/>dissidebunt magnitudine;:</text:span><text:span text:style-name="T22">. </text:span><text:span text:style-name="T22">celeritate. et vehementia. </text:span><text:span text:style-name="T22">. Non-<text:line-break/></text:span><text:span text:style-name="T22">nunquam accidet ut arteriae eodem tempore non. accipiant<text:line-break/>ex corde influentem facultatem; verum quae cordi propiores<text:line-break/>sunt, primae; posteriores, quae remotiores; quod potissi-<text:line-break/>mum accidit, ubi incidant lu idem tempus arteriae frigidio-<text:line-break/>res et cor imbecillius. Quod si etiam ipsarum arteriarum<text:line-break/>frigidiores sint partes</text:span><text:span text:style-name="T22">, </text:span><text:span text:style-name="T22">quae longius a principio distant</text:span><text:span text:style-name="T22">;<text:line-break/></text:span><text:span text:style-name="T22">quod in accessionibus quibusdam et in febribus accidit lipy-<text:line-break/>riis, non folum incipient maturius, verum etiam ipsum<text:line-break/>motum reddent celeriorem et majorem partes cordi pro-<text:line-break/>pinquiores. </text:span><text:span text:style-name="T22">? </text:span><text:span text:style-name="T22">Ad haec contentio per ejusmodi status in<text:line-break/>omnibus imbecilla videtur, </text:span><text:span text:style-name="T22">fed </text:span><text:span text:style-name="T22">in remotioribus magis, ita<text:line-break/>ut in iis pulsus languidior sit quam pro natura </text:span><text:span text:style-name="T22">superioriun.<text:line-break/></text:span><text:span text:style-name="T22">Nonnunquam percipitur in corde hujuscemodi </text:span><text:span text:style-name="T22">pugnantia<text:line-break/></text:span><text:span text:style-name="T22">temperamentorum; nam modo frigidius visceris </text:span><text:span text:style-name="T22">corpus </text:span><text:span text:style-name="T22">ae-</text:span></text:p>
      <text:p text:style-name="P8"><text:span text:style-name="T3">ἐν </text:span><text:span text:style-name="T3">ἔξει </text:span><text:span text:style-name="T14">τοντοΐζ</text:span><text:span text:style-name="T3"> ακριβῶς </text:span><text:span text:style-name="T3">ήν </text:span><text:span text:style-name="T14">ο </text:span><text:span text:style-name="T14">πνρετοζ, αντύ</text:span><text:span text:style-name="T3"> τῆς καρδίας</text:span></text:p>
      <text:p text:style-name="P10"><text:span text:style-name="T22">quo. est, et in ventriculis contenta substantia calidior</text:span><text:span text:style-name="T3">, </text:span><text:span text:style-name="T22">modo<text:line-break/>e diverso substantia frigidior, cor autem calidius;'' ubi<text:line-break/>etiam pulsus fiunt moderatis similes, nam medius quodam-<text:line-break/>modo status hic efficitur ex duobus contrariis conflatus.<text:line-break/>Qui sane affectus vel optimos medicos fallunt; quod nunc<text:line-break/>quoque in maxima pestilentia accidit. Quidam inde ab ini-<text:line-break/>tio ad finem usque, alii per totum morbum, probum pulsum<text:line-break/>habebant,- qui perparum deflexisset a natura; qui quidem<text:line-break/>praeter caeteros perierunt i animadvertimusque eos primis<text:line-break/>statim diebus et pestilentia laborare et pessime affectos esse<text:line-break/>ex acrimonia caloris, atque ipsa caloris specie, denique<text:line-break/>quod pulsus parum -praeter naturam immutati, .iis in eo sta-<text:line-break/>tu perpetuo maneant; nam in speciem praecipue hecticarum,<text:line-break/>quas vocant, febrium incidunt hujuscemodi pulsus. Si qui<text:line-break/>essent inter aegrotos, qui sc negarent febricitare, his fe-<text:line-break/>bris, occupato ipfo cordis corpore, plane erat jn habitu.</text:span></text:p>
      <text:p text:style-name="P61"><text:span text:style-name="T14">' *<text:tab/></text:span><text:span text:style-name="T47">'i' </text:span><text:span text:style-name="T78">1</text:span></text:p>
      <text:p text:style-name="P10"><text:span text:style-name="T22">Etenim febrium hecticarum duo haec sunt propria signa, si<text:line-break/>perpetuo sibi illae similes sint,- nec invasionem ullam acces-<text:line-break/>sionis/ .nec incrementum, nec</text:span><text:span text:style-name="T69">:</text:span><text:span text:style-name="T22"> vigorem, nec remissionem<text:line-break/>habeant, sique febricitare se non percipiat aegrotus. Hos<text:line-break/>pulsus nihil est necesse majores justo, atque interdum ne<text:line-break/>crebriores quidein esse, at omnino celeres tamen. Itaque<text:line-break/>rure sane cenfuermit plurimi medici atque praestantissimi<text:line-break/>celeritatem febricitantium pulfibus perpetuam esse, fed de<text:line-break/>his adhuc dicetur. Quod vero in fermone praetermisimus,<text:line-break/>ubi aer, quem spirando attrahimus, infectus putredine fit,<text:line-break/>ac putredo, corpus cordis attigerit, illi pulsus fiunt. Nec<text:line-break/>jam quicquam habet admirationis, fi eos pulsus, quos me-<text:line-break/>moravimns, tali affecti pesse habeant, nec- si pestilentem<text:line-break/>respirationem; nec si omnino morituri sint; quam enim ex-<text:line-break/>cogites medicinam ad,putredinem, quae in corde sit? Nam<text:line-break/>quibus calor hic putredinosus ad humores, quos continent<text:line-break/>cordis sinus, magis deflexit quam ad corpus ipsum risce-</text:span></text:p>
      <text:p text:style-name="P8"><text:span text:style-name="T3">ριστον ποιότητος- τῶν σφυγμῶν, ῆν άμυδρότητα καλονμεν,<text:line-break/>η εις </text:span><text:span text:style-name="T14">μικροτητα τί καί</text:span><text:span text:style-name="T3"> βραδύτητα μᾶλλον ῆττερ εἰς </text:span><text:span text:style-name="T14">αραιό-</text:span></text:p>
      <text:p text:style-name="P10"><text:span text:style-name="T22">ris, multi horum fuerunt superstites. Deprehenduntur af-,<text:line-break/>fecti hac peste, si febrem primum percipiant, deinde si uou<text:line-break/>aequaliter perpetuo febricitent, ad, .haec fi pulsum non ha-<text:line-break/>beairt praevalidum, fiquidem qui intemperiei comites sunt<text:line-break/>corporis ipsius cordis, imbecilli sunt omnes. Habes pulsus,<text:line-break/>quos cor intemperatum calore creati</text:span></text:p>
      <text:h text:style-name="Heading_20_2" text:outline-level="2">Cap. IV.</text:h>
      <text:p text:style-name="P152"><text:span text:style-name="T22">Intemperies frigidae plane efficiunt' con-<text:line-break/>trarios, parvos, tardos et raros; hos vel in tres propor-<text:line-break/>tione differentias comuintant, vel aliquas earum, aut ali-<text:line-break/>quam, plus, vel minus; alias aut aliam minus, vel plus.<text:line-break/>At hic eodem modo , ut prius declaravimus, attendenda est<text:line-break/>quae deficiat, vel exuperet. Primum crebritatem immuta-<text:line-break/>bit, deinde celeritatem, poflea magnitudinem . siquidem-il-.<text:line-break/>laeta sit.facultas, nam. si quid, ad haec quoque offensa sit,<text:line-break/>perspicies illud ex propria pulsuum et perpetua qualitate,<text:line-break/>quam remissionem appellamus, quae ad parvitatem et tar-</text:span></text:p>
      <text:p text:style-name="P16"><text:span text:style-name="T14">καί</text:span><text:span text:style-name="T3"> γλι'σχρων </text:span><text:span text:style-name="T14">καί</text:span><text:span text:style-name="T3"> </text:span><text:span text:style-name="T3">παχέων. </text:span><text:span text:style-name="T14">σπανίως</text:span><text:span text:style-name="T3"> μὲν </text:span><text:span text:style-name="T3">ούν </text:span><text:span text:style-name="T3">ἐστιν ἡ τοιαύτη<text:line-break/></text:span><text:span text:style-name="T14">. •., • • </text:span><text:span text:style-name="T65">;</text:span><text:span text:style-name="T14"> , </text:span><text:span text:style-name="T47">t </text:span><text:span text:style-name="T14">•- .</text:span></text:p>
      <text:p text:style-name="P10"><text:span text:style-name="T22">ditatem potius quam ad raritatem pulsus immutat. Nam<text:line-break/>quum facultas plurimum laborat, etsi conjuncta sit frigiditas,<text:line-break/>pulsus extreme quidem parvi fiunt, sed non tardi extreme,<text:line-break/>imo nonnunqttam moderatis similes: crebritatem tamen noni<text:line-break/>abjiciunt pristinam, scd etiam adaugent. At ubi paululum<text:line-break/>facultas debilitata fit </text:span><text:span text:style-name="T22">et </text:span><text:span text:style-name="T22">frigiditas vigeat plurimum, longis-<text:line-break/>fime ad raritatem pulsus deflectunt, minimum ad parrita-<text:line-break/>tem, medio- modo ad tarditatem. Eodem etiam arteriae<text:line-break/>modo, si in nativo temperamento constent, movebuntur;<text:line-break/>nam si quum cor sit frigidius, hae calidiores aequo fint, cor-<text:line-break/>dis pulsum tantum alterabunt .quantum de natura descive-<text:line-break/>rint. Itaque interdum etiam similis erit moderato pulsus<text:line-break/>arteriarum, quod ad magnitudinem et celeritatem attinet,<text:line-break/>quum cordis pulsus minor et tardior fit. Jam hoc clarum<text:line-break/>est, vacare hosce affectus febre, refrigerato duntaxat ipso<text:line-break/>corde a fuccis frigidis, iisdemque lentis et crassis. Sanein-</text:span></text:p>
      <text:p text:style-name="P8"><text:span text:style-name="T3">μηκέστερον τον κατα φύσιν γἱγνεσθαι πρόδηλον </text:span><text:span text:style-name="T3">καὶ </text:span><text:span text:style-name="T3">ἁπτομέ-</text:span></text:p>
      <text:p text:style-name="P10"><text:span text:style-name="T22">frequens est hic affectus, tamen lucidit interdum; praescr-<text:line-break/>tim quum contineantur in pulmone ejuscemodi humores.<text:line-break/>Atque in ejuscemodi affectu contingit fere pulsibus simul esse<text:line-break/>inaequalibus per obstructiones, quas illi sucri secundum </text:span><text:span text:style-name="T22">&gt;.<text:line-break/></text:span><text:span text:style-name="T22">oscilla moliuntur vasorum ex corde enaturum. Verum ar-<text:line-break/>teriae, siquando fiat ut perinde atque cor frigidiores jusio<text:line-break/>sint, augebunt remissionem ejus motuum, in eodem retinen-<text:line-break/>tes genere, ut quum tardius cor, rnluusque et rarius, quam<text:line-break/>naturae lex postulat, pulset, illae etiam hoc pulsent tardius,<text:line-break/>minus rariusque, tum etiam languidius. Acridjt vero ali-<text:line-break/>quando jam frigidius jusio cor esse simul et sinuosorum ple-<text:line-break/>num excrementorum, quo tempore pariter .et minor et<text:line-break/>rarior fit distentio, contractio celerior. Videretur etiam<text:line-break/>diutius se arteria intro recipere, si lu perpetuum ejus motus<text:line-break/>percipi posset. Nunc sensum id sugit, at produci internae<text:line-break/>quietis tempus ultra quam per est patet vel tangentibus'.</text:span></text:p>
      <text:p text:style-name="P8"><text:span text:style-name="T22">Hoc tempus conflatum docuimus ex tribus esse temporibus,<text:line-break/>primo extremitatis contractionis, altero internae quietis,<text:line-break/>tertio principii,"distentionis. Ergo prolixe. hoc tempus per<text:line-break/>illum affectum producetur; tempus vero externae quietis<text:line-break/>aut brevius quam conveniat erit, aut moderato simile.<text:line-break/>Nam quum studeat semper pulsuum effectrix facultas excre-<text:line-break/>menta excernere, properetque ad illam actionem, cujus<text:line-break/>haec nomine isti data facultas est, fit ut quies, quae actio-<text:line-break/>nem praecedit, minus sit diuturna; quemadmodum etiam<text:line-break/>fit ut illa, quae alteram actionem praecedit, dilatationem<text:line-break/>inquam, sit longior , quia </text:span><text:span text:style-name="T47">cor </text:span><text:span text:style-name="T47">,</text:span><text:span text:style-name="T22"> </text:span><text:span text:style-name="T22">quod frigidius jam est, re-<text:line-break/>misse ad actionem progreditur, unius adhuc tantum gratia<text:line-break/>usus ventilandi,altero jam, qui. major erat, refrigerandi<text:line-break/>amisso.. Reliquus enim tertius cor in his solum affectibus<text:line-break/>excitat ad actionem, ubi moveatur magnopere animal,- aut<text:line-break/>vacuatio accidat larga, arteriarum quidem admodum refera-<text:line-break/>tis externis oscillis, ut in balneis, denique si quo modcjar-</text:span></text:p>
      <text:p text:style-name="P8"><text:span text:style-name="T3">λ«ι τας αρτηρἰας </text:span><text:span text:style-name="T3">ή </text:span><text:span text:style-name="T3">καρδία, κλόνος ἐμπἰπτων τῆ κινήσει.</text:span></text:p>
      <text:p text:style-name="P10"><text:span text:style-name="T22">giter sit sudatum</text:span><text:span text:style-name="T3">; </text:span><text:span text:style-name="T22">internis vero in purgationibus, praeterea<text:line-break/>in affectibus, ut choleris, intestinorum difficultatibus, ac<text:line-break/>quum vehementer vellieanter intestina. At vero ubi ipsum<text:line-break/>corpus cordis inciderit in intemperiem aliquam inaequalem,<text:line-break/>non poterunt pulsus quum ipsius cordis tum omnium ani-<text:line-break/>mantis arteriarum lu variam non degenerare inaequalitatem.<text:line-break/>Quin etiam collectiva quam vocant, illaque unius pulsus<text:line-break/>omnium erit generum; quod perpetua fiat in magnitudinem,<text:line-break/>parvitatem, celeritatem, tarditatem, remissionem, vehe-<text:line-break/>mentiam, crebritatem, raritatem mutatio. At in duritiem<text:line-break/>et mollitiem haud fiat continens unquam mutatio; id quod<text:line-break/>faepenumero declaravimus. Non vibratus autem interdum<text:line-break/>et vibratus perpetua scse vicissitudine in hisce affectibus ex-<text:line-break/>cipiunt, adjuncta ad cordis intemperiem duritie, vel ten-<text:line-break/>tione arteriarum. Ostendimus enim, si recte memini, in<text:line-break/>hujuscemodi affectibus, ubi magnopere cor contendat arte-<text:line-break/>rias distendere, vibrationem in motum incurrere; quo tem-</text:span></text:p>
      <text:p text:style-name="P8"><text:span text:style-name="T3">ώσθ’ ἑκάτερος μὲν αύτῶν ἀκολονθήσει πλείοσιν αιτίοις, </text:span><text:span text:style-name="T14">διο[~</text:span></text:p>
      <text:p text:style-name="P10"><text:span text:style-name="T22">pore facile dicrotus pulsus exoriatur. In qua distentione<text:line-break/>multi sane laboris est affectum plane explorare, quod non<text:line-break/>intemperiem tantum cordis illa inaequalitas, sed et lustra-<text:line-break/>mentorum laesionem et copiam humorum comitatur. Nam'<text:line-break/>hae inaequalitates, posteaquam obstructionem sequuntur cor-,<text:line-break/>dis oscillorum, comitantur porro retiam ejus intemperiem<text:line-break/>inaequalem, non est proclive deprehendere affectum. Ergo<text:line-break/>ptnsus,- qui bis feriat, corporis visceris proprium est sym-<text:line-break/>ptoma intemperiei, sicut probavimus in proximo libro, ac a<text:line-break/>dicroto distat mollitie. Verum si durities accesserit, jam<text:line-break/>etiam ex hoc diguotio labefactatur; etenim in dicrotum con-<text:line-break/>vertitur communem plurium affectuum. Vibratum vero<text:line-break/>dicrotum generari docuimus, ubi pulsus, qni absolute est vi-<text:line-break/>bratus, diminuta est longitudo. Dicrotus vero non vibratus<text:line-break/>aeque est ac vibratus durus: fed talis per suam tarditatem<text:line-break/>efficitur et corporum unus incumbentium. Quocirca per-<text:line-break/>multas ulerque hic causas consequetur, numero tamen inter</text:span></text:p>
      <text:p text:style-name="P62"><text:span text:style-name="T3">•<text:tab/>" </text:span><text:span text:style-name="T22">I’<text:tab/></text:span><text:span text:style-name="T3">•<text:tab/>'<text:tab/>•<text:tab/></text:span><text:span text:style-name="T22">»<text:tab/></text:span><text:span text:style-name="T3">-<text:tab/>- </text:span><text:span text:style-name="T22">s </text:span><text:span text:style-name="T47">I - - -<text:tab/>- |<text:tab/></text:span></text:p>
      <text:p text:style-name="P10"><text:span text:style-name="T38">se </text:span><text:span text:style-name="T22">facultatum, a quibus creantur, et occasionum disserunt;<text:line-break/>permultos enim vibratus dicrotus, paucos non vibratus co-<text:line-break/>mitabitur. At commemorandum quidem primum est, quot<text:line-break/>causis absolute vibratus succedat, quas ante omnes recensui-<text:line-break/>mus; mox causam ejus quasi continentem; fit enim ubi<text:line-break/>amplius cogitur distendi durum corpus arteriae, vel tensum ;<text:line-break/>ad haec tertium, quod quum facultatis imbecillitas huc ac-<text:line-break/>cessit, aut conformatio nativa, vibratum dicrotum pulsum<text:line-break/>demonstravimus oriri. Jam dicrotus non vibratus, fiebat oh<text:line-break/>duritiem arteriae, tarditatem pulsus, et pondus corporum<text:line-break/>incumbentium ex utraque parte senfibilis motus; etenim in<text:line-break/>hujuscemodi affectibus,.</text:span><text:span text:style-name="T47">ubi</text:span><text:span text:style-name="T22"> ab utraque parte medium, dum<text:line-break/>attollitur, retrahatur, rursusque copuletur cum illis, geue-<text:line-break/>ratur pulsus dicrotus. Hae sunt illorum quasi continentes<text:line-break/>quaedam causae. Antecedentes autem mulsae sunt cujusque,<text:line-break/>quae etiam expeditae et ad manum sunt habendae illi, qui'<text:line-break/>qnicquam sit, praeteritorum exploraturus. Pulsus qui bis</text:span></text:p>
      <text:p text:style-name="P63"><text:span text:style-name="T22"><text:tab/><text:tab/> ~ </text:span><text:span text:style-name="T3">Τ </text:span><text:span text:style-name="T22">t<text:tab/><text:tab/><text:tab/></text:span></text:p>
      <text:p text:style-name="P10"><text:span text:style-name="T22">ferit, ex inaequali proficiscitur ipsius corporis cordis intem-<text:line-break/>perie, Tactu vero ad dignoscendam contractionem plane<text:line-break/>est opus exercitato, cujus si rudis sis dignoscendae, nihil in-<text:line-break/>ter hunc pulsum tibi et illum intererit, qui in ascensu<text:line-break/>subsistit, et quiescit paulisper. Dignoscetur si quid habeat<text:line-break/>roboris: nam qui undequaque est remissus, hujus latet con- </text:span><text:span text:style-name="T22">i<text:line-break/></text:span><text:span text:style-name="T22">tractio. Sed fit plerumque ut omnibus pulfibus,. qui bis<text:line-break/>feriant, adsit contentio, neque enim ad eam altitudinem<text:line-break/>perveniant, si omnino deficiantur contentione, aut multo<text:line-break/>molliores fint quam conveniat necesse est, ut.languidi si—<text:line-break/>mul et non parvi appareant,, qui quidem etiam in lethar-<text:line-break/>gicis affectibus animadvertuntur , at tum quiescentem pau-<text:line-break/>lisper nequeas distinguere a bis feriente, proinde nec ipsos<text:line-break/>quidem affectus, ex hoc quidem discernere poteris. Aliud<text:line-break/>tamen est- indicium, quo poteris, atque hoc proprium est si-<text:line-break/>gnum vitiosae temperiei ipsius corporis cornis. Nec causa<text:line-break/>est quin brevitatis gratia ut pulsum aliquem, vel febrem</text:span></text:p>
      <text:p text:style-name="P8"><text:span text:style-name="T14">γλ,σχοονς εμφαίνη γυμο-ύς, υφ ων ητοι πίοιγυ&amp;έντων</text:span><text:span text:style-name="T3"> ἔξωθεν<text:line-break/></text:span><text:span text:style-name="T22">hecticam, ita inaequalitatem </text:span><text:span text:style-name="T22">nos </text:span><text:span text:style-name="T22">hocticam. appellemus; </text:span><text:span text:style-name="T22">si<text:line-break/></text:span><text:span text:style-name="T22">cui minus nomen probetur, stabilem illam vocet; stabilis est,<text:line-break/>si deinceps permaneat par. At vero si caetera simul om-<text:line-break/>nia indicia febrem hecticam esse declarent, multo hercle<text:line-break/>dignosces certius inaequalem intemperiem tenere visceris<text:line-break/>corpus. . Sed haec explicavimus in differentiis febrium<text:line-break/>Omnia denique sunt reliqua animadvertenda, praesentia,<text:line-break/>praecedentia et externa. Nam quum.peripneumonia, sup-<text:line-break/>puratio, pleuritis, phthisis, denique aliquis illic abscessus<text:line-break/>exortus sit, vel asthma </text:span><text:span text:style-name="T22">, </text:span><text:span text:style-name="T22">vel morbus quispiam ex -destillatio-<text:line-break/>ne , vel cruentum sputum ;' aut. rejectio partis alicujus pul-<text:line-break/>monis, aut breviter quodvis, unde redundantia, vel crassi-<text:line-break/>tudo, vel lentor humorum obsideat pulmonem, accniale<text:line-break/>considerandum est, ecquid ex arteriarum obstructione pulsus'<text:line-break/>inaequalis fiat Sin horum nilril sil, ipsum est vifcus explo-<text:line-break/>randum, praesertim suanteacta aegroti vita nec ciassis suc-<text:line-break/>cis, nec lentis videatur corpus implevisse,' a quibus aut</text:span></text:p>
      <text:p text:style-name="P8"><text:span text:style-name="T14">κατα</text:span><text:span text:style-name="T3"> τας κοιλίας </text:span><text:span text:style-name="T14">αυτηζ άίμα καί </text:span><text:span text:style-name="T14">πνίϋμα </text:span><text:span text:style-name="T14">τονς ανωμάλουζ</text:span></text:p>
      <text:p text:style-name="P10"><text:span text:style-name="T22">foris offusis</text:span><text:span text:style-name="T3">, </text:span><text:span text:style-name="T22">aut obstruentibus arteriarum oscilla, inaequa-<text:line-break/>litas concitetur. Nam si quid horum, uti docuimus,-</text:span><text:span text:style-name="T22">vel<text:line-break/></text:span><text:span text:style-name="T22">inflammatio, vel omnino tumor praeter naturam illic exur-<text:line-break/>gat, aut affluentia humorum gravet facultatem, incidunt </text:span><text:span text:style-name="T22">in<text:line-break/></text:span><text:span text:style-name="T22">pulsus inaequalitatem. Quare si nec adsint indicia, quibus<text:line-break/>noscuntur hi affectus, </text:span><text:span text:style-name="T22">nec </text:span><text:span text:style-name="T22">hectica inaequalitas et stabilis<text:line-break/>duret, intemperies existimanda inaequalis in cordis corpore<text:line-break/>esse; quae quum etiam sit duplex, altera in succis </text:span><text:span text:style-name="T22">ejus<text:line-break/></text:span><text:span text:style-name="T22">propriis, altera in partibus solidis, illa ex succis </text:span><text:span text:style-name="T22">profecta<text:line-break/></text:span><text:span text:style-name="T22">una cum totius cordis palpitatione, fit, haec ex solidis </text:span><text:span text:style-name="T22">parti-<text:line-break/></text:span><text:span text:style-name="T22">bus absque palpitatione. Quare si quis haec quae </text:span><text:span text:style-name="T22">retuli-<text:line-break/></text:span><text:span text:style-name="T22">mus ediscere cum arte cupiat, quae de hecticis </text:span><text:span text:style-name="T22">febribus<text:line-break/></text:span><text:span text:style-name="T22">Eciipsimus colligat diligenter ex commentariis De febribus<text:line-break/>et libro De marcore. Atque his signis cordis inaequalis </text:span><text:span text:style-name="T22">iu-<text:line-break/></text:span><text:span text:style-name="T22">temperies dignoscitur, et distinguitur </text:span><text:span text:style-name="T47">a</text:span><text:span text:style-name="T22"> similibus affectibus.<text:line-break/>Si qua sit alia lutemperies .visceris., ut aliam ipsum </text:span><text:span text:style-name="T22">corpus<text:line-break/></text:span><text:span text:style-name="T22">temperiem </text:span><text:span text:style-name="T22">habeat, </text:span><text:span text:style-name="T22">aliam sanguis </text:span><text:span text:style-name="T22">et </text:span><text:span text:style-name="T22">spiritus, qui </text:span><text:span text:style-name="T22">sunt lu</text:span></text:p>
      <text:p text:style-name="P8"><text:span text:style-name="T3">ὲχει τας διαφορας. ῆτοι γάρ τοσούτω θερμότερος ἐστιν οσω</text:span></text:p>
      <text:p text:style-name="P10"><text:span text:style-name="T22">ejus finibus, inaequales pulsus nunquam efficit, fed ex affe-<text:line-break/>ctuum consusione medium quendam statum sortiuntur. Con-<text:line-break/>fusiones affectuum modo prorsus inter se contrariae sunt,<text:line-break/>modo non prorsus. Prorsus dico astectus contrarios inter<text:line-break/>se temperamento</text:span><text:span text:style-name="T22">; </text:span><text:span text:style-name="T22">ubi quo calidior moderatu alter sit,<text:line-break/>hoc sit frigidior alter, non prorsus, ubi alter plus altero<text:line-break/>deflexerit. Potest etiam, si ejusdem ambo generis sint, in<text:line-break/>quantitate esse disserentia, quum vel calidius cor ipsum sit<text:line-break/>materia in finibus contenta, veI quum materia multum, cor<text:line-break/>autem parvum a naturali statu recesserit, et frigidius item<text:line-break/>corpus cordis potest esse, vel materia. Hi concursus non<text:line-break/>perinde omnes dignoscuntur conspicue; licet tamen inter-<text:line-break/>dum obscuros aliunde colligere. Prima commemorata mix-<text:line-break/>tio, in qua cordis corpus praeter modum calidum est, ma-<text:line-break/>teriae autem frigidiores, differentiis tribus constati Aut<text:line-break/>enim </text:span><text:span text:style-name="T47">tanto</text:span><text:span text:style-name="T22"> illud calidius est quanto hae frigidiores; aut</text:span></text:p>
      <text:p text:style-name="P64"><text:span text:style-name="T22">cauxxus tojt. rx.<text:tab/>, Z</text:span></text:p>
      <text:p text:style-name="P8"><text:span text:style-name="T14">πρώτη μέν</text:span><text:span text:style-name="T3"> </text:span><text:span text:style-name="T3">η </text:span><text:span text:style-name="T3">εις τὸ μέγεθος ἐκτροπὴ, δευτέρα δ’.ἡ εις τὸ</text:span></text:p>
      <text:p text:style-name="P10"><text:span text:style-name="T22">multo illud calidius quam hae frigidiores</text:span><text:span text:style-name="T22">, </text:span><text:span text:style-name="T22">aut minus illud<text:line-break/>calidius quam hae frigidiores. Prima differentia pulsum<text:line-break/>repraefentat ad unguem moderatum tum magnitudine tum<text:line-break/>celeritate atque crebritate; ad remissionem autem'tantum<text:line-break/>permutatur quanto spatio naturalem temperiem viscus re-<text:line-break/>liquit. Equidem animadverti in hisce subinde affectibus<text:line-break/>insigne etiam incrementum celeritati accessisse; non tamen<text:line-break/>hoc conspicuum perpetuo est. Atque hoc altermn indi-,<text:line-break/>cium majus tibi ridetur suppeditaturum, quantum enim cor-<text:line-break/>pus ipsum arteriae desciverit a moderato temperamento,<text:line-break/>conjicere est ex celeritate: nam proclivius ad motum est ca-<text:line-break/>lidius corpus, si reliqua fint paria. Quare si quod corpus<text:line-break/>ipsum cornis in naturali statu constans, vel a materia, quam<text:line-break/>continent ventriculi ejus, aut consuetudine pulmonis </text:span><text:span text:style-name="T47">in-<text:line-break/>flammati,</text:span><text:span text:style-name="T22"> vel alia quapiam parte ricina calefiat , pullus re- </text:span><text:span text:style-name="T22">.<text:line-break/></text:span><text:span text:style-name="T22">frigerii gratia lu magnitudinem, celeritatem, crebritatem com-<text:line-break/>mutentur, prima tum erit in magnitudinem mutatio, altera</text:span></text:p>
      <text:p text:style-name="P8"><text:span text:style-name="T3">ὸλίγη τις εἴη κατά τὸ σπλά/χνον ή θερμότης. </text:span><text:span text:style-name="T14">οσον ουν απύ</text:span></text:p>
      <text:p text:style-name="P6"><text:span text:style-name="T22">in celeritatem</text:span><text:span text:style-name="T3">, </text:span><text:span text:style-name="T22">tertia lu crebritatem. Sin calidius sit par-<text:line-break/>tibus se contingentibus, quae in naturali statu fint, celeritas<text:line-break/>motus primum increscit, delude magnitudo. Unde quum<text:line-break/>pulsus manifestum incrementum celeritatis percipiamus,<text:line-break/>magnitudinis vero atque crebritatis nullam mutationem,<text:line-break/>magnopere in hoc corpore descivisse ad calorem cor cense-<text:line-break/>nins, vicinaque ei ad frigiditatem. Jam simul pulsuum insi-<text:line-break/>gnis remissio et conspicua in ejuscemodi corporibus ani-<text:line-break/>madvertitur. Quod si nec celeritas clara, nec remissio sit,<text:line-break/>x exiguo calore corpus visceris puta auctum. Hae febres com-<text:line-break/>pluribus medicis imponunt, nimirum quod febre ipsi se li-<text:line-break/>beros esse aegroti affirment; neque febrem, quia parva est,<text:line-break/>et quia riscus incaluit, corpusque visceris calor luvasit, ad-<text:line-break/>vertunt, Sed de hoc frequenter diximus. Breviter non<text:line-break/>est magna febris ulla hectica, maxime si paucum calorem<text:line-break/>viscus habeat. Qui igitur calor in universum corpus deri-<text:line-break/>vatus ex corde, hic sensum solus luducit ipsis inaequalitatis<text:line-break/>v -</text:span></text:p>
      <text:p text:style-name="P8"><text:span text:style-name="T47">su-/ov,</text:span><text:span text:style-name="T22"> </text:span><text:span text:style-name="T3">ούδ’ </text:span><text:span text:style-name="T14">εχ τών ουρων ενίστιν </text:span><text:span text:style-name="T47">axpisiq</text:span><text:span text:style-name="T22"> </text:span><text:span text:style-name="T3">δια/νωσιν ἐν </text:span><text:span text:style-name="T47">tosti<text:line-break/></text:span><text:span text:style-name="T3">τοιανταις διαθεσεσιν ἀεί λαμβάνειν, ἀλλ’ </text:span><text:span text:style-name="T14">εστιν</text:span><text:span text:style-name="T3"> ἀμφίβολα καί</text:span></text:p>
      <text:p text:style-name="P10"><text:span text:style-name="T22">fastidiosae; quamobrem balnea desiderant, ut alii fastidiosi<text:line-break/>omnes et inaequales ex lassitudine, vel adustione, lotione<text:line-break/>intermissa, vel exercitatione, et plerique scilicet laetantur<text:line-break/>balueo, recrearique se dicunt; depulsam enim inaequalita-<text:line-break/>tem esse totius corporis, nec magnopere quicquam sc offendi<text:line-break/>balneo referunt acceptum; et sane nor laeduntur forsitan<text:line-break/>horum quidam. Verum hujus loci non est ista meditatio;<text:line-break/>in febrium enim curationibus de omnibus his disputabimus,<text:line-break/>sive separatirn nisum suerit eas, sive in methodo medendi<text:line-break/>tractare; nam ad praesens institutum solam dignoscendi viam<text:line-break/>tractabimus. Sane rideatur quibusdam perplexa et inco-<text:line-break/>gnita, si quando nec differentia ulla pulsuum a naturali statu<text:line-break/>deficiat, et se ipse aegrotus febrem non dicat percipere, at<text:line-break/>inaequalitatem, quae una molesta erat, balneis percuraverit.<text:line-break/>Et ut rem difficiliorem faciam, ne ex urina quidem petere<text:line-break/>in ejuscemodi affectibus sumam notitiam semper licet; sed</text:span></text:p>
      <text:p text:style-name="P8"><text:span text:style-name="T47">Jqv Sta&amp;imv.</text:span><text:span text:style-name="T22"> </text:span><text:span text:style-name="T3">ἐπισκεπτέον δ’ </text:span><text:span text:style-name="T14">ον/</text:span><text:span text:style-name="T3"> ἠκιστα καὶ τἄ </text:span><text:span text:style-name="T47">ovqtxi</text:span></text:p>
      <text:p text:style-name="P10"><text:span text:style-name="T22">est etiam fere anceps, calore et fedinrento similis naturali.<text:line-break/>Sexcentos tales in pestilentia diuturna conspeximus, ubi<text:line-break/>medicos cerneres nihilo plebe praestantio res, imo vero im-<text:line-break/>peritiores multo nonnullos experiente plebejo. Vulgus enim<text:line-break/>fere, fi nihil aliud, at expirationem aegrotorum videas ob-<text:line-break/>servare; quae fi foeteat,. pejorem causam expectaut. At<text:line-break/>illi quidem usu tale signum in pestilentibus febribus invene-<text:line-break/>nmt; tu non usu modo, sed et ratione aestima Jam os<text:line-break/>etiam attendunt, quod si issic aliquid coloris pestilentis cer-<text:line-break/>nant, eos peste confirmant laborare. Equidem medico haec<text:line-break/>puto clariora esse quam vulgo; partim enim illi colorem<text:line-break/>erysipelatosum, partim colorem habent depascentibus her-<text:line-break/>petibus assimilem, diffusum per plures partes scilicet quam ;<text:line-break/></text:span><text:span text:style-name="T47">a</text:span><text:span text:style-name="T22"> primo. Et si manum thoraci exercitatus medicus admo-<text:line-break/>veat in explorando febrili calore, ne tum quidem praetereat<text:line-break/>eum affectus, inspicienda porto prae caeleris urina esu</text:span></text:p>
      <text:p text:style-name="P8"><text:span text:style-name="T22">,</text:span></text:p>
      <text:p text:style-name="P10"><text:span text:style-name="T22">Etenim conturbata quomndam eorum videtur esse et aquo-<text:line-break/>sior, ac nonnullorum multo quam pro natura tenuior,<text:line-break/>atque, haec quidem certissima est, necnon quae naturalibus<text:line-break/>undequaque similis est colore et crassitudine</text:span><text:span text:style-name="T22">; </text:span><text:span text:style-name="T22">haec etiam ad<text:line-break/>secundam spem certissima est; 'quae si enaeoremate probo sit<text:line-break/>praedita, multo etiam est certior, si quidem sedimentum sit<text:line-break/>candidum, laeve et aequabile. Praecipue vero enaeore-<text:line-break/>matis animus est adhibendus; nam quaedam quae sublivida<text:line-break/>quodammodo sunt latent, </text:span><text:span text:style-name="T47">et item alia quae</text:span><text:span text:style-name="T22"> aranearum la-<text:line-break/>tas telas referunt in modum lanae congestae. At fi quid tale<text:line-break/>animadvertas, aut nullum plane suspensum innatare urinis,<text:line-break/>in pejorem partem haec interpretare, si contraria videas,<text:line-break/>quae retuli modo, non potest fieri ut malo aflectus homo sit.<text:line-break/>Ex his igitur discernas</text:span><text:span text:style-name="T47">, utrum inaequalitate quapiam</text:span><text:span text:style-name="T22"> affectus<text:line-break/>sit, an pestilens morbus et exitialis, qui hecticam febrem<text:line-break/>habeat, eum prehendat; praeterea ex iis, quae balneum-<text:line-break/>consequuntur, etenim cibum respuunt et sitiunt praeter</text:span></text:p>
      <text:p text:style-name="P8"><text:span text:style-name="T14">Ισχνρφ βηπίύόνί.</text:span><text:span text:style-name="T3"> </text:span><text:span text:style-name="T3">γίνονται </text:span><text:span text:style-name="T3">δὲ καί δεΰ </text:span><text:span text:style-name="T14">Ιΰτίην ενίοτί καί .</text:span></text:p>
      <text:p text:style-name="P10"><text:span text:style-name="T22">modum ac frigidam </text:span><text:span text:style-name="T22">postulant. </text:span><text:span text:style-name="T22">Etiam oculi illorum sunt<text:line-break/>accurate inspiciendi; nam inter lavandum manifeste reddun-<text:line-break/>tur calidi, et flammei quidam postea tales permanent, quos </text:span><text:span text:style-name="T22">'<text:line-break/></text:span><text:span text:style-name="T22">plane sciemus teneri peste. At in pestilentia, qualis no-<text:line-break/>stra memoria fuit et viget etiamnum, nunquam. experiri<text:line-break/>quisquain homo possit. Sciendum tamen nonnunquam in-<text:line-break/>cidere fine peste has ipsas febres, ut de illis prodiderunt<text:line-break/>omnes insigniores mediet, vocantque pestilentes, de quarum<text:line-break/>tota natura disputari latius in differentiis febrium ; nam hoc<text:line-break/>quidem loco, non quemadmodum quis optime febres digno-<text:line-break/>scat tractamus, fed quemadmodum ex pulsu optime. Quin-<text:line-break/>etiam dixi fortasse plus aequo de febribus ex ipso cordis<text:line-break/>corpore excitatis, quare ad pulsus nos reseramus, et quod<text:line-break/>residuum est de febribus hecticis persequamur. Etenim sunt,<text:line-break/>ut docuimus , pestilentes non paucae inde usque ab initio<text:line-break/>hecticae, distantque ab omnibus aliis febribus, quae ex ma-<text:line-break/>gna putredine oriuntur. Praeterea etiam moerorem inter-</text:span></text:p>
      <text:p text:style-name="P8"><text:span text:style-name="T14">υλαις </text:span><text:span text:style-name="T47">exitva </text:span><text:span text:style-name="T14">τα </text:span><text:span text:style-name="T14">σοι </text:span><text:span text:style-name="T47">para</text:span><text:span text:style-name="T22"> </text:span><text:span text:style-name="T3">σύμπαντα τά ψαύοντα τῆς καρδίας,</text:span></text:p>
      <text:p text:style-name="P10"><text:span text:style-name="T22">dum sequuntur </text:span><text:span text:style-name="T22">et </text:span><text:span text:style-name="T22">iram </text:span><text:span text:style-name="T22">a </text:span><text:span text:style-name="T22">primo quaedam hecticae. Ali-<text:line-break/>ter nescio, an ulla febris lude usque ab initio fiat hectica.<text:line-break/>At temporis diuturnitate multis aliis succedunt, quas diluci--<text:line-break/>de distinguit, etiamsi cum aliis conuectantur, ficut declara-<text:line-break/>vinrus, perpetua aequalitas, et alia quae in libris De dif-<text:line-break/>ferentiis febrium docuimus. Notitia autem ex pulfibus,<text:line-break/>quomodo nuper diximus, luitio adhuc atque primis diebus<text:line-break/>non facile paratur, quum speciem adhuc communem ha-<text:line-break/>beant cum diariis febribus; verum elapsu triduo jam clario-<text:line-break/>res fiunt etiam pulsuum indicio. Siquidem aperte hae </text:span><text:span text:style-name="T47">ce-<text:line-break/>leriores</text:span><text:span text:style-name="T22"> quam deceat pulsus habent, - atque ut inter eas<text:line-break/>nihil interfit aliud, febrili quidem certe calore manifeste, se-<text:line-break/>cundum thoracem praeditae sunt, pulsusque tanto sunt lan-<text:line-break/>guidiores justo quantum calor creverit. Hactenus de fe-<text:line-break/>bribus in quibus cor tanto quam .natura postulat calidior<text:line-break/>est quanto quam continet materia frigidior. Materiae<text:line-break/>addamus securitatis gratia corpora illa omnia quae cor at-</text:span></text:p>
      <text:p text:style-name="P7"><text:span text:style-name="T14">μοτητα, τα δέ φαυοντα αντοϋ πλέον</text:span><text:span text:style-name="T3"> εις ψυχρότητα, μικρό-</text:span></text:p>
      <text:p text:style-name="P6"><text:span text:style-name="T22">tiugunt</text:span><text:span text:style-name="T3">; </text:span><text:span text:style-name="T22">puta ex visceribus pulmonem, ex membranis quum<text:line-break/>illanr quae pericardium appellatur tum quicquid thoracem<text:line-break/>prope cor intersepit. Etiam consuetudo huic visceri inter-<text:line-break/>cedit cum aere, quem continet membrana pericardium, nec-<text:line-break/>non cum arteriis et venis, quarum penetrare; maxima<text:line-break/>ostia cernis ad fiuus ejus. Haec omnia non aliter atque<text:line-break/>materia pulsum cordis immutant, vocenturque brevitatis<text:line-break/>gratia omnia quae recensuimus ricina corni.</text:span></text:p>
      <text:h text:style-name="Heading_20_2" text:outline-level="2">Cap. V.</text:h>
      <text:p text:style-name="P152"><text:span text:style-name="T22">Deinceps de illis febribus dicamus in qui-<text:line-break/>bus cor calidius est quam viclua ei' frigidiora; nani in hu-'<text:line-break/>juscemodi affectibus pulsus celeriores simul et majores et<text:line-break/>crebriores languidiores que justo erunt; longius tamen ad<text:line-break/></text:span><text:span text:style-name="T47">r</text:span><text:span text:style-name="T22"> </text:span><text:span text:style-name="T22">remissionem et celeritatem, mluus ad crebritatem et ma-<text:line-break/>gnitudinem recedent a natura. Stabilis et constans harum<text:line-break/>generatio est, ut caeterarum hecticarum. Quod si non ita<text:line-break/>longe riscus a natura desciscat ad calorem, viclua ei longius</text:span></text:p>
      <text:p text:style-name="P8"><text:span text:style-name="T3">ώς προσθεν καὶ </text:span><text:span text:style-name="T14">εϊφηται, χαΐ μάλιστα γίνίται ούσγυωστοζ </text:span><text:span text:style-name="T47">lv</text:span></text:p>
      <text:p text:style-name="P10"><text:span text:style-name="T22">ad frigiditatem</text:span><text:span text:style-name="T3">, </text:span><text:span text:style-name="T22">minores pulsus in his et rariores erunt,<text:line-break/></text:span><text:span text:style-name="T47">celeritate</text:span><text:span text:style-name="T22"> vel similes erunt naturalibus, vel tardiores; si-<text:line-break/>miles, si non inulto frigidiora vicina sint; tardiores, ubi<text:line-break/>multo longiore intervallo haec ad frigiditatem a natura de-<text:line-break/>flexerint quam ad calorem cor. Remissio hic etiam quan-<text:line-break/>titati caloris respondebit. - At vero si frigidius justo sit<text:line-break/>ipsum cordis corpus, materia porro reliquaque vicina illo<text:line-break/>calidiora, erunt et hic tres numero differentiae, et varia- '<text:line-break/>bunt pulsus in unaquaque, sicut superiores. Primum aeque<text:line-break/>refrigeratum sit,cor ut incaluerunt ricina, tardior aequo<text:line-break/>erit is pulsus, si insignis fuerit alteratio. Huic respondet<text:line-break/>remissio', nam magnitudine nilnl de natura decedet, nec ve-<text:line-break/>ro etiam crebritate, quod animadverti possit, aut insigniter.<text:line-break/>At quum non multum de natura est discessum in utramque<text:line-break/>partem, difficillime, ut ante dixi, exploratur, discrimen,<text:line-break/>atque in his praesertim corporibus obscurum est, quorum</text:span></text:p>
      <text:p text:style-name="P8"><text:span text:style-name="T3">ἀλλ’ ἐπειδαν μὲν όλίγον ὲξεστήκη τον κατά φύσιν, ούδὲν </text:span><text:span text:style-name="T14">ο η</text:span></text:p>
      <text:p text:style-name="P10"><text:span text:style-name="T22">ignoramus, naturalem statum</text:span><text:span text:style-name="T3">; </text:span><text:span text:style-name="T22">nam hunc si prius noverimus,<text:line-break/>poterit etiam animadverti brevis mutatio, si quis versatus sit<text:line-break/>in explorandis pulsibus. • Ut autem paulo ante, quum vi-<text:line-break/>sceris calidioris et vicinorum ei frigidiorum consideraremus<text:line-break/>pulsum, febrem diximus esse hecticam, ita nunc, si viscus<text:line-break/>sit frigidius omnino quam naturalis modus permittat, et<text:line-break/>ricina calidiora, febricitabit quidem homo, non hectica </text:span><text:span text:style-name="T47">ta-<text:line-break/>men</text:span><text:span text:style-name="T22"> quam vocant febre, fed vel diaria, vel ea quae pu-<text:line-break/>tredinem humorum consequitur; Signa vero sunt propria<text:line-break/>utriusque. Diariae quidem febris conjunctae cum frigidiore<text:line-break/>corpore cordis, ubi ex aequo de natura utiumque deflexerit,<text:line-break/>pulsus nihil magnitudine a naturali differt; nec etiam cre-<text:line-break/>britate pene quicquarn , quod perspici possit, nec item cele-.<text:line-break/>ritate, nisi utriusque insignis fiat mutatio; languidior vero<text:line-break/>tanto erit quanto viscus frigidius. Ejus autem febris quae<text:line-break/>ex putredine humorum fit par quidem perpetuo est natura-<text:line-break/>li et ipsa pulsus magnitudo , non par autem perpetuo ullum<text:line-break/></text:span><text:span text:style-name="T22">/</text:span></text:p>
      <text:p text:style-name="P8"><text:span text:style-name="T22">ex aliis generibus, scd ubi purum quidem a natura recesse-<text:line-break/>rint, nihil quod effatu dignum fit, a naturali pulsus eva-<text:line-break/>riat; ubi vero plus recesserim, aperte in contractione pul-<text:line-break/>sus celerior fit, sicut fuperiorin distentione; jam etiam clare<text:line-break/>in externa quiete crebrior et languidior apparet tanlo<text:line-break/>quantum refrigeratum est cor. Contra jam magis refrige-<text:line-break/>ratum cor sit quam vicina incaluerunt, ac febris sit diaria,<text:line-break/>horum pulsus manifeste languidiores erunt et minores , tar-<text:line-break/>di non perinde aperte, scd quanto vicinis sibi frigidius sit<text:line-break/>corpus cordis; jam etiam rari ac parvi pro proportione<text:line-break/>erunt. At vero febris sit ex humorum putredine; horum<text:line-break/>pulsus -languidus erit perinde ut superior, sed ' illo etiam<text:line-break/>minor in distentione tardiorque, at contractio naturali 'ce-<text:line-break/>lerior erit, ac magis etiam incidet id lu illa tempora accessio-<text:line-break/>nis, in quibus est initium et incrementum; nam in vigo-<text:line-break/>ribus quidem minus, ac minus etiam in remissionibus. Por-<text:line-break/>ro autem tertium genus commutationis ponatur, hoc est</text:span></text:p>
      <text:p text:style-name="P8"><text:span text:style-name="T3">περὶ τῶν μικτῶν διαθέσεων εϊπον, </text:span><text:span text:style-name="T14">ων</text:span><text:span text:style-name="T3"> ἡ μίξις ἐξ </text:span><text:span text:style-name="T14">εναντίων</text:span></text:p>
      <text:p text:style-name="P10"><text:span text:style-name="T22">mluus ad frigiditatem cor declinavisse, quam ei ricina ad<text:line-break/>calorem, ac febrem esse diariam: pulsus habebit hoc corpus<text:line-break/>tanto quam par est imbecilliores quanto corpus cordis sit<text:line-break/>intemperantius, atque majores et celeriores naturali, sed<text:line-break/>majores quam celeriores, ad haec crebriores erunt. Haec<text:line-break/>omnia sunt accipienda pulsibus nec lu duritiem nec in<text:line-break/>mollitiem aperte mutatis, nam si hic sint etiam mutati, dis-<text:line-break/>cessus eorum ad mollitiem omnino magnitudinem et ra-<text:line-break/>ritatem augebit, addet etiam et tarditatem, discessus autem<text:line-break/>ad duritiem contraria, nimirum parvitatem et crebrita-<text:line-break/>tem, addet interdum et celeritatem. Equidem jam omnes<text:line-break/>mihi videor febrium quas ex pulfibus sumas differentias<text:line-break/>percurrisse; siquidem sane earum essentiam recte in cordis<text:line-break/>nimio calore posuimus. Jam inter febres affectus nonipaucos<text:line-break/>alios attigimus contrarios febribus, in quibus cordis affectus<text:line-break/>frigiditas est. Praeterea de mixtis affectibus diximus, quo-</text:span></text:p>
      <text:p text:style-name="P8"><text:span text:style-name="T22">rum ex ccntrariis inter sc complicatis mixtio constat. Jam-<text:line-break/>que transeundum alio mini erat, sed quando in magnam<text:line-break/>dissensionem nescio quo pacto qui de pulsibus commentati<text:line-break/>sunt inciderunt, propter eos visum mihi est quae hoc in li-<text:line-break/>bro jam tradidiurus, in quo de febribus ex pulsibus .digno-<text:line-break/>scendis tractari, summatim repetere. Imo fi verum faten-<text:line-break/>dum est, potissimum hoc propter Archigenem statui facere,<text:line-break/>nam quum habitus sit diligentissimus lu commentatione de<text:line-break/>febribus nihil nos prope non aliter ac Erafistratus docet.<text:line-break/>Nempe eorum, qui nihil docent, duplex est instituturum,<text:line-break/>quidam </text:span><text:span text:style-name="T47">ad proprietates quae</text:span><text:span text:style-name="T22"> exprimi nequeant coufu-<text:line-break/>giunt; </text:span><text:span text:style-name="T47">alii</text:span><text:span text:style-name="T22"> proserunt quidem nomina, tamen nec quae sig-<text:line-break/>nificant observant nec quam illis significationem attribuant<text:line-break/>interpretantur. Namque durus pulsus, quem perpetuum<text:line-break/>Archigenes febricitantibus confirmat esse, nomen duntaxat<text:line-break/>est, nec rem denotat ullam, nec plane, nec liquido intelligi-<text:line-break/>potest. De quo pulsu in libris De differentiis pulsuum la--</text:span></text:p>
      <text:p text:style-name="P8"><text:span text:style-name="T22">tius disputavimus, et etiam in libris De dignoscendis iis,<text:line-break/>maxime autem in iis commentariis quibus interpretamur<text:line-break/>simul et examinamus quae in libro De pulsibus Archige-<text:line-break/>nes scripsit. Sed hic tamen etiam operae pretium est non-<text:line-break/>nihil de iis surnmatim exponere.</text:span></text:p>
      <text:h text:style-name="Heading_20_2" text:outline-level="2">Cap. VI.</text:h>
      <text:p text:style-name="P152"><text:span text:style-name="T22">Ut lingula alia nomina apud omnes Grae-<text:line-break/>cos singulas res indicant, ita etiam quae occurrunt sensibus,<text:line-break/>his nomina quaedam posuerunt; separatirn quae disseren- ,<text:line-break/>tias auditus significant, separatirn quae differentias odora-<text:line-break/>tus, vel gustus, vel tactus. Neque igitur aliis tribuunt album,<text:line-break/>nigrum, flavum, rusum, pallidum, fuscum, caeruleum,<text:line-break/>reliquaque colorum nomina praeterquam sensui visus ob-<text:line-break/>jectis, neque etiam aliis austerum, dulce, amarum, acer-<text:line-break/>bum, astringens, salsum, salsuginosum praeterquam iis<text:line-break/>quae gustantur, nec jam ullis aliis calidum, frigidum, sic-<text:line-break/>cum, humidum, molle, durum, verum iis quae tanguntur<text:line-break/>omnes attribuunt. Nam si alio traducas haec nomina, illa</text:span></text:p>
      <text:p text:style-name="P8"><text:span text:style-name="T3">τῆς προσηγοριας ακονειν, αλλ ως οινος λε/εται σκληρος,</text:span></text:p>
      <text:p text:style-name="P10"><text:span text:style-name="T22">usurpatio vocatur metaphora. Habent vero et alia item<text:line-break/>metaphoras ex similitudine aliqua et convenientia; ex qua<text:line-break/>similitudine pedes, vertices lateraque montis dicuntur.<text:line-break/>Nam ut animalium infimae partes pedes sunt, vertex omnium<text:line-break/>suprema, sic in montibus permissum est poetis supremas<text:line-break/>partes vertices vocare, et infimas pedes. Si quis igitur,<text:line-break/>quum de animali loquatur, et pedes dicat, vel latera, nolu-<text:line-break/>erit pedes more omnium accipere, neque latera ut insti-<text:line-break/>tutum est, sed ita dicat latera accipienda esse, quomodo de<text:line-break/>monte Brilleso dixit Callimachus,</text:span></text:p>
      <text:p text:style-name="P6"><text:span text:style-name="T47">Brillesi latera sunt orae, quem tenuere,<text:line-break/></text:span><text:span text:style-name="T22">sane quam ridiculus sit, duplici utens et reciproca meta-<text:line-break/>phora ab impropriis ad propria. Haud- aliter si quum de<text:line-break/>moribus, aut vino durum elicitur per metaphoram,’ de cor-<text:line-break/>poribus quae tanguntur disputans, nolueris ut solent<text:line-break/>omnes nomen interpretari, verum sicut vinum dicitur duo</text:span></text:p>
      <text:p text:style-name="P8"><text:span text:style-name="T3">φορᾶς τῆς τῶν οι'νων βονλεται, πανταπασιν </text:span><text:span text:style-name="T14">ασαφης</text:span><text:span text:style-name="T3"> τε καὶ</text:span></text:p>
      <text:p text:style-name="P10"><text:span text:style-name="T22">rum, aut homo, aut mores. Huic simile est, si quum ser-<text:line-break/>monem habeas de rebus risibilibus, atque album dicas, pro-<text:line-break/>hibeas ex omnium instituto accipi, scd quando febres aliquas<text:line-break/>Archigenes albas appellavit, ita esse etiam intelligendunr<text:line-break/>colorem albmn. At quemadmodum quidem non videbitur<text:line-break/>is sanus esse, si quod proprie nomen colori tribuit, transfer-<text:line-break/>re duplici differentia ad eum ab impropriis studeat, sic sane<text:line-break/>qui de tangibili corpore sermonem instituit, et per metapho-<text:line-break/>ram vult nomen durum accipi. Etenim in iis omnibus fit<text:line-break/>orationibus ut nihil auditores proficiant, quum et prohi-<text:line-break/>beantur proprie dicto, nec quicquam intelligere aliud pos-<text:line-break/>fint. Quem enim alium accipias colorem prolatu albo, con-<text:line-break/>sueto prohibitus, et accipere ex metaphora albarum febrium<text:line-break/>jussus ? Sic item durus pulsus, quem Archigenes in re tan-<text:line-break/>gibili induxit, nisi propriam significationem habeat, nimi-<text:line-break/>rum hanc vulgarem, sed ut ille ex metaphora vinorum vult,</text:span></text:p>
      <text:p text:style-name="P65"><text:span text:style-name="T22">cAnrNus TOM. rx.<text:tab/>-,Aa</text:span></text:p>
      <text:p text:style-name="P8"><text:span text:style-name="T22">prorsus obscurus est atque incognitus, talisque ut si scin-<text:line-break/>dapsus dicatur. Etiam posset quodvis aliud nomen proprio<text:line-break/>febrium pulsui tribuere, et aliquid rideretur dicere, apud<text:line-break/>homines fcilicet in distinguendis significationibus imperitus,<text:line-break/>simplices autem, et qui facile sibi persuaderent virum scili-<text:line-break/>cet senem , qui tam clarus esset, artemque multum illustraf-<text:line-break/></text:span><text:span text:style-name="T47">fet,</text:span><text:span text:style-name="T22"> non facturum unquam ut talem obscuritatem temere<text:line-break/>sermoni induceret, ut nomina proferret nullius fignificatio-<text:line-break/>nis. . Jam vero si quis pulsum febricitantis amarum dicat<text:line-break/>esse, ac nomen amarum, ut ad gestum referimus interim<text:line-break/>velit accipi; nihil sane quod clarius intelligamus habebi-<text:line-break/>mus quam si acerbum; vel austerum', acidum audiremus<text:line-break/>pulsum esse, quod ex omnibus his res molesta et praeter<text:line-break/>naturam repraesentetur, qnae autem sit illa non declaretur.<text:line-break/>Quanquam in ejuscemodi metaphoris </text:span><text:span text:style-name="T47">a propriis</text:span><text:span text:style-name="T22"> ad aliud<text:line-break/></text:span><text:span text:style-name="T47">non</text:span><text:span text:style-name="T22"> proprium traductio fit, res et permissa omnibus et vul-<text:line-break/>garis, at in significatione duri pulsus, cujus auctor Arcbi-</text:span></text:p>
      <text:p text:style-name="P66"><text:span text:style-name="T22">t </text:span><text:span text:style-name="T3">.<text:tab/></text:span><text:span text:style-name="T3">; </text:span><text:span text:style-name="T3">•-•••.&lt; • ’<text:tab/>-, </text:span><text:span text:style-name="T3">' </text:span><text:span text:style-name="T3">•• </text:span><text:span text:style-name="T3">ϊ ϊ- </text:span><text:span text:style-name="T22">t</text:span></text:p>
      <text:p text:style-name="P10"><text:span text:style-name="T22">genes est, quae nec concessa est, nec usitata, nec omnino<text:line-break/>fuit, aut poterit esse, intelligere oportet nos significationem,<text:line-break/></text:span><text:span text:style-name="T22">ad </text:span><text:span text:style-name="T22">illam quae propria est ex metaphoriris reversos; quan-<text:line-break/>do ita nomen quidem audias, artem intelligas nullam. </text:span><text:span text:style-name="T22">Ve-<text:line-break/></text:span><text:span text:style-name="T22">lum quid sermonem de bis producam, quum alias, diffusius<text:line-break/>de his disputaverim? At superiora summatim repetamus,<text:line-break/>ac de omnibus febribus dicamus.</text:span></text:p>
      <text:h text:style-name="Heading_20_2" text:outline-level="2">Cap. VII.</text:h>
      <text:p text:style-name="P152"><text:span text:style-name="T22">Tria esse in summa genera illarum<text:line-break/></text:span><text:span text:style-name="T22">alio </text:span><text:span text:style-name="T22">loco docuimus; quemadmodum vero quodque ex pus-<text:line-break/></text:span><text:span text:style-name="T22">fibus dignoscatur,: </text:span><text:span text:style-name="T22">declarabo hoc loco. Omnes diariae in<text:line-break/></text:span><text:span text:style-name="T22">magnitudinem, </text:span><text:span text:style-name="T22">celeritatem crebritatemque pulsus, quan-<text:line-break/>tum </text:span><text:span text:style-name="T22">in ipsis </text:span><text:span text:style-name="T22">est, mutant; nam si concurrat: alius affectus,<text:line-break/></text:span><text:span text:style-name="T22">mixtam </text:span><text:span text:style-name="T22">oportebit esse mutationem ex illo et boc qui co-<text:line-break/></text:span><text:span text:style-name="T22">mitatur </text:span><text:span text:style-name="T22">febrem. Pari modo febres hecticae pulsus in eas-<text:line-break/></text:span><text:span text:style-name="T22">dem </text:span><text:span text:style-name="T22">differentias convertunt, quantum in iis est, ampliusque<text:line-break/></text:span><text:span text:style-name="T22">in his mutatur </text:span><text:span text:style-name="T22">celeritas. At quae ortae sunt ex putredine<text:line-break/></text:span><text:span text:style-name="T22">humorum, </text:span><text:span text:style-name="T22">in vigoribus utrumque habent motum celerem,<text:line-break/>A </text:span><text:span text:style-name="T47">a</text:span><text:span text:style-name="T22"> O</text:span></text:p>
      <text:p text:style-name="P8"><text:span text:style-name="T3">τὰ γένη τῶν πυρετῶν διελομενοι, τας τε διἄ τήν δύναμιν,</text:span></text:p>
      <text:p text:style-name="P10"><text:span text:style-name="T22">et distentionis et contractionis, praeterea utramque cre-<text:line-break/>britatem ex aequo mutant, quum externae quietis tum in-.<text:line-break/>ternae; in initio accessionis non perinde, scd magis augent<text:line-break/>contractionis celeritatem; </text:span><text:span text:style-name="T22">iu </text:span><text:span text:style-name="T22">incrementis quum hanc tum<text:line-break/>etiam externam quietem plurimum concitant, ut pulsus in<text:line-break/>illa creberrimus videatur. Habes pulsus, qui soli febrium<text:line-break/>per se proprii sunt; reliqui omnes, qui febricitantibus ac-<text:line-break/>cidunt, alium potius affectum quam febres sequuntur.<text:line-break/>Quorum etiam affectuum sunt duo genera, aut facultatis,<text:line-break/>aut instrumentorum vitium; quippe ad causas inveniendas,<text:line-break/>quae mutant, pulsum, </text:span><text:span text:style-name="T47">tria</text:span><text:span text:style-name="T22"> haec sunt animadvertenda, in-<text:line-break/>strumentum, usus et facultas; demonstravimus enim, quae<text:line-break/>ex singulis horum generibus a natura recedentibus accidere<text:line-break/>pulsibus oporteat. Quo minus est mirum, si inter fele prae-<text:line-break/>clari isti medici dissideant de febribus propriis pulfibus, er-<text:line-break/>rentque omnes, ut qui nec genera partiverint pulsuum, et</text:span></text:p>
      <text:p text:style-name="P8"><text:span text:style-name="T3">*</text:span></text:p>
      <text:p text:style-name="P10"><text:span text:style-name="T22">profectas ex facultatis, vel lustramentorum vitio alteratio-<text:line-break/>nes pulsuum arbitrentur proprias ipsis febribus esse; ut in-<text:line-break/>vadentis accessionis quidam </text:span><text:span text:style-name="T22">crebros </text:span><text:span text:style-name="T22">et parvos, alii ad haec<text:line-break/>languidos, jam nonnulli etiam inaequales, sunt qui tardos<text:line-break/>etiam, contra alii celeres, posuerunt indicia. Tametsi<text:line-break/>quaedam sebres incompressas, ut isti vocant, invafiones fa-<text:line-break/>ciuut, in quibus pulsuum prima mutatio in magnitudinem<text:line-break/>et celeritatem fit, mox his succedit augescentibus crebritas;<text:line-break/>reliquorum pulsuum quos memoravi in illis nullus ap-<text:line-break/>paret, nec initio accessionum, nec lu incremento, nec vi-<text:line-break/>gore. Vernnr hos nec rigor, nec horror, nec fere ulla<text:line-break/>inaequalitas, quin ne frigus quidem partium extremarum,<text:line-break/>vel superficiei externae, nec vessicatio, aut gravitas, aut<text:line-break/>compressio stomocli una incessit; plerosque vero vel unum<text:line-break/>de bis, vel plura comitantur; nonnullos paulo post vomi-<text:line-break/>tus', qui aperte declarat, ex eo quod in ventriculum vitiosi'<text:line-break/>succi confluxerunt, quosdam illorum vellicatos esse, alios</text:span></text:p>
      <text:p text:style-name="P8"><text:span text:style-name="T22">compressos, aliquos nauseasse. </text:span><text:span text:style-name="T22">Clarissime </text:span><text:span text:style-name="T22">enim recedit in<text:line-break/>plerisque initiis de tota superficie externa sanguis, confluit-<text:line-break/>que in viscera, unde compressiones et obstructiones fiunt,<text:line-break/>distentionesque arteriarum praecipuarum, propter quas ini-<text:line-break/>tiis talium accessionum conjuncti sunt pnssus inaequales;<text:line-break/>quemadmodum etiam languidi ob stomachum et facultatem<text:line-break/>affectam. Ad hunc modum fiunt et parvi oh imbecillita-<text:line-break/>tem facultatis, et ob frigiditatem, et jam tardi quoque ex<text:line-break/>ingenti frigiditate. Verum, contractionem perinde ac dis-<text:line-break/>tentionem nullus horum tardam fecit; scd hoc perpetuum<text:line-break/>est et prae caeteris proprium invasioni febris ex putredine<text:line-break/>humorum ortae, ut arteriae contractio efficiatur celerior.<text:line-break/></text:span><text:span text:style-name="T94">Et.fi </text:span><text:span text:style-name="T22">quis in cognoscenda contractione est exercitatus, per-<text:line-break/>petuum. hoc ni constans initii accessionis signum habebit,<text:line-break/>ubi contentione aliqua, ut frequenter, admonuimus, pulsus<text:line-break/>praeditus sit, nam in languidis contractionem docuimus di-<text:line-break/>gnofci non posse-. Hoc igitur etiam atque, etiam exercitan-<text:line-break/>dum tibi, est, siquidem cognoscere ad unguem velis initium</text:span></text:p>
      <text:p text:style-name="P8"><text:span text:style-name="T3">βραχει τινι κατα </text:span><text:span text:style-name="T14">τον </text:span><text:span text:style-name="T47">xatqov </text:span><text:span text:style-name="T14">τουτον άζαιοτίζος </text:span><text:span text:style-name="T14">φαίνιται.</text:span></text:p>
      <text:p text:style-name="P10"><text:span text:style-name="T22">accessionis. Quemadmodum autem ingredienda ea sit exerci-<text:line-break/>tatio , copiosissime in libris De dignoscendis pulfibus decla-<text:line-break/>ravimus. Certissimum est hoc signum, illique maxime est<text:line-break/>fidendum aperte ad dignotiones conspicuo. Equidem in<text:line-break/>multis, quorum antea pulsum nunquam tetigeram, nec per<text:line-break/>sanitatem nec per morbum, hoc fretus uno signo nunquam<text:line-break/>sum lapsus. Nam caeleris quidem omnibus, sive frigescat<text:line-break/>totum corpus, sive os ventriculi, quem per abusum voca-<text:line-break/>mus stomachum, sive deseratur sanguis in profundum, vel<text:line-break/>ex moerore, vel metu, vel alia de causa, similis tarditas est<text:line-break/>pullus et in arteriae distentione et contractione. Jam ei<text:line-break/>etiam conjuncta est in utraque quiete raritas; in solis vero<text:line-break/>invasionibus febrium ut distentio iuterirn tardior fiat priore,<text:line-break/>certe contractio celeritatem nanciscitur. Ad haec restringit<text:line-break/>externas quietes, ut hic pulsus crebrior evadat; at non in<text:line-break/>internas; sed vel perinde ut lu priore, vel paulo rarior id</text:span></text:p>
      <text:p text:style-name="P8"><text:span text:style-name="T14">σφν</text:span><text:span text:style-name="T47">/pov </text:span><text:span text:style-name="T77">1</text:span><text:span text:style-name="T3"> βραχειαν </text:span><text:span text:style-name="T14">ατονίαν προσλαβοντοξ,</text:span><text:span text:style-name="T3"> αξιολο/ως. </text:span><text:span text:style-name="T14">τινί</text:span></text:p>
      <text:p text:style-name="P10"><text:span text:style-name="T22">temporis videtur. Comparanda vero est prior </text:span><text:span text:style-name="T22">quies </text:span><text:span text:style-name="T22">quan-<text:line-break/>tum ad tactum praesenti; hocque memoria tenendum, con-<text:line-break/>flatam esse eam ex fine contractionis et initio distentionis,<text:line-break/>atque ex interposita inter has quiete; tum expendendum,<text:line-break/>quantum utrinque ei ex parte motuum delitescente accessit, .<text:line-break/>id quod exponendum est comparando cum contentione.<text:line-break/>Nam si aeque pulsus contentus nunc sit ac ante suit, quan-<text:line-break/>to tempus scnsibssis quietis longius fiat, tantum etiam est<text:line-break/>putandmn esse revera protractam quietem,• si languidior<text:line-break/>quam prius effectus est, arbitrandum est et ob hoc par-<text:line-break/>tem absconditam esse motuum, quae quieti, quam sentimus,<text:line-break/>ad veram inveniendam detrahenda est. Nam si paulo pul-<text:line-break/>Ius quam ante languidior appareat, multo autem rarior,<text:line-break/>veram quietem puta esse productam, sin multo remissior et<text:line-break/>rarior paulo, ut sensus judicat, minime censebis protensam<text:line-break/>esse veram quietem. Eodem modo, si quum parvam remissio-<text:line-break/>nem assequutus pulsus est, insigniter tibi crebritas rideatur</text:span></text:p>
      <text:p text:style-name="P67"><text:span text:style-name="T11">ΛΙ<text:tab/></text:span><text:span text:style-name="T38">H<text:tab/><text:tab/>-a </text:span><text:span text:style-name="T38"><text:tab/> </text:span><text:span text:style-name="T47">7</text:span></text:p>
      <text:p text:style-name="P10"><text:span text:style-name="T14">ίον</text:span><text:span text:style-name="T3"> ζητειται μάλιστα πνρετῶν ὴ άρχῆ τῶν παροξυσμῶν,</text:span></text:p>
      <text:p text:style-name="P10"><text:span text:style-name="T22">aucta, contractam arbitrare veram quietem. Itaque in qui-<text:line-break/>bus languidior pulsus est factus, tempore, quo exploramus,<text:line-break/>animadvertendum est; in quibus vero pari est contentione,<text:line-break/>in his facile, uti diximus, -fi animum advertas, interna quies-<text:line-break/>dignoscitur. Proinde quum nihil pulsus variet nisi in con- </text:span><text:span text:style-name="T22">‘ •<text:line-break/></text:span><text:span text:style-name="T22">tractione sit celerior, id habe initii accessionis signum per-<text:line-break/>petuum, simulque fit hic pulsus in externa quiete crebrior,<text:line-break/>natura incumbente ad excrementum fumosum propulsandum,<text:line-break/>quamobrcm celerius contrahebatur. Ac sic quidem celeri-<text:line-break/>tate tantum contractionis, quum primum id generatur, va-<text:line-break/>riare a priore pulsus videtur; paulo post etiam fieri creber<text:line-break/>in externa quiete, quod citius arteria</text:span><text:span text:style-name="T22">' </text:span><text:span text:style-name="T22">confidere incipiat.<text:line-break/>At diariae febres non habent hoc; quod sine humorum pu-<text:line-break/>tredine fiant, nec jam etiam hecticae, quod nisi alter cum<text:line-break/>iis affectus casu coeat, ne incipiant quidem unquam. Ita<text:line-break/>in quibus praesertim febribus quaeritur accessionum initium.</text:span></text:p>
      <text:p text:style-name="P7"><text:span text:style-name="T22">tenere nos hoc inseparabile signum debemus. Quod si pri-<text:line-break/>mo die quum recens de sanitate homo in morbum incidit,<text:line-break/>pulsum tangamus, statim nobis genus etiam febris hoc<text:line-break/>signum ante oculos proponet, una enim invadere cum fe-<text:line-break/>brium accessione, quae putredinis alieujus humorum comi-<text:line-break/>tes sint perhibent. Jam in differentiis febrium docuimus in<text:line-break/></text:span><text:span text:style-name="T22">. </text:span><text:span text:style-name="T22">eodem genere, quo hunc, pulsus esse, qui ab inflamma-<text:line-break/>tione excitantur, fed a pulfibus ab humorum putredine con-<text:line-break/>citatis hi sola duritie discernentur; siquidem pulsuum orto-<text:line-break/>rum 'ex inflammationibus durus est occursus. Quare si<text:line-break/>durum occursum, quem efficit contentio arteriae, discer-<text:line-break/>nere ab eo vales, quem generat frigiditas et durities, tres<text:line-break/>praedicere hinc causas praeteritas poteris, potum frigidae,<text:line-break/>meracius vinum, inflammationem; quam non solum ante<text:line-break/>causam fuisse accessionis, sed permanere etiam dicimus; fri-<text:line-break/>gidae atque largioris meri potum antecessisse eum quidem,<text:line-break/>led quem concitavit, affectum adhuc durare. Ac indurescunt<text:line-break/>quidem ex nocuis frigidae potionibus arteriarum tunicae, et</text:span></text:p>
      <text:p text:style-name="P8"><text:span text:style-name="T22">a vino immodice poto desiccantur, nam si nervorum simul<text:line-break/>principium laedat vinum, etiam intenduntur non aliter at-<text:line-break/>que illae, quae convulsionem praenunciant. In inflamma-<text:line-break/>tionibus vero absque propria tunicae duritie tenduntur, vo-<text:line-break/>caturque pulsus tum etiam durus </text:span><text:span text:style-name="T22">ob </text:span><text:span text:style-name="T22">vim ictus; non luduruit<text:line-break/>tamen per fe arteria, quomodo quum vel desiccata fit ali-<text:line-break/>qua ratione, vel magnopere perfrigerata, vel affectum com-<text:line-break/>paiaverit scirrholum. Atque haec quidem sic distinguo.<text:line-break/>Quae primo die nequaquam obtinent istud fignum,. a febri-<text:line-break/>bus putridis separabis, ac vel diarias censebis, vel becticas.<text:line-break/>At febris hectica rarissima a primo'existit, quin tamen id<text:line-break/>temporis possit nasci,, nihil causae est, sed vidimus etiam<text:line-break/>nonnunquarn tales. Reliqua harum omnia signa alio in<text:line-break/>opere explicata sunt, ubi de differentiis febrium tractavimus.<text:line-break/>Quae vero pulsus suppeditant, nunc persequemur.. Nec<text:line-break/>magnus pulsus, nec vehemens cum hecticis febribus unquam<text:line-break/>concurrunt, scd fi alterutrum habeant horum; non sunt.</text:span></text:p>
      <text:p text:style-name="P8"><text:span text:style-name="T22">hecticae; fi simul utrumque habeant, plane suntdiariae, si<text:line-break/>quidem eorum contractio, quemadmodum diximus, non<text:line-break/>properet. Propria enim est ejus, quae consequitur putre-<text:line-break/>dinem humorum, celeritas; cujus singulas differentias in<text:line-break/>commentariis, quorum memini, sum persecutus. Hae<text:line-break/>sunt, ut surnmatim commemorem, omnes quae per circui-<text:line-break/>tus incandescunt, atque omnes continuae, ubi tertium liem<text:line-break/>superent. Ejusdem generis sunt quae inflammationes co-<text:line-break/>mitantur. Ac in declinationibus celeritas contractionis dis-<text:line-break/>solvitur, praesertim quum ad integritatem, aut prope eam<text:line-break/>pervenerint; initio accessionum generatur, quum aliqua ra-<text:line-break/>tione humores intendantur; ac per incrementum augetur,<text:line-break/>ubi prope jam attigerint vigorem, succenfis humoribus; fer-<text:line-break/>vescentihusque ingens incrementum suscipit distentionis ce-<text:line-break/>leritas, contractionis permanet par celeritas; ubi jam viget<text:line-break/>plane febris, in illa accessione ad summam celeritatem dis-<text:line-break/>tentio pervenit, et minuitur celeritas contractionis. Verum</text:span></text:p>
      <text:p text:style-name="P8"><text:span text:style-name="T22">plerique mediri, praecipue qui sensu negant contractionem<text:line-break/>percipi posse, longe absunt a signo, quod exposuimus, om-<text:line-break/>nium febrium ex putredine ortarum, initiique in illis singu-<text:line-break/>larum accessionum. Nonnulli, sed sane pauci, obscuram<text:line-break/>imaginem rei ridentur conspexisse; quarnohrem adeo con-<text:line-break/>fuse atque obscure scribunt, ut qui conjicere valeat quid<text:line-break/>dicant fit nemo. In his Archigenes est, quod videbis, si<text:line-break/>librum ejus de pulsibus legere velis, et commentarios de<text:line-break/>signis febrium, aut certe horum compendium; et vero nos<text:line-break/>etiam libros ejus de pulsibus una cum interpretatione obscu-<text:line-break/>rorum locorum expendimus atque examinavimus octo com-<text:line-break/>mentariis. At vero mini quidam ridentur optime dixisse,<text:line-break/>si adjecerimus sermoni quandam distinctionem, pulsuum ex ,<text:line-break/>utraque parte mutationem, initii accessionis esse nunciam.<text:line-break/>Quam adjunctam distinctionem volo, ea haec est, si muta-<text:line-break/>tio citra aliam occasionem acciderit. Causae, autem partim<text:line-break/>'externae sunt non medicis modo, sed plebi etiam perspectae.</text:span></text:p>
      <text:p text:style-name="P8"><text:span text:style-name="T3">/νωρισμα, </text:span><text:span text:style-name="T3">λο/ω καὶ </text:span><text:span text:style-name="T3">τουτων </text:span><text:span text:style-name="T3">τον </text:span><text:span text:style-name="T3">παροξυσμοΰ γἰγνεσθαι</text:span></text:p>
      <text:p text:style-name="P10"><text:span text:style-name="T22">-oibus et potus .sumptus, -quivis motus, et animi affectus<text:line-break/>iratorum, aut metu percitorum, aut angore, aut quomodo^<text:line-break/>libet aliter commotorum; partim ex ipso corpore originem<text:line-break/>'ducunt, de quibus paulo ante verba feci, ubi horroris, ri-<text:line-break/>goris,' refrigerationis atque confluentium in ventrem men-<text:line-break/>tionem facerem. Nam fi laboranti tale nihil acciderit, re-<text:line-break/>pentina, in quam cunque rem sit, mutatio accessionem prae-<text:line-break/>rnonet; fi celerior rnajorque pulsus fiat, calorem in arte-<text:line-break/>riapum fonte fubali; si tardior vel minor, frigiditatem.<text:line-break/>'Itemque consentiet crebritas cum caloris abundantia, contra<text:line-break/>cum frigiditate raritas. Et remissio etiam, quamvis alio ex<text:line-break/>symptomate oriatur, peculiaris est accessionum initiis, quod<text:line-break/>lu ventrem tum confluant humores vitiosi, atque laeso ejus<text:line-break/>ore facultatem afficiant; At pulsuum inaequalitas, quae<text:line-break/>fere invadit una cum accessionibus, compressarum , vel ob-<text:line-break/>structarum non arteriarum , aut copiae humorum ad facul-<text:line-break/>tatem relatae, est signum, 'quae etiam ratione accessionis</text:span></text:p>
      <text:p text:style-name="P8"><text:span text:style-name="T22">possunt accidere. Quae igitur pulsuum mutationes fiunt,<text:line-break/>quum cordis calor augetur, vel confluunt intro humores,<text:line-break/>aperte hae ridebuntur accessionis initium annuntiare, siqui-<text:line-break/>dem, ut diximus, ab aliis causis sint remotae: quae vero,<text:line-break/>quum erescit frigiditas, hae non etiam necessario ridebuntur<text:line-break/>febris accessionem nnnciare, sed si hic quoque alias omnes<text:line-break/>causas secludamus, declarabit frigiditas nobis jam jamque<text:line-break/>febrem iri accensum, suffocatur enim tunc, quod materia,<text:line-break/>quae in profundum confluit, mire sit frigidior, ut pericu-<text:line-break/>lurn sit ne semel principium extinguatur. Qualia exempla<text:line-break/>extra corpus multa conspiciuntur, si quando materiam simul<text:line-break/>et mullam et quae non facile succendatur, affatim in mo-<text:line-break/>dicum ignem conjiciamus, nam statim periculum est ne ex-<text:line-break/>tinguatur, fi non extinctus fit, fed restiterit; paulo post<text:line-break/>succendere totam materiam incipiet, caloremque generabit<text:line-break/>primo fumosum, tandem etiam flammeum, dum prorsus<text:line-break/>devicta materia puram excitet flammam. Nam ab ea flamma<text:line-break/>quod defluit, non sumus, sed fuligo ct fumosum ignis ex-</text:span></text:p>
      <text:p text:style-name="P8"><text:span text:style-name="T14">σης</text:span><text:span text:style-name="T3"> τῆς φνσεως, το δ </text:span><text:span text:style-name="T22">otov </text:span><text:span text:style-name="T3">τεφρῶδες διὰ πάχονς μὲν </text:span><text:span text:style-name="T14">ου<text:line-break/></text:span><text:span text:style-name="T3">•δυναμένης ἐκκρἰνειν ὸμοίως, αισθητοις δέ τισιν ἐξοχετευούσης</text:span></text:p>
      <text:p text:style-name="P10"><text:span text:style-name="T22">crementum est; utrumque enim materiae adustum excremen-<text:line-break/>tum, quod iu sublime fertur, significat; quod vero decidit,<text:line-break/>cinis et savilla. Ita finge in febribus, ubi acervus materiae<text:line-break/>humidae initio accessionis ad cor pervenerit, primum mor-,<text:line-break/>tis periculum esse; quod periculum maxima mutatio pul-<text:line-break/>suum in raritatem, tarditatem parvitatemque praennnciet.<text:line-break/>Nam fi bis insignis remissio successerit, extemplo peribunt;<text:line-break/>sin autem absit remissio, contendit natura hanc superare,<text:line-break/>atque arteriarum motum majorem, celeriorem crebriorem-<text:line-break/>que excitat, ut uterque motus celerior quidem fiat, sed cla-<text:line-break/>rior contractionis, increscatque hic brevi manifeste, dum<text:line-break/>augescat accessio; tandem ubi materiam superaverit,, calor<text:line-break/>quasi flamma incenditur. Atque hic est vigor accessionum,<text:line-break/>ubi fuliginosum excrementum expiratione et contractione<text:line-break/>arteriarum natura expeIlit; quod vero est veluti cineritium,<text:line-break/>non perinde, quia crassum est, potest excernere, sed per</text:span></text:p>
      <text:p text:style-name="P8"><text:span text:style-name="T3">•&lt; </text:span><text:span text:style-name="T3">’</text:span></text:p>
      <text:p text:style-name="P10"><text:span text:style-name="T22">insignes quosdam meatus educit; hoc in partibus inflamma-<text:line-break/>tis pus est, in ipsis vasis sedimentum minae. At de his<text:line-break/>in commentariis </text:span><text:span text:style-name="T22">De </text:span><text:span text:style-name="T22">differentiis febrium latius diximus. Pul-<text:line-break/>sus antein illas mutationes singulis temporibus accessionis<text:line-break/>necesse est habeant. Jam etiam in initio, ut diximus, non<text:line-break/>male quidam mutationem eorum </text:span><text:span text:style-name="T22">in </text:span><text:span text:style-name="T22">utramque partem statue-<text:line-break/>runt.</text:span><text:span text:style-name="T22">' </text:span><text:span text:style-name="T22">Sed ad universam </text:span><text:span text:style-name="T22">illorum lignorum </text:span><text:span text:style-name="T22">certitudinem<text:line-break/>danda opera est ut scias discernere pulsuum omnes altera-<text:line-break/>tiones </text:span><text:span text:style-name="T22">ex </text:span><text:span text:style-name="T22">aliis causis; in quas, qn </text:span><text:span text:style-name="T22">an quam </text:span><text:span text:style-name="T22">vitet, frequenter<text:line-break/>incurrit Archigenes. Itaque in loquacitatem et institutionis<text:line-break/>confusionem incidit, quum propriis et perpetuis Ungulorum<text:line-break/>temporum fignis commisceat ea quae frequenter consequun-<text:line-break/>tur ; quamvis in minimo fita fint, fi methodo percipiantur;<text:line-break/>nam purum calorem, motus distentionis declarat, atque eum,<text:line-break/>qui eft veluti fumosus, contractionis. Caeterae pulsuum<text:line-break/></text:span><text:span text:style-name="T22">alterationes</text:span><text:span text:style-name="T22">, aut ob facultatis, aut ob instrumentorum fiunt</text:span></text:p>
      <text:p text:style-name="P68"><text:span text:style-name="T22">canBNus </text:span><text:span text:style-name="T22">TOM. rx.<text:tab/>Jvj.</text:span></text:p>
      <text:p text:style-name="P8"><text:span text:style-name="T3">εφεξης σιειμι. </text:span><text:span text:style-name="T14">ίΐρηται μίν ουν τινα</text:span><text:span text:style-name="T3"> και περι τοντων εμ-</text:span></text:p>
      <text:p text:style-name="P10"><text:span text:style-name="T22">mutationem</text:span><text:span text:style-name="T3">; </text:span><text:span text:style-name="T22">harum autem utraque ex causis quibusdam an-<text:line-break/>tecedentibus, quae fere alias etiam externas comitantur.<text:line-break/>Ac quo fit sermo clarior, appellabimus quae, ex corpore<text:line-break/>procedunt causas unde vel facultas , vel instrumenta<text:line-break/>alterantdr, antecedentes, harum ipsarum quae positae ex-<text:line-break/>tra corpus induxerunt alterationem</text:span><text:span text:style-name="T22">, </text:span><text:span text:style-name="T22">caufiie sunt externae..<text:line-break/>Harum nos rnethodunr omnem in aliis commentariis, quos<text:line-break/>inscribimus de causis pulsuum, exposuimus. Itaque nihil<text:line-break/>miri est, si expedita haec quis memoria complexus me-<text:line-break/>ditatusque, via fcientiam patiente ad prompte dignoscen-<text:line-break/>dos quosvis pulsus, causas interim quae praecesserunt iu<text:line-break/>aegrotis inveniat. Atque hic quidem finem sermonis fa-<text:line-break/>ciarnus.</text:span></text:p>
      <text:h text:style-name="Heading_20_2" text:outline-level="2">Cap. VIII.</text:h>
      <text:p text:style-name="P152"><text:span text:style-name="T22">De intemperie humida et sicca quae<text:line-break/>cor teneat, ipfasque etiam arterias, et singulas </text:span><text:span text:style-name="T22">separatirn<text:line-break/></text:span><text:span text:style-name="T22">et omnes in communi, deinceps agam; </text:span><text:span text:style-name="T22">de quibus etsi ante</text:span></text:p>
      <text:p text:style-name="P8"><text:span text:style-name="T22">ego nonnihil attigi, tamen orationis seriem, quae </text:span><text:span text:style-name="T47">tractari<text:line-break/></text:span><text:span text:style-name="T22">hic separatirn postulat, ac fi dixissemus nihil, ita absolve-<text:line-break/>rnus. Nam cor quandoque, si siccius evnserit quam natu-<text:line-break/>ralis status fert, una omnes fecum arterias alterabit; quan-<text:line-break/>doque vero in una hoc parte animalis arteriis, vel in plu-<text:line-break/>ribus accidet.; est quum sint contra quidem ac cor af-<text:line-break/>fectae, quod ad sc ipsas pertinet, arteriae, sed tamen etiam<text:line-break/>recipiant ejus affectionem, ut confletur illis medius quidam<text:line-break/>affectus in humiditate et siccitate, sicut ante in caloris et<text:line-break/>frigiditatis intemperie explicavimus. Causae sunt antece-<text:line-break/>dentes, quae arterias indurent, aqua sulsurea et alumi-<text:line-break/>nosa et, ne multis, quaecunque vim habent exiccandi, non<text:line-break/>aquae modo, sed et medicamenta, diu parti cuipiam cor-<text:line-break/>poris applicata, cujuscunque arterias haec intemperies te-<text:line-break/>nuerit, ipsum pulsum reddit duriorem. Maxime vero in<text:line-break/>plerisque atrophiis, quum arteriae partium nutritione de-</text:span></text:p>
      <text:p text:style-name="P10"><text:span text:style-name="T22">Bb 2</text:span></text:p>
      <text:p text:style-name="P8"><text:span text:style-name="T14">μονς δε εργφζίται </text:span><text:span text:style-name="T47">palaxov;. osozta</text:span><text:span text:style-name="T22"> </text:span><text:span text:style-name="T3">δὲ μαλακότητος σφν/μῶν</text:span></text:p>
      <text:p text:style-name="P10"><text:span text:style-name="T22">sectarum fiunt duriores</text:span><text:span text:style-name="T3">, </text:span><text:span text:style-name="T22">tum pulsum creant duriorem. In<text:line-break/>ipso vero corde intemperiem creat nictus, si diutius, sicco<text:line-break/>utaris; praeterea medicamentorum exiccantium esus et<text:line-break/>potio, in quibus est vinum merum, defectus cibi, vel alia<text:line-break/>quapiam de causa, vel ob famem publicam; interirn etiam<text:line-break/>ob potum, ut in longis navigationibus; ad haec immodicus<text:line-break/>labor, fenium, . solicitudo, tristitia, diutinae vigiliae, fe-<text:line-break/>bris hectica, prae caeleris marcida. Haec igitur quae<text:line-break/>memoravimus omnia, nunc fingula, nunc bina, nunc<text:line-break/>terna, nunc plura conjuncta, cor siccius efficiunt, tanto-<text:line-break/>que quam par est. duriorem pulsum quanto sit siccitas<text:line-break/>major. Causae hninidae intemperiei sunt oedemata, quae<text:line-break/>partes diutius tenuerunt, hydrops leucophlegmatia^ qui<text:line-break/>item cor alterat; denique omnia principum viscerum oede-<text:line-break/>mata, quum arterias humectant ct cor, tum pulsus essi-.<text:line-break/>ciunt molles. Pulsuum causiae mollitiei mediocris, nec</text:span></text:p>
      <text:p text:style-name="P8"><text:span text:style-name="T3">των τῶν ἄλλων μορύον τῶν τοΰ </text:span><text:span text:style-name="T14">σώματος ίξη/ήσασθαι</text:span></text:p>
      <text:p text:style-name="P10"><text:span text:style-name="T22">fu tignis hae sunt: ciborum copis htimidiorum, multum<text:line-break/>otium, somnus longus, balneae a cibo. Durorum pul-<text:line-break/>suum ante demonstravimus esse parvitatem, mollium ma-<text:line-break/>gnitudinem , jam etiam has consequi celeritatem et tar-<text:line-break/>ditatem, ad haec crebritatem et raritatem. Declaravi-<text:line-break/>mus praeterea aliarum causarum conjugationes; causas<text:line-break/>nunc dico primas et quasi continentes generationis pul-<text:line-break/>suum, usum et facultatem. Itaque accidentium cordis<text:line-break/>ex intemperie nihili jam reliquum est. At non tamen<text:line-break/>tumores in illo excitantur, qui pulsus alterent iu duri-<text:line-break/>tiem, quemadmodum lu caeteris visceribus inflammatio-<text:line-break/>nes et scirrhi, prius enim pereat homo</text:span><text:span text:style-name="T22">: </text:span><text:span text:style-name="T22">syncope cor-<text:line-break/>reptus in iliorum tumorum ortu. Omnia igitur quae<text:line-break/>cordi accidunt, 'quae pulsus mutent, retuli; quamobrem<text:line-break/>hic finire hunc librum tempestivum visum est mihi, ac<text:line-break/>progresso ad quartum omnium aliarum corporis par</text:span><text:span text:style-name="T30">tium</text:span></text:p>
      <text:p text:style-name="P8"><text:span text:style-name="T22">exponere affectus, quicunque inteinperiem et tumorem<text:line-break/>praeter naturam comitantur, ac qui pul</text:span><text:span text:style-name="T83">s</text:span><text:span text:style-name="T22">us lingu</text:span><text:span text:style-name="T30">l</text:span><text:span text:style-name="T22">os<text:line-break/>con</text:span><text:span text:style-name="T83">s</text:span><text:span text:style-name="T22">equitur.</text:span></text:p>
      <text:h text:style-name="P1" text:outline-level="1"><text:bookmark-start text:name="bookmark16"/><text:span text:style-name="T38">GALENI DE PRAESAGITIONE EX</text:span><text:bookmark-end text:name="bookmark16"/><text:span text:style-name="T38"><text:line-break/>PULSIBUS LIBER I</text:span><text:span text:style-name="T81">V</text:span><text:span text:style-name="T38">.</text:span></text:h>
      <text:h text:style-name="Heading_20_2" text:outline-level="2">Cap. I.</text:h>
      <text:p text:style-name="P152"><text:span text:style-name="T22">Quartus hic liber nobis est de praesagi-<text:line-break/>tione ex pulsibus. In primis duobus singulorum pulsuum<text:line-break/>positorum expendimus auctores affectus, in tertio singulo-<text:line-break/>rum affectuum proprios pulsus investigavimus; coepimus<text:line-break/>autem ab iis quae cordi accidunt, in quibus sunt omnes<text:line-break/>scbres, ut in libris, quos de iis scripsimus, probavimus.<text:line-break/>Quod reliquum est adhuc, aliarum omnium partium affectus,<text:line-break/>quibus cor consentiens commutat pulsus, omnes ordine ex-</text:span></text:p>
      <text:p text:style-name="P8"><text:span text:style-name="T47">avtrl </text:span><text:span text:style-name="T14">συγγίνίστατοζ υπαοχίί, καί</text:span><text:span text:style-name="T3"> συῥῥούς με/ίστοις .στόμασιν</text:span></text:p>
      <text:p text:style-name="P10"><text:span text:style-name="T22">plicemus, contrahamusque in methodum eos, quomodo<text:line-break/>ante fecimus alios. Atque hoc primum de omnibus in com-<text:line-break/>muni est sciendum, totius corporis pulsus prius quam<text:line-break/>consentiat cor parti prius affectae, in omnem alterationem<text:line-break/>fieri non posse ut trahantur; in parte 'aliqua, licet ossen-<text:line-break/>fionem cor non sentiat, arteriarum motus variare posse.<text:line-break/>Posteaquam jam hujus admonuimus, primo loco instru-<text:line-break/>mentorum respirationi servientium affectus exponamus, de-<text:line-break/>inde nutritiorum, mox capitis, postea artuum et propatu-<text:line-break/>larum animantis partium, postremo genitalium.</text:span></text:p>
      <text:h text:style-name="Heading_20_2" text:outline-level="2">Cap. II.</text:h>
      <text:p text:style-name="P152"><text:span text:style-name="T22">Ac partes animalis respirationi servientes<text:line-break/>duae duntaxat sunt, pulmo et thorax; nutritionis multo<text:line-break/>plura qitain duo instrumenta, jecur, ventriculus, inte-<text:line-break/>stina, lien, renes, utraque vesica. Celerrimam cordi et<text:line-break/>omnium rnaximain noxam dat pulmo; sedem enim habet<text:line-break/>omnium ei conjunctissimam, ei que vasis quam'maxime affi-<text:line-break/>nis est, et confluxum habet per niaxiuia ostia in utrumque</text:span></text:p>
      <text:p text:style-name="P16"><text:span text:style-name="T14">αυτης </text:span><text:span text:style-name="T47">r.abt </text:span><text:span text:style-name="T14">ίαντ'ην όυσχοάτως Ιχούσφί,</text:span><text:span text:style-name="T3"> ἐπί τε τῆ προς τον<text:line-break/></text:span><text:span text:style-name="T22">✓</text:span></text:p>
      <text:p text:style-name="P10"><text:span text:style-name="T22">sinum. Quarnobrem si quando evaserit solito calidior, con-<text:line-break/>tinuo et cor calefacit, si frigidior fit, nec hoc prorogatur;<text:line-break/>luimiditatis autem et siccitatis intemperiem noir perinde<text:line-break/>ac illas, scd citius etiam has tamen quam caetera instru-<text:line-break/>menta cordi impertit.- Tum- plethorici in ipso nrorbi,<text:line-break/>maxime quum erysipelas vel inflammatio invaserit viscus,<text:line-break/>cordis statim functiones alterant. Et affectus quoque, quos<text:line-break/>in ipsc committit fluxio pituitosa, in conscissionem fecum<text:line-break/>cor trahunt. Sed ab intemperie initium exordiendum est,<text:line-break/>qiiae absit </text:span><text:span text:style-name="T47">a fluxione;</text:span><text:span text:style-name="T22"> ac primum in manibus sumam eam<text:line-break/>quae' ob calorem fit. Ergo si a pulmone excalesacto cor<text:line-break/>parvum calorem contraxerit, pulsus efficit, qui comites esse<text:line-break/>usus pulsuum amplificati solent; qui affectus si diuturnior<text:line-break/>sit, in periculum vocabitur illud, ne in febrem hecticam<text:line-break/>incidat, cujus nos ante indicia declaravimus, atque perinde<text:line-break/>pulsus alterabuntur; sive solum per se cor intemperatum sit.</text:span></text:p>
      <text:p text:style-name="P8"><text:span text:style-name="T14">ο πναυμων</text:span><text:span text:style-name="T3"> γένοιτο, κατ ἀρχἄς μὲν </text:span><text:span text:style-name="T47">ovSiv</text:span><text:span text:style-name="T22"> </text:span><text:span text:style-name="T3">τι σαφὲς άλλοιώηει</text:span></text:p>
      <text:p text:style-name="P10"><text:span text:style-name="T22">sivq consentiat pulmoni. Jam etiam respirationis forma' in<text:line-break/>eodem erit statu, five febrili intemperie cor folum affectum<text:line-break/>sit, five pulmoni consentiat. Majorem tamen in toto sinu<text:line-break/>thoracis aestum percipiet qui ex pulmone laborat, atque<text:line-break/>calidum plane expirabit, sitietque etiam altero magis, et<text:line-break/>calidioribus erit faucibus atque lingua, eaque fere ficeiore;<text:line-break/>quod si malum ingravescat, inficietur lingua atro colore, qnam<text:line-break/>omnino asperam habebit. At si pulmo sit refrigeratus, cor,<text:line-break/>quod ei consentit, pulsus primo in eam adducet alteratio-<text:line-break/>nem , quam ante consequi ostendimus usum, qui exolritnr,<text:line-break/>temporis longitudine, quum frigiditatem hecticam contraxit,<text:line-break/>pulsus excitabit, quos huic, fi polleat, attribuimus. Ac<text:line-break/>nimirum caetera conveniunt his quibus solum cor est refri-<text:line-break/>geratum cum illis quibus pulmo; allerum enim necessario<text:line-break/>alteri consentit; quibus vero refrigeratus est primus pulmo,<text:line-break/>hoc habent extra ordinem, ut sentiant frigidam respiratio-<text:line-break/>nem. Jam si .siccitate intemperatus pulmo suerit, a primo</text:span></text:p>
      <text:p text:style-name="P16"><text:span text:style-name="T14">τοΐς παχέσι καί γλίχροις</text:span><text:span text:style-name="T3"> και πολλοις ἀποτελεῖται </text:span><text:span text:style-name="T47">ptvpact,<text:line-break/></text:span><text:span text:style-name="T22">sc </text:span><text:span text:style-name="T3">'</text:span></text:p>
      <text:p text:style-name="P10"><text:span text:style-name="T22">pulsus pene nihil alterabit, tandem consentiente illi corde,<text:line-break/>duriores efficiet. His fauces, tametsi nihil sitiant, prompte<text:line-break/>arescunt. Humida intemperies uvidas reddit fauces, sitim<text:line-break/>extingnit, et tempore ad mollitiem pulsus traducit. Hae<text:line-break/>sunt pulmonis simplices intemperies: ex his cognosce com-<text:line-break/>positas, nam ad aliud propero genus, quod ex fluxione<text:line-break/>dixi oriri. Communem habet hoc omnium inaequalitatem<text:line-break/>pulsuum; obstiuuntur enim facile' ct constringuntur, ut-<text:line-break/>que comprimuntur per eas fluxiones principes arteriae; nec<text:line-break/>minus ob eam humorum copiam, quae ad facultatem refer-<text:line-break/>tura quod scilicet tam conjmrctum pulmoni cor sit, etcon-<text:line-break/>fluxurn habeat per magna ostia. Ac inaequalitas quidem<text:line-break/>communis est omnium fluxionum, quae impingunt in pul-<text:line-break/>monem, eaque nunc major, nunc minor est pro cr assiti e<text:line-break/>humoris et abundantia: minor ex subtilibus et paucis; lu-<text:line-break/>lignior ex crassis et viscidis copiosisque fluxionibus essi-</text:span></text:p>
      <text:p text:style-name="P69"><text:span text:style-name="T3">Γ -- -<text:tab/><text:tab/>Ψ <text:tab/> <text:tab/>~<text:tab/>7 —<text:tab/><text:tab/>-</text:span></text:p>
      <text:p text:style-name="P10"><text:span text:style-name="T3">ἐδείχθη πρα/ματείφ</text:span><text:span text:style-name="T14">, σνμβεβηχίν νπίναντίως</text:span><text:span text:style-name="T3"> ὲχειν </text:span><text:span text:style-name="T14">τη §ια-<text:line-break/>στολη</text:span><text:span text:style-name="T3"> τοΰ θωρακος το ποσόν τῆς εισπνοῆς. ,μἑγιστον μὲν</text:span></text:p>
      <text:p text:style-name="P10"><text:span text:style-name="T22">citur, quod hae obstruant comprimantque ac gravent </text:span><text:span text:style-name="T22">ma- .<text:line-break/></text:span><text:span text:style-name="T22">gis. At alteratiorres pulsuum in caeteras differentias, </text:span><text:span text:style-name="T22">ex<text:line-break/></text:span><text:span text:style-name="T22">calidioribus fluxionibus quales a copioso calore, ex frigi-<text:line-break/>dioribus quales excitari ante a defectu docuimus; durio-<text:line-break/>res quam oportuit fiunt per siccam intemperiem et-inflam-<text:line-break/>matorios atque fcirrhofos pulmonis tumores; contra mol-<text:line-break/>liores ob oedematofas affectiones, lam nec respirationis<text:line-break/>unum genus est per intemperiem et fluxiones. Frigida in-<text:line-break/>temperies parvam, tardam raramque respirationem creat<text:line-break/>non aliter atque pulsus; at fluxiones frigidae pulsus simili-<text:line-break/>ter mutant, respirationem nec parvam nec tardam nec ra-<text:line-break/>ram reddunt. Quia enim coarctatus pulmo est, paucus spi-<text:line-break/>ritus recipitur, qui quod naturae non satis efficit, fit ut<text:line-break/>altera actio statinr celeris efficiatur et magna. Quae solae<text:line-break/>dyspnoeae habent, quod declaravimus in libris, quos de iis<text:line-break/>conscripsimus, ut thoracis distentioni quantitas attracti spi-</text:span></text:p>
      <text:p text:style-name="P8"><text:span text:style-name="T47">er.soptoSmv</text:span><text:span text:style-name="T22"> </text:span><text:span text:style-name="T3">ο/κων </text:span><text:span text:style-name="T3">ὲχει. μή </text:span><text:span text:style-name="T14">τοίνυν, ύ νάματα ζητίΐ άχούίιν</text:span><text:span text:style-name="T3"> ἔτι</text:span></text:p>
      <text:p text:style-name="P10"><text:span text:style-name="T22">ritus adversetur, maxime enim thorax dilatatur, scd non<text:line-break/>attrahitur spiritus plurimum, uti quum apertus pulmo nec<text:line-break/>obstructus esset. Genus igitur respirandi omnes fluxiones<text:line-break/>idem habent; at non eadem omnibus suffocatio, scd calidio-<text:line-break/>res comitatur potius, quandoquidem largiorem attrahi spi-<text:line-break/>ritum natura tum postulat, nam solum intemperiem nullum<text:line-break/>suffocationis periculum excipit. Ac ipsis etiam pulsibus<text:line-break/>praeter superiores dictas alia quaedam inest differentia, ex<text:line-break/>eo quod fluxio nunc in ipsas impingat solas asperas arterias,<text:line-break/>nunc in laeves et venas; vel inter eas occupet cunctas iu-<text:line-break/>tercapediues. Si arteriae tantum asperae sint oppletae, ni-<text:line-break/>hil pulsus duritie variant; sin laeves, quia totius animantis<text:line-break/>arteriae intenduntur, pulsum efficiunt duriorem. Oede-<text:line-break/>mata tantum abest ut indurent eum, ut etiam molliant diu-<text:line-break/>turnitate arteriarum tunicas humectando, nec quicquam in-<text:line-break/>tendendo; id quod in tumoribus inflammatoriis et scirrhosis<text:line-break/>usu venit. ; Quare noli jam. nomina expectare peripneumo-</text:span></text:p>
      <text:p text:style-name="P8"><text:span text:style-name="T14">τουπίπαν επΐ τοΐ; χατα</text:span><text:span text:style-name="T3"> τὰς πλενράς ο/κοις ο σφν/μός, ούχ<text:line-break/></text:span><text:span text:style-name="T22">niarum vel asthmatum vel aliorum pulmonis morborum,<text:line-break/>quum affectus teneas pulmonis. Nam institutionem per no-<text:line-break/>mina primam habere significationis controversiam, alteram<text:line-break/>numeri morborum notitiam, multis saepe locis declara-<text:line-break/>vimus.</text:span></text:p>
      <text:h text:style-name="Heading_20_2" text:outline-level="2">Cap. llI.</text:h>
      <text:p text:style-name="P152"><text:span text:style-name="T22">Sed ad thoracis morbos eadem via et ra-<text:line-break/>tione progrediendum nobis esu Intemperies easdem alte-<text:line-break/>rationes inducunt ac paulo ante illae pulmonis; tumores<text:line-break/>pro multitudine et genere singulorum humorum, qui effi-<text:line-break/>ciant eos. Variant autem quod citius cor et magis pulmo-<text:line-break/>ni consentiat, minus atque tardius thoraci. Alia praeterea<text:line-break/>erit varietas, quod interdum affecta pars tiioracis sit muscu-<text:line-break/>lus, interdum succingens costas tunica; major siquidem<text:line-break/>tensio est, ubi durae partes et spissae intumescant; unde<text:line-break/>etiam pleuritici iemper duriorem pulsum quam peripneu-<text:line-break/>mouiei habent. At aequalis est maxima ex parte pulsus in</text:span></text:p>
      <text:p text:style-name="P8"><text:span text:style-name="T22">tumoribus, qui consistunt ad costas, non ut pulmonis turno-<text:line-break/>ribus, omnifariam inaequalis; neque enim magnis vasis,<text:line-break/>•neque vicinitate propinqua cum corde conjunctus est tho- '<text:line-break/>rax. De genere dyspnoeae hoc loco nihil necesse habeo di-<text:line-break/>cere, ut in pulmone oportebat distinguere; nam modo cor<text:line-break/>offenditur primum, modo pulmo. Exposita est enim et fa-,<text:line-break/>cilis ejus affecto thorace cognitio.</text:span></text:p>
      <text:h text:style-name="Heading_20_2" text:outline-level="2">Cap. IV.</text:h>
      <text:p text:style-name="P152"><text:span text:style-name="T22">Jecinore affecto pulsus ex intemperie va-<text:line-break/>riant ; ut superius docuimus. Si excitati fint tumores prae-<text:line-break/>ter naturam, conveniunt fere etiam in his, fed minus ex in-<text:line-break/>flammationibus indurescunt- quam ex thoracis inflamma-<text:line-break/>tionibus ; et tantu quidem quanto quam ex pulmonis ma-<text:line-break/>gis. Nunquam etiam ex thoracis, vel jecinoris tumore fit<text:line-break/>mollis pulsus, eo quod nec innascitur his instrumentis oede-<text:line-break/>ma pituitosum. Compactior enim thorax est, quam qui<text:line-break/>eam fluxionem admittat; jecur non cornpactius modo, scd<text:line-break/>et innata facultate alterat pituitam; at jecinori proclivius</text:span></text:p>
      <text:p text:style-name="P8"><text:span text:style-name="T3">ἀλλ’ ῆτοι βραχύ </text:span><text:span text:style-name="T3">τι </text:span><text:span text:style-name="T3">παντάπασιν ῆ ούδ’ ο'λως εις τοιαύτην<text:line-break/></text:span><text:span text:style-name="T22">cor; etsi remotius quam thorax fit, vinculo cavae venae<text:line-break/>consentit.</text:span></text:p>
      <text:h text:style-name="Heading_20_2" text:outline-level="2">Cap. V.</text:h>
      <text:p text:style-name="P152"><text:span text:style-name="T22">Consentit porro et septo transverso prae<text:line-break/>omnibus aliis thoracis partibus, quod ex ipsa cava vena in-<text:line-break/>seruntur; tenfionem vero nulla perinde alia pars infert ar-<text:line-break/>teriis, praecipue si nervosa ejus pars affecta fit. Ac fi a<text:line-break/>solis excrementis in ipso existentibus citra febres intenda-<text:line-break/>tur, dolor et dyspnoea a primo,.consequitur: postea putres--<text:line-break/>centibus excrementis febricitant. Si ex fluxione, quae in-<text:line-break/>cumbit in ipsum, omnino haec sit vel flavae bilis, vel ca- </text:span><text:span text:style-name="T69">v<text:line-break/></text:span><text:span text:style-name="T22">lidi sanguinis et tenuis oportet; nam crassum sanguinem et<text:line-break/>pituitam lentam propter densitatem nunquam recipiat. Hi,<text:line-break/>delirabunt necessario pulsumque habebunt insigniter durum,<text:line-break/>itaque etiam parvum, quia vero ambo haec, et calor eft co-<text:line-break/>piosus, proinde- creberrimum quoque. Pulsus jam affecto<text:line-break/>septo transverso citra febrem durus est et parvus; non ,<text:line-break/>multo tamen crebrior, sed vel admodum parum, vel nulla</text:span></text:p>
      <text:p text:style-name="P8"><text:span text:style-name="T14">τα τοΐζ </text:span><text:span text:style-name="T47">ascboti </text:span><text:span text:style-name="T14">άνάλογον'</text:span><text:span text:style-name="T3"> εἰ δ’ ἐν </text:span><text:span text:style-name="T3">τῶ </text:span><text:span text:style-name="T3">στόματι </text:span><text:span text:style-name="T14">γένοιτο,</text:span></text:p>
      <text:p text:style-name="P10"><text:span text:style-name="T22">ex parte in eam incidit mutationem. At vero omnia quae<text:line-break/>magnis pleuritidibus accidunt, respondent .symptomatibus<text:line-break/>partis nervosae septi transversi, tum quod succingens costas<text:line-break/>tunica multis nervis praedita sit., tum quod adhaereat septo,<text:line-break/>transversu membranisque thoracem lutersepientibus, per<text:line-break/>quas ad cor continuatur. </text:span><text:span text:style-name="T47">Ac</text:span><text:span text:style-name="T22"> </text:span><text:span text:style-name="T22">•• </text:span><text:span text:style-name="T22">tnarimum fane indicium<text:line-break/>exitialis - pleuritidis est, si pulsus sit magnopere durus,, ita*<text:line-break/>que parvus etiam et ob ambo, haec caloremque creberri-<text:line-break/>mus; pleuriticus cum tali pulsu nemo est servatus ullus..<text:line-break/>Hi minus quam quibus inflammatum eft septum transver-<text:line-break/></text:span><text:span text:style-name="T22">sum </text:span><text:span text:style-name="T22">delirant; propius enim principium emittuntur nervi,<text:line-break/>septi transversi. Verum quandoquidem depulfibus,dicere<text:line-break/>institui, </text:span><text:span text:style-name="T22">non </text:span><text:span text:style-name="T22">est mihi lu caeleris signis immorandum; lu<text:line-break/>commentariis enim de locis affectis latius de his diximus.</text:span></text:p>
      <text:h text:style-name="Heading_20_2" text:outline-level="2">Cap. VI.</text:h>
      <text:p text:style-name="P152"><text:span text:style-name="T22">Ventriculus affectus , intemperie pulsus;<text:line-break/></text:span><text:span text:style-name="T22">ita ut </text:span><text:span text:style-name="T22">superiora immutabit; ob tumorem vero quempiam<text:line-break/></text:span><text:span text:style-name="T22">si is sane </text:span><text:span text:style-name="T22">infundo constiterit, inore aliorum; sin ad ejus </text:span><text:span text:style-name="T22">os.</text:span></text:p>
      <text:p text:style-name="P70"><text:span text:style-name="T22">-curtros ToM. rx.<text:tab/>Cc</text:span></text:p>
      <text:p text:style-name="P8"><text:span text:style-name="T22">is constiterit/ pulsus ob .nervorum multitudinem erit du-<text:line-break/>rior, non ita durus tamen ut ex septo, transverso:' mul-<text:line-break/>tum enim conceditliujc,- tarnessi non cedat nervorum magni-<text:line-break/>tudine;-sed'quia hi nervi insigni scnsu sunt praediti; molles<text:line-break/>sunt enim eti magni atque, ex ipso principio • sunt enati.<text:line-break/>Verum quia cairnosa est corporis substantia, duritieluferior<text:line-break/>est • et succingente ’ et scptutransversuquae corporat con-<text:line-break/>tenta sunt et dura spissaque, unde qunm lutumescunti,- </text:span><text:span text:style-name="T47">ve-.<text:line-break/></text:span><text:span text:style-name="T22">hementius:. tenduntur. Praeterea i illorum nervinorr sccus<text:line-break/>atque ipsa instrumenta duri contentique: sunti,, &gt; ventricusi,<text:line-break/>ut diximu's,chiolles. Quare. ,ex.scpto. transverso et succlu-<text:line-break/>gente tunica durissimi, itaque, etiam; parvi fiunt pulsus; quod<text:line-break/>si ' calorr-quispiam- cum iisdem, ut;in inflammationibus et<text:line-break/>febribus sic -cdnjunctus, simul creberrimi.: Ex ore ventri-<text:line-break/>culi ntniquam jta durus: pulsus fit, quod nec ipsi nervi nec<text:line-break/>pars sit contenta; verum parvi et subinde crebri,- - quia pro-,<text:line-break/>pter eximiuniscnfemalefatigutniquaiir.primuus eti dejicitur</text:span></text:p>
      <text:p text:style-name="P71"><text:span text:style-name="T3">λΓ)<text:tab/></text:span><text:span text:style-name="T22">• </text:span><text:span text:style-name="T3">,.-.ΟΤ ϊ&gt; </text:span><text:span text:style-name="T22">&lt;</text:span></text:p>
      <text:p text:style-name="P8"><text:span text:style-name="T14">αγγίίίον </text:span><text:span text:style-name="T47">y.otvtovttf </text:span><text:span text:style-name="T14">‘&amp;ΰττον</text:span><text:span text:style-name="T3"> τε καί μᾶλλον αύτήν εις σνμπά--'</text:span></text:p>
      <text:p text:style-name="P10"><text:span text:style-name="T3">•χ</text:span></text:p>
      <text:p text:style-name="P10"><text:span text:style-name="T3">4</text:span></text:p>
      <text:p text:style-name="P6"><text:span text:style-name="T22">facultas. Exposuimus enim quos pulsus dolor, praesertim’ .<text:line-break/>si facultatem laedat, efficiat. Ac quemadmodum ob dolo-<text:line-break/>res qui afficiunt ventriculos, statim debilitatur facultas, ita-<text:line-break/>nec copiam humorum sustinet ne paulisper quidem, fed<text:line-break/>gravatur et fatiscit pulsusque efficit inaequales. Diximus-<text:line-break/>in superioribus libris facultatem. copia materiae gravatum,<text:line-break/>qui pulsus comitentur, atque etiam qui debilitatam, quae:<text:line-break/>offensiones facultatis quum ventriculi os ambae comitentur,<text:line-break/>jure pulsus reddit interdum’ languidos, parvos crebrosque,<text:line-break/>interdum inaequales cum in illis tribus quae memoravi ge-<text:line-break/>neribus, tum vero in celeritate et tarditate.</text:span></text:p>
      <text:h text:style-name="Heading_20_2" text:outline-level="2">Cap. VII.</text:h>
      <text:p text:style-name="P152"><text:span text:style-name="T22">Porro lu nutritionis caeteris instrumentis-<text:line-break/>nihil-jam laboris est mutationes pulsuum invenire, si priora<text:line-break/>omnia quae exposuimus quasi elementa respiciarnus, ut<text:line-break/>nihil obiter praetereamus. Quae enim propiora cordi sunt et<text:line-break/>magnis vasis ei copulatu, celerius er magis in consensionem</text:span></text:p>
      <text:p text:style-name="P10"><text:span text:style-name="T22">Cc a</text:span></text:p>
      <text:p text:style-name="P7"><text:span text:style-name="T3">σῶμα, </text:span><text:span text:style-name="T14">μίίζονς εν τοντίό.</text:span><text:span text:style-name="T3"> τὰ γάρ ἐν πνκί’οτέροις σώμασιν</text:span></text:p>
      <text:p text:style-name="P6"><text:span text:style-name="T22">trahent; quae remotiora sunt et parvis vasis affixa, minus<text:line-break/>et tardius. - Eodem modo quae dufa et contenta nervisque<text:line-break/>praedite sunt plurimis duris, facile pulsus haec efficiunt<text:line-break/>duros; quae contra, molles; quae sensu vigent utroque<text:line-break/></text:span><text:span text:style-name="T69">1</text:span><text:span text:style-name="T22"> </text:span><text:span text:style-name="T22">incommodo facultatem afficiunt. Quare nulla difficultate<text:line-break/>ipse luvenias tua sponte quem quaeque pars quibus lu affe-<text:line-break/>ctibus .pulsum creat; ut exempli causa, vesica </text:span><text:span text:style-name="T22">et </text:span><text:span text:style-name="T22">uterus<text:line-break/>loco inter sc nihil differunt, scd durior vesica et nervosior<text:line-break/>est, unde pulsus inflammata duriores sarit quam uterus;<text:line-break/>uterus celerius eos et magis convertet in magnitudinem </text:span><text:span text:style-name="T47">par-<text:line-break/>vitatemque atque reliquos differentias, majores</text:span><text:span text:style-name="T22"> enim arte-<text:line-break/>rias habet venasque et multo prius ex magnis doffi vasis<text:line-break/>expullulant quam quae inseruntur vesicae. Dolores utri-<text:line-break/>que instrumento, quatenus nervo </text:span><text:span text:style-name="T22">ex aequo </text:span><text:span text:style-name="T22">praedita sunt,<text:line-break/>pares sunt; quatenus .spissius est et durius veficae corpus,<text:line-break/>majores sunt hujus. Etenim qui obsepti in spissioribus</text:span></text:p>
      <text:p text:style-name="P8"><text:span text:style-name="T22">corporibus et constipati sunt humores, hi majorem dolo-<text:line-break/>rem quam qui in rarioribus sunt </text:span><text:span text:style-name="T22">et </text:span><text:span text:style-name="T22">mollibus concitant;<text:line-break/>nimirum qui tendant violentius, cujus comes erat doloris<text:line-break/>magnitudo. Hac ratione et via omnium partium investi-<text:line-break/>gandae sunt differentiae. - -</text:span></text:p>
      <text:h text:style-name="Heading_20_2" text:outline-level="2">Cap. VIII.</text:h>
      <text:p text:style-name="P152"><text:span text:style-name="T22">Sed exercitandi gratia differentias ego<text:line-break/>explicabo aliarum partium quae sunt extra inguina et<text:line-break/>alas; quoniam et his aliquid quidem </text:span><text:span text:style-name="T22">a </text:span><text:span text:style-name="T22">praedictis omnibus<text:line-break/>disserens est, quemadmodum et inter fele mutuo particula-<text:line-break/>tim, aliquid vero tum sibi mutuo tum cum praedictis corn-<text:line-break/>mune est. Nam quod distant multum a corde, ambobus est<text:line-break/>commune magisque inferioribus; fed inter sc substantiis et<text:line-break/>officiis disserunt, sicut quiddam habent inter sc et cum su-<text:line-break/>perioribus omnibus commune, in omnibus differentiis, quas<text:line-break/>commemoravimus. Etenim sunt in his ipsis quoque quae-<text:line-break/>dam duriores et densiores, aliquae rariores et molliores; </text:span><text:span text:style-name="T22">-<text:line-break/>atque </text:span><text:span text:style-name="T22">hae pluribus et majoribus, illae paucioribus minori,<text:line-break/></text:span><text:span text:style-name="T22">busque valis et nervis </text:span><text:span text:style-name="T22">praeditae Iunt, </text:span><text:span text:style-name="T22">ae </text:span><text:span text:style-name="T22">pars earum acu-</text:span></text:p>
      <text:p text:style-name="P8"><text:span text:style-name="T14">άναγχηί επιφίρίΐ</text:span><text:span text:style-name="T3"> σύμπτωμα, </text:span><text:span text:style-name="T14">νατα</text:span><text:span text:style-name="T3"> μὲν τάς αμε'τρονς θερμα- .</text:span></text:p>
      <text:p text:style-name="P10"><text:span text:style-name="T22">tiorem sensum, habent, pars secus. Diversitatem vero'in<text:line-break/>sunctionibus harum partiam,, ac praecipue earum quae<text:line-break/>supra alas sunt, ignorat nemo. Crura enim et manus actio-<text:line-break/>num voluntariarum gratia condita sunt gecere inter se<text:line-break/>similium; oculi, aures, lingua, meninges, ipsum cerebrum<text:line-break/>ornnesque colli partes, longe sane dissident functionibus ab<text:line-break/>artuum partibus. Quocirca adjunctam esse par est suam<text:line-break/>cuique speciem symptomatum, quae non ex aequo pulsus<text:line-break/>alteret; ut sint licet eodem loci cerebrum meningesque ac<text:line-break/>caeterae capitis partes,, si inflammatae illae sint, febricitent<text:line-break/>necesse estet delirent; si aliae, non necessario; nam-muscu-<text:line-break/>lprum temporalium inflammationes, febres, deliria, spas-<text:line-break/>mos, sopores frequenter inducunt, si magnae sint, non sem-<text:line-break/>per; neque quum parvae fint, illa symptomata concitant.<text:line-break/>Cerebruni ipsum, ubi incurrerit in morbosam intemperiem,<text:line-break/>symptoma necessario quod intemperiei familiare est in-</text:span></text:p>
      <text:p text:style-name="P72"><text:span text:style-name="T14">/<text:tab/>-<text:tab/></text:span><text:span text:style-name="T14">'<text:tab/></text:span><text:span text:style-name="T47">'l‘<text:tab/>* '•</text:span></text:p>
      <text:p text:style-name="P10"><text:span text:style-name="T22">ducit; in caloribus immodicis; -.si' quando soli- hi per 'sc<text:line-break/>ftelerint, delirium; </text:span><text:span text:style-name="T22">si </text:span><text:span text:style-name="T22">conjuncti sinti siccitati; una cum'vis<text:line-break/>giliis': quod scilicet est proprium siccitatis symptoijiiijvut<text:line-break/>humidi tatis altus somnus vel corna/' Refrigerationisoejus<text:line-break/>symptoma </text:span><text:span text:style-name="T22">- </text:span><text:span text:style-name="T22">est' perpetuum fatuitas quam vocant; st con-<text:line-break/>currat huiniditas , iis comes est eataphora; quod si. multo<text:line-break/>quam' modus '• naturae’ fert humi dius evaserit 'et calidius,<text:line-break/>cataphoram ludneit conjunctam t cum vigiliis'et delirio.<text:line-break/>Cujus-omnem speciem declaravimus: alioin libro, quialbdfe<text:line-break/>comate quod descripsit Hippocrates-- Vehemens’ 'autem<text:line-break/>frigiditas cerebri; sc accedat siccitas, motu privat universum<text:line-break/>corpus; non tantum ni comatosi- sunt, scd apertis: oculis'<text:line-break/>intuentur </text:span><text:span text:style-name="T47">:et</text:span><text:span text:style-name="T22"> haud nictantibus. </text:span><text:span text:style-name="T22">n </text:span><text:span text:style-name="T22">Jam pulsus propter quos<text:line-break/>haec retulimus, si abundessit calidum</text:span><text:span text:style-name="T69">;</text:span><text:span text:style-name="T22"> cerebrum citrarsier-<text:line-break/>citatein,- in consistentia arteriae sunt moderati et -suinles<text:line-break/>nativis'; magnitudine vero hactenus superant et celeritate,<text:line-break/>et crebritate', quatenus morbosus calor nativum excesserit. .</text:span></text:p>
      <text:p text:style-name="P8"><text:span text:style-name="T47">Si vero, non modo</text:span><text:span text:style-name="T22"> sit calidius, sed et siccius praeter natu-<text:line-break/>ram, statim utique etiam meminx ipsa tenuis, quae tegit<text:line-break/>cerebrum, in eandem venit affectionem; unaque cum illa<text:line-break/>cuncti nervi et cor atque arteriae pulsum duriorem nan-<text:line-break/>ciscuntur, quod eorum tunica contendatur atque desiccetur;<text:line-break/>nam' de consensu principiorum tlisputavimus alias. Quod<text:line-break/>si ex biliosi humoris affluentia in calidum et siccum affe-<text:line-break/>ctum cerebrum devenerit, etiam magis tenduntur arteriae.<text:line-break/>Ita quem inducit calidus sanguis et quasi fervidus, siccitas<text:line-break/>minor et major tensio, ,quum ipsas memingas corripit, tum<text:line-break/>nervos atque arterias. Biliosus vero succus, si pallidus sit,<text:line-break/>cujus hic mentionem facimus, quia tenuis est et subtilis,<text:line-break/>non proinde in mollibus, corporibus inhaerescit; ita nec in<text:line-break/>tumorem attollit ea. Sanguis calidus scpitur arctius,et ob-<text:line-break/>struitur; quo excitat tumorem majorem ef tensionem vali-<text:line-break/>diorein. Prolude etiam atque etiam observanda est arteriae<text:line-break/>consistentia per siccitatemne, an per tensionem videatur</text:span></text:p>
      <text:p text:style-name="P8"><text:span text:style-name="T3">θερμοτης, ληθαρ/ος μὲν όνομαζεται το νόσημα, </text:span><text:span text:style-name="T47">yivirat </text:span><text:span text:style-name="T14">δ'</text:span><text:span text:style-name="T3"> &lt;5<text:line-break/>σψνγμος </text:span><text:span text:style-name="T14">ον μαλακύζ</text:span><text:span text:style-name="T3"> μόνον, ἄλλα </text:span><text:span text:style-name="T3">καὶ μεγας. εΐ δ’ .ἐπὶ</text:span></text:p>
      <text:p text:style-name="P10"><text:span text:style-name="T22">durior </text:span><text:span text:style-name="T3">ι. </text:span><text:span text:style-name="T22">si ob siccitatem videatur</text:span><text:span text:style-name="T22">, </text:span><text:span text:style-name="T22">alterutrum est existiman-<text:line-break/>dum obsidere cerebrum, vel intemperiem calidam et siccam,<text:line-break/>vel copiam bilis; si ob tensionem, inflammationem; si pro-<text:line-break/>pter ambo, ipsum etiam affectum puta conflatum esse ex<text:line-break/>sanguineo et bilioso humore, qui perpetuo omnes delirant<text:line-break/>Disserunt inter se, quod qui intemperie sola affecti sunt,<text:line-break/>modice hoc habeant et lufirmas</text:span><text:span text:style-name="T22">. </text:span><text:span text:style-name="T22">omnes voluntarias actiones;<text:line-break/>qui bilioso humore, non eas habeant infirmas et mirum in<text:line-break/>modum delirent. Qui ex atra bile fervente ob putredinem hoc<text:line-break/>patiuntur, mente facile moventur; quorum’ etiam sunt duri<text:line-break/>pulsus utraque de causa, siccitate et tensione;simulque parvi<text:line-break/>ob duritiem, et justo celeriores, quia febricitant; etiam cre-<text:line-break/>bri, quod non satisfiat usu. Hurnidae intemperies cerebri<text:line-break/>molles pulsus diuturnitate efficiunt ac hominem comatosuin ;<text:line-break/></text:span><text:span text:style-name="T22">si </text:span><text:span text:style-name="T22">ad illas accesserit febrilis calor, morbus appellatur lethar-<text:line-break/>gus </text:span><text:span text:style-name="T22">et </text:span><text:span text:style-name="T22">pulsus est non modo mollis, sed et magnus, sii</text:span></text:p>
      <text:p text:style-name="P73"><text:span text:style-name="T3">σεως' ει δὲ </text:span><text:span text:style-name="T14">σνν νλη, μΐλαγχό?Λχ^ς μέν αΐ,της νπαξχοώσης,<text:line-break/></text:span><text:span text:style-name="T3">ίο' </text:span><text:span text:style-name="T22">t </text:span><text:span text:style-name="T3">,. </text:span><text:span text:style-name="T22">ec<text:line-break/></text:span><text:span text:style-name="T14">ι<text:tab/>-</text:span></text:p>
      <text:p text:style-name="P10"><text:span text:style-name="T22">vero putreseens pituita ita cerebrum afficiat, erit tum</text:span><text:span text:style-name="T69">;</text:span><text:span text:style-name="T22"> etiam<text:line-break/>morbus lethargus, pulsusque arteriae contentae speciem<text:line-break/>quandam praebebit, tametsi sit mollis.-' At magni in mor-<text:line-break/>bis lusce'omnibus hactenus erunt, quatenus auctus fit calor';<text:line-break/>celeritas aut omnino: minima' est, aut his nihil prorsus<text:line-break/>crescit: eodem que crebritas modo. Haec autem una cum<text:line-break/>caloris copia-omnia increscent.’ Sivero commisceatur ex<text:line-break/>bile et pituita affectus, nec prorsus vigilant, nec iu pro-<text:line-break/>fundo sunt comate, sed in soporem deferuntur desipiuntque,<text:line-break/>nec palpebras valent attollere; ac breviter comatosi hi sunt<text:line-break/>et vigilantes, itaque et pulsum-'habent ambigentem inter<text:line-break/>complicatos mutuo affectus. Sin frigiditas morbosa</text:span><text:span text:style-name="T69">1</text:span><text:span text:style-name="T22"> cere-<text:line-break/>brum afficiat, quum illi cor consentiat, minores, tardiores<text:line-break/>atque rariores aequo pulsus erunt ;' ac fi absque materia<text:line-break/>sola intemperies cerebri fit, citra omnem tensionem; 'sin<text:line-break/>autem uira cum materia, eaque melancholica; fiet ut arte-</text:span></text:p>
      <text:p text:style-name="P8"><text:span text:style-name="T47">elg </text:span><text:span text:style-name="T14">τα </text:span><text:span text:style-name="T47">itaqovra </text:span><text:span text:style-name="T14">χξηστΰν μίπιμι, </text:span><text:span text:style-name="T47">par.oorsoa? stiv </text:span><text:span text:style-name="T14">τηφ </text:span><text:span text:style-name="T47">em-</text:span></text:p>
      <text:p text:style-name="P10"><text:span text:style-name="T22">riae tendantur, itaque pulsus durior rideatur; fi cum pi-<text:line-break/>tuitosa, non simpliciter, scd si crassa atque glutinosa pituita<text:line-break/>fit, in tendentur: sciurhosos enim tumores excitat hic humor:<text:line-break/>si hurnida et statuosa, a qua generatur potissimum oedema<text:line-break/>quod vocant; fine tensione mollis pulsus erit; fi confusu<text:line-break/>pituita et mixta ex utroque illarum genere suerit, simul ,<text:line-break/>mollis erit et nonnihil intentus. Neque hoc obscurum </text:span><text:span text:style-name="T47">eft,<text:line-break/></text:span><text:span text:style-name="T22">quin, si pulsus sit mollior, erit etiam major quam antea.<text:line-break/>Jam vero quod genus illis aliorum fymptomatum accidet,<text:line-break/>poteris per te ipsc ex autedictis colligere. Mini quidem<text:line-break/>uon est consilium diutius hic immorari, quum- illa in com-<text:line-break/>mentariis de 'locis affectis prolixe explicaverim , nam nunc’<text:line-break/>quidem non omnia indicia'attendere, scd quae ex pulsibus<text:line-break/>duntaxat comparantur propositi; itaque pro' cumulo et<text:line-break/>obiter alia quaedam fymptomata adjicimus aliena. Quare<text:line-break/>finem hic faciens de his dicendi ad aliud me convertam<text:line-break/>quod referat ad institutum; de quo tametsi longius egi in</text:span></text:p>
      <text:p text:style-name="P8"><text:span text:style-name="T14">φασουτον γί</text:span><text:span text:style-name="T3"> μαλακόν καί σκληρον εις </text:span><text:span text:style-name="T47">oaov</text:span><text:span text:style-name="T22"> </text:span><text:span text:style-name="T3">ό ἐγκέφαλος, ἀλλ’</text:span></text:p>
      <text:p text:style-name="P74"><text:span text:style-name="T3">. </text:span><text:span text:style-name="T3">* </text:span><text:span text:style-name="T3">'/ : </text:span><text:span text:style-name="T22">f </text:span><text:span text:style-name="T3">’ '<text:tab/>• </text:span><text:span text:style-name="T3">, </text:span><text:span text:style-name="T22">i c.<text:tab/></text:span><text:span text:style-name="T3">, </text:span><text:span text:style-name="T3">' </text:span><text:span text:style-name="T3">'<text:tab/></text:span><text:span text:style-name="T47">fsu </text:span><text:span text:style-name="T14">•</text:span></text:p>
      <text:p text:style-name="P10"><text:span text:style-name="T22">commentariis de locis affectis, tamen ut hic quoque dccla-<text:line-break/>rem res postulat.</text:span></text:p>
      <text:h text:style-name="Heading_20_2" text:outline-level="2">Cap. IX.</text:h>
      <text:p text:style-name="P152"><text:span text:style-name="T22">Tenuis meminx quae cerebrum ample-<text:line-break/>ctitur sola mihi nullum unquam istorum affectuum subire<text:line-break/>videtur posse nisi una cum cerebro ; nec etiam cerebrum<text:line-break/>citra meningem; sed five citra fluxionem intemperies, five<text:line-break/>etiam incubuerit fluxio in alterutrum horum, statim irnper-<text:line-break/>tiri mea quidem sententia affectum oportet alteri. At<text:line-break/>dura meninx, quoniam longissime a cerebro dissita est, affe-<text:line-break/>cta esse sula potest. Cujus affectus fi insignis sit, ut cor ad<text:line-break/>consensum trahat et arterias, pulsus in modum cerebri asse-<text:line-break/>ctuurn alterabuntur; calidi enim affectus usum augent ; fri-<text:line-break/>gidi quum hunc remittunt tum arterias pededentim indu-<text:line-break/>rant, praecipue eas quae corde sunt altiores; sicci luten-<text:line-break/>tum et durum pulsum reddunt, hurnidi mollem, attamen<text:line-break/>non ita mollem et durum' ut cerebrum, sed magis quidem</text:span></text:p>
      <text:p text:style-name="P7"><text:span text:style-name="T3">'ϊ</text:span></text:p>
      <text:p text:style-name="P10"><text:span text:style-name="T22">durum, minus vero mollem, siquidem corpora sua sponte<text:line-break/>dura, quae lu affectus indurantes inciderunt, maximam<text:line-break/>contrahunt duritiem</text:span><text:span text:style-name="T22">; </text:span><text:span text:style-name="T22">sic quae natura mollia fint, si lu<text:line-break/>hurnectantes et liquefacientes incurrant, scrnel exulvuntur<text:line-break/>mollescuntque; sin dura arripiantur humectantibus affecti-<text:line-break/>hus, aut mollia indurantibus, nequaquam assequuntur ex-,<text:line-break/>tremum contrarii sibi status. Hac ratione nunquam ob<text:line-break/>meningum oedema pulsus fiet ita mollis ut ob cerebri </text:span><text:span text:style-name="T47">et<text:line-break/>pulmonis, neque ex cerebro et</text:span><text:span text:style-name="T22"> pulmone inflammatis per-<text:line-break/>lude durus ac ex menlugibus. Verum his qui duri per<text:line-break/>rneninges sunt, similis ille est qui ob septum transversum<text:line-break/>et tunicam succingentem; qui cerebri et pulmonis gratia<text:line-break/>molles sunt, ita sunt molles ut nullus alius. His prae<text:line-break/>caeleris vicinior est ille qui ex jecinore et. liene oritur,<text:line-break/>oedemate affectis; nam scirrho etiam haec-viscera obsessa<text:line-break/>pulsus satis duros efficiunt; mluus, fi inflammata sint, quam<text:line-break/>si laborent scirrho. Cerebrum et pulmo fortassis ne adurit-</text:span></text:p>
      <text:p text:style-name="P8"><text:span text:style-name="T3">ἠκιστα δὲ τοις νενρώδεσιν. ἐν </text:span><text:span text:style-name="T3">χρόνω </text:span><text:span text:style-name="T3">τε γάρ </text:span><text:span text:style-name="T14">ταυτα</text:span><text:span text:style-name="T3"> καὶ μεγἀ-</text:span></text:p>
      <text:p text:style-name="P10"><text:span text:style-name="T22">tunt quidem scirrhum</text:span><text:span text:style-name="T3">; </text:span><text:span text:style-name="T22">duris enim corporibus et crassis hic-<text:line-break/>affectus, non raris et mollibus familiaris esu ' In communi-<text:line-break/>autem dc omnibus quae commemoravimus , licet non rese-<text:line-break/>ramus figillatim,- fciendum est, affectus si nimium frigidi sint’<text:line-break/>et supra omnem modum, duros pulsus facere, alioquin non;<text:line-break/>praeterea arterias viciniores, in rnossitiem et duritiem<text:line-break/>transire magis, quae longe disjunctae sunt a locis affectis,<text:line-break/>aut si interpositum sit cor, .minus. Quod si teneas,albil est<text:line-break/>de caeleris morbis faciei, cossi, artuum, quod alia prae-<text:line-break/>cepta requiras. Nam pars affecta si crassa et dura sit,<text:line-break/>pulsus efficiet duros , sive inflammata, alve scirrho, affecta,<text:line-break/>sive supra modum refrigerata in. conscissum trahat arterias;<text:line-break/>si carnosior sit, eaque vel inflammata sit, vel .scirrho indn-<text:line-break/>ruerit, duros .quidem, scd minus superioribus, sin oedema,<text:line-break/>habuerit,, molles. Ac consentient arteriosis celerius vicinae<text:line-break/>omnes arteriae et cor;, venosis secundum.has'; tardissime<text:line-break/>autem nervosis; tempore enim hae et insigniter laesae </text:span><text:span text:style-name="T3">ώό-</text:span></text:p>
      <text:p text:style-name="P8"><text:span text:style-name="T47">isa&gt;v su </text:span><text:span text:style-name="T14">σημίΐα,</text:span><text:span text:style-name="T3"> τον μὲν χιτῶνα .τῶν άρ.τηριῶν αύτον ύγρό-</text:span></text:p>
      <text:p text:style-name="P10"><text:span text:style-name="T22">tum arteriarum immutant. Nil mirum ergo est abdominis<text:line-break/>et thoracis inflammatis musculis facile comitari febres; -<text:line-break/>quamobiem.et pulsus fiunt magni, celeres </text:span><text:span text:style-name="T47">et</text:span><text:span text:style-name="T22"> crebri, scd du-<text:line-break/>rus. illis pulsus vel convulsiyus nunquam fit. Si ulnae'<text:line-break/>vel tibiae musculi, inflammati sint, maxime qua parte ten-<text:line-break/>dines exoriuntur, facile- convulsione corripiuntur, facil-<text:line-break/>lime etiam.pulsus tenduntur ac. indurescunt; thoracis,<text:line-break/>etenim et- ventris carnosi musculi sunt, nervosiores manuum<text:line-break/>et pedum. A deoque., si tendo aliquis in summis manibus<text:line-break/>vel pedibus Mammatus sit,, prompte illis pulsus, durus fit,<text:line-break/>prompte item convelluntur. Jam vero admodum duri,<text:line-break/>jiunt: pulsus ex scirrho jecluorisvel lienis; sed iis quibus ad<text:line-break/>eum modum sunt duri,. nullum, convulsionis periculum esu.<text:line-break/>Ac quum insigni lien scirrho affectus esset, frequenter con-<text:line-break/>speximus non consecutum hydropem; jecluori vero succe-<text:line-break/>dit necessario; fitque tum-pulsus mirum praeditus signis<text:line-break/>utriusque affectus, tum tunica ipsia arteriartun humidiore<text:line-break/></text:span><text:span text:style-name="T22">/ /</text:span></text:p>
      <text:p text:style-name="P8"><text:span text:style-name="T3">καὶ μικρότερος, </text:span><text:span text:style-name="T14">επ ος,χίσι ΰ</text:span><text:span text:style-name="T3"> </text:span><text:span text:style-name="T22">otissi </text:span><text:span text:style-name="T3">ομοίιος σκληρός καί μἐγας</text:span></text:p>
      <text:p text:style-name="P10"><text:span text:style-name="T22">mollioreque, tum indicanto aperte tensionem ex scirrho,<text:line-break/>atque ita duriore. Ipsc sua sponte hydrops, citra viscerum<text:line-break/>inflammationem pulsum non intendit; ille exoritur propter<text:line-break/>haemorrhoidum immodicam vacuationern, ' </text:span><text:span text:style-name="T22">aut </text:span><text:span text:style-name="T22">insolitam<text:line-break/>suppressionem, iteruque menstruorum suppressiones et im-<text:line-break/>modicae vacnationes aquam luter cutem gignunt. Uteri<text:line-break/>affectus mulierum declaravimus ante quemadmodum va-<text:line-break/>rient pulsus, quum vesicae eum compararemus.</text:span></text:p>
      <text:h text:style-name="Heading_20_2" text:outline-level="2">Cap. X.</text:h>
      <text:p text:style-name="P152"><text:span text:style-name="T22">Unum etiam reliquum est </text:span><text:span text:style-name="T22">de </text:span><text:span text:style-name="T22">testibus ut<text:line-break/>dicamus; nam hae paries etsi extra inguina funt, statim<text:line-break/>ubi inflammata sunt, febres propter vasorum? vicinitatem<text:line-break/>accendunt. Etenim superne a renum regionibus vena et<text:line-break/>arteria descendunt per peritonaei foramina ad testes, vasa<text:line-break/>sane magnitudine insigni; etiam ipsa tunica elytroides ad-<text:line-break/>nata peritonaeo est. Quare merito si haec fit inflammata,<text:line-break/>pulsus durus fit, ac prolude minor; ex testibus non ita</text:span></text:p>
      <text:p text:style-name="P8"><text:span text:style-name="T14">δ’ αναγκαΐον</text:span><text:span text:style-name="T3"> απαντα διέλθειν ἐπὶ κεφαλαίων τον λόγον,<text:line-break/></text:span><text:span text:style-name="T22">durus et magnus, causa febris. Quae enim mertes arte-<text:line-break/>riofaeot venofae sunt, febres excitant magis, quae nervo-<text:line-break/>sae, aut nullas omnino aut parvas, at tetanos generant et<text:line-break/>convulsiones. Omnia jam quae institueramus absolvimus';<text:line-break/>nam singularum partium omnibus affectibus recensitis de-<text:line-break/>claravimus quem quaeque mutatio pulsum creat.</text:span></text:p>
      <text:h text:style-name="Heading_20_2" text:outline-level="2">Cap. XI.</text:h>
      <text:p text:style-name="P75"><text:span text:style-name="T22">Nunc ergo quod in primis operae pre-<text:line-break/>tium,est, compendiose haec in pauca capita reducamus;<text:line-break/>nam praesentium cognitio nihil aliud est ac affectuum in-<text:line-break/>ventio; cognitio praeteritorum nihil etiam aliud atque<text:line-break/>inventio causarum quae affectus inducunt. Quare fi in<text:line-break/>his commentariis omnes affectus explicati sunt, omnes au-<text:line-break/>tem caulis effectrices partim in aliis commentariis exposui-<text:line-break/>mus , partim in superioribus de caufis pulsuum, nihil jam<text:line-break/>desideretur ad praesentienda praeterita vel praesentia. Nam<text:line-break/>suturorum sumi praesagia ex praescntibus etsi saepe jam<text:line-break/>ante monstravimus, tamen omnia nunc etiam summatim<text:line-break/>iTuxTvfa mons w<text:tab/>T\ .1</text:span></text:p>
      <text:p text:style-name="P8"><text:span text:style-name="T14">τον</text:span><text:span text:style-name="T3"> χρόνου δ’ ἡ πρόγνωσις, ἐν ώ τῶν εἰρημένων ὲκάτερον</text:span></text:p>
      <text:p text:style-name="P10"><text:span text:style-name="T22">necesse est percurramus, hinc luducto exordio de eventis<text:line-break/>quae expectantur dignoscendis. Unum est ac primum qui-<text:line-break/>dem, quo erumpet morbus, ad exitiumne an ad salutem;<text:line-break/>alterum ab hoc, quo potissimum hoc tempore accidet; </text:span><text:span text:style-name="T47">ter-<text:line-break/>tium</text:span><text:span text:style-name="T22"> jam quinam modus erit mortis et salutis. Haec<text:line-break/>omnia ex affectibus praesagiuntur; ex ipsis enim, ut osten-<text:line-break/>dimus, morbi genus et facultatis imbecillitas vel robur di-<text:line-break/>gnoscitur; haec si inter fe conferantur, futura praesenti un-<text:line-break/>tur- Morbus enim cognoscitur ex loco affecto ejusque<text:line-break/>affectu; facultas ex proba temperie, vel intemperie corpo-<text:line-break/>rum solidorum; nam si imbecillitates quaedam ob spiritum<text:line-break/>animalem accidant, breves sunt illae et symptomatum ra-<text:line-break/>tione consequuntur. Haec si inter se conserantur, si fa-<text:line-break/>facultas morbi vigorem possit sustinere, servari hominem<text:line-break/>necesse est, siquidem nihil erratum sit extrinsecus, </text:span><text:span text:style-name="T22">stn </text:span><text:span text:style-name="T22">autem<text:line-break/>fit impar, moriatur necesse esu Tempus quo utrunque</text:span></text:p>
      <text:p text:style-name="P8"><text:span text:style-name="T3">απαντων πυ(ι53)ρετῶν. </text:span><text:span text:style-name="T3">σννελόντι δὲ </text:span><text:span text:style-name="T3">φάναι, τον τῆς καρδίας</text:span></text:p>
      <text:p text:style-name="P10"><text:span text:style-name="T22">horum accidet ex his praescietur. Evadunt qui erunt su-<text:line-break/>perftites illo tempore quo morbosam affectionem semel<text:line-break/>superatura est natura; morientur tunc temporis quo fa-<text:line-break/>cultatem morbus adeo prosternet ut functio ialiqua ad vi-<text:line-break/>tam necessaria pereat. Et vero etiam modus tum mortis<text:line-break/>tum salutis indidem praescietur Functiones enim quae<text:line-break/>ad vitam requiruntur abolitae partim suffocant, partim<text:line-break/>vitalem facultatem prosternunt, partim proportione et vi-<text:line-break/>talem prosternunt et suffocant. Vitalem facultatem suffo-<text:line-break/>cant affectus qui ex thorace, pulmone, aspera arteria, gut-<text:line-break/>tere saucibusque procedunt, nonnulli etiam ipsum statim<text:line-break/>cor occupant. Qui prosternunt facultatem, ex stomachicis,<text:line-break/>quos vocant affectibus, unde syncope corripiuntur; ex<text:line-break/>jecinoris etiam diuturnis, propter quos'cibum non sentiunt;<text:line-break/>praeterea ex longis doloribus, vel vehementibus; est haec<text:line-break/>ex omnibus hecticis febribus; breviter corporis cordis in-</text:span></text:p>
      <text:p text:style-name="P8"><text:span text:style-name="T3">λεχθησεται δὲ καὶ </text:span><text:span text:style-name="T14">νυν.</text:span></text:p>
      <text:p text:style-name="P6"><text:span text:style-name="T22">gens intemperies quoquo modo, five per sc haec inde ab<text:line-break/>initio, sive propter alia viscera constituatur, dejicit vita-<text:line-break/>lem facultatem. Jam vero etiam animalis facultatis iuibe-<text:line-break/>cillitates cerebri magnam intemperiem comitantur; ejus-<text:line-break/>dem quasi fuffocationes impIetionibus ejus ventriculorum<text:line-break/>et obstructionibus meatuum qui in eos penetrant. Proinde<text:line-break/>cui mensura facultatis perspecta ad unguem sit locusque<text:line-break/>affectus et ejus affectus, hic ad futura praesentienda est pe-<text:line-break/>ritissirnus. Quemadmodum vero dignoscendae fint partes<text:line-break/>affectae, in </text:span><text:span text:style-name="T47">aliis</text:span><text:span text:style-name="T22"> commentariis explicavimus. Ac quomodo<text:line-break/>etiam illarum affectus cum illis tum maxime in libris de<text:line-break/>judicationibus et etiam in hac lucubratione; de facultatibus<text:line-break/>etiam saepe diximus </text:span><text:span text:style-name="T47">multisque locis;</text:span><text:span text:style-name="T22"> atque ex actionibus<text:line-break/>cognoscuntur, et-ex agentium intemperie. De caeteris sa-<text:line-break/>cultatibus egimus alio loco: at de illa quae pulsus efficit,<text:line-break/>quam scilicet appellamus vitalem, et in bis commentariis<text:line-break/>verba fecimus non pauca et faciemus etiam nunc.</text:span></text:p>
      <text:p text:style-name="P8"><text:span text:style-name="T47">tl d’</text:span><text:span text:style-name="T22"> </text:span><text:span text:style-name="T3">οἱ μικροὶ καὶ άμνδροὶ, μᾶλλον, </text:span><text:span text:style-name="T14">οντω δὲ </text:span><text:span text:style-name="T47">xat</text:span><text:span text:style-name="T22"> </text:span><text:span text:style-name="T3">τῶν </text:span><text:span text:style-name="T14">κατα</text:span></text:p>
      <text:h text:style-name="Heading_20_2" text:outline-level="2">Cap. XII.</text:h>
      <text:p text:style-name="P152"><text:span text:style-name="T22">Quum omnes pulsus per sc languidi sunt,<text:line-break/>infirma facultas est; quod per totum corpus fiet, qnnm<text:line-break/>ipsuui cordis corpus intemperatum sit; lu una parte, quum<text:line-break/>sola illa pars. Ubi earundem arteriarum nunc languidus<text:line-break/>pulsus fit, nunc vehemens facultas, non est per se quidem<text:line-break/>imbecilla, sed abundantia humorum gravatur. Solam au-<text:line-break/>tem nec in toto corpore hanc inaequalitatem nec una lu<text:line-break/>parte inveni unquam, sed alia fimul tria genera immutari<text:line-break/>fierique inaequalia; tria genera inquam, magnitudinis et<text:line-break/>parvitatis, celeritatis et tarditatis, crebritatis et raritatis;<text:line-break/>etenim magni,' parvi, medii, celeres, turdi, medii, crebri,,<text:line-break/>rari, medii, non aliter ac languidi, vehementes, medii<text:line-break/>facultatibus accidunt, quae a’ copia humorum gravantur.<text:line-break/>Ac si pulsus vehementes et magni numero contrarios, vin-<text:line-break/>cant, minus facultaa offenditur a copia; sin parvi et lan-<text:line-break/>guidi, magis. Et inaequales item in uno ictu, tum quos</text:span></text:p>
      <text:p text:style-name="P8"><text:span text:style-name="T3">καί 'ο'ύ μονορ- </text:span><text:span text:style-name="T3">τοῖς ύψηλοις </text:span><text:span text:style-name="T3">τε καὶ 'σφοδροις σφν/[3θ71μοΐς,-</text:span></text:p>
      <text:p text:style-name="P10"><text:span text:style-name="T22">interpellato quiete motu tum quos perpetuo manente di-<text:line-break/>ximus fieri, hi omnes</text:span><text:span text:style-name="T22">, </text:span><text:span text:style-name="T22">si fines 'motuum validiores et cele-<text:line-break/>riores efficiant, nunciant facultatem esse robustiorem om-<text:line-break/>nibus qui languidiorem et tardiorem efficiant. De diffe-<text:line-break/>rentia decurtatorum fatis etiam est dictum. . Quum ergo in<text:line-break/>tali statu pulsuum altus pulsus videatur, apertum est illum<text:line-break/>permagnum esse, ut ante diximus; declarabit etiam supe-<text:line-break/>riorem jam naturam copia esse. Languidus igitur pulsus<text:line-break/>nunquam altus est; caeterum magis et minus vehemens, quo<text:line-break/>altior simul et vehementior evaserit, robur facultatis nun-<text:line-break/>ciabit liberumque motum. Simul autcm 'cum ea mutatione-<text:line-break/>mutari prius necesse est inaequalitatem, </text:span><text:span text:style-name="T22">ac </text:span><text:span text:style-name="T22">primum magnos<text:line-break/>et altus pulsus contrariis multo plures; deinde omnes or-<text:line-break/>dine aequales; hi excretiouibtrs necesse eft indicentur.<text:line-break/>Nec altus tantum et vehementes pullus hoc comitatur, sed</text:span></text:p>
      <text:p text:style-name="P7"><text:span text:style-name="T3">σημαίνει' παμπόλλας δ’, </text:span><text:span text:style-name="T14">οταν επΐ ταΐς ηοΐλανς το</text:span><text:span text:style-name="T3"> προς<text:line-break/></text:span><text:span text:style-name="T22">etiam magnos pariter et vehementes; at certius et firmius,<text:line-break/>si alti sint. Hic contractionis motus est attendendus: scrn-<text:line-break/></text:span><text:span text:style-name="T22">, </text:span><text:span text:style-name="T22">per enim abjicere invenies eam 'priorem celeritatem et<text:line-break/>minus hoc et magis eam facere. Itaque discretio' tibi hinc<text:line-break/>modi judicationis suppetit; melior enim judicatio solet ex-<text:line-break/>pectari contractionis celeritate plus remissa; et si huc alia<text:line-break/>signa accedant concoctionis, quae sum omnia complexus in<text:line-break/>commentariis De judicationibus, optimam judicationem pro-<text:line-break/>- mittit hic status. Quod si contractionis celeritas parum<text:line-break/>sit remissa, aut morbus haud dum videatur concdctus esse,<text:line-break/>expectanda quidem est judicatio per excretionem, non ta-<text:line-break/>men urtdequaque probata, sed aliquid habebit malarum ju-<text:line-break/>dicationum, aut unum, aut duo, aut etiam simul omnia. At<text:line-break/>si pulsus sit magnus et vehemens, nec praecedat illa iu-<text:line-break/>aequalitas, uon semper portendit excretionem. Altus sern-<text:line-break/>per quidem, sed si non praecesserit inaequalitas, modicas<text:line-break/>excretioues spondet; copiosas, quum multas sequatur inae-</text:span></text:p>
      <text:p text:style-name="P8"><text:span text:style-name="T14">τυντων απαντων δΰται, κα&amp;άπίρ </text:span><text:span text:style-name="T14">γε </text:span><text:span text:style-name="T14">καί εις τοφυλάτ-</text:span></text:p>
      <text:p text:style-name="P10"><text:span text:style-name="T22">qualitates, quae declarant facultatem </text:span><text:span text:style-name="T22">copia , </text:span><text:span text:style-name="T22">onerari, Mira- </text:span><text:span text:style-name="T22">’ ’•<text:line-break/></text:span><text:span text:style-name="T22">heris optimis judicationibus altum </text:span><text:span text:style-name="T22">una </text:span><text:span text:style-name="T22">et moderatum cele-<text:line-break/>ritate in contractione pulsum, praesertim consequentibus<text:line-break/>excretionibus antecedere, ei non in distentionibus arteria-<text:line-break/>rum, quum in se attrahant, sed in contractionibus quaudo<text:line-break/>excernunt Quod mihi ridetur praecipue </text:span><text:span text:style-name="T22">Archigenem </text:span><text:span text:style-name="T22">ad-<text:line-break/>duxiffe ut putaret arterias in contractionibus </text:span><text:span text:style-name="T22">attrahere,<text:line-break/></text:span><text:span text:style-name="T22">aliquid in sc ipsas, in distentionibus excernere; </text:span><text:span text:style-name="T22">at </text:span><text:span text:style-name="T22">fieri<text:line-break/>hoc non posse in libro De usu pulsuum docuimus. Quae<text:line-break/>vero' sit causa quamobrem altus simul et celer in contra-<text:line-break/>ctione pulsus promittat decretorias excretiones, hoc loco<text:line-break/>explanabimus. Non eadem est facultas vitalis quam </text:span><text:span text:style-name="T47">vo-<text:line-break/>cant</text:span><text:span text:style-name="T22"> et nutrix naturalisque; illius </text:span><text:span text:style-name="T22">enim </text:span><text:span text:style-name="T22">hoc unum opus<text:line-break/>est, generatio pulsus; naturalis id quod familiare est ad<text:line-break/>nutritionem allicere et quod, est alienum excernere, prae-<text:line-break/>terea retinere alterareque familiare alimentum; ad nutrien-</text:span></text:p>
      <text:p text:style-name="P8"><text:span text:style-name="T22">da enim corpora postulat haec omnia, sicut ad nativi<text:line-break/>caloris tuendam mediocritatem , distentionem et con-<text:line-break/>tractioncm arteriarum afque cordis. Quam facultatem<text:line-break/>nec in stirpibus invenias nec iu animalibus frigidis,<text:line-break/>cujus generis sunt ostrea et quae petris vel aliis duris<text:line-break/>corporibus adnascuntur; animalia'calida, potissimum san-<text:line-break/>guine praedita, apertissimam hanc facultatem et vehemeu-<text:line-break/>tissimatn obtinenti Haec ergo iu contractionibus pulsuum,<text:line-break/>ejicit solum suliginosuni excrementum, qitod obstiterit na-<text:line-break/>turalis caloris mediocritati; sicut in distentionibus, quod<text:line-break/>se refrigeret, allicit. Altera facultas nutrix conveniens<text:line-break/>attrahit alimentum ct inutile excernit. Distincta igitur<text:line-break/>facultatum principia sunt, ut in commentariis De Hipri<text:line-break/>pocratis et Platonis placitis ostendi, caeterum in lingulis<text:line-break/>instrumentis inter se confunduntur. Nam arteriae qua-<text:line-break/>tenus nutriuntur, facultate nutrice gubernantur, cujus<text:line-break/>excernere allinenti excrementa .minius est, sicuti alte-</text:span></text:p>
      <text:p text:style-name="P7"><text:span text:style-name="T3">δύναμιν τήν σφνγμικήν, ής μόναι μετέχονσιν, άποκρίνονσιν</text:span></text:p>
      <text:p text:style-name="P6"><text:span text:style-name="T22">rius vitalis fumosa excrementa expellere. Quando igi-<text:line-break/>tur haec abundant, arteriae maximam simul et celerem<text:line-break/>contractionem moliuntur. Quod si fieri posset ut digito<text:line-break/>intro in eas immisso pulsus exploraremus, perciperemus<text:line-break/>eas penitissime intro ferri; sed quoniam hoc non potest,<text:line-break/>celeritas primum potissimumque attendenda est; deinde<text:line-break/>contractionis quantitas, si probe ad eam dignoscendam<text:line-break/>sis exercitatus. Quum vero haec excrementa nulla </text:span><text:span text:style-name="T47">am-<text:line-break/>plius</text:span><text:span text:style-name="T22"> sint concoctique sint humores ,qui antea putresce-<text:line-break/>bant, altera facultate naturali concoctorum excrementa ex-<text:line-break/>cernit. Haec per omnia membra permanavit animantis, per-<text:line-break/>que carnem et nervos et ligamenta oiIaque, non per solas<text:line-break/>arterias et venas est distensa. Atque haec est illa facultas<text:line-break/>quae etiam judicationes efficit; cujus quatenus participes<text:line-break/>arteriae sunt, excrementum expellunt. Altera facultate<text:line-break/>pulsatrice, quam solae hae obtinent, in contractionibus fu-</text:span></text:p>
      <text:p text:style-name="P76"><text:span text:style-name="T14">=•<text:tab/>. </text:span><text:span text:style-name="T47">t </text:span><text:span text:style-name="T14">-</text:span><text:span text:style-name="T3"><text:tab/></text:span><text:span text:style-name="T22"><text:tab/>7<text:tab/><text:tab/> --<text:tab/></text:span><text:span text:style-name="T22">-<text:tab/></text:span><text:span text:style-name="T22">,<text:tab/><text:tab/> - /i <text:tab/></text:span><text:span text:style-name="T47">7</text:span></text:p>
      <text:p text:style-name="P6"><text:span text:style-name="T47">viadsuntp </text:span><text:span text:style-name="T14">ίΐρφτ</text:span><text:span text:style-name="T47">-at, r.cmvwsc</text:span><text:span text:style-name="T22"> </text:span><text:span text:style-name="T3">μέν τινα κατὰ τάς άρτηοίας</text:span></text:p>
      <text:p text:style-name="P6"><text:span text:style-name="T22">mosum excrementum excernunt</text:span><text:span text:style-name="T3">, </text:span><text:span text:style-name="T22">sicuti in distentionibus<text:line-break/>attrahunt refrigerium.. Usus non perpetuo par utriusque<text:line-break/>est, sed praepollentis usus excellit nonnunquam; itaque<text:line-break/>etiam ex se pulsum figurat, siquidem ei facultas respon-<text:line-break/>deat. At vero si fumosum excrementum praepolleat, plu-<text:line-break/>rimum contrahitur, distenditur autem non plurimum cor<text:line-break/>cum arteriis, sed hactenus duntaxat ut satis refrigerii ab<text:line-break/>extrema contractione suppetat iis. Sin autem-paucus ad-<text:line-break/>modum fuerit fumosus calor, copiosissimus vero mundus et'<text:line-break/>purus et quali flammeus, in distentione plurimum attol-<text:line-break/>luntur et contrahuntur eatemis tantum quatenus satisfiat<text:line-break/>alteri usui. Quare semper aequa magnitudine distentio est<text:line-break/>atque contractio, nisi quum digitos cusu admoverimus, re-<text:line-break/>pentina fiat -mutatio. Interest autem hoc, quod minc foras<text:line-break/>motus magis feratur, nunc intro;'declaratqne, quemadmo-<text:line-break/>dum diximus, si ille qui intro fertur praepolleat, esse in</text:span></text:p>
      <text:p text:style-name="P8"><text:span text:style-name="T47">ponat</text:span><text:span text:style-name="T22"> </text:span><text:span text:style-name="T3">καί ύψηλοί. χεἰρισται τοιγαρονν τῶν ἐκκρίσεών</text:span></text:p>
      <text:p text:style-name="P10"><text:span text:style-name="T22">arteriis fumosum quendam calorem; igneum et purum, si<text:line-break/>ille qui foras. Ob hanc sane causam altus pulsus exere-<text:line-break/>tionem significat, concoctis jam humoribus, qui inducebant<text:line-break/>febrem, comitans. Semper porro omnis excretio naturae<text:line-break/>lege perfecta sequitur concoctionem ; etenim in ventre con-<text:line-break/>spicitur natura excrementum a concoctione excernere. </text:span><text:span text:style-name="T47">Cae-<text:line-break/></text:span><text:span text:style-name="T22">teras omnes excretiones, quae ante quam cibus coctus<text:line-break/>fuerit fiunt, nunc quod vellicetur ab illis quae continent,<text:line-break/>nunc quia gravctur, ante tempus concoctionis cogitur mo-<text:line-break/>liri. Haud aliter totius corporis facultas, posteaquam<text:line-break/>satis familiarem succum concoxerit singularum partium,<text:line-break/>tum demum excrementum excernit, nisi quid eam, ut'di-<text:line-break/>ximus, irritet ante tempus. Copia excrementorum tum ex<text:line-break/>plethoricis signis quae praecesserunt tum ex praesente<text:line-break/>flammeo calore praesentitur; ob quem ipsum calorem<text:line-break/>pulsus magni videntur et alti. Quare sunt pessimae excre-</text:span></text:p>
      <text:p text:style-name="P8"><text:span text:style-name="T47">f</text:span><text:span text:style-name="T14">,</text:span></text:p>
      <text:p text:style-name="P10"><text:span text:style-name="T22">tiones- quae pulsum nec magnum obtinent et celerio-<text:line-break/>rem in contractione ostendunt. Porro [ autem si etiam<text:line-break/>sc plus intro recipiat, fumosi hic excrementi affluentis<text:line-break/>in primis est nuncius, atque ob id crudi morbi. Si<text:line-break/>praeterea fit pulsus languidus, periculum est syncopes.<text:line-break/>Si vero pituitosior morbus fit, quum ab inaequalibus<text:line-break/>pulfibus [mutatio fiat in plures vehementes et magnos, ju-<text:line-break/>dicatio erit per abscessum; maxime fi diuturnus fit, magis-<text:line-break/>que etiam quum adhuc hieme et lu frigida aetate, natura<text:line-break/>et regione. At in quam potissimum corporis partem erup-<text:line-break/>turus fit abscessus, non est praesagire ex pulsibus. Sed<text:line-break/>quod in commentariis De judicationibus diximus, spectan-<text:line-break/>dae sunt inclinationes naturae, quas etiam in libris De ju-<text:line-break/>dicationibus </text:span><text:span text:style-name="T47">a modo motus</text:span><text:span text:style-name="T22"> diximus declarari. Quum enim<text:line-break/>pulsus omnino ad excretionem spectat, fi adjuncta habeat<text:line-break/>profluvii sanguinis signa, de naribus sanguis profluet; his</text:span></text:p>
      <text:p text:style-name="P8"><text:span text:style-name="T32">s</text:span><text:span text:style-name="T22">i careat, ex alia quapiam parte di</text:span><text:span text:style-name="T84">s</text:span><text:span text:style-name="T22">picienda e</text:span><text:span text:style-name="T84">s</text:span><text:span text:style-name="T22">t excreti</text:span><text:span text:style-name="T84">o</text:span><text:span text:style-name="T22">.<text:line-break/>Sed de his omnibus fatis in commentariis De judicationi</text:span><text:span text:style-name="T84">b</text:span><text:span text:style-name="T22">us<text:line-break/>difleruimus.</text:span></text:p>
      <text:h text:style-name="P1" text:outline-level="1"><text:bookmark-start text:name="bookmark19"/>GALENI SYNOPSIS LIBRORUM SUORVM<text:line-break/>DE PVLSIBVS.<text:bookmark-end text:name="bookmark19"/></text:h>
      <text:h text:style-name="Heading_20_2" text:outline-level="2">Cap. I.</text:h>
      <text:p text:style-name="P152"><text:span text:style-name="T22">Plerique hominum appetunt quidem scien-<text:line-break/>tiam exquisitam eorum quae quotidie discunt, viam tamen<text:line-break/>quae ad ipsam ducit adire gravantur. Et ob id, quum<text:line-break/>sermones per fusam enarrationem expositos, tanquam pro-<text:line-break/>lixos effugiant, nonnulli quidem introductiones, vel fub-<text:line-break/>scriptiones, vel fubfigurationes legunt; nonnulli vero bre-<text:line-break/>viaria vel compendia vel transcursus. Poflea deinceps<text:line-break/>quum aliquando in homlues artis contradicendi peritos lu-</text:span></text:p>
      <text:p text:style-name="P8"><text:span text:style-name="T22">crdunt, nec quae ab illis dicuntur Iolvere queunt, propterea<text:line-break/>quod nec eorum solutiones discere voluerint, desistunt<text:line-break/>a veris. Oportet igitur, ut ipsi, hoc praecipue cognoscen-<text:line-break/>tes; susiorem doctrinam caeleris praestare, quod non sola<text:line-break/>vera docet, sed et ipsis demonstrationes adjungit et contra-<text:line-break/>dictiones et earum solutiones, quum ab hujusmodi doctrina<text:line-break/>destiterint, desistant etiam disputare cum aliis de veritate<text:line-break/>eorum quae didicerunt. Non tamen ita faciunt; et ob id<text:line-break/>evenit ut per totam vitam eorum sententiae agitentur vel-<text:line-break/>uti naxis linctibus jactata. Demonstrationes enim tan-<text:line-break/>quam anclrorae sunt, ut scientiae firmiter appellantur nec<text:line-break/>dimoveantur. Ego igitur adhortor ut. discant quidem<text:line-break/>omnia perfecte, vel statirn ab initio, vel per hypotyposin,<text:line-break/>aut fynopsin prius introducti; quum autem exquisite didi-<text:line-break/>cerint, tunc et epitomas legant, quando paucis verbis<text:line-break/>eorum reminisci voluerint quae antea prolixe didicerant.<text:line-break/>Omnino sane decreveram nullius meae tractationis epito-<text:line-break/>men facere, satius esse existimans ut qui diexodos accu-</text:span></text:p>
      <text:p text:style-name="P8"><text:span text:style-name="T14">. </text:span><text:span text:style-name="T47">sc</text:span></text:p>
      <text:p text:style-name="P10"><text:span text:style-name="T22">rate perlegissent, sibi ipsis epitomas facerent; utiles enim hoc<text:line-break/>modo tum epitomae tum synopses fiunt, juxta proprium<text:line-break/>captum unicuique scriptae. Quoniam autem animadverti<text:line-break/>alios mearum tractationum epitomas non recte facere, in quas .<text:line-break/>dum incidunt 'qui diexodos legere gravantur, non parum lae-<text:line-break/>duntur , ob id coactus ipsc sum ad hoc negotium pervenire<text:line-break/>praeter eam quam ah initio habuifententiam. Ac primam qui-<text:line-break/>dem omnium tractationem de pulsibus in compendium redegi.<text:line-break/>Erat autem tota ipsius diexodus in quatuor partes divila;<text:line-break/>quarum prima differentiam ipforum, fecunda dignotionern,<text:line-break/>tertia causas, quarta praecognitionem tradit. In prima igitur<text:line-break/>parte, quae est de pulsuum differentia, quo modo quis me-<text:line-break/>thodo luveniat pulsuum omnium numerum docetur; in sc-<text:line-break/>cunda vero, quomodo unumquemque ipsorum dignoscat,<text:line-break/>nam quidain ipsorum difficulter dignosci queunt, quidam di-<text:line-break/>gnosci ad tactum nequeunt. Tertia pars, a quibus causis unus-<text:line-break/>quisque pulsus fiat docet. Quarta autem, cujus gratia omnia<text:line-break/>haec tractantur, de praecognitione quae per ipsos fit, est. </text:span><text:span text:style-name="T56">z</text:span></text:p>
      <text:p text:style-name="P77"><text:span text:style-name="T38">CAUENUS </text:span><text:span text:style-name="T11">ΤΟΜ. </text:span><text:span text:style-name="T38">rx.<text:tab/>E e</text:span></text:p>
      <text:h text:style-name="P4" text:outline-level="2">Cap. II.</text:h>
      <text:p text:style-name="P152"><text:span text:style-name="T22">Quum igitur in unaquaque parte quatuor<text:line-break/></text:span><text:span text:style-name="T47">;a</text:span><text:span text:style-name="T22"> nobis conscripti sint libri, itu ut univefsi fint sedecim;<text:line-break/>munc, ut dicebam, in hoc synopsin ipsorum faciam, initio<text:line-break/>sunrto a prima parte, quae est de disserentia. In qua prae-<text:line-break/>positum est prooemium, quod ostendit melius esse rebus<text:line-break/>-ipfis mentem'adhibere</text:span><text:span text:style-name="T22">, </text:span><text:span text:style-name="T22">neglectis nominibus; id quod non<text:line-break/>in hac tantum tractatione, sed etiam in aliis omnibus fa-<text:line-break/>ciendurn censeo. Qui enim rei substantia differentias, quae<text:line-break/>lu ipsa sunt, methodo invenit, scientiam hic habet firmam<text:line-break/>rem quampiam nec praetermissam esse, nec superflue di-<text:line-break/>ctatu. lis autem qui a nominibus initium capiunt incer-<text:line-break/>tum est utrum aliqua praetermissa fit, an superflue ad-<text:line-break/>dita. Saepe enim unum nomen plures res fignificat; saepe<text:line-break/>vero una res plures habet appellationes ;• nonnullae autem<text:line-break/>nullo prorsus -modo nominatae sunt a principio, quod vel<text:line-break/>•nun cognitae suerint superioribus, </text:span><text:span text:style-name="T22">vel </text:span><text:span text:style-name="T22">paucis omnino- </text:span><text:span text:style-name="T47">co-<text:line-break/>gnitae.</text:span><text:span text:style-name="T22"> Periculum ergo est in iis quae aequi voce dicuntur,<text:line-break/>me aliqua res sit praetermissa, in multivocis vero, ne<text:line-break/>•nominum multitudini rernm numerus aequalis esse videa-</text:span></text:p>
      <text:p text:style-name="P8"><text:span text:style-name="T22">tur ; in quibus autem nomen est, ne res quidem ipsa non<text:line-break/>sit. Et ob id praetermisso </text:span><text:span text:style-name="T47">eo,</text:span><text:span text:style-name="T22"> quod a nominibus capitur,<text:line-break/>principio melius est ut ah ipsa re auspicati ad inquisitio-<text:line-break/>nem accedamus multitudinis differentiam, quae in ipsa<text:line-break/>sunt.</text:span></text:p>
      <text:h text:style-name="Heading_20_2" text:outline-level="2">Cap. <text:span text:style-name="T98">III</text:span>.</text:h>
      <text:p text:style-name="P152"><text:span text:style-name="T22">[</text:span><text:span text:style-name="T87">310</text:span><text:span text:style-name="T22">] Est sane propositae rei substantia,<text:line-break/>cani et prolixi corporis, sensibilis tum diastole tum systole.<text:line-break/>Ac cavum quidem hoc corpus, vocatur </text:span><text:span text:style-name="T47">a</text:span><text:span text:style-name="T22"> medicis arteria.<text:line-break/>Praedictam autem</text:span><text:span text:style-name="T69">1</text:span><text:span text:style-name="T22"> ipsius motionem vocant pulsum non ine-<text:line-break/>dici solum, scd etiam universi homines, et nisi hoc quis<text:line-break/>pulfunr vocare voluerit, nihil utique ad nos pertineat<text:line-break/>Non enim de nominibus altercaturi venimus: sed quo<text:line-break/>modo quis ex seusibili arteriarum motione futura prae-<text:line-break/>cognoscat. Sive ergo pulsum, sive palpitationem, sive<text:line-break/>quodcunque aliud vocare quis motionem ipsarum voluerit,<text:line-break/>nihil refert, dummodo praecognitio recte ex'ipsa fiat, ad<text:line-break/>quam a principio properamus. Quaenam igitur sunt, quae<text:line-break/>motioni arteriarum ex necessitate insunt, primum confiue-</text:span></text:p>
      <text:p text:style-name="P8"><text:span text:style-name="T47">rare</text:span><text:span text:style-name="T22"> oportebit; postea si quid ex aliis, quae non ex necessi-<text:line-break/>tate insunt, accedit, .insunt sane motioni arteriarum secun-<text:line-break/>dum propriam ipsius rationem duo haec prima, spatium<text:line-break/>dico per quod fertur id quod movetur et tempus in quo<text:line-break/>movetur. Ac spatium quidem motionis, quoniam secun-<text:line-break/>durn longitudinem et latitudinem et profunditatem fit, tres<text:line-break/>faciet simplices ac primas differentias, unam fecundum<text:line-break/>longitudinem, alteram fecundum latitudinem et tertiam,<text:line-break/>fecundum profunditatem seu altitudinem; utroque enim<text:line-break/>modo nominatur. Si ergo pulsus, qui nunc apparet, in<text:line-break/>altitudinem adscendat majorem quam sit secundum natu-<text:line-break/>ram , altus vocabitur; quemadmodum sane quum in lati-<text:line-break/>tudinem majorem extenditur quam sit secundum naturam,<text:line-break/>latus: ita vero in longitudinem majorem. quam sit Iecim-<text:line-break/>dum naturam, tangentibus subjiciatur longus. Manifesti<text:line-break/>etiam smit et qui his contrarii, humilis et angustus et- bre-<text:line-break/>vis. Qui vero secundum unamquamque trium dimensio-<text:line-break/>num secundum naturam se habet pulsus, moderatus voca-<text:line-break/>bitur secundum illam dimensionem. Necesse ergo est uni- .</text:span></text:p>
      <text:p text:style-name="P78"><text:span text:style-name="T22">versas pulsuum differentias septem et viginti esse, quae sci-<text:line-break/>licet subscriptae sunt.<text:tab/></text:span><text:span text:style-name="T22">\</text:span></text:p>
      <text:p text:style-name="P79"><text:span text:style-name="T47">Longitudo.<text:tab/> Latitudo.<text:tab/>Profunditas.</text:span></text:p>
      <text:p text:style-name="P81"><text:span text:style-name="T87">1</text:span><text:span text:style-name="T22">. Longus. Latus. Altus Magnus</text:span></text:p>
      <text:p text:style-name="P82"><text:span text:style-name="T22">2.</text:span><text:span text:style-name="T22"><text:tab/></text:span><text:span text:style-name="T22">Longus. Latus. Moderatus</text:span></text:p>
      <text:p text:style-name="P83"><text:span text:style-name="T22">3.</text:span><text:span text:style-name="T22"><text:tab/></text:span><text:span text:style-name="T22">Longus. Latus. Humilis</text:span></text:p>
      <text:p text:style-name="P83"><text:span text:style-name="T22"/></text:p>
      <text:p text:style-name="P84"><text:span text:style-name="T22">4.</text:span><text:span text:style-name="T22"><text:tab/></text:span><text:span text:style-name="T22">Longus. Moderatus. Altus</text:span></text:p>
      <text:p text:style-name="P84"><text:span text:style-name="T87">5</text:span><text:span text:style-name="T22">. Longus. Moderatus. Moderatus</text:span></text:p>
      <text:p text:style-name="P79"><text:span text:style-name="T87">6</text:span><text:span text:style-name="T22">. Longus. Moderatus. Humilis</text:span></text:p>
      <text:p text:style-name="P79"><text:span text:style-name="T22"/></text:p>
      <text:p text:style-name="P6"><text:span text:style-name="T22">7. Longus. Angustus. Altus</text:span></text:p>
      <text:p text:style-name="P80"><text:span text:style-name="T22">8. Longus. Angustus. Moderatus</text:span></text:p>
      <text:p text:style-name="P85"><text:span text:style-name="T22">9.</text:span><text:span text:style-name="T22"><text:tab/></text:span><text:span text:style-name="T22">Longus. Angustus. Humilis</text:span></text:p>
      <text:p text:style-name="P85"><text:span text:style-name="T22"/></text:p>
      <text:p text:style-name="P79"><text:span text:style-name="T87">10</text:span><text:span text:style-name="T22">. Moderatus. Latus. Altus</text:span></text:p>
      <text:p text:style-name="P79"><text:span text:style-name="T87">11</text:span><text:span text:style-name="T22">. Moderatus. Lanis. Moderatus</text:span></text:p>
      <text:p text:style-name="P79"><text:span text:style-name="T87">12</text:span><text:span text:style-name="T22">. Moderatus. Latus. Humilis</text:span></text:p>
      <text:p text:style-name="P86"><text:span text:style-name="T47">Longitudo. Latitudo.<text:tab/> Pro</text:span><text:span text:style-name="T90">f</text:span><text:span text:style-name="T47">unditas.</text:span></text:p>
      <text:p text:style-name="P88"><text:span text:style-name="T22">13. Moderatus. Moderatus. Altus</text:span></text:p>
      <text:p text:style-name="P89"><text:span text:style-name="T22">14. Moderatus. Moderatus. Moderatus</text:span></text:p>
      <text:p text:style-name="P90"><text:span text:style-name="T22">15. Moderatus. Moderatus. Humilis</text:span></text:p>
      <text:p text:style-name="P91"><text:span text:style-name="T22"/></text:p>
      <text:p text:style-name="P92"><text:span text:style-name="T88">16</text:span><text:span text:style-name="T22">. Moderatus. Angusins. Altus</text:span></text:p>
      <text:p text:style-name="P93"><text:span text:style-name="T22">17. Moderatus. Angusius. Moderatus</text:span></text:p>
      <text:p text:style-name="P94"><text:span text:style-name="T22">18. Moderatus. Angusius. Humilis</text:span></text:p>
      <text:p text:style-name="P94"><text:span text:style-name="T22"/></text:p>
      <text:p text:style-name="P94"><text:span text:style-name="T22">19. Brevis. Latus. Altus</text:span></text:p>
      <text:p text:style-name="P95"><text:span text:style-name="T22">20. Brevis. Latus. Moderatus</text:span></text:p>
      <text:p text:style-name="P96"><text:span text:style-name="T22">2</text:span><text:span text:style-name="T88">1</text:span><text:span text:style-name="T22">. Brevis. Latus. Humilis</text:span></text:p>
      <text:p text:style-name="P87"><text:span text:style-name="T22"/></text:p>
      <text:p text:style-name="P87"><text:span text:style-name="T22">22. Brevis. Moderatus. Altus</text:span></text:p>
      <text:p text:style-name="P87"><text:span text:style-name="T22">23. Brevis. Moderatus. Moderatus</text:span></text:p>
      <text:p text:style-name="P87"><text:span text:style-name="T34">2</text:span><text:span text:style-name="T22">4. Brevis. Moderatus. Humilis</text:span></text:p>
      <text:p text:style-name="P87"><text:span text:style-name="T34"/></text:p>
      <text:p text:style-name="P87"><text:span text:style-name="T34">2</text:span><text:span text:style-name="T22">5. Brevis. Angustus. Altus</text:span></text:p>
      <text:p text:style-name="P87"><text:span text:style-name="T22">26. Brevis. Angustus. Moderatus</text:span></text:p>
      <text:p text:style-name="P87"><text:span text:style-name="T22">27. Brevis. Angustus. Humilis Parvus.</text:span></text:p>
      <text:p text:style-name="P151"><text:span text:style-name="T22">Ita fane, quum ni septem et viginti pulsus sint, qui fecun-<text:line-break/>dum quantitatem in tribus simul dimensionibus consistunt,<text:line-break/>duo quidem ex illis habent nomina ab omnibus recepta me- •<text:line-break/>dicis, primus </text:span><text:span text:style-name="T47">in</text:span><text:span text:style-name="T22"> ipsis scriptus et ultimus; nam alter ma- ,<text:line-break/>gnus, alter parvus vocatur: reliqua vero tota multitudo<text:line-break/>non habet. Neque enim qui graciles et qui pleni dicuntur,<text:line-break/>unum aliquem ex tabella ostendunt, scd de multis generice<text:line-break/>praedicantur. In quibus enim dimensio secundum longi-<text:line-break/>tudinem reliquas duas excessit, hos omnes graciles vocant;<text:line-break/>in quibus reliquae duae, hos omnes ex diverso illis plenos,<text:line-break/>ita ut et quintus in tabella et sextus, adhuc vero praeter<text:line-break/>hos octavus et nonus et decimus octavus graciliores vo-i<text:line-break/>centur. Ex adverso autem his solidi decimus.Jn tabella<text:line-break/>et undevrgefinius et vigesimus </text:span><text:span text:style-name="T22">et </text:span><text:span text:style-name="T22">praeterea vigesimus sccun-..<text:line-break/>dus et vigesimus tertius, ita ut generaliora sint haec no-<text:line-break/>mina et pluribus communia. Vocant autem et hos ipsos </text:span><text:span text:style-name="T22">v<text:line-break/></text:span><text:span text:style-name="T22">pulsus etiam alio modo; tenuem quidem eum qui gracilis<text:line-break/>est, crassum vero eum - qui plenus est. Sed neque ejus.</text:span></text:p>
      <text:p text:style-name="P8"><text:span text:style-name="T22">qm secundum tres dimensiones moderatus est, qui sane<text:line-break/>solus ex viginti septem secundum naturam est, proprium<text:line-break/>habemtis nomen; verum oratione et hunc declaramus, five<text:line-break/>moderatum esse dicentes lu tribus dimensionibus, five me-<text:line-break/>dium inter magnum et parvum, five secundum naturam in<text:line-break/>quantitate diastolee, vel moderatum in quantitate diastoles,<text:line-break/>vel quomodocunque aliter maxime apertam speremus esse<text:line-break/>orationem. Qui vero secundum tempus diastoles confi-<text:line-break/>stunt, non'amplius viginti et septem, nec omnino multi<text:line-break/>suut</text:span><text:span text:style-name="T22">; </text:span><text:span text:style-name="T22">sed quot sunt differentiae, .quae ah unaquaque trium<text:line-break/>dimensionum genetice concipiuntur, tot etiam inve-<text:line-break/>nies. Quemadmodum enim in illis secundum longitudi-<text:line-break/>nem quidem et moderatus erat et longus et brevis,<text:line-break/>secundum latitudinem vero et moderatus et latus et angu-<text:line-break/>stus , secundum prosunditatem autem et moderatus et altus<text:line-break/>ethumilis, eodem sane modo in tempore diastoles et mode-<text:line-break/>ratus in hoc genere est et. celer et tardus. Aliud autem<text:line-break/>post praedicta est genus differentiae pnlsuuin, quod secun-<text:line-break/>dum efficaciam </text:span><text:span text:style-name="T3">(τόνος) </text:span><text:span text:style-name="T22">est, in quo rursus validi </text:span><text:span text:style-name="T3">(εύτονοι) </text:span><text:span text:style-name="T22">et</text:span></text:p>
      <text:p text:style-name="P8"><text:span text:style-name="T22">debiles </text:span><text:span text:style-name="T3">(άτονοι) </text:span><text:span text:style-name="T22">fiunt pulsus, et tertius quidam, amborum<text:line-break/>medius, non aeque ac superius dicti, fecundum naturam<text:line-break/>et moderatus. Nam validus in hoc genere secundum na-<text:line-break/>turam est, increscens autem ex nutrimento et vini potu et<text:line-break/>ira ab eo quod secundum naturam est recedit. Hunc ip-<text:line-break/>sum etiam vehementem nominamus, </text:span><text:span text:style-name="T47">[3i</text:span><text:span text:style-name="T22"> 1] medicorum se-<text:line-break/>quentes consuetudinem, quandoquidem scimus ab omni-<text:line-break/>bus Graecis vehementem </text:span><text:span text:style-name="T3">(σφοδρον) </text:span><text:span text:style-name="T22">de eo qui celer simul<text:line-break/>et validus sit usitatius dici. Quartum genus differentiae<text:line-break/>lu diastole arteriae-fit secundum ipsum corpus vasis, quod<text:line-break/>vel durius vel mollius quam secundum naturam sit appa-<text:line-break/>reat. Erant ergo et hic tres pulsuum differentiae; mode-<text:line-break/>ratus,- durus et mollis,</text:span></text:p>
      <text:h text:style-name="Heading_20_2" text:outline-level="2">Cap. IV.</text:h>
      <text:p text:style-name="P155"><text:span text:style-name="T22">Alia vero nulla ant excogitari, aut ex-<text:line-break/>perimento cognosci potest eveniens sensibilis passio ex cor-,<text:line-break/>poribus quae moventur; ita ut in praedictis quatuor ge-<text:line-break/>neribus universae pulsuum differentiae, quae secundum,<text:line-break/>diastolen arteriae considerentur, circumscribantur. Quod</text:span></text:p>
      <text:p text:style-name="P8"><text:span text:style-name="T22">enim est in ipsis rnsusum nec quantum nec quale sit, sensu<text:line-break/>dignosci potesu Alioquiu certe cessaret illa quaestio, an<text:line-break/>vacuae sanguinis fint arteriae, fi sane dici posset, non folunr<text:line-break/>sanguinem cum spiritu eas continere,' sed qualem etiam<text:line-break/>sanguinem ipsae contineant, utrum serosum ac tenuem, an.<text:line-break/>crassum et visciduin, an horum medium, qui certe est fan-<text:line-break/>guis secundum, naturam. Quamquam sane aliqui affirma-,<text:line-break/>runt, hujus quoque dignotionenr sensibilem esse; quernad.<text:line-break/>modum etiam </text:span><text:span text:style-name="T22">de </text:span><text:span text:style-name="T22">ipso spiritu, qualisnam facultate sit is<text:line-break/>qui in arteriis continetur. Noiniulli vero his etiam ahsur—<text:line-break/>diora scribunt, qnendarn alium ultra praedictos pulsus<text:line-break/>introducendo, quem ipsi planum vocanti Atque hujus<text:line-break/>generis tres faciunt differentias; nominant autem hunc qui-<text:line-break/>dem plenum, hunc vero vacuum, medius autem utrorum que<text:line-break/>nullum pecusiare nomen sortitus est. Hos ergo fi redar-<text:line-break/>guere velis, bisariam adversus ipsos sermonem divides;<text:line-break/>primo circa significatum plenitudinis, -postea circa ipfius<text:line-break/>dignotionem. Iu utroque enim ostendimus cos non parum<text:line-break/>errare; circa significatum quidem non in </text:span><text:span text:style-name="T22">hoc lautum</text:span></text:p>
      <text:p text:style-name="P8"><text:span text:style-name="T22">genere pulsuum, scd etiam in aliis, in secundo et tertio de<text:line-break/>differentia pulsuum libro; circa dignotionem vero, quae-<text:line-break/>cunque quidem‘in plenitudine errant, in quarto diximus<text:line-break/>libro de pulsuum dignotione, quaecunque autem in aliis<text:line-break/>omnibus, in libris .superioribus. Nunc autem quoniam id<text:line-break/>duntaxat quod utile ad artem est doceo, praetermissa<text:line-break/>adversus eos qui aliquo modo lu ipsa errarunt, reprehen-<text:line-break/>sione, hoc enim, ut diri, in epitomis et synopsibus specta-,<text:line-break/>mus, tempus eft ad alias pulsuum differentias, quaecunque </text:span><text:span text:style-name="T22">,<text:line-break/></text:span><text:span text:style-name="T22">utiles sunt, transire.</text:span></text:p>
      <text:h text:style-name="Heading_20_2" text:outline-level="2">Cap. V.</text:h>
      <text:p text:style-name="P152"><text:span text:style-name="T22">Excipit autem nos maxima dissenfio medi-<text:line-break/>corurn, quum nonnulli] quidem arbitrentur </text:span><text:span text:style-name="T56">(</text:span><text:span text:style-name="T22"> senfilem esse»<text:line-break/>systolen arteriae, nonnulli vero insensilem. Ac illi qui-<text:line-break/>dem qui sensilem putant ipsam este, inter finem diasto-<text:line-break/>les et principium , systoles quiescere brevi tempore ajunt<text:line-break/>arteriam,- proportione habita quieti illi spirabilium instru-<text:line-break/>mentorum , quae post inspirationem fit ante exspirationem;<text:line-break/>eodem modo et post systolen ante diastolen quiescere rur-</text:span></text:p>
      <text:p text:style-name="P8"><text:span text:style-name="T22">sus, quemadmodum etiam in respiratione quies aliqua<text:line-break/>fit spirabilium lustramentorum, in exspirantibus ante lu-<text:line-break/>spirationes. Si ergo tempora quietum sint majora quam<text:line-break/>fit id quod fecundum naturam est, rarum nominant pul-<text:line-break/>sum; si minora, frequentem; ut duae fint raritates et fre-<text:line-break/>quentiae, altera externa post diastolen ante systolen, altera<text:line-break/>interna post systolen ante diastolen. Quicunque vero sibi<text:line-break/>ipsis insensilem esse ajunt fystolen, totum hoc tempus<text:line-break/>quod utique sit inter sensiles motiones ei quod secundum<text:line-break/>naturam est comparantes, fi minus fit, frequentem, fi majus,<text:line-break/>rarum nominant pulsum, si aequale ei quod est secundum”<text:line-break/>naturam, moderatum. Dictum autem est mini in primo de<text:line-break/>dignotione ipsorum abunde de hac dissensione, quodque<text:line-break/>omnium pulsuum non est sensilis; ostensum quoque est,<text:line-break/>quorumnam est sensilis et quorum non, ac praeterea quo-<text:line-break/>modo utique quis se ipsum exercere debeat in systole di-<text:line-break/>gnoscenda. 'Sed haec quidem paulo post dicentur.</text:span></text:p>
      <text:h text:style-name="P4" text:outline-level="2">Cap VI.</text:h>
      <text:p text:style-name="P155"><text:span text:style-name="T88">Nun</text:span><text:span text:style-name="T22">c vero ren quas cunei enuas puuuum<text:line-break/>percurro; primam quidem eam quae est rhythmi, musi-<text:line-break/>corum speculationi secundum quid communicantem; fecun-<text:line-break/>dam vero eam quae est aequalitatis et inaequalitatis; et </text:span><text:span text:style-name="T22">.<text:line-break/></text:span><text:span text:style-name="T22">tertiam eam quae est ordluis et inordinationis. Ac rhyth-<text:line-break/>mi quidem, speculatio fit, ubi inter se conseruntur tempus<text:line-break/>diastoles et tempus systoles; inaequalitatis autem, ubi cor-<text:line-break/>rumpitur secundum quid continuata paritas alias fecum- '<text:line-break/>dum aliud genus pulsuum vel etiam duo vel etiam plura.<text:line-break/>Quoniam autem aliquando corrumpitur quidem continuata<text:line-break/>ipsa paritas et ob </text:span><text:span text:style-name="T47">id inaequalis</text:span><text:span text:style-name="T22"> ipsa motio apparet, quem-<text:line-break/>admodum in planetis, seu errantibus astris, invenitur tamen<text:line-break/>aliqua lu circuitibus paritas., quemadmodum in illis ipsis<text:line-break/>planetis, propter hoc ordinatam quidem esse dicimus,<text:line-break/>sicuti planetarum motionem, ita etiam pulsuum, qui per<text:line-break/>circuitus pares sunt; inordinatam vero esse, quando nec pa-<text:line-break/>ritatem in circuitibus fervet, pari pulsuum multitudine<text:line-break/>factam. .Veluti, si post tres magnos pussus quartus vidcatur<text:line-break/>parvus et hoc continua semper serie, .ordinatum quidem</text:span></text:p>
      <text:p text:style-name="P8"><text:span text:style-name="T22">-..asseres esse talem pulsum, inaequalem tamen; corrupta enim<text:line-break/>paritate, ordo quidam servatur, iu quibus autem pulfibus nec<text:line-break/>ipsc servatur, hos non solum inaequales, scd etianiinordinatos<text:line-break/>nominamus. Ac quod nos quidem recte ufi fumns pulsuum<text:line-break/>nominibus, conservantes, quemadmodum in aliis, ita et in<text:line-break/>his Graecorcm consuetudinem, in secundo et tertio de<text:line-break/>disserentia ipsorum ostensum est, concedimus tamen, quo-<text:line-break/>rnodocunque quis velit nominet, dummodo rerum disseren-<text:line-break/>lia fervetur, ac ratione .declaretur; quo'distincta ac clara<text:line-break/>fiat doctrina. Traditae etiam sunt in primo de disterentia<text:line-break/>pulsuum inaequalitates secundum unam motionem, aliquae<text:line-break/>quidem continua ipsa permanente evenientes, aliquae vero<text:line-break/>quiete intercedente, de quibus post haec dicetur. Nunc<text:line-break/>autem </text:span><text:span text:style-name="T47">ad systoles</text:span><text:span text:style-name="T22"> sermonem perveniam, qui maxime ne-<text:line-break/>cessarius est; ad praecognitiones, quandoquidem doctrina<text:line-break/>etiam de frequenti et raro pulsu cum .doctrina de rhythmis<text:line-break/>variatur,’ ac una commutatur. Quum ergo plura de ipsis</text:span></text:p>
      <text:p text:style-name="P97"><text:span text:style-name="T22">dicta sint in primo de differentia pulsuum, ex ipsis hunc<text:line-break/>in locum quae maxime utilia siuit transferentur; in quibus<text:line-break/>exercitatus quis vim doctrinae opere praecipiet, quando<text:line-break/>ipsc </text:span><text:span text:style-name="T47">[312] quidem ea</text:span><text:span text:style-name="T22"> quae in aegrotantibus eventura sinit<text:line-break/>praecognoscet; singuli vero'alii medici ex divinatione qua-<text:line-break/>dam, non ex medica speculatione eorum praecognitionem<text:line-break/>fieri arbitrabuntur.<text:tab/>.' *</text:span></text:p>
      <text:h text:style-name="Heading_20_2" text:outline-level="2">Cap. Vll.</text:h>
      <text:p text:style-name="P152"><text:span text:style-name="T22">Sane incipies a quantitate diastoles </text:span><text:span text:style-name="T47">di-<text:line-break/>gnoscenda;</text:span><text:span text:style-name="T22"> hoc autem tibi inerit, si superiicietenus digi-<text:line-break/>torum injectionem feceris; et magis, fi ex infernis partibus<text:line-break/>arteriae, superius enim tactum injiciens, fortassis alicubi<text:line-break/>gravabis quandoque ac premes splam, nili valde admodum<text:line-break/>mentem adhibeas.; ut exquisite digitos applices, omiii com-<text:line-break/>pressione evitata. Injectio autem, qtjae ex infernis fit par-<text:line-break/>tibus, magis potest conjectare, propterea quod </text:span><text:span text:style-name="T47">nullo</text:span><text:span text:style-name="T22"> modo .<text:line-break/>comprimatur arteria. Quantum autem ipsas compresseris,<text:line-break/>tantum etiam diastoles.tumorem impedies, ac praesertim<text:line-break/>quando tenoris vacuus fuerit pulsus, quemadmodum lethar-</text:span></text:p>
      <text:p text:style-name="P7"><text:span text:style-name="T22">gicis; quorum si arteriam digitis compresseris, pro maximo<text:line-break/>inininrus apparabit. Si vero, ut nictum est, penitus imhe -<text:line-break/>cilia fuerit vitalis facultas, quum arteriam compresseris,<text:line-break/>sine pulsu laborans videbitur. Contrarium autem lu euto-<text:line-break/>uis, id </text:span><text:span text:style-name="T22">est </text:span><text:span text:style-name="T22">tenore praelitis pulsibus fit; quos et vehementes<text:line-break/>nominamus, renititur enim arteria comprimendo magis<text:line-break/>quam moderate injiciendo digitos, indicans robur moventis<text:line-break/>ipsam facultatis. Quare ubi tum cutis laborantis luerit<text:line-break/></text:span><text:span text:style-name="T22">‘ </text:span><text:span text:style-name="T22">dura, tum arteriae tunica eodem modo fuerit affecta, pul-</text:span></text:p>
      <text:p text:style-name="P10"><text:span text:style-name="T22">sus , qui tenore praediti sunt, carnem injectorum digitorum<text:line-break/>una ' cum cute eyertunt</text:span><text:span text:style-name="T22">; </text:span><text:span text:style-name="T22">quemadmodum si etiam externum<text:line-break/>aliquod durum corpus molli cuti apponas. Iu hoc enim<text:line-break/>ipso durum a molli discernitur, quod durius in mollius lu-<text:line-break/>grediatur. Quod autem tenore praeditum simpliciter est<text:line-break/>fine duritie habet quidem ut evertat</text:span><text:span text:style-name="T22">; </text:span><text:span text:style-name="T22">ut vero veluti con-<text:line-break/>stringat ac contundat non habet. Intelliges autem quod<text:line-break/>dico apertius et in violento venti impetu et lu moderata<text:line-break/>lapilli impofitione; ventus etenim nos et arbores saepe-</text:span></text:p>
      <text:p text:style-name="P8"><text:span text:style-name="T22">numero haud exiguas evertit, lapillus autem cuti impositus<text:line-break/>constringere et comprimere ipsam potest, evertere autem<text:line-break/>membrum totum non potest. Quod enim sine compressione<text:line-break/>evertitur, regionem in qua prius erat deserit; quod autem<text:line-break/>a duriori constringitur, cedens in se ipsum id quod durum<text:line-break/>est excipit, nequaquam sedem quam prius habebat deserens.<text:line-break/>Ita ergo in arteria durum pulsum a vehementi distingue.<text:line-break/>Durum namque veluti lapidem vel lignum senties occur-<text:line-break/>rere, qui ab innixu vincitur, nisi vehemens etiam sit; ve-<text:line-break/>hementem vero contra, tenore magis praeditum, si inni-<text:line-break/>taris, conspicies. Cum ergo prius in his distinguendis te<text:line-break/>exercueris, ad systoles dignotionem accede, prius te ipsum<text:line-break/>exercens in pulsibus, qui et magni sint et vehementes et<text:line-break/>duri. Si enim hos moderate premas, licebit tini primas<text:line-break/>systoles partes sentire. Quicquid igitur cedentis cutis ever-<text:line-break/>tebatur, ac veluti cavabatur occurrente arteria, illud ea<text:line-break/>recedente insequitur, usque eam quae secundum naturam<text:line-break/>est tum sedem tum constitutionem; quare tanto tempore<text:line-break/>galenus tom. ix.</text:span></text:p>
      <text:p text:style-name="P8"><text:span text:style-name="T22">systolen senties in quanto hoc ipsum fit; reliquum autem<text:line-break/>ipsius totum dignoscere non poteris. Postquam autem te<text:line-break/>lu ejusmodi pulsibus exercueris, ad magnos simul et vehe-<text:line-break/>mentes transi, quamvis sint non duri; postea ad vehemen-<text:line-break/>tes, quamvis sint non magni. Mollem vero te habere<text:line-break/>oportet tactum, naturaque bene sentientem, etenim ritius<text:line-break/>ab arteria violenter occurrente ejusmodi tactus evertitur,<text:line-break/>et quae in ipsa sunt passiones magis fentit. Dictum autem<text:line-break/>est fusissime in primo de pulsuum dignotione , quonam modo<text:line-break/>potissimum circa systoles dignotionern te exercere debeas.<text:line-break/>Si vero nequaquam 'tibi ipsi persuasuris exquisite primas<text:line-break/>systoles partes sentire, verum non dignosci posse omnino<text:line-break/>tibi ipsa rideatur, ut qui cutem duram vel difficulter scn-<text:line-break/>tientem habeas, scias certe ad multas praecognitiones ex<text:line-break/>hoc te laesum iri, quas procedente sermone audies Verum<text:line-break/>tamen ego tibi aliquid sclatii ad operum usum porrigam.<text:line-break/>Oportebit enim te totum illud tempus in quo nullam sentis<text:line-break/>motionem lu memoriam reponere, quantum sit in una-.</text:span></text:p>
      <text:p text:style-name="P8"><text:span text:style-name="T22">quaque aetate. Quum autem non exigua sit differentia ho-<text:line-break/>ininibus inter fe in quantitate temporis quietis, hortor te<text:line-break/>ut familiares illos quos opinaris aliquando, aegrotantes te<text:line-break/>esse inspecturum saepius dum sani sunt tangas eo sane<text:line-break/>tempore in quo corpus nullam extrinsecus ortam motionem<text:line-break/>habet ex ambulationibus vel cursibus vel lavacro vel lucta<text:line-break/>vel pastu vel potu vel agonia vel ira aliqua -vel timore<text:line-break/>rnemorlaque repetens quantitatem temporis quietis, illi<text:line-break/>compares id quod assidue conspicitur; delude si majus<text:line-break/>suerit, eum pulsum voces rarum</text:span><text:span text:style-name="T22">, </text:span><text:span text:style-name="T22">si minus, frequeutem</text:span><text:span text:style-name="T22">; </text:span><text:span text:style-name="T22">.si<text:line-break/>ei quod secundum naturam est aequale, moderatum.<text:line-break/>Quemadmodum autem non potest totum tempus systoles<text:line-break/>sentiri, ita nec diastoles; ostensum autem et hoc est in pri-<text:line-break/>mo de digno tione pulsuum. Verum celerem et tardum<text:line-break/>pulsum licet dignoscere ex eo quod de diastole. apparet.<text:line-break/>Dictum autem et de hoc est tum in secundo de dignotione </text:span><text:span text:style-name="T22">.<text:line-break/></text:span><text:span text:style-name="T22">pulsuum in principio tum in tertio diffusissime, in quo<text:line-break/>etiam rhythmorum doctrinam inutilem ostendi Satis ennn</text:span></text:p>
      <text:p text:style-name="P10"><text:span text:style-name="T38">F r O </text:span><text:span text:style-name="T38">o</text:span></text:p>
      <text:p text:style-name="P8"><text:span text:style-name="T22">nobis esse </text:span><text:span text:style-name="T47">ad</text:span><text:span text:style-name="T22"> </text:span><text:span text:style-name="T22">praecognitionem celeritatem solam, vel tar-<text:line-break/>ditatem dignoscere motuum arteriae, quemadmodum etiam<text:line-break/>et ipsarum quietum tempus quantum ipsum sit, per quod<text:line-break/>rarus et frequens pulsus sit. Disces autem hoc in sequen-<text:line-break/>tibus, ubi de praenotione ex pulfibus sermo mihi erit.</text:span></text:p>
      <text:h text:style-name="Heading_20_2" text:outline-level="2">Cap. VllI.</text:h>
      <text:p text:style-name="P152"><text:span text:style-name="T22">Nunc de magno et parvo pulsu </text:span><text:span text:style-name="T22">ac </text:span><text:span text:style-name="T22">de<text:line-break/>caeleris quicunque secundum quantitatem diastoles intelli-<text:line-break/>guntur ubi quicquid utile est adjecero, ad causas ipsorum<text:line-break/>transibo. Etenim in lris pulsibus alia quidem communis<text:line-break/>est mensura, quae in frequenti latitudine sumitur, alia vero<text:line-break/>lu unoquoque homine pecusiaris. In communi quidem<text:line-break/>moderatus secundum quamlibet dimensionem ipse pulsus<text:line-break/>erit, et dignoscetur, si eum ad arteriae tumorem metiaris;<text:line-break/>nomino autem nunc tumorem ipsam quae in orbem est cir-<text:line-break/>cumscriptionem. Aeque vero ac hic et qui supra vel infra<text:line-break/>moderatos secundum' unamquamque dimensionem sunt;,<text:line-break/>peculiariter autem iu unoquoque homine ex tactu quem<text:line-break/>in illo et praenoveris et memoria teneas. Dictum autem</text:span></text:p>
      <text:p text:style-name="P8"><text:span text:style-name="T22">de lns pulfibus ost lu secundo de dignotione ipsorum,<text:line-break/>quam sane tractationem nemo ante me fcripfit ipsam per<text:line-break/>sc separatirn ac solam distinguendo, scd paucas alicubi<text:line-break/>res extra ipsius institutum alius aliam aggressus discordes<text:line-break/>in ipsis fuerunt. Pueri igitur pulsum Herophilus quidem.<text:line-break/>satis magnum esse ait,. Archigenes vero parvum. Sic sane<text:line-break/>et formicantem celerem esse ait Archigenes, Herophilus<text:line-break/>autem non celerem. Errorum autem causas in ea tracta-<text:line-break/>tione diximus. Quare tibi in primis in [o.rsi] eam est ac-<text:line-break/>curate incumbendum, si tum dignoscere tum praecogno-<text:line-break/>scere velis differentias pulsuum, sicuti nos facere vidisti.<text:line-break/></text:span><text:span text:style-name="T22">Nihil </text:span><text:span text:style-name="T22">enim in arte- quod diuturniore exercitatione indi-<text:line-break/>geat majoremque vim habeat quam pulsuum dignotio. Ubi<text:line-break/></text:span><text:span text:style-name="T22">enim </text:span><text:span text:style-name="T22">Archigenem errare ostendimus, non lu celeritatis sc-<text:line-break/></text:span><text:span text:style-name="T22">lum</text:span><text:span text:style-name="T22">, scd etiam magnitudinis dignotione , quam poteris </text:span><text:span text:style-name="T22">tui<text:line-break/>spem </text:span><text:span text:style-name="T22">habere scientiae ipsorum, nisi ratione quidem primo<text:line-break/></text:span><text:span text:style-name="T22">in quatuor </text:span><text:span text:style-name="T22">libris de dignotione , .poftea vero usu ac .exer-</text:span></text:p>
      <text:p text:style-name="P7"><text:span text:style-name="T22">citatione veritatem quae lu ipsis est ediscas? Tanquant<text:line-break/>igitur tu ita facias, capita eorum quae in ipsis dicta sunt<text:line-break/>quemadmodum in praedictis differentiis, ita et in alsis di-<text:line-break/>cam. Quum enim diastole sensilem habeat omnibus motio-<text:line-break/>nem, ubi superficietenus palpaveris, arteriam sine vi<text:line-break/>comprehendens, et magis, ubi ex infernis partibus, exqui-<text:line-break/>sita fit ipsa .magnitudinis dignotio. Utrum autem vehemen-<text:line-break/>ter vel obscure, et aequaliter vel inaequaliter mota sit,<text:line-break/>firmiter ac exquisite cognoscere impossibile est per prae-<text:line-break/>dictam tactus injectionem, verum oportet lenfim arteriam<text:line-break/>premere; ita enim diuturniore tempore diastolen senties<text:line-break/>quam dum sine vi digitos ipsi injiciebas. Non tamen aut<text:line-break/>celeritatis, aut tarditatis diguotio manifeste apparet, nisi<text:line-break/>presseris, licet etianr parumper, cutim , quae super arteriam<text:line-break/>incumbit. Si autem ita feceris, nonnunquam quidem<text:line-break/></text:span><text:span text:style-name="T56">t</text:span><text:span text:style-name="T22"> </text:span><text:span text:style-name="T22">aequali celeritate, nonnunquam vero inaequalia tibi vi-<text:line-break/>debitur • moveri, ac nonnunquam quidem primas partes<text:line-break/>motionis vel medias tardiores facere, nonnunquam autem<text:line-break/>e contrario: ita sane etiam celeriores, norinunquam quidem</text:span></text:p>
      <text:p text:style-name="P8"><text:span text:style-name="T22">postremas partes, nonnunquam vero quae ante has sunt,<text:line-break/>vel quae sunt omnium primae; et sane etiam vehementiores<text:line-break/>et languidiores secundum eandem rationem, ldeoque et<text:line-break/>arteriae ascensionem quiete interceptum senties, ita ut con-<text:line-break/>sistere videatur, et secundam appulsionern, postquam coni-<text:line-break/>ftiterit, nonnunquam quidem validiorem </text:span><text:span text:style-name="T22">'vel </text:span><text:span text:style-name="T22">celeriorem,<text:line-break/>nonnunquam autem imbecilliorem vel tardiorem priore.<text:line-break/>Quum autem mullae etiam sint in hoc genere particulares<text:line-break/>differentiae, universas habes in primo libro tractationis de<text:line-break/>pulfibus scriptas. Sed hic quoque tibi quod utile est: una<text:line-break/>cum iis quae ex ipsis judicantur dicere quam brevissime<text:line-break/>conabor lu sequentibus sermonibus. Similiter etiam de<text:line-break/>aliis quae nunc praetermissa sunt, curiofius a medicis in-<text:line-break/>quifita, iu parte prognostica hujus tractationis audies.<text:line-break/>Nunc\ autem tantum dixisse satis est, quicunque hunc<text:line-break/>librum ante magnam tractationem legit, posse quidem<text:line-break/>illum ad artis opera 'neque prima ipfius-parte, quae de<text:line-break/>disserentia pulsuum est, neque ea quae de caulis est egere;</text:span></text:p>
      <text:p text:style-name="P8"><text:span text:style-name="T22">habet enim earum vim et hoc in loco comprehensam. Et<text:line-break/>certe diagnostica et prognostica tractatio utilissimae ad artis<text:line-break/>opera sunt, fi per diexodurn, non per epitomen scripta<text:line-break/>legantur. Recte igitur feceris fi haec soli doctrinae non<text:line-break/>confidas; quae certe ad expeditam memoriam utilis est iis,<text:line-break/>qui accurate ea quae per diexodurn in illis scripta sunt<text:line-break/>didicerint. De dignotione vero' celeritatis pulsus, in qua<text:line-break/>Archigenem errasse monstravimus, non potest firma dignotio<text:line-break/>furni, nisi tractatio de pulsuum dignotione non obiter lega-<text:line-break/>tur; in qua ostenditur non modo ac solo motionis tempore<text:line-break/>distinguendam esse celeritatem a tarditate, sed et ascen-<text:line-break/>sionis quantitatem considerandam este. Nam si soli tem-<text:line-break/>pori mentem adhibueris, formicantem quem vocant pulsum '<text:line-break/>celerem esse opinaberis, qui non celer, sed exigui tempo-<text:line-break/>ris est; ut qui minimam habeat disstolen , neque enim con-<text:line-break/>tingit multo tempore breve spatium pertransire, quamvis<text:line-break/>tardum sit id quod movetur. Testudo euim minori tem-<text:line-break/>pore cubitum peragit quam parasangam equus, sed latio- .</text:span></text:p>
      <text:p text:style-name="P8"><text:span text:style-name="T47">»</text:span></text:p>
      <text:p text:style-name="P10"><text:span text:style-name="T22">nis impetus non est aequalis amborum animalium. Assues-<text:line-break/>cere igitur te oportet ut celeritatem et tarditatem temporis<text:line-break/>dignoscas. Ac de hoc quidem, sicuti dicebam /‘lu tertio de<text:line-break/>dignotione libro copiosissime dictum est et in prima parte<text:line-break/>secundi: e systole autem in primo absolutissime scriptum<text:line-break/>est; ubi ostendi lu languidis pulfibus ipsam dignosci minime<text:line-break/>posse, ac praecipue quando tunica arteriae mollis est, in<text:line-break/>vehementibus autem pulfibus posse et in iis qui medii sunt<text:line-break/>vehementia et magnitudine. De mollitie autem arteriae<text:line-break/>nihil oportet definire in vehementibus,- nunquam enim<text:line-break/>idein pulsus vehemens firnul est et mollis, scd vel durus,<text:line-break/>vel moderatus, ac fecundum naturam in hoc genere. In<text:line-break/>vehementibus igitur pulsibus, si leniter arteriam premas,<text:line-break/>senties utrum statim redeat ad systolen, externam quietem<text:line-break/>brevis temporis faciens, an longiori tempore quam sccun-<text:line-break/>dumuaturam fit quiescat, et utrum motio ipsius dumcon-<text:line-break/>trahitur, motione quae fecundum naturam est cele-</text:span></text:p>
      <text:p text:style-name="P8"><text:span text:style-name="T22">rior sit, an tardior, plurimum enim ex </text:span><text:span text:style-name="T22">hac </text:span><text:span text:style-name="T22">dignotione<text:line-break/>ad praecognoscendum juvaberis, quod in quatuor libris<text:line-break/>habes.</text:span></text:p>
      <text:h text:style-name="Heading_20_2" text:outline-level="2">Cap. IX.</text:h>
      <text:p text:style-name="P152"><text:span text:style-name="T22">Causas autem tum quae pulsus sariunt,<text:line-break/>tum quae </text:span><text:span text:style-name="T22">alterant alibi </text:span><text:span text:style-name="T22">percurrimus, illic </text:span><text:span text:style-name="T22">autem </text:span><text:span text:style-name="T22">ostendo,<text:line-break/>primas quidem, quae veluti continentes ipsorum sunt cau-<text:line-break/>sae; secundas autem quae antecedentes </text:span><text:span text:style-name="T22">et tertias, </text:span><text:span text:style-name="T22">quae<text:line-break/>praeincipientes, quas sane </text:span><text:span text:style-name="T3">προκαταρκτικάς </text:span><text:span text:style-name="T22">nominant. Con-<text:line-break/>stat autem differre nihil, sive foeminino genere dicas </text:span><text:span text:style-name="T14">αιτίας,<text:line-break/></text:span><text:span text:style-name="T22">sive neutro </text:span><text:span text:style-name="T3">αἴτια. </text:span><text:span text:style-name="T22">Meminisse sane prae omnibus oportet,<text:line-break/>quemadmodum diximus, nominare'nos quandoque conti-<text:line-break/>nentem causam, non proprie certe, sed appellatione<text:line-break/>abutentes. Causam enim quae </text:span><text:span text:style-name="T22">proprie </text:span><text:span text:style-name="T22">continens dicitur<text:line-break/>neque nominavit quispiam alius ante Stoiccs, neque esse<text:line-break/>concessit. Quae vero </text:span><text:span text:style-name="T47">a</text:span><text:span text:style-name="T22"> </text:span><text:span text:style-name="T22">nobis </text:span><text:span text:style-name="T22">veluti continentes dicuntur,'<text:line-break/></text:span><text:span text:style-name="T22">generationis cujusdarn, non subsistentiae causae sunt; osten-<text:line-break/></text:span><text:span text:style-name="T22">surn </text:span><text:span text:style-name="T22">est enim neque </text:span><text:span text:style-name="T22">alterius cujusdarn </text:span><text:span text:style-name="T22">rei </text:span><text:span text:style-name="T22">causam priorem<text:line-break/></text:span><text:span text:style-name="T22">ullam esse, nisi generationis; fed non </text:span><text:span text:style-name="T22">omnem generationis<text:line-break/></text:span><text:span text:style-name="T22">causam nominamus, </text:span><text:span text:style-name="T22">etiam </text:span><text:span text:style-name="T22">nomine, </text:span><text:span text:style-name="T22">ut dixi, </text:span><text:span text:style-name="T22">abutentes,</text:span></text:p>
      <text:p text:style-name="P8"><text:span text:style-name="T22">continentem, sed illam dnntaxat qu.ae effectiva est eorum<text:line-break/>quae fint dum fiunt, ut saltationis, pugnae, luctae, cursus,<text:line-break/>omnium denique actionum, motiones enim sunt activae;<text:line-break/>ob has vero et passivae motiones dum fiunt,, subsistentiam<text:line-break/>habent. Quum igitur talis quoque sit et in pulsibus sub-<text:line-break/>sistentia, causae effectivae,tres ostensae sunt, facultas quae,<text:line-break/>movet arterias, corpus ipsum vasis, et usus propter quem<text:line-break/>movetur. Ostensum est autem in libro de usu pulsuum, ut<text:line-break/>totum brevi summa complectamur, usum ipsum pulsuum<text:line-break/>innatae caliditatis esse custodiam. Quum enim duae sint<text:line-break/>pulsus partus, diastole et systole; diastolen quidem </text:span><text:span text:style-name="T47">refrige-<text:line-break/></text:span><text:span text:style-name="T22">randi causa ut plurimum fieri ostendimus</text:span><text:span text:style-name="T22">, </text:span><text:span text:style-name="T22">ruro tamen<text:line-break/>quandoque ventilandi et accendendi; quemadmodum et<text:line-break/>portionem aliquam ipsius . exiguam gratia nutriendi spiri-<text:line-break/>tum qui in cerebro est; systolen vero effundendi gratia ea<text:line-break/>excrementa quae veluti fuliginosa sunt ac surnosa. Nam<text:line-break/>quae ex frigidioribus ac humidioribus humoribus, qui vel<text:line-break/>a caliditate innata conficiuntur, vel ab ea quae praeter</text:span></text:p>
      <text:p text:style-name="P8"><text:span text:style-name="T22">naturam est [314] putrefiunt, in ambientem aerem per tran-<text:line-break/>fpirationem sensui occultam effluunt, sumo assirnilantur;<text:line-break/>qirae vero a calidis vel siccis, favillae ac fuligini. Ac fri- .<text:line-break/>gidus quidem est humor qui proprie orudus nominatur,<text:line-break/>humidus autem et frigidus ipfa pituita. Plerumque tamen<text:line-break/>una appellatione utrosque humores 'comprehendimus et<text:line-break/>pituitosos nominamus. Atrae vero ' bilis humor siccus<text:line-break/>est; pallidae autem et flavae non siccus solum, scd et ca-<text:line-break/>lidus. Aeruginosa autem bilis media luter hos </text:span><text:span text:style-name="T47">eft.</text:span><text:span text:style-name="T22"> Quum<text:line-break/>autem et bilis atra tum generatione tum facultate duplex<text:line-break/>fit, quandoquidem et ex flava hile fuperassata fit et crasso<text:line-break/>ac veluti limoso sanguine, qui proportione respondet faeri<text:line-break/>quae in ricinis est, aeruginosae sane hilis generatio in pal-<text:line-break/>lidae mutatione fit.</text:span></text:p>
      <text:h text:style-name="Heading_20_2" text:outline-level="2">Cap. X.</text:h>
      <text:p text:style-name="P152"><text:span text:style-name="T22">Cum ergo caliditas copiofior in animalis<text:line-break/>corpore anctu suerit, major evadit usus diastoles arteria-<text:line-break/>rum ; quum autem fumosum vel fuligiuosum excrementum,<text:line-break/>systoles. Ubi vero, ipse ulus incrementum obtinet, ccle-</text:span></text:p>
      <text:p text:style-name="P8"><text:span text:style-name="T22">ritas illic et magnitudo augetur spatii quod percurrit cor-<text:line-break/>pus arteriae, dum ipsum vel dilasatur vel contrahitur;<text:line-break/>quare major quidem pulsus erit, dum ipsa dilatatur, aucta<text:line-break/>simpliciter ipsa caliditate; plurimum autem recedet per<text:line-break/>systolas, ubi fumosum vel suligluosum effundit excreinen-<text:line-break/>turn. , Ac diastoles quidem magnitudo ut sensu dignosca-<text:line-break/>tur facillimum est; systoles autem impossibile. Ostensum<text:line-break/>enim </text:span><text:span text:style-name="T47">est in libris</text:span><text:span text:style-name="T22"> de pulsuum dignotione, plurimam systo-<text:line-break/>les partem sensum efiugere. Celeritas igitur sola recessio-<text:line-break/>nis una cum brevitate internae quietis indicabit tibi niul-<text:line-break/>titudinem excrementorum quae in arteriis sunt. Osten-<text:line-break/>sum enim est in libris de causis pulsuum , naturam ad systo-<text:line-break/>les actionem festinare, ubi ab excrementis suffocatur; festi-<text:line-break/>natio autem tum externam quietem minuit tum systoles<text:line-break/>celeritatem auget. Ostensum est etiam arteriam quae<text:line-break/>mediocriter lu corporis constitutione se habeat, primo qui-<text:line-break/>dem magnitudinem augere, ubi nimirum caliditas intenda-<text:line-break/>tur; secundo vero, celeritatem; quando autem satis ignita</text:span></text:p>
      <text:p text:style-name="P8"><text:span text:style-name="T22">suerit, magnos simul et celeres efficere pulsus; si autem<text:line-break/>plurimum, etiam frequentes; ubi autem copia quidem cali-<text:line-break/>ditatis nondum aucta sit, sumosa autem et fuliginosa ex-<text:line-break/>crementa redundent, celeritatem quidem, non magnitudinem<text:line-break/>accedere, constringi autem frequentiam celerioremque ma-<text:line-break/>niscste apparere arteriae motionem, dum in sc ipsam coit.<text:line-break/>Et hoc est mluime omnium fallax signum incipientis inva-<text:line-break/>sionis paroxysmi, ubi nulla prius occasio lu laborante ex-<text:line-break/>stiterit. Ac apertissima quidem est in iis quorum pulsus<text:line-break/>prius noveramus, difficilior autem in aliis multasque, ut<text:line-break/>memoriae mandetur, requirit communes mensuras eorum<text:line-break/>corporum quorum pulsus tetigeramus. Quum enim prae-<text:line-break/>cipue 'in quantitate cognitio ponatur, haec non eadem est<text:line-break/>omnibus.</text:span></text:p>
      <text:h text:style-name="Heading_20_2" text:outline-level="2">Cap. XI.</text:h>
      <text:p text:style-name="P152"><text:span text:style-name="T22">Mentem ergo adhibere oportet mensuris<text:line-break/>communibus bene valentium, ut cum supra hos aliquod<text:line-break/>genus pulsuum appareat, praeter naturam illud judices, ac<text:line-break/>alicujus affectionis signum esse censeas. Quoniam autem<text:line-break/>latitudinem habet communis hominum mensura, satius est</text:span></text:p>
      <text:p text:style-name="P8"><text:span text:style-name="T22">non simpliciter </text:span><text:span text:style-name="T22">in </text:span><text:span text:style-name="T22">omnibus, scd per species et differentias<text:line-break/>considerare communes plurium hominum mensuras in uno-<text:line-break/>quoque genere pulsuum. Communes autem hae mensurae’<text:line-break/>universim quidem in caliditatem et frigiditatem, gracili-<text:line-break/>tatem et crassitudinem reducuntur, particulatim vero eae<text:line-break/>ipsae secundum aetates et naturas et ambientis aeris consti-<text:line-break/>tutiones , in anni temporibus et regionibus. De his autem<text:line-break/>didicisti lu eo libro qui de pulfibus ad tirones scriptus<text:line-break/>est; quem sane libium melius est ut ante hunc legas.<text:line-break/>Dicentur tamen et nunc quae lu eo scripta sunt, quo nihil<text:line-break/>defit ex necessariis in hac quae prae manibus est tracta-<text:line-break/>tione, habeantque qui laboris studiosi esse volunt, bre-<text:line-break/>vissirno quidem sermone contenta quae prima ac maxime<text:line-break/>necessaria sunt in isagoge; absolutissima autem idiexodo,<text:line-break/>quae in magna tradite sunt tractatione; medio autem luter<text:line-break/>utrosque quae nunc dicuntur.</text:span></text:p>
      <text:p text:style-name="P6"><text:span text:style-name="T22">•C a </text:span><text:span text:style-name="T3">ρ. </text:span><text:span text:style-name="T22">XII. Ac scriptae quidem sunt etiam ab Hero-<text:line-break/>philo mensurae quae sunt secundum tempora diastoles </text:span><text:span text:style-name="T22">et<text:line-break/></text:span><text:span text:style-name="T22">systoles, aetatum causa rationem in rhythmos redigente.</text:span></text:p>
      <text:p text:style-name="P8"><text:span text:style-name="T22">Quemadmodum enim illos musici fecundum quosdam deter-<text:line-break/>minatos temporum ordines constituunt, comparantes inter<text:line-break/>fe arsim et thefim, ita quoque Herophilus arfi quidem dia-<text:line-break/>stolen proportione respondere supponens, thesi vero </text:span><text:span text:style-name="T47">fy-<text:line-break/></text:span><text:span text:style-name="T22">stolem, auspicatus a nuper nato puerulo., observationem<text:line-break/>fecit, primum tempus sensile supponens, in quo dilatari<text:line-break/>arteriam comperit, aequale autem ipsi et systoles tempus<text:line-break/>esse alt, haud magnopere de utraque quiete determinans.<text:line-break/>Quibus enim insensilis est arteriae systole, iis in duo tem-<text:line-break/>pora universa rhythmus ipsius pulsus dividitur, hoc est in<text:line-break/>tempus sensilis motionis, quando arteria dum dilatatur,<text:line-break/>nostrum tactum percutit et lu reliquum totum tempus quod<text:line-break/>componitur tum ex externa quiete et systole, quae post<text:line-break/>ipsam est, tum ex quiete rudas, quae post illum est, et ex<text:line-break/>primis diastoles partibus, quae sane et ipsae sunt insensiles.<text:line-break/>Et ob id pulsum in percussionem et intervallum partiuntur,<text:line-break/>lu intervalli quantitate frequentiam et raritatem ponentes,<text:line-break/>quemadmodum in percussionis. quantitate celeritatem et</text:span></text:p>
      <text:p text:style-name="P8"><text:span text:style-name="T22">tarditatem. Quatenus igitur aequalis rhythmi esse pulsum<text:line-break/>in nuper natis ait Herophilus, eatenus etiam dignoscere<text:line-break/>mihi visus est principium systoles, quatenus </text:span><text:span text:style-name="T47">vero</text:span><text:span text:style-name="T22"> rursus<text:line-break/>usque ad decem tempora prima extendit systolen arteriae<text:line-break/>senum, eatenus non amplius dignoscere visus est, scd dia-<text:line-break/>stolen sensilibus motionibus agnoscere, quas, quia nostros<text:line-break/>percutiunt digitos, dignoscimus, systolen vero totum id<text:line-break/>quod reliquum est ponere in quo motionem non sentiebat.<text:line-break/>Sed de Herophili qnidem circa pulsus arte praetereun-<text:line-break/>dum esu '</text:span></text:p>
      <text:h text:style-name="Heading_20_2" text:outline-level="2">Cap. XIll.</text:h>
      <text:p text:style-name="P152"><text:span text:style-name="T22">Nunc autem quicquid ad artis opera ex<text:line-break/>longo experimento memoriae gratia sumere utile est di- •<text:line-break/>cetur. Quum enim puerulos tangerem nuperrime natos,<text:line-break/>in paucis potui aperte dignoscere principium [3</text:span><text:span text:style-name="T22">1</text:span><text:span text:style-name="T22">5] systoles,<text:line-break/>quod sane arteriae recessionem et abscessionem nomino, tunc<text:line-break/>enim abscedens a nostro tactu in prosundum corporis re-<text:line-break/>cedit. ln quibus autem non poteram aperte dignoscere<text:line-break/>recessionem, in iis tempus fenfilis motionis, quam dum</text:span></text:p>
      <text:p text:style-name="P98"><text:span text:style-name="T38">OALENUS T,OM. IX.<text:tab/></text:span><text:span text:style-name="T47">Qp</text:span></text:p>
      <text:p text:style-name="P8"><text:span text:style-name="T22">nobis occurrit arteria, facit addito etiam tempore externae<text:line-break/>quietis, aliquando quidem aequale visum est mihi reliquo<text:line-break/>toti, aliquando autem minus. In quibus autem nullo<text:line-break/>modc dignosci potest systole, in iis totum illud reliquum<text:line-break/>tempus, quod intervallum nominant, apertissime quidem<text:line-break/>maj us erat, quam id sclurn quod in lenfili diastole positum<text:line-break/>esu Deinceps </text:span><text:span text:style-name="T47">vero</text:span><text:span text:style-name="T22"> semper per totum illud tempus quod<text:line-break/>est inter, primam diem, in qua infantulus genitus eft, et<text:line-break/>extremam, in qua transactis omnibus aetatibus obsit; tem-<text:line-break/>pora omnia aucta funt, qpae sane quatuor quidem sunt,<text:line-break/>non sunt eadem tamen fecundum subsistentiam et ad nostrum<text:line-break/>sensum, sic illa 'quidem tempora quae secundum ipsam<text:line-break/>rerum naturam sunt quatuor ex duabus motionibus et dua-<text:line-break/>bus quietibus constant; motionibus quidem diastole et sy-<text:line-break/>stole, quietibus autem tum externa, quae fit post diastolen<text:line-break/>ante systolen, tum </text:span><text:span text:style-name="T22">interna, quae </text:span><text:span text:style-name="T22">fit post systolen ante dia-<text:line-break/>stoleo. Illa vero quae ad sensum sunt, quatuor </text:span><text:span text:style-name="T22">et </text:span><text:span text:style-name="T22">ipsa<text:line-break/>sunt. Primum quidem quo plurimum de diastole perscn-.<text:line-break/>titur, quandoquidem ostendi in libris de dignotione </text:span><text:span text:style-name="T22">pul-</text:span></text:p>
      <text:p text:style-name="P8"><text:span text:style-name="T22">suum, ejus principium </text:span><text:span text:style-name="T22">a </text:span><text:span text:style-name="T22">sensu percipi </text:span><text:span text:style-name="T3">ηοη </text:span><text:span text:style-name="T22">posse,,; D.ein-<text:line-break/>ceps autem tempus externae quietis totum sensibile, si sime<text:line-break/>quis recessionem persentiat. Ab his tertium tempus systo-<text:line-break/>les sensibile, nam quae post recessionem ipsius sunt, insen-<text:line-break/>sibilia omnia esse ostensum esu Quartum autem est ab his<text:line-break/>tempus compositum tum ex ultimis systoles partibus., tum<text:line-break/>ex interna quiete, tum ex primis diastoles partibus. Om-<text:line-break/>nia igitur, ut diri, tempora producuntur progrediente<text:line-break/>aetate; quae longo quidem usu memoriae mandari possunt,<text:line-break/>oratione autem explicari uon possunt-. Neque enim quan-<text:line-break/>tum sit primum tempus, quod in nuper natis dixi nos<text:line-break/>invenire, neque quantum procedente aetate augeatur, ora-<text:line-break/>tione doceri potest; fed hoc quisque sua diligentia indagare<text:line-break/>debet, ita ut multos quidem pueros </text:span><text:span text:style-name="T47">tangat, multos etiam<text:line-break/>adolescentes,</text:span><text:span text:style-name="T22"> multos item aetate vigentes et declinantes et<text:line-break/>sane etiam senes.' Hoc enim duntaxat modo poterit com-<text:line-break/>munem latitudinem mensurarum memoria mandare. Post<text:line-break/>quum mensuram, licet nondum prius laborantem tetigerit,</text:span></text:p>
      <text:p text:style-name="P10"><text:span text:style-name="T22">Gg 2</text:span></text:p>
      <text:p text:style-name="P8"><text:span text:style-name="T22">✓ </text:span><text:span text:style-name="T3">, , , ...</text:span></text:p>
      <text:p text:style-name="P10"><text:span text:style-name="T22">dicere tamenpoterit 'enm praeter naturam </text:span><text:span text:style-name="T22">se </text:span><text:span text:style-name="T22">habeie. Con-<text:line-break/>trahitur enim tum externa quies lu invasionibus tum reces-<text:line-break/>sionis tempus. Diastole sane per has ipsas invasiones tem-<text:line-break/>pore ridetur brevis.- Atque ubi haec inveneris, copiam mihi<text:line-break/>cogita adesse caliditatis lu' corde, et excrementa veluti fumosa<text:line-break/>multa; 'oh quae natura externam quietem breviat, ad eorum<text:line-break/>excretiouem, et ad systolen, pef quam excretio fit, festi-<text:line-break/>nans. lu biliosis autem febribus, cujusmodi est et exquisita<text:line-break/>tertiana,- diastole multam a naturali statu in magnitudinem<text:line-break/>et celeritatem excedit, externam autem quietem et celeri-<text:line-break/>tatem recessionis haud proportione obtinet magnitudinis<text:line-break/>et celeritatis diastoles , fed plurimum deficit. Quare si prin-<text:line-break/>cipium systoles assuetus es dignoscere, non solum invasiones<text:line-break/>paroxysmorum febrilium agnoscere poteris,</text:span><text:span text:style-name="T69">1</text:span><text:span text:style-name="T22"> sed et speciem<text:line-break/>putrescentium humorum, ox quibus ut plurimum febriles<text:line-break/>morbi consistunt. Rarae enim sunt hecticae; in medio<text:line-break/>autem ambarum secundum numerum sunt quae epheme-<text:line-break/>rae, id est diariae ab Hippocrate vocantur; in quibus, ut</text:span></text:p>
      <text:p text:style-name="P99"><text:span text:style-name="T3">-: </text:span><text:span text:style-name="T22">buirr m-mi &gt; </text:span><text:span text:style-name="T22">• </text:span><text:span text:style-name="T22">s </text:span><text:span text:style-name="T3">ιρή,ί </text:span><text:span text:style-name="T22">{«liuiriiqi ialwrnsie rnijjsdr.i </text:span><text:span text:style-name="T22">•."<text:line-break/></text:span><text:span text:style-name="T22">.<text:tab/>. ..<text:tab/></text:span><text:span text:style-name="T22">• . </text:span><text:span text:style-name="T22">'ler ll/li.ula </text:span><text:span text:style-name="T22">r ..... </text:span><text:span text:style-name="T22">obsicnplls\&lt;/ :u</text:span></text:p>
      <text:p text:style-name="P100"><text:span text:style-name="T22">dixi, cognito systoles principio, in. lavacrum statim labor.:<text:line-break/>rantes perduces. </text:span><text:span text:style-name="T22">• ‘ </text:span><text:span text:style-name="T22">/ a ip<text:tab/></text:span><text:span text:style-name="T22">. r </text:span><text:span text:style-name="T22">i </text:span><text:span text:style-name="T22">,ri •, •</text:span></text:p>
      <text:h text:style-name="Heading_20_2" text:outline-level="2">Cap. XIV.</text:h>
      <text:p text:style-name="P153"><text:span text:style-name="T22">Supervacaneum igitur est tempus diasto-<text:line-break/>les tempori systoles comparare, sive sentiat quispiam five<text:line-break/>non sentiat primas systoles partes. Quum enim sciveris al-;<text:line-break/>ternm quidem esse animali diastoles usum, sicuti sane et in-<text:line-break/>spirationis, alterum </text:span><text:span text:style-name="T47">vero,</text:span><text:span text:style-name="T22"> fystoles, sicuti et exspirationis,!<text:line-break/>ex utriusque alterationibus affectionem corporis invenisse<text:line-break/>Pari modo et in iis qui sc exercent, vel alio quovis modo.<text:line-break/>fe vehementer movent, diastole et major sit et celerior.<text:line-break/>Didicimus enim augeri usum diastoles arteriarum in pulsibus,<text:line-break/>sicuti sane et thoracis in inspirationibus</text:span><text:span text:style-name="T22">, </text:span><text:span text:style-name="T22">quum veloonsum-<text:line-break/>tio fit multa fpicitus, vel caliditas larga collecta fuerit in<text:line-break/>toto animali, vel principalissimis, vel plurimis partibus,<text:line-break/>ac praecipue sane in corde.- lta vero et intendi usum fysto-.<text:line-break/>les arteriarum in pulsibus didicisti, sicuti et thoracis in </text:span><text:span text:style-name="T47">ex-'<text:line-break/></text:span><text:span text:style-name="T22">pisationibus; natura enim in ambabus-motionibus festinat;</text:span></text:p>
      <text:p text:style-name="P8"><text:span text:style-name="T22">ut turbatum effundat spiritum, aliquando quidem veluti fu-<text:line-break/>mosis, aliquando autem veluti fuliginofis </text:span><text:span text:style-name="T22">excrementis </text:span><text:span text:style-name="T22">assimi-<text:line-break/>latum. </text:span><text:span text:style-name="T22">r 'Ac </text:span><text:span text:style-name="T22">fuliginofum quidem excrementum est quod </text:span><text:span text:style-name="T47">a<text:line-break/></text:span><text:span text:style-name="T22">lacernis, fumosum vero quod a viridibus lignis attollitur.<text:line-break/>Et gignitur quidem fuliginofum; quod quae lu flammam con-<text:line-break/>sumitur materia perfecte combusta fit; sicuti sane et va-<text:line-break/>porosum ex humida substantia utili quae attenuetur; fu-<text:line-break/>mosum vero ex ambabus mixtis, materiam quidem habens<text:line-break/>qx. terrestri et aquosa substantia commixtam, mutationem<text:line-break/>vero non exquisitam-quemadmodum fuligo , sed adhucfn-<text:line-break/>cipientem., Quod autem nihil disterat five favillam five<text:line-break/>fuliginem nomines, iternque sive• savillaceum sive suligino-<text:line-break/>sum, arbitror te non ignorare, si modo in Graecorum voci-<text:line-break/>bus fueris enutritus. Dum vero comparatur tempus diastoles<text:line-break/>tempori systoles, sicuti Herophilus censebat, cognosci potest;<text:line-break/>tum quod praeter naturam se habeat laborans, tum prae-<text:line-break/>terea quod multum ,’ vel parum praeter naturam se habeat.<text:line-break/>Magnae enim rhythmorum qui sunt secundum naturam in<text:line-break/>eosr qni praeter naturam sunt eversiones magnam signi-</text:span></text:p>
      <text:p text:style-name="P101"><text:span text:style-name="T22">ficant laesionem, minores vero </text:span><text:span text:style-name="T22">minorem. </text:span><text:span text:style-name="T22">Ac exiguam qui-<text:line-break/>dem eversionem indicant pulsus pararrhythrni, majorem he-<text:line-break/>terorrhythmi, maximam ecrhythmi. Meministis enim in<text:line-break/>libro primo de differentiis pulsuum ecrhythmos nominari<text:line-break/>pulsus qui nullius aetatis rhythmum habent, pararrhyth-<text:line-break/>mos qui proximae aetatis, heterorrhythmos aulem qui<text:line-break/>alterius cujusdarn, non proximam Ex his ergo jam dignosci<text:line-break/>potest laesionis magnitudo, non tamen quaenam sit affectio<text:line-break/>a qua mutatio pnlsuum facta suerit, ex hac certe contempla-<text:line-break/>tione cognosci potest, quum praeterea difficilis fit tempo-<text:line-break/>rum quae in rhythmo sunt enumeratio. At via cui nunc<text:line-break/>insisto et cognitu facilis est et naturam affectionis quae-<text:line-break/>nam sit, non magnitudinem laesionis solam docet; quin et<text:line-break/>hae ipsa via remedia inveniuntur, ut in methodi curandi<text:line-break/>tractatione, ostensum esu<text:tab/>••<text:tab/>' '</text:span></text:p>
      <text:h text:style-name="Heading_20_2" text:outline-level="2">Cap. XV.</text:h>
      <text:p text:style-name="P152"><text:span text:style-name="T22">316] His igitur a nobis prius definitis,<text:line-break/>dicamus jam ea quae in isagoge scripta sunt de ea quae<text:line-break/>fecundum naturam est in pulfibus disterentia.; sunt autem</text:span></text:p>
      <text:p text:style-name="P8"><text:span text:style-name="T3">των, αμνδροτατος </text:span><text:span text:style-name="T3">δὲ ό </text:span><text:span text:style-name="T3">τῶν </text:span><text:span text:style-name="T3">γερόντων, </text:span><text:span text:style-name="T3">μἑσος δὲ αύτῶν</text:span></text:p>
      <text:p text:style-name="P10"><text:span text:style-name="T22">haec. Ac viri quidem mulieribus ut plurimum multo tum<text:line-break/>majorem tum vehementiorem </text:span><text:span text:style-name="T22">habent </text:span><text:span text:style-name="T22">pulsum, tardiorem<text:line-break/>autem paulo satisque rariorem- Qui vero natura sunt ca-<text:line-break/>lidiores, majorem et celeriorem et frequentiorem multo,<text:line-break/>vehementiorem autem non multo. Qui autem sunt gracilio-<text:line-break/>res,' majorem quidem et rariorem multo,’ tardiorem autem<text:line-break/>et vehementiorem paulo. Ac natura quidem ita variantur.<text:line-break/>Porro per aetates etiam mutantur hoc modo. Infantuli qui-<text:line-break/>dem nuper nati pulsus'srequentissimus, senis autem rarissi-<text:line-break/>mus, qui vero intercedunt proportionem habent omnes,<text:line-break/>prout infantulo, vel seni propinquiores sunt. Eodem modo<text:line-break/>celerrimus quidem infantuli, tardissimus autem fenis; dia-<text:line-break/>rum vero aetatum pulsus inter hos sunt medii. Multo autem<text:line-break/>major est quae in raritate est differentia fenis ad infantu-<text:line-break/>lum quam quae in tarditate. In ea vero disterentia quae.in<text:line-break/>magnitudine et vehementia est maximus quidem, quantum<text:line-break/>ad aetates pertinet, est rigentium, minimus fenum, medius</text:span></text:p>
      <text:p text:style-name="P8"><text:span text:style-name="T22">autem ipsorum paulo major est pulsus infantulorum. Et<text:line-break/>vehementissimus quidem pulsus vigentium, languidissimus<text:line-break/>fenum., medius autem ipsorum pulsus infantulorum. Ac ita<text:line-break/>quidem in aetatibus pulsus mutantur. Per anni autem tem-<text:line-break/>pora quidem media maximos sane et vehementissimos sariunt,<text:line-break/>quantum ad anni tempora attinet, celeritate autem et fre-<text:line-break/>quentia moderatos; eodem modo </text:span><text:span text:style-name="T22">et </text:span><text:span text:style-name="T22">autumni media. Progre- .<text:line-break/>diens autem ver aliquid de magnitudine et vehementia de-<text:line-break/>trahit, celeritati autem </text:span><text:span text:style-name="T47">et frequentiae addit,</text:span><text:span text:style-name="T22"> et tandem ubi<text:line-break/>jam supervenerit aestas, languidi et parvi- et celeres et<text:line-break/>frequentes fiunt. Autumnus autem </text:span><text:span text:style-name="T47">progrediens</text:span><text:span text:style-name="T22"> de omnibus<text:line-break/>detrahit, magnitudine, inquam, celeritate, vehementia et<text:line-break/>frequentia; ita ut hieme superveniente in parvitatem et<text:line-break/>tarditatem et languorem et raritatem mutati sinti Assimu-<text:line-break/>lantur autem prima quidem veris postremis autumni, po-<text:line-break/>suema autem aestatis primis autumni, et prima quidem ae-<text:line-break/>statis postremis aestatis, prima autem hiemis postremis<text:line-break/>hiemis, 'quare </text:span><text:span text:style-name="T22">quae </text:span><text:span text:style-name="T22">a media aestate et media hieme aeque<text:line-break/>in utramque partem distant, simili modo mutantur, medium</text:span></text:p>
      <text:p text:style-name="P102"><text:span text:style-name="T22">autem aestatis partim quidem simili modo, partim vero'<text:line-break/>contrario se habet cum medio hiemis, parvi enim et languidi<text:line-break/>inutrisque, celeres vero et frequentes aestate, tardi et rari<text:line-break/>hieme, ut aestate, scd minus hieme. Atque hae quidem<text:line-break/>funt pulsuum fecundum anni tempora mutationes. Secun-.<text:line-break/>dum autem regiones eodem modo quo fecundum anni tem-<text:line-break/>pora; irf valde quidem calidis sicuti media aestate, in valde<text:line-break/>autem frigidis sicuti media hieme, lu temperatis sicuti<text:line-break/>medio vere, ad herum vero proportionem in iis quae inter-<text:line-break/>jacent.. Porro ex estis quoque ambientis nos aeris conftitu-<text:line-break/>tionibus,• quae calidae sunt, calidis anni temporibus, quae<text:line-break/>frigidae, frigidis , quae mediae, mediis ipsius veris assimi-<text:line-break/>lantur.<text:tab/>.<text:tab/>'</text:span></text:p>
      <text:h text:style-name="Heading_20_2" text:outline-level="2">Cap. XVI.</text:h>
      <text:p text:style-name="P152"><text:span text:style-name="T22">Cum igitur ad aegrotantem quem non<text:line-break/>prius rideris accerfitus ingrederis, considera primum qui-<text:line-break/>dem an mas vel. foemina sit, fecundum aetatem, deinde<text:line-break/>ambientem, qualisnam sit; ad hunc enim reducitur et tempus<text:line-break/>anni et regio et constitutio; postea propriam ipsius iiatu-<text:line-break/>ram, Atque ubi omnia composueris conjectaverisque qua-</text:span></text:p>
      <text:p text:style-name="P8"><text:span text:style-name="T22">lemnam pulsum, dum sanus erat, ipsum habere verisimile<text:line-break/>erat , magnitudinem everfionrs in statum praeter naturam<text:line-break/>cognosces. Si vero et alia quaecunque in commentariis<text:line-break/>de crisibus dicta sunt, propriae pulsuum tractationi adjece-<text:line-break/>ris, prope accedes ad exquisitissimam cognitionem totius </text:span><text:span text:style-name="T47">af-<text:line-break/>fectionis</text:span><text:span text:style-name="T22"> quae in aegrotante est, ut verbi gratia in signi-<text:line-break/>ficationibus. Quum ergo quempiam inspicis, ambiguitatem<text:line-break/>alsis signis distingue. Quorum unum quidem est et primum,<text:line-break/>ut manum, quae mediocriter calida sit, super thoracem im-<text:line-break/>ponas, ac caliditatis qualitatem confideres. Nam ubi eam<text:line-break/>mordacem inveneris, febrire dices laborantem, licet non-<text:line-break/>dum ex pulsu hoc firmiter cognoveris. Si vero perfrigeratus<text:line-break/>quodam modo thorax appareat, perfrigeratur autem quan-<text:line-break/>doque una cum universo corpore quibusdam significationibus,<text:line-break/>non oportet ut statim manum leves ac affirmes hominem se-<text:line-break/>cundum naturam sc habere, scd permittere debes ut manus<text:line-break/>super thoracem diutius inhaereat, in hocque animadvertere<text:line-break/>an aliqua acris caliditas ex profundo assurgat. . Hoc enim</text:span></text:p>
      <text:p text:style-name="P8"><text:span text:style-name="T22">solum satis fuit Themisoni , ut certum signum esset hominem<text:line-break/>febricitare, ipsa scilicet quae ex profundo attollitur caliditas.<text:line-break/>At tussicula etiam quaedam exigua, subaspera, una cum per-<text:line-break/>frigeratione invadens, et oscitatio, et pandiculatio, et dolor<text:line-break/>quidam, et cataphora in somnum, non simpliciter febrem,<text:line-break/>sed invasionem significationis esse indicabit. Atque haec qui-<text:line-break/>dem extrinsecus, ln pulfibus autem non solum praedicta<text:line-break/>ligna notae sunt invasionis febrium, sed si et ipsi intermit-<text:line-break/>tant, vel aliam inaequalitatem aut inordinationem habeant.</text:span></text:p>
      <text:h text:style-name="Heading_20_2" text:outline-level="2">Cap. XVII.</text:h>
      <text:p text:style-name="P152"><text:span text:style-name="T22">Duae enim cum sint genere inaequalita-<text:line-break/>tes, altera in una diastole pulsus, altera </text:span><text:span text:style-name="T47">in collectione, mul-<text:line-break/>tis deinceps</text:span><text:span text:style-name="T22"> pulsibus invicem costatis, de priore dicam, quae<text:line-break/>lu collectione est, quaeque a plurimis medicis fystematica,<text:line-break/>id est collectiva vocatur. Farilius enim dignoscitur, et in<text:line-break/>pluribus signisicationibus apparet. Quatuor autem quum sint<text:line-break/>differentiae pulsuum in diestole arteriae, una lu magnitudine<text:line-break/>et parvitate, secunda in celeritate </text:span><text:span text:style-name="T22">et </text:span><text:span text:style-name="T22">tarditate, tertia in<text:line-break/>vehementia et languore, et quarta in duritie et mollitie.</text:span></text:p>
      <text:p text:style-name="P103"><text:span text:style-name="T22">i ' </text:span><text:span text:style-name="T47">!' dr<text:tab/>, 'm</text:span><text:span text:style-name="T22"> .0 </text:span><text:span text:style-name="T47">uir.'</text:span><text:span text:style-name="T22"> '<text:tab/>. r J ;<text:tab/>'</text:span></text:p>
      <text:p text:style-name="P10"><text:span text:style-name="T22">in hac sane postremo dicta differentia nunquam visus est pulsus<text:line-break/>inaequalis; in assis autem tribus plurimae lu iis qui ex pu-<text:line-break/>trescentibus humoribus febricitant, inaequalitates consistunt.<text:line-break/>Et quae in frequentia et raritate est disserentia pulsuum, et<text:line-break/>ipsa admodum frequenter in aegrotantibus conspicitur,, et<text:line-break/>una sane ipsorum ideo facile transit in intermittentem pul-<text:line-break/>sum , in ambabus nihilominus inaequalitatibus, tum inordi-<text:line-break/>natis tum ordinatis. </text:span><text:span text:style-name="T22">•' </text:span><text:span text:style-name="T22">Esto enim quaedam inaequalitas in<text:line-break/>genere frequentiae et raritatis, quae post quatuor frequentes<text:line-break/>vel moderatus quintum rarum habeat; et hoc deinceps<text:line-break/>consequenter fiat, servato semper ordine, temporeqne rari-<text:line-break/>tatis aucto; talis pulsus, sive inordinatus, sive ordinatus<text:line-break/>[3r7] sit, non post multos periodos erit intermittens. .Non<text:line-break/>multum autem iuterest, ordinatam esse inaequalitatem, vel<text:line-break/>inordinatam, ad hoc ut homo Iervetur, vel pereat. Saepe-<text:line-break/>numero enim vidimus post quatuor pulsus</text:span><text:span text:style-name="T22">, </text:span><text:span text:style-name="T22">sive frequentes,<text:line-break/>sive medios iuler rarum et frequentem, quintum rarum fieri-;</text:span></text:p>
      <text:p text:style-name="P8"><text:span text:style-name="T22">postea consequenter secundum eandem periodum, decimum,<text:line-break/>et decimum quintum, et vigesimum. Adhuc vero magis,<text:line-break/>quum quintus factus fuisset r arus, nonum videmus r arum,<text:line-break/>vel quartumdecirnum, vel quempiam alium, non ferrata<text:line-break/>periodorumparitate; fed raro pulsu inordinate intercurrente.<text:line-break/>In hujusmodi igitur pulfibus neque experientia manifestam<text:line-break/>differentiam ad salutem, vel mortem, vel morbi longitudinem,<text:line-break/>aut brevitatem, per luordluatas et ordinatas inaequalitates,<text:line-break/>docuit, neque ratio. In aequalibus certe non parva est ab<text:line-break/>inaequalibus differentia, salutis gratia. Potius autem tantas<text:line-break/>differentias comparare non oportet; nam qui aequalis est<text:line-break/>fecundum naturam est, qui autem est inaequalis, non folurn<text:line-break/>praeter naturam est, scd etiam gravis. Ac in significationi-<text:line-break/>bus jam minus erit.parvus, in incrementis aulem magis;<text:line-break/>adhuc vero magis in rigoribus paroxysmorum; at in de-<text:line-break/>clinationibus deterrimus. Sed enim pulsum plurimo tem-<text:line-break/>pore quiescentem deficiens excipit raritate sive juordinate ,<text:line-break/>sive ordinate aucta, nullam enim in hoc dixi magnam esse<text:line-break/>differentiam vel experientia vel ratione compertam. Ra-</text:span></text:p>
      <text:p text:style-name="P8"><text:span text:style-name="T22">tionemnunc intelligo eam quae dogmatica est, per quam<text:line-break/>ex rerum natura excitati praecognitiones facimus. Dictum<text:line-break/>autem et prius est ejusmodi rationes non admodum reposci<text:line-break/>oportere lu compendiosis tractationibus. Nam si cum iis<text:line-break/>quae ad rem propositam utilia sunt causas quoque eorum<text:line-break/>quae fiunt audire quis voluerit, nihil de magna tractatione<text:line-break/>detrahetur; lu qua quatuor quidem sunt libri causarum<text:line-break/>quae pnlsus variant, quatuor autem praecognitionis quae<text:line-break/>ex ipsis habetur. Minime igitur bonaost ipsa pulsuum rari-<text:line-break/>tas, sive aequalis sive inaequalis sit; multo autem deterior<text:line-break/>est, quando intermittit, fit enim, ut ostensum est, virtute vi-<text:line-break/>tali ab humorum multitudine gravata, vel quibusdam artc-<text:line-break/>riis a crassitie, vel viscositate obstructis; fit etiam et ob<text:line-break/>phlegmonem magnam, constipatis earum cavitatibus, vel<text:line-break/>aliqua re extrinsecus comprimente, vel gravante, vel quo-<text:line-break/>modocunque angustante. Ideoque in significationibus potis-<text:line-break/>simum fiunt in multis ipsae pulsuum inaequalitates, rece-<text:line-break/>dente ad profundum sanguine. Hi ergo, pulsus affectiones</text:span></text:p>
      <text:p text:style-name="P8"><text:span text:style-name="T22">nuper'dictas indicant,., refrigerationem autem validam ra-<text:line-break/>rus, nam qui alia de causa evenit, non est perniciosus. Ab<text:line-break/>ambiente enim per hiemem tales pulsus fiunt et ob alimen-<text:line-break/>turn in ventriculo in pituitam versum, in omnibus qui bu-<text:line-break/>limo laborant. At si in febribus periculo non vacantibus<text:line-break/>raritas pulsus, -fiat, lutermorientis innatae caliditatis </text:span><text:span text:style-name="T22">est<text:line-break/></text:span><text:span text:style-name="T22">signum. Nonnulli vero qui ita affecti sunt cibum appetunt,<text:line-break/>sique obtuleris; prompte comedunt, ita ut qui vident exi-<text:line-break/>stiment eos sc salubriter habere. Intereunt sane -statim non-<text:line-break/>nulli quidem lu tempore significationis, cataphora detenti;<text:line-break/>aliqui vero sine cataphora vehementer refrigerati', non<text:line-break/>amplius recaluerunt. Non solum autem, ut dixi, genus<text:line-break/>hocinaequalitatis invasionibus febrilium paroxysmorum con-<text:line-break/>tingit-, scd etiam genus inaequalitatis in magnitudine et par-<text:line-break/>vitate, iu celeritate et tarditate, in vehementia et Ian-<text:line-break/>guore. Animadvertere autem diligenter oportet iu omnibus<text:line-break/>ipsis, quinum plures sint; constat enim quod qui plures<text:line-break/>fuut gravius habent periculum; ut quando quatuor langui-</text:span></text:p>
      <text:p text:style-name="P8"><text:span text:style-name="T22">dos quintus sequitur vehemens, vel mediocri tenore praedi-<text:line-break/>tus; melius enim longe est quatuor vehementibus qulu-<text:line-break/>tum intercurrere languidum. Quum autem omnes deinceps<text:line-break/>languidi apparent, fi sane in aliquo aliorum generum, vel<text:line-break/>aliqnibus inaequalitatem invenias, arteriam diutius tange,<text:line-break/>observans ficubi vel unus appareat vehemens. Quando vero<text:line-break/>aequaliter pravus in omnibus generibus est, scias non procul<text:line-break/></text:span><text:span text:style-name="T47">a</text:span><text:span text:style-name="T22"> morte ejusmodi aegrotantes abesse. Aequaliter autem pra-<text:line-break/>vus est pulsus, qui languidissimus et frequentissimus est; nam<text:line-break/>celerrimus nunquam fit cum languiclissimo; tardissimus autem<text:line-break/>una et languidus fi fiat, mirarer utique, fi non frigiditate<text:line-break/>jam extremorum aegrotus laboraret. Sane, qui languidus<text:line-break/>una est''et magnus, necessario etiam mollis est, foletque<text:line-break/>una cum lethargis'et aliis cataphoris adesse; ob tumidita-<text:line-break/>tem multam vel ventriculi, et praecipue oris ipfius, vel </text:span><text:span text:style-name="T22">।<text:line-break/></text:span><text:span text:style-name="T22">cerebri, vel alterius cujusdarn principis partis, vel etiam<text:line-break/>totius corporis, talis redditus. , Ac facile quidem mirari<text:line-break/>potest qui ex ventriculo et stomacho fit; difficillime autem</text:span></text:p>
      <text:p text:style-name="P104"><text:span text:style-name="T38">CALENVS </text:span><text:span text:style-name="T11">1ΌΜ. </text:span><text:span text:style-name="T38">iX.<text:tab/></text:span><text:span text:style-name="T38">~ </text:span><text:span text:style-name="T38">Hh</text:span></text:p>
      <text:p text:style-name="P8"><text:span text:style-name="T22">qui ob cerebrum languidus una et mollis fit; adhuc vero<text:line-break/>magis </text:span><text:span text:style-name="T47">qui ob totum corporis habitum, qui in</text:span><text:span text:style-name="T22"> oedematofam<text:line-break/>affectionem pervenerit, vel ob aliquod ex principibus visce-.<text:line-break/>ribus. Nonnunquam vero multos deinceps raros unus in-<text:line-break/>sequitur frequens, vel ordinatus, vel inordinatus; fit saepe-<text:line-break/>numero talis pulsus, quem peculiariter intercurrentem no-<text:line-break/>minamus; qui contrario modo ac intermittens consumitur;:<text:line-break/>ille enim extensa raritate, hic autem fit contracta crebritate.<text:line-break/>Et ubi cum vehementia talis fiat, criticum est lignum. In-.<text:line-break/>tellige autem ex me crisim in omnibus ejusmodi sermonibus,<text:line-break/>subitam in morbo mutationem, non perpetuo in bonum de-<text:line-break/>sinentem. Fit autem talis crisis vel per excretionern, vel<text:line-break/>per decubitum, quam sane crisim ex aliis signis dignosces,<text:line-break/>quae in libris de crisibus dicta sunt, sive bona sit, sive prava.<text:line-break/>Hi igitur omnes pulsus in significationibus fiunt; et nomiulsi<text:line-break/>ex iis, qni in una arteriae diastole inaequales sunt; de qui-<text:line-break/>bus jam dicatur.</text:span></text:p>
      <text:p text:style-name="P105"><text:span text:style-name="T38">fvuwvwe.criz<text:tab/>u-l/t-uu </text:span><text:span text:style-name="T47">/Cvfsucrusu) UHUtUi, w </text:span><text:span text:style-name="T47">farjuu.(j—</text:span></text:p>
      <text:h text:style-name="Heading_20_2" text:outline-level="2">Cap. XVllI.</text:h>
      <text:p text:style-name="P152"><text:span text:style-name="T22">Ex inaequalibus arteriae diestolis non-<text:line-break/>nullae quiete intersectam habent motionem; nonnullae con-<text:line-break/>tinuam quidem, at non firnllarem. De prima igitur dicam,<text:line-break/>quae quiete intersecatur; nam et manifesta est ipsius digno-<text:line-break/>tio, quum quilibet, nisi omnino asininus fit, cognoscere<text:line-break/>possit, quando contigerit ut arteria, dum dilatatur, pa-<text:line-break/>rumper stet; tum ita reliquum diastoles addat, quod sane<text:line-break/>in parvis vel humilibus pulsibus fieri non potest Mani-<text:line-break/>festum igitur ex hoc ipfo est neque usum diastoles esse exo-<text:line-break/>lutum neque facultatem esse infirmam, scilicet in hoc ipso<text:line-break/>solo, quod nunc.dictum est, eversione in statum praeter<text:line-break/>naturam facta. Quod sane non minime et in aliis omni-<text:line-break/>bus meminisse te oportet Par id enim folum, quod subinde<text:line-break/>docetur, tum dignotio tum praecognitio fit, aliis omnibus<text:line-break/>fecundum naturam fe habentibus, vel parvam omnino mu-<text:line-break/>tationem adeptis. Porro, quod nunc diximus, verum est,<text:line-break/>quando arteriae tunica fecundum naturam se habet; nam<text:line-break/>ubi ipsa immodice mollis reddita fuerit, qualis lethargis,</text:span></text:p>
      <text:p text:style-name="P8"><text:span text:style-name="T22">et quibusdam aliis cataphoris conspicitur, non est verum a<text:line-break/>robore facul[3r8]tatis maximum pulsum effici, et ab usu<text:line-break/>vel aucto vel omnino non imminuto. Si enim a duobus<text:line-break/>his solis fieret magnus pulsus, • augmento luquam usus et<text:line-break/>robore- facultatis, nihil amplius addere sermoni oporteret<text:line-break/>Nunc autem, quia considerare etiam oportet arteriae tuni- -<text:line-break/>eam', non verus erit sermo simpliciter prolatus. Jdeminisse<text:line-break/>enim te oportet eorum, quae dicta sunt in primo de causis<text:line-break/>pulsuum, qui liber saepius legi debet, ut qui fundamenta,<text:line-break/>totius speculationis pulsuum contineat; sine quibus nec con-<text:line-break/>stitui nec cognosci quicqnam aliud potest. • Causas enim,<text:line-break/>ut quiIpiam dicat, continentes vel proximas generationis _<text:line-break/>pulsuum in tribus his generibus osse ostendi; usu, propter'<text:line-break/>quem, arteriae moventur, facultate, quae movet, et tunica.<text:line-break/>Alia enim omnia quae pulsus variant per haec media mu-,<text:line-break/>lationem faciunt. Ubi igitur arteriae tunica secundumjra-<text:line-break/>turam sc habet, in diastole vero quies aliqua facta inaequa-<text:line-break/>litatem efficit, tiinc et robur facultatis: est et ulus diasto-</text:span></text:p>
      <text:p text:style-name="P8"><text:span text:style-name="T22">Ies magnae. Osteusurn sane est usum generationis pulsuum,<text:line-break/>augeri ob caliditatis multitudinem, vel spiritus animalis<text:line-break/>inanitionem; inanitur autem spiritus iis qui se exercent in<text:line-break/>ministerium motionum quae per musculos fiunt. Ubi igi--<text:line-break/>tur, ut dixi, tum usus generationis pulsuum auctus suerit,<text:line-break/>ob quamlibet causam, tum facultas, quae in corde est, a.<text:line-break/>qua arteriae moventur, ex sui ipsius ratione.valens perma<text:line-break/>neat, at gravetur a multitudine humorum, vel crassitie ar-.<text:line-break/>terias magnopere obstruente, vel premente; inaequalitates<text:line-break/>in uno pulsu fiunt, quiete continuitatemdiastolesintersecante.<text:line-break/>Quo sane loco hortor te ut duabus motionis partibus men-<text:line-break/>tem diligenter adhibeas; per te ipse considerans tum lan-.<text:line-break/>gnorenr </text:span><text:span text:style-name="T47">et.</text:span><text:span text:style-name="T22"> vehementiam, tum celeritatem et tarditatem,<text:line-break/>fiunt enim in his utrisque novem differentiae, ut in primo<text:line-break/>de differentia pulsuum didicisti. Indicant autem praeter ea<text:line-break/>quae de affectionibus dicta sunt, quomodo vitalis facultas se<text:line-break/>habeat. Ubi enim ambae motiones infirmae sunt in pulsibus, -<text:line-break/>extremum est periculum,, ubi robustae, salutis est spes.,</text:span></text:p>
      <text:p text:style-name="P8"><text:span text:style-name="T22">Si vero ambae in medio quodammodo sint infirmitatis et<text:line-break/>roboris, in medio indicant cousistere hominem exitii et. sa-<text:line-break/>lutis. Si autem priori motione languida existente, ea quae<text:line-break/>post quietem est robusta appareat, deterius quidem hoc est<text:line-break/>quam si duae motiones fortes existerent, minus vero malum<text:line-break/>quam si languidae essent. Si vero e contrario appareat ut<text:line-break/>prior sit valida, quae post ipsam est, infirma, non bonum<text:line-break/>est, melius enim est ut posterior motio priore fitpraestan-<text:line-break/>tior.</text:span></text:p>
      <text:h text:style-name="Heading_20_2" text:outline-level="2">Cap. XIX.</text:h>
      <text:p text:style-name="P152"><text:span text:style-name="T22">Deinceps igitur ordinem narrabo novem<text:line-break/>herum inaequalitatum, </text:span><text:span text:style-name="T47">a</text:span><text:span text:style-name="T22"> mitissima ipsarum auspicatus; post-<text:line-break/>ea paulatim per medias ad pessimam perveniens. Ac mi-<text:line-break/>tissima quidem omnium est quae motiones ambas tenore<text:line-break/>praeditas habet Secunda, quae priorem quidem mediam,<text:line-break/>robustam vero posteriorem. Tertia, quae priorem tenore<text:line-break/>praestitam, mediam vero posteriorem. Quarta , quae ain-<text:line-break/>has habet medias. Quinta, quae priorem quidem invali-<text:line-break/>dam, posteriorem vero fortem. Sexta, quae priorem inva-</text:span></text:p>
      <text:p text:style-name="P7"><text:span text:style-name="T3">• • •</text:span></text:p>
      <text:p text:style-name="P10"><text:span text:style-name="T22">sidam, mediam vero posteriorem. Septima, quae priorem<text:line-break/>robustam, lufirmam autem posteriorem.- </text:span><text:span text:style-name="T22">. </text:span><text:span text:style-name="T22">Octava, quae<text:line-break/>priorem mediam, infirmam vero posteriorem. Nona, quae<text:line-break/>pessima omnium est, quae ambas infirmas habet. Conjuga-<text:line-break/>tionibus autem in robore et infirmitate praedictarum dua-<text:line-break/>rum partium motionis consistentibus, proportione respondent<text:line-break/>conjugationes in celeritate et tarditate consistentes. Melior<text:line-break/>etenim est in ejusmodi pulsibus celeritas tarditate, non tamen<text:line-break/>tanto melior quanto vehementia languore. . Aperte enim<text:line-break/>qualitates ipsae pulsuum differentias facultatis in robore<text:line-break/>et infirmitate indicant. Constat autem maximam quidem<text:line-break/>spem esse salutis ex facultatis robore, minimam autem ex<text:line-break/>infirmitatibus. Sed ad proportionem quandam cum iis<text:line-break/>quae dicta sunt, comparatio tibi fiat in differentiis secundum<text:line-break/>tarditatem et celeritatem, ut prima quidem- conjugatio<text:line-break/>fiat, in qua motiones celeres sint. Secunda autem, in qua<text:line-break/>prior media, celer autem posterior. Tertia, in qua prior<text:line-break/>quidem celer, media autem posterior. Quarla, in qua ambae</text:span></text:p>
      <text:p text:style-name="P8"><text:span text:style-name="T22">mediae sunt. Quinta, in qua prior turda, celer poste-<text:line-break/>rior. Et post iplam sexta, in qua priori existente tarda,<text:line-break/>posterior media fiat. 'Septimae autem conjugationis prior<text:line-break/>quidem motio velox, tarda autem posterior. . Octavae me-<text:line-break/>dia quidem prior, tarda autem posterior. Ultima harum<text:line-break/>est.nona, quae tardas ambas motiones habet.</text:span></text:p>
      <text:h text:style-name="Heading_20_2" text:outline-level="2">Cap. XX.</text:h>
      <text:p text:style-name="P152"><text:span text:style-name="T22">Inspicere itaque te oportet ad ambas dif-<text:line-break/>ferentias, menteque considerare earum complicationes.<text:line-break/>Quandoque; enim quae in tarditate et celeritate confistit<text:line-break/>conjugatio, gravis redditur;. melior autem quae in robore<text:line-break/>et imbecillitate, esu. Ex tali igitur complicatione et qui </text:span><text:span text:style-name="T47">ca-<text:line-break/></text:span><text:span text:style-name="T22">prizans nominatur pulsus gignitur; in quo posterior parti-<text:line-break/>cula motionis robustior et valentior est priore. Eueritque<text:line-break/>hic pulsuum, qui fecundum diastolen arteriae quiete iuter-<text:line-break/>secantur, modestissimus, et ubi cum ipso juncta fuerit aliqua<text:line-break/>morbi concoctio, crisim bonam annunciat. Quemadmodum<text:line-break/>autem conjugationes, quae iu vehementia et languore, ce-</text:span></text:p>
      <text:p text:style-name="P8"><text:span text:style-name="T22">leritate et tarditate consistunt-, considerare in hujusmodi<text:line-break/>pulsibus maxime est necessarium ad praecognitionem, sic<text:line-break/>etiam eam quae' in magnitudine et altitudine versatur. .<text:line-break/>Quod enim non' contingat ex humilibus esse pulfibus eum<text:line-break/>qui quiete intersecatur, dictum est prius; ad quantam vero<text:line-break/>altitudinem perveniat, considerare convenit. Potest enim<text:line-break/>aliquis recessisse quidem ab humilibus, adhuc tamen medius<text:line-break/>esse, vel paulo altior medio esse, non tamen habere per-<text:line-break/>fectam altitudinem, quam si habeat, omnino annunciat na-<text:line-break/>tura ad crisim excitari; non tamen bonam hanc crisim fore<text:line-break/>omnino ostendit, nisi et alios scopos habeat morbus ad bo-<text:line-break/>nam crisim, quos in tractatu de crisibus diximus; inter quos<text:line-break/>is est tum maximus tum tutissimus scopus qui a morbi<text:line-break/>concoctione sumitur; • post ipsum vero qui a laborantis ro-<text:line-break/>bore; duos namque hos scopos in praecognoscenda salute<text:line-break/>vel morte habendos esse didicisti, fortitudinem inqnam<text:line-break/>virtutis et concoctionem morbi; citra enim omne pericu-<text:line-break/>lum tutissimeque se habent ipsi laborantes, ubi haec' ambo</text:span></text:p>
      <text:p text:style-name="P8"><text:span text:style-name="T22">adsunt; perniciosissime, ubi neutrum; in medio, quando<text:line-break/>alterutrum. Dum autem haec magis vel mluns inter se con-<text:line-break/>junguntur, spem quoque salutis, vel expectationem mortis,<text:line-break/>et augent, et minuunt. Quod </text:span><text:span text:style-name="T22">igitur </text:span><text:span text:style-name="T22">dicebam utile esse ut<text:line-break/>in languorem et vehementiam, cele[3ig]ritatem et tardi-<text:line-break/>tatem partium motionis in ejusmodi pulsibus inspiceres; ita<text:line-break/>etiam magnitudinem ipsorum et parvitatem suspicere expe-<text:line-break/>dit; et magis sane humilitatem et altitudinem ; etiam si non<text:line-break/>sine aliis duabus dimensionibus fiunt. Propter hoc igitur<text:line-break/>nec in perfrigerantibus admodum-invasionibus paroxysmo-<text:line-break/>rurn tales apparent pulsus, humiles enim hoc tempore et parvi<text:line-break/>redduntur. Ac ea quidem quae ad artis opera excitant,<text:line-break/>iis qui diexodos legunt, dicta sunt.</text:span></text:p>
      <text:h text:style-name="Heading_20_2" text:outline-level="2">Cap. XXI.</text:h>
      <text:p text:style-name="P152"><text:span text:style-name="T22">Nunc </text:span><text:span text:style-name="T22">vero </text:span><text:span text:style-name="T22">rursus sermonem ab initio<text:line-break/>resumentes, dicamus quot sint pulsus qui in diastole arteriae<text:line-break/>conspiciuntur; quaeque in singulis ipsorum sit affectio a<text:line-break/>qua fiunt; </text:span><text:span text:style-name="T47">et quae</text:span><text:span text:style-name="T22"> praecognitio ex singulis ipsis fiat. Inji-<text:line-break/>cere autem te volo super arterias digitos, </text:span><text:span text:style-name="T22">qui </text:span><text:span text:style-name="T22">molles sint;</text:span></text:p>
      <text:p text:style-name="P8"><text:span text:style-name="T22">primumque nec superiicietenus tangas, nec violenter premas;<text:line-break/>postea, si ipsos vehementer ab arteria, dum dilatatur, per-<text:line-break/>cuti sentias, adhuc etiam magis comprime, si vero dum hoc<text:line-break/>facis, motus evadat insensilis, omnino superficietenus tange.<text:line-break/>Validam etenim facultatem pulsus ille indicat, qui pressioni<text:line-break/>resistit, invalidam autem qui 'decidit et vincitur. Nonnul-<text:line-break/>los igitur maximos esse comperies, si'superficietenus tangas;<text:line-break/>parvi tamen, si presseris, apparent; quandoque etiam nullo </text:span><text:span text:style-name="T22">*<text:line-break/></text:span><text:span text:style-name="T22">adhuc modo fervuntur, sed penitus abolentur; ita ut ex<text:line-break/>pressionis quantitate quantitas etiam tum imbecillitatis tum<text:line-break/>roboris facultatis tibi dignoscatur; quod eorum, quae in<text:line-break/>pulsibus sunt, maximum existit bonum. Si ergo aliquando<text:line-break/>inveneris in homine febrili morbo laborante, una cum<text:line-break/>signis concoctionis validam facultatem, citra omne prorsus<text:line-break/>periculum hunc esse scito et cito morbum solutum iri. Si<text:line-break/>vero valida quidem fuerit facultas, nullum autem lu humo-<text:line-break/>ribus signum concoctionis appareat, in tempore diuturniori<text:line-break/>aegrotaturus servabitur, recordantibus nobis ea quae etiam</text:span></text:p>
      <text:p text:style-name="P8"><text:span text:style-name="T22">sine mea admonitione ii qui mentem' habeni sciunt; om-<text:line-break/>nia scilicet quae ad praecognitiones spectant rntelligi<text:line-break/>debere, si aegrotantes non erraverint, aut nulla noxa ex-<text:line-break/>trinsecus evenerit. Magnam vero diri habere vim in mor-<text:line-break/>bis febrilibus robur facultatis arterias moventis, quam et<text:line-break/>vitalem nominamus, quandoquidem faepenurnero, ubi pe-<text:line-break/>riculum fit ob nervosum genus, non magnopere coufert </text:span><text:span text:style-name="T47">vi--<text:line-break/></text:span><text:span text:style-name="T22">talis facultatis tenor; sed tunc inspicimus quomodo ani-<text:line-break/>malis facultas robore se habeat. Ac melius quidem est am-<text:line-break/>bos valentes esse, et praeter ipsas tertiam, quae naturalis ap-<text:line-break/>peIIatur, cujus principium est jecur, ’ quemadmodum sane<text:line-break/>vitalis cor, animalis autem cerebrum. Principatum autem<text:line-break/>tenet in unaquaque morbi specie </text:span><text:span text:style-name="T22">ad </text:span><text:span text:style-name="T22">praecognitionis stabili-<text:line-break/>tatem robur ipsum propriae facultatis affectarum partium.<text:line-break/>Validi igitur pulsus tenorem, qualis fit, premendo digno-<text:line-break/>sces, unaque cum ipso magnitudo, etiam diastoles apparet,<text:line-break/>exqnisiteque dignoscitur, firma etiam magnorum pulsuum<text:line-break/>sit cognitio, si superiloietenus tangas. Scito autem mari-.<text:line-break/>mhhti </text:span><text:span text:style-name="T3">ν&gt;-.-.1Ρι,ινι ζΙΙ.</text:span><text:span text:style-name="T22">ofso rintim LaaTvniiiirn nmlinc </text:span><text:span text:style-name="T3">ΒΓΐθΠΑΡ</text:span></text:p>
      <text:p text:style-name="P8"><text:span text:style-name="T22">partes tangere possis, . seu secundum 'longitudinem, latitu-<text:line-break/>dinem et profunditatem; sicuti et longum, qui secundum<text:line-break/>longitudinem superat; latum, qui secundum latitudinem, et<text:line-break/>altum similiter, qui secundum altitudinem, quae et pro-<text:line-break/>funditas dicitur. Quemadmodum autem in toto primo de<text:line-break/>dignotione pulsuum libro de sensili systoles parte et insen-<text:line-break/>sili monstratum est,- ita etiam in secundo </text:span><text:span text:style-name="T22">de </text:span><text:span text:style-name="T22">disserentia,<text:line-break/>quae in magnitudine et parvitate consistit;'ubi ostendo quan-<text:line-break/>titatenr diastoles cum. quantitate circuli arteriae.comparan-<text:line-break/>dam esse, quo id quod quaeris invenias: nec quaeren-<text:line-break/>dum esse ad quantam magnitudinem adtollatur arteria Ia-<text:line-break/>lissima, angustissimae collata. Hac. eadem ratione et lu<text:line-break/>pneris nonulli dicunt pulsum esse parvum, diastolen non<text:line-break/>cum capacitate' arteriae, sed cum ea quae est vigentium,<text:line-break/>comparantes ; nam si quantitatem circuli arteriae puerorum,<text:line-break/>et quantitatem pulsus eorum existimet, is prosecto noscet<text:line-break/>Herophilum recte pronuntiasse, eorum pulsum satis magnum<text:line-break/>esse., Duo equidem, tibi haec genera pulsuum in arteriae</text:span></text:p>
      <text:p text:style-name="P8"><text:span text:style-name="T22">diastole occurrent, si eo quo dictum est modo digitos </text:span><text:span text:style-name="T47">in-<text:line-break/>jicias;</text:span><text:span text:style-name="T22"> alterum in quantitate, longitudinis, latitudinis et<text:line-break/>profunditatis, alterum in percussionis tenore. Vocarique<text:line-break/>tibi licet eum qui fortiter tactum percutit quocunque vo-<text:line-break/>les nomine; nam si et fortem et vehementem, et tenore<text:line-break/>praeditum et robustum nomines, nihil artis opera laesuris,<text:line-break/>vocamus autem et nos ipsum vehementem pulsum, superio-<text:line-break/>res secuti: etsi potissimum vehementiae notio ex fortitu-'<text:line-break/>dine et celeritate est composita. Sed quoniam recta prae-<text:line-break/>cognitio non et nominum, sed ex rerum exquisita cogni-<text:line-break/>tione fit; nominibus quidem unusquisque ut- velit uta-<text:line-break/>tur, in rerum autem scientiam studium adhibeat. Quem-<text:line-break/>admodum autem vehemens pulsus semper robur indicat<text:line-break/>facultatis, ita durus </text:span><text:span text:style-name="T22">vel </text:span><text:span text:style-name="T22">tunsam esse arteriam, vel duram<text:line-break/>evasisse; nisi forte quis dicat, et quod tensum est corpus,<text:line-break/>ex eo quod tensum sit, </text:span><text:span text:style-name="T22">durum </text:span><text:span text:style-name="T22">evasisse; ita enim durus </text:span><text:span text:style-name="T22">pul-<text:line-break/></text:span><text:span text:style-name="T22">sus semper indicabit qualitatem, quae in constitutione </text:span><text:span text:style-name="T22">arte-<text:line-break/></text:span><text:span text:style-name="T22">riae tunicae esu Apparet igitur talis pulsus ex phlegmonis.</text:span></text:p>
      <text:p text:style-name="P8"><text:span text:style-name="T22">vel obstructionibus, vel repletionibus, vel tensionibus ner-<text:line-break/>vostrum partium, vel ex scirrhis, non solum nervosarum<text:line-break/>partium, sed et aliarum, fi principes fint; etenim jecur et<text:line-break/>ventriculus et lien et uterus talem efficiunt pulsum, ubi<text:line-break/>scicrhum contraxerunt; fit etiam et propter validam re-<text:line-break/>frigerationem et siccitatem. Et ubi sane tibi in primo in- ,<text:line-break/>gressu pulsus rideatur talem occursus mollitiem non ha-<text:line-break/>here, qualem, dinn secundum naturam est, habet, aliquam<text:line-break/>ex praedictis affectibus in homine esse existima. Discernes<text:line-break/>autem quinam sit tum ex aliis symptomatibus tum ex cau-<text:line-break/>sis quae praecesserunt, qualis est frigidus potus praeter<text:line-break/>consuetudinem, vel diuturna in aqua frigida mora, vel in<text:line-break/>aere tali, ac praesertim non prius marefacto corpore.<text:line-break/>Sed et quidam, ubi servum manu percussisset, </text:span><text:span text:style-name="T22">ac </text:span><text:span text:style-name="T22">medii di-<text:line-break/>giti tendonem, qui ad primum articulum est, contudisset,<text:line-break/>ex aliarum causarum concursu febricitavit; ego vero, ubi<text:line-break/>ejus.pulsum aperte indicare tensam esse arteriam invenissem,<text:line-break/>manumque lana circumvolutam conspexissem, quidnam</text:span></text:p>
      <text:p text:style-name="P8"><text:span text:style-name="T22">esset ih </text:span><text:span text:style-name="T22">ipsa, </text:span><text:span text:style-name="T22">interrogavi; </text:span><text:span text:style-name="T22">ipse </text:span><text:span text:style-name="T22">vero nullam dixit rem in hoc<text:line-break/>ipfiinesse; percussus enim </text:span><text:span text:style-name="T22">ex eo, quod </text:span><text:span text:style-name="T22">quendam seriisset,<text:line-break/>ceratum sibi familiare imposuisse. Ego igitur nullam aliam<text:line-break/>causam inveniens tensionis ipsius pulsus, jussi ut curatio-<text:line-break/>nem digiti immutaret, atque ea quae </text:span><text:span text:style-name="T22">ad </text:span><text:span text:style-name="T22">tales nervorum<text:line-break/>affectus convenit uteretur; at vir ille, negleeto meo<text:line-break/>consilio, nocte sequenti convulsus esu Phreniticis quo- •<text:line-break/>que et pleuritiris quibus Ieptum transversum phlegmone la-<text:line-break/>borat, durus pulsus apparet, tensam esse arteriam indi-<text:line-break/>cans</text:span><text:span text:style-name="T22">, </text:span><text:span text:style-name="T22">quare ubi ambrgna sit horum affectuum adhuc luci-<text:line-break/>pientiurn dignotio, non parvam ex talibus pulsibus pro-<text:line-break/>portionem ad eos dignoscendos habebis. Si vero ad diutius<text:line-break/>jam aegrotanjsiuojlern accedas, tuin primum introductus es,<text:line-break/>si pulsus ipsius durus tibi rideatur, , observa lienis pbleg-<text:line-break/>monem sririhum jam contrahere;, indicabit autem ipsam et co-<text:line-break/>lor faciei, sicuti fi et jecur aliquo tali morbo sit affectum, pro-<text:line-break/>prius enim ex utrisque visceribus gignitur color, qui homini<text:line-break/>in arte versato aperte ludicat, utrum eorum affectum siti</text:span></text:p>
      <text:p text:style-name="P8"><text:span text:style-name="T22">Sed in praesenti non est de hoc sermo. Quaecunque enim ex<text:line-break/>pulsu ad praecognitionem sunt utilia, haec nunc percurrere<text:line-break/>nobis est propositum. Si igitur laborantem invisas non<text:line-break/>prius a te visum, qui in febrili morbo constitutus fit, fine<text:line-break/>superioris principii affectu, quum autem redieris, pulsus<text:line-break/>appareat durus, hic certe, dum tu abfuisti, aquam frigidam<text:line-break/>potavit, veI autumnalem aliquem fructum refrigerantem<text:line-break/>ingessit. Atque haec quidem fieri solere Icito. Vehemen-<text:line-break/>tem vero quum luvenias et aequalem et magnum pul-<text:line-break/>sum, simulque arteriae tunicam secundum naturam habere,<text:line-break/>maximum hoc signum ad laborantis salutem sit. Nam eelet<text:line-break/>ritas, vel tarditas in iis, qni ita habent, nihil effatu<text:line-break/>dignum nunc indicabit ad salutem, ve! mortem. Verum<text:line-break/>celeritatem quidem ex caliditate majore fieri cornperies,<text:line-break/>tarditatem ex refrigeratione. Atque siaec quidem per<text:line-break/>febrilem morbum in praedicto pulsu fieri non possuut.<text:line-break/>Celeritas autem frequentissime fit, ac magna ex parte lu<text:line-break/>febribus periculo prorsus vacantibus, ex quibus sunt et<text:line-break/>legitimae tertianae; magni enim sunt in his pulsus et cele-</text:span></text:p>
      <text:p text:style-name="P52"><text:span text:style-name="T38">gauenus tom. ix.<text:tab/>Ii</text:span></text:p>
      <text:p text:style-name="P7"><text:span text:style-name="T22">res in paroxysmorum vigore, hocque fit ob caliditatis co-<text:line-break/>piam. Dictum autem est in tertio de dignotione pulsuum<text:line-break/>et in primis partibus fecundi de celeritatis dignotione; ubi<text:line-break/>ostendo eos errare qui diastoles magnitudinem non con-<text:line-break/>siderantes , </text:span><text:span text:style-name="T47">ex solo</text:span><text:span text:style-name="T22"> motionis tempore aliquid de tarditate,<text:line-break/>vel celeritate pulsuum pronuntiant, non enim absolute<text:line-break/>pulsus, qui fit dum in minori tempore arteria dilatatur, eo<text:line-break/>ocyor est qui efficitur dum in majori tempore arteria dilata-<text:line-break/>tur; fieri enim potest ut in brevissima diastole licet non<text:line-break/>celeriter moveatur arteria, brevis temporis fiat pulsus; sic-<text:line-break/>nti rursus in maxima quidem diastole, sed celeriter arteria<text:line-break/>se movente, multi temporis. Satius igitur dixi esse ut<text:line-break/></text:span><text:span text:style-name="T56">x</text:span><text:span text:style-name="T22"> </text:span><text:span text:style-name="T22">motionis impetum, non quantitatem temporis totius diasto-</text:span></text:p>
      <text:p text:style-name="P10"><text:span text:style-name="T22">Ies adtendamus. sic celer quidem ex. caliditatis copia fit,<text:line-break/>valida nimirum exiflenle facultate, tardus autem ex refri-<text:line-break/>geratione. Et ubi sane tardus simul et parvus et tenoris<text:line-break/>vacuus pulsus sit, prope ad mortem veniunt At in ornni-<text:line-break/>bus quae ita dicuntur, memento ejus differentiae quae</text:span></text:p>
      <text:p text:style-name="P8"><text:span text:style-name="T22">in aetatibus esu 'Non enim solum puerilis venarum saltus<text:line-break/>seni malus est, sed etiam scnilis pnero. Decem igitur tem-<text:line-break/>porum, quemadmodum Herophilus metiebatur ipsos pulsus,<text:line-break/>si puerulo fiat aliquando spatium illud, quod inter duas est<text:line-break/>percussiones, refrigerationis extremae, et ob id etiam </text:span><text:span text:style-name="T22">ex-<text:line-break/></text:span><text:span text:style-name="T22">tinctionis est signum; sicuti rursus, si seni puerulorum<text:line-break/>pulsus, in quo tempus diastoles tempori systoles est<text:line-break/>aequale, accensam esse naturam significat. Sed hoc certe<text:line-break/>.nunquam vidi. In puerulo autem saepe talis risus est pul-<text:line-break/>sus. Sane senis pulsus, ubi ita celer fiat, ut tempus<text:line-break/>quod inter duas est percussiones decuplo fit inajus tempore<text:line-break/>percussionis, est quidem et hoc rarum- Verum non ulte-<text:line-break/>rius adhuc procedit; prius enim moritur; ad hoc autem<text:line-break/>perveniens, ad eum quidem pulsum accedit qui aetatis la-<text:line-break/>borantis proprius est, deinceps autem ad rariorem. Quo<text:line-break/></text:span><text:span text:style-name="T22">in </text:span><text:span text:style-name="T22">loco quaedam etiam deceptio oritur iis qui circa pulsus<text:line-break/></text:span><text:span text:style-name="T22">non </text:span><text:span text:style-name="T22">sunt exercitati. Quando a caliditate permulta in ce-<text:line-break/>leritatem immoderatam, quatenus ad aetatem spectat, pulsus</text:span></text:p>
      <text:p text:style-name="P10"><text:span text:style-name="T38">Ii </text:span><text:span text:style-name="T11">ΰ</text:span></text:p>
      <text:p text:style-name="P8"><text:span text:style-name="T22">pervenerit, corde in tali affectione adeo exiccato, ut </text:span><text:span text:style-name="T47">et</text:span><text:span text:style-name="T22"> letha-<text:line-break/>lem inteinperiem habeat, necesse est hanc ipsam caliditatem<text:line-break/>extingui una cum ea quae secundum naturam est. Jure<text:line-break/>ergo hoc tempore tardior ipse pulsus fit. Ac aliquis, ut di-<text:line-break/>cebam, opinabitur ipsum ad naturalem statum redire; quam-<text:line-break/>vis ad mortiferam refrigerationem iter habeat, non ad sen-<text:line-break/>silem temperaturam. At certe distinguere pulsus qui ad<text:line-break/>naturalem statum redeunt ab iis qui ad interitum tendunt<text:line-break/>haud difficile est, languidior enim priore semper magis ac<text:line-break/>magis efficitur pulsus eorum qui perniciose sc habent Et<text:line-break/>huic praecipue notae mentem adhibe in ambiguis omnibus<text:line-break/>affectionibus, non tres, aut quatuor solas arteriae diastoles<text:line-break/>considerans,' sed ubi in tot diastolis languidus fuerit, alias<text:line-break/>expectaus, conspicitur enim interdum quintus vel sextus<text:line-break/>post ipsas tenore praeditus, quod quum inveneris, scito<text:line-break/>facultatem non ex sua ipsius ratione infirmam esse, scd a<text:line-break/>inultitudiue, vel obstructione, vel compressione, vel aliqua<text:line-break/>omnino angustia, vel gravitate prohiberi ne valide movea-</text:span></text:p>
      <text:p text:style-name="P8"><text:span text:style-name="T3">: ' . -, / '</text:span></text:p>
      <text:p text:style-name="P10"><text:span text:style-name="T22">tur, quemadmodum accidit fortibus hominibus, ubi vel a<text:line-break/>vinculis impediantur, vel ab oneris magnitudine graventur.<text:line-break/>Et ubi unam illam diastolen tum tenore praeditam tum<text:line-break/>allam sariat, scito tunc naturam ad noxiorum humorum ex-<text:line-break/>cretionem excitari. Quum ergo satis fortis quintus , vel<text:line-break/>sextus intercurrat pullus, una cnm signis concoctionis per<text:line-break/>urinas.apparentibus, potcrit servari homo, si vero fine con-<text:line-break/>coctione natura ad excretionem impetum fecerit, morietur<text:line-break/>dum judicatur. In peripneumoniis autem praecipue tales •<text:line-break/>videntur pulfus, dico sane non fecundum eam solum inae-<text:line-break/>qualitatem quae in vehementia et languore, fed </text:span><text:span text:style-name="T47">'et</text:span><text:span text:style-name="T22"> fetua-<text:line-break/>dani eam quae in magnitudine et parvitate, i celeritate et<text:line-break/>'tarditate ‘conspicitur. Dandunique .est ipfis.multum oxime-<text:line-break/>litis, quodacidicri sit temperamento, una.cum aliis,-quae-<text:line-break/>cunque febrem minime- accendendo crassitudinem hnmo-<text:line-break/>rum incidunt. Quum enim-arteriae, quae </text:span><text:span text:style-name="T22">cordi </text:span><text:span text:style-name="T22">ricinae<text:line-break/>sunt, -ab hujusmodi humoribus, obstruantur, pulsus esstr<text:line-break/>ciuuttisiaequales-, .non.ea scium inaequalitate quam: systeina.-</text:span></text:p>
      <text:p text:style-name="P8"><text:span text:style-name="T22">ticam collectivam vocant, sed ea .etiam quae in una est dia-<text:line-break/>stole, de qua dictum quidem </text:span><text:span text:style-name="T22">jam </text:span><text:span text:style-name="T22">et supra est, sed et<text:line-break/>nunc quoque vobis ipsius mentionem faciemus, ficuti sane,<text:line-break/>dum sermo nobis erat de. pulfibus qui invasionibus febrilium<text:line-break/>paroxysmorum et incrementis assidentmentionem etiam<text:line-break/></text:span><text:span text:style-name="T22">... t ? iijli jilil r ;</text:span></text:p>
      <text:p text:style-name="P10"><text:span text:style-name="T22">earum inaequalitatum fecimus quaecunque faepenumero<text:line-break/>in talibus temporibus fiunt secundum magnitudinem et<text:line-break/>parvitatem, celeritatem et tarditatem, vehementiam et<text:line-break/>languorem. </text:span><text:span text:style-name="T22">'</text:span></text:p>
      <text:p text:style-name="P10"><text:span text:style-name="T22">•n'. </text:span><text:span text:style-name="T22">•</text:span></text:p>
      <text:h text:style-name="Heading_20_2" text:outline-level="2">Cap. XXl<text:span text:style-name="T99">I</text:span>.</text:h>
      <text:p text:style-name="P152"><text:span text:style-name="T22">Differentia autem pulsuum propter ar-<text:line-break/>teriae tunicam eveniens , secundum quam mollis et durus<text:line-break/>pulsus inveniuntur, iu neutro genere inaequalitatis apparet.<text:line-break/>Dico autem neutrum, tum id quod iu collectione multorum<text:line-break/>deinceps pulsuum conspicitur tum id quod in uno solum<text:line-break/>pulsu; verumtamen propter tunicam induratam fit quaedam<text:line-break/>inaequalitas,lu diversis artcriaepartibns, quando tum usus<text:line-break/>generationis pulsuum urgeat tum facultas robusta sit. Dum<text:line-break/>enim ipsu cogitur dilatare arteriae tunicam, quae dura sit.</text:span></text:p>
      <text:p text:style-name="P8"><text:span text:style-name="T3">. </text:span><text:span text:style-name="T22">»</text:span></text:p>
      <text:p text:style-name="P10"><text:span text:style-name="T22">vibratus efsiicitur pulsus, hic </text:span><text:span text:style-name="T22">autem ipsc </text:span><text:span text:style-name="T22">fit .quandoque<text:line-break/>etiam [3ai] dicrotus, quando ea arteriae pars quae appa-<text:line-break/>ret,'quippe quae ab incumbentibus corporibus non grave-<text:line-break/>tur, ili altitudinem elevata prius fuerit, ab iis autem, quae<text:line-break/>ab utroque ipsius latere sitae sunt, in itinere tardantibus,<text:line-break/>retrahatur • rursus intro propter tunicae duritiem, postea,<text:line-break/>rursus sirnnrelevetur. Ideoque in iis praecipue fieri con-<text:line-break/>fpicitur tales pulsus in quibus, prolixilas contracta elt,<text:line-break/>quum vero longa ipsa est, dicrotus pulsus nunquam visus<text:line-break/>est;' quemadmodum iieque vibratusubi brevis ipsa est.<text:line-break/>Etenim vibratus similis est jaculorum et virgarum vibratui,<text:line-break/>quum per exiguas particulas arteria ita movetur; subjicitur<text:line-break/>autem pulsus vibratus, vel quatuor digitis, vel omnino<text:line-break/>tribus;-&gt;quaiido autem unus, vel duo tantum digiti motio,<text:line-break/>nem sentiunt, tunc inaequalitas partium arteriae, quae<text:line-break/>utriuque sunt, latet; praeter hoc etiam evenit ut pars<text:line-break/>quae prius adtollebatur; a gravantibus non revellatur;<text:line-break/>•omnes enim simili modo liberatae sunt a gravitate incurn-</text:span></text:p>
      <text:p text:style-name="P8"><text:span text:style-name="T22">bentium corpoiunn Quum ergo hic pulsus et robur facultatis et<text:line-break/></text:span><text:span text:style-name="T22">copiam </text:span><text:span text:style-name="T22">caliditatis indicet, jure aliquando crisim futuram nun-<text:line-break/>tiat; et </text:span><text:span text:style-name="T22">quo </text:span><text:span text:style-name="T22">magis utique fuerit vibratus eo etiam magis crisim<text:line-break/>sperato; utrum autem bonam, vel malam, semper enim hujus<text:line-break/></text:span><text:span text:style-name="T22">esto .memor, </text:span><text:span text:style-name="T22">ex tractatione </text:span><text:span text:style-name="T22">de </text:span><text:span text:style-name="T22">crisibus addisces. Principalissi-<text:line-break/></text:span><text:span text:style-name="T22">mum autem </text:span><text:span text:style-name="T22">lu ipsis </text:span><text:span text:style-name="T22">est </text:span><text:span text:style-name="T22">concoctio morbisicorum humorum<text:line-break/>in </text:span><text:span text:style-name="T22">febrilibus morbisetenim </text:span><text:span text:style-name="T22">et hujus, etiam perpetuo esto<text:line-break/>memor,., quandoquidem ad superioris principii morbos con-<text:line-break/>coctio </text:span><text:span text:style-name="T22">humorum </text:span><text:span text:style-name="T22">qui </text:span><text:span text:style-name="T22">sunt </text:span><text:span text:style-name="T22">in venis </text:span><text:span text:style-name="T22">non </text:span><text:span text:style-name="T22">magnopere condu-<text:line-break/>cit Periculum sane quod </text:span><text:span text:style-name="T22">ex </text:span><text:span text:style-name="T22">ipsis imminet, quomodo prae-<text:line-break/>cognoscere oporteat, </text:span><text:span text:style-name="T22">tum in </text:span><text:span text:style-name="T22">commentariis 'in prognosti-<text:line-break/></text:span><text:span text:style-name="T22">cum </text:span><text:span text:style-name="T22">tnm in iis quos de crisibus fcripsimus. habes. Ex ,<text:line-break/>pulsibus autem tantum utilitatis, ad eorum morborum tum<text:line-break/></text:span><text:span text:style-name="T22">dignotionern </text:span><text:span text:style-name="T22">tum praecognitionem</text:span><text:span text:style-name="T22">, </text:span><text:span text:style-name="T22">quantum </text:span><text:span text:style-name="T22">ex </text:span><text:span text:style-name="T22">duro et<text:line-break/>molli capi' potest dictumque </text:span><text:span text:style-name="T47">a</text:span><text:span text:style-name="T22"> </text:span><text:span text:style-name="T22">me superius de ipsis esu<text:line-break/>Est autem quidam </text:span><text:span text:style-name="T22">fibrato </text:span><text:span text:style-name="T22">pulsui, secundum quidem eam<text:line-break/>inaequalitatem quae </text:span><text:span text:style-name="T22">in diversis </text:span><text:span text:style-name="T22">particulis veriatur, simiIli-<text:line-break/></text:span><text:span text:style-name="T22">inus; contrarius autem fecundum tunicae </text:span><text:span text:style-name="T22">qualitatum; vibra-</text:span></text:p>
      <text:p text:style-name="P8"><text:span text:style-name="T22">tus enim durus est, ille vero non durus, imo et eo<text:line-break/>etiam ipsc qui fecundum naturam est mollior existis-; monti-<text:line-break/>namus autem ipsum undosum , propterea quod undis simi-<text:line-break/>lem habet inaequalitatem; apparet autem interdum quidem<text:line-break/>tenore praeditus moderate, interdum vero inter tenore prae-<text:line-break/>ditos et imbecillos medius. Dictum vero est quod te-<text:line-break/>nore praeditum pulsum vehementem nominamus -superio-<text:line-break/>res secuti, quemadmodum et tenoris vacuum languidum.<text:line-break/>Ilio igitur pulsus, undosus luquam,. sudorem ut plurimum<text:line-break/>nuntiat; ac tanto magis quanto mollior quidem fuerit, non<text:line-break/>tamen tenoris vacuus. Si vero ipsi intercurrat altus, fir-<text:line-break/>missimum habetis signum fudoris. Semper enim aliquam<text:line-break/>.exeretionem significat.; cum undoso quidem, </text:span><text:span text:style-name="T22">vel </text:span><text:span text:style-name="T22">absolute<text:line-break/>magno, non tamen duro , criticorum, sudorum; cum vibrato<text:line-break/>autem, vel absolute duro, menfirnorum potius, vel eru-<text:line-break/>ptionis sanguinis e naribus, yel per haemorrhoidas</text:span><text:span text:style-name="T22">, </text:span><text:span text:style-name="T47">vel<text:line-break/>alvo</text:span><text:span text:style-name="T22"> exturbata; quaenam vero excretionum futura sit, ex<text:line-break/>iis quae in libris de crisibus scripta sunt discerne.. Quando<text:line-break/>autem undosus hic mulsus languidus fuerit, vermiculans</text:span></text:p>
      <text:p text:style-name="P8"><text:span text:style-name="T22">fit, nomenclaturam hanc adeptus a similitudine quam cum<text:line-break/>gressu vermis habet. Tres enim hos pulsus superiores me-<text:line-break/>dici ab animalibus' denominarunt, caprizautem, verinicu-<text:line-break/>lautem et formicantem', ob motionis similitudinem ita ap-<text:line-break/>pellationem imponentes. Sed de caprizante quidem in fine .<text:line-break/>sermonis ostendetur. De venniculante autem mox dicetur,<text:line-break/>propterea quod minor quidem est undoso, languidus autem<text:line-break/>semper,. et propter hoc facile transit in formicantem, vires'<text:line-break/>summopere imbecillas: esse indicantem; quemadmodum et<text:line-break/>ille qui in priori arteriae particula priorem motionem ha-<text:line-break/>bet, quae tanquam bestiolae perreptantis esse rideatur; ve-<text:line-break/>rum huic nullum proprium ac peculiare nomen positum est;<text:line-break/>fit:igitur ipse imbecilla existente facultate, ac nisi prius ea<text:line-break/>roboretur, transit facile in formicantem omnium pulfuuni •<text:line-break/>languidissimum </text:span><text:span text:style-name="T47">et</text:span><text:span text:style-name="T22"> minimum, ideoque etiam pessimum; ut<text:line-break/>qui imbecillitatem facultatis propriam indicet, non ob co-<text:line-break/>piam gravantem, vel compressionem, vel obstructionem.<text:line-break/>Esto, autem tibi maximum 'inscium- ad discernendum.</text:span></text:p>
      <text:p text:style-name="P8"><text:span text:style-name="T22">quando facultas prae compressione,- vel obstructione, vel<text:line-break/>copia non possit arteriam in magnitudinem elevare, ipsa sci-<text:line-break/>licet secundum aequalitatem et inaequalitatem differentia,<text:line-break/>nam ubi ipsa ob propriam rationem infirma est, pulsus.ipsc<text:line-break/>aequalis• permanet per omnes deinceps diastoles: ubi vero<text:line-break/>ab alia causa impeditur quin motu secundum naturam mo-<text:line-break/>veatur, motio inaequalis fit. , Sane vermiculans et rnultu<text:line-break/>magis formicans nunquam risi sunt collectiva inaequalitate<text:line-break/>inaequales oh propriam imbecillitatem facultatis fieri, quem-<text:line-break/>admodum certe et qui imaginem refert bestiolae per-<text:line-break/>reptantis; qualem pulsum apparere oportebat, si qui a<text:line-break/>corde, immittitur spiritus; dum per arterias fertur, causa<text:line-break/>suisset diastoles. Ostensum autem est facultatis, mon mate-<text:line-break/>riae spirituosae a corde per arteriarum tunicas distributio-<text:line-break/>nem fieri, et hujus omnes dum participes fiunt, eodem mo-<text:line-break/>do quo cor sc iplas dilatare, trahentes undequaque,, unde<text:line-break/>utique possunt, quod ipsarum diastolen sit repleturum Ut<text:line-break/>Erasistratus autem dicebat-, pulsus fit, quum spiritus quia</text:span></text:p>
      <text:p text:style-name="P8"><text:span text:style-name="T22">corde imittitur per arteriarum cavitates fertur. Quum<text:line-break/>autem pulsus fecundum diastoles quantitatem fint septem<text:line-break/>et viginti-, unus ex ipsis, qui utique .minimus sit secundum<text:line-break/>tres dimensiones, formicans nominatur; huic autem accidit<text:line-break/>ut et languidissimus omnium pulsuum sit, obrdque. ipsum<text:line-break/>minimus; et quia minimus est, idcirco etiam frequentissi-<text:line-break/>mus efficitur. -Quum enim facultas extreme invalida fit,<text:line-break/>rninima fecundum tres dimensionem diastolesit, ipsius nimi-<text:line-break/>rum longitudine, latitudine er profunditate in minimum </text:span><text:span text:style-name="T47">con-<text:line-break/>fractis.</text:span><text:span text:style-name="T22"> Dicta etiam est causa propter </text:span><text:span text:style-name="T22">.. </text:span><text:span text:style-name="T22">quam pulsus par-<text:line-break/>vos ut plurimum crebritas comitetur, nimirum ob instru-<text:line-break/>mentorum defectum, habita ratione, ad facultatem et usum.<text:line-break/>Quemadmodum autem in parvo pulsu non exigua secundum<text:line-break/>magis et minus existit differentia, ita etiam et lu </text:span><text:span text:style-name="T22">estis </text:span><text:span text:style-name="T22">sex<text:line-break/>et viginti , de quibus paulo inferius dicetur. •</text:span></text:p>
      <text:h text:style-name="Heading_20_2" text:outline-level="2">Cap. XXIII.</text:h>
      <text:p text:style-name="P155"><text:span text:style-name="T22">Nunc autem addamus pulsus qui in<text:line-break/>una diastole,. fed in differentibus arteriae particulis inae-<text:line-break/>qualitatem habent; in ter quos funtet qnimyuri vocantur, quasi</text:span></text:p>
      <text:p text:style-name="P8"><text:span text:style-name="T22">nutricandas dixeris; alii decurtatos interpretantur; iu<text:line-break/>parte quidem quae cordi propinquior est diastolen </text:span><text:span text:style-name="T22">in<text:line-break/></text:span><text:span text:style-name="T22">tumorem elevatam facientes, in longinquis autem- imminu-<text:line-break/>tam, ita ut tribus injectis ipsi digitis, quantu primi digiti<text:line-break/>ad fecundum motio minor apparet et latitudine er pro-<text:line-break/>funditate, tanto hujus ad tertium; nimirum quod tenor fa-<text:line-break/>cultatis arteriam [322] moventis, quam cor universis ipsis<text:line-break/>suppeditat, exolvatur. Interdum autem similiter quidem<text:line-break/>occurrit injectis digitis pulsus; verum fecunda motio lan-<text:line-break/>guidior quam prima apparet, et post ipsam tertia rursus<text:line-break/>languidior quam secunda; delu quarta et quinta et uni-<text:line-break/>versae confequentes detrahunt, quousque ad abfolntam im-<text:line-break/>mobilitatem ut ad nostrum fenfum pervenerint; deinde<text:line-break/>digitis sublatis parvaque intermissione facta iterum impo-<text:line-break/>sitis, motio fensu percipitur. Interdum autem et non<text:line-break/>sublatis digitis redit iterum motio, ita ut sensilis fiat.<text:line-break/>Contingunt autem </text:span><text:span text:style-name="T47">et</text:span><text:span text:style-name="T22"> testa circa pulsus ob facultatis infir-<text:line-break/>untatern, quae injectionem digitorum non ferat, scd tau- -</text:span><text:span text:style-name="T22">:</text:span></text:p>
      <text:p text:style-name="P8"><text:span text:style-name="T22">quam' ab onere et vincatur et concidat. Quapropter et<text:line-break/>modestissime tunc tangere debes, ex infernis potius arte-<text:line-break/>riae partibus digitos injiciens manumque laborantis con-<text:line-break/>vertens. Si vero rursus superficietenus admodum tangas,<text:line-break/>secundum,alterum modum motionem non senties, oh parvi-<text:line-break/>tatem diastoles. Accurate igitur te mentem adhibere tunc<text:line-break/>oportet quantitati diastoles, quam in digitorum applica-<text:line-break/>tione invenisti, atque ita alternatim interdum quidem re-<text:line-break/>mittere ac levare oportet paullulum, interdum vero com-<text:line-break/>primere, quandoquidem recle talium pulsuum dignotio in<text:line-break/>exquisita applicandorum digitorum symmetria consistit; pro-<text:line-break/>pterea quod ea quidem attrectatio, quae superficiaria est,<text:line-break/>nondum dignoscat arteriae diestolen, quando exigua fiat;<text:line-break/>ea vero quae hac violentior est obscuret, absoluteque<text:line-break/>perdat dignotionern motionis. Nonnulli talium pulsuum<text:line-break/>quando perduntur diestole paullatim imminuta, rursus re-<text:line-break/>deunt, vocamusque rnyuros, id est recurrentes. Si igitur<text:line-break/>ad extremam brevitatem motionis perducti rursus ipsam</text:span></text:p>
      <text:p text:style-name="P8"><text:span text:style-name="T22">auxerint, hoc ipsium nunc.dictum nomen habent, rnyuri<text:line-break/>recurrentes; si vero ad persectam immobilitatem redacti,<text:line-break/>illic sseterint, nec amplius sensdem motionem fecerint, tales<text:line-break/>deficientes nominamus. Si autem et post immobilitatem<text:line-break/>rursus inceperint iterum moveri, et hos nominamus defi-<text:line-break/>cientes recurrentes; constat autem omnes tales pulsus fieri<text:line-break/>ob imhellicitatem facultatis, quae luterdum quidem ipsa sola<text:line-break/>ex propria ratione infirma fit, interdum </text:span><text:span text:style-name="T47">vero</text:span><text:span text:style-name="T22"> et ob aliquam<text:line-break/>multitudinem, vel compressionem, vel obstructionem arte-<text:line-break/>riarum cordi vicinorum, ita ut mixta efficiatur affectio.<text:line-break/>Sique non omnino pulsus in ipfis languidus et parvus fa-<text:line-break/>ctus esset, manifeste utique appareret inaequalitas in una<text:line-break/>diastole; nunc autem non apparet, ob humilitatem motio-<text:line-break/>nis,.quam facit in diastole arteria; ideoque frequentes ut<text:line-break/>plurimum sunt tales pulsus fecundum illud genus frequen-<text:line-break/>tiae, quod iis qui infenfibilem habent systolen apparet.<text:line-break/>Dupliciter enim diximus fieri </text:span><text:span text:style-name="T22">et </text:span><text:span text:style-name="T22">dici frequentem ipsum pul-.„<text:line-break/>sum, vel ubi primas fystoles partes non sentimus, vel ubi</text:span></text:p>
      <text:p text:style-name="P8"><text:span text:style-name="T22">nullo modo ipsa sensilis esu Si igitur primas systoles par-<text:line-break/>tes sentimus,, tempus quod est inter finem diastoles et prin-<text:line-break/>cipium systoles rarum vel frequentem facit pulsum. Quo-<text:line-break/>niarn autem et. tenoris quid er magnitudinis diastoles ha-<text:line-break/>bere oportet arteriam^ quo primas 'systoles partes scntia-<text:line-break/>mus, impossibile est in languidis parvisque pulfibus ipsam<text:line-break/>nos unquam sentire; quare in his tempus-internae quietis<text:line-break/>dignosci nequit. Et propter hoc, totum illud quod constat<text:line-break/>ex </text:span><text:span text:style-name="T22">hoc </text:span><text:span text:style-name="T22">et eo quod est systoles et quietis quae estpost ipsam, et<text:line-break/>primarum partium sensilis diestoles insensile existens, vel<text:line-break/>frequenteui, vel rarum efficit pulsum. Sed de raro ac fre-<text:line-break/>quenti pulsu secundum quantitatem externae </text:span><text:span text:style-name="T22">quietis </text:span><text:span text:style-name="T22">jam<text:line-break/>lu iis quae stiperius scripta sunt ostensum esi. De nunc<text:line-break/>autem dicto frequenti et raro dicere jam tempus est, memo-<text:line-break/>ria repetentibus prius nobis </text:span><text:span text:style-name="T22">ea </text:span><text:span text:style-name="T22">quae in tractatione de cau-<text:line-break/>sis pulsuum ostensa sunt; nam causam, ut quispiam dicat,<text:line-break/>synecticam continentem frequentiae pulsuum ostendimus<text:line-break/>esse desectum diestoles, propterea quod, ubi magnus sit</text:span></text:p>
      <text:p text:style-name="P8"><text:span text:style-name="T22">usus actionis, hoc completo arteria moderato quiescit tem-<text:line-break/>pore, non completo autem usu cogitur ob diastoles defe-<text:line-break/>ctum secundam motionem maturius incipere. Quoniam;<text:line-break/>igitur in parris admodum </text:span><text:span text:style-name="T22">pulsibus </text:span><text:span text:style-name="T22">incompletus redditur<text:line-break/>usus diestoles, quantum deest, id natura explere coacta, se-<text:line-break/>cundam motionem maturius incipit. Quanto autem tem-<text:line-break/>pus quod est inter diastoles redditur brevius, tanto fre-i<text:line-break/>quentior pulsus ipse apparet. Deficiens autem redditur<text:line-break/></text:span><text:span text:style-name="T22">usus </text:span><text:span text:style-name="T22">diastoles lu parvis pulfibus ob parvitatem; . Et hoc<text:line-break/></text:span><text:span text:style-name="T22">ex </text:span><text:span text:style-name="T22">necessitate sequitur perpetuo; non quemadmodum in<text:line-break/>magnis, quandoque. Copiam enim caloris in his esse opor-<text:line-break/></text:span><text:span text:style-name="T22">tet; </text:span><text:span text:style-name="T22">vel absumptionem vitalis spiritus, ut frequens fiat pul-<text:line-break/>sus, qua ratione rursus, in quibus sensibilis est ipsa arteriae-<text:line-break/>systole, tempus inter sensibilem finem recessionis et princi-</text:span><text:span text:style-name="T69">1<text:line-break/></text:span><text:span text:style-name="T22">pium </text:span><text:span text:style-name="T22">diastoles breve redditus. Atque hoc </text:span><text:span text:style-name="T22">quidem </text:span><text:span text:style-name="T22">tempus<text:line-break/>contrahitur natura ad diastolen properante; ubi opus est<text:line-break/></text:span><text:span text:style-name="T22">arteriisj </text:span><text:span text:style-name="T22">ut aerem externum copiosiorem attrahant;', et hoc</text:span></text:p>
      <text:p text:style-name="P8"><text:span text:style-name="T22">fit, ut diri, ob caloris copiam, vel oh spiritus absumptio-<text:line-break/>neiu, Alterum autem tempus, quod est externae quietis,,<text:line-break/>per illas assecsiones breviatur in quibus natura festinat fusi-<text:line-break/>ginofa </text:span><text:span text:style-name="T22">eb </text:span><text:span text:style-name="T22">fumosa excrementa in arteriis collecta evacuare.<text:line-break/>Et </text:span><text:span text:style-name="T22">propter.lice in </text:span><text:span text:style-name="T22">ns; </text:span><text:span text:style-name="T22">quae </text:span><text:span text:style-name="T47">superius scripta</text:span><text:span text:style-name="T22"> sunt, firmissi-<text:line-break/>mum </text:span><text:span text:style-name="T22">dixi .</text:span><text:span text:style-name="T22">esse:</text:span><text:span text:style-name="T22">signum invasionis, </text:span><text:span text:style-name="T22">paroxysmorum febrilium,<text:line-break/>ex </text:span><text:span text:style-name="T22">putrenine Junoorum .evenientium</text:span><text:span text:style-name="T22">, brevis quidam tem-.<text:line-break/></text:span><text:span text:style-name="T22">poris </text:span><text:span text:style-name="T22">esse externam quietem , velociorem autem esse motio-<text:line-break/>nem </text:span><text:span text:style-name="T22">systoles..;.. :</text:span></text:p>
      <text:h text:style-name="Heading_20_2" text:outline-level="2"><text:span text:style-name="T22">Cap. </text:span><text:span text:style-name="T34">XXI</text:span><text:span text:style-name="T88">V</text:span><text:span text:style-name="T22">.</text:span></text:h>
      <text:p text:style-name="P155"><text:span text:style-name="T22">Ac. de raritate quidem et frequentia<text:line-break/>pulsuum </text:span><text:span text:style-name="T22">haeclisial </text:span><text:span text:style-name="T22">fatis. </text:span><text:span text:style-name="T56">;</text:span><text:span text:style-name="T22"> Ad eos vero qui panio, ante dictis-<text:line-break/>pulsibus </text:span><text:span text:style-name="T22">snnt congeneres, </text:span><text:span text:style-name="T22">redeamus. Quidam sane est, qui-<text:line-break/>altius lrabet </text:span><text:span text:style-name="T22">medium, </text:span><text:span text:style-name="T22">si longitudinem spectes, ea vero, quae<text:line-break/>ab utraque.ipsius parte sunt, humiliora, vocamusque ipsum<text:line-break/>innueutem </text:span><text:span text:style-name="T22">et </text:span><text:span text:style-name="T22">circumnuentem. Videtur autem hic'pulsus<text:line-break/>ex imbecillibus facultatibus gigni, quando corporis </text:span><text:span text:style-name="T22">ccnstrn*<text:line-break/></text:span><text:span text:style-name="T22">ctio talis </text:span><text:span text:style-name="T22">sit </text:span><text:span text:style-name="T22">natura, </text:span><text:span text:style-name="T22">pt pauca </text:span><text:span text:style-name="T22">quidem cutis, eaque levis, me-<text:line-break/>dio longitudinis arteriae incumbat, quae vero ab. utraque</text:span></text:p>
      <text:p text:style-name="P8"><text:span text:style-name="T22">ipsius parte sunt, secundum longitudinem ex supernis et<text:line-break/>infernis partibus graventur. </text:span><text:span text:style-name="T22">Ob </text:span><text:span text:style-name="T22">hoc enim ipsum' et crns-<text:line-break/>sorurn pulsus longitudine brevis ccnspicitur, quamvis ro-<text:line-break/>bustus sit, gracilium' autem longus, quamvis imbellicior;<text:line-break/>existat.<text:line-break/></text:span><text:span text:style-name="T22">• -</text:span></text:p>
      <text:h text:style-name="Heading_20_2" text:outline-level="2">Cap. XXV.</text:h>
      <text:p text:style-name="P152"><text:span text:style-name="T22">Ac quodammodo jam rursus oratio ad<text:line-break/>id quod paulo ante rejecimus venit, hoc est septem </text:span><text:span text:style-name="T47">et,</text:span><text:span text:style-name="T22"> vi-<text:line-break/>giuti pulsus in tabella descriptos; quorum generatio tan-<text:line-break/>quam ex elementis est ex novem pulsibus; quorum tres<text:line-break/>secundum longitudinem arteriae considerantur, tres secun-,<text:line-break/>dum latitudinem et tres [siusi] alii secundum prosunnita-<text:line-break/>tem. Ex horum enim inter se commixtione universae, con-<text:line-break/>jugationes oriuntur pulsuum septem et viginti; quorum una<text:line-break/>est secundum longitudinem, </text:span><text:span text:style-name="T22">de </text:span><text:span text:style-name="T22">qua nuper dicere incepera-.<text:line-break/>mus, ostendentes ipsam apparere ob differentiam tum cor-<text:line-break/>poris iu crassitie et tenuitate, tum facultatis in robore et<text:line-break/>lrnberillitate, tum tertio caliditatis in multitudine et pauci-<text:line-break/></text:span><text:span text:style-name="T22">tate. ' </text:span><text:span text:style-name="T22">Si vero in duo capita sermonem reducere velis, ob .•<text:line-break/>majorem vel mluorem diestolen, quae fecundum circulum..</text:span></text:p>
      <text:p text:style-name="P106"><text:span text:style-name="T38">fl- o </text:span><text:span text:style-name="T38">-<text:tab/></text:span><text:span text:style-name="T38">-</text:span></text:p>
      <text:p text:style-name="P107"><text:span text:style-name="T11">33 </text:span><text:span text:style-name="T22">am-rsqui ;<text:tab/>..</text:span></text:p>
      <text:p text:style-name="P10"><text:span text:style-name="T22">arteriaefiat, et ob tenuitatem etcrassitiem corporis. Quatenus<text:line-break/>enim ad ipsam rei naturam attinet, omnium pulsus fiunt sc-<text:line-break/>cundum longitudinem aequales, nisi si quando jam niorien-<text:line-break/>sium refrigerati sint artus; videntur autem non esse aequa-'<text:line-break/>les, ob corporum arteriis incumbentium inaequalitatem.<text:line-break/>Eorum igitur qui diuturnis in morbis contabuerunt arteria,<text:line-break/>quae secundum spinam est pulsare conspicitur, si manum<text:line-break/>super cutim hypochondrii injiciatur, ac magis etiam hoc iis<text:line-break/>qui natura sunt graciles acridit, et mulle sane magis, 'ubi<text:line-break/>febricitaverint, vel vinum biberint; propterea quod eo tem-<text:line-break/>pore diastole ipsis in magnitudinem attollatur; contra autem<text:line-break/>crassis, quamvis fortes facultate sint et praecalidi, brevis<text:line-break/>tamen sit pulsus fecundum arteriae longitudinem; quare<text:line-break/>gracilitas corporis maxime aliorum omnium ad pulsus longi-<text:line-break/>tudinem confert, (secunda pest hanc fortitudo facultatis,<text:line-break/>tertia caliditas. Contraria autem horum contrarium sa-<text:line-break/>riunt pulsum, quem dixi vocari brevem. Angustus autem<text:line-break/>pulsus sit oh angustiam circumpositarum regionum arteriae,</text:span></text:p>
      <text:p text:style-name="P8"><text:span text:style-name="T22">imbecillitatemque facultatis et refrigerationem , instrumenti-<text:line-break/>que duritiem et cutis rugositatem ac crassitiern. , Altus au--<text:line-break/>tem ob contraria, robur facultatis, caliditatern multam, in-<text:line-break/>strumenti molliem, cutis tenuitatem et tensionem. Patet<text:line-break/>autem ex dictis,. quod decimi quarti pulsus in tabella de-<text:line-break/>scripti, qui et longitudinem et latitudinem et prosundita-<text:line-break/>tem habet moderatanr, vel omnia secundum naturam-<text:line-break/>sunt, vel aliqua ex subcontrariis mixtio • in mediam<text:line-break/>constitutionem ducit diastolen; contingit enim laboranti<text:line-break/>tanto facultatem imbecilliorem este aliquo tempore, quanto<text:line-break/>etiam suerit habitu corporis graciliore,- Ita ut quantum pulsus<text:line-break/>in brevitatem pervenit ob imbecillitatem facultatis, tantum<text:line-break/>ex gracilitate ei addatur; possibile est etiam ut quantum<text:line-break/>his defecit, tantum oh caliditatis copiam reficiatur. Rursus<text:line-break/>autem per contraria, viribus robustioribus'redditis, quan-.<text:line-break/>tum in longitudinem increvit pulsus, tantum etiam ob car-<text:line-break/>nis copiam de. eo detrahatur-; possibile etiam est, ut qui lu<text:line-break/>ongituclinem; quatenus ad alias causas auctus est, breviori</text:span></text:p>
      <text:p text:style-name="P7"><text:span text:style-name="T22">z</text:span></text:p>
      <text:p text:style-name="P10"><text:span text:style-name="T22">evaserit ob refrigerationem. In </text:span><text:span text:style-name="T22">his </text:span><text:span text:style-name="T22">autem considerationibus ali-<text:line-break/>qua etiam.ratio duritiei tunicae habenda est. Sed si quantum ad<text:line-break/>hoc scctundum naturam se habeat, nec ad corpulentiam, vel<text:line-break/>gracilitatem videatur mutatio facta esse</text:span><text:span text:style-name="T22">, </text:span><text:span text:style-name="T22">neque lu languorem<text:line-break/>et vehementiam conversio aliqua, sed in his secundum natu-<text:line-break/>ram se habeat, fi moderatus videtur secundum longitudi-<text:line-break/>nem et profunditatem et latitudinem, indicabit tibi neque<text:line-break/>caliditatem esse copiosam in corpore, neque absumptionem<text:line-break/>spiritus animalis. Atque haec quidem et ex eo, quod nul-<text:line-break/>lam validam actionem laborans obierit, dignoscere facilli-<text:line-break/>mum esu In voluntariis enim motionibus absumitur spiris<text:line-break/>tus. Caliditatem autem iu profundo corporis auctam, fi<text:line-break/>caetera omnia moderata sc habeant, ex pulsu solo praeco-<text:line-break/>gnoscere potes. Respirationis enim mutatio non fit mani-<text:line-break/>festa in talibus affectionibus, in quibus jiarnm plus calidita-<text:line-break/>tis secundum naturam in corde collectum est, aliis eodem<text:line-break/>modo se .habentibus. Sed mentem hoc lu loco adhibere<text:line-break/>oportet magnitudini et celeritati pulsus; primum enim lu</text:span></text:p>
      <text:p text:style-name="P8"><text:span text:style-name="T22">magnitudinem crescit, ubi tunica arteriae vel mollior sit quam<text:line-break/>status secundum naturam serat, vel moderata, postea vero </text:span><text:span text:style-name="T47">in<text:line-break/></text:span><text:span text:style-name="T22">celeritatem aucta caliditate. • Ubi </text:span><text:span text:style-name="T47">vero prae</text:span><text:span text:style-name="T22"> duritie tunica<text:line-break/>arteriae in magnitudinem notabilem non possit distendi, tunc<text:line-break/>et incrementum pulsus in celeritatem maturius fit; etenim<text:line-break/>usus generationis pulsuum auctus, quousque magnitudo<text:line-break/>diastoles sufficiens ipsi sit, nihil penitus sensile, vel omnino<text:line-break/>parum, motionem lu celeritatem variat. Ubi vero majoris<text:line-break/>diastoles usus requiritur', non possit autem tunica arteriae<text:line-break/>extendi ob duritiem, tunc celeritati multa </text:span><text:span text:style-name="T22">accessio </text:span><text:span text:style-name="T22">fit. Ubi<text:line-break/>autem nec hoc satis sit, vibratus efficitur pulsus, perma-<text:line-break/>nente nimirum facultate robusta.</text:span></text:p>
      <text:h text:style-name="Heading_20_2" text:outline-level="2">Cap. XXVI.</text:h>
      <text:p text:style-name="P152"><text:span text:style-name="T22">Ac omnes quidem in tabella descriptos<text:line-break/>pulsus sigillatim percurrere longum jam esset, at methodum<text:line-break/>m ipsis praescribere cum exercitatione praestiterit; quod<text:line-break/>sane et iu primo de praecognitione ex pulfibus feci. Ante-<text:line-break/>quam autem ad hanc accedam, melius est de ipfis statuisse;</text:span></text:p>
      <text:p text:style-name="P8"><text:span text:style-name="T22">aliquando </text:span><text:span text:style-name="T22">brevissimum quidem </text:span><text:span text:style-name="T22">incrementum </text:span><text:span text:style-name="T22">vel in </text:span><text:span text:style-name="T22">latitu-<text:line-break/>dinem </text:span><text:span text:style-name="T22">, </text:span><text:span text:style-name="T22">vel </text:span><text:span text:style-name="T22">in </text:span><text:span text:style-name="T22">altitudinem</text:span><text:span text:style-name="T22">, vel lu contraria </text:span><text:span text:style-name="T22">fieri, multum<text:line-break/>tamen apparere, </text:span><text:span text:style-name="T22">quia nos pulsum, qui nunc </text:span><text:span text:style-name="T22">apparet, cum<text:line-break/>eo qui prius </text:span><text:span text:style-name="T22">erat comparamus. Hoc ergo </text:span><text:span text:style-name="T22">et </text:span><text:span text:style-name="T22">in </text:span><text:span text:style-name="T22">crisibus<text:line-break/>evenire conspicitur, </text:span><text:span text:style-name="T22">ubi post </text:span><text:span text:style-name="T22">pulsum,,qui </text:span><text:span text:style-name="T22">altus </text:span><text:span text:style-name="T22">apparuerit,<text:line-break/>sudoribus multis </text:span><text:span text:style-name="T22">eruptis, lu </text:span><text:span text:style-name="T22">contrariam </text:span><text:span text:style-name="T22">ideam mutatio fiat,<text:line-break/></text:span><text:span text:style-name="T22">appareatque humilis </text:span><text:span text:style-name="T22">una et latus ipsc pulsus; </text:span><text:span text:style-name="T22">quapropter </text:span><text:span text:style-name="T22">et<text:line-break/></text:span><text:span text:style-name="T22">a quibusdam medicis </text:span><text:span text:style-name="T22">scriptum est, </text:span><text:span text:style-name="T22">latum pulsum conspici<text:line-break/>saepenumero in recens judicatis; ipse enim latior apparet<text:line-break/>in iis qui, ut nictum est, judicati sunt; non tamen revera<text:line-break/>eo tempore fit latior, sicut apparet, propterea quod prius<text:line-break/>quidem altitudo aucta esset, plus quam status secundum na-<text:line-break/>turam exigeret; </text:span><text:span text:style-name="T22">at tempore </text:span><text:span text:style-name="T22">post crisim, nec ea </text:span><text:span text:style-name="T47">etiam</text:span><text:span text:style-name="T22"> quae se-<text:line-break/>cundum naturam est amplius ferret; ab evacuationem (enim<text:line-break/>regiones quae arteriis circumpofitae sunt laxae evadunt,<text:line-break/>quum prius ipsas angustassent et ob </text:span><text:span text:style-name="T22">id </text:span><text:span text:style-name="T22">pulsus vere latior appa-<text:line-break/>ret. Apparet autem mullo latior quam </text:span><text:span text:style-name="T22">re </text:span><text:span text:style-name="T22">vera sit, </text:span><text:span text:style-name="T47">altitudine in<text:line-break/>humilitatem</text:span><text:span text:style-name="T22"> collapsa; ttuu quia nullo modo in tumorem nola-</text:span></text:p>
      <text:p text:style-name="P8"><text:span text:style-name="T22">bilem attollatur diastole, tum etiam quia cutis quae arte-<text:line-break/>riis incumbit laxa rugosaque fiat; quo tempore fi converso<text:line-break/>membro in infernis ipsius partibus arteriam statueris, neque<text:line-break/>ita amplius humilis ut prius, neque ita latus pulsus appa-<text:line-break/>rebit. Porro et in hydrope, in quo totus habitus quem-<text:line-break/>admodum in mortuis corporibus intumescit (qui sane hy-<text:line-break/>drops multum differt </text:span><text:span text:style-name="T22">a tympanis </text:span><text:span text:style-name="T22">vocato et ab ascite) pul-<text:line-break/>sus lati apparent;, </text:span><text:span text:style-name="T22">ac </text:span><text:span text:style-name="T22">praesertim quando arteriam tangimus,<text:line-break/>membro secundum supernam partem, non infernam, collo-<text:line-break/></text:span><text:span text:style-name="T22">cato. </text:span><text:span text:style-name="T22">Conspicitur etiam talis quandoque pulsus in lethargi-<text:line-break/>cis, qui pessime affecti sint;, essaeminatnr enim in his ipse<text:line-break/>corporis habitus , ita ut ob multam humilitatem et molli-<text:line-break/>tiem laxum ac inconstans fiat ipsum etiam dorsum arteriae,<text:line-break/>haud potens sc ipsum continere ,</text:span><text:span text:style-name="T56">z</text:span><text:span text:style-name="T22"> neque sublime se sustinere,<text:line-break/></text:span><text:span text:style-name="T22">sicuti </text:span><text:span text:style-name="T22">dum secundum naturam sc habebat. In his igitur, ut<text:line-break/></text:span><text:span text:style-name="T22">dixi, </text:span><text:span text:style-name="T22">fi ex insemis partibus membrum tangas, pulsus non<text:line-break/></text:span><text:span text:style-name="T22">amplius </text:span><text:span text:style-name="T22">tibi latus adparebit Hoc autem diligenter te anim-<text:line-break/></text:span><text:span text:style-name="T22">advertere </text:span><text:span text:style-name="T22">oportet, desi.nireque ac considerare quomodo</text:span></text:p>
      <text:p text:style-name="P8"><text:span text:style-name="T22">figurato membro applicationem manus feceris; ut pluri-<text:line-break/>mum [324] </text:span><text:span text:style-name="T22">enim arteriam quae </text:span><text:span text:style-name="T22">ad carpum est tangimur,<text:line-break/>interdum autem aliquam ex iis quae vel </text:span><text:span text:style-name="T22">in </text:span><text:span text:style-name="T22">temporibus </text:span><text:span text:style-name="T22">sun£<text:line-break/></text:span><text:span text:style-name="T22">vel in brachio. Perpendere praeterea oportet ea quae<text:line-break/></text:span><text:span text:style-name="T22">praecesserunt, </text:span><text:span text:style-name="T22">ac cum iis quae nunc adiuut conferre,<text:line-break/>inspicercque numquid propter illa magis immutatus sit pul-<text:line-break/>sus quam re vera alteratus appareat. </text:span><text:span text:style-name="T22">His </text:span><text:span text:style-name="T22">igitur tibi in memo-<text:line-break/>ria habitis eorum quae sequuntur sermonem sariam.</text:span></text:p>
      <text:h text:style-name="Heading_20_2" text:outline-level="2">Cap. XXVII.</text:h>
      <text:p text:style-name="P152"><text:span text:style-name="T22">Esto ut aegrotantis cujusdarn </text:span><text:span text:style-name="T22">nunc<text:line-break/></text:span><text:span text:style-name="T22">primum a nobis visi pulsus in carpo manus appareat </text:span><text:span text:style-name="T22">lon-<text:line-break/></text:span><text:span text:style-name="T22">gior , ita ut ad sex-, vel etiam plurium digitorum injectio-<text:line-break/>nem motio sit sensilis; Jam ergo constat necessarium esse<text:line-break/>hominem hunc esse gracilem, impossibile enim </text:span><text:span text:style-name="T22">est </text:span><text:span text:style-name="T22">bene<text:line-break/>carnoso </text:span><text:span text:style-name="T22">existente </text:span><text:span text:style-name="T22">corpore tam longum fieri pulsum. De-<text:line-break/>inceps igitur considera </text:span><text:span text:style-name="T22">constitutionem tunicae </text:span><text:span text:style-name="T22">arteriae, ad<text:line-break/>aetatem habilnmqne </text:span><text:span text:style-name="T22">corporis </text:span><text:span text:style-name="T22">aegrotantis respiciens. Pul-<text:line-break/>sus enim qui in </text:span><text:span text:style-name="T22">puerulis est mollior </text:span><text:span text:style-name="T22">est </text:span><text:span text:style-name="T22">quam </text:span><text:span text:style-name="T22">qui in </text:span><text:span text:style-name="T22">adul-<text:line-break/>tis </text:span><text:span text:style-name="T22">; qui in foeminis quam </text:span><text:span text:style-name="T47">gui</text:span><text:span text:style-name="T22"> in viris</text:span><text:span text:style-name="T22">; qui </text:span><text:span text:style-name="T22">in natura mol-</text:span></text:p>
      <text:p text:style-name="P8"><text:span text:style-name="T22">lioribus et albis quam qui in contrariis. Si igitur tibi<text:line-break/>nulto durior quam is qui secundum naturam est pulsus<text:line-break/>factus esse videatur', tumorem diastoles considerato; tumo-<text:line-break/>rem autem nuper nominabam motionem secundum totius<text:line-break/>arteriae circulum, cujus altitudinem et latitudinem cogita-<text:line-break/>tione secamus</text:span><text:span text:style-name="T22">; </text:span><text:span text:style-name="T22">neque enim in arteria, sicuti in cubicis cor-<text:line-break/>poribus, latitudo ab altitudine distincta esu Quum autem<text:line-break/>talis sit ipsc pulsus , omnino quidem necessarium est quan-<text:line-break/>dam esse affectionem ex iis quae durum pulsum efficiunt.<text:line-break/>Has autem affectiones didicisti, refrigerationem validam, ut<text:line-break/>corpus arteriae congeletur, vel excedentem siccitatem,<text:line-break/>quemadmodum in marasmis, vel alicuius visceris srir-rhum,<text:line-break/>vel maximam phlegtnonem, vel spasmosam affectionem in<text:line-break/>aliqua nervosa parte. Sed et facies statirn tibi indicabit,<text:line-break/>nunquid marasmus sit, an quid aliud; consentaneum est<text:line-break/>enim marasmum ut incurabilem esse, quando ob ipsum </text:span><text:span text:style-name="T47">ar-<text:line-break/>teria</text:span><text:span text:style-name="T22"> tantum acquisierit siccitatem. Cavos' igitur inspicies<text:line-break/>oculos eorum qui ita se habent ut in orbem emineant ossa</text:span></text:p>
      <text:p text:style-name="P8"><text:span text:style-name="T22">quae ipsorum tunicas circumscribunt, et quaecunque alia in<text:line-break/>libro de marasmo didicisti'. Sed </text:span><text:span text:style-name="T47">et eos qui</text:span><text:span text:style-name="T22"> ita affecti sunt,<text:line-break/>antequam pulsum tangas, dignoscere tibi licet vel ex sola<text:line-break/>facie. Quum autem ipse non videatur talis, duritiem pulsus<text:line-break/>ut plurimum quidem invenies oh lienem induratum ortam,<text:line-break/>jam vero et propter aliam quampiam principem particulam,<text:line-break/>quam ex tactu promte cognosces, symptomataque etiam<text:line-break/>comitantur quae clare </text:span><text:span text:style-name="T22">has </text:span><text:span text:style-name="T22">ah alus distinguunt. </text:span><text:span text:style-name="T22">Si </text:span><text:span text:style-name="T22">enim<text:line-break/>jecur ad tantum scirrhum pervenerit ut pulsum qualem<text:line-break/>dixi efficiat, hydropum symptomata lu facie jam tibi appa-<text:line-break/>rehunt. Sivero venter, vel vesica, vel intestinorum ali-<text:line-break/>quid patiantur, diarrhoeae indicabunt; sicuti si 'diaphragma,<text:line-break/>vel membrana succingens</text:span><text:span text:style-name="T22">, </text:span><text:span text:style-name="T22">propriae eorum spirandi difficul-<text:line-break/>tates, didicisti anlern earum ideas in commentariis de diffi-<text:line-break/>cultate spirandi. Si vero nihil horum appareat, considera<text:line-break/>an aliqua adsit spasmosa affectio. Acin mulieribus-inspice<text:line-break/>an scirrhosus hic affectus in utero siti Quum autem nihil<text:line-break/>tale appareat, refrigeratio valida ac recens vel ex aquae</text:span></text:p>
      <text:p text:style-name="P108"><text:span text:style-name="T22">r </text:span><text:span text:style-name="T22">at<text:tab/></text:span><text:span text:style-name="T22">•<text:tab/>..<text:tab/></text:span><text:span text:style-name="T47">• 'so r </text:span><text:span text:style-name="T47">,</text:span></text:p>
      <text:p text:style-name="P10"><text:span text:style-name="T22">frigidae vel vini potione, in illis enim arteria videtur stu-<text:line-break/>pefacta circta motum. Videtur autem in iis qui ita habent<text:line-break/>vinum meracum exsiccare eorum habitum, sicuti frigida<text:line-break/>aqua congelare. Jam vero et fructus autumnales tactu<text:line-break/>et facultate frigidi durum pulsum essiciunt. At noxae quae<text:line-break/>ab externis causis proveniunt celeriter conquiescunt si nos<text:line-break/>laborantem calefaciamus.; et ob id etiam pulsus una quiescunt;<text:line-break/>perseverant, autem .cum affectionibus quae in corpore sunt,<text:line-break/>si ipsae curatu difficiles sinti Si ergo longus pulsus una et<text:line-break/>durus sit, considerabis, ut dictum est. Ubi vero modera-<text:line-break/>tus ipse </text:span><text:span text:style-name="T22">sit </text:span><text:span text:style-name="T22">secundum eam differentiam quae est lu duritie<text:line-break/>et mollitie, tunc insuper quantitatem diastoles cousidera; si<text:line-break/>enim arteria secundum utrasque dimensiones, longitudinem<text:line-break/>luquam et altitudinem, insigniter dilatetur idque non ob recens<text:line-break/>alimentum, vel vini potionem, vel lavacrum, vel aliquam<text:line-break/>aliam motionem evenerit, constat certe hominem febricitare.<text:line-break/>Si vero et celeritas etfrequentiauna eum tali vehementia adsit,<text:line-break/>palet majorem etiam esse febrem. Si autem fecundum alti-</text:span></text:p>
      <text:p text:style-name="P8"><text:span text:style-name="T22">tudinem et latitudinem moderatus sit ipse pulsus et praeter<text:line-break/>celeritatem fit etiam satis frequens</text:span><text:span text:style-name="T22">, </text:span><text:span text:style-name="T22">multam quidem indicant<text:line-break/>esse caliditatem, imbecillam autem facultatem </text:span><text:span text:style-name="T22">; </text:span><text:span text:style-name="T22">fi enim esset<text:line-break/>valida, magnitudo utique pulfibus inesset. Sedet propter hoc<text:line-break/>ipsum velox satis fit et frequens, propterea quod usus ob<text:line-break/>diestoles parvitatem non completur. Talis autem pulsus<text:line-break/>languidus tibi omnino apparebit; proprium enim et insepa-<text:line-break/>rabile hoc signum in pulfibus est infirmae facultatis; ut jam<text:line-break/>cetera omnia quae facultatis imbecillitatem, vel robur signi-<text:line-break/>ficant , ex abundantia considerentur; quippe ad exquisitam<text:line-break/>scientiam speculationis pulsuum sunt utilia, comprobata<text:line-break/>comprobantiaque praecognitionem, quae ex languidis et<text:line-break/>vehementibus pulfibus fit. Dictum autem est superius, quod<text:line-break/>ob medicorum consuetudinem, vehementes nomino pulsus<text:line-break/>eos qui tenore praediti sunt;' languidos autem eos qui teno-<text:line-break/>ris sunt vacui Age enim cuipiam, qui in carnis incremento<text:line-break/>moderate se habeat, pulsus appareat moderatus secundum<text:line-break/>magnitudinem, tunica etiam ipsa arteriae moderate se habente<text:line-break/>lu disserentia, quae est secundum duritiem et mollitiem, quae</text:span></text:p>
      <text:p text:style-name="P16"><text:span text:style-name="T3">* ’ </text:span><text:span text:style-name="T3">• ,<text:line-break/></text:span><text:span text:style-name="T22">communi nomine vocatur constitutio arteriae; in tali pulsn<text:line-break/>virtutem valere omnino dices, antequam noscas' quando in ve-<text:line-break/>hementia se habeat; neque enim sane secundum onnem ta-<text:line-break/>ctus injectionem statim vehemens dignoscitur pulsus, Ied<text:line-break/>solum quum arteriam comprimimus. Superficiaria enim<text:line-break/>attrectatio ' exquisite quidem dignoscit magnitudinem, </text:span><text:span text:style-name="T69">a</text:span><text:span text:style-name="T22">t<text:line-break/>nullo modo vehementiam. Si vero compresserimus, aperte<text:line-break/>quidem . vehementia apparet, quemadmodum sane et lan-<text:line-break/>guor :. apparet autem una et ipsa magnitudo. Quum </text:span><text:span text:style-name="T22">enim<text:line-break/></text:span><text:span text:style-name="T22">ascendere in altitudinem prohibeatur arteria ob compressio-<text:line-break/>nem, simul quidem tenore praeditum facit occursum , simul<text:line-break/>vero imaginem quandam extensionis iir latitudinem; in qui-<text:line-break/>bus indicatio, apparet prohibitionis ascensus in altitudinem<text:line-break/>ob compressionem. Verum quando dura fuerit tunica arte-<text:line-break/>riae, neque, tunc maxima fit diastole. Et propter hoc,<text:line-break/>quum suerit principis visceris phlegmone et propter ipsam<text:line-break/>pulsus durus fit, praeter haec facultas quae arterias dlla-<text:line-break/>tat, robusta sit, vibratus fit pulsus; ubi enim tum usus diasto-</text:span></text:p>
      <text:p text:style-name="P8"><text:span text:style-name="T3">, </text:span><text:span text:style-name="T22">♦</text:span></text:p>
      <text:p text:style-name="P6"><text:span text:style-name="T22">les auctus sit, tum robur vitali facultati adfuerit, dum violenter<text:line-break/>dilatatur arteria, vibratio efficitur. Magna tamen ex parte in ta-<text:line-break/>libus affectionibus non est robusta facultas; imo certe quispiam<text:line-break/>contentus esse deberet, si in corpore ob morbi longitudinem<text:line-break/>extenuato facultas vel mediocrem tenorem haberet; propter<text:line-break/>hoc igitur neque vibrati ipsis pulsus fiunt . Iis sane qui<text:line-break/>vinum meracius vel copiosius biberunt, pulsus-' vibrati<text:line-break/>quandoqqe apparent, quod et facultas roboretur et febrilis<text:line-break/>caliditas augeatur. Atque hi quidem pulsus saepenumero<text:line-break/>conspiciuntur; raro vero qui altitudinem quidem servant una<text:line-break/>cum latitudine, longitudine autem sunt breves; rarius an-<text:line-break/>tem ipsis ii [325] qui et longitudinem una cum latitudine<text:line-break/>contrahunt; liis adhuc rarius qui altus una et angusius et<text:line-break/>brevis fit; qui in iis quidem, qui dum sani erant longum habe-<text:line-break/>bant pulsurn,ne fieri quidem potest; in iis autem qui brevem,<text:line-break/>ex multitudine consistit, valida existente facultate. Quare<text:line-break/>etiam ut plurimum inaequalis apparet fecundum duo genera<text:line-break/>inaequalitatis. Sicuti enim vehemens pulsus validap facnl-<text:line-break/>tatiis est signum, ita post ipsum altus, quando lu longitudine</text:span></text:p>
      <text:p text:style-name="P8"><text:span text:style-name="T22">breviatur. Constat igitur tunc neque ob tenuitatem corpo-<text:line-break/>ris ' ipsum in altitudinem ascendere, neque ob mollitiem.<text:line-break/>tunicae arteriae; nam si </text:span><text:span text:style-name="T22">ob </text:span><text:span text:style-name="T22">haec attolleretur, brevis<text:line-break/>pulsus non esset. Magna ergo ex parte altus pulsus<text:line-break/></text:span><text:span text:style-name="T22">statim </text:span><text:span text:style-name="T22">etiam latus est:, sin minus, at certe moderatus sccun-<text:line-break/>dum latitudinem. Angustatum autem hunc ipsum esse, altio-<text:line-break/></text:span><text:span text:style-name="T22">remque </text:span><text:span text:style-name="T22">moderato esse sine collectiva inaequalitate</text:span><text:span text:style-name="T22">, </text:span><text:span text:style-name="T22">irnpossi-<text:line-break/></text:span><text:span text:style-name="T22">hile </text:span><text:span text:style-name="T22">est; quae etiam minores numero altos pulsus habeat<text:line-break/></text:span><text:span text:style-name="T22">quam </text:span><text:span text:style-name="T22">moderatus fecundum prosunditatemr Sed et fecun-<text:line-break/></text:span><text:span text:style-name="T22">dum </text:span><text:span text:style-name="T22">nuam diallolen talis pulsus fit inaequalis, ita ut abso-<text:line-break/></text:span><text:span text:style-name="T22">lute altus </text:span><text:span text:style-name="T22">una et angustus fine inaequalitate non admodum<text:line-break/>frequenter appareat.. Et sane altus pulsus, licet secundum<text:line-break/></text:span><text:span text:style-name="T22">longitudinem </text:span><text:span text:style-name="T22">mutilatus fuerit,. non tamen tantum quantum<text:line-break/></text:span><text:span text:style-name="T22">formicans mutilabitur, </text:span><text:span text:style-name="T22">digiti certe unius injectionem explet,<text:line-break/></text:span><text:span text:style-name="T22">quum </text:span><text:span text:style-name="T22">formicans ne tertiam quidem totius compleat. Igitur<text:line-break/></text:span><text:span text:style-name="T22">altus simul et brevis </text:span><text:span text:style-name="T22">longitudine pulsus, quando durior una<text:line-break/></text:span><text:span text:style-name="T22">fuerit, </text:span><text:span text:style-name="T22">dicrotus etiam simul evadit. Verum nunquam a me<text:line-break/></text:span><text:span text:style-name="T22">visus </text:span><text:span text:style-name="T22">est longus una et dicrotus; scd quum longitudinem</text:span></text:p>
      <text:p text:style-name="P8"><text:span text:style-name="T22">assumserit, ex praedictis causis vibratus evadit. Causae<text:line-break/>sunt copia caloris et robur facultatis et instiumenti duri-.<text:line-break/>ties; nonnunquam etiam et propter affectum in morbis fitus<text:line-break/>arteriae immutatur ac pervertitur, intemperie quapiam inae-<text:line-break/>quali in tunicis ipfius, vel circumjacentibus corporibus orta; ut<text:line-break/>alia quidem pars sit exiccata, alia vero non, et alia quidem sit<text:line-break/>indurata, alia vero non: et alia quidem ab aliquo circum-<text:line-break/>jacentium corporum attracta sit tensa, alia vero de </text:span><text:span text:style-name="T22">suo<text:line-break/></text:span><text:span text:style-name="T22">sini extrusa sit. Sed haec quidem sunt rara. Quae autem<text:line-break/>fiunt cb caliditatem, vel refrigerationem totius membri </text:span><text:span text:style-name="T22">una<text:line-break/>cum </text:span><text:span text:style-name="T22">circumjectis partibus, aut humiditatem et rnultitudi-<text:line-break/>nem, aut defectum et siccitatem, ea faepenumero contin-<text:line-break/>gunt. Meminisse tamen oportet </text:span><text:span text:style-name="T22">et </text:span><text:span text:style-name="T22">eorum quae raro eve-<text:line-break/>niunt, ut quando perveneris ad aegrotum, quem haud prius<text:line-break/>inspexeris</text:span><text:span text:style-name="T22">, </text:span><text:span text:style-name="T22">ab </text:span><text:span text:style-name="T47">iis</text:span><text:span text:style-name="T22"> auspicatus quae magna ex parte eve-<text:line-break/>niunt, ad ea transeas quae non admodum frequenter </text:span><text:span text:style-name="T22">con-<text:line-break/></text:span><text:span text:style-name="T22">Ipiciuntur, atque ita ad alia usque ea quae rarissima </text:span><text:span text:style-name="T22">sunt; </text:span><text:span text:style-name="T22">'<text:line-break/></text:span><text:span text:style-name="T22">quemadmodum sane et in pulsu, qui brevis secundum </text:span><text:span text:style-name="T22">lon-<text:line-break/></text:span><text:span text:style-name="T22">gitudinem et alius secundum profunditatem est,' exemplum</text:span></text:p>
      <text:p text:style-name="P8"><text:span text:style-name="T22">tibi adest transitionis ah iis quae saepe ad ea quae rarissime<text:line-break/>conspiciuntur. Rationi igitur consonum est, ut quando hic<text:line-break/>pullus risus suerit, inspicias prius quomodo se habeat homo<text:line-break/>ille quoad crassitiem. Si enim bene carnosus et pinguis satis<text:line-break/>fit, pulsus secundum rationem apparet, parvus enim erit.<text:line-break/>Quare in immoderatis cernis incrementis caro quae effun*<text:line-break/>ditur prohibet dilatari vas, quantum ex natura poterat,<text:line-break/>sed et longitudo ipsius brevior fit et latitudo angustior:<text:line-break/>quod a carnis multitudine comprimantur. Eorum autem<text:line-break/>qui habitu sunt graciles, in ceteris autem robusti, satis qui-<text:line-break/>dem magnam latitudinem et longitudinem pulsus habent;<text:line-break/>notabilem quoque in altitudinem • ascensum: adhuc etiam<text:line-break/>magis in quibus laxa est cutis perspicuum fit illud spa-<text:line-break/>tium quod inter ipsam et arteriae tunicam intercedit.<text:line-break/>Ex quo patet leniora quidem corpora facile simul at-<text:line-break/></text:span><text:span text:style-name="T22">tolli </text:span><text:span text:style-name="T22">ab arteriis, dum dilatantur; graviora autem dis-<text:line-break/></text:span><text:span text:style-name="T22">''ficilius; </text:span><text:span text:style-name="T22">quae vero admodum gravia funt, ea nullo modo<text:line-break/>moveri.</text:span></text:p>
      <text:p text:style-name="P109"><text:span text:style-name="T56">x</text:span><text:span text:style-name="T22"><text:tab/></text:span><text:span text:style-name="T22">Ll 2</text:span></text:p>
      <text:h text:style-name="P4" text:outline-level="2">Cap. XXVIll.</text:h>
      <text:p text:style-name="P152"><text:span text:style-name="T22">Nunc autem de pulfibus dicamus,<text:line-break/>propter quod ex mediocribus laesionibus facultatis simul et<text:line-break/>caliditatis frequentes quidem fiant, parvi vero non adhuc'<text:line-break/>neque tardi, sed moderati. Quatitor igitur conjugationes<text:line-break/>diversae oriuntur,, veI enim ob caliditatem scla.m, vel oh<text:line-break/>refrigerationem alterantur. Et secundum imbecilliorem una<text:line-break/>et calidam, si multum quidem ab ambabus causis superetur,<text:line-break/>facultasque satis lurbecllla fit et calor igneus, parvi et tardi<text:line-break/>pulsus et frequentissimi fiunt. Si vero mediocris fit laesio,<text:line-break/>aeque quidem frequentes, sed moderati secundum distentio-<text:line-break/>nern et motionem. Secunda autem conjugatio ex imbecilli-<text:line-break/>tate et refrigeratione conflet; in ipsa languidus quidem eate-<text:line-break/>nus fit pulsus quatenus etiam male se habet facultas; par-<text:line-break/>vus item et tardus, quemadmodum et pulsus prioris conju-<text:line-break/>gationis, non tamen aeque ut illi ad extremam frequen-<text:line-break/>tiam pervenit; nili facultas extreme fatigata fit, tunc enim<text:line-break/>constat minimum in talibus fore pulsum, et intermittentem </text:span><text:span text:style-name="T22">‘<text:line-break/></text:span><text:span text:style-name="T22">et deficientem plerumque. Tertia vero conjugatio alteratio-</text:span></text:p>
      <text:p text:style-name="P8"><text:span text:style-name="T22">naturalem statum excedunt; hocque sit, ubi caliditas pluri-<text:line-break/>mum aucta fuerit. Reliqua autem conjugatio alterationis<text:line-break/>iecundnm hoc genus pulsuum est, quando in idem conve-<text:line-break/>niunt robur facultatis et caliditatis defectus; fiuutque lu mo-<text:line-break/></text:span><text:span text:style-name="T22">derati </text:span><text:span text:style-name="T22">quisiem magnitudine, tardiores tamen et admodum<text:line-break/>rari, ac praesertim cum refrigeratio multum pervaluerit<text:line-break/>Distentionis sane ipsorum quantitas non impeditur manifeste,<text:line-break/></text:span><text:span text:style-name="T22">nec </text:span><text:span text:style-name="T22">evidenter, ob facultatis fortitudinem. Neque vero tar-<text:line-break/></text:span><text:span text:style-name="T22">ditas </text:span><text:span text:style-name="T22">etiam multum praepollet ob eandem causam; valens<text:line-break/></text:span><text:span text:style-name="T22">enim, </text:span><text:span text:style-name="T22">facultas naturales motionis mensuras conservat, quam—<text:line-break/></text:span><text:span text:style-name="T22">vis ufus </text:span><text:span text:style-name="T22">non postulet. Magnopere etenim ufum esse' exolu-<text:line-break/></text:span><text:span text:style-name="T22">tum </text:span><text:span text:style-name="T22">oportet, frigiditate vehementer praepollente, ut pulsus<text:line-break/>evidenter minor fiat. Magna tamen ex parte naturalem dis-<text:line-break/>tentionis quantitatem fervat, vel parvo quid nec admo-<text:line-break/></text:span><text:span text:style-name="T22">dum </text:span><text:span text:style-name="T22">aperte </text:span><text:span text:style-name="T22">fit </text:span><text:span text:style-name="T22">minor; multo certe tardior quam minor in<text:line-break/></text:span><text:span text:style-name="T22">refrigerationibus </text:span><text:span text:style-name="T22">apparet.</text:span></text:p>
      <text:h text:style-name="Heading_20_2" text:outline-level="2">Cap. XXIX.</text:h>
      <text:p text:style-name="P153"><text:span text:style-name="T22">Redeamus autem ad praecognitiones<text:line-break/></text:span><text:span text:style-name="T22">quae </text:span><text:span text:style-name="T22">in febribus fiunt, ut qualis sit singularum ex pulfibus<text:line-break/></text:span><text:span text:style-name="T22">dignotio </text:span><text:span text:style-name="T22">hoc in loco dicamus. Ephemerae igitur omnes in.</text:span></text:p>
      <text:p text:style-name="P8"><text:span text:style-name="T22">[3a6] de propriis febris pulfibus, errantque cuncti, altera-<text:line-break/>tiones. ipsas pulsuum, quae ex facultatis, vel instrumen-<text:line-break/>torum vitio proficiscuntur, proprias ipsarum sebrium esse<text:line-break/>arbitrantes. Est autem inseparabile maximeque -pro-<text:line-break/>prium invasionibus sebris ex putredine humorum orsae<text:line-break/>ut systole arteriae velocior fiat, et qnicunque in cognos-<text:line-break/>cenda systole suerit exercitatus, hoc habebit insepara-<text:line-break/>bile principii paroxysmi signum, quando pulsus aliquem •<text:line-break/>habet tenorem. Quo modo, autem incipienda fit exer-<text:line-break/>citato; copiosissime in primo de dignotione pulsuum di-<text:line-break/>ctum est- Equidem in multis multoties, quorum nun-<text:line-break/>quam antea, nec dum valerent, nec dum aegrotarent,<text:line-break/>pulsus tetigeram, hoc solo signo fretus, nunquam'lapsus<text:line-break/>sum. Quando igitur pulsus in aliis non mutatus cele-<text:line-break/>rior fiat secundum systolen, principii paroxysmi signum<text:line-break/>inseparabile statuito; fit autem statim talis pulsus </text:span><text:span text:style-name="T47">etiam<text:line-break/></text:span><text:span text:style-name="T22">frequeutior secundum externam quietem, incumbente na--<text:line-break/>tura ad propulsandum sumosum excrementum: propter<text:line-break/>quod oeleiius contrahebatur. . Ephemeris autem febribus</text:span></text:p>
      <text:p text:style-name="P8"><text:span text:style-name="T22">quidem </text:span><text:span text:style-name="T22">ita </text:span><text:span text:style-name="T22">distinguantur. </text:span><text:span text:style-name="T22">Quae </text:span><text:span text:style-name="T22">vero prima die nequa-’<text:line-break/>quam habent </text:span><text:span text:style-name="T22">praedictam </text:span><text:span text:style-name="T22">nolam, eae vel ephemerae ju-<text:line-break/>dicandae sunt</text:span><text:span text:style-name="T22">, </text:span><text:span text:style-name="T22">vel; hecticam Ac rarissime quidem statim<text:line-break/>a principio: consistit febris hectica; non tamen impossibi-<text:line-break/>lis est talis generatio ipsius, </text:span><text:span text:style-name="T22">scd visae </text:span><text:span text:style-name="T22">sunt alicubi </text:span><text:span text:style-name="T47">a</text:span><text:span text:style-name="T22"> nobis<text:line-break/>etiam tales. Ac cunctas quidem ipsarum notas in tracta-<text:line-break/>tione de febrium ' differentia contemplamur; quae vero </text:span><text:span text:style-name="T47">a<text:line-break/></text:span><text:span text:style-name="T22">pulfibus sumuntur, nunc dicentur. Neque magnus ne-<text:line-break/>que vehemens pulsus una cum hectitis unquam invadit<text:line-break/>febribus,: scd si alterutrum horum infit ipfis, non sunt<text:line-break/>hecticae: si vero etiam omnia simul adsint, aperte sunt<text:line-break/>ephemerae.</text:span></text:p>
      <text:h text:style-name="Heading_20_2" text:outline-level="2">Cap. XXX.</text:h>
      <text:p text:style-name="P156"><text:span text:style-name="T22">His ita definitis, deinceps consideran-<text:line-break/></text:span><text:span text:style-name="T22">dum </text:span><text:span text:style-name="T22">est, quid unusquisque pulsus in his ad crisim signifi-<text:line-break/>cet. Si igitur undosus ipsc pulsus fiat </text:span><text:span text:style-name="T22">et </text:span><text:span text:style-name="T22">mollis insigni-<text:line-break/></text:span><text:span text:style-name="T22">ter, </text:span><text:span text:style-name="T22">sperare oportet sudores. Durus autem vomitus ma-<text:line-break/></text:span><text:span text:style-name="T22">gis </text:span><text:span text:style-name="T22">quam sudores praemonstrare "solet. Nam altus omnis<text:line-break/></text:span><text:span text:style-name="T22">excretionis est </text:span><text:span text:style-name="T22">nota, quemadmodum et vehemens. Magnus<text:line-break/></text:span><text:span text:style-name="T22">autem fi' fuerit, </text:span><text:span text:style-name="T22">motionis ad:externa magis quam ad in-</text:span></text:p>
      <text:p text:style-name="P8"><text:span text:style-name="T22">rata reddita fit</text:span><text:span text:style-name="T3">: </text:span><text:span text:style-name="T22">et eatenus male quatenus intemperata fit;)<text:line-break/>ideo propofitum </text:span><text:span text:style-name="T47">eft</text:span><text:span text:style-name="T22"> </text:span><text:span text:style-name="T22">nobis </text:span><text:span text:style-name="T22">deinceps dicere qualis pulsus<text:line-break/>singulas aliarum corporis partium affectiones sequatur.<text:line-break/>Diximus autem de corde ubi </text:span><text:span text:style-name="T22">de </text:span><text:span text:style-name="T22">febribus sermonem ha-<text:line-break/>buimus. Prope illud sunt respiratoriae partes animalis;<text:line-break/>hae autem, sunt pulmo et thorax: </text:span><text:span text:style-name="T22">postea </text:span><text:span text:style-name="T22">alimenti rnstru-<text:line-break/>nseuta, hoc est; jecur et venter intestinaque et lien et </text:span><text:span text:style-name="T47">re-<text:line-break/>nes</text:span><text:span text:style-name="T22"> et vesicae ainbae. Si igitur pulmo se ipso liat aliquando<text:line-break/>calidior, statim et cor calefacit; sique frigidior sit, nec hoc<text:line-break/>denegat, summatirn, suas intemperaturas citius quam alia<text:line-break/>instrumenta eordi impertit. Causa hujus rei est quod cordi<text:line-break/>maxime omnium est vicinus, perque vasa ei maxime affinis<text:line-break/>existit; et per maxima ostia in ambos sinus confluxum ha-<text:line-break/>benti Pulmoni igitur morbosc calefacto, cor concalefactum<text:line-break/>pulsus efficit, qui ex usu pulsuum aucto fieri solent. Si<text:line-break/>vero longiori tempore hoc accidat, periculum ipsi est ne<text:line-break/>hecticam contrahat febrem. Refrigerato autem pulmone,<text:line-break/>eor compatiens per initia quidem in eam alterationem ducet<text:line-break/>pulsus quam prius ostendimus, dum usus exolvitur, con-</text:span></text:p>
      <text:p text:style-name="P8"><text:span text:style-name="T22">riae quae in toto animali sunt, dum tenduntur, duriorem<text:line-break/>efficiunt pulsum, oedemata yero molliorem ipsum reddunt,<text:line-break/>tensionem nullam facientia, quemadmodum in phlegnio-<text:line-break/>nofis et scirrhosis tumoribus evenit Ad talium autem in-<text:line-break/>temperaturarum similitudinem thoracis etiam in temperatu-<text:line-break/>rae easdem faciunt alterationes; tumores vero pro quan-<text:line-break/>titate et idea singulorum qui ipfos faciunt hunrorum. Ter*-<text:line-break/>dius autem thoraci compatitur cor, celerius, pulmone af-<text:line-break/>fecto- Pleuritici autem duriorem semper habent pulsum<text:line-break/>quam peripneumonici</text:span><text:span text:style-name="T22">; </text:span><text:span text:style-name="T22">major enim est tensio ex duris et<text:line-break/>densis partibus in tumorem elevatis.. Aequalis autem ut<text:line-break/>plurimum ex tumoribus costas </text:span><text:span text:style-name="T47">[3sy] occupantibus</text:span><text:span text:style-name="T22"> est<text:line-break/>pulsus, ex iis autem qui in pulmone sunt inaequalis.<text:line-break/>Jecore autem aegrotante ex phlegmonis minus duri fiunt<text:line-break/>quam ex thoracis phlegmonis, tanto quanto quam ex pul-<text:line-break/>monis magis; compatitur autem promptius cor jecori, re-<text:line-break/>motius licet quam thorax jacenti, ob venae cavae eommu-<text:line-break/>nionem. Ex diaphragmate autem male affecto citra febrem<text:line-break/>durus quidem fit pulsus et parvus, non tamern multum fre-</text:span></text:p>
      <text:p text:style-name="P8"><text:span text:style-name="T22">quales efficit. Os autem ventriculi dum facultatem, vel<text:line-break/>gravatam a multitudine materiae, vel debilitatam habet,<text:line-break/>jure etiam pulsns</text:span><text:span text:style-name="T69">S</text:span><text:span text:style-name="T22"> efficit nonnunquam quidem languidos et<text:line-break/>frequentes et parvos, nonnunquam vero inaequales. Ita<text:line-break/>et lu aliis alimenti instrumentis invenies mutationes pulsuum;<text:line-break/>ad praedicta respiciens; quaecunque enim dura et contenta<text:line-break/>et nervis plurimis duris praedita sunt, facile haec pulsus<text:line-break/>efficiunt duros; qui vero contrario modo </text:span><text:span text:style-name="T22">se </text:span><text:span text:style-name="T22">habent, molles.<text:line-break/>Vesica autem et uterus situ quidem nihil inter se disserunt;<text:line-break/>durior tamen est et nervosior vefica; quare ubi phlegmone<text:line-break/>laborat, pulsus magis quam uterus duros efficit. Variabit<text:line-break/>autem citius magisque .ipsum in magnitudinem et parvita-<text:line-break/>tem et alias differentias uterus. Percurram autem alio-<text:line-break/>rum instrumentorum intemperies, et primo, exercitationis<text:line-break/>gratia, intemperies cerebri. Attendere ergo oportet ad<text:line-break/>conststentiam arteriae, utrum a siccitate, vel tensione tu-<text:line-break/>nica appareat dura; deinde, si ex siccitate appareat, duo-<text:line-break/>rum allerum censendum est in cerebro existere, vel intem-<text:line-break/>periem calidam et siccam,, vel bilis redundantiam; si ex ten-</text:span></text:p>
      <text:p text:style-name="P7"><text:span text:style-name="T22">morbosa in cerebro eveniente, quando'lu sympatheiam per-<text:line-break/>venit cor, minores et tardiores et rariores quam qui secun-.<text:line-break/>dum naturam sunt</text:span><text:span text:style-name="T22">, </text:span><text:span text:style-name="T22">pulsus fient; et si quidem citra mate-<text:line-break/>riam sola intemperies sit cerebri, sine tensione, fi vero cum<text:line-break/>materia, melancholica quidem ipsa existente, tenui arterias<text:line-break/>et propter hoc duriorem apparere pulsum continget; pi-<text:line-break/>tuitosa autem non simpliciter, sed si quidem crassa et<text:line-break/>viscida sit pituita, tendentur; fi vero lrunnda et spirituosa,<text:line-break/>sine tensione mollis erit pulsus; fi vero permixta fit, mollis<text:line-break/>simul et cum tensione quadam. Quoniam autem tenuis me-<text:line-break/>ninx non videtur unquam pati ullum ex praedictis morbis<text:line-break/></text:span><text:span text:style-name="T22">i </text:span><text:span text:style-name="T22">suie cerebro, sicuti neque cerebrum citra meningem, et dura<text:line-break/>meninx quam plurimum distans a cerebro potest etiam sola<text:line-break/>pati; scito, fi affecto notabilis ipsius genita fuerit, corque<text:line-break/>in sympatheiam attraxerit et arterias, pullus perinde ac<text:line-break/>in cerebri affectionibus variabitur, nisi quod in mollitie' et<text:line-break/>duritie non eatenus mollem et durum quatenus cerebrum<text:line-break/>efficiet, sed multum quidem durum, parum vero mollem.</text:span></text:p>
      <text:p text:style-name="P10"><text:span text:style-name="T22">• Quaecunque enim corpora natura dura indurantes fusce-</text:span></text:p>
      <text:p text:style-name="P8"><text:span text:style-name="T22">ita duris nullum spasmi imminet periculum. Ac lieni qui-<text:line-break/>dem cum scirrho magnopere esset affectus, vidimus etiam<text:line-break/>multoties nequaquam supervenire hydropem; jecori vero<text:line-break/>necessario succedit, tuncque pulsus ambarum affectionum<text:line-break/>signis praeditus est, 'tunica quidem et burnidiori et molliori,<text:line-break/>indicante tamen aperte tensionem ex scirrho ortam, et ob<text:line-break/>id etiam duriore. Hydrops autem ipse per se ipsum sinc<text:line-break/>viscerum phlegmone nullam facit in pulsu tensionem. Quo<text:line-break/>modo autem affectus uteri pulsus alterant, dictum est, quan-<text:line-break/>do ipsmn vesicae comparabamus. Si vero elythroeides tu-<text:line-break/>nica phlegmone lentetur, durus fit pulsus et minor. Ex<text:line-break/>testibus autem phlegmone lentatis non aeque durus et<text:line-break/>magnus propter febrem. Et haec quidem magna ex parte<text:line-break/>ab internis causis efficiuntur.</text:span></text:p>
      <text:h text:style-name="Heading_20_2" text:outline-level="2">Cap. XXXII.</text:h>
      <text:p text:style-name="P152"><text:span text:style-name="T22">Multoties autem et ab aliqua externa<text:line-break/>causa mutationes pulsuum fiunt, quae in hunc modum dis-<text:line-break/>cernendae sunt. Ea quidem quae ex balneis et cursibus,<text:line-break/>frictionibus et aliis motionibus fit, brevis temporis est;<text:line-break/>atque ita celeriter ad pristinam regreditur constitutionem;</text:span></text:p>
      <text:p text:style-name="P7"><text:span text:style-name="T22">et humilitatem cutis attinet; medium inter utrosque locum<text:line-break/>obtinent fricti et exercitati. Hae quidem ipsae sunt artifi-<text:line-break/>ciales dignotiones causarum, quae pulsus in magnitudinem<text:line-break/>et in sanis et in aegrotis vertunt. Externae vero aliae<text:line-break/>quidem ex indagatione, cum scilicet inter inimicos aut in-<text:line-break/>sidiatores, aut malignos tentatores, considerationes facitis.<text:line-break/>Interdum autem magnitudinem adeptus est pulsus, vel quia<text:line-break/>medicamentum calefaciens aegrotus sumpserit, vel fignisica-<text:line-break/>tionis ratione. In his quidem, primum considerare oportet pa-<text:line-break/>roxysmi tempus, postea laborantis morem et consuetudi-<text:line-break/>nem; si enim aliquo alio tempore, et non paroxysmi<text:line-break/>magnitudinem pulsus ipse assumpserit, probabile est a ca-<text:line-break/></text:span><text:span text:style-name="T22">v </text:span><text:span text:style-name="T22">lefacientibus potius, non paroxysmi ratione factam esse al-<text:line-break/>terationem; si vero in paroxysmo, probabilius est signifi-<text:line-break/>cationis ratione. Distingues autem exquisite, si parumper<text:line-break/>lutermittens rursus tetigeris. Caliditatem enim a medica-<text:line-break/>rnento ortam, propter quam pulsus increvit, semper magis<text:line-break/>ac magis exo.lvi contingit progrediente tempore; intendi<text:line-break/>autem eam quae a paroxysmo fit. De consuetudine autem</text:span></text:p>
      <text:p text:style-name="P8"><text:span text:style-name="T22">minorem quam secundum naturam- </text:span><text:span text:style-name="T22">est </text:span><text:span text:style-name="T22">pulsum habeat,<text:line-break/>major postea fiat fine externa motione, huic ealiditas am-<text:line-break/>plior priore facta est. De minori autem eadem est ratio;<text:line-break/>minor-enim se ipso fit, vel facultate imbecilliori reddita,<text:line-break/>vel instrumentis durioribus, vel usu exululo. Sed neque<text:line-break/>facultas imbecillior evasit nunc, alloqui omnino languor una<text:line-break/>cum parvitate esset: nec,corpus arteriae durius, ita enim<text:line-break/>non solum minor, scd etiam durior esset pulsus; superest<text:line-break/>ergo usuiu tantum mutatum esse. Et sane ex majori quam<text:line-break/>fit </text:span><text:span text:style-name="T22">is </text:span><text:span text:style-name="T22">qui secundum naturam est pulsu talem necessario,"<text:line-break/>factam esse verfionem notum est iis qui memoria tenent<text:line-break/>ea quae ostensa sunt in primo de causis pulsuum libro.<text:line-break/>Nam et quae ex naturali statu in parvitatem fit verfio ob </text:span><text:span text:style-name="T22">**<text:line-break/></text:span><text:span text:style-name="T22">frigiditatem, statim etiam rariorem ipsum efficit et tardio-<text:line-break/>rem; et quae ex magno supra modum aucto moderati fit<text:line-break/>imminutio, statim etiam celeritatis et frequentiae aliqui d<text:line-break/>detrahit, propterea quod qui multum supra naturalem sta-<text:line-break/>tum auctus sit in tribus generibus mutetur. . Qui ergorile<text:line-break/>magnitudine tentum detraxit.pulsus, caetera autem immutata</text:span></text:p>
      <text:p text:style-name="P8"><text:span text:style-name="T22">tosum et medicamentum aliquod frigidum</text:span><text:span text:style-name="T3">,</text:span><text:span text:style-name="T22">, et aquae frigidae<text:line-break/>usus immodicus: et ex animi affectibus, diuturnus timor;<text:line-break/>et ex humoribus qui in corpore continentur, quicunque fri-<text:line-break/>gidi temperamento, quiescentes prius, commoti nunc sint,<text:line-break/>aut omnino validiores aliquo modo facti fint calidis. Haec<text:line-break/>autem distinguere oportet eo modo quo de causis calefa-<text:line-break/>cientibus diximus. Ipsa quidem essentia magnorum et par—<text:line-break/>vorurn pulsuum fecundum circulum arteriae consistit, ubi,<text:line-break/>longitudo par perpetuo fervatur, non tamen apparet'par,<text:line-break/>scd aliqua pars occultatur. At dictum quidem est de hac<text:line-break/>re in fecundo de causis pulsuum libro,; bis enim de eisdem<text:line-break/>dicere non est necesse. </text:span><text:span text:style-name="T22">;</text:span></text:p>
      <text:h text:style-name="Heading_20_2" text:outline-level="2">Cap. XXXIll.</text:h>
      <text:p text:style-name="P152"><text:span text:style-name="T22">Quoniam autem de magnis et parvis<text:line-break/>pulfibus.quid significent dictum est, jam in praefentia ad<text:line-break/>sermonem de frequentia et' raritate transeundum esu Pura<text:line-break/>ergo et minime excrementosa caliditas diestolen efficit rna-<text:line-break/>jorem simul et velociorem; quae vero putribus turbata est<text:line-break/>excrementis, systolen. Ubi vqro ex [magnitudine diestoles''<text:line-break/>pulsus sit frequentior, auctam, esse significat caliditatem</text:span></text:p>
      <text:p text:style-name="P8"><text:span text:style-name="T22">tissima; ac multi ex ea servati sunt tum senes tum pueri;<text:line-break/></text:span><text:span text:style-name="T47">aetate</text:span><text:span text:style-name="T22"> autem florens ex hac nullus, verum ex ignoratione<text:line-break/>quidam longam raritatem intermissionem esse opinantes,<text:line-break/>existimant lervatos esse quosdam aetate florentes ex tali<text:line-break/>pulsus pravitate. Est quidem et haec granis, ac praecipue<text:line-break/>aetate florentibus; non tamen perniciosa omnino; in pue-<text:line-break/>ris sane et senibus adhuc etiam magis mitis. Mors porro<text:line-break/>repentina ex intermittentibus evenit pulsibus, quo modo<text:line-break/>ex apoplexia; extinguitrrr enim in utrisque calidi-<text:line-break/>tas quae in corde est, respiratione privata. Ac raritas<text:line-break/>quidem ab intermissione pulsuum distincta est prolixitate<text:line-break/>temporis; interdum vero etiam, quod raritas cum aequali-<text:line-break/>tate aliquando consistat omnium percussionum, intermit-<text:line-break/>tens vero pulsus necessario iuaeuqalis fiat; interdum enim<text:line-break/>per tres, interdum per quatuor, aliquando per quinque<text:line-break/>percussiones, vel etiam plures intermittere invenitur; et<text:line-break/>quiescere unum tempus motionis, vel etiam plura. Quae<text:line-break/>igitur est in ipso cordis corpore refrigeratio magna, eatenus<text:line-break/>etiam pulsus languidos efficit et tardos et parvos, quatenus</text:span></text:p>
      <text:p text:style-name="P8"><text:span text:style-name="T22">tem habent pulsum, quum tamen' aliquando ipsarum peri-<text:line-break/>culo vacent; qui autem in syncopis sunt frequentes, ob<text:line-break/>languorem, quae a nulla unquam fyncope separatur, sunt<text:line-break/>periculosi, Praestiterit autem ut consideremus de extremi-<text:line-break/>tatibus, quae in omnibus pulsuum generibus sunt. Ac ex-<text:line-break/>trema quidem frequentia nihilo minus quam syncope labo-<text:line-break/>rautibus inest iis qui perurentes febricitant, nec ex toto<text:line-break/>tamen perniciosa habent. Raritas autem non est unquam<text:line-break/>fine periculo, sicuti nec languor, nec parvitas, Eteniin<text:line-break/>tres hae disterentiae pulsuum, cum ad extremum perve-<text:line-break/>niunt, perpetuo sunt periculosae; extrema autem magni-<text:line-break/>tudo, ubi una cum morbofa mollitie consistit, periculosa est,<text:line-break/>ubi autem cum aliqua salubri tunicae arteriae constitutione,<text:line-break/>nihil absurdi, habet. Videtur autem et velocium pulsupm<text:line-break/>genus minus periculosum esse quain turdorum, si quidem<text:line-break/>extrema etiam celeritas minus quam extrema tarditas est<text:line-break/>periculosa; extrema enim tarditas, sicuti sime et raritas,<text:line-break/>tunc accidunt, ubi innata caliditas extinguitur. Iueremen-<text:line-break/>tum autem in celeritatem et oh usum urgentem fit et omnino</text:span></text:p>
      <text:p text:style-name="P65"><text:span text:style-name="T22">GAuENus </text:span><text:span text:style-name="T3">τον. </text:span><text:span text:style-name="T22">ix.<text:tab/>M m</text:span></text:p>
      <text:p text:style-name="P8"><text:span text:style-name="T22">traducta esse rideatur, in motione vero ex eo, quod citius'<text:line-break/>vel tardius, maturius vel serius, .vehementius vel langui-<text:line-break/>dius, diuturniori tempore vel breviori, semper vel nullo<text:line-break/>modo, moveatur; in singulis autem partibus, ex eo quod<text:line-break/>intersectus perspicue fit, ex quibus est et caprizans; simili<text:line-break/>modo, ex eo quod recurrit, ex quibus est et dicrotus. Et<text:line-break/>caprizans quidem est ex iis qui secundum unam diestolen<text:line-break/>sunt inaequales; quando quae post quietem eft secunda motio<text:line-break/>et ocyor et vehementior priore fit. Tradidimus autem in<text:line-break/>tractatione de disserentia pulsuum hujus nomenclaturae cau-<text:line-break/>sam. Ac ea quidem-, quae in uno pulsu intermittit inae-<text:line-break/>qualitas, gravissima omnium est inaequalitatum; non sinit<text:line-break/>enim simplices motiones fieri secundum naturam; sed impe-<text:line-break/>dimento est, ac privat motione arterias, non per tres, aut<text:line-break/>quatuor aut per aliquos adhuc plures pulsus, scd in.ipso<text:line-break/>statim primo , et mortem propinquam mluatur.</text:span></text:p>
      <text:h text:style-name="Heading_20_2" text:outline-level="2">Cap. XXXIV.</text:h>
      <text:p text:style-name="P152"><text:span text:style-name="T22">j Ac ea quidem quae proposita sunt<text:line-break/>omnia, j/m finem habent, nam quum singularum particula-<text:line-break/>rum affectiones cunctas percurreremus, qualemnam pulsum</text:span></text:p>
      <text:p text:style-name="P8"><text:span text:style-name="T22">morbi idea et facultatis infirmitas ac robur digno Icitur.<text:line-break/>Haec, autem si inter </text:span><text:span text:style-name="T22">sc </text:span><text:span text:style-name="T22">conferantur, ea quae sutura sunt<text:line-break/>praecognoscuntur. Morbi enim cognitio ex loco affecto est:<text:line-break/>facultatis autem ex eucrasia et dyscrasia solidorum corpo-<text:line-break/>rum. Haec autem si inter se conferantur, si quidem vigo-<text:line-break/>renr morbi ferre potest facultas, necesse est servari ho-<text:line-break/>minem, -si nihil extrinsecus sit erratum; si vero non pot-<text:line-break/>est, omnino morietur. Tempus autem, in quo praedictu-<text:line-break/>rum utrumque erit, ex hisce praecognoscitur. Qui super-<text:line-break/>stites futuri sunt, </text:span><text:span text:style-name="T22">eo </text:span><text:span text:style-name="T22">tempore servabuntur, in quo natura<text:line-break/>morbosam affectionem perfectissime superabit. Morientur<text:line-break/>autem eo tempore quo morbus adeo erit natura superior<text:line-break/>ut aliqua ex actionibus ad vitam necessariis pereat. At vero<text:line-break/>etiam modus tum mortis, tum salutis ex eisdem prae-<text:line-break/>cognoscetus. Actionum enim 'ad vitam necessariarum, quae<text:line-break/>pereunt, nonnullae quidem facultatis vitalis suffocationem<text:line-break/>inferunt, nonnullae </text:span><text:span text:style-name="T47">vero</text:span><text:span text:style-name="T22"> prosternationern, nonnullae autem<text:line-break/>quid alterutri proportione respondens. Ac illae quidem quae<text:line-break/>suffocationem inferunt, ex respiratoriis sunt affectionibus;</text:span></text:p>
      <text:p text:style-name="P10"><text:span text:style-name="T22">M m 2</text:span></text:p>
      <text:p text:style-name="P8"><text:span text:style-name="T22">eline fatigata est; si vero parvi et languidi, magis. Ex pul-<text:line-break/>fibus autem fecundum unam percussionem inaequalibus, tunr<text:line-break/>quos luteriecto quiete motu tum quos continuo permanente<text:line-break/>diximus fieri, omnes lu robusiiorern esse facultatem indicant<text:line-break/>quam omnes ii qui languidiorem et tardiorem motum </text:span><text:span text:style-name="T47">fa-<text:line-break/>ciant</text:span><text:span text:style-name="T22"> In tali igitur pulsuum constitutione altus pulsus mon-<text:line-break/>strabit naturam superiorem jam esse multitudine. Altior<text:line-break/>vero simul et vehementior ,tum robur indicat facultatis tum<text:line-break/>motionem minime impeditam Inspicere autem tunc motio-<text:line-break/>nem systoles oportet; hincque criscms morem discernere.<text:line-break/>Melior.enim crisis subsequi solet, celeritate systoles multum<text:line-break/>exoluta. Si vero et alia concoctionis signa, quae lu libris<text:line-break/>de crisibus scripta sunt, adsint, optimam crifin talis prae-<text:line-break/>monstrat constitutio. Si vero celeritas systoles parum exo-<text:line-break/>luta sit, vel nondum rideatur concoctus esse morbus, fiet<text:line-break/>quidem crisis per excretionem, non tamen bona omnino.<text:line-break/>Sriendum autem est non eandem esse facultatem vitalem et<text:line-break/>nutricem naturalemque; illa enim solum pulsus gignit, na-<text:line-break/>turalis autem et quod familiare est ad nutritionem trahit.</text:span></text:p>
      <text:p text:style-name="P7"><text:span text:style-name="T22">hanc quidem causam pulsus altus - excretiouis est nuncius.<text:line-break/>Copia vero excretiouis tum ex eo, quod plethorica prae-<text:line-break/>fuerint signa tum ex praesenti flammea caliditate praecogno-<text:line-break/>scitur, ob liancque eandem caliditatem pulsus magni appa-<text:line-break/>rent et alti. Pessimae igitur excretionum sunt illae, in qui-<text:line-break/>bus pulsus nec magnus est et velox in systole apparet Ubi<text:line-break/>vero inconcoctus existat morbus, si pulsus tenoris vacuus<text:line-break/></text:span><text:span text:style-name="T22">' </text:span><text:span text:style-name="T22">sit,, periculum imminet syncopes. Ubi autem pituitosior<text:line-break/>morbus sit, quando in inaequalibus pulsibus mutatio in plu-<text:line-break/></text:span><text:span text:style-name="T22">res vehementes </text:span><text:span text:style-name="T22">et magnos </text:span><text:span text:style-name="T22">fit, </text:span><text:span text:style-name="T22">per abscessum erit crisis. Ubi<text:line-break/></text:span><text:span text:style-name="T22">vero cum pulsu </text:span><text:span text:style-name="T22">qui excretorius exquisite sit, una etiam ad-<text:line-break/></text:span><text:span text:style-name="T22">sint </text:span><text:span text:style-name="T22">haemorrhagica quae vocant signa, ex naribus sanguis<text:line-break/></text:span><text:span text:style-name="T22">erumpet; </text:span><text:span text:style-name="T22">ubi haec ipsa absint, ex alia quadam regione.;<text:line-break/>quemadmodum in libris de crisibus per diexodon dictuui<text:line-break/></text:span><text:span text:style-name="T22">est. Et </text:span><text:span text:style-name="T22">haec quidem sunt quae de pulsibus in synopsiu<text:line-break/></text:span><text:span text:style-name="T22">redigere </text:span><text:span text:style-name="T22">proposueramus.</text:span></text:p>
      <text:h text:style-name="P1" text:outline-level="1"><text:bookmark-start text:name="bookmark21"/><text:span text:style-name="T38">GALENI DE CRISIBUS LIBER. </text:span><text:bookmark-end text:name="bookmark21"/><text:span text:style-name="T81">I.</text:span></text:h>
      <text:h text:style-name="Heading_20_2" text:outline-level="2">Cap. I.</text:h>
      <text:p text:style-name="P152"><text:span text:style-name="T22">Sive subitam in morbo mutationem, sive<text:line-break/>ad meliorem statum inclinationem solam, sive perturbatio-<text:line-break/>nem, quae eas antecedit, sive omnem morbi solutionem,<text:line-break/>sive eam tantum, quae bona sit, crisim velit quis appellare,<text:line-break/>non est mihi nisi obiler hoc in loco distinguere proposi-<text:line-break/>tum: sed quo pacto haec omnia quispiam optime prae-<text:line-break/>noscat, percensere decrevi. Optimum autem praenotio-<text:line-break/>nis eorum principium quod etiam suturi status: sic au-<text:line-break/>tem appellatur veliementissimum totius morbi tempus.</text:span></text:p>
      <text:h text:style-name="P4" text:outline-level="2">Cap. II.</text:h>
      <text:p text:style-name="P152"><text:span text:style-name="T22">Sunt enim omnia morborum tempora qua-<text:line-break/>tuor numero, principium, incrementum, status et declina-<text:line-break/>tio. Quidam vero morbi ob eorum malignitatem atque ob<text:line-break/>aegrotantis imbecillitatem statim in tempore incrementi ho-<text:line-break/>minem occidunt; sicut et quidam alii in ipso statu. An<text:line-break/>vero etiam in declinationis tempore aliquis morbus possit<text:line-break/>occidere, non sine ratione quaesitum est; sed de hoc pro-<text:line-break/>cedente sermone determinabitur. Has autem quatuor par-<text:line-break/>tes quidam etiam tempora universi morbi appellant. Ean-<text:line-break/>dem autem ob causam tempora etiam vocant universalia, ut<text:line-break/>quae </text:span><text:span text:style-name="T47">a</text:span><text:span text:style-name="T22"> particularibus differant, iu quae singulae accessiones<text:line-break/>dividuntur. Definiuntur autem non dierum vel horarum, ut.<text:line-break/>quispiam existimaverit, numero; neque enim fieri potest,<text:line-break/>ut morbus qui in quatuor diebus sit finiturus, aequalia ha-<text:line-break/>beat tempora partium cum </text:span><text:span text:style-name="T22">eo, </text:span><text:span text:style-name="T22">qui usque ad quadragesi-<text:line-break/>mum diem debeat extendi. Et omnes quidem hucusque<text:line-break/>ronsentiunt. Quomodo autem judicare atque distinguere<text:line-break/>hujusmodi tempora oporteat, non etiam in hoc omnes inter</text:span></text:p>
      <text:p text:style-name="P8"><text:span text:style-name="T3">•</text:span></text:p>
      <text:p text:style-name="P10"><text:span text:style-name="T22">consentiunt; sed nonnulli quidem, si anticipent, aut cuncten-<text:line-break/>tur accessiones; cousideraut; hi vero ad earum longitudinem<text:line-break/>respiciunt; alii ad magnitudinem, quam etiam vehemen-<text:line-break/>tiam nominant; quidam- et haec ipsa in remissionibus consi-<text:line-break/>derant; deinceps invicem altercantur, quum liceat quae<text:line-break/>diximus omnia conjungere, ac praeterea alia quae nunc<text:line-break/>dicentur; hac enim via vix' quispiam exquisitam faceret ,<text:line-break/>constituti temporis conjecturam. Si vero quidpiam ex bis<text:line-break/>indiscussum praetermittatur, tantum praecognitioni nocebit<text:line-break/>quantum vel magnitudinis vel virium quod praetermit-<text:line-break/>titur obtinebit-</text:span></text:p>
      <text:h text:style-name="Heading_20_2" text:outline-level="2">Cap. III.</text:h>
      <text:p text:style-name="P152"><text:span text:style-name="T22">Numquid igitur morbus augeatur, non exeo<text:line-break/>tantum conjicere oporteat, quod accessiones anticipent; scd<text:line-break/>etiam earum longitudinem oportet annotare et rnagnitudi-<text:line-break/>iietn quoque ac morem qui cum symptomatibus verbi gratias,<text:line-break/>vel sine his'evenit; sicut etiam in intermissione et declina-<text:line-break/>tione haec eadem existimo consideranda. Voco autem inter-<text:line-break/>missionem quando febris in quietem desierit; declinationem</text:span></text:p>
      <text:p text:style-name="P110"><text:span text:style-name="T3">•<text:tab/></text:span><text:span text:style-name="T22">»<text:tab/></text:span><text:span text:style-name="T3">.1</text:span></text:p>
      <text:p text:style-name="P10"><text:span text:style-name="T22">omnem ejus partem quae statum ipsum subsequitur usque ad<text:line-break/>secundae accessionis .principium. Nam anticipatio sola per<text:line-break/>se ipsam non est sufficiens signum incrementi, qirod saepe<text:line-break/>morbi proprietatem consequitur potius quam ejus incremen-<text:line-break/>tum, quum et quartani et tertiani et quotidiani quidam cir-<text:line-break/>cuitus usque ad integram solutionem ita anticipare nisi sue-<text:line-break/>rint. Consueverunt autem medici tales typos anticipan-<text:line-break/>tes nominare; sicut alios vocant tardantes, quicunque sta-<text:line-break/>tim ah initio futuri temporis aliquid posterius assumunt.<text:line-break/>Sed et in his plus quam proportio exigit vel anticipare,<text:line-break/>vel cunctari, alterum incrementi, alterum declinationis<text:line-break/>ridetur esse indicium; simpliciter autem anticipare, . vel<text:line-break/>cunctari, neutrius. Convenit autem non solum advertere,<text:line-break/>numquid sccunda accessio consuetam anticipaverit horam,<text:line-break/>sed nutuquid etiam longitudo temporis eadem, aut magni-<text:line-break/>tudo aequalis, aut quae nunc adest fit malignior' aut fini-<text:line-break/>'plicior. Haec ipsa etiam sunt in intermissionibus et de-<text:line-break/>cliuatioiiibus inspicienda. Longitudinem quidem temporis</text:span></text:p>
      <text:p text:style-name="P8"><text:span text:style-name="T3">ί</text:span></text:p>
      <text:p text:style-name="P10"><text:span text:style-name="T22">facillimum </text:span><text:span text:style-name="T22">est </text:span><text:span text:style-name="T22">cognoscere; magnitudinem vero, quam et<text:line-break/>vehementiam vocant et morem, quem etiam modum appel-<text:line-break/>laut, tum ex propria morbi specie tum ex supervenien- .<text:line-break/>tibus ei symptomatibus spectanda censeo. Ex propria qui-<text:line-break/>dem morbi specie ea quae propriam ipsius complent natu-<text:line-break/>ram contemplando, veluti exempli causa iu pleuritide<text:line-break/>ad lateris dolorem pungentem et febrem acutam et tussim<text:line-break/>et spirandi difficultatem Ex supervenientibus vero syrn-<text:line-break/>ptomatibus, si multa, si diuturna et valida atque mali-<text:line-break/>gna etiam extiteriut, aut contra pauca ac brevis<text:line-break/>temporis et parva et simplicia suerint. Sic et inter-<text:line-break/>missionis ac declinationis tempus, si longius praecedente<text:line-break/>vel brevius, aut toleratu difficilius vel facilius, aut fi quod<text:line-break/>ex accessione symptomata remanserint aut omnia cesserint.<text:line-break/>Si enim iis quae diximus adsint pejora, morbus augetur rna--<text:line-break/>nifeste, si vero meliora, declinati Sit enim ut accessio con-<text:line-break/>suetam anticipet horam, longior etiam fiat atque vehemen-<text:line-break/>tior rnaligniorque et cum multis prarisque symptomatibus.</text:span></text:p>
      <text:p text:style-name="P111"><text:span text:style-name="T38">VOOVV..V</text:span><text:span text:style-name="T11">.<text:tab/>. </text:span><text:span text:style-name="T38">wqpwvo, oniouulrj UelVsVry/VVC-, </text:span><text:span text:style-name="T47">tyfjUt/ jfsij Iscv tAt, ILVAJV^</text:span></text:p>
      <text:p text:style-name="P112"><text:span text:style-name="T22">\<text:tab/>t<text:tab/>'<text:tab/>.<text:tab/></text:span><text:span text:style-name="T22">&lt;</text:span></text:p>
      <text:p text:style-name="P10"><text:span text:style-name="T22">sit etiam ut declinationis tempus breve fiat, neque exqui-<text:line-break/>site toleratu facile, neque omnino a symptomatibus accessio-<text:line-break/>nis liberum, nullus, arbitror, de hujusmodi aegrotantibus<text:line-break/>quaeret num. morbus in eis . ad magnitudinem crescat.<text:line-break/>Rursus vero fiant omnia his contraria, nimirum ipsius insultus<text:line-break/>initium-tardet, longitudoque accessionis ac magnitudo mi-<text:line-break/>nuatur , malignitas mitigetur et ea quae superveniunt sym-<text:line-break/>ptomata minora fimplicioraque sint, vel neque omni-<text:line-break/>no mox appareant, intermissio etiam, vel declinatio tole-<text:line-break/>ratu facilis longaque succedat, omniaque deleat accessionis<text:line-break/>symptomata, nam et haec manifestissima sunt declinationis<text:line-break/>indicia, sicuti priora augmenti. Quum vero quae ad accessio-<text:line-break/>nes ambas pertinent aequalia suerint, morbum iu statu esse<text:line-break/>demonstranti Nuniquid igitur plus quam erat opportunum<text:line-break/></text:span><text:span text:style-name="T22">a </text:span><text:span text:style-name="T22">nobis est dictum? aut aliquid ab Hippocrate praetermissum,<text:line-break/>ubi docet, quo pacto quispiam ex circuitibus inveniat morbi<text:line-break/>incrementum? Ait enim. Accessiones </text:span><text:span text:style-name="T47">ejse invicem consc-</text:span></text:p>
      <text:p text:style-name="P8"><text:span text:style-name="T3">/</text:span></text:p>
      <text:p text:style-name="P10"><text:span text:style-name="T22">rendas,' si </text:span><text:span text:style-name="T47">citius, vel non- si in longius tempus, vel<text:line-break/>non, si denique magis, vel</text:span><text:span text:style-name="T22"> non. Iloc enim verbum<text:line-break/>(citius, </text:span><text:span text:style-name="T47">vel non)</text:span><text:span text:style-name="T22"> nihil aliud ostendit, nisi utrum accessio<text:line-break/>horam consuetam anticipaverit, vel tardior facta sit; illud<text:line-break/>autem, in </text:span><text:span text:style-name="T47">longius tempus, vel non,</text:span><text:span text:style-name="T22"> rrumquid longius per-<text:line-break/>duraverit tempus an brevius; illud vero, </text:span><text:span text:style-name="T47">magis vel non,<text:line-break/></text:span><text:span text:style-name="T22">reliqua omnia, quae prius a nobis explicata sunt iu se com-<text:line-break/>prehendit, nam et magnitudinem et morem ipsius morbi et<text:line-break/>supervenientia et symptomata, eorum que insuper numerum<text:line-break/>in eo quod dicitur magis ac minus comprehendi existimes,<text:line-break/>sic et declinationis, ut quae et ipsa fit totius accessionis<text:line-break/>pars</text:span><text:span text:style-name="T22">, </text:span><text:span text:style-name="T22">magis ac minus ex eisdem invenire oportet intentio-<text:line-break/>nibus. Incrementi itaque et ascensus et augmenti, luis enim .<text:line-break/>omnibus nominibus fecundum morbi tempus appellant, si<text:line-break/>citius fiat accessio -, si longiori tempore duret, si magis etiam<text:line-break/>indicia sunt, sicut his contraria declinationis signa osten-<text:line-break/>dunt, si videlicet tardius fiat accessio, si breviori tempore</text:span></text:p>
      <text:p text:style-name="P8"><text:span text:style-name="T22">duret, sitque omnino praecedente debilior. Statum vero<text:line-break/>indicant, fi in eisdem permaneant ac persistant. Et quidem<text:line-break/>saepe in morbis nullum sensibile tempus invenitur hujusmodi,<text:line-break/>scd habente adhuc quarta, si ita contigerit, accessione indi-<text:line-break/>cia augmenti, quinta superveniet accessio declinationis prin-<text:line-break/>cipium, quomodo videlicet status momentaneus extiterit,<text:line-break/>adeo ut nemo quum adesset agnoverit, scd, ut exquisite di-<text:line-break/>gnoscatur, primum declinationis tempus sit necessarium.' Si-<text:line-break/>mile quiddam etiam accidit in morborum augmentis, nam<text:line-break/>interdum prior accessio principium simul habuit et ascensum<text:line-break/>et statum, scilicet in prima sui parte principium, deinde<text:line-break/>ascensum, postremo vero statum, deinde secunda accessio<text:line-break/>manifeste nisa est declinare. Sed praesente quidem secunda<text:line-break/>accessione, tunc demum cognoscere qualis suerit illa quae<text:line-break/>praecessit praeter id, quod ttnusquisque medicus id facere<text:line-break/>potest, rem etiam maximi momenti in usu medicinae de-<text:line-break/>struit, praenotionem scilicet, de qua plenius lu libris de arte</text:span></text:p>
      <text:p text:style-name="P8"><text:span text:style-name="T22">curativa diximus. Generosi autem medici atque arte Hippo-<text:line-break/>cratica digni est officium futurum statum praecognoscere,<text:line-break/>quum omnem victus rationem ad ipsum inspiciens instituat.<text:line-break/>Eadem ratione principium morbi atque, augmentum noir ubi<text:line-break/>jam perfecta sunt cognoscere, sed multo antea praestabit<text:line-break/>praenoscere.-</text:span></text:p>
      <text:h text:style-name="Heading_20_2" text:outline-level="2">Cap. IV.</text:h>
      <text:p text:style-name="P152"><text:span text:style-name="T22">Video tamen plurimos medicorum neque<text:line-break/>praesentiis etiam principii notitiam habere, sicut apprime<text:line-break/>admirabilem Thessalum, qui in principiis contrahere jubet,<text:line-break/>etiamsi morbus fuerit adstrictits ac pro fui natura egens re-<text:line-break/>laxatione, quo pacto vero quispiam ipsum principium<text:line-break/>agnoscat, tanquam rem notissimam dicere praetermisit.<text:line-break/>Sed hoc non parvam habet dubitationem. Nam si primum<text:line-break/>exquisite iusultum pro principio morbi totius statuere opor-<text:line-break/>tet, indivisibile erit, atque sure tempore; si vero primam<text:line-break/>-accessionem Icimus hanc aliquando et ejus augmentum et<text:line-break/>statum in se ipsa comprehendere, praeter id, quod extra<text:line-break/>omnem rationem est, ut qui lu septem ad summum diebus</text:span></text:p>
      <text:p text:style-name="P8"><text:span text:style-name="T22">morbus finiri debet, et qui ad menses sex extendi, omnes-<text:line-break/>que qui in medio tempore terminantur, solam habeant<text:line-break/></text:span><text:span text:style-name="T22">primam </text:span><text:span text:style-name="T22">pro principio accessionem. Sicuti enim neque<text:line-break/></text:span><text:span text:style-name="T22">omnes </text:span><text:span text:style-name="T22">morbi augmentum, aut statum, aut declinationem<text:line-break/></text:span><text:span text:style-name="T22">aequalis </text:span><text:span text:style-name="T22">habent temporis, eodem, arbitror, modo neque priir-<text:line-break/>cipiurn. Neque tamen, fi quispiam primam accessionem<text:line-break/>praeterierit, jam poterit principium circumscribere; nam<text:line-break/></text:span><text:span text:style-name="T22">si </text:span><text:span text:style-name="T22">secunda statim subsequatur, quae habeat augmenti ludi--<text:line-break/></text:span><text:span text:style-name="T22">cia, et </text:span><text:span text:style-name="T22">post ipsam tertia et quarta et sic aliae deinceps omnes, </text:span><text:span text:style-name="T22">•<text:line-break/>qui </text:span><text:span text:style-name="T22">primam omiserit accessionem, tauquam non principium,<text:line-break/></text:span><text:span text:style-name="T22">vel </text:span><text:span text:style-name="T22">omne ternpus medium usque </text:span><text:span text:style-name="T47">ad statum diceret esse prin-<text:line-break/></text:span><text:span text:style-name="T47">cipium,</text:span><text:span text:style-name="T22"> </text:span><text:span text:style-name="T22">atque ita omnino tolleret ascensum, aut ubi pri-<text:line-break/></text:span><text:span text:style-name="T22">mo </text:span><text:span text:style-name="T22">finiret principium, non haberet exprimere. Quaenam<text:line-break/></text:span><text:span text:style-name="T22">est </text:span><text:span text:style-name="T22">hujus dubitationis medela ? </text:span><text:span text:style-name="T22">Si </text:span><text:span text:style-name="T22">quidem velint quae sunt<text:line-break/></text:span><text:span text:style-name="T22">ab </text:span><text:span text:style-name="T22">Hippocrate scripta perdiscere, facilis atque expedita esset<text:line-break/></text:span><text:span text:style-name="T22">ista </text:span><text:span text:style-name="T22">doctrina; nunc vero praeter </text:span><text:span text:style-name="T22">id </text:span><text:span text:style-name="T22">quod quae sunt ab Hip-<text:line-break/></text:span><text:span text:style-name="T22">pocrate </text:span><text:span text:style-name="T22">optime tradita nolunt addiscere, illa quae igno-<text:line-break/></text:span><text:span text:style-name="T22">rant </text:span><text:span text:style-name="T22">damnare conantur. Sed illis quidem invenire non</text:span></text:p>
      <text:p text:style-name="P8"><text:span text:style-name="T22">potest ignorantiae medela, nobis vero perfacile. Inquit<text:line-break/>enim: </text:span><text:span text:style-name="T47">Accesiiones et constitutiones morbi ostendunt et<text:line-break/>anni tempora et circuituum invicem incrementa.</text:span><text:span text:style-name="T22"> Quod<text:line-break/>quidem morborum constitutiones quandam veluti eorum<text:line-break/>ideam ac formam nominat, secundum quam ex talibus et<text:line-break/>lentis constituuntur universalibus temporibus, minima quis-<text:line-break/>piam hac conjectura comprehenderet. Nam quum in pri-<text:line-break/>mo epidemiorum libro antea dixisset: </text:span><text:span text:style-name="T47">Sunt autem modi<text:line-break/>et constitutiones et accejsiones harum quarumlibet sobrium.<text:line-break/></text:span><text:span text:style-name="T22">Deinceps subjungit: </text:span><text:span text:style-name="T47">Statim enim continua, quibus incipiens<text:line-break/>florescit ac</text:span><text:span text:style-name="T22"> viget, </text:span><text:span text:style-name="T47">maxime et ad difficilius attollitur, circa<text:line-break/>autem crisim et simul cum crisi ^extenuatur. Esi autem<text:line-break/>quum incipit, mollis ac latens, insurgit autem atque<text:line-break/>exacerbatur singulis diebus, circa crisin autem satis emi-<text:line-break/>cat.</text:span><text:span text:style-name="T22"> Ex quibus verbis manifeste ostendit sc qualemcunque<text:line-break/>ex totius morbi temporibus compositionem nominare. Quo<text:line-break/>igitur modo morbi et anni tempora et circuituum adinviceni</text:span></text:p>
      <text:p text:style-name="P8"><text:span text:style-name="T47">vwVile UC t,u </text:span><text:span text:style-name="T14">ψ </text:span><text:span text:style-name="T47">'Jieui^u^uusuVJV tJl,t-r</text:span></text:p>
      <text:p text:style-name="P10"><text:span text:style-name="T22">incrementa universalia tempora morbi commonstrabunt?<text:line-break/>nam hoc erat quod quaerebamus. Nam quartana aliqua<text:line-break/>febris invadens non utique habet accessionem primam prin- •<text:line-break/>cipiurn, sicut neque exquisita tertiana usque ad diem septi-<text:line-break/>mum 'suum potest principium extendere. Eodem pariter<text:line-break/>inodo et de aliis morbis judicandum. Nam febris ardens<text:line-break/></text:span><text:span text:style-name="T22">et </text:span><text:span text:style-name="T22">pleuritis et inflammatio pulmonis brevis temporis habent<text:line-break/>principium, morbus autem comitialis et articularis et coxen-<text:line-break/></text:span><text:span text:style-name="T22">dicum </text:span><text:span text:style-name="T22">et nephritis longi temporis. Sic quidem a morbis<text:line-break/></text:span><text:span text:style-name="T22">ipsis. </text:span><text:span text:style-name="T22">A temporibus autem anni hoc modo</text:span><text:span text:style-name="T22">: </text:span><text:span text:style-name="T47">Aestivae quar-<text:line-break/></text:span><text:span text:style-name="T47">tanae </text:span><text:span text:style-name="T47">magna ex parte breves sunt, autumnales vero langae<text:line-break/></text:span><text:span text:style-name="T47">et </text:span><text:span text:style-name="T47">praesertim quae hiemem attingunt.</text:span><text:span text:style-name="T22"> Sic et omnis mor- '<text:line-break/></text:span><text:span text:style-name="T22">bus alius </text:span><text:span text:style-name="T22">aestate quidem breviorem, hieme vero diuturnio-<text:line-break/></text:span><text:span text:style-name="T22">rem </text:span><text:span text:style-name="T22">habet erisim, et principium sic aestate brevius, hieme<text:line-break/></text:span><text:span text:style-name="T22">vero </text:span><text:span text:style-name="T22">longius habebit, similem quoque servabit in aliis<text:line-break/>temporibus proportionem. Sic quidem et anni tempo-<text:line-break/></text:span><text:span text:style-name="T22">pora </text:span><text:span text:style-name="T22">morborum constitutiones praenuntiant. - Accessionum<text:line-break/></text:span><text:span text:style-name="T22">autem </text:span><text:span text:style-name="T22">incrementa hoc modo. Ait enim </text:span><text:span text:style-name="T47">ac.cesisiones ejse in-</text:span></text:p>
      <text:p text:style-name="P8"><text:span text:style-name="T14">μένον μέν </text:span><text:span text:style-name="T14">β^αχυνίΐ, </text:span><text:span text:style-name="T14">ην</text:span><text:span text:style-name="T3"> δὲ νστερον ὲπιφαἰνηται, μηκύνει.<text:line-break/></text:span><text:span text:style-name="T47">vicem conferendas</text:span><text:span text:style-name="T14">, </text:span><text:span text:style-name="T47">si citius fiant vel non, si iu longius<text:line-break/>tempus vel non, si magis vel non.</text:span><text:span text:style-name="T22"> Nam si haec omnia con-<text:line-break/>junxeris, ad exquisitam dignotionern propius accedes. Si<text:line-break/>vero nihil ex istis animadvertens putas posse morbi prin-<text:line-break/>cipium cognoscere, 'vel ab ascensu distinguere, nunquam<text:line-break/>prope accedes </text:span><text:span text:style-name="T22">ad </text:span><text:span text:style-name="T22">veritatem.</text:span></text:p>
      <text:h text:style-name="Heading_20_2" text:outline-level="2">Cap. V.</text:h>
      <text:p text:style-name="P152"><text:span text:style-name="T22">Numquid igitur haec ad exquisitam tempo-<text:line-break/>rurn morbi sufficiunt cognitionem? nequaquam, sed habent-<text:line-break/>aliquid quidem artificiosae conjecturae, tantum vero ab ex-<text:line-break/>quifita ratione deficiunt quantum illam quae nullo modo est<text:line-break/>superant. Quid vero illis additum exquifitam faciat prae-<text:line-break/>notionem, si totum leges aphorismum, intessiges, in quo ita<text:line-break/>scribitur: </text:span><text:span text:style-name="T47">Morbi autem acoejsiones et constitutiones osten-<text:line-break/>dunt et anni tempora et circuituum adinvicem incrementa,<text:line-break/></text:span><text:span text:style-name="T22">dve quotidie, sive </text:span><text:span text:style-name="T47">alternis diebus, sive par majora inter-<text:line-break/>valla siant. Sed et ex iis quae mox apparent conjicere oportet,<text:line-break/>veluti in pleurdtide si sputum statim appareat , incipientem<text:line-break/>morbum lacii breviorem, fi vero noflerius. lonwiorem et urinae</text:span></text:p>
      <text:p text:style-name="P113"><text:span text:style-name="T47">r ~</text:span><text:span text:style-name="T47"><text:tab/></text:span><text:span text:style-name="T38"> </text:span><text:span text:style-name="T38">st/. </text:span><text:span text:style-name="T75">7</text:span><text:span text:style-name="T38">?<text:tab/>vo.vvv tsoiviiiuu </text:span><text:span text:style-name="T47">ruv</text:span></text:p>
      <text:p text:style-name="P6"><text:span text:style-name="T22">.</text:span><text:span text:style-name="T22">'* </text:span><text:span text:style-name="T22">&gt; </text:span><text:span text:style-name="T3">, </text:span><text:span text:style-name="T22">tr </text:span><text:span text:style-name="T22">.</text:span></text:p>
      <text:p text:style-name="P10"><text:span text:style-name="T22">et </text:span><text:span text:style-name="T47">alvi excrementa et sudores, vel bonam morborum indi-<text:line-break/>cationem, vel malam, ~et longum vel brevem, stutudum mor-<text:line-break/>bum, posi apparentia commonstrabunt.</text:span><text:span text:style-name="T22"> Haec quidem ab<text:line-break/>Hippocrate in aphorisrnis scribuntur,. in primo autem libro<text:line-break/>epidemiorum, </text:span><text:span text:style-name="T47">Omnes</text:span><text:span text:style-name="T22"> inquit </text:span><text:span text:style-name="T47">coctiones excrementorum ubi-<text:line-break/></text:span><text:span text:style-name="T47">qsce </text:span><text:span text:style-name="T47">ejse opportunas et bonos criticasque abscejjsus ostendere.<text:line-break/></text:span><text:span text:style-name="T22">Deiude </text:span><text:span text:style-name="T22">inferens inquit: </text:span><text:span text:style-name="T47">Coctiones celeritatem judicii </text:span><text:span text:style-name="T47">et </text:span><text:span text:style-name="T47">se-<text:line-break/>curitatem sanitatis ostendunt.</text:span><text:span text:style-name="T22"> Sed coctiones hae quidem<text:line-break/>omnes iis adsunt quae coquuntur; quaenam igitur haec sunt?<text:line-break/></text:span><text:span text:style-name="T22">Non </text:span><text:span text:style-name="T47">alia sane</text:span><text:span text:style-name="T22"> quam illa quae mox apparentia nominavit,<text:line-break/></text:span><text:span text:style-name="T22">nam </text:span><text:span text:style-name="T22">quae propria sunt morbi-accidentia, simul cum morbo<text:line-break/></text:span><text:span text:style-name="T22">invadunt, </text:span><text:span text:style-name="T22">simulque incipiunt, reliqua vero omnia mox appa-<text:line-break/></text:span><text:span text:style-name="T22">renti </text:span><text:span text:style-name="T22">_ </text:span><text:span text:style-name="T22">Invadunt igitur una cum pleuritide et febris acuta<text:line-break/></text:span><text:span text:style-name="T22">et </text:span><text:span text:style-name="T22">lateris dolor punclorius et difficilis anhelitus et tussis:<text:line-break/></text:span><text:span text:style-name="T22">mox </text:span><text:span text:style-name="T22">apparent autem quaedam ut ipsi morbo propria, non- .<text:line-break/></text:span><text:span text:style-name="T22">nulla </text:span><text:span text:style-name="T22">autem ut communia omnibus febricitantibus. Ut<text:line-break/>propria quidem ipsius morbi primum quidem,.si nihil edu-<text:line-break/></text:span><text:span text:style-name="T22">catur </text:span><text:span text:style-name="T22">cum tussi, quod sufficiens est morbi .coctione </text:span><text:span text:style-name="T22">ca-</text:span></text:p>
      <text:p text:style-name="P8"><text:span text:style-name="T22">rentis ludicium; secundo autem, si educatur quidem, sed<text:line-break/>non bonum. Est autem et hoc duplex, unum-, quidem,<text:line-break/>quod solum curet coctione, alterum vero, quod etiam pra-<text:line-break/>vum existit. Ab his vero omnibus id quod coctum est<text:line-break/>separatur, quod etiam proprie sputum appellunt; neque<text:line-break/>enim quod sanguineum est ac bibliosurn atque. spumosum<text:line-break/>ita nominamus, scd potius quodammodo sputamen vocamus,<text:line-break/>quum vero neque sanguini, neque bili pallidae, </text:span><text:span text:style-name="T22">vel </text:span><text:span text:style-name="T22">nigrae<text:line-break/>commixtum fuerit, id quod tale suerit, jam spiritum voca-<text:line-break/>mus. Quando igitur hoc cito apparuerit, morbum </text:span><text:span text:style-name="T22">facit bre-<text:line-break/></text:span><text:span text:style-name="T22">viorem, quum vero nullo modo educitur aut crudum, </text:span><text:span text:style-name="T22">ludi-<text:line-break/></text:span><text:span text:style-name="T22">cat morbum in longius debere protendi; si autem </text:span><text:span text:style-name="T22">pravum<text:line-break/></text:span><text:span text:style-name="T22">educitur sputamen, periculum imminere significat; fi </text:span><text:span text:style-name="T22">autem<text:line-break/></text:span><text:span text:style-name="T22">etiam malignum fuerit, mortem minatur. Quid igitur </text:span><text:span text:style-name="T22">sit<text:line-break/></text:span><text:span text:style-name="T22">sputum, nunc non est opus exponere. Quae vero </text:span><text:span text:style-name="T22">proprie<text:line-break/></text:span><text:span text:style-name="T22">sputamina nominantur, ex his quaecunque substa</text:span><text:span text:style-name="T47">va</text:span><text:span text:style-name="T22"> et </text:span><text:span text:style-name="T22">sub-<text:line-break/></text:span><text:span text:style-name="T22">rufa et subpallida, etsubspumofa et .tenuia existunt, folam cru-<text:line-break/>ditatem significant, </text:span><text:span text:style-name="T22">nullum </text:span><text:span text:style-name="T22">vero insigne malum praenun-<text:line-break/>tiant, quae vero fine alia commixtione sunt flava ac </text:span><text:span text:style-name="T22">rusa.</text:span></text:p>
      <text:p text:style-name="P8"><text:span text:style-name="T22">crassa atque spumosa et viridia, viscosa atque rotunda, at-<text:line-break/>que his etiam magis nigra, sunt prava. Considerandum<text:line-break/>etiam quis sit eorum eductiohis modus, nam fi facile ex-<text:line-break/>puantur, constat quidem bona esse, contraria vero mala.<text:line-break/></text:span><text:span text:style-name="T22">Et </text:span><text:span text:style-name="T22">quid oportet nos plura dicere, quum possimus verba, quae<text:line-break/></text:span><text:span text:style-name="T22">iu </text:span><text:span text:style-name="T22">libro prognostico scribuntur, apponere ? </text:span><text:span text:style-name="T47">Sputum oportet<text:line-break/></text:span><text:span text:style-name="T47">in </text:span><text:span text:style-name="T47">omnibus qui sunt circa pulmonem ac latera celeriter<text:line-break/></text:span><text:span text:style-name="T47">expui ac </text:span><text:span text:style-name="T47">facile, comrrdxtumpue videri vehementer siavum<text:line-break/></text:span><text:span text:style-name="T47">sputo.</text:span><text:span text:style-name="T22"> </text:span><text:span text:style-name="T22">Neque in dubio est quod hoc loco Hippocrates<text:line-break/></text:span><text:span text:style-name="T22">sputum </text:span><text:span text:style-name="T22">vocat, id quod secundum naturam sc habet, cui<text:line-break/></text:span><text:span text:style-name="T22">flavum </text:span><text:span text:style-name="T22">admixtum esse oportere inquit. Verbum autem illud,<text:line-break/></text:span><text:span text:style-name="T47">vehementer,</text:span><text:span text:style-name="T22"> nonnulli quidem neque omnino adjungunt, qui-<text:line-break/></text:span><text:span text:style-name="T22">dam </text:span><text:span text:style-name="T22">'vero ad commixtum referunt, ut fermo uterque ita se<text:line-break/></text:span><text:span text:style-name="T22">habeat, </text:span><text:span text:style-name="T22">comrnixturnque vehementer sputo rideri flavum,<text:line-break/>vel flavum vehementer commixtum rideri sputo. Sed<text:line-break/></text:span><text:span text:style-name="T22">prior </text:span><text:span text:style-name="T22">fensus est artificiosior, feinper enim inaequales om-<text:line-break/></text:span><text:span text:style-name="T22">nium </text:span><text:span text:style-name="T22">motus et eorum quae .plurimum distant complexio-</text:span></text:p>
      <text:p text:style-name="P7"><text:span text:style-name="T22">nes damnat Hippocrates. Experientia quoque ita esse pro-<text:line-break/>batur, neque etiam ratio dubia est: non tamen eam nunc<text:line-break/>explicare esset opportunum. Quod autem verbum illud,<text:line-break/>vehementer, ad commixtum relationem habeat, ex iis etiam<text:line-break/>patet quae subjunguntur. , </text:span><text:span text:style-name="T47">Si enim,</text:span><text:span text:style-name="T22"> inquit, </text:span><text:span text:style-name="T47">multo posi d</text:span><text:span text:style-name="T62">0</text:span><text:span text:style-name="T47">-<text:line-break/>loris principium expuatur flavum, vel rusum, vel multam<text:line-break/>excitans tusisim, vel non vehementer commixtum, pesus<text:line-break/>efficitur.</text:span><text:span text:style-name="T22"> Videtur enim in hoc loco Hippocrates quae-<text:line-break/></text:span><text:span text:style-name="T22">• </text:span><text:span text:style-name="T22">cunque in secundo sermone dicuntur iis opponere quae in<text:line-break/>primo dicebantur', verbo quidem, </text:span><text:span text:style-name="T47">celeriter illa,</text:span><text:span text:style-name="T22"> multo post<text:line-break/>principium doloris expuatur, verbo, </text:span><text:span text:style-name="T47">facile, illa,</text:span><text:span text:style-name="T22"> multam<text:line-break/>excitans tussim, illis vero, </text:span><text:span text:style-name="T47">commixtum viderisiavum vehe-<text:line-break/>menter spputo,</text:span><text:span text:style-name="T22"> impermixtum simpliciter ac solum flavum,<text:line-break/>tum quod ex utrisque commixtum est, colore scilicet sputi<text:line-break/>naturalis et flavo, vel rufo, non tamen vehementer. Sed<text:line-break/>et post haec subjungens manifestius dicet,, suam adhuc men-<text:line-break/>tem aperiens, his verbis: </text:span><text:span text:style-name="T47">Nam siavum impermixtum ex-<text:line-break/>isiens, periculosum lsimpermixtum esi autem id quod sputo</text:span></text:p>
      <text:p text:style-name="P114"><text:span text:style-name="T14">' </text:span><text:span text:style-name="T14">- </text:span><text:span text:style-name="T14">, </text:span><text:span text:style-name="T14">,- - </text:span><text:span text:style-name="T14">- </text:span><text:span text:style-name="T14">_ _ </text:span><text:span text:style-name="T14">- </text:span><text:span text:style-name="T65">7</text:span><text:span text:style-name="T14"> --</text:span><text:span text:style-name="T14">- —</text:span><text:span text:style-name="T65">(</text:span><text:span text:style-name="T14"><text:tab/></text:span><text:span text:style-name="T14">'</text:span></text:p>
      <text:p text:style-name="P10"><text:span text:style-name="T47">non commiscetur) album autem et viscosum ct rotundum<text:line-break/>inutile.</text:span><text:span text:style-name="T22"> Deinde rursus panlatim </text:span><text:span text:style-name="T22">ad </text:span><text:span text:style-name="T22">difficiliora sermone<text:line-break/>progrediens: </text:span><text:span text:style-name="T47">Malum autem, quod viride esi valde et siptv-<text:line-break/>rnosurn.</text:span><text:span text:style-name="T22"> Ac deinceps addit: </text:span><text:span text:style-name="T47">sii vero ita sit impermixtum,<text:line-break/></text:span><text:span text:style-name="T47">ut </text:span><text:span text:style-name="T47">etiam </text:span><text:span text:style-name="T47">nigram </text:span><text:span text:style-name="T47">appareat, omni alio pejus esi.</text:span><text:span text:style-name="T22"> </text:span><text:span text:style-name="T22">Ex </text:span><text:span text:style-name="T22">pro-<text:line-break/></text:span><text:span text:style-name="T22">priis </text:span><text:span text:style-name="T22">quidem pleuritidis </text:span><text:span text:style-name="T47">ita</text:span><text:span text:style-name="T22"> distinguere oportet. Sed prae-<text:line-break/></text:span><text:span text:style-name="T22">terea inspicienda</text:span><text:span text:style-name="T22">'sunt omnia, quae sunt morbis </text:span><text:span text:style-name="T22">acutis </text:span><text:span text:style-name="T22">com-<text:line-break/></text:span><text:span text:style-name="T22">munia, quae </text:span><text:span text:style-name="T22">deinceps connumerat ita scribens; </text:span><text:span text:style-name="T47">Sunt autem<text:line-break/></text:span><text:span text:style-name="T47">haec </text:span><text:span text:style-name="T47">bona, facile scrre morbum, bene spirare et esce dolo-<text:line-break/></text:span><text:span text:style-name="T47">ris expertem et </text:span><text:span text:style-name="T47">sputum facile expuere, corpus totum aequa-<text:line-break/></text:span><text:span text:style-name="T47">liter</text:span><text:span text:style-name="T22"> eaiidum.esie </text:span><text:span text:style-name="T47">et </text:span><text:span text:style-name="T47">molle et sitim non habere, urinas au-<text:line-break/></text:span><text:span text:style-name="T47">tem et </text:span><text:span text:style-name="T47">alvi excrementa et somnos et sudores, quemadmo-<text:line-break/></text:span><text:span text:style-name="T47">dum </text:span><text:span text:style-name="T47">scriptum est, haec omnia bona ejse sciendum esi.<text:line-break/></text:span><text:span text:style-name="T22">Haec </text:span><text:span text:style-name="T22">itaque sunt bona signa, tum propria eorum instrumen-<text:line-break/></text:span><text:span text:style-name="T22">torum, </text:span><text:span text:style-name="T22">quibus vis spicandi est demandata, tum communia<text:line-break/></text:span><text:span text:style-name="T22">omnibus </text:span><text:span text:style-name="T22">aliis morbis acutis continuatim ordine invicem<text:line-break/></text:span><text:span text:style-name="T22">scripta. Atque ipsis </text:span><text:span text:style-name="T22">adjungens infert: </text:span><text:span text:style-name="T47">Mala autem sunt<text:line-break/></text:span><text:span text:style-name="T47">his contraria, </text:span><text:span text:style-name="T47">dijsiculter </text:span><text:span text:style-name="T47">scrre morbum, spiritum magnum</text:span></text:p>
      <text:p text:style-name="P8"><text:span text:style-name="T47">'ejse</text:span><text:span text:style-name="T22"> ac crebrum, non cesiare </text:span><text:span text:style-name="T47">dolorem, vix sputum </text:span><text:span text:style-name="T62">e</text:span><text:span text:style-name="T47">x_<text:line-break/>puere</text:span><text:span text:style-name="T47">, </text:span><text:span text:style-name="T47">vehementer sitire </text:span><text:span text:style-name="T47">, totum </text:span><text:span text:style-name="T47">corpus ab igne inaequalia<text:line-break/>ter detineri et ventrem quidem ac latera calida</text:span><text:span text:style-name="T22"> eise </text:span><text:span text:style-name="T47">vehe-<text:line-break/>menter, frontem autem ac manus frigidas et pedes scigi-<text:line-break/>das , urinas varo et alvi excrementa et somnos et J'udores,<text:line-break/>quemadmodum scriptum esi, singula haec mala ejse</text:span><text:span text:style-name="T22"> co-<text:line-break/>gnoscere </text:span><text:span text:style-name="T47">oportet.</text:span><text:span text:style-name="T22"> Scriptum autem est de his in eo'volu-<text:line-break/>mine quod prognosticon inscribitur, in quo similem in his<text:line-break/>singulis ipsc tradit doctrinam , qualem et nunc in sputami-<text:line-break/>nibus. Sicuti enim in his hoc quidem est coctionis signum,<text:line-break/>hoc vero cruditatis, hoc autem mortis, et quod coctionis<text:line-break/>est signum, si in principio statim appareat, proper-e salutem<text:line-break/>fubsequuturam ostendit,- quod autem 'cruditatis, morbum in<text:line-break/>longius tempus extendi debere', quod autem exitiale esu ho </text:span><text:span text:style-name="T22">-<text:line-break/></text:span><text:span text:style-name="T22">minem moriturum significat; et fi valde exitiale fuerit, cito;<text:line-break/>si vero remissius extilerit, lu longo tempore. Eadem lu<text:line-break/>urinis ipsis et alvi excrementis et reliquis omnibus, de qui-<text:line-break/>bus est sermo suturus, distinctio est adhibita; etenim haec<text:line-break/>omnia nonnulla quidem coctionis, nonnulla vero crudita-</text:span></text:p>
      <text:p text:style-name="P8"><text:span text:style-name="T22">tis et quaedam, etiam mortis indicia sunt. Nigrum enim<text:line-break/>sputamen praeter </text:span><text:span text:style-name="T47">id</text:span><text:span text:style-name="T22"> quod crudum est, etiam mortem por-<text:line-break/>tendit; sic et urina nigra non cruda solum, sed etiam letha-<text:line-break/>lis est. Est autem simpliciter cruda quae alba est ac tenuis,<text:line-break/>quam' aquosam nominamus.</text:span></text:p>
      <text:h text:style-name="Heading_20_2" text:outline-level="2">Cap. VI.</text:h>
      <text:p text:style-name="P152"><text:span text:style-name="T22">Rursus igitur ad aphorismum redeamus,<text:line-break/>lu quo ita scribitur: </text:span><text:span text:style-name="T47">Accesiiones autem et constitutiones,<text:line-break/></text:span><text:span text:style-name="T22">morbi </text:span><text:span text:style-name="T47">ostendunt ‘et</text:span><text:span text:style-name="T22"> anni </text:span><text:span text:style-name="T47">tempora et circuituum adinvicem<text:line-break/>'incrementa, sive quotidie fiant, sive alternis diebus, sive<text:line-break/>longius tempus intermittant. Sed et ex iis quae posica<text:line-break/>apparuerint, conjecturam accipere oportet v velut in pleu-<text:line-break/>ritide, si sputum statim morbo incipiente appareat, 'brevem<text:line-break/>sutururnsignisicat, si vero posterius, longiorem. Et urinae<text:line-break/>etiam, et alvi excrementa, 'et sudores, et bonam et ma-<text:line-break/>lam crisim habituros et aito, vel tarde finituros morbos,<text:line-break/>quum mox apparent, indicant.</text:span><text:span text:style-name="T22"> Nam haec liquido sunt<text:line-break/>eorum omnium quae in prognosticis scribuntur compendium';<text:line-break/>quum antiquus ille auctor fola capita eorum quae in eo</text:span></text:p>
      <text:p text:style-name="P8"><text:span text:style-name="T22">libro sigillatim scribuntur, in aphorisinos transferre tenta-<text:line-break/>verit. Quaenam igitur sunt haec capita? saepius enim re-<text:line-break/>petere mihi ridetur melius, ut quis etfi nunc erubescens,<text:line-break/>discat et nrorbi principium • cognoscere et futurum statum<text:line-break/>praevidere, hoc est, ut ipse dicit, formam morbi et natu-<text:line-break/>ram temporis accessionis circuitus, et quae in morbis nrox<text:line-break/>apparent. Erit autem milii fermo lu eodem exemplo, ad-<text:line-break/>hibita brevi distinctione de nominibus, quibus, ut par erat,<text:line-break/>veteres utebantur ad solum mentis conceptum explicandum,<text:line-break/>quum omni studio incumberent ad exquisitam rerum cogni-<text:line-break/>tionem; juniores vero fere omnes circa nomina suamcon-<text:line-break/>terunt vitam, minime de rebus foliciti. Principium igitur<text:line-break/>morbi primum insultum indivisibilem primae accessionis,<text:line-break/>veluti et ipsum, nunc, quod sine latitudine est, vocant; sed<text:line-break/>et jam aliquod tempus latum, quod etiam in ipso, nunc,<text:line-break/>observamus, quando dicimus nuirc esse hiemem, vel aesta-<text:line-break/>tem, vel aliquid aliud tempus. Quod igitur luiiullo scr-</text:span></text:p>
      <text:p text:style-name="P8"><text:span text:style-name="T14">ίϊρηται. χατα δέ </text:span><text:span text:style-name="T14">τον </text:span><text:span text:style-name="T14">αυτόν τρόπον εν τφ </text:span><text:span text:style-name="T47">rtipl </text:span><text:span text:style-name="T14">ύιαίτηζ οξέων,<text:line-break/></text:span><text:span text:style-name="T22">mone tali, qualis est is quem antea scripsimus aphoris-<text:line-break/>mus et multi alii qui postea dicentur, principium vocet<text:line-break/>Hippocrates primum illum et indivisibilem morbi insultum,<text:line-break/>unicuique liquet. Quomodo enim circa morborum princi-<text:line-break/>pia considerandum, si statim morbus florescat, in eo signi-<text:line-break/>ficatu dictum quispiam posset arbitrari? vel illud? </text:span><text:span text:style-name="T47">Inci-<text:line-break/>pientibus morbis</text:span><text:span text:style-name="T47">, </text:span><text:span text:style-name="T47">‘si quid movendum videtur,</text:span><text:span text:style-name="T22"> move; </text:span><text:span text:style-name="T47">consi-<text:line-break/>stentibus vero, melius esi quiescere.</text:span><text:span text:style-name="T22"> Et illud ? </text:span><text:span text:style-name="T47">Si igitur<text:line-break/></text:span><text:span text:style-name="T22">in </text:span><text:span text:style-name="T47">principio morbi facies talis erit</text:span><text:span text:style-name="T47">, </text:span><text:span text:style-name="T47">nam facies illa mor-<text:line-break/>tuae similis, de qua isia dicuntur, neque illo exquisite<text:line-break/>principio morbi</text:span><text:span text:style-name="T22"> unquam sieri </text:span><text:span text:style-name="T47">potuiset.</text:span><text:span text:style-name="T22"> Eodem modo,<text:line-break/>quum dicitur': </text:span><text:span text:style-name="T47">In acutis morbis raro et in principiis uten-<text:line-break/>dum purgationibus;</text:span><text:span text:style-name="T22"> de principio intelligitur, quod ad tem-<text:line-break/>pus latum extenditur. Multo magis quum scribit: </text:span><text:span text:style-name="T47">Circa<text:line-break/>principia et sines omnia ddbiliona, circa statum sartiora.<text:line-break/></text:span><text:span text:style-name="T22">Neque in alio sensu dictum est, </text:span><text:span text:style-name="T47">In'quorum morborum prirv-<text:line-break/>cipiis nigra bilis vel infra vel siupra exierit, mortale.</text:span></text:p>
      <text:p text:style-name="P8"><text:span text:style-name="T22">counumeratione illorum vehementium accidentium lutulit:<text:line-break/></text:span><text:span text:style-name="T47">Haec autem si in principiis appareant, vehementi [simum<text:line-break/>delirium ostendunt, ut plurimum dutem moriuntur.</text:span><text:span text:style-name="T22"> Eo-<text:line-break/>dem modo se habet etiam in aphorisrno, de quo paulo ante<text:line-break/>facta est mentio, ubi luquit: </text:span><text:span text:style-name="T47">Voluti in plenitudine, si sputum,<text:line-break/>statim dppareat incipiente morbo? morbum ostendit brevio-<text:line-break/>rem.</text:span><text:span text:style-name="T22"> Neque enim dictio illa, </text:span><text:span text:style-name="T47">incipiente,</text:span><text:span text:style-name="T22"> primum exqui-<text:line-break/>site insulsum hoc loco significat, tum quia huic sensui rerum<text:line-break/>natura repugnat, tum quia dicere non potuisset, </text:span><text:span text:style-name="T47">post appa-<text:line-break/>reant,</text:span><text:span text:style-name="T22"> quomodo enim .different ab iis quae simul inva-'<text:line-break/>dunt illa quae exquisite idem habent principium invicem<text:line-break/>et cum universo morbo? Post apparent autem quaedam<text:line-break/>statim in prima die, quaedam in secunda, quaedam in<text:line-break/>tertia, quaedam in quarta, quaedam, quum jam processe-<text:line-break/>rit. morbus.</text:span></text:p>
      <text:h text:style-name="Heading_20_2" text:outline-level="2">Cap. V<text:span text:style-name="T100">II</text:span>.</text:h>
      <text:p text:style-name="P152"><text:span text:style-name="T22">Prinripium vero secundum latitudinem<text:line-break/>communi quadam et prompta imaginatione, 'in qua nullum<text:line-break/>adhuc est artificium., in prima accessione continetur. Atque</text:span></text:p>
      <text:p text:style-name="P8"><text:span text:style-name="T22">idcirco quaedam statim quum incipiunt, statum accepisse<text:line-break/>dicuntur; quemadmodum in primo epiderniorurn, ubi in-<text:line-break/>quit: </text:span><text:span text:style-name="T47">Statim</text:span><text:span text:style-name="T22"> enim </text:span><text:span text:style-name="T47">continua-esi, quibus incipiens sioresmt<text:line-break/>ac viget.</text:span><text:span text:style-name="T22"> Nam verbum id, </text:span><text:span text:style-name="T47">incipiens,</text:span><text:span text:style-name="T22"> hoc loco, non drci-<text:line-break/>tur de'vero morbi tempore, alloqui repugnaret ei floresce-<text:line-break/>re atque; rigere, sed de eo, quod sitbsequitur principium<text:line-break/>exquisite dictum, quod ut plurimum ad tertium extendi-<text:line-break/>tur diem. Omnino enim febris haec, ubi principium illud<text:line-break/>indivisibile fecerit, deinde hoc pacto incremento quodam usa<text:line-break/>suerit, proprium recipit statum, quaedam in prima statim<text:line-break/>die, quaedam in secunda, non tamen lu primo insultu pri-<text:line-break/>mae accessionis posset aliqua febris habere statum. Sed five<text:line-break/>in primo die, five in fecundo, istum habeat, atque hinc<text:line-break/>usque ad integram solutionem extendatur, nullum seusibi-,<text:line-break/>Iern alterius accessionis insultum accipiens, haec statim ab<text:line-break/>initio’ proprium habuisse statum diceretur. Et hoc est quod<text:line-break/>ab Hipppocrate dicitur: </text:span><text:span text:style-name="T47">Statim enim continua esi quae</text:span></text:p>
      <text:p text:style-name="P8"><text:span text:style-name="T47">incipiens sibrescit ac viget.</text:span><text:span text:style-name="T22"> Tale igitur est: </text:span><text:span text:style-name="T47">Si sputum<text:line-break/>in</text:span><text:span text:style-name="T22"> pieuritide </text:span><text:span text:style-name="T47">statim post apparuerit incipiente morbo, eum<text:line-break/>sacit breviorem,</text:span><text:span text:style-name="T22"> id est ante quam secunda accessio luvase-<text:line-break/>rit, adhuc enim pleuritis diceretur incipere, non solum<text:line-break/>quando hujusmodi accessio ascensum habeat vel statum, sed<text:line-break/>in tota declinatione, atque omnino ante quam secunda in-<text:line-break/>vadat accessio , quae ut plurimum in pleuritide tertio sit die.<text:line-break/>Quodeunqne igitur coctionis signum post apparuerit, brevem<text:line-break/>et salutarem morbum suturum ostendit; tale quidem est spu-<text:line-break/>tum quod in pleuritide apparet; nam cujusque partis in<text:line-break/>corpore superfluitas eam quae </text:span><text:span text:style-name="T47">illi inest</text:span><text:span text:style-name="T22"> dispositionem<text:line-break/>ostendit; si cocta quidem fuerit, salubrem; cruda autem<text:line-break/>aegram. Ita igitur et illa scripta sunt: </text:span><text:span text:style-name="T47">Alvi autem excre-<text:line-break/>menta optima sunt quae mollia sunt et cohaerentia et quae<text:line-break/>eandem exitus horam fervant quam in sanitate habue-<text:line-break/>runt. Quantitas vero ejse debet pro ratione cibi qui nsiu-<text:line-break/>rnitur; nam si exeuntia tdlia suerint, ventrem inferiorem<text:line-break/>sanum esae indicant.</text:span><text:span text:style-name="T22"> Et sputum quoque quum fuerit ex-<text:line-break/></text:span><text:span text:style-name="T22">/</text:span></text:p>
      <text:p text:style-name="P8"><text:span text:style-name="T22">quifite simile illi quod advenit sanis</text:span><text:span text:style-name="T22">, </text:span><text:span text:style-name="T22">integram sanitatem in-<text:line-break/>strumentorum, quibus vis spirandi est demandata, signifi-<text:line-break/>cat; si quo modo autem impediatur, atque a naturali reces-<text:line-break/>serit habitu, tantum eam laesam esse demonstrat quantum<text:line-break/>ab ipsa naturali sornra recesserit. Quod vero illi quod se<text:line-break/>eundum naturam est maxime contrarium existit, crudum<text:line-break/>est, magnamque ostendit partium affectarum imbecillitatem,<text:line-break/>quod si etiam vitiosae causae aliquod signum habuerit, quem-<text:line-break/>admodum nigrum, perniciosissimum hoc esu Ita etiam in<text:line-break/>urinis </text:span><text:span text:style-name="T22">se </text:span><text:span text:style-name="T22">res habet. Nam et hae quae sanorum urinis fimll-<text:line-break/>limae sunt, venosum' instrumentorum genus satis robustum<text:line-break/>esse demonstrant-, quae vero crudiores sunt, ejusdem imbe-<text:line-break/>cillitatem significant: quae vero maxime sunt sanorum </text:span><text:span text:style-name="T47">uri-<text:line-break/>nis</text:span><text:span text:style-name="T22"> contrariae, hae quidem omnino sunt crudae et maximam<text:line-break/>indicant imbecillitatem venosi generis univerfi; quaecunque,<text:line-break/>vero et superantis causae pravitatem ostendunt,' veluti ni-<text:line-break/>grae, hae sunt funure exitiales. Haec igitur tria signorum<text:line-break/>genera propriam, cujusque partis coctionem significant, in-<text:line-break/>ferioris quidem ventris excrementa, quae fecundum natu-</text:span></text:p>
      <text:p text:style-name="P8"><text:span text:style-name="T22">ram se habuerint, venosi vero generis urinae, instrumento-<text:line-break/>rum autem duntaxat quibus spiramus sputamina. Sicuti<text:line-break/>vero haec partium ipsarum ex quibus excernuntur indicia<text:line-break/>praebent, eodem, ut arbitror, modo et urinae renum et mea-<text:line-break/>tuum, per quos urina defluit, et vesicae et penis. Sed uri-<text:line-break/>nas quidem, quae in harum partium morbis accidunt, in<text:line-break/>aphorisrnis separatirn Hippocrates scripsit; quae vero morbis<text:line-break/>assident acutis, in prognosticis, quoniam hic liber; ut jam<text:line-break/>saepius ostendimus, de solis est morbis acutis. Et quum in<text:line-break/>eodem libro complevisset omnem de urinis sermonem, postea<text:line-break/>in fine subjunxit: </text:span><text:span text:style-name="T47">Ne decipiaris autem, si vesica quopiam-<text:line-break/>vitio ajsiecta aliquam ex his urinam reddiderit, neque<text:line-break/>enim totius signum, </text:span><text:span text:style-name="T47">scd </text:span><text:span text:style-name="T47">ipsius persc ipsam.</text:span><text:span text:style-name="T22"> Sicuti igitur<text:line-break/>veficae meminit, sacto in ea sermonis-exemplo, ita et renes"<text:line-break/>et vasa deserentia urinam et penem, subaudfre oportet. Ma-<text:line-break/>xima autem ad haec demonstratio sunt, quae ab ipso in apho-<text:line-break/>rismis sunt scripta. Sicut enim veficae, ita et renum aegro-</text:span></text:p>
      <text:p text:style-name="P8"><text:span text:style-name="T22">tantium signa conscribit. </text:span><text:span text:style-name="T47">Qitibus,</text:span><text:span text:style-name="T22"> inquit," in urina </text:span><text:span text:style-name="T47">crasta<text:line-break/>carunculae parvae, aut veluti capilli exeunt,</text:span><text:span text:style-name="T22"> iis a r</text:span><text:span text:style-name="T47">anibus<text:line-break/>excernuntur.</text:span><text:span text:style-name="T22"> Haec igitur tria signorum genera, ut diri,<text:line-break/>singula quaeque coctionis praebent indicium; urinae qui-<text:line-break/>dem ejus quae fit invenis, dejectiones autem ejus quae in<text:line-break/>ventre, sputamina vero ejus quae in' spirandi instrumentis,<text:line-break/>neque unquam usu contingit, quin bonum aliquod magnum<text:line-break/>offendant coctionis indicia. Sanguinis autem profluvia et sudo--<text:line-break/></text:span><text:span text:style-name="T22">res et </text:span><text:span text:style-name="T22">parotides etreliqui decubitus, si lu tempore quidem fiant<text:line-break/>opportuno</text:span><text:span text:style-name="T22">," </text:span><text:span text:style-name="T22">prodesse possunt; intempestiva autem nihil ju-<text:line-break/></text:span><text:span text:style-name="T22">vant. </text:span><text:span text:style-name="T22">Quo fit ut mini -videatur haec eadem innuere lu<text:line-break/></text:span><text:span text:style-name="T22">libro </text:span><text:span text:style-name="T22">de humoribus, ubi scribit: Decernentia in </text:span><text:span text:style-name="T47">melius non<text:line-break/>statim appareant.</text:span><text:span text:style-name="T22"> Etenim non haec tantum, scd difficul-<text:line-break/>tas anhelitus et deliria etilachrymae </text:span><text:span text:style-name="T22">et </text:span><text:span text:style-name="T22">vigiliae et comata<text:line-break/></text:span><text:span text:style-name="T22">et </text:span><text:span text:style-name="T22">tenebricosae vertigines et hallucinationes et anxietates et<text:line-break/></text:span><text:span text:style-name="T22">oris </text:span><text:span text:style-name="T22">ventriculi capitiisque dolores, reliqui ve casus, atque<text:line-break/>dolores, qui singulis partibus corporis eveniunt, exigunt<text:line-break/>distinctionem et quando juvent et quando noceant et quando</text:span></text:p>
      <text:p text:style-name="P8"><text:span text:style-name="T22">non modo nihil prosint, sed etiam signa fint deterrima.<text:line-break/>Quemadmodum igitur principii vocabulum nullum determi-<text:line-break/>natum tempus significabat, eodem, arbiti-or, modo neque id<text:line-break/>verbum statim; tantam vero temporis temporis latitudinem,<text:line-break/>quantum et principii nomen. Liquet autem quod etiam<text:line-break/>saepius pro ilicet, adverbio, statim, utimur, veluti,in eo<text:line-break/>nicto videtur usus Hippocrates: </text:span><text:span text:style-name="T47">Injunt autem modi et corv-<text:line-break/>ftitutiones singulis hisce febribus, statim enim continua esi,,<text:line-break/>quibus florescit ac viget-</text:span><text:span text:style-name="T22"> nam hoc verbum statim nihil<text:line-break/>significat quam ilicet, quemadmodum, ut arbitror, libro<text:line-break/>De ratione victus in morbis acutis, ubi ita luqurt: </text:span><text:span text:style-name="T47">Nisi</text:span><text:span text:style-name="T22"> ergo<text:line-break/></text:span><text:span text:style-name="T47">quispiam curet quantum decet, sufficientem ejse modum<text:line-break/>hujusmodi sorbitionis ptisanae, saepius nocebit; quibus<text:line-break/>enim cibus siatim obsurdatus juerit, iis si quis non subdu-<text:line-break/>cto ventre sorbitionem dederit etc.</text:span><text:span text:style-name="T22"> id verbum, statim, tale<text:line-break/>aliquid significati - Sunt autem ejus verbi significatus quam-,<text:line-break/>plurima exempla, apud omnes alios Graecos et maxime<text:line-break/>apud Hippocratem. Ad alterum autem transgrediamur.</text:span></text:p>
      <text:p text:style-name="P8"><text:span text:style-name="T22">Quum </text:span><text:span text:style-name="T22">enim inquit: </text:span><text:span text:style-name="T47">Signa decretoria non siatim asisiare-<text:line-break/></text:span><text:span text:style-name="T47">ant, </text:span><text:span text:style-name="T47">hic, siatimr, quamprimum significat, hoc esein principio<text:line-break/>morbi.</text:span><text:span text:style-name="T22"> Non sunt autem ‘eadem decretoria et quae </text:span><text:span text:style-name="T47">'coctio-<text:line-break/>nis</text:span><text:span text:style-name="T22"> indicia dicuntur</text:span><text:span text:style-name="T22">; </text:span><text:span text:style-name="T22">non enim 'fieri potest quin ista omnino<text:line-break/></text:span><text:span text:style-name="T22">vel </text:span><text:span text:style-name="T22">bene, vel male decernant. At vero coctionis signa fialu-.-<text:line-break/>tem quidem hominis</text:span><text:span text:style-name="T22">, </text:span><text:span text:style-name="T22">non tamen per crisim omnino lutu-<text:line-break/>ram ostendunt; neque enim si subitam in morbo mutatio-<text:line-break/></text:span><text:span text:style-name="T22">nem </text:span><text:span text:style-name="T22">intellexeris crisim, neque si praecedentem perturbatio-,<text:line-break/>nem, necessario coctionis signa dictorum erunt,</text:span><text:span text:style-name="T69">1</text:span><text:span text:style-name="T22"> quum illud<text:line-break/>accidere possit,.nt'morbus in longiori tempore paulatim<text:line-break/></text:span><text:span text:style-name="T22">coctus </text:span><text:span text:style-name="T22">ad integram, deveniat solutionem. - Ostendetur autem<text:line-break/></text:span><text:span text:style-name="T22">et'lu </text:span><text:span text:style-name="T22">Iequentibus adhuc manifestius, quomodo - disserant de-<text:line-break/>cretoria symptomata a coctionis signis, • nunc vero hoc tan-<text:line-break/></text:span><text:span text:style-name="T22">tum </text:span><text:span text:style-name="T22">ostendisse sufficiat, quod coctionis quae in 'spirandi<text:line-break/>instrumentis' fit, sputa, ejus vero quae in venis. Urinas,<text:line-break/></text:span><text:span text:style-name="T22">illius </text:span><text:span text:style-name="T22">autem quae'lu ventre, alvi excrementa signa sta-'<text:line-break/></text:span><text:span text:style-name="T22">luere </text:span><text:span text:style-name="T22">oportet Et quod in febribus omnibus, quoniam ve-<text:line-break/></text:span><text:span text:style-name="T22">nosi </text:span><text:span text:style-name="T22">generis Eunt passiones-, nam et arterias in hoc genere</text:span></text:p>
      <text:p text:style-name="P115"><text:span text:style-name="T22">comprehendimus, ad urinas praecipue attendere oportet, </text:span><text:span text:style-name="T22">in<text:line-break/></text:span><text:span text:style-name="T22">iis autem qui pleuritide afficiuntur, primum quidem sputa,<text:line-break/>secundo loco urinas, quoniam is morbus omnino cum febri-<text:line-break/>bus jungitur, in passionibus autem ventris; si fine febre<text:line-break/>fuerint, sola alvi excrementa inspicere oportet, si autem<text:line-break/>cum febre, etiam urinas.<text:tab/></text:span><text:span text:style-name="T22">r / </text:span><text:span text:style-name="T22">.</text:span></text:p>
      <text:h text:style-name="Heading_20_2" text:outline-level="2">Cap. VIII.</text:h>
      <text:p text:style-name="P152"><text:span text:style-name="T22">Propriuni igitur uniuscujusque morbi<text:line-break/>principium coctionis signis determinatur. Differt autem<text:line-break/></text:span><text:span text:style-name="T22">ab </text:span><text:span text:style-name="T22">eo quod secundum latitudinem principium dicitur, quod<text:line-break/>nullum habet artificium, quod ultra tertium diem non ex-<text:line-break/>tendi intelligitur; ficuti etiam in prognostico manifestissime<text:line-break/>ossenditur; Nam quum antea dixisset, </text:span><text:span text:style-name="T47">Si </text:span><text:span text:style-name="T47">in principio<text:line-break/>morbi talis fuerit facies;</text:span><text:span text:style-name="T22"> postea subjungit: </text:span><text:span text:style-name="T47">Si autem lon-<text:line-break/>gior morbus suerit quam triduanus, aut quatniduanus •,<text:line-break/></text:span><text:span text:style-name="T22">• principium secundum latitudinem manifeste nobis ostendens<text:line-break/>usque ad tertium diem extendi. Verum autem uniuscujus-<text:line-break/>que morbi principium, quod etiam partem ipsius essediximus,<text:line-break/>usque ad multos quaternarios extendi contingit; tunc </text:span><text:span text:style-name="T22">enim'</text:span></text:p>
      <text:p text:style-name="P8"><text:span text:style-name="T22">primum finitur, quum coctionis signa apparuerint. Reli-<text:line-break/>quum vero deinceps tempus usque ad statum jam alterum<text:line-break/>tempus est, quod augmentum et ascensus nominatur. De-<text:line-break/>lude post haec status, qui est vehementilsima totius morbi<text:line-break/>pars. Ultima vero omnium est declinatio. Coctionis igitur<text:line-break/>signa, saepius , enim quae utilia sunt repetere convenit,<text:line-break/>nunquam male apparent:, decretoria autem est ubi male;<text:line-break/>neque enim in augmentis, neque in principiis, scd lu </text:span><text:span text:style-name="T47">fla-<text:line-break/>tibus</text:span><text:span text:style-name="T22"> illa apparere convenit. De iis quidem quae lu aug-<text:line-break/>mentis ac statibus apparent postea dicemur. Jam vero<text:line-break/>de iis quae ridentur in principiis dicamus, illud prius ad<text:line-break/>memoriam revocantes, quod lu reliquo sermone, qui se-<text:line-break/>quitur, duo principii significata praetermittentes et illud,<text:line-break/>quod est primi insultus, qui sine latitudine est, et alterum,<text:line-break/>quod est primae accessionis; de sofo tertio disseremus,. vi-<text:line-break/>delicet cruditatis; nam et hujus artificiosa quaedam digno-<text:line-break/></text:span><text:span text:style-name="T22">sio </text:span><text:span text:style-name="T22">et magna ostendere natura aptu esu Neque igitur su-<text:line-break/></text:span><text:span text:style-name="T22">eres </text:span><text:span text:style-name="T22">et vomitus et alni excrementa, neque parotides, ne-</text:span></text:p>
      <text:p text:style-name="P116"><text:span text:style-name="T22">que profluvia sanguinis, hoc. tempore appareant, unquam<text:line-break/>per crisim morbi finierunt. Haec igitur jam etiam veluti<text:line-break/>causae morbos finire creduntur, quae vero veluti horum<text:line-break/>signa funt indicativa, deliria existunt, atque vigiliae et<text:line-break/>somni graves et dolores et lachrymae et difficultates spirandi<text:line-break/>et. vertigines tenebricosae et qnaecunque similia; etenim<text:line-break/>haec, si absque coctionis signis apparuerint, sunt pessimo-<text:line-break/>rum affectuum indicia.. Haec igitur universa, et quae ut<text:line-break/>caulae et quae ut signa crisis funt, non statim appareant,<text:line-break/>hoc est,- non in primo morbi tempore, quando omnino<text:line-break/>nulla adest coctio; reliqua autem tria quae coctionem osten-,<text:line-break/>dunt signa, etiam si in prima protinus accessionis hora appa-<text:line-break/>ruerint; ad bonum apparent. </text:span><text:span text:style-name="T22">llr </text:span><text:span text:style-name="T22">.<text:tab/>. </text:span><text:span text:style-name="T22">* </text:span><text:span text:style-name="T22">•</text:span></text:p>
      <text:h text:style-name="Heading_20_2" text:outline-level="2">Cap. IX.</text:h>
      <text:p text:style-name="P152"><text:span text:style-name="T22">r • Rursus ergo 'repetentes dicamus. Haec<text:line-break/>'univerfalia morbi tempora ex morbis ipsis primum conjici<text:line-break/>oportet-, quantum extendi debeant •/ deinde ex anni tempo-<text:line-break/>ribus -et circuituum proportione; et praetor haec omnia</text:span></text:p>
      <text:p text:style-name="P8"><text:span text:style-name="T22">ex post apparentibus, lu quibus prima et praecipua sunt<text:line-break/>signa coctionis, lex quibus circumscriptum jam principium<text:line-break/>possis ’exquisitu cognusere. </text:span><text:span text:style-name="T69">s</text:span><text:span text:style-name="T22"> </text:span><text:span text:style-name="T22">Ex hoc autem futurum statum<text:line-break/>conjectura artificiosa,- quam paulo post aperiemus, agnosces;'<text:line-break/>voco autem conjecturam artificiosam quae prope ad veri-'</text:span><text:span text:style-name="T69">1<text:line-break/></text:span><text:span text:style-name="T22">tatem • accesserim Sicut igitur non habetur exquisita prin-<text:line-break/>cipii cognitio prius quam luripiat ascensus, ita neque ascen-<text:line-break/>sas ante quam status invadat Exerceri autem debemus<text:line-break/></text:span><text:span text:style-name="T22">et hoc </text:span><text:span text:style-name="T22">loco ut invadentem statum cognoscamus; deinde ut<text:line-break/>praenoscamus. Quoniam </text:span><text:span text:style-name="T47">vero</text:span><text:span text:style-name="T22"> et horum omnium dux est<text:line-break/>Hippocrates, aequum est ut hoc in loco ejus verba exponen-<text:line-break/></text:span><text:span text:style-name="T22">tes' </text:span><text:span text:style-name="T22">sermonem transigamus. Praestat vero fortassis, antequam<text:line-break/>aggrediamur haec facere, pauca quaedam eorum quae nu-</text:span><text:span text:style-name="T22">•<text:line-break/>per </text:span><text:span text:style-name="T22">diximus apponere. Quod enim • prius tanquarn morbi<text:line-break/>partem principium invenire quaerebamus, utrum aequa-<text:line-break/></text:span><text:span text:style-name="T22">lis </text:span><text:span text:style-name="T22">sit temporis in -omnibus morbis, aut in singusis pro-<text:line-break/>prium tempus habeat, ' de' quo diximus Thessalum deli-<text:line-break/></text:span><text:span text:style-name="T22">rum illud </text:span><text:span text:style-name="T22">invenisse praeceptum: oportet lu unoquoque<text:line-break/></text:span><text:span text:style-name="T22">morbi </text:span><text:span text:style-name="T22">principio adstringere</text:span><text:span text:style-name="T22">, </text:span><text:span text:style-name="T47">'etiam</text:span><text:span text:style-name="T22"> si morbus </text:span><text:span text:style-name="T22">ex </text:span><text:span text:style-name="T22">constricta</text:span></text:p>
      <text:p text:style-name="P117"><text:span text:style-name="T38">vmur, ’s </text:span><text:span text:style-name="T38">, </text:span><text:span text:style-name="T38">i&lt; .-ii,<text:tab/></text:span><text:span text:style-name="T38">.<text:tab/>. ,<text:tab/></text:span><text:span text:style-name="T38">. </text:span><text:span text:style-name="T38">c </text:span><text:span text:style-name="T38">•. </text:span><text:span text:style-name="T38">L </text:span><text:span text:style-name="T47">ri \ </text:span><text:span text:style-name="T47">,</text:span></text:p>
      <text:p text:style-name="P10"><text:span text:style-name="T22">fuerit ccmmunitate., primus omnium Hippocrates diligentis-<text:line-break/>sime ostendit, non tamen </text:span><text:span text:style-name="T22">quid ille </text:span><text:span text:style-name="T22">dicat intelligunt, </text:span><text:span text:style-name="T22">ob </text:span><text:span text:style-name="T22">enars </text:span><text:span text:style-name="T22">.<text:line-break/></text:span><text:span text:style-name="T22">rationis brevitatem. . lu praesentia autem sufficiat, </text:span><text:span text:style-name="T22">ex </text:span><text:span text:style-name="T22">uno<text:line-break/>dicto prisci auctoris mentem explanare, nam et alia, nisi<text:line-break/>quis omnino in diligens' suerit, simili modo luveniet.. lu<text:line-break/>messium autem adducemus istum aphorismum,: Cocta </text:span><text:span text:style-name="T47">medi-<text:line-break/>cari et movere non cruda, neqwe in principiis, nisi tur~<text:line-break/>geant,-</text:span><text:span text:style-name="T22"> quod verbum turgere proprie de, animalibus diri,<text:line-break/>consuerit quae ad coitum rapiuntur; translatum autem est<text:line-break/>ad eos qui urgent et celeriter moventur morbos et praeci-<text:line-break/>pue quum laborantis sensus ab inordinata humorum et.spiri-<text:line-break/>tuum. agitatione quodammodo irritatur, nam in his tantum<text:line-break/>quispiam rationaliter pharmaco in principiis uteretur, quum<text:line-break/>coadjuvantem habeat*ad facllius attrahendum superabun-<text:line-break/>dantiurn humorum motum, quemadmodum qui praeter id<text:line-break/>quod omnino crudi sunt, quum, stabiles etiam et siri sint,<text:line-break/>purgantium, medicaminum tractibus difficulter ohediunt..<text:line-break/>Sic etiam sila dicta sunt: </text:span><text:span text:style-name="T47">Quicuwpue ea quae insiarnrnan-</text:span></text:p>
      <text:p text:style-name="P8"><text:span text:style-name="T47">tur </text:span><text:span text:style-name="T14">, </text:span><text:span text:style-name="T47">statim </text:span><text:span text:style-name="T47">in </text:span><text:span text:style-name="T47">principio morborum salvere medicamento,<text:line-break/></text:span><text:span text:style-name="T47">tentarii, </text:span><text:span text:style-name="T47">db eo quidem, quod intentum esi atque inflam-<text:line-break/>matum, nihil adimunt, nequg enim cedit cruda adhuc asc<text:line-break/>scctio, quae vero morbo resistunt et sana sunt, colliquescere<text:line-break/>faciunt.</text:span><text:span text:style-name="T22"> Sed harum rerum contemplatio ad eos pertinet<text:line-break/></text:span><text:span text:style-name="T22">libros, </text:span><text:span text:style-name="T22">in quibus de curandi arte tractatur. Quod vero<text:line-break/>Hippocrates vocet principium, totiim illud tempus morbi<text:line-break/></text:span><text:span text:style-name="T22">in </text:span><text:span text:style-name="T22">quo omnino crudus est, jam-liquet, nam quum antea di-<text:line-break/>xisset quod cocta 'pharmaco purgare oportet, subjunxit,<text:line-break/></text:span><text:span text:style-name="T22">non </text:span><text:span text:style-name="T22">criida, </text:span><text:span text:style-name="T47">neque in principiis scati</text:span><text:span text:style-name="T22"> si principium exisset,<text:line-break/>quando crudus incoctusque est morbus.</text:span></text:p>
      <text:h text:style-name="Heading_20_2" text:outline-level="2">Cap. X.</text:h>
      <text:p text:style-name="P152"><text:span text:style-name="T22">Quomodo igitur, nam rursus repetenda<text:line-break/>sunt 'quae prius, quum de spsis loqueremur, omisimus,<text:line-break/></text:span><text:span text:style-name="T22">terminum </text:span><text:span text:style-name="T22">aliquem quispiam ita manifestum praefiniet ultimae<text:line-break/>parti ascensus, quemadmodum fini principii? quomodo ali-<text:line-break/></text:span><text:span text:style-name="T22">ter quam status </text:span><text:span text:style-name="T22">indicia inspiciendo ? Dicit autem haec Hip-<text:line-break/>pocrates in uno quidem sermone; </text:span><text:span text:style-name="T47">In principiis quidem om-<text:line-break/></text:span><text:span text:style-name="T47">nia sunt </text:span><text:span text:style-name="T47">imbecilliora , in statu </text:span><text:span text:style-name="T47">nero </text:span><text:span text:style-name="T47">fortiora.</text:span><text:span text:style-name="T22"> </text:span><text:span text:style-name="T22">In </text:span><text:span text:style-name="T22">altero<text:line-break/></text:span><text:span text:style-name="T22">vero hoc: </text:span><text:span text:style-name="T47">Ubi</text:span><text:span text:style-name="T22"> quidem </text:span><text:span text:style-name="T47">peracutus esi mcrhus, statim extremos</text:span></text:p>
      <text:p text:style-name="P8"><text:span text:style-name="T14">, </text:span><text:span text:style-name="T47">labores habet.</text:span><text:span text:style-name="T22"> Quomodo igitur hoc ipsum cognoscimus<text:line-break/>quod nunc validissimus sit morbus, et maximas -habeat acces-<text:line-break/>siones </text:span><text:span text:style-name="T22">? </text:span><text:span text:style-name="T22">Si enim simnlatque ex toto debeat fieri transmutatio,<text:line-break/>judicari in praesentia vocabimus,, ' principium crisis usti-<text:line-break/>mum ascensus terminum este statuendum est; si vero pau-<text:line-break/>latim, ad eas quae fiunt in periodis, accessiones est attenden-<text:line-break/>durn; si enim citius et longiori tempore, et magis, </text:span><text:span text:style-name="T47">.nt</text:span><text:span text:style-name="T22"> ipsc di-<text:line-break/>cebat, fiant, liquet morbum ad statum ascendere atque au-<text:line-break/>geri,, sicut quum ad contrarium mutatio subsequitur, 'cestat<text:line-break/>atque declinat. Contingit autem nonnunquam duas acces-<text:line-break/>siones; ubi maxime factae suerint invicem aequales,: status<text:line-break/>tempus circum scribere, nonnunquam vero</text:span><text:span text:style-name="T56">L</text:span><text:span text:style-name="T22"> unam omnibus<text:line-break/>aliis praecedentibus, reliquisque 'sequentibus esse .majorem.<text:line-break/>Ad tres autem extendi accessiones status tempus in morbis<text:line-break/>acutis non admodum accidit, in diuturnis vero non modo<text:line-break/>ad totidem, fed longe plures. Ita quidem cognoscere opor-</text:span></text:p>
      <text:p text:style-name="P8"><text:span text:style-name="T22">tet tempora universalia , aut </text:span><text:span text:style-name="T22">quum fiunt, </text:span><text:span text:style-name="T22">aut nuper facta,<text:line-break/>sed quae sutura sunt, alio.</text:span><text:span text:style-name="T22">modo. . </text:span><text:span text:style-name="T22">&gt;r </text:span><text:span text:style-name="T22">'</text:span></text:p>
      <text:h text:style-name="Heading_20_2" text:outline-level="2">Cap. XI.</text:h>
      <text:p text:style-name="P157"><text:span text:style-name="T22">Qui modus </text:span><text:span text:style-name="T22">ut </text:span><text:span text:style-name="T22">clarior fiat audientibus, ne-</text:span><text:span text:style-name="T69">1<text:line-break/></text:span><text:span text:style-name="T22">cesse est prius dicere aliquid de alni excrementis et de uri-<text:line-break/>nis, sicuti prius diximus de sputis. Alni igitur excremen-<text:line-break/>tum optimum, </text:span><text:span text:style-name="T47">ait</text:span><text:span text:style-name="T22"> </text:span><text:span text:style-name="T22">Hippocrates, est, quod molle atque co-<text:line-break/>haerens est, ' quodque </text:span><text:span text:style-name="T47">ea</text:span><text:span text:style-name="T22"> hora exierit qua tempore fanitatis<text:line-break/>consueverat, quantitate vero, quae fit pro ratione cibi as-<text:line-break/>sumpti. Hoc in loco ab ipsius consistentia et quantitate' et<text:line-break/>tempore excretiouis facit diguotionetn. Quia vero' infer<text:line-break/>riorem- ventrem sanum ostendunt hujusmodi excrementa,<text:line-break/>idcirco subjungens inquit: </text:span><text:span text:style-name="T47">Tctli enim exiscente dejectione,<text:line-break/>inseritor 'ventet sanus esi.</text:span><text:span text:style-name="T22"> Nunc vero inferiorem ventrem<text:line-break/>vocat: ad differentiam thoracis. Propterea igitur neque co-<text:line-break/>loris meminit excrementi, quoniam nullam vim habetad in-<text:line-break/>ferioris ventris dispofitionem exquisite indicandam. Nam<text:line-break/>quod id excrementum sit bene concoctum, sufficiunt indicia<text:line-break/>praedicta quod videlicet sit molle atque cohaerens, et non</text:span></text:p>
      <text:p text:style-name="P8"><text:span text:style-name="T22">anticipet tempus naturale; neque posterius exeat, et ejus<text:line-break/>quantitas sit pro ratione ciborum assumptorum. Sicuti vero,<text:line-break/>si haec omnia adsint, omnino coctum est, ita non etiam si<text:line-break/>horum aliquid non adsit, omnino incoctum est; fieri enim<text:line-break/>potest ut ipse quidem venter cicca proprium opus robustus<text:line-break/>fit, sed vel propter vehementem vicinarum partium calidita-<text:line-break/>tem exugatur atque exiccetur, quod bene.concoctum fue-<text:line-break/>rit, aut propter distributionis imbecillitatem humidius quam<text:line-break/>oporteat egeratur. Quod quidem molle et cohaerens est,<text:line-break/>concoctricem vim validam esse liquido ostendit ac digestio-<text:line-break/>nem optime fieri ac praeterea nullam ventris partibus in-<text:line-break/>flammationem luesse. Si cui vero id verbum, </text:span><text:span text:style-name="T47">laeve,</text:span><text:span text:style-name="T22"> prae-<text:line-break/>termissum osse ridetur, nam quod bene concoctum sit, id<text:line-break/>protinus etiam laeve esse oportet, hic non recte discernit;<text:line-break/>nam quod cohaeret fieri non potest ut etiam laeve non<text:line-break/>sit; nam unitum oportet esse in partibus omnibus et veluti<text:line-break/>unum existere exquisite. Si vero aliquae quidem alus partes<text:line-break/>integrae et asperae et durae riderentur, aliquae autem hu-</text:span></text:p>
      <text:p text:style-name="P8"><text:span text:style-name="T22">midae et aqueae., quando hae forent simul juncta? nam hoc<text:line-break/>pacto adinvicem dissolverentur, et asperae quidem et durae<text:line-break/>partes seorsum consisterent, humidae autem tanquam aqueae<text:line-break/>et tenues adhuc remanentes, non possent solidis alligari, ne-<text:line-break/></text:span><text:span text:style-name="T22">que </text:span><text:span text:style-name="T22">ullam per sc cum illis habere communionem, circum-'<text:line-break/>fluentes vero undequaque et' defluentes inaequale neque<text:line-break/>ullo pacto cohaerens facerent excrementum. Quod quidem<text:line-break/>tale est, dico autem molle atque cohaerens, omnino ven- ,<text:line-break/>tris sanitatem ostendit, sed fimus etiam illud indicat, ut<text:line-break/>diri, nullum ex iis quae circumjacent membris' aliquo<text:line-break/></text:span><text:span text:style-name="T22">modo </text:span><text:span text:style-name="T22">pati, et digestionem optime fieri; nam ubi ipsa non<text:line-break/></text:span><text:span text:style-name="T22">inlegre </text:span><text:span text:style-name="T22">fieret, omnino humidum esset excrementum. Si<text:line-break/></text:span><text:span text:style-name="T22">vero </text:span><text:span text:style-name="T22">excretiouis servetur tempus, quod suerat in sano cor-<text:line-break/>pore,' ex eo liquet neque coctionis tarditatem adesse, ne-<text:line-break/>que nilum facultatis vel retentricis vel expultricis erro-<text:line-break/></text:span><text:span text:style-name="T22">rem</text:span><text:span text:style-name="T22">; nam </text:span><text:span text:style-name="T22">si </text:span><text:span text:style-name="T22">tardius quam oporteat excernatur , coctio-<text:line-break/></text:span><text:span text:style-name="T22">nis, </text:span><text:span text:style-name="T22">aut </text:span><text:span text:style-name="T22">motus, </text:span><text:span text:style-name="T22">quo per intestina defertur, tarditas osten-<text:line-break/></text:span><text:span text:style-name="T22">ditur; </text:span><text:span text:style-name="T22">est. autem citius, facultatis retentricis imbecillitas;</text:span></text:p>
      <text:p text:style-name="P8"><text:span text:style-name="T22">neque enim id evenit propter robur alleratricis, quum fieri<text:line-break/>non possit, ut qui aegrotat, acute praesertim, ventrem ha-<text:line-break/>beat robustiorem quam sanitatis tempore, quum bene cum<text:line-break/>eo agatur, si non multo sit imbecillior. Si vero cum ali-<text:line-break/>quo morsu celeriter exeat, id ex irritatione quapiam con-<text:line-break/>tingit, neque robur aut imbecillitas aliqua erinde-fignifica-<text:line-break/>tur. Sed si sine morsu aut aliquo alio symptomate in tempore<text:line-break/>opportuno excernatur, tres ventriculi, facultates rigere de-<text:line-break/>monstrat, alteratricem , retentricem et expultricem. Quod,<text:line-break/>vero quatuor sunt naturales facultates in qualibet nostri cor-<text:line-break/>poris parte alibi ostendimus, neque nunc oportet aliquid<text:line-break/>horum</text:span><text:span text:style-name="T56">:</text:span><text:span text:style-name="T22"> ita incidentium demonstratione perdiscere, qno-r<text:line-break/>niam de his singulis separatirn scripsimus.. Reliquum est<text:line-break/>igitur ut ostendamus oportere alvi excrementa quae emit-<text:line-break/>tuntur ad ea quae assumuntur, servare proportionem. Ex-i<text:line-break/>crementum igitur molle atque cohaerens et quod horam<text:line-break/>qua excernebatur sanitatis tempore servat, nisi etiam serva-<text:line-break/></text:span><text:span text:style-name="T47">veri</text:span><text:span text:style-name="T22">t ad ea quae assumuntur convenientem proportionem.</text:span></text:p>
      <text:p text:style-name="P8"><text:span text:style-name="T22">aliqua ejcs </text:span><text:span text:style-name="T47">pars</text:span><text:span text:style-name="T22"> intra, caecum et id quod vocatur.colon in-,<text:line-break/>testinum retinetur, aut in aliis tenuibus intestinis. Non est<text:line-break/>autem ,li°c. neque ut signum neque ut. causa bonum; ut,<text:line-break/>signum qnidem, quoniam vim expultricem .nominatum ac<text:line-break/>propulsoriam dehllem esse significat; ut causa autem, 'quo- </text:span><text:span text:style-name="T22">'<text:line-break/></text:span><text:span text:style-name="T22">uiarn ibi quaedam exerementa intus remanent, quae potius<text:line-break/>emitti oportebat, adeo ut, quod, habet haec omnia praedi-<text:line-break/>cta signa cxcrementum, firmiter indicet inferioris ventris<text:line-break/>sanitatem. Quod si ex. his ullum defiriat, nonnunquam:<text:line-break/>ipsius ventris aliquem affectum significat. aliquando autem<text:line-break/>digestionem esse offensam, aut alipuod circninstantium orga-<text:line-break/>norum non esse sanuin, ;aut aliquod symptoma dominari,,<text:line-break/>sicuti et in morsu dicebatur. Quodnam igitur erit exquisite<text:line-break/>secundum naturam se habens, excrementum ? quod neque in<text:line-break/>ventre, neque in circumstantibus organis aliquod vitium esse<text:line-break/>significat. Tale autem est quod praeter ea quae praedi-.-<text:line-break/>xirnus omnia, etiam illa duo recipit quae Hippocrates<text:line-break/>ipse scribit deinceps in hunc modum: </text:span><text:span text:style-name="T47">Sitbsiavum autem</text:span></text:p>
      <text:p text:style-name="P8"><text:span text:style-name="T47">erit et non admodum foetidum. • </text:span><text:span text:style-name="T22">Si enim flavum exquisite,<text:line-break/>vel nullo modo subflavum extiterit, sed etiam secundum<text:line-break/>ciborum colorem, alterum duorum significat, scilicet </text:span><text:span text:style-name="T22">plus<text:line-break/></text:span><text:span text:style-name="T22">flavae bilis in ventrem confluere aut. nihil omnino ; horum<text:line-break/>vero primum quidem, si circa initia fiat, biliosiorem mor-<text:line-break/>bum ostendit; si vero declinationis tempore, corpus inte-<text:line-break/>gre repurgari. De his quidem in sequentibus exquisitius<text:line-break/>dicemus. Incoctum autem excrementum est tenue et </text:span><text:span text:style-name="T22">al-<text:line-break/></text:span><text:span text:style-name="T22">hurn et asperum et humoris expers et comestorum </text:span><text:span text:style-name="T22">fervat<text:line-break/></text:span><text:span text:style-name="T22">qualitatem. Tertium praeter haec est excrementorum </text:span><text:span text:style-name="T22">ge-<text:line-break/></text:span><text:span text:style-name="T22">nus, quod non ex ciborum fit dispositione; scd ex confluen-<text:line-break/>tibus ad ventrem ex </text:span><text:span text:style-name="T22">toto </text:span><text:span text:style-name="T22">corpore superfluitatibus, quod </text:span><text:span text:style-name="T22">ali-<text:line-break/></text:span><text:span text:style-name="T22">quid potest indicare</text:span><text:span text:style-name="T22">, </text:span><text:span text:style-name="T22">veluti id quod paulo antea flavum<text:line-break/>exquisite dicebamus. </text:span><text:span text:style-name="T22">Sed </text:span><text:span text:style-name="T22">hoc quidem quando flavae </text:span><text:span text:style-name="T22">ama-<text:line-break/></text:span><text:span text:style-name="T22">raeque. bilis humor impermixtus et multus ad ventrem </text:span><text:span text:style-name="T22">flu-<text:line-break/></text:span><text:span text:style-name="T22">xerit, existit, viride autem est aeruginosae bilis </text:span><text:span text:style-name="T22">indicium,<text:line-break/></text:span><text:span text:style-name="T22">sicuti nigrum, vel atrae bilis, wel sanguinis cujuspiam </text:span><text:span text:style-name="T22">lu<text:line-break/></text:span><text:span text:style-name="T22">eo loco perusti; si autem veluti lividum quoddam in </text:span><text:span text:style-name="T22">excre-</text:span></text:p>
      <text:p text:style-name="P8"><text:span text:style-name="T22">mento </text:span><text:span text:style-name="T22">apparuerit, ubi non suerit tale aliquid assumptum,<text:line-break/></text:span><text:span text:style-name="T22">partium </text:span><text:span text:style-name="T22">internarum validum frigus ac velut mortificationem<text:line-break/></text:span><text:span text:style-name="T22">indicat; </text:span><text:span text:style-name="T22">si vero pingue, ubi non fuerit tale aliquid assum-<text:line-break/></text:span><text:span text:style-name="T22">ptum, </text:span><text:span text:style-name="T22">colliquationis est signum, quluetiam viscosum, nisi<text:line-break/></text:span><text:span text:style-name="T22">et </text:span><text:span text:style-name="T22">hoc ex cibi natura tale sit, colliquationis est ludicinm.<text:line-break/></text:span><text:span text:style-name="T22">Sed </text:span><text:span text:style-name="T22">quod quidem piugue est, ex pinguedine fit liquefacta:<text:line-break/></text:span><text:span text:style-name="T22">quod </text:span><text:span text:style-name="T22">vero viscosum</text:span><text:span text:style-name="T22">,, </text:span><text:span text:style-name="T22">ex ipsis solidis animalis partibus con-<text:line-break/>tabescentibus, quare multo gravius. Et quidem quod foetet<text:line-break/>vehementer, si etiam hoc ex cibo non accidat, vehementem<text:line-break/>putrefactionem ostendit. Ut autem sumrnatim dicamus, in<text:line-break/></text:span><text:span text:style-name="T22">omnibus, </text:span><text:span text:style-name="T22">nisi pro cibi qualitate talia suerint excrementa,<text:line-break/></text:span><text:span text:style-name="T22">ita </text:span><text:span text:style-name="T22">oportet- affectionem considerare, adeo ut sicubi hoc tacea-<text:line-break/></text:span><text:span text:style-name="T22">tur, </text:span><text:span text:style-name="T22">subintelligere tamen oporteat, et quaecunque ab Hip-<text:line-break/>pocrate in prognosticis dicuntur, </text:span><text:span text:style-name="T47">ita dicuntur, semper di-<text:line-break/></text:span><text:span text:style-name="T22">stinguentibus nobis, si quid ob aliud aliquid, non morbum<text:line-break/></text:span><text:span text:style-name="T22">fiat. </text:span><text:span text:style-name="T22">Reliquum est ut de stridente et spumoso et vario di-<text:line-break/></text:span><text:span text:style-name="T22">camus. </text:span><text:span text:style-name="T22">Stridens quidem ab eo qui insit sono, quum excer-<text:line-break/></text:span><text:span text:style-name="T22">nitur, </text:span><text:span text:style-name="T22">nominatur; indicat autem ipsum excrementum fla-</text:span></text:p>
      <text:p text:style-name="P118"><text:span text:style-name="T38">OALEKUS </text:span><text:span text:style-name="T11">ΤΟΜ. </text:span><text:span text:style-name="T38">IX.<text:tab/>Pn</text:span></text:p>
      <text:p text:style-name="P119"><text:span text:style-name="T22">tum cum tenui humiditate habere permixtum, organa autem<text:line-break/>in unum coacta atque in angustum restricta. Spumosum<text:line-break/>vero fit, sicuti etiam in exteri oribus.accidit, quum scilicet<text:line-break/>fervor inest, vel aliquis flatuosus spiritus huniiditate com-<text:line-break/>rnixtus est. Primum immoderatae caliditatis corpus colli-<text:line-break/>quantis, secundum vero est inaequalis perturbationis effe-<text:line-break/>ctus. Varium autem variis corpus affectibus detineri in-<text:line-break/>dicat; ob hoc igitur et diuturnum et malignum exsilit,<text:line-break/>multi enim variique affectus ad coctionem longiori indigent<text:line-break/>tempore, periculumque asserunt multitudini aequale, nam fini- '<text:line-break/>plex affectus fariIius concoquitur et minusest quam multifor-<text:line-break/>mis periculosus. Sic quidem de excrementis judicare<text:line-break/>oportet.<text:tab/>'</text:span></text:p>
      <text:h text:style-name="Heading_20_2" text:outline-level="2">Cap. XII.</text:h>
      <text:p text:style-name="P152"><text:span text:style-name="T22">Deinceps de urinis dicamus. Ex his igi-<text:line-break/>tur illa optima est, quae urinae fanorum est simillima; quae-'<text:line-break/>cunque vero non est talis, vel simpliciter incocta est, vel<text:line-break/>praeter hoc et perniciosa. Coctum autem et incoctum no-<text:line-break/>mine quidem sunt unum, sicuti et genere, pluriniam vero</text:span></text:p>
      <text:p text:style-name="P8"><text:span text:style-name="T47">lu </text:span><text:span text:style-name="T47">eo, quod</text:span><text:span text:style-name="T22"> magis aut minus differentiam habent. His igi-<text:line-break/>tur etiam manifestos terminos tentemus apponere, quibus<text:line-break/>quod est in medio secernatur. Quae quidem optime est co-<text:line-break/>cta, in iis qui siipremum sanitatis obtinent gradum conside-<text:line-break/>rare oportet; talis enim est subrufa et subflava, magisque<text:line-break/>subrufa quam subflava; statim vero et haec mediocrem<text:line-break/>crassitiem habet. Nam quae ipsa erassior est aut tenuior,<text:line-break/>coctionem imperfectam, significat, siquidem astera nondum<text:line-break/>in humorem conversa est, altera vero adhuc conturbata esu<text:line-break/>Hoc autem intessigere licet ex iis quae tenues ac purae excer-<text:line-break/>nuntur, posthac vero vel remanent lemper tenues, aut paulo<text:line-break/>post conturbantur, quoniam utraeque coctione curent; eo<text:line-break/>autem disserunt, quod altera nondum concoqui coepit, al-<text:line-break/>tera vero quoniam flatuosi spiritus ipsi permixti funt, per-<text:line-break/>turbatio quaedam veluti in nonis vinis adhuc ferventibus<text:line-break/></text:span><text:span text:style-name="T22">iuesu </text:span><text:span text:style-name="T22">Nam quum triplex sit urinarum turbidarum differen-<text:line-break/></text:span><text:span text:style-name="T22">tia, </text:span><text:span text:style-name="T22">quia vel, quum tales mictae fuerint, paulo post resi-,<text:line-break/></text:span><text:span text:style-name="T22">dent, </text:span><text:span text:style-name="T22">vel semper similes permanent, vel purae qnidem rnlu-</text:span></text:p>
      <text:p text:style-name="P8"><text:span text:style-name="T22">guntur, postea vero conturbantur. Prava quidem ex dictis<text:line-break/>tertia, mitis autem prima</text:span><text:span text:style-name="T22">, </text:span><text:span text:style-name="T22">media vero inter utramque fe-<text:line-break/>cunda. Quoniam quae statim quidem residet, purum ali-<text:line-break/>quid inaequalis turbulentiae superesse demonstrat, quae<text:line-break/>vero semper manet similis, vigere adhuc, quae est in san-<text:line-break/>guine, perturbationem ostendit:• quae vero extra conturba-<text:line-break/>tur, debet incipere concoqui, quare optimo jure ea'pessi--<text:line-break/>ma est; nam et longiori tempore et facultate valida iir-<text:line-break/>diget ad coctionem. Sed quae • turbulenta rneitur llatim-<text:line-break/>que hypostasin bonam habet, morbum haud ita multo<text:line-break/>post concoquendum significat, atque idcirco mitior. Me-<text:line-break/>dio autem loco se habet secunda, nam ea ut quae vi-<text:line-break/>gente fit conturbatione, quantum malitia differt ab ea,<text:line-break/>quae adhuc suturam perturbationem significat, tantum su-<text:line-break/>perat eam, quae jam quiescentem obtinet. Quae vero ad<text:line-break/>summum incocta est, has omnes vincit; est autem aquosa<text:line-break/>exquisite, neque jam coqui incipiens, qualis turbulenta, neque<text:line-break/>in spe ut coqui debeat, sicuti. quae paulo post perturbatur: sed</text:span></text:p>
      <text:p text:style-name="P8"><text:span text:style-name="T22">velut desperatae </text:span><text:span text:style-name="T22">coctionis accidens, quae </text:span><text:span text:style-name="T22">talis est, venosi generis<text:line-break/>affectus existit, </text:span><text:span text:style-name="T22">qualis est </text:span><text:span text:style-name="T22">in ventriculo extrema ipsa erudi-<text:line-break/>tas. Quum vero etiam statim transcurrit, vocatur a non-<text:line-break/>nullis hydrops ad. matellam, alii diabetem appellant, qui-<text:line-break/></text:span><text:span text:style-name="T22">dam </text:span><text:span text:style-name="T22">vero alius antiquus ad urinas profluvium-nominavit;<text:line-break/></text:span><text:span text:style-name="T22">scd de </text:span><text:span text:style-name="T22">nominibus alibi consideretur. Hic igitur affectus talis<text:line-break/>est, qualis circa alvum laevitas intestinorum, mortificatio,<text:line-break/></text:span><text:span text:style-name="T22">ut </text:span><text:span text:style-name="T22">diceret quispiam,' utriusque virtutis, et retentricis et al-<text:line-break/>teratricis,. at haec inter omnes urinas crudas pessima existit.<text:line-break/></text:span><text:span text:style-name="T22">Sed </text:span><text:span text:style-name="T22">post .ipsam est aquosa, quae quantum quidem ad cru-<text:line-break/></text:span><text:span text:style-name="T22">ditatem </text:span><text:span text:style-name="T22">attinet priori similis est, sed quia nullum aliud com-<text:line-break/></text:span><text:span text:style-name="T22">monstrat, </text:span><text:span text:style-name="T22">minus perniciosa; illa enim non modo virtutis al-<text:line-break/></text:span><text:span text:style-name="T22">teratricis, </text:span><text:span text:style-name="T22">sed et retentricis imbecillitatem summam 'signifi-<text:line-break/></text:span><text:span text:style-name="T22">cat; </text:span><text:span text:style-name="T22">haec autem alterius solius, alteratricis. Quanto autem<text:line-break/></text:span><text:span text:style-name="T22">plures </text:span><text:span text:style-name="T22">.instrumentorum cujusque generis actiones et saculta-<text:line-break/></text:span><text:span text:style-name="T22">tes </text:span><text:span text:style-name="T22">impeditae fuerint, aut ex toto perierint,, tanto deterior<text:line-break/></text:span><text:span text:style-name="T22">est </text:span><text:span text:style-name="T22">morbus, atque idcirco pessimum est ad urinas proflu-</text:span></text:p>
      <text:p text:style-name="P8"><text:span text:style-name="T14">)</text:span></text:p>
      <text:p text:style-name="P10"><text:span text:style-name="T22">vium, quoniam duplex est vitiunu Prava autem sufficien-<text:line-break/>ter est, quae tenuis'</text:span><text:span text:style-name="T22">et </text:span><text:span text:style-name="T22">alba est sicuti aqua; nam simplex<text:line-break/>quidem est dispositio, sed ultimae est imbecillitatis indicium.<text:line-break/>Huic proxima est altera urina, quae in multis apparet mor-<text:line-break/>bis, ut videatur mixtam habere formam vini maxime tenuis<text:line-break/>et albi: ejus autem generatio -est ex ea, quam nuper dixi-<text:line-break/>mus,' </text:span><text:span text:style-name="T22">alba </text:span><text:span text:style-name="T22">et aquosa, ut quae paucum ichorem ex hile rusa<text:line-break/>susceperit, nam et si exterius lu aquam puram-ochrae pa-<text:line-break/>rura,' vel ipsius etiam hilis injeceris, talis tibi aqua reprae-<text:line-break/>fentahitur. Haec quidem urina proxime accedit ad crudam.<text:line-break/>Post hanc est suhpallida, pallida vero jam et subrusa est; si<text:line-break/>enim in aquam injeceris vel rufi coloris parum, vel pallidi<text:line-break/>multum, simile tibi ridebitur: haec vero quantum ad co-<text:line-break/>lorem attinet concocta jam est, oportet autem tantum eam<text:line-break/>recedere fua crassitie ab aquosa, quantum colore, siqui -<text:line-break/>dem bene concoqui debeat. Opthna autem omnium urina<text:line-break/>subrufa ac-subflava est, quemadmodum et antea diximus;<text:line-break/>veluti si etiam extra tale quid facere velles, sanguinis serum</text:span></text:p>
      <text:p text:style-name="P8"><text:span text:style-name="T22">ac bilem rufam aquae permiscens, Sermone autem non<text:line-break/>possum exprimere mixtionis quantitatem, sed vel ah altero<text:line-break/>oportet addiscere de optima urina, </text:span><text:span text:style-name="T22">aut </text:span><text:span text:style-name="T22">per te ipsum ex-<text:line-break/>perientia percipere, qualis fit urinae secundum naturam se<text:line-break/>habentis forma, eam in sanis corporibus perquirendo. Nam<text:line-break/>quum adhuc coquitur sanguis, urina, quae mingitur,' laevem<text:line-break/>et aequalem et albam hypostasin ac multam facit; jam vero<text:line-break/>perlecta coctione color quidem urinae intenditur, minus au-<text:line-break/>tem subsidet, et si longiori post hoc tempore hominem </text:span><text:span text:style-name="T47">a</text:span><text:span text:style-name="T22"> cibo<text:line-break/>prohibueris, ridebis ipsam fieri continuo magis rufam. Nam<text:line-break/>et in commentariis de facultatibus naturalibus ostendebatur,<text:line-break/>quicquid alimenti supra modum calefit et praesertim fi<text:line-break/>pingue suerit et dulce , verti in amaram bilem. Quoniam<text:line-break/>vero et flavam et rusam et pallidam nominant hujusmodi<text:line-break/>bilem, plenique sunt medicorum libri, in quibus'hoc vel<text:line-break/>illo modo appellatur, sicuti in quibusdam fine discrimine,<text:line-break/>melius est hoc in loco illud rursus annotare, ut exactius quis’<text:line-break/>dicta assequatur, quod rusus color ad flavum proxime acce-</text:span></text:p>
      <text:p text:style-name="P8"><text:span text:style-name="T22">dit,, in hoc autem disserunt, quod alter magis ad album,<text:line-break/>alter ad splendidum vergit. Nam etamarabilis aliquando rusa<text:line-break/>apparet, aliquando flava, saepius autem et pallida tibi videtur<text:line-break/>esse, si quidem albior et turbulentior facta sit, rufa, si vero splen-<text:line-break/>dens sit etpurior, flava; nam quodveluti igneumlu bile splen-<text:line-break/>det, ipsam reddit flaviorem. Quantum vero flavo rufum est al-<text:line-break/>bius, tantum illo pallidum; quantum rursus minus album<text:line-break/>est flavum quam' rusum, tantum flavo rubicundum, quia<text:line-break/>et sanguinis color nonnunquum flavior existit,. nonnunquam<text:line-break/>rubicundior apparet; unde et sanguinem ipsum aliquando<text:line-break/>flavum, aliquando rubrum dicunt. Nunquam vero san-<text:line-break/>guis maxime flavus eundem habet cum hile flavissima co-<text:line-break/>lorem; fed est illa quidem flavior', sanguis vero rubi-<text:line-break/>cundior; nam qui apprime flavus est sanguis, medius est<text:line-break/>inter bilem ac exquisitum sanguinem in iis qui fecundum<text:line-break/>naturam se habuerint; quare si uterque humor in ipso<text:line-break/>conjungatur, nunquam fiet exquisite flavus, se ipso tamen<text:line-break/>magis flavus. Haec igitur </text:span><text:span text:style-name="T22">causa </text:span><text:span text:style-name="T22">est ut appellationes con-</text:span></text:p>
      <text:p text:style-name="P8"><text:span text:style-name="T22">fundantur. Quantum autem ad usum refert, facillimum<text:line-break/>invenire est quod urinarum, quae fecundum naturam se<text:line-break/>habent, terminus est in optime sanis corporibus primum<text:line-break/>exquisitae coctionis sanguinis tempus; et qui hanc fuerit<text:line-break/>contemplatus, deinde veluti regulam aliarum urinarum sibi<text:line-break/>statuerit, quaenam ipsam mutent affectiones, facile inveniet.<text:line-break/>Nam fi colorem exquisite servaverit, hypostasin veto al-<text:line-break/>bam et laevem et aequalem </text:span><text:span text:style-name="T22">et </text:span><text:span text:style-name="T22">multam fecerit, sic quidem<text:line-break/>coctionis etiam, signum exquisitum fuerit; plus autem de<text:line-break/>humore, qui crudus nomluatur -, evacuari demonstrat.<text:line-break/>Propterea et in pueris omnibus fere et perfectam aetatem<text:line-break/>habentibus, qui otiosam vitam degunt, aut quovis alio<text:line-break/>modo repleti sunt, satis multam urinae habent hypostasin;<text:line-break/>quoniam lu his omnibus plus est de luconfecto et crudo hu-<text:line-break/>more, his quidem propter desidem vitam, illis vero propter<text:line-break/>satietatem, pueris vero et ob satietatem, voraciores enim<text:line-break/>sunt, et ob </text:span><text:span text:style-name="T22">id </text:span><text:span text:style-name="T22">etiam , quod una ventriculi functio non potest<text:line-break/>duobus simul sufficere, augendo scilicet atque alendo ; an-<text:line-break/>tequam ergo lu ipso sufficienter alimentum coctum sit, ipsum</text:span></text:p>
      <text:p text:style-name="P8"><text:span text:style-name="T22">ad se corpus trahit, atque hinc fit ut plurimuni crudi hu-<text:line-break/>morum coacervet. Haec quoque causa est ut iis qui ex<text:line-break/>otio et repletione febricitant, si sanitati restitui debent, ne-<text:line-break/>cessario plurimum subsideat; contra ii, qui ex inedia et la-<text:line-break/>bore, rufae quidem et biliosae urinae sunt; solvitur enim<text:line-break/>morbus prius quam aliquid subsideat plerumque; sufficit<text:line-break/>enim lu his et nebula et suspensum bonum, tale autem est<text:line-break/>album et laeve et aequale; nam ex ipsis fanis, qui multum<text:line-break/>laborant, et pauciori cibo vescuntur, iis sunt urinae bilio-<text:line-break/>siores. Quare neque simpliciter Hippocrates vituperavit<text:line-break/>urinam rusam, fed quando fimus cum rubore habuerit tenui-<text:line-break/>tatem; ita igitur inquit: </text:span><text:span text:style-name="T47">Donec rusa suerit urina ac<text:line-break/>tenuis, rnorbum crudum significat.</text:span><text:span text:style-name="T22"> Liquet autem quod<text:line-break/>neque aliquid sublidet hujusmodi urinis-; neque enim con-<text:line-break/>tingit ut quae tenuis sufficienter fuerit, vel fi multo tem-<text:line-break/>pore quieta steterit, aliquam recipiat secretionem, adeo ut<text:line-break/>crassior pars, quae lu ipsa pendebat, subsideat, tenuior</text:span></text:p>
      <text:p text:style-name="P10"><text:span text:style-name="T47">I</text:span></text:p>
      <text:p text:style-name="P8"><text:span text:style-name="T22">vero superferatur; nam hoc solum advenit iis quae aliquam<text:line-break/>crassitiem habent. . Non tamen si etiam mediocriter crassa<text:line-break/>suerit, et breve quicquam quod subsideat habuerit, jam<text:line-break/>cocta erit; si enim vel farinae hordei crassiori, vel squamis;<text:line-break/>vel furfuribus similes hypostases habuerit, vel nigras, vel<text:line-break/>virides, vel lividas, vel foetidas, praeter id, quod quae-<text:line-break/>quaecunque tales funt, cruditatem habent, etiam alloquia<text:line-break/>sunt perniciosae. Nam farinae hordeaceae crassiori similes”,<text:line-break/>duarum funt dispositionum indicia, grandis scilicet colliqua-<text:line-break/>tionis et caliditatis aestuosae, quae sanguinem adurit. At<text:line-break/>quae squamas repraesentant, sunt vasorum partes supersi-<text:line-break/>ciales, quae scilicet omnluo resolvuntur ac colliquantur-<text:line-break/>Ita </text:span><text:span text:style-name="T47">et</text:span><text:span text:style-name="T22"> furfureae praeter quam quod quantum hae crassio-<text:line-break/>res ac minores funt, tentum fquarnis similes, latiores ac<text:line-break/>tenuiores, his funt. Nigra vero sedimenta vel excedentem<text:line-break/>caliditatem atque igneam, ostendunt, vel ex frigiditate ve-<text:line-break/>hementi mortificationem; sic enim et extrinsecus nostri </text:span><text:span text:style-name="T47">cor-<text:line-break/>poris.</text:span><text:span text:style-name="T22"> partes nigro affici colore ridemus, partim scilicet ex<text:line-break/>nimio calore, ut qui se soli aestivo exposuerunt, 'partim ex</text:span></text:p>
      <text:p text:style-name="P8"><text:span text:style-name="T22">vehementi frigore et veluti mortuas, quemadmodum lu se-<text:line-break/>nibus, aut quibuscunque aliis stupra modum refrigeratis.<text:line-break/>Ipsarum itaque totarum urinarum color niger; atque etiam<text:line-break/>eorum quae in ipsis suspenduntur; aut earum quae supra<text:line-break/>vehuntur nebularum; ad easdem causas refertur,- calorem<text:line-break/>scilicet immoderatum, aut mortificationem ex refrigeratione<text:line-break/>vehementi. Pessima igitur est omnis urina denigrata, adeo<text:line-break/>ut neminem unquam, servatum viderim </text:span><text:span text:style-name="T69">eX</text:span><text:span text:style-name="T22"> lis qui talem<text:line-break/>urinam minxerunt; minus vero perniciosa, si solum id<text:line-break/>quod sublidet, nigrum fuerit; atque adhuc minus, fi solum<text:line-break/>id quod in medio jacet; ac multo minus etiam, fi nebula.<text:line-break/>Color vero viridis fit lu transitu.ad nigrum, et est quoddam<text:line-break/>veluti prooemium nigri; nam si morbus malignus fuerit et<text:line-break/>vomitionibus et alni dejectionibus et urinis viridibus, post-<text:line-break/>nrodurn nigrae superveniunt. Color autem lividus est folius<text:line-break/>frigiditatis effectus; odor vero gravis, putrefactionis. Quod<text:line-break/>si veluti oleum nreiatur, colliquationis est signum. Tales<text:line-break/>quidem urinae pravae funt. Quae autem bene coloratae</text:span></text:p>
      <text:p text:style-name="P8"><text:span text:style-name="T22">sunt, </text:span><text:span text:style-name="T22">et </text:span><text:span text:style-name="T22">hypostases habent albas et laeves et aequales, aut<text:line-break/>nebulas quasdam, .aut suspensa similia, omnes urinas boni-<text:line-break/>tate praecellunt, maxime autem lu quibus hypostasis talis<text:line-break/>suerit; secundum bonitatis obtinent locum, in quibus-sus-<text:line-break/>pensa salia sunt; tertium, in quibus nebulae. Hae igitur<text:line-break/>coctionis signa suus; reliquae vero omnes partim cruditatem<text:line-break/>partim perniciem portendunt. Nam quae alba est et quae •<text:line-break/>tenuis et quae turbulenta, cruditatem ;• at quae farinae hor-<text:line-break/>dei crassiori ,aut squamis, aut fursuribus similis est, quae<text:line-break/>nigra, aut viridis, aut livida est, aut oleaginea, aut foetida,<text:line-break/>perniciem significat. Quae autem fubrusa, aut subflava est,<text:line-break/>adhuc autem tenuis, qua quidem tenuis, cruda existit; qua<text:line-break/>vero talem habet colorem, jam coquitur; est autem media<text:line-break/>inter eas quae sunt exquisite crudae et coctae; sicuti et quibus<text:line-break/>alba quidem sunt et laevia quae suspensa sunt, divulsa vero<text:line-break/>et minime continua. Hoc vero etiam lu subsidentibus contem-<text:line-break/>plarr oportet, si non modo alba sint et laevia, sed si omnino<text:line-break/>aequalia, et qnia in nulla parte divulsa sint, et quia omni<text:line-break/>tempore talia sint; nam si alternarim meiatur pura lu sub-</text:span></text:p>
      <text:p text:style-name="P8"><text:span text:style-name="T22">sidentibus, femicoctum esse morbum ostendit. De lusce igi-<text:line-break/>tur omnibus admirabilis Hippocrates primus omnium quos<text:line-break/>scimus optime docuit; et quod in viris quidem et mulie-<text:line-break/>ribus nigrae urinae pessimae sunt, in pueris autem aquae<text:line-break/>similes; nam in his magis consuetae crassiores, lu persectis<text:line-break/>autem magis rufae; quod vero maxime contrarium est con-<text:line-break/>suetis, perniciosum. Sed et de subrubentibus urinis et<text:line-break/>statim habentibus hypostasin subrubentem ac laevem, recte<text:line-break/>dixit, quod sunt quidem satis salutares, sed diuturniores iis<text:line-break/>quas paulo ante semicoctas nominavi; sanguinis enim serosa<text:line-break/>superfluitas istas intingit; oportet autem non modo hanc,<text:line-break/>sed etiam aliquid rusae bilis admisceri. Si vero calor na-<text:line-break/>turalis adeo est imbecillis nt neque rufam generet bilem,<text:line-break/>neque sanguinem exquisite coctum, sed adhuc serosum at-<text:line-break/>que hurnidurn, quod quidem ad sui coctionem tempore egeat,<text:line-break/>est manifestum ; quod vero haec dispositio sine periculo fit,<text:line-break/>materiae natura commonstrat, quae neque tenuis aut aquae</text:span></text:p>
      <text:p text:style-name="P8"><text:span text:style-name="T47">similis</text:span><text:span text:style-name="T22"> est; neque integre crassa, fed neque acris quidem aut<text:line-break/>putrida, fed utilis existit, et prope naturam sanguinis.</text:span></text:p>
      <text:h text:style-name="Heading_20_2" text:outline-level="2">Cap. XllI.</text:h>
      <text:p text:style-name="P152"><text:span text:style-name="T22">Sed postquam etiam de urinis quantum<text:line-break/>ad praesentia erat utile omnino dictum est, reliquum est ut<text:line-break/>dicamus, quod polliciti sumus facere; praecognitionem status,<text:line-break/>atque . aliorum . temporum morbi. Ergo si unum quidem<text:line-break/>aliquod tale signum, aut etiam plurium collectio firmiter<text:line-break/>indicare posset id quod suturum est, neque ipsc Hippocra-<text:line-break/>tes dixisset </text:span><text:span text:style-name="T47">artem longam.,</text:span><text:span text:style-name="T22"> neque </text:span><text:span text:style-name="T22">nostri </text:span><text:span text:style-name="T22">temporis medici<text:line-break/>admirarentur, si possibile est in praecognitionem medicina-<text:line-break/>lem ejuscemodi omnia venire. Quoniam vero neque signum<text:line-break/>ullum ita fidele est ut exquisite ostendat singula ex futuris<text:line-break/>temporibus, sed neque quae secundum concursus quosdam<text:line-break/>signa funt complicata, foIa possunt experientia judicari,<text:line-break/>multi enim numero hoc pacto concursus fierent, adeo ut<text:line-break/>nemo eos posset enumerare, neque observare, neque me-<text:line-break/>moris tenere; idcirco necessarium est signi 'cuiusque natu-;<text:line-break/>ram exquisite considerare, si quis vult recte praenoscere,' ut </text:span><text:span text:style-name="T22">'</text:span></text:p>
      <text:p text:style-name="P8"><text:span text:style-name="T22">ex vi tmiuscirjusque praecognitionem faciat. Neque/enim<text:line-break/>quae plurima sunt, illa omnino paucioribus sunt potentiora;<text:line-break/>saepe enim signum unum validum multis debilibus fidelius<text:line-break/>existit. Haec igitur etiam admirabilis dicebat Hippocrates<text:line-break/>in libro prognosticorum </text:span><text:span text:style-name="T47">t Signa oportet ediscentem</text:span><text:span text:style-name="T22"> omnia,<text:line-break/></text:span><text:span text:style-name="T47">judicare vires eorum, invicem comparantem.</text:span><text:span text:style-name="T22"> Quare et<text:line-break/>cum ratione secundum vires eorum tradidit disciplinam,<text:line-break/>non simpliciter deinceps bona signa conuumerans, de-<text:line-break/>inde rursus mala, annotans antem in appellationibus unius-<text:line-break/>cujusque naturam, perniciosum et grave nominans et gra-<text:line-break/>vius et gravissimum et minus grave et magis grave; sic et<text:line-break/>pravum et pravius et pravissimum et mortiferum quoque per<text:line-break/>Jovem et malum simpliciter, nonnunquam vero, valde,<text:line-break/>adjiciens utrique, signorum generi, et iis quae nunc dicta<text:line-break/>funt prava et iis quae bonum aliquod ostendunt. Nam<text:line-break/>et lu illis hoc quidem optimum dicit, hoc vero bonum sita-<text:line-break/>pliciter, hoc autem magis, hoc vero minus. Tale vero<text:line-break/>est et quod dicit, valde, magnam habere vim ad falutetn.</text:span></text:p>
      <text:p text:style-name="P120"><text:span text:style-name="T22">Nonnunquam vero nihil ex his addens, quod temporis in-<text:line-break/>dicium erit et longae solutionis mernluit, nobis, ut arbitror,<text:line-break/>de hisce omnibus ratiocinandum relinquens, quae neque<text:line-break/>omnino prava sunt, neque penitus extra periculum, scd<text:line-break/>cum valida quidem facultate salutaria, cum debili autem<text:line-break/>periculosa. Haec igitur non solum legenda sunt lu Hippo-<text:line-break/>cratis libris, </text:span><text:span text:style-name="T69">r</text:span><text:span text:style-name="T22">sed et memoranda saepius atque observanda<text:line-break/>lu aegrotantibus; nam ex continua inspectione exquisitam<text:line-break/>eorum potestatis habemus notitiam. • Semper autem mente<text:line-break/>revolvere oportet ac cousiderare, quaenam sint signa optima,<text:line-break/>quae pessima, et quae in medio confinio horum veluti gra-<text:line-break/>dus quosdam habentia, nonnulla quidem optimis; nonnulla<text:line-break/></text:span><text:span text:style-name="T47">vero</text:span><text:span text:style-name="T22"> deterrimis proximiora; et quae quidem mluus, quae<text:line-break/>vero magis; eo quod alternarim modo prope illa, modo<text:line-break/>procul reperta sunt; et quaenam exquisite media ponenda<text:line-break/>sint inter bona et mala signa. Deinde cousiderandum, quae-<text:line-break/>nam semper mala sint et' quae semper </text:span><text:span text:style-name="T22">bona</text:span><text:span text:style-name="T22">: et quaenam in<text:line-break/>totius morbi temporibus permutentur, quum aliquando bona<text:line-break/>cxuemus tom, rx.<text:tab/>Oa</text:span></text:p>
      <text:p text:style-name="P121"><text:span text:style-name="T22">fiant,: aliquando mala etnonnunquam fida, nonuunquam<text:line-break/></text:span><text:span text:style-name="T47">vero</text:span><text:span text:style-name="T22"> iusida. Etenim hoc ab Hippocrate nictum est adnrira-<text:line-break/>tione dignum, </text:span><text:span text:style-name="T47">quod iis quaa non Jecundum rationem le-,<text:line-break/>vant nrn .oportet credere, neque vereri valde mala, quae<text:line-break/>venerunt contra rationem.</text:span><text:span text:style-name="T22"> Quod nisi quis noverit, nequa-<text:line-break/>quam poterit manifeste praecognoscere; scd aliquando, in-<text:line-break/>stante crisi nihil a vulgari quopiam differre videbitur, scd<text:line-break/>simul perturbabitur ac compavescet de futuris; nonnum-<text:line-break/>quam vero existimans liberatum esse a morbo aegrotantem,<text:line-break/>atque ei victus libertatem permittens, magni alicujus mali<text:line-break/>occasionem afferet. Omnino, autem male victum instituet,<text:line-break/>futurum, statum non. praecognoscens; nisi quis enim ad<text:line-break/>hunc respiciens statum ab initio victus modum adhibue-<text:line-break/>rit, fieri non potest quin magnum malum aliquod afferat<text:line-break/>aegrotanti. .<text:tab/></text:span><text:span text:style-name="T22">u </text:span><text:span text:style-name="T22">••• .<text:tab/>.<text:tab/></text:span><text:span text:style-name="T22">&lt;;</text:span></text:p>
      <text:h text:style-name="Heading_20_2" text:outline-level="2">Cap. XIV.</text:h>
      <text:p text:style-name="P152"><text:span text:style-name="T22">Haec igifur jam nos dicamus, quemad-<text:line-break/>modum proposuimus, .singula per genera dividentes. Et<text:line-break/>primum, quod signornni omnium triplex disserentia sit ex-</text:span></text:p>
      <text:p text:style-name="P122"><text:span text:style-name="T3">.<text:tab/></text:span><text:span text:style-name="T22">I’ </text:span><text:span text:style-name="T3">’ •</text:span></text:p>
      <text:p text:style-name="P10"><text:span text:style-name="T22">ponamus, deinde singulorum vires, postmoduni quo pacto<text:line-break/>quispiam morborum tempora praecognoscat. Triplex qui-<text:line-break/>dem signorum omnium natura qualis fit, mihi antea dictum<text:line-break/>est; scd nihil deterius est nunc repetere, quod nonnulla<text:line-break/>quidem cruditatis et coctionis, quaedam mortis et salutis<text:line-break/>sunt signa; haec quidem duo funt genera; tertium autem<text:line-break/>et aliud genus est quod crifibus inest. Coctionis, igitur et<text:line-break/>cruditatis signa, alni exerementa et.sputa’ et urinas statuere<text:line-break/>oportet. Mortem autem atque salutem portendentia sunt<text:line-break/>quae una cum istis excernuntur et quae per totum apparent<text:line-break/>corpus, de quibus latius in libro prognosticorum Hippocra-<text:line-break/>tes scribit. Sane, ad crises aliquid quidem valent et non-<text:line-break/>nulla ex his; est tamen proprium atque praecipuum eorum<text:line-break/>genus, quod totum paulo post 'explicabimus. At crudita-<text:line-break/>tis et coctionis signa semper constantem habent propriam<text:line-break/>poteilatem, five statim in primo die, sive in sequentibus<text:line-break/>apparuerint. Modi autem morborum signa tripartita sunt;</text:span></text:p>
      <text:p text:style-name="P10"><text:span text:style-name="T22">. </text:span><text:span text:style-name="T22">' </text:span><text:span text:style-name="T3">ί)</text:span><text:span text:style-name="T22">O 2</text:span></text:p>
      <text:p text:style-name="P8"><text:span text:style-name="T22">nam quaedam, ut supra dicebatur, </text:span><text:span text:style-name="T47">in</text:span><text:span text:style-name="T22"> urinis et alvi excre-<text:line-break/>mentis ,et sputis apparent,’ quaedam in dispositione totius<text:line-break/>corporis .inveniuntur, quaedam lu naturalibus et animalibus<text:line-break/>videntur actionibus; haec </text:span><text:span text:style-name="T47">vero</text:span><text:span text:style-name="T22"> non omnia fidelia sunt in<text:line-break/>omnibus morbi temporibus, sed deinceps ipsu dividemus.<text:line-break/>Criticorum autem accidentium duplex quidem natura est,<text:line-break/>quoniam aliqua sunt tanquam causae et signa, aliqua tan-<text:line-break/>quam signa solum. Infida vero est universa eorum natura<text:line-break/>et contraria significans, </text:span><text:span text:style-name="T22">et </text:span><text:span text:style-name="T22">faciens in diversis morborum<text:line-break/>temporibus. In his autem totum est praecognitionis certa-<text:line-break/>men; nam </text:span><text:span text:style-name="T47">in</text:span><text:span text:style-name="T22"> alio quidem tempore fecundum aliam , dispo-<text:line-break/>sitionem critica sunt, secundum vero aliam aliquam dispo-<text:line-break/>sitionem, vel morbi tempus,. accidentia, vel signa prava<text:line-break/>fiunt, critica vero neque omnino sunt. De hisce vero ab<text:line-break/>Hippocrate etiam saepius dictum est; sufficit autem in praes-<text:line-break/>entia unius dicti ex secundo Epidemiorum libro meminisse:<text:line-break/></text:span><text:span text:style-name="T47">Decretoria, quae non decernunt,- quaedam mortalia sunt,<text:line-break/>quaedam</text:span><text:span text:style-name="T22"> vero </text:span><text:span text:style-name="T47">difficulter decernunt.</text:span><text:span text:style-name="T22"> Hoc vero haudqua-</text:span></text:p>
      <text:p text:style-name="P8"><text:span text:style-name="T22">quam inest coctionis, aut cruditatis signis, scd ex his unum-<text:line-break/>quodque unum atque idem semper significat; ut verbi gratia<text:line-break/>urina quae bene colorata est et albam et laevem et aequa-<text:line-break/>lem habet hypostasin, coctionis est signum; tenuis autem<text:line-break/>et quae nullum sedimentum habet urina, semper est crudi-<text:line-break/>tatis signum. Et quae quidem coctionem significat, bona<text:line-break/>est semper; quae vero cruditatem, non bona; siquidem<text:line-break/>eorum quae prius diximus recordamur. Si tamen capi-<text:line-break/>tis dolorem, aut delirium, aut vertiginem tenebricosam,<text:line-break/>aut difficilem anhelitum, aut anxietatem</text:span><text:span text:style-name="T22">, </text:span><text:span text:style-name="T22">aut gravent som-<text:line-break/>num inspexeris, nihil in his stabile, neque bonum, neque<text:line-break/>malum poteris praecognoscere; secundum eandem rationem<text:line-break/>neque sudores, vel vomitus, aut ventris, aut urinae multum<text:line-break/>profluvium, aut sanguinem de nuribus, vel de utero, vel<text:line-break/>de haemorrhoidibus emanantem, aut parotidas aliosque<text:line-break/>decubitus. Haec enim omnia et decernentia et non decer-<text:line-break/>nentia funt secundum duplicem modum, aut quia nullo<text:line-break/>modo decernunt, arit quia male. Nam cossi dolor, vel.<text:line-break/>temporum gravitas, vel hallucinationes atque tenebricosae</text:span></text:p>
      <text:p text:style-name="P8"><text:span text:style-name="T22">vertigines et capitis </text:span><text:span text:style-name="T22">dolores</text:span><text:span text:style-name="T22">, et lachrymarum involuntarius<text:line-break/>effluxus, faciesque una </text:span><text:span text:style-name="T22">cum oculis rubens, </text:span><text:span text:style-name="T22">aut inferius la-<text:line-break/>brum agitatum, vel vigiliae aliquae, vel </text:span><text:span text:style-name="T22">fomnus </text:span><text:span text:style-name="T22">granis, funt<text:line-break/>tantum signa crisis aliquando; sicuti et asthma et quaedam<text:line-break/>anxietas, vel difficultas anhelitus et. contracta hypochondria,<text:line-break/>et stomachi fastidium quoddam, vel nausea insignis et aestus<text:line-break/>et sitis vehemens, et oris ventriculi dolor, et non posse ferre<text:line-break/>decubitum et delirare atque exclamare. Eiunt igitur et<text:line-break/>haec saepius jam imminente crisi indicia. Alterum genus<text:line-break/>non Polum signorum decretoriorum, fed etiam causarum<text:line-break/>obtinet vicem. Sunt vero </text:span><text:span text:style-name="T22">haec </text:span><text:span text:style-name="T22">vomitus et excrementa<text:line-break/>alvi et multitudo urinarum et sudores et sanguinis eruptio-<text:line-break/>nes et parotides atque. alii-decubitus. Contingit autem<text:line-break/>neque in primis symptomatis, quae tantum funt signa crisis<text:line-break/>neque in fecundis, quae et signorum et caularum vim ha-<text:line-break/>bent, crisim ex necessitate sequi. Alterum vero genus est<text:line-break/>signorum simul atque symptomatum</text:span><text:span text:style-name="T22">, </text:span><text:span text:style-name="T22">quod'neque decre-<text:line-break/>toritmr nominatur, quoniam neque ostendit neque facit eri-</text:span></text:p>
      <text:p text:style-name="P8"><text:span text:style-name="T3">/</text:span></text:p>
      <text:p text:style-name="P123"><text:span text:style-name="T22">sim, neque onnino fidum est, sicuti coctionesj neque lusi—<text:line-break/>dum ex toto ; scd est invenire luter ea quaedam bona fem-<text:line-break/>per, quaedain autem njala; atque haec quidem esse talia </text:span><text:span text:style-name="T22">ut<text:line-break/></text:span><text:span text:style-name="T22">plurimum omnibus ineit. </text:span><text:span text:style-name="T47">didente</text:span><text:span text:style-name="T22"> igitur </text:span><text:span text:style-name="T47">constare atque<text:line-break/>ad ea quae ost'eruatur bene sc habere bonum; bonum<text:line-break/>etiam sacilis xmhelitrcs ut sacilis -tolerantia et pulsuum<text:line-break/>bonitas et facies sim£Uima sanis, decens accubitus , et<text:line-break/>totius ,tsarpirris .aequalitas,</text:span><text:span text:style-name="T22"> et quaecunque alia Hippocrates<text:line-break/></text:span><text:span text:style-name="T22">in </text:span><text:span text:style-name="T22">prognoiicis scribit. </text:span><text:span text:style-name="T47">His dontraria mala, .</text:span><text:span text:style-name="T22"> hoc est,<text:line-break/></text:span><text:span text:style-name="T47">difficilis tderantia , pulsuum malitia, et sosiipcrndi dijsiaad-<text:line-break/>tas, et maxime quae per frigidi spiritus expilationum fit,<text:line-break/></text:span><text:span text:style-name="T22">atque alia </text:span><text:span text:style-name="T22">nulta, </text:span><text:span text:style-name="T22">quae in prognosticis </text:span><text:span text:style-name="T47">ab</text:span><text:span text:style-name="T22"> Hippocrate </text:span><text:span text:style-name="T22">dicta<text:line-break/>sunt, </text:span><text:span text:style-name="T22">manfeste definiente signi cnjusque-potentiam :: quae-<text:line-break/>cunque&lt;enim simpliciter bona </text:span><text:span text:style-name="T22">et </text:span><text:span text:style-name="T22">mala nomluat, saepius talia<text:line-break/>existunt.<text:tab/>.</text:span></text:p>
      <text:h text:style-name="Heading_20_2" text:outline-level="2">Cap. XV.</text:h>
      <text:p text:style-name="P152"><text:span text:style-name="T22">At quae ab eo optima </text:span><text:span text:style-name="T22">ef </text:span><text:span text:style-name="T22">pessima dicuntur,<text:line-break/>et </text:span><text:span text:style-name="T22">quibus </text:span><text:span text:style-name="T22">puresertim adjunxerit id verbum, valde, .talem<text:line-break/></text:span><text:span text:style-name="T22">vim </text:span><text:span text:style-name="T22">habent, quod semper unum quoddam ostendunt, arft</text:span></text:p>
      <text:p text:style-name="P7"><text:span text:style-name="T22">ruro non indicant. Hac igitur existente infer signa disse-<text:line-break/>rentia, si quidem impossibile est distinguere, quando signa<text:line-break/>decretoria crisim ostendunt, vel quando ea euae decernunt<text:line-break/>symptomata bonam, aut malam afferunt irifim, frusira<text:line-break/>ea verba pronnnclasset Hippocrates </text:span><text:span text:style-name="T22">: </text:span><text:span text:style-name="T47">his quai nori cum ra-<text:line-break/>tione levant non oportet sidere,</text:span><text:span text:style-name="T22"> neque vereri multum </text:span><text:span text:style-name="T47">mala,<text:line-break/>quae fiunt praeter rationem;</text:span><text:span text:style-name="T22"> frustraque hos de crisibus<text:line-break/>tractare instituissemus. Si vero neque aliud qricquani ex<text:line-break/>omnibus, neque haec ab Hippocrate frustra dicta sunt, </text:span><text:span text:style-name="T22">erit<text:line-break/></text:span><text:span text:style-name="T22">omnino aliquod signum fidum, i quo id quod secandum </text:span><text:span text:style-name="T22">ra-<text:line-break/></text:span><text:span text:style-name="T22">tionem est ab eo quod praeter rationem separatur.. </text:span><text:span text:style-name="T22">Sed<text:line-break/></text:span><text:span text:style-name="T22">quidnam hoc sit, libenter audirem ab iis qui veterem </text:span><text:span text:style-name="T22">ne,<text:line-break/></text:span><text:span text:style-name="T22">gligunt medicinam. Nos enim credimus verum id esse, </text:span><text:span text:style-name="T22">quod<text:line-break/></text:span><text:span text:style-name="T22">ab Hippocrate nititur, </text:span><text:span text:style-name="T22">quod </text:span><text:span text:style-name="T47">Coctio crisis </text:span><text:span text:style-name="T47">celeritatem,' et<text:line-break/></text:span><text:span text:style-name="T47">securam sanitatem significat: cruda autem et </text:span><text:span text:style-name="T47">incocta, et<text:line-break/></text:span><text:span text:style-name="T47">in </text:span><text:span text:style-name="T47">malos conversa abscejsus, crisium desuetum, </text:span><text:span text:style-name="T47">aut </text:span><text:span text:style-name="T47">vehe-<text:line-break/>mentes. labores, aut rnor</text:span><text:span text:style-name="T47">t</text:span><text:span text:style-name="T47">es, aut eorundem</text:span><text:span text:style-name="T22"> </text:span><text:span text:style-name="T22">recidivas.<text:line-break/></text:span><text:span text:style-name="T22">Unde et principii tempus, sicuti etiam' </text:span><text:span text:style-name="T22">diximus antea, </text:span><text:span text:style-name="T22">non</text:span></text:p>
      <text:p text:style-name="P7"><text:span text:style-name="T22">alio quopiam distinguimus. Illi autem nullum nobis .prin-<text:line-break/>cipii indicium dederunt; atque ob id nequeunt distinguere,<text:line-break/>quando exitialiter quispiam se male habet, vel delirat; et<text:line-break/>quando imminente jam crisi; ut similes .vulgaribus sunt, ne-<text:line-break/></text:span><text:span text:style-name="T22">que </text:span><text:span text:style-name="T22">quem finem ea quae fiunt sint habitura praenoscen-<text:line-break/>. tes, neque quid facere oporteat, invenientes. Sed de his<text:line-break/>quidem etiam iterum dicetur.</text:span></text:p>
      <text:h text:style-name="Heading_20_2" text:outline-level="2">Cap. XVI.</text:h>
      <text:p text:style-name="P152"><text:span text:style-name="T22">Quomodo vero etiamsi nondum adsint<text:line-break/>universalia morbi tempora quispiam ipsa praenoscere queat,<text:line-break/>quum maxime ad usum artis sit necessarium, hoc jam expono..<text:line-break/>Propositum enim est statim a primo die saltem taalum<text:line-break/>cognoscere, quod vel in primo, quaternario, vel in fecundo<text:line-break/>morbus decernetur; nam utrum in decimo quarto, vel vige-<text:line-break/></text:span><text:span text:style-name="T22">•simo die </text:span><text:span text:style-name="T22">illud fiat, nondum liquet. Verum ex hoc haud<text:line-break/>magna loquitur in nictus ratione mutatio, quemadmodum si<text:line-break/></text:span><text:span text:style-name="T22">quarto, </text:span><text:span text:style-name="T22">vel quinto die crisis affutura esset ac talem aliquis<text:line-break/>victum institueret, qualis si quadragesimo die morbus finiri<text:line-break/>deberet institueretur, .hoc enim maxime esset absurdum. Et<text:line-break/></text:span><text:span text:style-name="T22">.quicunque </text:span><text:span text:style-name="T22">medicus primo vel saltem secundo </text:span><text:span text:style-name="T47">ille</text:span><text:span text:style-name="T22"> tron prae-</text:span></text:p>
      <text:p text:style-name="P8"><text:span text:style-name="T22">cognoscit morbum, qui extra primum septenarium nequeat<text:line-break/>extendi-; hunc permultum erraturum fit verisimile.</text:span><text:span text:style-name="T22">„ </text:span><text:span text:style-name="T22">Si igi-<text:line-break/>tur semel, vel his tali errore delinqueret, venia dignus foret;<text:line-break/>li vero putet nullam esse futuri status praecognitionem, hic<text:line-break/>nec minimam medicinae artis partem est assequutus. Ego<text:line-break/>vero tantum abest ut quod futurum sit penitus incognitum<text:line-break/>putem, nt de eo certam interdum haberi scientiam existi-<text:line-break/>mem, Quid enim si aliquid primo statim die nullum habens<text:line-break/>signum periculosum, verum lusuper omnia salutaria, acute<text:line-break/>quidem febricitet, urinam autem meiat bene coloratam ac<text:line-break/>mediocriter crassam ? an non in propatulo est medico, qui<text:line-break/>in artis operibus est exercitatus, hunc in primis quatuor<text:line-break/>diebus crisim habiturum, et eo magis, 'si nebula aliqua vel<text:line-break/>suspensio bona ibi assor et, atque etiam tanto plus, si bonum<text:line-break/>sedimentum? Sed hoc quidem breviter dictum est, non ta-<text:line-break/>men brevi tempore disci potest; </text:span><text:span text:style-name="T47">omnia enim et bona et<text:line-break/>mala signa cognoscere oportet,</text:span><text:span text:style-name="T22"> qni id certissime sit .praeco-</text:span></text:p>
      <text:p text:style-name="P8"><text:span text:style-name="T22">gniturus, quemadmodum; horum habens scientiam ajehat<text:line-break/>Hippocrates: </text:span><text:span text:style-name="T47">Et</text:span><text:span text:style-name="T22"> mitissimae </text:span><text:span text:style-name="T47">scbres, quae cum signis sc-<text:line-break/>cwijsernis fiunt, quarto die /edantur vdl prius, at quae<text:line-break/>rnalignijsirnae sunt et cum signis gravijsimis accidunt,<text:line-break/>quarta die accidunt vel antea;</text:span><text:span text:style-name="T22"> mites quidem nominans con-<text:line-break/>trarias malignis, et quod neutrae .quartum transcendunt<text:line-break/>siiem, sed hae quidem omnino solvuntur, hae vero interfi-<text:line-break/>ciunt, ostendens. Sicuti igitur quae omnia habet signa<text:line-break/>tutissima febris acuta, in prima periodo decretoriorum dierum<text:line-break/>solutionem habet, sic quae isti proxime adjacet, diem septi-<text:line-break/></text:span><text:span text:style-name="T22">mam </text:span><text:span text:style-name="T22">non transcendet. Sed quaenam est haec? illa videli-<text:line-break/></text:span><text:span text:style-name="T22">cet </text:span><text:span text:style-name="T22">cui non omnia sunt tutissima signa. Dictum igitur est et<text:line-break/>antea quod non idem sit superlative et simpliciter dicere<text:line-break/>quicquam; </text:span><text:span text:style-name="T47">non</text:span><text:span text:style-name="T22"> igitur feourum </text:span><text:span text:style-name="T22">et </text:span><text:span text:style-name="T22">securissimum, neque </text:span><text:span text:style-name="T47">ma-<text:line-break/>lignum</text:span><text:span text:style-name="T22"> et. malignissimum, neque grave et gravissimum, ean-<text:line-break/>dem vim habent. Sit jam a primo statim die febris acuta,<text:line-break/>sed non supreme, simplicissimaque et cum tutissimis signis,</text:span></text:p>
      <text:p text:style-name="P124"><text:span text:style-name="T47">.<text:tab/></text:span><text:span text:style-name="T47">I</text:span></text:p>
      <text:p text:style-name="P8"><text:span text:style-name="T3">' </text:span><text:span text:style-name="T22">' </text:span><text:span text:style-name="T69">1</text:span><text:span text:style-name="T22"> ; »<text:line-break/>)</text:span></text:p>
      <text:p text:style-name="P10"><text:span text:style-name="T22">verum simplex et cum signis tutis, quam Hippocrates mitem<text:line-break/>nominat, ego hanc clarioris doctrinae gratia fimpIicem voco,<text:line-break/>fugiens aequivocationem, haec febris ad secundum quater-<text:line-break/>narium progredietur.. Nunquid vero vel quinto die vel sexto,<text:line-break/>vel septimo judicabitur, procedente sermone determinabitur.<text:line-break/>Eodem modo et maligna et cum gravibus facta signis.; nam<text:line-break/>et haec quantum abest a malignissima et cum gravissimis si-<text:line-break/>gnis adveniente, tanto et mortem afferet tardiorem. </text:span><text:span text:style-name="T47">Si<text:line-break/></text:span><text:span text:style-name="T22">quis simplices et simplicissimas et malignas ac malignissimas<text:line-break/>febres distinguere nescit, neque si recte aut sceus de his Hip-<text:line-break/>pocrates dixerit, unquam poterit experientia perpendere.<text:line-break/>Qqod si neque signorum vires intelligat, scd simpliciter opi-<text:line-break/>netur haec quidem bona, illa vero mala tantummodo esse,<text:line-break/>adhuc magis tanquam vetulae cantilenam quae ab Hippo-<text:line-break/>crate scripta sunt leget. Ego quidem talibus ab his com-<text:line-break/>mentariis censeo recedendum; at qui libros prognosticos<text:line-break/>Hippocratis accurate legerunt, istis deinceps verba faciam.<text:line-break/>In primo quidem die, sic vero ure ubique intelliges totum</text:span></text:p>
      <text:p text:style-name="P8"><text:span text:style-name="T22">ex die et nocte tempus in viginti ac quatuor horas parti-<text:line-break/>tum accipientem, urina quidem fit exquisite aquea, febris<text:line-break/>vero, debilis, luc horno diu superstes manebit Sed quantum<text:line-break/>hoc erit, in primis’diebus cognosci non potest, neque co-<text:line-break/>gnitu utile est;, nam cujus gratia tali egemus praecognitione,<text:line-break/>jam id habemus</text:span><text:span text:style-name="T22">, </text:span><text:span text:style-name="T22">victus scilicet formam convenientem con-<text:line-break/>sutuere, quum status post multos dies sit fubfequuturus. Sin-<text:line-break/>gulis quidem quaternariis signa diligenter observans, etiam<text:line-break/>ipsum status tempus exquisite poteris praecognoscere.<text:line-break/></text:span><text:span text:style-name="T47">'Oportet enim,</text:span><text:span text:style-name="T22"> inquit, </text:span><text:span text:style-name="T47">a </text:span><text:span text:style-name="T47">primo die considerare et in singu-<text:line-break/>lis quaternariis adjectis andnbadvertere,</text:span><text:span text:style-name="T22"> neque te latebit<text:line-break/>quo sc morbus convertet. Haec quidem etiam lu sequenti-<text:line-break/>bus pluribus ac diligentius exequemur. Ad primi vero<text:line-break/>temporis praecognitionem, quod principium vocant, in.<text:line-break/>quantum extendetur tempus, jam magnum aliquid ostensum<text:line-break/>est in primo die suisse acceptum, quod sequenti die adhuc<text:line-break/>manifestius est distinguere. Similiter’ enim fcbre et urina</text:span></text:p>
      <text:p text:style-name="P125"><text:span text:style-name="T22">manentibus, non solum quod nondum morbus incrementum<text:line-break/>inceperit, dicere possumus, sed quod neque ante septimum<text:line-break/>diem sit incepturus; didicisti enim quod extreme cruda est<text:line-break/>aquosa urina. Quare non solum praesens jam principii tem-<text:line-break/>pus internoscere datur, verum etiam saepius praecognoscere,<text:line-break/>quo- finietur.<text:tab/>.</text:span></text:p>
      <text:h text:style-name="Heading_20_2" text:outline-level="2">Cap. XVII.</text:h>
      <text:p text:style-name="P152"><text:span text:style-name="T22">In his quidem adeo diuturnis fatis lon-<text:line-break/>gum est principii tempus, in peracutis extreme angustum.<text:line-break/>Nam si statim in prima die in urinis appareat aliquod signum<text:line-break/>eoctionis, jam hic principium transgressum est. Numquid<text:line-break/>igitur neque omnino incipit? an hoc quidem impossibile? ,<text:line-break/>neque enim fieri potest ut morbus aliquis proprium statum<text:line-break/>reciplat, non praecedente principio et incremento. -Extre- </text:span><text:span text:style-name="T22">'<text:line-break/></text:span><text:span text:style-name="T22">me breve utrumque horum temporum saepius fieri contingit,<text:line-break/>adeo ut lu primo die morbus ad statum perveniat. Ita igitur<text:line-break/>acuti principii ne praecognitionem quidem finis inquirere’<text:line-break/>oportet, fed fatis putare,- si dum adest, cognosci possit, et<text:line-break/>quum primum adaseensum convertitur, manifeste dtprehenda-</text:span></text:p>
      <text:p text:style-name="P7"><text:span text:style-name="T22">tur. Est autem communis talium principiorum atque in-<text:line-break/>crementornm cognitio cum primis accessionis partibus; idem<text:line-break/>enim et ejus et universi, morbi principium atque incremen-<text:line-break/>turn, nam neque ipsa statim lucipit a statu. Hoc enim<text:line-break/>non modo nemo unquam vidit, sed neque etiam cogitatione<text:line-break/>assequi potest febrem videlicet acutam statim in, primo in-<text:line-break/>sultu lu statu constitere, ac si sulmine foret homo percussus.<text:line-break/>Quomodo igitur ni primo die febris in statu cousistere agno-<text:line-break/>scetur? quomodo esiter quam fi statim habuerit signa coctio-<text:line-break/>nis? Tale enim quiddam accidit circa humorum crudorum<text:line-break/></text:span><text:span text:style-name="T22">• </text:span><text:span text:style-name="T22">coctionem, quale etiam partibus, quae iusiammationern pa-<text:line-break/>tiuntur, advenit. Ita autem et deluis quodam in loco inquit<text:line-break/>Hippocrates: </text:span><text:span text:style-name="T47">Circa puris generationes dolores ac scbres<text:line-break/>contingunt, magis quam ttbi jam esi generatum.</text:span><text:span text:style-name="T22"> Quem-<text:line-break/>admodum igitur jam suppurata inflammatione .non contingit<text:line-break/>febrem adhuc in statu esse, aut dolorem obviare, eodem<text:line-break/>modo neque si quicquarn in urinis subsidat exquisite bonum.<text:line-break/>Nebula quidem sola aut quibusdam bonis suspensis factis,<text:line-break/>status tempus nondum adest, ac multo minus, quum haec</text:span></text:p>
      <text:p text:style-name="P126"><text:span text:style-name="T3">, </text:span><text:span text:style-name="T3">,</text:span><text:span text:style-name="T3"><text:tab/> </text:span><text:span text:style-name="T56">s</text:span><text:span text:style-name="T22"> </text:span><text:span text:style-name="T3">—</text:span></text:p>
      <text:p text:style-name="P10"><text:span text:style-name="T3">τον ἄτονς εΐή χειρῶν </text:span><text:span text:style-name="T3">καὶ </text:span><text:span text:style-name="T3">το χωρίον </text:span><text:span text:style-name="T3">ψυχρον, </text:span><text:span text:style-name="T3">ῆ θ’.. ὴλικία</text:span></text:p>
      <text:p text:style-name="P10"><text:span text:style-name="T22">ipsa defuerint</text:span><text:span text:style-name="T3">, </text:span><text:span text:style-name="T22">praeterquam si biliosius valde, morbus extite-<text:line-break/>rit. Quicunque igitur iis omnibus quae a nobis. dicta sunt<text:line-break/>saepius in aegrotis mentem diligenter adhibuerit, hunc uul-.<text:line-break/>lum unquam latebit tempus, sed si quidem </text:span><text:span text:style-name="T22">acutum </text:span><text:span text:style-name="T22">suerit et<text:line-break/>dum praesens erit, exacte cognoscet et statim subscquutu-<text:line-break/>rum praecognoscet; si vero diuturnum,'ex multo utique<text:line-break/>tempore conjicies, ac propius accedens manifestius, etiam<text:line-break/>praecognoscet. , Nam lu universum oportet cognoscere<text:line-break/>quod nisi manifestum appareat indicium coctionis, totum<text:line-break/>illud tempus intermedium est principium morbi. Quan-<text:line-break/>tum igitur adhuc praescntibus deficit ad manifestum illud<text:line-break/>coctionis indicium et a morbi motu et natura </text:span><text:span text:style-name="T47">et</text:span><text:span text:style-name="T22"> tempore<text:line-break/>anni et regione et aetate et temperie ipfius laborantis inve-<text:line-break/>nies, Nam si morbus natura diuturnus extiterit, quemad-<text:line-break/>modum exempli gratia febris quotidiana, et videatur tarde<text:line-break/>in hoc aegrotante moveri, ac quodam modo succendi ac<text:line-break/>suffocari, et tempus anni fuerit bieins </text:span><text:span text:style-name="T47">et</text:span><text:span text:style-name="T22"> regio frigida, aetas-</text:span></text:p>
      <text:p text:style-name="P8"><text:span text:style-name="T22">que atque natura laborantis ad frigidum declinaverit, mul-<text:line-break/>tum luterim tempus erit necessarium ad manifesti signi gene-<text:line-break/>rationem, quod totum tempus principio erit contribuen-<text:line-break/>durn. Sit igitur ita ut hiberno tempore incipiat, febris<text:line-break/>quotidiana in corpore ita </text:span><text:span text:style-name="T47">fe</text:span><text:span text:style-name="T22"> habente, quemadmodum nimp<text:line-break/>diximus, una cum exquisite crudis et aquosis urinis, non<text:line-break/>modo neque lutra septimum, fed neque etiam decimum-<text:line-break/>quartum diem quispiam habere posset manifestum cqctni-<text:line-break/>nis signum.: sic autem .appello ea quae luter debilis funt et<text:line-break/>perfectae coctionis indiria. Perfecta igitur coctio est,. quap-<text:line-break/>do in urinis sub sederit aliquod album et laeve, aequale ef<text:line-break/>iontlunum. Debilia autem coctio est, quando ex aquosp<text:line-break/>mediocriter subpallida facta suerit, et quidem si turbulenta<text:line-break/>apparuerit et talis permanserit, haec quoque obscurae et de-<text:line-break/>bilis coctionis est signum, </text:span><text:span text:style-name="T47">et</text:span><text:span text:style-name="T22"> rufa etiam ac tenuis ex eodem<text:line-break/>genere esu Sed nihil horum jam principium esse finitum<text:line-break/>ostendit; haec enim manifestius indicium semper expetimt,<text:line-break/>vel folam nebulam albam aut suspensum aequale continuum</text:span></text:p>
      <text:p text:style-name="P127"><text:span text:style-name="T38">oxr.rNus </text:span><text:span text:style-name="T22">tom.</text:span><text:span text:style-name="T38"> rx.<text:tab/>Rr</text:span></text:p>
      <text:p text:style-name="P128"><text:span text:style-name="T22">atque album. Et quidem et rubens nebula et sedimentum<text:line-break/>tale et sine sedimento bene colorata urina et crassitie medio-<text:line-break/>eris principium finiisse ostendit. </text:span><text:span text:style-name="T22">"</text:span><text:span text:style-name="T69">:</text:span><text:span text:style-name="T22"><text:tab/>.;...<text:tab/>.</text:span></text:p>
      <text:h text:style-name="Heading_20_2" text:outline-level="2">Cap. XVIll.</text:h>
      <text:p text:style-name="P152"><text:span text:style-name="T22">Sic peripneuinouicis et pleuriticis asse-<text:line-break/>ctibus ea quae proprie sputa vocantur urinarum sedimentis<text:line-break/>assimilantur, nihil vero omnino expuere, scd tussim tantum-<text:line-break/>modo siccam habere tale quiddam est, quale lu urinis extre-<text:line-break/>me' crudum, quod aquosum nominamus. Quod si ab </text:span><text:span text:style-name="T22">eo<text:line-break/></text:span><text:span text:style-name="T22">quod est nihil expuere ad expuere, verum liquida et om-<text:line-break/>nino cruda fiat transmutatio, liquet quod debilis et obscura<text:line-break/>omnino est hujusmodi permutatio et nondum est finitum </text:span><text:span text:style-name="T22">pri-<text:line-break/></text:span><text:span text:style-name="T22">mum morbi tempus, quod principium diximus nominari.<text:line-break/>Quando igitur hoc quidem cessabit atque integre ad aug-<text:line-break/>mentum morbus convertetur? quando coeperit pauca </text:span><text:span text:style-name="T47">ex-<text:line-break/>puere cocta,</text:span><text:span text:style-name="T22"> reliquo vero omni tempore abhinc usque </text:span><text:span text:style-name="T22">ad<text:line-break/></text:span><text:span text:style-name="T22">statum semper eo plura ac meliora atque facilius </text:span><text:span text:style-name="T22">ex-<text:line-break/></text:span><text:span text:style-name="T22">puente. Quum vero exquisite cocta fuerint et multa et </text:span><text:span text:style-name="T22">fine<text:line-break/></text:span><text:span text:style-name="T22">difficultate' educta, tunc status est tempus. Quando </text:span><text:span text:style-name="T22">vero</text:span></text:p>
      <text:p text:style-name="P8"><text:span text:style-name="T22">similiter quidem exquisite cocta et sine molestia educta, </text:span><text:span text:style-name="T47">eo-<text:line-break/>rum</text:span><text:span text:style-name="T22"> autem multitudo minuta fuerit, dolorque non amplius<text:line-break/>assuerit, tunc statum cessasse judicare oportet, subsequitur<text:line-break/>enim declinatio. Supponamus igitur aegrotum aliquem<text:line-break/>pleuritide correptum neque expuentem aliquid et urluas<text:line-break/>mingentem tenues quidein, scd bene coloratus, circa vero<text:line-break/>diem undecimum expuere quaedam inripiat, verum liquida<text:line-break/>et cruda; hunc quidem quod nemo diceret ante diem un-<text:line-break/>decimum esse in alio morbi tempore quam in principio om-<text:line-break/>nibus est manifestum. In undecimo vero fortassis rideretur<text:line-break/>cuiquam manifeste transgressus, verum non ita sc habet,<text:line-break/>nam dies undecimus quartidecimi ludex existens secundi<text:line-break/>temporis morbi manifestum </text:span><text:span text:style-name="T22">ac </text:span><text:span text:style-name="T22">certum prinripium illum ha-<text:line-break/>bitaturum- praemonstrat. Observabis igitur diem decimum-<text:line-break/>quartum, fi praeostensis ab undecimo consentiat, et post<text:line-break/>hunc rursus-decimum septimum, quoniam et hic vigesimi est<text:line-break/>index, quemadmodum in libris de diebus decretoriis dixi-<text:line-break/>mus. Age jam hoc die supponamus expuere pauca quidem,</text:span></text:p>
      <text:p text:style-name="P10"><text:span text:style-name="T22">Rr 2</text:span></text:p>
      <text:p text:style-name="P7"><text:span text:style-name="T22">sed cocta, hnic die vigesimo possibile est aliquam advenire<text:line-break/>crisim, non tamen perfectam ob talem causam, quoniam<text:line-break/>non eandem vim habent, nieque inter indices primi cum<text:line-break/>posteri oribus, neque primi decretorii cum ultimis decreto-<text:line-break/>riis, at valentiores quidem primi funt, 'in longum autem<text:line-break/>jam protracto morbo imbecilliores redduntur. Oportet igi-<text:line-break/>tur procedente - morbo et tum praecipue, quando admodum<text:line-break/>crudus extiterit magnain fieri tansinutationem, ut secura<text:line-break/>crisis speretur. Magna autem est permutatio, quum per-<text:line-break/>fecte cocta minguntur atque expuuntur, talia </text:span><text:span text:style-name="T47">vero non</text:span><text:span text:style-name="T22"> sup-<text:line-break/>ponebantur lu die decimoseptimo affuisse, quare nec fieri<text:line-break/>potest iit hic aegrotus iu die vigesimo liberetur, ut perse-<text:line-break/>ctam crisim habeat, sed mutationem aliquam effatu dignam<text:line-break/>fieri fat est, poterit enim in aliquo ex sequentibus decreto-<text:line-break/>riis diebus integra solutio advenire. Nunquid igitur solum<text:line-break/>-suppositio quaedam est hic sermo, vel est visus etiam salis<text:line-break/>aegrotus? Mihi quidem habere haec omnia quae nunc di-<text:line-break/>ximus illenidetur de quuscribit Hippocrates in tertio epidemiu-</text:span></text:p>
      <text:p text:style-name="P8"><text:span text:style-name="T22">octavus, tta autem omnis termo </text:span><text:span text:style-name="T22">le </text:span><text:span text:style-name="T22">habet: </text:span><text:span text:style-name="T47">In Abderis erat<text:line-break/>Anaxion, qui habitabat circa portas Thracias. Febris<text:line-break/>acuta invasit hominem, lateris dextri dolor continuus adi-<text:line-break/>erat, tujsis sicca, neque expuebat primis diebus - sitibun-<text:line-break/>dus erat et pervigil, urinae bene coloratae, tenues et mul-<text:line-break/>tae. Sexto die deliravit, a fomentis nulla fiebat doloris<text:line-break/>remistio. • Septimo die gravius sc habuitnam et febris </text:span><text:span text:style-name="T47">i<text:line-break/></text:span><text:span text:style-name="T47">intendebatur, neque dolores minuebantur et tusi es infesta-<text:line-break/>bant, difsicilemque habebat anhelitum. Octavo die ve-<text:line-break/>nam in cubito secui, sanguis multus estsiuxit, qualem<text:line-break/>oportuit, dolores remisti sunt, tujsces tamen siccae inseque-<text:line-break/>bantur. Undecimo </text:span><text:span text:style-name="T47">die </text:span><text:span text:style-name="T47">scbres minores jactae sunt, parum<text:line-break/>circa caput sudavit, tujses et quae exibant </text:span><text:span text:style-name="T14">α </text:span><text:span text:style-name="T47">pulmone , /</text:span><text:span text:style-name="T62">ia</text:span><text:span text:style-name="T47">-<text:line-break/>ruidiora erant. Decirnosieptimo coepit quaedam pauca con-<text:line-break/>cocta expuere, levatus esu Vigesimo sudavit, scbre libe-<text:line-break/>ratus esi, post qrisim levatus est, siticulojus vero erat, ne-<text:line-break/>que</text:span><text:span text:style-name="T22"> a </text:span><text:span text:style-name="T47">pulmone bonae erant expurgationes. Septima et</text:span><text:span text:style-name="T22"> vi-,<text:line-break/></text:span><text:span text:style-name="T47">gesimo febris rediit et tujsiit, eduxit concocta multa, uri-<text:line-break/>nis sedimentum multum et album, sine siti restitit, l,</text:span><text:span text:style-name="T62">ene</text:span></text:p>
      <text:p text:style-name="P10"><text:span text:style-name="T22">i</text:span></text:p>
      <text:p text:style-name="P8"><text:span text:style-name="T3">. </text:span><text:span text:style-name="T3">* </text:span><text:span text:style-name="T3">&gt;</text:span></text:p>
      <text:p text:style-name="P10"><text:span text:style-name="T47">spirans suctus esi. Quarto et trigesimo die sudavit per<text:line-break/>totum corpus, sine scbre restitit, atque ex toto</text:span><text:span text:style-name="T22"> indicatus<text:line-break/>esi. Huic sane et alia, quemadmodum supposuimus, vi-<text:line-break/>dentur advenisse. Et de urinis quamvis non pluries, quem-<text:line-break/>admodum consuevit in aliis aegrotis, scd bis saltem mentio-<text:line-break/>nem faciens, lu principio quod tenues essent, in septimo<text:line-break/>et vigesimo die subjungens, urinis sedimentum multum et<text:line-break/>album palam facit, tum primum exquisite coctas urinas<text:line-break/>minxisse, propterea igitur, ut et antea dixi, in die vigesimo'<text:line-break/>crisim quandam habuit, fed imperfectam quidem, quoniam<text:line-break/>in derimo septimo coepit quaedam cocta expuere, non ta-<text:line-break/>men integra crisis subsecuta est, quoniam neque exquisita<text:line-break/>cbctio urinarum aut sputorum; propterea igitur inquit,<text:line-break/>erat </text:span><text:span text:style-name="T47">autem siticulosus, atque ex pulmone non erant bonae<text:line-break/>expurgationes.</text:span><text:span text:style-name="T22"> Hic igitur nobis ad memoriam revocans,<text:line-break/>quod recte dictum est. </text:span><text:span text:style-name="T47">Quae relinquuntur in morbis post cri-<text:line-break/>sim, recidivas sacere consueverunt.</text:span><text:span text:style-name="T22"> De septimo ac vige-<text:line-break/>simo die lege enarrationem, quae ita se habet: </text:span><text:span text:style-name="T47">Septimo et.</text:span></text:p>
      <text:p text:style-name="P10"><text:span text:style-name="T22">«</text:span></text:p>
      <text:p text:style-name="P8"><text:span text:style-name="T47">vigesimo rediit febris, tujsiit, eduxit concocta multa, uri--<text:line-break/>nis multwn sedimentum album, sine siti restitit.</text:span><text:span text:style-name="T22"> Nam<text:line-break/>quum antea dixisset quod in tempore intermedio<text:line-break/>post vigesimum diem et sitis remansit et a pulmone non<text:line-break/>erant bonae expurgationes, deinceps inquit quod in se-<text:line-break/>ptimo et vigesimi, die facta recidiva febricitavit, sine<text:line-break/>sili autem restitit et bona expuere coepit, lu urinis sub-<text:line-break/>sidentiam habebat multam atque albam. Hoc igitur est<text:line-break/>quod prius dicebatur, quod videlicet in morbis febrilibus<text:line-break/>tale quid accidit, quale in iis quae suppurant inflammationi-<text:line-break/>bus. • Sicuti enim ibi, quum generatur pus et dolores et<text:line-break/>febres praecipue contingunt, ita et hic' dum concoquuntur<text:line-break/>humores qui febrem inducunt. Sic igitur et in Anaxione.<text:line-break/>quantum ex prima illa crisi defectu relictum erat, hoc rur-<text:line-break/>sus effervescens iu coctionis tempore, illam quae antecessit<text:line-break/>fecundam crisim febrem generavit Hoc vero a naturali<text:line-break/>calore, non autem febrili provenisse, dierum natura non,<text:line-break/>minime indicabat; prunum enim undecimus bonam, fed</text:span></text:p>
      <text:p text:style-name="P8"><text:span text:style-name="T22">obscuram lucepit coctionem; deinde decirnussepfimus lignum<text:line-break/>coctionis manifestius ostendit; deinde vigesimus crisim im-<text:line-break/>perfectam, post hunc vero septimus et vigesimus integrae<text:line-break/>coctionis indicia dedit. Propterea subinferens inquit:<text:line-break/></text:span><text:span text:style-name="T47">Quarto et trigesimo die sudavit per totum, sine febre resti-<text:line-break/>tit , dtque ex toto judicatus esi.</text:span><text:span text:style-name="T22"> Liquet eniui quod in tri-<text:line-break/>gesimo quarto die, qui septimus est post septimum et vigesi-<text:line-break/>mum, concoctae sunt simul et excretae omnes morbi causae,<text:line-break/>per sputa vero quae lu thorace; Oportet autem hujus<text:line-break/>meminisse sermonis et ob praesentia et ob illa quae dicenda<text:line-break/>sunt, et haec tria invicem ’ differre arbitrandum et obscuram<text:line-break/>coctionem et manifestam atque perfectam; obscura enim<text:line-break/>undecimo, manifesta vero decimoseptimo, persecta vero vi-.<text:line-break/>gefimoseptimo facta est; post quem in omnibus septem diebus<text:line-break/>morbus solutus est, et sic totum hoc tempus status, quemadmo-<text:line-break/>dum et in sequentibus manifestius ostendemus. Hoc igitur<text:line-break/>sputum, quod septimo et vigesimo die apparuit, si quidem<text:line-break/>in primis morbi diebus apparuisset cum urinis bonum sedi-</text:span></text:p>
      <text:p text:style-name="P8"><text:span text:style-name="T22">mentum habentibus, fieri non potuisset quin in prima se-<text:line-break/>ptimana morbus judicaretur. Primos voco dies morbi quos<text:line-break/>primus quaternarius coercet.</text:span></text:p>
      <text:h text:style-name="Heading_20_2" text:outline-level="2">Cap. XIX.</text:h>
      <text:p text:style-name="P152"><text:span text:style-name="T22">Et primum igitur morbi principium<text:line-break/>juxta secundum significatum in hoc circumscribi tempore<text:line-break/>prius dicebam, et hoc est quod inquit: </text:span><text:span text:style-name="T47">In pleuriticis sputum<text:line-break/>si statim appareat, incipiente morbo ipsam breviorem fauit.<text:line-break/></text:span><text:span text:style-name="T22">Nam quum principium triplex dicatur, secundum unum quidem<text:line-break/>modum de primo insultu, qui fimplex est et latitudine caret,<text:line-break/>secundum alterum vero de eo, quod ad tertium extenditur<text:line-break/>diem, quod solum mihi somniare videtur Thessalus, et prae-<text:line-break/>ter haec etiam id, quod tanquam pars accipitur totius morbi,<text:line-break/>quod manifestae coctionis signa definiunt, de omnibus his<text:line-break/>Hippocrates verba facit, quemadmodum ex iis quae antea<text:line-break/>scripsimus liquet et in sequentibus commentariis manssestius<text:line-break/>oflendetur. Quod vero juxta fecundum fignificatum prinri-<text:line-break/>pium ostenderit, quum dixit id sputum, quod lu pleuriticis'<text:line-break/>appareat lu principio breviorem facere, neminem latere ar-</text:span></text:p>
      <text:p text:style-name="P129"><text:span text:style-name="T3">’<text:tab/>ΛΧ </text:span><text:span text:style-name="T22">I </text:span><text:span text:style-name="T3">.1<text:tab/></text:span><text:span text:style-name="T3">\ </text:span><text:span text:style-name="T3">'</text:span></text:p>
      <text:p text:style-name="P10"><text:span text:style-name="T22">bitror, sed hoc etiam in sequentibus distinguemus. Quo .<text:line-break/>pacto vero quispiam aut jam praesens atque perfectum id,<text:line-break/>quod tanquam totius pars morbi principium accipitur, co-<text:line-break/>gnoscere queat, aut jam finiturum praecognoscere, mihi jam<text:line-break/>videor demonstrasse. Nam jam persecti principii manife-<text:line-break/>stum et firmum eft signum coctio manifesta, finituri autem<text:line-break/>et ipsius morbi natura et tempus anni et aetas laborantis,<text:line-break/>praeterea autem et regio in qua aegrotat, et modus ejus<text:line-break/>qui antecesserit nictus, quum nondum morbo correptus<text:line-break/>esset. Specialiora vero indicia suturi finis primo morbi tem-<text:line-break/>pore coctionis indicia sunt.. Et quo pacto haec praeco-<text:line-break/>gnoscere oporteat, quando maxime futura fint, dicetur<text:line-break/>quidem diligentius et in iis quae .loquuntur, dicetur autem<text:line-break/>et nunc quod considerare oportet, quantum distant praes-<text:line-break/>entia cruditatis signa ab iis quae aderunt in manifesta co-<text:line-break/>ctione, et quisnam fit in morbo motus</text:span><text:span text:style-name="T22">, </text:span><text:span text:style-name="T22">hoc est utrum acute '<text:line-break/>aut tarde ac veluti succenfus moveatur’. Utilissimum vero<text:line-break/></text:span><text:span text:style-name="T22">'-</text:span><text:span text:style-name="T69">y</text:span><text:span text:style-name="T22"> *</text:span></text:p>
      <text:p text:style-name="P130"><text:span text:style-name="T47">y <text:tab/></text:span><text:span text:style-name="T14">γ</text:span><text:span text:style-name="T47"><text:tab/><text:tab/> </text:span><text:span text:style-name="T47">-----<text:tab/><text:tab/><text:tab/>j<text:tab/></text:span><text:span text:style-name="T47"><text:tab/></text:span></text:p>
      <text:p text:style-name="P6"><text:span text:style-name="T22">ad haec, imo vero summopere necessarium est exquisite<text:line-break/>scire dignoscere quantum invicem superant ac superantur<text:line-break/>et coctionis </text:span><text:span text:style-name="T22">et </text:span><text:span text:style-name="T22">cruditatis signa, nam et cruditatis signa non<text:line-break/>parvam inter fe habent differentiam, adhuc autem nragis et<text:line-break/>coctionis. Si quidem integrae cruditatis indicia in primis<text:line-break/>quatuor diebus permaneant, longum erit huic morbo prin-<text:line-break/>cipii tempus, si vero obscurae mediocriter in ipso apparue-<text:line-break/>rint , longum quidem et hoc erit, sed non priori similiter;<text:line-break/>si autem parva suerint cruditatis signa, futurum etiam prin-<text:line-break/></text:span><text:span text:style-name="T22">, </text:span><text:span text:style-name="T22">cipii tempus statim erit. His addenda funt et illa quae ah</text:span></text:p>
      <text:p text:style-name="P10"><text:span text:style-name="T22">Hippocrate dicta funt longioris temporis esse significativa,<text:line-break/>de quibus in fequentibus nobis plenior erit sermo. Nunc<text:line-break/>ergo gratia exempli hujus aphorisini meminerimus: </text:span><text:span text:style-name="T47">Frigi-<text:line-break/>di sudores cum acuta quidem scbre mortem significant,<text:line-break/>cum mitiori vero morbi diuturnitatem.</text:span><text:span text:style-name="T22"> Nam fi in primis<text:line-break/>diebus praevalentibus adhuc cruditatis signis aliqua talia<text:line-break/>signa apparuerint, principii tempori addent, et liquet etiam</text:span></text:p>
      <text:p text:style-name="P8"><text:span text:style-name="T22">quod tempus incrementi longius erit, atque eadem ratione<text:line-break/>status post multum tempus occurret, sic autem et morbi<text:line-break/>solutio.</text:span></text:p>
      <text:h text:style-name="Heading_20_2" text:outline-level="2">Cap. XX.</text:h>
      <text:p text:style-name="P152"><text:span text:style-name="T22">Quare non solum primi temporis in pri-<text:line-break/>mis diebus aliquam habebis artificiosam conjecturam, scd<text:line-break/>etiam sequentium. Exquisitius autem et,magis ipsa praeco-<text:line-break/>gnosces, si succedentibus quartanariis mentem adhibueris.<text:line-break/>Nam primus qui obscurum coctionis signum ostendit, ipse<text:line-break/>manifestius reliquum principii tempus indicabit: quum jam<text:line-break/>hoc tibi sine ulla dubitatione constabit, quod universum illud<text:line-break/>tempus, in quo nullum est manifestum coctionis signum, pri-<text:line-break/>mum est ex quatuor morbi temporibus, quod nos princi-<text:line-break/>pium nominamus. Nam si ad hoc respexeris, nihil erit<text:line-break/>amplius dissiclle invenire, si in tut primis diebus ab iis quae<text:line-break/>primo die apparuerunt tot jam praeterierint, quot adhuc<text:line-break/>erunt reliqua transigenda usque ad manifestam coctionem.<text:line-break/>Inde autem incrementum incipit, fed in hoc vel aliqua de-<text:line-break/>fecta crisis apparebit, quemadmodum panio antea in.pleu-</text:span></text:p>
      <text:p text:style-name="P8"><text:span text:style-name="T22">riticis ostendi, vel si morbus expectaverit integrum statum,<text:line-break/>sic et crisis integra erit. Saepius vero neque ulla fit. crisis<text:line-break/>in. status tempore, scd -paulatim morbus solvitur, longo<text:line-break/>tempore coctionem recipiens. Quo padto autem, antequam<text:line-break/>fiant haec, futura praecognoscere oporteat, in sequentibus<text:line-break/>commentariis explicabitur; nam in ipsis liquido ostendam,<text:line-break/>quando in incrementis,- -quando etiam in statibus morbus<text:line-break/>crisim habeat et quando, sine ulla oinnino crisi paulatim </text:span><text:span text:style-name="T47">co-<text:line-break/>ctus</text:span><text:span text:style-name="T22"> dissoIvatur. Et clarum est quod hujusmodi solutionem<text:line-break/>neque crisim nomino, si qua vero conscrtim fiat permutatio,<text:line-break/>et multo magis adhuc eam agitationem quae ipsam praece-<text:line-break/>dit, ita appellare consuevi. Equidem harum quoque prae-<text:line-break/>cogintiones in sequentibus dicam. Melius enim est non sc-<text:line-break/>lurn , quod in tempore integram morbus habebit solutionem,<text:line-break/>sed etiam utram, cum magno aliquo certamine, vel sine<text:line-break/>vexatione atque periculo aliquo intelligere. Haec igitur<text:line-break/>omnia in sequentibus commentariis ostendentur et praeterea<text:line-break/>bonarum et malarum crisium praecognitiones, perfectarum</text:span></text:p>
      <text:p text:style-name="P8"><text:span text:style-name="T22">quoque ac imperfectarum. In.horum vero omnium princi-<text:line-break/>pio praeponam ipsorum morborum invadentium digno-<text:line-break/>tiones. Quoniam enim et ab ipso morbo diximus oportere<text:line-break/>quaedam de temporibus universalibus nosse, ac praeterea a<text:line-break/>tempore anni et ab aliis quae diximus, nisi eorum omnium<text:line-break/>statim a primo die aliquam habeamus cognitionem, simile<text:line-break/>quiddam multis medicorum juniorum patiemur. Nam sicuti<text:line-break/>illi utrumque ignotorum alterum per alterum monstrare<text:line-break/>conantur, vel quod notius est per id quod minus notum<text:line-break/>est, sic et nobis accidet, nisi uniuscujusque morbi formam<text:line-break/>statim a primo die aliquo modo dignoscamus. Optimum<text:line-break/>igitur est, fi in ipso primo die dignoscamus, </text:span><text:span text:style-name="T47">et hoc</text:span><text:span text:style-name="T22"> rnillies<text:line-break/>jam fieri posse probavimus at.tertianos.et quartanos et quo-<text:line-break/>tidianos circuitus iu primo statim die agnovimus; fi vero ali-<text:line-break/>quando lu hoc manifeste dignosci non possit, tunc conjectu'<text:line-break/>ram aliquam artificiosam habebimus, ex qua bonam victus<text:line-break/>rationem instituere incipiemus, exactam autem notitiam asse-<text:line-break/>queinur infecundo die, vel omnino in tertio vel in quarto.</text:span></text:p>
      <text:p text:style-name="P8"><text:span text:style-name="T22">Et hoc igitur ip</text:span><text:span text:style-name="T85">s</text:span><text:span text:style-name="T22">um melius fuerit o</text:span><text:span text:style-name="T85">s</text:span><text:span text:style-name="T22">tendere et praebere indicia<text:line-break/>eorum quorum a primo die </text:span><text:span text:style-name="T85">st</text:span><text:span text:style-name="T22">atim exqui</text:span><text:span text:style-name="T85">s</text:span><text:span text:style-name="T22">itam po</text:span><text:span text:style-name="T85">ss</text:span><text:span text:style-name="T22">umus<text:line-break/>habere cognitionem, eorumque etiam quae conjectura<text:line-break/>quadam non inar</text:span><text:span text:style-name="T85">t</text:span><text:span text:style-name="T22">if</text:span><text:span text:style-name="T85">i</text:span><text:span text:style-name="T22">cio</text:span><text:span text:style-name="T85">s</text:span><text:span text:style-name="T22">a dignoscere </text:span><text:span text:style-name="T85">s</text:span><text:span text:style-name="T22">peramus, </text:span><text:span text:style-name="T85">s</text:span><text:span text:style-name="T22">ed exacte<text:line-break/>in tertio et quarto disc</text:span><text:span text:style-name="T85">ern</text:span><text:span text:style-name="T22">i</text:span><text:span text:style-name="T85">m</text:span><text:span text:style-name="T22">us. Rur</text:span><text:span text:style-name="T85">s</text:span><text:span text:style-name="T22">us igitur a</text:span><text:span text:style-name="T85">b</text:span><text:span text:style-name="T22"> his primo<text:line-break/>au</text:span><text:span text:style-name="T85">s</text:span><text:span text:style-name="T22">picati in </text:span><text:span text:style-name="T85">s</text:span><text:span text:style-name="T22">ecundo hbro, re</text:span><text:span text:style-name="T85">li</text:span><text:span text:style-name="T22">qua etiam </text:span><text:span text:style-name="T85">s</text:span><text:span text:style-name="T22">ingula quae promi</text:span><text:span text:style-name="T85">s</text:span><text:span text:style-name="T22">im</text:span><text:span text:style-name="T85">u</text:span><text:span text:style-name="T22">s<text:line-break/>convenienti ordine pro</text:span><text:span text:style-name="T85">s</text:span><text:span text:style-name="T22">equemur.</text:span></text:p>
      <text:h text:style-name="P1" text:outline-level="1"><text:bookmark-start text:name="bookmark23"/>GALENI DE CRISIBUS LIBER II<text:bookmark-end text:name="bookmark23"/></text:h>
      <text:h text:style-name="Heading_20_2" text:outline-level="2">Cap. I.</text:h>
      <text:p text:style-name="P152"><text:span text:style-name="T22">Dictum quidem </text:span><text:span text:style-name="T22">et </text:span><text:span text:style-name="T22">jam antea est ab luitio,<text:line-break/>sed et nunc etiam melius est meminisse, quod sive universam<text:line-break/>in morbo mutationem, sive subitam tantum, sive bonam,<text:line-break/>sive eam quae antecedit omnes subitas alterationes, pertur-<text:line-break/>bationem quispiam velit nominare crisim, non meum est,<text:line-break/>hoc in loco propositum definire, sed quopacto optime quis-<text:line-break/>piam has omnes jam praesentes dignosceret et suturas adhuc<text:line-break/>praecognosceret, id est hujusmodi sermonis institutum. At<text:line-break/>quum maximum ac summopere necessarium ad haec omnia</text:span></text:p>
      <text:p text:style-name="P8"><text:span text:style-name="T22">jam demonstraverimus, tum dignoscere praesentia jam mor—<text:line-break/>borum tempora</text:span><text:span text:style-name="T22">, </text:span><text:span text:style-name="T22">tum praecognoscere futura, • deinceps uniti<text:line-break/>uscujusque temporis tum dignotiones tum praecognitiones'<text:line-break/>scripsimus. Et quoniam eas 'ex multis fieri demonstravi-<text:line-break/>mus, quorum unum est ipsius morbi natura, quo pacto et<text:line-break/>hanc optime quispiam posset dignoscere in hunc fecundum<text:line-break/>librum tradere distuli. </text:span><text:span text:style-name="T22">Si </text:span><text:span text:style-name="T22">quispiam nohiscum afluit in cura-<text:line-break/>tione aegrotantium , ex prima accessione </text:span><text:span text:style-name="T22">et </text:span><text:span text:style-name="T22">quotidianam feb-<text:line-break/>rem et tertianam et quartanam et scmitertianam et. caufum<text:line-break/>appellatum, plurimosque alios morbos praenoscentibus, ex<text:line-break/>ipso opere hujus contemplationis habuit experientiam; quod '<text:line-break/>si nunquam talibus praedictionibus interluit, aequum est hunc<text:line-break/>neque ddrnirari ea quae dicemus, antequam veritatem </text:span><text:span text:style-name="T22">in<text:line-break/></text:span><text:span text:style-name="T22">ipsis experiatur, fed neque etiam damnare, priusquam uni--'<text:line-break/>verso sermoni nostro auscultaverit, atque usu ipso explora-'<text:line-break/>verit. Audire quidem atque intelligere ea quae dicuntur<text:line-break/>omnibus commune est; ita enim a me dare explicabuntur, ut<text:line-break/>neminem latere possint; sermones autem nostros experientia</text:span></text:p>
      <text:p text:style-name="P131"><text:span text:style-name="T38">llAMNTJs TOX IX.<text:tab/>S</text:span><text:span text:style-name="T61">a</text:span></text:p>
      <text:p text:style-name="P7"><text:span text:style-name="T47">'si<text:line-break/></text:span><text:span text:style-name="T22">comprobare, si quidem nobiscum suturus est, illi erit quam<text:line-break/>facile; quod si ipse per se ipsum explorare voluerit, non<text:line-break/>aeque expedit urna Verum et in pulsuum differentiis exer-.<text:line-break/>citatum esse oportet, atque omnium artis operationum suffi-<text:line-break/>cientem habere experientiam, veram enim speculationem ,<text:line-break/>non ex iis, quae male judicantur, sed ex iis, quae recte<text:line-break/>pertractantur, aequum est comprobari. Hos igitur solos<text:line-break/>ad disciplinam, atque eorum, quae docentur, judicium<text:line-break/>fernio noster admittit, reliquos vero qui medicinae artem<text:line-break/>adeo dedecorarunt, ut eam sex mensium fecerint disciplinam,<text:line-break/>hos neque junices, neque discipulos adhibet; alterum enim<text:line-break/>non possunt, alterum nolunt.</text:span></text:p>
      <text:h text:style-name="Heading_20_2" text:outline-level="2">Cap. II.</text:h>
      <text:p text:style-name="P152"><text:span text:style-name="T22">Dicendiim jam igitur quo pacto quispiam<text:line-break/>lu primo die morbi naturam exacte dignoscat Diem autem<text:line-break/>per totum hunc fermonem nostrum in eo accipiemus signisi-<text:line-break/>catu, ut non folum lucem, scd noctem etiam complectatur;<text:line-break/>sicuti et mensem </text:span><text:span text:style-name="T47">ex</text:span><text:span text:style-name="T22"> triginta diebus constare dicimus, non id<text:line-break/>tempus tantum, quo sol supra terram fertur, appellantes</text:span></text:p>
      <text:p text:style-name="P8"><text:span text:style-name="T22">diem, sed etiam illi tempus noctis adjicientes; sic enim an-<text:line-break/>nuru quodammodo dicimus trecentos et fexagluta quinque<text:line-break/>dies complecti. Sicuti autem de diei nominelet de ejus si-<text:line-break/>nificatu distinximus, eodem, ut arbitror, modo de morbi osten-<text:line-break/>dere oportet, quod </text:span><text:span text:style-name="T22">est </text:span><text:span text:style-name="T22">affectio quaedam praeter maturam<text:line-break/>laedens actiones et quod duplex saepe una consistit Haeo<text:line-break/>vero utraque in libris de morborum differentiis sunt demon-<text:line-break/>strata. Simplicem itaque affectionem nemo , qui perspicaci<text:line-break/>sit intelligentia, in primo die ignorabit; habet enim propria<text:line-break/>indicia; eam vero, quae commixta est, non omnibus per<text:line-break/>initia contingit cognoscere. Neque vero absurdum est ad<text:line-break/>duplicis affectionis cognitionem duobus opus esse ‘diebus,<text:line-break/>sicuti si triplex suerit tribus; at vero unam simplicem igno-<text:line-break/>rare affectionem, absurdum et maxime turpe. Oportet ita-<text:line-break/>que in omnibus simplicibus allectionibus exercitari, ut sin-<text:line-break/>gulas seorsum et jam perfeetas noscamus; nam nisi in hoc<text:line-break/>accurateanlea laboraverimus, neque incipientem et parvam<text:line-break/>adhuc existentem agnoscemus, sicuti neque olivam vel.<text:line-break/>ficum vel quercum nuper terra pullulantem poteris unquam<text:line-break/>a „ „</text:span></text:p>
      <text:p text:style-name="P8"><text:span text:style-name="T22">internoscere, si jam perfectas plantas ignoraveris:, quod<text:line-break/>vero hoc etiam majus est, neque ipsas jam perfectas simpli-<text:line-break/>citer cognoscere sufficit, fed nisi jam perfectas praecogno-<text:line-break/>yeris, nullum ex iis, quae nuper natae funt, separatior lu-.<text:line-break/>ternosces; uon tamen neque statior neque quamprimum<text:line-break/>quum in istas lucideris, sed sicuti ex perfectis singulas, non<text:line-break/>semel, neque raro conspicatus, sufficiens </text:span><text:span text:style-name="T22">ad </text:span><text:span text:style-name="T22">prompte cogno-<text:line-break/>scendum factus es, eodem, arbitror, </text:span><text:span text:style-name="T22">modo </text:span><text:span text:style-name="T22">te oportet et<text:line-break/>ex iis, quae nuper natae, sunt, singulas non Perne! neque<text:line-break/>bis, sed saepius contemplando , sufficientem ipsarum habere<text:line-break/>notitiam. Quare si quid eorum; quae in hoc loco scribun-<text:line-break/>tur, ad exercitationem referre lentaveris., prima autem te<text:line-break/>experientia fefellerit, non propterea statim desperaveris,<text:line-break/>quasi id assequi non possis; neque a meditatione recedas<text:line-break/>prius quam saepissime in eadem exercitatione perstiteris.<text:line-break/>Neque enim qni sagittandi artem medicatione assequi student,<text:line-break/>licet saepius in principio aberrent a meta, vides ob id fuum<text:line-break/>exercitium demittere, aut propter aberrationem animo con-</text:span></text:p>
      <text:p text:style-name="P8"><text:span text:style-name="T22">tristari. Quando igitur sagittandi </text:span><text:span text:style-name="T47">artem ,</text:span><text:span text:style-name="T22"> minimam existen-<text:line-break/>tem, adeo nt etiam </text:span><text:span text:style-name="T47">a</text:span><text:span text:style-name="T22"> mancipiis commode pertractetur, nemo<text:line-break/>statim incipiens assequi integre potest, quid de alte Asoie-<text:line-break/>piadum existimare oportet, quae tam multa indiget contem-<text:line-break/>platione et tam exquisita ac laboriosa ih operibus- exercita-<text:line-break/>tione ? Siquidem unus ex eorum numero sueris, quipro re-<text:line-break/>bus pulcherxisms atque honestissimis laborare institueris,<text:line-break/>primum omnis, quae dicentur in singulis morbis, diligenter<text:line-break/>perdisces</text:span><text:span text:style-name="T22">, </text:span><text:span text:style-name="T22">deinde in ipsis operibus exercitaberis, deinde ita<text:line-break/>de Ius ferre sententiam lentabis, nunquid vere aut fallo di-<text:line-break/>ctum fit’ </text:span><text:span text:style-name="T69">:</text:span><text:span text:style-name="T22"> Quod si, ut'diximus/ otiosam et socordem altani<text:line-break/>egeris, </text:span><text:span text:style-name="T47">'vel</text:span><text:span text:style-name="T22"> laboriosam quidem, sed circa deteriora, divitias,<text:line-break/>honorem </text:span><text:span text:style-name="T47">ei</text:span><text:span text:style-name="T22"> civilem potentiam veritati praefer endo, melius<text:line-break/>tibi suerit, -rrequs hanc contemplationem attinere, ne in<text:line-break/>plenum coeno puteum aquam puram insundas; nam et aquam<text:line-break/>corumpes, neque puteum qnicquain jiivabis. Simplicem<text:line-break/>igitur morbonrni singulorum affectionem, jam einm'ad veri-<text:line-break/>tatis amicum me converto , primo'ipsam per </text:span><text:span text:style-name="T47">fe</text:span><text:span text:style-name="T22"> ipsc ipsam</text:span></text:p>
      <text:p text:style-name="P7"><text:span text:style-name="T22">cognoscere studeas, </text:span><text:span text:style-name="T22">ac </text:span><text:span text:style-name="T22">circa hoc te exerceas non ex<text:line-break/></text:span><text:span text:style-name="T22">iis </text:span><text:span text:style-name="T22">folum, quae ipsi extrlusece adiacent, qualis *est con-<text:line-break/>templatio multorum, sed primum quidem ac maxime ex<text:line-break/>_ iis, quae secundum propriam insunt substantiam: delude </text:span><text:span text:style-name="T47">jam<text:line-break/>ex iis, quae saepius</text:span><text:span text:style-name="T22"> accidunt, velutiin ea febre, quae ter-<text:line-break/>tiana nominatur, non hoc tantum advertas, si tertio quoque<text:line-break/>die fiant accessiones luinfebricitationem desinentes; nam si duae<text:line-break/>tertianae fierent aut duae quartanae, duae quidem tertianae<text:line-break/>quolibet die, per tertium autem duae quartanae, accenduntur;<text:line-break/>quare vel duas tertianas unam putabis quotidianam,' vel duas<text:line-break/>quartanas unam tertianam Sed formamipfam' febrium te in-<text:line-break/>spicere jubeo ; neque enim iu insultibus accessionum similes sunt<text:line-break/>neque incrementis neque statibus neque remissionibus, neque in<text:line-break/>caloris qualitate, neque lu motu arteriarum, neque in iis quae fu-<text:line-break/>pervemunt symptomatis. Si ergo neque tertianam ipsam p er se<text:line-break/>ipsam neque quotidianam unquam inspicer elicuisset ,’lu-<text:line-break/>eerta foret eurum dignotio, scd quoniam et tertianam fepa-<text:line-break/>tatiui datur contemplari; exorsam et progressam et persc*</text:span></text:p>
      <text:p text:style-name="P8"><text:span text:style-name="T22">ctam et solutam, eodemque modo qnotidianam, non ad-<text:line-break/>modum difficile </text:span><text:span text:style-name="T22">est </text:span><text:span text:style-name="T22">ab una quotidiana duas tertianas<text:line-break/>distinguere.</text:span></text:p>
      <text:h text:style-name="Heading_20_2" text:outline-level="2">Cap. <text:span text:style-name="T100">II</text:span>I.</text:h>
      <text:p text:style-name="P152"><text:span text:style-name="T22">Age igitur primum incipe exercitari in ,<text:line-break/>veris atque exquisitis typis. Neque enim aliud quicquam<text:line-break/>frustra scripsit Hippocrates, neque illud etiam, quod exqui-<text:line-break/>sita </text:span><text:span text:style-name="T47">tertiana in scptem circuitibus, quod' Ibngijsimum esi,<text:line-break/>judicatur.-</text:span><text:span text:style-name="T22"> Quaenam igitur est haec tertiana exquisita?<text:line-break/>nullum enim ejus indicium scripsit Hippocrates tale, ut etiam<text:line-break/>vulgaribus esset manifestum. Sed si ego tu manudnxerini,<text:line-break/>facile intelliges, quam vocet exquisitam tertianam, si vero te<text:line-break/>per volumina circumvolvi permisero, antequam commode<text:line-break/>introducaris, non modo nihil utile disces, neque de tertiana<text:line-break/>neque de aliquo esto morbo, sed infinita erunt, quae obau-<text:line-break/>dies. Quum igitur legeris in aphorismis, </text:span><text:span text:style-name="T47">morbos, qui tem-<text:line-break/>pore aestivo maxime abundant</text:span><text:span text:style-name="T47">, </text:span><text:span text:style-name="T47">ejse scires continuas et ar-<text:line-break/>dentes et tertianas </text:span><text:span text:style-name="T47">plurimas,</text:span><text:span text:style-name="T22"> </text:span><text:span text:style-name="T22">primum, adverte, ne hoc ,<text:line-break/>ipsum male accipias, quod aestatem intelligit, non quae<text:line-break/>praeter naturam se habet,- qualem aliquando ait fuisse in</text:span></text:p>
      <text:p text:style-name="P8"><text:span text:style-name="T22">Cranone, quum </text:span><text:span text:style-name="T47">pluviae violentae per aestum toto tempore<text:line-break/>descendiseent,</text:span><text:span text:style-name="T22"> sed fi ordluern aliquem ac modum lu singulis tem-<text:line-break/>porum statibus annotasti, tu nunc ad memoriam revoca,<text:line-break/>quod hiems quidem prae omnibus anni temporibus hurnidis-<text:line-break/>sima est ac frigidissima, contraria vero aestas ipsi, est calidis-<text:line-break/>sima atque siccissima. Si vero contra hyerns quidem sicca,<text:line-break/>aestas vero humida fuerit, temporum status haud secundum<text:line-break/>naturam se habet. Neque igitur aestivi morbi tunc tempore<text:line-break/>aestatis grassabuntur, neque enim existimare debes, quod<text:line-break/>propter anni temporum appellationes, singuli morbi acci-<text:line-break/>dant, tales scilicet vel tales, sed propter ambientis aeris tempe-<text:line-break/>riem; ut enim naturam habuerit., ita etiam nos afficiet.<text:line-break/>Secundum hoc igitur ajebat Hippocrates,, </text:span><text:span text:style-name="T47">Quum ver au-<text:line-break/>tumno simile Jactum fuerit, autumnales morbos expectare<text:line-break/>oportet.</text:span><text:span text:style-name="T22"> Calidam autem et siccam temperiem aestalem ha-<text:line-break/>bere oporlet, quando exquisite suam naturam servaverit.<text:line-break/>Sed si hoc ita se habeat, liquet, quod aestas, quae maxime<text:line-break/>talis existit, plurimas afferet febres tertianas. Nunquid igi-<text:line-break/>tur ftatus temporis calidus et siccus magnum proventum sub-</text:span></text:p>
      <text:p text:style-name="P132"><text:span text:style-name="T14">ϋ-έοος ίχαστον</text:span><text:span text:style-name="T3"> τε </text:span><text:span text:style-name="T3">τῶν </text:span><text:span text:style-name="T3">ειρημένων αιτἰων ὰπεργάζεται, κοινῆ<text:line-break/></text:span><text:span text:style-name="T14">, ' , -<text:tab/></text:span><text:span text:style-name="T14">' </text:span><text:span text:style-name="T47">'t e::</text:span><text:span text:style-name="T78">r</text:span><text:span text:style-name="T47">‘ </text:span><text:span text:style-name="T14">ζ </text:span><text:span text:style-name="T14">' :</text:span><text:span text:style-name="T14">.<text:tab/>-</text:span></text:p>
      <text:p text:style-name="P10"><text:span text:style-name="T22">riurn tertianarum efficiet, regio autem calida et sicca non<text:line-break/>etiam plus quam frigida et huinida earundern ferax erit?<text:line-break/>hoc etiam omnino clarum esu Sed nonne et aegrotantis<text:line-break/>temperies?, hoc quoque est necessarium. Quod ssvictu ca-<text:line-break/>lidiori ac sicciori etiam usus suerit, hoc est laboribus atque<text:line-break/>vigiliis et cnris atque tristitiis, cibisque.paucioribus ac bi-<text:line-break/>liosicribus, nonne etiam lu his ipsc sc ipso biliosior redde-<text:line-break/>tur et ideo calidior et siccior? nam qnod ex causis calidis<text:line-break/>ac sieris flava bilis congeri consuerit, didicimus ab Hippo-<text:line-break/>crate, tum ex multis aliis, tum ex </text:span><text:span text:style-name="T22">iis, </text:span><text:span text:style-name="T22">quibus eam exuperare<text:line-break/>aestate dicit. Haec a me nicta funt et jam tertianae febris gener a-<text:line-break/>tionem didicistis. Quae enim aestatis tempore, eoque prae-<text:line-break/>cipuo calido et sicco advenerit, quum etiam regio talis suerit<text:line-break/>et laborantis natura similis et nictus qui antecessit ad idem<text:line-break/>spectaverit, haec potest esse febris tertiana. Et nos quidem<text:line-break/>hucusque biliosam febrem sermone genuimus, nondum au-<text:line-break/>tem tertianam et id </text:span><text:span text:style-name="T47">jure. Nam</text:span><text:span text:style-name="T22"> si febres continuas et ar-</text:span></text:p>
      <text:p text:style-name="P8"><text:span text:style-name="T22">dentes et tertianas plurimas et aestas ipsa et aliae) quas an-<text:line-break/>tea commemoravimus, causae singulae faciunt, communis<text:line-break/>est usque ad haec cum febribus ardentibus tertianae genera-<text:line-break/>tio. Sed et hoc ita sc habere ridetur, et ipsa tertisuaeac-<text:line-break/>cessio ab acutissimis, maximeque ardentibus febribus nullo<text:line-break/>modo deficit, sed hoc differt, quod in hac per totum </text:span><text:span text:style-name="T47">cor-<text:line-break/>pus</text:span><text:span text:style-name="T22"> bilis defertur, atque ideo vehemens </text:span><text:span text:style-name="T22">fit rigor, </text:span><text:span text:style-name="T22">bilisque<text:line-break/>supervenit vomitus, urluaeque ac sudores biliosi sunt, di-<text:line-break/>ctum vero de his alibi est, lu aliis vero ardentibus febribus,<text:line-break/>quae nullam habent intermissionem, flavae bilis humor lu<text:line-break/>vasis una cum sanguine contineri ostendebatur. Atque hae<text:line-break/>ipsae a tertianis differunt, quamvis eundem, qui eas facit,<text:line-break/>humorem habeant, quod lu his quidem intra venas contine-<text:line-break/>tur, in illis vero quum vehementer moveatur, per singulas<text:line-break/>corporis partes disseminatur, quo fit, ut delationes impetu<text:line-break/>ipsa per se ipsam expurgetur. Eadem causa est cur febris<text:line-break/>fudoribus atque vomitibus finiatur: in ardentibus autem<text:line-break/>febribus singulae accessiones ad infebricitationem non perve-</text:span></text:p>
      <text:p text:style-name="P8"><text:span text:style-name="T3">σφοδροτέραν, </text:span><text:span text:style-name="T14">1ν τι τοΐζ βαλανιίοις καί τοΐζ γνμνασίοις<text:line-break/></text:span><text:span text:style-name="T22">niunt, quoniam qni earum causa est humor non expurga-i<text:line-break/>tur. Sed quando lu his bilis vehementius agitatur </text:span><text:span text:style-name="T47">ac</text:span><text:span text:style-name="T22"> veluti<text:line-break/>effervescit, quumque impulsa </text:span><text:span text:style-name="T47">a valida natura totum</text:span><text:span text:style-name="T22"> corpus<text:line-break/>pervnserit, tunc rigor supervenit et febris solvitur; nam a<text:line-break/>febre ardente, luquit Hippocrates, habito superveniente<text:line-break/>rigore solutio. Quod vero, non modo causa frigida, sed et<text:line-break/>acris </text:span><text:span text:style-name="T22">et </text:span><text:span text:style-name="T22">calida rigorem laciat, in libro de causis symptomatum<text:line-break/>ostendimus, addentibus nobis eos qui calido atque acri me-<text:line-break/>dicamento ulceri imposito vehementer morsi sunt atque lu-<text:line-break/>de rigorem experti, et qui excrementis pleni fniiginosis, de-<text:line-break/>inde baluea ingressi horruerunt. Sic enim et febricitantes<text:line-break/>et qui vehementem cruditatem .patiuntur et omnes quorum<text:line-break/>corpus superfluitatibus acribus redundaverit, sive balneum<text:line-break/>sive loca vehementius a sole calefacta ingressi suerint, sive<text:line-break/>quocunque alio citato motu agitentur, statim quidem vide-<text:line-break/>mus horrere et si diutius in eisdem perstiterint, ad rigorem<text:line-break/>concussumque perduci, quoniam scilicet ubi ad balnea at-</text:span></text:p>
      <text:p text:style-name="P8"><text:span text:style-name="T22">que exercitia ventum est, qui interim humores conquieve-<text:line-break/>rant, vehementius moveantur ; hi enim ornlres agitati et per<text:line-break/>sentientia corpora violenter delati, stimulant, pungunt ac<text:line-break/>feriunt; atque hinc fensum inaequalem, rigorem concuf..<text:line-break/>surnque invehunt- Haec quidem igitur alibi dicta 'sunt.<text:line-break/>Tertiana vero febris, quae ei. flava hile'nicta ortum habet,<text:line-break/>rationabiliter statim ab initio rigorem affert non mediocrem,<text:line-break/>hoc ipso primum a quartanario rigore differentem, quoniam<text:line-break/>pungi ridetur ac vulnerari corpus, talis enim est in tertia-<text:line-break/>nis </text:span><text:span text:style-name="T47">febribus'</text:span><text:span text:style-name="T22"> rigoris fenfus, sicuti in quartana febre vehe-<text:line-break/>mentem frigefactionem habet, qualis per' gelu tempore hy-<text:line-break/>berno sentitur; ham et illud ostensum est, quod in quartana<text:line-break/>febre atra hilis redundat, sicuti in quotidiana, pituita.<text:line-break/>Tertianam itaque exquisitam febrem fieri non contingit sine<text:line-break/>rigore vehementi pungente ac feriente carnem. 'Quartana<text:line-break/>autem febris non primo statim die cum rigore invadit vehe»<text:line-break/>menti; nam progtediente ipsa atque aucta una etiam rigor<text:line-break/>augetur,' sensusque aegrotantibus adest, non quasi pungan-</text:span></text:p>
      <text:p text:style-name="P133"><text:span text:style-name="T3">, ' /Γ •" •; *• </text:span><text:span text:style-name="T22">-jila<text:tab/></text:span><text:span text:style-name="T3">’ </text:span><text:span text:style-name="T22">e </text:span><text:span text:style-name="T3">&lt; </text:span><text:span text:style-name="T22">. • • ’<text:tab/>'<text:tab/>•</text:span></text:p>
      <text:p text:style-name="P10"><text:span text:style-name="T22">tur,, sed refrigerentur et veluti contundantur usque ad ossa;<text:line-break/>nam ila eos audire licet dicentes , quod videantur . ostocopo<text:line-break/>detineri et carnem habere contusam imaginentur. In quoti-<text:line-break/>dianis autem non antecedit rigor, neque statim ab initio; ne-<text:line-break/>que, </text:span><text:span text:style-name="T47">in progressu, scd</text:span><text:span text:style-name="T22"> solum perfrigeratio. Nunquid igitur<text:line-break/>haec sola sunt tertianarum febrium indicia, vel neque etiam<text:line-break/>pnisus ullam habent cnm quartanis similitudinem ? hae enim<text:line-break/>parvos et obstruros et turdos et raros adeo pulsus faciunt in<text:line-break/>invasionibus, sicuti nulla altera affectio., tertianis, vero </text:span><text:span text:style-name="T47">par-<text:line-break/>vi</text:span><text:span text:style-name="T22"> quisiem ac obscuri, tardique ac ruri, quum invadunt,<text:line-break/>pulsus necessario adsunt, verum tarditas ac raritas non pa-<text:line-break/>rum ab iis abest, qui in quartanis accidunt; nam lu quarta-<text:line-break/>narum, principiis ridebitur tibi arteria quodammodo esse alli-<text:line-break/>gata, atque ad interiora retracta, neque liberum habere in-<text:line-break/>crementum, lu tertianis vero neque aliquid tale percipitur,<text:line-break/>sarditasqne prope accedit ad eum, qui secundum naturam<text:line-break/>est, motum. Quum vero quartanae febres invadunt, quam-.</text:span></text:p>
      <text:p text:style-name="P8"><text:span text:style-name="T22">vis aegrotus juvenis suerit, talis fit motus arteriae-qualis lu<text:line-break/>aetate decrepita. His igitur omnibus </text:span><text:span text:style-name="T22">legitimae </text:span><text:span text:style-name="T22">tertianae de-<text:line-break/>prehenditur accessio, ac praeterea </text:span><text:span text:style-name="T22">certus </text:span><text:span text:style-name="T22">ordo, atque aequa-<text:line-break/>litas pulsibus inest; neque enim lu his aliqua in'uno motu<text:line-break/>adest inaequalitas, neque etiam lu collectione, quamvis hoc<text:line-break/>rarum fit et quod paucis accessionum principiis folet acci-<text:line-break/>dere. Jam igitur haec febris, quum primum invadit, ne-<text:line-break/>minem eorum latebit, qui saepius ipsam sunt contemplati,<text:line-break/>sed adhuc minus in iis, qui vocantur ascensus, atque aug-<text:line-break/>menta, nam aequalem et liberam habet celeritatem</text:span><text:span text:style-name="T22">, </text:span><text:span text:style-name="T22">statim-<text:line-break/>que ad magnitudinem, atque vehementiam excitatur,alus-</text:span><text:span text:style-name="T22">*<text:line-break/></text:span><text:span text:style-name="T22">que omnibus frequentiam respondentem, neque ipsi </text:span><text:span text:style-name="T22">ullum<text:line-break/></text:span><text:span text:style-name="T22">adest lufiamrnationis signum. Jam igitur et sitim invenit et<text:line-break/>hominem exurit et paulo post in rigore consistit, ca-<text:line-break/>lor aequaliter qnaque versus extenditur, nihiloque plus<text:line-break/>thorax extremitatibus calet,’ et si manum imposueris;in ’<text:line-break/>primo occursu quidem sit calor multus, atque acris, quique<text:line-break/>veluti quodam cum vapore’ efferatur, paulo post vero a</text:span></text:p>
      <text:p text:style-name="P134"><text:span text:style-name="T3">-<text:tab/></text:span><text:span text:style-name="T3">-<text:tab/>. </text:span><text:span text:style-name="T3">— </text:span><text:span text:style-name="T3">• </text:span><text:span text:style-name="T3">I-<text:tab/></text:span><text:span text:style-name="T22">-»»»•&lt;</text:span></text:p>
      <text:p text:style-name="P135"><text:span text:style-name="T3">,<text:tab/>• </text:span><text:span text:style-name="T22">r</text:span></text:p>
      <text:p text:style-name="P10"><text:span text:style-name="T22">manu superatur, non uti in febribus malignis ardentibus acci-<text:line-break/>dit; contra enim illae graviores ac molestiores, quanto diu-<text:line-break/>tius perdurant, apparent. Et jam bibenti tempus adest ae-<text:line-break/>grotanti, et statim post potum plurimus vapor calens per<text:line-break/>cutem exhalat, sudoris nuncius, bilisque supervenit vomi-<text:line-break/>tus, venterve solvitur et bilioium meit- Nunc ergo vel<text:line-break/>quivis exquisitam tertianam agnoscat. Supervenit enim su-<text:line-break/>dor vaporosus ac calidus, quemadmodum in balneis, tutum<text:line-break/>vero ipsis corpus aequaliter fudat, talisque est pulsus, qua--<text:line-break/>lis sanorum in exercitationibus et balneis, velox scilicet ae<text:line-break/>magnus et vehemens ac frequens, erat autem et statim ab<text:line-break/>initio aequalis, scd praeter haec omnia, etiam ad inscbri-<text:line-break/>citationem desinit,' universum accessionis tempus ultra xii.<text:line-break/>horas non extendens, nam hoc tempus longissimum est lu<text:line-break/>veris tertianis, saepius autem aliquando septem horas ac-<text:line-break/>cessio continet, nonnunquam citius aut tardius, sed non </text:span><text:span text:style-name="T22">»<text:line-break/></text:span><text:span text:style-name="T22">inustu finitur. Hunc quidem febrem si nondum noveris ter-</text:span></text:p>
      <text:p text:style-name="P8"><text:span text:style-name="T22">tianam, sed expectaveris deliram illam appellatam diatri-<text:line-break/>tuin, jam neque esses Thessalicus asinus, </text:span><text:span text:style-name="T22">scd </text:span><text:span text:style-name="T22">potius lapis.<text:line-break/>Si vero etiam ipso aegroto mejente, urina subrufa vel sub-<text:line-break/>flava et crassitie mediocris </text:span><text:span text:style-name="T22">apparet, </text:span><text:span text:style-name="T22">ac paulo post vel al-<text:line-break/>bam nebulam vel suspensum bonum fecerit, jam non etiam<text:line-break/>lapis simpliciter fores, sed is; qui molaris appellatur, si<text:line-break/>quidem hanc tertianam esse ignoraveris et exquisitam tertis-<text:line-break/>nam et quae ultra quartum circuitum non progredietur, ru-'<text:line-break/>fiore vero urina existente, neque suspenso aliquo, neque<text:line-break/>nebula in primo circuitu apparente ad septem circuitus ex-<text:line-break/>tendetur. Inter omnes autem tertianas illa simplicissima est,<text:line-break/>quae cum omnia illa nuper </text:span><text:span text:style-name="T22">a </text:span><text:span text:style-name="T22">me dicta exquisitae tertianaa<text:line-break/>signa commonstraverit, lu urinis etiam sedimentum album<text:line-break/>et laeve et aequale statim ini primo fecerit die; neque enim<text:line-break/>haec ultra tertium progredietur 'circuitum. Age igitur post-<text:line-break/>quam diximus omnia exquifitae tertianae signa, quandam<text:line-break/>veluti ipsius genealogiam per capita sarientes, jam ad aliud<text:line-break/>transgrediamur. Accessio quidem incipit cum vehementi ri- •</text:span></text:p>
      <text:p text:style-name="P8"><text:span text:style-name="T22">gcre, faciens quales diximus pulsus, deinde paulo post </text:span><text:span text:style-name="T22">.<text:line-break/></text:span><text:span text:style-name="T22">augetur, properatque ad statum cum iis quae diximus om-<text:line-break/>nibus, deinde solvitur eo quo diximus modo. Ipsius vero .<text:line-break/>generatio et tempestatem aestuosam et calentem requirit et<text:line-break/>ut summatun dicam, aestivum tempus aetatem jam confiften-<text:line-break/>tem, etjnaturam biliosam, quae lu laboribus, vigiliis, curis<text:line-break/>et inediis extiterit, et si libet, his etiam adde id quod con-<text:line-break/>suevit Archigenes propter lapideos istos methodicos adscri-<text:line-break/>bere, sit scilicet ut praesens tempestas niultas tertianas po-<text:line-break/>pulariter tulerit, ut artificiosis indiciis vulgarem quidem,<text:line-break/>veram tamen conjecturam adjungens, fidem praecognitionis<text:line-break/>adaugeas. Numquid per Deos nondum etiam dicemus hanc<text:line-break/>esse tertianam, sed lanificorum diatritum expectabinnis,<text:line-break/>quam delirus Thessalus luter mulieres educatus sub patre<text:line-break/>flagitiose lanas pectente male audebat dicere in Hippo-<text:line-break/>cratem et reliquos medicos veteres superbe iuvehens ? Qui<text:line-break/>omnia medicinae theoremata constantia ac firma pronuncra-</text:span></text:p>
      <text:p text:style-name="P7"><text:span text:style-name="T22">vit, tertianam febrem luvadeutem nequit agnoscere, scd<text:line-break/>diatriturn expectat, hoc si quidem admirabile est, quae qui-<text:line-break/>dem </text:span><text:span text:style-name="T3">ηοη </text:span><text:span text:style-name="T22">erant certa, haec certa dixit esse, omnia autem<text:line-break/>. quae vere certa erant, ignoravit. Sed hujus quidem vetu- ,<text:line-break/>lae nec meminisse convenit.</text:span></text:p>
      <text:h text:style-name="Heading_20_2" text:outline-level="2">Cap. IV.</text:h>
      <text:p text:style-name="P152"><text:span text:style-name="T22">Postquam vero exquisitam tertianam jam<text:line-break/>patefecimus, ad exquifitam quartanam transire tempus esu<text:line-break/>Cujus principium quale sit, jam diximus antea, quod vide-<text:line-break/>licet nihil simile habeat in rigore ac pulfibus cum tertianae<text:line-break/>circuitu; nunc reliqua jam dicamus. Sed neque illud ra-<text:line-break/>tione curet, ut pulsus, qui in accessionibus sunt, quamvis<text:line-break/>antea memoratos, iterum repetamus, si enim cognoveris<text:line-break/>pulsum aegrotantis naturalem, vel in altero ipsius morbo<text:line-break/>per initia accessionis affueris, nihil amplius expectabis, quin<text:line-break/>febrem invadentem quartanam esse pronuncies, nam exi-<text:line-break/>mia quaedam ad tarditatem ac raritatem conversio fit. Ego<text:line-break/>quidem nonnullos meos familiares, quorum pulsus exqui-<text:line-break/>site cognoveram, </text:span><text:span text:style-name="T47">jam ingruente accessione contemplatui;</text:span></text:p>
      <text:p text:style-name="P7"><text:span text:style-name="T22">quod tale principium nullius alterius quam quartanae febris,<text:line-break/>fore contingeret pronuntiavi, atque id evenit. Tn vero si<text:line-break/>artis, quae»circa pulsus versatur, magnam non habes peri-<text:line-break/>tiam,'deinde raritas </text:span><text:span text:style-name="T47">ac</text:span><text:span text:style-name="T22"> tarditas eorum te moveat, securius<text:line-break/>tamen ac exquisitius velis discernere, praecepta Hippocratis<text:line-break/>hoc lu loco ad memoriam revoca, qui tempore </text:span><text:span text:style-name="T47">aestivo ter-<text:line-break/>tianas febres, autumnali vero quartanas grajsuri</text:span><text:span text:style-name="T22"> dixit.<text:line-break/>Primum vero hoc ipsum considera, numquiu autumnus fri-<text:line-break/>gidarn et siccam et inaequalem habuerit temperiem, et tunc<text:line-break/>magis sperabis quartanos circuitus in ipso </text:span><text:span text:style-name="T47">fore</text:span><text:span text:style-name="T22"> srequentio-<text:line-break/>res, post haec, si regio ipsa talium febrium sit ferax, etsi<text:line-break/>aegrotantis natura -atrae bili obnoxia fit, talisque ratio vi-<text:line-break/></text:span><text:span text:style-name="T22">ctus </text:span><text:span text:style-name="T22">antecesserit, quae hujusmodi humorem congerat, et si<text:line-break/>eo tempore quartanae febres populariter fiant. Haec autem<text:line-break/>cum illis quae deinceps dicentur obsignabis, si homo lienosus<text:line-break/>suerit, vel febres erraticas passus suerit, vel si augmentum<text:line-break/></text:span><text:span text:style-name="T22">et </text:span><text:span text:style-name="T22">status maxime contraria fuerint tertianis febribus et se-</text:span></text:p>
      <text:p text:style-name="P7"><text:span text:style-name="T22">cundum caloris motum et pulsuum et praeter haec omnia, si<text:line-break/>tenues </text:span><text:span text:style-name="T22">et </text:span><text:span text:style-name="T22">albae et aquosae urluae fuerint; haec enim omnino<text:line-break/>tertianarum urinis dissimillimae sunt. Tertianam quidem a<text:line-break/>quartana, qui primo statim die nescit distinguere, neque om-<text:line-break/>nino medicus esu</text:span></text:p>
      <text:h text:style-name="Heading_20_2" text:outline-level="2">Cap. V.</text:h>
      <text:p text:style-name="P152"><text:span text:style-name="T22">Quotidianam autem a tertiana discernere<text:line-break/>facilius est; neque enim primo statim die cum rigore inva-<text:line-break/>dit, scd et progressu temporis perfrigeratio potius quam ri-<text:line-break/>gor ipsis advenit, neque ullus ordo aut aequalitas pulsibus<text:line-break/>assidet, quum primum accessiones fiunt. Novimus autem,<text:line-break/>quod in augmentis motus velocitas, magnitudo, atque ve-<text:line-break/></text:span><text:span text:style-name="T22">hementia, quae </text:span><text:span text:style-name="T22">omnia tertianis adsunt manifestissime, quoti-<text:line-break/>dianis non adsunt, fed neque deurunt laborantes, neque </text:span><text:span text:style-name="T47">de-<text:line-break/>nudare</text:span><text:span text:style-name="T22"> corpora et pallia jacture cogunt; neque multum, aut<text:line-break/>frequenter respirare, ac veluti flammam ex </text:span><text:span text:style-name="T22">ore </text:span><text:span text:style-name="T22">efflare, fri-<text:line-break/></text:span><text:span text:style-name="T22">gidnmque potum erpetere, </text:span><text:span text:style-name="T22">verum isti, quum febricitant,<text:line-break/></text:span><text:span text:style-name="T22">minime sitiunt, </text:span><text:span text:style-name="T22">urinaeque ipsis.in primis diebus tales </text:span><text:span text:style-name="T22">simt,t</text:span></text:p>
      <text:p text:style-name="P7"><text:span text:style-name="T22">quales quartanis incipientibus adfunt., atque lu primis die-<text:line-break/>bus minime sudant, fed progrediente tempore hoc etiam illis<text:line-break/>advenit. A tertiana quidem adeo manifeste differt, ut<text:line-break/>nihil cum ea simile habeat. Ad quartanam autem pro-<text:line-break/>pius accessit, sed et ab hac differt manisesse, primum<text:line-break/>quidem et maxime pulfibus, quos in aegrotis familiaribus<text:line-break/>quispiam exacte deprehendat, fed </text:span><text:span text:style-name="T22">et </text:span><text:span text:style-name="T22">rigore etiam, atque<text:line-break/>alsis extrinsecus omnibus, popter quae accidit, nam et na-<text:line-break/>tura eget humidiore, vitaque ociufa et cum repletionibus,<text:line-break/>sic igitur et-in pueris maxime exuperat, ac perrarum est,<text:line-break/>quin et.os ventriculi, vel hepar in ipsis male afficiatur; scd<text:line-break/>et cruditates autecedunt plurimae et tardae concoctiones :et<text:line-break/>acidi ructus, et quum primum febrire incipiunt, praecor-<text:line-break/>dia ultra naturalem habitum ex toto intumescunt, magna<text:line-break/>vero ex parte inflantur ac distenduntur, color his cum pal-<text:line-break/>lore albus etiam quum accessio ad statum venerit, .taliumque<text:line-break/>morborum hybernum tempus ferax est, et status temporis<text:line-break/>humidus .et ejusdem naturae locus, et accessionum princi-</text:span></text:p>
      <text:p text:style-name="P158"><text:span text:style-name="T22">-pium sub vesperam iuvadit. Ita quidem quotidiana, ter-<text:line-break/>tiana et quartana primo die invicem discernuntur.</text:span></text:p>
      <text:h text:style-name="Heading_20_2" text:outline-level="2">Cap. VI.</text:h>
      <text:p text:style-name="P157"><text:span text:style-name="T22">At </text:span><text:span text:style-name="T47">vera</text:span><text:span text:style-name="T22"> continuas quidem, scd quae idem<text:line-break/>genus cum praedictis habent, quispiam exercitatus neque<text:line-break/>lu primo die agnoscere ac inter fesc distinguere impos erit,<text:line-break/>fecundo vero, neque si etiam suerit imperitus, si qui-<text:line-break/>dem .mentem adhibuerit. Dico autem febres continuas idem </text:span><text:span text:style-name="T22">j<text:line-break/></text:span><text:span text:style-name="T22">habere genus cum singulis intermittentibus, cum tertiana<text:line-break/>quidem exquisita exquisitam ardentem, cum quotidiana<text:line-break/>vero eam, quae quolibet die facit accessionem, fed nunquam<text:line-break/>definit ad infebricitationem, sic et cum quartana illam, quae<text:line-break/>quarto quoque die sunlliter. Nam exquisita febris ardens<text:line-break/>quum omnia alia fervet exquisitae tertianae indicia, eo solo<text:line-break/>differt,-quod neque cum rigore invadit, 'neque ad lufehrici-<text:line-break/>tationem definiti Quae iero quotidie accessionem facit,<text:line-break/>quando et anni tempus et aeris statum et aetatem et natu-<text:line-break/>ram corporis et nictus rationem antecedentem, ac praeterea<text:line-break/>pulsuum formam ealoremque eundem habuerit cum exqui-</text:span></text:p>
      <text:p text:style-name="P8"><text:span text:style-name="T22">sitis quotidianis, non pervenerit autem ad infebricitationem,<text:line-break/>idem genus cum illis obtinet. Eodem modo et quae quarto<text:line-break/>quoque die accessionem facit, ad infebricitationem autem non<text:line-break/>desinit, ejusdem est generis cum quartana et palam est, quod<text:line-break/>neque rigor in ea accessiones antecedat, neque sequetur su-<text:line-break/>dor, sicuti etiam in febre ardenti horum neutrum, neque<text:line-break/>statim ob initio neque deinceps usque ad crisim, sieri po-<text:line-break/>test. ln bis igitur dignoscendis quispiam prius fe exerceat,<text:line-break/>atque invicem distinguere studeat simplices, atque imper-<text:line-break/>mixtas aliis, quae sint diversi generis febres, quas ob hoc<text:line-break/>ipsum legitimas, atque exquisitas veteres medici nomina-<text:line-break/>runt.. Nam quae ob solam flavam bilem febris accenditur<text:line-break/>sine aliquo visceris affectu, si quidem manente adhuc intra<text:line-break/>vasa bile accendatur, exquisita febris ardens est, si vero<text:line-break/>per totum corpus deferatur, tertiana. Sic et si ab atra bile<text:line-break/>fit febris, quum movetur quartana est, quum firmata est,<text:line-break/>illa, quae quarto quoque; die excrescit. Sicuti fi ex pituita<text:line-break/>ortum habeant, vel quotidianae sunt, vel quae, singulis die-</text:span></text:p>
      <text:p text:style-name="P8"><text:span text:style-name="T22">bus accenduntur. Nam quae ad inscbricitationem desinunt<text:line-break/>febres tertianae,, quartanae et quotidianae, eandem hypothe-<text:line-break/>sim cum continuis . de quibus diximus habent, uno solo<text:line-break/>luter se disserunt, quod per venas, vel per totum corpus<text:line-break/>lu eis deferuntur humores ; quare et reliqua ipsis comparia<text:line-break/>adsunt, quod vero cum rigore, vel non cum rigore et vo-<text:line-break/>mitibus quibusdam, vel sudoribus fiunt et sine his, differen-<text:line-break/>tiam habent. Continuam quidem nomino febrem , quae ad<text:line-break/>insebricitationem antequam ex toto solvatur non definit, etsi de-<text:line-break/>clinatio aliqua sensibilis appareat. Quum vero neque declinatio<text:line-break/>aliqua sensibilis fiat, semper vero a primo principio febris usque<text:line-break/>ad crisim similis perseveraverit, erit et haec ex genere febri-<text:line-break/>um ardentium, ab iisdem vero' quod sit acutior differt. Sed<text:line-break/>necne in primo ale, neque lu secundo possibile est </text:span><text:span text:style-name="T47">hujus-<text:line-break/>modi febrem</text:span><text:span text:style-name="T22"> praenoscere, neque alloqui est utile, sufficit<text:line-break/>enim genus agnoscere, quod scilicet biliosa sit, atque ardens<text:line-break/>et peracuta; neque enim si etiam fynochum ipsam nomina-<text:line-break/>veris, ut quidam medici faciunt, appellationis ratione a<text:line-break/>febribus ardentibus toto genere differt, sicuti neque ob id,</text:span></text:p>
      <text:p text:style-name="P8"><text:span text:style-name="T22">quod tres synochi differentias agnoscentes, proprium fiUgu-<text:line-break/>lis ipsorum nomen imposuerunt, has quidem 'increscentes,<text:line-break/>illas vero in eodem vigore atque tenore perseverantes,<text:line-break/>alias decrescentes nominantes. Jam ex hac diversitate ap-<text:line-break/>pellationum differre secundum genus est existimandum, quare<text:line-break/>neque ad praesentem tractatum eorum digno tio plurimum<text:line-break/>confert; hae, enim omnes iu prima septimana judicantur.<text:line-break/>Hic vero in praesenti est necessarium aliquam totius morbi<text:line-break/>constitutionis ac crifis in primis diebus assumere cognitio-<text:line-break/>nem. Si enim tertiana pura suerit, intra septi mum circuitum, si<text:line-break/>vero exquisita febris ardens, intra primam septimanam necessa-<text:line-break/>rio judicabitur. Omnino autem diuturnae funt et quoti-<text:line-break/>diana intermittens et illi adhaerens continua, sicuti et quar-<text:line-break/>tana et quae per quartum excrescit. Quare tria erunt uni-<text:line-break/>versa simplicium sebrium genera; singula vero ipsorum in<text:line-break/>duas primas differentias secabuntur, vel enim intermittcn-<text:line-break/>tes vel continuae febres erunt, et primo die dignoscentur,<text:line-break/>aliae statim in primo accessionum insultu, aliae vero in in-</text:span></text:p>
      <text:p text:style-name="P8"><text:span text:style-name="T22">cremento, quaedam in vigore, quaedam in primis declina-<text:line-break/>tiouibus., veI febre'vacantibus intermissionibus.</text:span></text:p>
      <text:h text:style-name="Heading_20_2" text:outline-level="2">Cap. VII.</text:h>
      <text:p text:style-name="P152"><text:span text:style-name="T22">Quod si morbus compositus fuerit, non<text:line-break/>aeque facile dignoscetur: at hic maxime lutelligentla atque<text:line-break/>exercitatio est necessaria. Intelligentiarn igitur prcpriam<text:line-break/>suapte natura possidens, vel minime possidens, quispiam </text:span><text:span text:style-name="T47">ac-<text:line-break/>cedet,</text:span><text:span text:style-name="T22"> exercitationem autem ea quae nunc dicetur melio-<text:line-break/>rem nemo reperietr Oportet enim ad haec exercitari, ut<text:line-break/>simplicem febris speciem agnoscat, atque ita deinceps ad<text:line-break/>compositas transgredi. Dupliciter vero genus febris com-<text:line-break/>positum constituitur, lu prima quidem sectione, vel quia<text:line-break/>eae, quas diximus febres citra alicujus partis affectum com-<text:line-break/>miscentur, vel quia ex partis cujuspiam inflammatione </text:span><text:span text:style-name="T47">ac-<text:line-break/>cenduntur.</text:span><text:span text:style-name="T22"> Nam in utraque harum differentiarum alteram<text:line-break/>rursus sectionem fieri.contiiigit. Nam quae citra partis af-<text:line-break/>sectum consistunt dupliciter commiscentur, aliquando im-<text:line-break/>plicatae, nonnunquam vero, ut quis dixerit, per fe totas<text:line-break/>eonsnsae; sic partes quoque inflammatae; nam et ex ipsis<text:line-break/>quaedam quidem veluti complicantur tantummodo, quae-</text:span></text:p>
      <text:p text:style-name="P8"><text:span text:style-name="T22">dam vero veluti confusionem quandam habent affectionum.<text:line-break/>Primum igitur exercitari oportet ad hoc, ut complicationum<text:line-break/>cognoscamus, deinde ipsam confusionem a febribus incipien-<text:line-break/>tes. Febres quaedam complicantur unius generis cum aliis<text:line-break/>ejusdem generis, vel unius speciei cum aliis ejusdem spe-<text:line-break/>.ciei; contingit vero nonnunquam ut etiam differentes<text:line-break/>Nam quotidianae tertianis et his quartanae et quae eandem<text:line-break/>speciem servant</text:span><text:span text:style-name="T22">, </text:span><text:span text:style-name="T22">invicem plerumque complicantur, quo sit<text:line-break/>•ut idem homo tres habeat quartanos circuitus, fed hos qui-<text:line-break/>dem non </text:span><text:span text:style-name="T22">est </text:span><text:span text:style-name="T22">admodum difficile agnoscere. Quandoque vero<text:line-break/>aliqua ex intermittentium genere cum continua dissicilli-<text:line-break/>manr vixque explorabilem facit mixtionem, de qua dein-<text:line-break/>ceps dicemus, si prius omnes quas proposuimus simpli-<text:line-break/>ces differentias exposuerimus. Nam sicuti febres, ita et<text:line-break/>affecti loci mixtionem recipiunt, vel quia disserentes partes<text:line-break/>propriam fingulae febrem accendunt, ut exeinpli gratia lien<text:line-break/>et jecur, vel quia affectio mixta, veluti inflammatio cum<text:line-break/>erysipelate, aut erysipelas cum inflammatione miscetur. Sed<text:line-break/>in his omnibus mixtionibus dignoscendis exercitati oportet.</text:span></text:p>
      <text:p text:style-name="P8"><text:span text:style-name="T22">quando jam exquisite omnes earum formas simplices tenue-<text:line-break/>rimus. Alia enim est forma scbris phreniticae et peripneu-<text:line-break/>monicae et pleuriticae et hepaticae, itidem et aliarum<text:line-break/>omnium febrium, quae' ex inilamrnatis quibusdam par-<text:line-break/>tibus accenduntur. Sed et aliae rursus formae funt earum,<text:line-break/>quae ex erysipelatibus accidunt- Et febris ardens maligna,<text:line-break/>vel pulmonis, vel hepatis, aut ventriculi erysipelatibus fu-<text:line-break/>pervenit. Distinguere autem oportet in singulis aegrotanti-<text:line-break/>bus , primum quidem, si sine lori .affectu sit febris, vel ex<text:line-break/>humorum putredine, vel quia folus spiritus sitalteratus,<text:line-break/>deinde </text:span><text:span text:style-name="T22">fi </text:span><text:span text:style-name="T22">membrum affectum febris sit causa et quaenam sit<text:line-break/>ejus affectio. Ubi vero horum notitiam exercitatione eom-<text:line-break/>prehenderis, tunc eorum omnium mixtionem invenies. </text:span><text:span text:style-name="T22">o</text:span></text:p>
      <text:h text:style-name="Heading_20_2" text:outline-level="2">Cap. VIII.</text:h>
      <text:p text:style-name="P152"><text:span text:style-name="T22">Nunqnid igitur a me nunc </text:span><text:span text:style-name="T47">&lt;xiges,</text:span><text:span text:style-name="T22"> </text:span><text:span text:style-name="T22">ut<text:line-break/>vel de locis affectis</text:span><text:span text:style-name="T22">, </text:span><text:span text:style-name="T22">vel de omni febrium complicatione re-<text:line-break/>censeam? at ipse rursus operis .damnabisprolixitatem; hoc<text:line-break/>enim mirandum plurimi hominum patiuntur, ut pauca discere<text:line-break/>expetant et nihil praetermittere. Decem igitur Archigenis</text:span></text:p>
      <text:p text:style-name="P8"><text:span text:style-name="T22">de febrium significatione volumina quum dicunt esse longa,<text:line-break/>solum legere compendium instituunt, neque hoc ipsum om-<text:line-break/>nes, sed sunt qui et eo aliquid brevius postulent, sunt<text:line-break/>qui et illum damnent, quoniam librum integrum de febris<text:line-break/>notione conscripserit, adque ideo hunc nolunt attingere, ne-<text:line-break/>que quicquam audire aut discere, quantum Erafistratus in<text:line-break/>febris notione aberraverit. Quum vero exigunt sibi ali-<text:line-break/>quid de febribus enarrari, primam statim differentiam non<text:line-break/>admittunt, quod videlicet quaedam ex locorum aspectu,<text:line-break/>quaedam autem sine illo consistant. Idem autem circa eri-<text:line-break/>fes patiuntur, si quid praetermissum suerit, reprehendentes,<text:line-break/>verborum tamen damnantes prolixitatem, quamvis haec<text:line-break/>quam accusant duplex sit, veluti hoc loco distinguam, qua-<text:line-break/>rum utramque quum ipsi vituperent, magis tamen sermonum<text:line-break/>carpunt brevitatem, hanc quidem, ut quae aliquid ex iis<text:line-break/>quae sunt necessaria praetermittat, vel saltem obscuram<text:line-break/>tradat doctrinam, ’ prolixitatem vero, quae omnia enume-<text:line-break/>rat opportuna, atque-una salsas aliorum opiniones refellit, </text:span><text:span text:style-name="T22">'</text:span></text:p>
      <text:p text:style-name="P8"><text:span text:style-name="T22">longas esse nugas autumant, eosque qui solum utilia docent,<text:line-break/>collaudant, rursusque adversus eos, qui haec tantum di-<text:line-break/>cunt. objiciunt contrarias aliorum opiniones, temeritatem-<text:line-break/>que reprehendunt, si sine demonstratione simpliciter profe-<text:line-break/>rentibus sibi fidem velint adhiberi, neque vero etiam illos<text:line-break/>tolerant, qui in docendis utilibus sermonem extendunt.<text:line-break/>Quare neque mirandum, si eos, qui de crisibus sermones<text:line-break/>habent, eodem modo accusabunt, brevitatem quidem vitu-<text:line-break/>perando, ut quae obscure doceat et multa praetermittat, neque,<text:line-break/>plura audire sustinendo, atque insuper quae paulo ante dixi,<text:line-break/>reprehendendo. Nam et de locis affectis Archigenes tres libros<text:line-break/>conscripfit, optime quidem omnium, qui circa eandem ma-<text:line-break/>teriam ante fuere versati; haec igitur si in praesentem tra-<text:line-break/>ctatum transferre tentarern, atque his praeterea addere, quae<text:line-break/>a nobis inventa sunt, prolixitatem operis accusabunt, et fi etiam<text:line-break/>de febrium differentiis omnia hoc loco transigerem, multo<text:line-break/>etiam magis viderer ipfis esse prolixus. Quod igitur nullus<text:line-break/>scribendi modus mordacitatem possit effugere, tam est anti-</text:span></text:p>
      <text:p text:style-name="P8"><text:span text:style-name="T22">quum, quod etiam Plato hujus rei meminit. His autem ita"<text:line-break/>fe habentibus, mediam sermonis formam eligere optimum<text:line-break/>mihi risum est. Quid autem est medium ? quod ego nunc<text:line-break/>mihi videor attingere, omnia illa demonstrans, quae opor-<text:line-break/>tet eum de necessitate cognoscere, qui recte praevisurus<text:line-break/>sit morbi solutionem, qualis et quo tempore futura sit,<text:line-break/>non omnia quidem hoc loco transigens, fed ea enarrans,<text:line-break/>quae a superioribus obscure sunt tradita, quae vero prae-<text:line-break/>termissa haec addens, quaecunque autem manifeste ac recte<text:line-break/>sunt a veteribus scripta, transcribere, aut iis, quaesunt ab<text:line-break/>eisdem male dicta, contradicere, ut longum opus evitare<text:line-break/>valeam, supersedi. Postquam igitur dum in primo libro<text:line-break/>aphorismorum Hippocratis exponeremus, ibi ostendimus,<text:line-break/>quod ox ipsius morbi natura non parvam liceat occasionem<text:line-break/>accipere ad sutura praenoscenda, mirum vero multis videa-<text:line-break/>tur, si in primo die quispiam morbi speciem agnoverit, quod<text:line-break/>nos demonstrare lentavimus difficile quidem forte esse, non<text:line-break/>tamen impossibile, viamque qua hoc facere oportet, expo-</text:span></text:p>
      <text:p text:style-name="P8"><text:span text:style-name="T22">fuimus, hic mihi a sermonis prolixitate abstinere risum<text:line-break/>fuit, atque eos, qui vellent haec exquisite cognoscere, lu<text:line-break/>Archigenis commentariis de locis affectis exercitari jubere,<text:line-break/>atque lusuper iu commentariis de febrium significatione et<text:line-break/>typis. Nam et forte nos in eosdem typos tractatus edemus,<text:line-break/>ut ea quae a veteribus inventa funt transigamus, ac quae-<text:line-break/>darn, quae non recte scripta funt ab .Archigene, subtraha-<text:line-break/>mus, omniaque dilucide aperiamus. At lu praefenti lu illis<text:line-break/>oportet exercitari.</text:span></text:p>
      <text:h text:style-name="Heading_20_2" text:outline-level="2">Cap. IX.</text:h>
      <text:p text:style-name="P152"><text:span text:style-name="T22">Rursus igitur, quantum hujus interest operis, re-<text:line-break/>petentes transigamus. Interest autem viam tradere exercitatio-<text:line-break/>nis de compositis morbis, qualem nuper de simplicibus fecimus.<text:line-break/>Exquisitas enim febres, sive intermittentes sint, sive conti-<text:line-break/>nuae, statim per initia noscere datur, quae vero ex mixtio-<text:line-break/>ne aliarum variantur, atque adulterantur, difficile quidem<text:line-break/>est in die primo, non tamen impossibile agnoscere, plurimas</text:span></text:p>
      <text:p text:style-name="P8"><text:span text:style-name="T22">quidem-in; secundo, vel tertio, vel omnino quarto die ex-<text:line-break/>quisite: possumus invenire. Nulla enim est neque specie^<text:line-break/>neque genus morbi, quod circa tertiam, vel omnino quartam<text:line-break/>diem, cujus naturae sit,, non evidenter innotescat. • luva-</text:span><text:span text:style-name="T69">1<text:line-break/></text:span><text:span text:style-name="T22">dat igitur febris aliqua horrida simul atque omnino inae-<text:line-break/>qualis iii pulsibus, atque in eo qui per totum corpus feri-<text:line-break/>titnr calore,, ut saepe propius, status esse existimetur., vel<text:line-break/>medium augmenti obtinere, rursus.vero horrida fiat et pul-<text:line-break/>sus minores et obscuriores ac tardiores et rariores habeat<text:line-break/>et calorem quidem ab extremis partibus recedentem </text:span><text:span text:style-name="T22">, </text:span><text:span text:style-name="T22">circa<text:line-break/></text:span><text:span text:style-name="T22">vero ventrem </text:span><text:span text:style-name="T22">atque, thoracem redundantem, hanc </text:span><text:span text:style-name="T22">non </text:span><text:span text:style-name="T22">abs-<text:line-break/></text:span><text:span text:style-name="T22">que </text:span><text:span text:style-name="T22">ratione quispiam femitertianam </text:span><text:span text:style-name="T47">fore</text:span><text:span text:style-name="T22"> speret, vel potius<text:line-break/>jam esse, a multis vero in.</text:span><text:span text:style-name="T22">tertio </text:span><text:span text:style-name="T22">die noscetur. Sed haec<text:line-break/>quidem mixta est ex hlliofa let pituitosa </text:span><text:span text:style-name="T22">febre, </text:span><text:span text:style-name="T22">de qui--<text:line-break/></text:span><text:span text:style-name="T22">bus antea fernio </text:span><text:span text:style-name="T22">habebatur; </text:span><text:span text:style-name="T22">non </text:span><text:span text:style-name="T22">jam </text:span><text:span text:style-name="T22">invicem complica-'<text:line-break/>tis,; scd per </text:span><text:span text:style-name="T22">sc </text:span><text:span text:style-name="T22">totas </text:span><text:span text:style-name="T22">confusis./ </text:span><text:span text:style-name="T22">Quae autem ex complicatione<text:line-break/>fit, quadrupliciter </text:span><text:span text:style-name="T22">consistit, </text:span><text:span text:style-name="T22">vel </text:span><text:span text:style-name="T22">tertiana </text:span><text:span text:style-name="T22">quotidianae </text:span><text:span text:style-name="T22">com-</text:span></text:p>
      <text:p text:style-name="P8"><text:span text:style-name="T22">mixta , vel </text:span><text:span text:style-name="T56">:</text:span><text:span text:style-name="T22"> ea quae quotidie accessionem habet continua<text:line-break/>illi quae per tertium continua est, vel tertiana ei quae<text:line-break/>singulis diebus accessionem facit continuae, vel quotidiana<text:line-break/>ei quae per • tertium diem continua esu Nec ulla ex his<text:line-break/>mixtionibus in primo die exquisite cognoscitur, secundo<text:line-break/>vero instanti die agnoscere facile est, ac multo magis tertio;<text:line-break/>raroque est ut quarta dies ad id sit necessaria. / Fiat - enim,<text:line-break/>si.ita contigerit, in primo die accessio una cum </text:span><text:span text:style-name="T47">rigore;</text:span><text:span text:style-name="T22"> de-<text:line-break/>inde loalida atque ardens febris accendatur; stomachi fasti-<text:line-break/>dium afferens ac sitibunda</text:span><text:span text:style-name="T47">, atque, ad statum</text:span><text:span text:style-name="T22"> celeriter’ prope-<text:line-break/>ret, pulsus aequales habens, magnos atque veloces, vehe-<text:line-break/>mentesqne atque frequentes, sit autem una cum pulsibus et<text:line-break/>calor aequalis omnino, deinde cum vomitu et sudore finia-<text:line-break/>tur et quaedam lufebricitatio succedat, jam manifestum est<text:line-break/>hujusmodi accessionem esse tertianae periodi propriam. Eiat<text:line-break/>autem et in sequenti die quotidianae accessio, neque enim<text:line-break/>de eisdem mlllies dicere est .necessarium, hic mentem adhi-</text:span></text:p>
      <text:p text:style-name="P8"><text:span text:style-name="T22">here oportet ad horas accessionem,, ut aliquid de die tertio<text:line-break/>praenoscas. Nam si tertianae febris accessio circa primam<text:line-break/>horam .fieri debeat, circa undecimam autem quotidianae, .sic<text:line-break/>quidem manifesta erunt utriusque principia, et magis, si lon-<text:line-break/>giori intervallo disjungantur. Sivero utraque eadem hora<text:line-break/>invaserit, erit omnino mixta accessionis forma, et ei qui<text:line-break/>diligentius inspicere potuerit, quaedam apparet facta confu-<text:line-break/>sio quotidiani et tertiani circuitus, distinguit autem </text:span><text:span text:style-name="T47">eoa</text:span><text:span text:style-name="T22"> ma-<text:line-break/>nifeste quartus dies, quum tamen ab artifice etiam in: fecun-<text:line-break/>do cognosci possint. Adhuc aulam perceptione difficilior<text:line-break/>est intermittentium cum continuis </text:span><text:span text:style-name="T47">mixtio,</text:span><text:span text:style-name="T22"> ut pluribus om-<text:line-break/>nino impossibilis videatur, simul enim et febrem intermitti,<text:line-break/>atque haud sine sebre hominem esse, ex tali accidit com-<text:line-break/>mixtione, quo nihil minus possibile esse.videtur; sed siquis<text:line-break/>hic exquisite possit cognoscere utriusque febris naturam, ma-<text:line-break/>nifeste comprehendet quod neque hujuscemodi</text:span><text:span text:style-name="T22">'i </text:span><text:span text:style-name="T22">mixtio est<text:line-break/>impossibilis. Nuper igitur quaedam muliercula lu</text:span><text:span text:style-name="T69">:</text:span><text:span text:style-name="T22"> paribus</text:span></text:p>
      <text:p text:style-name="P8"><text:span text:style-name="T22">diebus horridam accessionem </text:span><text:span text:style-name="T22">habebat, </text:span><text:span text:style-name="T22">semitertianae exqui-<text:line-break/>'sitae propriam, in imparibus vero mane alteram quandam, ea<text:line-break/>quae praecesserat longe minorem, ut. altero die semitertianae<text:line-break/>•febris accessio, super accessionem advenire videretur, quod<text:line-break/>in tali iebre fieri consuevit., circa octavam vero horam diei<text:line-break/>altera in vadebataccessio cum rigore vehementi, omina tertianae<text:line-break/>febris indicia exquisite afferens; jam vero haec confracta sudo-<text:line-break/>ribus ac bilis vomitibus hora tertia noctis, mox extendebatur ad<text:line-break/>diei paris horam secundam, </text:span><text:span text:style-name="T22">et </text:span><text:span text:style-name="T22">quum jam ad infebricitationem<text:line-break/>accederet, rursus horrida atque, in aequalis illa accessio succe-<text:line-break/>debat, quam in paribus diebus fieri diximus; deinde, per totam<text:line-break/>diem maligne compressa ac deincepsadaucta, vixoccidente.sole<text:line-break/>ad statum perveniebat, ac declinare incipiebat hora quarta no-<text:line-break/>ctis, deinde mane rursus super abundantes reliquias' additum<text:line-break/>augmentum non valde inaequale usquead octavam horam ini.<text:line-break/>tendebatur, et quum jam manifeste statum obtinere febris vide-’<text:line-break/>retur,. jam febrem hanc febris exquisite tertianae accessio altera<text:line-break/>suscipiebat.. Hanc nos febrem statim die fecunda ex complica-</text:span></text:p>
      <text:p text:style-name="P8"><text:span text:style-name="T22">tione serhntertianae febris atque tertianae sactarn agnovimus,<text:line-break/>longe vero certiorem tertius dies praebuit cognitionem. At-<text:line-break/>que in spem venimns, alterum circuitum, qui erat tertianae<text:line-break/>febris, cito finem habiturum, alterum in longius tempus<text:line-break/>debere protendi, quod etiam contigit. Et tunc aperte vi-<text:line-break/>sum est in reliqua parte morbi lolam superesse semitertia-<text:line-break/>nam, quae principium quidem totius circuitus in pari die<text:line-break/>faciebat, in die vero impari superaccendebatur. _ Tales qui-<text:line-break/>dem mixtiones non est uniuscujusque dignoscere. Si<text:line-break/>qua vero febris in primo die exquisite tertiana de-<text:line-break/>prehensa, deinde die sequenti similem priori omni-<text:line-break/>no fecerit accessionem, haec longe tolerabilior est, du-<text:line-break/>plex existetis tertiana. Sic,autem et duae et tres quartanae<text:line-break/>saepius invicem complicantur, quas accessionum, forma a<text:line-break/>quotidianis distinguit, neque enim quod singulis diebus ac-<text:line-break/>cessio fiat, hoc sufficiens signum est ad febres quotidianas in-<text:line-break/>dicandas, scd febris ipsius et accidentium forma. Oportet<text:line-break/>igitur in unaquaque re priinum artificem fleri, quemadmo-</text:span></text:p>
      <text:p text:style-name="P8"><text:span text:style-name="T47">r 1</text:span></text:p>
      <text:p text:style-name="P10"><text:span text:style-name="T22">dum nominabat quidam ex nostris praeceptoribus, deinde<text:line-break/>sic ipsa aggredi opera. Artificem autem fieri est quidem pri-<text:line-break/>muni et maxime totius subjectae materiae, fimplices vires<text:line-break/>agnoscere, mox ipsarum etiam mixtiones quot et quales sint,<text:line-break/>nam de medicamentorum compositione, atque usu eadem<text:line-break/>est doctrinae via, quemadmodum in commentariis ipsis scri-<text:line-break/>ptis ostendimus. Quum autem duplex materia medicis ad-<text:line-break/>sit, altera a qua vel in qua finis, quae est ipsa hominum<text:line-break/>corpora, secunda vero auxiliorum a quibus,- velox quibus<text:line-break/>fit finis, ea quidem quae est de medicamentis tractatio, ad<text:line-break/>secundam materiam attinet, at quae nunc instat, ad primam.<text:line-break/>Nuirc- enim discere oportet in iis qui de febribus Iermones<text:line-break/>habentur quod tria sunt omnia quae ex humorum putre-<text:line-break/>dine febrium accenduntur genera, quaedam enim ex flava<text:line-break/>blle, lraequc plurimae sunt; quaedam ex pituita consistunt.<text:line-break/>Hic vero sermo hausi parvi momenti est, quidnam patienti-<text:line-break/>bus dictis humoribus febris accendatur, neque enim secun-<text:line-break/>dum naturam se habentibus. • Sed iu hoc Iermone etiam illud</text:span></text:p>
      <text:p text:style-name="P8"><text:span text:style-name="T22">ostensum est, quod non fit admiratione dignum, si ex fri-<text:line-break/>gidis natura humoribus putrescentibus febris accenditur, et<text:line-break/>quod omnis aliarum febrium varietas ex horum sit commix-<text:line-break/>tione, fed et quae ephemerae et hecticae febres dicuntur,<text:line-break/>alia duo generis sunt ab iis quae acutae febres nominantur<text:line-break/>separata, et quod febris acuta,- vel aliquo dictorum hurno-<text:line-break/>rum putrescente, vel parte inflammationem patiente gene-<text:line-break/>ratur, et quod inflammationis vocabulum non secundum an-<text:line-break/>tiquam consuetudinem fit audiendum. Haec vero, omnia<text:line-break/>multis digna admiratione videntur, quemadmodum et </text:span><text:span text:style-name="T22">id<text:line-break/></text:span><text:span text:style-name="T22">quod paulo ante dicebamus, si queat unquam intermittens<text:line-break/>cum continua commisceri, sed nihilo minus hoc, si nulla<text:line-break/>iusebricitatione aegrotanti adveniente, luium intermittentes<text:line-break/>misceantur. At et hoc manifeste ostendimus, non tertianis<text:line-break/>tantum vel quotidianis intermittentibus, scd etiam quartanis<text:line-break/>accidere; quum enim plures invicem complicantur, sive<text:line-break/>ejusdem generis siut sive diversi, secunda saepennmero an-</text:span></text:p>
      <text:p text:style-name="P8"><text:span text:style-name="T22">ticipat advenire, antequam prima in exquisitam infebricita-<text:line-break/>tionem "desierit; deinde rursus secundae tertia eodem modo<text:line-break/>succedit, antequam et haec ad infebricitationem perveniat.<text:line-break/>•Hoc vero maxime accidit in longioribus accessionibus; nam<text:line-break/>in iis quae intra primum interstitium desinunt, ita autem<text:line-break/>vocant duodecim horarum spatium, vel multos necesse est<text:line-break/>complicari circuitus, vel eam quae ex intermittentibus<text:line-break/>componitur, febrem, impossibile est ad continuitatem per-<text:line-break/>venire. Mullas vero earum quae ita complicantur febri-<text:line-break/>mn medici, qui circa lalla non funt exercitati, si quidem<text:line-break/>acutiores videantur, omnes vocant femitertianas, si vero<text:line-break/>tardius moveantur, erraticas. , Quum enim fernel potestatem<text:line-break/>acceperint putandi in femitertianis fuppressiones mullas fieri<text:line-break/>et in erraticis inordinata principia, omnes sic febres in qui-<text:line-break/>bus non inveniunt compositionem , senntertianas , vel erra-<text:line-break/>ticas appellant, quum tamen saepius manifestissimam habeant<text:line-break/>proportionis similitudinem. Sicuti adolescens, qui circa<text:line-break/>autumni finem, quum lu prima ale circa quintam horam</text:span></text:p>
      <text:p text:style-name="P8"><text:span text:style-name="T22">coepisset febricitare una' cum rigore brevi, deinde quum<text:line-break/>paullulunr sudasset multo vesperi, mox circa horam septi-<text:line-break/>mam noctis, priusquam exacte febris desisteret, febricitare<text:line-break/>rursus incepit cum rigore brevi, deinde paulum fudavit lu<text:line-break/>secundo die, ac circa decimam horam iterum fimiliter ac-<text:line-break/>cessionem habuit,' et statim fimiliter sudavit in nocte, deinde<text:line-break/>tertia die hora secunda coepit febricitare simul cum rigore,<text:line-break/>antequam prioris diei declinatio in quietem desineret. No-<text:line-break/>bis igitur omnem febris formam diligenter considerantibus<text:line-break/>risa fuit trium complicatio tertianarum</text:span><text:span text:style-name="T22">; </text:span><text:span text:style-name="T22">nam et quae primo<text:line-break/>die coeperat hora quinta, et quae sequenti nocte rurfus hora<text:line-break/>septima, et quae in secundo die hora decima, et pulsus et<text:line-break/>caliditatem omnia propria tertianis habebant, sicuti etiam<text:line-break/>rigores atque sudores. Nulla vero ex his ad quietem<text:line-break/>perveniebat, quoniam sequentis ipsam tertianae accessionis<text:line-break/>principium anticipabat, sicut si nulla alia febris successis-<text:line-break/>set, horis tribus aut quatuor horno sine febre perstitisset.</text:span></text:p>
      <text:p text:style-name="P8"><text:span text:style-name="T22">Trium vero tertianarum complicatio in secundo statim die<text:line-break/>nobis risa est manifeste, quod autem anticipando accessiones<text:line-break/>facerent, tertio die primum cognovimus; nam hora secunda<text:line-break/>febris invasit, non quinta, quemadmodum in primo, lertiani<text:line-break/>vero circuitus indicia omnia iis quae in primo die apparu-<text:line-break/>erant attulit manifestiora. Ab hoc vero die deinceps ob-<text:line-break/>servantes, omnes invenimus accessiones duabus aut tribus<text:line-break/>horis anticipantes. Quare et illa quae primae proportione<text:line-break/>respondebat in circuitus successione, quinto die oriente sole<text:line-break/>facta est, septimo vero multo celerius, veluti circa horam<text:line-break/>noctis nonam, deinde quae post hanc, secundum eandem<text:line-break/>proportionem in hora noctis septima, et quae secuta est, hora<text:line-break/>quarta, atque abhinc rursus quae successit, quarta; et quae<text:line-break/>post hanc, quinta, deinde iterum sexta, deinde octava hora,<text:line-break/>accessio a principio decima facta esu Secundum vero simi-<text:line-break/>lem huic proportionem et aliae duae post septimam perio-<text:line-break/>dum non solum uon anticiparunt, sed etiam tardius adve-<text:line-break/>norunt, quando el mihi et reliquis omnibus manifeste ap-</text:span></text:p>
      <text:p text:style-name="P8"><text:span text:style-name="T22">paruit, qui semitertianam febrem esse putarunt, quantum<text:line-break/>sua opinione aberrassent. Nam accessionum prolixitate ad<text:line-break/>octo horas contracta, ipsoque accessionis insultu non am-<text:line-break/>plius anticipante, sed potius retardante duabus jam horis,<text:line-break/>tunc accessiones- ad infebricitationem perfectam devenerunt.<text:line-break/>Et sic jam paulatim </text:span><text:span text:style-name="T22">a </text:span><text:span text:style-name="T22">longitudine dementes, cessaverunt,<text:line-break/>primum quidem quae levifsima erat, deinceps quae magni-<text:line-break/>tudine secunda erat et tertia vehementissime inter ipsas,<text:line-break/>quod et ipfum non mediocre fuit indicium, quod statim ab<text:line-break/>initio tres tertianae extitissent. Sed cujus gratia haec omnia<text:line-break/>dicuntur, ad hoc' rursus redeo, quod oporteat exercitari,<text:line-break/>ut exquisite noscamus omnes simplices dispositiones, adeo<text:line-break/>ut quum solae consistunt, primo die facillime ipsas agnosca-<text:line-break/>mus, invicem vero et sibi ipsis complicatas, etiam fi non in<text:line-break/>primo die, saltem in secundo, vel tertio, vel omnino quarto<text:line-break/>exacte discernamus. Nos igitur haudquaquam latuerunt<text:line-break/>tres istae tertianae in secundo die, non ob aliam causatu.</text:span></text:p>
      <text:p text:style-name="P8"><text:span text:style-name="T22">quam quod earum naturam exquisite noscebamus. Tale enim<text:line-break/>quid accidit in morborum cognitionibus, quod nobis omni-<text:line-break/>bus in-tota vita contingit; nam eos amicos qui nobis fami-<text:line-break/>liarissimi sunt, ex longo intervallo statim ac primo intuitu<text:line-break/>agnoscimus , si vero quempiam semel aut bis tantum videri-<text:line-break/>mus, vel saepe quidem, non tamen continue, non jam aeque<text:line-break/>istum neque ex longo intervallo neque primo intuitu sta-<text:line-break/>tirn agnoscimus, scd nonnunquam diu ambigimus ac dubita-<text:line-break/>mus, nunquid iste Coriscus, an Socrates sit. Ita et </text:span><text:span text:style-name="T22">in<text:line-break/></text:span><text:span text:style-name="T22">inorbis res ipsa se habet: singuli proprium habent charaete-<text:line-break/>rem, quem quispiam saepius contemplatus prompte digno-<text:line-break/>scit, ac praecipue quum simplex ac solus fuerit. Earum<text:line-break/>igitur febrium quae sine loco affecto ex humoribus quibus-<text:line-break/>dam putrescentibus accenduntur, tres funt primi ac simpli-<text:line-break/>ces- characteres, et earum scilicet quae ex pituita</text:span><text:span text:style-name="T22">, </text:span><text:span text:style-name="T22">et quae<text:line-break/>«X atra bile et quae ex flava ortum habent,. quas si quis-<text:line-break/>piam exquisite dignoscere studuerit singulasfeorium ac,solas,<text:line-break/>jam non amplius difficulter earum mixtiones inveniet.</text:span></text:p>
      <text:h text:style-name="P4" text:outline-level="2">Cap. X.</text:h>
      <text:p text:style-name="P152"><text:span text:style-name="T22">Eorum vero omnium quae ex locis iusiam-<text:line-break/>matione affectis accidunt, jam forma'composita est, quae-<text:line-break/>dam enim loci indicia prae se ferunt; quaedam autem. ejus<text:line-break/>ob quam consistunt causae. Veluti in pleuritide locus qui-,<text:line-break/>dem affectus est membrana, quae costis subtenditur, et quum<text:line-break/>inflammata i sit, necessario dolorem invehet, quoniam ner-<text:line-break/>vosa est, sini hunc pungentem et longe extensum, quo-<text:line-break/>niam pars illa quae afficitur membrana est; tales enim<text:line-break/>sunt sentientium membranarum dolores. Et quidem quo-<text:line-break/>niam . eadem pars unum est ex spirandi instrumentis, ne-<text:line-break/>cessario.animal difficilem habebit respirationem. . Quoniam<text:line-break/>autem cordi proxima est, facile aliquid ardoris ei impertiet,<text:line-break/>quod si hoc est, febricitabit animal, sicuti quoniam pul-<text:line-break/>moni proxima est, facile suum </text:span><text:span text:style-name="T22">illi </text:span><text:span text:style-name="T22">communicabit affectum,,<text:line-break/></text:span><text:span text:style-name="T22">quum, </text:span><text:span text:style-name="T22">praesertim adeo r-ara ac mollis sit pars ac omnem<text:line-break/>substantiam humidam facile possit, admittere.- </text:span><text:span text:style-name="T22">Tussiet </text:span><text:span text:style-name="T22">igi-<text:line-break/>tur statim homo, non tamen omnino statim, spuet;, </text:span><text:span text:style-name="T22">scd </text:span><text:span text:style-name="T22">siqui-<text:line-break/>dein multum ac crassum ab inflammatione </text:span><text:span text:style-name="T22">defluxerit, </text:span><text:span text:style-name="T22">cum<text:line-break/>tussi expuet-, si vero paucum </text:span><text:span text:style-name="T22">et. tenue, irritabitur, quidem</text:span></text:p>
      <text:p text:style-name="P8"><text:span text:style-name="T22">necessario, ita ut tussis moveatur, non tamen expuet, an-<text:line-break/>tequarn collectum simul atque concoctum ad multitudinem<text:line-break/>crassitiemque pervenerit. Sed hoc quidem ipsius affectionis<text:line-break/>indicium est, non autem partis affectae. ' Nam quum affe-<text:line-break/>ctio exquisite angusta fuerit et veluti alligans in se ipsa uni-<text:line-break/>versum fluxum cohibuerit, tunc sarit pleuritides; quae sine<text:line-break/>sputo nominantur, sed quum satis relaxata fuerit; atque ad<text:line-break/>pulmonem dimiserit, tunc isti magis tussiunt atque ex-<text:line-break/>puunt; hoc igitur formam inflammationis, non autem affe-<text:line-break/>ctum locum, indicat. Nunquid vero magis pituitosus'sit,<text:line-break/>vel biliosus humor is qui inflammationem facit, ex fputo-<text:line-break/>rurn forma cognosces, nam et spumosa et flava et rusa et<text:line-break/>rubra et pallida et nigra expuunt. Ex iis vero quae qni-<text:line-break/>dem spumosa funt, fluxum magis pituitosum ostendunt, flava<text:line-break/>autem biliosum impermixtum, quae vero rufa sunt, ama-<text:line-break/>rarn quidem et ista referunt bilem, sed non paucam serosam<text:line-break/>superfluitatem cum bile commixtam esse significant et multo<text:line-break/>ampliorem, quando pallida quis expuerit. Sic et nigra me-</text:span></text:p>
      <text:p text:style-name="P8"><text:span text:style-name="T22">lancholicum fluxum ostendunt, sicuti </text:span><text:span text:style-name="T22">quae </text:span><text:span text:style-name="T22">colore magis quo-<text:line-break/>dammodo rubra sunt </text:span><text:span text:style-name="T22">plurimum </text:span><text:span text:style-name="T22">quidem sanguinis, mini-<text:line-break/>mum autem amarae </text:span><text:span text:style-name="T22">hilis in eo qui </text:span><text:span text:style-name="T22">inflammationem facit<text:line-break/>humore contineri significant:' atque ideo inter omnia sputa<text:line-break/>haec sunt -mitissima, sicuti nigra omnium perniciosissima.<text:line-break/>Et quidem in hisce omnibus symptomatis magnitudines affe-<text:line-break/>ctionis magnitudinem indicabunt, brevem autem affectionem<text:line-break/>indicabunt symptomatum parvitates. Non igitur omnium<text:line-break/>omnia propria indicia finit, fed lingula unum quoddam<text:line-break/>peculiare demonstrant. Nam quae et duarum vel trium<text:line-break/>rerum significativa esse videntur, si ea diligenter perquisie-<text:line-break/>ris; altero quidem suorum symptomatum locum affectum,<text:line-break/>altero vero affectionem, altero ipsius magnitudinem, altero<text:line-break/>eorum aliquod symptomatum quae sequuntur significare<text:line-break/>reperies. Pulsus igitur pleuriticorum haec omnia indicat,<text:line-break/>sed non eodem modo omnia, sed qua quidem una cum ten-<text:line-break/>sione durus est, nervosum assectuin ostendit, qua vero ser-</text:span></text:p>
      <text:p text:style-name="P136"><text:span text:style-name="T22">rae similis est, affectum esse inflammationem, qua vero ve-<text:line-break/>lox simul et.frequens ac magnus, ad inflammationem conse-<text:line-break/>qui febrem, qua vero singula’quae diximus, majoraraut<text:line-break/>minora existunt,. vel magnam esse, veI parvam'ostendunt </text:span><text:span text:style-name="T22">.<text:line-break/></text:span><text:span text:style-name="T22">dispofitionem.. Mihi vero haec exempli gratia dixisse, suffi-<text:line-break/>ciat, neque enim nunc de locis affectis agere proposuimus,<text:line-break/>sicuti neque de febribus, vel typis, veI causis. Sedliorum<text:line-break/>singulorum memini, simul quidem viam, quandam volens<text:line-break/>ostendere, qua sit in ipsis exercitandum, quam si quis ha-<text:line-break/>beat, etsi nos • proprium de iis quae. diximus tractatum<text:line-break/>non scripserimus,, possit per sc ipsum ex iis quae ab aliis<text:line-break/>scripta sunt, si modo perspicaci ingeiiio suerit' et ' diligen-<text:line-break/>tiam adhibuerit, id quod superest invenire; firnu! autem<text:line-break/>et utilitatem singulorum quae nicta sunt ostendere .volens,<text:line-break/>commemoravi et febrium differentias et typos et affectus et<text:line-break/>causas ipsasque partes affectas.<text:tab/></text:span><text:span text:style-name="T22">••</text:span></text:p>
      <text:h text:style-name="Heading_20_2" text:outline-level="2">Cap. XI.</text:h>
      <text:p text:style-name="P152"><text:span text:style-name="T22">Nam in his. omnibus exercitatum esse<text:line-break/>oportet eum qui debeat. in primis diebus exquisite novisse</text:span></text:p>
      <text:p text:style-name="P8"><text:span text:style-name="T22">ipsam morbi speciem. Vel enim simplex est febris, </text:span><text:span text:style-name="T47">vel</text:span><text:span text:style-name="T22"> com-<text:line-break/>posita, vel cum loco affecto, vel sineloco affecto, vel ephe-<text:line-break/>mera, vel hectica Quod si simplex fuerit omnino, humo-<text:line-break/>ris indicia affert ex quo genita-est, si vero .composita, ex quot<text:line-break/>simplicibus febribus composita est, .totidem numero humo-<text:line-break/>rum multitudinem indicabit. Atesi hoc indicet , .illud etiam<text:line-break/>significabit, nunquid morbus diu durabit, an.cito finietur;<text:line-break/>nam si'humor pituitosus extiterit, necessario diuturnus erit,<text:line-break/>longe vero magis, si atrae bilis natur.»masseret; </text:span><text:span text:style-name="T69">r</text:span><text:span text:style-name="T22">at si ad fla-<text:line-break/>vam bilem pertinebit, non erit diuturnus. iSic er locus<text:line-break/>affectus, qui quidem motu multo .exercetur, calidus est ac<text:line-break/>rarus et princeps, acutiorem morbum futurum portendit,<text:line-break/>qui vero neque in motu continuo cst, frigidusque ac. densus<text:line-break/>et ignobilis est, ad longius tempus extendi debere- significat.<text:line-break/>Eodem modo et affectio, siquidem difficilem motum habuerit,<text:line-break/>frigidiorque fuerit ac densior, diu duraturum, si,autem fa-<text:line-break/>cile moveatur, caIidiorque fuerit ac rarior, cito solutum<text:line-break/>iri. Eodem modo et </text:span><text:span text:style-name="T22">de </text:span><text:span text:style-name="T22">causis judicandum . esu . . Quare 'si<text:line-break/>quis diligenter agnoverit totum morbi hypothesim, &lt;non par-</text:span></text:p>
      <text:p text:style-name="P8"><text:span text:style-name="T22">vum habebit ad praenoscendum momentum. Eas igitur<text:line-break/>quae cum magno et cito se inclinante certamine fiunt, rnor-<text:line-break/>borum solutiones, quas praecipue crises nominari diceba-<text:line-break/>mus, febrium earum quae ex calidis humoribus accendun-<text:line-break/>tur, proprias esse est existimandum, post has earum quae-<text:line-break/>cunque partium funt principum, facile mobiles et calidae<text:line-break/>affectiones. Ephemerae vero et hecticae febres et sine ma-<text:line-break/>gna perturbatione et minime subitas sariunt permutationes,<text:line-break/></text:span><text:span text:style-name="T22">fed </text:span><text:span text:style-name="T22">quoniam et-has per abusionem aliquando crises appel-<text:line-break/>lant., de istis etiam deinceps aliquid dicetur. ' Nunc vero<text:line-break/>finem imponere statuimus praesenti sermoni, ad uumn om-<text:line-break/>nia quae ante diximus caput redigentes.</text:span></text:p>
      <text:h text:style-name="Heading_20_2" text:outline-level="2">Cap. XII.</text:h>
      <text:p text:style-name="P152"><text:span text:style-name="T22">Subitas in morbis mutationes si velis<text:line-break/>praenoscere, necessarium tibi prius est principii et incre-<text:line-break/>menti ac status et declinationis habere dignotionem et prae-<text:line-break/>notionem. Haec autem dignosces et ex morbi forma et re-<text:line-break/>gione et anni tempore, una cum illis quae his correspon-<text:line-break/>dent, ex circuituum etiam proportione atque etiam ex</text:span></text:p>
      <text:p text:style-name="P8"><text:span text:style-name="T22">mox apparentibus, ex morbi quidem forma ad has tres<text:line-break/>simplices et primas febres inspiciens, ad eam scilicet quae<text:line-break/>ex pituita et quae ex atra bile et quae ex 'amara generatur.<text:line-break/>Prius igitur in iis dignoscendis exercearis quae exquisitae<text:line-break/>sunt atque legitimae, sic enim aliquando poteris etiam<text:line-break/>compositas invenire. Tunc vero exquisitae sunt atque legitis<text:line-break/>mae, quando et aetas et anni tempus et regio ac constitutio,<text:line-break/>naturaque, atque ea quae antecessit ratio victus, praefen-<text:line-break/>tia quoque accidentia et omnia simpliciter quae antea dixi,<text:line-break/>humoris formae, convenerint. Manentibus igitui’ in venis<text:line-break/>humoribus, continuae ex ipsis febres generantur , si vero<text:line-break/>moveantur ac per totum corpus deserantur, hae quae cum<text:line-break/>rigore atque horrore incipiunt,, vehementi cum sudore vero<text:line-break/>omnino ad insebricitationem desinentes. Est autem ex ipsis<text:line-break/>tertiana quidem et quae per tertium accenditur , brevis tem-<text:line-break/>poris, sicut quartana et quae per quartum accenditur, longi,<text:line-break/>minus vero quam haec longa quotidiana et quae singulis<text:line-break/>diebus sarit, accessionem. Si has noveris expedite discer-</text:span></text:p>
      <text:p text:style-name="P8"><text:span text:style-name="T22">nere, haudquaquam difficulter eas quae ex quorundam lo-<text:line-break/>corum affectu consistunt, invenies. . Narn in omnibus in-<text:line-break/>flammatis partibus humorum impactio, quae locum bene<text:line-break/>difflari prohibet, statim quidem humores putrefacit, fimul-<text:line-break/>que calorem quendam pravum excitat, qualis et in reliquis<text:line-break/>putrescentibus oritur. Hujus igitur caloris character quum<text:line-break/>simplex fuerit, earum alicui quas diximus febrium necef-<text:line-break/>Iario assimilatur, vel potius, si verum velimus dicere, una<text:line-break/>ex illis est, vel ad amaram bilem, vel ad atram, vel ad pi-<text:line-break/>tuitam attinens. Audivisti autem Hippocratem quodam lu<text:line-break/>loco dicentem quod quidam funt acuti morbi .et quod hos ‘<text:line-break/>vocant acutos morbos quorum febres maxima ex parte con-<text:line-break/>tinuae funt. Quare si seorsum ac per se singulas febres<text:line-break/>nosse meditaberis, haudquaquam difficulter, neque quum pul-<text:line-break/>monis, aut splenis, aut hepatis, aut ventriculi aliqua inflam-<text:line-break/>matio affuerit, formam ipsius agnosces, totiusque- morbi<text:line-break/>usque ad solutionem longitudinem praecognosces. Om-<text:line-break/>nino enim fluxio, quae inflammationem efficit, vel flavae</text:span></text:p>
      <text:p text:style-name="P8"><text:span text:style-name="T22">bilis est, vel atrae, vel pituitae. </text:span><text:span text:style-name="T22">Si </text:span><text:span text:style-name="T22">igitur impermixtae<text:line-break/>multaeque flavae bilis suerit, tunc facit erysipelata et eos qni'<text:line-break/></text:span><text:span text:style-name="T22">herpete </text:span><text:span text:style-name="T22">les </text:span><text:span text:style-name="T22">nominantur, </text:span><text:span text:style-name="T22">sicuti nigrae cancros et phagedaenas,<text:line-break/></text:span><text:span text:style-name="T22">aut </text:span><text:span text:style-name="T22">elephantes, aut </text:span><text:span text:style-name="T22">aliquem </text:span><text:span text:style-name="T22">ex </text:span><text:span text:style-name="T22">his adeo curatu </text:span><text:span text:style-name="T22">dissiclli- </text:span><text:span text:style-name="T22">"<text:line-break/></text:span><text:span text:style-name="T22">hus </text:span><text:span text:style-name="T22">morbum, quaecumque </text:span><text:span text:style-name="T22">vero </text:span><text:span text:style-name="T22">ingruente pituita in </text:span><text:span text:style-name="T22">tumo-<text:line-break/></text:span><text:span text:style-name="T22">rem attolluntur, haec oedemata nuncupantur. </text:span><text:span text:style-name="T22">Simplex<text:line-break/></text:span><text:span text:style-name="T22">igitur </text:span><text:span text:style-name="T22">et </text:span><text:span text:style-name="T22">solus unusquisque </text:span><text:span text:style-name="T22">horum </text:span><text:span text:style-name="T22">quos diximus humo-,<text:line-break/></text:span><text:span text:style-name="T22">rum </text:span><text:span text:style-name="T22">quemlibet hofum quos. </text:span><text:span text:style-name="T22">commemoravimus </text:span><text:span text:style-name="T22">facit ex-.</text:span></text:p>
      <text:p text:style-name="P10"><text:span text:style-name="T22">'quifitunr morbum. Sanguini vero permixtus atque confu-.<text:line-break/></text:span><text:span text:style-name="T22">fus, </text:span><text:span text:style-name="T22">deinde in partem aliquam decumbeus </text:span><text:span text:style-name="T22">vel </text:span><text:span text:style-name="T22">fcirrlrosas<text:line-break/></text:span><text:span text:style-name="T22">vel </text:span><text:span text:style-name="T22">oedematusas vel erysipelatofas facit inflammationes, fcir-<text:line-break/>'fhofas quidem melancholicus, erysipelatofas vero .biliosus,<text:line-break/>oedematofas pituitosus. Quum vero ipsc secundum natu-<text:line-break/>ram se habens sanguis impactus in loco fluxioni ‘ obnoxio,<text:line-break/></text:span><text:span text:style-name="T22">putruerit, </text:span><text:span text:style-name="T22">hic quidem affectus inflammatio est:' </text:span><text:span text:style-name="T22">simplex vero<text:line-break/>ex </text:span><text:span text:style-name="T22">ipsa febris accenditur, similis maxime ephemeris, quae<text:line-break/></text:span><text:span text:style-name="T22">ex inflammationibus inguinum </text:span><text:span text:style-name="T22">accidunt, nam </text:span><text:span text:style-name="T22">et </text:span><text:span text:style-name="T22">inguinis in-<text:line-break/></text:span><text:span text:style-name="T22">flammatio ex </text:span><text:span text:style-name="T22">bono sanguine </text:span><text:span text:style-name="T22">sit. </text:span><text:span text:style-name="T22">i. </text:span><text:span text:style-name="T22">Liquet autem quod quum<text:line-break/></text:span><text:span text:style-name="T22">hic</text:span><text:span text:style-name="T22">-putrescere coeperit, non amplius </text:span><text:span text:style-name="T22">bonus </text:span><text:span text:style-name="T22">remanet, </text:span><text:span text:style-name="T22">Ied</text:span></text:p>
      <text:p text:style-name="P8"><text:span text:style-name="T22">jam ad amarae bilis naturam transit. Atque in hoc illud<text:line-break/>iervatur;, triplex esse genus universum simplicium- febrium,<text:line-break/>quae enim ex sanguine putrescente sit, jam quodammodo<text:line-break/>biliosa est, si sane in naturalibus sermonibus recte, ostensum<text:line-break/>est quod sanguis ex moderato calore generatur, flava au-<text:line-break/>tem bilis ex majore, atra vero ex sufficienter immodico.<text:line-break/>Quidquid igitur pingue et tenue in sanguine est, fit flava bi-<text:line-break/>lis, crassum vero ac veluti saex, quando immodice calefa-<text:line-break/>ctum exaruerit atra. Flava etiam bilis quandoque in atram<text:line-break/>convertitur, quum assata fuerit: duplex etenim ejus gene-<text:line-break/>rationis modus ostensus est. Omnes igitur quae ex parte<text:line-break/>aliqua affecta febres accenduntur, unum aliquem ex dictis,<text:line-break/>vel simplicem, vel compositum habebunt characterem, sim-<text:line-break/>plicem quidem, quando unus aliquis sufficienter praevalue-<text:line-break/>rit caeleris, non simplicem, quando commixti alterius po-<text:line-break/>tentia apparuerit. Nonnunquam autem non solus apparet,<text:line-break/>scd ex aequo dominatur, et nonnunquam tres simul viribus<text:line-break/>aequales commiscentur. Sed sicuti qui scit et vinum et</text:span></text:p>
      <text:p text:style-name="P8"><text:span text:style-name="T22">mel et aquam seorsum exquisite discernere, neque horum<text:line-break/>ignorabit temperiem: eodcm, ut arbitror, modo neque qui<text:line-break/>facultatem habuit eas quas antea diximus febres singulas<text:line-break/>exquisite noscendi, earum mixtionem ignorabit. Quare in<text:line-break/>omnibus talibus principio illud optimum est, tres istas febres<text:line-break/>posse exquisite discernere, quotidianam, tertianam et quar-<text:line-break/>tanam: similes enim ipsis omnino funt continuae ejusdem<text:line-break/>generis adjacentes. Non igitur ad plures atque obscuros<text:line-break/>scopos, fed ad paucos et manifestos omnem tibi redegi exery<text:line-break/>cisationem; in his enim exercitatus haud quaquam difficul-<text:line-break/>ter iu primis diebus characterem morbi perspectum habebis-</text:span></text:p>
      <text:h text:style-name="Heading_20_2" text:outline-level="2">Cap. X<text:span text:style-name="T21">III</text:span>.</text:h>
      <text:p text:style-name="P152"><text:span text:style-name="T22">Duo quidem genera febrium quo pacto<text:line-break/>quispiam ah . initio cognoscat exposui; dico autem duo<text:line-break/>genera febrium, et quod occasione partium quarundam<text:line-break/>affectarum et quod ex putredine humorum tautunnnodo<text:line-break/>accenditur. Reliquum est ut de tertio febrium dicamus </text:span><text:span text:style-name="T47">ge-<text:line-break/>nere,</text:span><text:span text:style-name="T22"> quas epb emeras appellari dicimus. Sunt autem hae<text:line-break/>tantummodo spiritus affectiones,: absque humorum putre- '</text:span></text:p>
      <text:p text:style-name="P8"><text:span text:style-name="T22">dine aut partis inflammatione, nisi inflammatis inguinibus<text:line-break/>accidant. Earum autem generationis causae funt vigiliae<text:line-break/>ac cruditas et tristitia et timor et ira et curae deustioque ac<text:line-break/>refrigeratio, lassitudo et ebrietas et quaecunque similia sunt.<text:line-break/>Quomodo igitur </text:span><text:span text:style-name="T22">et has </text:span><text:span text:style-name="T22">lu prima pie cognoscere oporteat,<text:line-break/>deinde exponam. Communiter quidem omnium pulsus ad<text:line-break/>celeritatem et frequentiam promovetur et saepenumero ad<text:line-break/>magnitudinem; exquisite autem servat eam quae secundum<text:line-break/>naturam et aequalitatem atque mollitiem et ordinem. -Sicet mi-<text:line-break/>nae nonnullae quidem suspensa, nonnullae </text:span><text:span text:style-name="T47">vero</text:span><text:span text:style-name="T22"> sedimenta-<text:line-break/>bona habent, quaedam autem nebulas; omnes vero bene co- .<text:line-break/>loratae sunt: sicuti et calor in omnibus vaporosus est, sed<text:line-break/>quibusdam statim qnidern in primo contactu, quibusdam<text:line-break/>vero posterius. Atque omnibus ipfis abfunt maligna sym-<text:line-break/>ptomata., de quibus docuit nos Hippocrates in Prognostico.<text:line-break/>Haec igitur communia signa funt omnium febrium epbeme-<text:line-break/>rarum, propria vero singulis quae a me dicta sunt etiam<text:line-break/>in prinio libro artis curativae ad Glauconem. . Nunc ero lu—'</text:span></text:p>
      <text:p text:style-name="P8"><text:span text:style-name="T22">choabo sermonem ab affectibus animae, a cura et timore et<text:line-break/>ira </text:span><text:span text:style-name="T22">et </text:span><text:span text:style-name="T22">tristitia. Si quidem </text:span><text:span text:style-name="T22">remanentibus </text:span><text:span text:style-name="T22">adhuc </text:span><text:span text:style-name="T22">animi asse-,<text:line-break/></text:span><text:span text:style-name="T22">ctibus consideratio fiat, </text:span><text:span text:style-name="T22">ex </text:span><text:span text:style-name="T22">pulsibus maxime </text:span><text:span text:style-name="T22">lentandum </text:span><text:span text:style-name="T22">est<text:line-break/></text:span><text:span text:style-name="T22">sacere- </text:span><text:span text:style-name="T22">dignotionem, </text:span><text:span text:style-name="T22">quemadmodum in libris De pulsibus<text:line-break/></text:span><text:span text:style-name="T22">scriptum est; post autem etiam </text:span><text:span text:style-name="T22">ex </text:span><text:span text:style-name="T22">assis investigandum.<text:line-break/></text:span><text:span text:style-name="T22">Quod </text:span><text:span text:style-name="T22">si illi quidem affectus sedati suerint, affectio </text:span><text:span text:style-name="T22">vero </text:span><text:span text:style-name="T22">re-<text:line-break/>manserit, debile quidem et hic in pulfibus </text:span><text:span text:style-name="T22">indicium inve-<text:line-break/></text:span><text:span text:style-name="T22">nies </text:span><text:span text:style-name="T22">illarum </text:span><text:span text:style-name="T22">quae febrem </text:span><text:span text:style-name="T22">antecesserunt affectionum </text:span><text:span text:style-name="T22">; tibi </text:span><text:span text:style-name="T22">autem '<text:line-break/>sure </text:span><text:span text:style-name="T22">pulsibus reliqua </text:span><text:span text:style-name="T22">omnia sufficienti Communiter enim<text:line-break/>omnibus </text:span><text:span text:style-name="T22">urinae rufiores. </text:span><text:span text:style-name="T22">Adest autem iis </text:span><text:span text:style-name="T22">quidem qni ob<text:line-break/>tristitiam febricitant, acrimonia potius quam multitudo </text:span><text:span text:style-name="T47">ca-<text:line-break/>loris,</text:span><text:span text:style-name="T22"> sicuti'iis qui ob iram contrario modo. Sed et tenui-<text:line-break/>tas corporis iu iis qui tristitia quam in fis qui cogitatio-<text:line-break/></text:span><text:span text:style-name="T22">nibus, </text:span><text:span text:style-name="T22">vexati funt manifestius apparet et oculorum cavitas<text:line-break/></text:span><text:span text:style-name="T22">et </text:span><text:span text:style-name="T22">quaedam insolita decoloratio. Et haec quidem commu-<text:line-break/>nia omnium etiam aliorum, qui quocunque modo cogitatio-<text:line-break/>nibus impliciti fuerint, indicia sunt, sed praecipue ex ocu-<text:line-break/>lis discernendi sunt; licet enim ex his etiam in fanis animi<text:line-break/></text:span><text:span text:style-name="T22">affectum conjicere, in aegris </text:span><text:span text:style-name="T22">autem manifestissima </text:span><text:span text:style-name="T22">signa </text:span><text:span text:style-name="T22">sunt</text:span></text:p>
      <text:p text:style-name="P8"><text:span text:style-name="T22">ei qui inspiciendi habeat facultatem. • Sic quidem illos,<text:line-break/>qui propter disciplinas aut propter meditationem aliqua co-<text:line-break/>gitaverunt., ab iis quos tristitia corripuit discernere opor-<text:line-break/>tet. Eos autem qui nimium vigilarunt, distinguit et deco-<text:line-break/>lorationis modus, nam suhtumida ipsis facies inest et oculo-<text:line-break/>rum motus manifesti, vix enim attollunt palpebras; et hu-<text:line-break/>miditas oculorum, sicci enim contristatis fiunt et cogitanti-<text:line-break/>bus. Cavitas vero commune omnium symptoma est, </text:span><text:span text:style-name="T22">tri-<text:line-break/></text:span><text:span text:style-name="T22">stitiae, vigiliae, curarum, non tamen et irae, huic enim<text:line-break/>neque oculorum caritas, neque decoloratio manifesta,, </text:span><text:span text:style-name="T22">et<text:line-break/></text:span><text:span text:style-name="T22">calor etiam amplior et qui. celeriter </text:span><text:span text:style-name="T22">ex </text:span><text:span text:style-name="T22">prosundo efferatur,<text:line-break/>et pulsuum magnitudo non minuitur, quemadmodum in vi-<text:line-break/>giliis-, tristitiis et cogitationibus. Quare iram quidem ab<text:line-break/>ipsis </text:span><text:span text:style-name="T22">valde </text:span><text:span text:style-name="T22">manifeste distingues, illas vero invicem quem-<text:line-break/>admodum antea diximus. Eorum vero qui ex lassitudini-<text:line-break/>bus febricitant cutis est siccior, plusquam in aliqua </text:span><text:span text:style-name="T22">alia<text:line-break/>febrium </text:span><text:span text:style-name="T22">ephemerarurn. Sed hoc quidem </text:span><text:span text:style-name="T22">omnibus qui ex<text:line-break/>lassitudine </text:span><text:span text:style-name="T22">febricitant commune </text:span><text:span text:style-name="T22">est </text:span><text:span text:style-name="T22">iu eo </text:span><text:span text:style-name="T22">accessionis tem-</text:span></text:p>
      <text:p text:style-name="P8"><text:span text:style-name="T22">pore quod usque ad statum protenditur, at eo tempore<text:line-break/>quod statum sequitur plurimis quidem, quicunque non su-<text:line-break/>pra modum fatigati'sunt, humiditates quaedam, vel vapor<text:line-break/>calidus ex profundo attollitur, quibusdam vero etiam lu iis,<text:line-break/>quae statum fubscquuntur temporibus siccitas remanet.<text:line-break/>Fit vero hoc maxime iis qui supra modum fatigati funt,<text:line-break/>vel deusti, vel refrigerati una cum lassitudine. Et pulsus<text:line-break/>etiam non eodem modo in utrisque sc habent, parvi enim<text:line-break/>iis qui supra modum funt fatigati, magni vero aliis funt.<text:line-break/>At quae ex densata cute febres oriuntur, deusatur autem<text:line-break/>vel frigefacta; vel qualitate acerba fubito ipsam invadente,<text:line-break/>veluti accidit eis qui aqua aluminosa sc balnearunt, hae so-<text:line-break/>lum ex omnibus febribus affectus astrictus funt. Licet au-<text:line-break/>tem ipsas ex tactu dignoscere, ficuti et aridas febres</text:span><text:span text:style-name="T22">, </text:span><text:span text:style-name="T22">quae<text:line-break/>ex- lassitudine, fiunt, neque enim vel harum deusitas tactum<text:line-break/>lateat exercitatum. Sed et </text:span><text:span text:style-name="T22">caliditatis </text:span><text:span text:style-name="T22">motus in iis quodam-<text:line-break/>modo inaugescit, nam in primo manus injectu mitis appa-<text:line-break/>ret, acrior vero postmodum evadit, si moratus fueris. Sed</text:span></text:p>
      <text:p text:style-name="P8"><text:span text:style-name="T22">neque urinae rusae in talibus, neque corporis moles colla-<text:line-break/></text:span><text:span text:style-name="T22">psu, quare neque </text:span><text:span text:style-name="T22">oculi concavi et sicci apparent, sed </text:span><text:span text:style-name="T22">sunt<text:line-break/></text:span><text:span text:style-name="T22">quibus et humidiores et.prorninentiores iis qui secundum<text:line-break/></text:span><text:span text:style-name="T22">naturam esse </text:span><text:span text:style-name="T22">videbuntur, pulsus vero quemadmodum </text:span><text:span text:style-name="T22">in'<text:line-break/></text:span><text:span text:style-name="T22">tristitia et curis et vigiliis, atque immoderatis exercitiis mi-<text:line-break/>nores. Eartnn vero febrium ephemerarum, quae </text:span><text:span text:style-name="T47">ex.</text:span><text:span text:style-name="T22"> </text:span><text:span text:style-name="T22">in-<text:line-break/></text:span><text:span text:style-name="T22">flammationibus inguinum accenduntur, pulsus maximi </text:span><text:span text:style-name="T22">funt<text:line-break/>et </text:span><text:span text:style-name="T22">veloces,. atque frequentes, calorque plurimus et post </text:span><text:span text:style-name="T22">sta-<text:line-break/></text:span><text:span text:style-name="T22">tum statim ex profundo humiditas quaedam attollitur calida<text:line-break/>quidem, </text:span><text:span text:style-name="T22">scd </text:span><text:span text:style-name="T22">suavis, nam acrimonia, et mordacitas mluime<text:line-break/>omnium his febribus adest, et rubicunda facies maxima </text:span><text:span text:style-name="T22">ex<text:line-break/></text:span><text:span text:style-name="T22">parte ipsis inest et lu majore tumore et urinae subalbae.'.<text:line-break/>Communis vero his febribus ephemeris inest aequalitas pul-<text:line-break/></text:span><text:span text:style-name="T22">suum </text:span><text:span text:style-name="T22">, </text:span><text:span text:style-name="T22">nam </text:span><text:span text:style-name="T22">ex ipsis paucae admodum eam quae fecundum<text:line-break/>unam pulsationem est inaequalitatem ostendunt, scd neque<text:line-break/>hae valde manifeste, neque liquido. </text:span><text:span text:style-name="T22">Dicta </text:span><text:span text:style-name="T22">a rne </text:span><text:span text:style-name="T22">funt et<text:line-break/></text:span><text:span text:style-name="T22">ipsa </text:span><text:span text:style-name="T22">febrium </text:span><text:span text:style-name="T22">ephemerarum indicia. </text:span><text:span text:style-name="T22">De </text:span><text:span text:style-name="T22">hecticis'</text:span><text:span text:style-name="T22">autem non</text:span></text:p>
      <text:p text:style-name="P8"><text:span text:style-name="T22">est praesentis temporis sermo; .u-ulla enim earum in pri-<text:line-break/>mis diebus, sed in progressu temporis fit; quare de his<text:line-break/>quidem in sequentibus disseremus, hic vero libro finem<text:line-break/>faciemus.</text:span></text:p>
      <text:h text:style-name="P1" text:outline-level="1"><text:bookmark-start text:name="bookmark25"/>GALENI DE CRISIBUS LIBER III.<text:bookmark-end text:name="bookmark25"/></text:h>
      <text:h text:style-name="Heading_20_2" text:outline-level="2">Cap. I.</text:h>
      <text:p text:style-name="P152"><text:span text:style-name="T22">Propositum nostrum est, sicusi et prius di-<text:line-break/>cebatur, omnis in morbo mutationis praesentis quidem di-<text:line-break/>gnotiones, futurae vero praecognitiones dicere. Quia vero<text:line-break/>fex modis istae fiunt, tentandum est de lingulis separatim<text:line-break/>scribere, hac prius factarneinoratione, quod fex sunt lu mor-<text:line-break/>bis mutationum differentiae, vel enim subito ad sanitatem ve- •<text:line-break/>niunt, vel subito interimunt vel paulatim horum utrumque<text:line-break/>contingit,^ vel mixtiin. Paulatim quidem, vel scilicet morbo</text:span></text:p>
      <text:p text:style-name="P8"><text:span text:style-name="T22">marcescente; vel aegri viribus dissolutis, niixtim vero qnau-<text:line-break/>do.subita quidem aliqua ad melius, vel deterius commutatio<text:line-break/>facta suerit, deinceps vero, usque ad perlectam 'solutionem;<text:line-break/>vel mortem reliquum totum emarcuerit. De prima igitur,<text:line-break/>quae repente fit, permutatione dicamus, quoniam, omnium<text:line-break/>quas antea diximus optima est, atque ideo ipsam </text:span><text:span text:style-name="T22">per excel-<text:line-break/></text:span><text:span text:style-name="T22">lentiam crisim nominant, quoniam natura, quae praeter na-<text:line-break/>turam sunt, superante exquisite perficitur. Ex aliis autem<text:line-break/>rnutationibas, quae quidem ad subitam mortem mala crisis<text:line-break/>est, quae veto aliquam effatu dignam faciunt mutationem,<text:line-break/>non tamen integram solutionem, imperfectae crifes vocan-<text:line-break/>tur, sicnti et quae sensim marcescente, vel virtute, vel morbo<text:line-break/>contingunt, et hae solutiones simpliciter, non crises no-<text:line-break/>minantur.</text:span></text:p>
      <text:h text:style-name="Heading_20_2" text:outline-level="2">Cap. II.</text:h>
      <text:p text:style-name="P152"><text:span text:style-name="T22">Sola igitur subita ad sanitatem conversio<text:line-break/>simpliciter crisis nominatur. Et quidem omnino fit per ma-<text:line-break/>nisestas quasdam exeretiones aut effatu dignos abscessus; </text:span><text:span text:style-name="T22">qui-</text:span></text:p>
      <text:p text:style-name="P8"><text:span text:style-name="T22">everint, malignius recurrunt. Antecedit autem hujusmodi<text:line-break/>excretiones et abscessus non mediocris perturbatio lu </text:span><text:span text:style-name="T22">cor-<text:line-break/></text:span><text:span text:style-name="T22">pore aegrotantis. Nam et difficiles tolerantiae et </text:span><text:span text:style-name="T22">vigiliae<text:line-break/></text:span><text:span text:style-name="T22">et deliria et graves somni et dissiriles anhelitus </text:span><text:span text:style-name="T22">et vertigines<text:line-break/></text:span><text:span text:style-name="T22">tenebricosae et difficiles'sensus, dolores capitis, cossi et </text:span><text:span text:style-name="T22">sto-<text:line-break/></text:span><text:span text:style-name="T22">machi et multorum aliorum membrorum, nonnullis </text:span><text:span text:style-name="T22">vero<text:line-break/></text:span><text:span text:style-name="T22">aurium sonitus et vani ante oculos apparent splendores </text:span><text:span text:style-name="T22">et<text:line-break/></text:span><text:span text:style-name="T22">lacrimae involuntariae effluunt, et urina retinetur et labrum<text:line-break/>agitatur, aut aliquid aliud tremulum sit, oblivio et </text:span><text:span text:style-name="T22">praesen-<text:line-break/></text:span><text:span text:style-name="T22">tium ignorantia et vehemens accidit rigor et plurimum </text:span><text:span text:style-name="T22">acces-<text:line-break/></text:span><text:span text:style-name="T22">sio consuetam anticipat horam et multus aestus, sitisqne </text:span><text:span text:style-name="T22">in-<text:line-break/></text:span><text:span text:style-name="T22">tolerabilis sequitur, clamant et saliunt, sicuti furentes, </text:span><text:span text:style-name="T22">ne-<text:line-break/>que possunt </text:span><text:span text:style-name="T22">lu eodem situ recumbere, deinde repente </text:span><text:span text:style-name="T22">mul-<text:line-break/></text:span><text:span text:style-name="T22">tus sudor erumpit, aut vomitus aliquis non paucus insequi-<text:line-break/>tur, aut venter subito soIvitur, aut abundans fit fluxus </text:span><text:span text:style-name="T22">san-<text:line-break/></text:span><text:span text:style-name="T22">guinis, aut haec omnia simul contingunt, unde </text:span><text:span text:style-name="T22">non parvus<text:line-break/></text:span><text:span text:style-name="T22">luvadrt </text:span><text:span text:style-name="T22">timor </text:span><text:span text:style-name="T22">inspicientes. Et quispiam homo </text:span><text:span text:style-name="T22">vulgaris<text:line-break/></text:span><text:span text:style-name="T22">quum istis adesset, ipse re cogente ita pronunciavit, </text:span><text:span text:style-name="T22">quod</text:span></text:p>
      <text:p text:style-name="P137"><text:span text:style-name="T22">judicium tunc'de vita aegrotantis ageretur, neque enim </text:span><text:span text:style-name="T22">me-<text:line-break/></text:span><text:span text:style-name="T22">dicorum aliquis primus invenit id nomen, scd omnino ne-<text:line-break/>cessarium' fuit ut qui praesens esset conturbaretur, atque<text:line-break/>ideo • exclamaret et crisim rem ipsam nominaret. Decet<text:line-break/>autem medicum generosum neque turbari, neque suturum<text:line-break/></text:span><text:span text:style-name="T22">eventum </text:span><text:span text:style-name="T22">ignorare; melius autem'suerit, si se ad praenoscen-.<text:line-break/></text:span><text:span text:style-name="T22">dam </text:span><text:span text:style-name="T22">futuram crisim exercuerit; neque enim ista dignotio;<text:line-break/>quae habetur de praesentis.erilis: eventu, multum distat a<text:line-break/>praecognitione ejusdem futuram scd ex eadem contemplatione<text:line-break/>utraque perficitur.</text:span></text:p>
      <text:h text:style-name="Heading_20_2" text:outline-level="2"><text:span text:style-name="T22">Cap. </text:span><text:span text:style-name="T36">I</text:span><text:span text:style-name="T3">ΙΙ.</text:span></text:h>
      <text:p text:style-name="P159"><text:span text:style-name="T22">Et jam haec omnia dicta funt partim qui-<text:line-break/>dem in primo .libro de diebus judicatoriis,- partim in duo-<text:line-break/>bus libris ..qui istum antecedunt; dicam vero </text:span><text:span text:style-name="T22">et </text:span><text:span text:style-name="T22">nunc omnia<text:line-break/>summatiin quae et praesentem crisim, quo evasura sit,<text:line-break/>ostendunt et suturam praemonstrant. Primum quidem et<text:line-break/>maximum inter omnis est considerare coctiones ex urinis<text:line-break/></text:span><text:span text:style-name="T22">et </text:span><text:span text:style-name="T22">alvi </text:span><text:span text:style-name="T22">excrementis </text:span><text:span text:style-name="T22">et sputis, si quidem.ego rnillies quum;<text:line-break/></text:span><text:span text:style-name="T22">dum crises:</text:span><text:span text:style-name="T22">fierent, luteressem, neminem unquam nidi lu-</text:span></text:p>
      <text:p text:style-name="P8"><text:span text:style-name="T22">tereuntem qui praecedentibus coctionibus /crisim -habuisset<text:line-break/>Non tamen aequa omnium signorum dignitas existimanda est,<text:line-break/>sed in morbis, quidem thoracis atque pulmonis praecipue<text:line-break/>spula funt animadvertenda,. non tamen urinarum contem-<text:line-break/>platio negligenda, • scd et alvi excrementa sunt inspicienda.<text:line-break/>Si vero tantum febricitent sine alicujus visceris affectu, aut<text:line-break/>cum inflammatione hepatis, vel renum, vel vesicae., vel<text:line-break/>splenis, maxime urinis animum oportet adhibere, sicut<text:line-break/>si circa ventriculum affectus sit,, primum excrementis<text:line-break/>alvi, deinde neque urinae sunt negligendae. Sem-<text:line-break/>per enim quum febris affuerit, vel ex fola humorum<text:line-break/>putredine accensa, vel ex parte inflammationem fub-<text:line-break/>eunte, praecipue urinas inspiciendasicenfeo, atque inde co-<text:line-break/>ctiones agnoscendas, sicuti et maximum instantis bonae cri-<text:line-break/>sis indicium funi coctiones. Secundum autem, quod ab<text:line-break/>aliqua die, indicaturis antea indicetur, cui annexa </text:span><text:span text:style-name="T47">est</text:span><text:span text:style-name="T22"> diei<text:line-break/>judicantis, potentia. Deinceps autem inspicere oportet et<text:line-break/>speciem, morbi et morem; speciem - quidem, si tertiana vel</text:span></text:p>
      <text:p text:style-name="P8"><text:span text:style-name="T22">quotidiana vel febris ardens vel pleuritis vel </text:span><text:span text:style-name="T22">peripneumo-<text:line-break/></text:span><text:span text:style-name="T22">nia; morem, si moderatus et mitis, vel pravus atque </text:span><text:span text:style-name="T22">ma-<text:line-break/></text:span><text:span text:style-name="T22">lignus. Deinde si formae morbi excretio respondeat.;.' ..-Si<text:line-break/>enim sit febris- ardens, vel sanguis e naribus profluet, vel<text:line-break/>post vehementem rigorem sudor multus, et calidus per </text:span><text:span text:style-name="T22">totum ,<text:line-break/></text:span><text:span text:style-name="T22">corpus emanabit, aut per vomitum,aut per alvum biliosa<text:line-break/>excernentur. Ita et tertiana vomitibus et .cxcrementis alvi<text:line-break/>biliosis ct sudoribus multis toto corpore fluentibus.judicabi-<text:line-break/>tur’. Plurimum autem pituitae lu. quotidianis febribus exi-<text:line-break/>cernetur </text:span><text:span text:style-name="T47">et</text:span><text:span text:style-name="T22"> multi in toto corpore sudores fient. Judicat et<text:line-break/>phrenitidem sudor bonus et praecipue si ex capite, multus<text:line-break/>et calidus fluxerit, sudante simul reliquo corpore ;:, </text:span><text:span text:style-name="T22">contin-<text:line-break/></text:span><text:span text:style-name="T22">git autem aliquando, quod etiam per sanguinem e </text:span><text:span text:style-name="T22">naribus<text:line-break/></text:span><text:span text:style-name="T22">fluentem phrenitis judicatur. Non tamen lethargus-, aut<text:line-break/>peripneumonia fluxum sanguinis amant. . Inter, ipsas autem<text:line-break/>pleuritis medium obtinet locum; minus enimquam febris<text:line-break/>ardens et phrenitis</text:span><text:span text:style-name="T22">, </text:span><text:span text:style-name="T22">magis autem quam peripneumonia at-<text:line-break/>que lethargus profluvio sanguinis solvitur. Sulvit autem</text:span></text:p>
      <text:p text:style-name="P8"><text:span text:style-name="T22">lienis et hepatis inflammationes fauguis.e naribus profluens,<text:line-break/>quum haec </text:span><text:span text:style-name="T22">viscera </text:span><text:span text:style-name="T22">una </text:span><text:span text:style-name="T22">cum </text:span><text:span text:style-name="T22">acutis febribus habent inflam-<text:line-break/>mationes. Et omnes quae im praecordiis fiunt calidae, atque<text:line-break/>aculae inflammationes fluxu sanguinis judicantur.- Oportet<text:line-break/>autem' per directum fluere sanguinem,, ex dextra quidem<text:line-break/>nare hepate affecto yel locis in dextris praecordiis positis,<text:line-break/></text:span><text:span text:style-name="T22">ex </text:span><text:span text:style-name="T22">sinistra autem liene et locis vicinis; juvat autem et sudor<text:line-break/>bonus omnes quae sunt in praecordiis inflammationes ca-<text:line-break/>lidas et acutas. Hepatis vero gibbae quidem partes instam-<text:line-break/>mationem patientes tribus praecipue motus crisis obediunt,<text:line-break/>fluxibus sanguinis e nare dextra et sudoribus bonis et uri-<text:line-break/>nis abundantibus. Simae autem partes excrementisalvi bi-<text:line-break/>liosis atque sudoribus, nonnunquam vero et. vomitibus, ma-<text:line-break/>gis autem expetuni per urinas expurgari, quam gibbae he-<text:line-break/>patis partes, omnia ea quae vel in partibus renum, vel ve-<text:line-break/>sicae laborant, sicuti loca quae ad thoracem -et pulmonem<text:line-break/>pertinent, sputis. Sudores vero omnibus febribus proprii<text:line-break/>sunt et praecipue ardentibus.. Juvat autem non parum et</text:span></text:p>
      <text:p text:style-name="P8"><text:span text:style-name="T22">efferventes inflammationes</text:span><text:span text:style-name="T3">, </text:span><text:span text:style-name="T22">quando</text:span><text:span text:style-name="T3">, </text:span><text:span text:style-name="T22">sicut et antea diximus,<text:line-break/>nua cum coctionibus emanaverint. Judicant autem et quo-<text:line-break/>tidianas febres, simul vomitibus, atque excrementis alvi<text:line-break/>pituitosis adjunctis. Et. quartanas etiam, si atra simul ac<text:line-break/>varia excernuntur. Semitertianas vero, si biliosa simul et<text:line-break/>pituitosa. Parotides autem judicant lethargos et reliquos<text:line-break/>omnes capitis affectus. Aliique.decubitus omnes febres diu-<text:line-break/>turnas secure judicare consueverunt. Sed nondum de diu-<text:line-break/>turnis morbis dicere proposuimus; nam repentinae mutatio-<text:line-break/>nes acutorum funt, quarum optimam qualis fit, nunc enarra-<text:line-break/>mus, quod videlicet omnino sine coctione non est, .et quod,<text:line-break/>in aliquo . die judicatorio fit, ac praeterea </text:span><text:span text:style-name="T22">ab </text:span><text:span text:style-name="T22">aliquo indica-,<text:line-break/>torio praejudicata fuit </text:span><text:span text:style-name="T22">et </text:span><text:span text:style-name="T22">etiam crisis motum facit morbo con-<text:line-break/>yenientem. Praeter haec autem hortorhoc loco ut aegrotantis<text:line-break/>aetatem atquenaturam, nec non antecedentem victum, locum-<text:line-break/>que in quo aegrotat et anni tempus, atque praesentem tem-<text:line-break/>poris statum .confideres. Si enim quemadmodum morbus<text:line-break/>forte est biliosus, haec etiam singula aeque biliosa fint, opor-</text:span></text:p>
      <text:p text:style-name="P138"><text:span text:style-name="T22">tet bilem crisi expurgari, sicut si pituita exuperavit, pitui-<text:line-break/>tam oportet evacuari; variis autem humoribus exuperanti-<text:line-break/>bus, variam etiam oportet esse evacuationem. Quum vero<text:line-break/>hae'c Universa bene tibi fueriut explorata, tunc eventus jam<text:line-break/>tibi funt considerandi. Si enim dum aegrotans judicatur,<text:line-break/>febris solvatur atque aliis symptomatis liberetur ct melius<text:line-break/>'fueritleoloratus pro ratione evacuationis, cum melioribus<text:line-break/>pulsibus et ad surgendum robustior, haec optima crisis est;<text:line-break/>11(vero ex his aliquid defit, tantum ab optima deficit quanta<text:line-break/>"eft ejus quod deficit vis.</text:span></text:p>
      <text:h text:style-name="Heading_20_2" text:outline-level="2">Cap. IV.</text:h>
      <text:p text:style-name="P157"><text:span text:style-name="T22">Sic quidem dignoscere oportet optimam<text:line-break/>'crisim praesentem, futuram vero hoc modo. Morbi natura<text:line-break/>"consideranda est an ad amaram bilem pertineat vel atram,<text:line-break/>laut pituitam, vel mixtas habeat significationes. Scripta autem<text:line-break/>‘sunt in libro praecedente horum ludicia- Post hoc autem<text:line-break/>tempus anni et laborantis aetas et temperamentum et quae-<text:line-break/>cunque alia ejus ordinis sunt, de quibus paulo aute sermo-<text:line-break/>nem habuimus, unde facta de uno mentione reliquorum</text:span></text:p>
      <text:p text:style-name="P8"><text:span text:style-name="T22">etiam, si vel silentio praetermittantur; meminisse oportet,<text:line-break/>nam longum esset omnia semper-percurrere. Post haec au-<text:line-break/>tem accessionum circuitus sunt considerandi, si vel per ter-<text:line-break/>tiunr, vel per quartum:, </text:span><text:span text:style-name="T56">V</text:span><text:span text:style-name="T22">el per singulos dies eveniant, vel<text:line-break/>nullo modo eveniant, sicuti in iis accidit febribus, quae<text:line-break/>proprie synochi nominantur. Si enim properaverint ac<text:line-break/>semper pro ratione anticipaverint horam et multo vehemen-<text:line-break/>tius infestaverint et per tertium occursaverint, -cito crisim<text:line-break/>subfecuturam dentmcianfc, si vero lente moveantur, atque<text:line-break/>eadem invaserint hora et singulis-diebus fiant, post longius<text:line-break/>tempus crisim futuram denunciant. </text:span><text:span text:style-name="T69">1</text:span><text:span text:style-name="T22"> Praeterea, quod sane<text:line-break/>maximum est, coctiones inspicere -oportet-, et harum praecia<text:line-break/>pue effatu dignis transmutationibus mentem adhibere. Si<text:line-break/>enim in diebus indicaturus fiant, indicia funt quod Iequen--<text:line-break/>tes judicatorii dies aegrotum morbo liberabunt. </text:span><text:span text:style-name="T69">£;</text:span><text:span text:style-name="T22">Sunmiatim<text:line-break/>enim, ut in praecedentibus sermonibus diximus, universa </text:span><text:span text:style-name="T69">r<text:line-break/></text:span><text:span text:style-name="T22">morbi constitutio per quatuor dicta genera manifestatur; de</text:span></text:p>
      <text:p text:style-name="P8"><text:span text:style-name="T22">quibus diximus Hippocratem in .aphorisrnis disseruisse in<text:line-break/>hunc- modunji... Accessiones; -autem-et ecnsiitationas . isien-<text:line-break/></text:span><text:span text:style-name="T47">dunt morbi, et anni tempora, /et circuituum adinvicem in,,<text:line-break/>crementa</text:span><text:span text:style-name="T22">, sive quoiidia;; sive </text:span><text:span text:style-name="T47">alternis didbus, sue longiore<text:line-break/>tempore siant.,.</text:span><text:span text:style-name="T22"> Deinceps, ita inquit: </text:span><text:span text:style-name="T47">Sed et ex siosi appat.<text:line-break/>rentibus ,^pdlui,i in pleuriticis.; sputum si statim superve-<text:line-break/>niat •, incipscnte</text:span><text:span text:style-name="T22"> znorbo</text:span><text:span text:style-name="T47">•quidem breviorem facit,.si vero<text:line-break/>mox apparuerit, longiorem»-</text:span><text:span text:style-name="T22"> lu primo autem libro, de-<text:line-break/>signis </text:span><text:span text:style-name="T3">ηιοχ </text:span><text:span text:style-name="T22">apparentibus, quae quidem signa morbi coctio-<text:line-break/>nem ostendunt, plurima,diximus,,</text:span><text:span text:style-name="T22">r</text:span><text:span text:style-name="T22">et quo.pactu.ah iis quae<text:line-break/>signa et accidentia judicatoria, vocantur</text:span><text:span text:style-name="T56">;</text:span><text:span text:style-name="T22">differant explanavir<text:line-break/>mus. . Si igitur ea. memcria</text:span><text:span text:style-name="T94">[oret.in.es</text:span><text:span text:style-name="T22">, spero .te fariliusmrae-<text:line-break/>cognoscendi ac dignoscendi optimae crisis facultatem ex hoc<text:line-break/>sermorre adepturum. Reliquae enim erifes. conjectura qua-<text:line-break/>dam artificiosa .praecognoscuntur.: </text:span><text:span text:style-name="T22">. </text:span><text:span text:style-name="T22">Opti.malm ; vero crisim,<text:line-break/>quam etiam folam crisim ..simpliciter vocari niximus, aion<text:line-break/>per, eonjecturam; . scd firma praecognitione comprehendes.;<text:line-break/>omnia enim ligna in talibus, morbis statim ab initio -secura</text:span></text:p>
      <text:p text:style-name="P8"><text:span text:style-name="T22">ridentur. , </text:span><text:span text:style-name="T22">Quum'igitur, testa integre fuerint, in primo<text:line-break/>quaternario crisim suturam denuntiant, sicuti Hippocrates<text:line-break/></text:span><text:span text:style-name="T22">in prognostico </text:span><text:span text:style-name="T22">hisce verbis </text:span><text:span text:style-name="T22">ostendit: </text:span><text:span text:style-name="T47">Mitijsunae enim scbres<text:line-break/>quae </text:span><text:span text:style-name="T47">. </text:span><text:span text:style-name="T47">cum sccurisisimis signis fiunt, quarto die finiuntur<text:line-break/></text:span><text:span text:style-name="T47">vdlgrius.</text:span><text:span text:style-name="T22"> 'Neque.</text:span><text:span text:style-name="T22">enim contingit febrem omnia </text:span><text:span text:style-name="T22">signa </text:span><text:span text:style-name="T22">sccu-<text:line-break/>-rissima habentem, neque illam in qua funt omnia maxime<text:line-break/></text:span><text:span text:style-name="T22">perniciosa</text:span><text:span text:style-name="T22">, alteram quidem non salvi-, alteram . autem, non<text:line-break/>occidere an primo quaternario aegrotantem, . veluti si haec<text:line-break/></text:span><text:span text:style-name="T22">quidem parum </text:span><text:span text:style-name="T22">ab extreme </text:span><text:span text:style-name="T22">perniciosis discesserit, illa vero </text:span><text:span text:style-name="T22">a<text:line-break/>jnaxime salubribus, hujusmodi febres septimum diem non<text:line-break/></text:span><text:span text:style-name="T22">contingit </text:span><text:span text:style-name="T22">transcendere.-. Sivero </text:span><text:span text:style-name="T22">crisis vehemens et cum </text:span><text:span text:style-name="T22">ja-<text:line-break/>ctatione-futura sit, aut potius moderata, vel neque crisis<text:line-break/></text:span><text:span text:style-name="T22">omnino, </text:span><text:span text:style-name="T22">scd solutio simpliciter., non </text:span><text:span text:style-name="T22">amplius.</text:span><text:span text:style-name="T22">ex </text:span><text:span text:style-name="T22">perniciosis<text:line-break/>•signis,</text:span><text:span text:style-name="T22">et salutaribus, scd potius </text:span><text:span text:style-name="T47">ex</text:span><text:span text:style-name="T22"> altis.praecognoscitur.<text:line-break/></text:span><text:span text:style-name="T22">Dito </text:span><text:span text:style-name="T22">autem sunt et horum, genera, . magnitudo et motus<text:line-break/>morbi, in quibus primis diligenter; oportet exercitari, .ut<text:line-break/>ipsa noscamus.et facile a more .ac idea morbi distinguere va-<text:line-break/>leamusr </text:span><text:span text:style-name="T22">• </text:span><text:span text:style-name="T22">Sed-ideam ipfam. quo quidem pacto dignoscamus,</text:span></text:p>
      <text:p text:style-name="P139"><text:span text:style-name="T22">in secundo volumine diximus; nam tertiana et quotidiana<text:line-break/>et quartana et femitertiana et pleuritis et peripneumonia et<text:line-break/>phrenitis funt species jnorbh Si vero benignus aut. ma-<text:line-break/>lignus sit morbus, ex sirbsequentibus ipsum, symptomatis<text:line-break/>noscitur, quae omnia fere IIippocratcs in prognosticis enu- •<text:line-break/>mera viti<text:tab/>In his autem annumerare oportet' coctionis et</text:span></text:p>
      <text:p text:style-name="P10"><text:span text:style-name="T22">cruditatis signa, magnitudo vero et motus morbi ab his di-<text:line-break/>versa funt. Debiles quidem et parvae febres quandoque<text:line-break/>valde malignae funt, et aliae calidae atque ardentes, ut<text:line-break/>anxietatem et aestum et sitim intolerabilem afferant, nihil<text:line-break/>tamen habent nonnunquam periculofum. Dictum autem et<text:line-break/>prius est quod sive vehementiam , sive magnitudinem morbi<text:line-break/>quispiam velit nominare, nihil differt. Ab hisce vero om-<text:line-break/>nibus differt motus et ex tempore partium accessionis coni-<text:line-break/>prehenditur. Quum enim unaquaeque accessio quatuor ha-<text:line-break/>beat partes, principium, augmentum, statum et declinatio-<text:line-break/>nem, vel has omnes brevi tempore febris percurrit, vel<text:line-break/>tardo, vel nonnullas quidem citius, nonnullas vero ferius:<text:line-break/>ii omnes igitur celeriter peragat,- manifestum lude fit quod</text:span></text:p>
      <text:p text:style-name="P8"><text:span text:style-name="T22">ad crisim properat. Et omnino hujuscemodi febris est do<text:line-break/>numero intermittentium, neque enim contingit ut illa quae<text:line-break/>omnes celeriter peragat, amplius continua permaneat, sicuti,<text:line-break/>neque ut quae in omnibus partibus prolixitatem fervat, sit<text:line-break/>intermittens. Liquet autem quod eam quidem quae ad<text:line-break/>insebricitationem desinit, voco intermittentem. Continuae<text:line-break/>vero'febris omnino convenit, ut pars aliqua aut duae, vel<text:line-break/>omnes longae sint. Ejus quidem quae proprie synocbus<text:line-break/>nominatur longus est flatus, magis .autem tota haec febris<text:line-break/>status esu Ejus vero quae non est synochus, non tamen<text:line-break/>desinit ad infebricitationem, quum status estis temporibus lon-<text:line-break/>gior existit, motus .est </text:span><text:span text:style-name="T47">velox!</text:span><text:span text:style-name="T22"> quod si brevior, turdus est<text:line-break/>motus. Quum igitur morbi idea et magnitudo </text:span><text:span text:style-name="T47">et</text:span><text:span text:style-name="T22"> motus et<text:line-break/>mos fuerint distincti, et idea quidem ex propriis sympto-<text:line-break/>matis cognita, magnitudo vero ex eorundem quantitate,<text:line-break/>motus vero ex tempore accessionis partium, mos autem ex<text:line-break/>symptomatis supervenientibus, his quoque adjuncta censi-<text:line-break/>deratione temporis, anni et naturae et-regionis et similium,</text:span></text:p>
      <text:p text:style-name="P8"><text:span text:style-name="T22">nunquid morietur aeger aut salvabitur,, ad haec tria 'refpi-<text:line-break/>ciens.invenies, ad ideam et morem et magnitudinem, scd<text:line-break/>maxime morem inspicere oportet. , Utrum vero per crisim<text:line-break/>.terminabitur morbus,: aut non, primum quidem ex motu<text:line-break/>ac magnitudine inspicics, deinceps autem ex idea ipsius, de-<text:line-break/>lude ex anni tempore et ex aliis quae ejusdem sunt .ordi-<text:line-break/>nis, et ex supervenientibus quidem fymptomatis non omni-<text:line-break/>bus,, scd iis quae paulo ante memoravi, quae vel una cum<text:line-break/>crisi ab initio invadunt, vel paululum anticipant,-, quae ipsa<text:line-break/>judicatoria signa proprie nominamus. Nam quum, superve-<text:line-break/>nientia symptomata trisariam dividantur,, in ea scilicet, quae<text:line-break/>morem morbi natura, ostendere- apta sunt, et in ea quae af-<text:line-break/>futuram proxime crisim denuntiant, et quae non solum<text:line-break/>signa , sed etiam causas- crisis posuimus, primum quidem ex<text:line-break/>his simplex.est genus, nam quaedam ipsorum prava, quae-<text:line-break/>dam vero bona perpetuo existunt, secundum vero et </text:span><text:span text:style-name="T47">ter-<text:line-break/>tium</text:span><text:span text:style-name="T22"> non semper neque idem facere, neque ostendere aptum<text:line-break/>est, .fed fecundum morbi tempora variatur. Diximus au-</text:span></text:p>
      <text:p text:style-name="P8"><text:span text:style-name="T22">tem latius de omnibus sus in primo libro. Doctrinae igitur<text:line-break/>manifestioris gratia .ducatur, ad exemplum aliquis aegrotus,<text:line-break/>qui primo die habeat signa manifestissima salutis, huic enim<text:line-break/>omnino in primo quaternario finietur morbus. Utrum vero<text:line-break/>per solutionem, vel crisim, magnitudine </text:span><text:span text:style-name="T47">et</text:span><text:span text:style-name="T22"> parvitate distin-<text:line-break/>guitur, siquidem magni judicantur omnino, qui autem parvi,<text:line-break/>solvuntur solum. Sed dies crisis ex motu invenietur. Nam<text:line-break/>si febris fynochus fuerit </text:span><text:span text:style-name="T22">ac </text:span><text:span text:style-name="T22">nullus error acciderit, nam sem-<text:line-break/>per hujus oportet meminisse., in quarto die sperandum est'<text:line-break/>.crisim futuram. .Si vero continua fuerit, magnitudinem<text:line-break/>ac motum inspicere oportet. Contingit enim in tertio, vel<text:line-break/>quinto die crisim fieri, in tertio quidem;, si morbus sit ma-<text:line-break/>gnus ac motum velocem habeat, in.quinto autem, si neque<text:line-break/>valde .magnus sit, neque velociter moveatur, oportet enim<text:line-break/>crisim in idem tempus concurrere cum accessione. Et ita<text:line-break/>raro accidit ut quarto die fiat crisis., ut videatur bis tan-<text:line-break/>tum Archigenes in toto tempore visae fnae id observasse, ego<text:line-break/>vero ad hanc horam sterne! solum. Et causa </text:span><text:span text:style-name="T47">eft i</text:span><text:span text:style-name="T22"> quemad-</text:span></text:p>
      <text:p text:style-name="P8"><text:span text:style-name="T22">modum diximus in libris De diebus judicatoriis, ut crisis<text:line-break/>saepius ex quarto die ad tertium et ad quintum transmute-<text:line-break/>tur. Nam morbus qui tam subito crisim habet omnino<text:line-break/>peracutus est; in omnibus autem morbis peracutis necessa-<text:line-break/>rium est febres, vel synochos esse, vel continuas quidem,<text:line-break/>fed quae per tertium exacerbantur. Synochi quidem raro<text:line-break/>eveniunt, et ubi nullus sit error, in quarto finiuntur per<text:line-break/>crisim, natura propriis circuitibus ad crisim perveniente;<text:line-break/>rarum vero etiam est ut nullus sit error. Continuae au-<text:line-break/>tem febres, quae in accessionibus crisim habent, tertio die<text:line-break/>vel quinto rationabiliter finiuntur; nam si quandoque etiam<text:line-break/>quarto judicentur, ratione ejus accessionis quae tertio die<text:line-break/>fit, id patiuntur; quae enim circa horam underimam, si ita<text:line-break/>contigerit, diei tertii accessio invadit</text:span><text:span text:style-name="T22">, </text:span><text:span text:style-name="T22">vel tertia nocte, vel<text:line-break/>quarto die invehit crisim Quum igitur primo die, rursus<text:line-break/>enim eadem repetenda, signum aliquod coctionis manifestum<text:line-break/>apparuerit, reliquis etiam omnibus periculum nullum por-</text:span></text:p>
      <text:p text:style-name="P8"><text:span text:style-name="T22">tendentibus, tunc pr oculduhio sciemus, quod in primo, qua-<text:line-break/>ternario morbi solutionem subsequi sit necessarium. Quod<text:line-break/>si etiam ejus magnitudo inspecta sit, ulteriorem habebis noti-<text:line-break/>tiam, quod cum crisi finietur. Ex morbi autem motu te<text:line-break/>sperare oportet, quod crisis vel tertio die fiet, vel quarto,<text:line-break/>vel quinto, si quidem celer sit motus, tertio, </text:span><text:span text:style-name="T22">si </text:span><text:span text:style-name="T22">vero'quo-<text:line-break/>damno odo tardior, in quinto, </text:span><text:span text:style-name="T22">si </text:span><text:span text:style-name="T22">vero febris fuerit, syno-<text:line-break/>chus</text:span><text:span text:style-name="T47">, in</text:span><text:span text:style-name="T22"> quarto. Adjuvat motus celeritatem morbi magni-<text:line-break/>tudo et anni tempus et regio </text:span><text:span text:style-name="T22">et </text:span><text:span text:style-name="T22">aetas et quaecunque alia<text:line-break/>amarae bili conveniunt,, tarditati autem metus lusunt con-<text:line-break/>traria. Aestate enim adolescens natura calidior, post in-<text:line-break/>ediam et labores et cibos et potus biliosos, tertiana crisi oc-<text:line-break/>cupabitur, et praesertim si is qui antecesserit temporis sta-<text:line-break/>tus admodum squalidus extiterit et praesens etiam, et locus<text:line-break/>in quo aegrotat suerit natura calidior, si vero et tertianae<text:line-break/>crises tunc populariter grassentur, adhuc certior est </text:span><text:span text:style-name="T47">conje-<text:line-break/>ctura.</text:span><text:span text:style-name="T22"> Quod </text:span><text:span text:style-name="T22">si </text:span><text:span text:style-name="T22">omnia contraria convenerint et motus<text:line-break/>morbi tardior, neque maguitudo valde effatu digna et tem-</text:span></text:p>
      <text:p text:style-name="P8"><text:span text:style-name="T22">pus anui suerit • hibernum, aeger autem vel . natura 'pitui-<text:line-break/>tosior, vel jam declinantis aetatis, sperandum est crisim ad<text:line-break/>quinti diei accessionem perventuram., adhuc autem magis, si<text:line-break/>locus natura frigidior atque.-hurnidior extiteritlet praesens<text:line-break/>temporis status consimilis et quintanae crises populariter<text:line-break/>grassentur, at reliqua.his proportione respondentia, veluti<text:line-break/>otium, repletio et esus ciborum pituitosorum a plurimo<text:line-break/>tempore. Rursus igitur alius aegrotus subjiciatur, qui nul-<text:line-break/>lum habeat signum coctionis manifestum, neque in primo<text:line-break/>die, neque in secundo, neque </text:span><text:span text:style-name="T47">tamen</text:span><text:span text:style-name="T22"> perniciosum, sed om-<text:line-break/>nino omnia.fint citra periculum, salvabitur quidem et hic,<text:line-break/>sed lu primo quaternario non liberabitur integre. Oportet<text:line-break/>igitur mentem diligenter adhibere', nunquid. aliquod signum<text:line-break/>manifestum coctionis ostendat; nam si hoc fiat, necesse est<text:line-break/>ut iu septimo die aeger liberetur, modo interim nullus error<text:line-break/>admittatur. Si </text:span><text:span text:style-name="T47">vero per</text:span><text:span text:style-name="T22"> crisim, vel sine crisi salus fit secutura,<text:line-break/>hoc ex morbi magnitudine noscitur. Liquet enim quod si<text:line-break/>magnus suerit, omnino per crisim morbus finietur; quod</text:span></text:p>
      <text:p text:style-name="P8"><text:span text:style-name="T22">fi etiam motus velocitas adjungatur, multo magis id fiet, ut<text:line-break/>fi etiam aliquis error, non magnus tamen, circa aegrotan-<text:line-break/>tem factus fuerit, omnino per crifiin, et sic sperandum- cri-<text:line-break/>fim in septimo eventuram. Quod si non. multum velociter<text:line-break/>moveatur, aliquis vero error circa hominem interim fiat,<text:line-break/>ad nonum diem crisis transfertur. Rursus itaque suppona-<text:line-break/>mus aliquem salubri morbo laborare, qui die septima aliquod<text:line-break/>coctionis signum habeat manifestum; hic fi morbus magnus<text:line-break/>extiterit et celeriter moveatur-, undecimo potius quam de-<text:line-break/>rimoquarto die crisim </text:span><text:span text:style-name="T47">patietur,</text:span><text:span text:style-name="T22"> quod si minor fuerit neque<text:line-break/>celerem motum habuerit,: decimoquartu magis quam unde-<text:line-break/>cimo. Simul vero cum aliis est distinguendum, si et juve-<text:line-break/>nis fuerit et natura biliosus et tempus aestivum et in loco<text:line-break/>calido aegrotaverit, et prior victus etquaecunqne praesenti<text:line-break/>attinent statui, ad calidius declinaverint, omnino iste die<text:line-break/>undecimo crisim habebit, quemadmodum, si omnia contraria<text:line-break/>iis quae dicta sunt, alluerint aegrotanti, in quartodecimo.</text:span></text:p>
      <text:p text:style-name="P8"><text:span text:style-name="T22">Quod si nonnulla quidem affuerint, nonnulla vero non, at-<text:line-break/>que interim aliquis error inciderit</text:span><text:span text:style-name="T22">, </text:span><text:span text:style-name="T22">fieri non potest ut cri-<text:line-break/>sis die undecimo subsequatur, saepius vero nec die decimo-<text:line-break/>quarto,' quando magis fuerit erratum. Sed fi nullus error<text:line-break/>acciderit, mixta vero fuerint symptomata, hic opus erit me-<text:line-break/>dico exercitato ac perspicaci, ut ea quae vim majorem ha- </text:span><text:span text:style-name="T22">,<text:line-break/></text:span><text:span text:style-name="T22">lient, signa distinguat, et illi quae ab ipsis ostenditur crisi<text:line-break/>sidem adhibeat certiorem in lusce adeo ambiguis praecogni-<text:line-break/>tionibus. Si autem neque in ipso septimo die, in aliis certe<text:line-break/>inter septimum et undecimum id quod suturum est exqui-<text:line-break/>site discere licet. . Nam fi magnitudo vel velocitas - motus<text:line-break/>morbi in eisdem diebus intendatur, ac coctionis signis effatu<text:line-break/>digna accessio facta fuerit, hujusmodi aegrotus die undecimo<text:line-break/>crisim patietur, sicuti fi contra fe habuerint, lu quartode-<text:line-break/>cimo. Subjiciatur rursus aegrotus, qui </text:span><text:span text:style-name="T22">in morbo salubri in<text:line-break/></text:span><text:span text:style-name="T22">primis diebus tardiorem febris motum habeat, neque </text:span><text:span text:style-name="T22">cum<text:line-break/></text:span><text:span text:style-name="T22">nimis vehementi calore, veruntamen adfint cruditatis signa.</text:span></text:p>
      <text:p text:style-name="P8"><text:span text:style-name="T22">quod quidem intra quartumdonimtun diem hfe mos liberabis<text:line-break/>tur morbo' jam manifestum esu An vero lu illa ipsa die,<text:line-break/>vel postea, ex morbi temporibus distinguendum est, nam<text:line-break/>principii quidem signa fi diu permanserint, diuturnum fore<text:line-break/>morbum significant. Augmenti vero si in quarta vel </text:span><text:span text:style-name="T47">in fe-<text:line-break/></text:span><text:span text:style-name="T22">ptima die apparuerint, sperandum est aliquid iu quartodea<text:line-break/>cimo, sed in- undecimo determinabitur. Nam si haec tria<text:line-break/>ineo die conjuncta suerint, et mota velocitas-, quae suffi-<text:line-break/>ciens tumpscrit incrementum et febris magnitudo, ac prae-<text:line-break/>terea manifestum coctionis indicium, fiet crisislu quartade-<text:line-break/>cima, adhuc autem magis, si et anni tempus et Aetas et ae-<text:line-break/>grotantis .natura- et quaecunqne alia hia proportiunibus </text:span><text:span text:style-name="T38">re-<text:line-break/></text:span><text:span text:style-name="T22">spondent, ad crisis celeritatem contulerint. Si vero solum<text:line-break/>manifestum coctionis signum die Undecima appareat, neque<text:line-break/>tamen morbi magnitudo aut motus velocitas festinaverint;<text:line-break/>tunc ultra diem decimumquartum crisis disseretur. Sed si<text:line-break/>quidem </text:span><text:span text:style-name="T47">anni</text:span><text:span text:style-name="T22"> tempus et aetas aegrotantis et qnaecunqtte alia<text:line-break/>his proportione respondentia, ad frigidius declinaverint.</text:span></text:p>
      <text:p text:style-name="P8"><text:span text:style-name="T22">sperandum non est morbi folutionem ante vigesimum 'diem<text:line-break/>lecuturarn. Quod si mixta quoquo modo signa assuerint et<text:line-break/>dies decimusquartns coctionem insigniter auxerit, die deci-<text:line-break/>mo septimo crisis occurret. Si </text:span><text:span text:style-name="T47">vero</text:span><text:span text:style-name="T22"> neque die quartodecimo<text:line-break/>aliquid novatum suerit, tunc ad septimum decimum diem est<text:line-break/>respiciendum, si enim in eo aliquod signum apparuerit, id<text:line-break/>fidissimum erit, quamvis valde exiguum fuerit, vigefimoque<text:line-break/>die crisim suturam praemousirabit.</text:span></text:p>
      <text:h text:style-name="Heading_20_2" text:outline-level="2">Cap. V.</text:h>
      <text:p text:style-name="P152"><text:span text:style-name="T22">Quod vero hae crises universae, quasnn-<text:line-break/>meravj. omnium optimae sint, hoc est securae atque perfectae<text:line-break/>et certae, si quis ea omnia quae a principio nicta sunt, asse-<text:line-break/>quutus est, nulla amplius egebit demonstratione. Quum<text:line-break/>enim post signa optima atque exquisitam coctionem factae<text:line-break/>suerint, necesse est ut optimae sint, quoniam et sola coctio<text:line-break/>crisis celeritatem; et salubrem securitatem ostendit, neque<text:line-break/>enim vel animo concipi potest, quod post morbi exquisitam<text:line-break/>coctionem crisis mala sequatur- Exquisite vero coctio fit<text:line-break/>tempore, status, atque idcirco ah initio ipso nos admonui-</text:span></text:p>
      <text:p text:style-name="P8"><text:span text:style-name="T22">mus nulli alteri exercitationi tam esse intendendum quam<text:line-break/>ad morbi statum praenoscendum. Nam si forma vietus ad<text:line-break/>illum instituitur et crisis optima in illo fit, atque omnium<text:line-break/>crisium ipsa est regula; quae enim huic proximlor est altera<text:line-break/>magis distante potior femper </text:span><text:span text:style-name="T47">eft, in</text:span><text:span text:style-name="T22"> nulla re adeo exerci-<text:line-break/>tandus est medicus, quantum in status-praecognitione. Esto<text:line-break/>igitur ut in die quartodeeimo spes sit fore statum et aut oli<text:line-break/>morbi magnitudinem, </text:span><text:span text:style-name="T22">vel </text:span><text:span text:style-name="T22">motus velocitatem, vel prepter<text:line-break/>aliquod aliud extrinfecum irritamentum, crisis die unde-<text:line-break/>cimo anticipet, neque ipsam perfectam</text:span><text:span text:style-name="T22">, </text:span><text:span text:style-name="T22">neque omnino bo-<text:line-break/>ram sperare possumus: </text:span><text:span text:style-name="T22">sed </text:span><text:span text:style-name="T22">hoe tempore-omnino timendum<text:line-break/>est, praefertim si neque in totum morbus periculo vacat.<text:line-break/>Quod si salubris apparuerit, verendum est ne erilis vel<text:line-break/>cuui gravibus fiat symptomatis, vel non perfecta, vel om-<text:line-break/>nino revertatur, adeo magnam habent vim coctiones, ac<text:line-break/>propterea etiam morbi status. Et quidem si morbi in hoc<text:line-break/>tempore crisim non habuere, iieri noti potest ut in declina,-</text:span></text:p>
      <text:p text:style-name="P7"><text:span text:style-name="T22">Heue habeant,, quicunque enim status tempus fernel prae-<text:line-break/>terierint, sii sine crisi perseverant; et paulatim_solvuntur.<text:line-break/>Et nullum est mortis periculum: tempore flatus elapso, qnan-<text:line-break/>tum judicio assequi possumet, tamen quidam sunt; qui pu-<text:line-break/>tant se vidisse, aegrotos in, declinationibus periisse. Sed si<text:line-break/>experientiae, vel rationi credere .oportet, novi ipsos alia ra-<text:line-break/>tione quam morbi interisse,, </text:span><text:span text:style-name="T94">omnes.fi </text:span><text:span text:style-name="T22">quidenrerroribus in-<text:line-break/>teriere, praecipue- quidem, suis ipscrum ; sed et aliquando<text:line-break/>medicorum.;. Sic, quidem experientia testatur neminem un-<text:line-break/>quam vi morbi in declinationibus, periisse, scd adhuc magis<text:line-break/>ratio ; neque, enim possibile est, coctis, jam.causis, morbificis,<text:line-break/>an jam natura victrice aegrum interire., modo recta curatio<text:line-break/>a medicis adhibeatur.. Ubi enim natura superior evasit et<text:line-break/>debellavit et restitit vehementiori.morbi conatui et quae iu-<text:line-break/>festabant, expugnavit,, hoc enim_est. ipsa coctio, fieri non<text:line-break/>potest- ut. deinceps succumbat. Quod si a morbo natura<text:line-break/></text:span><text:span text:style-name="T22">t </text:span><text:span text:style-name="T22">non vincatur,. mortem subsequi nullo modonontingit, si-</text:span></text:p>
      <text:p text:style-name="P140"><text:span text:style-name="T3">,<text:tab/> '<text:tab/></text:span><text:span text:style-name="T22">e<text:tab/></text:span><text:span text:style-name="T47">y </text:span><text:span text:style-name="T14">- '</text:span><text:span text:style-name="T3"><text:tab/>ι </text:span><text:span text:style-name="T47">l tn»t,</text:span><text:span text:style-name="T22"> • • i .<text:tab/>. J ,WX*.5 .</text:span></text:p>
      <text:p text:style-name="P15"><text:span text:style-name="T22">' quidem nihil aliud, mors est misi absuluta naturae prostra-<text:line-break/>tio, ubi veroipfa perdurat; dominatur ac vinrit, hominem<text:line-break/>necesse est,liberari.. Ex omnibus igitur nos. ratio cogit lu<text:line-break/>id maxime esse incumbendum, ut eam morbi partem prae-<text:line-break/>noscamus, quam statum vocant;: nam fi moriturus est aeger,<text:line-break/>aut non, nemo praecognoscet; nisi status tempus praecogno-<text:line-break/>verit, Tunc enim primum mori aegrotantem est necessa-<text:line-break/>rium, quum vires morbo succubuerint, sive autem vires,<text:line-break/>five naturam dixere, idem tu nunc intelligere oportet, </text:span><text:span text:style-name="T22">et<text:line-break/></text:span><text:span text:style-name="T22">quidem utrum prius fuperabitur, sciri non potest, si futu-<text:line-break/>rum penitus suerit incertum. Nam si crisis intra unum diem<text:line-break/>esse debeat,, salvabitur aeger antequam vires a morbo pro- </text:span><text:span text:style-name="T47">i<text:line-break/></text:span><text:span text:style-name="T22">sternantur, -sii vero aure viginti dies, ita enim contingat,,<text:line-break/>non, possit status, ad venire,* iisri potest utinterim natura </text:span><text:span text:style-name="T47">fa-<text:line-break/>tigetur;</text:span><text:span text:style-name="T22"> adeo qt quum aegroti omnino similiter, habere vide-<text:line-break/>antur, alter quidem salvetur, alter moriatur, • ob status fu-<text:line-break/>tini tempus. Si quis vero nos alium morsum sciret edocere.</text:span></text:p>
      <text:p text:style-name="P7"><text:span text:style-name="T22">quo morituros a salvandis possemus distinguere, non esset<text:line-break/>fortassis. ad hoc status necessaria praecogniiid, fed'quum<text:line-break/>aliam viam quam nuper, dictam' invenire nequeamus, aegro-<text:line-break/>tis similiter habere apparentibus, quis salvabitur, quisve rno-<text:line-break/>rietur, maxima ex hoc praecognoscendi status necessitas ori-<text:line-break/>tur. Hippocrates igituVita inquit: </text:span><text:span text:style-name="T47">Conscosuna 'aesequi<text:line-break/>oportet, an aeger cum eo 'victu usque, ad morbisidtudnper-<text:line-break/>durabit , -et dtium ipsc ~pnttts deficiet, necrue cum eo viotii<text:line-break/>perdurabit r vel morbus antea finietur ct obtundetur.</text:span><text:span text:style-name="T22"> Vi-<text:line-break/>dentur quidem etDiocles et Plistonicus et Praxagorae et </text:span><text:span text:style-name="T47">Phi-<text:line-break/></text:span><text:span text:style-name="T22">lotimus atque omnes, ut ita dixerim, probatissimi 'medici<text:line-break/>nihil aliud'• melius invenisse 'ad 'judicandum, 'nunquid "aeger<text:line-break/>salvabitur aut morietur: qui vero omnia bona artis dete-<text:line-break/>riora scceruntjii neque aliquod aliud sapientius exogitave-<text:line-break/>runt et hoc maxime neglexerunt. Quis enim eorum est,<text:line-break/>qui aut morbi magnitudinem aut naturae robur eoguo-<text:line-break/>lcere studeat; aut suturum statum praecognoscere? Et<text:line-break/>quidem sine horum trium exacta dignotione nihil de sa-</text:span></text:p>
      <text:p text:style-name="P7"><text:span text:style-name="T22">Iute investigari contingit, non magis quarn hoc, nuuquid<text:line-break/>aliquis' portando oneri sufficiat sciri potest, hominis robore,<text:line-break/>onerismagnitudine et viae longitudine antea non perspectu;<text:line-break/>nam aegri vires portanti onus, morbus vero oneri,,, tempus<text:line-break/>autem quod usque ad statum extenditur, longitudini viae<text:line-break/>respondet. Quo pacto igitur de aegrotante sciri potest,<text:line-break/>nunquid sufficiat, si nulla status praecognitio habeatur ? Ex<text:line-break/>omnibus igitur ratio cogit nil tam studiose esse, discendum<text:line-break/>qnam futuri status praenotionem. Si enim neque conve-<text:line-break/>niens victus adhiberi potest, si hic non praecognoscatur, neque<text:line-break/>de aegri falute, vel morte alio modo manifestam haberi no-<text:line-break/>tiliam contingit. Sed neque de crisi, nunquid sutura sit, aut<text:line-break/>omnino uon erit, et si </text:span><text:span text:style-name="T22">fiat, </text:span><text:span text:style-name="T22">"quando et qualis erit sciri po-<text:line-break/>test, fi praecognitio status non habeatur. Quare maximum<text:line-break/>hoc erit artis opus et caeleris omnibus anteferendum ad prae-<text:line-break/>cognoscendum futurum statum exercitatio. Sed quomodo<text:line-break/>hoc fieri potest, antea diximus.</text:span></text:p>
      <text:h text:style-name="P4" text:outline-level="2">Cap. VI.</text:h>
      <text:p text:style-name="P152"><text:span text:style-name="T22">Nuimvero.quodjnuper dicebamus repe-<text:line-break/>tendum , si cognoverimus ex magnitudine morbi et viribus<text:line-break/>aegrotantis et tempore status, nunquid liberabitur aut mo-<text:line-break/>rietur, colligere ita aliquid poterimus de crisis tempore et<text:line-break/>modo. Siquidem morbus salubris inveniatur et neque ejus<text:line-break/>acerbitas, neque magnitudo festinent, neque error aliquis<text:line-break/>circa aegrotum admittatur, status tempus crisis expectat, et<text:line-break/>haec quidem optima crisis est, </text:span><text:span text:style-name="T22">i </text:span><text:span text:style-name="T22">fit enim morbo jam cocto.<text:line-break/>Si vero vel propter morbi magnitudinem,. vel motus celeri-<text:line-break/>tatem, vel propter aliquod aliud.irritamentum. ante flatum<text:line-break/>crisis venire cogatur, tanto</text:span><text:span text:style-name="T69">-</text:span><text:span text:style-name="T22">haecioptima deterior erit, quanto<text:line-break/>statum anticipaverit. Quod si neque Usque ad statum suffi-<text:line-break/>cere possit, necessariumest aegrotantem ex hoc morbo in-<text:line-break/>terire, non tamen omnino prope statum, contingit, enim<text:line-break/>et multo eelerius et statim circa morbi totius initia. .Cri-<text:line-break/>sis enim vel in statu, vel parum ante ipsum sit, mors<text:line-break/>autem in tribus temporibus, prinripio,, augmento </text:span><text:span text:style-name="T47">et</text:span><text:span text:style-name="T22"> statu.</text:span></text:p>
      <text:h text:style-name="P4" text:outline-level="2">Cap. Vll.</text:h>
      <text:p text:style-name="P152"><text:span text:style-name="T22">Quum vero res plures sint, concedant mini<text:line-break/>sophistae manifestioris doctrinae gratia singulis proprium<text:line-break/>nemen imponere. Et si. hoc ipsi non concesserint , longe<text:line-break/>eis valere jussis, neque enim ipsis, scd iis qui veritati student,<text:line-break/>hic sermo componitur, ita consideremus. Si quis subito<text:line-break/>morbo liberatur,- omnino, huic aliqua evacuatio .effatu, digna<text:line-break/>contingit vel per vomitum, vel ver. ventris exonerationem,<text:line-break/>vel sudores, vel urinas, vel simguinis e naribus profluvium,<text:line-break/>aut ex sede per haemorrhoides,aut in mulieribus per pur-<text:line-break/>gationem menstruorum. Sed et parotides non paucos lu<text:line-break/>tempore opportuno liberarunt et ad genua et ad pedes et<text:line-break/>ad aliam quampiam partem ignobilem decubitus. Et qui-<text:line-break/>dem antecedit his omnibus atque assidet non. modica in ae-<text:line-break/>grotantium corpore perturbatio, delirant enim et difficilem<text:line-break/>habent anhelitum et anxii sunt atque alia quae prius dixi-<text:line-break/>mus patiuntur. Unus quidem hic modus est morborum<text:line-break/>solutionis, quem non modo nos crisim nominare institui-<text:line-break/>mus manifestioris doctrinae gratia,, sed omnes etiam qni nos</text:span></text:p>
      <text:p text:style-name="P8"><text:span text:style-name="T22">antecesserunt eodem nomine crisim nominabant. Alter<text:line-break/>vero modus est, qui haec quidem omnia servat, uno autem<text:line-break/>tantum inodo- differt, quia non integre a morbo liberati<text:line-break/>Nominatur vero et hic nonunquam quidem- crisis simpliciter,<text:line-break/>sicuti et prior, aliquando etiam cum additione crisis imper-<text:line-break/>fecta, vel crisis desecta. Quicunque autem morbi paulatim<text:line-break/>finiuntur, solvi quidem in praefentia dicuntur, per crisim<text:line-break/>autem finiri nequaquam, quamvis aliquando per abusionem<text:line-break/>hoc etiam crisim nominari dixerimus. Sed nunc singulis<text:line-break/>trium eorunr quae diximus, claritatis causa, sit proprium no-<text:line-break/>nien impositum: crisis quidem simpliciter morbi folutio </text:span><text:span text:style-name="T22">'<text:line-break/></text:span><text:span text:style-name="T22">fubita, defecta vero crisis subita morbi dirninutio; solu-<text:line-break/>tio autem simpliciter quae in longiori tempore et paulatim<text:line-break/>facta est. Sicuti vero vel effatu digna evacuatio, vel orn-<text:line-break/>nino decubitus cum veloci perturbatione necessario lu crisi-<text:line-break/>bus fiunt, ita in solutionibus neque agitatio aliqua neque eva-<text:line-break/>cuatio neque decubitus accidunt. Tres quidem hi sunt<text:line-break/>modi commutationis morborum, quum urorbo liberari de-<text:line-break/>bet aegrotus. Tres vero alni oppositi istis existunt, quum</text:span></text:p>
      <text:p text:style-name="P8"><text:span text:style-name="T22">moriturus esu Vel enim subito moritur una cum turbatione<text:line-break/>et agitatione et quibusdam excretionibus vel deciibitibus effatu<text:line-break/>dignis, vel mortem non subiit quidem ex istis, sed multo<text:line-break/>deterius evasit. Vocentur autem hae duae crises non bonae,<text:line-break/>quum nihil reserat, live hoc modo, sive malas crises nomi-<text:line-break/>nemus, seorsum vero prima quidem persecta, secunda vero<text:line-break/>imperfecta. Tertia vero species malae permutationis, quae<text:line-break/>paulatim fit usque ad mortem, marasmus nominetur. Haec<text:line-break/>igitur tria aliis tribus opposita sunt. Quartus modus est<text:line-break/>subitae mutationis ad pejus sine magnis excretionibus vel<text:line-break/>decubitibus, quam neque crisim appello. Quod igitur hunc<text:line-break/>modum ah aliis differre dicimus, quos cum agitatione ac<text:line-break/>perturbatione et effatu dignis excretionibus, aut decubitibus<text:line-break/>fieri dicebamus, unicuique maniscstum est; differt enim sine<text:line-break/>his fieri symptomatis, quae prius judicatoria nominavimus,<text:line-break/>atque absque excretione vel decubitu, et fieri cum illis. An<text:line-break/>vero recte vel non, huic modo mortis nomen crisis detrahi-</text:span></text:p>
      <text:p text:style-name="P8"><text:span text:style-name="T22">mus, hoc est de nomine, non autem de re ipsa contendere.<text:line-break/>Ego autem quatuor modos docui invicem disserentes et sin-<text:line-break/>gulis proprium nomen manifestioris doctrinae gratia irnpo-<text:line-break/>nendum censui. Si quis vero melius vel manifestius fcitno-<text:line-break/>minare, de ejus nuncupatione minime disceptaverimus. - </text:span><text:span text:style-name="T22">Do-<text:line-break/></text:span><text:span text:style-name="T22">cere vero utile aliquid haudquaquam in isto </text:span><text:span text:style-name="T47">confluit,</text:span><text:span text:style-name="T22"> </text:span><text:span text:style-name="T22">fed </text:span><text:span text:style-name="T22">in<text:line-break/>dignoscendo hos singulos modos, quum -adsint, et </text:span><text:span text:style-name="T22">suturos<text:line-break/></text:span><text:span text:style-name="T22">praenoscendo., Neque etiam si horum modorum caufas ex-<text:line-break/>plicare lentarem, deinde quispiam eisdem causis tanquam<text:line-break/>non recte habentibus contradicens putaret se adversus </text:span><text:span text:style-name="T22">ipsos<text:line-break/></text:span><text:span text:style-name="T22">modos differre, recte opinaretur. Cognoscere enim quod<text:line-break/>tot sunt modi quibus fanentur aut moriantur aegrotantes,<text:line-break/>ac quod dictis nominibus nominantur atque ubi praesentes<text:line-break/>fuerint, ipsos dignoscere, suturos vero praecognoscere, hoc .<text:line-break/>ipsum est ad medendum utile, atque expedit quidem nomina<text:line-break/>concedere, dignotiones vero ac praenotiones experientia<text:line-break/>explorare.</text:span></text:p>
      <text:h text:style-name="P4" text:outline-level="2">Cap. VIII.</text:h>
      <text:p text:style-name="P152"><text:span text:style-name="T22">Sivero cenantibus nobis, unde haec in-<text:line-break/>veniamus, edocere, 'quispiam in contradictionibus exercrta-<text:line-break/>tus, 'qualem habitum admirabilis Asclepiades acquisivit, lur-'<text:line-break/>pediat, ac sermonem meum .interrumpat, meminisse opor-<text:line-break/>tet quod </text:span><text:span text:style-name="T22">hic </text:span><text:span text:style-name="T22">illud agens, non rem ipsam, scd quae de ea<text:line-break/>verba dicuntur, cavillatur. Neque enim quod nullae re-<text:line-break/>pentinae turbationes fiant aliquando circa corpus aegrotan-<text:line-break/>tis, pniest asserere Asclepiades, neque quod saepius post<text:line-break/>ipsa effatu dignae excretiones non eveniant, neque quod<text:line-break/>magira ex ipsis non sit facta in aegrotantibus permutatio, ne-<text:line-break/>que quod hujuscemodi res non vocetur crisis, sed quod cer-<text:line-break/>tante natura contra causas morbos facientes, ista non fiant,<text:line-break/>hoc demonstrare tentabit, non parum quidem etiam hac lu<text:line-break/>parte delirans, propter admirabiles poros atque meatus<text:line-break/>quos ipsc supposuit. Quorum causa neque novit potentias<text:line-break/>illas, quibus animal gubernatur, neque quod hae omnia ad<text:line-break/>salutem faciunt tam in sanis quam etiam lu aegrotantibus,<text:line-break/>neque quod ipsae sunt quae morbos indicant. Sed quum<text:line-break/>possit quidem in rebus sensui occultis hujuscemodi sermo</text:span></text:p>
      <text:p text:style-name="P8"><text:span text:style-name="T22">nugari, nihil tamen quod ad artem medendi pertineat attin- •<text:line-break/>git. Neque enim dignoscere nos crisium modos, neque prae-<text:line-break/>noscere talia sophismata 'prohibent. In multis quidem<text:line-break/>igitur saepius delirabit Asclepiades et quicunque non norunt<text:line-break/>naturas esse morborum rnedicatrices, at nunquam poterunt<text:line-break/>modum salutis aut mortis praecognoscere. Atqui quo pacto<text:line-break/>turpe non est medico instante crisi more vulgarium porter-,<text:line-break/>reri, quom decuit non solum praesentem crisim, quorsum<text:line-break/>evasura esset, intelligere, sed suturam praecognoscere? Equi-<text:line-break/>dem hic omnia quae ad crisim attinent, vel futura praeno-<text:line-break/></text:span><text:span text:style-name="T47">fcere,</text:span><text:span text:style-name="T22"> vel jam praesentia dignoscere, ex aliis principiis<text:line-break/>haud invenio quam ex iis quae supposuit Hippocrates.<text:line-break/>Etenim quod, ea </text:span><text:span text:style-name="T47">quae sunt in corpore, concoquantur, vel<text:line-break/>non concoquantur,</text:span><text:span text:style-name="T22"> Hippocraticis, non autem Asclepiadicis<text:line-break/>dogmatibus congruit. Et. quod </text:span><text:span text:style-name="T47">natura multas potentias,<text:line-break/>habeat, per quas animal gubernetur, </text:span><text:span text:style-name="T22">unum quoddam est<text:line-break/>Hippocraticum dogma et sine hoc praefentem contemplatio-<text:line-break/>nem scientia comprehendere minime possumus. Neque</text:span></text:p>
      <text:p text:style-name="P8"><text:span text:style-name="T22">enim numero infinitos expectare oportet signorum concussus,<text:line-break/>tanqnam lu singulis ipsorum propriam observationem -asse-<text:line-break/>qui possimus, sed potius omnia particularia ad hanc unam<text:line-break/>redigere -intentionem, de qua verba faciens coactus sum fa •<text:line-break/>cere de sophistis mentionem, qui non modo nihil opportu-<text:line-break/>num invenire student, sed etiam quae bene inventa funt,<text:line-break/>conantur facere deteriora. Et tamen melius </text:span><text:span text:style-name="T47">foret,</text:span><text:span text:style-name="T22"> quum<text:line-break/>nos intuentur, et diem ipsum, in quo crisim morbus subibit,<text:line-break/>praenoscentes, atque insuper crisis modum praedicentes,<text:line-break/>ac jam praesente etiam, quem finem fit habitura, dignoscenti<text:line-break/>tes, tali contemplationi discendae intendere, ex qua hujus-'<text:line-break/>cemodifacultas comparatur, neque more vulgarium perter--<text:line-break/>reri, quorsum evasurus fit morbus rguoranles. Ego qui-'<text:line-break/>dern saepius expertus sum tales medicos, qni praecognitio-<text:line-break/>nem nostram sunt admirati,- quando in aegrotis illustrem in;<text:line-break/>spexerunt atque discere satagentes; sed quando quispiam ipsos<text:line-break/>docere coeperit, aut qnippiam de coctione, aut naturae ro-<text:line-break/>bore disseruerit, vel de re aliqua alis, sine qua de crisi con-</text:span></text:p>
      <text:p text:style-name="P8"><text:span text:style-name="T22">templatio consistere nequit, quomodo, inquiunt, milii persua-<text:line-break/>debis </text:span><text:span text:style-name="T94">quod.su </text:span><text:span text:style-name="T22">natura quaedam? vel quod omnia agat ad uni-<text:line-break/>malium salutem ? vel quod eadem natura expellente super-<text:line-break/>fltutates, quidam a morbo liberantur? vel quod calidum in<text:line-break/>animalibus sit essicacissimum? vel quod ex calido, frigido,<text:line-break/>sicco et humido corpora animalium sint temperata?. Ad-<text:line-break/>versus quos ego dicere foleo: tu' quidem o vir coepisti<text:line-break/>tanquam discipulus, audis autem tanquam contradictor.<text:line-break/>Neque enim tibi sufficit artis operum quorum te coepit ad-<text:line-break/>miratio doctrinam perdiscere, fed etiam ejus principia judi-<text:line-break/>care conaris non folum ut medicus, sed etiam ut physicus,<text:line-break/>et tamen tibi satius fuisset contrario modo de principiis ju-<text:line-break/>dicare, multo enim praestare arbitror miranda opera, quae<text:line-break/>ex issi</text:span><text:span text:style-name="T22">s </text:span><text:span text:style-name="T22">principiis sequuntur, inspicientem, ab eisdem ope-<text:line-break/>ribus fidem aliquam de ipsis principiis assumerer Fides<text:line-break/>siquidem artium contra sc habet quam inventiones, cre-<text:line-break/>duntur enim ex operibus, inveniuntur’ ex principiis.. Mihi<text:line-break/>quidem opus aliquod artificiosum invenire est luipossibile,</text:span></text:p>
      <text:p text:style-name="P8"><text:span text:style-name="T22">nisi veris utar principiis, quare mihi necessarium fuit natu-<text:line-break/>ralem scientiam diligenter perdiscere, tibi vero </text:span><text:span text:style-name="T47">jam</text:span><text:span text:style-name="T22"> artis<text:line-break/>operibus adinventis viam discere sufficit. Quare nisi tibi<text:line-break/>suppetat tempus ut tanquam physicus omnia discere possis,<text:line-break/>tantum saltem tibi ratiocinari adsit, quodnulla altera sitpraeter<text:line-break/>istam , quae te faciat futuri praecognitorem ; at quod nulla<text:line-break/>necessitas urgeat ad principia scientiae comprehendenda,<text:line-break/>qiinm jam frui possis iis quae ex scientia proveniunt. Qui<text:line-break/>enim primus studuit haec invenire, magno in periculo fuit<text:line-break/>ne frustra tempus contereret, neque enim verum aliquod<text:line-break/>ex fassis principiis contingit inveniri. Sed quum tu ab in-<text:line-break/>quirendi labore sis liber, et quae jam bene inventa sunt,<text:line-break/>addiscere concupiscas, supervacaneum foret principiorum<text:line-break/>scientiam complecti, si praesertim ad </text:span><text:span text:style-name="T22">haec </text:span><text:span text:style-name="T22">tempus minima<text:line-break/>suppetat, neque cupido te teneat aliquid eorum quae de-<text:line-break/>sint inveniendi, sed tini scium sufficit inventis recte uti. Tu<text:line-break/>itaque supponens aliquam esse vitalem facultatem, stude<text:line-break/>ut agnoscas ejus ita in robore, sicuti in imbecillitate dispositi</text:span></text:p>
      <text:p text:style-name="P7"><text:span text:style-name="T22">tioneni. Ubi veru iu his exercitatus sueris, stude deinceps<text:line-break/>omnes morborum tam in magnitudine equam etiam in more<text:line-break/>differentias prompte dignoscere et post haec futuri status<text:line-break/>praecognitionem perdiscere. Ubi vero haec omnia didice-<text:line-break/>ris, tunc te exerceas in comprehendendo per exquisitam<text:line-break/>conjecturam, quantum morbum quantum virtutis robur<text:line-break/>quanto tempore possit perferre</text:span><text:span text:style-name="T22">; </text:span><text:span text:style-name="T22">multum vero ad hoc te ad-<text:line-break/></text:span><text:span text:style-name="T47">juvabit in</text:span><text:span text:style-name="T22"> operibus exercitatio. Prius vero quam ea omnia<text:line-break/>quae dixi diligenter didiceris, nihil aegrotos intuendo pro-<text:line-break/>ficies.' Sed quomodo haec omnia perdiscere oportet ? non<text:line-break/>aliter quam ficuti piius a nobis dictum esu Etenim quod<text:line-break/>oporteat et magnitudinem morbi </text:span><text:span text:style-name="T47">invenire et morem,</text:span><text:span text:style-name="T22"> insuper<text:line-break/>-etiam statum, exacte recensui. In unaquaque autem facultate<text:line-break/>vel imbecillitatem, veI robur in alio libro, ubi de multitu-<text:line-break/>dine agitur, antea narravi. Ex illo igitur eorum digno-<text:line-break/>tiones exquisite discere oportet, uti vero ad medendum, ut<text:line-break/></text:span><text:span text:style-name="T47">in aliis edocui, neque</text:span><text:span text:style-name="T22"> minus et nunc ad eam quae habe-<text:line-break/>tur de crisibus coiitemplationem.</text:span></text:p>
      <text:h text:style-name="P4" text:outline-level="2">Cap. IX.</text:h>
      <text:p text:style-name="P152"><text:span text:style-name="T22">Sicuti enim qui omnia signa bona prae se<text:line-break/>fert, in primo quaternario integre liberabitur, eodem, ut<text:line-break/>arliitor, modo qui omnia mala,-hic intra primum quater-<text:line-break/>uarium morietur. Sed qui quidem liberatur, omnia morbi<text:line-break/>tempora universalia pertransit, principium, augmentum,,<text:line-break/>statum et declinationem, quanquam nonnullis fieri non vi-<text:line-break/>deatur declinatio, ubi repenthiae crises advenerint, nam<text:line-break/>paulo post de istis dicetur. Moriturus autem ad declinatio-<text:line-break/>nis tempus pertingere minime potest, non tamen necessario<text:line-break/>etiam ad statum perveniet, contingit enim ipsum in augmenti<text:line-break/>et principii etiam tempore mori, crifin vero subire non est<text:line-break/>necessarium, et maxime si in principio morbi moriatur. Hoc<text:line-break/>autem-accidit, ubi natura plurimum a morbo superatur; tunc<text:line-break/>enim neque certare adversus ipsum aggreditur, sine certamine<text:line-break/>autem crisis non fit. Hic igitur est quartus modus.rnortis,<text:line-break/>qui nulli salutarium assimilatur. Nemo siquidem subito<text:line-break/>morbum evasit sine crisi, inulti vcro sine hac subito intere-</text:span></text:p>
      <text:p text:style-name="P7"><text:span text:style-name="T22">unt, plurimlque in accessionum principiis, illi praesertim<text:line-break/>qui propter materiae multitudinem, vel crassitiam, aut in-<text:line-break/>flammationis magnitudinem, exitialiter laborant, in decli-</text:span></text:p>
      <text:p text:style-name="P15"><text:span text:style-name="T47">i.</text:span><text:span text:style-name="T22"> </text:span><text:span text:style-name="T22">natione vero propter virium imbecillitatem moriuntur. Hoc </text:span><text:span text:style-name="T22">•<text:line-break/></text:span><text:span text:style-name="T22">siquidem plus quam quicquanr aliud pro verissimo haberi<text:line-break/>oportet, quod iu accessionum particularium declinationibus<text:line-break/>plurimi pereunt; quod nonnulli videntes, idcirco opinantur<text:line-break/>etiam universalis declinationis tempore posse aliquem mori.<text:line-break/>Verum non ita res sc habet;' ubi enim morbi status prae--<text:line-break/>terierit, natura quidem jam superior evasit, neque enim<text:line-break/>aliter morbus decliuasset, nullus autem modus mortis tunc<text:line-break/>advenientis excogitari potest, praeterquam ex errore. Sed<text:line-break/>de hoc haudquaquam nunceonsiderare proposuimus, scd an<text:line-break/></text:span><text:span text:style-name="T22">morbi </text:span><text:span text:style-name="T22">ratione mori contingat.' </text:span><text:span text:style-name="T22">Neque </text:span><text:span text:style-name="T22">igitur hoc vidi un-<text:line-break/>quam fieri, neque id invenit ratio, </text:span><text:span text:style-name="T22">scd </text:span><text:span text:style-name="T22">particularibus acces-<text:line-break/></text:span><text:span text:style-name="T22">sionibus declinantibus multos saepissime </text:span><text:span text:style-name="T22">interire vidi. Ne-<text:line-break/></text:span><text:span text:style-name="T22">que </text:span><text:span text:style-name="T22">rationem </text:span><text:span text:style-name="T22">sequentibus mirum videtur, </text:span><text:span text:style-name="T22">naturae xirn im-</text:span></text:p>
      <text:p text:style-name="P8"><text:span text:style-name="T22">becillam in principio quidem accessionis et augmento </text:span><text:span text:style-name="T22">et </text:span><text:span text:style-name="T22">statu<text:line-break/>posse perdurare, quum adhuc habitus ipse in unum vel-<text:line-break/>uti compressus contineatur, tempore vero declinationis </text:span><text:span text:style-name="T38">a<text:line-break/></text:span><text:span text:style-name="T22">contrario se movente calore, hoc est a medio ad extrema</text:span></text:p>
      <text:p text:style-name="P15"><text:span text:style-name="T22">i. </text:span><text:span text:style-name="T22">retrocedente, naturae habitum spargi atque dissolvi. IIo- .<text:line-break/>rum itaque nonnulli subita morte opprimuntur, ut praesen-<text:line-break/>tes existiment deficere animo eos potius quam mori, quidam<text:line-break/>vero paulatim, non subito interierunt, incipientes quidem<text:line-break/>omnes a statu accessionis, ita vero latent multos, ut admo-<text:line-break/>durn celeriter ac citius quam sperassent </text:span><text:span text:style-name="T47">a</text:span><text:span text:style-name="T22"> statu ad decli-<text:line-break/>nationem transire rideantur. Sed manifestissime ex pulsi-<text:line-break/>bus cognoscuntur; neque enim parvo interstitio differunt<text:line-break/>qui mortis ratione citius quam sperabatur ad quandam<text:line-break/>falsam declinationem perveniunt ab iis qui vere declinant;<text:line-break/>in utrisque enim subito febrilis calor dissolvitur, fit vero<text:line-break/>hoc ex causis maxime contrariis, siquidem naturae robori<text:line-break/>maxime contraria est imbecillitas. Vehementior igitur fit<text:line-break/>continue magis pulsus et aequalior atque ordinatior in bona</text:span></text:p>
      <text:p text:style-name="P8"><text:span text:style-name="T22">declinatione, expellit enim natura fortius omnem subito se-<text:line-break/>brilem calorem. Debilior vero atque inordinatior et inae-<text:line-break/>qualis est pulsus in lethalibus declinationibus; nam una<text:line-break/>cum aliis tunc calor febrilis expirat, atque hinc species me-.;<text:line-break/>lioris exoritur, deinde paulo post vel quum ad levandum<text:line-break/>ventrem furrexerint, animi desectum incurrunt, et non-,<text:line-break/>nulli pauco ac tenaci sudore effuso moriuntur,! vel etiam<text:line-break/>sine surrectione. Sic quidem in particularium accessionum<text:line-break/>declinationibus sine crisi moriuntur, in principiis vero pro-<text:line-break/>pter. subitum humorum ad interiora motum veluti suffocata<text:line-break/>atque extincta natura non aliter quam si lignorum viri-<text:line-break/>dium acervum stuper flammas paucas affatim conjicias. Re-<text:line-break/>liquus est igitur mortis sine crisi modus, exitialibus morbis,<text:line-break/>tempore status a vehementia accessionis natura superatu.<text:line-break/>Sic et in augmentis plerumque moriuntur, non alio modo<text:line-break/>quam status ratione ; omnino enim quando a vehe-<text:line-break/>mentia morbi natura Iuperatur, ratione status moriuntur.</text:span></text:p>
      <text:p text:style-name="P8"><text:span text:style-name="T22">Contingit vero aliquando et lu augmentis accessionum, fed<text:line-break/>rarius hoc accidit, atque idem est modus cum illo qui fit tem-<text:line-break/>pore status. Tres igitur sunt omnes mortis modi iis qui<text:line-break/>sine crisi moriuntur. Primus quidem lu principiis accessio-<text:line-break/>num , qui in magnis inflammationibus plurimum contingit,<text:line-break/>quae partes oblident principes, vel ob humorum multitudi-<text:line-break/>nem ; crassitiern ac tenacitatem , qui subito intro confluunt,<text:line-break/>ut spiritus meatus exacte obserent. Alter vero jam tem-.<text:line-break/>pore status </text:span><text:span text:style-name="T47">a morbi vi natura</text:span><text:span text:style-name="T22"> superata, Alius vero jam re-<text:line-break/>liquus in declinationibus, qui rarissime accidit, rigore vitali<text:line-break/>soluto. Hornm vero nullus contingit cnm crifi; neque<text:line-break/>enim morbum depellere in hujusmodi mortis modis ab initio<text:line-break/>natura tentavit; ubi vero lentaverit, Ied succubuerit, ma-<text:line-break/>lam crisim talem eventum appello</text:span><text:span text:style-name="T22">,- </text:span><text:span text:style-name="T22">et fit omnino vel cum<text:line-break/>excretionibus, vel cum abscessibus effatu dignis, simul cum<text:line-break/>reliqua omni perturbatione de qua diximus.</text:span></text:p>
      <text:h text:style-name="Heading_20_2" text:outline-level="2">Cap. X.</text:h>
      <text:p text:style-name="P153"><text:span text:style-name="T22">Hujuscemodi vero crisium praecognitiones</text:span></text:p>
      <text:p text:style-name="P8"><text:span text:style-name="T22">minus stabiles sunt et valde prudenti et arte instructo atque<text:line-break/>exercitato medico indigent, primum quidem nunquid futu-<text:line-break/>raesint, secundo an hoc die certo, deinde si statim homi-<text:line-break/>nem interficient, vel tantummodo nocebunt. Sed prius<text:line-break/>exercitari oportet in optimarum crisium praecognitione, de<text:line-break/>quibus prius locutus sum; deinde in iis quae non sunt opti-<text:line-break/>mae , bonae tamen, ac deinceps ad malas descendere. Sic-<text:line-break/>uti enim in his est plurima inconstantia et conjectura, ita in<text:line-break/>bonis scientia et firmitas praevalet. Determinati siquideni<text:line-break/>sunt, atque ordinati naturae motus</text:span><text:span text:style-name="T22">, </text:span><text:span text:style-name="T22">quum valida suerit et<text:line-break/>materiae dominatur et suis propriis rationibus operatur, in-<text:line-break/>determinati vero atque inordinati atque ideo . incogniti,<text:line-break/>quando succumbit Sed siquidem integre superatur, neque<text:line-break/>ab initio crisim facere tentat, neque omnino resistere, etsi<text:line-break/>paulum omnino surgat ad pugnam, statim succumbit. Causa<text:line-break/>vero hujus intempestivi insultus est morbi violentia, irrita-<text:line-break/>trix quaedam existens et acula, videtur siquidem natura nihil<text:line-break/>hujusmodi posse tolerare, fed statim properare ad expelleu-</text:span></text:p>
      <text:p text:style-name="P8"><text:span text:style-name="T22">dum id quod infestat, sicut'et ex </text:span><text:span text:style-name="T22">iis </text:span><text:span text:style-name="T22">quae ventrem aut<text:line-break/>stomachum mordent, torquent, refrigerant et gravant, five<text:line-break/>quovis alio rnodo stimulant, licet aperte inspicere: quae<text:line-break/>enim supernatant, pcr vomitus expellere tentat, quae vero<text:line-break/>inferiora occupant loca, per sedem excernit, et hoc est qui-<text:line-break/>dem maximum signum crisis intempestivae. Quae enim </text:span><text:span text:style-name="T22">in<text:line-break/></text:span><text:span text:style-name="T22">tempore opportuno fiunt, quod sane idem est ac in statu </text:span><text:span text:style-name="T22">et<text:line-break/></text:span><text:span text:style-name="T22">coctionibus, etiam si nullum adsit irritamentum, in calidis<text:line-break/>et magnis morbis videmus accidere. Quaecunque vero prae-<text:line-break/>iumpunt, vocat autem sic Hippocrates omnia, quae ante<text:line-break/>statum ad crisim ruunt, ob aliquod irritamentum id patiun-<text:line-break/>tur, et tanto deterior fit crisis quam illa quae in statu fit,<text:line-break/>quanto magis anticipavit.• lu exitialibus autem morbis eo-<text:line-break/>dem modo res sc habet; neque enim crisis status tempus ex-<text:line-break/>pectat, aut admodum raro, fed maxima ex parte in augmen-<text:line-break/>tis interficit vel in principiis. Et si aliqua dies indica-<text:line-break/>trix suturam crisim praeostendit, simul malam futurum<text:line-break/>praeostendit. Age enim in quarto die visa sit pri-<text:line-break/>mum nebula in urinis nigra, vel suspensum nigrum, vel</text:span></text:p>
      <text:p text:style-name="P8"><text:span text:style-name="T22">tale aliquid hujusmodi, sint vero et omnino alia signa et<text:line-break/>accidentia perniciosa, morietur quidem omnino hic aegrotus.<text:line-break/>Sed fi in imparibus quidem accessio facta suerit, septimo die<text:line-break/>crisis accidet, si vero in diebus paribus, in sexto. Certio-<text:line-break/>rem vero tibi expectationcm faciet morbi motus, si enim<text:line-break/>acute moveatur, crisim accelerantem confignisicat, hoc est<text:line-break/>in sexta venturam,, si vero tarde, ad septimum disseretur.<text:line-break/>Quum vero dies indicatrix nullum de mala crisi sutura si-<text:line-break/>gnum ostenderit, neque ejus praecognitio sacilis est, oportet<text:line-break/>tamen hic animadvertere ea quae a me dicentur signa. Eft<text:line-break/>autem primum et maximum in morbis lethalibus signum, '<text:line-break/>quod sine crisi mors sit subsecutura, virium imbecillitas;,<text:line-break/>nam virtus ita prostrata, ad pugnam contra morbum non<text:line-break/>excitatur, fecundum vero, si nullum adsit signum vel mini-<text:line-break/>mum’ coctionis, et praeter haec si magnus fit morbus at-<text:line-break/>que malignus, atque etiam celeriter moveatur; quum enim<text:line-break/>haec affuerint, omnino absque crisi mors sobsequetur.<text:line-break/>Mortis autem diem praecognosces tum quanto superet mor-</text:span></text:p>
      <text:p text:style-name="P8"><text:span text:style-name="T22">bus naturam considerando, tum graviores accessiones in-<text:line-break/>spiciendo. Si enim effatu dignus fuerit excessus </text:span><text:span text:style-name="T22">et purum<text:line-break/></text:span><text:span text:style-name="T22">resistere adhuc vis naturae videatur; mors cito subsequetur,<text:line-break/>si vero contraria assuerint, tardius. Sit </text:span><text:span text:style-name="T22">igitur </text:span><text:span text:style-name="T22">gratia </text:span><text:span text:style-name="T22">exem-<text:line-break/></text:span><text:span text:style-name="T22">pli multus quidem excessus, non tamen manifestus</text:span><text:span text:style-name="T22">, </text:span><text:span text:style-name="T22">an </text:span><text:span text:style-name="T22">ad<text:line-break/></text:span><text:span text:style-name="T22">unum diem, vel duos extendi poterit, hoc vero distinguetur<text:line-break/>accessionum circuitibus; quo enim die debet accessio </text:span><text:span text:style-name="T22">fieri</text:span><text:span text:style-name="T22">, </text:span><text:span text:style-name="T22">lu<text:line-break/></text:span><text:span text:style-name="T22">illo morietur. Et qua ejusdem diei hora accidet, jam </text:span><text:span text:style-name="T22">est<text:line-break/></text:span><text:span text:style-name="T22">dignoscere saclle, si meminerimus in universum .e orum quae<text:line-break/>paulo ante diximus, in-quibus morbis principia accessionum<text:line-break/>maxime asserunt mortem,-in- quibus vero status et declina-<text:line-break/>tiones. Particulatim vero in singulis aegrotantibus praece-<text:line-break/>dentium dierum recordatio tibi plurima commonstrabit.<text:line-break/>Si enim ex ipsa morbi idea quispiam nequeat praenoscere,<text:line-break/>in qua parte maxime accessionis morietur, ea quae in prio-<text:line-break/>ribus diebus contigere ad memoriam revocans, qua maxime</text:span></text:p>
      <text:p text:style-name="P8"><text:span text:style-name="T22">eorum parte gravissima atque exitialia symptomata susti-<text:line-break/>nueriut, hic etiam poterit de suturis conjicere. Sit<text:line-break/>rursus vere cognitum quod morbus fit exitialis </text:span><text:span text:style-name="T22">et </text:span><text:span text:style-name="T22">non<text:line-break/>multa virium prostratio, primum ex hoc constat mortem<text:line-break/>non esse propinquam, delude inquirendum est, si possit fieri<text:line-break/>crisis. Hujus vero inventio habeto ex contemplatione vir-<text:line-break/>tutis, quomodo sc habeat atque ipsius morbi motus, ac prae-<text:line-break/>terea signorum coctionis. Si enim virtus robusta suerit et<text:line-break/>morbus velociter moveatur et aliquod signum coctio-<text:line-break/>nis affuerit, non extra rationem est quod natura ten-<text:line-break/>tabit crisim. Quod si virtus quodammodo langueat ac<text:line-break/>morbus tardum motum habuerit, nulluinque assuerit coctio-<text:line-break/>nis signum, in hoc subsequi crisim non contingit. Quod<text:line-break/>autem, fi morbus fit sortior virtute, non necessario virtus<text:line-break/>ipsa fit debilis, nos alio ostendimus libro, atque inde discere<text:line-break/>oportet propria, signa virtutis imbecillis, omnia enim simul<text:line-break/>exponi non possunt, omnium autem meminisse simul et nihil<text:line-break/>praetermittere ex iis quae separatirn aliquis didicit. Sed<text:line-break/>omnia lu singulis aegrotantibus memoria complecti nihil dis-</text:span></text:p>
      <text:p text:style-name="P8"><text:span text:style-name="T22">sicile, nedum non impossibile. Rursus igitur memoria </text:span><text:span text:style-name="T47">re-<text:line-break/>petentes ea</text:span><text:span text:style-name="T22"> de quibus in praecedentibus disseruimus, ad<text:line-break/>sequentia transeamus. Diximus optimas crises in statibus<text:line-break/>fieri, in augmentis vero si salus sit subsecutura, vel imper-<text:line-break/>sectas, vel non securas; in morituris autem vel subito in-<text:line-break/>terimere, vel magnam ad pejus facere mutationem. In<text:line-break/>principio aptem morbi non fieri crisim. Esse vero optima-<text:line-break/>rum crisium exquisitas praecognitiones, aliarum quidem<text:line-break/>cum conjectura et maxime cum fuerint crifes signo carentes ;<text:line-break/>ita autem nominari diximus quaecunque a nullo dierum in-<text:line-break/>dicantium antea fuerint indicatae. Sed et has, essi non<text:line-break/>multo prius tempore, saltem paulo post futuras praecognosci<text:line-break/>oportere asseruimus, futuram autem praecognitionem ex eo,<text:line-break/>quod urgeatur ac vehementer irritetur natura a morbo, </text:span><text:span text:style-name="T22">at-<text:line-break/></text:span><text:span text:style-name="T22">que ex subita praeter rationem circa corpus facta perturba- '<text:line-break/>tione. Omnino enim fit aliqua novitas, quando crisis fu-<text:line-break/>tura est, vel circa respirationem, vel circa mentem, vel<text:line-break/>auditum, vel vssurn, </text:span><text:span text:style-name="T47">vel</text:span><text:span text:style-name="T22"> ferendi facilitatem, veI cicca ali-</text:span></text:p>
      <text:p text:style-name="P8"><text:span text:style-name="T22">quod eorum quae jam saepe diximus, quae fane uno no-<text:line-break/>mine surnmatim judiciaria symptomata et signa appellamus.<text:line-break/>Quinetiam quod ab Hippocrate in aphorismis dicitur : Quis<text:line-break/></text:span><text:span text:style-name="T47">buscunque crtsissit, his nox molesta quae antecedit accesu<text:line-break/>sionem,</text:span><text:span text:style-name="T22"> est ipsum quod nunc nos dicimus. Quando igitur<text:line-break/>in morbo crisim ostendente etiam nox molesta suerit et<text:line-break/>post ipsam accessio citius invaserit cum quibusdam insoli-<text:line-break/></text:span><text:span text:style-name="T22">tis </text:span><text:span text:style-name="T22">symptomatis, necesse est in eadem accessione fieri<text:line-break/>crifim.</text:span></text:p>
      <text:h text:style-name="Heading_20_2" text:outline-level="2">Cap. XI.</text:h>
      <text:p text:style-name="P152"><text:span text:style-name="T22">Qualis autem erit, hoc est utrum per fan-<text:line-break/>guinis fluxum, vel vomitum, vel sudores</text:span><text:span text:style-name="T22">, </text:span><text:span text:style-name="T22">vel per aliquod<text:line-break/>aliud ex iis quae saepe antea enumeravimus, deinceps ex-<text:line-break/>planare tentabo. Hic quoque initium faciemus ab eo qui<text:line-break/>nobis omnium fuit dux atque auctor optimarum disciplina-<text:line-break/>tum, qui primo libro epidemiorum scribit in hunc modum </text:span><text:span text:style-name="T47">i<text:line-break/></text:span><text:span text:style-name="T47">Circa caput et colluiti et dolores et gravitates cum scbri-<text:line-break/>bus et sine febribus i In phreniticis quidem nervorum dis-</text:span></text:p>
      <text:p text:style-name="P8"><text:span text:style-name="T47">tentiones</text:span><text:span text:style-name="T14">, </text:span><text:span text:style-name="T47">scd et aeruginosa evomunt ei quidam ex his</text:span><text:span text:style-name="T22"> cito<text:line-break/></text:span><text:span text:style-name="T47">intereunt.. In febribus autem ardentibus atque aliis qui—<text:line-break/>bus adesi colli dolor et temporum</text:span><text:span text:style-name="T22"> gravitas et tenebrae ocii-<text:line-break/></text:span><text:span text:style-name="T47">lis. oboriuntur, vel praecordia intenduntur absque dolore,<text:line-break/>his prosiuivia sanguinis siunt e</text:span><text:span text:style-name="T22"> naribus; Qui vero </text:span><text:span text:style-name="T47">totius<text:line-break/>capitis gravitates et oris ventriculi morjus dc anxietates<text:line-break/>habent, isii'biliosa et'pituitosa evomenti JAagna varo ex<text:line-break/>parte pueris in hujusmodi ajsiectibus accidunt nervorum<text:line-break/>distentiones, 'muUeribus vero et haec et ex sumsuis ddbores,<text:line-break/>senioribus vero et in quibus jam superatur calor, paraple-<text:line-break/>giae atque furores et melancholia et oculorum privatio.<text:line-break/></text:span><text:span text:style-name="T22">lu libro autem qui Prognostica inscribitur rursus Hippocra-<text:line-break/>tes in hunc modum/scribit: </text:span><text:span text:style-name="T47">Quaecunque autemscbres-pro-<text:line-break/>trahuntur , ut superstes suturus sit, neque dolasea ' ex in-<text:line-break/>flammatione aegrum ludbent, neque ex alia</text:span><text:span text:style-name="T22"> occasione Tna-<text:line-break/></text:span><text:span text:style-name="T47">niscsia, huic expectaudus esi abfoesus cum oedemate at-<text:line-break/>que dolore ad unum aliquem ex articulis et praecipue ex<text:line-break/>iis qui in inscrioribus locis sunt. Hrlagis vero sitint et 'in</text:span></text:p>
      <text:p text:style-name="P8"><text:span text:style-name="T47">minori tempore hujusmodi abscesisus junioribus nondum<text:line-break/>xxx annos natis. Statim autem attendere oportet ad aibs-<text:line-break/>ce sum, si vigesimum diem scbris transgrejsa sit. Senio-<text:line-break/>ribus vero minus fiunt , sulyre etiam diuturniore exisiente.<text:line-break/>Oportet autem ^xpactare talem ahscejsum,</text:span><text:span text:style-name="T22"> quum </text:span><text:span text:style-name="T47">scbris<text:line-break/>continua juerit, in quartanam vero finituram, si inter-<text:line-break/>mittens fuerit et more erraticae invaserit, atque omnia<text:line-break/>haec agens</text:span><text:span text:style-name="T22"> autumno </text:span><text:span text:style-name="T47">appropinquaverit, Sicuti vero iis<text:line-break/>qui</text:span><text:span text:style-name="T22"> funt juniores xxx annis </text:span><text:span text:style-name="T47">ahscejsus fiunt, sic Hs qui<text:line-break/>xxx annos habent, vel etiam senioribus, quartanae acci-<text:line-break/>dunt. Abscejsus vero scire oportet 'magis hieme sieri, ac<text:line-break/>tardius desinere et minus</text:span><text:span text:style-name="T22"> reverti. Sufficiunt quidem haec<text:line-break/>et valde manifesta snnt quae de abscessibus dictu. Adjun- .<text:line-break/>genda autem sunt ipsis ea deinceps quae de excretionibus<text:line-break/>inquit in hunc </text:span><text:span text:style-name="T22">modum</text:span><text:span text:style-name="T22">: </text:span><text:span text:style-name="T47">Quicunque autem in febre non le-<text:line-break/>thdli dixerit sc, dolere caput aut aliquod tenebrosum appa-<text:line-break/>rere ante oculos </text:span><text:span text:style-name="T47">z </text:span><text:span text:style-name="T47">si oris ventriculi morsus huic acciderit,<text:line-break/></text:span><text:span text:style-name="T47">vomitus, biliosus subjequetur. Si vero rigor invaserit </text:span><text:span text:style-name="T47">et</text:span></text:p>
      <text:p text:style-name="P8"><text:span text:style-name="T47">partes quae Junt infra praecordia, scigidu fuerint, cele-<text:line-break/>rius adhuc aderit, vomitus. Si vero etiam aliquid biberit,<text:line-break/>aut comederit circa hoc tempus, multo etiam citius evo-<text:line-break/>met. Ex iis vero qui primo die dolerg coeperint, quarto<text:line-break/>die gravantur magis quam quinto, septime- vero die Uberan-<text:line-break/>tur, plurimi vero ipsorum doler e incipiunt tertio die, con-<text:line-break/>siictccntur autem quinto maxime, liberantur autem nono,<text:line-break/>aut undecimo die. Quicunque vero quinto die dolere coe-<text:line-break/>perint et alia secundum rationem priorem ipsis ajsuerint,<text:line-break/>quurtodecimo evadunt. Fiunt- autem haec viris quidem<text:line-break/>ac mulieribus in tertianis praecipue, junioribus vero siunt<text:line-break/>quidem et in his, magis vero inscbribus continuis et legiti-<text:line-break/>mis tertianis. Quicunque vero in hujusmodi scbre caput<text:line-break/>doluerint, loco autem tenebrosae alicujus ante oculos ap~<text:line-break/>paritionis visus hebetetur, vel quidam splendores ante ocu-<text:line-break/>los videantur: pro oris ventriculi vero morsu in praecor-<text:line-break/>diis aliqua siat extensio vel ad dextram partem .vel</text:span><text:span text:style-name="T22"> sini-<text:line-break/></text:span><text:span text:style-name="T47">siram, neque cum dolore, neque cum insiammatione; his</text:span></text:p>
      <text:p text:style-name="P8"><text:span text:style-name="T47">sanguinis siuxns e naribus pro vomitu esi expectanduis. 'Jd<text:line-break/>magis junioribus xxx annis, minus vero in Ais qui sum<text:line-break/>xxx annos habent et seniores surit, quum in iis vomitus<text:line-break/>sint expectandi.</text:span><text:span text:style-name="T22"> Et haec quidem, sufficiunt.' Praeter haec<text:line-break/>autem et illorum nihilominus meminisse oportet quae in<text:line-break/>eodem libro scribuntur ah Hippocrate:. </text:span><text:span text:style-name="T47">Capitis autem dolores<text:line-break/>vehementes atque continui cum scbre, si quidem aliquod,<text:line-break/>signum mortale affuerit, valde esi exitiale. Si vero sine<text:line-break/>his figuia</text:span><text:span text:style-name="T22"> dotor </text:span><text:span text:style-name="T47">ultra xx diem progrediatur et scbris deti-<text:line-break/>neat, expectare oportet sanguinis siuxum e naribus vel<text:line-break/>alium a.bscejsurn ad inferiores partes. Sed dum recens do-<text:line-break/>lor suerit, expectare oportet /anguinis siuxum per nares, vel<text:line-break/>juppurationern, multoque magis, si dolor circa tempora<text:line-break/>et scontem appareat. Magis vero expectare oportet sangui-<text:line-break/>nis fluxum in iis qui juniores j.wnt xxxv, annis , in seniori-<text:line-break/>bus vero suppurationem.</text:span><text:span text:style-name="T22"> Et etiam iu sermone de peripneu-<text:line-break/>nionicis ita inquit: </text:span><text:span text:style-name="T47">Quibuscunoue abscesisus.fiunt ex pulmo-<text:line-break/>nis morbis circa aures, et suppurantur, vel ad inferiora</text:span></text:p>
      <text:p text:style-name="P8"><text:span text:style-name="T47">loca et adsisiulam perveniunt, isii evadunt.</text:span><text:span text:style-name="T22"> Deinde subin-<text:line-break/>ferens inquit:- </text:span><text:span text:style-name="T47">Considerare nutem oportet et talia</text:span><text:span text:style-name="T22"> stoc.<text:line-break/></text:span><text:span text:style-name="T47">modo., Si scbris detinuerit et dolor noncejsaverit et sputum<text:line-break/>non procesterii secundum rationem, neque alvi excrementa,<text:line-break/>biliosa suerint, neque facile dijsoluibilia et impermixta sue-<text:line-break/>rint , neque urina multa valde et multum habens sedimen-<text:line-break/>tum, reliqua autem signa salutem significaverint, his apor^<text:line-break/>tet et tales absce/sus suturos sperare. Fiunt autem non-</text:span><text:span text:style-name="T47">.<text:line-break/></text:span><text:span text:style-name="T47">nullis quidem ad loca inferiora, quibus aliquid phlegmones<text:line-break/>ajsuerit circa praecordia., quibusdam vero in superioribus,<text:line-break/>quibus praecordia et mollia et sine dolore perscveraverint.<text:line-break/>Ubi vero aliquod tempus ddfsicdem respirationem habuerit,<text:line-break/></text:span><text:span text:style-name="T22">absque aiia </text:span><text:span text:style-name="T47">occasione quiescet. .</text:span><text:span text:style-name="T22"> Quin etiam de oedematibus<text:line-break/>circa praecordia verha faciens ita luquit: </text:span><text:span text:style-name="T47">Significant autem<text:line-break/>hujusmodi oedemata in principio, quidem mortis non multo<text:line-break/></text:span><text:span text:style-name="T47">post </text:span><text:span text:style-name="T47">Jecuturae periculum- si vero, procescerit ultra xx<text:line-break/></text:span><text:span text:style-name="T47">dies, </text:span><text:span text:style-name="T47">et scbris detinens et oedema nansiubsidens adsuppuratio-<text:line-break/></text:span><text:span text:style-name="T47">nem </text:span><text:span text:style-name="T47">convertitur. . Fiunt autem his in prima periodo et siu-</text:span></text:p>
      <text:p text:style-name="P8"><text:span text:style-name="T47">siuxus </text:span><text:span text:style-name="T47">sanguinis ex naribus et fortiter juvant. Sed in-<text:line-break/></text:span><text:span text:style-name="T47">terroger </text:span><text:span text:style-name="T47">e oportet an doleant capite aut oculi caligent </text:span><text:span text:style-name="T47">- </text:span><text:span text:style-name="T47">si quid<text:line-break/></text:span><text:span text:style-name="T47">enim horum</text:span><text:span text:style-name="T22"> </text:span><text:span text:style-name="T22">afuerit, </text:span><text:span text:style-name="T47">huc vergit. Magis vero fluxum san-<text:line-break/>guinis e</text:span><text:span text:style-name="T22"> naribus </text:span><text:span text:style-name="T47">expectare oportet in iis qui juniores sunt_<text:line-break/></text:span><text:span text:style-name="T47">xxxv </text:span><text:span text:style-name="T47">annis.</text:span><text:span text:style-name="T22"> </text:span><text:span text:style-name="T22">Et </text:span><text:span text:style-name="T22">haec quidem etiam lu prognosticis ab Hip-<text:line-break/>pocrate dicta sunt, indicantia modus secundum quos crisis<text:line-break/>fit: Quicunque </text:span><text:span text:style-name="T47">autem </text:span><text:span text:style-name="T47">mejunt urinam tenuem</text:span><text:span text:style-name="T22"> ac </text:span><text:span text:style-name="T47">crudam<text:line-break/>multo tempore, si quidem alia ipsis signa sialubria affue-<text:line-break/>rint, his abscejsum expectare oportet ad loca quae sub septo<text:line-break/>transversa sunt.</text:span><text:span text:style-name="T22"> Haec quidem in prognosticis breviter di-<text:line-break/>cta sunt ab ipso futurum crisis modum.praedocente. Addit<text:line-break/></text:span><text:span text:style-name="T22">vero ipsis </text:span><text:span text:style-name="T22">multa particulatim et libro praedictionum et epi-<text:line-break/>demiorum, veluti quod minarum suppressiones ante rigo-<text:line-break/>rem, et quod oculi praerubri sanguinis fluxum monstranti<text:line-break/>Eodem modo et de oculis lachrymantibus et de malis rubris<text:line-break/>et </text:span><text:span text:style-name="T22">de ipsa </text:span><text:span text:style-name="T22">nare. Ac praeterea quod labrum inferius agita- •<text:line-break/></text:span><text:span text:style-name="T22">tum suturum vomitum </text:span><text:span text:style-name="T22">significat, et quod somnus granis<text:line-break/></text:span><text:span text:style-name="T22">cum dolore capitis et surditas </text:span><text:span text:style-name="T22">statim adveniens funt signa</text:span></text:p>
      <text:p text:style-name="P8"><text:span text:style-name="T22">parotidum, et’ multa hujuscemodi asta particulatim scribit,<text:line-break/>quae omnia potentia continentur in iis quae in libro pro-<text:line-break/>gnosticorum scribuntur. Summatui enim nihil aliud opor-<text:line-break/>tet considerare in modo crilis praeter naturae inclinatio-<text:line-break/>nem, quam manifeste ostendit Hippocrates in prognosticis,<text:line-break/>partim quidem oris ventriculi morsum atque rigorem me-<text:line-break/>morans in quibus vomitus stibscquuturus est, partim spi-<text:line-break/>randi difficultatem et oculorum hallucinationes, in quibus<text:line-break/>profluvium sanguinis e naribus expectatur; ac praeter<text:line-break/>ista distinguens de urinis, et alvi excrementis, in quibus<text:line-break/>inquit: </text:span><text:span text:style-name="T47">Neque biliosa fuerint alvi excrementa, neque fa-<text:line-break/>cile scluhilia et impermixta, neque urina multa valde et<text:line-break/>multum habens sedimentum.</text:span><text:span text:style-name="T22"> , Si quid enim tale fuerit, ma-<text:line-break/>nifestum est quod huc repit morbus et per ista expurgatur;<text:line-break/>quum vero huc non repit et protrahitur morbus cum signis<text:line-break/>tamen salubribus, futurum abscessum expectare oportet.<text:line-break/>Conjicere, autem in his oportet naturae motum. Ad loca<text:line-break/>siquidem inferiora futuros abscessus iuquit iis, quibus circa<text:line-break/>praecordia aliquid phlegmones, id est inilammationis, atque<text:line-break/>.caloris affuerit, quoniam ad inferiora repant ii qui </text:span><text:span text:style-name="T47">peri-</text:span></text:p>
      <text:p text:style-name="P8"><text:span text:style-name="T22">pneumoniam humores efficiunt, huc siquidem sermonem<text:line-break/>veluti ad exemplumrin peripneuinonicis Hippocrates transi-<text:line-break/>git. Ubi vero non repunt </text:span><text:span text:style-name="T22">ad </text:span><text:span text:style-name="T22">inferiora, praecordia quidem<text:line-break/>mollia et sine dolore erunt semper, aeger vero ad aliquod<text:line-break/>tempus difficilem habebit respirationem sine occasione mani-<text:line-break/>festa. Et manifestum quod' huic in superioribus abscessus<text:line-break/>si.d&gt;fequi est necessarium, hoc eft </text:span><text:span text:style-name="T22">circa </text:span><text:span text:style-name="T22">glandulas, quae funt<text:line-break/>post aures;’ statim enim ipsi et aliquod aliud signum aderit<text:line-break/>ex iis quae in ipso capite accidunt, veluti gravis somnus et<text:line-break/>furditas repentina ac praeter rationem, aut gravitas capitis<text:line-break/>et temporum, aut tale aliquid aliud. Nullum igitur indi-<text:line-break/>cium desicit modi futurae crisis, fed omnia ab Hippocrate<text:line-break/>exceptis pulfibus dicta funt. Multi vero priscam brevita-<text:line-break/>tem assequi minime consueti quaedam deficere arbitrantur.<text:line-break/>Nos igitur altero fiermone manifeste eadem ipsis dicamus,<text:line-break/>forte enim si hoc modo didicerint, neque impossibile esse<text:line-break/>arbitrabuntur praecognoscere modum futurae crisis; neque<text:line-break/>adhuc erunt circa exercitationem segnes. Quum igitur quod</text:span></text:p>
      <text:p text:style-name="P8"><text:span text:style-name="T22">crisis aderit ex iis quae diximus praecognoveris, deinceps<text:line-break/></text:span><text:span text:style-name="T22">qualis </text:span><text:span text:style-name="T22">futura fit, hoc modo distinguendum est. Primum<text:line-break/></text:span><text:span text:style-name="T22">quidem </text:span><text:span text:style-name="T22">fi acutus et calidus sit morbus, etsi crisis fiat iu primis<text:line-break/>periodis, necesse est enim in talibus crisibus non abscessum,<text:line-break/>scd excretionem subsequi. Secundo autem loco fi diutur-<text:line-break/>nus et tardus, nam hi per absccssus quiescere consueverunt<text:line-break/>tum praecipue quum urinae tenues et crudae longo tempore<text:line-break/>exierint. </text:span><text:span text:style-name="T22">.. </text:span><text:span text:style-name="T22">Si enim multae et multum sedimentum habue-<text:line-break/>rint, rationabile est morbum potius paulatim debere coqui,<text:line-break/></text:span><text:span text:style-name="T22">non </text:span><text:span text:style-name="T22">per abscessum terminari. His praefinitis deinceps consi-<text:line-break/>deranduin est, siquidem per excretionem debet judicari,<text:line-break/></text:span><text:span text:style-name="T22">nunquid </text:span><text:span text:style-name="T22">profluviprn aliquod sanguinis, vel vomitus, vel su-<text:line-break/>dor;. vel alvi fluxus erit; si vero per abscessum, quae pars,<text:line-break/></text:span><text:span text:style-name="T22">vel quis </text:span><text:span text:style-name="T22">alti culus abscessum suscipiet. In iis ergo qui per<text:line-break/>excretionem debent judicari, dupliciter distinguere oportet,<text:line-break/></text:span><text:span text:style-name="T22">et suturae </text:span><text:span text:style-name="T22">excretiouis signis, si affuerint, et aliorum, si non<text:line-break/></text:span><text:span text:style-name="T22">affuerint; </text:span><text:span text:style-name="T22">certius enim superabis eum qui semper praeo-<text:line-break/></text:span><text:span text:style-name="T22">stenditur </text:span><text:span text:style-name="T22">modum excretiouis, si nullum te aliud distraxe-<text:line-break/></text:span><text:span text:style-name="T22">rit.' - Me </text:span><text:span text:style-name="T22">igitur oportet proprium uniuscujusque dicere, te</text:span></text:p>
      <text:p text:style-name="P8"><text:span text:style-name="T22">vero in aegrotantibus non hoc solum inspicere,' sed et singula<text:line-break/>alia considerare. Si igitur praeter rationem alvus suppri-<text:line-break/>mitur, vel urina, jam prope crisi existente, rigorem sperare<text:line-break/>oportet. Si is adveniat, distinguendum est, nunquid sudor<text:line-break/>post ipsum sequatur, vel vomitus, vel subductio ventris,<text:line-break/>vel aliqua horum, vel omnia. Et primum quidem ad morbi<text:line-break/>ideam est inspiciendum. Si enim exquisite ardens fuerit,<text:line-break/>statim certior erit et rigoris praecognitio; quod enim incen-<text:line-break/>dit, biliosum est. Dictum est autem in praecedentibus quod<text:line-break/>humor iste, quando vehementius movetur, rigorem facit.<text:line-break/>Post haec autem et illud considerandum est, nunquid urinis<text:line-break/>tantum, vel etiam alvo suppressa riguit. Si enim ambobus,<text:line-break/>necessario sudor multus subsequitur: si vero urinis lolis,<text:line-break/>considerare oportet, nunquid alni excrementa plura quam<text:line-break/>priora vel pauciora ante crisim exierint; si enim plura,<text:line-break/>manifestius motus naturae ad hunc locum est agnoscendus,<text:line-break/>si pauciora, ad sudores. Si vero et vomitus signa affuerint,<text:line-break/>per has ambas excretiones judicabitur, et vel magis per ea-<text:line-break/>rum'alleram, qnae magis praevalebit, vel aeque per utram-</text:span></text:p>
      <text:p text:style-name="P8"><text:span text:style-name="T22">que, quum </text:span><text:span text:style-name="T22">aequalia </text:span><text:span text:style-name="T22">quodammodo </text:span><text:span text:style-name="T22">indicia </text:span><text:span text:style-name="T22">assuerint. Si vero<text:line-break/>signa vomitus non assuerint,- solos, sudores expectare oportet,<text:line-break/>et magis, quum aegrotantes deliraverint increscente accessione,..<text:line-break/>et parte- exteriores calidiores ac rubidiores extiterint et va-<text:line-break/>por quidam calidus exeat, qualis antea non aderat Quod<text:line-break/>si pulsus undosus fiat et iusigniter mollis, adhuc amplius su-<text:line-break/>dores expectare oportet. Durus autem pulsus vomitus ma-<text:line-break/>gis quam sudores praeostendere solet, altus enim omnis<text:line-break/>excretionis indicium est, sicuti et vehemens. Si vero ma-<text:line-break/>gnus suerit, motus ad exteriora potius qnarn ad interiora<text:line-break/>signum existit. Quum vero uterque dnplex fit, hic quidem<text:line-break/>qui ad exteriora per fluxum sanguinis atque sudores, alter<text:line-break/>autem ad interiora per alvum et stomachum, undosus qui-<text:line-break/>dem pulsus sudores, magnus autem simpliciter fluxum san-<text:line-break/>guinis praeostendet. , Motu vero ad interiora superante,<text:line-break/>quum non aderunt ligna vomituum, per ventris excrementa<text:line-break/>crisis fiet; si vero affuerint, per vomitum potius; si vero ea<text:line-break/>assuerint et venter insigniter subducatur, per utraque fiet</text:span></text:p>
      <text:p text:style-name="P8"><text:span text:style-name="T22">crisis. Inaequalis autem pulsus in pluribus quidem crisi-<text:line-break/>bus fit, et praecipue, quum non fiunt sine pugna et periculo-:<text:line-break/>multo vero magis quum biliosi humores ad ventriculum con-<text:line-break/>fluunt, perstantibus etiam aliis vomitus signis, quae scri-<text:line-break/>psit Hippocrates, tunc et omnino pulliis fiunt inaequales,<text:line-break/>quum stomachus , jam mordetur ac gravatur. Sed signa ex<text:line-break/>pnisibus sumpta Hippocrates, vel quia non noverat, vel<text:line-break/>quia non magni momenti existimavit, idcirco non est exe-<text:line-break/>quutus. Vomituum autem signa sunt otis ventriculi mor-<text:line-break/>fus, simul cum dolore capitis, et vertigines obortae, cum iis<text:line-break/>quae objiciuntur oculis, tenebrosis </text:span><text:span text:style-name="T22">et </text:span><text:span text:style-name="T22">cum agitatione labri<text:line-break/>inferioris </text:span><text:span text:style-name="T22">et </text:span><text:span text:style-name="T22">multo ac tenui sputo defluente. Haec </text:span><text:span text:style-name="T47">vero<text:line-break/></text:span><text:span text:style-name="T22">omnia accidunt quum biliosus et mordax humor lu ventre<text:line-break/>ac stomacho collectus suerit et ventriculi os momorderit,<text:line-break/>quod etiam prisci cor nominabant, et cum ipso totum sse-<text:line-break/>machum intus atque infra distraxerit,, unde et labrum in<text:line-break/>ipsis agitatur, et sputum tenue defluit et tenebrosa quaedam-<text:line-break/>oculis obversantur et hallucinautur et vertiginem patiuntur'</text:span></text:p>
      <text:p text:style-name="P8"><text:span text:style-name="T22">et. caput dolent, expiraute rem aliquam hinnore bilioso, </text:span><text:span text:style-name="T22">et<text:line-break/></text:span><text:span text:style-name="T22">praeterea facta in nervis sympathia. </text:span><text:span text:style-name="T22">Propria </text:span><text:span text:style-name="T22">vero </text:span><text:span text:style-name="T22">signa<text:line-break/></text:span><text:span text:style-name="T22">profluvii sanguinis quidam fulgoris </text:span><text:span text:style-name="T22">motus </text:span><text:span text:style-name="T22">oculis apparen-<text:line-break/>tes, quoniam humor est flavus, hebetudines autem quoniam<text:line-break/>inultus et totus simul elatus ad superiora spiritus meatus ob-<text:line-break/></text:span><text:span text:style-name="T22">servati </text:span><text:span text:style-name="T22">Ita autem et oculi lachrymantur ob fluxus mul-<text:line-break/>titudinem, quod etiam accidit in inflammationibus oculo-<text:line-break/>rum. Eodem modo rubidi aliquando videntur ctim malis<text:line-break/>nonnunquam et naribus. Proprium vero signum sanguinis<text:line-break/>fluxus </text:span><text:span text:style-name="T22">e </text:span><text:span text:style-name="T22">naribus est etiam praecordiorum tensio sine </text:span><text:span text:style-name="T22">dolore,<text:line-break/></text:span><text:span text:style-name="T22">nam </text:span><text:span text:style-name="T22">et hoc uon </text:span><text:span text:style-name="T22">parvum ' </text:span><text:span text:style-name="T22">ludicinm </text:span><text:span text:style-name="T22">est sanguinis ad </text:span><text:span text:style-name="T22">superiora<text:line-break/>tendentis, sicuti </text:span><text:span text:style-name="T22">etiam difficultas anhelitus, nanr et haec<text:line-break/></text:span><text:span text:style-name="T22">sanguine </text:span><text:span text:style-name="T22">transennte in thoracem fit. sii vero praecordia<text:line-break/></text:span><text:span text:style-name="T22">cum </text:span><text:span text:style-name="T22">dolore extendantur, non fluxum sanguinis futurum, fed<text:line-break/></text:span><text:span text:style-name="T22">aliquaul </text:span><text:span text:style-name="T22">ibi </text:span><text:span text:style-name="T22">adesse </text:span><text:span text:style-name="T22">inflammationem significant. Sed et dolo-<text:line-break/>Tes capitis, quamvis commune signum existant vomituum<text:line-break/></text:span><text:span text:style-name="T22">et </text:span><text:span text:style-name="T22">fluxus </text:span><text:span text:style-name="T22">sanguinis</text:span><text:span text:style-name="T22">, </text:span><text:span text:style-name="T22">qui </text:span><text:span text:style-name="T22">tamen vel ut mordaces sunt, vomi-<text:line-break/></text:span><text:span text:style-name="T22">tuurn, qui vero quodammodo </text:span><text:span text:style-name="T22">gravantes atque extenden-<text:line-break/>tes </text:span><text:span text:style-name="T22">pulsantesque </text:span><text:span text:style-name="T22">et calidi, </text:span><text:span text:style-name="T22">sanguinis </text:span><text:span text:style-name="T22">fluxum, </text:span><text:span text:style-name="T22">proprie </text:span><text:span text:style-name="T22">signi-'</text:span></text:p>
      <text:p text:style-name="P8"><text:span text:style-name="T22">ficant. Sic etiam viscerum in praecordiis existentiunr in-<text:line-break/>flammationes causae sunt una ac signa sanguinis </text:span><text:span text:style-name="T22">fluxuum,<text:line-break/></text:span><text:span text:style-name="T22">quando morbus per excretionem debet </text:span><text:span text:style-name="T22">terminari;’. </text:span><text:span text:style-name="T22">Quod </text:span><text:span text:style-name="T22">fi<text:line-break/></text:span><text:span text:style-name="T22">ad latus diversum fluere non est bonum, facundum dire-<text:line-break/>ctum vero est bonum, ut docet Hippocrates et experientia<text:line-break/>monstrat, jam.tibi facillimum est narem! ex qua fluxurus est<text:line-break/>sanguis praedicere, ubi causam jam fluxuri sanguinis inve-<text:line-break/>neris. Dextra enim praecordia ex dextra nare bonam cri-<text:line-break/>sim asserunt, sinistra vero'ex sinistra. Didicisti vero prius </text:span><text:span text:style-name="T22">'<text:line-break/></text:span><text:span text:style-name="T47">et</text:span><text:span text:style-name="T22"> bonaruni et malarum crisium signa. Quid igitur </text:span><text:span text:style-name="T22">difficile<text:line-break/></text:span><text:span text:style-name="T22">est narem ex qua profluet sanguis praenoscere, quum par-<text:line-break/>tem affectam possis exquisite .dignoscere, et crisis morem<text:line-break/>non ignores, et signa quae fluxum sanguinis indicant, sint<text:line-break/>evidenter manifesta? Praeter haec omnia et aetas et<text:line-break/>tempus anni et regio et aegrotantis natura futurum saugui-<text:line-break/>nis fluxum possunt manifestare. Sanguinis igitur </text:span><text:span text:style-name="T22">flu-<text:line-break/></text:span><text:span text:style-name="T22">xus et vomitus propria et manifesta sunt signa, post haec<text:line-break/>vero sudorum. Si pero per excretionem alvi crisis sit sub-</text:span></text:p>
      <text:p text:style-name="P8"><text:span text:style-name="T22">sequutura, manifestum quidem nullum est signum nec pro-<text:line-break/>prium, sed ex eo quod adsunt quidem crisis signa,, desunt<text:line-break/>autem vomituum, vel fluxus sanguinis, vel sudorum colli- -<text:line-break/>gere.licet. Quanquam etiamsi nullum horum signorum ad-<text:line-break/>sit, nondum hoc tantum, sed etiam per haernorrhoidas crises<text:line-break/>fieri contingit et mulieribus per menstrua. Non tamen est<text:line-break/>impossibile omnino distinguere. Gravitas enim lumborum<text:line-break/>effatu digna et dolor et tensio hic menstrua antecedit. Hae-<text:line-break/>morrhoides vero non omnibus consuetae sunt, quibus autem<text:line-break/>sunt consuetae, in his solis non facile quis distinguet.. Aliis<text:line-break/>autem omnibus, quando assuerint signa coctionis et crisis,<text:line-break/>vomitus vero signa non affuerint, vel fluxuum sanguinis, vel<text:line-break/>sudorum, omnino venter perturbabitur. Ita quidem distin-<text:line-break/>guere oportet tum propria tum communia modorum cri-<text:line-break/>sium indicia, in hisce scilicet morbis qui per excre-<text:line-break/>tioues judicandi sunt. Si vero ad abscessus convertantur,<text:line-break/>communia quidem omnium indicia sunt, salutariter se ha-<text:line-break/>bente aegro, quod neque morbus solvatur, neque urina<text:line-break/>mulla et multum habens sedimentum, sed cruda et teuuis</text:span></text:p>
      <text:p text:style-name="P8"><text:span text:style-name="T22">appareat; propria vero, ubi morbus non suerit valde diu-'<text:line-break/>turnus, fi subita difficultas respirationis laboranti superve-<text:line-break/>niens mox quiescat, eamque gravitas capitis ac dolor sub-<text:line-break/>sequatur et </text:span><text:span text:style-name="T47">gravis</text:span><text:span text:style-name="T22"> somnus ac surditas, huic in glandibus post<text:line-break/>aures necesse est abscessus fieri. Si vero morbus jamdiu<text:line-break/>duravit, neque ullum ‘ex his signis assuerit, scd in aliquo<text:line-break/></text:span><text:span text:style-name="T38">ex </text:span><text:span text:style-name="T22">locis inferioribus veI gravitas; vel tensio,’vel inflam-<text:line-break/>matio, vel dolor apparuerit, huic abscessus ad partes infe-<text:line-break/>riores est expectandr.s. Exemplum vero, utriusque absces-<text:line-break/>sus ex uno morbo assumens Hippocrates in prognostico, qui<text:line-break/>possunt ejus sermonem diligenter inspicere edocuit quo pa-<text:line-break/></text:span><text:span text:style-name="T38">ctu </text:span><text:span text:style-name="T22">oporteat de omnibus abscessibus ratiocinari. Quare mihi<text:line-break/>visum est hoc in loco facere praesentiis sermonis finem; Si<text:line-break/>quis enisi dictis ab Hippocrate haec quae modo scripsimus<text:line-break/>addiderit, nondum vero artem habet praenoscendi crises, in<text:line-break/>libro sequenti qui ultimus erit propositae tractationis spero<text:line-break/>ipsum id quod deficit cogniturum; prudentibus enim et<text:line-break/>haec possunt sufficere, neque quarto egent tractatu.</text:span></text:p>
      <text:h text:style-name="P1" text:outline-level="1"><text:bookmark-start text:name="bookmark27"/>GALENI DE DIEBUS DECRETORIIS<text:line-break/>LIBER I.<text:bookmark-end text:name="bookmark27"/></text:h>
      <text:h text:style-name="Heading_20_2" text:outline-level="2">Cap. I.</text:h>
      <text:p text:style-name="P152"><text:span text:style-name="T22">Quo solutiones morborum qni non paula-<text:line-break/>tim imminuti fuerunt, verum subito finierunt, fidae sint, ex-<text:line-break/>eretio quaedam, copiosa vel abscessus lufignis requiritur;<text:line-break/>nam qui morbi citra haec qnieveruut, in iis recidiva timen—<text:line-break/>da est. Quare animum diligenter adhibere convenit ae-<text:line-break/>grumque lu omni cusiodia tenere, nihil eorum, • quae iis qui<text:line-break/>fideliter sanati funt, vel ni cibo, vel lu potu, vel balneis,<text:line-break/>vel motu, vel denique lu aliis quibuslibet concedimus,<text:line-break/>agere ipsum permittentes. Si namque morbus qui quievit.</text:span></text:p>
      <text:p text:style-name="P8"><text:span text:style-name="T22">exiguus fuerit, forsan ob tam exactam nictus rationem<text:line-break/>prorsus subscderit, ut postea nunquam revertatur; si vero<text:line-break/>malignior existat, etiam tunc quum hoc nivendi modo usus<text:line-break/>fueris redibit, non tamen cum summo discrimine. At si<text:line-break/>neglexeris parumque studiose animum advertas tanquam fi-<text:line-break/>deliter soluto, multo gravior quam a principio evadet, lta-<text:line-break/>que morbi cujusdarn magni </text:span><text:span text:style-name="T22">et </text:span><text:span text:style-name="T22">vehementiis solutionem fir-<text:line-break/>mam signa, quae soluloria vocat Hippocrates, praecedere<text:line-break/>oportet, partim </text:span><text:span text:style-name="T22">sudores </text:span><text:span text:style-name="T22">bonos ex toto corpore manantes,<text:line-break/>vel urinarum copiam</text:span><text:span text:style-name="T22">, </text:span><text:span text:style-name="T22">vel alni recrementorum, veI vomi-<text:line-break/>tuum , partim sanguinis ex naribus profusionem, veI aliam<text:line-break/>quandam ejus evacuationem, velut ex haemorrhoidibus fluo-<text:line-break/>rem , vel ex utero, partim in glandulis quae auribus fubja-<text:line-break/>cent, abscessus, ausi in alia quadam ignobili parte; aut lu<text:line-break/>articulis. Caeterum quibus nullo hujusmodi signo appa-<text:line-break/>rente morbus finiisse videtur, de his Hippocrates usidequa-<text:line-break/>que admirabilis communi quidem sermone hunc lu modum<text:line-break/>pronunclavit; </text:span><text:span text:style-name="T47">Quae sine signis finita sunt fere rever-</text:span></text:p>
      <text:p text:style-name="P8"><text:span text:style-name="T47">tuentur;</text:span><text:span text:style-name="T22"> membratim vero in aphorismis et opere prognostico,<text:line-break/>nec minus in epidermis perdocuit quorumnam recidiva exi-<text:line-break/>tialis fit, quorum vero simpliciter fiat solum reridiva sine<text:line-break/>morte; item quae nobis curare licet et prohibere, ne re-<text:line-break/>vertantur. De his sane in aliis commentariis sententiam<text:line-break/>ipsius explicavimus. At nunc de iis morbis qui simul cum<text:line-break/>signis solutoriis desierunt, qui sane et judicati esse dicuntur,<text:line-break/>verba facienda esse censeo illis qui boni quippiam de decre-<text:line-break/>toriis diebus intellecturi sunt cognitu necessaria. Etenim<text:line-break/>nunc in his excretiones, vel abscessus non mediocris prae-<text:line-break/>cedit lu aegri corpore perturbatio. Hic siquidem frequen-<text:line-break/>ter spirituni subito dissirilius tralut, vel delirat, vel caligi-<text:line-break/>nem, vel splendores ob oculos versari putat, vel lachrynras<text:line-break/>fundit, vel oculos rubentes habet, vel tempora gravia, vel,<text:line-break/>in cervice dolores percipit, luterim vel capite dolet, vel<text:line-break/>nigra quaedam, seu obscura .oculis offundi queritur, vel<text:line-break/>cardiogrno laborat, vel inferius labrum quali tremulum ac<text:line-break/>lutro contractum habet, vel rigore vehementi conquassatur.</text:span></text:p>
      <text:p text:style-name="P8"><text:span text:style-name="T22">Quinetiam plerisque hypochondrium attrahitur, iidem im-<text:line-break/>placidi sunt; exiliunt; frigidam expetunt, et uri se magis<text:line-break/>quam antea dicunt.- Nonnullis ipscrum accessio quoque ma-<text:line-break/>turior incipit et longior vehenrentiorque evadit. Ad haec<text:line-break/>cnima aut aliud quoddam atque aliud symptoma, occupat.<text:line-break/>Atque hic jam universos qui'adfunt in metu este maximo<text:line-break/>videre licet, audireque dicentes quod aeger nihil ab iis,<text:line-break/>qui in foro de morte judicantur disserat Unde mihi qui-<text:line-break/>dam medicorum ne adfuisse quidem hujusmodi aegrotan-<text:line-break/>tium perturbationibus videntur; vel non inquirerent quid<text:line-break/>judicationis vocabulo significaretur, neque an res ita fieri<text:line-break/>posset,' vel minus. Utrum enim morborum quasdam subitas<text:line-break/>solutiones cum exeretione aliqua vel abscessu fieri, dubi-<text:line-break/>tant,. an hoc quidem xidrsse fe profitentur, alia vero fyrn-<text:line-break/>ptomata, quae paulo ante recensui, adesse ipsis ignorant?<text:line-break/>An-haec quoque lutelligunt, non autem id, quod accidit ju-<text:line-break/>dicationem appellandam esse praedicant? quod si est, non de<text:line-break/>re, </text:span><text:span text:style-name="T47">fed</text:span><text:span text:style-name="T22"> deuomine disceptatio est. Nam fateri non cognoscere</text:span></text:p>
      <text:p text:style-name="P8"><text:span text:style-name="T22">turbationes quasdam subitas oboriri aegro cardiogrno labo-<text:line-break/>ranti, vel exilienti, desipienti, aliaque id genus patienti,<text:line-break/>tum paulo pust in eis vel sudore, vel sanguinis profluvio,<text:line-break/>vel alio quodam simili eveniente, securam morbi solutionem<text:line-break/>consequuturn esse, hoc vel </text:span><text:span text:style-name="T47">a</text:span><text:span text:style-name="T22"> contentione, vel a dementia<text:line-break/>extrema nihil distat, siquidem haec non inter ea numeran-<text:line-break/>tur quae raro contingunt, sed quae potius quotidie appa-<text:line-break/>rent. Nos sane turbationem in morbo adeo subitam cri-<text:line-break/>sim appellamus, atque terminari ipsam plerumque ad salu-<text:line-break/>tem , interlui ad exitium aegrotantis, affirmamus, sii porro<text:line-break/>quis aliud quippiam, non hoc judicium esse dicat, et deinde<text:line-break/>contentiosus sermoni meo obstrepat, is opinionem suam, non<text:line-break/>me reprehendit. Praestabat igitur scientes quid tandem<text:line-break/>sibi velit ipsum vocabulum de re sermonem eos instituere.,<text:line-break/>Sed horum inscitiae ac contentioni ne Aesculapius' quidem<text:line-break/>ipsie mederi possit. Atque haec mihi plura quam decebat</text:span></text:p>
      <text:p text:style-name="P8"><text:span text:style-name="T22">adversus illos dicta funt. Caeterum quibus artis opera cu-<text:line-break/>rae sunt, cum illis jam de proposita hic cousideratione<text:line-break/>disseram.</text:span></text:p>
      <text:h text:style-name="Heading_20_2" text:outline-level="2">Cap. II.</text:h>
      <text:p text:style-name="P152"><text:span text:style-name="T22">Crises enim ipsae omnibus diebus accidunt,<text:line-break/>fed neque pares numero, neque ex aeqiiali fide. Hoc </text:span><text:span text:style-name="T47">in-<text:line-break/>tercedit</text:span><text:span text:style-name="T22"> discriminis inter illas</text:span><text:span text:style-name="T22">, </text:span><text:span text:style-name="T22">quod aliae bonae, aliae ma-<text:line-break/>lae eveniunt, quaedam cum pluribus et difficilioribus sym-<text:line-break/>ptomatis et majore certamine</text:span><text:span text:style-name="T22">, </text:span><text:span text:style-name="T22">nonnullae statim initio tuto<text:line-break/>invadunt. Quin etiam lu hoc plurimum differunt, quod<text:line-break/>hae deficientes, illae perfecta funt,, nec minus quod aliae<text:line-break/>certis statutisque diebus indicatae prius fiunt, aliae repente<text:line-break/>et ex improviso non idiotis modo</text:span><text:span text:style-name="T22">, </text:span><text:span text:style-name="T22">sed etiam artificibus eve-<text:line-break/>niunt. Tot sunt judiciorum differentiae, tot etiam dierum<text:line-break/>decretoriorum. In duodecimo enim et decimosexto nullum<text:line-break/>unquam judicatum vidi, lu septimo ne vel enumerare om-<text:line-break/>,nes. adhuc possum, lu sexto judicantur, sed cum difficili-<text:line-break/>bus symptomatis et periculo maximo, ad haec absque fide.</text:span></text:p>
      <text:p text:style-name="P8"><text:span text:style-name="T22">imperfecte, obscure, sine notis et ad malum. Quum igitur<text:line-break/>non solum mihi tot annis observanti hujusmodi, quaedam<text:line-break/>dierum disserentia, sed Archigeni etiam in artis operi-<text:line-break/>bus diligenter admodum versato, inventa sit, insuper<text:line-break/>hoc superiori Tarentino Heraclidi, qni ex experientia spe-<text:line-break/>culationem collegit, postremo etiam Philotimo et Diocli<text:line-break/>aliisque veteribus, tum ante hos universos Hippocrati divi-<text:line-break/>nissimo, quomodo non quis jure in dierum numero differ<text:line-break/>rentiam quandam statuat? Nam quod in tot annis septimum<text:line-break/>judicantem subinde simul et absolute, fideliter, tuso, mani-<text:line-break/>feste, conspicue, et salubriter, sextum </text:span><text:span text:style-name="T22">e </text:span><text:span text:style-name="T22">contrario viderim,<text:line-break/>non parvum quoddam discrimen ostendit. Porro quod ego<text:line-break/>quidem nunquam duodecimum viderim judicantem, alius<text:line-break/>autem quispiam raro simul et imperfecte, infirmiter, cum<text:line-break/>periculo, osifcure, sine signis et male,, neque hoc exiguam<text:line-break/>dierum differentiam indicat. Multi siquidem morbi funt,<text:line-break/>qni lu feptimo die judicantur absolute, pariter et secure,<text:line-break/>tuto, aperte, cum bonis signis et bene, lu, duodecimo rari</text:span></text:p>
      <text:p text:style-name="P8"><text:span text:style-name="T22">quidem adeo ut nobis visi sint nondum, </text:span><text:span text:style-name="T22">et fi cui aliqnanun<text:line-break/></text:span><text:span text:style-name="T22">aute nos in duodecimo die crisis evenisse visa </text:span><text:span text:style-name="T22">est, val im-<text:line-break/></text:span><text:span text:style-name="T22">perfecta, vel infida, vel periculosa, vel obscura, vel sine<text:line-break/>signis, vel omnino ad malum accidere nisa est. </text:span><text:span text:style-name="T22">.Voco lur-<text:line-break/></text:span><text:span text:style-name="T22">perfectarn judicationem, quum ex morbo </text:span><text:span text:style-name="T22">quippism relinqui.<text:line-break/></text:span><text:span text:style-name="T22">tur, infidam seu incertam, quum morbi recidiva </text:span><text:span text:style-name="T22">eontlugij.<text:line-break/></text:span><text:span text:style-name="T22">periculosam, quae cum symptomatis gravibus accidit, </text:span><text:span text:style-name="T22">obscu-<text:line-break/></text:span><text:span text:style-name="T22">rarn</text:span><text:span text:style-name="T22">, </text:span><text:span text:style-name="T22">quae citra exeretionem, vel abscessum quempiam evi-<text:line-break/>dentem, evenit. Sine signis fieri dicitur quae a nullo<text:line-break/>priore die indicata est; mala quod in aegri perniciem om-<text:line-break/>nino desinat non opus est ut dicam. Rursus absolutam<text:line-break/></text:span><text:span text:style-name="T47">voco</text:span><text:span text:style-name="T22"> quae nihil relinquit morbi, fidam, firmam, secu-<text:line-break/>ram, quae non amplius reniti Tutam , quae sine periculo-<text:line-break/>sis symptomatibus accidit. Sic manifestam cui excretio<text:line-break/>quaedam; vel abscessus </text:span><text:span text:style-name="T22">insignis </text:span><text:span text:style-name="T22">ac conspicuus adest; cum.<text:line-break/>bonis signis accidit quae a contemplatcrio prius indicata<text:line-break/>est; bonam esse quae </text:span><text:span text:style-name="T22">ad </text:span><text:span text:style-name="T22">sanitatem desinit non 'puto quem-</text:span></text:p>
      <text:p text:style-name="P8"><text:span text:style-name="T22">piam latere. </text:span><text:span text:style-name="T22">Verum si haec ita apparent, maximam esse<text:line-break/></text:span><text:span text:style-name="T22">dierum luter se </text:span><text:span text:style-name="T22">differentiam nullus reclamabit.</text:span></text:p>
      <text:h text:style-name="Heading_20_2" text:outline-level="2">Cap. III.</text:h>
      <text:p text:style-name="P152"><text:span text:style-name="T22">Dicet sorsan aliquis nihil verum esse eo-<text:line-break/>rum </text:span><text:span text:style-name="T22">quae diximus, </text:span><text:span text:style-name="T22">scd nos argentum a judiciariis diebus<text:line-break/></text:span><text:span text:style-name="T22">accipiei-tes, </text:span><text:span text:style-name="T22">ipsus in res medicas introducere tanquam no-<text:line-break/></text:span><text:span text:style-name="T22">dos qiibsdam </text:span><text:span text:style-name="T22">pueros germano veroque generi assimllantes.<text:line-break/></text:span><text:span text:style-name="T22">Quaaenim </text:span><text:span text:style-name="T22">re moti alia quam argento contra evidentia men- .<text:line-break/>tiremur ?. non enim genere jusiicarii nobis conveniunt, ne-<text:line-break/>que cives aut familiares sunt, ut ipsis fine mercede subvenia-<text:line-break/>mus. Quid namque melius esset vel illis .ut decretorii<text:line-break/>esse putentur, vel nobis, si ut sunt ostenderimus? At<text:line-break/>quemadmodum alia quoque per experientiam cognita indi-<text:line-break/>camus libere, iniquissimum esse putantes veritatem occul-<text:line-break/>ture, sic et dierum differentias, quas crebro spectavimus,<text:line-break/>dicimus, uti vidimus. Quum autem optimos medicos simul<text:line-break/>et homines, ambo enim sunt Diocles et Hippocrates, item<text:line-break/>alios, quorum prius mentionem fecimus, eadem de ipsis<text:line-break/>pronuntiasse inveniamus, adhuc etiam magis, ut puto, con-</text:span></text:p>
      <text:p text:style-name="P8"><text:span text:style-name="T22">sinimus tanquam vera dicentes. Verum non consentiunt<text:line-break/>universi hi, inquiunt, de judiciariis diebus, sed hi plures,<text:line-break/>illi pauciores esse dicunt, item quidam hos, quidam illos<text:line-break/>judiciarios esse pronunciant, non eosdem nniversi, sed ut<text:line-break/>cuique sua est opinio. Quid igitur per deos quaeso ad </text:span><text:span text:style-name="T22">illos<text:line-break/></text:span><text:span text:style-name="T22">dicas? num in quo dissensum est, hoc omnino non esse </text:span><text:span text:style-name="T22">di-<text:line-break/></text:span><text:span text:style-name="T22">citis? Atqui nondum conveneritis, nam quod accuratiore<text:line-break/>experientia, luquisitione et judicio hujnsmodi opus habeant,<text:line-break/>apnd omnes in consesso est. At quod nullus eorum qui<text:line-break/>dissentiunt vera nunciet, non modo non vos, o eximii de-<text:line-break/>cretoriorum calumniatores, fed ne Pyrrhoneam quidem du-<text:line-break/>bitationem professi recipiunt, quoniam hi dissensionem qnae<text:line-break/>dijudicari nequeat, non simpliciter universam quamlibet,<text:line-break/>ignoratae rei signum esse ajunt. An igitur impossibile est<text:line-break/>dijudicare, quis de diebus decretoriis vera, quis falsa di-<text:line-break/>cat? An possibile quidem, sed non facile, siquidem et<text:line-break/>tempus longum et diligentiam accuratam desiderat? Nam<text:line-break/>morborum initia quandoque sunt obscura, et utrum in quo</text:span></text:p>
      <text:p text:style-name="P8"><text:span text:style-name="T22">quis die crisim inchoavit, hunc esse decretorium fnspiean-.<text:line-break/>dum sit, an in quo primum solutus est morbus, considera-<text:line-break/>tionem quandam desiderat. Alius enim quispiam alterum<text:line-break/>ipsorum, arbitror, alius alterum suspicabitur, forsan etiam<text:line-break/>aliquis neutrum, scd in quem plurimum judicii tempus per-<text:line-break/>venit, eundem esse decretorium dicet. Quando igitur ad<text:line-break/>hoc etiam nobis opus est, ut frequenter ipsa inspexerimus,<text:line-break/>erat autem hoc in diebus quibusdam impossibile, qui ruro<text:line-break/>judicant, vel cnsu quopiam; non enim impossibilis eft hypo-<text:line-break/>thesis, si quis raris . diebus lucidat primis, dein prius<text:line-break/>quam longum judicium expectarit, de ipsis tanquam' de-<text:line-break/>cretoriis ferat lententiam</text:span><text:span text:style-name="T22">, </text:span><text:span text:style-name="T22">ex hujusmodi universis necessa-<text:line-break/>rium est veram dierum judicii historiam turbari. Si etenim<text:line-break/></text:span><text:span text:style-name="T47">in quo quis judicatus</text:span><text:span text:style-name="T22"> est, eum decretorium diceremus, facilli-<text:line-break/>rna sic eorum cognitio evaderet et prope omnibus este decre-<text:line-break/>toriis liceret. Quoniam vero non fatis est raro judicantem<text:line-break/>vidisse, verum crebro, tum ut crisis sit, quemadmodum<text:line-break/>recensui, bona, persecta, secura, manifesta, ad haec tuta</text:span></text:p>
      <text:p text:style-name="P8"><text:span text:style-name="T22">et prius indicata, constat universum in scriticam dubitatio- •<text:line-break/>nem incidere. Si enim quaedam ex his quae dixi ad-<text:line-break/>sint, quaedam absint, et praesentia aequentur absenti-<text:line-break/>bus, vel exiguus aliorum fit excessus, liquet nos de<text:line-break/>hujusmodi die addubitaturos esse, decretorium, an non,<text:line-break/>appellare oporteat, siquidem omnibus quae dixi praesenti-<text:line-break/>bus *vel plurimis et maximis, adhuc dubitare sumina est<text:line-break/>stultitia, quemadmodum si irullum ipsorum/vel omnino<text:line-break/>pauca levique potentia praelita adfuerint ; etenim hic ex<text:line-break/>non decretoriis numerandus est. Quod si parva quaedam<text:line-break/>eorum quae ei adsunt et non adsunt differentia sit, ma-<text:line-break/>nifestum est nos in dubitationem venturos, utrum ex decre-<text:line-break/>toriis hic referendus sit, an mluus. Ego jtaque ipse ab ado-<text:line-break/>lescentulo-quidem dies decretorios observare incepi, ut ex<text:line-break/>mea ipsius experientia de ipsorum dissensione dijudicarem,<text:line-break/>non tamen jam sane possum de quibusdam clare pronun-<text:line-break/>ciare, quantum ad praeteritam memoriam spectat. Tale<text:line-break/>etiam Hippocrati, viro nimirum veraci; diu admodum acci-</text:span></text:p>
      <text:p text:style-name="P8"><text:span text:style-name="T22">disse. ridetur, si quid ex primo epidemirin conjicere </text:span><text:span text:style-name="T22">oportet,<text:line-break/></text:span><text:span text:style-name="T22">ubi multos, dies in.umnn congessit, quos in prognostico </text:span><text:span text:style-name="T22">et<text:line-break/></text:span><text:span text:style-name="T22">aphorismis circumcidere videtur.' Demonstratum autem no-<text:line-break/>bis </text:span><text:span text:style-name="T22">est </text:span><text:span text:style-name="T22">alibi, nec jam minus ex sequentibus clarum evadet,<text:line-break/>prius epidernirin libros Hippocratem fcripsisse, dum theore-<text:line-break/></text:span><text:span text:style-name="T22">mata </text:span><text:span text:style-name="T22">adhuc experimentis exploraret, nec generatim sen-<text:line-break/>tentiarn </text:span><text:span text:style-name="T47">de eis</text:span><text:span text:style-name="T22"> </text:span><text:span text:style-name="T22">proferre auderet. Quarnobrem ii qui dies<text:line-break/></text:span><text:span text:style-name="T22">judiciarios </text:span><text:span text:style-name="T22">tollunt tanquam non existentes, quoniam de illis<text:line-break/></text:span><text:span text:style-name="T22">infer medicos </text:span><text:span text:style-name="T22">uon conyeniat, non adeo in artis operibus<text:line-break/>animum advertisse milii apparent. Nam si advertissent, non<text:line-break/>foIum in quibusdurn diebus discordare scribentes de iis, fed,<text:line-break/></text:span><text:span text:style-name="T22">etiam </text:span><text:span text:style-name="T22">in plurimis convenire ubi considerarint, et deinde ex—<text:line-break/>perientiae suae meminerint, invenirent nimirum alterius<text:line-break/>esse naturae ullos, in quibus consentiunt, alterius illos, in<text:line-break/>quibus dissentiunt. Quis enim vel septimum; vel undeci-<text:line-break/>mum, vel decimumquartum, veI alios quosdam similes, non<text:line-break/>dixerit esse judiciarios?- nemo, opinor ; apparent enim om-</text:span></text:p>
      <text:p text:style-name="P8"><text:span text:style-name="T22">nes tanquam uno ore de ipsis pronuntiare. Atqui fi de om-<text:line-break/>nibus inter scriptores conveniret, forsan ipsis omnibus or-<text:line-break/>dine' liceret sine judicio et inquisitione veritatis imitari ali-<text:line-break/>quem, qui primus de judiciariis diebus disseruit, quum au-<text:line-break/>tem in plurimis dissentiant, non adhuc hujusmodi quid co-<text:line-break/>gitare licet. Sed mihi mirari subit viros ob veritatis acqui-<text:line-break/>rendae studium, nempe quod non eosdem universi dicant,<text:line-break/>sed in quibusdam dissentiunt, neque temere, neque fine ra-<text:line-break/>tione milii facere videntur. At qui dies notas crifewn uni-<text:line-break/>versas conservant paulo ante a me scriptas, lu iis universi<text:line-break/>pari modo conscribunt,, qui vero ambiguitatem aliquam ac<text:line-break/>dubitationem habent inde, quod nonnullae eis notae adsunt,<text:line-break/>quaedam non, haud ita simlli modo ab omnibus scribuntur.<text:line-break/>Unde conjicere, non est obscure decretoriorum dierum na-<text:line-break/>turam quandam esse propriam’, eximiam. Quos enim feor-<text:line-break/>sum unusquisque nostrum ad talium experientiam deve-<text:line-break/>niens judiciarios pronuntiaverit, ex eo quod universas cri-<text:line-break/>feton notas conservent, eosdem' apud illos quoque in con-</text:span></text:p>
      <text:p text:style-name="P8"><text:span text:style-name="T22">fesso esso invenias, sicut etiam quos experientia nemo po-<text:line-break/>test judicare, de his esse dissensionem. Nullum igitur ego<text:line-break/>his majus judicium de judiciariorum dierum natura existi-<text:line-break/>mo quam quod de iis qui omnes criticas uotas habent, has<text:line-break/>quoque apud illos reperias omnesque convenire, de qui-<text:line-break/>bus quis dubitet, de iis dissentire. Nam lu talibus controver<text:line-break/>sia fidem iis, qui in confesso funt, firmam astruit. Prae-<text:line-break/>staret ergo sophistis si aliquando cavillationes oderint, de<text:line-break/>illis 'qui omnes habent criticas notas onmibusque in con-<text:line-break/>fesso sunt, prompte sententiam dicere et de reliquis conside-<text:line-break/>rare, quandoquidem propter dubitationem, quae lu paucis-<text:line-break/>simis est, certitudinem in plurimis adeo conspicuam ever-<text:line-break/>tere maxime est absurdum. Age igitur nos si'veritati stu-<text:line-break/>demus , ipsorum judicio integre manum admoliamur, et pri-<text:line-break/>mos sane tanquam regulas quasdam omnes criticas notas<text:line-break/>habentes apponamus, secundos his proximos, delude ter-<text:line-break/>tium quendam et quartum ordinem statuamus et cujus que</text:span></text:p>
      <text:p text:style-name="P8"><text:span text:style-name="T22">dignitatem judicemus. Etenim hujusmodi cognitio ad cu-<text:line-break/>rationes morborum et solutiones non leve momentum ad-<text:line-break/>fert, ne videlicet iis timeamus, qui fidis diebus judicati<text:line-break/>Iunt, aut tenuem victum praebeamus, neve infidis diebus<text:line-break/>judicatos parum diligenter observemus.</text:span></text:p>
      <text:h text:style-name="Heading_20_2" text:outline-level="2">Cap. IV.</text:h>
      <text:p text:style-name="P152"><text:span text:style-name="T22">Primum itaque oninium dierum decreto-<text:line-break/>riorum septimum dicimus, non numero videlicet et ordine<text:line-break/>primum, scd potentia et dignitate; omnes enim summatim<text:line-break/>decretoriorum notas obtinet. Etenim plurimos judicat et<text:line-break/>absolute, item cum manifesta excretione vel abscessu, fine<text:line-break/>periculo vehementi, et ut plurimum quartus eum praenun-<text:line-break/>tiat. Nam si urinae iu illo plane, vel sputi, vel dejectio-<text:line-break/>nis, vel appetitus, vel mentis, vel Iensus, vel alterius cn-<text:line-break/>jusdam similis manifesta contingit mutatio, illam ut non<text:line-break/>similis in septimo judicatio comitetur quomodo fieri posset,<text:line-break/>bona, si ad salutem, mala, si’ad pejora portendat? Plerum-<text:line-break/>que igitur bona judicia eveniunt in die septimo, etenim hoc<text:line-break/>ei praeter caeteros accedit, quanquam nonnulli etiam in eo<text:line-break/>moriuntur et evidenti conversione ad pejora pergentes in</text:span></text:p>
      <text:p text:style-name="P8"><text:span text:style-name="T22">sequenti quodam decretorio intereunt. Sextum autem diem<text:line-break/>quanto pauciores in eo judicantur quam in septimo, tanto<text:line-break/>quoque maligniorem invenio, ut qui fere e diametro natu-<text:line-break/>ram septimo oppositam habeat. Etenim qui in quarto ad<text:line-break/>pejorem statum recidunt, plerique sexto in oriuntur. E con-<text:line-break/>trario rursus-, ni bona conversio contingat, septimum crisis<text:line-break/>expectabit. Et si raro interdum ad meliora conversionem<text:line-break/>iir quarto die evenientem sextus excipiens judicarit, incre-<text:line-break/>diblle est quanta cum perturbatione, periculo et metu </text:span><text:span text:style-name="T47">hoc<text:line-break/></text:span><text:span text:style-name="T22">fiat, quasi aeger statim adeo sato sit functurus. Nam si lu<text:line-break/>cataphoram incidant, caro simile quid ipsis obvenit, fiunt-<text:line-break/>que tum omnis sensus tum vocis expertes, et siquae excre-<text:line-break/>tio proveniat, animo consternuntur, pulsus ipsorum conci-<text:line-break/>dunt, color abit, tremunt, collabuntur. At septimus dies<text:line-break/>semper pro excretiouis portione reficit ipsos magis ac re-<text:line-break/>creat. Atque igitur sexto die maligna, acria, foetida magna<text:line-break/>ex parte tum dejiciunt tum vomunt; Sudores ruri quidem,-</text:span></text:p>
      <text:p text:style-name="P8"><text:span text:style-name="T22">qui aequales </text:span><text:span text:style-name="T22">et </text:span><text:span text:style-name="T22">toto manantes corpore et calidi, quales si<text:line-break/>quando oboriuntur, saepenumero intercipiuntur, timor<text:line-break/>invadit spectantes ejus rei ignaros. Interdumparotides ma-<text:line-break/>lignae, vel etiam arquatus , vel alius quidam abscessus al-<text:line-break/>terum certamen quo discutiatur requirens emergit. Si<text:line-break/>vero et per urluas quandoque judicet, nec ipsas bonas inve-<text:line-break/>neris; etenim crudae, decolores, tenues, boni nihil quod<text:line-break/>subsidet habentes, </text:span><text:span text:style-name="T22">scd </text:span><text:span text:style-name="T22">nuuc quasi testaceum, nunc areno-<text:line-break/>sum, lu totum inaequale, crudum, ipsa copia tantum, lu<text:line-break/>fexto die quibus apparet conducens. Atque haec hujus<text:line-break/>diei moderatissima levissirnaque sunt opera, si quis salvari<text:line-break/>debet; plurimos autem consessem in syncopen conjecit, vel<text:line-break/>suffocavit largo sanguinis profluvio, vel evacuatione parum<text:line-break/>moderate, item vel quadam catoche, vel mania, alios in<text:line-break/>manifestam perniciem injecit, icteros inducens, parotidas<text:line-break/>non bonas excitans et marcoribus insanabilibus interdum<text:line-break/>involvens, demum 'quod mali genus non adfert ? Mihi qui-<text:line-break/>dem frequenter lu mentem -venit septimi diei naturum regi</text:span></text:p>
      <text:p text:style-name="P8"><text:span text:style-name="T22">assimilare, sexti vero tyranno. Ille siquidem providet<text:line-break/>tanquam bonus aliquis princeps iis quos' judicat, ut vel<text:line-break/>supplicii partem animat, vel illustret xictoriam.. Sextum<text:line-break/>vero diem e contrario finxeris vel pernicie • illius quem<text:line-break/>judicandum accepit gaudere, vel salute dolore, quaerere-<text:line-break/>que ubi anirnmn. expleat et male aegrum, qui lu ipsum in-<text:line-break/>cidit tractet et longa punitione involvens exerceat. Age<text:line-break/>igitur, sermo enim hic mihi sistat priusquam aliorum die- </text:span><text:span text:style-name="T22">-<text:line-break/></text:span><text:span text:style-name="T22">rum decretoriorum naturam explicem, fi quis roget me de<text:line-break/>septimo die an decretorius sit, dein ubi hoc affirmarim ex<text:line-break/>parato, de sexto rursus quaerat, quid ei respondero? Nam<text:line-break/>si eandem huic quoque appellationem imponam, putabit for-'<text:line-break/>san aliquis natura ipsum septimo assirnllem me existimare, si<text:line-break/>vero natura contrarium, ideoque.ex decretoriis diebus ex-'<text:line-break/>emerim, forsan opinabitur, eodem genere cum duodecimo<text:line-break/>et decimosexto comprehendi</text:span><text:span text:style-name="T22">, </text:span><text:span text:style-name="T22">de quibus antea diri nunquam<text:line-break/>me videlicet vidisse.ipsos judicantes. De his sane quid sen-<text:line-break/>tiam, prompte, ut de septimo dixi, enuntiabo. Illos enim,</text:span></text:p>
      <text:p text:style-name="P8"><text:span text:style-name="T22">quod nullam criticam notam habent, non decretorios dicam;<text:line-break/>hunc, quia omnes habet, decretorium esse; de sexto non<text:line-break/>tam absolutam enunciationem statuere possum, decernit ete-<text:line-break/>nim frequenter de morbis, sed dolose et prave. Quapro-<text:line-break/>•pter, siquis me cogat de ipso ferre sententiam, non longa<text:line-break/>oratione usus, ut paulo ante quum universam ejus naturam<text:line-break/>recenserem, sed summafti complectens, sextum diem ma-<text:line-break/>lum esse decretorium dixero, quemadmodum septimum bo-<text:line-break/>num. Non tamen sic convenit simpliciter atque angusta ora-<text:line-break/>tione de re non simplici pronunciare. Nam praeter alia<text:line-break/>medicorum plerique rei ipsius obliti de nomine conten-<text:line-break/>dunt-, nonnulli subitam in morbo mutationem crisim existi-<text:line-break/>mant, quidam, nifi bene aegro cesserit, tale crisim non </text:span><text:span text:style-name="T47">voci-<text:line-break/>tant;</text:span><text:span text:style-name="T22"> aliqui horum utrumque crisetos opus esse ajunt. At<text:line-break/>crisim ipsam perturbationem, quam jactationem dicunt, fa-<text:line-break/>cientem conspicue mutationem in morbo acuto , ex ipsa yi-<text:line-break/>deIicet morbi natura provenientem, non exh lusccus esse</text:span></text:p>
      <text:p text:style-name="P8"><text:span text:style-name="T22">arbitrantur. </text:span><text:span text:style-name="T22">Deinde </text:span><text:span text:style-name="T22">multum ac diu de significato conten-<text:line-break/>dunt: neque </text:span><text:span text:style-name="T22">id </text:span><text:span text:style-name="T22">ipsum intelligentes, tanquam a rebus me-<text:line-break/>dicis desciscentes, vel dialecticis, vel grammaticis, vel rhe-<text:line-break/>toribus convenientem speculationem recipiunt, siquidem dia-<text:line-break/>lectici munus est de nominum rectitudine disputare, rheto-<text:line-break/>rum et grammaticorum est inspicere nomen, an Graecis in<text:line-break/>usu fit. Atque </text:span><text:span text:style-name="T22">haec </text:span><text:span text:style-name="T22">nounulli medicorum factitant, tantam<text:line-break/>vel dialectices, vel grammatices, vel rhetorices cognitio- </text:span><text:span text:style-name="T22">.<text:line-break/></text:span><text:span text:style-name="T22">nem ac lutelligentiam habentes quantam asinus lyrae. Hi<text:line-break/>ergo medicorum res omittentes et aliena male tractantes<text:line-break/>utrobique graviter peccanti Nos sane quomodo quis medi-<text:line-break/>cis nominibus optime utatur,-alibi monstravimus. In praes-<text:line-break/>enti commentario dierum naturam interpretari statuimus,<text:line-break/>fophistarum nugas aliis relinquentes, qui artis opera parum<text:line-break/>curant; fed nugantur velut in adolescentium exercitatio-<text:line-break/>nibus. Dicetur tamen nounihll in sequentibus etiam de<text:line-break/>praedictis nominibus, ut illorum cavillationes quis possit di-<text:line-break/>luere , hornonymias distinguens. Nunc autem prius ipsam</text:span></text:p>
      <text:p text:style-name="P8"><text:span text:style-name="T22">Utilitatem explicemus, quemadmodum in omnibus commen-<text:line-break/>tariis fecimus, uthunc jam tenens, eoque fruens exabundan-<text:line-break/>tia, .sophistarum nugas reprehendere condiscas. Nam ut<text:line-break/>alia sine longa ipsorum -nugacitate artis candidati possunt<text:line-break/>discere; omnem adamussim', dierum naturam ex ipfa<text:line-break/>doctrina opere possunt consequi,.. Atqui in totum ab eo-<text:line-break/>rum loquacitate tam vulgata abstinere impossibile est; po-<text:line-break/>stremo quoque iu priore sermone vel luviti ipsum at-<text:line-break/>tigimus, ,</text:span></text:p>
      <text:h text:style-name="Heading_20_2" text:outline-level="2">Cap. V.</text:h>
      <text:p text:style-name="P152"><text:span text:style-name="T22">Puta itaque illa vice prooemii alicnjus pro-<text:line-break/>pter speculationis celebritatem mihi esse praelibata, utili-<text:line-break/>tatem autem ipsam et praestantium ad artis opera, nunc de-<text:line-break/>inceps dicere universum tempus postulat. Quod quidem uti-<text:line-break/>litas sit, etiam sine appellatione ostenditur: quod autem veritas,<text:line-break/>non statim apparet, scd ex ipsis rebus judicationem expectat.<text:line-break/>Quare lectores hoc adhortari oppertunuin est, ut postquam,<text:line-break/>quemadmodum et nos omnia hic fcripta multo tempore ju-</text:span></text:p>
      <text:p text:style-name="P8"><text:span text:style-name="T22">dicavimus, ipsi quoque in aegris eadem exploraverint, tum<text:line-break/>audeant de dictorum veritate sententiam proferre, prius au-<text:line-break/>tem non. Rursus igitur initium faciamus ab iis quae a<text:line-break/>principio libri incepimus, dicamusque quaecunque quidem<text:line-break/>prius dicta funt, per capita resumentes, ut solum memoria<text:line-break/>teneantur; quaecunque vero nondum diximus, enarratione<text:line-break/>lusa interpretemur. Haec autem dicta sunt, morborum so-<text:line-break/>lutiones quae subito uuiverfinrque fiunt excretionem quan-<text:line-break/>dam vel. abscessum evidentem requirere. Dierum vero lu<text:line-break/>quibus eveniunt naturas esse differentes, etenim septimum<text:line-break/>et frequenter solvere et persecte et cum fide et salubriter et<text:line-break/>sine periculo et clare et cum bonis signis, sextum frequen-<text:line-break/>ter quidem et ipsum, sed non septimo similiter, nam et<text:line-break/>pauciores ipsum judicare et solutionis modo plurimum dif-<text:line-break/>ferre , neque enim bonas saluhresque ipsas esse, verum ma- </text:span><text:span text:style-name="T22">-<text:line-break/></text:span><text:span text:style-name="T22">las plurimas, neque, si bonas solutiones,., omnino et perfe-<text:line-break/>ctas, imo neque, si perfectas, statim etiam cum fide, quia</text:span></text:p>
      <text:p text:style-name="P8"><text:span text:style-name="T22">nonnunquam morbus revertitur, exacte licet solutus esse<text:line-break/>videatur,. Quinetiam cum periculo et obscure sextum diem<text:line-break/>judicare , idque ei maxime proprium esse, hoc quoque dixi-<text:line-break/>mus. Attamen sine signis judicium non omnino sexti pro-<text:line-break/>prium est, sed quartus ipsius, ut etiam septimi index esc<text:line-break/>Haec igitur praefati sumus; quae restant nunc adjiciamus.<text:line-break/>Septi usi naturum decimusquartus maxime imitatur. Pro-<text:line-break/>ximi his sunt nonus, undecimus et vigesimus. Prope hos<text:line-break/>vero decicnusscptimus et quintus, post hos quartus, hunc<text:line-break/>fequ untur tertius et decimusoctavus. At sexti naturam nul-<text:line-break/>lus exacte aliorum dierum imitatur. Si aliquando autem<text:line-break/>in octavum diem, vel decimum subita morbi solutio incidat,<text:line-break/>si mllis fere ei est, quae lu sexta accidat, verum raro in his<text:line-break/>f olvitur, nec cum fide, nec bene, nec perfecte, insuper adhaec<text:line-break/>obscure simul et citra notas, unde alterius esse naturae ipsi<text:line-break/>cu in fupra dictis ostenduntur. Quemadmodum in his mor-<text:line-break/>b us subito non solvitur, ita nec in iis quos statim recense-<text:line-break/>bimur, duodecimo, sextudecirno et nono decimo. Medius</text:span></text:p>
      <text:p text:style-name="P8"><text:span text:style-name="T22">vero quodammodo est omnino inter ordines nunc dictos,<text:line-break/>crdo dierum subito non solventium, octavi dico, decimi,<text:line-break/>duodecimi, decimisexti, decimi noni, quos, jam retulimus,<text:line-break/>et tertii, quarti, quinti, sexti, septimi, noni, undecimi,<text:line-break/>decimiquarti, decimi septimi, decimiocta</text:span><text:span text:style-name="T47">vi</text:span><text:span text:style-name="T22">,. vigesimi, deci-<text:line-break/>mustertius maxime videtur mihi esse positus, nec scilicet ita<text:line-break/>rejiciendus, ficut hi qui fecundae stant/notae, nec ita sol-<text:line-break/>vere morbos natus ficut ii qui primae fuut notae. Hu-<text:line-break/>jusmodi quaedam dictorum dierum ad vigesimum usque diffe-<text:line-break/>reutla esu Reliquas ordine deinceps dicturus sum, hoc<text:line-break/>primum in memoriam revocatu, quod ante paulum, promisi.<text:line-break/>Nam quantum ad artis opera attinet,. longo ad inventionem<text:line-break/>tempore opus est, brevissimo autem ad doctrinam, quicquid<text:line-break/>est aliud reliquum, vel sophistarum nugae, vel adversus<text:line-break/>hos controversia est, etsi haec quoque deliramentum fit; prae-<text:line-break/>staret enim ipsos despicere; propter juvenes tamen et qni<text:line-break/>aliquando cavillationibus circumventi a naturali ratiocina-<text:line-break/>tione recedunt, necessario locum habet. Igitur quid pro-</text:span></text:p>
      <text:p text:style-name="P8"><text:span text:style-name="T22">posuerimus, manifeste jam liquet. Nam alne nominibus<text:line-break/>etilam his judicari; judicatum esse, crisim et decretorium<text:line-break/>differentias dierum interpretatus sum, non a ratione qua-<text:line-break/>dam, vel dogmate abditorum eas introducens, verum ex<text:line-break/>solo diuturno usu speculationem constituens. Porro qni-<text:line-break/>cunque hoc omisso,. vel quomodo crisim definire conveniat,<text:line-break/>vel quae ratio.sit, cujus occasione non aeque in universis<text:line-break/>praedictis dicbus crises fiunt, disquirit, sophistis controver-<text:line-break/>siae ansam praebebit, qni hujusmodi sermonibus- contradi-<text:line-break/>centes, rem ipsam se subvertere putant, veluti siquis ri-<text:line-break/>dendi causis, quas philosophi dicunt, reclamans, se.viliun<text:line-break/>sustulisse er edat, vel siquis de motu qnid dicat non habeat,<text:line-break/>vel de loco, tempore,, generatione et corruptione, cum ser-<text:line-break/>monibus res quoque sustulisse arbitretur. Talis est enim<text:line-break/>de crisi et decretoriis diebus sophistarum dicendi facultas,<text:line-break/>qui evidens ipsum sane amovere non possunt, significata<text:line-break/>vero transponunt et ad definitiones quasdam reclamant,<text:line-break/>postremo placita de natura numerorum proscindunt. Quan-</text:span></text:p>
      <text:p text:style-name="P160"><text:span text:style-name="T22">quam </text:span><text:span text:style-name="T47">a</text:span><text:span text:style-name="T22"> nobis nuper scripta doctrina nihil horum atti-<text:line-break/>git, atque hujus-rei gratia sophistarum os obturat, utilita-<text:line-break/>tem usumque breviter edocet. Pari modo dierum post vige-<text:line-break/>fitnum differentias compendiose tractassem, nisi ratio quae-<text:line-break/>dam necessaria obstitisset, quam et ipsam empirici, qui ni-<text:line-break/>hil aliud recipiunt nisi evidenter apparentia, accurate, nove-<text:line-break/>runt, non tamen qui primum artem recipiunt.</text:span></text:p>
      <text:h text:style-name="Heading_20_2" text:outline-level="2">Cap. VI.</text:h>
      <text:p text:style-name="P161"><text:span text:style-name="T22">Haec autem ipsa ratio ea est quae inqui-<text:line-break/>rit, quodnam. tandem sit morborum, principium. . Etenim<text:line-break/>vigilant, cibos fastidiunt, capite gravantur, segnes et ad mo-<text:line-break/>tum pigri fiunt, toto corpore lassitudinem sentiunt, aliaque<text:line-break/>id genus infinita patiuntur plurimi aegrotaturi. Atque haec<text:line-break/>primo adveniunt modice, verum semper magis augescunt<text:line-break/>paulatim, obambulantibus jam et consueta facientibus. Post-<text:line-break/>eaquarn verc nimis quam displicere sibi coeperint,-ac ab<text:line-break/>affectu victi primum fuerint, .tunc decumbunt. Unde per-<text:line-break/>spicuum evadit morbi principium statuere conveniens non<text:line-break/>levioris.esse negotii, quippe ad amussim primum 'insensibile</text:span></text:p>
      <text:p text:style-name="P8"><text:span text:style-name="T22">esse, ubi jam decubuerit, non morbi, sed decubitus esse prin-<text:line-break/>cipium.- Etenim qnod fortiores quidam sunt malique pa-<text:line-break/>tientes, item quod detinentur aliquo civili negotio, longius-<text:line-break/>que eunt et procul a domo deducuntur, atque ob alias hu-<text:line-break/>jusmodi causas possit quis nondum decumbere, fed male<text:line-break/>affectus quidem esse, fi mollis quispiam animo, imbecillis,<text:line-break/>timidus et de qualibet levi causa suspiciosus, statim decum-<text:line-break/>bit. Cujus igitur- decubitus morbi initium putandus, nemo'<text:line-break/>facile invenerit. Atqui si neque primum exacte principium<text:line-break/>capere licet, neque decubitum, morbi.initium constituere<text:line-break/>sit aequum, constat neque aliud tempus aliquod vel ante de-<text:line-break/>cubitum vel post eum. Siquidem priora omnia inique capientur,<text:line-break/>primoprincipio neglecto, quae post decubitum sunt, multo ins.<text:line-break/>iquius, si neque hujus tempus morbi exordium est. Hujus-<text:line-break/>modi quidem sunt dubitationes. Porro ipsorum solutiones<text:line-break/>diversae funt. Prima et maxima multos morbos repente,<text:line-break/>luvadere, vel simul cum rigore, .vel dolore vehementi, nullo</text:span></text:p>
      <text:p text:style-name="P8"><text:span text:style-name="T22">plane sensibili symptomate eos praegresso. Morbis itaque<text:line-break/>aliis, in quibus obscura prinripia sunt, omissis decretorios<text:line-break/>dies in manifestissimis experiamur. Etenim et quum coena-<text:line-break/>verint facillime plerisque et se exercuerint, laverintque, sub-<text:line-break/>ito morbus advenit, quemadmodum Hippocrates quoque de<text:line-break/>multis aegris scriptum reliquit. Ut idem auctor de aliis </text:span><text:span text:style-name="T47">ae-<text:line-break/>grotis</text:span><text:span text:style-name="T22"> scribere consuevit, quod priusquam aegrotare incipe-<text:line-break/>rent, stantes fatigabuntur. Et quidem hoc ipsum dicentes,<text:line-break/>antequam iubrbus incepisset, inscii ac imprudentes veritatem<text:line-break/>cousitemur, nam morbi initium tempus illud ipsis putan-<text:line-break/>dum est, quum manifesto febricitare incipientes decubuerint.<text:line-break/>Non enim idem sunt capitis dolor </text:span><text:span text:style-name="T22">et </text:span><text:span text:style-name="T22">febris, sicut nec vigi-<text:line-break/>lia et cibi fastidium et totius corporis gravitas, vel lassitudi-<text:line-break/>nis fensus, verum singula haec diversa quaedam a frehre<text:line-break/>existentia febrem denunciant. Tu igitur o sophista mentem<text:line-break/>luis adverte. Febris invadens maximeque acuta, neque'nos<text:line-break/>neque idiotam quemlibet latere potest. Finge autem, si vo-</text:span></text:p>
      <text:p text:style-name="P8"><text:span text:style-name="T22">les, latere nos quoque, scd mirarer fi diutius hora aegro--<text:line-break/>tantern, licet omnino sensus expers fit, latuerit. Putet ita-<text:line-break/>que invasisse hora decima, sit autem verum luitium quod<text:line-break/>non decima, scd nona hora contigerit, quid hoc ad, dies de-<text:line-break/>cretorios? Iu,hoc artis medicae opera nimis, uti rides, pere-<text:line-break/>unt, quod aegrotantium nonnullos hora una latuit. Hip-<text:line-break/>pocrates sane medicorum omnium diligentissimus, universa<text:line-break/>haec quum observasset, quemadmodum quod complures re-<text:line-break/>pente nullo prius oborto symptomate, quidam </text:span><text:span text:style-name="T47">siantes recti<text:line-break/>fatigati</text:span><text:span text:style-name="T47">scbricitare inceperunt</text:span><text:span text:style-name="T47">,</text:span><text:span text:style-name="T22"> </text:span><text:span text:style-name="T22">memoriae prodidit, </text:span><text:span text:style-name="T22">ita ju-<text:line-break/></text:span><text:span text:style-name="T22">.dicationes evenientes a primo die, quo febricitavit homo,<text:line-break/>non ab illo quo capite dolnit, </text:span><text:span text:style-name="T22">vel </text:span><text:span text:style-name="T22">hujusmodi aliud quippiam<text:line-break/>passns est, accurate inspexit, quoniam in hujusmodi princi-<text:line-break/></text:span><text:span text:style-name="T22">piis decretoriorum dierum experientia medieis est. </text:span><text:span text:style-name="T22">Porro<text:line-break/>tu, </text:span><text:span text:style-name="T22">si principia'ratione contemplabilia vis inspicere, forsan<text:line-break/>perpetuae invaletudinis placitum attinges, at non Asclo-<text:line-break/></text:span><text:span text:style-name="T22">pladarurn </text:span><text:span text:style-name="T22">medicina talis esu Ratione siquidem </text:span><text:span text:style-name="T22">contempla- </text:span><text:span text:style-name="T22">-</text:span></text:p>
      <text:p text:style-name="P8"><text:span text:style-name="T22">biles illi febres neque dignoscere neque 'curare dignati sitiit,<text:line-break/>sensiles autem et manifestas et potissimum dierum contempla-<text:line-break/>tionem requirimus, neque idiotam quemlibet, neque medis<text:line-break/>cum, latere possunt.- Quid jam tibi </text:span><text:span text:style-name="T47">vis? an iis qui statim<text:line-break/>decubuerunt,</text:span><text:span text:style-name="T22"> observationem facere, vel qui recte obanibu-<text:line-break/>lantes defatigati sunt ? Hippocrates etenim in utrisque faciens,<text:line-break/>eosdem de ambobus decretorios pronuntiavit </text:span><text:span text:style-name="T47">i</text:span><text:span text:style-name="T22"> non </text:span><text:span text:style-name="T47">ubi</text:span><text:span text:style-name="T22"> pri-<text:line-break/>mnm capite doluit, scd quum' primum febricitavit, morbi<text:line-break/>initium constituens. Ita etiam singuli alii quibus ars curae .<text:line-break/>est, non fiermonibus sallis probabiliter contextis. ' iJarn qui-<text:line-break/>dem morbi principium medicis facillime cognoscitur. . Si<text:line-break/>quis vero sc ipsum ab hac appellatione eximit,- noirdumque<text:line-break/>persuasunr habet, tum nugari non solum -nos, sed etiam<text:line-break/>Hippocratem, Dioclem reliquosqne alios quorum .prius<text:line-break/>mentionem fecimus existimat, is Cadmeam victoriam vincat.</text:span></text:p>
      <text:h text:style-name="Heading_20_2" text:outline-level="2">Cap. V<text:span text:style-name="T101">II</text:span>.</text:h>
      <text:p text:style-name="P153"><text:span text:style-name="T22">Nos enim sophistas reprehendere nunc<text:line-break/>non instituimus, quoniam supervacuum, verum iis qm ve-</text:span></text:p>
      <text:p text:style-name="P8"><text:span text:style-name="T22">ritatem sectantur speculationem nostram impertimus. Po-<text:line-break/>namus jam hujusmodi quendarn aegrum, </text:span><text:span text:style-name="T22">' </text:span><text:span text:style-name="T22">clarioris do.ctrluae<text:line-break/>gratia, qui </text:span><text:span text:style-name="T22">decima </text:span><text:span text:style-name="T22">diei hora </text:span><text:span text:style-name="T22">acuta </text:span><text:span text:style-name="T22">febre conflictari incipiat,/<text:line-break/>unde sophistis quaerere jubentes principium ratione conteni-<text:line-break/>plabile, ipsi secundum diem an aliquod aliud initium accessio<text:line-break/>altera in-iplo </text:span><text:span text:style-name="T22">faciat .</text:span><text:span text:style-name="T22">sensibile et clarum, observabimus. Drin<text:line-break/>eodem </text:span><text:span text:style-name="T22">modo </text:span><text:span text:style-name="T22">tertium, </text:span><text:span text:style-name="T22">ut five </text:span><text:span text:style-name="T22">per triduum five quotidie fiant<text:line-break/>accessiones, cognoscamus, hoc autem magis, sive in paribus, sive<text:line-break/>inimparibus diebus vehementius intendatur. Esto scbris conti-<text:line-break/>nua, </text:span><text:span text:style-name="T22">per triduum vero </text:span><text:span text:style-name="T22">accessiones; tertio quidem die hora un-<text:line-break/>decima, </text:span><text:span text:style-name="T22">quinto </text:span><text:span text:style-name="T22">noctis hora prima accessionem habet,, septi-<text:line-break/>mo noctis, </text:span><text:span text:style-name="T22">hora' </text:span><text:span text:style-name="T22">tertia; semper enim accessionem duabus<text:line-break/>horis post </text:span><text:span text:style-name="T22">venire, statuamus, </text:span><text:span text:style-name="T22">quapropter etiam noni diei no-<text:line-break/>ctis hora </text:span><text:span text:style-name="T22">quinta,-</text:span><text:span text:style-name="T22">undecima septima fiet accessio. Sunto jam<text:line-break/>huic alia similia per universum morbi decursum a principio<text:line-break/>ad usque noctem undecimam Undecimo vero die colora-<text:line-break/>tiores simul urinae reddantur </text:span><text:span text:style-name="T22">et </text:span><text:span text:style-name="T22">quest albae nubeculae lu iis</text:span></text:p>
      <text:p text:style-name="P8"><text:span text:style-name="T22">innatent prius non visae. Hic non mediocris fpes est vere<text:line-break/>medicis morbum in decimoquarto die solutum iri, evenit<text:line-break/>tamen subinde solutionem in dierum quendam sequentium<text:line-break/>incidere. At hoc quo pacto fiat sermonis de judiciis pro-<text:line-break/>prium existit, eaque de causa lu illo dicemus, nunc autem<text:line-break/>de decretoriis diebus disserere proposuimus. Cuius autem<text:line-break/>gratia exemplum requirebam, propius venire apparet. In-<text:line-break/>vadat enim quotacunque hora decimae tertiae noctis accessio<text:line-break/>cum rigore, fieri siquidem potest ut’ horam consuetam prae-<text:line-break/>occupet, aut non praeoccupet', ambo enim eveniunt, ma-<text:line-break/>gis tamen alterum, ut praeoccupet, quum crisis sutura est.<text:line-break/>Sit jam quoque molesta granisque, si placet, tota nox deci-<text:line-break/>matertia facta; quo certius firmius que crisim fore speremus;<text:line-break/>quoniam impossibile est eum qui tam graviter laborarit in<text:line-break/>accessione quae decimatertia nocte incepit non judicari.'<text:line-break/>Jam vero ut nihil indefinitum sit, fingamus noctem </text:span><text:span text:style-name="T47">gravem,<text:line-break/></text:span><text:span text:style-name="T22">invadat accessio hora octava cum vehementi rigore, nullum-</text:span></text:p>
      <text:p text:style-name="P8"><text:span text:style-name="T22">que aliud ex iis quae in crisibus superveniunt sympto-<text:line-break/>ma adsit, pulsus fiat inordinatus, inaequalis, fed' mo-<text:line-break/>tus plures elati et magni appareant; hujusmodi aeger,<text:line-break/>ubi accessio cum rigore invadens rigorem suum receperit,<text:line-break/>sudare statim decretorio modo in decirnoquarto. videlicet die<text:line-break/>incipit; sic enim evenit, si decimatertia nocte hora octava<text:line-break/>accessio invadat. Itaque jam facilius pro evacuationis </text:span><text:span text:style-name="T47">ra-<text:line-break/>tione</text:span><text:span text:style-name="T22"> spiret moveatque scse et pulsus edat meliores, tum<text:line-break/>sacilis tolerantia isse comitetur, et toto die universum corpus<text:line-break/>aequaliter sudet, dein ad vesperam in totum febri levetur,<text:line-break/>talis aeger tuto judicatus, esu Procedente tempore paulatim<text:line-break/>ipsum recreare cibis et reficere convenit, nihil etiam timere;<text:line-break/>dies enim fida fuit omnesque decretoriae notae concurre-<text:line-break/>runt. Nempe quod undecimo die lu urinis , quid judicato-<text:line-break/>rium apparuit, signum est criscos, quae cum bonis signis<text:line-break/>merito nuncupatur, item nox granis, quae accessionem prae-<text:line-break/>cedit, et insultus cum rigore, pulsuum, commotio decreto- •</text:span></text:p>
      <text:p text:style-name="P8"><text:span text:style-name="T22">ria, sudores boni, atque oh hoc clarum judicium merito 00-<text:line-break/>minatur, quod sine symptomatis horrendis evenerit, tutum,<text:line-break/>quinetiam perfectum, quod febrem perfecte discussit, ho-<text:line-break/>num ob hoc ipsum et quod sine periculo. Quod igitur ju-<text:line-break/>dicio testimonium afferendum relinquitur? huc mihi ani-<text:line-break/>mum adhibeas, quod fidele est judicium, securum et a metu<text:line-break/>de morbi recidiva remotum. Unde hoc accepimus ? nempe<text:line-break/>quod alia singula ex uno quopiam, vel etiam duobus, vel<text:line-break/>pluribus quidem, sed non ex universis factis oriun-<text:line-break/>tur: verum quod cum fisie, omnibus quae commerno-<text:line-break/>rantur indiget, in quibus diei quoque natura est; nam si<text:line-break/>aliis omnibus quae retuli evenientibus, crisis in decimum-<text:line-break/>quintum incidisset, non perinde fecura effeti Fides igitur<text:line-break/>exquisita judicii a die sigillatur </text:span><text:span text:style-name="T22">ac </text:span><text:span text:style-name="T22">obsignatur, atque hic </text:span><text:span text:style-name="T47">de-<text:line-break/>cretoriorum</text:span><text:span text:style-name="T22"> dierum est ufus. At si quis folos ipsus omne<text:line-break/>posse existimet , is non solum plus ignorat quam cognoscit,<text:line-break/>imo sophistis etiam contradicendi occasionem praebet. Di-<text:line-break/>cunt igitur statim ; si fidem in morborum solutionibus deci-</text:span></text:p>
      <text:p text:style-name="P8"><text:span text:style-name="T22">miquarti diei natura praeberet, fidum ipsum esse vel sine<text:line-break/>multis sudoribus et salubribus oporteret Quomodo au-<text:line-break/>tem sermo nugax sit, ego ne vel ostendere prorsus volui, sed<text:line-break/>singulos medicorum scholam frequentantes tantum prius<text:line-break/>eruditos esse quam frequentarent, ut saltem cavillationes ac<text:line-break/>captiones adeo manifestas possint cognoscere. Hujusmodi<text:line-break/>siquidem nugacitas omne pervertit auxilium, neque venae'<text:line-break/>sectionem nonnunquam auxiliari demonstrans; si namque<text:line-break/>auxiliaretur, </text:span><text:span text:style-name="T47">cur</text:span><text:span text:style-name="T22"> tantern non statim eos quibus vena incisa<text:line-break/>est in balneum dimittimus</text:span><text:span text:style-name="T22">, ‘ </text:span><text:span text:style-name="T22">audacterque nutrimus, verum<text:line-break/>lu lecto continemus et tenui nictus ratione fovemus ? quid<text:line-break/>quod nec cataplasma apponimus ? etenim hoc repletos, lotos<text:line-break/>et ebrios juvat; quin nec clysterem, neque ex omnibus aliud<text:line-break/>quodlibet? similis namque loquacitas est. Sed quoniam ar-<text:line-break/>tem tam mirabilem ac magnam pro Asclepiadibus qni olim,<text:line-break/>lanifices nunc et telonae tractant, oportet videlicet nos quo-<text:line-break/>que eam oppugnatam vindicare dicereque, si una quaeris<text:line-break/>causa unius rei efficiens esse et unum quodvis signum unius</text:span></text:p>
      <text:p text:style-name="P8"><text:span text:style-name="T22">rei index esse dicatur, ac quispiam ostendat hunc ipsam cau-<text:line-break/>sam et hoc ipsum signum minime praeflare posse id quod<text:line-break/>de ipsis enunciatum fuerat, ut quae alterius praesentiam sem-<text:line-break/></text:span><text:span text:style-name="T22">per </text:span><text:span text:style-name="T22">requirant, pulchre opinionem reprehendet; sivero aut<text:line-break/>facere, aut indicare simul plura coeuntia hoc aliquid </text:span><text:span text:style-name="T22">dica-<text:line-break/></text:span><text:span text:style-name="T22">tur</text:span><text:span text:style-name="T22">, nugax est' qui seorsum unumquodque aggreditur; non </text:span><text:span text:style-name="T22">,<text:line-break/></text:span><text:span text:style-name="T22">enim unumquodque ipsorum privatim tanquam non suffi-<text:line-break/>ciens, scd universa simul subvertere convenit. Dixeris<text:line-break/>equidem sic, puto, etsi decem aliqui pondus quodlibet attol-<text:line-break/></text:span><text:span text:style-name="T22">lere </text:span><text:span text:style-name="T22">possint, singuli vero privatim tanquam non possint, ad<text:line-break/>operis totius absolutionem nihil unum conserre. Quid jam<text:line-break/>vis? utrum decretorios dies fidae morborum solutionis esse<text:line-break/>causas, an signa? in utrisque siquidem sophisma prompte<text:line-break/>deprehenditur. Vis prius causas statuamus, quemadmodum<text:line-break/>et venae sectionem et clysterem et cataplasma aliaque sin-,<text:line-break/>gula praesidia causas sanitatis esse dicimus </text:span><text:span text:style-name="T22">? </text:span><text:span text:style-name="T22">verum ut illo-<text:line-break/></text:span><text:span text:style-name="T22">rum </text:span><text:span text:style-name="T22">nullum adeo validum erat ut fine aliis restituat sani—<text:line-break/>talem, ita nec decretorius dies. </text:span><text:span text:style-name="T22">Rursus </text:span><text:span text:style-name="T22">igitur, si tibi vide-<text:line-break/></text:span><text:span text:style-name="T22">tur, </text:span><text:span text:style-name="T22">non causas, </text:span><text:span text:style-name="T22">scd </text:span><text:span text:style-name="T22">signa dicamus </text:span><text:span text:style-name="T22">qualia </text:span><text:span text:style-name="T22">in urinis, alvi de-</text:span></text:p>
      <text:p text:style-name="P8"><text:span text:style-name="T22">jectionibus, sputo atque hujusmodi aliis universis cernun-<text:line-break/>tur, sed nec illorum ullum solum poterat vel salutem vel<text:line-break/>mortem indicare. Atque si neque ut causas, neque ut signa<text:line-break/>decretorios dies censeam semper solos aut facere, aut in-<text:line-break/>dicare idem, verum cum plurium congressu, nullam adhuc<text:line-break/>rationem sophisma ipsorum habebit. Non enim haec de-<text:line-break/>cretoriorum dierum recta exploratio, quod etiam fine aliis<text:line-break/>signis decretoriis fidi fint, verum alia quaedam quae sane re<text:line-break/>vera esu Nam si aliis universis indiciis eodem modo ha-<text:line-break/>tentibus decretorius dies solum fuerit immutatus, multum<text:line-break/>a criseos side tolletur. Quod si </text:span><text:span text:style-name="T22">vero </text:span><text:span text:style-name="T22">aliis decernendi signis<text:line-break/>non admodum completis decretorium ipsis diem apposue-<text:line-break/>ris , solutionis securae spes quaedam affulget Jam vero si<text:line-break/>sioc etiam solum decretoriis diebus adsit, nempe cum ipsis<text:line-break/>frequenter vel plurima et inarirna decretoria signa, vel<text:line-break/>etiam universa concurrere, aequum videlicet esset hujus<text:line-break/></text:span><text:span text:style-name="T22">tantum </text:span><text:span text:style-name="T22">occasione propriam quandam decretoriorum dierum<text:line-break/>naturam esse putare. Quum igitur ad hoc a se ipsis quoque<text:line-break/></text:span><text:span text:style-name="T22">aliquid adseru.nt </text:span><text:span text:style-name="T22">iu </text:span><text:span text:style-name="T22">melium., non </text:span><text:span text:style-name="T22">mnito sane magis ipsos ah</text:span></text:p>
      <text:p text:style-name="P7"><text:span text:style-name="T22">illis qui nihil inferunt, neque multis judicandi signis con-<text:line-break/>currunt, separabimus ceu propriam illi, propriam et hina-<text:line-break/></text:span><text:span text:style-name="T22">i </text:span><text:span text:style-name="T22">turain habeant ? niihi qnidem etiam admodum, videtur. Ita-<text:line-break/>que rursus a soplustis, qui artis optima conspurcant, </text:span><text:span text:style-name="T47">rece-<text:line-break/>dentes,</text:span><text:span text:style-name="T22"> memores praescriptae paulo ante hypothescos, cla-<text:line-break/>ritatis doctrinae gratia, aegrum illum quem ecntinue febri-<text:line-break/>citantem per triduum accessionem experiri ad diem. uu-<text:line-break/>decimurn deducentes sermone decretorium in urinis posui-<text:line-break/>mus signum habuisse, delude quartodecimo judicatum esse,<text:line-break/>nunc haud ita sic, fed non judicatum adhuc, in decimam-<text:line-break/>quintam noctem accessionem, quae in ea accidit, deducen-'<text:line-break/>tes, similiter eum rigore invadentem, pari modo sudore ju-<text:line-break/>dicari fingamus in die scxtodecimo, ut evidenter cognosca-<text:line-break/>mus quantam virtutem dies decretorius obtineat Primum<text:line-break/>etenim neque probe sudaverit hic aegrotus, neque perfecte<text:line-break/>in illo dic scbris eum dimiserit- Quod si aliquid utique prae-</text:span></text:p>
      <text:p text:style-name="P8"><text:span text:style-name="T22">ter opinionum evenerit, sine fide omnino crisis est, item si<text:line-break/>aeger quid peccet, morbus denno revertetur.</text:span></text:p>
      <text:h text:style-name="Heading_20_2" text:outline-level="2">Cap. VllI.</text:h>
      <text:p text:style-name="P152"><text:span text:style-name="T22">Iterum ergo protrahentes eundem aegro-<text:line-break/>turn, quarto die signum decretorium habuisse ponamus,<text:line-break/>quemadmodum paulo supra de undecimo statuimus, huic<text:line-break/>crisis septimo expectanda est Contemplabilis enim lu se-<text:line-break/>cunda septimana undecimus, lu prima quartus, et indicare<text:line-break/>natus est sicut undecimus quartumdecimum, ita quartus se-<text:line-break/>ptimum qualisnam erit. Eiat autem accessio in septima no-<text:line-break/>cte hora tertia, sicut prius statutum est; item rigor, pulsuum<text:line-break/>mutationes eveniant, nocte jam finiente sudare incipiat,<text:line-break/>postea toto deinceps die octavo pulchre sudet, postremo fe-<text:line-break/>bri levetur ad vesperam. Hic rursus animum mihi advertas;<text:line-break/>cujus enim gratia aegrum produxerim non parvum esu </text:span><text:span text:style-name="T47">Si-<text:line-break/>quidem</text:span><text:span text:style-name="T22"> lu prima hypothesi decimatertia nocte accessionem,<text:line-break/>expertus more decretorio, deinde qnurtodecimo febre libe-<text:line-break/>tatus, non.deciinotertio, sed derimoquarto judicatus esse di-</text:span></text:p>
      <text:p text:style-name="P8"><text:span text:style-name="T22">cebatur. Nunc autem sudores licet ex morbi solutione lu<text:line-break/>octavum diem totum exciderint, tamen septimo die hic ju-<text:line-break/>dicatus dici queat. Adlnbendus enim unimus est, neque<text:line-break/>simpliciter accessionum principiis, etiamsi cum decretoriis<text:line-break/>signis invadant, neque quum primum sudare, vel esto quo-<text:line-break/>vis pacto inceperint judicari; etenim solum fidem non habet,<text:line-break/>imo nec quum primum febris decessit, quin nec duo coeun- .<text:line-break/>tia reliquo majorem potentiam necessario habent, etenim<text:line-break/>tria convenientia omnem quaestionem tollere conspicuum est.<text:line-break/>Dico autem, si in uno aliquo die accessio cum signis decreto-<text:line-break/>riis invadat et judicium incipiat et perfecta solutio sequatur,<text:line-break/>si quidem partitionem fecerimus, distinguetur primum et<text:line-break/>maxime diebus quos ludices et contemplabiles appellant.<text:line-break/>Si namque vel quarto vel undecimo ludice facto, crisis quo -<text:line-break/>libet modo attigerit vel septimum vel decimumquartum,<text:line-break/>illorum ipsam crisim, esse arbitrari oportet. Porro si persc-<text:line-break/>cte judicium extra illos dies cadat, ut neque lu illis incipiat,<text:line-break/>neque compleatur, constat non adhuc esse dicendum morbum</text:span></text:p>
      <text:p text:style-name="P8"><text:span text:style-name="T22">in, septimo, aut decitnoquarto judicatum, verum in alio<text:line-break/>quopiam die, qui totam crisim in se comprehendat. .Et si<text:line-break/>tamen nullo indice prius habito crisis subito contingat duos<text:line-break/>attingens dies, ad notas has respiciens distingues utriusnam<text:line-break/>sit; nempe ad accessionum analogiam, ad dierum naturam, </text:span><text:span text:style-name="T47">ad'<text:line-break/></text:span><text:span text:style-name="T22">decernendi temporum numerum, ad ipsum judicii tempus.<text:line-break/>Ad accessionum analogiam sic: imparibus diebus si aeger<text:line-break/>magis laboraiit, proprium magis diei imparis judicium, quem-<text:line-break/>admodum si paribus, illius proprium; nam in accessionibus<text:line-break/>plurimum judicia contingunt Caeterum </text:span><text:span text:style-name="T56">a</text:span><text:span text:style-name="T22">d dierum natu-<text:line-break/>ram hoc pacto : si ambigas utrum noni diei, vel decimi sit<text:line-break/>judicium, si enim salubre ac bonum, persectum, sine peri-<text:line-break/>culo, noni magis est, si imperfectum, malum et periculo-<text:line-break/>sirm, decimi. Ad numerum decernendi temporum, quo-<text:line-break/>niam haec tria erant, decretoriae accessionis initium, de-<text:line-break/>cretoriae motionis principium, finis ipsc judicii, qui dies<text:line-break/>tempora duo accipit lu fese magis judicium sini vendi-</text:span></text:p>
      <text:p text:style-name="P8"><text:span text:style-name="T22">eat. , Sic et ipsum tempus judicii utra die fuerit longius,<text:line-break/>illi magis judicium attribuendum est. Si igitur quatuor qui-<text:line-break/>dem hae nolae uno die introducantur, huic tu quoque judi-<text:line-break/>cium attribues, et si una ex his relinquatur, sic quoque ad-<text:line-break/>liuc adscribes, sed jam et alterum ipsius crisis participem fieri<text:line-break/>putabis; si vero aequales notae fuerint, judicium quoque<text:line-break/>utriusque diei commune esse censebis. Interlui vero non<text:line-break/>duos modo, scd tres etiam dies judicium attingit. Iterum<text:line-break/>igitur hic mediam, quantum ad temporis longitudinem attinet,<text:line-break/>praepones, non tamen universum ei concedes , scd primum<text:line-break/>quidem, si absque indice et contemplabili die crisis fuerit, con-<text:line-break/>fiderandnm est, quoniam diximus maximam hoc potentiam<text:line-break/>habere. Secundo regulis quoque aliis</text:span><text:span text:style-name="T22">, </text:span><text:span text:style-name="T22">quas modo enarrare<text:line-break/>desii, utendum est, nempe accessionum collatione, dierum na-<text:line-break/>tura, decernendi temporum numero et ipso judicii tempore.</text:span></text:p>
      <text:h text:style-name="Heading_20_2" text:outline-level="2">Cap. IX.</text:h>
      <text:p text:style-name="P153"><text:span text:style-name="T22">Quoniam vero de his abunde satis defini-<text:line-break/>tum est, reversi denuo uti prius usque ad diem vigesimum,</text:span></text:p>
      <text:p text:style-name="P8"><text:span text:style-name="T22">ita jam post illum decretorios enumerabimus, tantummodo<text:line-break/>prius relatis jam adjicientes quantum ad praesentem dispu-<text:line-break/>tationem conducit, item ne ulla jam commemoratis quaestio<text:line-break/>desit. Quid autem hoc est? De primo die lu morbis et </text:span><text:span text:style-name="T47">fe-<text:line-break/>cundo</text:span><text:span text:style-name="T22"> non diximus in superiore sermone, etsi Diocli hi<text:line-break/>quoque decernere de morbis nisi sunti Quomodo igitur de<text:line-break/>hoc intelligendum sit distinctione docebimus. Nam si prae-<text:line-break/>ceps ac subita iu aegrotantis corpore perturbatio morbi so-<text:line-break/>lntionem praecedens crisis nominatur, neque primum diem,<text:line-break/>neque secundum decretorios esse censebimus, quia illa velut<text:line-break/>jactatio quae solutionem praecessit, nequaquam in his est<text:line-break/>conspicua; si vero- solutionem simpliciter judicium voces, hi<text:line-break/>quoque erunt decretorii. Certe omnes febres diariae solu-<text:line-break/>tionem partim in primo statim die, partim in secundo nan-<text:line-break/>ciscuntur. De significatu igitur quaestio hic magis est<text:line-break/>quam de re ipsa; ipsam enim rem, liberari videlicet pleros-<text:line-break/>que febribus lu primis statim diebus, nemo ignorat. Ad hoc</text:span></text:p>
      <text:p text:style-name="P8"><text:span text:style-name="T22">genus quaestionis pertinet illud quoque, an, quum perturba-<text:line-break/>tio facta in morbi solutionem finierit, crisim esse factam di-<text:line-break/>cendum, an quum insignis quaepiam mutatio acciderit. Quin-<text:line-break/></text:span><text:span text:style-name="T22">etiam </text:span><text:span text:style-name="T22">ipsum solutionis nomen utrum, quum ad sanitatem<text:line-break/>aeger reciderit, duntaxat inferendum sit, an etiam ubi mors<text:line-break/>secuta, adhuc morbum sic quoque solutum fuisse dicendum<text:line-break/>sit; magnam inquisitionem obtinet. Quum yero hujusmodi<text:line-break/>disquirendi otium suppetet, rursus exponemus. Nunc autem<text:line-break/>in hoc priore commentario solam ipsam utilitatem common-<text:line-break/>strare proposuimus, quam et sine demonstrationibus logicis<text:line-break/>ex hypothesucolligere possum. Fingamus enim perturbatio-<text:line-break/>nern ante exactam solutionem crisim simpliciter</text:span><text:span text:style-name="T22">' </text:span><text:span text:style-name="T22">appellari;,<text:line-break/>aliarum nulla crisis absolute, verum quae ad perniciem ten-<text:line-break/>dit, mala crisis totum hoc nominetur; quae insigne quidem<text:line-break/>momentum attulit, morbum vero non soluit persecte, defi-<text:line-break/>ciens appelletur; alia quae insigniter ad pejora declinat, im- </text:span><text:span text:style-name="T22">•<text:line-break/></text:span><text:span text:style-name="T22">perfecta simul et mala. Sic quidem, quum singulas res pri-</text:span></text:p>
      <text:p text:style-name="P7"><text:span text:style-name="T22">vatim absolute clareque indicare voluerimus. Interdum<text:line-break/>vero interpretationibus defectivis appellatis utentes, judicia<text:line-break/>nominamus universas quatuor' </text:span><text:span text:style-name="T22">differentias, </text:span><text:span text:style-name="T22">citra </text:span><text:span text:style-name="T22">appositio-<text:line-break/></text:span><text:span text:style-name="T22">nem mali, vel imperfecti </text:span><text:span text:style-name="T22">Atque </text:span><text:span text:style-name="T22">hanc deficientem inter-<text:line-break/>pretationem apud omnes homines satis in usu esse </text:span><text:span text:style-name="T22">' </text:span><text:span text:style-name="T22">alibi de-<text:line-break/>claratum </text:span><text:span text:style-name="T22">est </text:span><text:span text:style-name="T22">copiosius; sed </text:span><text:span text:style-name="T22">nune quoque </text:span><text:span text:style-name="T22">dicemus quantum<text:line-break/>ad praesens </text:span><text:span text:style-name="T22">institutum </text:span><text:span text:style-name="T22">esu </text:span><text:span text:style-name="T22">Choenicem </text:span><text:span text:style-name="T22">sane et cubitum et<text:line-break/>pedem, aut aliam quandam mensuram, iieque quum major'<text:line-break/>quam par fit existat, neque quum minor justo, eodem ap-<text:line-break/>pellasse vocabulo convenit, quoniam quantitatem aliquam<text:line-break/>certam unumquodque tale nomen indicat; attamen est quum<text:line-break/>choenicem minorem majoremque ac convenit nuncupa-<text:line-break/>mus; similiter cubitum, pedem et alias quasdam mensuras.<text:line-break/></text:span><text:span text:style-name="T22">At </text:span><text:span text:style-name="T22">quum exacte interpretamur, non cubitum simpliciter,-<text:line-break/>scd magnum cubitum, aut parvum nominamus; absolute<text:line-break/>vero solum justum. Aliquando nonnulla secundum vehe-'</text:span></text:p>
      <text:p text:style-name="P10"><text:span text:style-name="T22">•mentem excessum generis totius appellationem sortiuntur;<text:line-break/>quemadmodum etiam, apud </text:span><text:span text:style-name="T22">poetam’</text:span><text:span text:style-name="T22">scribi dicimus, </text:span><text:span text:style-name="T22">alium</text:span></text:p>
      <text:p text:style-name="P141"><text:span text:style-name="T22">praeter Homerum neminem intelligentes', insuiiti licet alii<text:line-break/>poetae sint. Ejusmodi est quod dicitur apud comicum: </text:span><text:span text:style-name="T47">Et<text:line-break/>rarum esi. ut qui homo sitsumo..</text:span><text:span text:style-name="T22"> Nam agrestem, </text:span><text:span text:style-name="T22">bellui-<text:line-break/></text:span><text:span text:style-name="T22">num, amentem, rusticum non secundum hominis naturam<text:line-break/>esse putantes, ad integros in ea natura et consummatos no-<text:line-break/>men transferimus. Sive igitur fic per excessum- quendam<text:line-break/>judicii nomen dicimus, </text:span><text:span text:style-name="T22">sive </text:span><text:span text:style-name="T22">juxta priorem rationem, alte-<text:line-break/>rius temporis est disputatio. Quod autem ad medicinae<text:line-break/>opera momenti asserat, jam colligere est ex praescriptorum<text:line-break/>nominum hypothesi; Quod.enim omnes judiciorum notas<text:line-break/>habet, judicium absoluto sermone vocatur; alia cum appo-<text:line-break/>sitione nominis appellabuntur. Jam si non subitae mutatio-:<text:line-break/>nis perturbationem, verum solam ipsam mutationem voluerit<text:line-break/>quispiam crisim nominare, bona quidem simulque persecta<text:line-break/>solutio simplici sermone crifis vocabitur, reliquae cum ap-<text:line-break/>pofitione omnes.<text:tab/>. • •</text:span></text:p>
      <text:h text:style-name="Heading_20_2" text:outline-level="2">Cap. X.</text:h>
      <text:p text:style-name="P152"><text:span text:style-name="T22">Proinde qui post vigesimum diem decreto:<text:line-break/></text:span><text:span text:style-name="T22">rii? </text:span><text:span text:style-name="T22">lioc enim una mihi propositum est percenscre. Archi—</text:span></text:p>
      <text:p text:style-name="P8"><text:span text:style-name="T22">genes faue Dioclesque </text:span><text:span text:style-name="T22">2</text:span><text:span text:style-name="T22">r ante omnes potissimum primo'loco<text:line-break/>dignantur; etenim Archigenes ipsum </text:span><text:span text:style-name="T22">20 </text:span><text:span text:style-name="T22">praeponit, mihi<text:line-break/>tamen aliter nisum est, ficut et Hippocrati; ostendetur autem<text:line-break/>id in sequentibus. Simili modo etiam de vigesimoseptimo<text:line-break/>habet, fiquidem ego hunc etiam vigesimooctavo antepono,<text:line-break/>illi postponunt. </text:span><text:span text:style-name="T22">, </text:span><text:span text:style-name="T22">Habet autem trigesimusquartus potentiam<text:line-break/>insignem atque hoc magis quadragesimus. His minus de-<text:line-break/>cernunt vigefimusquartus et trigesimusprimus; et multo his<text:line-break/>adhuc minus trigefimusseptimus, ita ut in dierum decernen-<text:line-break/>tium et eorum qui non decernunt medio collocatus esse<text:line-break/>rideatur et magis ex non decernentibus esse. Porro alia<text:line-break/>tota dierum multitudo inter vigesimum et quadragesimum,<text:line-break/>decernendi omnino expers est; audi ipsos jam tibi reserunt<text:line-break/>tur; vigefimussecundus, vigesimustertius, vigefimusqulutus;<text:line-break/>vigefimussextus, vigesimusuonus, trigesimus, trigesimus-<text:line-break/>fecundus, trigesimustertius, trigesimusqnintus, trigesimus-<text:line-break/>sextus, trigesimusoctavus</text:span><text:span text:style-name="T22">, </text:span><text:span text:style-name="T22">trigesimusnonus; univerfi duo-<text:line-break/>decim suuti Et usque ad- quartumdecimum quidem magnae</text:span></text:p>
      <text:p text:style-name="P8"><text:span text:style-name="T22">sunt perturbationes in morbis. Proximo loco succedunt<text:line-break/>quae usque ad vigesimum habentur. Quae post hunc ad<text:line-break/>quadragesimum succedunt paulatim vehementiam essicacita-<text:line-break/>temque remittunt, adeo ut qui post quadragesimum sunt<text:line-break/>omnes, prorsus langueant concoctione potius et abscessibus<text:line-break/>quam excretionibus morbps finientes. Accidunt in his quo-<text:line-break/>que per excretiones interdum judicia; sed raro, nec magnam<text:line-break/>habent vehementiam; et frequenter pluribus diebus judicia<text:line-break/>complentur, maxime quum in abscessum convertuntur. At-,<text:line-break/>que alios quidem qui post quadragesimum habentur Hip-<text:line-break/>pocrates plane contemnere ridetur, sexagesimi tamen et<text:line-break/>octogesimi et centefimivigesirni rationem habet. Ab his alios<text:line-break/>quidem septem mensibus, alios septem annis finiri ait; alios<text:line-break/>vero, ut verisimile est, in binis annorum hebdomadis et ter-<text:line-break/>nis. Non desunt qui etiam quadragesimisecundi et quadra-<text:line-break/>gesimiquinti, insuper quadragesimioctavi et quorundam alio-<text:line-break/>rum dierum meminerunt, de quibus universis sermo nobis'<text:line-break/>futurus est.</text:span></text:p>
      <text:h text:style-name="P4" text:outline-level="2">Cap. XI.</text:h>
      <text:p text:style-name="P152"><text:span text:style-name="T22">Itaque plurimis medicis impossibile videtur<text:line-break/>praesagiri diem quo de morbo decernetur; re vera tamen<text:line-break/>impossibile non est, fi quis accurate Hippocratis speculatione<text:line-break/>lecta artem tractare studeat. At vel fi prius quam edidi-<text:line-break/>cerit, apud aegrotos versetur, nihil amplius aget quam ope-<text:line-break/>ram frustra ludet; vel si ipsum diligenter didicerit, operari<text:line-break/>vero, neglexerit, longe quidem altero qui non antea didicit<text:line-break/>melior-, abest tamen permultum </text:span><text:span text:style-name="T22">is </text:span><text:span text:style-name="T22">quoque a perfectione.<text:line-break/>Quapropter qui praescius esse cogitat diei de morbo judica-<text:line-break/>turi , huic lu primis ex amussi cognoscenda sunt quae Hip-<text:line-break/>pocrates in opere prognostico tradidit; deinde quae de con-<text:line-break/>stitutionibus in aliis libris memoriae prodidit; postea de ae-<text:line-break/>tatibus, naturis, anni temporibus et locis, quorum non-<text:line-break/>nulla etiam lu prognostico perdocuit; ubi jam haec didicerit,<text:line-break/>pulsuum cognitionem adjungens, facili negocio judicii diem<text:line-break/>praenofcet; ubi siquidem morbus acutus nullum periculosum</text:span></text:p>
      <text:p text:style-name="P8"><text:span text:style-name="T22">signum referat et quarto die evidens quoddam concoctionis<text:line-break/>signum comparuerit, septimo crisis futura est. Atque haec<text:line-break/>paucis jam explicata funt, longe verissima. Porro si quis<text:line-break/>lethalia figna, periculosa et salutaria, nihil ex hoc sermone<text:line-break/>promovebit; quanquarn si haec quoque cognoscat, coctionis<text:line-break/>autem figna ignoret, etiam nihil hinc frugis relaturus esu .<text:line-break/>Hujus rei gratia Hippocratis praesagiorum opus relegendum<text:line-break/>praecepi. Nam periculosis symptomatis (praesentibus una<text:line-break/>cum aliquo coctionis signo quarto die apparente judicium,<text:line-break/>si paribus diebus accessio fiat, sexto expectandum est; quod<text:line-break/>si hunc excesserit, </text:span><text:span text:style-name="T47">octavo;</text:span><text:span text:style-name="T22"> si lu imparibus, septimo; bonis sis.<text:line-break/>gnis apparentibus, septimo die morbus solvetur; etenim le-<text:line-break/>thalia signa cum signis coctionis nunquam evenerint. Haec<text:line-break/>autem non -minus quam periculosa et salutaria inspicienda<text:line-break/>sunt;’ quia si quarto apparuerint, septimo aderit mors. Dle<text:line-break/>ctum autem est hoc nominari crisim malam. Animum hio</text:span></text:p>
      <text:p text:style-name="P7"><text:span text:style-name="T22">advertas necesse est lethalium signorum tum magnitudini<text:line-break/>tum multitudini. Si namque multa magnaque die quarto<text:line-break/>evenerint, accessionibus distinguendum erit de morte futura;<text:line-break/>ad haec cognoscendum hominem sexto die moriturum esse,<text:line-break/>modo accessio diebus paribus facta sit; si imparibus, septimo.</text:span></text:p>
      <text:p text:style-name="P10"><text:span text:style-name="T22">• Interdum sextus hominem jugulat, etiam si accessio contige-<text:line-break/>rit in imparibns</text:span><text:span text:style-name="T22">, </text:span><text:span text:style-name="T22">propter morbi celeritatem et magnitudi-<text:line-break/>nem et symptomatum in quarto die evenientium copiam.<text:line-break/>Quamobrem symptomatum magnitudo, qnae ex potentia su-<text:line-break/>mitur, exacte dignoscenda est. Verum quomodo haec ab<text:line-break/>illa, quae ab imaginatione aestimatur, distinguenda veniat,<text:line-break/>in libris de crisi narratur. Omnia in omnibus confundere<text:line-break/>et conturbare non oportet, fed quantum ad dies tantum de-<text:line-break/>cretorios proprie pertinet, hnc transferendum esu Quum<text:line-break/></text:span><text:span text:style-name="T22">enim </text:span><text:span text:style-name="T22">accurate admodum acutos morbos obfervassemus, quar-<text:line-break/>tum diem septimi esse indicem ex sua natura deprehendi-<text:line-break/>mus. Ex sua natura, inqnam, hoc est, fi nullum rarum et<text:line-break/>magnum incidat vel extrinsecus, vel ex ipsa'morbi condi-</text:span></text:p>
      <text:p text:style-name="P8"><text:span text:style-name="T22">tione</text:span><text:span text:style-name="T3">, </text:span><text:span text:style-name="T22">vel etiam aegrotantis habitu, quartus omnino septi-'<text:line-break/>mum indicat . Caeterum fi quid extrinsecus praeter opinio-<text:line-break/>nem accidat, quo de postea mentionem sacturi sumus, vel<text:line-break/>morbus vehementer, vel obscure ad judicium propellatur,'<text:line-break/>et aegrotantis vires aut validae, aut imbecilles extiterint,<text:line-break/>attendendum est distinguendumque, aeger periturusne<text:line-break/>sitanie diem septimum, an post hunc de ipso decernetur.<text:line-break/>Siquidem ubi malum aliquod extrinsecus praeter spem eve-<text:line-break/>nerit, et morbus non simpliciter acutus, verum peracutus<text:line-break/>sit, ad haec vices aegri imbecillae, signum malum, quod lu<text:line-break/>quarto die apparuit, septimum diem non expectat, verum<text:line-break/>sexto aeger hujusmodi morietur, praesertim si puribus die-<text:line-break/>bus accessiones acceperit Quod si nihil extrinsecus erra-<text:line-break/>turn sit, et morbi motits haud ita praeceps ac velox et aeger<text:line-break/>validus, si quidem manifestum in quarto die malum judi-<text:line-break/>cium fuit, septimo interitus comitabitur, si vero obscurum,<text:line-break/>excedet hunc quoque, larn vero , si accessiones paribus die-<text:line-break/>bus contigerint,-octavo, si imparibus, nono aeger decedet.</text:span></text:p>
      <text:p text:style-name="P8"><text:span text:style-name="T22">Quae porro manifesta, quae obscura indicia vocitem, in libris<text:line-break/>de crisi, exactius monstratum est, quinetiam in hoc sermone<text:line-break/>procedente indicaturi sumus, prius auremad reliquas di-,<text:line-break/>stinctiones revertor... Appareat enim evidenter bonum ali-<text:line-break/>quod in quarto die signum, et nullius periculi </text:span><text:span text:style-name="T47">circa</text:span><text:span text:style-name="T22"> aegro-<text:line-break/>tum sit fupicio, fieri non potest quo minus septimo die<text:line-break/>fiat judicium, si nihil extrinsecus peccatum fuerit. Quae-<text:line-break/>riam igitur sunt quae, committuntur peccata? quaedam sane,<text:line-break/>ab ipso aegroto videlicet, quaedam a medicis his admiran-<text:line-break/>dis, putantibus, si quis ingressus ad aegrum, deinde succin-<text:line-break/>gens se, vel cataplasma imposuerit, vel perfuderit, vel cly-<text:line-break/>sterem indiderit, vel venam inciderit, vel cucurbitulas ad-<text:line-break/>junxerit, veI consricuerit, vel nutriverit, aut hujusmodi<text:line-break/>aliud factitaverit, nihil ab ipso gestum esse artificiosum; iu<text:line-break/>enim quoties ad aegrum accedunt, toties peccanti Non<text:line-break/>igitur judicium </text:span><text:span text:style-name="T47">in septimo</text:span><text:span text:style-name="T22"> die, ad quem paratum erat, fieri<text:line-break/>potest,, tot. interea erroribus admissis, quandoquidem na-</text:span></text:p>
      <text:p text:style-name="P8"><text:span text:style-name="T22">turae motus statutis periodis pro sui ratione contingit, in-<text:line-break/>terim ab exterioribus peccatis circuitus servare prolubetur.<text:line-break/>Sic itaque Hippocrates uudequaque admirabilis inquit: iVa-<text:line-break/>tura </text:span><text:span text:style-name="T47">omnino sufficit.</text:span><text:span text:style-name="T22"> Peccatur in hanc extrinsecus cata-<text:line-break/>plasmate , inunctione, et totius et partis inspersione. Sic<text:line-break/>etiam </text:span><text:span text:style-name="T47">medicum, naturae</text:span><text:span text:style-name="T22"> ministrum appellat, re vera medi-<text:line-break/>cum , non pharmacopolam quendarn ex trivio, tantum enim<text:line-break/>hic a justa naturae ministri appellatione abest ut etiam rna-<text:line-break/>xirne contrarium nomen ipsi magis conveniat, inimico vide-<text:line-break/>licet et naturae ipsius et aegrotantium hosti jure appellato.<text:line-break/>Quapropter nos merito, quum quispiam de aegro aliquo<text:line-break/>evectum jubet praedicere, cum distinctione id. facimus, di-'<text:line-break/>ceutes, huic morbus solvetur isto die, primum .si victus ra-<text:line-break/>tione a, nonis, non alio quodam medico regatur; deinde si<text:line-break/>nihil ipsc peccet et faciat quae injunguntur omnia, postrc-<text:line-break/>ino si nullus magnus extrinsecus error admissusfiieriL. Quae<text:line-break/>jam exteriora peccata sint, quoniam hoc quoque definire</text:span></text:p>
      <text:p text:style-name="P8"><text:span text:style-name="T22">pollicitus fum, opportunum erit dicere, ut si aeger incen-<text:line-break/>dio domus accidente, ant latronibus invadentibus, aut fluvio<text:line-break/>inundante, subito cogatur sugere, quanta </text:span><text:span text:style-name="T22">ei </text:span><text:span text:style-name="T22">noxa advene--<text:line-break/>rit, quorsum attinet referre ? Simlli modo si tegmen ali-<text:line-break/>quod delapsum</text:span><text:span text:style-name="T22">, </text:span><text:span text:style-name="T22">vel parietem sentiens extimescat fimus et<text:line-break/>fugam repente moliatur</text:span><text:span text:style-name="T22">; </text:span><text:span text:style-name="T22">item si per tegulam quippiam delu-<text:line-break/>dit, vel pluvia copiosior oborta capiti aegrotantis incidat,<text:line-break/>vel alius etiam quomodocunque ipfurn irrigaverit, ut locum<text:line-break/>mutare, vigil esse et timere cogatur, et hoc non mediocrem<text:line-break/>ipsi offensam inducit. Eodem pacto ricinorum tumultus,<text:line-break/>vel alia quaedam talis vigiliae causa eveniens, aut nuncium<text:line-break/>aliquod triste, pro noxae ipsius magnitudine etiam praedi-<text:line-break/>ctionis, perfectionem corrumpit, vigiliae siquidem propter<text:line-break/>ipsum morbum intra praedictionem et crisim aegris </text:span><text:span text:style-name="T22">adveni-<text:line-break/></text:span><text:span text:style-name="T22">entes nihil praesagia offendunt, quae vero extrinsecus in-<text:line-break/>opiiiata veniunt, horum nihil medicus praecognoscit, unde<text:line-break/>nec, faturam ipde offensam qonlicere potest, nec praedictioni</text:span></text:p>
      <text:p text:style-name="P10"><text:span text:style-name="T38">' /</text:span></text:p>
      <text:p text:style-name="P8"><text:span text:style-name="T22">secundum morbi rationem factae adjicere. Haec itaque ipsia<text:line-break/>Hippocrates statim in aphorismormn principio praecipit in- •<text:line-break/>quiens. </text:span><text:span text:style-name="T47">Oportet non salum ipfum quae respostulat facere,<text:line-break/>verum etiam aegrum, ajsidentes et exteriora.</text:span><text:span text:style-name="T22"> Si namque,<text:line-break/>ait; disquirere quippiam et indagare ex nostris cogitas, ipse<text:line-break/>primum opportuna facito universa. Deinde aeger in omni-<text:line-break/>bus praecipienti obtemperet, nihilque ex intemperantia pec-<text:line-break/>cet ; postea ii qui adsunt ni, nihil erroris committant, ut vel<text:line-break/>iram ob delicta concitent, vel tristitiam ex intempestivis<text:line-break/>nnnciis asserant, vel ossensam, quo'd imperfectius in re ad-<text:line-break/>ministranda sc gerant, fed apparatus omnis ante judicii tern-<text:line-break/>pus-prompte statuatur, obsonia pulchre parentur, ministe-<text:line-break/>rium inculpate exhibeatur. Insuper quartum genus eorum<text:line-break/>de quibus rationem habendam jussit apposuit, nominat .<text:line-break/>ipsum uno complexus nomine exteriora, multiforme licet<text:line-break/>existat, atque hoc culpa vacet, etenim pluviae, tonitrua,<text:line-break/>fulgura, vicinorum tumultus, canum latratus, insultus la-</text:span></text:p>
      <text:p text:style-name="P10"><text:span text:style-name="T38">I x</text:span></text:p>
      <text:p text:style-name="P8"><text:span text:style-name="T22">tronum, domus ruina, defluens aqua, fluxius irruens, in-<text:line-break/>cendia, ictus atque ejus generis universa exterioribus at-<text:line-break/>tribuuntm. Haec igitur quatuor genera, quorum partes<text:line-break/>etiam sunt diversae, dum naturae motus impediunt, sub-<text:line-break/>inde periodorum ordinem corrumpunt, quoniam ubi quar-<text:line-break/>tus dies evidens judicii signum attulerit, si neque aeger, ne-<text:line-break/>que ministrorum quispiam, imo si neque extrinsecus error<text:line-break/>admissus sit, septimo die necessario crisis sutura esu Ex<text:line-break/>quo innotescit non alium quendarn esse qui exacte prae-<text:line-break/>sagierit, alium qui rectam rictus rationem instituet, sedin eun-<text:line-break/>dem utraque convenire necessarium, iiifi alterum ab altero<text:line-break/>corrumpendum sit. Quod fane peccatum in victus modo<text:line-break/>quodlibet, sic autem nunc nomino universam morbi curam,<text:line-break/>judicium impediat abunde ostendimus; quod autem nec ni-<text:line-break/>ctus ratio proba sine status morbi et crisis praesagio institui<text:line-break/>possit,' in medendi methodo declaratur. Si igitur haec mu-<text:line-break/>lua opera perpetuo indigent, non alius quispiam medicus</text:span></text:p>
      <text:p text:style-name="P8"><text:span text:style-name="T22">recte curaverit, alius exacte praesagiet, verum quicunque<text:line-break/>optimus suerit, is praesagiet una et curabit. Sed de hujus-<text:line-break/>modi in aliis commentariis plenius tractamus. Nunc quod<text:line-break/>ab initio statueramus, ad id revertemur. Quartus dies<text:line-break/>quum evidens aliquod indicium bonum afferat, septimo die<text:line-break/>judicium sore innuit, nullo, ut diximus, errore luterea<text:line-break/>commisso. At si quis contingat, magnitudo ejus inspicienda<text:line-break/>esu Si etenim exiguus extiterit, erit etiam sic judicium<text:line-break/>septimanum, verum aliquid de judiciorum bonitatibus<text:line-break/>ipsi deerit; “ dictum est autem lu prioribus quod per-<text:line-break/>fecte, salubriter, sine periculo et similia, bonis adfunt<text:line-break/>judiciis, si majus sit erratum, in septimo die crisim fieri ad-<text:line-break/>huc non permiserit. Animus itaque diligenter adhibendus<text:line-break/>est lue omnibus et offensae magnitudo signis colligenda, nam<text:line-break/>interpretari ipsam non solum difficile, sed prorsus etiam im-<text:line-break/>possibile, artificiosum vero discipulum reddere, ut haec quo-<text:line-break/>que ex amussi perdiscat, possibile; scd hujus temporis non</text:span></text:p>
      <text:p text:style-name="P8"><text:span text:style-name="T22">est, magis ad speculationem de crisi pertinet. Quare rur-<text:line-break/>sus ad sermonis reliquum redeamus, primam hypothefim in .<text:line-break/>memoriam revocantes. Quippe positum erat decernendi<text:line-break/>signum manifestum et validrnn in quarto die morbi et acuti<text:line-break/>et natura salubris evenisse, deinde nullo quidem errore com-<text:line-break/>niisso, bonain omnino crisim ad septimum diem suturam in-<text:line-break/>dicari; si porro levis plane contigerit; ita quoque in septimo<text:line-break/>eventuram, non tamen exacte bonam, si vero suerit ma-<text:line-break/>gnus, ut a septimo in sequentium aliquem crisis recidat, at-<text:line-break/>tendendum esse noxae magnitudini jubemus; nam exacta '<text:line-break/>hujus regula deprehendet clare an in nonum diem, sive un-<text:line-break/>decimum crisis incidat. Itaque morbi qui prorsus sine pe-<text:line-break/>riculo sunt, ob delicta diuturni esse solent. Qui incolumi-<text:line-break/>tatem pollicentur, non tamen periculosis symptomatis, ob<text:line-break/>errata lethales fiunt. Quinetiarn illi qui omni periculo va-<text:line-break/>cant, inultis maguisque deinceps erroribus commissis, in<text:line-break/>Iethalium naturam incidunt. Nec mirum esse puto. Quum ’</text:span></text:p>
      <text:p text:style-name="P8"><text:span text:style-name="T22">enim in, sanis delicta grandia morborum lethaliunr causae<text:line-break/>fiant, quid in aegrotis expectandum est? Prolude </text:span><text:span text:style-name="T47">jam</text:span><text:span text:style-name="T22"> cla-<text:line-break/>rurn est indicum et decretoriorum dierum sermonem, quem<text:line-break/>Hippocrates nos docuit, non examinari ab alio quodam in<text:line-break/>apparentium consensu posse quam qui ex aequo par illi<text:line-break/>victus iusiituendi artifex esu Hic enim solus errorum vim<text:line-break/>disquirit pemoscitque, tum solus offensae magnitudinem<text:line-break/>et diei judicaturi’ delapsum intelligere potest. Quemadino-<text:line-break/>dum vero in morbis periculo vacantibus, judicia tantum </text:span><text:span text:style-name="T47">re-<text:line-break/>morantor</text:span><text:span text:style-name="T22"> quantum ex peccatis inierim offenduntur aegri,<text:line-break/>ita in lethalibus praeveniunt. Si enim quum dies quartus<text:line-break/>in lethali morbo signum lethale indicarit, in septimum diem<text:line-break/>male praedicetur crisis, peccatum vero non ita exiguum </text:span><text:span text:style-name="T47">in-<text:line-break/>terea</text:span><text:span text:style-name="T22"> temporis contigerit, septimum diem crisis non expe-<text:line-break/>ctabit, sed interdum morbus judicio malo videlicet finietur.<text:line-break/>Sed- an quinto vel sexto, tum ex ipsius morbi celeritate</text:span></text:p>
      <text:p text:style-name="P8"><text:span text:style-name="T22">tum ex offensae magnitudine tum- ex accessionum figura de-<text:line-break/>fiuietur. Quippe quando in imparibus ipsae, fiunt/morbus<text:line-break/>peracutus est et peccata non admodum exigua, in ipso<text:line-break/>quarto videlicet, miraculum non est in quinto homluern in-<text:line-break/>terire. Quando in paribus accessiones eveniunt, nec mor-<text:line-break/>hus peracutus sit, nec erratorum magna ossensa, sextum ex-<text:line-break/>pectat. Hujusmodi autem omnia ludicum et decretorio-<text:line-break/>rum dierum speculationem confundunt, quum pauci medici<text:line-break/>recte nictum praescribant, pauci aegri obtemperent, pauci<text:line-break/>suum ministerii munus legitime obeant, pauciores adhuc quibus<text:line-break/>nihil externi adversatum fit. Quapropter medicum tum accu-<text:line-break/>rate curandi tum praesagiendi peritum esse convenit, accurate<text:line-break/>vero etiam laesionis magnitudinem discernere, ut et si ali-<text:line-break/>quando judicii (liem praedicat, scd interea temporiis offendi<text:line-break/>aegrum contingat, mutare ipsc praedictionem exacte possit. </text:span><text:span text:style-name="T22">„<text:line-break/></text:span><text:span text:style-name="T22">Hinc perspicuum evadit quod quicunque animo pusillus<text:line-break/>humllisque suerit non solum non singula quae recensui-</text:span></text:p>
      <text:p text:style-name="P142"><text:span text:style-name="T22">mus in aegris cognoscere studet, sed ne speculationem qui-<text:line-break/>dem ipsam ediscere sustiuet. "<text:tab/>,</text:span></text:p>
      <text:h text:style-name="Heading_20_2" text:outline-level="2">Cap. XII.</text:h>
      <text:p text:style-name="P152"><text:span text:style-name="T22">At generosus aliquis verique amator, tum<text:line-break/>qui labores in optimis quibusque rebus non refugiat, neque ,<text:line-break/>theorematum difficultatem, neque temporis 'prolixitatem,<text:line-break/>neque exercitii laborem veritus, ad commemoratorum per-<text:line-break/>fectionem veniet, ut non solum diem firmiter aliquando<text:line-break/>possit praedicere, sed etiam horam- ipsam lu qua aegrum<text:line-break/>quempiam liberari, vel mori necessarium esu Posteaquam<text:line-break/>enim diem aliquando, verbi gratia, mortis cognoveris, con-<text:line-break/>siderandum est inde in quo potissimum accessionis tempore<text:line-break/>aeger maxime gravetur. Si enim statim invadente ea resti- •<text:line-break/>geretur vehementius, ut vix ad calorem reduci possit, calor<text:line-break/>diutissime absit, pulsus exiguus, aut nullus, aut malus appareat,<text:line-break/>motus pigritia, vel etiam somnus veternosus, aut aliud quippi-<text:line-break/>am, hoc maxime tempus confiderandum est. Quod si hoc quidem<text:line-break/>moderatum suerit, in flatu autem vel delirantem, vel co-</text:span></text:p>
      <text:p text:style-name="P8"><text:span text:style-name="T22">matosum, vel anxium videas ; aut febris magnitudinem noh<text:line-break/>tolerantem, scd vehementer inardescentem, vertigine labo-<text:line-break/>rantem, capite dolentem, caidiogmo laborantem vel id </text:span><text:span text:style-name="T47">ge-<text:line-break/>nus aliis,</text:span><text:span text:style-name="T22"> hoc maxime tempus observare convenit. Porro<text:line-break/>si in principio accessionis vigoreque mediocriter evenienti--<text:line-break/>bus, declinatio quaedam animi deliquia, sudores inaequales,<text:line-break/>frigidos, veI circa caput solmu, veI cervicem, vel pectus inferat;<text:line-break/>pulsus obscuros exiguosque efficiat etliis similia, hoc praecipue<text:line-break/>tempus observandum est sciendurnque iuauisesto in pessimo<text:line-break/>accessionis tempore hominem moriturum. Atqui si hoc defini-<text:line-break/>tum cognitumque aperte fit, nullum adhuc est negotium mortis<text:line-break/>horam dicere, quippe quum secundus dies exempli gratia<text:line-break/>et quartus vehementiorem accessionem adserat quam pri-<text:line-break/>mus, tertius et quintus, ad sextum diem mors praemonstra-<text:line-break/>bitur, appareat vero pars accessionis gravissima in ipsius in-'<text:line-break/>fultu, eaque sexta hora, in hac moriturum hominem non</text:span></text:p>
      <text:p text:style-name="P8"><text:span text:style-name="T22">est operofurn dicere'. At lioc non dico ut quis putet nnii-<text:line-break/>quam tali speculatione fretum falli posse, verum majore </text:span><text:span text:style-name="T47">ex<text:line-break/></text:span><text:span text:style-name="T22">parte veritatem assequi, non probabili sermone, sed re ipsa<text:line-break/>ostendimus. Illud autem noni certo, quosdam qui optimis<text:line-break/>invident; facere</text:span><text:span text:style-name="T47">; volunt enim suturum nos semper praedia<text:line-break/>cere,</text:span><text:span text:style-name="T22"> licet nullum interdum signum firmum habeamus, quan-t<text:line-break/>quam aruspicibus auguiibusque dentio augurari immolare-<text:line-break/>que ' concedant.</text:span><text:span text:style-name="T69">1</text:span><text:span text:style-name="T22"> Delude simul quidem obstrepunt nobis<text:line-break/>tanquam majorem quam hominibus conveniat speculationeui<text:line-break/>appetentibus, fimui vero in operibus tani acerbe praedi-<text:line-break/>ctionos inquirunt ut nulli vates ita inquirunt; Atqui nori<text:line-break/>illos inspicere, sed veritatem ipsam et signorum facultates<text:line-break/>diligenti exercitio' pernoscere oportet, et Ubi liae tuto desi-'<text:line-break/>inri possunt, praedicere conatur; si autem quid obscu-<text:line-break/>rum. fuerit, sequentum diem expectare oportet. Porro si<text:line-break/>nihil lu ipfo firmiter praesagire possimus, sutitts est tacere<text:line-break/>quam temere pronunciantem fasti. Ego sane ex sali se-</text:span></text:p>
      <text:p text:style-name="P143"><text:span text:style-name="T22">curitate motus, haud noni rnein praedictionem, longo tem-<text:line-break/>pore errasse, etsi in primo statim febris initio subinde de tota<text:line-break/>ipsius natura,.pronunciayerim, vel tertianam esse hanc in-<text:line-break/>vadentem.-febrem inquiens, vel quartanam, vel quotidia-<text:line-break/>nam, vel harum quidem nullam, continuam vero et acutam<text:line-break/>aliquam,, quartum diem, non excedentem. Verum in omni<text:line-break/>principio futurum cognoscere non licet, nisi quis ex amussi<text:line-break/>morbi speciem perspectam referat, et hoc ad opus de crisi<text:line-break/>pertinet. •<text:tab/>’<text:tab/></text:span><text:span text:style-name="T22">.•<text:tab/>•</text:span></text:p>
      <text:p text:style-name="P10"><text:span text:style-name="T22">_ </text:span><text:span text:style-name="T22">Cap- XIll. Iterum igitur ad institutum reversi di-<text:line-break/>camus , si quis primo die acuta febre infestetur, nullum au- </text:span><text:span text:style-name="T56">z<text:line-break/></text:span><text:span text:style-name="T22">tem periculosum signum ipsi adfuerit,., scd in urinis, aliqua<text:line-break/>coctionis nota inventa fuerit, non extra quartum diem mor-<text:line-break/>bus solvetur. , Quinetiam si inulta lethalia primo die statim<text:line-break/>deprehendantur, morietur plane non extra quartum diem.<text:line-break/>At si acute febricitet, nullum, vero lethale adsit, imo nec<text:line-break/>aliqua concoctionis nota, fieri non potest: ut hic quartanus</text:span></text:p>
      <text:p text:style-name="P8"><text:span text:style-name="T22">decedat Distinguendum hic rursus est utrum sicut nulla<text:line-break/>concoctionis nota adest ei, eodem modo neque temporis<text:line-break/>longi ulla, an praeter quod coctionis indicia desunt, etiam<text:line-break/>temporis signa adsunt. Si namque ut concoctionis, ita tem-<text:line-break/>poris omnino signa absint, infecundo quaternario morbus<text:line-break/>statum accipiet Quod si longi temporis indicium adfuerit,<text:line-break/>excedet omnino secundum quaternarium, hoc est diem septi-<text:line-break/>mum. Caeterum quantum extendetur, hoc non licet sta-<text:line-break/>sim ah initio cognoscere, sed m sequentibus diebus distin-<text:line-break/>guetur. Tantum autem ex hac praenotione ad probam vi-<text:line-break/>ctus rationem praecipiendam acquires, quod cognosces scili-<text:line-break/>cet tantum alimenti morbo convenire quantum statu<text:line-break/>post suturo. Quum </text:span><text:span text:style-name="T47">enim morbus peracutus esi, siatim<text:line-break/>etiam extremos laboras habet, </text:span><text:span text:style-name="T22">in quo </text:span><text:span text:style-name="T47">extreme tenuijsirna<text:line-break/>victus</text:span><text:span text:style-name="T22"> ratione utendum esi; </text:span><text:span text:style-name="T47">quum autem secus esi, paule<text:line-break/>pleniorem vicium tantum admittere convenit quanto mor-<text:line-break/>bus extremis mitior clementiorque sit.</text:span><text:span text:style-name="T22"> Extrema statum</text:span></text:p>
      <text:p text:style-name="P8"><text:span text:style-name="T22">morbi appellat, siquidem peracutum quoque morbum extre-<text:line-break/>mos labores statim habere dicit, hoc est accessiones et sym-.<text:line-break/>ptornata; id autem aliud nihil est quam morbum rigere.<text:line-break/>Talis sane morbus qui statim a principio secundum quater-<text:line-break/>narium excessurum sc ludicat, secundo et tertio die accura-<text:line-break/>tius a te intelligetur, in quantam temporis prolixitatem ex-<text:line-break/>tendetur ; in quarto vel proxime conjeceris futurum statum<text:line-break/>et crisim; nam si cruditatis signa et temporis nihil effatu<text:line-break/>dignum referunt, etiam tertio quaternario longius aegritudo<text:line-break/>extendetur. Enirnvero si claram aliquam mutationem fa-<text:line-break/>ciat, non tamen jam signum aliquod concoctionis in primo<text:line-break/>quaternario appareat, in' tertio quaternario crisis, expe-<text:line-break/>ctanda esu At si crudus, adhuc rideatur iu septimo die, non<text:line-break/>insigne quoddam et magnum temporis indicium habens, fpe-<text:line-break/>randum lu quartum quaternarium, hoc est in decimumquar-<text:line-break/>tum diem crisim ejus extensum iri; definiendum vero </text:span><text:span text:style-name="T22">est<text:line-break/></text:span><text:span text:style-name="T22">exacte lu undecimo; ut enim quartus septimi</text:span><text:span text:style-name="T22">, </text:span><text:span text:style-name="T22">sic undeci-<text:line-break/>mus deciiniquarti ludex est; ubi enim clarum aliquod et fi-<text:line-break/>dum ad amussim signum concoctionis jam eo die antea luno-</text:span></text:p>
      <text:p text:style-name="P8"><text:span text:style-name="T22">tuerit, lu decimoquartu judicium sure </text:span><text:span text:style-name="T22">ait, </text:span><text:span text:style-name="T22">obfcurum si eve-<text:line-break/>niat, aliis jam attendendum est. </text:span><text:span text:style-name="T22">Si </text:span><text:span text:style-name="T22">namque morbus cele-<text:line-break/>rem motum obtineat </text:span><text:span text:style-name="T22">et </text:span><text:span text:style-name="T22">aliorum nullum obstet, forsan etiam<text:line-break/>decnnusquartus decernet, sin minus, in decimoscptimo cri-<text:line-break/>sis erit, at si nihil in undecimo prorsus ante fuerit indica-<text:line-break/>tum, lu decimoquartu judicium esse nequit. Consideran-<text:line-break/>dum autem hic totius morbi motus aliaque symptomata<text:line-break/>omnia et indicia, utrum decimoscptimo, vel etiam decimo-'</text:span><text:span text:style-name="T22">-<text:line-break/></text:span><text:span text:style-name="T22">octavo crisis speranda fit,_an longius progressura; interdum<text:line-break/>enim in his quoque judicatur, plerumque vigesimo, interdum<text:line-break/>vigesimoprimo, index aiilem amborum est, decimusseptimus<text:line-break/>et magis vigefimi, decimusoctavus autem solius vigesimiprimu<text:line-break/>Porro si morbus quispiam mox ah initio non adeo celeriter<text:line-break/>moveatur, sed velut occultus ni .latens invadat, et alia figna<text:line-break/>longioris temporis adsint, hujus statum praesagire in princi-<text:line-break/>piis nemini licet.. Verum quod non intra decimumquartum<text:line-break/>diem crisim accipiet, liquido-constat; quousque vero exten-</text:span></text:p>
      <text:p text:style-name="P8"><text:span text:style-name="T22">detur,non constat, sed distinguere oportet piius periculo-<text:line-break/>Euene sit, an non Si periculosus est et praeterea vires ae-,<text:line-break/>gri imbecillae, mors ante quam in longum extendatur tem-<text:line-break/>pus, praevertet; si periculo vacat, procul omnino crisis est,<text:line-break/>non enim fieri potest ut celeriter judicetur morbus qui prae-<text:line-break/>monstrarit notam longi temporis. Quantum igitur tempus<text:line-break/>ad amussim ei accedet, non modo non primo die aut se-<text:line-break/>cundo aut tertio, sed ne quarto quidem invenire absolute<text:line-break/>sperandum •, verum in decretoriorum dierum sequentibus<text:line-break/>periodis perspicuum fiet. In secundo quidem quaternario<text:line-break/>latior est conjectura, lu tertio accuratior. Quod si enim ad<text:line-break/>feptirnum usque, diem cruditatis et temporis indicia vehe-<text:line-break/>mentiora compar eant, ante vigesimum diem crisis esse non<text:line-break/>potest; si moderatiora eveniunt, aut permanent aequalia, po-<text:line-break/>test. </text:span><text:span text:style-name="T94">Itaqne.fi </text:span><text:span text:style-name="T22">ante vigesunum diem decerni non posse ma-<text:line-break/>nifesto noveris, idque temporis notiis vehementibus, inspice<text:line-break/>tertium quaternarium, et si adhuc temporis cruditatisque</text:span></text:p>
      <text:p text:style-name="P8"><text:span text:style-name="T22">signa in hoc intendantur, procul a vigesimo die crisim pro-<text:line-break/>ductum iri spem habeto, aequalibus signis manentibus, hic<text:line-break/>quoque post vigesimum venturam dicere licet, diem vero<text:line-break/>ipsum cognoscere jam non est, tertius autem et quartus qua-<text:line-break/>ternarius eum indicabit. Si namque semper magisque cru --<text:line-break/>dilatis figna exolvantur, primo post tertiam, septimanam<text:line-break/>quaternario crisim morbi sperato, si nulla insignis mutatio<text:line-break/>fiat, in quartam hebdomadern progredietur. Qui autem<text:line-break/>morbi ad decimumquartum crudi omnino sunt et tardius<text:line-break/>quodammodo moventur, non citius quadragesimo judicantur.<text:line-break/>Post quadragesimum vero judicia dissolvi, et lentis conco-<text:line-break/>ctionibus magis quum subitis mutationibus morbos solvi,<text:line-break/>et nobis quidem prius dictum est et aliis omnibus quibus artis<text:line-break/>opera curae sunt sic videtur, ut etiam Archigeni. Accidunt<text:line-break/>quidem aliquando in his quoque praecipites mutationes,<text:line-break/>quemadmodum in aegris ab Hippocrate descriptis invenias,<text:line-break/>praesagiendi autem ipsarum methodus haec est. In summa</text:span></text:p>
      <text:p text:style-name="P8"><text:span text:style-name="T22">enim signprum vires cognoscere oportet, sicut Ilipppcrates<text:line-break/>etiam praecepit, si quis praesagiendi peritus exacte futurus<text:line-break/>est. Plerique medici qni hujusmodi speculationem audent<text:line-break/>attingere, ad signorum numerum, non potestates refpiciunt.<text:line-break/>Sed liaec et in opere de crisi tractantur. Tempus autem fue-<text:line-break/>rit discordiae fermonem aggressi et’ experientia </text:span><text:span text:style-name="T47">ac</text:span><text:span text:style-name="T22"> 'ratjone<text:line-break/>eum explorare, has siquidem alibi etiam ostendimus om-<text:line-break/>pium quae in medicina disquiruntur esse judices.</text:span></text:p>
      <text:h text:style-name="P1" text:outline-level="1"><text:bookmark-start text:name="bookmark29"/><text:span text:style-name="T38">GALENI DE DIEBVS DECRETORIIS<text:line-break/>LIBER I</text:span><text:bookmark-end text:name="bookmark29"/><text:span text:style-name="T45">I.</text:span></text:h>
      <text:h text:style-name="Heading_20_2" text:outline-level="2">Cap. I.</text:h>
      <text:p text:style-name="P152"><text:span text:style-name="T22">Quantum fane ex diebus decretoriis medi-<text:line-break/>cluae operibus utilitatis adveniat superiori commentario<text:line-break/>univerfum ostendimus; cur autem non omnes eodem modo<text:line-break/>de omnibus sicripserlut, dictum est hoc quoque antea, at<text:line-break/>quo pacto nounulli ipsorum erraverint, alii recte senserint,<text:line-break/>nondum exposuimus. Hoc itaque primum nunc repetendum,<text:line-break/>delude causa explicanda erit, ob, quam neque omnium die-<text:line-break/>rum numerus est decretorius, neque decernere nati eandem<text:line-break/>habent omnes potentiam. Porro quum universae medicae</text:span></text:p>
      <text:p text:style-name="P8"><text:span text:style-name="T22">artis speculationes aliae experientia, alias ratione, </text:span><text:span text:style-name="T22">aliae<text:line-break/></text:span><text:span text:style-name="T22">utroque inveniantur probenturque, conabimur hic quo-<text:line-break/>que ambobus iusirumentis erratum deprehendere, recte<text:line-break/>scriptum laudare approbareque. At quoniam mentiri forte<text:line-break/>cuipiam videar, si ex aegris </text:span><text:span text:style-name="T47">a me observatis</text:span><text:span text:style-name="T22"> praedictos dies<text:line-break/>ab experientia .commendari tibi persuadere coner, satius esse<text:line-break/>duco illos quos Hippocratsts, vir ut caeleris fide dignior,<text:line-break/>ita omnium consensu decernendi peritistimus</text:span><text:span text:style-name="T22">, </text:span><text:span text:style-name="T22">animadvertit,<text:line-break/>sermoni apponere, et primum quidem confusionem ac in-<text:line-break/>definitum experimento, cujus et ante memini, ad definita<text:line-break/>'reducam. ' </text:span><text:span text:style-name="T56">s</text:span></text:p>
      <text:h text:style-name="Heading_20_2" text:outline-level="2">Cap. II.</text:h>
      <text:p text:style-name="P152"><text:span text:style-name="T22">Dictum est in ipsis primum unum certe,<text:line-break/>dierum puta decretoriorum inquisitionem in omnibus dein-<text:line-break/>ceps aegrotis fieri non esse necessarium, illos tantum nume-<text:line-break/>randos probandosque in quibus nec ipsc medicus nec aeger<text:line-break/>quid peccaverit, imo nec assistentes., aut etiam extrinsecus<text:line-break/>offensa quaepiam obvenerit, deinde morborum initia non<text:line-break/>ratione quapiam, scd ex ipsa evidentia capienda, quum pri-‘</text:span></text:p>
      <text:p text:style-name="P8"><text:span text:style-name="T22">mum aeger ipse manifesto sensit morbum sic eum invaden-<text:line-break/>tem ut' praesentem quempiam medicum de hoc consulere'<text:line-break/>defiderarit; tertium quum in plures se ordine consequentes<text:line-break/>dies crisis partita sit, cujus propria dicatur, posse digno-<text:line-break/>scere. Nisi enim quispiam his definitis experimento, decre-'<text:line-break/>torios dies disquisiverit, vehementer errabit, et quidem in<text:line-break/>experientia ipsa judicium tale est, ratione vero quemadmo-<text:line-break/>dum judicari experientiam convenit, post haec enarrabo.<text:line-break/>Physicum esse convenit qui haec judicet, et persuasum habere,-<text:line-break/>naturam prorsus sufficere et summa quadam providentia cor-<text:line-break/>pori nostro prospicere, item propriis etiam motibus ordi-<text:line-break/>natis, fi quid aliud, et ipsam uti. Horum quaedam ex libris<text:line-break/>de partium usu ratiorinari licet, ostensum enim est ibidem<text:line-break/>summum naturae in animali fingendo artificium, quaedam in<text:line-break/>conceptuum incremento, perfectione et partu. Nam cujus-<text:line-break/>que animantis conceptui suum generis statutum tempus ex-<text:line-break/>acte servatur, natura videlicet ordinatos motus semper lia-</text:span></text:p>
      <text:p text:style-name="P8"><text:span text:style-name="T22">bente. Sjc enim post partum unumquodque animans incre-<text:line-break/>foit, absolvitur et declinat praefinitis temporibus. Jam<text:line-break/>vero qni libros de naturalibus facultatibus perlegerit, item<text:line-break/>alios universos, quos particulatim de fiugusis naturali-<text:line-break/>bus actionibus conscripsimus, persuasum, opinor, liabe-<text:line-break/>hit, quantum providentiae simul et ordinationis </text:span><text:span text:style-name="T22">na-<text:line-break/></text:span><text:span text:style-name="T22">turae motus habeant. Si jam haec crediderit, miretur-<text:line-break/>que artificium pariter </text:span><text:span text:style-name="T22">et </text:span><text:span text:style-name="T22">ordinem naturae, recordatus iterum<text:line-break/>quantum ipsa superetur providentia et ordine a caelestibus,<text:line-break/>inordinationem quandam, puto, substantiae nostrae motui<text:line-break/>connatam tribuet. Atque pulchrum omne quod hic pul-<text:line-break/>chrmn sit, atque etiam ordinatum et artificiosum, ex super-<text:line-break/>nis innasti dicet, inordinatum et erraticum ex materia, quae<text:line-break/>hic versatur, provenire. Atque haec primus omnium quo-<text:line-break/>rum memoria ad nos pervenit Graecorum Hippocrates ere-<text:line-break/>didit, post eum philosophorum praecipui. At nisi sermo<text:line-break/>lu longum proveheretur, demonstrationes forsan, quas di-</text:span></text:p>
      <text:p text:style-name="P8"><text:span text:style-name="T22">cunt, ad finem praedictorum dogmatum adduxissem. Ve-<text:line-break/>rum haec praesenti sermoni sufficiunt. Expedit igitur </text:span><text:span text:style-name="T47">me-<text:line-break/>dicum,</text:span><text:span text:style-name="T22"> qui Hippocratis arte dignus suturus est, fi quid aliud,<text:line-break/>hoc certe persuufum habere, experientiam judicare, natu-<text:line-break/>ram rem quandam esse ordinatam, et quum materiam supe-<text:line-break/>raverit, proportionibus quibusdam definitis et periodis or-<text:line-break/>dinatis motiones ipfius fieri. At quae praeter rationem in-<text:line-break/>cidunt aliquando ordinemque confundunt, tunc ipsi obve-<text:line-break/>niunt, quum non plane materiam vicerit, scd impeditur pro-<text:line-break/>hibeturque suis proportionibus moveri. Hoc enim si tibi .<text:line-break/>persuaseris ac dein experientia perdidiceris septimo die cri-<text:line-break/>sim esse tutam simul et perfectam, sine periculo, cum bonis<text:line-break/>signis et erebram, ad haec ei quae decirnoquarto evenit, assi-<text:line-break/>rnilem, insuper quartum diem septimi esse indicem, undeci-<text:line-break/>mum vero decirniquarti, subibit statim de septimo confide-<text:line-break/>rare quippiam. Ubi enim prima hebdomade bifariam di-<text:line-break/>visa quartus sectionem recipiens, qualis finis futurus erit,</text:span></text:p>
      <text:p text:style-name="P8"><text:span text:style-name="T22">praenunciat, et secunda fimiliter, quomodo non quis intelli-<text:line-break/></text:span><text:span text:style-name="T47">get</text:span><text:span text:style-name="T22"> septimanam quamque, persectam quandam-esse periodum,<text:line-break/>quum medium ab utroque extremo ex aequo distet et pro-<text:line-break/>pterea quoque ad ambo conjunctionem similem obtineat?<text:line-break/>Nam quartus morbos, qui primo die non cessarunt, solvere<text:line-break/>conatur; undecimus rursum quos scptimus non discussit.<text:line-break/>Quod li morbus major fit quam ut quarto die crifim acci-<text:line-break/>piat, dies quidem quartus praeparat, finem vero imponit<text:line-break/>scptimus. Pari modo qui septimo non deflerunt;; undeci-<text:line-break/>mus dies solvere molitur,.;atque sie vel ipse decernit, </text:span><text:span text:style-name="T47">vel'<text:line-break/></text:span><text:span text:style-name="T22">ipsi decimoquartu praeparet. - Ego quidem hic: in specnia-<text:line-break/>tione sisto. • Numeri vero an ipsi agere nati sint; an didi-<text:line-break/>natos motus sequantur non agentes ipsi,</text:span><text:span text:style-name="T56">:</text:span><text:span text:style-name="T22"> verum.substantias<text:line-break/>quae in temporis quodam, spacio agunt comitantes., philoso- </text:span><text:span text:style-name="T3">λ<text:line-break/></text:span><text:span text:style-name="T22">phis considerandum relinquo; Quum ergo id quis ceperit;<text:line-break/>quod utrisque communiter in consesse est, videlicet caelestes<text:line-break/>substantias semper snis motus proportionibus usas apparere;</text:span></text:p>
      <text:p text:style-name="P8"><text:span text:style-name="T22">jam vero et lu terrenis animantibus, quando, exacta fruuntur<text:line-break/>valetudine , aliud aliam impraegnationis, partus,, incrementi,<text:line-break/>perfectionis, vigoris, inclinationis et dissolutionis numeri<text:line-break/>proportionem possidere, crediderit nimirum et decretorios<text:line-break/>dies numerum quendam ordinatum habere, interdum<text:line-break/>hunc in morbis ex dispositionibus naturae contra-<text:line-break/>riis confundi. Nani fi, ut- ante dixi, ad experientiam de-<text:line-break/>venerit, septimanas nimis quam potentes,inveniet, proxime<text:line-break/>his quaternarios, inspiciet autem dies intercalarios, tertium -<text:line-break/>puta, quintum, sextum</text:span><text:span text:style-name="T22">, </text:span><text:span text:style-name="T22">nonum, qua ratione fiat </text:span><text:span text:style-name="T94">ut.de-<text:line-break/></text:span><text:span text:style-name="T22">cernere possiut.. Ad haec magis inquiret investigahitque<text:line-break/>diem: septimumdecimurn, decimumoctavum., vigesimum, vi-<text:line-break/>gefimumprimum, omnesque deinceps his respondentes. Si<text:line-break/>etenim lu vigesimum diem tres septimanae finiunt, ut Hip-<text:line-break/>pocrates arbitratur, oportet certe decimum septimum vige-<text:line-break/>simi esse ludicem, excidere autem e primo dierum decreto-<text:line-break/>riorum ordine deciuiumoctavum et vigesinrumprimum.<text:line-break/>Porro si lutegrae hebdomades connumerandae sunt, decimus-</text:span></text:p>
      <text:p text:style-name="P8"><text:span text:style-name="T22">octavus vigesimiprimi index erit, rationem vero nullam<text:line-break/>decretoriam habebunt decimusscptimus et vigesimus dies.</text:span></text:p>
      <text:h text:style-name="Heading_20_2" text:outline-level="2">Cap. III.</text:h>
      <text:p text:style-name="P152"><text:span text:style-name="T22">Primum itaque quo modo experientia<text:line-break/>hos commendet,'percenseamus, deinde sic ad rationem ve-<text:line-break/>niamus. Caeterum experientiae mentionem ab Hippocratis<text:line-break/>Iententia fumemus, </text:span><text:span text:style-name="T22">auspicati </text:span><text:span text:style-name="T22">a primo libro de morbis vul-<text:line-break/>garihus. Scripsit itaque </text:span><text:span text:style-name="T22">de </text:span><text:span text:style-name="T22">morbis, qui ex secunda aeris<text:line-break/>mutatione provenerunt, hunc lu modum v </text:span><text:span text:style-name="T47">Febre ardentes<text:line-break/>paucijsimae ortae sunt, minimeqtte his obnoxii laborarunt;<text:line-break/>neque enim sanguinis profluvium, nisi exiguurh adeo, id-~<text:line-break/>qua paucis accidit, neque deliria, reliqua omnia, facile<text:line-break/>tulerunt.</text:span><text:span text:style-name="T22"> Crisis convenienti admodum ordine plurimis his<text:line-break/>contingit decimoscptimo die cum remittentibus. Dein ad<text:line-break/>finem tertiae constitutionis exquisitius adhuc de iis qni<text:line-break/>decimoseptimo die judicati sunt ita pronunciat: </text:span><text:span text:style-name="T47">Quae circa<text:line-break/>judicia uruia cognoscimus, similia aut disisimilia sunti<text:line-break/>Quippe fratres duo Epigenis eadem simul hora febricitare<text:line-break/>incepariini, deaiibuerunt juxta theatrum.</text:span><text:span text:style-name="T22"> alata </text:span><text:span text:style-name="T47">majoris</text:span></text:p>
      <text:p text:style-name="P144"><text:span text:style-name="T22">morbus </text:span><text:span text:style-name="T47">sexto, junioris septimo die judicatus esi, eadem<text:line-break/>ntrisgue hora simul reversas esu</text:span><text:span text:style-name="T22"> Demisit dies' quinque,<text:line-break/></text:span><text:span text:style-name="T47">atque .ex recidiva utrique morbus decimoscptimosimul</text:span><text:span text:style-name="T22"> orn-<text:line-break/></text:span><text:span text:style-name="T47">nino judicatus esi.</text:span><text:span text:style-name="T22"> At hoc nondum fidei satis forsan habet,<text:line-break/>quo decimumseptinrum diem ordini decretorio numereudum<text:line-break/>esse, credamus, quod duos judicaverit. Adhibeamus igitur<text:line-break/>animum iis quae deinceps dicuntur :' </text:span><text:span text:style-name="T47">Plurimis quinto die<text:line-break/>judicium de morbo evenit. Septimo intermisit. A reci-<text:line-break/>diva quinto die crisis scubjequuta esi.</text:span><text:span text:style-name="T22"> Hoc jam merno-<text:line-break/>ratu dignum est, si et in lecuhda aeris constitutione septimo- •<text:line-break/>decimo novit permultos ad judicium pervenisse. Item iu<text:line-break/>-tertiauon soluinfratres duos, verum etiam alios complures<text:line-break/>-sexto-die crisim'sustinuisse primum ait, deinde febrem eis<text:line-break/>fex diebus remisisse postea, crisim accessisse die quinto, hoc<text:line-break/>.est decimoseptimo a morbi exordio. Sed his subjungit:<text:line-break/>Quibusiseptimo </text:span><text:span text:style-name="T47">die crisis advenit, septem quoque diebus re-<text:line-break/>miscionesrhdbuerunt, post recidivam tertio judicati sunt,<text:line-break/>hoc esi hi quoque in universum decimoscptimo.</text:span><text:span text:style-name="T22"><text:tab/>Post'haec</text:span></text:p>
      <text:p text:style-name="P10"><text:span text:style-name="T22">rursus </text:span><text:span text:style-name="T22">; • </text:span><text:span text:style-name="T47">Quibus sudicium quinto die obvenit. et scbris se-<text:line-break/>ptem diebus remisit, deinde reversa triduum eos exercuit.</text:span></text:p>
      <text:p text:style-name="P8"><text:span text:style-name="T47">rursus die uno demisit., altero rediit, et his decimoscptimo die<text:line-break/>de morbo judieium contigit.</text:span><text:span text:style-name="T22">' Quinetiam alios quosdam sexto<text:line-break/>die crisim passos scribit, sex item diebus morbum remisisse,<text:line-break/>dein reverfum tribus diebus occupasse; postea remisisse rur-<text:line-break/>fus die uno, allero ipsius recidivam acridisse, id est decimo-<text:line-break/>septim0, in quo judicium factum fuit. Verum alios quos-<text:line-break/>dam sexto die judicatos esse commemorat, septem diebus<text:line-break/>morbum cessasse, post haec repetiisse, et quarto die, hoc est<text:line-break/>in summa decimoscptimo, crisi fuisse discussum. Caeterum<text:line-break/>non contentus toto hoc sermone- Hippocrates, etsi eo ipso<text:line-break/>posset magnopere ostendere decimiscptimi diei vim </text:span><text:span text:style-name="T22">in </text:span><text:span text:style-name="T22">judi-<text:line-break/>cando validam, intulit: </text:span><text:span text:style-name="T47">Nulli aegroto hac ratione recidi-<text:line-break/>vam esae Jactam cognovi.</text:span><text:span text:style-name="T22"> Quare non solum frequenter de-<text:line-break/>cernere declurusseptimus, sed </text:span><text:span text:style-name="T47">etiam</text:span><text:span text:style-name="T22"> firmiter idoneus est.<text:line-break/>Non igitur est ex decretoriis coincidentibus</text:span><text:span text:style-name="T22">, </text:span><text:span text:style-name="T22">sed validis et<text:line-break/>primis. Atqui si ex istis eft, proportionem quandam ad de-<text:line-break/>cimumquartum servare rationi est consentaneum. Si ita-<text:line-break/>que conjunctum quaternarium cogitaveris et conservatum,<text:line-break/>it in decimoquarto incipiat, .lu decimumseptimum dess </text:span><text:span text:style-name="T47">ai.</text:span></text:p>
      <text:p text:style-name="P7"><text:span text:style-name="T22">habuerimus sic conservatam periodnin. Si porro disjunxni<text:line-break/>rimus, ut decimusquartus secundae hebdomadis finis sit, in-<text:line-break/>cipiat autem a decrmoqninto tertia, non ad decimurnsepti-<text:line-break/>mum sse, verum ad decimumoctavum primus tertiae lieb-<text:line-break/>doinadis quaternarius perveniet; Atqui si hoc verum est,<text:line-break/>tertia septimana in vigesimumprimum necessario finiet,<text:line-break/>quemadmodum, si etiam decimum septimum statuerimus<text:line-break/>primi in tertia septimana quaternarii finem esse, ad vigesimum<text:line-break/>diem hujus septimanae finis producetur. Meritu igitur Hip-<text:line-break/>pocrates putavit, sicut decimurnseptimum experientia inve-<text:line-break/>stigavit, ita et vigesimum experientia explorandum. Quum<text:line-break/></text:span><text:span text:style-name="T22">. </text:span><text:span text:style-name="T22">enim decretorius inventus sit, maximum decimiseptimi diei<text:line-break/>testimonium erit, ubi ex decretoriorum dierum numero de-<text:line-break/>ciderit,: vel plane a vigefimoprimo superetur; quaestionem<text:line-break/>non exiguam movebit. Rationi siquidem minime consonum<text:line-break/>esse videtur xvii quidem fortiorem decimooctavo, vigesi-<text:line-break/>mum vero imbecilliorem vigesinroprirno esse. Quapropter</text:span></text:p>
      <text:p text:style-name="P145"><text:span text:style-name="T22">post illa quae de xvii in primo libro epidemimn scripsit,, de<text:line-break/>xx hniic in modum ait: </text:span><text:span text:style-name="T47">Quibus parotides ortae sunt xx die,<text:line-break/>crisim habuerunt. Extinctae autem sunt omnibus "ad in<text:line-break/>pus versae </text:span><text:span text:style-name="T14">ηοή </text:span><text:span text:style-name="T47">siurit, varum ad vesicam declinaverunt.</text:span><text:span text:style-name="T22"> At-<text:line-break/>que de hoc satis. , Ilerumdeinde ait: </text:span><text:span text:style-name="T47">Qsuibitsdarriscptimus<text:line-break/>dies judicium attuUt, novem diebus remisisiones fuerunt,<text:line-break/>posi recidivam quarto die crisis advenit, in'universum vi-<text:line-break/>delicet xx.</text:span><text:span text:style-name="T22"> Ad lios deinceps addit nonnullos, </text:span><text:span text:style-name="T47">quibus vii<text:line-break/>die crisis. apparuit, fex diebus remijsebnes, mox recidiva,<text:line-break/>deinde /optimo judiiciurn . Jummatim xx.</text:span><text:span text:style-name="T22">Postea paululum<text:line-break/>progressus; </text:span><text:span text:style-name="T47">Sunt,</text:span><text:span text:style-name="T22"> ait, </text:span><text:span text:style-name="T47">quii xi die</text:span><text:span text:style-name="T22"> crisim </text:span><text:span text:style-name="T47">absulute xx.</text:span><text:span text:style-name="T22"> • His<text:line-break/>deinde, subnectit: .Si vero, 'inquit, </text:span><text:span text:style-name="T47">nonnulli siuparrigue-<text:line-break/>runt</text:span><text:span text:style-name="T22"> eiica </text:span><text:span text:style-name="T47">vigesimum, his judicium quadragesimo con-<text:line-break/>tin</text:span><text:span text:style-name="T91">g</text:span><text:span text:style-name="T47">it</text:span><text:span text:style-name="T22">.</text:span></text:p>
      <text:h text:style-name="Heading_20_2" text:outline-level="2">Cap. IV.</text:h>
      <text:p text:style-name="P152"><text:span text:style-name="T22">Vides hic, arbitror, rursus viri diligentiam.<text:line-break/>Novit enim quod si quis validis decretoriis, hoc est qui in<text:line-break/>quaternariis et septimanis augentur, xvii adscribat, cogetur<text:line-break/>statim xx et quadragesimuni attribuere, quemadmodum et</text:span></text:p>
      <text:p text:style-name="P16"><text:span text:style-name="T3">* </text:span><text:span text:style-name="T22">xxiv et xxxi, si vigesimum apponat, statim nimirum cogetur<text:line-break/>et xiv, xvii et XL adjicere, quinetianr XI. siquis valide judi-<text:line-break/>cantibus attribuat, liquet etiam xvii et xx esse annumeran-<text:line-break/>dum.- Etenim usque ad xiv nulla de diebus est inter medi-<text:line-break/>cos dissensio, verum sequentium hos ordo totus ab illis<text:line-break/>confunditur, quia nonnulli non adeo experientiae mentem,<text:line-break/>scd rationi soli adhibent, quo factum est ut integras hebdo-<text:line-break/>madas putent esse complicandas. Postea quum sic xxj forti-<text:line-break/>bus decretoriis adjungant, necesse est idee» xviii quoque et<text:line-break/>XLii eos adscribere, huuc quidem ut septimanas sex com-<text:line-break/>plentem, illum ut xxi indicem. Porro hac ratione decre-<text:line-break/>toriorum dierum exploratio magnam operam non desiderat.</text:span></text:p>
      <text:p text:style-name="P15"><text:span text:style-name="T22">- </text:span><text:span text:style-name="T22">Si namque totus dierum a xvii ordo validior appareat, bi-<text:line-break/>sariarn singuli dies fidem habebunt, ex propriis experimen-<text:line-break/>tis et aliorum testimonio. At si rursus a xviii numerus fre-<text:line-break/>quenter decernere inveniatur et perfecte et firmiter,<text:line-break/>tum qui scptimumdecimum sequitur, imbecillior appa-</text:span></text:p>
      <text:p text:style-name="P8"><text:span text:style-name="T22">rebiti Quod quum lutellexisset Hippocrates, omnes omni-<text:line-break/>bus contulit, decimumseptimum, hinc enim discordiae lui-<text:line-break/>sium inter medicos subortum est, decimooctavq, vigesimo'<text:line-break/>vigesirnumprimum, pari modo vigesimum quartum vigesimo-<text:line-break/>quinto, rursus vigesimumseptimum vigefimooctavo et trige-<text:line-break/>simumprimum trigefirnosecundo, trigefimumquartum trigesi-<text:line-break/>moqninto, quadragesimum - quadragefimosecundo. Quem<text:line-break/>vero ordinem experientia probet, in epidermis indicavit, </text:span><text:span text:style-name="T22">ut<text:line-break/></text:span><text:span text:style-name="T22">qui tum haec ipsa scripscrit quae paulo ante citavi, tum<text:line-break/>vero praeter haec in tertia quidem constitutione hoc fere<text:line-break/>modo: </text:span><text:span text:style-name="T47">His frequenter undecimo die crisis advenit, sunt,<text:line-break/>quibus vigesimo contigit.</text:span><text:span text:style-name="T22"> Dein aegris norninatim citatis,<text:line-break/>Herophontem ordine tertium post tres aeris status scriptum,<text:line-break/>decimo die judicium accepisse </text:span><text:span text:style-name="T47">ait.</text:span><text:span text:style-name="T22"> Quartum Philini uxorem<text:line-break/>vigesimo die mortem oppetiisse. Post hanc Epicratis uxoris<text:line-break/>meminit, de qua ad finem totius historiae haec verba appo-<text:line-break/>nit. .Quadragesimo bilem modicam vomuit, octogesima die<text:line-break/>perfecte judicata est et febre liberata. Sextum ordine Cleo-</text:span></text:p>
      <text:p text:style-name="P8"><text:span text:style-name="T22">nactidem; recenset, et </text:span><text:span text:style-name="T22">de </text:span><text:span text:style-name="T22">ipso sub fineni sermonis ita fcribila<text:line-break/>Octogesimo rigore infestatus est, febris acuta euro prehen-<text:line-break/>dit, fudor multus fubsequutus, in urinis rubrum 'et laeve<text:line-break/>sedimentum, perfecte judicatus est. Decimus aeger est Cla-<text:line-break/>zomenrus, quem et ipsum quadragesimo die liberatum per<text:line-break/>crisim esse scribit. Atqui dies quadragesimus, ex ordine de-<text:line-break/>cimiseptimi est, quemadmodum octogesimus, • conveniebat<text:line-break/>autem quadragefimunifecundum esse decretorium. Quod si<text:line-break/>dierum computatio fecundum septimanas integras fieret, non<text:line-break/>quadragesimus, verum quadragefimussecund.us dies decre-<text:line-break/>torius inveniendus erat, sic non.octogesimus, sed octogesi-<text:line-break/>musquartus. Quare decimiseptinri diei ordinem altero<text:line-break/>longe fortiorem esse nemo ignorat, non folum quod multos<text:line-break/>in eo crisim accepisse recenset Hippocrates, scd quod nec de-<text:line-break/>cimioctavi, .nec vigesimiprimi, nec vigesimiquinti’,. nec vi-<text:line-break/>gesinricctavi, inio nec trigefimiiecundi, nec trigefimiqninti,<text:line-break/>nec quadragefimisccundi, nec sexagesimi tertii, nec. octoge-<text:line-break/>simiquarti meminit Nam in tot aegrorum catalogo, quos<text:line-break/>partim nominibus propriis, adduxit, partim fuinma quadam</text:span></text:p>
      <text:p text:style-name="P8"><text:span text:style-name="T22">comprehendit, in uno quoque aeris statu, nullum ex com-<text:line-break/>memoratis diebus decretorium esse inventum, alterius ordi-<text:line-break/>nis evidentem excellentiam indicat. Quum enim ex hoc<text:line-break/>ordine multi saepe perfecte, firmiter, bene et recte inveni-<text:line-break/>antur judicasse, ex altero ne unus quidem in uno primo epi-<text:line-break/>demiam libro, </text:span><text:span text:style-name="T22">qui </text:span><text:span text:style-name="T22">tuto decreverit, nedum perfecte,, vel su-<text:line-break/>lubriter, ut non occidat, insignem alterius eminentiam esse<text:line-break/>putabimus. An igitur in primo sic, in tertio aliter</text:span><text:span text:style-name="T69">-</text:span><text:span text:style-name="T22">scriptum<text:line-break/>reliquit? Certe et illic aegrotos quidem in constitutione<text:line-break/>enarratos una summa complectens, dixit omnes fere, qui<text:line-break/>superstites fuere, octogesimo judicatos,, ex particularibus au-<text:line-break/>tem, quorum norninatirn meminit, aliquos quidem lu qua-<text:line-break/>dragesimo- judicatos esse dicit et per Jovem nonnullos ipso-<text:line-break/>rum haud ignobiliter, nec fine signis, ut tertium ab initio<text:line-break/>libri scriptum, in Dealcis horto decumbentem. Quid enim<text:line-break/>dicit? ' Quadragesimo die pituotosa recrementa, alba et co-<text:line-break/>piosa’ dejecit, largiter sudavit per totum, absolute judicatus<text:line-break/>est. Quosdam vero qui lu longum nimis morbum incide-<text:line-break/>rant, similiter </text:span><text:span text:style-name="T22">et </text:span><text:span text:style-name="T22">ipsus ratione vigesimi diei multiplicati cri-</text:span></text:p>
      <text:p text:style-name="P8"><text:span text:style-name="T22">sim accepisse;, quemadmodum nonum aegrum ex aeris statu,<text:line-break/>Heropython,, centesimo et vigesimo die perfecte judicatum<text:line-break/>suisse refert Hippocrates, Sic aliquos vigesimoquarto die<text:line-break/>et vigefimoseptimo,. item trigefimoquarto, judicatos esse bene<text:line-break/>fimul et tuto et perfecte memoriae prodidit, in vigesimo-<text:line-break/>quarto sane decimum ex, aeris statu aegrotum, hoc fere modo<text:line-break/>scribeu </text:span><text:span text:style-name="T22">s</text:span><text:span text:style-name="T47">: </text:span><text:span text:style-name="T47">Vigesimoquarto die urinam minxit copiosam, . </text:span><text:span text:style-name="T47">al-<text:line-break/></text:span><text:span text:style-name="T47">bam muiliurn lvdbentem sedimentum, sudores calidi e por-<text:line-break/>pore toto manabant, sine febre suit.</text:span><text:span text:style-name="T22"> Vigesimo septimo </text:span><text:span text:style-name="T22">die<text:line-break/></text:span><text:span text:style-name="T22">puellam in Abderis, sed et ipsam sudore largo prorsus sebre<text:line-break/>liberatam esse resert, .hanc autem post aeris constitutionem<text:line-break/>aegrotasse septimam commemorat. Porro trigesimoquarto<text:line-break/>•die.octavum ex aeris statu aegrum, Anaxionem, sudore quo-<text:line-break/>que ipsum sebre prorsus levatum fuisse percenset,- fidamque<text:line-break/>ei crifim obtigisse. Caeterum nullus hoe libro in altero quo-<text:line-break/>danr decretoriorum dierum ordine judicatus est, verum De-<text:line-break/>alcis uxorem in vigesimoprimo decessisse commemorat, nec<text:line-break/>ullum in aliquo die,, qui in decimioctayi secta conticetur,</text:span></text:p>
      <text:p text:style-name="P8"><text:span text:style-name="T22">superstitem mansisse. Dicitur itaque </text:span><text:span text:style-name="T22">fecundo </text:span><text:span text:style-name="T22">significatu, uti<text:line-break/>prius interpretati sumus, non solum superstes, verum mor-<text:line-break/>tuus etiam judicatus suisse. Sed ut retuli, non modo in </text:span><text:span text:style-name="T22">eis<text:line-break/></text:span><text:span text:style-name="T22">diebus nemo servatus est, sed ne mortuus quidem, si Deal-<text:line-break/>cis uxorem excipias. In altero</text:span><text:span text:style-name="T69">z</text:span><text:span text:style-name="T22"> ordine complures servati, -<text:line-break/>quamvis nonnulli etiam vita defuncti, quemadmodum mu-<text:line-break/>lier quae Cyzico lunam scernininam prolem peperit, deci-<text:line-break/>moseptimo die periit. Adolescens autem lu Meliboea, om-<text:line-break/>nium. postremus ab Hippocrate ritatus, vigesimoqnarto in-<text:line-break/>teriit. Al llermocrates tertius a principio vigefimosc-<text:line-break/>ptimo die fatis concessit, Apollonius autem in Abderis de-<text:line-break/>cumbens decimustertius ah aeris constitutione aegrotus scri- •<text:line-break/>ptus, trigesimoquarto periit. Ut igitur septimo die et vige-<text:line-break/>simo complures interire vidit, quippe quum dies ii qui va-<text:line-break/>lidam virtutem-habent, non modo servent, sed etiam in-<text:line-break/>terimant interdum, sic unumquemque eorum quos recensui<text:line-break/>conspexit nunc servantem aliquos, nunc ocridentem. Jam<text:line-break/>vero secundum ab ambientis aeris statu aegrum octogesimo</text:span></text:p>
      <text:p text:style-name="P8"><text:span text:style-name="T22">interiisse ait etprimum centesimo vigesimo, sicut, arbitror, et<text:line-break/>ultimum laborantem ante pestilentem constitutionem, deri-<text:line-break/>inoquarto die mortuum esse, tres ante ipsum, septimo </text:span><text:span text:style-name="T22">die<text:line-break/></text:span><text:span text:style-name="T22">periisse. Quid opus est multis verbis ? nullum enim alium<text:line-break/>nec in primo, nec tertio epidemimn libro, vel superstitem,<text:line-break/>vel mortuum in ordine dierum, qui a decimooctavo nume-<text:line-break/>rantur invenies, sed omnes qui intra septimumdecimum ju-<text:line-break/>dicati sunt, judicium habuere in diebus, qui communi con-<text:line-break/>fensu decretorii habentur. Porro qui decimumseptirnum. ex-<text:line-break/>cesserunt, illorum unus tantum ’ vigesimoprimo ihteriiti<text:line-break/>Proinde haec sufficiunt ad demonstrandum, Hippocratem<text:line-break/>non ratione quadam persuasum ut decimumseptimum de-<text:line-break/>cretorium esse statueret, vigesimo autem primo efficaciam<text:line-break/>adimeret, sed usu et experientia doctum causam inquisivisse.<text:line-break/>At quoniam secundus, quartus et sextus epidemiton liber vel<text:line-break/>ipsius Hippocratis est, vel ejus filii Thessali, pauca etiam<text:line-break/>inde sumemus. Inveniemus siquidem et hic in secundo</text:span></text:p>
      <text:p text:style-name="P8"><text:span text:style-name="T22">vigesimum et quadragesimum decretoriis esse ab illo positos,<text:line-break/></text:span><text:span text:style-name="T38">sed </text:span><text:span text:style-name="T22">nec vigefimumprimum, nec alium quemvis ei responden-<text:line-break/>tem. lu quarto morborum adeo acutorum mentionem fa-<text:line-break/>cit, ut raro videlicet ad vigesimum pervenerint, processe-<text:line-break/>rint autem semel alterius usque ad xigesimumquartum.<text:line-break/>Unde jam vigesimum et vigefimuniquartum judicasse de mor-<text:line-break/>bis licet intelligere, non tamen alterius ordinis quenquam.<text:line-break/>Quinetiam in scito epidemsicn paucos tum aegros tum aeris<text:line-break/>status commemorat, neque hic quenquam in alterius sectae<text:line-break/>diebus judicatum esse novit. Si jam et quinti libri merui-<text:line-break/>nisse conyenit,' cujnscunque fuerit, hic etiam quinquaginta<text:line-break/>sunt universi aegri, nullus autem ipsorum vel decimo-<text:line-break/>octavo, vel vigesimoprimo, vel ut summatim dicam, in<text:line-break/>alio quodam hujus generis die judicatus est. Quum igitur<text:line-break/>ipsa experientia decimum septimum et vigesimum diem, in-<text:line-break/>super qui ipsis respondent, universos decretoriis apponat,<text:line-break/>nonnulli medici, qui non adeo evidentibus animum adhi-<text:line-break/>bent, ad perfectae hebdomadis numerum tanquam ad saci-</text:span></text:p>
      <text:p text:style-name="P7"><text:span text:style-name="T22">lrorem viam devenerunt. Deinsic quum etiam judicatum<text:line-break/>aliqiiem in vigesimopriuro conspexerint, musto sane magis<text:line-break/>opinionem suam confirmarunt.</text:span></text:p>
      <text:h text:style-name="Heading_20_2" text:outline-level="2">Cap. V.</text:h>
      <text:p text:style-name="P152"><text:span text:style-name="T22">Etenim' ut discernas cujusnanr diei pro-<text:line-break/>priutnfit judicium , quum in plures partitum fuerit, distin-<text:line-break/>lotione opus est, quemadmodum in superiore libro demon-<text:line-break/>stratum essi Contingit autem morbis inveterascentibus et<text:line-break/>judicia vehementiam perturbationis et alterationis brevita-<text:line-break/></text:span><text:span text:style-name="T22">... </text:span><text:span text:style-name="T22">tem remittere et ad duos saepe dies, vel tres extendi.<text:line-break/>Promptum est igitur in hoc crisim cuicunque ex tribus<text:line-break/>diebus volueris attribuere. Multi siquidem medicorum ne<text:line-break/>vel numerare quidem post xiv dignantur, quot jam diebus<text:line-break/>aeger decumbat, praesertim fi dum febris soluta interea esse<text:line-break/>rideatur, denuo repetat. Nonnulli vero etsi numeraverint,<text:line-break/>judiciorum in plures-dies partitionem indistincte et temere<text:line-break/>cui dierum volunt annumeranti Quapropter etiam Hippo-<text:line-break/>crates in aegrotis aliquando quidem septimo dicit, vel-un-<text:line-break/>decimo, vel decimoquarto, judicatum esse morbum, inter-</text:span></text:p>
      <text:p text:style-name="P8"><text:span text:style-name="T22">dum vero circa xx vel xsi vel alium quempiam, sicuti exem-<text:line-break/>pli gratia in prima et secunda constitutione primi epide-<text:line-break/>miorum. In prima enim ait: </text:span><text:span text:style-name="T47">Judicabantur autem quibus<text:line-break/>inter hos brevisoimi escent circa vigesimum, plurimis circa<text:line-break/>qradragesimum, multis circa, octogesimum,.</text:span><text:span text:style-name="T22"> In secunda<text:line-break/>vero constitutione, </text:span><text:span text:style-name="T47">Quibusdam vero</text:span><text:span text:style-name="T22">, inquit , </text:span><text:span text:style-name="T47">spforum ju-<text:line-break/>dicabantui iisque paucis, quibus brevijsimi escent, dirca<text:line-break/>vigasitnurn,</text:span><text:span text:style-name="T22"> ln tertia autem. </text:span><text:span text:style-name="T47">Sanguinis</text:span><text:span text:style-name="T47">,</text:span><text:span text:style-name="T22"> </text:span><text:span text:style-name="T22">inquit, </text:span><text:span text:style-name="T47">parum<text:line-break/>erumpere coepiUdrca vigesimumquartum, et in sanguinis<text:line-break/>iiuptionem fiebant abscejsus Antiphonti Critobuli filio-,,<text:line-break/>isuievit et persecte judicatus esi circa</text:span><text:span text:style-name="T22"> XL., Sed horum ver-<text:line-break/>borum ab initio statiu non.njemini,,. quum ex primo epide-<text:line-break/>initan quoque apponerem, melius esse.ratus omnes dies qui<text:line-break/>exacte soli de morbis decernere nisi sunt, prius exponere;<text:line-break/>Hujus rei gratia nec in. ipsius usquam, commentariis in tua<text:line-break/>tum scriptum est, circa quintum, aut septimum.aut nonum<text:line-break/>diem, ullum judicatum esse, sed simpliciter vel quinto, vel<text:line-break/>septimo, vel nono die; subito enim et univerilm hi judi-</text:span></text:p>
      <text:p text:style-name="P8"><text:span text:style-name="T22">cant. Quanto autem ulterius morbi excedunt diuturnio-<text:line-break/>resque fiunt, perturbatio sane quae praecipitem alteratio-<text:line-break/>nem praecedit, conquiescit. Judicia vero paulatim venien-<text:line-break/>tia duos , aut tres nies maxima ex parte occupant. Sicut<text:line-break/>enim plurimi longi affectus neque cum excretione dissolvi<text:line-break/>consueverunt, sed vel abscessu vel concoctione, ita nec ubi<text:line-break/>cum manifestis excretionibus, vel abscessibus ipsorum solu-<text:line-break/>tio contigerit, uno duntaxat die perficitur. Unde rnedico-<text:line-break/>rum quidam diuturnos morbos nequaquam judicari inquiunt,<text:line-break/>siquidem non solutionem sermone absoluto crisim esse, sed<text:line-break/>vel subitam, vel quae ipsam praecessit commotionem. Ve-<text:line-break/>rum quod judicii significatum non. exacte disquisitum perpe-<text:line-break/>tuo servatur, sed solutionem ipsam tantum, quomodocun-<text:line-break/>que fiat, complures medici judicium appellant, ex Hippo-<text:line-break/>cratis libris cliscere cuivis est integrum, maxime vero et ex<text:line-break/>iis quae veteres alii pertractant Sic igitur et Diocles pri-<text:line-break/>rnum diem decretoriis annumerat, manifesto indicans- nihil</text:span></text:p>
      <text:p text:style-name="P8"><text:span text:style-name="T22">se aliud judicium quam morbi solutionem nominare. Eiet<text:line-break/>autem perspicuum ex ipsius -verbis, quae hunc in modum<text:line-break/>habent: Quarum </text:span><text:span text:style-name="T47">sobrium caulae neque in ipso corpore va-<text:line-break/>cuatae ac imminutae distsiolvuntur,</text:span><text:span text:style-name="T22"> neque </text:span><text:span text:style-name="T47">exiccantur, ne-<text:line-break/>que subito crudae educuntur, temporum</text:span><text:span text:style-name="T22"> verot </text:span><text:span text:style-name="T47">-periodis qui- .<text:line-break/>busdarn coctae apparent, 'per summa quidem exfantes, no-<text:line-break/>cte ei die judicantdr, -JSlajn paiicisiimo’ teinpot-e:-causiae<text:line-break/>ipsiarum discutiuntur, quippe putrescentes ei in piia con-<text:line-break/>versae, ad haec lac et caro omnis absoluta ,d breviter mu-<text:line-break/>nia, quae in corpore.tum fiunt, tum moventur eisipecia-<text:line-break/>tirn alternntur </text:span><text:span text:style-name="T47">p </text:span><text:span text:style-name="T47">in hoc tempore primum apparent.</text:span><text:span text:style-name="T22"> Atque'<text:line-break/>haec Diocles. IIippocrates autem non semel 'neque bis, sed<text:line-break/>‘frequenter admodum in .primo, epidemnon </text:span><text:span text:style-name="T22">et </text:span><text:span text:style-name="T22">potissimum in<text:line-break/>tertio morbi’ solutionem .crisim' </text:span><text:span text:style-name="T22">vocat, </text:span><text:span text:style-name="T22">nulla neque excre-<text:line-break/>tione, neque abscessu evidenter praegresso. Non tamen hu-<text:line-break/>-jus gratia putandum est diuturniores morbos sine quavis ma-<text:line-break/>nifesta excretione judicari, quemadmodum neque plures dies<text:line-break/>necessario assumere. Itaque octogesimo crssim quendam ac-</text:span></text:p>
      <text:p text:style-name="P8"><text:span text:style-name="T22">cepisse in primo De morbis popularibus Hippocrates comnie-<text:line-break/>morat, aitque rigore ipsum fuisse correptum</text:span><text:span text:style-name="T22">, </text:span><text:span text:style-name="T22">acuteque fe-<text:line-break/>bricitasse et sudasse largiter. Apposui aurem paulo ante sen-<text:line-break/>tentiam, quum Cleonactidae, in primo epidernirin sexti </text:span><text:span text:style-name="T47">or-<text:line-break/>dine</text:span><text:span text:style-name="T22"> scripti, mentionem facerem.- Invenias autem alios quo-<text:line-break/>que aegros hoc sermone jam mini citatos, item quos nequa-<text:line-break/>quam apposui; judicatos 'evidenter die uno per excretionem<text:line-break/>in- procedente diuturnoque morbo. His igitur maxime </text:span><text:span text:style-name="T47">ad-<text:line-break/>vertendum</text:span><text:span text:style-name="T22"> est, ut quae dierum decretoriorum ordinem ex-<text:line-break/>acte doceant- Si enim Cleonactides hic,, postquam octoge-<text:line-break/>simo quum rigore fuisset infestatus • acuteque febricitasset,<text:line-break/>per fudorern judicatus est, liquet vigesimi numerum non<text:line-break/>mediocrem quandam potentiam obtinere. Hoc enim mul-<text:line-break/>tiplicato, octogesimum, sicut et quadragesimum et fexagesi-<text:line-break/>nmm, ad haec contesimum-</text:span><text:span text:style-name="T69">-</text:span><text:span text:style-name="T22">et centesimum vigesimum fieri<text:line-break/>contingit. Reperies: autem alios aegros decimum quartum<text:line-break/>egressos per excretionem in epidemiton libris judicatos<text:line-break/>fuisse, quorum nonnullos jam protulimus. Qui autem eos,</text:span></text:p>
      <text:p text:style-name="P8"><text:span text:style-name="T22">qui subitam fieri crisim ultra quadragesimum non putant, ar-<text:line-break/>guunt,, etiam decretoriorum dierum ordinem ostendunt.<text:line-break/>Quod etenim solutio quae per certamen et commotionem sit,<text:line-break/>in morbis diuturnis paulatim exolvatur, pulchre dictum est,<text:line-break/>at non amplius subitam eorum mutationem uno die fieri,<text:line-break/>non recte dictum esu Quum enim rigor vehemens simul<text:line-break/>cum accessione antea non factus invadat et febris acu-<text:line-break/>tissima, vehementissima, calidissima et toleratu difficilis acce-<text:line-break/>dat , sudorque copiosus </text:span><text:span text:style-name="T22">e </text:span><text:span text:style-name="T22">corpore manarit, febre hominem<text:line-break/>prorsus liberans, fi quis hoc crisim </text:span><text:span text:style-name="T47">non</text:span><text:span text:style-name="T22"> esse dicet, manifeste<text:line-break/>contentiosius esu Ego sane id genus hominibus contradicere<text:line-break/>diffusius non cousuevi, sed illud, quod accidit, magis </text:span><text:span text:style-name="T22">co-<text:line-break/></text:span><text:span text:style-name="T22">gnoscendum esse mihi proposui. Hoc enim nobis observan-<text:line-break/>tibus plerumque apparuit, atque in aegris ab Hippocrate<text:line-break/>scriptis invenire licet hujusmodi morborum longiorum so-<text:line-break/>Iutiones non, quum deinceps nulla exparte intersecantur,<text:line-break/>incidere, at quum, ubi soluti esse ridentur, iterum secundo<text:line-break/>recidivam incipiunt Contingit autem saepe diebus quibus-</text:span></text:p>
      <text:p text:style-name="P7"><text:span text:style-name="T22">dam decretoriis recidivas incipere, et quum numerum ali-<text:line-break/>quem deeretoriornm excesserint, denuo lu alio quodam de-<text:line-break/>cretorio die judicari. Hac ratione omnes particulares acuti<text:line-break/>fiunt, postquam vero omnes coierint, diuturni, interdum<text:line-break/>intervalla ipsorum numero quodam decretorio circumscri-<text:line-break/>buntur, veluti fi quis undecimo die judicatum imperfecte,<text:line-break/>decimoquaito' morbus repetat, delude vigesimo rursum die<text:line-break/>judicato parum integre,: recidiva vigesimo septimo adveniat,<text:line-break/>inde postea acute aegrotans, quadragesimo iterum judicetur.<text:line-break/>Haec igitur quisque in aegris ipse videbit, qui diligenter eis<text:line-break/>assidere voluerit, ad haec in aegrotis ab Hippocrate citatis<text:line-break/>contempletur. Porro quod decimusseptirnus decimooctavo<text:line-break/>et vigefimoprimo vigesimus fortior fit aestimandus, per Hippo-,<text:line-break/>cratis experimenta demonstratum elt. Si autem mea quoque<text:line-break/>deinceps recensuerim, longior quidem sermo erit, caeterum<text:line-break/>“fidei nihil magis habebit; si etenim quispiam et ipse quae</text:span></text:p>
      <text:p text:style-name="P6"><text:span text:style-name="T38">aegris accidunt observare velit et ah Hippocrate dictis cre-</text:span></text:p>
      <text:p text:style-name="P165"><text:span text:style-name="T102">dere, is nihil adhuc nostra experientia indigebit. At si vel<text:line-break/>sophismata evidenter apparentibus digniora esse quibus,cre-<text:line-break/>datur existimet, vel Ilippocratis .dictormn nullam, rationem<text:line-break/>cnramque habet, talis non modo nihilo plus frugis ex nostra<text:line-break/>narratione reportabit, scd etiam irridere ipsam, conabitur,<text:line-break/>hujusmodi vero frequenter dixi despiciendos esse. . Sivero<text:line-break/>veritatis studiosus quis exiftat,. sophistarum nugis relictis </text:span><text:span text:style-name="T102">ad<text:line-break/></text:span><text:span text:style-name="T102">experientiam ipse veniens, quum octoginta, vel mille ae-<text:line-break/>gros conspexerit</text:span><text:span text:style-name="T102">, </text:span><text:span text:style-name="T102">hunc indubie </text:span><text:span text:style-name="T102">. </text:span><text:span text:style-name="T102">novi </text:span><text:span text:style-name="T68">;</text:span><text:span text:style-name="T102"> non • alia dedic-<text:line-break/>bus decretoriis pronuntiaturum quam Hippocrates in-<text:line-break/>dicavit.</text:span></text:p>
      <text:h text:style-name="Heading_20_2" text:outline-level="2">Cap. V<text:span text:style-name="T101">I</text:span>.</text:h>
      <text:p text:style-name="P152"><text:span text:style-name="T22">Quum enim decretoriorum dierum tum<text:line-break/>usus tum natura, duplex-fit, Hippocrates quoque duplicem<text:line-break/>eorum doctrinam instituit, in aphorisrnis quidem et progno-<text:line-break/>gnostico eorum qui fecundum quaternarios et hebdomadas,<text:line-break/>invicem complexi sunt mentionem faciens,' in primo autem<text:line-break/>epidemiorum non horum modo, fed etiam aliorum omnium<text:line-break/>coincidentium. Quorum .causam coincidentiae-lu.scquenti-</text:span></text:p>
      <text:p text:style-name="P8"><text:span text:style-name="T22">bus dicturi fumus, nunc autem quod et natura,et usu inter;<text:line-break/>sc mutuo disserunt ostensuri sumus; natura sane, quod om-<text:line-break/>nibus pulchre evenientibus,' ad quaternarios circuitus judi-<text:line-break/>cia maxima ex parte perveniunt, erratis autem quibusdam<text:line-break/>lu coincidentes recidunt;, ussi, qrtod ad suturae crisis cogni-<text:line-break/>tionem quaternarii circuitus sufficit. Ad jam factam vero<text:line-break/>crisim judicandam oinncs semper funt cognoscendi, ut verbi<text:line-break/>gratia tutiorem esse crisim quae nono quam quae octavo,<text:line-break/>die accidit, minus fidam quae' octavo quam quae nono con-.<text:line-break/>tingit, judicemus. Proinde fides </text:span><text:span text:style-name="T47">judicii</text:span><text:span text:style-name="T22"> vel fallacia ad bo-<text:line-break/>riam nictus rationem judicatis • praescribendam . conducit,<text:line-break/>praecognoscere'yero quando potissimum accidet, ad, nondum<text:line-break/>judicatos neceisarium est. Dicetur itaque in procedente fer-<text:line-break/>mone de hoc etiam nonnihil, fed universus ferino ex cu-<text:line-break/>randi'methodo pendet. At nunc de de.eretoriorum dierum usu.<text:line-break/>nihil nisi obiter dicemus, scd omnem eorum potentiam in-<text:line-break/>terpretari festinamus. Satis est ideo ad praesentem dispu-</text:span></text:p>
      <text:p text:style-name="P8"><text:span text:style-name="T22">talionem, si Hippocratis verba commemorans ad sequentia<text:line-break/>jam descendam, lu prognostico sane hoc modo scribit i<text:line-break/></text:span><text:span text:style-name="T47">Febres, sive Janus ab his qnis evadat, sive pereat, aequali<text:line-break/>dierum numero judicantur. Ut enim saluberrimae febres,<text:line-break/>quae videlicet tutistimis fulciuntur segnis, die quarto vel<text:line-break/>antea judicari solent, ita rnalignijsimae quaeque et quibus<text:line-break/>periculosijsimasigna adjunt, die</text:span><text:span text:style-name="T22"> quarto </text:span><text:span text:style-name="T78">V</text:span><text:span text:style-name="T47">el oitius interficiunt. '<text:line-break/>Primus itaque earum insultus ita sinitur, secundus quater-<text:line-break/>narius in, septimum diem producitur, tertius</text:span><text:span text:style-name="T22"> in </text:span><text:span text:style-name="T47">undecimum,<text:line-break/>quarius in.</text:span><text:span text:style-name="T22"> decimumquartum, </text:span><text:span text:style-name="T47">quintus in decimumjeptimum,<text:line-break/>sextus in vigesimum. Hi autem ex acutisisanis morbis per<text:line-break/>quatuor su viginti ex additione perveniunt.</text:span><text:span text:style-name="T22"> Verum hu-<text:line-break/>jusmodi supputatio per dies integros nimirum fieri non po-<text:line-break/>test, quippe quum nec annus nec menses ipsi integris nume-<text:line-break/>rantur diebus, delude eadem ratione atque additione pri-<text:line-break/>mus circuitus ad quatuor et triginta, alter ad quadraginta,<text:line-break/>tertius ad sexaginta dies perveniet. Haec quidem ex pro-</text:span></text:p>
      <text:p text:style-name="P8"><text:span text:style-name="T22">gnostico verba sunt. In aphorismis quum praedixisset acu-<text:line-break/>tos morbos in quatuordecim diebus judicari, mox infert:<text:line-break/></text:span><text:span text:style-name="T47">Septimorum quartus index esi, alterius, septimanae octavus<text:line-break/>initium. ' Contemplabilis autem rursum undecimus, hic<text:line-break/>enim quartus secundae septimanae. Contemplabilis iterum<text:line-break/>decimusjeptimus, hic enim quartus esi a</text:span><text:span text:style-name="T22"> decimoquarto, sc-'<text:line-break/></text:span><text:span text:style-name="T47">ptimus autem ab undecimo.</text:span><text:span text:style-name="T22"> Atque in his duobus com-'<text:line-break/>mentariis omnes dierum decretoriorum circuitus hebdoma-<text:line-break/>dis et quaternariis adscribit. At iu primo epiderniorum om-<text:line-break/>nium deinceps meminit hisce verbis: </text:span><text:span text:style-name="T47">Esi autem primus de-<text:line-break/>cretorius circuituum, qui paribus diebus decernunt, quar-<text:line-break/>tus, sextus, decimus, decimusquartus, decimusoctavus,<text:line-break/>vigesimus, vigesimusquartus, vigesimusoctavus, trigesi-<text:line-break/>mus, trigesimusquartus, quadragesimus, sexagesimus, octo-<text:line-break/>gesimus, centesimus, centesimus vigesimus.</text:span><text:span text:style-name="T22"> Eorum qui<text:line-break/>imparibus rireuitibus judicant primus est tertius, quintus,<text:line-break/>septimus, nonus, undecimus, decimusseptimus, vigefimus-<text:line-break/>primus, vigefimusseptimus, trigefimusprimus. Hippocra-<text:line-break/>tes igitur omnes hoc sermone decretorios dies manifesto<text:line-break/>comprehendit, recordationi siquidem ac memoriae praepa-.</text:span></text:p>
      <text:p text:style-name="P146"><text:span text:style-name="T22">ratio haec convenit. Demonstratum enim nobis saepius est<text:line-break/>epidemiorum libros prognostico prius et aphorisrnis scriptos<text:line-break/>esse, quod-memoriam rerum prius observatarum suggerant.<text:line-break/>Itaque</text:span><text:span text:style-name="T69">:</text:span><text:span text:style-name="T22">&lt;lu hoc commentario omnes decretorios dies per se-<text:line-break/>riem conscripsit, in illis eos tantum qui maximam virtutem<text:line-break/>habent et naturae suae ratione perfecti funt, ficut lu scquen-<text:line-break/>tibus ostendetur, et insuper mediocrem usum ad futuri sta-<text:line-break/>tus judiciique .praenotionem exhibent. Cur igitur Hippo,-<text:line-break/>crates- non unam iu omnibus libris decretoriorum dierum<text:line-break/>doctrinam tradiderit;'jam liquido constati Nec obscurum'<text:line-break/>cur alsis medicis de hisce diebus controversia suscepta sit.<text:line-break/>Alii elenim quod duplex eorum natura fit,, non plane cogi-<text:line-break/>tarunt,.alii nequaquam observarunt initium, sed rationi to-<text:line-break/>tum concessere^.' nonnulli usu ipfos deprehendere conati<text:line-break/>sunt, verum duplici nomine salsi suut, vel quoss nihil om-<text:line-break/>niuo ante experientiam definierint, vel insultius. sententiam<text:line-break/>protulerint..<text:tab/>.<text:tab/></text:span><text:span text:style-name="T3">-Γ</text:span></text:p>
      <text:h text:style-name="P4" text:outline-level="2">Cap. VII.</text:h>
      <text:p text:style-name="P152"><text:span text:style-name="T22">Porro nobis qnae distinguenda veniant ,<text:line-break/>ante experimenta, dictum est, item de diebus decretoriis,<text:line-break/>ferre judicium non properandum esse, donec in multis </text:span><text:span text:style-name="T47">ae-<text:line-break/>gris</text:span><text:span text:style-name="T22"> annis compluribus accurate quis observaverit; </text:span><text:span text:style-name="T22">nam<text:line-break/></text:span><text:span text:style-name="T22">praeter alia etiam annalium constitutionum pernrultae-<text:line-break/>quaedam differentiae sunt. Ergo lu tota aestate interim plo-<text:line-break/>res quam quadringentos homines acute aegrotantes univer-<text:line-break/>sos vel septimo vel nono die crisim habuisse conspexi, in<text:line-break/>alio rursus anno quosdam decimoquarto, quosdam vigesimo,<text:line-break/>plurimos post morbi reversionem, in alio permnitossangui-<text:line-break/>nis fluorem quinto habuisse, persecte septimo,. vel nono die<text:line-break/>judicatos esse. </text:span><text:span text:style-name="T56">y</text:span><text:span text:style-name="T22">Vidi </text:span><text:span text:style-name="T47">etiam</text:span><text:span text:style-name="T22"> in autumno aliquando omnes,<text:line-break/>underimo judicatos, sed </text:span><text:span text:style-name="T47">hic quidem</text:span><text:span text:style-name="T22"> autumnus bonam crisim<text:line-break/>attulit,, lu alio autem omnibus sexto die non .bonum judi-<text:line-break/>clum accidit Quapropter etiam magis subit mihi mirari.<text:line-break/>eos qui plane nullum lu,diebus discrimen, verum ejusdem<text:line-break/>omnes dignitatis esse arbitrantur. Toti fi quidem fletus fre-<text:line-break/>quenter, vel aestivorum, vel autumnalium morborum</text:span></text:p>
      <text:p text:style-name="P8"><text:span text:style-name="T22">unam judiciorum speciem obtinent, quemadmodum in his<text:line-break/>quos. Hippocrates conscripsit manifestum esu lu quibus,<text:line-break/>si quis non omnino segnis est, interdum sane alium decreto-<text:line-break/>riorum dierum saepius judicantem ridebit quam alium, non<text:line-break/>tamen octavum, duodecimum, aut decimumscxtum, aut hu-<text:line-break/>jus notae aliquem. Apparent igitur sophistae in utrisque,<text:line-break/>quae universam medicinam constituerant, errare, experien-<text:line-break/>tia nempe et ratione. Neque enim in quibus experientiae<text:line-break/>usus est ipsam expectant, sed ut cuique in mentem venerit,<text:line-break/>nugantur; neque evidenter apparentium causas inveniunt.<text:line-break/>Hujus rei gratia,alius' ex eis nec decretorium diem nec<text:line-break/>omnino judicium esse confirmat ,• alius judicium quidem esse<text:line-break/>quoddam, non tamen etiam dies decretorios concedit, tan-<text:line-break/>quam ratione magis quam experientia decretorios dies et<text:line-break/>judicia invenire conveniat, vel quasi pejores existant illi qui<text:line-break/>per experientiam utraque se didicisse confitentur. Nobis<text:line-break/>fane qni' post Herophllum, Xenophontem et Asclepiadem<text:line-break/>stati sumus, forsan lu viros illos vel invidis, vel conten-</text:span></text:p>
      <text:p text:style-name="P147"><text:span text:style-name="T22">tio quaedam esse possit. Sed quaeso undenam </text:span><text:span text:style-name="T22">in </text:span><text:span text:style-name="T22">mentem ve-<text:line-break/>nit ei, qui primo accurate ipsos per experientiam invenerit,<text:line-break/>quemadmodum epidemiorum • libri testantur, ut praecogno-<text:line-break/>sceret sophistas tales quosdam in posterum futuros, quum<text:line-break/>nondum ulli his similes Hippocratis temporibus extiterint,<text:line-break/>verum singuli pro viribus artem juvare luvenireque aliquid,<text:line-break/>non depravare recte inventa studerent? Quinetiam medi-<text:line-break/>cos, qui ab experientia empirici nominantur, ridere licet<text:line-break/>tanquam communes quosdam omnium dogmaticorum hostes,<text:line-break/>inquirentes quod mentiantur, non tamen aut decretorios<text:line-break/>dies, aut judicia tollentes, sed veluti et aliud quippiam<text:line-break/>maxime evidens , haec quoque ambo statuentes. Satis milii<text:line-break/>jam est de sophistis nngantibns-<text:tab/></text:span><text:span text:style-name="T22">«. •</text:span></text:p>
      <text:h text:style-name="Heading_20_2" text:outline-level="2">Cap. VIll.</text:h>
      <text:p text:style-name="P152"><text:span text:style-name="T22">Quin magis ad dictorum cohaerentiam<text:line-break/>denuo revertor, prius universis quae praediximus in sum-<text:line-break/>mam unam redactis. Decretorius itaque fortissimus omnium est<text:line-break/>dies scptimus, praenuntiat eum dies quartus haec duo habens,<text:line-break/></text:span><text:span text:style-name="T22">' ut </text:span><text:span text:style-name="T22">decretorius minor sit et septimi ludex. Delude ujnieci-</text:span></text:p>
      <text:p text:style-name="P8"><text:span text:style-name="T22">mus et xiv eandem proportionem et naturam invicem con-<text:line-break/>servant quam cum septimo quartus. Deinde frequentes<text:line-break/>quidem decimusscptimus ad vigesimum, raro autem decimus-<text:line-break/>oetavus ad vigefimurnprimum eandem rationem habet quam<text:line-break/>cum septimo quartus et undecimus cum decimoquarto. Hi ergo,<text:line-break/>ut Hippocrates dixit, per quatuor aucti ad viginti perve-<text:line-break/>niunt. Coincidunt eis nonus, quintus et tertius. Pluri-<text:line-break/>mos quidem nonus judicat, secundam vim obtinet quintus<text:line-break/>et post hunc tertius. De sexto prius diximus ut malo de-<text:line-break/>cretorio. Decimustertius certe omnium decretoriorum im-<text:line-break/>becillimus, omnium vero qui non decernunt fortissimus,<text:line-break/>tanquam in medio quodam utrorumque virtutis situs.. Cum<text:line-break/>vehementissima itaque pugna funt crises, ficut etiam antea<text:line-break/>diximus, quae usque ad decimum quartum diem veniunt, cum<text:line-break/>minori,quae ad vigesimum usque pertingunt, inde usque ad<text:line-break/>quadragesimum adhuc etiam magis earum vehementia exol-<text:line-break/>vitur, ab illo autem die perlecte exoluta redditur.</text:span></text:p>
      <text:h text:style-name="Heading_20_2" text:outline-level="2">Cap. IX.</text:h>
      <text:p text:style-name="P162"><text:span text:style-name="T22">Proportio autem dierum decretoriorum</text:span></text:p>
      <text:p text:style-name="P8"><text:span text:style-name="T22">perpetuo servatur. Ut enim decirnusquartus et secundae<text:line-break/>septimanae finis est et tertiae principium, ita trigesimusquar-<text:line-break/>tus quintae terminus est simul et sextae initium. Qiiare tres<text:line-break/>septimanae viginti diebus semper describuntur, ideoque sexa-<text:line-break/>gesirnus, uti prius declaratum est, non sexagesimustertius<text:line-break/>decretorius fiet. Pari modo octogesimus et centesimus ni-<text:line-break/>gefimus. Ut enim judiciorum vehementia paulatim proce-<text:line-break/>dente tempore exolvitur, ita et imbecilles decretorios obscu-<text:line-break/>.rari plane accidit, solos, autem semper persisserequi per-<text:line-break/>sectum decretoriorum numerorum circuitum describunt.<text:line-break/>Videtur autem, ut per experientiam licet condiscere, circui-<text:line-break/>tus persectus esse qui viginti diebus constat. Si etenim<text:line-break/>semper per conjugationem septimi numerus procederet, </text:span><text:span text:style-name="T22">ut<text:line-break/></text:span><text:span text:style-name="T22">in primis duobus habet, esset hae quoque ratione hicscpti-<text:line-break/>mus perfectus primus circuitus. Quoniam vero secundus a<text:line-break/>primo disjunctus est et tertius secundo cohaeret, liquet pro-<text:line-break/>portionem quae ah initio 'statuebatur, non adhuc post deci-<text:line-break/>mumquartum diem conservari, attamen post vigesimum diem<text:line-break/>idem circuituum ordo perpetuo consistit. Respondebit ergo</text:span></text:p>
      <text:p text:style-name="P8"><text:span text:style-name="T22">trigefimusquartus decimoquartu, quippe qui ex duabus sc-<text:line-break/>ptimanis disjunctis fiat, et quadragesimus vigesimo</text:span><text:span text:style-name="T22">, </text:span><text:span text:style-name="T22">ut qui<text:line-break/>tertiam hebdomadem conjunctam expleat. Quare hoc ipsum<text:line-break/>Hippocrates nos docens in prognostico, ubi de vigesimo die<text:line-break/>verbafecerit, deinceps inquit: </text:span><text:span text:style-name="T47">Poflhos eadem ratione eadem-<text:line-break/>que additione primus ad quatuor et triginta dies pervenit.<text:line-break/></text:span><text:span text:style-name="T22">Primum enim dixit trigesimumquartum post vigesimum, ut '<text:line-break/>circuitum, non ut diem decretorium, quoniam et vigesimus-<text:line-break/>quartus et vigcsimusseptimus et trigesimusprimus post vige-<text:line-break/>simum est decretorius. Sed quoniam de minoribus perio-<text:line-break/>dis, sunt autem quaternarii, abunde sutis docuit, ad haec<text:line-break/>septimanas ipsas exposuit, reliquos statim duos circuitus </text:span><text:span text:style-name="T47">vo-<text:line-break/>luit</text:span><text:span text:style-name="T22"> simul doctrinae causa adjicere , nempe et ex duabus<text:line-break/>septimanis compositum et illum qui tribus constat</text:span><text:span text:style-name="T22">, </text:span><text:span text:style-name="T22">verum<text:line-break/>qui dnas continet, velut imperfectum quendarn, qui tres,<text:line-break/>exacte persectum. Siquidem jam quadragesimum, fexagesi-<text:line-break/>mum, octogefimum, centesimum vigesimum ex vigesimo<text:line-break/>saepius aneto fieri contingit. Hoc igitur ipsum et non aliud</text:span></text:p>
      <text:p text:style-name="P8"><text:span text:style-name="T22">persecti circuitus est indicium , vel compositi semper et sae-<text:line-break/>pius in se aucti, quod alium non magis requirat. Atqui<text:line-break/>nec unus eorum qui vigesimum praecedunt, hoc obtinet;<text:line-break/>nam septimus si per se semper auctus sit, ad vigesimumque<text:line-break/>primum, vigesimum octavum et trigesimumquintum et 'qua-<text:line-break/>dragesimumsecundum excideret, decimusquartus pari modo<text:line-break/>vigefimumoctavum faceret et quadragesimumsecundum. Sed<text:line-break/></text:span><text:span text:style-name="T22">et </text:span><text:span text:style-name="T22">ipse quaternarius, si ejus compositionem in sc faceret, octa-<text:line-break/></text:span><text:span text:style-name="T22">vump </text:span><text:span text:style-name="T22">duodecimum et decimum sextum fortes decretorios<text:line-break/></text:span><text:span text:style-name="T22">efficeret. </text:span><text:span text:style-name="T22">Quapropter ipfe quartus ne periodus quidem evi-<text:line-break/></text:span><text:span text:style-name="T22">denter </text:span><text:span text:style-name="T22">est, fed periodi velut dimidium; etenim septimana<text:line-break/>dupliciter divisa quartus sectionem accipiens primi quater-<text:line-break/>narii terminus est, secundi initium. Forsan quis septima-<text:line-break/>nam hanc jam persectum circuitum esse putaverit, non enim et<text:line-break/>in hac septimum diem secundae septimanae initium esse con-<text:line-break/>tingit; sic enim ad decimnmtertium, non decimumquartum,<text:line-break/>terminus ejus perveniret. Sed quum rursus decirnusquar-<text:line-break/>tus terminus simul secundae septimanae et tertiae prluci-</text:span></text:p>
      <text:p text:style-name="P8"><text:span text:style-name="T22">pium sit, non adhuc perfectus circuitus septimana sic fuerit,<text:line-break/>bis enim se ipsum multiplicavit, ter non potuit. Atqui,si<text:line-break/>propter duas priores hebdomadas ex disjunctione factas, in-<text:line-break/>tegrum quendam circuitum putare septimanam convenit,<text:line-break/>propter tertiam vero conjunctam, non etiam integrum., vel<text:line-break/>omnino in dubitationem sermonem incidere necesse est, vel<text:line-break/>septimanam primum quendam ordine et. simplicem circuitum<text:line-break/>putandam esse, qui vero. </text:span><text:span text:style-name="T47">ex</text:span><text:span text:style-name="T22"> viginti diebus componitur, se-<text:line-break/>cundum simul et compositum et persectum.</text:span><text:span text:style-name="T69">-</text:span></text:p>
      <text:h text:style-name="Heading_20_2" text:outline-level="2">Cap. X.</text:h>
      <text:p text:style-name="P152"><text:span text:style-name="T22">Monet jam hic sermo nos considerare, quis<text:line-break/>horum dierum de acutis morbis decernat. Quum enim Hip-<text:line-break/>pocrates inaphorismis </text:span><text:span text:style-name="T47">acutos morbos in quatuordecim die-<text:line-break/>bus judicari dicat,</text:span><text:span text:style-name="T22"> magnam inde nugandi 'occasionem sophi-<text:line-break/>stae arripuerunt; atqui fine illorum nugis omnibus et judi- .<text:line-break/></text:span><text:span text:style-name="T47">eia</text:span><text:span text:style-name="T22"> omnia praesagire et jam facta explorare potes. Nam si<text:line-break/>morbum exempli gratia vigesimo die judicandum esse per-<text:line-break/>fagiens, nictus rationem </text:span><text:span text:style-name="T47">ei</text:span><text:span text:style-name="T22"> congruam instituas, magnum</text:span></text:p>
      <text:p text:style-name="P8"><text:span text:style-name="T22">aegro praesidium adferes. Licebit autem tibi er acutum et<text:line-break/>diuturnum ipsum vocare, quum nulla vel commoditas;, vel<text:line-break/>offensa ex appellatione aegro adveniat. Fingamus enim acu—<text:line-break/>tum hujusmodi morbum vocari,. .omnibus quae ad victum<text:line-break/>aegri pertinent, recte administratis, quid inde pejus; vel<text:line-break/>melius erit? Rursus diuturnum ipsum, fi placet,.'appella,:<text:line-break/>ut nihil ex hoc, vel juvari,.vel offendi aegruminteiligas.<text:line-break/>Quemadmodum igitur etin aliis pluribus sophistae deutimini-<text:line-break/>bus contendentes dissentiunt tempusque discentium conte-.,<text:line-break/>runt, sic quoque in acutorum longorumque morborum, di-.,<text:line-break/>stiuctione. Nam si verum fateri oportet, non duae tantum.<text:line-break/>morborum differentiae, sed permultae admodum putandae<text:line-break/>sunt,' si quidem quartana febris lu .tot annos lucidit, quot<text:line-break/>alia diebus judicata est, ad haec alius, quidam morbus in.,<text:line-break/>menses multos duravit Haec igitur prima differentia tris.<text:line-break/>plex; partim enim morbi diebus, partim mensibus, partim<text:line-break/>annis </text:span><text:span text:style-name="T22">totis </text:span><text:span text:style-name="T22">judicantur, . Mernbratim rursus lu morbis, qui-<text:line-break/>ad mensus perveniunt, non simile existit, duorum videlicet</text:span></text:p>
      <text:p text:style-name="P8"><text:span text:style-name="T22">mensium; vel septem solutionem fieri. Ita quum dierum,<text:line-break/>vel annorum numero morbi solvuntur, permagnum discri-<text:line-break/>men exillit. Quid enim similitudinis vel tertio, vel </text:span><text:span text:style-name="T47">vige-.<text:line-break/></text:span><text:span text:style-name="T22">simo die judicium subiisse, itidem vigesimo, vel quadrage-<text:line-break/>simo ? Jam vero fi naturalem ipsorum differentiam invenire<text:line-break/>moliaris,, quot dierum decretoriorum circuitus sunt, tut<text:line-break/>quoque morbi statuendi erunt. Itaque si alterius naturae<text:line-break/>esse dicas, quemadmodum sane est, non posse primum qua-<text:line-break/>ternarium superare, alterius, septimum non excedere, ita<text:line-break/>et undecimi, decimiquarti, derimiseptimi, vigesimi, omni-<text:line-break/>umque deinceps decretoriorum proprius cujusque morbus<text:line-break/>existimandus est.</text:span></text:p>
      <text:h text:style-name="Heading_20_2" text:outline-level="2">Cap. XI.</text:h>
      <text:p text:style-name="P152"><text:span text:style-name="T22">Praestat tamen doctrinae gratia majoribus<text:line-break/>eos terminis comprehendere, ne plurimi fiant, verum, non<text:line-break/>ita magis rursus, ut multum differentes inter sc mutuo col-<text:line-break/>locentur. Unde nec </text:span><text:span text:style-name="T47">eos</text:span><text:span text:style-name="T22"> laudo qui duas universas‘rnorbo-<text:line-break/>rum species ponunt, neque utram que'deinde dividunt, nec<text:line-break/>illos probo qui tot esse dicunt quot?, dierum decretoriorum</text:span></text:p>
      <text:p text:style-name="P8"><text:span text:style-name="T22">cirtuitus. Quae igitur praestantissima doctrina fuerit, ina-<text:line-break/>ximeque artis usui idonea ?- puta siquis sophistarum medico-<text:line-break/>rum accurate medicinam tractare canetur, sublimilliaefede<text:line-break/>relicta, in qua magni regis cujuspiam instar -sedens' adole-<text:line-break/>sceutes moratur, hunc fatis noni ex ipsa re nitilitattmfedoi<text:line-break/>ctum iri. Sicut igitur'et Hippocrates in omnibus admifan-<text:line-break/>dus ah ipsis evidentibus sermonem capiens haec aliquando<text:line-break/>fcribitr Cibisieracutus morbuie esi,iseatirn etiant iaboree ex-<text:line-break/>tremi' </text:span><text:span text:style-name="T47">ndsiunt et extrenie tenuijsimo victu' 'sutejidurn esi.<text:line-break/></text:span><text:span text:style-name="T22">Interdum ita scribit: </text:span><text:span text:style-name="T47">Acuti morbi quatuordecim diebus-</text:span><text:span text:style-name="T22"> /ra-<text:line-break/>dicantur. Deinde rursus : </text:span><text:span text:style-name="T47">Hi ergo per quatitor aucti ad<text:line-break/>viginti, perveniunt'.</text:span><text:span text:style-name="T22"> Iterum postea: Spirandi facilitas ma-<text:line-break/>ximam vim ad salutem habere existimanda est lu omnibus<text:line-break/>morbis acutis, quibus febris copulatur, quique quadraginta<text:line-break/>diebus judicantur. Quin, etiam sexagesimi, octogesimi et<text:line-break/>centesimi vigesimi rursus meminit,. atque his deuuo relictis<text:line-break/>aestatis morbos hieme solvi ait, hibernos aestate, </text:span><text:span text:style-name="T22">a </text:span><text:span text:style-name="T22">Quin al<text:line-break/>hoc </text:span><text:span text:style-name="T22">modo </text:span><text:span text:style-name="T22">inquit; </text:span><text:span text:style-name="T47">Plufirni puerorum affectus diebus qrt&amp;ti</text:span></text:p>
      <text:p text:style-name="P8"><text:span text:style-name="T47">draginta. judicantur, quidam septem mensibus , aliqui se-<text:line-break/>ptem annis, nonnulli ad pubertatem usque perveniunt.<text:line-break/></text:span><text:span text:style-name="T22">Hae omnes ad doctrinam simul clariorem et aegrorum usum<text:line-break/>admodum utiles suut differentiae-; 'etenim </text:span><text:span text:style-name="T22">sua </text:span><text:span text:style-name="T22">cujusque vi-<text:line-break/>ctus species esu Cognoveris autem maxime aegrum ipIum<text:line-break/>lu his omnibus, si hypothesin sermoni adjecero. , Adolescens<text:line-break/>ergo quis valido morbo correptus sit, , qni in primo quater- </text:span><text:span text:style-name="T22">'<text:line-break/></text:span><text:span text:style-name="T22">nario judicabitur,- aphorismum in hoc maxime illum imi-<text:line-break/>tandum puta: </text:span><text:span text:style-name="T47">Quum peracutus rnorbusscierit, siatim etiam<text:line-break/>extremi dolores adsunt et extreme tenuisisirno omnium victu<text:line-break/>utendum esi</text:span><text:span text:style-name="T47">, </text:span><text:span text:style-name="T47">neque - alimentum quodvis huic adhibueris,<text:line-break/>neo melicratum aut huic simile -, imo</text:span><text:span text:style-name="T22"> etiam </text:span><text:span text:style-name="T47">ab aqua quan-<text:line-break/>tum potesi, .abstinere jubeto</text:span><text:span text:style-name="T22"> Hunc ipsum adolescentem,<text:line-break/>ubi septimo die crisim habitmuin statueris, paululum prae-<text:line-break/>dictam' victus rationem immuta, vel mulsam exhibens, vel<text:line-break/>estam hujusmodi quandam potionem morbi naturae familia-<text:line-break/>rem, ut Hippocrates praecepit. - Ipse autem et haec.luve-</text:span></text:p>
      <text:p text:style-name="P8"><text:span text:style-name="T22">nies partim </text:span><text:span text:style-name="T47">a</text:span><text:span text:style-name="T22"> </text:span><text:span text:style-name="T22">signis quibusdam, velut temperamento, con-<text:line-break/>suetudine et aetate, quaedam etiam aegrum interrogabis, an<text:line-break/>valido fit ventriculo, qui longam inediam ferre possit, an cito<text:line-break/>offendatur et facile dissolvatur. Sic etiam habitum hominis’<text:line-break/>considerans, quaedam ipse ex iis, quae in opere De tempe-<text:line-break/>ramentis didicisti invenies, alia ex aegro rogando, sunt<text:line-break/>enim quidam ad resolutionem faciles, atque ideo diuturnio-<text:line-break/>rem inediam non ferunt, licet viribus validi antea suerint.<text:line-break/>Si jam tibi tale quippiam interroganti et per te ipsum con-<text:line-break/>jicienti appareat et aeger facile dissolvatur, facileqne stoma-<text:line-break/>chus ejus offendatur, ptisanae cremorem exacte percolatum<text:line-break/>quotidie modice exhibebis,’ memor rursus hic ejus, quod<text:line-break/>Hippocrates dixit: </text:span><text:span text:style-name="T47">Sed aliquid tum confueiudinis gratia,<text:line-break/>tum etiam ne vascrrcm magna siat inanitio, sugerer e con-<text:line-break/>venit.</text:span><text:span text:style-name="T22"> At ubi septimus dies instet, nequaquam aegrum nu-<text:line-break/>triri convenit, scd ante unum diem vel antea, minus exhi-<text:line-break/>bendum est. Atque haec nos adamussim senex ille in opere,<text:line-break/>de nictus ratione in-morbis acutis perdocuit. Si quidem</text:span></text:p>
      <text:p text:style-name="P8"><text:span text:style-name="T22">adolescenti tertio aut quarto die morbum judicatum iri spes<text:line-break/>sit, nullum stomachi vitium, aut habitus inanitionem suspi-<text:line-break/>cure. </text:span><text:span text:style-name="T22">. </text:span><text:span text:style-name="T22">Ad haec si praeterquam quod juvenis sit , etiam va-<text:line-break/>lidissimas vices habeat, • longam facile inediam tolerare fatea-<text:line-break/>tur et aegre dissolvi tibi appareat, insuper nullus ejusmodi •<text:line-break/>morbus adsit; ut oxymeli aut mulsam requirat, is omnino ad,<text:line-break/>septimum usque diem a cibis abstinere potest. Quod si ad, •<text:line-break/>tertium, vel quartum quaternarium crisis sutura videatur,<text:line-break/>non ita abstinere potest, nec sola potione servari. Quapro-<text:line-break/>pter non parva quaedam nictus mutatio, nec morborum ideo<text:line-break/>exigua differentia.</text:span></text:p>
      <text:h text:style-name="Heading_20_2" text:outline-level="2"><text:span text:style-name="T22">Cap. </text:span><text:span text:style-name="T3">Χ</text:span><text:span text:style-name="T10">II</text:span><text:span text:style-name="T3">.</text:span></text:h>
      <text:p text:style-name="P162"><text:span text:style-name="T22">Vocetur jam peracutus,morbus qui ad<text:line-break/>septimum usque diem extenditur, qui longius procedit, sim-<text:line-break/>pliciter acutus. At hic quoque differentiae in peracuto me-<text:line-break/>moria tenendae funt; etenim exacte peracutus is est, qni<text:line-break/>quartum diem attingit, non exacte, qui ad septimum usque<text:line-break/>producitur. Eadem ratione inter acutos alius exacte acutus,<text:line-break/>qui ad usque decimumquartum porrigitur; non exacte vero,<text:line-break/>qui ad vigesimum,usque durat, quanquam et ipse acutus sit.</text:span></text:p>
      <text:p text:style-name="P8"><text:span text:style-name="T22">Adhuc aliud morborum genus, quod ex decidentia acutum,<text:line-break/>ad. quadragesimum usque diem pervenit; satius enim est ita<text:line-break/>vocare iplurn, quod acuto quodam imperfecte judicato intra<text:line-break/>diem xx, deinde vehementia ejus obtusa, reliquum ejus in-.<text:line-break/>tra xL diem solvi consuerit Nonnulli autem statim ab ini-<text:line-break/>tio velut prohibiti, tardeque moti et nullam interea subitam<text:line-break/>mutationem moliti ad quadragesimum, producuntur. Du-<text:line-break/>plex autem horum quoque natura est; vel enim accessionum<text:line-break/>remissiones in exactam integritatem finiunt, vel continua </text:span><text:span text:style-name="T47">fe-<text:line-break/>bris</text:span><text:span text:style-name="T22"> Iemper perdurat. Atque hujusmodi morbi de acutorum<text:line-break/>natura obtinere videntur; alii vero manifesto jam sunt diu-<text:line-break/>turni. Porro Archigenes multis nominibus et diversis lau-<text:line-break/>dandus est, maxime vero fi studium ejus artis tractandae<text:line-break/>medicae cognoveris, quonlam non temporibus solis nudis,<text:line-break/>sed et mctu </text:span><text:span text:style-name="T47">et</text:span><text:span text:style-name="T22"> natura magis acutum vel peracutum mor-<text:line-break/>bum appellaverit. Nam quum segni lentoque motu cum<text:line-break/>intervallis a febre liberis ad quadragesimum usque extendi-</text:span></text:p>
      <text:p text:style-name="P8"><text:span text:style-name="T22">tur,\ </text:span><text:span text:style-name="T22">nemo sanae mentis’</text:span><text:span text:style-name="T69">1</text:span><text:span text:style-name="T22"> acutum, inquit, nominaverit; et-<text:line-break/></text:span><text:span text:style-name="T22">enim </text:span><text:span text:style-name="T22">al . ante </text:span><text:span text:style-name="T22">xL </text:span><text:span text:style-name="T22">cesset, hujusmodi existeus, jam diuturnus<text:line-break/>est. Alios vero morbos breves quidem vocataequum au-<text:line-break/></text:span><text:span text:style-name="T22">tem esse </text:span><text:span text:style-name="T22">dicit nec acutos nec diuturnos appellari; quernad-<text:line-break/>rnodum parvas has et a periculo, remotas febres, quas non<text:line-break/>diuturnas este nemo ignoret, etsi, </text:span><text:span text:style-name="T22">ab </text:span><text:span text:style-name="T22">acutorum natura reces-<text:line-break/>serint; nam acutum eum osse ait qui cum velocitate peri-<text:line-break/>culusus .est. Vides igitur nos, quum solutio interdum ean-.<text:line-break/>dem temporis praefinitionem habet, vel acutum morbum,<text:line-break/></text:span><text:span text:style-name="T22">vel </text:span><text:span text:style-name="T22">non acutum nuncupare;. eodem modo quandoque alium<text:line-break/></text:span><text:span text:style-name="T22">acutum; alium </text:span><text:span text:style-name="T22">diuturnum ipsc 'motu solo distinguentes.<text:line-break/></text:span><text:span text:style-name="T22">Novi igitur </text:span><text:span text:style-name="T22">complures ad quadragesimuni usque diem con-<text:line-break/></text:span><text:span text:style-name="T22">tinna </text:span><text:span text:style-name="T22">sebre .conflictatos esse; ita voco eam, quae nunquam<text:line-break/></text:span><text:span text:style-name="T22">ad-integritatem </text:span><text:span text:style-name="T22">desciit, ita ut hujusmodi morbum non fuisse<text:line-break/></text:span><text:span text:style-name="T22">diuturnum </text:span><text:span text:style-name="T22">dicere possimus.; non tamen simpliciter </text:span><text:span text:style-name="T22">acutum<text:line-break/>nominare ratio . esu Sed- </text:span><text:span text:style-name="T22">enim quoniam ex decidentia acuti<text:line-break/></text:span><text:span text:style-name="T22">exactaefolulionis terminum habent </text:span><text:span text:style-name="T22">longissimum </text:span><text:span text:style-name="T22">diefn </text:span><text:span text:style-name="T22">qua-<text:line-break/></text:span><text:span text:style-name="T22">dragesimmn , nonnulli vero </text:span><text:span text:style-name="T22">.continua scrnper felire ad hunc-</text:span></text:p>
      <text:p text:style-name="P8"><text:span text:style-name="T22">usque extensi sunt, ponatur et hoc tempus aliquando jam<text:line-break/>diuturnorum manifesto affectuum, eorum, inquam, qui lu-<text:line-break/></text:span><text:span text:style-name="T22">tervallum habent, </text:span><text:span text:style-name="T22">sicut antea diximus, aliquando acutorum'<text:line-break/></text:span><text:span text:style-name="T22">esse </text:span><text:span text:style-name="T22">decretorium. Itaque Hippocrates in' prognostico his<text:line-break/>verbis: utitur.; </text:span><text:span text:style-name="T47">Facilis autem spiratio in omnibus acutis<text:line-break/>morbis, quibus scbris copulatur, quique intra quadraginta<text:line-break/>dies judicari solent, adniAdum -magnum ad salutem mo-<text:line-break/></text:span><text:span text:style-name="T47">mentum </text:span><text:span text:style-name="T47">habere putanda esi-</text:span><text:span text:style-name="T22"> </text:span><text:span text:style-name="T3">ηθη </text:span><text:span text:style-name="T22">enim simpliciter acutis<text:line-break/>dixit, quamvis dicere potuisset, scd cum additione hac,<text:line-break/>nempe, qui intra </text:span><text:span text:style-name="T47">quadraginta dies judicarisolent,</text:span><text:span text:style-name="T22"> tan-<text:line-break/>tjham acuti quidam sint, qui </text:span><text:span text:style-name="T47">perfectae</text:span><text:span text:style-name="T22"> solutionis gratia ad<text:line-break/></text:span><text:span text:style-name="T22">eum diem</text:span><text:span text:style-name="T22">.prolongentur. Acuti </text:span><text:span text:style-name="T22">ergo </text:span><text:span text:style-name="T22">simpliciter, non utique<text:line-break/></text:span><text:span text:style-name="T22">ultra deeimuinquartum </text:span><text:span text:style-name="T22">diem progrediantur non judicati. Qui<text:line-break/></text:span><text:span text:style-name="T22">vero </text:span><text:span text:style-name="T22">lu quadragesimum excidunt, interdum hi ipsi sunt, qui<text:line-break/></text:span><text:span text:style-name="T22">intra </text:span><text:span text:style-name="T22">derimumquartum ssiem imperfecte prius judicati sue-<text:line-break/></text:span><text:span text:style-name="T22">rant; </text:span><text:span text:style-name="T22">interdum </text:span><text:span text:style-name="T22">, </text:span><text:span text:style-name="T22">quorum paulo ante memini , non frequen-<text:line-break/></text:span><text:span text:style-name="T22">ter a.deo' </text:span><text:span text:style-name="T22">evenientes; quinetiam tertium genus illorum est,<text:line-break/></text:span><text:span text:style-name="T22">qui manifesto jam' </text:span><text:span text:style-name="T22">tardi </text:span><text:span text:style-name="T22">, </text:span><text:span text:style-name="T22">acutis oppositi, quadragesimum<text:line-break/></text:span><text:span text:style-name="T22">diem, liabent decretorium. Sed </text:span><text:span text:style-name="T22">de his paulo post dicturi su-</text:span></text:p>
      <text:p text:style-name="P8"><text:span text:style-name="T22">mus. Caeterum universum praedictum genus acutum no-<text:line-break/>minetur ex decidentia. Ostensum nobis est tum alibi tum<text:line-break/>in tertio de spirandi difficultate potissimum quod in pro-<text:line-break/>gnostico et de simpliciter acutis disserit, et ad haec de iis, qui<text:line-break/>ex illorum decidentia fiunt. Quum igitur in universum qui-<text:line-break/>dem ad calcem libri pronunciet: </text:span><text:span text:style-name="T47">Haec autem dico de acutis<text:line-break/>morbis et qui inde proveniunt,</text:span><text:span text:style-name="T22"> singillatim de hydrope hunc<text:line-break/>sermonem proferens: </text:span><text:span text:style-name="T47">Hydrops si ex acuto morbo, coepit,<text:line-break/>omnis malus esi;</text:span><text:span text:style-name="T22"> pari modo, quum de purulentis tabidis.<text:line-break/>que vocatis affectibus, item'de iis qui ex abscessu in’ longum<text:line-break/>tempus porriguntur verba sariat, dare innuit propositi le<text:line-break/>non oblitum esse, morbos qui ex acutis diuturni fiunt coni-’<text:line-break/>memorans. Sic ergo </text:span><text:span text:style-name="T22">et </text:span><text:span text:style-name="T22">illa dicta funt: </text:span><text:span text:style-name="T47">Reliquae autem vo-.<text:line-break/>micae magna, exparte rumpuntur, scd aliae in die vige-<text:line-break/>simo , aliae trigesimo, alute quadragesimo_, nonnullae, ad<text:line-break/>scxngesirnum usque perveniunt.</text:span><text:span text:style-name="T22"> Quinetiam in dierum de-,<text:line-break/>cretoriorum enumeratione, qui iu prognostico recensentur.</text:span></text:p>
      <text:p text:style-name="P8"><text:span text:style-name="T22">ad sexagesimum usque diem non abs re 'processit. Quoniam enim<text:line-break/>non de acutis solum, verum etiam de iis qui i ude progrediuntur,<text:line-break/>scrmoneminstituit,.nec inepte, puto, tum in ipsis decretoriis tum<text:line-break/>in doctrina de abscessuum ruptione sexagesimi diri meminit.<text:line-break/>Qui ergo hanc doctrinam non intellexerunt, ii nequicquam<text:line-break/>ac srnilra quaestiones in his texunt, dissentire putantes cum<text:line-break/>iis quae in aphorismis tradiderit, morbos inquiens acutos<text:line-break/>quatuordecirn diebus judicari, quasi ipsc Hippocrates non<text:line-break/>accurate sermone indicasset naturam acutorum ex decidentia<text:line-break/>aliam esse a natura absolute acuturum. Longe enim secus<text:line-break/>est quam isti putant, quoniam si non acutorum duplicem na-<text:line-break/>taram cognovisset, aliam absolute acutorum, aliam ex deri-<text:line-break/>dentia, non sane distinxisset appositione suam sententiam,<text:line-break/>verum simpliciter dixisset: </text:span><text:span text:style-name="T47">Facilis spiratio in</text:span><text:span text:style-name="T22"> acutis </text:span><text:span text:style-name="T47">morbis<text:line-break/>valde magnum ad salutem momentum habere putanda esi.<text:line-break/></text:span><text:span text:style-name="T22">Nunc autem quum hujusmodi dictionem simpliciter acutos<text:line-break/>indicaturam sciret, non tamen </text:span><text:span text:style-name="T47">ita,</text:span><text:span text:style-name="T22"> verum cum his etiam alia</text:span></text:p>
      <text:p text:style-name="P8"><text:span text:style-name="T22">complecti vellet, non sine ratione apposuit, </text:span><text:span text:style-name="T22">primum qui-<text:line-break/></text:span><text:span text:style-name="T22">bns </text:span><text:span text:style-name="T22">febris copulatur</text:span><text:span text:style-name="T22">, </text:span><text:span text:style-name="T22">non adscribens, continua, </text:span><text:span text:style-name="T22">quod </text:span><text:span text:style-name="T22">abso-<text:line-break/></text:span><text:span text:style-name="T22">lute </text:span><text:span text:style-name="T22">acutorum erat </text:span><text:span text:style-name="T22">proprium</text:span><text:span text:style-name="T22">; deinde, </text:span><text:span text:style-name="T22">qui </text:span><text:span text:style-name="T22">intra quadraginta<text:line-break/></text:span><text:span text:style-name="T22">dies </text:span><text:span text:style-name="T22">judicantur, </text:span><text:span text:style-name="T22">perinde </text:span><text:span text:style-name="T22">ac fi alii quidam </text:span><text:span text:style-name="T22">acuti sint, </text:span><text:span text:style-name="T22">qui<text:line-break/></text:span><text:span text:style-name="T22">diebus </text:span><text:span text:style-name="T22">quadraginta </text:span><text:span text:style-name="T22">non judicentur. </text:span><text:span text:style-name="T22">Quare </text:span><text:span text:style-name="T22">undequaque<text:line-break/>morbi </text:span><text:span text:style-name="T22">naturam, </text:span><text:span text:style-name="T22">quo de in </text:span><text:span text:style-name="T22">prognostico tota disputatio </text:span><text:span text:style-name="T22">est,<text:line-break/>dare distinxit Hippocrates et demonstravit. </text:span><text:span text:style-name="T22">At interpretes<text:line-break/></text:span><text:span text:style-name="T22">luculenter dicta </text:span><text:span text:style-name="T22">obscura </text:span><text:span text:style-name="T22">reddere moliuntur. Quod ergo<text:line-break/>nominis appositione quaestionem quam contexunt - solvere<text:line-break/>conentur condonandum est, at hoc faciunt qui ita scribunt:<text:line-break/></text:span><text:span text:style-name="T47">Facilis </text:span><text:span text:style-name="T47">spiratio in omnibus acutis </text:span><text:span text:style-name="T47">morbis, quibus scbris co-<text:line-break/>pulatur., quique </text:span><text:span text:style-name="T47">intra quadraginta </text:span><text:span text:style-name="T47">dies judicantur, ma-<text:line-break/>gnam sane </text:span><text:span text:style-name="T47">vim </text:span><text:span text:style-name="T47">ad </text:span><text:span text:style-name="T47">salutem </text:span><text:span text:style-name="T47">obtinere censcnda est.</text:span><text:span text:style-name="T22"> Non-<text:line-break/>nulli etiam non adscribunt, </text:span><text:span text:style-name="T47">quique,</text:span><text:span text:style-name="T22"> inaudiendum esse di-<text:line-break/>centes, ut sermo ejus duplex fiat, alter de acutis morbis,<text:line-break/>quos in aphorismis exposuit, aIter </text:span><text:span text:style-name="T22">de </text:span><text:span text:style-name="T22">aliis, qui febrem jun-<text:line-break/>ctum habent et quadraginta diebus judicantur. Quod vero</text:span></text:p>
      <text:p text:style-name="P8"><text:span text:style-name="T22">nec lu aphorismis decimum quartum diem decretorium,<text:line-break/>scd illic .quatuordecim omnes decretorios dies Hippocra-<text:line-break/>tem pronuntiasse arbitrentur, esse enim tot, li quis </text:span><text:span text:style-name="T47">a<text:line-break/>tertio, qui primus omnium decernere natus est, ad quadra-<text:line-break/>gesimum usque numeraverit, non</text:span><text:span text:style-name="T22"> parvam reprehensionem me-<text:line-break/>rentur. Neque enim ut medici hoc dicunt, nec ut qui nu-<text:line-break/>merare sciant aut legere. Nam fi medici essent, primum<text:line-break/>sane nullum exacte acutum morbum </text:span><text:span text:style-name="T22">ad </text:span><text:span text:style-name="T22">quadragesimum diem<text:line-break/>non prius judicatum pervenire scirent, deinde ne quatuor-<text:line-break/>decim quidem numero esse ad quadragefimum decretorios.<text:line-break/>In hoc autem ne vel numerare ipsos novisse quis jure dixe-<text:line-break/>rit, plures namque sunt ac quatuordecim, iis sane qui ve-<text:line-break/>ritatem ipsam rerumque .evidentiam inspiciunt, item id<text:line-break/>quod Hippocrates in primo epidemirin scriptum reliquit.<text:line-break/>Superius verba jpfius apposui, quibus decretorios dics uni-<text:line-break/>versos edocet, ubi fi quis,numerare didicit, plures indubie<text:line-break/>ad quadragefimum diem evenientes quam quatuordecim in-,<text:line-break/>veniet. Si quis autem solos eos, qui per quaternarium</text:span></text:p>
      <text:p text:style-name="P8"><text:span text:style-name="T22">computantur, numeret, sursam enim' errare deprehensi<text:line-break/>ad hoc rursus devenient, pauciores sane hi sunt ac quatuor-<text:line-break/>decim. Quod autem ne legere quidem noverint qni hu-<text:line-break/>jusmodi effutiunt, sic maxime disces. Si igitur in progno-<text:line-break/>stico quadragefimum diem decretorium esse acutorum 'dixss-<text:line-break/>sct, deinde in aphorismis quatuordecim diebus summatim<text:line-break/>eos judicari, nunc nimirum tale quippiam-ac illi conside-<text:line-break/>rare licebat; at quum in opere prognostico quadraginta die-<text:line-break/>bus judicari eos dicat et in aphorismis quatuordecim, ma-<text:line-break/>xime ridiculum estsententiam ejus alibi aliter inaudirer Me-<text:line-break/>liores his sunt qui non sermones demonstrate conantur,<text:line-break/>concedentes alterius quidem hominis aphorismos esse, alte-<text:line-break/>rius prognosticonsed hi ob animi magnitudinem sunt nobis'<text:line-break/>miraculo. Quod jam utilitatem hujus doctrinae semper in-<text:line-break/>spiciens Hippocrates, simpliciter quidem acutos xiv die-<text:line-break/>rum terminum habere recte dixit, ex decidentia vero<text:line-break/>acutos nunc Xti nunc LX diem assequi, abunde osten-<text:line-break/>dimns.</text:span></text:p>
      <text:h text:style-name="P4" text:outline-level="2">Cap. XIII.</text:h>
      <text:p text:style-name="P152"><text:span text:style-name="T22">Sciendum autem est communiter de om-<text:line-break/>nibus ejusmodi, quod quae ex quantitatis ejusdem in parti-<text:line-break/>culas divisione fiunt, soriticam dubitationem comitem ha-<text:line-break/>benti Itaque fic dividendum est, ut nec particulae multum<text:line-break/>alloqui differentes sibi mutuo conjungantur, quod dum<text:line-break/>quaeris in pauca secatur quantitas accidit; nec adeo multas<text:line-break/>feceris, ut doctrinae utilitas excidat. Quamobrem siquid<text:line-break/>optime dividi possit, Hippocrates praeter caeteros hoc mihi "<text:line-break/>fecisse videtur. Primum peracutos ad septimum usque diem<text:line-break/>pervenire demonstrat, in quibus, ut dixi, in aphorismis<text:line-break/>tenui admodum rictu tractandos esse praecipit, deinde </text:span><text:span text:style-name="T22">lu<text:line-break/></text:span><text:span text:style-name="T22">commentario de victus ratione in morbis acutis, quosdam </text:span><text:span text:style-name="T22">in<text:line-break/></text:span><text:span text:style-name="T22">absoluta inedia servandos esse usque ad diem septimum, .<text:line-break/>postea vero xiv absolute acutis terminum statuit, posthaec ad<text:line-break/>xx procedit, rursus alterius speciei morbum ad XI., alterius iti-<text:line-break/>dem ad tx, postremo decretoriorum dierum supremum finem<text:line-break/>centesimum et vigesimum diem constituit, quatuor videlicet<text:line-break/>mensium tempus, deinceps alios mensium decretoriorum nu-</text:span></text:p>
      <text:p text:style-name="P8"><text:span text:style-name="T22">nrero, alios annorum</text:span><text:span text:style-name="T22">, </text:span><text:span text:style-name="T22">solvi fcribit. Atque haec doctrinae<text:line-break/>utilitas est. </text:span><text:span text:style-name="T3">,. </text:span><text:span text:style-name="T22">Coincidunt autem nonnullae quaestiones logi-<text:line-break/>cae, quae castigationem requirunt, ficut et haec, opinor,<text:line-break/>quod morborum, qni apud omnes acuti habentur, nonnulli<text:line-break/>xiv diem excedere videantur, ideoque Diocles, etiam non<text:line-break/>xiv, sed vigesimumprimnm terminum eorum posuit. At-_<text:line-break/>que hic quidem erravit xxi magis quam xx terminum ipsis<text:line-break/>praestituens, quamquam non omnino falsus sit quartumde-<text:line-break/>cimum excedendo, nam quosdam qui acutu morbo laborant,’<text:line-break/>xvii et .xx judicatos esse cognovimus, uti apud Hippocratem<text:line-break/>quoque in ipsis epidermis invenire licet. Quomodo igitur<text:line-break/>si hoc ita habet et quidam acuti morbi decimumquartum<text:line-break/>diem excedere videntur, terminum ipsis hunc diem lu apbo-<text:line-break/>iismis constituit? promptum quidem erat dicere thoc raro,<text:line-break/>illud saepissime accidere consuevit. Quin etiam.Hippocrates,<text:line-break/>aliquando solum id quod creberrime oculis usurpatum est,<text:line-break/>pronuntiat, ni quod raro evenit, nullo in libro fcribit</text:span></text:p>
      <text:p text:style-name="P8"><text:span text:style-name="T22">At profundiorem quandam habet sententiam pronunciatum, si<text:line-break/>quis ipsum commode disquisierit. </text:span><text:span text:style-name="T47">Qui</text:span><text:span text:style-name="T22"> namque ad xvii diem<text:line-break/>aut xx prorsus acuti morbi exciderunt, lu plane inceperunt<text:line-break/>tanquam suhmerfilento rnotu gravique moveri, deinde alii lu<text:line-break/>primo quaternario, alii in secundo exacte acutorum motum<text:line-break/>recipientes ad xvii et xx exciderunt, quamquam et hi intra<text:line-break/>xiv suum judicati fint, nam' in dierum primo quaternario<text:line-break/>vehementiam incipientes; deinde- dccimoscptimo judicati;<text:line-break/>decimumquartum suum diem non excesserunt. Novit hoc<text:line-break/>quoque Drocles ipsc et alii prope omnes veteres. Phreniticos<text:line-break/>sane </text:span><text:span text:style-name="T22">a </text:span><text:span text:style-name="T22">primo </text:span><text:span text:style-name="T22">die </text:span><text:span text:style-name="T22">statim non adeo fieri ait Igitur si quis<text:line-break/>phrenitide quinto die laborare coeperit et xvii judicatus fue-<text:line-break/>rit, vel inceperit septimo die et judicatus suerit vigesimo;<text:line-break/>nulli dubium hunc lutra xiv suum diem judicatum fuisse;<text:line-break/>In hoc jam maxime etiam xx diem ambiguitatem ad-<text:line-break/>ferre puto, quippe qni potentiae ancipitem naturam habeat;<text:line-break/></text:span><text:span text:style-name="T22">tum </text:span><text:span text:style-name="T22">quod saepe post primos dies morbos acutos factos judi-i</text:span></text:p>
      <text:p text:style-name="P8"><text:span text:style-name="T22">cet, interdum de prius judicatis iterum deceecat, nullus<text:line-break/>enim a primo die </text:span><text:span text:style-name="T22">acutus </text:span><text:span text:style-name="T22">in hunc filabitur, qui non prius<text:line-break/>judicatus siti Sin autem in priore quodam die imperfecte<text:line-break/>judicatus, ipsc quum prorsus liberaverit, non impedit quo<text:line-break/>minus acutorum morborum xiv dies terminus existat. Q ui vero<text:line-break/></text:span><text:span text:style-name="T22">ab </text:span><text:span text:style-name="T22">initio submersi lentique appareant et inde ad XL tales<text:line-break/>perdurantes rursus intendantur, hos jure diuturnos appel-<text:line-break/>laveris- Quemadmodum acutos quidem manifesto, fed qui<text:line-break/></text:span><text:span text:style-name="T22">ante xx </text:span><text:span text:style-name="T22">non secure judicati sunt, deinde remiserint, post<text:line-break/>haec reversi mox rursus acuti facti suerint, novissime XI. die<text:line-break/>judicati, dubitaveris absolutene an ex decidentia acuti<text:line-break/>nominandi veniant, imo magis an diuturni. Quippe in am-<text:line-break/>higuis et obscuris certum judicium quaerere non oportet,<text:line-break/>nam pro rerum natura sententiam semper pronuntiare con-<text:line-break/>venit, ubi vero rerum natura simplex prorsus est, ibi et ma-<text:line-break/></text:span><text:span text:style-name="T22">nisesto </text:span><text:span text:style-name="T22">et simpliciter pronuntiandum est, quoniam' et Hip-<text:line-break/>pocrates in ipsis aphorismis , quum xiv diem acutis, morbis</text:span></text:p>
      <text:p text:style-name="P164"><text:span text:style-name="T46">finem statuisset, statim etiam decimiseptimi his verbis memi-<text:line-break/>nit: </text:span><text:span text:style-name="T55">Contemplabilis ritrsus decimusscptimus esi; hio enim<text:line-break/>quartus a decimoqicarto,’scptsenus ab undecimo esi',</text:span><text:span text:style-name="T46"> signi-<text:line-break/>ficat namque hic vigesimum tamquam fecundum quendam<text:line-break/>acutorum terminum. Quoniam </text:span><text:span text:style-name="T55">vergo</text:span><text:span text:style-name="T46"> hic liber magnam satis<text:line-break/>prolixitatem modo habet; finire ipsum jam cogito. Quod<text:line-break/>de dierum decretoriorum speculatione reliquum est, id uni-<text:line-break/>versum lu tertio exequar.</text:span></text:p>
      <text:h text:style-name="P1" text:outline-level="1"><text:bookmark-start text:name="bookmark31"/><text:span text:style-name="T38">GALENI DE DIEBUS DECRETORIIS<text:line-break/></text:span><text:span text:style-name="T38">LIBER III.</text:span><text:bookmark-end text:name="bookmark31"/></text:h>
      <text:h text:style-name="Heading_20_2" text:outline-level="2">Cap. I.</text:h>
      <text:p text:style-name="P152"><text:span text:style-name="T22">Qui jam causas cur non in omnibus diebus<text:line-break/>morbi judicentur considerare melius esse duxerit, is haec<text:line-break/>sibi composita esse censeat. Et quidem inventionis dierum<text:line-break/>decretoriorum principia fateri convenit, quemadmodum<text:line-break/>etiam superiore commentario dictum est. Sunt autem ge-<text:line-break/>nere duplicia, nempe experimentum et ratio. Experimen-<text:line-break/>tutu sane quod non omnes similiter dies de morbis decer-<text:line-break/>nant, evidens affert testimonium, quodque circuitus septi-<text:line-break/>mani validissima sint virtute praestiti, post hes quaternarii,</text:span></text:p>
      <text:p text:style-name="P148"><text:span text:style-name="T22">quidam vero extra hos coincidant, imo quod nec omnes se-<text:line-break/>ptimanae invicem separentur, sed aliquae ipsarum etiam<text:line-break/>conjungantur, nec omnes quaternarii, sed. ex iis quoque<text:line-break/>alii sejungantur, alii conjungantur, insuper quod acutis morbis<text:line-break/>impari dierum numero, longis pari, j usticia maxima ex parte </text:span><text:span text:style-name="T47">ac-<text:line-break/>cidant.</text:span><text:span text:style-name="T22"> Omnia hujusmodi quae prius recensui, experientia satis<text:line-break/>approbati Porro causas horum rati one nobisindagantibus, duo<text:line-break/>prima omnium quae fiunt, primordia esse statuenda viden-<text:line-break/>tur: .inordinatum videlicet, quod ex hac mundi materie<text:line-break/>proficiscitur, ordine vero quodam ornatuque procedens scm-<text:line-break/>per, quod caelestibus orriginem refert acceptam, omnia si-<text:line-break/>quidem in hoc orbe ah.illis decus ornamentumque capessunt.'<text:line-break/>Atque jam et nunc.ex his duobus principiis, quae ex expe-<text:line-break/>rientia cognita sunt et ratio suppeditavit,- omnium quae ra-<text:line-break/>tione et experientia ipsia, in diebus decretoriis lutelli-<text:line-break/>guntur,. causas invenire conabimur, hinc, lacto scrmonis<text:line-break/>exordio, </text:span><text:span text:style-name="T22">e<text:tab/>•<text:tab/>.<text:tab/>•</text:span></text:p>
      <text:h text:style-name="Heading_20_2" text:outline-level="2">Cap. II.</text:h>
      <text:p text:style-name="P153"><text:span text:style-name="T38">Omnium certe superiorum astrorum po-</text:span></text:p>
      <text:p text:style-name="P8"><text:span text:style-name="T22">tentia fruimur</text:span><text:span text:style-name="T22">, </text:span><text:span text:style-name="T22">verum </text:span><text:span text:style-name="T22">qui </text:span><text:span text:style-name="T22">maxime hunc orbem exornat et<text:line-break/>concinnat et disponit est sol, quippe veris, aestatis, autumni<text:line-break/>et suemis auctor alius nemo extat, nec alius tam manifesto<text:line-break/>vel ex terrestri </text:span><text:span text:style-name="T22">limo </text:span><text:span text:style-name="T22">animalia generare potest</text:span><text:span text:style-name="T22">, </text:span><text:span text:style-name="T22">neque fruges<text:line-break/>maturare, neque ad coitum et generis propagationem ani-<text:line-break/>mantia provocare. Magna sane et lunae opera in hanc re-<text:line-break/>rum substantiam apparent, verum solis effectibus posteriora.<text:line-break/>Etenim menses haec perpetuo disponit, idque evidenter adeo<text:line-break/></text:span><text:span text:style-name="T22">in </text:span><text:span text:style-name="T22">marinis animalibus , quan quam et hoc ipsum solis benefi-<text:line-break/>cio habet. Novum enim ipsa lumen sortitur, quum sole<text:line-break/>primum fruitur. Tanta vero ejus' portio semper illuminata<text:line-break/>est,- quantam sol aspicit. Prorsus autem deficit lucisque<text:line-break/>expers redditur, ubi terra suo luterventu ipsam obtenebrat.<text:line-break/>Quapropter ut illa distat a sole omnes mutationes suscipit,<text:line-break/>etenim plena est, quum diametra est, aequa proportione.di-<text:line-break/>visa, scu' semilunaris; quum quadrangula est, utrinque<text:line-break/>gibba, quum triangula, et falcatam speciem refert, ubi sex-<text:line-break/>angula est, atque tunc primum nova est, quum post solis</text:span></text:p>
      <text:p text:style-name="P8"><text:span text:style-name="T22">congressum apparet, obscurata omnino, quum sistis lumine<text:line-break/>circumvallatus. Igitur fructus auget incrassatque, animan-<text:line-break/>tis'implet,'ad haec menstruorum statum tempus mulieribus<text:line-break/>conservat, item comitialium circuitus custodit, inde quod<text:line-break/>solis plus vel minus participat. Omnia siquidem haec fa-<text:line-break/>cere nata est, ubi falcis figuram repraesentat, languida fi-<text:line-break/>unt, valida omnia, quum plena suerit. Quapropter et fru-<text:line-break/>ctus interea adauget maturatque celerrime, mortua corpora<text:line-break/>putrefacit, somnoque sopitis sub ejus lumine, vel aliter diu-<text:line-break/>tius immoratis, pallorem et capitis gravitatem conciliati<text:line-break/>Ut igitur luna solis auxilio in omnibus indiget, ita sol ad<text:line-break/>nullam rem maximam vel alterius cujusdarn astri, vel<text:line-break/>ipsius limae operam desiderat. A nullo enim impeditur,<text:line-break/>quo minus aestatem saeiat, quum in vertice nostro constite-<text:line-break/>rit, aut frigus adducat, si humilis feratur, aut aequinoctium<text:line-break/>utrumque disponat, st mediocriter obliquus sit, sed ipse<text:line-break/>velut rex quispiam maximus est, luna vero ut hyparclius<text:line-break/>non exiguus; inter illum enim </text:span><text:span text:style-name="T22">et </text:span><text:span text:style-name="T22">nos media constituta, ter-</text:span></text:p>
      <text:p text:style-name="P8"><text:span text:style-name="T22">restrem regionem merito gubernat, non potentia caeteros<text:line-break/>planetas, sed vicinitate exuperans. Hujus rei gratia om-<text:line-break/>nino frigns locum nostrum occupat, quum sol ad hiemalem<text:line-break/>plagam declinaverit, tunc calor omnino nos exercet, ubi<text:line-break/>supra verticem nostrum aut prope ipsum fertur. • Luna vel<text:line-break/>particulares cujnsque mensis dies disponit, parvae mutatio-<text:line-break/>nis facultatem habens, eamque non simpliciter ex' sc, verum<text:line-break/>ex solis, aspectu consequitur.</text:span></text:p>
      <text:h text:style-name="Heading_20_2" text:outline-level="2">Cap. III.</text:h>
      <text:p text:style-name="P152"><text:span text:style-name="T22">Vehementiores itaque mutationes eveniunt<text:line-break/>ubi ipsa cum fole coit, insuper in apparitionibus plenilunii,<text:line-break/>minores his contingunt dum dimidia apparet,* imbecillae,<text:line-break/>dum utrinque gibba et falcata videtur.- • Nam validissima eo-<text:line-break/>puin quae, prius, erant mutatio committitur dum luna cum<text:line-break/>sole coit ac ejus lumine circumvallatur, quippe quae prius -<text:line-break/>apparebat; nunc nulli conspicitur. Dein dlametra lunae<text:line-break/>statio tanquam distinguens in binasque partea secans con-<text:line-break/>trarias maxime lunae dispositiones, aliarum omnium est vit-<text:line-break/>fidissima; quod vero nicrementum diniinutioui maxime sit</text:span></text:p>
      <text:p text:style-name="P8"><text:span text:style-name="T22">contraria dispositio, ostendere non est opus. Deinde post<text:line-break/>hunc congressum et plenilunium duae dichotomi medium<text:line-break/>utraque fecans, augmenti tempus; prior, diminutionis altera.<text:line-break/>At omnium extremae imbecillimaeque aeris nos ambientis con- •<text:line-break/>versicnes in falcatis et in utrinque gibbis apparitionibus<text:line-break/>sinut, magis autem in utrinque gibbis, nulla siquidem,iu eis<text:line-break/>magira mutatio sicut in falcatis apparet. Quare nec Aratus<text:line-break/>malo ipsas neglexit, tanquam imbecillas existentes, conye-<text:line-break/>nitque eos laudare, qui de eis scripserint, tanquam ne vel<text:line-break/>minimum quidem omittentes. At in pleniluniis conversio-<text:line-break/>nes et his adhuc magis in congressibus, proprium hoc prae-<text:line-break/>ter caeteras habent, illa siquidem celerrimas statim mutatia-<text:line-break/>nes faciunt, congressus vero inaequales et diuturnas; quid<text:line-break/>enim ante lunam apparentem manifesto pronunties non esu<text:line-break/>Longum autem hoc tempus occultationis est, integri fere signi<text:line-break/>fpatium explens, mutationem vero ex incremento ad dimi-<text:line-break/>nutiouem punctum exacte definit, liquetque hoc lunam mo-</text:span></text:p>
      <text:p text:style-name="P8"><text:span text:style-name="T22">mentaneo tempore pertransire. Itaque vere celeres pleni-<text:line-break/>lunii mutationes sunt, tliuturuae conjunctionales, nam oc-<text:line-break/>cultationis tempus libi ipsi simile est et primae apparitionis<text:line-break/>tempus occultationi vicinum est, tum propter parvitatem<text:line-break/>ejus particulae, quae de tota luna apparet, tum ob luminis<text:line-break/>imbecillitatem, tum ob brevitatem temporis, quo suprater-<text:line-break/>rarn fertur’.</text:span></text:p>
      <text:h text:style-name="Heading_20_2" text:outline-level="2">Cap. IV.</text:h>
      <text:p text:style-name="P152"><text:span text:style-name="T22">Tuta igitur crisis evadat, quum in toto<text:line-break/>mense status in secundo die accidet, quo primo et manifesto<text:line-break/>luna et longo satis tempore super terram jam apparet et<text:line-break/>lumen sensile de se mittit, ad haec umbram evidenter. Pri-<text:line-break/>mus autem dies tamdiu lunatu supra terram vagantem habet,<text:line-break/>quamdiu is adhuc quoque solis lumen, quod post occasum<text:line-break/>est, retinet; quare in hoc luna simul cnrn solis lumine occi-<text:line-break/>dit, saepe vero et prior est occidi va; primum vero inani-<text:line-break/>festa in secundo die apparet, nunc quidem magis, nunc vero<text:line-break/>niiuns.. Atque hoc ei accidit pro quantitate distantiae a<text:line-break/>sole, haec autem ipsu quantitas distantiae tum propter pe-</text:span></text:p>
      <text:p text:style-name="P8"><text:span text:style-name="T22">liarem lunae motum fit, non enim ex aequo semper move-<text:line-break/>tur, .tum propter</text:span><text:span text:style-name="T56">t</text:span><text:span text:style-name="T22"> </text:span><text:span text:style-name="T22">latitudinis immutationem, tum propter<text:line-break/>signorum occnsum non aequali tempore evenientem, insu-<text:line-break/>per ob praeteriti congressus tempusi Unde non semper<text:line-break/>unum tempus est, quo clare luna conspicitur, ut plurimum<text:line-break/>tamen tribus diebus, qui circa congressum sunt, plane invi-<text:line-break/>sibilis fit, in quibus nondum haec terrena immutare potest.<text:line-break/>Et quodam modo tempus tum peculiaris ejus circuitus tum<text:line-break/>in nos actionis in idem recidit; etenim circuitus vicenis<text:line-break/>diebus scplenisque et tertia sere diei parte peragitur, iu<text:line-break/>tanto enim tempore totum signiferi circulum percurrit; at<text:line-break/>quo nobis lucescit, circuitus quod is. quoque eidem conve-<text:line-break/>niat numero, plane inlelliges, si occultationis tempus de<text:line-break/>toto menstruo eximas. Quod autem menstruum tempus non'<text:line-break/>omnino triginta diebus constet, sed minus unius diei sere di-<text:line-break/>midio,. Hipparchus integro uno libro demonstravit Quin et<text:line-break/>vulgus jam prope universum novit mensium alium, quem<text:line-break/>Graeci nominant mutilum ct imperfectum, dies vigiutiuovem</text:span></text:p>
      <text:p text:style-name="P138"><text:span text:style-name="T22">obtinere, alium nempe absolutum, triginta. Nam unirer-<text:line-break/>fos amborum dies quinquagintanovem esse oportet, siqni-<text:line-break/>dem Uterque omnino triginta minus dimidia diei parte<text:line-break/>continet.<text:tab/></text:span><text:span text:style-name="T22">. </text:span><text:span text:style-name="T67">Λ</text:span></text:p>
      <text:h text:style-name="Heading_20_2" text:outline-level="2">Cap. V.</text:h>
      <text:p text:style-name="P152"><text:span text:style-name="T22">Quemadmodum igitur annum integrum sol<text:line-break/>disponit, ita luna mensem mutatione per septimanas ei ac-<text:line-break/>cidente. </text:span><text:span text:style-name="T22">Nam </text:span><text:span text:style-name="T22">a </text:span><text:span text:style-name="T22">prima apparitione ad dichotomum et ab<text:line-break/>hae ad plenilunium utrumque quidem per sc tempus dierum<text:line-break/>est septem, ambo vero simul quatuordecim. Simili modo<text:line-break/></text:span><text:span text:style-name="T22">ii </text:span><text:span text:style-name="T22">inde;, ubi ipsa aequali portione mensem dividit, usque<text:line-break/>ad secundam dichotomum connumeraveris, septem et hos<text:line-break/>invenies dies, reliquos etiam qui usque ad absolutam lunaeoc-<text:line-break/>cnllationem sunt, septimum. Caeterum aera nos ambien-<text:line-break/>tem magnas suscipere mutationes, dum luna primum oo-<text:line-break/>cuItatur et rursus primum apparet, nemo mortalium igno-<text:line-break/></text:span><text:span text:style-name="T22">rat.’ </text:span><text:span text:style-name="T22">maxime ii quibus hoc studii est, agricolae et nautae,<text:line-break/></text:span><text:span text:style-name="T22">qui </text:span><text:span text:style-name="T22">statum aeris tunc vocant, quum luna primum apparens<text:line-break/>fecundum aliquem ventum steti Quamobrein Aratus quo-</text:span></text:p>
      <text:p text:style-name="P8"><text:span text:style-name="T22">dam loco verissime scribit de luna, ubi primum post coitio-<text:line-break/>nem apparuerit, modo in quiens s.</text:span></text:p>
      <text:p text:style-name="P6"><text:span text:style-name="T47">Cynthia si cornu, quod si sustollit in altum.<text:line-break/>Incurvum spicie veltit annuat, adscre caelo<text:line-break/>Saeva procellosi praedicet flabra aquilonis.<text:line-break/>Rursus eo veniet pluvius Notus , hanc ubi partem<text:line-break/>Pone supinari conspexeris,-</text:span><text:span text:style-name="T22"> inque </text:span><text:span text:style-name="T47">reclivem<text:line-break/>Sponte habitum , verum si lumen tertius ortus<text:line-break/>Proferat , atque Deae convolvat circulus oras<text:line-break/>Suffusus rutilo , mox tempestate sanor a<text:line-break/>Strumosum late pelagus canescere cernes,</text:span></text:p>
      <text:p text:style-name="P10"><text:span text:style-name="T22">Quluetiarn haec in eodem libro scribit:</text:span></text:p>
      <text:p text:style-name="P6"><text:span text:style-name="T22">.ZVon </text:span><text:span text:style-name="T47">unum deprehensa diem tibi signa loquuntur,.</text:span></text:p>
      <text:p text:style-name="P6"><text:span text:style-name="T47">Sed quae signa novo dederit nox tertia motu<text:line-break/>Quartave, Jusiollat medios dum Cynthia vultus,<text:line-break/>Durabunt caelo, medio quae edixerit ore,<text:line-break/>.Altera provisae signantur tempora Lunat<text:line-break/>Illa dehinc donec germani luminis igneis<text:line-break/>Accedat Phoebe , mensis postrema notabunt</text:span><text:span text:style-name="T47">&lt;</text:span></text:p>
      <text:p text:style-name="P6"><text:span text:style-name="T22">Non ad omne tempus quod ab initio est usque ad fi-<text:line-break/>nem primae apparitionis signa sufficere ait, sed dichotomos</text:span></text:p>
      <text:p text:style-name="P8"><text:span text:style-name="T22">et plenilunia mutationes quasdam assere. Omnis autem ve-<text:line-break/>lox mutatio crisis appellatur, et statum quidem in luna<text:line-break/>sulcata potissimum dicunt, delude ad plenilunium transfe-<text:line-break/>runt similiter vocantes, hoc enim validas vires etiam obti-<text:line-break/>net , hoc autem imbecilliores quidem funt semilunares sta-.<text:line-break/>tiones, attamen et hae quoque'de aere decernunt. Quare<text:line-break/>nienfem a luna immutari secundum septimanas jam est per-<text:line-break/>spicuum. Quod autem aliae res universae inde quoque mu-<text:line-break/>tantur omnibus non perinde constat, sed iis qui hujus-<text:line-break/>rnodi accurate observarint, in consesso esu Ad haec post '<text:line-break/>seminis conceptionem omnis irnpraegnatio. Insuper nihilo<text:line-break/>minus hac et post partum adauctio. Item omne actionis<text:line-break/>initium magnas alterationes in septimanos circuitus obtinet.<text:line-break/>Quae namque quotidie omnibus quae subsistunt,. incidunt,<text:line-break/>horum causam luna habere observata est, maxinieque tetra-<text:line-break/>gonis et diametris stationibus ea immutans. Nam si luna </text:span><text:span text:style-name="T47">ia<text:line-break/></text:span><text:span text:style-name="T22">tauro existente semen concipiatur, vel partus, vel omnino<text:line-break/>alterius cujusdarn principium contigerit, .magnas ejus muta-</text:span></text:p>
      <text:p text:style-name="P8"><text:span text:style-name="T22">trones faciet, quando signiferum percurrens in leone, scor-<text:line-break/>pio et aquario fuerit. Verum in leone quadrata statio se-<text:line-break/>ptimanae unius existit In fcorpio diametra duas septima-<text:line-break/>nas habet: ita quoque in aquario secundo quadrangularis<text:line-break/>statio in tertiam septimanam procedit, idque necessario,<text:line-break/>quod luna, ficut ante diximus, vicenis diebus scptenisque<text:line-break/>et particula quadam adjecta, maxime tertia diei parte, uni-<text:line-break/>versum signiferi ambitum peragit. Si uarnque iu toto tem-<text:line-break/>pore totum orbem per transire oportet, constat quartani<text:line-break/>ipsius partem in septem prope diebus eam expedituram.<text:line-break/>Proinde hujus te admodum meminisse ad futura convenit,<text:line-break/>nempe lunae transpositionem tetragonon non diebus feptem<text:line-break/>integris circumscribi.</text:span></text:p>
      <text:h text:style-name="Heading_20_2" text:outline-level="2">Cap. VI.</text:h>
      <text:p text:style-name="P152"><text:span text:style-name="T22">Porro illud denuo repetendum est,' quod<text:line-break/>nos quoque observantes verissimum semper esse cornperimns<text:line-break/>ab Aegyptiis astronomis inventum, lunam non modo aegris,<text:line-break/>fed etiam sanis, dies quales tandem suturi sintt posse prae-<text:line-break/>nunciare. Si etenim ad planetas temperatos fleterit, quos</text:span></text:p>
      <text:p text:style-name="P8"><text:span text:style-name="T22">jam nominant, salutares .faustos ac hortos dies producere;<text:line-break/>si ad intemperatos, graves molestosque. Fingamus enim<text:line-break/>homine quodam nascentesalutares planetas in ariete, mali-<text:line-break/>gnos in tauro esse, is homo nimirum; quum luna in ariete;<text:line-break/>cancro, libra et capricorao fuerit, pulchre deget, quum<text:line-break/>vero taurum ipfurn, vel tetragonum aliquod, vel diam e-.<text:line-break/>trum signum occupat, male tunc et moleste vitam transiget.<text:line-break/>Atque jam morborum initia huic, quum luna in tauro,<text:line-break/>Ieone, scorpio et aquario fuerit, pessima, fine periculo autem et<text:line-break/>salutaria sunt, quum arietem, cancrum, libram et capricornum<text:line-break/>luna permeat. Ad haec alterationes magnas; quas in </text:span><text:span text:style-name="T47">te-<text:line-break/>tragonis</text:span><text:span text:style-name="T22"> et diametris per septimanas fieri diximus</text:span><text:span text:style-name="T22">, </text:span><text:span text:style-name="T22">in letha.<text:line-break/>lihus quidem morbis lethales et ipsas, lu salubribus bonas<text:line-break/>evenire necesse est. Quamobrem Hippocrates etiam damnat<text:line-break/>maxime mutationes, quae in diebus decretoriis ad pejora<text:line-break/>declinant, quippe quod lethalis morbi symptoma sit, quem-,<text:line-break/>admodum, ut arbitror, benigni contrarium.. Quod siquis</text:span></text:p>
      <text:p text:style-name="P149"><text:span text:style-name="T22">et hujus ipsius causam, cur quadratae et diametrae stationes<text:line-break/>sint potentissimae quaerat, is longissime a proposita disputa-<text:line-break/>tione digreditur. Nam in praefentia non primas causas om-<text:line-break/>nium, quae ad astronomiam pertinent, sed quae proposito na-<text:line-break/>stio utiles fint, inquirere cogitamus. Utiles autem causae<text:line-break/>sunt, qnae septimanae naturam interpretantur, rursus igitur<text:line-break/>easin summam colligamus. Lmiae tetragonae et diametrae sta-<text:line-break/>tiones iu principiis bonis bonas faciunt alteraliones, in ma-<text:line-break/>lis malas. Atque hoc praeterquam quod astrononiis in<text:line-break/>consesso est, integrum est.et tibi observare. Sin autem hu-<text:line-break/>jusmodi nec observare volueris nec iis qui obfervarunt,<text:line-break/>fidem adhibere, indubie sophistarum ubique nunc ohstre-<text:line-break/>pentium aliquis es, qui ratione manifesto apparentia nos ap-<text:line-break/>probare postulant, quum e contrario ex evidenter apparen-<text:line-break/>tibus de abditis ratiocinandum esset. lta suo quae-,<text:line-break/>que res-principio circuitus sequentes universos consonos<text:line-break/>habet.<text:tab/></text:span><text:span text:style-name="T22">' •</text:span></text:p>
      <text:h text:style-name="Heading_20_2" text:outline-level="2">Cap. VII.</text:h>
      <text:p text:style-name="P152"><text:span text:style-name="T22">Circuituum vero alii numero quodam</text:span></text:p>
      <text:p text:style-name="P8"><text:span text:style-name="T22">dierum constant, alii mensium- Jam, vero qui dierum nu-<text:line-break/>mero constant, septimani sunt et lunae modo incedunt, qui<text:line-break/>autem mensium, ad solem referuntur, eodem modo evenien-<text:line-break/>tes. Itermn enim ab Hippocratis verbis initium iumendum,<text:line-break/></text:span><text:span text:style-name="T47">aestivos morbos</text:span><text:span text:style-name="T22"> dicentis </text:span><text:span text:style-name="T47">hieme solvi, hiemales aestate.<text:line-break/></text:span><text:span text:style-name="T22">Hoc quidem longorum morborum et quasi dicas annalium<text:line-break/>judicii statutum tempus est, quemadmodum acutorum deci-<text:line-break/>mnsquartus dies. Tempus enim quod ad usque plenilunium<text:line-break/>est, totius lunaris circuitus dimidium existens, eandem<text:line-break/>rationem habet cum intervallo, quod ab hieme ad aestatem<text:line-break/>usque intercedit, quin etiam a plenilunio ad usque occulta-<text:line-break/>tionem tempus, spatio quod ab aestate ad hiemem usque<text:line-break/>porrigitur proportione respondet. Sed horum utrumque<text:line-break/>bifariam lectum in acutis morbis septimana est, in diutur-<text:line-break/>nis clarissimorum siderum exortus, quorum ratione ver,<text:line-break/>aestas, hierns et autumnus describuntur. Non etenim pari<text:line-break/>dierum numero haec secundum ullius estronomi sententiam<text:line-break/>divlsa sunt, verum manifestis ambientis aeris' mutationibus</text:span></text:p>
      <text:p text:style-name="P8"><text:span text:style-name="T22">diffinguntur. Rursus et alio modo. Quemadmodum septi-<text:line-break/>mana acuturum morborum decretoria est, sic temporis an-<text:line-break/>nui mutatio diuturnorum morborum erit solutoria, ut in<text:line-break/>hieme quidem constitutum morbum ver solvat, in vere con-<text:line-break/>flatum aestas, simili ratione per aestatem contractum au-<text:line-break/>tumnus , in hoc paratum liiems. Caeterum singularum per-<text:line-break/>tium bifariam divisarum partes mensis quaternariis propor-<text:line-break/>tione respondent. Quin astrologis etiam dicitur, quem in<text:line-break/>modum anni temporis cujusque et initium et finis siderum<text:line-break/>clarorum ortu et occasu describitur,' lu eundem quoque<text:line-break/>cujusque medietas, alterius rursus sideris exortu distingui-<text:line-break/>tor. Itaque universas particulares morborum mutationes<text:line-break/>vel tanquam ad proprium ipsorum principium, vel tanquam<text:line-break/>ad ambientis nos aeris conversionem evenire'necesse esu<text:line-break/>Quae igitur ceu ex proprio ipsorum principio fiunt, lunam<text:line-break/>sequuntur, quae vero ab aeris nos ambientis conversione,<text:line-break/>lu toto quidem anno solem, in singulis autem mensibus lu-<text:line-break/>nam- Ex his jam accidit mutationes validissimas esse, quae</text:span></text:p>
      <text:p text:style-name="P8"><text:span text:style-name="T22">videlicet cuique per scplenos dies proprie contingunt, quam-<text:line-break/>vis etiam ipsis quodammodo commisceantur, quas aer exci-<text:line-break/>tat. Quare merito inde quod semper eodem modo acci-<text:line-break/>dant, in id ut in plurimis morbis fiant, decidunt. Adhuc<text:line-break/>autem magis ipsarum ordinem perturbat accessionum violen-<text:line-break/>tia , crises praerumpere, compellens, ut in sermonis processu<text:line-break/>dicemus. Ad haec varius in aegrotis admissus error tum<text:line-break/>ab ipsis medicis, si medici appellandi sint, non artis corru-<text:line-break/>ptores, qui hoc scculo permulti sunt, tum nihilominus ex<text:line-break/>iis quae laborantes peccant, ..quin et propter ministerium<text:line-break/>quandoque, et propter aliquod eorum quae extrinsecus ac-<text:line-break/>cidunt, uti prius diximus. Igitur septimt noruum virtutem<text:line-break/>mirari convenit^si tot causis eos interrumpentibus, multo<text:line-break/>tamen aliis fortiores inveniuntur. In acutis quidem morbis<text:line-break/>coincidentes decretorii plures sunt, quoniam et corpus<text:line-break/>mutationi accommodum est, in motu et perturbatione vehe-<text:line-break/>menti constitutum, in longioribus via et ordine magis septima-<text:line-break/>narum circuitus procedit.</text:span></text:p>
      <text:h text:style-name="P4" text:outline-level="2">Cap. VllI.</text:h>
      <text:p text:style-name="P152"><text:span text:style-name="T22">Quapropter ab acutis denuo incipiamus<text:line-break/>omnium consequenter decernentium dierum causas investi-<text:line-break/>gantes. Jam quidem- in primo febres diarias solvi contin-<text:line-break/>git, non tamen jam cum certamine et perturbatione effatu<text:line-break/>digna, quamquam nonnulli Hippocratem quoque dies decre--<text:line-break/>torios in epidemicon primo enumerantem et primi meminisse<text:line-break/>putant, duplici nomine errantes. Circuitus enim primus et<text:line-break/>non dies primus, manifesto scriptus est in parium impariitmque<text:line-break/>dierum catalogo. Quemodmodurn igitur in parium enumera-<text:line-break/>tioneprimum circuitum praefatus, quartum diem inducit,<text:line-break/>ita in mentione imparium 'tertium. Adhuc vero magis<text:line-break/>ignorant quod statim luitio prognostici scriptum est de facie<text:line-break/>cadaverosia. Quod si ob hujusmodi causas haec faciet spe-<text:line-break/>cies orta est, una die nocteque judicantur,' non intelligen-<text:line-break/>les loco verbi probatur et cognofcitur dictum esse. Hos<text:line-break/>igitur missos faciamus. Principium autem dierum, qui cum<text:line-break/>agitatione quadam acute morbos mutant, tertium a princi-<text:line-break/>pio statuere oportet, veluti prius etianj nictum est, qui nui-</text:span></text:p>
      <text:p text:style-name="P8"><text:span text:style-name="T22">lamjam cum'prima septimana communionem habet, sed ex’<text:line-break/>colucidentibus existit. Siquidem quaternarius' quod septi-<text:line-break/>mana in duas partes secta absolvitur, ideoque permagnam<text:line-break/>facultatem obtinet, in priore sermone dictus est. Tertius<text:line-break/>vero et quintus dies non minus judicant quam quartus,<text:line-break/>quamvis coincidant nulla alia ratione quam quod cum ac-<text:line-break/>cessionibus crises fiunt, hoc enim ipsum et ab experientia,<text:line-break/>testimonium habet et ratione contemplantibus non obscura<text:line-break/>ejus causa esu Nam perturbationis violentia naturam ea<text:line-break/>quae molestant etiam ante tempus propulsare compellit,<text:line-break/>quippe virtus ipsa est aliorum expultrix, quemadmodum in<text:line-break/>ppere de naturalibus facultatibus antea demonstratum est.'<text:line-break/>Tempus autem actionis post finem alteratricis facultatis est,<text:line-break/>tunc enim functionem obire omnibus fecundum naturam ab-<text:line-break/>solutis ostendebatur, quum illa ab actione destiterit. Verum<text:line-break/>ante persectam coctionem interdum quae offendunt amoliri<text:line-break/>cogitur, ut luterdum co ncontione j arn absoluta moratur adhuc et<text:line-break/>lente propter imbecjllitatem munus subit. Utrunque autem in</text:span></text:p>
      <text:p text:style-name="P8"><text:span text:style-name="T22">ventriculo clare licet comtempIari; instigatus enim concoetio-<text:line-break/>nis tempus </text:span><text:span text:style-name="T47">non.</text:span><text:span text:style-name="T22"> expectat, fed protinus etiam utile cum </text:span><text:span text:style-name="T47">eo<text:line-break/></text:span><text:span text:style-name="T22">quod molestat excernit, et ubi jam fatis concoxerit, inter-<text:line-break/>dum cunctanter superfluum, imbecillitatis vitio, expellit.<text:line-break/>At quum fecundum naturam se habet; perfectae concoctio-<text:line-break/>nis tempus ipsius recrementorum expulsionis terminus est,<text:line-break/>quae neque prae vertit , neque praesentem adhuc moratur,<text:line-break/>Caeterum ut in ventriculo, sic in singulis totius corporis<text:line-break/>partibus alienorum expultrix facultas esse ostendebatur, quae<text:line-break/>meo sane judicio et crisim in morbis efficit, atque propterea<text:line-break/>optimae fiunt crises quum jam omnia in animantis corpore<text:line-break/>concocta luerint. Praevenire autem crisim, sic enim Hip-<text:line-break/>pocrates appellare consuerit, malum est, nam utilis simul<text:line-break/>cum iis quae laedunt, excernuntur, fitque hoc natura luci-<text:line-break/>tata vel ab exteriore quodam, vel ab iis quae in ipso corpore<text:line-break/>continentur. Extrinsecus igitur est medicus qui parum<text:line-break/>recte qnippiam fecerit, aeger, famuli atqueallia, quae pro-<text:line-break/>prie exteriora nominantur, lu ipso autem corpore </text:span><text:span text:style-name="T38">funt</text:span></text:p>
      <text:p text:style-name="P8"><text:span text:style-name="T22">morbi ipsi eorumque causae et accessiones. Considera jam<text:line-break/>mihi tale, quid in natura accidisse, . quod hominibus infirmis<text:line-break/>contigit,' qui </text:span><text:span text:style-name="T22">a </text:span><text:span text:style-name="T22">fortioribus quibusdam intempestive, ad con-<text:line-break/>gressum irritati, imparati, pugnando superantur. Quin-<text:line-break/>etiam onus deponere quis volens interdum vel invitus .cum<text:line-break/>eo concidit.' Item vehementius quis currens, deinde sc<text:line-break/>ipsum retinere, nequiens, iuvitus in </text:span><text:span text:style-name="T47">coii</text:span><text:span text:style-name="T22"> vallem delatus est.<text:line-break/>Omnia haec. exempla sunt malarum criseom, de quibus in<text:line-break/>opere de crisibus copiofius dicturi fumus. Sed nunc quo-’<text:line-break/>que necessarium dicetur, quum instituerim, quidnam verbo<text:line-break/></text:span><text:span text:style-name="T3">προεκρη/ννσθαι </text:span><text:span text:style-name="T22">Hippocrates sibi velit interpretari. Elenin</text:span><text:span text:style-name="T69">1<text:line-break/></text:span><text:span text:style-name="T22">fieri non, potest- ut qui de diebus decretoriis qnippiam re-<text:line-break/>ferre aggressus sit, nihil de crisi etiam dicat,. vel qui de<text:line-break/>crisi doceat, non etiam </text:span><text:span text:style-name="T22">de </text:span><text:span text:style-name="T22">diebus decretoriis verba faciat.<text:line-break/>Verum sermo ad propositam institutionem semper revocan-<text:line-break/>dusest, et tantam adhaerentium mentionem' facere oportet; -<text:line-break/>quanta necessaria esse videtur.-Unum jam er illis, quae na-<text:line-break/>turam stimulant et veluti provocant, accessio est, nullam</text:span></text:p>
      <text:p text:style-name="P7"><text:span text:style-name="T22">quietem nec moram concedens, verum incitans movensque<text:line-break/>et veluti dixeris pugnam indicens. Unde acutorum mor-<text:line-break/>borurn in diebus imparibus judicium contingit, in his enim<text:line-break/>et accessiones funt. Quae igitur causa sit, ob quam in acu-<text:line-break/>tis morbis tertio quoque die plurimum accessiones fiant, lu<text:line-break/>longis autem vel quotidie, vel quarto quoque die, non<text:line-break/>promptum est invenire, nec in praesentia disquirere necessa-<text:line-break/>rium, quod vere sic eveniunt, apparet, et ad praesentia<text:line-break/>rationem ex principio habet; si enim ponamus, ut etiam ap-<text:line-break/>paret, fecunda ab initio accessio ad tertium diem delabetur,<text:line-break/>• tertia ad quintum, quarta ad septimum, quinta ad nonium,<text:line-break/>omnes autem in impares incidunt. Quum ergo natura non<text:line-break/>convenienti semper tempore de morbis decernat, scd conci-<text:line-break/>tata plerumque alias ah aliis causis, a quibus accessio in mor-<text:line-break/>bis acutis maxime continua redditur, ostensa vero est ini<text:line-break/>impares incidere, in imparibus acutorum iuorboriim plu-<text:line-break/>rima judicia fieri ratio est, non quod dies ipsi primariam</text:span></text:p>
      <text:p text:style-name="P8"><text:span text:style-name="T22">decernendi virtutem' habeant, semper enim huic animum<text:line-break/>adhibere oportet, ied quia per accidens aliquod sic eveniat.<text:line-break/>Praedixi autem, opinor, manifesto jam hoc accidens, siqui-<text:line-break/>dem ratione qua morborum judicia frequentissime lu acces-<text:line-break/>sionibus accidunt, hae autem lu dies impares incidunt , lea-<text:line-break/>dem lu morbis acutis imparibus diebus crises contingunt.<text:line-break/>At si dierum numerus ipse decernendi facultatem haberet,<text:line-break/>non frequenter diebus imparibus, raro paribus, verum<text:line-break/>perpetuo imparibus., nunquam paribus de acutis morbis ju-<text:line-break/>dicium fieri oporteret. . Neque enim septimi vel quarti nu-<text:line-break/>merus crisis auctor est; sed quod luna innovante et immu-<text:line-break/>tante terrena, motuum quoque ciceuitus ad hos principes<text:line-break/>numeros venire contingat, merito lu ipsis tauqnarn stata al-<text:line-break/>terationum tempora luveniuntur. Quippe non a numeris,<text:line-break/>scd aduna mutationes terrenis adveniunt, at quum trrmotu<text:line-break/>mutans consistat, tempus mutationibus, necessario conjun--<text:line-break/>ctum est, quare etiam numerus necessario. Non igitur</text:span></text:p>
      <text:p text:style-name="P8"><text:span text:style-name="T22">quod omnis parmunerus foeminam, impar masculum rese-<text:line-break/>rat, acutorum judicia imparibus diebus accidunt, neque<text:line-break/>enim impar absolute pari fortior est, neque, fi fortior, jam<text:line-break/>foemininus imbecillior, neque, fi foemininus quidem hic,<text:line-break/>masculus alter fit, acutos morbos in masculis numeris judi-<text:line-break/>cari, diuturnos in foemrninis, rationi consentaneum esu<text:line-break/>Omnia siquidem quae de numerorum virtute nugantur tam<text:line-break/>facile absurda' esse deprehendimus, ut mihi subinde mirari<text:line-break/>subeat, an Pythagoras ille, ita et simul sapiens esset vir et<text:line-break/>simul tantum posse numeros existimaret. Atque nunc ad-<text:line-break/>versus ipsos etiam nobis nugari non vacat, nam fatis est ad<text:line-break/>rem institutam terrena lunam alterare et in septimanis po-<text:line-break/>tissimum magnas parere mutationes, post in quaternariis ex-<text:line-break/>iguas, ad haec crisim accessione pIurimum indigere, item<text:line-break/>accessiones tertio quoque die .in morbis acutis evenire, his<text:line-break/>etenim positis acutos morbos in imparibus diebus magis ad<text:line-break/>judicium tendere necessitas erit. Hujus rei gratia tertius et</text:span></text:p>
      <text:p text:style-name="P8"><text:span text:style-name="T22">quintus merito decernunt, non ex lunari circuitu decer-<text:line-break/>nendi potentiam sortiti, sed vel quod violentiam accessionis<text:line-break/>tertius crisimquarto die futuram praevertet, vel et per Jo—<text:line-break/>vem, quod natura dum quarto die lassa nec incitata conquie-<text:line-break/>scit, quinto ad judicium commoveatur; nam hic quam vere<text:line-break/>decretorius magis' paulo tardare ridetur, tertius paulo ma-<text:line-break/>gis anticipare conspicitur, atque ambo, crisim obtinuisse,<text:line-break/>quod viciui ambo vere decretorio accessiones susceperint.<text:line-break/>Jam vero et nonus inter duos decretorios septimum et unde-<text:line-break/>cimum medius, vel non factum in septimo die judicium, vel<text:line-break/>undecimo futurum, ipsc sibi vendicat, rarius quidem septimi,<text:line-break/>saepe undecimi crisim assumit.. Etenim septimi diei pro-<text:line-break/>pria crisis non ad nonum, modo pauci errores com-<text:line-break/>missi sint, unquam pervenerit,' sed hoc in libris de crisibus<text:line-break/>declarabimuus , undecimi vero, e contrario, qnurn et exacte<text:line-break/>omnia gesta sint, et violenta noni diei accessio invadat.<text:line-break/>Porro propter accessionum vehementias hujusmodi coluri-</text:span></text:p>
      <text:p text:style-name="P8"><text:span text:style-name="T22">dere dies clarissime demonstratur, quod videlicet in diutur-<text:line-break/>nis morbis non similiter evenit. Sicut enim accessionum<text:line-break/>vehementia; ita dierum qttoque colucidentium numerus in<text:line-break/>illis exolvitur. Adeo autem sane violenti quid habet vehe-<text:line-break/>mentia accessionis ad crisim, ut in omnibus sere diebus per-<text:line-break/>acutos judicari ridere liceat; nam ultimus ipsorum dies, qni<text:line-break/>est septimus, judicandi vim obtinet, et ante hunc,non quartus<text:line-break/>modo , sed et tertius et quintus et sextus crises quandoque<text:line-break/>excipiunt. Quin et de primo an decernet, ut dicebatur,<text:line-break/>quaesitum esu Reliquus itaque secundus ordine decreto.-<text:line-break/>rio indubie elapsus est,, sit autem, </text:span><text:span text:style-name="T47">si vis; et primus; sed ter-<text:line-break/>tius, quartus, quintus,</text:span><text:span text:style-name="T22"> fextus, scptimus omnes decernunt.<text:line-break/>Ac omnes dies post morbi principium in peracutis propter<text:line-break/>accessionum vehementiam decernere videntur. Ergo sextus<text:line-break/>etiam, </text:span><text:span text:style-name="T22">etsi </text:span><text:span text:style-name="T22">nec inter decretorios, qui circuitu constat, nec<text:line-break/>impari numero ascribatur, tamen et ipse persaepe decernit,<text:line-break/>quoniam intra peracutorum terminum continetur. Universi</text:span></text:p>
      <text:p text:style-name="P8"><text:span text:style-name="T22">autem tales morbi alterum duorum habent, vel synochum<text:line-break/>febrem, ita enim appellant quae a prima constitutione<text:line-break/>eundem tenorem fine manifesta declinatione ad crifim usque,<text:line-break/>uti diximus, servat, vel febrem aliam, quae essi manifestas<text:line-break/>habeat declinationes et accessiones, </text:span><text:span text:style-name="T3">ηθη </text:span><text:span text:style-name="T22">tamen tertio quo-<text:line-break/>que die manifestas tantum habet, verum in ipsorum dierum<text:line-break/>quoque mediis, quemadmodum et sernitertiana. Proinde<text:line-break/>prima peracutorum disterentia veIut una quaedam est ac-<text:line-break/>cessio, quamobrem nihil, quantum ad accessionem pertinet,<text:line-break/>impures paribus praestabunt, quum scbris singusis diebus<text:line-break/>aequalis existat. Secunda etsi per triduum magnas habeat<text:line-break/>accessiones et veluti principia circuituum, tamen medius'<text:line-break/>ipsorum dies tantam et ipse in peracutis morbis accessionem<text:line-break/>frequenter affert, ut etiam magnis aliorum quorundam mor-<text:line-break/>borum accessionibus nihilo fit inferior. Quum igitur mor-<text:line-break/>bus veIut ad septimum festinat et fecundum ipfius nationem<text:line-break/>in eodem judicandus est, mediae vero accessionis magnitudo<text:line-break/>naturam ad crisim ante suum tempus venire compellit, vel</text:span></text:p>
      <text:p text:style-name="P7"><text:span text:style-name="T22">extrinsecus aliquid evenit ipsam irritans</text:span><text:span text:style-name="T22">, </text:span><text:span text:style-name="T22">sic crisis sexto die<text:line-break/>paerumpet. Atque haec tanto pejor est ea, quae septimo<text:line-break/>futura erat, quanto magis ipsam praevertit. Pessima vero<text:line-break/>crisis secundum aliam rationem sexto die accidit, quam in<text:line-break/>opere de crisibus plenius enarrabimus</text:span><text:span text:style-name="T22">, </text:span><text:span text:style-name="T22">quippe ad illud pro-<text:line-break/>prie pertinet bona malaque judicia distinguere, hic tantum<text:line-break/></text:span><text:span text:style-name="T22">\ </text:span><text:span text:style-name="T22">de diebus decretoriis disserere statuimus. Sed quia semel<text:line-break/>de sexto die universa dicere paravimus, hoc quoque adhuc<text:line-break/>summatim adjungemus. Invadunt quidam morbi secundum<text:line-break/>diem primo graviorem habentes, quartum tertio et totas ac-,<text:line-break/>cessiones in diebus paribus, qui longorum quidem morbo-<text:line-break/>rum naturam, quemadmodum in commentariis de crifibus<text:line-break/>ostendemus, habent, judicium tamen praevertunt ut acuti,<text:line-break/>propter accessionis vehementiam, hi etiam in secundo die<text:line-break/>luterficiunt et quarto, sed sexto plurimos. Etenim in se-<text:line-break/>cundo die natura quodammodo valida adhuc est, item in<text:line-break/>quarto adhuc valida magis quam </text:span><text:span text:style-name="T47">in</text:span><text:span text:style-name="T22"> sexto, sed nondum in<text:line-break/>certamen venire audet, at lu sexto accessionis vehementia</text:span></text:p>
      <text:p text:style-name="P8"><text:span text:style-name="T22">frequenter eam ad certationem provocat. Quare alterum e<text:line-break/>duobus sustinet, vel in ea concidit-et prius quam quae offen-<text:line-break/>dunt excreverit, extinguitur, veI plurimum ex eis p‘ro-<text:line-break/>pulsat, reliquum vero adhuc non potest, verum imbecilla<text:line-break/>et defatigata prorsus cadit et languida jacet. Deinde fi quo--<text:line-break/>modo postero tempore recreari ac refici potu erit, paulatim<text:line-break/>morbum concoquit, quod simorbi reliquiae ejus robore ma-<text:line-break/>jores sint, tam diu aeger supernivet, quamdin natura adhuc<text:line-break/>sirfficere potest, morietur tamen postea. Jam vero de diebus<text:line-break/>coincidentihus abunde dictum est.</text:span></text:p>
      <text:h text:style-name="Heading_20_2" text:outline-level="2">Cap. IX.</text:h>
      <text:p text:style-name="P152"><text:span text:style-name="T22">Cur autem et vigesimus et vigesimuspri-<text:line-break/>mus, multo magis vigesimus decernat, explicabo. Primum<text:line-break/>quoniam hujusmodi morbus diuturnus jam est, ipsas accessio-<text:line-break/>nes dies pares excipiunt, deinde quod septimana non inte-<text:line-break/>gris, scptem diebus constet, veluti prius expositum est, novit<text:line-break/>hoc quoque Hippocrates. Quum enim dixisset in opere<text:line-break/>prognostico v </text:span><text:span text:style-name="T47">Hi ergo ex acutlsisimis morbis per quatuor in<text:line-break/>viginti ex additione perveniunt,</text:span><text:span text:style-name="T22"> ilis sidrjungit; </text:span><text:span text:style-name="T47">Vorum hu-</text:span></text:p>
      <text:p text:style-name="P8"><text:span text:style-name="T47">jusmodi supputatio per integros dies nimirum fieri non po~<text:line-break/>tesi</text:span><text:span text:style-name="T47">, </text:span><text:span text:style-name="T47">quippe quum nec annus, neo menses ipsi integris die-<text:line-break/>bus numerari postsint.</text:span><text:span text:style-name="T22"> Ut igitur annus ad trecentos sexa-<text:line-break/>gintaquluque dies particulam diei majorem quarta adjectam<text:line-break/>habet, tum mensis ad triginta dies absolvendos unius dimi-<text:line-break/>dium desiderat, sic </text:span><text:span text:style-name="T22">et </text:span><text:span text:style-name="T22">septimana sexta maxime diei parte,<text:line-break/>ut septem integros habeat; indigeti Quarnobrem fit ut tres<text:line-break/>septimanae no.n unum et viginti dies integros, sed minus<text:line-break/>fere tota dimidia parte unius consequantur. Ob quod etiam<text:line-break/>numerum hujusmodi non magis viginti quam uni et viginti<text:line-break/>diebus vicinum utrique. parti invenire videas.' Nam quum<text:line-break/>totus lunaris circuitus septem et viginti diebus et adhuc ter-<text:line-break/>tia unius parte abiolvatm, ideoque septimana quaelibet se-<text:line-break/>tem diebus minus sextante constet,'tres septimanae viginti<text:line-break/>dies et dimidiumhabebunt, lgitur vigesimus exactam pe-<text:line-break/>riodum propinquam sibi vindicat; quoniam tales.jam morbi<text:line-break/>diuturni evadent et accessiones paribus diebus, accipiunt,<text:line-break/>quorum vero accessiones lu: luiparibus eveniunt; horum et</text:span></text:p>
      <text:p text:style-name="P8"><text:span text:style-name="T22">judicia ad vigesimumprimum delebuntur. Sed quoniam non<text:line-break/>solum lunae circuitus, verum </text:span><text:span text:style-name="T22">et </text:span><text:span text:style-name="T22">menstruum tempus appari-<text:line-break/>tionis virtutem quandam </text:span><text:span text:style-name="T22">in </text:span><text:span text:style-name="T22">nos </text:span><text:span text:style-name="T22">possidct, </text:span><text:span text:style-name="T22">uti prius docui-<text:line-break/>mus, ipse etenim signiferi circuitus accommodatissimus est<text:line-break/>unicuique rei propriis principiis, menstruale </text:span><text:span text:style-name="T22">vero </text:span><text:span text:style-name="T22">tempus,<text:line-break/>quo luna conspicitur, ambientem nos aerem immutans om-<text:line-break/>nibus ex aequo hominibus communem effectum ostendit.<text:line-break/>Demonstratum est autem et hoc tempus viginti et septem dies<text:line-break/>propemodum confluere, ideoqne septimana ejus minor ad-<text:line-break/>huc prius dicta merito evadet. Sive enim a triginta tres<text:line-break/>illos qui circa coitionem sunt dies, lu quibus nihil adhuc<text:line-break/>de aere decernitur auferre cogites,' sive a vigintinovem et<text:line-break/>dimidio, reliquum tempus quo luna m'anisestum de se lumen<text:line-break/>praebet, .priore modo feptem </text:span><text:span text:style-name="T47">et viginti dies, altero viginti-<text:line-break/>sex</text:span><text:span text:style-name="T22"> et dimidium habpbiti Quoniam ergo mutationes corpo-<text:line-break/>ribus nostris accidere diximus quasdam proprias, quasdam<text:line-break/>cominunes,..proprias, quae tanquam ad propria principia<text:line-break/>spectent; communes, quae ad communem ambientis usum.</text:span></text:p>
      <text:p text:style-name="P8"><text:span text:style-name="T22">in idem autem utrosque lunae circuitus fieri contingit, et<text:line-break/>communes propriis paulo breviores esse. Atque sic jam ex<text:line-break/>septimanae numero quippiam auferetur. Nam quum pro-<text:line-break/>priae communis admisceatur, sitque paulo brevioris tempo-<text:line-break/>ris, ita quosque aliquid de septimanae numero confringi et<text:line-break/>veluti in medio quodam proprii et communis consistere<text:line-break/>necesse est; voco autem, proprium, qui ex Zodiaci circuitu<text:line-break/>proficiscitur, nam </text:span><text:span text:style-name="T22">is</text:span><text:span text:style-name="T22">'cuique nostrum virtutem affert, com-<text:line-break/>munem, qui ex circuitu meultruo fit, quem supra recensni<text:line-break/>nequaquam septem et viginti dierum esse. Nam si a men-<text:line-break/>strui tempore exacto, quod ad triginta dies integros unius di-<text:line-break/>midium maxime requirere dicebatur, tres qui circa' coitum sunt<text:line-break/>dies ademeris, reliqui videlicet vigintiscptem minus diei dimidio<text:line-break/>erunt. Itaque hoc tempus non meusiruale totum insieptimanas<text:line-break/>dividitur. Quare commune tempus septimanae quod aerem im-<text:line-break/>mutat, minus erit eo, quod singulis est proprium, quanquamet<text:line-break/>hoc virtutem habere dicebatur ideoque nonnihil ex alterius<text:line-break/>septimanae tempore confringere, ut medium utriusque tem-</text:span></text:p>
      <text:p text:style-name="P8"><text:span text:style-name="T22">pus, quod velut mixtum ex’eis est, plus sexta parte feptima-<text:line-break/>nae demat. Ac exactam quidem vel mixturam vel abla-<text:line-break/>tionem deus tantum novit, quantum vero humana conje-<text:line-break/>ctura assequi licet, praestat circuitum earum communem<text:line-break/>medium inter .utrasque collocari. ' Quum ergo apparitionis<text:line-break/>manifestae et essioacis tempus fit dies vrgesimusfextus et dimi-<text:line-break/>dius. Zodiaci vero circuitus expleant vigintifeptem dies cum<text:line-break/>tertia unius parte, liquet medium ipforum fore nigefimUm-<text:line-break/>fextum diem,! ad haeo dimidium et tertiam maxime duodeci-<text:line-break/>mam unius diei partem, siquidem ubi utroque tempore con-<text:line-break/>juncto dimidium acceperis, medium ipsum invenies. At<text:line-break/>hoc tempus medium a viglutifeptem diebus duodecima<text:line-break/>maxime unius diei parte deficit, quia fi in quatuor ipsum<text:line-break/>dividas, exactum septimanae tempus offendes, non sexta .<text:line-break/>modo unius diei parte, sed etiam majore mutilum. Surna-<text:line-break/>tur enim ex vigintisex diebus et dimidio tertia et ex duode-</text:span></text:p>
      <text:p text:style-name="P150"><text:span text:style-name="T22">cim quarta pars, erit autem tempus dierum fex dimidii<text:line-break/>quinta pars, et particulis aliis minoribus iusuper adjectis,<text:line-break/>quae sunt sexagesima prima, dein centefinra vigesima, dn-<text:line-break/>centesima quadragesima. Idem tempus </text:span><text:span text:style-name="T47">et</text:span><text:span text:style-name="T22"> hoc dici possit die-<text:line-break/>rum fex et dimidii et sextae partis diei vigesimae quartae et<text:line-break/>quadragefimaeoctavae, Abest. autem hujusmodi tempus a<text:line-break/>septem, diebus unius diei quadrante, et si exacte computes,<text:line-break/>sexagesima parte, centesima vigesima et ducentesima quadra-<text:line-break/>gesima. Quae quum ita se habeant, tres septimanae viginti<text:line-break/>diebus et sexta unius diei parte comprehendentur. Proinde<text:line-break/>si hunc in modum exacte rationem lueamus, trium scptirna-<text:line-break/>narum numerus paululum viginti dies excedet, atque his<text:line-break/>multo magis quam viginti et uni erit proprius. Jam sane<text:line-break/>ostendi secundum rerum veritatem et Hippocratis iententiam,<text:line-break/>nullam horum supputationem per dies integros fieri posse,<text:line-break/>hoc est absolute citraque divisionem, neque septimanam ne-<text:line-break/>que quaternarium neque mensem neque annum neque alium<text:line-break/>quelnvis numerum. .<text:tab/>•</text:span></text:p>
      <text:h text:style-name="P4" text:outline-level="2">Cap. X.</text:h>
      <text:p text:style-name="P152"><text:span text:style-name="T22">Qui jam disputationis hujus subtilitati suc-<text:line-break/>censet, </text:span><text:span text:style-name="T22">ac </text:span><text:span text:style-name="T22">difficilem eam existimat, hunc nemo ipsam ad-<text:line-break/>discere cogit, verum primus hujus operis liber ei sufficit.<text:line-break/>Quod si quis non admodum segnis fuerit, secundum quoque<text:line-break/>adjiciat, a tertio autem abstineat. Nos siquidem haec paucis<text:line-break/>plane iisque invito scripsisse affirmanus. Vos 0 dii im-<text:line-break/>nrortales novistis, vos in testimonium voco, haec me </text:span><text:span text:style-name="T47">ami-<text:line-break/>corum</text:span><text:span text:style-name="T22"> qnorundam precibus vehementer adactum scriptis<text:line-break/>mandasse.</text:span></text:p>
      <text:h text:style-name="Heading_20_2" text:outline-level="2">Cap. XI.</text:h>
      <text:p text:style-name="P152"><text:span text:style-name="T22">Nam stulti nimirum essemus, si hujus-<text:line-break/>modi sermonem vulgo convenire arbitremur, quoniam illi<text:line-break/>unitatem matris expertem, dualitatem numerum inaudire<text:line-break/>suavius est, et alia ratione unitatem formam esse, dualita-<text:line-break/>tenr materiam infinitam, deinde trinitatem absolutam liar-<text:line-break/>moniam, vel persectum numerum et primum aut solidum<text:line-break/>aut planum. Quicquid enim in mentem ipsis venit dicunt,<text:line-break/>alii aliud, et Minervam aliquem, numerum appellant, al-<text:line-break/>terum Dianam, alium Apollinem. Quemadmodum 'igitur</text:span></text:p>
      <text:p text:style-name="P8"><text:span text:style-name="T22">hoc non ignoramus, ita dicere dedignamur, quum nullam<text:line-break/>demonstrationem scientificam hujusmodi placitis adducere<text:line-break/>queamus. Et amicis frequenter ipsa re ostendimus </text:span><text:span text:style-name="T47">hujus-<text:line-break/>modi</text:span><text:span text:style-name="T22"> frigidis sermonibus utendi, sive quemvis numerum lau-<text:line-break/>dare, sive reprehendere voluerit, proclive esse. Nam pe-<text:line-break/>riculum est ne eo stupiditatis (veniant, vel de alio quovis<text:line-break/>dixerint, non consenti folis hujusmodi ineptiis, addant<text:line-break/>Plejades septem et utramque ursam septistellarn, etenim sic<text:line-break/>nominant, imo et Thebarum septiportarurn meminerunt.<text:line-break/>At quid ad rem propositam spectat, li Plejades septem sint,<text:line-break/>Dionem laterali morbo laborantem septimo die de morbo<text:line-break/>judicium sullinisse? etenim alias nono, alias decimo die cri-<text:line-break/>sim habuit; .Quid autem similitudinis est, si septem Nili<text:line-break/>sint ostia; Theonem pulmonis vitio aegrotantem septimo<text:line-break/>die judicatum fuisse? nam aliquando quarto, interdum<text:line-break/>quinto, morbi judicium accepit. Verum ut in aliis omnibus<text:line-break/>duplex vitii eujusque ac pravitatis natura est, excessus et</text:span></text:p>
      <text:p text:style-name="P8"><text:span text:style-name="T22">desectus, ita hic quoque. Nonnulli eos qui veri talem de<text:line-break/>septimana dicere conantur, prorsus adversanto, quippe qni<text:line-break/>sermonem quemlibet summo odio profequuntur. Nonnulli<text:line-break/>in tantam nugacitatem incidunt ut etiam ea quae ad rem<text:line-break/>nihil pertinent - commemorent. Utrique, </text:span><text:span text:style-name="T47">nrfae,</text:span><text:span text:style-name="T22"> inquiunt,<text:line-break/>septem stellaefunt. .Primum sane verum non </text:span><text:span text:style-name="T47">eft, fed</text:span><text:span text:style-name="T22"> hoc<text:line-break/>extremam eorum inscitiam coarguit. Esto jam verum, sed<text:line-break/>neque Bootes , neque qui per ipsas ursas trausit draco sie-<text:line-break/>ptem stellas obtinet. Pari modo nec’engonafis nec corona<text:line-break/>nec- ophiuchus nec cancer vel leo, nec omnino ullum ex<text:line-break/>duodecim signis, in quibus planetae feruntur, essi illa ter-<text:line-break/>rena exornare' atque etiam disponere non astronomis modo,<text:line-break/>fed etiam philosophis clarissimis in consesso habetur.<text:line-break/>Quamobrem nec recipiendi sunt,nugatores, nec cogendi, qui<text:line-break/>hujusmodi speculationem femper resugiunt.</text:span></text:p>
      <text:h text:style-name="Heading_20_2" text:outline-level="2">Cap. XII.</text:h>
      <text:p text:style-name="P152"><text:span text:style-name="T22">A me itaque veritatem ipsum quantum<text:line-break/>homini licet inventam esse puto, quam quidem et Hippo-,</text:span></text:p>
      <text:p text:style-name="P8"><text:span text:style-name="T22">crates prius cognoverat, sicut et praescriptis verbis indica-<text:line-break/>vit, vulgare autem medicorum genus prae segnitie eam' sub-<text:line-break/>ticuit. Eninrvero nec aliud quippiam ab Hippocrate frustra<text:line-break/>scriptum invenio nec illud, quod </text:span><text:span text:style-name="T47">ulla horum computatio<text:line-break/>totis diebus sieri nequit.</text:span><text:span text:style-name="T22"> Atque principium non astrono-<text:line-break/>mis tantum, vel naturalibus philosophis, scd agricolis quo-<text:line-break/>que et nautis, hominibusque omnibus receptum assumi, lu-<text:line-break/>nani videlicet terresseem plagam veluti hyparchurn quendam<text:line-break/>magni regis solis gubernare. Hujusce circuitus dies de-<text:line-break/>cretorios sequi monstravimus, ad haec coinridentium dierum<text:line-break/>causas indicavimus, item cur tres septimanas ad vigesimum,<text:line-break/>non ad vigesimum primum, potius Hippoerates voluerit de-<text:line-break/>ducere. Caeterum his demonstrantis nullum adhuc nego-<text:line-break/>tium est invenire quare primam septimanam a secunda se- .<text:line-break/>paret, hanc autem tertiae conjungat. Neque enim secun-<text:line-break/>darn primae, crisi ad quartumdecimum diem perveniente, con-<text:line-break/>jungere ratio postulabat,neque tertium a secunda'removere</text:span></text:p>
      <text:p text:style-name="P8"><text:span text:style-name="T22">quum vigesimus magis quam vigesimusprimus judicia exci-<text:line-break/>piat. Quoniam, vero inter septimanas ipsas duae quidem<text:line-break/>primae separantur, tertia vero copulatur, perspicuum est<text:line-break/>quaternarios quoque nonnullos necessario conjungi alios, </text:span><text:span text:style-name="T22">se-<text:line-break/></text:span><text:span text:style-name="T22">parari. Itaque secundus quaternarius et primus conjungentur,<text:line-break/>quod unius septimanae primae bibariam divisae particula<text:line-break/>uterque sit, tertius a secundo disjungetur, quoniam et sc-<text:line-break/>tpimana secunda a priore separata esu Tertius; autem quarto<text:line-break/>copulabitur, quoniam secundae septimanae uterque parti-<text:line-break/>cula est. Hic itaque rursum quartus propter tertiam septi-<text:line-break/>manam secundae conjunctam quinto copulabitur. Adjun-<text:line-break/>getur etiam sextus quaternarius quinto, in decimoscptimo<text:line-break/>die, tanquam tertiae septimanae pars uterque existens.</text:span></text:p>
      <text:h text:style-name="Heading_20_2" text:outline-level="2">Cap. XIII.</text:h>
      <text:p text:style-name="P152"><text:span text:style-name="T22">Quapropter ad bonam nictus rationem<text:line-break/>instituendam utilissimum est judicii tempus praecognoscere,<text:line-break/>iram vero acutum, vel diuturnum, veI esto modo morbum</text:span></text:p>
      <text:p text:style-name="P8"><text:span text:style-name="T22">nominare conveniat, qni vigesimo die verbi gratia judiean-<text:line-break/>dus est, id nihil aegro praesidii assert; potest enim quispiam<text:line-break/></text:span><text:span text:style-name="T22">ne </text:span><text:span text:style-name="T22">locutus quidem, imo qui nec prorsus cogitaverit, quinam<text:line-break/>ipsc vocandus sit, probam nictus legem aegro instituere,<text:line-break/>modo niliil ex aliis praeterierit, quae huc conferre riden-<text:line-break/>tur. Jam sane veritatem simul et utilitatem exposui; sophi-<text:line-break/>sticarum autem nugarum finis jam esto, post haec ostenden-<text:line-break/>tibus nobis hoc in loco quantum pleriqne medici ea quae<text:line-break/>conveniant ignorent. Putant eniur acutum vocari mor-<text:line-break/>bunr qui celeriter judicatur, contrarium hujus diuturnum.<text:line-break/>At; veritas non isa habet: est siquidem morbus quidem brevi<text:line-break/>tempore durans, non tamen omnino acutus. Huic contra-<text:line-break/>rius est morbus diuturnus, veI multo tempore durans, vel<text:line-break/>quomodocunque aliter quis vocare ‘ipsum malit; acuto, alia<text:line-break/>morbi natura nullum proprium nomen sortita, opposita est,<text:line-break/>idque merito evenit; nam acuti morbi, qui, ut Archigenes<text:line-break/>quidem describebat, cum velocitate est pericuiofus, 'ni Hip-</text:span></text:p>
      <text:p text:style-name="P8"><text:span text:style-name="T22">pocrates autem, cum febre continua evenit; accidens'neces-<text:line-break/>sario erit ut celeriter judicetur, etenim ex motus specie acu-<text:line-break/>tus'nuncupatur, Quiescere autem celeriter ipsi est necesse,<text:line-break/>'ut qui ad proprium finem properet nam idem est celeriter<text:line-break/>moveri ac ad terminum confluere. Erit jam omnino brevis<text:line-break/>'temporis, alia tamen atque alia ratione et acutus et brevis<text:line-break/>temporis dicetur </text:span><text:span text:style-name="T22">; </text:span><text:span text:style-name="T22">nam propter motus celeritatem acutus,<text:line-break/>quod vero diu morari is qui celeriter-movetur non potest,,<text:line-break/>brevis'temporis appellabitur. At ei adest alia morbi natura,<text:line-break/>multae siquidem febres diariae ex frigore quodam, vel ad-<text:line-break/>ustione partium exteriorum,'veI labore brevi, vel vigilia,<text:line-break/>vel trlltitia, vel ebrietate, vel ira, vel id genus similibus,<text:line-break/>proveniunt, parvae .simul- et breves et periculis prorsus va-<text:line-break/>cuae, atque nemo lias vel idiota , vel medicus acninm mor--<text:line-break/>bum vocare consuevit. Itaque acutus a brevi morbo his<text:line-break/>signis nianiscste distinctus esi, tardus autem </text:span><text:span text:style-name="T69">:</text:span><text:span text:style-name="T22">cuni diuturno</text:span></text:p>
      <text:p text:style-name="P8"><text:span text:style-name="T22">consusus est, quanquam non eundem notionem obtinet, si-<text:line-break/>quidem acutus tardo, exigui temporis, diuturno oppositus<text:line-break/>esu Omnis ergo, acutus plane exigui temporis, morbus est<text:line-break/>et omnis diuturnus necessario tardus, non tamen ni brevis<text:line-break/>temporis, acutus statim est, neque si tardus, longi tempo-<text:line-break/>ris. </text:span><text:span text:style-name="T22">'. </text:span><text:span text:style-name="T22">Proinde ex tali immutatione non admodum manifesta<text:line-break/>compluribus medicis, non appellationes tantum, sed rerum<text:line-break/>quoque ipsarum dignotiones confusae suerun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Microsoft Sans Serif" fo:font-size="12pt" style:rfc-language-tag="la-001" fo:language="la" style:letter-kerning="false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Microsoft Sans Serif" fo:font-size="12pt" style:rfc-language-tag="la-001" fo:language="la" style:letter-kerning="false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Microsoft Sans Serif" fo:font-family="'Microsoft Sans Serif'" style:font-family-generic="roman" style:font-pitch="variable" fo:font-size="12pt" fo:letter-spacing="normal" style:rfc-language-tag="la-001" fo:language="la" fo:background-color="transparent" style:font-name-asian="Microsoft Sans Serif1" style:font-family-asian="'Microsoft Sans Serif'" style:font-family-generic-asian="system" style:font-pitch-asian="variable" style:font-size-asian="12pt" style:rfc-language-tag-asian="la-001" style:language-asian="la" style:font-name-complex="Microsoft Sans Serif1" style:font-family-complex="'Microsoft Sans Serif'" style:font-family-generic-complex="system" style:font-pitch-complex="variable" style:font-size-complex="12pt" style:rfc-language-tag-complex="la-001" style:language-complex="la" style:text-scale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>
      <style:text-properties fo:color="#000000" loext:opacity="100%" style:font-name="Microsoft Sans Serif" fo:font-family="'Microsoft Sans Serif'" style:font-family-generic="roman" style:font-pitch="variable" fo:font-size="12pt" fo:letter-spacing="normal" style:rfc-language-tag="la-001" fo:language="la" fo:background-color="transparent" style:font-name-asian="Microsoft Sans Serif1" style:font-family-asian="'Microsoft Sans Serif'" style:font-family-generic-asian="system" style:font-pitch-asian="variable" style:font-size-asian="12pt" style:rfc-language-tag-asian="la-001" style:language-asian="la" style:font-name-complex="Microsoft Sans Serif1" style:font-family-complex="'Microsoft Sans Serif'" style:font-family-generic-complex="system" style:font-pitch-complex="variable" style:font-size-complex="12pt" style:rfc-language-tag-complex="la-001" style:language-complex="la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0.635cm" fo:margin-right="0.63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aleni opera omnia / vol. 9</dc:title>
    <meta:initial-creator>Galien</meta:initial-creator>
    <meta:generator>LibreOffice/7.2.1.2$Linux_X86_64 LibreOffice_project/20$Build-2</meta:generator>
    <dc:date>2021-10-30T16:17:08.641594792</dc:date>
    <meta:editing-duration>PT42M26S</meta:editing-duration>
    <meta:editing-cycles>8</meta:editing-cycles>
    <meta:document-statistic meta:table-count="0" meta:image-count="0" meta:object-count="0" meta:page-count="941" meta:paragraph-count="1737" meta:word-count="135505" meta:character-count="931521" meta:non-whitespace-character-count="797695"/>
  </office:meta>
</office:document-meta>
</file>